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023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2.32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7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7" calcext:value-type="float">
            <text:p>1012007</text:p>
          </table:table-cell>
          <table:table-cell office:value-type="float" office:value="0" calcext:value-type="float">
            <text:p>0</text:p>
          </table:table-cell>
          <table:table-cell office:value-type="float" office:value="0.3246609" calcext:value-type="float">
            <text:p>0.3246609</text:p>
          </table:table-cell>
          <table:table-cell office:value-type="float" office:value="0" calcext:value-type="float">
            <text:p>0</text:p>
          </table:table-cell>
          <table:table-cell office:value-type="float" office:value="1040.997" calcext:value-type="float">
            <text:p>1040.997</text:p>
          </table:table-cell>
          <table:table-cell office:value-type="float" office:value="0.2465887" calcext:value-type="float">
            <text:p>0.2465887</text:p>
          </table:table-cell>
          <table:table-cell office:value-type="float" office:value="21.9651" calcext:value-type="float">
            <text:p>21.9651</text:p>
          </table:table-cell>
          <table:table-cell office:value-type="float" office:value="0.1481277" calcext:value-type="float">
            <text:p>0.1481277</text:p>
          </table:table-cell>
          <table:table-cell office:value-type="float" office:value="0.3180323" calcext:value-type="float">
            <text:p>0.3180323</text:p>
          </table:table-cell>
          <table:table-cell office:value-type="float" office:value="0.3501414" calcext:value-type="float">
            <text:p>0.3501414</text:p>
          </table:table-cell>
          <table:table-cell office:value-type="float" office:value="0.361792" calcext:value-type="float">
            <text:p>0.361792</text:p>
          </table:table-cell>
          <table:table-cell office:value-type="float" office:value="0.3673247" calcext:value-type="float">
            <text:p>0.3673247</text:p>
          </table:table-cell>
          <table:table-cell office:value-type="float" office:value="0.320781" calcext:value-type="float">
            <text:p>0.320781</text:p>
          </table:table-cell>
          <table:table-cell office:value-type="float" office:value="0.3176013" calcext:value-type="float">
            <text:p>0.3176013</text:p>
          </table:table-cell>
          <table:table-cell office:value-type="float" office:value="0.3523116" calcext:value-type="float">
            <text:p>0.3523116</text:p>
          </table:table-cell>
          <table:table-cell office:value-type="float" office:value="0.269446" calcext:value-type="float">
            <text:p>0.269446</text:p>
          </table:table-cell>
          <table:table-cell office:value-type="float" office:value="0.3242393" calcext:value-type="float">
            <text:p>0.3242393</text:p>
          </table:table-cell>
          <table:table-cell office:value-type="float" office:value="0.3759771" calcext:value-type="float">
            <text:p>0.3759771</text:p>
          </table:table-cell>
          <table:table-cell office:value-type="float" office:value="0.3916077" calcext:value-type="float">
            <text:p>0.3916077</text:p>
          </table:table-cell>
          <table:table-cell office:value-type="float" office:value="0.4622682" calcext:value-type="float">
            <text:p>0.4622682</text:p>
          </table:table-cell>
          <table:table-cell office:value-type="float" office:value="0" calcext:value-type="float">
            <text:p>0</text:p>
          </table:table-cell>
          <table:table-cell office:value-type="float" office:value="0.2135072" calcext:value-type="float">
            <text:p>0.2135072</text:p>
          </table:table-cell>
          <table:table-cell office:value-type="float" office:value="0.1137914" calcext:value-type="float">
            <text:p>0.1137914</text:p>
          </table:table-cell>
          <table:table-cell office:value-type="float" office:value="0.00001735382" calcext:value-type="float">
            <text:p>1.735382E-05</text:p>
          </table:table-cell>
          <table:table-cell office:value-type="float" office:value="9.650463E-016" calcext:value-type="float">
            <text:p>9.65046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10509" calcext:value-type="float">
            <text:p>-8.010509</text:p>
          </table:table-cell>
          <table:table-cell office:value-type="float" office:value="-0.02382317" calcext:value-type="float">
            <text:p>-0.02382317</text:p>
          </table:table-cell>
          <table:table-cell office:value-type="float" office:value="-0.01346424" calcext:value-type="float">
            <text:p>-0.01346424</text:p>
          </table:table-cell>
          <table:table-cell office:value-type="float" office:value="-0.01111902" calcext:value-type="float">
            <text:p>-0.01111902</text:p>
          </table:table-cell>
          <table:table-cell office:value-type="float" office:value="-0.01015045" calcext:value-type="float">
            <text:p>-0.01015045</text:p>
          </table:table-cell>
          <table:table-cell office:value-type="float" office:value="-0.00877224" calcext:value-type="float">
            <text:p>-0.00877224</text:p>
          </table:table-cell>
          <table:table-cell office:value-type="float" office:value="-0.007730596" calcext:value-type="float">
            <text:p>-0.007730596</text:p>
          </table:table-cell>
          <table:table-cell office:value-type="float" office:value="-0.0371215" calcext:value-type="float">
            <text:p>-0.0371215</text:p>
          </table:table-cell>
          <table:table-cell office:value-type="float" office:value="-0.3416842" calcext:value-type="float">
            <text:p>-0.3416842</text:p>
          </table:table-cell>
          <table:table-cell office:value-type="float" office:value="-0.07291231" calcext:value-type="float">
            <text:p>-0.07291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67124" calcext:value-type="float">
            <text:p>-16.67124</text:p>
          </table:table-cell>
          <table:table-cell office:value-type="float" office:value="0.005756384" calcext:value-type="float">
            <text:p>0.00575638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1739" calcext:value-type="float">
            <text:p>-2.3917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7" calcext:value-type="float">
            <text:p>2012007</text:p>
          </table:table-cell>
          <table:table-cell office:value-type="float" office:value="0" calcext:value-type="float">
            <text:p>0</text:p>
          </table:table-cell>
          <table:table-cell office:value-type="float" office:value="0.5862576" calcext:value-type="float">
            <text:p>0.5862576</text:p>
          </table:table-cell>
          <table:table-cell office:value-type="float" office:value="0" calcext:value-type="float">
            <text:p>0</text:p>
          </table:table-cell>
          <table:table-cell office:value-type="float" office:value="1040.688" calcext:value-type="float">
            <text:p>1040.688</text:p>
          </table:table-cell>
          <table:table-cell office:value-type="float" office:value="0.2942991" calcext:value-type="float">
            <text:p>0.2942991</text:p>
          </table:table-cell>
          <table:table-cell office:value-type="float" office:value="21.63706" calcext:value-type="float">
            <text:p>21.63706</text:p>
          </table:table-cell>
          <table:table-cell office:value-type="float" office:value="0.1512273" calcext:value-type="float">
            <text:p>0.1512273</text:p>
          </table:table-cell>
          <table:table-cell office:value-type="float" office:value="0.2423693" calcext:value-type="float">
            <text:p>0.2423693</text:p>
          </table:table-cell>
          <table:table-cell office:value-type="float" office:value="0.3472306" calcext:value-type="float">
            <text:p>0.3472306</text:p>
          </table:table-cell>
          <table:table-cell office:value-type="float" office:value="0.3540153" calcext:value-type="float">
            <text:p>0.3540153</text:p>
          </table:table-cell>
          <table:table-cell office:value-type="float" office:value="0.3578497" calcext:value-type="float">
            <text:p>0.3578497</text:p>
          </table:table-cell>
          <table:table-cell office:value-type="float" office:value="0.3117066" calcext:value-type="float">
            <text:p>0.3117066</text:p>
          </table:table-cell>
          <table:table-cell office:value-type="float" office:value="0.3016231" calcext:value-type="float">
            <text:p>0.3016231</text:p>
          </table:table-cell>
          <table:table-cell office:value-type="float" office:value="0.358488" calcext:value-type="float">
            <text:p>0.358488</text:p>
          </table:table-cell>
          <table:table-cell office:value-type="float" office:value="0.2697277" calcext:value-type="float">
            <text:p>0.2697277</text:p>
          </table:table-cell>
          <table:table-cell office:value-type="float" office:value="0.3246346" calcext:value-type="float">
            <text:p>0.3246346</text:p>
          </table:table-cell>
          <table:table-cell office:value-type="float" office:value="0.3758478" calcext:value-type="float">
            <text:p>0.3758478</text:p>
          </table:table-cell>
          <table:table-cell office:value-type="float" office:value="0.3914938" calcext:value-type="float">
            <text:p>0.3914938</text:p>
          </table:table-cell>
          <table:table-cell office:value-type="float" office:value="0.4621214" calcext:value-type="float">
            <text:p>0.4621214</text:p>
          </table:table-cell>
          <table:table-cell office:value-type="float" office:value="0" calcext:value-type="float">
            <text:p>0</text:p>
          </table:table-cell>
          <table:table-cell office:value-type="float" office:value="0.2021806" calcext:value-type="float">
            <text:p>0.2021806</text:p>
          </table:table-cell>
          <table:table-cell office:value-type="float" office:value="0.2252439" calcext:value-type="float">
            <text:p>0.2252439</text:p>
          </table:table-cell>
          <table:table-cell office:value-type="float" office:value="0.0002847198" calcext:value-type="float">
            <text:p>0.0002847198</text:p>
          </table:table-cell>
          <table:table-cell office:value-type="float" office:value="9.650463E-016" calcext:value-type="float">
            <text:p>9.65046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61114" calcext:value-type="float">
            <text:p>-6.761114</text:p>
          </table:table-cell>
          <table:table-cell office:value-type="float" office:value="-0.1742453" calcext:value-type="float">
            <text:p>-0.1742453</text:p>
          </table:table-cell>
          <table:table-cell office:value-type="float" office:value="-0.01424148" calcext:value-type="float">
            <text:p>-0.01424148</text:p>
          </table:table-cell>
          <table:table-cell office:value-type="float" office:value="-0.01271722" calcext:value-type="float">
            <text:p>-0.01271722</text:p>
          </table:table-cell>
          <table:table-cell office:value-type="float" office:value="-0.01191065" calcext:value-type="float">
            <text:p>-0.01191065</text:p>
          </table:table-cell>
          <table:table-cell office:value-type="float" office:value="-0.0108873" calcext:value-type="float">
            <text:p>-0.0108873</text:p>
          </table:table-cell>
          <table:table-cell office:value-type="float" office:value="-0.01196466" calcext:value-type="float">
            <text:p>-0.01196466</text:p>
          </table:table-cell>
          <table:table-cell office:value-type="float" office:value="-0.030263" calcext:value-type="float">
            <text:p>-0.030263</text:p>
          </table:table-cell>
          <table:table-cell office:value-type="float" office:value="-0.3383624" calcext:value-type="float">
            <text:p>-0.3383624</text:p>
          </table:table-cell>
          <table:table-cell office:value-type="float" office:value="-0.0720599" calcext:value-type="float">
            <text:p>-0.072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2898" calcext:value-type="float">
            <text:p>-14.02898</text:p>
          </table:table-cell>
          <table:table-cell office:value-type="float" office:value="0.006106681" calcext:value-type="float">
            <text:p>0.00610668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6021" calcext:value-type="float">
            <text:p>-2.396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7" calcext:value-type="float">
            <text:p>3012007</text:p>
          </table:table-cell>
          <table:table-cell office:value-type="float" office:value="0" calcext:value-type="float">
            <text:p>0</text:p>
          </table:table-cell>
          <table:table-cell office:value-type="float" office:value="0.7293997" calcext:value-type="float">
            <text:p>0.7293997</text:p>
          </table:table-cell>
          <table:table-cell office:value-type="float" office:value="0" calcext:value-type="float">
            <text:p>0</text:p>
          </table:table-cell>
          <table:table-cell office:value-type="float" office:value="1040.304" calcext:value-type="float">
            <text:p>1040.304</text:p>
          </table:table-cell>
          <table:table-cell office:value-type="float" office:value="0.5353935" calcext:value-type="float">
            <text:p>0.5353935</text:p>
          </table:table-cell>
          <table:table-cell office:value-type="float" office:value="17.60243" calcext:value-type="float">
            <text:p>17.60243</text:p>
          </table:table-cell>
          <table:table-cell office:value-type="float" office:value="0.1831771" calcext:value-type="float">
            <text:p>0.1831771</text:p>
          </table:table-cell>
          <table:table-cell office:value-type="float" office:value="0.2108982" calcext:value-type="float">
            <text:p>0.2108982</text:p>
          </table:table-cell>
          <table:table-cell office:value-type="float" office:value="0.3461333" calcext:value-type="float">
            <text:p>0.3461333</text:p>
          </table:table-cell>
          <table:table-cell office:value-type="float" office:value="0.3496105" calcext:value-type="float">
            <text:p>0.3496105</text:p>
          </table:table-cell>
          <table:table-cell office:value-type="float" office:value="0.3515549" calcext:value-type="float">
            <text:p>0.3515549</text:p>
          </table:table-cell>
          <table:table-cell office:value-type="float" office:value="0.305322" calcext:value-type="float">
            <text:p>0.305322</text:p>
          </table:table-cell>
          <table:table-cell office:value-type="float" office:value="0.2962786" calcext:value-type="float">
            <text:p>0.2962786</text:p>
          </table:table-cell>
          <table:table-cell office:value-type="float" office:value="0.3628791" calcext:value-type="float">
            <text:p>0.3628791</text:p>
          </table:table-cell>
          <table:table-cell office:value-type="float" office:value="0.2700095" calcext:value-type="float">
            <text:p>0.2700095</text:p>
          </table:table-cell>
          <table:table-cell office:value-type="float" office:value="0.3250223" calcext:value-type="float">
            <text:p>0.3250223</text:p>
          </table:table-cell>
          <table:table-cell office:value-type="float" office:value="0.3757353" calcext:value-type="float">
            <text:p>0.3757353</text:p>
          </table:table-cell>
          <table:table-cell office:value-type="float" office:value="0.3913654" calcext:value-type="float">
            <text:p>0.3913654</text:p>
          </table:table-cell>
          <table:table-cell office:value-type="float" office:value="0.4620794" calcext:value-type="float">
            <text:p>0.4620794</text:p>
          </table:table-cell>
          <table:table-cell office:value-type="float" office:value="0" calcext:value-type="float">
            <text:p>0</text:p>
          </table:table-cell>
          <table:table-cell office:value-type="float" office:value="0.1620133" calcext:value-type="float">
            <text:p>0.1620133</text:p>
          </table:table-cell>
          <table:table-cell office:value-type="float" office:value="0.2654039" calcext:value-type="float">
            <text:p>0.2654039</text:p>
          </table:table-cell>
          <table:table-cell office:value-type="float" office:value="0.007350197" calcext:value-type="float">
            <text:p>0.007350197</text:p>
          </table:table-cell>
          <table:table-cell office:value-type="float" office:value="9.650466E-016" calcext:value-type="float">
            <text:p>9.65046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71801" calcext:value-type="float">
            <text:p>-1.371801</text:p>
          </table:table-cell>
          <table:table-cell office:value-type="float" office:value="-0.5253209" calcext:value-type="float">
            <text:p>-0.5253209</text:p>
          </table:table-cell>
          <table:table-cell office:value-type="float" office:value="-0.01451515" calcext:value-type="float">
            <text:p>-0.01451515</text:p>
          </table:table-cell>
          <table:table-cell office:value-type="float" office:value="-0.01373192" calcext:value-type="float">
            <text:p>-0.01373192</text:p>
          </table:table-cell>
          <table:table-cell office:value-type="float" office:value="-0.01328103" calcext:value-type="float">
            <text:p>-0.01328103</text:p>
          </table:table-cell>
          <table:table-cell office:value-type="float" office:value="-0.0127413" calcext:value-type="float">
            <text:p>-0.0127413</text:p>
          </table:table-cell>
          <table:table-cell office:value-type="float" office:value="-0.01391453" calcext:value-type="float">
            <text:p>-0.01391453</text:p>
          </table:table-cell>
          <table:table-cell office:value-type="float" office:value="-0.02323852" calcext:value-type="float">
            <text:p>-0.02323852</text:p>
          </table:table-cell>
          <table:table-cell office:value-type="float" office:value="-0.3350767" calcext:value-type="float">
            <text:p>-0.3350767</text:p>
          </table:table-cell>
          <table:table-cell office:value-type="float" office:value="-0.07123482" calcext:value-type="float">
            <text:p>-0.07123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49923" calcext:value-type="float">
            <text:p>-2.049923</text:p>
          </table:table-cell>
          <table:table-cell office:value-type="float" office:value="0.006224556" calcext:value-type="float">
            <text:p>0.00622455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9093" calcext:value-type="float">
            <text:p>-2.399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7" calcext:value-type="float">
            <text:p>4012007</text:p>
          </table:table-cell>
          <table:table-cell office:value-type="float" office:value="0" calcext:value-type="float">
            <text:p>0</text:p>
          </table:table-cell>
          <table:table-cell office:value-type="float" office:value="0.6628618" calcext:value-type="float">
            <text:p>0.6628618</text:p>
          </table:table-cell>
          <table:table-cell office:value-type="float" office:value="0" calcext:value-type="float">
            <text:p>0</text:p>
          </table:table-cell>
          <table:table-cell office:value-type="float" office:value="1040.454" calcext:value-type="float">
            <text:p>1040.454</text:p>
          </table:table-cell>
          <table:table-cell office:value-type="float" office:value="0.4519492" calcext:value-type="float">
            <text:p>0.4519492</text:p>
          </table:table-cell>
          <table:table-cell office:value-type="float" office:value="7.540656" calcext:value-type="float">
            <text:p>7.540656</text:p>
          </table:table-cell>
          <table:table-cell office:value-type="float" office:value="0.2903311" calcext:value-type="float">
            <text:p>0.2903311</text:p>
          </table:table-cell>
          <table:table-cell office:value-type="float" office:value="0.2307079" calcext:value-type="float">
            <text:p>0.2307079</text:p>
          </table:table-cell>
          <table:table-cell office:value-type="float" office:value="0.3444912" calcext:value-type="float">
            <text:p>0.3444912</text:p>
          </table:table-cell>
          <table:table-cell office:value-type="float" office:value="0.3467195" calcext:value-type="float">
            <text:p>0.3467195</text:p>
          </table:table-cell>
          <table:table-cell office:value-type="float" office:value="0.348546" calcext:value-type="float">
            <text:p>0.348546</text:p>
          </table:table-cell>
          <table:table-cell office:value-type="float" office:value="0.3041497" calcext:value-type="float">
            <text:p>0.3041497</text:p>
          </table:table-cell>
          <table:table-cell office:value-type="float" office:value="0.3013763" calcext:value-type="float">
            <text:p>0.3013763</text:p>
          </table:table-cell>
          <table:table-cell office:value-type="float" office:value="0.3664299" calcext:value-type="float">
            <text:p>0.3664299</text:p>
          </table:table-cell>
          <table:table-cell office:value-type="float" office:value="0.2702912" calcext:value-type="float">
            <text:p>0.2702912</text:p>
          </table:table-cell>
          <table:table-cell office:value-type="float" office:value="0.3254026" calcext:value-type="float">
            <text:p>0.3254026</text:p>
          </table:table-cell>
          <table:table-cell office:value-type="float" office:value="0.3756396" calcext:value-type="float">
            <text:p>0.3756396</text:p>
          </table:table-cell>
          <table:table-cell office:value-type="float" office:value="0.3913554" calcext:value-type="float">
            <text:p>0.3913554</text:p>
          </table:table-cell>
          <table:table-cell office:value-type="float" office:value="0.4600015" calcext:value-type="float">
            <text:p>0.4600015</text:p>
          </table:table-cell>
          <table:table-cell office:value-type="float" office:value="0" calcext:value-type="float">
            <text:p>0</text:p>
          </table:table-cell>
          <table:table-cell office:value-type="float" office:value="0.05028811" calcext:value-type="float">
            <text:p>0.05028811</text:p>
          </table:table-cell>
          <table:table-cell office:value-type="float" office:value="0.25285" calcext:value-type="float">
            <text:p>0.25285</text:p>
          </table:table-cell>
          <table:table-cell office:value-type="float" office:value="0.009035374" calcext:value-type="float">
            <text:p>0.009035374</text:p>
          </table:table-cell>
          <table:table-cell office:value-type="float" office:value="9.650462E-016" calcext:value-type="float">
            <text:p>9.650462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39671" calcext:value-type="float">
            <text:p>-0.04139671</text:p>
          </table:table-cell>
          <table:table-cell office:value-type="float" office:value="-0.2666431" calcext:value-type="float">
            <text:p>-0.2666431</text:p>
          </table:table-cell>
          <table:table-cell office:value-type="float" office:value="-0.01495534" calcext:value-type="float">
            <text:p>-0.01495534</text:p>
          </table:table-cell>
          <table:table-cell office:value-type="float" office:value="-0.01445439" calcext:value-type="float">
            <text:p>-0.01445439</text:p>
          </table:table-cell>
          <table:table-cell office:value-type="float" office:value="-0.01400716" calcext:value-type="float">
            <text:p>-0.01400716</text:p>
          </table:table-cell>
          <table:table-cell office:value-type="float" office:value="-0.01313203" calcext:value-type="float">
            <text:p>-0.01313203</text:p>
          </table:table-cell>
          <table:table-cell office:value-type="float" office:value="-0.01203315" calcext:value-type="float">
            <text:p>-0.01203315</text:p>
          </table:table-cell>
          <table:table-cell office:value-type="float" office:value="-0.01883134" calcext:value-type="float">
            <text:p>-0.01883134</text:p>
          </table:table-cell>
          <table:table-cell office:value-type="float" office:value="-0.3318259" calcext:value-type="float">
            <text:p>-0.3318259</text:p>
          </table:table-cell>
          <table:table-cell office:value-type="float" office:value="-0.07043549" calcext:value-type="float">
            <text:p>-0.07043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945138" calcext:value-type="float">
            <text:p>-0.03945138</text:p>
          </table:table-cell>
          <table:table-cell office:value-type="float" office:value="0.006092699" calcext:value-type="float">
            <text:p>0.00609269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2929" calcext:value-type="float">
            <text:p>-2.3729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7" calcext:value-type="float">
            <text:p>5012007</text:p>
          </table:table-cell>
          <table:table-cell office:value-type="float" office:value="0" calcext:value-type="float">
            <text:p>0</text:p>
          </table:table-cell>
          <table:table-cell office:value-type="float" office:value="0.7212311" calcext:value-type="float">
            <text:p>0.7212311</text:p>
          </table:table-cell>
          <table:table-cell office:value-type="float" office:value="0" calcext:value-type="float">
            <text:p>0</text:p>
          </table:table-cell>
          <table:table-cell office:value-type="float" office:value="1040.828" calcext:value-type="float">
            <text:p>1040.828</text:p>
          </table:table-cell>
          <table:table-cell office:value-type="float" office:value="0.01901291" calcext:value-type="float">
            <text:p>0.01901291</text:p>
          </table:table-cell>
          <table:table-cell office:value-type="float" office:value="0.9339117" calcext:value-type="float">
            <text:p>0.9339117</text:p>
          </table:table-cell>
          <table:table-cell office:value-type="float" office:value="0.3043863" calcext:value-type="float">
            <text:p>0.3043863</text:p>
          </table:table-cell>
          <table:table-cell office:value-type="float" office:value="0.3147807" calcext:value-type="float">
            <text:p>0.3147807</text:p>
          </table:table-cell>
          <table:table-cell office:value-type="float" office:value="0.3365251" calcext:value-type="float">
            <text:p>0.3365251</text:p>
          </table:table-cell>
          <table:table-cell office:value-type="float" office:value="0.3448263" calcext:value-type="float">
            <text:p>0.3448263</text:p>
          </table:table-cell>
          <table:table-cell office:value-type="float" office:value="0.3477146" calcext:value-type="float">
            <text:p>0.3477146</text:p>
          </table:table-cell>
          <table:table-cell office:value-type="float" office:value="0.3029778" calcext:value-type="float">
            <text:p>0.3029778</text:p>
          </table:table-cell>
          <table:table-cell office:value-type="float" office:value="0.2972136" calcext:value-type="float">
            <text:p>0.2972136</text:p>
          </table:table-cell>
          <table:table-cell office:value-type="float" office:value="0.3688939" calcext:value-type="float">
            <text:p>0.3688939</text:p>
          </table:table-cell>
          <table:table-cell office:value-type="float" office:value="0.2705728" calcext:value-type="float">
            <text:p>0.2705728</text:p>
          </table:table-cell>
          <table:table-cell office:value-type="float" office:value="0.3257762" calcext:value-type="float">
            <text:p>0.3257762</text:p>
          </table:table-cell>
          <table:table-cell office:value-type="float" office:value="0.3755664" calcext:value-type="float">
            <text:p>0.3755664</text:p>
          </table:table-cell>
          <table:table-cell office:value-type="float" office:value="0.3913586" calcext:value-type="float">
            <text:p>0.3913586</text:p>
          </table:table-cell>
          <table:table-cell office:value-type="float" office:value="0.4620683" calcext:value-type="float">
            <text:p>0.4620683</text:p>
          </table:table-cell>
          <table:table-cell office:value-type="float" office:value="0" calcext:value-type="float">
            <text:p>0</text:p>
          </table:table-cell>
          <table:table-cell office:value-type="float" office:value="0.03728411" calcext:value-type="float">
            <text:p>0.03728411</text:p>
          </table:table-cell>
          <table:table-cell office:value-type="float" office:value="0.2094183" calcext:value-type="float">
            <text:p>0.2094183</text:p>
          </table:table-cell>
          <table:table-cell office:value-type="float" office:value="1.927241E-015" calcext:value-type="float">
            <text:p>1.927241E-15</text:p>
          </table:table-cell>
          <table:table-cell office:value-type="float" office:value="9.650462E-016" calcext:value-type="float">
            <text:p>9.650462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57821" calcext:value-type="float">
            <text:p>-0.03057821</text:p>
          </table:table-cell>
          <table:table-cell office:value-type="float" office:value="-0.02602546" calcext:value-type="float">
            <text:p>-0.02602546</text:p>
          </table:table-cell>
          <table:table-cell office:value-type="float" office:value="-0.01721415" calcext:value-type="float">
            <text:p>-0.01721415</text:p>
          </table:table-cell>
          <table:table-cell office:value-type="float" office:value="-0.01491015" calcext:value-type="float">
            <text:p>-0.01491015</text:p>
          </table:table-cell>
          <table:table-cell office:value-type="float" office:value="-0.01419092" calcext:value-type="float">
            <text:p>-0.01419092</text:p>
          </table:table-cell>
          <table:table-cell office:value-type="float" office:value="-0.01351402" calcext:value-type="float">
            <text:p>-0.01351402</text:p>
          </table:table-cell>
          <table:table-cell office:value-type="float" office:value="-0.01355193" calcext:value-type="float">
            <text:p>-0.01355193</text:p>
          </table:table-cell>
          <table:table-cell office:value-type="float" office:value="-0.01627953" calcext:value-type="float">
            <text:p>-0.01627953</text:p>
          </table:table-cell>
          <table:table-cell office:value-type="float" office:value="-0.3286124" calcext:value-type="float">
            <text:p>-0.3286124</text:p>
          </table:table-cell>
          <table:table-cell office:value-type="float" office:value="-0.06965985" calcext:value-type="float">
            <text:p>-0.06965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25614" calcext:value-type="float">
            <text:p>-0.03125614</text:p>
          </table:table-cell>
          <table:table-cell office:value-type="float" office:value="0.005896174" calcext:value-type="float">
            <text:p>0.00589617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2093" calcext:value-type="float">
            <text:p>-2.3820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7" calcext:value-type="float">
            <text:p>6012007</text:p>
          </table:table-cell>
          <table:table-cell office:value-type="float" office:value="0" calcext:value-type="float">
            <text:p>0</text:p>
          </table:table-cell>
          <table:table-cell office:value-type="float" office:value="0.9560244" calcext:value-type="float">
            <text:p>0.9560244</text:p>
          </table:table-cell>
          <table:table-cell office:value-type="float" office:value="0" calcext:value-type="float">
            <text:p>0</text:p>
          </table:table-cell>
          <table:table-cell office:value-type="float" office:value="1040.524" calcext:value-type="float">
            <text:p>1040.524</text:p>
          </table:table-cell>
          <table:table-cell office:value-type="float" office:value="0.08834355" calcext:value-type="float">
            <text:p>0.08834355</text:p>
          </table:table-cell>
          <table:table-cell office:value-type="float" office:value="0" calcext:value-type="float">
            <text:p>0</text:p>
          </table:table-cell>
          <table:table-cell office:value-type="float" office:value="0.3489546" calcext:value-type="float">
            <text:p>0.3489546</text:p>
          </table:table-cell>
          <table:table-cell office:value-type="float" office:value="0.3560468" calcext:value-type="float">
            <text:p>0.3560468</text:p>
          </table:table-cell>
          <table:table-cell office:value-type="float" office:value="0.355057" calcext:value-type="float">
            <text:p>0.355057</text:p>
          </table:table-cell>
          <table:table-cell office:value-type="float" office:value="0.3483749" calcext:value-type="float">
            <text:p>0.3483749</text:p>
          </table:table-cell>
          <table:table-cell office:value-type="float" office:value="0.3463825" calcext:value-type="float">
            <text:p>0.3463825</text:p>
          </table:table-cell>
          <table:table-cell office:value-type="float" office:value="0.3002594" calcext:value-type="float">
            <text:p>0.3002594</text:p>
          </table:table-cell>
          <table:table-cell office:value-type="float" office:value="0.2950973" calcext:value-type="float">
            <text:p>0.2950973</text:p>
          </table:table-cell>
          <table:table-cell office:value-type="float" office:value="0.3702944" calcext:value-type="float">
            <text:p>0.3702944</text:p>
          </table:table-cell>
          <table:table-cell office:value-type="float" office:value="0.2708523" calcext:value-type="float">
            <text:p>0.2708523</text:p>
          </table:table-cell>
          <table:table-cell office:value-type="float" office:value="0.3261429" calcext:value-type="float">
            <text:p>0.3261429</text:p>
          </table:table-cell>
          <table:table-cell office:value-type="float" office:value="0.3755096" calcext:value-type="float">
            <text:p>0.3755096</text:p>
          </table:table-cell>
          <table:table-cell office:value-type="float" office:value="0.3913218" calcext:value-type="float">
            <text:p>0.3913218</text:p>
          </table:table-cell>
          <table:table-cell office:value-type="float" office:value="0.4623666" calcext:value-type="float">
            <text:p>0.4623666</text:p>
          </table:table-cell>
          <table:table-cell office:value-type="float" office:value="0" calcext:value-type="float">
            <text:p>0</text:p>
          </table:table-cell>
          <table:table-cell office:value-type="float" office:value="0.02656182" calcext:value-type="float">
            <text:p>0.02656182</text:p>
          </table:table-cell>
          <table:table-cell office:value-type="float" office:value="0.1210744" calcext:value-type="float">
            <text:p>0.1210744</text:p>
          </table:table-cell>
          <table:table-cell office:value-type="float" office:value="1.927229E-015" calcext:value-type="float">
            <text:p>1.927229E-15</text:p>
          </table:table-cell>
          <table:table-cell office:value-type="float" office:value="9.650462E-016" calcext:value-type="float">
            <text:p>9.650462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53239" calcext:value-type="float">
            <text:p>-0.01353239</text:p>
          </table:table-cell>
          <table:table-cell office:value-type="float" office:value="-0.01203093" calcext:value-type="float">
            <text:p>-0.01203093</text:p>
          </table:table-cell>
          <table:table-cell office:value-type="float" office:value="-0.01239964" calcext:value-type="float">
            <text:p>-0.01239964</text:p>
          </table:table-cell>
          <table:table-cell office:value-type="float" office:value="-0.01408229" calcext:value-type="float">
            <text:p>-0.01408229</text:p>
          </table:table-cell>
          <table:table-cell office:value-type="float" office:value="-0.01458624" calcext:value-type="float">
            <text:p>-0.01458624</text:p>
          </table:table-cell>
          <table:table-cell office:value-type="float" office:value="-0.01447473" calcext:value-type="float">
            <text:p>-0.01447473</text:p>
          </table:table-cell>
          <table:table-cell office:value-type="float" office:value="-0.01440235" calcext:value-type="float">
            <text:p>-0.01440235</text:p>
          </table:table-cell>
          <table:table-cell office:value-type="float" office:value="-0.01498891" calcext:value-type="float">
            <text:p>-0.01498891</text:p>
          </table:table-cell>
          <table:table-cell office:value-type="float" office:value="-0.3254559" calcext:value-type="float">
            <text:p>-0.3254559</text:p>
          </table:table-cell>
          <table:table-cell office:value-type="float" office:value="-0.06890767" calcext:value-type="float">
            <text:p>-0.06890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10192" calcext:value-type="float">
            <text:p>-0.01410192</text:p>
          </table:table-cell>
          <table:table-cell office:value-type="float" office:value="0.005585938" calcext:value-type="float">
            <text:p>0.00558593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5259" calcext:value-type="float">
            <text:p>-2.3852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7" calcext:value-type="float">
            <text:p>7012007</text:p>
          </table:table-cell>
          <table:table-cell office:value-type="float" office:value="0" calcext:value-type="float">
            <text:p>0</text:p>
          </table:table-cell>
          <table:table-cell office:value-type="float" office:value="1.286726" calcext:value-type="float">
            <text:p>1.286726</text:p>
          </table:table-cell>
          <table:table-cell office:value-type="float" office:value="0" calcext:value-type="float">
            <text:p>0</text:p>
          </table:table-cell>
          <table:table-cell office:value-type="float" office:value="1039.723" calcext:value-type="float">
            <text:p>1039.723</text:p>
          </table:table-cell>
          <table:table-cell office:value-type="float" office:value="0.5592247" calcext:value-type="float">
            <text:p>0.5592247</text:p>
          </table:table-cell>
          <table:table-cell office:value-type="float" office:value="0" calcext:value-type="float">
            <text:p>0</text:p>
          </table:table-cell>
          <table:table-cell office:value-type="float" office:value="0.3250267" calcext:value-type="float">
            <text:p>0.3250267</text:p>
          </table:table-cell>
          <table:table-cell office:value-type="float" office:value="0.346481" calcext:value-type="float">
            <text:p>0.346481</text:p>
          </table:table-cell>
          <table:table-cell office:value-type="float" office:value="0.3541556" calcext:value-type="float">
            <text:p>0.3541556</text:p>
          </table:table-cell>
          <table:table-cell office:value-type="float" office:value="0.3530745" calcext:value-type="float">
            <text:p>0.3530745</text:p>
          </table:table-cell>
          <table:table-cell office:value-type="float" office:value="0.3521972" calcext:value-type="float">
            <text:p>0.3521972</text:p>
          </table:table-cell>
          <table:table-cell office:value-type="float" office:value="0.3034433" calcext:value-type="float">
            <text:p>0.3034433</text:p>
          </table:table-cell>
          <table:table-cell office:value-type="float" office:value="0.3013508" calcext:value-type="float">
            <text:p>0.3013508</text:p>
          </table:table-cell>
          <table:table-cell office:value-type="float" office:value="0.3719399" calcext:value-type="float">
            <text:p>0.3719399</text:p>
          </table:table-cell>
          <table:table-cell office:value-type="float" office:value="0.2711298" calcext:value-type="float">
            <text:p>0.2711298</text:p>
          </table:table-cell>
          <table:table-cell office:value-type="float" office:value="0.3265034" calcext:value-type="float">
            <text:p>0.3265034</text:p>
          </table:table-cell>
          <table:table-cell office:value-type="float" office:value="0.3754658" calcext:value-type="float">
            <text:p>0.3754658</text:p>
          </table:table-cell>
          <table:table-cell office:value-type="float" office:value="0.3912763" calcext:value-type="float">
            <text:p>0.3912763</text:p>
          </table:table-cell>
          <table:table-cell office:value-type="float" office:value="0.4623623" calcext:value-type="float">
            <text:p>0.4623623</text:p>
          </table:table-cell>
          <table:table-cell office:value-type="float" office:value="0" calcext:value-type="float">
            <text:p>0</text:p>
          </table:table-cell>
          <table:table-cell office:value-type="float" office:value="0.06015399" calcext:value-type="float">
            <text:p>0.06015399</text:p>
          </table:table-cell>
          <table:table-cell office:value-type="float" office:value="0.06433391" calcext:value-type="float">
            <text:p>0.06433391</text:p>
          </table:table-cell>
          <table:table-cell office:value-type="float" office:value="1.927216E-015" calcext:value-type="float">
            <text:p>1.927216E-15</text:p>
          </table:table-cell>
          <table:table-cell office:value-type="float" office:value="9.650463E-016" calcext:value-type="float">
            <text:p>9.65046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21247" calcext:value-type="float">
            <text:p>-0.02021247</text:p>
          </table:table-cell>
          <table:table-cell office:value-type="float" office:value="-0.0141506" calcext:value-type="float">
            <text:p>-0.0141506</text:p>
          </table:table-cell>
          <table:table-cell office:value-type="float" office:value="-0.01255151" calcext:value-type="float">
            <text:p>-0.01255151</text:p>
          </table:table-cell>
          <table:table-cell office:value-type="float" office:value="-0.01294212" calcext:value-type="float">
            <text:p>-0.01294212</text:p>
          </table:table-cell>
          <table:table-cell office:value-type="float" office:value="-0.01316266" calcext:value-type="float">
            <text:p>-0.01316266</text:p>
          </table:table-cell>
          <table:table-cell office:value-type="float" office:value="-0.0133783" calcext:value-type="float">
            <text:p>-0.0133783</text:p>
          </table:table-cell>
          <table:table-cell office:value-type="float" office:value="-0.01219627" calcext:value-type="float">
            <text:p>-0.01219627</text:p>
          </table:table-cell>
          <table:table-cell office:value-type="float" office:value="-0.01362557" calcext:value-type="float">
            <text:p>-0.01362557</text:p>
          </table:table-cell>
          <table:table-cell office:value-type="float" office:value="-0.3223566" calcext:value-type="float">
            <text:p>-0.3223566</text:p>
          </table:table-cell>
          <table:table-cell office:value-type="float" office:value="-0.06817669" calcext:value-type="float">
            <text:p>-0.06817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02284" calcext:value-type="float">
            <text:p>-0.02702284</text:p>
          </table:table-cell>
          <table:table-cell office:value-type="float" office:value="0.005463145" calcext:value-type="float">
            <text:p>0.00546314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6897" calcext:value-type="float">
            <text:p>-2.386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7" calcext:value-type="float">
            <text:p>8012007</text:p>
          </table:table-cell>
          <table:table-cell office:value-type="float" office:value="0" calcext:value-type="float">
            <text:p>0</text:p>
          </table:table-cell>
          <table:table-cell office:value-type="float" office:value="1.547278" calcext:value-type="float">
            <text:p>1.547278</text:p>
          </table:table-cell>
          <table:table-cell office:value-type="float" office:value="0" calcext:value-type="float">
            <text:p>0</text:p>
          </table:table-cell>
          <table:table-cell office:value-type="float" office:value="1038.943" calcext:value-type="float">
            <text:p>1038.943</text:p>
          </table:table-cell>
          <table:table-cell office:value-type="float" office:value="1.077919" calcext:value-type="float">
            <text:p>1.077919</text:p>
          </table:table-cell>
          <table:table-cell office:value-type="float" office:value="0" calcext:value-type="float">
            <text:p>0</text:p>
          </table:table-cell>
          <table:table-cell office:value-type="float" office:value="0.3093491" calcext:value-type="float">
            <text:p>0.3093491</text:p>
          </table:table-cell>
          <table:table-cell office:value-type="float" office:value="0.337171" calcext:value-type="float">
            <text:p>0.337171</text:p>
          </table:table-cell>
          <table:table-cell office:value-type="float" office:value="0.3480225" calcext:value-type="float">
            <text:p>0.3480225</text:p>
          </table:table-cell>
          <table:table-cell office:value-type="float" office:value="0.3502817" calcext:value-type="float">
            <text:p>0.3502817</text:p>
          </table:table-cell>
          <table:table-cell office:value-type="float" office:value="0.3516115" calcext:value-type="float">
            <text:p>0.3516115</text:p>
          </table:table-cell>
          <table:table-cell office:value-type="float" office:value="0.3057569" calcext:value-type="float">
            <text:p>0.3057569</text:p>
          </table:table-cell>
          <table:table-cell office:value-type="float" office:value="0.3036098" calcext:value-type="float">
            <text:p>0.3036098</text:p>
          </table:table-cell>
          <table:table-cell office:value-type="float" office:value="0.3738153" calcext:value-type="float">
            <text:p>0.3738153</text:p>
          </table:table-cell>
          <table:table-cell office:value-type="float" office:value="0.2714051" calcext:value-type="float">
            <text:p>0.2714051</text:p>
          </table:table-cell>
          <table:table-cell office:value-type="float" office:value="0.326858" calcext:value-type="float">
            <text:p>0.326858</text:p>
          </table:table-cell>
          <table:table-cell office:value-type="float" office:value="0.3754326" calcext:value-type="float">
            <text:p>0.3754326</text:p>
          </table:table-cell>
          <table:table-cell office:value-type="float" office:value="0.3912223" calcext:value-type="float">
            <text:p>0.3912223</text:p>
          </table:table-cell>
          <table:table-cell office:value-type="float" office:value="0.4623536" calcext:value-type="float">
            <text:p>0.4623536</text:p>
          </table:table-cell>
          <table:table-cell office:value-type="float" office:value="0" calcext:value-type="float">
            <text:p>0</text:p>
          </table:table-cell>
          <table:table-cell office:value-type="float" office:value="0.07359839" calcext:value-type="float">
            <text:p>0.07359839</text:p>
          </table:table-cell>
          <table:table-cell office:value-type="float" office:value="0.04301081" calcext:value-type="float">
            <text:p>0.04301081</text:p>
          </table:table-cell>
          <table:table-cell office:value-type="float" office:value="1.927203E-015" calcext:value-type="float">
            <text:p>1.927203E-15</text:p>
          </table:table-cell>
          <table:table-cell office:value-type="float" office:value="9.650462E-016" calcext:value-type="float">
            <text:p>9.650462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18755" calcext:value-type="float">
            <text:p>-0.02718755</text:p>
          </table:table-cell>
          <table:table-cell office:value-type="float" office:value="-0.01674024" calcext:value-type="float">
            <text:p>-0.01674024</text:p>
          </table:table-cell>
          <table:table-cell office:value-type="float" office:value="-0.01398172" calcext:value-type="float">
            <text:p>-0.01398172</text:p>
          </table:table-cell>
          <table:table-cell office:value-type="float" office:value="-0.01357609" calcext:value-type="float">
            <text:p>-0.01357609</text:p>
          </table:table-cell>
          <table:table-cell office:value-type="float" office:value="-0.01328313" calcext:value-type="float">
            <text:p>-0.01328313</text:p>
          </table:table-cell>
          <table:table-cell office:value-type="float" office:value="-0.01262345" calcext:value-type="float">
            <text:p>-0.01262345</text:p>
          </table:table-cell>
          <table:table-cell office:value-type="float" office:value="-0.01141659" calcext:value-type="float">
            <text:p>-0.01141659</text:p>
          </table:table-cell>
          <table:table-cell office:value-type="float" office:value="-0.01222339" calcext:value-type="float">
            <text:p>-0.01222339</text:p>
          </table:table-cell>
          <table:table-cell office:value-type="float" office:value="-0.3193131" calcext:value-type="float">
            <text:p>-0.3193131</text:p>
          </table:table-cell>
          <table:table-cell office:value-type="float" office:value="-0.06746627" calcext:value-type="float">
            <text:p>-0.06746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61423" calcext:value-type="float">
            <text:p>-0.03761423</text:p>
          </table:table-cell>
          <table:table-cell office:value-type="float" office:value="0.005391072" calcext:value-type="float">
            <text:p>0.00539107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9341" calcext:value-type="float">
            <text:p>-2.3893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7" calcext:value-type="float">
            <text:p>9012007</text:p>
          </table:table-cell>
          <table:table-cell office:value-type="float" office:value="0.3175" calcext:value-type="float">
            <text:p>0.3175</text:p>
          </table:table-cell>
          <table:table-cell office:value-type="float" office:value="1.868379" calcext:value-type="float">
            <text:p>1.868379</text:p>
          </table:table-cell>
          <table:table-cell office:value-type="float" office:value="0" calcext:value-type="float">
            <text:p>0</text:p>
          </table:table-cell>
          <table:table-cell office:value-type="float" office:value="1038.547" calcext:value-type="float">
            <text:p>1038.547</text:p>
          </table:table-cell>
          <table:table-cell office:value-type="float" office:value="1.47017" calcext:value-type="float">
            <text:p>1.47017</text:p>
          </table:table-cell>
          <table:table-cell office:value-type="float" office:value="2.859097" calcext:value-type="float">
            <text:p>2.859097</text:p>
          </table:table-cell>
          <table:table-cell office:value-type="float" office:value="0.3146068" calcext:value-type="float">
            <text:p>0.3146068</text:p>
          </table:table-cell>
          <table:table-cell office:value-type="float" office:value="0.3392591" calcext:value-type="float">
            <text:p>0.3392591</text:p>
          </table:table-cell>
          <table:table-cell office:value-type="float" office:value="0.3483038" calcext:value-type="float">
            <text:p>0.3483038</text:p>
          </table:table-cell>
          <table:table-cell office:value-type="float" office:value="0.349364" calcext:value-type="float">
            <text:p>0.349364</text:p>
          </table:table-cell>
          <table:table-cell office:value-type="float" office:value="0.3505751" calcext:value-type="float">
            <text:p>0.3505751</text:p>
          </table:table-cell>
          <table:table-cell office:value-type="float" office:value="0.3053999" calcext:value-type="float">
            <text:p>0.3053999</text:p>
          </table:table-cell>
          <table:table-cell office:value-type="float" office:value="0.3033889" calcext:value-type="float">
            <text:p>0.3033889</text:p>
          </table:table-cell>
          <table:table-cell office:value-type="float" office:value="0.3749988" calcext:value-type="float">
            <text:p>0.3749988</text:p>
          </table:table-cell>
          <table:table-cell office:value-type="float" office:value="0.271716" calcext:value-type="float">
            <text:p>0.271716</text:p>
          </table:table-cell>
          <table:table-cell office:value-type="float" office:value="0.3271941" calcext:value-type="float">
            <text:p>0.3271941</text:p>
          </table:table-cell>
          <table:table-cell office:value-type="float" office:value="0.3754081" calcext:value-type="float">
            <text:p>0.3754081</text:p>
          </table:table-cell>
          <table:table-cell office:value-type="float" office:value="0.3911607" calcext:value-type="float">
            <text:p>0.3911607</text:p>
          </table:table-cell>
          <table:table-cell office:value-type="float" office:value="0.4623511" calcext:value-type="float">
            <text:p>0.4623511</text:p>
          </table:table-cell>
          <table:table-cell office:value-type="float" office:value="0" calcext:value-type="float">
            <text:p>0</text:p>
          </table:table-cell>
          <table:table-cell office:value-type="float" office:value="0.06751548" calcext:value-type="float">
            <text:p>0.06751548</text:p>
          </table:table-cell>
          <table:table-cell office:value-type="float" office:value="0.01523235" calcext:value-type="float">
            <text:p>0.01523235</text:p>
          </table:table-cell>
          <table:table-cell office:value-type="float" office:value="1.927191E-015" calcext:value-type="float">
            <text:p>1.927191E-15</text:p>
          </table:table-cell>
          <table:table-cell office:value-type="float" office:value="9.650462E-016" calcext:value-type="float">
            <text:p>9.650462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65284" calcext:value-type="float">
            <text:p>-0.02465284</text:p>
          </table:table-cell>
          <table:table-cell office:value-type="float" office:value="-0.01613317" calcext:value-type="float">
            <text:p>-0.01613317</text:p>
          </table:table-cell>
          <table:table-cell office:value-type="float" office:value="-0.01391868" calcext:value-type="float">
            <text:p>-0.01391868</text:p>
          </table:table-cell>
          <table:table-cell office:value-type="float" office:value="-0.0138047" calcext:value-type="float">
            <text:p>-0.0138047</text:p>
          </table:table-cell>
          <table:table-cell office:value-type="float" office:value="-0.01353059" calcext:value-type="float">
            <text:p>-0.01353059</text:p>
          </table:table-cell>
          <table:table-cell office:value-type="float" office:value="-0.01273387" calcext:value-type="float">
            <text:p>-0.01273387</text:p>
          </table:table-cell>
          <table:table-cell office:value-type="float" office:value="-0.01149251" calcext:value-type="float">
            <text:p>-0.01149251</text:p>
          </table:table-cell>
          <table:table-cell office:value-type="float" office:value="-0.01141163" calcext:value-type="float">
            <text:p>-0.01141163</text:p>
          </table:table-cell>
          <table:table-cell office:value-type="float" office:value="-0.3159233" calcext:value-type="float">
            <text:p>-0.3159233</text:p>
          </table:table-cell>
          <table:table-cell office:value-type="float" office:value="-0.06679989" calcext:value-type="float">
            <text:p>-0.06679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68203" calcext:value-type="float">
            <text:p>-0.03268203</text:p>
          </table:table-cell>
          <table:table-cell office:value-type="float" office:value="0.005284484" calcext:value-type="float">
            <text:p>0.00528448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1445" calcext:value-type="float">
            <text:p>-2.391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7" calcext:value-type="float">
            <text:p>10012007</text:p>
          </table:table-cell>
          <table:table-cell office:value-type="float" office:value="1.27" calcext:value-type="float">
            <text:p>1.27</text:p>
          </table:table-cell>
          <table:table-cell office:value-type="float" office:value="1.934868" calcext:value-type="float">
            <text:p>1.934868</text:p>
          </table:table-cell>
          <table:table-cell office:value-type="float" office:value="0" calcext:value-type="float">
            <text:p>0</text:p>
          </table:table-cell>
          <table:table-cell office:value-type="float" office:value="1039.009" calcext:value-type="float">
            <text:p>1039.009</text:p>
          </table:table-cell>
          <table:table-cell office:value-type="float" office:value="1.894598" calcext:value-type="float">
            <text:p>1.894598</text:p>
          </table:table-cell>
          <table:table-cell office:value-type="float" office:value="2.107353" calcext:value-type="float">
            <text:p>2.107353</text:p>
          </table:table-cell>
          <table:table-cell office:value-type="float" office:value="0.3391255" calcext:value-type="float">
            <text:p>0.3391255</text:p>
          </table:table-cell>
          <table:table-cell office:value-type="float" office:value="0.3486118" calcext:value-type="float">
            <text:p>0.3486118</text:p>
          </table:table-cell>
          <table:table-cell office:value-type="float" office:value="0.3503734" calcext:value-type="float">
            <text:p>0.3503734</text:p>
          </table:table-cell>
          <table:table-cell office:value-type="float" office:value="0.3500142" calcext:value-type="float">
            <text:p>0.3500142</text:p>
          </table:table-cell>
          <table:table-cell office:value-type="float" office:value="0.3514469" calcext:value-type="float">
            <text:p>0.3514469</text:p>
          </table:table-cell>
          <table:table-cell office:value-type="float" office:value="0.3069989" calcext:value-type="float">
            <text:p>0.3069989</text:p>
          </table:table-cell>
          <table:table-cell office:value-type="float" office:value="0.3060142" calcext:value-type="float">
            <text:p>0.3060142</text:p>
          </table:table-cell>
          <table:table-cell office:value-type="float" office:value="0.3763346" calcext:value-type="float">
            <text:p>0.3763346</text:p>
          </table:table-cell>
          <table:table-cell office:value-type="float" office:value="0.272071" calcext:value-type="float">
            <text:p>0.272071</text:p>
          </table:table-cell>
          <table:table-cell office:value-type="float" office:value="0.3275085" calcext:value-type="float">
            <text:p>0.3275085</text:p>
          </table:table-cell>
          <table:table-cell office:value-type="float" office:value="0.37539" calcext:value-type="float">
            <text:p>0.37539</text:p>
          </table:table-cell>
          <table:table-cell office:value-type="float" office:value="0.3910938" calcext:value-type="float">
            <text:p>0.3910938</text:p>
          </table:table-cell>
          <table:table-cell office:value-type="float" office:value="0.4623688" calcext:value-type="float">
            <text:p>0.4623688</text:p>
          </table:table-cell>
          <table:table-cell office:value-type="float" office:value="0" calcext:value-type="float">
            <text:p>0</text:p>
          </table:table-cell>
          <table:table-cell office:value-type="float" office:value="0.02484915" calcext:value-type="float">
            <text:p>0.02484915</text:p>
          </table:table-cell>
          <table:table-cell office:value-type="float" office:value="1.96317E-015" calcext:value-type="float">
            <text:p>1.96317E-15</text:p>
          </table:table-cell>
          <table:table-cell office:value-type="float" office:value="1.927178E-015" calcext:value-type="float">
            <text:p>1.927178E-15</text:p>
          </table:table-cell>
          <table:table-cell office:value-type="float" office:value="9.650461E-016" calcext:value-type="float">
            <text:p>9.650461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15162" calcext:value-type="float">
            <text:p>-0.01615162</text:p>
          </table:table-cell>
          <table:table-cell office:value-type="float" office:value="-0.01377123" calcext:value-type="float">
            <text:p>-0.01377123</text:p>
          </table:table-cell>
          <table:table-cell office:value-type="float" office:value="-0.01346756" calcext:value-type="float">
            <text:p>-0.01346756</text:p>
          </table:table-cell>
          <table:table-cell office:value-type="float" office:value="-0.01366273" calcext:value-type="float">
            <text:p>-0.01366273</text:p>
          </table:table-cell>
          <table:table-cell office:value-type="float" office:value="-0.01333305" calcext:value-type="float">
            <text:p>-0.01333305</text:p>
          </table:table-cell>
          <table:table-cell office:value-type="float" office:value="-0.01224151" calcext:value-type="float">
            <text:p>-0.01224151</text:p>
          </table:table-cell>
          <table:table-cell office:value-type="float" office:value="-0.01060724" calcext:value-type="float">
            <text:p>-0.01060724</text:p>
          </table:table-cell>
          <table:table-cell office:value-type="float" office:value="-0.01056849" calcext:value-type="float">
            <text:p>-0.01056849</text:p>
          </table:table-cell>
          <table:table-cell office:value-type="float" office:value="-0.3120909" calcext:value-type="float">
            <text:p>-0.3120909</text:p>
          </table:table-cell>
          <table:table-cell office:value-type="float" office:value="-0.06618363" calcext:value-type="float">
            <text:p>-0.06618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03587" calcext:value-type="float">
            <text:p>-0.01703587</text:p>
          </table:table-cell>
          <table:table-cell office:value-type="float" office:value="0.005153443" calcext:value-type="float">
            <text:p>0.00515344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377" calcext:value-type="float">
            <text:p>-2.393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7" calcext:value-type="float">
            <text:p>11012007</text:p>
          </table:table-cell>
          <table:table-cell office:value-type="float" office:value="1.27" calcext:value-type="float">
            <text:p>1.27</text:p>
          </table:table-cell>
          <table:table-cell office:value-type="float" office:value="2.254367" calcext:value-type="float">
            <text:p>2.254367</text:p>
          </table:table-cell>
          <table:table-cell office:value-type="float" office:value="0" calcext:value-type="float">
            <text:p>0</text:p>
          </table:table-cell>
          <table:table-cell office:value-type="float" office:value="1038.311" calcext:value-type="float">
            <text:p>1038.311</text:p>
          </table:table-cell>
          <table:table-cell office:value-type="float" office:value="2.27284" calcext:value-type="float">
            <text:p>2.27284</text:p>
          </table:table-cell>
          <table:table-cell office:value-type="float" office:value="0" calcext:value-type="float">
            <text:p>0</text:p>
          </table:table-cell>
          <table:table-cell office:value-type="float" office:value="0.3280442" calcext:value-type="float">
            <text:p>0.3280442</text:p>
          </table:table-cell>
          <table:table-cell office:value-type="float" office:value="0.3392388" calcext:value-type="float">
            <text:p>0.3392388</text:p>
          </table:table-cell>
          <table:table-cell office:value-type="float" office:value="0.3438143" calcext:value-type="float">
            <text:p>0.3438143</text:p>
          </table:table-cell>
          <table:table-cell office:value-type="float" office:value="0.3481414" calcext:value-type="float">
            <text:p>0.3481414</text:p>
          </table:table-cell>
          <table:table-cell office:value-type="float" office:value="0.3516529" calcext:value-type="float">
            <text:p>0.3516529</text:p>
          </table:table-cell>
          <table:table-cell office:value-type="float" office:value="0.3083673" calcext:value-type="float">
            <text:p>0.3083673</text:p>
          </table:table-cell>
          <table:table-cell office:value-type="float" office:value="0.3065259" calcext:value-type="float">
            <text:p>0.3065259</text:p>
          </table:table-cell>
          <table:table-cell office:value-type="float" office:value="0.377739" calcext:value-type="float">
            <text:p>0.377739</text:p>
          </table:table-cell>
          <table:table-cell office:value-type="float" office:value="0.2724222" calcext:value-type="float">
            <text:p>0.2724222</text:p>
          </table:table-cell>
          <table:table-cell office:value-type="float" office:value="0.3278188" calcext:value-type="float">
            <text:p>0.3278188</text:p>
          </table:table-cell>
          <table:table-cell office:value-type="float" office:value="0.3753767" calcext:value-type="float">
            <text:p>0.3753767</text:p>
          </table:table-cell>
          <table:table-cell office:value-type="float" office:value="0.3910214" calcext:value-type="float">
            <text:p>0.3910214</text:p>
          </table:table-cell>
          <table:table-cell office:value-type="float" office:value="0.4623687" calcext:value-type="float">
            <text:p>0.4623687</text:p>
          </table:table-cell>
          <table:table-cell office:value-type="float" office:value="0" calcext:value-type="float">
            <text:p>0</text:p>
          </table:table-cell>
          <table:table-cell office:value-type="float" office:value="0.01445791" calcext:value-type="float">
            <text:p>0.01445791</text:p>
          </table:table-cell>
          <table:table-cell office:value-type="float" office:value="1.987913E-015" calcext:value-type="float">
            <text:p>1.987913E-15</text:p>
          </table:table-cell>
          <table:table-cell office:value-type="float" office:value="1.927161E-015" calcext:value-type="float">
            <text:p>1.927161E-15</text:p>
          </table:table-cell>
          <table:table-cell office:value-type="float" office:value="9.650461E-016" calcext:value-type="float">
            <text:p>9.650461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62175" calcext:value-type="float">
            <text:p>-0.01962175</text:p>
          </table:table-cell>
          <table:table-cell office:value-type="float" office:value="-0.01633979" calcext:value-type="float">
            <text:p>-0.01633979</text:p>
          </table:table-cell>
          <table:table-cell office:value-type="float" office:value="-0.01514031" calcext:value-type="float">
            <text:p>-0.01514031</text:p>
          </table:table-cell>
          <table:table-cell office:value-type="float" office:value="-0.01409785" calcext:value-type="float">
            <text:p>-0.01409785</text:p>
          </table:table-cell>
          <table:table-cell office:value-type="float" office:value="-0.0132659" calcext:value-type="float">
            <text:p>-0.0132659</text:p>
          </table:table-cell>
          <table:table-cell office:value-type="float" office:value="-0.01183018" calcext:value-type="float">
            <text:p>-0.01183018</text:p>
          </table:table-cell>
          <table:table-cell office:value-type="float" office:value="-0.01046597" calcext:value-type="float">
            <text:p>-0.01046597</text:p>
          </table:table-cell>
          <table:table-cell office:value-type="float" office:value="-0.009749559" calcext:value-type="float">
            <text:p>-0.009749559</text:p>
          </table:table-cell>
          <table:table-cell office:value-type="float" office:value="-0.3083505" calcext:value-type="float">
            <text:p>-0.3083505</text:p>
          </table:table-cell>
          <table:table-cell office:value-type="float" office:value="-0.06558166" calcext:value-type="float">
            <text:p>-0.06558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08018" calcext:value-type="float">
            <text:p>-0.02108018</text:p>
          </table:table-cell>
          <table:table-cell office:value-type="float" office:value="0.005122932" calcext:value-type="float">
            <text:p>0.00512293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6553" calcext:value-type="float">
            <text:p>-2.3965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7" calcext:value-type="float">
            <text:p>12012007</text:p>
          </table:table-cell>
          <table:table-cell office:value-type="float" office:value="3.81" calcext:value-type="float">
            <text:p>3.81</text:p>
          </table:table-cell>
          <table:table-cell office:value-type="float" office:value="2.766814" calcext:value-type="float">
            <text:p>2.766814</text:p>
          </table:table-cell>
          <table:table-cell office:value-type="float" office:value="0" calcext:value-type="float">
            <text:p>0</text:p>
          </table:table-cell>
          <table:table-cell office:value-type="float" office:value="1039.865" calcext:value-type="float">
            <text:p>1039.865</text:p>
          </table:table-cell>
          <table:table-cell office:value-type="float" office:value="2.746091" calcext:value-type="float">
            <text:p>2.746091</text:p>
          </table:table-cell>
          <table:table-cell office:value-type="float" office:value="22.17799" calcext:value-type="float">
            <text:p>22.17799</text:p>
          </table:table-cell>
          <table:table-cell office:value-type="float" office:value="0.283855" calcext:value-type="float">
            <text:p>0.283855</text:p>
          </table:table-cell>
          <table:table-cell office:value-type="float" office:value="0.3215353" calcext:value-type="float">
            <text:p>0.3215353</text:p>
          </table:table-cell>
          <table:table-cell office:value-type="float" office:value="0.3364847" calcext:value-type="float">
            <text:p>0.3364847</text:p>
          </table:table-cell>
          <table:table-cell office:value-type="float" office:value="0.3441529" calcext:value-type="float">
            <text:p>0.3441529</text:p>
          </table:table-cell>
          <table:table-cell office:value-type="float" office:value="0.348771" calcext:value-type="float">
            <text:p>0.348771</text:p>
          </table:table-cell>
          <table:table-cell office:value-type="float" office:value="0.307218" calcext:value-type="float">
            <text:p>0.307218</text:p>
          </table:table-cell>
          <table:table-cell office:value-type="float" office:value="0.3064032" calcext:value-type="float">
            <text:p>0.3064032</text:p>
          </table:table-cell>
          <table:table-cell office:value-type="float" office:value="0.3783381" calcext:value-type="float">
            <text:p>0.3783381</text:p>
          </table:table-cell>
          <table:table-cell office:value-type="float" office:value="0.2727694" calcext:value-type="float">
            <text:p>0.2727694</text:p>
          </table:table-cell>
          <table:table-cell office:value-type="float" office:value="0.3281251" calcext:value-type="float">
            <text:p>0.3281251</text:p>
          </table:table-cell>
          <table:table-cell office:value-type="float" office:value="0.3753674" calcext:value-type="float">
            <text:p>0.3753674</text:p>
          </table:table-cell>
          <table:table-cell office:value-type="float" office:value="0.3909425" calcext:value-type="float">
            <text:p>0.3909425</text:p>
          </table:table-cell>
          <table:table-cell office:value-type="float" office:value="0.4623016" calcext:value-type="float">
            <text:p>0.4623016</text:p>
          </table:table-cell>
          <table:table-cell office:value-type="float" office:value="0" calcext:value-type="float">
            <text:p>0</text:p>
          </table:table-cell>
          <table:table-cell office:value-type="float" office:value="0.07937802" calcext:value-type="float">
            <text:p>0.07937802</text:p>
          </table:table-cell>
          <table:table-cell office:value-type="float" office:value="0.002868627" calcext:value-type="float">
            <text:p>0.002868627</text:p>
          </table:table-cell>
          <table:table-cell office:value-type="float" office:value="1.927146E-015" calcext:value-type="float">
            <text:p>1.927146E-15</text:p>
          </table:table-cell>
          <table:table-cell office:value-type="float" office:value="9.650457E-016" calcext:value-type="float">
            <text:p>9.650457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17295" calcext:value-type="float">
            <text:p>-0.0517295</text:p>
          </table:table-cell>
          <table:table-cell office:value-type="float" office:value="-0.02261882" calcext:value-type="float">
            <text:p>-0.02261882</text:p>
          </table:table-cell>
          <table:table-cell office:value-type="float" office:value="-0.0172508" calcext:value-type="float">
            <text:p>-0.0172508</text:p>
          </table:table-cell>
          <table:table-cell office:value-type="float" office:value="-0.0151105" calcext:value-type="float">
            <text:p>-0.0151105</text:p>
          </table:table-cell>
          <table:table-cell office:value-type="float" office:value="-0.01394151" calcext:value-type="float">
            <text:p>-0.01394151</text:p>
          </table:table-cell>
          <table:table-cell office:value-type="float" office:value="-0.01216778" calcext:value-type="float">
            <text:p>-0.01216778</text:p>
          </table:table-cell>
          <table:table-cell office:value-type="float" office:value="-0.0105236" calcext:value-type="float">
            <text:p>-0.0105236</text:p>
          </table:table-cell>
          <table:table-cell office:value-type="float" office:value="-0.009419293" calcext:value-type="float">
            <text:p>-0.009419293</text:p>
          </table:table-cell>
          <table:table-cell office:value-type="float" office:value="-0.3047006" calcext:value-type="float">
            <text:p>-0.3047006</text:p>
          </table:table-cell>
          <table:table-cell office:value-type="float" office:value="-0.06499337" calcext:value-type="float">
            <text:p>-0.06499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61528" calcext:value-type="float">
            <text:p>-0.0761528</text:p>
          </table:table-cell>
          <table:table-cell office:value-type="float" office:value="0.005197246" calcext:value-type="float">
            <text:p>0.00519724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9311" calcext:value-type="float">
            <text:p>-2.3993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7" calcext:value-type="float">
            <text:p>13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632131" calcext:value-type="float">
            <text:p>2.632131</text:p>
          </table:table-cell>
          <table:table-cell office:value-type="float" office:value="0" calcext:value-type="float">
            <text:p>0</text:p>
          </table:table-cell>
          <table:table-cell office:value-type="float" office:value="1047.508" calcext:value-type="float">
            <text:p>1047.508</text:p>
          </table:table-cell>
          <table:table-cell office:value-type="float" office:value="2.858508" calcext:value-type="float">
            <text:p>2.858508</text:p>
          </table:table-cell>
          <table:table-cell office:value-type="float" office:value="86.83677" calcext:value-type="float">
            <text:p>86.83677</text:p>
          </table:table-cell>
          <table:table-cell office:value-type="float" office:value="0.2735606" calcext:value-type="float">
            <text:p>0.2735606</text:p>
          </table:table-cell>
          <table:table-cell office:value-type="float" office:value="0.3044581" calcext:value-type="float">
            <text:p>0.3044581</text:p>
          </table:table-cell>
          <table:table-cell office:value-type="float" office:value="0.3272239" calcext:value-type="float">
            <text:p>0.3272239</text:p>
          </table:table-cell>
          <table:table-cell office:value-type="float" office:value="0.339323" calcext:value-type="float">
            <text:p>0.339323</text:p>
          </table:table-cell>
          <table:table-cell office:value-type="float" office:value="0.3461206" calcext:value-type="float">
            <text:p>0.3461206</text:p>
          </table:table-cell>
          <table:table-cell office:value-type="float" office:value="0.3079146" calcext:value-type="float">
            <text:p>0.3079146</text:p>
          </table:table-cell>
          <table:table-cell office:value-type="float" office:value="0.3132667" calcext:value-type="float">
            <text:p>0.3132667</text:p>
          </table:table-cell>
          <table:table-cell office:value-type="float" office:value="0.3795624" calcext:value-type="float">
            <text:p>0.3795624</text:p>
          </table:table-cell>
          <table:table-cell office:value-type="float" office:value="0.2731138" calcext:value-type="float">
            <text:p>0.2731138</text:p>
          </table:table-cell>
          <table:table-cell office:value-type="float" office:value="0.3284987" calcext:value-type="float">
            <text:p>0.3284987</text:p>
          </table:table-cell>
          <table:table-cell office:value-type="float" office:value="0.3752733" calcext:value-type="float">
            <text:p>0.3752733</text:p>
          </table:table-cell>
          <table:table-cell office:value-type="float" office:value="0.3912856" calcext:value-type="float">
            <text:p>0.3912856</text:p>
          </table:table-cell>
          <table:table-cell office:value-type="float" office:value="0.4536661" calcext:value-type="float">
            <text:p>0.4536661</text:p>
          </table:table-cell>
          <table:table-cell office:value-type="float" office:value="0" calcext:value-type="float">
            <text:p>0</text:p>
          </table:table-cell>
          <table:table-cell office:value-type="float" office:value="0.0744542" calcext:value-type="float">
            <text:p>0.0744542</text:p>
          </table:table-cell>
          <table:table-cell office:value-type="float" office:value="1.927218E-015" calcext:value-type="float">
            <text:p>1.927218E-15</text:p>
          </table:table-cell>
          <table:table-cell office:value-type="float" office:value="1.927134E-015" calcext:value-type="float">
            <text:p>1.927134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159825" calcext:value-type="float">
            <text:p>-0.07159825</text:p>
          </table:table-cell>
          <table:table-cell office:value-type="float" office:value="-0.03190094" calcext:value-type="float">
            <text:p>-0.03190094</text:p>
          </table:table-cell>
          <table:table-cell office:value-type="float" office:value="-0.02050355" calcext:value-type="float">
            <text:p>-0.02050355</text:p>
          </table:table-cell>
          <table:table-cell office:value-type="float" office:value="-0.01647552" calcext:value-type="float">
            <text:p>-0.01647552</text:p>
          </table:table-cell>
          <table:table-cell office:value-type="float" office:value="-0.0146085" calcext:value-type="float">
            <text:p>-0.0146085</text:p>
          </table:table-cell>
          <table:table-cell office:value-type="float" office:value="-0.01197044" calcext:value-type="float">
            <text:p>-0.01197044</text:p>
          </table:table-cell>
          <table:table-cell office:value-type="float" office:value="-0.008740065" calcext:value-type="float">
            <text:p>-0.008740065</text:p>
          </table:table-cell>
          <table:table-cell office:value-type="float" office:value="-0.00879219" calcext:value-type="float">
            <text:p>-0.00879219</text:p>
          </table:table-cell>
          <table:table-cell office:value-type="float" office:value="-0.3011286" calcext:value-type="float">
            <text:p>-0.3011286</text:p>
          </table:table-cell>
          <table:table-cell office:value-type="float" office:value="-0.06428609" calcext:value-type="float">
            <text:p>-0.06428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33975" calcext:value-type="float">
            <text:p>-0.1633975</text:p>
          </table:table-cell>
          <table:table-cell office:value-type="float" office:value="0.005207111" calcext:value-type="float">
            <text:p>0.00520711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15206" calcext:value-type="float">
            <text:p>-2.3152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7" calcext:value-type="float">
            <text:p>14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464968" calcext:value-type="float">
            <text:p>2.464968</text:p>
          </table:table-cell>
          <table:table-cell office:value-type="float" office:value="0" calcext:value-type="float">
            <text:p>0</text:p>
          </table:table-cell>
          <table:table-cell office:value-type="float" office:value="1047.738" calcext:value-type="float">
            <text:p>1047.738</text:p>
          </table:table-cell>
          <table:table-cell office:value-type="float" office:value="2.794963" calcext:value-type="float">
            <text:p>2.794963</text:p>
          </table:table-cell>
          <table:table-cell office:value-type="float" office:value="84.83508" calcext:value-type="float">
            <text:p>84.83508</text:p>
          </table:table-cell>
          <table:table-cell office:value-type="float" office:value="0.2605563" calcext:value-type="float">
            <text:p>0.2605563</text:p>
          </table:table-cell>
          <table:table-cell office:value-type="float" office:value="0.2984634" calcext:value-type="float">
            <text:p>0.2984634</text:p>
          </table:table-cell>
          <table:table-cell office:value-type="float" office:value="0.3225514" calcext:value-type="float">
            <text:p>0.3225514</text:p>
          </table:table-cell>
          <table:table-cell office:value-type="float" office:value="0.3365219" calcext:value-type="float">
            <text:p>0.3365219</text:p>
          </table:table-cell>
          <table:table-cell office:value-type="float" office:value="0.3447553" calcext:value-type="float">
            <text:p>0.3447553</text:p>
          </table:table-cell>
          <table:table-cell office:value-type="float" office:value="0.3076831" calcext:value-type="float">
            <text:p>0.3076831</text:p>
          </table:table-cell>
          <table:table-cell office:value-type="float" office:value="0.3127955" calcext:value-type="float">
            <text:p>0.3127955</text:p>
          </table:table-cell>
          <table:table-cell office:value-type="float" office:value="0.3807608" calcext:value-type="float">
            <text:p>0.3807608</text:p>
          </table:table-cell>
          <table:table-cell office:value-type="float" office:value="0.2734552" calcext:value-type="float">
            <text:p>0.2734552</text:p>
          </table:table-cell>
          <table:table-cell office:value-type="float" office:value="0.3289256" calcext:value-type="float">
            <text:p>0.3289256</text:p>
          </table:table-cell>
          <table:table-cell office:value-type="float" office:value="0.3751457" calcext:value-type="float">
            <text:p>0.3751457</text:p>
          </table:table-cell>
          <table:table-cell office:value-type="float" office:value="0.3915537" calcext:value-type="float">
            <text:p>0.3915537</text:p>
          </table:table-cell>
          <table:table-cell office:value-type="float" office:value="0.4582867" calcext:value-type="float">
            <text:p>0.4582867</text:p>
          </table:table-cell>
          <table:table-cell office:value-type="float" office:value="0" calcext:value-type="float">
            <text:p>0</text:p>
          </table:table-cell>
          <table:table-cell office:value-type="float" office:value="0.04373097" calcext:value-type="float">
            <text:p>0.04373097</text:p>
          </table:table-cell>
          <table:table-cell office:value-type="float" office:value="1.927202E-015" calcext:value-type="float">
            <text:p>1.927202E-15</text:p>
          </table:table-cell>
          <table:table-cell office:value-type="float" office:value="1.927121E-015" calcext:value-type="float">
            <text:p>1.927121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40006" calcext:value-type="float">
            <text:p>-0.1040006</text:p>
          </table:table-cell>
          <table:table-cell office:value-type="float" office:value="-0.03688443" calcext:value-type="float">
            <text:p>-0.03688443</text:p>
          </table:table-cell>
          <table:table-cell office:value-type="float" office:value="-0.02240148" calcext:value-type="float">
            <text:p>-0.02240148</text:p>
          </table:table-cell>
          <table:table-cell office:value-type="float" office:value="-0.01733847" calcext:value-type="float">
            <text:p>-0.01733847</text:p>
          </table:table-cell>
          <table:table-cell office:value-type="float" office:value="-0.01496892" calcext:value-type="float">
            <text:p>-0.01496892</text:p>
          </table:table-cell>
          <table:table-cell office:value-type="float" office:value="-0.0120326" calcext:value-type="float">
            <text:p>-0.0120326</text:p>
          </table:table-cell>
          <table:table-cell office:value-type="float" office:value="-0.008849493" calcext:value-type="float">
            <text:p>-0.008849493</text:p>
          </table:table-cell>
          <table:table-cell office:value-type="float" office:value="-0.008208985" calcext:value-type="float">
            <text:p>-0.008208985</text:p>
          </table:table-cell>
          <table:table-cell office:value-type="float" office:value="-0.2976322" calcext:value-type="float">
            <text:p>-0.2976322</text:p>
          </table:table-cell>
          <table:table-cell office:value-type="float" office:value="-0.06348515" calcext:value-type="float">
            <text:p>-0.06348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44358" calcext:value-type="float">
            <text:p>-0.2744358</text:p>
          </table:table-cell>
          <table:table-cell office:value-type="float" office:value="0.005176021" calcext:value-type="float">
            <text:p>0.00517602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4705" calcext:value-type="float">
            <text:p>-2.3447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7" calcext:value-type="float">
            <text:p>15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335748" calcext:value-type="float">
            <text:p>2.335748</text:p>
          </table:table-cell>
          <table:table-cell office:value-type="float" office:value="0" calcext:value-type="float">
            <text:p>0</text:p>
          </table:table-cell>
          <table:table-cell office:value-type="float" office:value="1047.829" calcext:value-type="float">
            <text:p>1047.829</text:p>
          </table:table-cell>
          <table:table-cell office:value-type="float" office:value="2.833035" calcext:value-type="float">
            <text:p>2.833035</text:p>
          </table:table-cell>
          <table:table-cell office:value-type="float" office:value="82.89911" calcext:value-type="float">
            <text:p>82.89911</text:p>
          </table:table-cell>
          <table:table-cell office:value-type="float" office:value="0.2461776" calcext:value-type="float">
            <text:p>0.2461776</text:p>
          </table:table-cell>
          <table:table-cell office:value-type="float" office:value="0.2978041" calcext:value-type="float">
            <text:p>0.2978041</text:p>
          </table:table-cell>
          <table:table-cell office:value-type="float" office:value="0.3208247" calcext:value-type="float">
            <text:p>0.3208247</text:p>
          </table:table-cell>
          <table:table-cell office:value-type="float" office:value="0.335013" calcext:value-type="float">
            <text:p>0.335013</text:p>
          </table:table-cell>
          <table:table-cell office:value-type="float" office:value="0.3432566" calcext:value-type="float">
            <text:p>0.3432566</text:p>
          </table:table-cell>
          <table:table-cell office:value-type="float" office:value="0.306327" calcext:value-type="float">
            <text:p>0.306327</text:p>
          </table:table-cell>
          <table:table-cell office:value-type="float" office:value="0.3102297" calcext:value-type="float">
            <text:p>0.3102297</text:p>
          </table:table-cell>
          <table:table-cell office:value-type="float" office:value="0.3810323" calcext:value-type="float">
            <text:p>0.3810323</text:p>
          </table:table-cell>
          <table:table-cell office:value-type="float" office:value="0.273793" calcext:value-type="float">
            <text:p>0.273793</text:p>
          </table:table-cell>
          <table:table-cell office:value-type="float" office:value="0.3293435" calcext:value-type="float">
            <text:p>0.3293435</text:p>
          </table:table-cell>
          <table:table-cell office:value-type="float" office:value="0.375057" calcext:value-type="float">
            <text:p>0.375057</text:p>
          </table:table-cell>
          <table:table-cell office:value-type="float" office:value="0.3916295" calcext:value-type="float">
            <text:p>0.3916295</text:p>
          </table:table-cell>
          <table:table-cell office:value-type="float" office:value="0.4620428" calcext:value-type="float">
            <text:p>0.4620428</text:p>
          </table:table-cell>
          <table:table-cell office:value-type="float" office:value="0" calcext:value-type="float">
            <text:p>0</text:p>
          </table:table-cell>
          <table:table-cell office:value-type="float" office:value="0.02246183" calcext:value-type="float">
            <text:p>0.02246183</text:p>
          </table:table-cell>
          <table:table-cell office:value-type="float" office:value="1.927189E-015" calcext:value-type="float">
            <text:p>1.927189E-15</text:p>
          </table:table-cell>
          <table:table-cell office:value-type="float" office:value="1.927109E-015" calcext:value-type="float">
            <text:p>1.927109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26243" calcext:value-type="float">
            <text:p>-0.1626243</text:p>
          </table:table-cell>
          <table:table-cell office:value-type="float" office:value="-0.03753828" calcext:value-type="float">
            <text:p>-0.03753828</text:p>
          </table:table-cell>
          <table:table-cell office:value-type="float" office:value="-0.02315794" calcext:value-type="float">
            <text:p>-0.02315794</text:p>
          </table:table-cell>
          <table:table-cell office:value-type="float" office:value="-0.01781931" calcext:value-type="float">
            <text:p>-0.01781931</text:p>
          </table:table-cell>
          <table:table-cell office:value-type="float" office:value="-0.01536837" calcext:value-type="float">
            <text:p>-0.01536837</text:p>
          </table:table-cell>
          <table:table-cell office:value-type="float" office:value="-0.01243848" calcext:value-type="float">
            <text:p>-0.01243848</text:p>
          </table:table-cell>
          <table:table-cell office:value-type="float" office:value="-0.009475866" calcext:value-type="float">
            <text:p>-0.009475866</text:p>
          </table:table-cell>
          <table:table-cell office:value-type="float" office:value="-0.008079385" calcext:value-type="float">
            <text:p>-0.008079385</text:p>
          </table:table-cell>
          <table:table-cell office:value-type="float" office:value="-0.2942173" calcext:value-type="float">
            <text:p>-0.2942173</text:p>
          </table:table-cell>
          <table:table-cell office:value-type="float" office:value="-0.06271201" calcext:value-type="float">
            <text:p>-0.06271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09138" calcext:value-type="float">
            <text:p>-0.5309138</text:p>
          </table:table-cell>
          <table:table-cell office:value-type="float" office:value="0.005151039" calcext:value-type="float">
            <text:p>0.00515103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7578" calcext:value-type="float">
            <text:p>-2.3675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7" calcext:value-type="float">
            <text:p>16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211664" calcext:value-type="float">
            <text:p>2.211664</text:p>
          </table:table-cell>
          <table:table-cell office:value-type="float" office:value="0" calcext:value-type="float">
            <text:p>0</text:p>
          </table:table-cell>
          <table:table-cell office:value-type="float" office:value="1047.193" calcext:value-type="float">
            <text:p>1047.193</text:p>
          </table:table-cell>
          <table:table-cell office:value-type="float" office:value="3.593736" calcext:value-type="float">
            <text:p>3.593736</text:p>
          </table:table-cell>
          <table:table-cell office:value-type="float" office:value="81.27586" calcext:value-type="float">
            <text:p>81.27586</text:p>
          </table:table-cell>
          <table:table-cell office:value-type="float" office:value="0.2271679" calcext:value-type="float">
            <text:p>0.2271679</text:p>
          </table:table-cell>
          <table:table-cell office:value-type="float" office:value="0.3039549" calcext:value-type="float">
            <text:p>0.3039549</text:p>
          </table:table-cell>
          <table:table-cell office:value-type="float" office:value="0.3205821" calcext:value-type="float">
            <text:p>0.3205821</text:p>
          </table:table-cell>
          <table:table-cell office:value-type="float" office:value="0.3331422" calcext:value-type="float">
            <text:p>0.3331422</text:p>
          </table:table-cell>
          <table:table-cell office:value-type="float" office:value="0.3405654" calcext:value-type="float">
            <text:p>0.3405654</text:p>
          </table:table-cell>
          <table:table-cell office:value-type="float" office:value="0.304267" calcext:value-type="float">
            <text:p>0.304267</text:p>
          </table:table-cell>
          <table:table-cell office:value-type="float" office:value="0.3066173" calcext:value-type="float">
            <text:p>0.3066173</text:p>
          </table:table-cell>
          <table:table-cell office:value-type="float" office:value="0.3804598" calcext:value-type="float">
            <text:p>0.3804598</text:p>
          </table:table-cell>
          <table:table-cell office:value-type="float" office:value="0.2741269" calcext:value-type="float">
            <text:p>0.2741269</text:p>
          </table:table-cell>
          <table:table-cell office:value-type="float" office:value="0.3297526" calcext:value-type="float">
            <text:p>0.3297526</text:p>
          </table:table-cell>
          <table:table-cell office:value-type="float" office:value="0.3749927" calcext:value-type="float">
            <text:p>0.3749927</text:p>
          </table:table-cell>
          <table:table-cell office:value-type="float" office:value="0.3916084" calcext:value-type="float">
            <text:p>0.3916084</text:p>
          </table:table-cell>
          <table:table-cell office:value-type="float" office:value="0.4623746" calcext:value-type="float">
            <text:p>0.4623746</text:p>
          </table:table-cell>
          <table:table-cell office:value-type="float" office:value="0" calcext:value-type="float">
            <text:p>0</text:p>
          </table:table-cell>
          <table:table-cell office:value-type="float" office:value="0.01352396" calcext:value-type="float">
            <text:p>0.01352396</text:p>
          </table:table-cell>
          <table:table-cell office:value-type="float" office:value="1.927177E-015" calcext:value-type="float">
            <text:p>1.927177E-15</text:p>
          </table:table-cell>
          <table:table-cell office:value-type="float" office:value="1.927096E-015" calcext:value-type="float">
            <text:p>1.927096E-15</text:p>
          </table:table-cell>
          <table:table-cell office:value-type="float" office:value="9.650456E-016" calcext:value-type="float">
            <text:p>9.65045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87328" calcext:value-type="float">
            <text:p>-0.2987328</text:p>
          </table:table-cell>
          <table:table-cell office:value-type="float" office:value="-0.03232979" calcext:value-type="float">
            <text:p>-0.03232979</text:p>
          </table:table-cell>
          <table:table-cell office:value-type="float" office:value="-0.0232762" calcext:value-type="float">
            <text:p>-0.0232762</text:p>
          </table:table-cell>
          <table:table-cell office:value-type="float" office:value="-0.01843744" calcext:value-type="float">
            <text:p>-0.01843744</text:p>
          </table:table-cell>
          <table:table-cell office:value-type="float" office:value="-0.01611861" calcext:value-type="float">
            <text:p>-0.01611861</text:p>
          </table:table-cell>
          <table:table-cell office:value-type="float" office:value="-0.01308632" calcext:value-type="float">
            <text:p>-0.01308632</text:p>
          </table:table-cell>
          <table:table-cell office:value-type="float" office:value="-0.01044883" calcext:value-type="float">
            <text:p>-0.01044883</text:p>
          </table:table-cell>
          <table:table-cell office:value-type="float" office:value="-0.008342262" calcext:value-type="float">
            <text:p>-0.008342262</text:p>
          </table:table-cell>
          <table:table-cell office:value-type="float" office:value="-0.2908844" calcext:value-type="float">
            <text:p>-0.2908844</text:p>
          </table:table-cell>
          <table:table-cell office:value-type="float" office:value="-0.06196545" calcext:value-type="float">
            <text:p>-0.06196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51522" calcext:value-type="float">
            <text:p>-1.151522</text:p>
          </table:table-cell>
          <table:table-cell office:value-type="float" office:value="0.005129325" calcext:value-type="float">
            <text:p>0.00512932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4283" calcext:value-type="float">
            <text:p>-2.3742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7" calcext:value-type="float">
            <text:p>17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108841" calcext:value-type="float">
            <text:p>2.108841</text:p>
          </table:table-cell>
          <table:table-cell office:value-type="float" office:value="0" calcext:value-type="float">
            <text:p>0</text:p>
          </table:table-cell>
          <table:table-cell office:value-type="float" office:value="1046.619" calcext:value-type="float">
            <text:p>1046.619</text:p>
          </table:table-cell>
          <table:table-cell office:value-type="float" office:value="4.26988" calcext:value-type="float">
            <text:p>4.26988</text:p>
          </table:table-cell>
          <table:table-cell office:value-type="float" office:value="78.11954" calcext:value-type="float">
            <text:p>78.11954</text:p>
          </table:table-cell>
          <table:table-cell office:value-type="float" office:value="0.2281847" calcext:value-type="float">
            <text:p>0.2281847</text:p>
          </table:table-cell>
          <table:table-cell office:value-type="float" office:value="0.3087791" calcext:value-type="float">
            <text:p>0.3087791</text:p>
          </table:table-cell>
          <table:table-cell office:value-type="float" office:value="0.3213489" calcext:value-type="float">
            <text:p>0.3213489</text:p>
          </table:table-cell>
          <table:table-cell office:value-type="float" office:value="0.3318874" calcext:value-type="float">
            <text:p>0.3318874</text:p>
          </table:table-cell>
          <table:table-cell office:value-type="float" office:value="0.338268" calcext:value-type="float">
            <text:p>0.338268</text:p>
          </table:table-cell>
          <table:table-cell office:value-type="float" office:value="0.3017491" calcext:value-type="float">
            <text:p>0.3017491</text:p>
          </table:table-cell>
          <table:table-cell office:value-type="float" office:value="0.3036714" calcext:value-type="float">
            <text:p>0.3036714</text:p>
          </table:table-cell>
          <table:table-cell office:value-type="float" office:value="0.379344" calcext:value-type="float">
            <text:p>0.379344</text:p>
          </table:table-cell>
          <table:table-cell office:value-type="float" office:value="0.2744567" calcext:value-type="float">
            <text:p>0.2744567</text:p>
          </table:table-cell>
          <table:table-cell office:value-type="float" office:value="0.3301535" calcext:value-type="float">
            <text:p>0.3301535</text:p>
          </table:table-cell>
          <table:table-cell office:value-type="float" office:value="0.3749452" calcext:value-type="float">
            <text:p>0.3749452</text:p>
          </table:table-cell>
          <table:table-cell office:value-type="float" office:value="0.3915413" calcext:value-type="float">
            <text:p>0.391541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0.0002331549" calcext:value-type="float">
            <text:p>0.0002331549</text:p>
          </table:table-cell>
          <table:table-cell office:value-type="float" office:value="1.927166E-015" calcext:value-type="float">
            <text:p>1.927166E-15</text:p>
          </table:table-cell>
          <table:table-cell office:value-type="float" office:value="1.927083E-015" calcext:value-type="float">
            <text:p>1.927083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07925" calcext:value-type="float">
            <text:p>-0.2907925</text:p>
          </table:table-cell>
          <table:table-cell office:value-type="float" office:value="-0.02929125" calcext:value-type="float">
            <text:p>-0.02929125</text:p>
          </table:table-cell>
          <table:table-cell office:value-type="float" office:value="-0.02293321" calcext:value-type="float">
            <text:p>-0.02293321</text:p>
          </table:table-cell>
          <table:table-cell office:value-type="float" office:value="-0.01887117" calcext:value-type="float">
            <text:p>-0.01887117</text:p>
          </table:table-cell>
          <table:table-cell office:value-type="float" office:value="-0.0168043" calcext:value-type="float">
            <text:p>-0.0168043</text:p>
          </table:table-cell>
          <table:table-cell office:value-type="float" office:value="-0.01393396" calcext:value-type="float">
            <text:p>-0.01393396</text:p>
          </table:table-cell>
          <table:table-cell office:value-type="float" office:value="-0.01133575" calcext:value-type="float">
            <text:p>-0.01133575</text:p>
          </table:table-cell>
          <table:table-cell office:value-type="float" office:value="-0.00888707" calcext:value-type="float">
            <text:p>-0.00888707</text:p>
          </table:table-cell>
          <table:table-cell office:value-type="float" office:value="-0.2876333" calcext:value-type="float">
            <text:p>-0.2876333</text:p>
          </table:table-cell>
          <table:table-cell office:value-type="float" office:value="-0.06124294" calcext:value-type="float">
            <text:p>-0.06124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32899" calcext:value-type="float">
            <text:p>-0.9332899</text:p>
          </table:table-cell>
          <table:table-cell office:value-type="float" office:value="0.005113886" calcext:value-type="float">
            <text:p>0.00511388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7566" calcext:value-type="float">
            <text:p>-2.3775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7" calcext:value-type="float">
            <text:p>18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042623" calcext:value-type="float">
            <text:p>2.042623</text:p>
          </table:table-cell>
          <table:table-cell office:value-type="float" office:value="0" calcext:value-type="float">
            <text:p>0</text:p>
          </table:table-cell>
          <table:table-cell office:value-type="float" office:value="1046.084" calcext:value-type="float">
            <text:p>1046.084</text:p>
          </table:table-cell>
          <table:table-cell office:value-type="float" office:value="4.871799" calcext:value-type="float">
            <text:p>4.871799</text:p>
          </table:table-cell>
          <table:table-cell office:value-type="float" office:value="74.41297" calcext:value-type="float">
            <text:p>74.41297</text:p>
          </table:table-cell>
          <table:table-cell office:value-type="float" office:value="0.2254426" calcext:value-type="float">
            <text:p>0.2254426</text:p>
          </table:table-cell>
          <table:table-cell office:value-type="float" office:value="0.310868" calcext:value-type="float">
            <text:p>0.310868</text:p>
          </table:table-cell>
          <table:table-cell office:value-type="float" office:value="0.3219379" calcext:value-type="float">
            <text:p>0.3219379</text:p>
          </table:table-cell>
          <table:table-cell office:value-type="float" office:value="0.3309775" calcext:value-type="float">
            <text:p>0.3309775</text:p>
          </table:table-cell>
          <table:table-cell office:value-type="float" office:value="0.3364489" calcext:value-type="float">
            <text:p>0.3364489</text:p>
          </table:table-cell>
          <table:table-cell office:value-type="float" office:value="0.2998483" calcext:value-type="float">
            <text:p>0.2998483</text:p>
          </table:table-cell>
          <table:table-cell office:value-type="float" office:value="0.3014465" calcext:value-type="float">
            <text:p>0.3014465</text:p>
          </table:table-cell>
          <table:table-cell office:value-type="float" office:value="0.3781085" calcext:value-type="float">
            <text:p>0.3781085</text:p>
          </table:table-cell>
          <table:table-cell office:value-type="float" office:value="0.2747824" calcext:value-type="float">
            <text:p>0.2747824</text:p>
          </table:table-cell>
          <table:table-cell office:value-type="float" office:value="0.3305465" calcext:value-type="float">
            <text:p>0.3305465</text:p>
          </table:table-cell>
          <table:table-cell office:value-type="float" office:value="0.3749101" calcext:value-type="float">
            <text:p>0.3749101</text:p>
          </table:table-cell>
          <table:table-cell office:value-type="float" office:value="0.3914627" calcext:value-type="float">
            <text:p>0.3914627</text:p>
          </table:table-cell>
          <table:table-cell office:value-type="float" office:value="0.4623745" calcext:value-type="float">
            <text:p>0.4623745</text:p>
          </table:table-cell>
          <table:table-cell office:value-type="float" office:value="0" calcext:value-type="float">
            <text:p>0</text:p>
          </table:table-cell>
          <table:table-cell office:value-type="float" office:value="0.0009477119" calcext:value-type="float">
            <text:p>0.0009477119</text:p>
          </table:table-cell>
          <table:table-cell office:value-type="float" office:value="1.927155E-015" calcext:value-type="float">
            <text:p>1.927155E-15</text:p>
          </table:table-cell>
          <table:table-cell office:value-type="float" office:value="1.92707E-015" calcext:value-type="float">
            <text:p>1.92707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79105" calcext:value-type="float">
            <text:p>-0.3179105</text:p>
          </table:table-cell>
          <table:table-cell office:value-type="float" office:value="-0.02811528" calcext:value-type="float">
            <text:p>-0.02811528</text:p>
          </table:table-cell>
          <table:table-cell office:value-type="float" office:value="-0.02267649" calcext:value-type="float">
            <text:p>-0.02267649</text:p>
          </table:table-cell>
          <table:table-cell office:value-type="float" office:value="-0.01918714" calcext:value-type="float">
            <text:p>-0.01918714</text:p>
          </table:table-cell>
          <table:table-cell office:value-type="float" office:value="-0.01736306" calcext:value-type="float">
            <text:p>-0.01736306</text:p>
          </table:table-cell>
          <table:table-cell office:value-type="float" office:value="-0.01461943" calcext:value-type="float">
            <text:p>-0.01461943</text:p>
          </table:table-cell>
          <table:table-cell office:value-type="float" office:value="-0.0120527" calcext:value-type="float">
            <text:p>-0.0120527</text:p>
          </table:table-cell>
          <table:table-cell office:value-type="float" office:value="-0.00953553" calcext:value-type="float">
            <text:p>-0.00953553</text:p>
          </table:table-cell>
          <table:table-cell office:value-type="float" office:value="-0.2844618" calcext:value-type="float">
            <text:p>-0.2844618</text:p>
          </table:table-cell>
          <table:table-cell office:value-type="float" office:value="-0.06054387" calcext:value-type="float">
            <text:p>-0.06054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958844" calcext:value-type="float">
            <text:p>-0.8958844</text:p>
          </table:table-cell>
          <table:table-cell office:value-type="float" office:value="0.005095235" calcext:value-type="float">
            <text:p>0.00509523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0849" calcext:value-type="float">
            <text:p>-2.3808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7" calcext:value-type="float">
            <text:p>19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078677" calcext:value-type="float">
            <text:p>2.078677</text:p>
          </table:table-cell>
          <table:table-cell office:value-type="float" office:value="0" calcext:value-type="float">
            <text:p>0</text:p>
          </table:table-cell>
          <table:table-cell office:value-type="float" office:value="1045.581" calcext:value-type="float">
            <text:p>1045.581</text:p>
          </table:table-cell>
          <table:table-cell office:value-type="float" office:value="5.338725" calcext:value-type="float">
            <text:p>5.338725</text:p>
          </table:table-cell>
          <table:table-cell office:value-type="float" office:value="73.05415" calcext:value-type="float">
            <text:p>73.05415</text:p>
          </table:table-cell>
          <table:table-cell office:value-type="float" office:value="0.1860489" calcext:value-type="float">
            <text:p>0.1860489</text:p>
          </table:table-cell>
          <table:table-cell office:value-type="float" office:value="0.3064372" calcext:value-type="float">
            <text:p>0.3064372</text:p>
          </table:table-cell>
          <table:table-cell office:value-type="float" office:value="0.3200229" calcext:value-type="float">
            <text:p>0.3200229</text:p>
          </table:table-cell>
          <table:table-cell office:value-type="float" office:value="0.3293642" calcext:value-type="float">
            <text:p>0.3293642</text:p>
          </table:table-cell>
          <table:table-cell office:value-type="float" office:value="0.335202" calcext:value-type="float">
            <text:p>0.335202</text:p>
          </table:table-cell>
          <table:table-cell office:value-type="float" office:value="0.2986292" calcext:value-type="float">
            <text:p>0.2986292</text:p>
          </table:table-cell>
          <table:table-cell office:value-type="float" office:value="0.2998321" calcext:value-type="float">
            <text:p>0.2998321</text:p>
          </table:table-cell>
          <table:table-cell office:value-type="float" office:value="0.3769678" calcext:value-type="float">
            <text:p>0.3769678</text:p>
          </table:table-cell>
          <table:table-cell office:value-type="float" office:value="0.2751041" calcext:value-type="float">
            <text:p>0.2751041</text:p>
          </table:table-cell>
          <table:table-cell office:value-type="float" office:value="0.3309322" calcext:value-type="float">
            <text:p>0.3309322</text:p>
          </table:table-cell>
          <table:table-cell office:value-type="float" office:value="0.3748851" calcext:value-type="float">
            <text:p>0.3748851</text:p>
          </table:table-cell>
          <table:table-cell office:value-type="float" office:value="0.3913739" calcext:value-type="float">
            <text:p>0.3913739</text:p>
          </table:table-cell>
          <table:table-cell office:value-type="float" office:value="0.462371" calcext:value-type="float">
            <text:p>0.462371</text:p>
          </table:table-cell>
          <table:table-cell office:value-type="float" office:value="0" calcext:value-type="float">
            <text:p>0</text:p>
          </table:table-cell>
          <table:table-cell office:value-type="float" office:value="0.03785972" calcext:value-type="float">
            <text:p>0.03785972</text:p>
          </table:table-cell>
          <table:table-cell office:value-type="float" office:value="0.01145308" calcext:value-type="float">
            <text:p>0.01145308</text:p>
          </table:table-cell>
          <table:table-cell office:value-type="float" office:value="1.927058E-015" calcext:value-type="float">
            <text:p>1.927058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83583" calcext:value-type="float">
            <text:p>-1.383583</text:p>
          </table:table-cell>
          <table:table-cell office:value-type="float" office:value="-0.03060424" calcext:value-type="float">
            <text:p>-0.03060424</text:p>
          </table:table-cell>
          <table:table-cell office:value-type="float" office:value="-0.02350009" calcext:value-type="float">
            <text:p>-0.02350009</text:p>
          </table:table-cell>
          <table:table-cell office:value-type="float" office:value="-0.01976633" calcext:value-type="float">
            <text:p>-0.01976633</text:p>
          </table:table-cell>
          <table:table-cell office:value-type="float" office:value="-0.01776416" calcext:value-type="float">
            <text:p>-0.01776416</text:p>
          </table:table-cell>
          <table:table-cell office:value-type="float" office:value="-0.01507604" calcext:value-type="float">
            <text:p>-0.01507604</text:p>
          </table:table-cell>
          <table:table-cell office:value-type="float" office:value="-0.01260389" calcext:value-type="float">
            <text:p>-0.01260389</text:p>
          </table:table-cell>
          <table:table-cell office:value-type="float" office:value="-0.0101804" calcext:value-type="float">
            <text:p>-0.0101804</text:p>
          </table:table-cell>
          <table:table-cell office:value-type="float" office:value="-0.2813677" calcext:value-type="float">
            <text:p>-0.2813677</text:p>
          </table:table-cell>
          <table:table-cell office:value-type="float" office:value="-0.05986649" calcext:value-type="float">
            <text:p>-0.05986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253" calcext:value-type="float">
            <text:p>-4.4253</text:p>
          </table:table-cell>
          <table:table-cell office:value-type="float" office:value="0.005163522" calcext:value-type="float">
            <text:p>0.00516352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4603" calcext:value-type="float">
            <text:p>-2.3846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7" calcext:value-type="float">
            <text:p>20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071578" calcext:value-type="float">
            <text:p>2.071578</text:p>
          </table:table-cell>
          <table:table-cell office:value-type="float" office:value="0" calcext:value-type="float">
            <text:p>0</text:p>
          </table:table-cell>
          <table:table-cell office:value-type="float" office:value="1045.309" calcext:value-type="float">
            <text:p>1045.309</text:p>
          </table:table-cell>
          <table:table-cell office:value-type="float" office:value="5.61779" calcext:value-type="float">
            <text:p>5.61779</text:p>
          </table:table-cell>
          <table:table-cell office:value-type="float" office:value="69.73222" calcext:value-type="float">
            <text:p>69.73222</text:p>
          </table:table-cell>
          <table:table-cell office:value-type="float" office:value="0.2046501" calcext:value-type="float">
            <text:p>0.2046501</text:p>
          </table:table-cell>
          <table:table-cell office:value-type="float" office:value="0.3023733" calcext:value-type="float">
            <text:p>0.3023733</text:p>
          </table:table-cell>
          <table:table-cell office:value-type="float" office:value="0.3165192" calcext:value-type="float">
            <text:p>0.3165192</text:p>
          </table:table-cell>
          <table:table-cell office:value-type="float" office:value="0.3271068" calcext:value-type="float">
            <text:p>0.3271068</text:p>
          </table:table-cell>
          <table:table-cell office:value-type="float" office:value="0.33291" calcext:value-type="float">
            <text:p>0.33291</text:p>
          </table:table-cell>
          <table:table-cell office:value-type="float" office:value="0.2968946" calcext:value-type="float">
            <text:p>0.2968946</text:p>
          </table:table-cell>
          <table:table-cell office:value-type="float" office:value="0.2980072" calcext:value-type="float">
            <text:p>0.2980072</text:p>
          </table:table-cell>
          <table:table-cell office:value-type="float" office:value="0.3760425" calcext:value-type="float">
            <text:p>0.3760425</text:p>
          </table:table-cell>
          <table:table-cell office:value-type="float" office:value="0.2754217" calcext:value-type="float">
            <text:p>0.2754217</text:p>
          </table:table-cell>
          <table:table-cell office:value-type="float" office:value="0.3313105" calcext:value-type="float">
            <text:p>0.3313105</text:p>
          </table:table-cell>
          <table:table-cell office:value-type="float" office:value="0.3748676" calcext:value-type="float">
            <text:p>0.3748676</text:p>
          </table:table-cell>
          <table:table-cell office:value-type="float" office:value="0.3912744" calcext:value-type="float">
            <text:p>0.3912744</text:p>
          </table:table-cell>
          <table:table-cell office:value-type="float" office:value="0.4623714" calcext:value-type="float">
            <text:p>0.4623714</text:p>
          </table:table-cell>
          <table:table-cell office:value-type="float" office:value="0" calcext:value-type="float">
            <text:p>0</text:p>
          </table:table-cell>
          <table:table-cell office:value-type="float" office:value="0.0283059" calcext:value-type="float">
            <text:p>0.0283059</text:p>
          </table:table-cell>
          <table:table-cell office:value-type="float" office:value="0.02759269" calcext:value-type="float">
            <text:p>0.02759269</text:p>
          </table:table-cell>
          <table:table-cell office:value-type="float" office:value="1.927045E-015" calcext:value-type="float">
            <text:p>1.927045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537188" calcext:value-type="float">
            <text:p>-0.6537188</text:p>
          </table:table-cell>
          <table:table-cell office:value-type="float" office:value="-0.03331721" calcext:value-type="float">
            <text:p>-0.03331721</text:p>
          </table:table-cell>
          <table:table-cell office:value-type="float" office:value="-0.02515888" calcext:value-type="float">
            <text:p>-0.02515888</text:p>
          </table:table-cell>
          <table:table-cell office:value-type="float" office:value="-0.02061522" calcext:value-type="float">
            <text:p>-0.02061522</text:p>
          </table:table-cell>
          <table:table-cell office:value-type="float" office:value="-0.01852232" calcext:value-type="float">
            <text:p>-0.01852232</text:p>
          </table:table-cell>
          <table:table-cell office:value-type="float" office:value="-0.01575241" calcext:value-type="float">
            <text:p>-0.01575241</text:p>
          </table:table-cell>
          <table:table-cell office:value-type="float" office:value="-0.0132667" calcext:value-type="float">
            <text:p>-0.0132667</text:p>
          </table:table-cell>
          <table:table-cell office:value-type="float" office:value="-0.01073525" calcext:value-type="float">
            <text:p>-0.01073525</text:p>
          </table:table-cell>
          <table:table-cell office:value-type="float" office:value="-0.2783496" calcext:value-type="float">
            <text:p>-0.2783496</text:p>
          </table:table-cell>
          <table:table-cell office:value-type="float" office:value="-0.05920989" calcext:value-type="float">
            <text:p>-0.05920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41014" calcext:value-type="float">
            <text:p>-1.941014</text:p>
          </table:table-cell>
          <table:table-cell office:value-type="float" office:value="0.005199013" calcext:value-type="float">
            <text:p>0.00519901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8083" calcext:value-type="float">
            <text:p>-2.3880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7" calcext:value-type="float">
            <text:p>21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142278" calcext:value-type="float">
            <text:p>2.142278</text:p>
          </table:table-cell>
          <table:table-cell office:value-type="float" office:value="0" calcext:value-type="float">
            <text:p>0</text:p>
          </table:table-cell>
          <table:table-cell office:value-type="float" office:value="1044.945" calcext:value-type="float">
            <text:p>1044.945</text:p>
          </table:table-cell>
          <table:table-cell office:value-type="float" office:value="5.910548" calcext:value-type="float">
            <text:p>5.910548</text:p>
          </table:table-cell>
          <table:table-cell office:value-type="float" office:value="66.77963" calcext:value-type="float">
            <text:p>66.77963</text:p>
          </table:table-cell>
          <table:table-cell office:value-type="float" office:value="0.200067" calcext:value-type="float">
            <text:p>0.200067</text:p>
          </table:table-cell>
          <table:table-cell office:value-type="float" office:value="0.299328" calcext:value-type="float">
            <text:p>0.299328</text:p>
          </table:table-cell>
          <table:table-cell office:value-type="float" office:value="0.3139049" calcext:value-type="float">
            <text:p>0.3139049</text:p>
          </table:table-cell>
          <table:table-cell office:value-type="float" office:value="0.3245837" calcext:value-type="float">
            <text:p>0.3245837</text:p>
          </table:table-cell>
          <table:table-cell office:value-type="float" office:value="0.330527" calcext:value-type="float">
            <text:p>0.330527</text:p>
          </table:table-cell>
          <table:table-cell office:value-type="float" office:value="0.2951961" calcext:value-type="float">
            <text:p>0.2951961</text:p>
          </table:table-cell>
          <table:table-cell office:value-type="float" office:value="0.2963347" calcext:value-type="float">
            <text:p>0.2963347</text:p>
          </table:table-cell>
          <table:table-cell office:value-type="float" office:value="0.3750718" calcext:value-type="float">
            <text:p>0.3750718</text:p>
          </table:table-cell>
          <table:table-cell office:value-type="float" office:value="0.2757354" calcext:value-type="float">
            <text:p>0.2757354</text:p>
          </table:table-cell>
          <table:table-cell office:value-type="float" office:value="0.331682" calcext:value-type="float">
            <text:p>0.331682</text:p>
          </table:table-cell>
          <table:table-cell office:value-type="float" office:value="0.374856" calcext:value-type="float">
            <text:p>0.374856</text:p>
          </table:table-cell>
          <table:table-cell office:value-type="float" office:value="0.3911681" calcext:value-type="float">
            <text:p>0.3911681</text:p>
          </table:table-cell>
          <table:table-cell office:value-type="float" office:value="0.4623708" calcext:value-type="float">
            <text:p>0.4623708</text:p>
          </table:table-cell>
          <table:table-cell office:value-type="float" office:value="0" calcext:value-type="float">
            <text:p>0</text:p>
          </table:table-cell>
          <table:table-cell office:value-type="float" office:value="0.04186359" calcext:value-type="float">
            <text:p>0.04186359</text:p>
          </table:table-cell>
          <table:table-cell office:value-type="float" office:value="0.0414399" calcext:value-type="float">
            <text:p>0.0414399</text:p>
          </table:table-cell>
          <table:table-cell office:value-type="float" office:value="1.927032E-015" calcext:value-type="float">
            <text:p>1.927032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76369" calcext:value-type="float">
            <text:p>-0.776369</text:p>
          </table:table-cell>
          <table:table-cell office:value-type="float" office:value="-0.03597584" calcext:value-type="float">
            <text:p>-0.03597584</text:p>
          </table:table-cell>
          <table:table-cell office:value-type="float" office:value="-0.02647537" calcext:value-type="float">
            <text:p>-0.02647537</text:p>
          </table:table-cell>
          <table:table-cell office:value-type="float" office:value="-0.02160618" calcext:value-type="float">
            <text:p>-0.02160618</text:p>
          </table:table-cell>
          <table:table-cell office:value-type="float" office:value="-0.01935298" calcext:value-type="float">
            <text:p>-0.01935298</text:p>
          </table:table-cell>
          <table:table-cell office:value-type="float" office:value="-0.01645244" calcext:value-type="float">
            <text:p>-0.01645244</text:p>
          </table:table-cell>
          <table:table-cell office:value-type="float" office:value="-0.01390974" calcext:value-type="float">
            <text:p>-0.01390974</text:p>
          </table:table-cell>
          <table:table-cell office:value-type="float" office:value="-0.01135145" calcext:value-type="float">
            <text:p>-0.01135145</text:p>
          </table:table-cell>
          <table:table-cell office:value-type="float" office:value="-0.2754029" calcext:value-type="float">
            <text:p>-0.2754029</text:p>
          </table:table-cell>
          <table:table-cell office:value-type="float" office:value="-0.0585729" calcext:value-type="float">
            <text:p>-0.0585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32137" calcext:value-type="float">
            <text:p>-2.332137</text:p>
          </table:table-cell>
          <table:table-cell office:value-type="float" office:value="0.005251644" calcext:value-type="float">
            <text:p>0.00525164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1572" calcext:value-type="float">
            <text:p>-2.3915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7" calcext:value-type="float">
            <text:p>22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1.876648" calcext:value-type="float">
            <text:p>1.876648</text:p>
          </table:table-cell>
          <table:table-cell office:value-type="float" office:value="0" calcext:value-type="float">
            <text:p>0</text:p>
          </table:table-cell>
          <table:table-cell office:value-type="float" office:value="1044.618" calcext:value-type="float">
            <text:p>1044.618</text:p>
          </table:table-cell>
          <table:table-cell office:value-type="float" office:value="6.503323" calcext:value-type="float">
            <text:p>6.503323</text:p>
          </table:table-cell>
          <table:table-cell office:value-type="float" office:value="42.05791" calcext:value-type="float">
            <text:p>42.05791</text:p>
          </table:table-cell>
          <table:table-cell office:value-type="float" office:value="0.2630556" calcext:value-type="float">
            <text:p>0.2630556</text:p>
          </table:table-cell>
          <table:table-cell office:value-type="float" office:value="0.3037337" calcext:value-type="float">
            <text:p>0.3037337</text:p>
          </table:table-cell>
          <table:table-cell office:value-type="float" office:value="0.3142042" calcext:value-type="float">
            <text:p>0.3142042</text:p>
          </table:table-cell>
          <table:table-cell office:value-type="float" office:value="0.3230874" calcext:value-type="float">
            <text:p>0.3230874</text:p>
          </table:table-cell>
          <table:table-cell office:value-type="float" office:value="0.3315103" calcext:value-type="float">
            <text:p>0.3315103</text:p>
          </table:table-cell>
          <table:table-cell office:value-type="float" office:value="0.3007057" calcext:value-type="float">
            <text:p>0.3007057</text:p>
          </table:table-cell>
          <table:table-cell office:value-type="float" office:value="0.3256874" calcext:value-type="float">
            <text:p>0.3256874</text:p>
          </table:table-cell>
          <table:table-cell office:value-type="float" office:value="0.3770145" calcext:value-type="float">
            <text:p>0.3770145</text:p>
          </table:table-cell>
          <table:table-cell office:value-type="float" office:value="0.2760575" calcext:value-type="float">
            <text:p>0.2760575</text:p>
          </table:table-cell>
          <table:table-cell office:value-type="float" office:value="0.3320428" calcext:value-type="float">
            <text:p>0.3320428</text:p>
          </table:table-cell>
          <table:table-cell office:value-type="float" office:value="0.3748489" calcext:value-type="float">
            <text:p>0.3748489</text:p>
          </table:table-cell>
          <table:table-cell office:value-type="float" office:value="0.391059" calcext:value-type="float">
            <text:p>0.391059</text:p>
          </table:table-cell>
          <table:table-cell office:value-type="float" office:value="0.4623675" calcext:value-type="float">
            <text:p>0.4623675</text:p>
          </table:table-cell>
          <table:table-cell office:value-type="float" office:value="0" calcext:value-type="float">
            <text:p>0</text:p>
          </table:table-cell>
          <table:table-cell office:value-type="float" office:value="0.02140812" calcext:value-type="float">
            <text:p>0.02140812</text:p>
          </table:table-cell>
          <table:table-cell office:value-type="float" office:value="0.03980589" calcext:value-type="float">
            <text:p>0.03980589</text:p>
          </table:table-cell>
          <table:table-cell office:value-type="float" office:value="1.92702E-015" calcext:value-type="float">
            <text:p>1.92702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157977" calcext:value-type="float">
            <text:p>-0.09157977</text:p>
          </table:table-cell>
          <table:table-cell office:value-type="float" office:value="-0.0320883" calcext:value-type="float">
            <text:p>-0.0320883</text:p>
          </table:table-cell>
          <table:table-cell office:value-type="float" office:value="-0.02632613" calcext:value-type="float">
            <text:p>-0.02632613</text:p>
          </table:table-cell>
          <table:table-cell office:value-type="float" office:value="-0.02225836" calcext:value-type="float">
            <text:p>-0.02225836</text:p>
          </table:table-cell>
          <table:table-cell office:value-type="float" office:value="-0.01906249" calcext:value-type="float">
            <text:p>-0.01906249</text:p>
          </table:table-cell>
          <table:table-cell office:value-type="float" office:value="-0.01435934" calcext:value-type="float">
            <text:p>-0.01435934</text:p>
          </table:table-cell>
          <table:table-cell office:value-type="float" office:value="-0.0062484" calcext:value-type="float">
            <text:p>-0.0062484</text:p>
          </table:table-cell>
          <table:table-cell office:value-type="float" office:value="-0.01018825" calcext:value-type="float">
            <text:p>-0.01018825</text:p>
          </table:table-cell>
          <table:table-cell office:value-type="float" office:value="-0.272424" calcext:value-type="float">
            <text:p>-0.272424</text:p>
          </table:table-cell>
          <table:table-cell office:value-type="float" office:value="-0.05796096" calcext:value-type="float">
            <text:p>-0.0579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0427" calcext:value-type="float">
            <text:p>-0.200427</text:p>
          </table:table-cell>
          <table:table-cell office:value-type="float" office:value="0.005252478" calcext:value-type="float">
            <text:p>0.00525247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4265" calcext:value-type="float">
            <text:p>-2.3942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7" calcext:value-type="float">
            <text:p>23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1.857583" calcext:value-type="float">
            <text:p>1.857583</text:p>
          </table:table-cell>
          <table:table-cell office:value-type="float" office:value="0" calcext:value-type="float">
            <text:p>0</text:p>
          </table:table-cell>
          <table:table-cell office:value-type="float" office:value="1043.924" calcext:value-type="float">
            <text:p>1043.924</text:p>
          </table:table-cell>
          <table:table-cell office:value-type="float" office:value="7.216163" calcext:value-type="float">
            <text:p>7.216163</text:p>
          </table:table-cell>
          <table:table-cell office:value-type="float" office:value="27.02481" calcext:value-type="float">
            <text:p>27.02481</text:p>
          </table:table-cell>
          <table:table-cell office:value-type="float" office:value="0.2686635" calcext:value-type="float">
            <text:p>0.2686635</text:p>
          </table:table-cell>
          <table:table-cell office:value-type="float" office:value="0.3064475" calcext:value-type="float">
            <text:p>0.3064475</text:p>
          </table:table-cell>
          <table:table-cell office:value-type="float" office:value="0.3184015" calcext:value-type="float">
            <text:p>0.3184015</text:p>
          </table:table-cell>
          <table:table-cell office:value-type="float" office:value="0.3281597" calcext:value-type="float">
            <text:p>0.3281597</text:p>
          </table:table-cell>
          <table:table-cell office:value-type="float" office:value="0.3382634" calcext:value-type="float">
            <text:p>0.3382634</text:p>
          </table:table-cell>
          <table:table-cell office:value-type="float" office:value="0.3057266" calcext:value-type="float">
            <text:p>0.3057266</text:p>
          </table:table-cell>
          <table:table-cell office:value-type="float" office:value="0.3169414" calcext:value-type="float">
            <text:p>0.3169414</text:p>
          </table:table-cell>
          <table:table-cell office:value-type="float" office:value="0.3805384" calcext:value-type="float">
            <text:p>0.3805384</text:p>
          </table:table-cell>
          <table:table-cell office:value-type="float" office:value="0.2764649" calcext:value-type="float">
            <text:p>0.2764649</text:p>
          </table:table-cell>
          <table:table-cell office:value-type="float" office:value="0.3323672" calcext:value-type="float">
            <text:p>0.3323672</text:p>
          </table:table-cell>
          <table:table-cell office:value-type="float" office:value="0.3748445" calcext:value-type="float">
            <text:p>0.3748445</text:p>
          </table:table-cell>
          <table:table-cell office:value-type="float" office:value="0.3909504" calcext:value-type="float">
            <text:p>0.3909504</text:p>
          </table:table-cell>
          <table:table-cell office:value-type="float" office:value="0.4623392" calcext:value-type="float">
            <text:p>0.4623392</text:p>
          </table:table-cell>
          <table:table-cell office:value-type="float" office:value="0" calcext:value-type="float">
            <text:p>0</text:p>
          </table:table-cell>
          <table:table-cell office:value-type="float" office:value="0.05209016" calcext:value-type="float">
            <text:p>0.05209016</text:p>
          </table:table-cell>
          <table:table-cell office:value-type="float" office:value="0.0286862" calcext:value-type="float">
            <text:p>0.0286862</text:p>
          </table:table-cell>
          <table:table-cell office:value-type="float" office:value="1.927007E-015" calcext:value-type="float">
            <text:p>1.927007E-15</text:p>
          </table:table-cell>
          <table:table-cell office:value-type="float" office:value="9.650456E-016" calcext:value-type="float">
            <text:p>9.65045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702918" calcext:value-type="float">
            <text:p>-0.07702918</text:p>
          </table:table-cell>
          <table:table-cell office:value-type="float" office:value="-0.03026757" calcext:value-type="float">
            <text:p>-0.03026757</text:p>
          </table:table-cell>
          <table:table-cell office:value-type="float" office:value="-0.02426107" calcext:value-type="float">
            <text:p>-0.02426107</text:p>
          </table:table-cell>
          <table:table-cell office:value-type="float" office:value="-0.02025079" calcext:value-type="float">
            <text:p>-0.02025079</text:p>
          </table:table-cell>
          <table:table-cell office:value-type="float" office:value="-0.01683917" calcext:value-type="float">
            <text:p>-0.01683917</text:p>
          </table:table-cell>
          <table:table-cell office:value-type="float" office:value="-0.01263436" calcext:value-type="float">
            <text:p>-0.01263436</text:p>
          </table:table-cell>
          <table:table-cell office:value-type="float" office:value="-0.00787546" calcext:value-type="float">
            <text:p>-0.00787546</text:p>
          </table:table-cell>
          <table:table-cell office:value-type="float" office:value="-0.008319798" calcext:value-type="float">
            <text:p>-0.008319798</text:p>
          </table:table-cell>
          <table:table-cell office:value-type="float" office:value="-0.2686942" calcext:value-type="float">
            <text:p>-0.2686942</text:p>
          </table:table-cell>
          <table:table-cell office:value-type="float" office:value="-0.05741732" calcext:value-type="float">
            <text:p>-0.05741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64827" calcext:value-type="float">
            <text:p>-0.1264827</text:p>
          </table:table-cell>
          <table:table-cell office:value-type="float" office:value="0.005212405" calcext:value-type="float">
            <text:p>0.00521240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6813" calcext:value-type="float">
            <text:p>-2.3968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7" calcext:value-type="float">
            <text:p>24012007</text:p>
          </table:table-cell>
          <table:table-cell office:value-type="float" office:value="12.7" calcext:value-type="float">
            <text:p>12.7</text:p>
          </table:table-cell>
          <table:table-cell office:value-type="float" office:value="2.144562" calcext:value-type="float">
            <text:p>2.144562</text:p>
          </table:table-cell>
          <table:table-cell office:value-type="float" office:value="0" calcext:value-type="float">
            <text:p>0</text:p>
          </table:table-cell>
          <table:table-cell office:value-type="float" office:value="1044.44" calcext:value-type="float">
            <text:p>1044.44</text:p>
          </table:table-cell>
          <table:table-cell office:value-type="float" office:value="7.684108" calcext:value-type="float">
            <text:p>7.684108</text:p>
          </table:table-cell>
          <table:table-cell office:value-type="float" office:value="45.59883" calcext:value-type="float">
            <text:p>45.59883</text:p>
          </table:table-cell>
          <table:table-cell office:value-type="float" office:value="0.1720461" calcext:value-type="float">
            <text:p>0.1720461</text:p>
          </table:table-cell>
          <table:table-cell office:value-type="float" office:value="0.2862087" calcext:value-type="float">
            <text:p>0.2862087</text:p>
          </table:table-cell>
          <table:table-cell office:value-type="float" office:value="0.3154094" calcext:value-type="float">
            <text:p>0.3154094</text:p>
          </table:table-cell>
          <table:table-cell office:value-type="float" office:value="0.3305878" calcext:value-type="float">
            <text:p>0.3305878</text:p>
          </table:table-cell>
          <table:table-cell office:value-type="float" office:value="0.3392961" calcext:value-type="float">
            <text:p>0.3392961</text:p>
          </table:table-cell>
          <table:table-cell office:value-type="float" office:value="0.3037991" calcext:value-type="float">
            <text:p>0.3037991</text:p>
          </table:table-cell>
          <table:table-cell office:value-type="float" office:value="0.3067025" calcext:value-type="float">
            <text:p>0.3067025</text:p>
          </table:table-cell>
          <table:table-cell office:value-type="float" office:value="0.380444" calcext:value-type="float">
            <text:p>0.380444</text:p>
          </table:table-cell>
          <table:table-cell office:value-type="float" office:value="0.2768673" calcext:value-type="float">
            <text:p>0.2768673</text:p>
          </table:table-cell>
          <table:table-cell office:value-type="float" office:value="0.3326873" calcext:value-type="float">
            <text:p>0.3326873</text:p>
          </table:table-cell>
          <table:table-cell office:value-type="float" office:value="0.374842" calcext:value-type="float">
            <text:p>0.374842</text:p>
          </table:table-cell>
          <table:table-cell office:value-type="float" office:value="0.3908535" calcext:value-type="float">
            <text:p>0.3908535</text:p>
          </table:table-cell>
          <table:table-cell office:value-type="float" office:value="0.4529248" calcext:value-type="float">
            <text:p>0.4529248</text:p>
          </table:table-cell>
          <table:table-cell office:value-type="float" office:value="0" calcext:value-type="float">
            <text:p>0</text:p>
          </table:table-cell>
          <table:table-cell office:value-type="float" office:value="0.159689" calcext:value-type="float">
            <text:p>0.159689</text:p>
          </table:table-cell>
          <table:table-cell office:value-type="float" office:value="0.0558797" calcext:value-type="float">
            <text:p>0.0558797</text:p>
          </table:table-cell>
          <table:table-cell office:value-type="float" office:value="1.926994E-015" calcext:value-type="float">
            <text:p>1.926994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56532" calcext:value-type="float">
            <text:p>-2.356532</text:p>
          </table:table-cell>
          <table:table-cell office:value-type="float" office:value="-0.05006479" calcext:value-type="float">
            <text:p>-0.05006479</text:p>
          </table:table-cell>
          <table:table-cell office:value-type="float" office:value="-0.02570685" calcext:value-type="float">
            <text:p>-0.02570685</text:p>
          </table:table-cell>
          <table:table-cell office:value-type="float" office:value="-0.01932638" calcext:value-type="float">
            <text:p>-0.01932638</text:p>
          </table:table-cell>
          <table:table-cell office:value-type="float" office:value="-0.01649511" calcext:value-type="float">
            <text:p>-0.01649511</text:p>
          </table:table-cell>
          <table:table-cell office:value-type="float" office:value="-0.01323871" calcext:value-type="float">
            <text:p>-0.01323871</text:p>
          </table:table-cell>
          <table:table-cell office:value-type="float" office:value="-0.01041641" calcext:value-type="float">
            <text:p>-0.01041641</text:p>
          </table:table-cell>
          <table:table-cell office:value-type="float" office:value="-0.008349649" calcext:value-type="float">
            <text:p>-0.008349649</text:p>
          </table:table-cell>
          <table:table-cell office:value-type="float" office:value="-0.265065" calcext:value-type="float">
            <text:p>-0.265065</text:p>
          </table:table-cell>
          <table:table-cell office:value-type="float" office:value="-0.0568863" calcext:value-type="float">
            <text:p>-0.0568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446139" calcext:value-type="float">
            <text:p>-7.446139</text:p>
          </table:table-cell>
          <table:table-cell office:value-type="float" office:value="0.005382993" calcext:value-type="float">
            <text:p>0.00538299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17426" calcext:value-type="float">
            <text:p>-2.3174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7" calcext:value-type="float">
            <text:p>25012007</text:p>
          </table:table-cell>
          <table:table-cell office:value-type="float" office:value="16.51" calcext:value-type="float">
            <text:p>16.51</text:p>
          </table:table-cell>
          <table:table-cell office:value-type="float" office:value="2.104634" calcext:value-type="float">
            <text:p>2.104634</text:p>
          </table:table-cell>
          <table:table-cell office:value-type="float" office:value="0" calcext:value-type="float">
            <text:p>0</text:p>
          </table:table-cell>
          <table:table-cell office:value-type="float" office:value="1048.742" calcext:value-type="float">
            <text:p>1048.742</text:p>
          </table:table-cell>
          <table:table-cell office:value-type="float" office:value="7.231546" calcext:value-type="float">
            <text:p>7.231546</text:p>
          </table:table-cell>
          <table:table-cell office:value-type="float" office:value="95.56214" calcext:value-type="float">
            <text:p>95.56214</text:p>
          </table:table-cell>
          <table:table-cell office:value-type="float" office:value="0.2232122" calcext:value-type="float">
            <text:p>0.2232122</text:p>
          </table:table-cell>
          <table:table-cell office:value-type="float" office:value="0.28649" calcext:value-type="float">
            <text:p>0.28649</text:p>
          </table:table-cell>
          <table:table-cell office:value-type="float" office:value="0.3132341" calcext:value-type="float">
            <text:p>0.3132341</text:p>
          </table:table-cell>
          <table:table-cell office:value-type="float" office:value="0.3281888" calcext:value-type="float">
            <text:p>0.3281888</text:p>
          </table:table-cell>
          <table:table-cell office:value-type="float" office:value="0.3365807" calcext:value-type="float">
            <text:p>0.3365807</text:p>
          </table:table-cell>
          <table:table-cell office:value-type="float" office:value="0.3010771" calcext:value-type="float">
            <text:p>0.3010771</text:p>
          </table:table-cell>
          <table:table-cell office:value-type="float" office:value="0.3032405" calcext:value-type="float">
            <text:p>0.3032405</text:p>
          </table:table-cell>
          <table:table-cell office:value-type="float" office:value="0.379236" calcext:value-type="float">
            <text:p>0.379236</text:p>
          </table:table-cell>
          <table:table-cell office:value-type="float" office:value="0.2772655" calcext:value-type="float">
            <text:p>0.2772655</text:p>
          </table:table-cell>
          <table:table-cell office:value-type="float" office:value="0.3331078" calcext:value-type="float">
            <text:p>0.3331078</text:p>
          </table:table-cell>
          <table:table-cell office:value-type="float" office:value="0.3747141" calcext:value-type="float">
            <text:p>0.3747141</text:p>
          </table:table-cell>
          <table:table-cell office:value-type="float" office:value="0.3911884" calcext:value-type="float">
            <text:p>0.3911884</text:p>
          </table:table-cell>
          <table:table-cell office:value-type="float" office:value="0.4564264" calcext:value-type="float">
            <text:p>0.4564264</text:p>
          </table:table-cell>
          <table:table-cell office:value-type="float" office:value="0" calcext:value-type="float">
            <text:p>0</text:p>
          </table:table-cell>
          <table:table-cell office:value-type="float" office:value="0.1201625" calcext:value-type="float">
            <text:p>0.1201625</text:p>
          </table:table-cell>
          <table:table-cell office:value-type="float" office:value="0.07268434" calcext:value-type="float">
            <text:p>0.07268434</text:p>
          </table:table-cell>
          <table:table-cell office:value-type="float" office:value="1.926982E-015" calcext:value-type="float">
            <text:p>1.926982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472351" calcext:value-type="float">
            <text:p>-0.3472351</text:p>
          </table:table-cell>
          <table:table-cell office:value-type="float" office:value="-0.05077565" calcext:value-type="float">
            <text:p>-0.05077565</text:p>
          </table:table-cell>
          <table:table-cell office:value-type="float" office:value="-0.0268305" calcext:value-type="float">
            <text:p>-0.0268305</text:p>
          </table:table-cell>
          <table:table-cell office:value-type="float" office:value="-0.02019809" calcext:value-type="float">
            <text:p>-0.02019809</text:p>
          </table:table-cell>
          <table:table-cell office:value-type="float" office:value="-0.01732034" calcext:value-type="float">
            <text:p>-0.01732034</text:p>
          </table:table-cell>
          <table:table-cell office:value-type="float" office:value="-0.01417029" calcext:value-type="float">
            <text:p>-0.01417029</text:p>
          </table:table-cell>
          <table:table-cell office:value-type="float" office:value="-0.01146369" calcext:value-type="float">
            <text:p>-0.01146369</text:p>
          </table:table-cell>
          <table:table-cell office:value-type="float" office:value="-0.008941324" calcext:value-type="float">
            <text:p>-0.008941324</text:p>
          </table:table-cell>
          <table:table-cell office:value-type="float" office:value="-0.2615286" calcext:value-type="float">
            <text:p>-0.2615286</text:p>
          </table:table-cell>
          <table:table-cell office:value-type="float" office:value="-0.05619966" calcext:value-type="float">
            <text:p>-0.0561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96497" calcext:value-type="float">
            <text:p>-0.9196497</text:p>
          </table:table-cell>
          <table:table-cell office:value-type="float" office:value="0.005396872" calcext:value-type="float">
            <text:p>0.00539687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7741" calcext:value-type="float">
            <text:p>-2.3377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7" calcext:value-type="float">
            <text:p>26012007</text:p>
          </table:table-cell>
          <table:table-cell office:value-type="float" office:value="16.51" calcext:value-type="float">
            <text:p>16.51</text:p>
          </table:table-cell>
          <table:table-cell office:value-type="float" office:value="2.069302" calcext:value-type="float">
            <text:p>2.069302</text:p>
          </table:table-cell>
          <table:table-cell office:value-type="float" office:value="0" calcext:value-type="float">
            <text:p>0</text:p>
          </table:table-cell>
          <table:table-cell office:value-type="float" office:value="1049.036" calcext:value-type="float">
            <text:p>1049.036</text:p>
          </table:table-cell>
          <table:table-cell office:value-type="float" office:value="6.972789" calcext:value-type="float">
            <text:p>6.972789</text:p>
          </table:table-cell>
          <table:table-cell office:value-type="float" office:value="92.12722" calcext:value-type="float">
            <text:p>92.12722</text:p>
          </table:table-cell>
          <table:table-cell office:value-type="float" office:value="0.2178079" calcext:value-type="float">
            <text:p>0.2178079</text:p>
          </table:table-cell>
          <table:table-cell office:value-type="float" office:value="0.2963385" calcext:value-type="float">
            <text:p>0.2963385</text:p>
          </table:table-cell>
          <table:table-cell office:value-type="float" office:value="0.312593" calcext:value-type="float">
            <text:p>0.312593</text:p>
          </table:table-cell>
          <table:table-cell office:value-type="float" office:value="0.3254781" calcext:value-type="float">
            <text:p>0.3254781</text:p>
          </table:table-cell>
          <table:table-cell office:value-type="float" office:value="0.3327925" calcext:value-type="float">
            <text:p>0.3327925</text:p>
          </table:table-cell>
          <table:table-cell office:value-type="float" office:value="0.2986756" calcext:value-type="float">
            <text:p>0.2986756</text:p>
          </table:table-cell>
          <table:table-cell office:value-type="float" office:value="0.3010425" calcext:value-type="float">
            <text:p>0.3010425</text:p>
          </table:table-cell>
          <table:table-cell office:value-type="float" office:value="0.3778991" calcext:value-type="float">
            <text:p>0.3778991</text:p>
          </table:table-cell>
          <table:table-cell office:value-type="float" office:value="0.2776581" calcext:value-type="float">
            <text:p>0.2776581</text:p>
          </table:table-cell>
          <table:table-cell office:value-type="float" office:value="0.3335501" calcext:value-type="float">
            <text:p>0.3335501</text:p>
          </table:table-cell>
          <table:table-cell office:value-type="float" office:value="0.37459" calcext:value-type="float">
            <text:p>0.37459</text:p>
          </table:table-cell>
          <table:table-cell office:value-type="float" office:value="0.3913233" calcext:value-type="float">
            <text:p>0.3913233</text:p>
          </table:table-cell>
          <table:table-cell office:value-type="float" office:value="0.460417" calcext:value-type="float">
            <text:p>0.460417</text:p>
          </table:table-cell>
          <table:table-cell office:value-type="float" office:value="0" calcext:value-type="float">
            <text:p>0</text:p>
          </table:table-cell>
          <table:table-cell office:value-type="float" office:value="0.1236682" calcext:value-type="float">
            <text:p>0.1236682</text:p>
          </table:table-cell>
          <table:table-cell office:value-type="float" office:value="0.07231474" calcext:value-type="float">
            <text:p>0.07231474</text:p>
          </table:table-cell>
          <table:table-cell office:value-type="float" office:value="1.926969E-015" calcext:value-type="float">
            <text:p>1.926969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14126" calcext:value-type="float">
            <text:p>-0.414126</text:p>
          </table:table-cell>
          <table:table-cell office:value-type="float" office:value="-0.03905114" calcext:value-type="float">
            <text:p>-0.03905114</text:p>
          </table:table-cell>
          <table:table-cell office:value-type="float" office:value="-0.02717288" calcext:value-type="float">
            <text:p>-0.02717288</text:p>
          </table:table-cell>
          <table:table-cell office:value-type="float" office:value="-0.02125115" calcext:value-type="float">
            <text:p>-0.02125115</text:p>
          </table:table-cell>
          <table:table-cell office:value-type="float" office:value="-0.01855924" calcext:value-type="float">
            <text:p>-0.01855924</text:p>
          </table:table-cell>
          <table:table-cell office:value-type="float" office:value="-0.01505425" calcext:value-type="float">
            <text:p>-0.01505425</text:p>
          </table:table-cell>
          <table:table-cell office:value-type="float" office:value="-0.01218639" calcext:value-type="float">
            <text:p>-0.01218639</text:p>
          </table:table-cell>
          <table:table-cell office:value-type="float" office:value="-0.009649929" calcext:value-type="float">
            <text:p>-0.009649929</text:p>
          </table:table-cell>
          <table:table-cell office:value-type="float" office:value="-0.2580923" calcext:value-type="float">
            <text:p>-0.2580923</text:p>
          </table:table-cell>
          <table:table-cell office:value-type="float" office:value="-0.05548442" calcext:value-type="float">
            <text:p>-0.05548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08212" calcext:value-type="float">
            <text:p>-1.308212</text:p>
          </table:table-cell>
          <table:table-cell office:value-type="float" office:value="0.005399573" calcext:value-type="float">
            <text:p>0.00539957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1654" calcext:value-type="float">
            <text:p>-2.3616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7" calcext:value-type="float">
            <text:p>27012007</text:p>
          </table:table-cell>
          <table:table-cell office:value-type="float" office:value="16.764" calcext:value-type="float">
            <text:p>16.764</text:p>
          </table:table-cell>
          <table:table-cell office:value-type="float" office:value="2.081916" calcext:value-type="float">
            <text:p>2.081916</text:p>
          </table:table-cell>
          <table:table-cell office:value-type="float" office:value="0" calcext:value-type="float">
            <text:p>0</text:p>
          </table:table-cell>
          <table:table-cell office:value-type="float" office:value="1049.034" calcext:value-type="float">
            <text:p>1049.034</text:p>
          </table:table-cell>
          <table:table-cell office:value-type="float" office:value="7.21612" calcext:value-type="float">
            <text:p>7.21612</text:p>
          </table:table-cell>
          <table:table-cell office:value-type="float" office:value="87.56828" calcext:value-type="float">
            <text:p>87.56828</text:p>
          </table:table-cell>
          <table:table-cell office:value-type="float" office:value="0.2277134" calcext:value-type="float">
            <text:p>0.2277134</text:p>
          </table:table-cell>
          <table:table-cell office:value-type="float" office:value="0.2998931" calcext:value-type="float">
            <text:p>0.2998931</text:p>
          </table:table-cell>
          <table:table-cell office:value-type="float" office:value="0.3125125" calcext:value-type="float">
            <text:p>0.3125125</text:p>
          </table:table-cell>
          <table:table-cell office:value-type="float" office:value="0.323981" calcext:value-type="float">
            <text:p>0.323981</text:p>
          </table:table-cell>
          <table:table-cell office:value-type="float" office:value="0.3314479" calcext:value-type="float">
            <text:p>0.3314479</text:p>
          </table:table-cell>
          <table:table-cell office:value-type="float" office:value="0.2967348" calcext:value-type="float">
            <text:p>0.2967348</text:p>
          </table:table-cell>
          <table:table-cell office:value-type="float" office:value="0.2993914" calcext:value-type="float">
            <text:p>0.2993914</text:p>
          </table:table-cell>
          <table:table-cell office:value-type="float" office:value="0.3767257" calcext:value-type="float">
            <text:p>0.3767257</text:p>
          </table:table-cell>
          <table:table-cell office:value-type="float" office:value="0.2780448" calcext:value-type="float">
            <text:p>0.2780448</text:p>
          </table:table-cell>
          <table:table-cell office:value-type="float" office:value="0.3339818" calcext:value-type="float">
            <text:p>0.3339818</text:p>
          </table:table-cell>
          <table:table-cell office:value-type="float" office:value="0.374501" calcext:value-type="float">
            <text:p>0.374501</text:p>
          </table:table-cell>
          <table:table-cell office:value-type="float" office:value="0.3913302" calcext:value-type="float">
            <text:p>0.3913302</text:p>
          </table:table-cell>
          <table:table-cell office:value-type="float" office:value="0.4623738" calcext:value-type="float">
            <text:p>0.4623738</text:p>
          </table:table-cell>
          <table:table-cell office:value-type="float" office:value="0" calcext:value-type="float">
            <text:p>0</text:p>
          </table:table-cell>
          <table:table-cell office:value-type="float" office:value="0.12002" calcext:value-type="float">
            <text:p>0.12002</text:p>
          </table:table-cell>
          <table:table-cell office:value-type="float" office:value="0.07236537" calcext:value-type="float">
            <text:p>0.07236537</text:p>
          </table:table-cell>
          <table:table-cell office:value-type="float" office:value="1.926956E-015" calcext:value-type="float">
            <text:p>1.926956E-15</text:p>
          </table:table-cell>
          <table:table-cell office:value-type="float" office:value="9.650456E-016" calcext:value-type="float">
            <text:p>9.65045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27701" calcext:value-type="float">
            <text:p>-0.2927701</text:p>
          </table:table-cell>
          <table:table-cell office:value-type="float" office:value="-0.03561667" calcext:value-type="float">
            <text:p>-0.03561667</text:p>
          </table:table-cell>
          <table:table-cell office:value-type="float" office:value="-0.02720775" calcext:value-type="float">
            <text:p>-0.02720775</text:p>
          </table:table-cell>
          <table:table-cell office:value-type="float" office:value="-0.02186285" calcext:value-type="float">
            <text:p>-0.02186285</text:p>
          </table:table-cell>
          <table:table-cell office:value-type="float" office:value="-0.01902882" calcext:value-type="float">
            <text:p>-0.01902882</text:p>
          </table:table-cell>
          <table:table-cell office:value-type="float" office:value="-0.0158168" calcext:value-type="float">
            <text:p>-0.0158168</text:p>
          </table:table-cell>
          <table:table-cell office:value-type="float" office:value="-0.01276313" calcext:value-type="float">
            <text:p>-0.01276313</text:p>
          </table:table-cell>
          <table:table-cell office:value-type="float" office:value="-0.01032262" calcext:value-type="float">
            <text:p>-0.01032262</text:p>
          </table:table-cell>
          <table:table-cell office:value-type="float" office:value="-0.2547559" calcext:value-type="float">
            <text:p>-0.2547559</text:p>
          </table:table-cell>
          <table:table-cell office:value-type="float" office:value="-0.0547961" calcext:value-type="float">
            <text:p>-0.0547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0646" calcext:value-type="float">
            <text:p>-0.910646</text:p>
          </table:table-cell>
          <table:table-cell office:value-type="float" office:value="0.005400561" calcext:value-type="float">
            <text:p>0.00540056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5304" calcext:value-type="float">
            <text:p>-2.3753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7" calcext:value-type="float">
            <text:p>28012007</text:p>
          </table:table-cell>
          <table:table-cell office:value-type="float" office:value="20.193" calcext:value-type="float">
            <text:p>20.193</text:p>
          </table:table-cell>
          <table:table-cell office:value-type="float" office:value="2.079578" calcext:value-type="float">
            <text:p>2.079578</text:p>
          </table:table-cell>
          <table:table-cell office:value-type="float" office:value="0" calcext:value-type="float">
            <text:p>0</text:p>
          </table:table-cell>
          <table:table-cell office:value-type="float" office:value="1051.755" calcext:value-type="float">
            <text:p>1051.755</text:p>
          </table:table-cell>
          <table:table-cell office:value-type="float" office:value="7.927135" calcext:value-type="float">
            <text:p>7.927135</text:p>
          </table:table-cell>
          <table:table-cell office:value-type="float" office:value="106.2285" calcext:value-type="float">
            <text:p>106.2285</text:p>
          </table:table-cell>
          <table:table-cell office:value-type="float" office:value="0.2318704" calcext:value-type="float">
            <text:p>0.2318704</text:p>
          </table:table-cell>
          <table:table-cell office:value-type="float" office:value="0.3013585" calcext:value-type="float">
            <text:p>0.3013585</text:p>
          </table:table-cell>
          <table:table-cell office:value-type="float" office:value="0.3123964" calcext:value-type="float">
            <text:p>0.3123964</text:p>
          </table:table-cell>
          <table:table-cell office:value-type="float" office:value="0.3227782" calcext:value-type="float">
            <text:p>0.3227782</text:p>
          </table:table-cell>
          <table:table-cell office:value-type="float" office:value="0.3299797" calcext:value-type="float">
            <text:p>0.3299797</text:p>
          </table:table-cell>
          <table:table-cell office:value-type="float" office:value="0.2953914" calcext:value-type="float">
            <text:p>0.2953914</text:p>
          </table:table-cell>
          <table:table-cell office:value-type="float" office:value="0.2982208" calcext:value-type="float">
            <text:p>0.2982208</text:p>
          </table:table-cell>
          <table:table-cell office:value-type="float" office:value="0.3757794" calcext:value-type="float">
            <text:p>0.3757794</text:p>
          </table:table-cell>
          <table:table-cell office:value-type="float" office:value="0.2784259" calcext:value-type="float">
            <text:p>0.2784259</text:p>
          </table:table-cell>
          <table:table-cell office:value-type="float" office:value="0.3344036" calcext:value-type="float">
            <text:p>0.3344036</text:p>
          </table:table-cell>
          <table:table-cell office:value-type="float" office:value="0.3744351" calcext:value-type="float">
            <text:p>0.3744351</text:p>
          </table:table-cell>
          <table:table-cell office:value-type="float" office:value="0.3912642" calcext:value-type="float">
            <text:p>0.391264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0.1183819" calcext:value-type="float">
            <text:p>0.1183819</text:p>
          </table:table-cell>
          <table:table-cell office:value-type="float" office:value="0.07049041" calcext:value-type="float">
            <text:p>0.07049041</text:p>
          </table:table-cell>
          <table:table-cell office:value-type="float" office:value="1.926944E-015" calcext:value-type="float">
            <text:p>1.926944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5998" calcext:value-type="float">
            <text:p>-0.255998</text:p>
          </table:table-cell>
          <table:table-cell office:value-type="float" office:value="-0.03426912" calcext:value-type="float">
            <text:p>-0.03426912</text:p>
          </table:table-cell>
          <table:table-cell office:value-type="float" office:value="-0.02727723" calcext:value-type="float">
            <text:p>-0.02727723</text:p>
          </table:table-cell>
          <table:table-cell office:value-type="float" office:value="-0.02236549" calcext:value-type="float">
            <text:p>-0.02236549</text:p>
          </table:table-cell>
          <table:table-cell office:value-type="float" office:value="-0.01955212" calcext:value-type="float">
            <text:p>-0.01955212</text:p>
          </table:table-cell>
          <table:table-cell office:value-type="float" office:value="-0.01637135" calcext:value-type="float">
            <text:p>-0.01637135</text:p>
          </table:table-cell>
          <table:table-cell office:value-type="float" office:value="-0.01318761" calcext:value-type="float">
            <text:p>-0.01318761</text:p>
          </table:table-cell>
          <table:table-cell office:value-type="float" office:value="-0.01089954" calcext:value-type="float">
            <text:p>-0.01089954</text:p>
          </table:table-cell>
          <table:table-cell office:value-type="float" office:value="-0.2515147" calcext:value-type="float">
            <text:p>-0.2515147</text:p>
          </table:table-cell>
          <table:table-cell office:value-type="float" office:value="-0.05413276" calcext:value-type="float">
            <text:p>-0.05413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32519" calcext:value-type="float">
            <text:p>-0.8032519</text:p>
          </table:table-cell>
          <table:table-cell office:value-type="float" office:value="0.005387631" calcext:value-type="float">
            <text:p>0.00538763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8857" calcext:value-type="float">
            <text:p>-2.378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7" calcext:value-type="float">
            <text:p>29012007</text:p>
          </table:table-cell>
          <table:table-cell office:value-type="float" office:value="28.321" calcext:value-type="float">
            <text:p>28.321</text:p>
          </table:table-cell>
          <table:table-cell office:value-type="float" office:value="1.900642" calcext:value-type="float">
            <text:p>1.900642</text:p>
          </table:table-cell>
          <table:table-cell office:value-type="float" office:value="0" calcext:value-type="float">
            <text:p>0</text:p>
          </table:table-cell>
          <table:table-cell office:value-type="float" office:value="1059.318" calcext:value-type="float">
            <text:p>1059.318</text:p>
          </table:table-cell>
          <table:table-cell office:value-type="float" office:value="8.670677" calcext:value-type="float">
            <text:p>8.670677</text:p>
          </table:table-cell>
          <table:table-cell office:value-type="float" office:value="156.2812" calcext:value-type="float">
            <text:p>156.2812</text:p>
          </table:table-cell>
          <table:table-cell office:value-type="float" office:value="0.2352874" calcext:value-type="float">
            <text:p>0.2352874</text:p>
          </table:table-cell>
          <table:table-cell office:value-type="float" office:value="0.300685" calcext:value-type="float">
            <text:p>0.300685</text:p>
          </table:table-cell>
          <table:table-cell office:value-type="float" office:value="0.3117389" calcext:value-type="float">
            <text:p>0.3117389</text:p>
          </table:table-cell>
          <table:table-cell office:value-type="float" office:value="0.321446" calcext:value-type="float">
            <text:p>0.321446</text:p>
          </table:table-cell>
          <table:table-cell office:value-type="float" office:value="0.3278985" calcext:value-type="float">
            <text:p>0.3278985</text:p>
          </table:table-cell>
          <table:table-cell office:value-type="float" office:value="0.2942308" calcext:value-type="float">
            <text:p>0.2942308</text:p>
          </table:table-cell>
          <table:table-cell office:value-type="float" office:value="0.2966659" calcext:value-type="float">
            <text:p>0.2966659</text:p>
          </table:table-cell>
          <table:table-cell office:value-type="float" office:value="0.3749515" calcext:value-type="float">
            <text:p>0.3749515</text:p>
          </table:table-cell>
          <table:table-cell office:value-type="float" office:value="0.2788014" calcext:value-type="float">
            <text:p>0.2788014</text:p>
          </table:table-cell>
          <table:table-cell office:value-type="float" office:value="0.3348158" calcext:value-type="float">
            <text:p>0.3348158</text:p>
          </table:table-cell>
          <table:table-cell office:value-type="float" office:value="0.3743866" calcext:value-type="float">
            <text:p>0.3743866</text:p>
          </table:table-cell>
          <table:table-cell office:value-type="float" office:value="0.3911846" calcext:value-type="float">
            <text:p>0.3911846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" calcext:value-type="float">
            <text:p>0</text:p>
          </table:table-cell>
          <table:table-cell office:value-type="float" office:value="0.1136257" calcext:value-type="float">
            <text:p>0.1136257</text:p>
          </table:table-cell>
          <table:table-cell office:value-type="float" office:value="0.06523378" calcext:value-type="float">
            <text:p>0.06523378</text:p>
          </table:table-cell>
          <table:table-cell office:value-type="float" office:value="1.926931E-015" calcext:value-type="float">
            <text:p>1.926931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15727" calcext:value-type="float">
            <text:p>-0.2315727</text:p>
          </table:table-cell>
          <table:table-cell office:value-type="float" office:value="-0.03484055" calcext:value-type="float">
            <text:p>-0.03484055</text:p>
          </table:table-cell>
          <table:table-cell office:value-type="float" office:value="-0.02762648" calcext:value-type="float">
            <text:p>-0.02762648</text:p>
          </table:table-cell>
          <table:table-cell office:value-type="float" office:value="-0.02293589" calcext:value-type="float">
            <text:p>-0.02293589</text:p>
          </table:table-cell>
          <table:table-cell office:value-type="float" office:value="-0.02032026" calcext:value-type="float">
            <text:p>-0.02032026</text:p>
          </table:table-cell>
          <table:table-cell office:value-type="float" office:value="-0.016864" calcext:value-type="float">
            <text:p>-0.016864</text:p>
          </table:table-cell>
          <table:table-cell office:value-type="float" office:value="-0.01378897" calcext:value-type="float">
            <text:p>-0.01378897</text:p>
          </table:table-cell>
          <table:table-cell office:value-type="float" office:value="-0.01143112" calcext:value-type="float">
            <text:p>-0.01143112</text:p>
          </table:table-cell>
          <table:table-cell office:value-type="float" office:value="-0.2483658" calcext:value-type="float">
            <text:p>-0.2483658</text:p>
          </table:table-cell>
          <table:table-cell office:value-type="float" office:value="-0.05349288" calcext:value-type="float">
            <text:p>-0.05349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11652" calcext:value-type="float">
            <text:p>-0.6311652</text:p>
          </table:table-cell>
          <table:table-cell office:value-type="float" office:value="0.005362565" calcext:value-type="float">
            <text:p>0.00536256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2179" calcext:value-type="float">
            <text:p>-2.3821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7" calcext:value-type="float">
            <text:p>30012007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1.720597" calcext:value-type="float">
            <text:p>1.720597</text:p>
          </table:table-cell>
          <table:table-cell office:value-type="float" office:value="0" calcext:value-type="float">
            <text:p>0</text:p>
          </table:table-cell>
          <table:table-cell office:value-type="float" office:value="1059.133" calcext:value-type="float">
            <text:p>1059.133</text:p>
          </table:table-cell>
          <table:table-cell office:value-type="float" office:value="9.41709" calcext:value-type="float">
            <text:p>9.41709</text:p>
          </table:table-cell>
          <table:table-cell office:value-type="float" office:value="152.7419" calcext:value-type="float">
            <text:p>152.7419</text:p>
          </table:table-cell>
          <table:table-cell office:value-type="float" office:value="0.2403076" calcext:value-type="float">
            <text:p>0.2403076</text:p>
          </table:table-cell>
          <table:table-cell office:value-type="float" office:value="0.2978911" calcext:value-type="float">
            <text:p>0.2978911</text:p>
          </table:table-cell>
          <table:table-cell office:value-type="float" office:value="0.3107546" calcext:value-type="float">
            <text:p>0.3107546</text:p>
          </table:table-cell>
          <table:table-cell office:value-type="float" office:value="0.3211229" calcext:value-type="float">
            <text:p>0.3211229</text:p>
          </table:table-cell>
          <table:table-cell office:value-type="float" office:value="0.3270456" calcext:value-type="float">
            <text:p>0.3270456</text:p>
          </table:table-cell>
          <table:table-cell office:value-type="float" office:value="0.2931792" calcext:value-type="float">
            <text:p>0.2931792</text:p>
          </table:table-cell>
          <table:table-cell office:value-type="float" office:value="0.2957824" calcext:value-type="float">
            <text:p>0.2957824</text:p>
          </table:table-cell>
          <table:table-cell office:value-type="float" office:value="0.3741874" calcext:value-type="float">
            <text:p>0.3741874</text:p>
          </table:table-cell>
          <table:table-cell office:value-type="float" office:value="0.2791718" calcext:value-type="float">
            <text:p>0.2791718</text:p>
          </table:table-cell>
          <table:table-cell office:value-type="float" office:value="0.3352192" calcext:value-type="float">
            <text:p>0.3352192</text:p>
          </table:table-cell>
          <table:table-cell office:value-type="float" office:value="0.3743521" calcext:value-type="float">
            <text:p>0.3743521</text:p>
          </table:table-cell>
          <table:table-cell office:value-type="float" office:value="0.3910955" calcext:value-type="float">
            <text:p>0.3910955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" calcext:value-type="float">
            <text:p>0</text:p>
          </table:table-cell>
          <table:table-cell office:value-type="float" office:value="0.107985" calcext:value-type="float">
            <text:p>0.107985</text:p>
          </table:table-cell>
          <table:table-cell office:value-type="float" office:value="0.05812259" calcext:value-type="float">
            <text:p>0.05812259</text:p>
          </table:table-cell>
          <table:table-cell office:value-type="float" office:value="1.926918E-015" calcext:value-type="float">
            <text:p>1.926918E-15</text:p>
          </table:table-cell>
          <table:table-cell office:value-type="float" office:value="9.650456E-016" calcext:value-type="float">
            <text:p>9.65045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62016" calcext:value-type="float">
            <text:p>-0.1962016</text:p>
          </table:table-cell>
          <table:table-cell office:value-type="float" office:value="-0.03738431" calcext:value-type="float">
            <text:p>-0.03738431</text:p>
          </table:table-cell>
          <table:table-cell office:value-type="float" office:value="-0.0281663" calcext:value-type="float">
            <text:p>-0.0281663</text:p>
          </table:table-cell>
          <table:table-cell office:value-type="float" office:value="-0.02307921" calcext:value-type="float">
            <text:p>-0.02307921</text:p>
          </table:table-cell>
          <table:table-cell office:value-type="float" office:value="-0.02064843" calcext:value-type="float">
            <text:p>-0.02064843</text:p>
          </table:table-cell>
          <table:table-cell office:value-type="float" office:value="-0.01732816" calcext:value-type="float">
            <text:p>-0.01732816</text:p>
          </table:table-cell>
          <table:table-cell office:value-type="float" office:value="-0.01413681" calcext:value-type="float">
            <text:p>-0.01413681</text:p>
          </table:table-cell>
          <table:table-cell office:value-type="float" office:value="-0.01194684" calcext:value-type="float">
            <text:p>-0.01194684</text:p>
          </table:table-cell>
          <table:table-cell office:value-type="float" office:value="-0.2453027" calcext:value-type="float">
            <text:p>-0.2453027</text:p>
          </table:table-cell>
          <table:table-cell office:value-type="float" office:value="-0.05287475" calcext:value-type="float">
            <text:p>-0.05287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424578" calcext:value-type="float">
            <text:p>-0.5424578</text:p>
          </table:table-cell>
          <table:table-cell office:value-type="float" office:value="0.005327363" calcext:value-type="float">
            <text:p>0.00532736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5348" calcext:value-type="float">
            <text:p>-2.3853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7" calcext:value-type="float">
            <text:p>31012007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1.59925" calcext:value-type="float">
            <text:p>1.59925</text:p>
          </table:table-cell>
          <table:table-cell office:value-type="float" office:value="0" calcext:value-type="float">
            <text:p>0</text:p>
          </table:table-cell>
          <table:table-cell office:value-type="float" office:value="1058.505" calcext:value-type="float">
            <text:p>1058.505</text:p>
          </table:table-cell>
          <table:table-cell office:value-type="float" office:value="10.1662" calcext:value-type="float">
            <text:p>10.1662</text:p>
          </table:table-cell>
          <table:table-cell office:value-type="float" office:value="143.9106" calcext:value-type="float">
            <text:p>143.9106</text:p>
          </table:table-cell>
          <table:table-cell office:value-type="float" office:value="0.2458915" calcext:value-type="float">
            <text:p>0.2458915</text:p>
          </table:table-cell>
          <table:table-cell office:value-type="float" office:value="0.2950001" calcext:value-type="float">
            <text:p>0.2950001</text:p>
          </table:table-cell>
          <table:table-cell office:value-type="float" office:value="0.3084774" calcext:value-type="float">
            <text:p>0.3084774</text:p>
          </table:table-cell>
          <table:table-cell office:value-type="float" office:value="0.3198207" calcext:value-type="float">
            <text:p>0.3198207</text:p>
          </table:table-cell>
          <table:table-cell office:value-type="float" office:value="0.3259894" calcext:value-type="float">
            <text:p>0.3259894</text:p>
          </table:table-cell>
          <table:table-cell office:value-type="float" office:value="0.2926203" calcext:value-type="float">
            <text:p>0.2926203</text:p>
          </table:table-cell>
          <table:table-cell office:value-type="float" office:value="0.2961487" calcext:value-type="float">
            <text:p>0.2961487</text:p>
          </table:table-cell>
          <table:table-cell office:value-type="float" office:value="0.3737028" calcext:value-type="float">
            <text:p>0.3737028</text:p>
          </table:table-cell>
          <table:table-cell office:value-type="float" office:value="0.279537" calcext:value-type="float">
            <text:p>0.279537</text:p>
          </table:table-cell>
          <table:table-cell office:value-type="float" office:value="0.335614" calcext:value-type="float">
            <text:p>0.335614</text:p>
          </table:table-cell>
          <table:table-cell office:value-type="float" office:value="0.3743287" calcext:value-type="float">
            <text:p>0.3743287</text:p>
          </table:table-cell>
          <table:table-cell office:value-type="float" office:value="0.391" calcext:value-type="float">
            <text:p>0.391</text:p>
          </table:table-cell>
          <table:table-cell office:value-type="float" office:value="0.4623761" calcext:value-type="float">
            <text:p>0.4623761</text:p>
          </table:table-cell>
          <table:table-cell office:value-type="float" office:value="0" calcext:value-type="float">
            <text:p>0</text:p>
          </table:table-cell>
          <table:table-cell office:value-type="float" office:value="0.09895393" calcext:value-type="float">
            <text:p>0.09895393</text:p>
          </table:table-cell>
          <table:table-cell office:value-type="float" office:value="0.04954094" calcext:value-type="float">
            <text:p>0.04954094</text:p>
          </table:table-cell>
          <table:table-cell office:value-type="float" office:value="1.926905E-015" calcext:value-type="float">
            <text:p>1.926905E-15</text:p>
          </table:table-cell>
          <table:table-cell office:value-type="float" office:value="9.650456E-016" calcext:value-type="float">
            <text:p>9.65045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46291" calcext:value-type="float">
            <text:p>-0.1646291</text:p>
          </table:table-cell>
          <table:table-cell office:value-type="float" office:value="-0.04042223" calcext:value-type="float">
            <text:p>-0.04042223</text:p>
          </table:table-cell>
          <table:table-cell office:value-type="float" office:value="-0.02946359" calcext:value-type="float">
            <text:p>-0.02946359</text:p>
          </table:table-cell>
          <table:table-cell office:value-type="float" office:value="-0.02365495" calcext:value-type="float">
            <text:p>-0.02365495</text:p>
          </table:table-cell>
          <table:table-cell office:value-type="float" office:value="-0.02105822" calcext:value-type="float">
            <text:p>-0.02105822</text:p>
          </table:table-cell>
          <table:table-cell office:value-type="float" office:value="-0.0175813" calcext:value-type="float">
            <text:p>-0.0175813</text:p>
          </table:table-cell>
          <table:table-cell office:value-type="float" office:value="-0.01398526" calcext:value-type="float">
            <text:p>-0.01398526</text:p>
          </table:table-cell>
          <table:table-cell office:value-type="float" office:value="-0.01228855" calcext:value-type="float">
            <text:p>-0.01228855</text:p>
          </table:table-cell>
          <table:table-cell office:value-type="float" office:value="-0.242323" calcext:value-type="float">
            <text:p>-0.242323</text:p>
          </table:table-cell>
          <table:table-cell office:value-type="float" office:value="-0.05227763" calcext:value-type="float">
            <text:p>-0.05227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67154" calcext:value-type="float">
            <text:p>-0.4367154</text:p>
          </table:table-cell>
          <table:table-cell office:value-type="float" office:value="0.005287" calcext:value-type="float">
            <text:p>0.00528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8381" calcext:value-type="float">
            <text:p>-2.3883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7" calcext:value-type="float">
            <text:p>1022007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1.588091" calcext:value-type="float">
            <text:p>1.588091</text:p>
          </table:table-cell>
          <table:table-cell office:value-type="float" office:value="0" calcext:value-type="float">
            <text:p>0</text:p>
          </table:table-cell>
          <table:table-cell office:value-type="float" office:value="1057.768" calcext:value-type="float">
            <text:p>1057.768</text:p>
          </table:table-cell>
          <table:table-cell office:value-type="float" office:value="10.91474" calcext:value-type="float">
            <text:p>10.91474</text:p>
          </table:table-cell>
          <table:table-cell office:value-type="float" office:value="138.9776" calcext:value-type="float">
            <text:p>138.9776</text:p>
          </table:table-cell>
          <table:table-cell office:value-type="float" office:value="0.2357325" calcext:value-type="float">
            <text:p>0.2357325</text:p>
          </table:table-cell>
          <table:table-cell office:value-type="float" office:value="0.2907589" calcext:value-type="float">
            <text:p>0.2907589</text:p>
          </table:table-cell>
          <table:table-cell office:value-type="float" office:value="0.3066389" calcext:value-type="float">
            <text:p>0.3066389</text:p>
          </table:table-cell>
          <table:table-cell office:value-type="float" office:value="0.3182934" calcext:value-type="float">
            <text:p>0.3182934</text:p>
          </table:table-cell>
          <table:table-cell office:value-type="float" office:value="0.3252951" calcext:value-type="float">
            <text:p>0.3252951</text:p>
          </table:table-cell>
          <table:table-cell office:value-type="float" office:value="0.2919787" calcext:value-type="float">
            <text:p>0.2919787</text:p>
          </table:table-cell>
          <table:table-cell office:value-type="float" office:value="0.2957138" calcext:value-type="float">
            <text:p>0.2957138</text:p>
          </table:table-cell>
          <table:table-cell office:value-type="float" office:value="0.3733218" calcext:value-type="float">
            <text:p>0.3733218</text:p>
          </table:table-cell>
          <table:table-cell office:value-type="float" office:value="0.2798973" calcext:value-type="float">
            <text:p>0.2798973</text:p>
          </table:table-cell>
          <table:table-cell office:value-type="float" office:value="0.3360008" calcext:value-type="float">
            <text:p>0.3360008</text:p>
          </table:table-cell>
          <table:table-cell office:value-type="float" office:value="0.3743143" calcext:value-type="float">
            <text:p>0.3743143</text:p>
          </table:table-cell>
          <table:table-cell office:value-type="float" office:value="0.3908999" calcext:value-type="float">
            <text:p>0.3908999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0.1044896" calcext:value-type="float">
            <text:p>0.1044896</text:p>
          </table:table-cell>
          <table:table-cell office:value-type="float" office:value="0.04342629" calcext:value-type="float">
            <text:p>0.04342629</text:p>
          </table:table-cell>
          <table:table-cell office:value-type="float" office:value="1.926892E-015" calcext:value-type="float">
            <text:p>1.926892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45002" calcext:value-type="float">
            <text:p>-0.2245002</text:p>
          </table:table-cell>
          <table:table-cell office:value-type="float" office:value="-0.04513367" calcext:value-type="float">
            <text:p>-0.04513367</text:p>
          </table:table-cell>
          <table:table-cell office:value-type="float" office:value="-0.03055623" calcext:value-type="float">
            <text:p>-0.03055623</text:p>
          </table:table-cell>
          <table:table-cell office:value-type="float" office:value="-0.02435616" calcext:value-type="float">
            <text:p>-0.02435616</text:p>
          </table:table-cell>
          <table:table-cell office:value-type="float" office:value="-0.02133764" calcext:value-type="float">
            <text:p>-0.02133764</text:p>
          </table:table-cell>
          <table:table-cell office:value-type="float" office:value="-0.01787625" calcext:value-type="float">
            <text:p>-0.01787625</text:p>
          </table:table-cell>
          <table:table-cell office:value-type="float" office:value="-0.01416276" calcext:value-type="float">
            <text:p>-0.01416276</text:p>
          </table:table-cell>
          <table:table-cell office:value-type="float" office:value="-0.01256281" calcext:value-type="float">
            <text:p>-0.01256281</text:p>
          </table:table-cell>
          <table:table-cell office:value-type="float" office:value="-0.2394226" calcext:value-type="float">
            <text:p>-0.2394226</text:p>
          </table:table-cell>
          <table:table-cell office:value-type="float" office:value="-0.05169976" calcext:value-type="float">
            <text:p>-0.0516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51282" calcext:value-type="float">
            <text:p>-0.6851282</text:p>
          </table:table-cell>
          <table:table-cell office:value-type="float" office:value="0.005274315" calcext:value-type="float">
            <text:p>0.00527431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1513" calcext:value-type="float">
            <text:p>-2.3915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1.641445" calcext:value-type="float">
            <text:p>1.641445</text:p>
          </table:table-cell>
          <table:table-cell office:value-type="float" office:value="0" calcext:value-type="float">
            <text:p>0</text:p>
          </table:table-cell>
          <table:table-cell office:value-type="float" office:value="1057.047" calcext:value-type="float">
            <text:p>1057.047</text:p>
          </table:table-cell>
          <table:table-cell office:value-type="float" office:value="11.5828" calcext:value-type="float">
            <text:p>11.5828</text:p>
          </table:table-cell>
          <table:table-cell office:value-type="float" office:value="135.0877" calcext:value-type="float">
            <text:p>135.0877</text:p>
          </table:table-cell>
          <table:table-cell office:value-type="float" office:value="0.2135902" calcext:value-type="float">
            <text:p>0.2135902</text:p>
          </table:table-cell>
          <table:table-cell office:value-type="float" office:value="0.2905632" calcext:value-type="float">
            <text:p>0.2905632</text:p>
          </table:table-cell>
          <table:table-cell office:value-type="float" office:value="0.3044545" calcext:value-type="float">
            <text:p>0.3044545</text:p>
          </table:table-cell>
          <table:table-cell office:value-type="float" office:value="0.3171797" calcext:value-type="float">
            <text:p>0.3171797</text:p>
          </table:table-cell>
          <table:table-cell office:value-type="float" office:value="0.3242999" calcext:value-type="float">
            <text:p>0.3242999</text:p>
          </table:table-cell>
          <table:table-cell office:value-type="float" office:value="0.2910126" calcext:value-type="float">
            <text:p>0.2910126</text:p>
          </table:table-cell>
          <table:table-cell office:value-type="float" office:value="0.2929641" calcext:value-type="float">
            <text:p>0.2929641</text:p>
          </table:table-cell>
          <table:table-cell office:value-type="float" office:value="0.372762" calcext:value-type="float">
            <text:p>0.372762</text:p>
          </table:table-cell>
          <table:table-cell office:value-type="float" office:value="0.2802529" calcext:value-type="float">
            <text:p>0.2802529</text:p>
          </table:table-cell>
          <table:table-cell office:value-type="float" office:value="0.3363797" calcext:value-type="float">
            <text:p>0.3363797</text:p>
          </table:table-cell>
          <table:table-cell office:value-type="float" office:value="0.3743069" calcext:value-type="float">
            <text:p>0.3743069</text:p>
          </table:table-cell>
          <table:table-cell office:value-type="float" office:value="0.3907944" calcext:value-type="float">
            <text:p>0.3907944</text:p>
          </table:table-cell>
          <table:table-cell office:value-type="float" office:value="0.4623744" calcext:value-type="float">
            <text:p>0.4623744</text:p>
          </table:table-cell>
          <table:table-cell office:value-type="float" office:value="0" calcext:value-type="float">
            <text:p>0</text:p>
          </table:table-cell>
          <table:table-cell office:value-type="float" office:value="0.113357" calcext:value-type="float">
            <text:p>0.113357</text:p>
          </table:table-cell>
          <table:table-cell office:value-type="float" office:value="0.0447975" calcext:value-type="float">
            <text:p>0.0447975</text:p>
          </table:table-cell>
          <table:table-cell office:value-type="float" office:value="1.92688E-015" calcext:value-type="float">
            <text:p>1.92688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28821" calcext:value-type="float">
            <text:p>-0.4828821</text:p>
          </table:table-cell>
          <table:table-cell office:value-type="float" office:value="-0.04537949" calcext:value-type="float">
            <text:p>-0.04537949</text:p>
          </table:table-cell>
          <table:table-cell office:value-type="float" office:value="-0.03193805" calcext:value-type="float">
            <text:p>-0.03193805</text:p>
          </table:table-cell>
          <table:table-cell office:value-type="float" office:value="-0.0248856" calcext:value-type="float">
            <text:p>-0.0248856</text:p>
          </table:table-cell>
          <table:table-cell office:value-type="float" office:value="-0.02173665" calcext:value-type="float">
            <text:p>-0.02173665</text:p>
          </table:table-cell>
          <table:table-cell office:value-type="float" office:value="-0.01832496" calcext:value-type="float">
            <text:p>-0.01832496</text:p>
          </table:table-cell>
          <table:table-cell office:value-type="float" office:value="-0.01530319" calcext:value-type="float">
            <text:p>-0.01530319</text:p>
          </table:table-cell>
          <table:table-cell office:value-type="float" office:value="-0.01297311" calcext:value-type="float">
            <text:p>-0.01297311</text:p>
          </table:table-cell>
          <table:table-cell office:value-type="float" office:value="-0.2365976" calcext:value-type="float">
            <text:p>-0.2365976</text:p>
          </table:table-cell>
          <table:table-cell office:value-type="float" office:value="-0.05114039" calcext:value-type="float">
            <text:p>-0.0511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67365" calcext:value-type="float">
            <text:p>-1.567365</text:p>
          </table:table-cell>
          <table:table-cell office:value-type="float" office:value="0.00526634" calcext:value-type="float">
            <text:p>0.0052663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4815" calcext:value-type="float">
            <text:p>-2.3948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7" calcext:value-type="float">
            <text:p>3022007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1.547094" calcext:value-type="float">
            <text:p>1.547094</text:p>
          </table:table-cell>
          <table:table-cell office:value-type="float" office:value="0" calcext:value-type="float">
            <text:p>0</text:p>
          </table:table-cell>
          <table:table-cell office:value-type="float" office:value="1056.458" calcext:value-type="float">
            <text:p>1056.458</text:p>
          </table:table-cell>
          <table:table-cell office:value-type="float" office:value="12.26582" calcext:value-type="float">
            <text:p>12.26582</text:p>
          </table:table-cell>
          <table:table-cell office:value-type="float" office:value="116.45" calcext:value-type="float">
            <text:p>116.45</text:p>
          </table:table-cell>
          <table:table-cell office:value-type="float" office:value="0.2374392" calcext:value-type="float">
            <text:p>0.2374392</text:p>
          </table:table-cell>
          <table:table-cell office:value-type="float" office:value="0.2889961" calcext:value-type="float">
            <text:p>0.2889961</text:p>
          </table:table-cell>
          <table:table-cell office:value-type="float" office:value="0.3027447" calcext:value-type="float">
            <text:p>0.3027447</text:p>
          </table:table-cell>
          <table:table-cell office:value-type="float" office:value="0.3156826" calcext:value-type="float">
            <text:p>0.3156826</text:p>
          </table:table-cell>
          <table:table-cell office:value-type="float" office:value="0.3233159" calcext:value-type="float">
            <text:p>0.3233159</text:p>
          </table:table-cell>
          <table:table-cell office:value-type="float" office:value="0.2924584" calcext:value-type="float">
            <text:p>0.2924584</text:p>
          </table:table-cell>
          <table:table-cell office:value-type="float" office:value="0.3071105" calcext:value-type="float">
            <text:p>0.3071105</text:p>
          </table:table-cell>
          <table:table-cell office:value-type="float" office:value="0.3732164" calcext:value-type="float">
            <text:p>0.3732164</text:p>
          </table:table-cell>
          <table:table-cell office:value-type="float" office:value="0.2806509" calcext:value-type="float">
            <text:p>0.2806509</text:p>
          </table:table-cell>
          <table:table-cell office:value-type="float" office:value="0.336735" calcext:value-type="float">
            <text:p>0.336735</text:p>
          </table:table-cell>
          <table:table-cell office:value-type="float" office:value="0.3743049" calcext:value-type="float">
            <text:p>0.3743049</text:p>
          </table:table-cell>
          <table:table-cell office:value-type="float" office:value="0.3906846" calcext:value-type="float">
            <text:p>0.3906846</text:p>
          </table:table-cell>
          <table:table-cell office:value-type="float" office:value="0.4623761" calcext:value-type="float">
            <text:p>0.4623761</text:p>
          </table:table-cell>
          <table:table-cell office:value-type="float" office:value="0" calcext:value-type="float">
            <text:p>0</text:p>
          </table:table-cell>
          <table:table-cell office:value-type="float" office:value="0.1121851" calcext:value-type="float">
            <text:p>0.1121851</text:p>
          </table:table-cell>
          <table:table-cell office:value-type="float" office:value="0.04453878" calcext:value-type="float">
            <text:p>0.04453878</text:p>
          </table:table-cell>
          <table:table-cell office:value-type="float" office:value="1.926867E-015" calcext:value-type="float">
            <text:p>1.926867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12845" calcext:value-type="float">
            <text:p>-0.2112845</text:p>
          </table:table-cell>
          <table:table-cell office:value-type="float" office:value="-0.04734477" calcext:value-type="float">
            <text:p>-0.04734477</text:p>
          </table:table-cell>
          <table:table-cell office:value-type="float" office:value="-0.03307638" calcext:value-type="float">
            <text:p>-0.03307638</text:p>
          </table:table-cell>
          <table:table-cell office:value-type="float" office:value="-0.02561698" calcext:value-type="float">
            <text:p>-0.02561698</text:p>
          </table:table-cell>
          <table:table-cell office:value-type="float" office:value="-0.02215995" calcext:value-type="float">
            <text:p>-0.02215995</text:p>
          </table:table-cell>
          <table:table-cell office:value-type="float" office:value="-0.01768315" calcext:value-type="float">
            <text:p>-0.01768315</text:p>
          </table:table-cell>
          <table:table-cell office:value-type="float" office:value="-0.01028021" calcext:value-type="float">
            <text:p>-0.01028021</text:p>
          </table:table-cell>
          <table:table-cell office:value-type="float" office:value="-0.01266334" calcext:value-type="float">
            <text:p>-0.01266334</text:p>
          </table:table-cell>
          <table:table-cell office:value-type="float" office:value="-0.2334888" calcext:value-type="float">
            <text:p>-0.2334888</text:p>
          </table:table-cell>
          <table:table-cell office:value-type="float" office:value="-0.05062158" calcext:value-type="float">
            <text:p>-0.05062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9102" calcext:value-type="float">
            <text:p>-0.819102</text:p>
          </table:table-cell>
          <table:table-cell office:value-type="float" office:value="0.00530003" calcext:value-type="float">
            <text:p>0.0053000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795" calcext:value-type="float">
            <text:p>-2.397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7" calcext:value-type="float">
            <text:p>4022007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1.403041" calcext:value-type="float">
            <text:p>1.403041</text:p>
          </table:table-cell>
          <table:table-cell office:value-type="float" office:value="0" calcext:value-type="float">
            <text:p>0</text:p>
          </table:table-cell>
          <table:table-cell office:value-type="float" office:value="1056.056" calcext:value-type="float">
            <text:p>1056.056</text:p>
          </table:table-cell>
          <table:table-cell office:value-type="float" office:value="12.81189" calcext:value-type="float">
            <text:p>12.81189</text:p>
          </table:table-cell>
          <table:table-cell office:value-type="float" office:value="103.6208" calcext:value-type="float">
            <text:p>103.6208</text:p>
          </table:table-cell>
          <table:table-cell office:value-type="float" office:value="0.2453917" calcext:value-type="float">
            <text:p>0.2453917</text:p>
          </table:table-cell>
          <table:table-cell office:value-type="float" office:value="0.2875905" calcext:value-type="float">
            <text:p>0.2875905</text:p>
          </table:table-cell>
          <table:table-cell office:value-type="float" office:value="0.3019696" calcext:value-type="float">
            <text:p>0.3019696</text:p>
          </table:table-cell>
          <table:table-cell office:value-type="float" office:value="0.315774" calcext:value-type="float">
            <text:p>0.315774</text:p>
          </table:table-cell>
          <table:table-cell office:value-type="float" office:value="0.3252323" calcext:value-type="float">
            <text:p>0.3252323</text:p>
          </table:table-cell>
          <table:table-cell office:value-type="float" office:value="0.2955392" calcext:value-type="float">
            <text:p>0.2955392</text:p>
          </table:table-cell>
          <table:table-cell office:value-type="float" office:value="0.3088564" calcext:value-type="float">
            <text:p>0.3088564</text:p>
          </table:table-cell>
          <table:table-cell office:value-type="float" office:value="0.3751502" calcext:value-type="float">
            <text:p>0.3751502</text:p>
          </table:table-cell>
          <table:table-cell office:value-type="float" office:value="0.2811124" calcext:value-type="float">
            <text:p>0.2811124</text:p>
          </table:table-cell>
          <table:table-cell office:value-type="float" office:value="0.3370609" calcext:value-type="float">
            <text:p>0.3370609</text:p>
          </table:table-cell>
          <table:table-cell office:value-type="float" office:value="0.3743064" calcext:value-type="float">
            <text:p>0.3743064</text:p>
          </table:table-cell>
          <table:table-cell office:value-type="float" office:value="0.3906368" calcext:value-type="float">
            <text:p>0.3906368</text:p>
          </table:table-cell>
          <table:table-cell office:value-type="float" office:value="0.4593174" calcext:value-type="float">
            <text:p>0.4593174</text:p>
          </table:table-cell>
          <table:table-cell office:value-type="float" office:value="0" calcext:value-type="float">
            <text:p>0</text:p>
          </table:table-cell>
          <table:table-cell office:value-type="float" office:value="0.1004528" calcext:value-type="float">
            <text:p>0.1004528</text:p>
          </table:table-cell>
          <table:table-cell office:value-type="float" office:value="0.03589797" calcext:value-type="float">
            <text:p>0.03589797</text:p>
          </table:table-cell>
          <table:table-cell office:value-type="float" office:value="1.926854E-015" calcext:value-type="float">
            <text:p>1.926854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49753" calcext:value-type="float">
            <text:p>-0.1649753</text:p>
          </table:table-cell>
          <table:table-cell office:value-type="float" office:value="-0.04914345" calcext:value-type="float">
            <text:p>-0.04914345</text:p>
          </table:table-cell>
          <table:table-cell office:value-type="float" office:value="-0.03376288" calcext:value-type="float">
            <text:p>-0.03376288</text:p>
          </table:table-cell>
          <table:table-cell office:value-type="float" office:value="-0.02558475" calcext:value-type="float">
            <text:p>-0.02558475</text:p>
          </table:table-cell>
          <table:table-cell office:value-type="float" office:value="-0.02139477" calcext:value-type="float">
            <text:p>-0.02139477</text:p>
          </table:table-cell>
          <table:table-cell office:value-type="float" office:value="-0.0163304" calcext:value-type="float">
            <text:p>-0.0163304</text:p>
          </table:table-cell>
          <table:table-cell office:value-type="float" office:value="-0.00979375" calcext:value-type="float">
            <text:p>-0.00979375</text:p>
          </table:table-cell>
          <table:table-cell office:value-type="float" office:value="-0.01132205" calcext:value-type="float">
            <text:p>-0.01132205</text:p>
          </table:table-cell>
          <table:table-cell office:value-type="float" office:value="-0.2299306" calcext:value-type="float">
            <text:p>-0.2299306</text:p>
          </table:table-cell>
          <table:table-cell office:value-type="float" office:value="-0.05015105" calcext:value-type="float">
            <text:p>-0.05015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69432" calcext:value-type="float">
            <text:p>-0.5069432</text:p>
          </table:table-cell>
          <table:table-cell office:value-type="float" office:value="0.005239625" calcext:value-type="float">
            <text:p>0.00523962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9481" calcext:value-type="float">
            <text:p>-2.3694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7" calcext:value-type="float">
            <text:p>5022007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1.122338" calcext:value-type="float">
            <text:p>1.122338</text:p>
          </table:table-cell>
          <table:table-cell office:value-type="float" office:value="0" calcext:value-type="float">
            <text:p>0</text:p>
          </table:table-cell>
          <table:table-cell office:value-type="float" office:value="1056.351" calcext:value-type="float">
            <text:p>1056.351</text:p>
          </table:table-cell>
          <table:table-cell office:value-type="float" office:value="12.79779" calcext:value-type="float">
            <text:p>12.79779</text:p>
          </table:table-cell>
          <table:table-cell office:value-type="float" office:value="82.36853" calcext:value-type="float">
            <text:p>82.36853</text:p>
          </table:table-cell>
          <table:table-cell office:value-type="float" office:value="0.254071" calcext:value-type="float">
            <text:p>0.254071</text:p>
          </table:table-cell>
          <table:table-cell office:value-type="float" office:value="0.2922195" calcext:value-type="float">
            <text:p>0.2922195</text:p>
          </table:table-cell>
          <table:table-cell office:value-type="float" office:value="0.3039228" calcext:value-type="float">
            <text:p>0.3039228</text:p>
          </table:table-cell>
          <table:table-cell office:value-type="float" office:value="0.3185339" calcext:value-type="float">
            <text:p>0.3185339</text:p>
          </table:table-cell>
          <table:table-cell office:value-type="float" office:value="0.3306111" calcext:value-type="float">
            <text:p>0.3306111</text:p>
          </table:table-cell>
          <table:table-cell office:value-type="float" office:value="0.3016908" calcext:value-type="float">
            <text:p>0.3016908</text:p>
          </table:table-cell>
          <table:table-cell office:value-type="float" office:value="0.3254231" calcext:value-type="float">
            <text:p>0.3254231</text:p>
          </table:table-cell>
          <table:table-cell office:value-type="float" office:value="0.3783736" calcext:value-type="float">
            <text:p>0.3783736</text:p>
          </table:table-cell>
          <table:table-cell office:value-type="float" office:value="0.2815689" calcext:value-type="float">
            <text:p>0.2815689</text:p>
          </table:table-cell>
          <table:table-cell office:value-type="float" office:value="0.3374351" calcext:value-type="float">
            <text:p>0.3374351</text:p>
          </table:table-cell>
          <table:table-cell office:value-type="float" office:value="0.3742451" calcext:value-type="float">
            <text:p>0.3742451</text:p>
          </table:table-cell>
          <table:table-cell office:value-type="float" office:value="0.3906896" calcext:value-type="float">
            <text:p>0.3906896</text:p>
          </table:table-cell>
          <table:table-cell office:value-type="float" office:value="0.4618313" calcext:value-type="float">
            <text:p>0.4618313</text:p>
          </table:table-cell>
          <table:table-cell office:value-type="float" office:value="0" calcext:value-type="float">
            <text:p>0</text:p>
          </table:table-cell>
          <table:table-cell office:value-type="float" office:value="0.09198495" calcext:value-type="float">
            <text:p>0.09198495</text:p>
          </table:table-cell>
          <table:table-cell office:value-type="float" office:value="0.02620206" calcext:value-type="float">
            <text:p>0.02620206</text:p>
          </table:table-cell>
          <table:table-cell office:value-type="float" office:value="1.926842E-015" calcext:value-type="float">
            <text:p>1.926842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58163" calcext:value-type="float">
            <text:p>-0.1258163</text:p>
          </table:table-cell>
          <table:table-cell office:value-type="float" office:value="-0.04332195" calcext:value-type="float">
            <text:p>-0.04332195</text:p>
          </table:table-cell>
          <table:table-cell office:value-type="float" office:value="-0.03230751" calcext:value-type="float">
            <text:p>-0.03230751</text:p>
          </table:table-cell>
          <table:table-cell office:value-type="float" office:value="-0.02427494" calcext:value-type="float">
            <text:p>-0.02427494</text:p>
          </table:table-cell>
          <table:table-cell office:value-type="float" office:value="-0.01937526" calcext:value-type="float">
            <text:p>-0.01937526</text:p>
          </table:table-cell>
          <table:table-cell office:value-type="float" office:value="-0.01400132" calcext:value-type="float">
            <text:p>-0.01400132</text:p>
          </table:table-cell>
          <table:table-cell office:value-type="float" office:value="-0.006291871" calcext:value-type="float">
            <text:p>-0.006291871</text:p>
          </table:table-cell>
          <table:table-cell office:value-type="float" office:value="-0.009432211" calcext:value-type="float">
            <text:p>-0.009432211</text:p>
          </table:table-cell>
          <table:table-cell office:value-type="float" office:value="-0.2264697" calcext:value-type="float">
            <text:p>-0.2264697</text:p>
          </table:table-cell>
          <table:table-cell office:value-type="float" office:value="-0.04961899" calcext:value-type="float">
            <text:p>-0.04961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74884" calcext:value-type="float">
            <text:p>-0.3374884</text:p>
          </table:table-cell>
          <table:table-cell office:value-type="float" office:value="0.005202514" calcext:value-type="float">
            <text:p>0.00520251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9619" calcext:value-type="float">
            <text:p>-2.3796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7" calcext:value-type="float">
            <text:p>6022007</text:p>
          </table:table-cell>
          <table:table-cell office:value-type="float" office:value="28.82902" calcext:value-type="float">
            <text:p>28.82902</text:p>
          </table:table-cell>
          <table:table-cell office:value-type="float" office:value="1.026519" calcext:value-type="float">
            <text:p>1.026519</text:p>
          </table:table-cell>
          <table:table-cell office:value-type="float" office:value="0" calcext:value-type="float">
            <text:p>0</text:p>
          </table:table-cell>
          <table:table-cell office:value-type="float" office:value="1055.822" calcext:value-type="float">
            <text:p>1055.822</text:p>
          </table:table-cell>
          <table:table-cell office:value-type="float" office:value="13.54989" calcext:value-type="float">
            <text:p>13.54989</text:p>
          </table:table-cell>
          <table:table-cell office:value-type="float" office:value="70.7668" calcext:value-type="float">
            <text:p>70.7668</text:p>
          </table:table-cell>
          <table:table-cell office:value-type="float" office:value="0.2456201" calcext:value-type="float">
            <text:p>0.2456201</text:p>
          </table:table-cell>
          <table:table-cell office:value-type="float" office:value="0.2901699" calcext:value-type="float">
            <text:p>0.2901699</text:p>
          </table:table-cell>
          <table:table-cell office:value-type="float" office:value="0.306736" calcext:value-type="float">
            <text:p>0.306736</text:p>
          </table:table-cell>
          <table:table-cell office:value-type="float" office:value="0.3242828" calcext:value-type="float">
            <text:p>0.3242828</text:p>
          </table:table-cell>
          <table:table-cell office:value-type="float" office:value="0.3377951" calcext:value-type="float">
            <text:p>0.3377951</text:p>
          </table:table-cell>
          <table:table-cell office:value-type="float" office:value="0.3065328" calcext:value-type="float">
            <text:p>0.3065328</text:p>
          </table:table-cell>
          <table:table-cell office:value-type="float" office:value="0.3204516" calcext:value-type="float">
            <text:p>0.3204516</text:p>
          </table:table-cell>
          <table:table-cell office:value-type="float" office:value="0.3818306" calcext:value-type="float">
            <text:p>0.3818306</text:p>
          </table:table-cell>
          <table:table-cell office:value-type="float" office:value="0.2820223" calcext:value-type="float">
            <text:p>0.2820223</text:p>
          </table:table-cell>
          <table:table-cell office:value-type="float" office:value="0.3378852" calcext:value-type="float">
            <text:p>0.3378852</text:p>
          </table:table-cell>
          <table:table-cell office:value-type="float" office:value="0.3740938" calcext:value-type="float">
            <text:p>0.3740938</text:p>
          </table:table-cell>
          <table:table-cell office:value-type="float" office:value="0.3906671" calcext:value-type="float">
            <text:p>0.3906671</text:p>
          </table:table-cell>
          <table:table-cell office:value-type="float" office:value="0.4623688" calcext:value-type="float">
            <text:p>0.4623688</text:p>
          </table:table-cell>
          <table:table-cell office:value-type="float" office:value="0" calcext:value-type="float">
            <text:p>0</text:p>
          </table:table-cell>
          <table:table-cell office:value-type="float" office:value="0.09636013" calcext:value-type="float">
            <text:p>0.09636013</text:p>
          </table:table-cell>
          <table:table-cell office:value-type="float" office:value="0.01857897" calcext:value-type="float">
            <text:p>0.01857897</text:p>
          </table:table-cell>
          <table:table-cell office:value-type="float" office:value="1.926829E-015" calcext:value-type="float">
            <text:p>1.926829E-15</text:p>
          </table:table-cell>
          <table:table-cell office:value-type="float" office:value="9.650456E-016" calcext:value-type="float">
            <text:p>9.65045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14147" calcext:value-type="float">
            <text:p>-0.1614147</text:p>
          </table:table-cell>
          <table:table-cell office:value-type="float" office:value="-0.04576029" calcext:value-type="float">
            <text:p>-0.04576029</text:p>
          </table:table-cell>
          <table:table-cell office:value-type="float" office:value="-0.03053809" calcext:value-type="float">
            <text:p>-0.03053809</text:p>
          </table:table-cell>
          <table:table-cell office:value-type="float" office:value="-0.02176596" calcext:value-type="float">
            <text:p>-0.02176596</text:p>
          </table:table-cell>
          <table:table-cell office:value-type="float" office:value="-0.01698151" calcext:value-type="float">
            <text:p>-0.01698151</text:p>
          </table:table-cell>
          <table:table-cell office:value-type="float" office:value="-0.01238957" calcext:value-type="float">
            <text:p>-0.01238957</text:p>
          </table:table-cell>
          <table:table-cell office:value-type="float" office:value="-0.007177536" calcext:value-type="float">
            <text:p>-0.007177536</text:p>
          </table:table-cell>
          <table:table-cell office:value-type="float" office:value="-0.007738374" calcext:value-type="float">
            <text:p>-0.007738374</text:p>
          </table:table-cell>
          <table:table-cell office:value-type="float" office:value="-0.223089" calcext:value-type="float">
            <text:p>-0.223089</text:p>
          </table:table-cell>
          <table:table-cell office:value-type="float" office:value="-0.0489849" calcext:value-type="float">
            <text:p>-0.0489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18856" calcext:value-type="float">
            <text:p>-0.4418856</text:p>
          </table:table-cell>
          <table:table-cell office:value-type="float" office:value="0.005167421" calcext:value-type="float">
            <text:p>0.00516742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7606" calcext:value-type="float">
            <text:p>-2.3876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7" calcext:value-type="float">
            <text:p>7022007</text:p>
          </table:table-cell>
          <table:table-cell office:value-type="float" office:value="31.43252" calcext:value-type="float">
            <text:p>31.43252</text:p>
          </table:table-cell>
          <table:table-cell office:value-type="float" office:value="1.019387" calcext:value-type="float">
            <text:p>1.019387</text:p>
          </table:table-cell>
          <table:table-cell office:value-type="float" office:value="0" calcext:value-type="float">
            <text:p>0</text:p>
          </table:table-cell>
          <table:table-cell office:value-type="float" office:value="1057.692" calcext:value-type="float">
            <text:p>1057.692</text:p>
          </table:table-cell>
          <table:table-cell office:value-type="float" office:value="14.29013" calcext:value-type="float">
            <text:p>14.29013</text:p>
          </table:table-cell>
          <table:table-cell office:value-type="float" office:value="84.98325" calcext:value-type="float">
            <text:p>84.98325</text:p>
          </table:table-cell>
          <table:table-cell office:value-type="float" office:value="0.229053" calcext:value-type="float">
            <text:p>0.229053</text:p>
          </table:table-cell>
          <table:table-cell office:value-type="float" office:value="0.2898392" calcext:value-type="float">
            <text:p>0.2898392</text:p>
          </table:table-cell>
          <table:table-cell office:value-type="float" office:value="0.3103648" calcext:value-type="float">
            <text:p>0.3103648</text:p>
          </table:table-cell>
          <table:table-cell office:value-type="float" office:value="0.3285898" calcext:value-type="float">
            <text:p>0.3285898</text:p>
          </table:table-cell>
          <table:table-cell office:value-type="float" office:value="0.3385392" calcext:value-type="float">
            <text:p>0.3385392</text:p>
          </table:table-cell>
          <table:table-cell office:value-type="float" office:value="0.3045383" calcext:value-type="float">
            <text:p>0.3045383</text:p>
          </table:table-cell>
          <table:table-cell office:value-type="float" office:value="0.309661" calcext:value-type="float">
            <text:p>0.309661</text:p>
          </table:table-cell>
          <table:table-cell office:value-type="float" office:value="0.3819048" calcext:value-type="float">
            <text:p>0.3819048</text:p>
          </table:table-cell>
          <table:table-cell office:value-type="float" office:value="0.28247" calcext:value-type="float">
            <text:p>0.28247</text:p>
          </table:table-cell>
          <table:table-cell office:value-type="float" office:value="0.3383229" calcext:value-type="float">
            <text:p>0.3383229</text:p>
          </table:table-cell>
          <table:table-cell office:value-type="float" office:value="0.3739764" calcext:value-type="float">
            <text:p>0.3739764</text:p>
          </table:table-cell>
          <table:table-cell office:value-type="float" office:value="0.3906038" calcext:value-type="float">
            <text:p>0.3906038</text:p>
          </table:table-cell>
          <table:table-cell office:value-type="float" office:value="0.4623728" calcext:value-type="float">
            <text:p>0.4623728</text:p>
          </table:table-cell>
          <table:table-cell office:value-type="float" office:value="0" calcext:value-type="float">
            <text:p>0</text:p>
          </table:table-cell>
          <table:table-cell office:value-type="float" office:value="0.1139472" calcext:value-type="float">
            <text:p>0.1139472</text:p>
          </table:table-cell>
          <table:table-cell office:value-type="float" office:value="0.0172333" calcext:value-type="float">
            <text:p>0.0172333</text:p>
          </table:table-cell>
          <table:table-cell office:value-type="float" office:value="1.926816E-015" calcext:value-type="float">
            <text:p>1.926816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69046" calcext:value-type="float">
            <text:p>-0.2769046</text:p>
          </table:table-cell>
          <table:table-cell office:value-type="float" office:value="-0.04621279" calcext:value-type="float">
            <text:p>-0.04621279</text:p>
          </table:table-cell>
          <table:table-cell office:value-type="float" office:value="-0.02840043" calcext:value-type="float">
            <text:p>-0.02840043</text:p>
          </table:table-cell>
          <table:table-cell office:value-type="float" office:value="-0.02006495" calcext:value-type="float">
            <text:p>-0.02006495</text:p>
          </table:table-cell>
          <table:table-cell office:value-type="float" office:value="-0.01671747" calcext:value-type="float">
            <text:p>-0.01671747</text:p>
          </table:table-cell>
          <table:table-cell office:value-type="float" office:value="-0.01300003" calcext:value-type="float">
            <text:p>-0.01300003</text:p>
          </table:table-cell>
          <table:table-cell office:value-type="float" office:value="-0.009616273" calcext:value-type="float">
            <text:p>-0.009616273</text:p>
          </table:table-cell>
          <table:table-cell office:value-type="float" office:value="-0.007685985" calcext:value-type="float">
            <text:p>-0.007685985</text:p>
          </table:table-cell>
          <table:table-cell office:value-type="float" office:value="-0.2198056" calcext:value-type="float">
            <text:p>-0.2198056</text:p>
          </table:table-cell>
          <table:table-cell office:value-type="float" office:value="-0.0483766" calcext:value-type="float">
            <text:p>-0.0483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63246" calcext:value-type="float">
            <text:p>-0.863246</text:p>
          </table:table-cell>
          <table:table-cell office:value-type="float" office:value="0.005157445" calcext:value-type="float">
            <text:p>0.00515744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1403" calcext:value-type="float">
            <text:p>-2.3914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7" calcext:value-type="float">
            <text:p>8022007</text:p>
          </table:table-cell>
          <table:table-cell office:value-type="float" office:value="38.10001" calcext:value-type="float">
            <text:p>38.10001</text:p>
          </table:table-cell>
          <table:table-cell office:value-type="float" office:value="0.8842791" calcext:value-type="float">
            <text:p>0.8842791</text:p>
          </table:table-cell>
          <table:table-cell office:value-type="float" office:value="0" calcext:value-type="float">
            <text:p>0</text:p>
          </table:table-cell>
          <table:table-cell office:value-type="float" office:value="1063.792" calcext:value-type="float">
            <text:p>1063.792</text:p>
          </table:table-cell>
          <table:table-cell office:value-type="float" office:value="14.99289" calcext:value-type="float">
            <text:p>14.99289</text:p>
          </table:table-cell>
          <table:table-cell office:value-type="float" office:value="124.2233" calcext:value-type="float">
            <text:p>124.2233</text:p>
          </table:table-cell>
          <table:table-cell office:value-type="float" office:value="0.2186175" calcext:value-type="float">
            <text:p>0.2186175</text:p>
          </table:table-cell>
          <table:table-cell office:value-type="float" office:value="0.2931361" calcext:value-type="float">
            <text:p>0.2931361</text:p>
          </table:table-cell>
          <table:table-cell office:value-type="float" office:value="0.3127062" calcext:value-type="float">
            <text:p>0.3127062</text:p>
          </table:table-cell>
          <table:table-cell office:value-type="float" office:value="0.3278995" calcext:value-type="float">
            <text:p>0.3278995</text:p>
          </table:table-cell>
          <table:table-cell office:value-type="float" office:value="0.336785" calcext:value-type="float">
            <text:p>0.336785</text:p>
          </table:table-cell>
          <table:table-cell office:value-type="float" office:value="0.3019892" calcext:value-type="float">
            <text:p>0.3019892</text:p>
          </table:table-cell>
          <table:table-cell office:value-type="float" office:value="0.3049997" calcext:value-type="float">
            <text:p>0.3049997</text:p>
          </table:table-cell>
          <table:table-cell office:value-type="float" office:value="0.3805724" calcext:value-type="float">
            <text:p>0.3805724</text:p>
          </table:table-cell>
          <table:table-cell office:value-type="float" office:value="0.2829103" calcext:value-type="float">
            <text:p>0.2829103</text:p>
          </table:table-cell>
          <table:table-cell office:value-type="float" office:value="0.3387488" calcext:value-type="float">
            <text:p>0.3387488</text:p>
          </table:table-cell>
          <table:table-cell office:value-type="float" office:value="0.373886" calcext:value-type="float">
            <text:p>0.373886</text:p>
          </table:table-cell>
          <table:table-cell office:value-type="float" office:value="0.3905196" calcext:value-type="float">
            <text:p>0.390519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0.1172697" calcext:value-type="float">
            <text:p>0.1172697</text:p>
          </table:table-cell>
          <table:table-cell office:value-type="float" office:value="0.01829094" calcext:value-type="float">
            <text:p>0.01829094</text:p>
          </table:table-cell>
          <table:table-cell office:value-type="float" office:value="1.926803E-015" calcext:value-type="float">
            <text:p>1.926803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42243" calcext:value-type="float">
            <text:p>-0.4042243</text:p>
          </table:table-cell>
          <table:table-cell office:value-type="float" office:value="-0.04245141" calcext:value-type="float">
            <text:p>-0.04245141</text:p>
          </table:table-cell>
          <table:table-cell office:value-type="float" office:value="-0.02712837" calcext:value-type="float">
            <text:p>-0.02712837</text:p>
          </table:table-cell>
          <table:table-cell office:value-type="float" office:value="-0.0203093" calcext:value-type="float">
            <text:p>-0.0203093</text:p>
          </table:table-cell>
          <table:table-cell office:value-type="float" office:value="-0.01725815" calcext:value-type="float">
            <text:p>-0.01725815</text:p>
          </table:table-cell>
          <table:table-cell office:value-type="float" office:value="-0.01385134" calcext:value-type="float">
            <text:p>-0.01385134</text:p>
          </table:table-cell>
          <table:table-cell office:value-type="float" office:value="-0.01091969" calcext:value-type="float">
            <text:p>-0.01091969</text:p>
          </table:table-cell>
          <table:table-cell office:value-type="float" office:value="-0.0082859" calcext:value-type="float">
            <text:p>-0.0082859</text:p>
          </table:table-cell>
          <table:table-cell office:value-type="float" office:value="-0.2166279" calcext:value-type="float">
            <text:p>-0.2166279</text:p>
          </table:table-cell>
          <table:table-cell office:value-type="float" office:value="-0.04779251" calcext:value-type="float">
            <text:p>-0.04779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0611" calcext:value-type="float">
            <text:p>-1.250611</text:p>
          </table:table-cell>
          <table:table-cell office:value-type="float" office:value="0.00514887" calcext:value-type="float">
            <text:p>0.0051488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4996" calcext:value-type="float">
            <text:p>-2.3949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7" calcext:value-type="float">
            <text:p>9022007</text:p>
          </table:table-cell>
          <table:table-cell office:value-type="float" office:value="38.10001" calcext:value-type="float">
            <text:p>38.10001</text:p>
          </table:table-cell>
          <table:table-cell office:value-type="float" office:value="0.8472982" calcext:value-type="float">
            <text:p>0.8472982</text:p>
          </table:table-cell>
          <table:table-cell office:value-type="float" office:value="0" calcext:value-type="float">
            <text:p>0</text:p>
          </table:table-cell>
          <table:table-cell office:value-type="float" office:value="1063.229" calcext:value-type="float">
            <text:p>1063.229</text:p>
          </table:table-cell>
          <table:table-cell office:value-type="float" office:value="15.59344" calcext:value-type="float">
            <text:p>15.59344</text:p>
          </table:table-cell>
          <table:table-cell office:value-type="float" office:value="122.6234" calcext:value-type="float">
            <text:p>122.6234</text:p>
          </table:table-cell>
          <table:table-cell office:value-type="float" office:value="0.2026091" calcext:value-type="float">
            <text:p>0.2026091</text:p>
          </table:table-cell>
          <table:table-cell office:value-type="float" office:value="0.2926895" calcext:value-type="float">
            <text:p>0.2926895</text:p>
          </table:table-cell>
          <table:table-cell office:value-type="float" office:value="0.3135218" calcext:value-type="float">
            <text:p>0.3135218</text:p>
          </table:table-cell>
          <table:table-cell office:value-type="float" office:value="0.326547" calcext:value-type="float">
            <text:p>0.326547</text:p>
          </table:table-cell>
          <table:table-cell office:value-type="float" office:value="0.3340517" calcext:value-type="float">
            <text:p>0.3340517</text:p>
          </table:table-cell>
          <table:table-cell office:value-type="float" office:value="0.2996285" calcext:value-type="float">
            <text:p>0.2996285</text:p>
          </table:table-cell>
          <table:table-cell office:value-type="float" office:value="0.302353" calcext:value-type="float">
            <text:p>0.302353</text:p>
          </table:table-cell>
          <table:table-cell office:value-type="float" office:value="0.3790227" calcext:value-type="float">
            <text:p>0.3790227</text:p>
          </table:table-cell>
          <table:table-cell office:value-type="float" office:value="0.2833432" calcext:value-type="float">
            <text:p>0.2833432</text:p>
          </table:table-cell>
          <table:table-cell office:value-type="float" office:value="0.339164" calcext:value-type="float">
            <text:p>0.339164</text:p>
          </table:table-cell>
          <table:table-cell office:value-type="float" office:value="0.3738171" calcext:value-type="float">
            <text:p>0.3738171</text:p>
          </table:table-cell>
          <table:table-cell office:value-type="float" office:value="0.3904204" calcext:value-type="float">
            <text:p>0.3904204</text:p>
          </table:table-cell>
          <table:table-cell office:value-type="float" office:value="0.4623729" calcext:value-type="float">
            <text:p>0.4623729</text:p>
          </table:table-cell>
          <table:table-cell office:value-type="float" office:value="0" calcext:value-type="float">
            <text:p>0</text:p>
          </table:table-cell>
          <table:table-cell office:value-type="float" office:value="0.1283078" calcext:value-type="float">
            <text:p>0.1283078</text:p>
          </table:table-cell>
          <table:table-cell office:value-type="float" office:value="0.0264749" calcext:value-type="float">
            <text:p>0.0264749</text:p>
          </table:table-cell>
          <table:table-cell office:value-type="float" office:value="1.926791E-015" calcext:value-type="float">
            <text:p>1.926791E-15</text:p>
          </table:table-cell>
          <table:table-cell office:value-type="float" office:value="9.650456E-016" calcext:value-type="float">
            <text:p>9.65045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220126" calcext:value-type="float">
            <text:p>-0.7220126</text:p>
          </table:table-cell>
          <table:table-cell office:value-type="float" office:value="-0.04290295" calcext:value-type="float">
            <text:p>-0.04290295</text:p>
          </table:table-cell>
          <table:table-cell office:value-type="float" office:value="-0.02667633" calcext:value-type="float">
            <text:p>-0.02667633</text:p>
          </table:table-cell>
          <table:table-cell office:value-type="float" office:value="-0.02083116" calcext:value-type="float">
            <text:p>-0.02083116</text:p>
          </table:table-cell>
          <table:table-cell office:value-type="float" office:value="-0.01813477" calcext:value-type="float">
            <text:p>-0.01813477</text:p>
          </table:table-cell>
          <table:table-cell office:value-type="float" office:value="-0.01469759" calcext:value-type="float">
            <text:p>-0.01469759</text:p>
          </table:table-cell>
          <table:table-cell office:value-type="float" office:value="-0.01175191" calcext:value-type="float">
            <text:p>-0.01175191</text:p>
          </table:table-cell>
          <table:table-cell office:value-type="float" office:value="-0.0090495" calcext:value-type="float">
            <text:p>-0.0090495</text:p>
          </table:table-cell>
          <table:table-cell office:value-type="float" office:value="-0.2135541" calcext:value-type="float">
            <text:p>-0.2135541</text:p>
          </table:table-cell>
          <table:table-cell office:value-type="float" office:value="-0.04723106" calcext:value-type="float">
            <text:p>-0.04723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1068" calcext:value-type="float">
            <text:p>-2.51068</text:p>
          </table:table-cell>
          <table:table-cell office:value-type="float" office:value="0.005178826" calcext:value-type="float">
            <text:p>0.00517882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8699" calcext:value-type="float">
            <text:p>-2.3986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7" calcext:value-type="float">
            <text:p>10022007</text:p>
          </table:table-cell>
          <table:table-cell office:value-type="float" office:value="38.10001" calcext:value-type="float">
            <text:p>38.10001</text:p>
          </table:table-cell>
          <table:table-cell office:value-type="float" office:value="0.8621088" calcext:value-type="float">
            <text:p>0.8621088</text:p>
          </table:table-cell>
          <table:table-cell office:value-type="float" office:value="0" calcext:value-type="float">
            <text:p>0</text:p>
          </table:table-cell>
          <table:table-cell office:value-type="float" office:value="1063.32" calcext:value-type="float">
            <text:p>1063.32</text:p>
          </table:table-cell>
          <table:table-cell office:value-type="float" office:value="15.48716" calcext:value-type="float">
            <text:p>15.48716</text:p>
          </table:table-cell>
          <table:table-cell office:value-type="float" office:value="121.0399" calcext:value-type="float">
            <text:p>121.0399</text:p>
          </table:table-cell>
          <table:table-cell office:value-type="float" office:value="0.1987077" calcext:value-type="float">
            <text:p>0.1987077</text:p>
          </table:table-cell>
          <table:table-cell office:value-type="float" office:value="0.2890008" calcext:value-type="float">
            <text:p>0.2890008</text:p>
          </table:table-cell>
          <table:table-cell office:value-type="float" office:value="0.310375" calcext:value-type="float">
            <text:p>0.310375</text:p>
          </table:table-cell>
          <table:table-cell office:value-type="float" office:value="0.3245156" calcext:value-type="float">
            <text:p>0.3245156</text:p>
          </table:table-cell>
          <table:table-cell office:value-type="float" office:value="0.3321447" calcext:value-type="float">
            <text:p>0.3321447</text:p>
          </table:table-cell>
          <table:table-cell office:value-type="float" office:value="0.2975941" calcext:value-type="float">
            <text:p>0.2975941</text:p>
          </table:table-cell>
          <table:table-cell office:value-type="float" office:value="0.3002247" calcext:value-type="float">
            <text:p>0.3002247</text:p>
          </table:table-cell>
          <table:table-cell office:value-type="float" office:value="0.377565" calcext:value-type="float">
            <text:p>0.377565</text:p>
          </table:table-cell>
          <table:table-cell office:value-type="float" office:value="0.2837688" calcext:value-type="float">
            <text:p>0.2837688</text:p>
          </table:table-cell>
          <table:table-cell office:value-type="float" office:value="0.339569" calcext:value-type="float">
            <text:p>0.339569</text:p>
          </table:table-cell>
          <table:table-cell office:value-type="float" office:value="0.3737751" calcext:value-type="float">
            <text:p>0.3737751</text:p>
          </table:table-cell>
          <table:table-cell office:value-type="float" office:value="0.3906983" calcext:value-type="float">
            <text:p>0.3906983</text:p>
          </table:table-cell>
          <table:table-cell office:value-type="float" office:value="0.4531912" calcext:value-type="float">
            <text:p>0.4531912</text:p>
          </table:table-cell>
          <table:table-cell office:value-type="float" office:value="0" calcext:value-type="float">
            <text:p>0</text:p>
          </table:table-cell>
          <table:table-cell office:value-type="float" office:value="0.1306354" calcext:value-type="float">
            <text:p>0.1306354</text:p>
          </table:table-cell>
          <table:table-cell office:value-type="float" office:value="0.04325268" calcext:value-type="float">
            <text:p>0.04325268</text:p>
          </table:table-cell>
          <table:table-cell office:value-type="float" office:value="1.926778E-015" calcext:value-type="float">
            <text:p>1.926778E-15</text:p>
          </table:table-cell>
          <table:table-cell office:value-type="float" office:value="9.650456E-016" calcext:value-type="float">
            <text:p>9.65045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417964" calcext:value-type="float">
            <text:p>-0.8417964</text:p>
          </table:table-cell>
          <table:table-cell office:value-type="float" office:value="-0.04725634" calcext:value-type="float">
            <text:p>-0.04725634</text:p>
          </table:table-cell>
          <table:table-cell office:value-type="float" office:value="-0.0283574" calcext:value-type="float">
            <text:p>-0.0283574</text:p>
          </table:table-cell>
          <table:table-cell office:value-type="float" office:value="-0.0216422" calcext:value-type="float">
            <text:p>-0.0216422</text:p>
          </table:table-cell>
          <table:table-cell office:value-type="float" office:value="-0.0187887" calcext:value-type="float">
            <text:p>-0.0187887</text:p>
          </table:table-cell>
          <table:table-cell office:value-type="float" office:value="-0.01547538" calcext:value-type="float">
            <text:p>-0.01547538</text:p>
          </table:table-cell>
          <table:table-cell office:value-type="float" office:value="-0.01246661" calcext:value-type="float">
            <text:p>-0.01246661</text:p>
          </table:table-cell>
          <table:table-cell office:value-type="float" office:value="-0.00983526" calcext:value-type="float">
            <text:p>-0.00983526</text:p>
          </table:table-cell>
          <table:table-cell office:value-type="float" office:value="-0.2105785" calcext:value-type="float">
            <text:p>-0.2105785</text:p>
          </table:table-cell>
          <table:table-cell office:value-type="float" office:value="-0.04669006" calcext:value-type="float">
            <text:p>-0.04669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56399" calcext:value-type="float">
            <text:p>-2.656399</text:p>
          </table:table-cell>
          <table:table-cell office:value-type="float" office:value="0.005231581" calcext:value-type="float">
            <text:p>0.00523158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12285" calcext:value-type="float">
            <text:p>-2.3122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7" calcext:value-type="float">
            <text:p>11022007</text:p>
          </table:table-cell>
          <table:table-cell office:value-type="float" office:value="38.10001" calcext:value-type="float">
            <text:p>38.10001</text:p>
          </table:table-cell>
          <table:table-cell office:value-type="float" office:value="0.8978674" calcext:value-type="float">
            <text:p>0.8978674</text:p>
          </table:table-cell>
          <table:table-cell office:value-type="float" office:value="0" calcext:value-type="float">
            <text:p>0</text:p>
          </table:table-cell>
          <table:table-cell office:value-type="float" office:value="1063.673" calcext:value-type="float">
            <text:p>1063.673</text:p>
          </table:table-cell>
          <table:table-cell office:value-type="float" office:value="15.09847" calcext:value-type="float">
            <text:p>15.09847</text:p>
          </table:table-cell>
          <table:table-cell office:value-type="float" office:value="118.9321" calcext:value-type="float">
            <text:p>118.9321</text:p>
          </table:table-cell>
          <table:table-cell office:value-type="float" office:value="0.207229" calcext:value-type="float">
            <text:p>0.207229</text:p>
          </table:table-cell>
          <table:table-cell office:value-type="float" office:value="0.2856444" calcext:value-type="float">
            <text:p>0.2856444</text:p>
          </table:table-cell>
          <table:table-cell office:value-type="float" office:value="0.3079283" calcext:value-type="float">
            <text:p>0.3079283</text:p>
          </table:table-cell>
          <table:table-cell office:value-type="float" office:value="0.3222801" calcext:value-type="float">
            <text:p>0.3222801</text:p>
          </table:table-cell>
          <table:table-cell office:value-type="float" office:value="0.3301328" calcext:value-type="float">
            <text:p>0.3301328</text:p>
          </table:table-cell>
          <table:table-cell office:value-type="float" office:value="0.2957943" calcext:value-type="float">
            <text:p>0.2957943</text:p>
          </table:table-cell>
          <table:table-cell office:value-type="float" office:value="0.2978796" calcext:value-type="float">
            <text:p>0.2978796</text:p>
          </table:table-cell>
          <table:table-cell office:value-type="float" office:value="0.3763323" calcext:value-type="float">
            <text:p>0.3763323</text:p>
          </table:table-cell>
          <table:table-cell office:value-type="float" office:value="0.2841873" calcext:value-type="float">
            <text:p>0.2841873</text:p>
          </table:table-cell>
          <table:table-cell office:value-type="float" office:value="0.339965" calcext:value-type="float">
            <text:p>0.339965</text:p>
          </table:table-cell>
          <table:table-cell office:value-type="float" office:value="0.3737785" calcext:value-type="float">
            <text:p>0.3737785</text:p>
          </table:table-cell>
          <table:table-cell office:value-type="float" office:value="0.390977" calcext:value-type="float">
            <text:p>0.390977</text:p>
          </table:table-cell>
          <table:table-cell office:value-type="float" office:value="0.4577494" calcext:value-type="float">
            <text:p>0.4577494</text:p>
          </table:table-cell>
          <table:table-cell office:value-type="float" office:value="0" calcext:value-type="float">
            <text:p>0</text:p>
          </table:table-cell>
          <table:table-cell office:value-type="float" office:value="0.1231979" calcext:value-type="float">
            <text:p>0.1231979</text:p>
          </table:table-cell>
          <table:table-cell office:value-type="float" office:value="0.05735563" calcext:value-type="float">
            <text:p>0.05735563</text:p>
          </table:table-cell>
          <table:table-cell office:value-type="float" office:value="1.926766E-015" calcext:value-type="float">
            <text:p>1.926766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10336" calcext:value-type="float">
            <text:p>-0.6110336</text:p>
          </table:table-cell>
          <table:table-cell office:value-type="float" office:value="-0.05177375" calcext:value-type="float">
            <text:p>-0.05177375</text:p>
          </table:table-cell>
          <table:table-cell office:value-type="float" office:value="-0.02978862" calcext:value-type="float">
            <text:p>-0.02978862</text:p>
          </table:table-cell>
          <table:table-cell office:value-type="float" office:value="-0.02257024" calcext:value-type="float">
            <text:p>-0.02257024</text:p>
          </table:table-cell>
          <table:table-cell office:value-type="float" office:value="-0.01949205" calcext:value-type="float">
            <text:p>-0.01949205</text:p>
          </table:table-cell>
          <table:table-cell office:value-type="float" office:value="-0.01620035" calcext:value-type="float">
            <text:p>-0.01620035</text:p>
          </table:table-cell>
          <table:table-cell office:value-type="float" office:value="-0.01331283" calcext:value-type="float">
            <text:p>-0.01331283</text:p>
          </table:table-cell>
          <table:table-cell office:value-type="float" office:value="-0.01055665" calcext:value-type="float">
            <text:p>-0.01055665</text:p>
          </table:table-cell>
          <table:table-cell office:value-type="float" office:value="-0.2076972" calcext:value-type="float">
            <text:p>-0.2076972</text:p>
          </table:table-cell>
          <table:table-cell office:value-type="float" office:value="-0.04616789" calcext:value-type="float">
            <text:p>-0.04616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11124" calcext:value-type="float">
            <text:p>-1.811124</text:p>
          </table:table-cell>
          <table:table-cell office:value-type="float" office:value="0.00526282" calcext:value-type="float">
            <text:p>0.0052628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2504" calcext:value-type="float">
            <text:p>-2.3425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7" calcext:value-type="float">
            <text:p>12022007</text:p>
          </table:table-cell>
          <table:table-cell office:value-type="float" office:value="38.608" calcext:value-type="float">
            <text:p>38.608</text:p>
          </table:table-cell>
          <table:table-cell office:value-type="float" office:value="0.8436839" calcext:value-type="float">
            <text:p>0.8436839</text:p>
          </table:table-cell>
          <table:table-cell office:value-type="float" office:value="0" calcext:value-type="float">
            <text:p>0</text:p>
          </table:table-cell>
          <table:table-cell office:value-type="float" office:value="1064.53" calcext:value-type="float">
            <text:p>1064.53</text:p>
          </table:table-cell>
          <table:table-cell office:value-type="float" office:value="14.80451" calcext:value-type="float">
            <text:p>14.80451</text:p>
          </table:table-cell>
          <table:table-cell office:value-type="float" office:value="117.7038" calcext:value-type="float">
            <text:p>117.7038</text:p>
          </table:table-cell>
          <table:table-cell office:value-type="float" office:value="0.2253399" calcext:value-type="float">
            <text:p>0.2253399</text:p>
          </table:table-cell>
          <table:table-cell office:value-type="float" office:value="0.2876101" calcext:value-type="float">
            <text:p>0.2876101</text:p>
          </table:table-cell>
          <table:table-cell office:value-type="float" office:value="0.3067802" calcext:value-type="float">
            <text:p>0.3067802</text:p>
          </table:table-cell>
          <table:table-cell office:value-type="float" office:value="0.3197408" calcext:value-type="float">
            <text:p>0.3197408</text:p>
          </table:table-cell>
          <table:table-cell office:value-type="float" office:value="0.3268278" calcext:value-type="float">
            <text:p>0.3268278</text:p>
          </table:table-cell>
          <table:table-cell office:value-type="float" office:value="0.2939655" calcext:value-type="float">
            <text:p>0.2939655</text:p>
          </table:table-cell>
          <table:table-cell office:value-type="float" office:value="0.2962193" calcext:value-type="float">
            <text:p>0.2962193</text:p>
          </table:table-cell>
          <table:table-cell office:value-type="float" office:value="0.3751726" calcext:value-type="float">
            <text:p>0.3751726</text:p>
          </table:table-cell>
          <table:table-cell office:value-type="float" office:value="0.2845988" calcext:value-type="float">
            <text:p>0.2845988</text:p>
          </table:table-cell>
          <table:table-cell office:value-type="float" office:value="0.3403522" calcext:value-type="float">
            <text:p>0.3403522</text:p>
          </table:table-cell>
          <table:table-cell office:value-type="float" office:value="0.3738075" calcext:value-type="float">
            <text:p>0.3738075</text:p>
          </table:table-cell>
          <table:table-cell office:value-type="float" office:value="0.3910612" calcext:value-type="float">
            <text:p>0.3910612</text:p>
          </table:table-cell>
          <table:table-cell office:value-type="float" office:value="0.4617254" calcext:value-type="float">
            <text:p>0.4617254</text:p>
          </table:table-cell>
          <table:table-cell office:value-type="float" office:value="0" calcext:value-type="float">
            <text:p>0</text:p>
          </table:table-cell>
          <table:table-cell office:value-type="float" office:value="0.1082868" calcext:value-type="float">
            <text:p>0.1082868</text:p>
          </table:table-cell>
          <table:table-cell office:value-type="float" office:value="0.06119464" calcext:value-type="float">
            <text:p>0.06119464</text:p>
          </table:table-cell>
          <table:table-cell office:value-type="float" office:value="1.926753E-015" calcext:value-type="float">
            <text:p>1.926753E-15</text:p>
          </table:table-cell>
          <table:table-cell office:value-type="float" office:value="9.650456E-016" calcext:value-type="float">
            <text:p>9.65045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54509" calcext:value-type="float">
            <text:p>-0.3254509</text:p>
          </table:table-cell>
          <table:table-cell office:value-type="float" office:value="-0.04917106" calcext:value-type="float">
            <text:p>-0.04917106</text:p>
          </table:table-cell>
          <table:table-cell office:value-type="float" office:value="-0.03048949" calcext:value-type="float">
            <text:p>-0.03048949</text:p>
          </table:table-cell>
          <table:table-cell office:value-type="float" office:value="-0.02368881" calcext:value-type="float">
            <text:p>-0.02368881</text:p>
          </table:table-cell>
          <table:table-cell office:value-type="float" office:value="-0.02072551" calcext:value-type="float">
            <text:p>-0.02072551</text:p>
          </table:table-cell>
          <table:table-cell office:value-type="float" office:value="-0.01697668" calcext:value-type="float">
            <text:p>-0.01697668</text:p>
          </table:table-cell>
          <table:table-cell office:value-type="float" office:value="-0.01395306" calcext:value-type="float">
            <text:p>-0.01395306</text:p>
          </table:table-cell>
          <table:table-cell office:value-type="float" office:value="-0.01128483" calcext:value-type="float">
            <text:p>-0.01128483</text:p>
          </table:table-cell>
          <table:table-cell office:value-type="float" office:value="-0.2049066" calcext:value-type="float">
            <text:p>-0.2049066</text:p>
          </table:table-cell>
          <table:table-cell office:value-type="float" office:value="-0.04566327" calcext:value-type="float">
            <text:p>-0.04566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95508" calcext:value-type="float">
            <text:p>-0.8195508</text:p>
          </table:table-cell>
          <table:table-cell office:value-type="float" office:value="0.00525902" calcext:value-type="float">
            <text:p>0.0052590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6595" calcext:value-type="float">
            <text:p>-2.3665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7" calcext:value-type="float">
            <text:p>13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7405668" calcext:value-type="float">
            <text:p>0.7405668</text:p>
          </table:table-cell>
          <table:table-cell office:value-type="float" office:value="0" calcext:value-type="float">
            <text:p>0</text:p>
          </table:table-cell>
          <table:table-cell office:value-type="float" office:value="1065.484" calcext:value-type="float">
            <text:p>1065.484</text:p>
          </table:table-cell>
          <table:table-cell office:value-type="float" office:value="15.4776" calcext:value-type="float">
            <text:p>15.4776</text:p>
          </table:table-cell>
          <table:table-cell office:value-type="float" office:value="119.6842" calcext:value-type="float">
            <text:p>119.6842</text:p>
          </table:table-cell>
          <table:table-cell office:value-type="float" office:value="0.243166" calcext:value-type="float">
            <text:p>0.243166</text:p>
          </table:table-cell>
          <table:table-cell office:value-type="float" office:value="0.2881674" calcext:value-type="float">
            <text:p>0.2881674</text:p>
          </table:table-cell>
          <table:table-cell office:value-type="float" office:value="0.3041232" calcext:value-type="float">
            <text:p>0.3041232</text:p>
          </table:table-cell>
          <table:table-cell office:value-type="float" office:value="0.3182331" calcext:value-type="float">
            <text:p>0.3182331</text:p>
          </table:table-cell>
          <table:table-cell office:value-type="float" office:value="0.3256814" calcext:value-type="float">
            <text:p>0.3256814</text:p>
          </table:table-cell>
          <table:table-cell office:value-type="float" office:value="0.2926045" calcext:value-type="float">
            <text:p>0.2926045</text:p>
          </table:table-cell>
          <table:table-cell office:value-type="float" office:value="0.296964" calcext:value-type="float">
            <text:p>0.296964</text:p>
          </table:table-cell>
          <table:table-cell office:value-type="float" office:value="0.3742273" calcext:value-type="float">
            <text:p>0.3742273</text:p>
          </table:table-cell>
          <table:table-cell office:value-type="float" office:value="0.2850343" calcext:value-type="float">
            <text:p>0.2850343</text:p>
          </table:table-cell>
          <table:table-cell office:value-type="float" office:value="0.3407213" calcext:value-type="float">
            <text:p>0.3407213</text:p>
          </table:table-cell>
          <table:table-cell office:value-type="float" office:value="0.3738484" calcext:value-type="float">
            <text:p>0.3738484</text:p>
          </table:table-cell>
          <table:table-cell office:value-type="float" office:value="0.3910353" calcext:value-type="float">
            <text:p>0.3910353</text:p>
          </table:table-cell>
          <table:table-cell office:value-type="float" office:value="0.4623761" calcext:value-type="float">
            <text:p>0.4623761</text:p>
          </table:table-cell>
          <table:table-cell office:value-type="float" office:value="0" calcext:value-type="float">
            <text:p>0</text:p>
          </table:table-cell>
          <table:table-cell office:value-type="float" office:value="0.09845794" calcext:value-type="float">
            <text:p>0.09845794</text:p>
          </table:table-cell>
          <table:table-cell office:value-type="float" office:value="0.05586614" calcext:value-type="float">
            <text:p>0.05586614</text:p>
          </table:table-cell>
          <table:table-cell office:value-type="float" office:value="1.92674E-015" calcext:value-type="float">
            <text:p>1.92674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90943" calcext:value-type="float">
            <text:p>-0.1790943</text:p>
          </table:table-cell>
          <table:table-cell office:value-type="float" office:value="-0.04836215" calcext:value-type="float">
            <text:p>-0.04836215</text:p>
          </table:table-cell>
          <table:table-cell office:value-type="float" office:value="-0.03214311" calcext:value-type="float">
            <text:p>-0.03214311</text:p>
          </table:table-cell>
          <table:table-cell office:value-type="float" office:value="-0.02438652" calcext:value-type="float">
            <text:p>-0.02438652</text:p>
          </table:table-cell>
          <table:table-cell office:value-type="float" office:value="-0.0211821" calcext:value-type="float">
            <text:p>-0.0211821</text:p>
          </table:table-cell>
          <table:table-cell office:value-type="float" office:value="-0.01758992" calcext:value-type="float">
            <text:p>-0.01758992</text:p>
          </table:table-cell>
          <table:table-cell office:value-type="float" office:value="-0.01367565" calcext:value-type="float">
            <text:p>-0.01367565</text:p>
          </table:table-cell>
          <table:table-cell office:value-type="float" office:value="-0.01192057" calcext:value-type="float">
            <text:p>-0.01192057</text:p>
          </table:table-cell>
          <table:table-cell office:value-type="float" office:value="-0.2020084" calcext:value-type="float">
            <text:p>-0.2020084</text:p>
          </table:table-cell>
          <table:table-cell office:value-type="float" office:value="-0.04518761" calcext:value-type="float">
            <text:p>-0.04518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669747" calcext:value-type="float">
            <text:p>-0.4669747</text:p>
          </table:table-cell>
          <table:table-cell office:value-type="float" office:value="0.005243694" calcext:value-type="float">
            <text:p>0.00524369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5524" calcext:value-type="float">
            <text:p>-2.3755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7" calcext:value-type="float">
            <text:p>14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7507939" calcext:value-type="float">
            <text:p>0.7507939</text:p>
          </table:table-cell>
          <table:table-cell office:value-type="float" office:value="0" calcext:value-type="float">
            <text:p>0</text:p>
          </table:table-cell>
          <table:table-cell office:value-type="float" office:value="1064.731" calcext:value-type="float">
            <text:p>1064.731</text:p>
          </table:table-cell>
          <table:table-cell office:value-type="float" office:value="16.22024" calcext:value-type="float">
            <text:p>16.22024</text:p>
          </table:table-cell>
          <table:table-cell office:value-type="float" office:value="117.9782" calcext:value-type="float">
            <text:p>117.9782</text:p>
          </table:table-cell>
          <table:table-cell office:value-type="float" office:value="0.2161597" calcext:value-type="float">
            <text:p>0.2161597</text:p>
          </table:table-cell>
          <table:table-cell office:value-type="float" office:value="0.2834999" calcext:value-type="float">
            <text:p>0.2834999</text:p>
          </table:table-cell>
          <table:table-cell office:value-type="float" office:value="0.3025344" calcext:value-type="float">
            <text:p>0.3025344</text:p>
          </table:table-cell>
          <table:table-cell office:value-type="float" office:value="0.3168769" calcext:value-type="float">
            <text:p>0.3168769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2920298" calcext:value-type="float">
            <text:p>0.2920298</text:p>
          </table:table-cell>
          <table:table-cell office:value-type="float" office:value="0.2951671" calcext:value-type="float">
            <text:p>0.2951671</text:p>
          </table:table-cell>
          <table:table-cell office:value-type="float" office:value="0.3736235" calcext:value-type="float">
            <text:p>0.3736235</text:p>
          </table:table-cell>
          <table:table-cell office:value-type="float" office:value="0.2855659" calcext:value-type="float">
            <text:p>0.2855659</text:p>
          </table:table-cell>
          <table:table-cell office:value-type="float" office:value="0.3410484" calcext:value-type="float">
            <text:p>0.3410484</text:p>
          </table:table-cell>
          <table:table-cell office:value-type="float" office:value="0.3738922" calcext:value-type="float">
            <text:p>0.3738922</text:p>
          </table:table-cell>
          <table:table-cell office:value-type="float" office:value="0.390972" calcext:value-type="float">
            <text:p>0.390972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" calcext:value-type="float">
            <text:p>0</text:p>
          </table:table-cell>
          <table:table-cell office:value-type="float" office:value="0.1166237" calcext:value-type="float">
            <text:p>0.1166237</text:p>
          </table:table-cell>
          <table:table-cell office:value-type="float" office:value="0.0547784" calcext:value-type="float">
            <text:p>0.0547784</text:p>
          </table:table-cell>
          <table:table-cell office:value-type="float" office:value="1.926727E-015" calcext:value-type="float">
            <text:p>1.926727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36935" calcext:value-type="float">
            <text:p>-0.4336935</text:p>
          </table:table-cell>
          <table:table-cell office:value-type="float" office:value="-0.05476256" calcext:value-type="float">
            <text:p>-0.05476256</text:p>
          </table:table-cell>
          <table:table-cell office:value-type="float" office:value="-0.03324343" calcext:value-type="float">
            <text:p>-0.03324343</text:p>
          </table:table-cell>
          <table:table-cell office:value-type="float" office:value="-0.02502706" calcext:value-type="float">
            <text:p>-0.02502706</text:p>
          </table:table-cell>
          <table:table-cell office:value-type="float" office:value="-0.0215733" calcext:value-type="float">
            <text:p>-0.0215733</text:p>
          </table:table-cell>
          <table:table-cell office:value-type="float" office:value="-0.01784901" calcext:value-type="float">
            <text:p>-0.01784901</text:p>
          </table:table-cell>
          <table:table-cell office:value-type="float" office:value="-0.01437401" calcext:value-type="float">
            <text:p>-0.01437401</text:p>
          </table:table-cell>
          <table:table-cell office:value-type="float" office:value="-0.01234245" calcext:value-type="float">
            <text:p>-0.01234245</text:p>
          </table:table-cell>
          <table:table-cell office:value-type="float" office:value="-0.1985198" calcext:value-type="float">
            <text:p>-0.1985198</text:p>
          </table:table-cell>
          <table:table-cell office:value-type="float" office:value="-0.0447713" calcext:value-type="float">
            <text:p>-0.0447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92824" calcext:value-type="float">
            <text:p>-1.492824</text:p>
          </table:table-cell>
          <table:table-cell office:value-type="float" office:value="0.005247132" calcext:value-type="float">
            <text:p>0.00524713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9498" calcext:value-type="float">
            <text:p>-2.3794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7" calcext:value-type="float">
            <text:p>15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6846175" calcext:value-type="float">
            <text:p>0.6846175</text:p>
          </table:table-cell>
          <table:table-cell office:value-type="float" office:value="0" calcext:value-type="float">
            <text:p>0</text:p>
          </table:table-cell>
          <table:table-cell office:value-type="float" office:value="1064.214" calcext:value-type="float">
            <text:p>1064.214</text:p>
          </table:table-cell>
          <table:table-cell office:value-type="float" office:value="16.804" calcext:value-type="float">
            <text:p>16.804</text:p>
          </table:table-cell>
          <table:table-cell office:value-type="float" office:value="116.899" calcext:value-type="float">
            <text:p>116.899</text:p>
          </table:table-cell>
          <table:table-cell office:value-type="float" office:value="0.1966597" calcext:value-type="float">
            <text:p>0.1966597</text:p>
          </table:table-cell>
          <table:table-cell office:value-type="float" office:value="0.2760563" calcext:value-type="float">
            <text:p>0.2760563</text:p>
          </table:table-cell>
          <table:table-cell office:value-type="float" office:value="0.3004932" calcext:value-type="float">
            <text:p>0.3004932</text:p>
          </table:table-cell>
          <table:table-cell office:value-type="float" office:value="0.3148108" calcext:value-type="float">
            <text:p>0.3148108</text:p>
          </table:table-cell>
          <table:table-cell office:value-type="float" office:value="0.3224668" calcext:value-type="float">
            <text:p>0.3224668</text:p>
          </table:table-cell>
          <table:table-cell office:value-type="float" office:value="0.2904829" calcext:value-type="float">
            <text:p>0.2904829</text:p>
          </table:table-cell>
          <table:table-cell office:value-type="float" office:value="0.2925771" calcext:value-type="float">
            <text:p>0.2925771</text:p>
          </table:table-cell>
          <table:table-cell office:value-type="float" office:value="0.372711" calcext:value-type="float">
            <text:p>0.372711</text:p>
          </table:table-cell>
          <table:table-cell office:value-type="float" office:value="0.2860867" calcext:value-type="float">
            <text:p>0.2860867</text:p>
          </table:table-cell>
          <table:table-cell office:value-type="float" office:value="0.3413713" calcext:value-type="float">
            <text:p>0.3413713</text:p>
          </table:table-cell>
          <table:table-cell office:value-type="float" office:value="0.3739382" calcext:value-type="float">
            <text:p>0.3739382</text:p>
          </table:table-cell>
          <table:table-cell office:value-type="float" office:value="0.3908969" calcext:value-type="float">
            <text:p>0.3908969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" calcext:value-type="float">
            <text:p>0</text:p>
          </table:table-cell>
          <table:table-cell office:value-type="float" office:value="0.1302379" calcext:value-type="float">
            <text:p>0.1302379</text:p>
          </table:table-cell>
          <table:table-cell office:value-type="float" office:value="0.06913229" calcext:value-type="float">
            <text:p>0.06913229</text:p>
          </table:table-cell>
          <table:table-cell office:value-type="float" office:value="1.926715E-015" calcext:value-type="float">
            <text:p>1.926715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04012" calcext:value-type="float">
            <text:p>-0.9104012</text:p>
          </table:table-cell>
          <table:table-cell office:value-type="float" office:value="-0.06721132" calcext:value-type="float">
            <text:p>-0.06721132</text:p>
          </table:table-cell>
          <table:table-cell office:value-type="float" office:value="-0.03501436" calcext:value-type="float">
            <text:p>-0.03501436</text:p>
          </table:table-cell>
          <table:table-cell office:value-type="float" office:value="-0.02604203" calcext:value-type="float">
            <text:p>-0.02604203</text:p>
          </table:table-cell>
          <table:table-cell office:value-type="float" office:value="-0.02248824" calcext:value-type="float">
            <text:p>-0.02248824</text:p>
          </table:table-cell>
          <table:table-cell office:value-type="float" office:value="-0.01857773" calcext:value-type="float">
            <text:p>-0.01857773</text:p>
          </table:table-cell>
          <table:table-cell office:value-type="float" office:value="-0.01547541" calcext:value-type="float">
            <text:p>-0.01547541</text:p>
          </table:table-cell>
          <table:table-cell office:value-type="float" office:value="-0.01301076" calcext:value-type="float">
            <text:p>-0.01301076</text:p>
          </table:table-cell>
          <table:table-cell office:value-type="float" office:value="-0.1951667" calcext:value-type="float">
            <text:p>-0.1951667</text:p>
          </table:table-cell>
          <table:table-cell office:value-type="float" office:value="-0.04436423" calcext:value-type="float">
            <text:p>-0.04436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01006" calcext:value-type="float">
            <text:p>-3.001006</text:p>
          </table:table-cell>
          <table:table-cell office:value-type="float" office:value="0.005288482" calcext:value-type="float">
            <text:p>0.00528848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3769" calcext:value-type="float">
            <text:p>-2.3837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7" calcext:value-type="float">
            <text:p>16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68239" calcext:value-type="float">
            <text:p>0.68239</text:p>
          </table:table-cell>
          <table:table-cell office:value-type="float" office:value="0" calcext:value-type="float">
            <text:p>0</text:p>
          </table:table-cell>
          <table:table-cell office:value-type="float" office:value="1063.764" calcext:value-type="float">
            <text:p>1063.764</text:p>
          </table:table-cell>
          <table:table-cell office:value-type="float" office:value="17.25627" calcext:value-type="float">
            <text:p>17.25627</text:p>
          </table:table-cell>
          <table:table-cell office:value-type="float" office:value="115.5212" calcext:value-type="float">
            <text:p>115.5212</text:p>
          </table:table-cell>
          <table:table-cell office:value-type="float" office:value="0.1965468" calcext:value-type="float">
            <text:p>0.1965468</text:p>
          </table:table-cell>
          <table:table-cell office:value-type="float" office:value="0.2655286" calcext:value-type="float">
            <text:p>0.2655286</text:p>
          </table:table-cell>
          <table:table-cell office:value-type="float" office:value="0.2987073" calcext:value-type="float">
            <text:p>0.2987073</text:p>
          </table:table-cell>
          <table:table-cell office:value-type="float" office:value="0.3130222" calcext:value-type="float">
            <text:p>0.3130222</text:p>
          </table:table-cell>
          <table:table-cell office:value-type="float" office:value="0.3198141" calcext:value-type="float">
            <text:p>0.3198141</text:p>
          </table:table-cell>
          <table:table-cell office:value-type="float" office:value="0.2886498" calcext:value-type="float">
            <text:p>0.2886498</text:p>
          </table:table-cell>
          <table:table-cell office:value-type="float" office:value="0.2907906" calcext:value-type="float">
            <text:p>0.2907906</text:p>
          </table:table-cell>
          <table:table-cell office:value-type="float" office:value="0.3718104" calcext:value-type="float">
            <text:p>0.3718104</text:p>
          </table:table-cell>
          <table:table-cell office:value-type="float" office:value="0.2865965" calcext:value-type="float">
            <text:p>0.2865965</text:p>
          </table:table-cell>
          <table:table-cell office:value-type="float" office:value="0.3416899" calcext:value-type="float">
            <text:p>0.3416899</text:p>
          </table:table-cell>
          <table:table-cell office:value-type="float" office:value="0.3739833" calcext:value-type="float">
            <text:p>0.3739833</text:p>
          </table:table-cell>
          <table:table-cell office:value-type="float" office:value="0.3908124" calcext:value-type="float">
            <text:p>0.3908124</text:p>
          </table:table-cell>
          <table:table-cell office:value-type="float" office:value="0.4623724" calcext:value-type="float">
            <text:p>0.4623724</text:p>
          </table:table-cell>
          <table:table-cell office:value-type="float" office:value="0" calcext:value-type="float">
            <text:p>0</text:p>
          </table:table-cell>
          <table:table-cell office:value-type="float" office:value="0.1309932" calcext:value-type="float">
            <text:p>0.1309932</text:p>
          </table:table-cell>
          <table:table-cell office:value-type="float" office:value="0.08684373" calcext:value-type="float">
            <text:p>0.08684373</text:p>
          </table:table-cell>
          <table:table-cell office:value-type="float" office:value="1.926702E-015" calcext:value-type="float">
            <text:p>1.926702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6E-015" calcext:value-type="float">
            <text:p>1.938686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32824" calcext:value-type="float">
            <text:p>-0.9132824</text:p>
          </table:table-cell>
          <table:table-cell office:value-type="float" office:value="-0.09057144" calcext:value-type="float">
            <text:p>-0.09057144</text:p>
          </table:table-cell>
          <table:table-cell office:value-type="float" office:value="-0.03666384" calcext:value-type="float">
            <text:p>-0.03666384</text:p>
          </table:table-cell>
          <table:table-cell office:value-type="float" office:value="-0.0269709" calcext:value-type="float">
            <text:p>-0.0269709</text:p>
          </table:table-cell>
          <table:table-cell office:value-type="float" office:value="-0.02366204" calcext:value-type="float">
            <text:p>-0.02366204</text:p>
          </table:table-cell>
          <table:table-cell office:value-type="float" office:value="-0.0194852" calcext:value-type="float">
            <text:p>-0.0194852</text:p>
          </table:table-cell>
          <table:table-cell office:value-type="float" office:value="-0.01629081" calcext:value-type="float">
            <text:p>-0.01629081</text:p>
          </table:table-cell>
          <table:table-cell office:value-type="float" office:value="-0.01370869" calcext:value-type="float">
            <text:p>-0.01370869</text:p>
          </table:table-cell>
          <table:table-cell office:value-type="float" office:value="-0.1919449" calcext:value-type="float">
            <text:p>-0.1919449</text:p>
          </table:table-cell>
          <table:table-cell office:value-type="float" office:value="-0.04396662" calcext:value-type="float">
            <text:p>-0.04396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71283" calcext:value-type="float">
            <text:p>-2.871283</text:p>
          </table:table-cell>
          <table:table-cell office:value-type="float" office:value="0.005340645" calcext:value-type="float">
            <text:p>0.00534064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7903" calcext:value-type="float">
            <text:p>-2.3879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7" calcext:value-type="float">
            <text:p>17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7044132" calcext:value-type="float">
            <text:p>0.7044132</text:p>
          </table:table-cell>
          <table:table-cell office:value-type="float" office:value="0" calcext:value-type="float">
            <text:p>0</text:p>
          </table:table-cell>
          <table:table-cell office:value-type="float" office:value="1063.334" calcext:value-type="float">
            <text:p>1063.334</text:p>
          </table:table-cell>
          <table:table-cell office:value-type="float" office:value="17.6647" calcext:value-type="float">
            <text:p>17.6647</text:p>
          </table:table-cell>
          <table:table-cell office:value-type="float" office:value="114.0924" calcext:value-type="float">
            <text:p>114.0924</text:p>
          </table:table-cell>
          <table:table-cell office:value-type="float" office:value="0.1961669" calcext:value-type="float">
            <text:p>0.1961669</text:p>
          </table:table-cell>
          <table:table-cell office:value-type="float" office:value="0.2532631" calcext:value-type="float">
            <text:p>0.2532631</text:p>
          </table:table-cell>
          <table:table-cell office:value-type="float" office:value="0.2974589" calcext:value-type="float">
            <text:p>0.2974589</text:p>
          </table:table-cell>
          <table:table-cell office:value-type="float" office:value="0.3110555" calcext:value-type="float">
            <text:p>0.3110555</text:p>
          </table:table-cell>
          <table:table-cell office:value-type="float" office:value="0.3186979" calcext:value-type="float">
            <text:p>0.3186979</text:p>
          </table:table-cell>
          <table:table-cell office:value-type="float" office:value="0.2870592" calcext:value-type="float">
            <text:p>0.2870592</text:p>
          </table:table-cell>
          <table:table-cell office:value-type="float" office:value="0.2891232" calcext:value-type="float">
            <text:p>0.2891232</text:p>
          </table:table-cell>
          <table:table-cell office:value-type="float" office:value="0.3709174" calcext:value-type="float">
            <text:p>0.3709174</text:p>
          </table:table-cell>
          <table:table-cell office:value-type="float" office:value="0.2870984" calcext:value-type="float">
            <text:p>0.2870984</text:p>
          </table:table-cell>
          <table:table-cell office:value-type="float" office:value="0.342109" calcext:value-type="float">
            <text:p>0.342109</text:p>
          </table:table-cell>
          <table:table-cell office:value-type="float" office:value="0.3738812" calcext:value-type="float">
            <text:p>0.3738812</text:p>
          </table:table-cell>
          <table:table-cell office:value-type="float" office:value="0.3907149" calcext:value-type="float">
            <text:p>0.3907149</text:p>
          </table:table-cell>
          <table:table-cell office:value-type="float" office:value="0.4623728" calcext:value-type="float">
            <text:p>0.4623728</text:p>
          </table:table-cell>
          <table:table-cell office:value-type="float" office:value="0" calcext:value-type="float">
            <text:p>0</text:p>
          </table:table-cell>
          <table:table-cell office:value-type="float" office:value="0.1315234" calcext:value-type="float">
            <text:p>0.1315234</text:p>
          </table:table-cell>
          <table:table-cell office:value-type="float" office:value="0.1051459" calcext:value-type="float">
            <text:p>0.1051459</text:p>
          </table:table-cell>
          <table:table-cell office:value-type="float" office:value="1.926689E-015" calcext:value-type="float">
            <text:p>1.926689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266145" calcext:value-type="float">
            <text:p>-0.9266145</text:p>
          </table:table-cell>
          <table:table-cell office:value-type="float" office:value="-0.130274" calcext:value-type="float">
            <text:p>-0.130274</text:p>
          </table:table-cell>
          <table:table-cell office:value-type="float" office:value="-0.03787839" calcext:value-type="float">
            <text:p>-0.03787839</text:p>
          </table:table-cell>
          <table:table-cell office:value-type="float" office:value="-0.02802536" calcext:value-type="float">
            <text:p>-0.02802536</text:p>
          </table:table-cell>
          <table:table-cell office:value-type="float" office:value="-0.02417231" calcext:value-type="float">
            <text:p>-0.02417231</text:p>
          </table:table-cell>
          <table:table-cell office:value-type="float" office:value="-0.02031985" calcext:value-type="float">
            <text:p>-0.02031985</text:p>
          </table:table-cell>
          <table:table-cell office:value-type="float" office:value="-0.01709475" calcext:value-type="float">
            <text:p>-0.01709475</text:p>
          </table:table-cell>
          <table:table-cell office:value-type="float" office:value="-0.0144392" calcext:value-type="float">
            <text:p>-0.0144392</text:p>
          </table:table-cell>
          <table:table-cell office:value-type="float" office:value="-0.1888309" calcext:value-type="float">
            <text:p>-0.1888309</text:p>
          </table:table-cell>
          <table:table-cell office:value-type="float" office:value="-0.04345126" calcext:value-type="float">
            <text:p>-0.04345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38324" calcext:value-type="float">
            <text:p>-2.738324</text:p>
          </table:table-cell>
          <table:table-cell office:value-type="float" office:value="0.005394427" calcext:value-type="float">
            <text:p>0.00539442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1922" calcext:value-type="float">
            <text:p>-2.3919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7" calcext:value-type="float">
            <text:p>18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7045097" calcext:value-type="float">
            <text:p>0.7045097</text:p>
          </table:table-cell>
          <table:table-cell office:value-type="float" office:value="0" calcext:value-type="float">
            <text:p>0</text:p>
          </table:table-cell>
          <table:table-cell office:value-type="float" office:value="1062.814" calcext:value-type="float">
            <text:p>1062.814</text:p>
          </table:table-cell>
          <table:table-cell office:value-type="float" office:value="18.18453" calcext:value-type="float">
            <text:p>18.18453</text:p>
          </table:table-cell>
          <table:table-cell office:value-type="float" office:value="107.9576" calcext:value-type="float">
            <text:p>107.9576</text:p>
          </table:table-cell>
          <table:table-cell office:value-type="float" office:value="0.2201796" calcext:value-type="float">
            <text:p>0.2201796</text:p>
          </table:table-cell>
          <table:table-cell office:value-type="float" office:value="0.24874" calcext:value-type="float">
            <text:p>0.24874</text:p>
          </table:table-cell>
          <table:table-cell office:value-type="float" office:value="0.2975952" calcext:value-type="float">
            <text:p>0.2975952</text:p>
          </table:table-cell>
          <table:table-cell office:value-type="float" office:value="0.309691" calcext:value-type="float">
            <text:p>0.309691</text:p>
          </table:table-cell>
          <table:table-cell office:value-type="float" office:value="0.3171003" calcext:value-type="float">
            <text:p>0.3171003</text:p>
          </table:table-cell>
          <table:table-cell office:value-type="float" office:value="0.2859766" calcext:value-type="float">
            <text:p>0.2859766</text:p>
          </table:table-cell>
          <table:table-cell office:value-type="float" office:value="0.2890825" calcext:value-type="float">
            <text:p>0.2890825</text:p>
          </table:table-cell>
          <table:table-cell office:value-type="float" office:value="0.3701451" calcext:value-type="float">
            <text:p>0.3701451</text:p>
          </table:table-cell>
          <table:table-cell office:value-type="float" office:value="0.287591" calcext:value-type="float">
            <text:p>0.287591</text:p>
          </table:table-cell>
          <table:table-cell office:value-type="float" office:value="0.3425438" calcext:value-type="float">
            <text:p>0.3425438</text:p>
          </table:table-cell>
          <table:table-cell office:value-type="float" office:value="0.3737677" calcext:value-type="float">
            <text:p>0.3737677</text:p>
          </table:table-cell>
          <table:table-cell office:value-type="float" office:value="0.3905993" calcext:value-type="float">
            <text:p>0.3905993</text:p>
          </table:table-cell>
          <table:table-cell office:value-type="float" office:value="0.4623756" calcext:value-type="float">
            <text:p>0.4623756</text:p>
          </table:table-cell>
          <table:table-cell office:value-type="float" office:value="0" calcext:value-type="float">
            <text:p>0</text:p>
          </table:table-cell>
          <table:table-cell office:value-type="float" office:value="0.1201263" calcext:value-type="float">
            <text:p>0.1201263</text:p>
          </table:table-cell>
          <table:table-cell office:value-type="float" office:value="0.1139376" calcext:value-type="float">
            <text:p>0.1139376</text:p>
          </table:table-cell>
          <table:table-cell office:value-type="float" office:value="1.926677E-015" calcext:value-type="float">
            <text:p>1.926677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42174" calcext:value-type="float">
            <text:p>-0.3842174</text:p>
          </table:table-cell>
          <table:table-cell office:value-type="float" office:value="-0.1506462" calcext:value-type="float">
            <text:p>-0.1506462</text:p>
          </table:table-cell>
          <table:table-cell office:value-type="float" office:value="-0.03775502" calcext:value-type="float">
            <text:p>-0.03775502</text:p>
          </table:table-cell>
          <table:table-cell office:value-type="float" office:value="-0.0287938" calcext:value-type="float">
            <text:p>-0.0287938</text:p>
          </table:table-cell>
          <table:table-cell office:value-type="float" office:value="-0.02492783" calcext:value-type="float">
            <text:p>-0.02492783</text:p>
          </table:table-cell>
          <table:table-cell office:value-type="float" office:value="-0.02091051" calcext:value-type="float">
            <text:p>-0.02091051</text:p>
          </table:table-cell>
          <table:table-cell office:value-type="float" office:value="-0.01710607" calcext:value-type="float">
            <text:p>-0.01710607</text:p>
          </table:table-cell>
          <table:table-cell office:value-type="float" office:value="-0.01510689" calcext:value-type="float">
            <text:p>-0.01510689</text:p>
          </table:table-cell>
          <table:table-cell office:value-type="float" office:value="-0.1858292" calcext:value-type="float">
            <text:p>-0.1858292</text:p>
          </table:table-cell>
          <table:table-cell office:value-type="float" office:value="-0.0429217" calcext:value-type="float">
            <text:p>-0.0429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63413" calcext:value-type="float">
            <text:p>-0.9963413</text:p>
          </table:table-cell>
          <table:table-cell office:value-type="float" office:value="0.005410467" calcext:value-type="float">
            <text:p>0.00541046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5503" calcext:value-type="float">
            <text:p>-2.3955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7" calcext:value-type="float">
            <text:p>19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6922807" calcext:value-type="float">
            <text:p>0.6922807</text:p>
          </table:table-cell>
          <table:table-cell office:value-type="float" office:value="0" calcext:value-type="float">
            <text:p>0</text:p>
          </table:table-cell>
          <table:table-cell office:value-type="float" office:value="1062.204" calcext:value-type="float">
            <text:p>1062.204</text:p>
          </table:table-cell>
          <table:table-cell office:value-type="float" office:value="18.80672" calcext:value-type="float">
            <text:p>18.80672</text:p>
          </table:table-cell>
          <table:table-cell office:value-type="float" office:value="96.95081" calcext:value-type="float">
            <text:p>96.95081</text:p>
          </table:table-cell>
          <table:table-cell office:value-type="float" office:value="0.2303074" calcext:value-type="float">
            <text:p>0.2303074</text:p>
          </table:table-cell>
          <table:table-cell office:value-type="float" office:value="0.2584854" calcext:value-type="float">
            <text:p>0.2584854</text:p>
          </table:table-cell>
          <table:table-cell office:value-type="float" office:value="0.2967784" calcext:value-type="float">
            <text:p>0.2967784</text:p>
          </table:table-cell>
          <table:table-cell office:value-type="float" office:value="0.3085427" calcext:value-type="float">
            <text:p>0.3085427</text:p>
          </table:table-cell>
          <table:table-cell office:value-type="float" office:value="0.3161947" calcext:value-type="float">
            <text:p>0.3161947</text:p>
          </table:table-cell>
          <table:table-cell office:value-type="float" office:value="0.2872157" calcext:value-type="float">
            <text:p>0.2872157</text:p>
          </table:table-cell>
          <table:table-cell office:value-type="float" office:value="0.2997418" calcext:value-type="float">
            <text:p>0.2997418</text:p>
          </table:table-cell>
          <table:table-cell office:value-type="float" office:value="0.3705921" calcext:value-type="float">
            <text:p>0.3705921</text:p>
          </table:table-cell>
          <table:table-cell office:value-type="float" office:value="0.2880746" calcext:value-type="float">
            <text:p>0.2880746</text:p>
          </table:table-cell>
          <table:table-cell office:value-type="float" office:value="0.342966" calcext:value-type="float">
            <text:p>0.342966</text:p>
          </table:table-cell>
          <table:table-cell office:value-type="float" office:value="0.3736799" calcext:value-type="float">
            <text:p>0.3736799</text:p>
          </table:table-cell>
          <table:table-cell office:value-type="float" office:value="0.3904736" calcext:value-type="float">
            <text:p>0.3904736</text:p>
          </table:table-cell>
          <table:table-cell office:value-type="float" office:value="0.4623761" calcext:value-type="float">
            <text:p>0.4623761</text:p>
          </table:table-cell>
          <table:table-cell office:value-type="float" office:value="0" calcext:value-type="float">
            <text:p>0</text:p>
          </table:table-cell>
          <table:table-cell office:value-type="float" office:value="0.1222006" calcext:value-type="float">
            <text:p>0.1222006</text:p>
          </table:table-cell>
          <table:table-cell office:value-type="float" office:value="0.1112219" calcext:value-type="float">
            <text:p>0.1112219</text:p>
          </table:table-cell>
          <table:table-cell office:value-type="float" office:value="1.926664E-015" calcext:value-type="float">
            <text:p>1.926664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90409" calcext:value-type="float">
            <text:p>-0.2690409</text:p>
          </table:table-cell>
          <table:table-cell office:value-type="float" office:value="-0.1121131" calcext:value-type="float">
            <text:p>-0.1121131</text:p>
          </table:table-cell>
          <table:table-cell office:value-type="float" office:value="-0.03852577" calcext:value-type="float">
            <text:p>-0.03852577</text:p>
          </table:table-cell>
          <table:table-cell office:value-type="float" office:value="-0.02945657" calcext:value-type="float">
            <text:p>-0.02945657</text:p>
          </table:table-cell>
          <table:table-cell office:value-type="float" office:value="-0.02538397" calcext:value-type="float">
            <text:p>-0.02538397</text:p>
          </table:table-cell>
          <table:table-cell office:value-type="float" office:value="-0.02026328" calcext:value-type="float">
            <text:p>-0.02026328</text:p>
          </table:table-cell>
          <table:table-cell office:value-type="float" office:value="-0.01258747" calcext:value-type="float">
            <text:p>-0.01258747</text:p>
          </table:table-cell>
          <table:table-cell office:value-type="float" office:value="-0.01473897" calcext:value-type="float">
            <text:p>-0.01473897</text:p>
          </table:table-cell>
          <table:table-cell office:value-type="float" office:value="-0.1829332" calcext:value-type="float">
            <text:p>-0.1829332</text:p>
          </table:table-cell>
          <table:table-cell office:value-type="float" office:value="-0.0424144" calcext:value-type="float">
            <text:p>-0.0424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40503" calcext:value-type="float">
            <text:p>-0.7640503</text:p>
          </table:table-cell>
          <table:table-cell office:value-type="float" office:value="0.005411526" calcext:value-type="float">
            <text:p>0.00541152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875" calcext:value-type="float">
            <text:p>-2.398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7" calcext:value-type="float">
            <text:p>20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769649" calcext:value-type="float">
            <text:p>0.769649</text:p>
          </table:table-cell>
          <table:table-cell office:value-type="float" office:value="0" calcext:value-type="float">
            <text:p>0</text:p>
          </table:table-cell>
          <table:table-cell office:value-type="float" office:value="1062.115" calcext:value-type="float">
            <text:p>1062.115</text:p>
          </table:table-cell>
          <table:table-cell office:value-type="float" office:value="18.81878" calcext:value-type="float">
            <text:p>18.81878</text:p>
          </table:table-cell>
          <table:table-cell office:value-type="float" office:value="93.68848" calcext:value-type="float">
            <text:p>93.68848</text:p>
          </table:table-cell>
          <table:table-cell office:value-type="float" office:value="0.2219913" calcext:value-type="float">
            <text:p>0.2219913</text:p>
          </table:table-cell>
          <table:table-cell office:value-type="float" office:value="0.2618069" calcext:value-type="float">
            <text:p>0.2618069</text:p>
          </table:table-cell>
          <table:table-cell office:value-type="float" office:value="0.2952082" calcext:value-type="float">
            <text:p>0.2952082</text:p>
          </table:table-cell>
          <table:table-cell office:value-type="float" office:value="0.3079088" calcext:value-type="float">
            <text:p>0.3079088</text:p>
          </table:table-cell>
          <table:table-cell office:value-type="float" office:value="0.3165967" calcext:value-type="float">
            <text:p>0.3165967</text:p>
          </table:table-cell>
          <table:table-cell office:value-type="float" office:value="0.2871837" calcext:value-type="float">
            <text:p>0.2871837</text:p>
          </table:table-cell>
          <table:table-cell office:value-type="float" office:value="0.2907322" calcext:value-type="float">
            <text:p>0.2907322</text:p>
          </table:table-cell>
          <table:table-cell office:value-type="float" office:value="0.3708388" calcext:value-type="float">
            <text:p>0.3708388</text:p>
          </table:table-cell>
          <table:table-cell office:value-type="float" office:value="0.2885512" calcext:value-type="float">
            <text:p>0.2885512</text:p>
          </table:table-cell>
          <table:table-cell office:value-type="float" office:value="0.3433652" calcext:value-type="float">
            <text:p>0.3433652</text:p>
          </table:table-cell>
          <table:table-cell office:value-type="float" office:value="0.3735814" calcext:value-type="float">
            <text:p>0.3735814</text:p>
          </table:table-cell>
          <table:table-cell office:value-type="float" office:value="0.3907232" calcext:value-type="float">
            <text:p>0.3907232</text:p>
          </table:table-cell>
          <table:table-cell office:value-type="float" office:value="0.4539524" calcext:value-type="float">
            <text:p>0.4539524</text:p>
          </table:table-cell>
          <table:table-cell office:value-type="float" office:value="0" calcext:value-type="float">
            <text:p>0</text:p>
          </table:table-cell>
          <table:table-cell office:value-type="float" office:value="0.1220066" calcext:value-type="float">
            <text:p>0.1220066</text:p>
          </table:table-cell>
          <table:table-cell office:value-type="float" office:value="0.1109874" calcext:value-type="float">
            <text:p>0.1109874</text:p>
          </table:table-cell>
          <table:table-cell office:value-type="float" office:value="1.926651E-015" calcext:value-type="float">
            <text:p>1.926651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53217" calcext:value-type="float">
            <text:p>-0.3553217</text:p>
          </table:table-cell>
          <table:table-cell office:value-type="float" office:value="-0.1011434" calcext:value-type="float">
            <text:p>-0.1011434</text:p>
          </table:table-cell>
          <table:table-cell office:value-type="float" office:value="-0.04017162" calcext:value-type="float">
            <text:p>-0.04017162</text:p>
          </table:table-cell>
          <table:table-cell office:value-type="float" office:value="-0.02982873" calcext:value-type="float">
            <text:p>-0.02982873</text:p>
          </table:table-cell>
          <table:table-cell office:value-type="float" office:value="-0.02517197" calcext:value-type="float">
            <text:p>-0.02517197</text:p>
          </table:table-cell>
          <table:table-cell office:value-type="float" office:value="-0.02025066" calcext:value-type="float">
            <text:p>-0.02025066</text:p>
          </table:table-cell>
          <table:table-cell office:value-type="float" office:value="-0.01630741" calcext:value-type="float">
            <text:p>-0.01630741</text:p>
          </table:table-cell>
          <table:table-cell office:value-type="float" office:value="-0.01450904" calcext:value-type="float">
            <text:p>-0.01450904</text:p>
          </table:table-cell>
          <table:table-cell office:value-type="float" office:value="-0.1801282" calcext:value-type="float">
            <text:p>-0.1801282</text:p>
          </table:table-cell>
          <table:table-cell office:value-type="float" office:value="-0.04194073" calcext:value-type="float">
            <text:p>-0.04194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70042" calcext:value-type="float">
            <text:p>-0.8170042</text:p>
          </table:table-cell>
          <table:table-cell office:value-type="float" office:value="0.005387818" calcext:value-type="float">
            <text:p>0.00538781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18918" calcext:value-type="float">
            <text:p>-2.3189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7" calcext:value-type="float">
            <text:p>21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8780713" calcext:value-type="float">
            <text:p>0.8780713</text:p>
          </table:table-cell>
          <table:table-cell office:value-type="float" office:value="0" calcext:value-type="float">
            <text:p>0</text:p>
          </table:table-cell>
          <table:table-cell office:value-type="float" office:value="1062.391" calcext:value-type="float">
            <text:p>1062.391</text:p>
          </table:table-cell>
          <table:table-cell office:value-type="float" office:value="18.43405" calcext:value-type="float">
            <text:p>18.43405</text:p>
          </table:table-cell>
          <table:table-cell office:value-type="float" office:value="92.00607" calcext:value-type="float">
            <text:p>92.00607</text:p>
          </table:table-cell>
          <table:table-cell office:value-type="float" office:value="0.1971175" calcext:value-type="float">
            <text:p>0.1971175</text:p>
          </table:table-cell>
          <table:table-cell office:value-type="float" office:value="0.2531299" calcext:value-type="float">
            <text:p>0.2531299</text:p>
          </table:table-cell>
          <table:table-cell office:value-type="float" office:value="0.2951181" calcext:value-type="float">
            <text:p>0.2951181</text:p>
          </table:table-cell>
          <table:table-cell office:value-type="float" office:value="0.3070727" calcext:value-type="float">
            <text:p>0.3070727</text:p>
          </table:table-cell>
          <table:table-cell office:value-type="float" office:value="0.3147051" calcext:value-type="float">
            <text:p>0.3147051</text:p>
          </table:table-cell>
          <table:table-cell office:value-type="float" office:value="0.2854589" calcext:value-type="float">
            <text:p>0.2854589</text:p>
          </table:table-cell>
          <table:table-cell office:value-type="float" office:value="0.2881162" calcext:value-type="float">
            <text:p>0.2881162</text:p>
          </table:table-cell>
          <table:table-cell office:value-type="float" office:value="0.3701352" calcext:value-type="float">
            <text:p>0.3701352</text:p>
          </table:table-cell>
          <table:table-cell office:value-type="float" office:value="0.2890194" calcext:value-type="float">
            <text:p>0.2890194</text:p>
          </table:table-cell>
          <table:table-cell office:value-type="float" office:value="0.3437322" calcext:value-type="float">
            <text:p>0.3437322</text:p>
          </table:table-cell>
          <table:table-cell office:value-type="float" office:value="0.3734617" calcext:value-type="float">
            <text:p>0.3734617</text:p>
          </table:table-cell>
          <table:table-cell office:value-type="float" office:value="0.3910559" calcext:value-type="float">
            <text:p>0.3910559</text:p>
          </table:table-cell>
          <table:table-cell office:value-type="float" office:value="0.4582541" calcext:value-type="float">
            <text:p>0.4582541</text:p>
          </table:table-cell>
          <table:table-cell office:value-type="float" office:value="0" calcext:value-type="float">
            <text:p>0</text:p>
          </table:table-cell>
          <table:table-cell office:value-type="float" office:value="0.1475372" calcext:value-type="float">
            <text:p>0.1475372</text:p>
          </table:table-cell>
          <table:table-cell office:value-type="float" office:value="0.1232241" calcext:value-type="float">
            <text:p>0.1232241</text:p>
          </table:table-cell>
          <table:table-cell office:value-type="float" office:value="1.926638E-015" calcext:value-type="float">
            <text:p>1.926638E-15</text:p>
          </table:table-cell>
          <table:table-cell office:value-type="float" office:value="9.650456E-016" calcext:value-type="float">
            <text:p>9.65045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4567" calcext:value-type="float">
            <text:p>-0.884567</text:p>
          </table:table-cell>
          <table:table-cell office:value-type="float" office:value="-0.1306711" calcext:value-type="float">
            <text:p>-0.1306711</text:p>
          </table:table-cell>
          <table:table-cell office:value-type="float" office:value="-0.04025712" calcext:value-type="float">
            <text:p>-0.04025712</text:p>
          </table:table-cell>
          <table:table-cell office:value-type="float" office:value="-0.03032417" calcext:value-type="float">
            <text:p>-0.03032417</text:p>
          </table:table-cell>
          <table:table-cell office:value-type="float" office:value="-0.02610135" calcext:value-type="float">
            <text:p>-0.02610135</text:p>
          </table:table-cell>
          <table:table-cell office:value-type="float" office:value="-0.02119406" calcext:value-type="float">
            <text:p>-0.02119406</text:p>
          </table:table-cell>
          <table:table-cell office:value-type="float" office:value="-0.01760146" calcext:value-type="float">
            <text:p>-0.01760146</text:p>
          </table:table-cell>
          <table:table-cell office:value-type="float" office:value="-0.01511375" calcext:value-type="float">
            <text:p>-0.01511375</text:p>
          </table:table-cell>
          <table:table-cell office:value-type="float" office:value="-0.1774185" calcext:value-type="float">
            <text:p>-0.1774185</text:p>
          </table:table-cell>
          <table:table-cell office:value-type="float" office:value="-0.04151024" calcext:value-type="float">
            <text:p>-0.0415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47716" calcext:value-type="float">
            <text:p>-2.547716</text:p>
          </table:table-cell>
          <table:table-cell office:value-type="float" office:value="0.005445286" calcext:value-type="float">
            <text:p>0.00544528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6872" calcext:value-type="float">
            <text:p>-2.3468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7" calcext:value-type="float">
            <text:p>22022007</text:p>
          </table:table-cell>
          <table:table-cell office:value-type="float" office:value="41.71948" calcext:value-type="float">
            <text:p>41.71948</text:p>
          </table:table-cell>
          <table:table-cell office:value-type="float" office:value="0.8301573" calcext:value-type="float">
            <text:p>0.8301573</text:p>
          </table:table-cell>
          <table:table-cell office:value-type="float" office:value="0" calcext:value-type="float">
            <text:p>0</text:p>
          </table:table-cell>
          <table:table-cell office:value-type="float" office:value="1064.242" calcext:value-type="float">
            <text:p>1064.242</text:p>
          </table:table-cell>
          <table:table-cell office:value-type="float" office:value="18.21831" calcext:value-type="float">
            <text:p>18.21831</text:p>
          </table:table-cell>
          <table:table-cell office:value-type="float" office:value="95.43672" calcext:value-type="float">
            <text:p>95.43672</text:p>
          </table:table-cell>
          <table:table-cell office:value-type="float" office:value="0.2237905" calcext:value-type="float">
            <text:p>0.2237905</text:p>
          </table:table-cell>
          <table:table-cell office:value-type="float" office:value="0.2511044" calcext:value-type="float">
            <text:p>0.2511044</text:p>
          </table:table-cell>
          <table:table-cell office:value-type="float" office:value="0.2951345" calcext:value-type="float">
            <text:p>0.2951345</text:p>
          </table:table-cell>
          <table:table-cell office:value-type="float" office:value="0.3059897" calcext:value-type="float">
            <text:p>0.3059897</text:p>
          </table:table-cell>
          <table:table-cell office:value-type="float" office:value="0.3144606" calcext:value-type="float">
            <text:p>0.3144606</text:p>
          </table:table-cell>
          <table:table-cell office:value-type="float" office:value="0.286025" calcext:value-type="float">
            <text:p>0.286025</text:p>
          </table:table-cell>
          <table:table-cell office:value-type="float" office:value="0.2992306" calcext:value-type="float">
            <text:p>0.2992306</text:p>
          </table:table-cell>
          <table:table-cell office:value-type="float" office:value="0.3703837" calcext:value-type="float">
            <text:p>0.3703837</text:p>
          </table:table-cell>
          <table:table-cell office:value-type="float" office:value="0.2895179" calcext:value-type="float">
            <text:p>0.2895179</text:p>
          </table:table-cell>
          <table:table-cell office:value-type="float" office:value="0.3440763" calcext:value-type="float">
            <text:p>0.3440763</text:p>
          </table:table-cell>
          <table:table-cell office:value-type="float" office:value="0.3733823" calcext:value-type="float">
            <text:p>0.3733823</text:p>
          </table:table-cell>
          <table:table-cell office:value-type="float" office:value="0.3911936" calcext:value-type="float">
            <text:p>0.3911936</text:p>
          </table:table-cell>
          <table:table-cell office:value-type="float" office:value="0.4619161" calcext:value-type="float">
            <text:p>0.4619161</text:p>
          </table:table-cell>
          <table:table-cell office:value-type="float" office:value="0" calcext:value-type="float">
            <text:p>0</text:p>
          </table:table-cell>
          <table:table-cell office:value-type="float" office:value="0.1478613" calcext:value-type="float">
            <text:p>0.1478613</text:p>
          </table:table-cell>
          <table:table-cell office:value-type="float" office:value="0.1315958" calcext:value-type="float">
            <text:p>0.1315958</text:p>
          </table:table-cell>
          <table:table-cell office:value-type="float" office:value="1.926626E-015" calcext:value-type="float">
            <text:p>1.926626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62759" calcext:value-type="float">
            <text:p>-0.3262759</text:p>
          </table:table-cell>
          <table:table-cell office:value-type="float" office:value="-0.1396105" calcext:value-type="float">
            <text:p>-0.1396105</text:p>
          </table:table-cell>
          <table:table-cell office:value-type="float" office:value="-0.04025066" calcext:value-type="float">
            <text:p>-0.04025066</text:p>
          </table:table-cell>
          <table:table-cell office:value-type="float" office:value="-0.03099036" calcext:value-type="float">
            <text:p>-0.03099036</text:p>
          </table:table-cell>
          <table:table-cell office:value-type="float" office:value="-0.02626167" calcext:value-type="float">
            <text:p>-0.02626167</text:p>
          </table:table-cell>
          <table:table-cell office:value-type="float" office:value="-0.02090831" calcext:value-type="float">
            <text:p>-0.02090831</text:p>
          </table:table-cell>
          <table:table-cell office:value-type="float" office:value="-0.01276779" calcext:value-type="float">
            <text:p>-0.01276779</text:p>
          </table:table-cell>
          <table:table-cell office:value-type="float" office:value="-0.01491704" calcext:value-type="float">
            <text:p>-0.01491704</text:p>
          </table:table-cell>
          <table:table-cell office:value-type="float" office:value="-0.1745921" calcext:value-type="float">
            <text:p>-0.1745921</text:p>
          </table:table-cell>
          <table:table-cell office:value-type="float" office:value="-0.04111087" calcext:value-type="float">
            <text:p>-0.04111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29194" calcext:value-type="float">
            <text:p>-1.029194</text:p>
          </table:table-cell>
          <table:table-cell office:value-type="float" office:value="0.005483632" calcext:value-type="float">
            <text:p>0.00548363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8296" calcext:value-type="float">
            <text:p>-2.3682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7" calcext:value-type="float">
            <text:p>23022007</text:p>
          </table:table-cell>
          <table:table-cell office:value-type="float" office:value="49.65697" calcext:value-type="float">
            <text:p>49.65697</text:p>
          </table:table-cell>
          <table:table-cell office:value-type="float" office:value="0.8127899" calcext:value-type="float">
            <text:p>0.8127899</text:p>
          </table:table-cell>
          <table:table-cell office:value-type="float" office:value="0" calcext:value-type="float">
            <text:p>0</text:p>
          </table:table-cell>
          <table:table-cell office:value-type="float" office:value="1071.543" calcext:value-type="float">
            <text:p>1071.543</text:p>
          </table:table-cell>
          <table:table-cell office:value-type="float" office:value="18.87304" calcext:value-type="float">
            <text:p>18.87304</text:p>
          </table:table-cell>
          <table:table-cell office:value-type="float" office:value="135.4788" calcext:value-type="float">
            <text:p>135.4788</text:p>
          </table:table-cell>
          <table:table-cell office:value-type="float" office:value="0.223999" calcext:value-type="float">
            <text:p>0.223999</text:p>
          </table:table-cell>
          <table:table-cell office:value-type="float" office:value="0.25246" calcext:value-type="float">
            <text:p>0.25246</text:p>
          </table:table-cell>
          <table:table-cell office:value-type="float" office:value="0.2946222" calcext:value-type="float">
            <text:p>0.2946222</text:p>
          </table:table-cell>
          <table:table-cell office:value-type="float" office:value="0.3062775" calcext:value-type="float">
            <text:p>0.3062775</text:p>
          </table:table-cell>
          <table:table-cell office:value-type="float" office:value="0.3162046" calcext:value-type="float">
            <text:p>0.3162046</text:p>
          </table:table-cell>
          <table:table-cell office:value-type="float" office:value="0.2868776" calcext:value-type="float">
            <text:p>0.2868776</text:p>
          </table:table-cell>
          <table:table-cell office:value-type="float" office:value="0.2934109" calcext:value-type="float">
            <text:p>0.2934109</text:p>
          </table:table-cell>
          <table:table-cell office:value-type="float" office:value="0.3707614" calcext:value-type="float">
            <text:p>0.3707614</text:p>
          </table:table-cell>
          <table:table-cell office:value-type="float" office:value="0.2901234" calcext:value-type="float">
            <text:p>0.2901234</text:p>
          </table:table-cell>
          <table:table-cell office:value-type="float" office:value="0.3443732" calcext:value-type="float">
            <text:p>0.3443732</text:p>
          </table:table-cell>
          <table:table-cell office:value-type="float" office:value="0.3733285" calcext:value-type="float">
            <text:p>0.3733285</text:p>
          </table:table-cell>
          <table:table-cell office:value-type="float" office:value="0.3912115" calcext:value-type="float">
            <text:p>0.3912115</text:p>
          </table:table-cell>
          <table:table-cell office:value-type="float" office:value="0.4623756" calcext:value-type="float">
            <text:p>0.4623756</text:p>
          </table:table-cell>
          <table:table-cell office:value-type="float" office:value="0" calcext:value-type="float">
            <text:p>0</text:p>
          </table:table-cell>
          <table:table-cell office:value-type="float" office:value="0.150128" calcext:value-type="float">
            <text:p>0.150128</text:p>
          </table:table-cell>
          <table:table-cell office:value-type="float" office:value="0.1339564" calcext:value-type="float">
            <text:p>0.1339564</text:p>
          </table:table-cell>
          <table:table-cell office:value-type="float" office:value="1.926613E-015" calcext:value-type="float">
            <text:p>1.926613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52735" calcext:value-type="float">
            <text:p>-0.3352735</text:p>
          </table:table-cell>
          <table:table-cell office:value-type="float" office:value="-0.1343786" calcext:value-type="float">
            <text:p>-0.1343786</text:p>
          </table:table-cell>
          <table:table-cell office:value-type="float" office:value="-0.04076426" calcext:value-type="float">
            <text:p>-0.04076426</text:p>
          </table:table-cell>
          <table:table-cell office:value-type="float" office:value="-0.03081706" calcext:value-type="float">
            <text:p>-0.03081706</text:p>
          </table:table-cell>
          <table:table-cell office:value-type="float" office:value="-0.02537071" calcext:value-type="float">
            <text:p>-0.02537071</text:p>
          </table:table-cell>
          <table:table-cell office:value-type="float" office:value="-0.0204248" calcext:value-type="float">
            <text:p>-0.0204248</text:p>
          </table:table-cell>
          <table:table-cell office:value-type="float" office:value="-0.01508134" calcext:value-type="float">
            <text:p>-0.01508134</text:p>
          </table:table-cell>
          <table:table-cell office:value-type="float" office:value="-0.01457935" calcext:value-type="float">
            <text:p>-0.01457935</text:p>
          </table:table-cell>
          <table:table-cell office:value-type="float" office:value="-0.1712155" calcext:value-type="float">
            <text:p>-0.1712155</text:p>
          </table:table-cell>
          <table:table-cell office:value-type="float" office:value="-0.04076989" calcext:value-type="float">
            <text:p>-0.04076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42654" calcext:value-type="float">
            <text:p>-0.8842654</text:p>
          </table:table-cell>
          <table:table-cell office:value-type="float" office:value="0.005477238" calcext:value-type="float">
            <text:p>0.00547723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6542" calcext:value-type="float">
            <text:p>-2.3765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7" calcext:value-type="float">
            <text:p>24022007</text:p>
          </table:table-cell>
          <table:table-cell office:value-type="float" office:value="59.18199" calcext:value-type="float">
            <text:p>59.18199</text:p>
          </table:table-cell>
          <table:table-cell office:value-type="float" office:value="0.7056397" calcext:value-type="float">
            <text:p>0.7056397</text:p>
          </table:table-cell>
          <table:table-cell office:value-type="float" office:value="0" calcext:value-type="float">
            <text:p>0</text:p>
          </table:table-cell>
          <table:table-cell office:value-type="float" office:value="1080.7" calcext:value-type="float">
            <text:p>1080.7</text:p>
          </table:table-cell>
          <table:table-cell office:value-type="float" office:value="19.34744" calcext:value-type="float">
            <text:p>19.34744</text:p>
          </table:table-cell>
          <table:table-cell office:value-type="float" office:value="172.4772" calcext:value-type="float">
            <text:p>172.4772</text:p>
          </table:table-cell>
          <table:table-cell office:value-type="float" office:value="0.2280415" calcext:value-type="float">
            <text:p>0.2280415</text:p>
          </table:table-cell>
          <table:table-cell office:value-type="float" office:value="0.2580921" calcext:value-type="float">
            <text:p>0.2580921</text:p>
          </table:table-cell>
          <table:table-cell office:value-type="float" office:value="0.2939186" calcext:value-type="float">
            <text:p>0.2939186</text:p>
          </table:table-cell>
          <table:table-cell office:value-type="float" office:value="0.3060353" calcext:value-type="float">
            <text:p>0.3060353</text:p>
          </table:table-cell>
          <table:table-cell office:value-type="float" office:value="0.3155745" calcext:value-type="float">
            <text:p>0.3155745</text:p>
          </table:table-cell>
          <table:table-cell office:value-type="float" office:value="0.2858177" calcext:value-type="float">
            <text:p>0.2858177</text:p>
          </table:table-cell>
          <table:table-cell office:value-type="float" office:value="0.2887074" calcext:value-type="float">
            <text:p>0.2887074</text:p>
          </table:table-cell>
          <table:table-cell office:value-type="float" office:value="0.3702333" calcext:value-type="float">
            <text:p>0.3702333</text:p>
          </table:table-cell>
          <table:table-cell office:value-type="float" office:value="0.2907155" calcext:value-type="float">
            <text:p>0.2907155</text:p>
          </table:table-cell>
          <table:table-cell office:value-type="float" office:value="0.3446656" calcext:value-type="float">
            <text:p>0.3446656</text:p>
          </table:table-cell>
          <table:table-cell office:value-type="float" office:value="0.3732919" calcext:value-type="float">
            <text:p>0.3732919</text:p>
          </table:table-cell>
          <table:table-cell office:value-type="float" office:value="0.3911853" calcext:value-type="float">
            <text:p>0.3911853</text:p>
          </table:table-cell>
          <table:table-cell office:value-type="float" office:value="0.4623756" calcext:value-type="float">
            <text:p>0.4623756</text:p>
          </table:table-cell>
          <table:table-cell office:value-type="float" office:value="0" calcext:value-type="float">
            <text:p>0</text:p>
          </table:table-cell>
          <table:table-cell office:value-type="float" office:value="0.1398791" calcext:value-type="float">
            <text:p>0.1398791</text:p>
          </table:table-cell>
          <table:table-cell office:value-type="float" office:value="0.1307956" calcext:value-type="float">
            <text:p>0.1307956</text:p>
          </table:table-cell>
          <table:table-cell office:value-type="float" office:value="1.9266E-015" calcext:value-type="float">
            <text:p>1.9266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51095" calcext:value-type="float">
            <text:p>-0.2951095</text:p>
          </table:table-cell>
          <table:table-cell office:value-type="float" office:value="-0.1134412" calcext:value-type="float">
            <text:p>-0.1134412</text:p>
          </table:table-cell>
          <table:table-cell office:value-type="float" office:value="-0.04151395" calcext:value-type="float">
            <text:p>-0.04151395</text:p>
          </table:table-cell>
          <table:table-cell office:value-type="float" office:value="-0.03096063" calcext:value-type="float">
            <text:p>-0.03096063</text:p>
          </table:table-cell>
          <table:table-cell office:value-type="float" office:value="-0.02566254" calcext:value-type="float">
            <text:p>-0.02566254</text:p>
          </table:table-cell>
          <table:table-cell office:value-type="float" office:value="-0.0209957" calcext:value-type="float">
            <text:p>-0.0209957</text:p>
          </table:table-cell>
          <table:table-cell office:value-type="float" office:value="-0.01729929" calcext:value-type="float">
            <text:p>-0.01729929</text:p>
          </table:table-cell>
          <table:table-cell office:value-type="float" office:value="-0.01502758" calcext:value-type="float">
            <text:p>-0.01502758</text:p>
          </table:table-cell>
          <table:table-cell office:value-type="float" office:value="-0.1679826" calcext:value-type="float">
            <text:p>-0.1679826</text:p>
          </table:table-cell>
          <table:table-cell office:value-type="float" office:value="-0.04043756" calcext:value-type="float">
            <text:p>-0.04043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012079" calcext:value-type="float">
            <text:p>-0.6012079</text:p>
          </table:table-cell>
          <table:table-cell office:value-type="float" office:value="0.005435916" calcext:value-type="float">
            <text:p>0.00543591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0025" calcext:value-type="float">
            <text:p>-2.3800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7" calcext:value-type="float">
            <text:p>25022007</text:p>
          </table:table-cell>
          <table:table-cell office:value-type="float" office:value="59.18199" calcext:value-type="float">
            <text:p>59.18199</text:p>
          </table:table-cell>
          <table:table-cell office:value-type="float" office:value="0.668321" calcext:value-type="float">
            <text:p>0.668321</text:p>
          </table:table-cell>
          <table:table-cell office:value-type="float" office:value="0" calcext:value-type="float">
            <text:p>0</text:p>
          </table:table-cell>
          <table:table-cell office:value-type="float" office:value="1080.247" calcext:value-type="float">
            <text:p>1080.247</text:p>
          </table:table-cell>
          <table:table-cell office:value-type="float" office:value="19.83805" calcext:value-type="float">
            <text:p>19.83805</text:p>
          </table:table-cell>
          <table:table-cell office:value-type="float" office:value="168.0977" calcext:value-type="float">
            <text:p>168.0977</text:p>
          </table:table-cell>
          <table:table-cell office:value-type="float" office:value="0.240159" calcext:value-type="float">
            <text:p>0.240159</text:p>
          </table:table-cell>
          <table:table-cell office:value-type="float" office:value="0.2652699" calcext:value-type="float">
            <text:p>0.2652699</text:p>
          </table:table-cell>
          <table:table-cell office:value-type="float" office:value="0.291958" calcext:value-type="float">
            <text:p>0.291958</text:p>
          </table:table-cell>
          <table:table-cell office:value-type="float" office:value="0.3056088" calcext:value-type="float">
            <text:p>0.3056088</text:p>
          </table:table-cell>
          <table:table-cell office:value-type="float" office:value="0.3139849" calcext:value-type="float">
            <text:p>0.3139849</text:p>
          </table:table-cell>
          <table:table-cell office:value-type="float" office:value="0.2843733" calcext:value-type="float">
            <text:p>0.2843733</text:p>
          </table:table-cell>
          <table:table-cell office:value-type="float" office:value="0.2868909" calcext:value-type="float">
            <text:p>0.2868909</text:p>
          </table:table-cell>
          <table:table-cell office:value-type="float" office:value="0.3693865" calcext:value-type="float">
            <text:p>0.3693865</text:p>
          </table:table-cell>
          <table:table-cell office:value-type="float" office:value="0.2912937" calcext:value-type="float">
            <text:p>0.2912937</text:p>
          </table:table-cell>
          <table:table-cell office:value-type="float" office:value="0.3449539" calcext:value-type="float">
            <text:p>0.3449539</text:p>
          </table:table-cell>
          <table:table-cell office:value-type="float" office:value="0.373269" calcext:value-type="float">
            <text:p>0.373269</text:p>
          </table:table-cell>
          <table:table-cell office:value-type="float" office:value="0.3911414" calcext:value-type="float">
            <text:p>0.3911414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" calcext:value-type="float">
            <text:p>0</text:p>
          </table:table-cell>
          <table:table-cell office:value-type="float" office:value="0.1259374" calcext:value-type="float">
            <text:p>0.1259374</text:p>
          </table:table-cell>
          <table:table-cell office:value-type="float" office:value="0.1242617" calcext:value-type="float">
            <text:p>0.1242617</text:p>
          </table:table-cell>
          <table:table-cell office:value-type="float" office:value="1.926587E-015" calcext:value-type="float">
            <text:p>1.926587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75984" calcext:value-type="float">
            <text:p>-0.1975984</text:p>
          </table:table-cell>
          <table:table-cell office:value-type="float" office:value="-0.09177294" calcext:value-type="float">
            <text:p>-0.09177294</text:p>
          </table:table-cell>
          <table:table-cell office:value-type="float" office:value="-0.04372077" calcext:value-type="float">
            <text:p>-0.04372077</text:p>
          </table:table-cell>
          <table:table-cell office:value-type="float" office:value="-0.03122218" calcext:value-type="float">
            <text:p>-0.03122218</text:p>
          </table:table-cell>
          <table:table-cell office:value-type="float" office:value="-0.02647446" calcext:value-type="float">
            <text:p>-0.02647446</text:p>
          </table:table-cell>
          <table:table-cell office:value-type="float" office:value="-0.02181419" calcext:value-type="float">
            <text:p>-0.02181419</text:p>
          </table:table-cell>
          <table:table-cell office:value-type="float" office:value="-0.01824122" calcext:value-type="float">
            <text:p>-0.01824122</text:p>
          </table:table-cell>
          <table:table-cell office:value-type="float" office:value="-0.01578877" calcext:value-type="float">
            <text:p>-0.01578877</text:p>
          </table:table-cell>
          <table:table-cell office:value-type="float" office:value="-0.1648912" calcext:value-type="float">
            <text:p>-0.1648912</text:p>
          </table:table-cell>
          <table:table-cell office:value-type="float" office:value="-0.04011259" calcext:value-type="float">
            <text:p>-0.04011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60474" calcext:value-type="float">
            <text:p>-0.3660474</text:p>
          </table:table-cell>
          <table:table-cell office:value-type="float" office:value="0.005395631" calcext:value-type="float">
            <text:p>0.00539563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3239" calcext:value-type="float">
            <text:p>-2.3832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7" calcext:value-type="float">
            <text:p>26022007</text:p>
          </table:table-cell>
          <table:table-cell office:value-type="float" office:value="59.49949" calcext:value-type="float">
            <text:p>59.49949</text:p>
          </table:table-cell>
          <table:table-cell office:value-type="float" office:value="0.6318547" calcext:value-type="float">
            <text:p>0.6318547</text:p>
          </table:table-cell>
          <table:table-cell office:value-type="float" office:value="0" calcext:value-type="float">
            <text:p>0</text:p>
          </table:table-cell>
          <table:table-cell office:value-type="float" office:value="1080.011" calcext:value-type="float">
            <text:p>1080.011</text:p>
          </table:table-cell>
          <table:table-cell office:value-type="float" office:value="20.42849" calcext:value-type="float">
            <text:p>20.42849</text:p>
          </table:table-cell>
          <table:table-cell office:value-type="float" office:value="164.2784" calcext:value-type="float">
            <text:p>164.2784</text:p>
          </table:table-cell>
          <table:table-cell office:value-type="float" office:value="0.2459511" calcext:value-type="float">
            <text:p>0.2459511</text:p>
          </table:table-cell>
          <table:table-cell office:value-type="float" office:value="0.2694843" calcext:value-type="float">
            <text:p>0.2694843</text:p>
          </table:table-cell>
          <table:table-cell office:value-type="float" office:value="0.2913368" calcext:value-type="float">
            <text:p>0.2913368</text:p>
          </table:table-cell>
          <table:table-cell office:value-type="float" office:value="0.3041782" calcext:value-type="float">
            <text:p>0.3041782</text:p>
          </table:table-cell>
          <table:table-cell office:value-type="float" office:value="0.31246" calcext:value-type="float">
            <text:p>0.31246</text:p>
          </table:table-cell>
          <table:table-cell office:value-type="float" office:value="0.282953" calcext:value-type="float">
            <text:p>0.282953</text:p>
          </table:table-cell>
          <table:table-cell office:value-type="float" office:value="0.2853798" calcext:value-type="float">
            <text:p>0.2853798</text:p>
          </table:table-cell>
          <table:table-cell office:value-type="float" office:value="0.3685484" calcext:value-type="float">
            <text:p>0.3685484</text:p>
          </table:table-cell>
          <table:table-cell office:value-type="float" office:value="0.2918583" calcext:value-type="float">
            <text:p>0.2918583</text:p>
          </table:table-cell>
          <table:table-cell office:value-type="float" office:value="0.3452381" calcext:value-type="float">
            <text:p>0.3452381</text:p>
          </table:table-cell>
          <table:table-cell office:value-type="float" office:value="0.3732569" calcext:value-type="float">
            <text:p>0.3732569</text:p>
          </table:table-cell>
          <table:table-cell office:value-type="float" office:value="0.3910832" calcext:value-type="float">
            <text:p>0.3910832</text:p>
          </table:table-cell>
          <table:table-cell office:value-type="float" office:value="0.4623761" calcext:value-type="float">
            <text:p>0.4623761</text:p>
          </table:table-cell>
          <table:table-cell office:value-type="float" office:value="0" calcext:value-type="float">
            <text:p>0</text:p>
          </table:table-cell>
          <table:table-cell office:value-type="float" office:value="0.117803" calcext:value-type="float">
            <text:p>0.117803</text:p>
          </table:table-cell>
          <table:table-cell office:value-type="float" office:value="0.1174142" calcext:value-type="float">
            <text:p>0.1174142</text:p>
          </table:table-cell>
          <table:table-cell office:value-type="float" office:value="1.926575E-015" calcext:value-type="float">
            <text:p>1.926575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43042" calcext:value-type="float">
            <text:p>-0.1643042</text:p>
          </table:table-cell>
          <table:table-cell office:value-type="float" office:value="-0.08121251" calcext:value-type="float">
            <text:p>-0.08121251</text:p>
          </table:table-cell>
          <table:table-cell office:value-type="float" office:value="-0.04447543" calcext:value-type="float">
            <text:p>-0.04447543</text:p>
          </table:table-cell>
          <table:table-cell office:value-type="float" office:value="-0.03212694" calcext:value-type="float">
            <text:p>-0.03212694</text:p>
          </table:table-cell>
          <table:table-cell office:value-type="float" office:value="-0.02727084" calcext:value-type="float">
            <text:p>-0.02727084</text:p>
          </table:table-cell>
          <table:table-cell office:value-type="float" office:value="-0.02265595" calcext:value-type="float">
            <text:p>-0.02265595</text:p>
          </table:table-cell>
          <table:table-cell office:value-type="float" office:value="-0.01906733" calcext:value-type="float">
            <text:p>-0.01906733</text:p>
          </table:table-cell>
          <table:table-cell office:value-type="float" office:value="-0.01658317" calcext:value-type="float">
            <text:p>-0.01658317</text:p>
          </table:table-cell>
          <table:table-cell office:value-type="float" office:value="-0.1619328" calcext:value-type="float">
            <text:p>-0.1619328</text:p>
          </table:table-cell>
          <table:table-cell office:value-type="float" office:value="-0.03979491" calcext:value-type="float">
            <text:p>-0.03979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90183" calcext:value-type="float">
            <text:p>-0.2890183</text:p>
          </table:table-cell>
          <table:table-cell office:value-type="float" office:value="0.005358127" calcext:value-type="float">
            <text:p>0.00535812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6371" calcext:value-type="float">
            <text:p>-2.3863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7" calcext:value-type="float">
            <text:p>27022007</text:p>
          </table:table-cell>
          <table:table-cell office:value-type="float" office:value="60.95198" calcext:value-type="float">
            <text:p>60.95198</text:p>
          </table:table-cell>
          <table:table-cell office:value-type="float" office:value="0.7369183" calcext:value-type="float">
            <text:p>0.7369183</text:p>
          </table:table-cell>
          <table:table-cell office:value-type="float" office:value="0" calcext:value-type="float">
            <text:p>0</text:p>
          </table:table-cell>
          <table:table-cell office:value-type="float" office:value="1080.722" calcext:value-type="float">
            <text:p>1080.722</text:p>
          </table:table-cell>
          <table:table-cell office:value-type="float" office:value="21.06496" calcext:value-type="float">
            <text:p>21.06496</text:p>
          </table:table-cell>
          <table:table-cell office:value-type="float" office:value="173.0733" calcext:value-type="float">
            <text:p>173.0733</text:p>
          </table:table-cell>
          <table:table-cell office:value-type="float" office:value="0.2467029" calcext:value-type="float">
            <text:p>0.2467029</text:p>
          </table:table-cell>
          <table:table-cell office:value-type="float" office:value="0.272319" calcext:value-type="float">
            <text:p>0.272319</text:p>
          </table:table-cell>
          <table:table-cell office:value-type="float" office:value="0.2906962" calcext:value-type="float">
            <text:p>0.2906962</text:p>
          </table:table-cell>
          <table:table-cell office:value-type="float" office:value="0.3027032" calcext:value-type="float">
            <text:p>0.3027032</text:p>
          </table:table-cell>
          <table:table-cell office:value-type="float" office:value="0.3107961" calcext:value-type="float">
            <text:p>0.3107961</text:p>
          </table:table-cell>
          <table:table-cell office:value-type="float" office:value="0.2816241" calcext:value-type="float">
            <text:p>0.2816241</text:p>
          </table:table-cell>
          <table:table-cell office:value-type="float" office:value="0.2838428" calcext:value-type="float">
            <text:p>0.2838428</text:p>
          </table:table-cell>
          <table:table-cell office:value-type="float" office:value="0.3677671" calcext:value-type="float">
            <text:p>0.3677671</text:p>
          </table:table-cell>
          <table:table-cell office:value-type="float" office:value="0.2924094" calcext:value-type="float">
            <text:p>0.2924094</text:p>
          </table:table-cell>
          <table:table-cell office:value-type="float" office:value="0.3455187" calcext:value-type="float">
            <text:p>0.3455187</text:p>
          </table:table-cell>
          <table:table-cell office:value-type="float" office:value="0.3732536" calcext:value-type="float">
            <text:p>0.3732536</text:p>
          </table:table-cell>
          <table:table-cell office:value-type="float" office:value="0.3910153" calcext:value-type="float">
            <text:p>0.3910153</text:p>
          </table:table-cell>
          <table:table-cell office:value-type="float" office:value="0.4623736" calcext:value-type="float">
            <text:p>0.4623736</text:p>
          </table:table-cell>
          <table:table-cell office:value-type="float" office:value="0" calcext:value-type="float">
            <text:p>0</text:p>
          </table:table-cell>
          <table:table-cell office:value-type="float" office:value="0.1151509" calcext:value-type="float">
            <text:p>0.1151509</text:p>
          </table:table-cell>
          <table:table-cell office:value-type="float" office:value="0.1104941" calcext:value-type="float">
            <text:p>0.1104941</text:p>
          </table:table-cell>
          <table:table-cell office:value-type="float" office:value="1.926562E-015" calcext:value-type="float">
            <text:p>1.926562E-15</text:p>
          </table:table-cell>
          <table:table-cell office:value-type="float" office:value="9.650456E-016" calcext:value-type="float">
            <text:p>9.65045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8356" calcext:value-type="float">
            <text:p>-0.158356</text:p>
          </table:table-cell>
          <table:table-cell office:value-type="float" office:value="-0.07461712" calcext:value-type="float">
            <text:p>-0.07461712</text:p>
          </table:table-cell>
          <table:table-cell office:value-type="float" office:value="-0.04522472" calcext:value-type="float">
            <text:p>-0.04522472</text:p>
          </table:table-cell>
          <table:table-cell office:value-type="float" office:value="-0.03312236" calcext:value-type="float">
            <text:p>-0.03312236</text:p>
          </table:table-cell>
          <table:table-cell office:value-type="float" office:value="-0.0281736" calcext:value-type="float">
            <text:p>-0.0281736</text:p>
          </table:table-cell>
          <table:table-cell office:value-type="float" office:value="-0.02347525" calcext:value-type="float">
            <text:p>-0.02347525</text:p>
          </table:table-cell>
          <table:table-cell office:value-type="float" office:value="-0.01994991" calcext:value-type="float">
            <text:p>-0.01994991</text:p>
          </table:table-cell>
          <table:table-cell office:value-type="float" office:value="-0.01736138" calcext:value-type="float">
            <text:p>-0.01736138</text:p>
          </table:table-cell>
          <table:table-cell office:value-type="float" office:value="-0.1591023" calcext:value-type="float">
            <text:p>-0.1591023</text:p>
          </table:table-cell>
          <table:table-cell office:value-type="float" office:value="-0.03948437" calcext:value-type="float">
            <text:p>-0.0394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10019" calcext:value-type="float">
            <text:p>-0.2610019</text:p>
          </table:table-cell>
          <table:table-cell office:value-type="float" office:value="0.005326227" calcext:value-type="float">
            <text:p>0.00532622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9412" calcext:value-type="float">
            <text:p>-2.3894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7" calcext:value-type="float">
            <text:p>2802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7941414" calcext:value-type="float">
            <text:p>0.7941414</text:p>
          </table:table-cell>
          <table:table-cell office:value-type="float" office:value="0" calcext:value-type="float">
            <text:p>0</text:p>
          </table:table-cell>
          <table:table-cell office:value-type="float" office:value="1081.563" calcext:value-type="float">
            <text:p>1081.563</text:p>
          </table:table-cell>
          <table:table-cell office:value-type="float" office:value="21.66673" calcext:value-type="float">
            <text:p>21.66673</text:p>
          </table:table-cell>
          <table:table-cell office:value-type="float" office:value="179.4622" calcext:value-type="float">
            <text:p>179.4622</text:p>
          </table:table-cell>
          <table:table-cell office:value-type="float" office:value="0.2258077" calcext:value-type="float">
            <text:p>0.2258077</text:p>
          </table:table-cell>
          <table:table-cell office:value-type="float" office:value="0.2659688" calcext:value-type="float">
            <text:p>0.2659688</text:p>
          </table:table-cell>
          <table:table-cell office:value-type="float" office:value="0.2898127" calcext:value-type="float">
            <text:p>0.2898127</text:p>
          </table:table-cell>
          <table:table-cell office:value-type="float" office:value="0.3013601" calcext:value-type="float">
            <text:p>0.3013601</text:p>
          </table:table-cell>
          <table:table-cell office:value-type="float" office:value="0.3083772" calcext:value-type="float">
            <text:p>0.3083772</text:p>
          </table:table-cell>
          <table:table-cell office:value-type="float" office:value="0.2803239" calcext:value-type="float">
            <text:p>0.2803239</text:p>
          </table:table-cell>
          <table:table-cell office:value-type="float" office:value="0.2826716" calcext:value-type="float">
            <text:p>0.2826716</text:p>
          </table:table-cell>
          <table:table-cell office:value-type="float" office:value="0.3670013" calcext:value-type="float">
            <text:p>0.3670013</text:p>
          </table:table-cell>
          <table:table-cell office:value-type="float" office:value="0.2929478" calcext:value-type="float">
            <text:p>0.2929478</text:p>
          </table:table-cell>
          <table:table-cell office:value-type="float" office:value="0.3457954" calcext:value-type="float">
            <text:p>0.3457954</text:p>
          </table:table-cell>
          <table:table-cell office:value-type="float" office:value="0.3732571" calcext:value-type="float">
            <text:p>0.3732571</text:p>
          </table:table-cell>
          <table:table-cell office:value-type="float" office:value="0.3909364" calcext:value-type="float">
            <text:p>0.3909364</text:p>
          </table:table-cell>
          <table:table-cell office:value-type="float" office:value="0.4623744" calcext:value-type="float">
            <text:p>0.4623744</text:p>
          </table:table-cell>
          <table:table-cell office:value-type="float" office:value="0" calcext:value-type="float">
            <text:p>0</text:p>
          </table:table-cell>
          <table:table-cell office:value-type="float" office:value="0.1454393" calcext:value-type="float">
            <text:p>0.1454393</text:p>
          </table:table-cell>
          <table:table-cell office:value-type="float" office:value="0.1123076" calcext:value-type="float">
            <text:p>0.1123076</text:p>
          </table:table-cell>
          <table:table-cell office:value-type="float" office:value="1.92655E-015" calcext:value-type="float">
            <text:p>1.92655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6E-015" calcext:value-type="float">
            <text:p>1.938686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4086" calcext:value-type="float">
            <text:p>-0.314086</text:p>
          </table:table-cell>
          <table:table-cell office:value-type="float" office:value="-0.08962172" calcext:value-type="float">
            <text:p>-0.08962172</text:p>
          </table:table-cell>
          <table:table-cell office:value-type="float" office:value="-0.04628383" calcext:value-type="float">
            <text:p>-0.04628383</text:p>
          </table:table-cell>
          <table:table-cell office:value-type="float" office:value="-0.03427273" calcext:value-type="float">
            <text:p>-0.03427273</text:p>
          </table:table-cell>
          <table:table-cell office:value-type="float" office:value="-0.02954647" calcext:value-type="float">
            <text:p>-0.02954647</text:p>
          </table:table-cell>
          <table:table-cell office:value-type="float" office:value="-0.02431039" calcext:value-type="float">
            <text:p>-0.02431039</text:p>
          </table:table-cell>
          <table:table-cell office:value-type="float" office:value="-0.02065446" calcext:value-type="float">
            <text:p>-0.02065446</text:p>
          </table:table-cell>
          <table:table-cell office:value-type="float" office:value="-0.01816119" calcext:value-type="float">
            <text:p>-0.01816119</text:p>
          </table:table-cell>
          <table:table-cell office:value-type="float" office:value="-0.1563894" calcext:value-type="float">
            <text:p>-0.1563894</text:p>
          </table:table-cell>
          <table:table-cell office:value-type="float" office:value="-0.03918031" calcext:value-type="float">
            <text:p>-0.03918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717361" calcext:value-type="float">
            <text:p>-0.7717361</text:p>
          </table:table-cell>
          <table:table-cell office:value-type="float" office:value="0.005352693" calcext:value-type="float">
            <text:p>0.00535269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2874" calcext:value-type="float">
            <text:p>-2.3928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7" calcext:value-type="float">
            <text:p>1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8369761" calcext:value-type="float">
            <text:p>0.8369761</text:p>
          </table:table-cell>
          <table:table-cell office:value-type="float" office:value="0" calcext:value-type="float">
            <text:p>0</text:p>
          </table:table-cell>
          <table:table-cell office:value-type="float" office:value="1080.891" calcext:value-type="float">
            <text:p>1080.891</text:p>
          </table:table-cell>
          <table:table-cell office:value-type="float" office:value="22.29647" calcext:value-type="float">
            <text:p>22.29647</text:p>
          </table:table-cell>
          <table:table-cell office:value-type="float" office:value="170.6917" calcext:value-type="float">
            <text:p>170.6917</text:p>
          </table:table-cell>
          <table:table-cell office:value-type="float" office:value="0.2347609" calcext:value-type="float">
            <text:p>0.2347609</text:p>
          </table:table-cell>
          <table:table-cell office:value-type="float" office:value="0.2653777" calcext:value-type="float">
            <text:p>0.2653777</text:p>
          </table:table-cell>
          <table:table-cell office:value-type="float" office:value="0.2880618" calcext:value-type="float">
            <text:p>0.2880618</text:p>
          </table:table-cell>
          <table:table-cell office:value-type="float" office:value="0.2997056" calcext:value-type="float">
            <text:p>0.2997056</text:p>
          </table:table-cell>
          <table:table-cell office:value-type="float" office:value="0.3073146" calcext:value-type="float">
            <text:p>0.3073146</text:p>
          </table:table-cell>
          <table:table-cell office:value-type="float" office:value="0.2794387" calcext:value-type="float">
            <text:p>0.2794387</text:p>
          </table:table-cell>
          <table:table-cell office:value-type="float" office:value="0.2856717" calcext:value-type="float">
            <text:p>0.2856717</text:p>
          </table:table-cell>
          <table:table-cell office:value-type="float" office:value="0.3665153" calcext:value-type="float">
            <text:p>0.3665153</text:p>
          </table:table-cell>
          <table:table-cell office:value-type="float" office:value="0.2934741" calcext:value-type="float">
            <text:p>0.2934741</text:p>
          </table:table-cell>
          <table:table-cell office:value-type="float" office:value="0.3460687" calcext:value-type="float">
            <text:p>0.3460687</text:p>
          </table:table-cell>
          <table:table-cell office:value-type="float" office:value="0.373266" calcext:value-type="float">
            <text:p>0.373266</text:p>
          </table:table-cell>
          <table:table-cell office:value-type="float" office:value="0.3908488" calcext:value-type="float">
            <text:p>0.3908488</text:p>
          </table:table-cell>
          <table:table-cell office:value-type="float" office:value="0.4623756" calcext:value-type="float">
            <text:p>0.4623756</text:p>
          </table:table-cell>
          <table:table-cell office:value-type="float" office:value="0" calcext:value-type="float">
            <text:p>0</text:p>
          </table:table-cell>
          <table:table-cell office:value-type="float" office:value="0.1481253" calcext:value-type="float">
            <text:p>0.1481253</text:p>
          </table:table-cell>
          <table:table-cell office:value-type="float" office:value="0.1116981" calcext:value-type="float">
            <text:p>0.1116981</text:p>
          </table:table-cell>
          <table:table-cell office:value-type="float" office:value="1.926537E-015" calcext:value-type="float">
            <text:p>1.926537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34842" calcext:value-type="float">
            <text:p>-0.2334842</text:p>
          </table:table-cell>
          <table:table-cell office:value-type="float" office:value="-0.09130916" calcext:value-type="float">
            <text:p>-0.09130916</text:p>
          </table:table-cell>
          <table:table-cell office:value-type="float" office:value="-0.04848797" calcext:value-type="float">
            <text:p>-0.04848797</text:p>
          </table:table-cell>
          <table:table-cell office:value-type="float" office:value="-0.03575605" calcext:value-type="float">
            <text:p>-0.03575605</text:p>
          </table:table-cell>
          <table:table-cell office:value-type="float" office:value="-0.03018217" calcext:value-type="float">
            <text:p>-0.03018217</text:p>
          </table:table-cell>
          <table:table-cell office:value-type="float" office:value="-0.02490839" calcext:value-type="float">
            <text:p>-0.02490839</text:p>
          </table:table-cell>
          <table:table-cell office:value-type="float" office:value="-0.01890675" calcext:value-type="float">
            <text:p>-0.01890675</text:p>
          </table:table-cell>
          <table:table-cell office:value-type="float" office:value="-0.01869748" calcext:value-type="float">
            <text:p>-0.01869748</text:p>
          </table:table-cell>
          <table:table-cell office:value-type="float" office:value="-0.1537871" calcext:value-type="float">
            <text:p>-0.1537871</text:p>
          </table:table-cell>
          <table:table-cell office:value-type="float" office:value="-0.03888298" calcext:value-type="float">
            <text:p>-0.03888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97755" calcext:value-type="float">
            <text:p>-0.5697755</text:p>
          </table:table-cell>
          <table:table-cell office:value-type="float" office:value="0.005358625" calcext:value-type="float">
            <text:p>0.00535862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5968" calcext:value-type="float">
            <text:p>-2.3959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7" calcext:value-type="float">
            <text:p>2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7654974" calcext:value-type="float">
            <text:p>0.7654974</text:p>
          </table:table-cell>
          <table:table-cell office:value-type="float" office:value="0" calcext:value-type="float">
            <text:p>0</text:p>
          </table:table-cell>
          <table:table-cell office:value-type="float" office:value="1080.199" calcext:value-type="float">
            <text:p>1080.199</text:p>
          </table:table-cell>
          <table:table-cell office:value-type="float" office:value="23.05986" calcext:value-type="float">
            <text:p>23.05986</text:p>
          </table:table-cell>
          <table:table-cell office:value-type="float" office:value="158.4314" calcext:value-type="float">
            <text:p>158.4314</text:p>
          </table:table-cell>
          <table:table-cell office:value-type="float" office:value="0.2473492" calcext:value-type="float">
            <text:p>0.2473492</text:p>
          </table:table-cell>
          <table:table-cell office:value-type="float" office:value="0.2737462" calcext:value-type="float">
            <text:p>0.2737462</text:p>
          </table:table-cell>
          <table:table-cell office:value-type="float" office:value="0.2872343" calcext:value-type="float">
            <text:p>0.2872343</text:p>
          </table:table-cell>
          <table:table-cell office:value-type="float" office:value="0.2991626" calcext:value-type="float">
            <text:p>0.2991626</text:p>
          </table:table-cell>
          <table:table-cell office:value-type="float" office:value="0.3073702" calcext:value-type="float">
            <text:p>0.3073702</text:p>
          </table:table-cell>
          <table:table-cell office:value-type="float" office:value="0.2818412" calcext:value-type="float">
            <text:p>0.2818412</text:p>
          </table:table-cell>
          <table:table-cell office:value-type="float" office:value="0.3031713" calcext:value-type="float">
            <text:p>0.3031713</text:p>
          </table:table-cell>
          <table:table-cell office:value-type="float" office:value="0.3677194" calcext:value-type="float">
            <text:p>0.3677194</text:p>
          </table:table-cell>
          <table:table-cell office:value-type="float" office:value="0.2940508" calcext:value-type="float">
            <text:p>0.2940508</text:p>
          </table:table-cell>
          <table:table-cell office:value-type="float" office:value="0.3463508" calcext:value-type="float">
            <text:p>0.3463508</text:p>
          </table:table-cell>
          <table:table-cell office:value-type="float" office:value="0.3732308" calcext:value-type="float">
            <text:p>0.3732308</text:p>
          </table:table-cell>
          <table:table-cell office:value-type="float" office:value="0.3907572" calcext:value-type="float">
            <text:p>0.3907572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" calcext:value-type="float">
            <text:p>0</text:p>
          </table:table-cell>
          <table:table-cell office:value-type="float" office:value="0.1351243" calcext:value-type="float">
            <text:p>0.1351243</text:p>
          </table:table-cell>
          <table:table-cell office:value-type="float" office:value="0.1039311" calcext:value-type="float">
            <text:p>0.1039311</text:p>
          </table:table-cell>
          <table:table-cell office:value-type="float" office:value="1.926525E-015" calcext:value-type="float">
            <text:p>1.926525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53231" calcext:value-type="float">
            <text:p>-0.1553231</text:p>
          </table:table-cell>
          <table:table-cell office:value-type="float" office:value="-0.07174919" calcext:value-type="float">
            <text:p>-0.07174919</text:p>
          </table:table-cell>
          <table:table-cell office:value-type="float" office:value="-0.04960857" calcext:value-type="float">
            <text:p>-0.04960857</text:p>
          </table:table-cell>
          <table:table-cell office:value-type="float" office:value="-0.03628006" calcext:value-type="float">
            <text:p>-0.03628006</text:p>
          </table:table-cell>
          <table:table-cell office:value-type="float" office:value="-0.03018502" calcext:value-type="float">
            <text:p>-0.03018502</text:p>
          </table:table-cell>
          <table:table-cell office:value-type="float" office:value="-0.02338736" calcext:value-type="float">
            <text:p>-0.02338736</text:p>
          </table:table-cell>
          <table:table-cell office:value-type="float" office:value="-0.01143166" calcext:value-type="float">
            <text:p>-0.01143166</text:p>
          </table:table-cell>
          <table:table-cell office:value-type="float" office:value="-0.01744815" calcext:value-type="float">
            <text:p>-0.01744815</text:p>
          </table:table-cell>
          <table:table-cell office:value-type="float" office:value="-0.1509995" calcext:value-type="float">
            <text:p>-0.1509995</text:p>
          </table:table-cell>
          <table:table-cell office:value-type="float" office:value="-0.03857867" calcext:value-type="float">
            <text:p>-0.0385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53356" calcext:value-type="float">
            <text:p>-0.3353356</text:p>
          </table:table-cell>
          <table:table-cell office:value-type="float" office:value="0.00531419" calcext:value-type="float">
            <text:p>0.0053141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8655" calcext:value-type="float">
            <text:p>-2.3986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7" calcext:value-type="float">
            <text:p>3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6198097" calcext:value-type="float">
            <text:p>0.6198097</text:p>
          </table:table-cell>
          <table:table-cell office:value-type="float" office:value="0" calcext:value-type="float">
            <text:p>0</text:p>
          </table:table-cell>
          <table:table-cell office:value-type="float" office:value="1080.026" calcext:value-type="float">
            <text:p>1080.026</text:p>
          </table:table-cell>
          <table:table-cell office:value-type="float" office:value="23.37826" calcext:value-type="float">
            <text:p>23.37826</text:p>
          </table:table-cell>
          <table:table-cell office:value-type="float" office:value="138.8849" calcext:value-type="float">
            <text:p>138.8849</text:p>
          </table:table-cell>
          <table:table-cell office:value-type="float" office:value="0.2563324" calcext:value-type="float">
            <text:p>0.2563324</text:p>
          </table:table-cell>
          <table:table-cell office:value-type="float" office:value="0.2821138" calcext:value-type="float">
            <text:p>0.2821138</text:p>
          </table:table-cell>
          <table:table-cell office:value-type="float" office:value="0.2891276" calcext:value-type="float">
            <text:p>0.2891276</text:p>
          </table:table-cell>
          <table:table-cell office:value-type="float" office:value="0.300361" calcext:value-type="float">
            <text:p>0.300361</text:p>
          </table:table-cell>
          <table:table-cell office:value-type="float" office:value="0.3127251" calcext:value-type="float">
            <text:p>0.3127251</text:p>
          </table:table-cell>
          <table:table-cell office:value-type="float" office:value="0.2898558" calcext:value-type="float">
            <text:p>0.2898558</text:p>
          </table:table-cell>
          <table:table-cell office:value-type="float" office:value="0.3340183" calcext:value-type="float">
            <text:p>0.3340183</text:p>
          </table:table-cell>
          <table:table-cell office:value-type="float" office:value="0.3721044" calcext:value-type="float">
            <text:p>0.3721044</text:p>
          </table:table-cell>
          <table:table-cell office:value-type="float" office:value="0.294739" calcext:value-type="float">
            <text:p>0.294739</text:p>
          </table:table-cell>
          <table:table-cell office:value-type="float" office:value="0.346662" calcext:value-type="float">
            <text:p>0.346662</text:p>
          </table:table-cell>
          <table:table-cell office:value-type="float" office:value="0.3731114" calcext:value-type="float">
            <text:p>0.3731114</text:p>
          </table:table-cell>
          <table:table-cell office:value-type="float" office:value="0.3910166" calcext:value-type="float">
            <text:p>0.3910166</text:p>
          </table:table-cell>
          <table:table-cell office:value-type="float" office:value="0.4501412" calcext:value-type="float">
            <text:p>0.4501412</text:p>
          </table:table-cell>
          <table:table-cell office:value-type="float" office:value="0" calcext:value-type="float">
            <text:p>0</text:p>
          </table:table-cell>
          <table:table-cell office:value-type="float" office:value="0.1273817" calcext:value-type="float">
            <text:p>0.1273817</text:p>
          </table:table-cell>
          <table:table-cell office:value-type="float" office:value="0.09587499" calcext:value-type="float">
            <text:p>0.09587499</text:p>
          </table:table-cell>
          <table:table-cell office:value-type="float" office:value="1.926512E-015" calcext:value-type="float">
            <text:p>1.926512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80461" calcext:value-type="float">
            <text:p>-0.1180461</text:p>
          </table:table-cell>
          <table:table-cell office:value-type="float" office:value="-0.05679905" calcext:value-type="float">
            <text:p>-0.05679905</text:p>
          </table:table-cell>
          <table:table-cell office:value-type="float" office:value="-0.04719299" calcext:value-type="float">
            <text:p>-0.04719299</text:p>
          </table:table-cell>
          <table:table-cell office:value-type="float" office:value="-0.03519541" calcext:value-type="float">
            <text:p>-0.03519541</text:p>
          </table:table-cell>
          <table:table-cell office:value-type="float" office:value="-0.02719128" calcext:value-type="float">
            <text:p>-0.02719128</text:p>
          </table:table-cell>
          <table:table-cell office:value-type="float" office:value="-0.018955" calcext:value-type="float">
            <text:p>-0.018955</text:p>
          </table:table-cell>
          <table:table-cell office:value-type="float" office:value="-0.005050273" calcext:value-type="float">
            <text:p>-0.005050273</text:p>
          </table:table-cell>
          <table:table-cell office:value-type="float" office:value="-0.01353648" calcext:value-type="float">
            <text:p>-0.01353648</text:p>
          </table:table-cell>
          <table:table-cell office:value-type="float" office:value="-0.1477357" calcext:value-type="float">
            <text:p>-0.1477357</text:p>
          </table:table-cell>
          <table:table-cell office:value-type="float" office:value="-0.03824603" calcext:value-type="float">
            <text:p>-0.03824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39756" calcext:value-type="float">
            <text:p>-0.2539756</text:p>
          </table:table-cell>
          <table:table-cell office:value-type="float" office:value="0.005272923" calcext:value-type="float">
            <text:p>0.00527292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86643" calcext:value-type="float">
            <text:p>-2.2866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7" calcext:value-type="float">
            <text:p>4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5861886" calcext:value-type="float">
            <text:p>0.5861886</text:p>
          </table:table-cell>
          <table:table-cell office:value-type="float" office:value="0" calcext:value-type="float">
            <text:p>0</text:p>
          </table:table-cell>
          <table:table-cell office:value-type="float" office:value="1080.156" calcext:value-type="float">
            <text:p>1080.156</text:p>
          </table:table-cell>
          <table:table-cell office:value-type="float" office:value="23.28282" calcext:value-type="float">
            <text:p>23.28282</text:p>
          </table:table-cell>
          <table:table-cell office:value-type="float" office:value="125.3567" calcext:value-type="float">
            <text:p>125.3567</text:p>
          </table:table-cell>
          <table:table-cell office:value-type="float" office:value="0.2582355" calcext:value-type="float">
            <text:p>0.2582355</text:p>
          </table:table-cell>
          <table:table-cell office:value-type="float" office:value="0.2838563" calcext:value-type="float">
            <text:p>0.2838563</text:p>
          </table:table-cell>
          <table:table-cell office:value-type="float" office:value="0.2928151" calcext:value-type="float">
            <text:p>0.2928151</text:p>
          </table:table-cell>
          <table:table-cell office:value-type="float" office:value="0.3065849" calcext:value-type="float">
            <text:p>0.3065849</text:p>
          </table:table-cell>
          <table:table-cell office:value-type="float" office:value="0.3243243" calcext:value-type="float">
            <text:p>0.3243243</text:p>
          </table:table-cell>
          <table:table-cell office:value-type="float" office:value="0.2998562" calcext:value-type="float">
            <text:p>0.2998562</text:p>
          </table:table-cell>
          <table:table-cell office:value-type="float" office:value="0.3268633" calcext:value-type="float">
            <text:p>0.3268633</text:p>
          </table:table-cell>
          <table:table-cell office:value-type="float" office:value="0.3781303" calcext:value-type="float">
            <text:p>0.3781303</text:p>
          </table:table-cell>
          <table:table-cell office:value-type="float" office:value="0.2954237" calcext:value-type="float">
            <text:p>0.2954237</text:p>
          </table:table-cell>
          <table:table-cell office:value-type="float" office:value="0.3469671" calcext:value-type="float">
            <text:p>0.3469671</text:p>
          </table:table-cell>
          <table:table-cell office:value-type="float" office:value="0.3730445" calcext:value-type="float">
            <text:p>0.3730445</text:p>
          </table:table-cell>
          <table:table-cell office:value-type="float" office:value="0.3914194" calcext:value-type="float">
            <text:p>0.3914194</text:p>
          </table:table-cell>
          <table:table-cell office:value-type="float" office:value="0.4554006" calcext:value-type="float">
            <text:p>0.4554006</text:p>
          </table:table-cell>
          <table:table-cell office:value-type="float" office:value="0" calcext:value-type="float">
            <text:p>0</text:p>
          </table:table-cell>
          <table:table-cell office:value-type="float" office:value="0.1202592" calcext:value-type="float">
            <text:p>0.1202592</text:p>
          </table:table-cell>
          <table:table-cell office:value-type="float" office:value="0.08789504" calcext:value-type="float">
            <text:p>0.08789504</text:p>
          </table:table-cell>
          <table:table-cell office:value-type="float" office:value="1.926499E-015" calcext:value-type="float">
            <text:p>1.926499E-15</text:p>
          </table:table-cell>
          <table:table-cell office:value-type="float" office:value="9.650456E-016" calcext:value-type="float">
            <text:p>9.65045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24691" calcext:value-type="float">
            <text:p>-0.1124691</text:p>
          </table:table-cell>
          <table:table-cell office:value-type="float" office:value="-0.05410734" calcext:value-type="float">
            <text:p>-0.05410734</text:p>
          </table:table-cell>
          <table:table-cell office:value-type="float" office:value="-0.04280927" calcext:value-type="float">
            <text:p>-0.04280927</text:p>
          </table:table-cell>
          <table:table-cell office:value-type="float" office:value="-0.03067955" calcext:value-type="float">
            <text:p>-0.03067955</text:p>
          </table:table-cell>
          <table:table-cell office:value-type="float" office:value="-0.02178477" calcext:value-type="float">
            <text:p>-0.02178477</text:p>
          </table:table-cell>
          <table:table-cell office:value-type="float" office:value="-0.01465231" calcext:value-type="float">
            <text:p>-0.01465231</text:p>
          </table:table-cell>
          <table:table-cell office:value-type="float" office:value="-0.006054453" calcext:value-type="float">
            <text:p>-0.006054453</text:p>
          </table:table-cell>
          <table:table-cell office:value-type="float" office:value="-0.009567124" calcext:value-type="float">
            <text:p>-0.009567124</text:p>
          </table:table-cell>
          <table:table-cell office:value-type="float" office:value="-0.1445657" calcext:value-type="float">
            <text:p>-0.1445657</text:p>
          </table:table-cell>
          <table:table-cell office:value-type="float" office:value="-0.03792245" calcext:value-type="float">
            <text:p>-0.03792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02645" calcext:value-type="float">
            <text:p>-0.2102645</text:p>
          </table:table-cell>
          <table:table-cell office:value-type="float" office:value="0.005229142" calcext:value-type="float">
            <text:p>0.00522914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2267" calcext:value-type="float">
            <text:p>-2.3222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7" calcext:value-type="float">
            <text:p>5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5982975" calcext:value-type="float">
            <text:p>0.5982975</text:p>
          </table:table-cell>
          <table:table-cell office:value-type="float" office:value="0" calcext:value-type="float">
            <text:p>0</text:p>
          </table:table-cell>
          <table:table-cell office:value-type="float" office:value="1080.206" calcext:value-type="float">
            <text:p>1080.206</text:p>
          </table:table-cell>
          <table:table-cell office:value-type="float" office:value="23.21977" calcext:value-type="float">
            <text:p>23.21977</text:p>
          </table:table-cell>
          <table:table-cell office:value-type="float" office:value="116.8152" calcext:value-type="float">
            <text:p>116.8152</text:p>
          </table:table-cell>
          <table:table-cell office:value-type="float" office:value="0.2605114" calcext:value-type="float">
            <text:p>0.2605114</text:p>
          </table:table-cell>
          <table:table-cell office:value-type="float" office:value="0.2845985" calcext:value-type="float">
            <text:p>0.2845985</text:p>
          </table:table-cell>
          <table:table-cell office:value-type="float" office:value="0.2979949" calcext:value-type="float">
            <text:p>0.2979949</text:p>
          </table:table-cell>
          <table:table-cell office:value-type="float" office:value="0.3162678" calcext:value-type="float">
            <text:p>0.3162678</text:p>
          </table:table-cell>
          <table:table-cell office:value-type="float" office:value="0.3315028" calcext:value-type="float">
            <text:p>0.3315028</text:p>
          </table:table-cell>
          <table:table-cell office:value-type="float" office:value="0.3031918" calcext:value-type="float">
            <text:p>0.3031918</text:p>
          </table:table-cell>
          <table:table-cell office:value-type="float" office:value="0.3165637" calcext:value-type="float">
            <text:p>0.3165637</text:p>
          </table:table-cell>
          <table:table-cell office:value-type="float" office:value="0.3808805" calcext:value-type="float">
            <text:p>0.380880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3472672" calcext:value-type="float">
            <text:p>0.3472672</text:p>
          </table:table-cell>
          <table:table-cell office:value-type="float" office:value="0.3730142" calcext:value-type="float">
            <text:p>0.3730142</text:p>
          </table:table-cell>
          <table:table-cell office:value-type="float" office:value="0.3915823" calcext:value-type="float">
            <text:p>0.3915823</text:p>
          </table:table-cell>
          <table:table-cell office:value-type="float" office:value="0.4601291" calcext:value-type="float">
            <text:p>0.4601291</text:p>
          </table:table-cell>
          <table:table-cell office:value-type="float" office:value="0" calcext:value-type="float">
            <text:p>0</text:p>
          </table:table-cell>
          <table:table-cell office:value-type="float" office:value="0.112898" calcext:value-type="float">
            <text:p>0.112898</text:p>
          </table:table-cell>
          <table:table-cell office:value-type="float" office:value="0.07984079" calcext:value-type="float">
            <text:p>0.07984079</text:p>
          </table:table-cell>
          <table:table-cell office:value-type="float" office:value="1.926486E-015" calcext:value-type="float">
            <text:p>1.926486E-15</text:p>
          </table:table-cell>
          <table:table-cell office:value-type="float" office:value="9.650456E-016" calcext:value-type="float">
            <text:p>9.65045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48881" calcext:value-type="float">
            <text:p>-0.1048881</text:p>
          </table:table-cell>
          <table:table-cell office:value-type="float" office:value="-0.0531507" calcext:value-type="float">
            <text:p>-0.0531507</text:p>
          </table:table-cell>
          <table:table-cell office:value-type="float" office:value="-0.03741815" calcext:value-type="float">
            <text:p>-0.03741815</text:p>
          </table:table-cell>
          <table:table-cell office:value-type="float" office:value="-0.02537949" calcext:value-type="float">
            <text:p>-0.02537949</text:p>
          </table:table-cell>
          <table:table-cell office:value-type="float" office:value="-0.01903914" calcext:value-type="float">
            <text:p>-0.01903914</text:p>
          </table:table-cell>
          <table:table-cell office:value-type="float" office:value="-0.01345023" calcext:value-type="float">
            <text:p>-0.01345023</text:p>
          </table:table-cell>
          <table:table-cell office:value-type="float" office:value="-0.007963052" calcext:value-type="float">
            <text:p>-0.007963052</text:p>
          </table:table-cell>
          <table:table-cell office:value-type="float" office:value="-0.008157349" calcext:value-type="float">
            <text:p>-0.008157349</text:p>
          </table:table-cell>
          <table:table-cell office:value-type="float" office:value="-0.1415083" calcext:value-type="float">
            <text:p>-0.1415083</text:p>
          </table:table-cell>
          <table:table-cell office:value-type="float" office:value="-0.03760761" calcext:value-type="float">
            <text:p>-0.03760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75256" calcext:value-type="float">
            <text:p>-0.1875256</text:p>
          </table:table-cell>
          <table:table-cell office:value-type="float" office:value="0.005177372" calcext:value-type="float">
            <text:p>0.00517737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258" calcext:value-type="float">
            <text:p>-2.352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7" calcext:value-type="float">
            <text:p>6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6206312" calcext:value-type="float">
            <text:p>0.6206312</text:p>
          </table:table-cell>
          <table:table-cell office:value-type="float" office:value="0" calcext:value-type="float">
            <text:p>0</text:p>
          </table:table-cell>
          <table:table-cell office:value-type="float" office:value="1079.776" calcext:value-type="float">
            <text:p>1079.776</text:p>
          </table:table-cell>
          <table:table-cell office:value-type="float" office:value="23.62729" calcext:value-type="float">
            <text:p>23.62729</text:p>
          </table:table-cell>
          <table:table-cell office:value-type="float" office:value="108.7733" calcext:value-type="float">
            <text:p>108.7733</text:p>
          </table:table-cell>
          <table:table-cell office:value-type="float" office:value="0.2637702" calcext:value-type="float">
            <text:p>0.2637702</text:p>
          </table:table-cell>
          <table:table-cell office:value-type="float" office:value="0.2869325" calcext:value-type="float">
            <text:p>0.2869325</text:p>
          </table:table-cell>
          <table:table-cell office:value-type="float" office:value="0.3029206" calcext:value-type="float">
            <text:p>0.3029206</text:p>
          </table:table-cell>
          <table:table-cell office:value-type="float" office:value="0.3221035" calcext:value-type="float">
            <text:p>0.3221035</text:p>
          </table:table-cell>
          <table:table-cell office:value-type="float" office:value="0.334354" calcext:value-type="float">
            <text:p>0.334354</text:p>
          </table:table-cell>
          <table:table-cell office:value-type="float" office:value="0.3041384" calcext:value-type="float">
            <text:p>0.3041384</text:p>
          </table:table-cell>
          <table:table-cell office:value-type="float" office:value="0.3165377" calcext:value-type="float">
            <text:p>0.3165377</text:p>
          </table:table-cell>
          <table:table-cell office:value-type="float" office:value="0.3820698" calcext:value-type="float">
            <text:p>0.3820698</text:p>
          </table:table-cell>
          <table:table-cell office:value-type="float" office:value="0.2967626" calcext:value-type="float">
            <text:p>0.2967626</text:p>
          </table:table-cell>
          <table:table-cell office:value-type="float" office:value="0.3475628" calcext:value-type="float">
            <text:p>0.3475628</text:p>
          </table:table-cell>
          <table:table-cell office:value-type="float" office:value="0.3730049" calcext:value-type="float">
            <text:p>0.3730049</text:p>
          </table:table-cell>
          <table:table-cell office:value-type="float" office:value="0.3915887" calcext:value-type="float">
            <text:p>0.3915887</text:p>
          </table:table-cell>
          <table:table-cell office:value-type="float" office:value="0.4623756" calcext:value-type="float">
            <text:p>0.4623756</text:p>
          </table:table-cell>
          <table:table-cell office:value-type="float" office:value="0" calcext:value-type="float">
            <text:p>0</text:p>
          </table:table-cell>
          <table:table-cell office:value-type="float" office:value="0.1070013" calcext:value-type="float">
            <text:p>0.1070013</text:p>
          </table:table-cell>
          <table:table-cell office:value-type="float" office:value="0.07192199" calcext:value-type="float">
            <text:p>0.07192199</text:p>
          </table:table-cell>
          <table:table-cell office:value-type="float" office:value="1.926474E-015" calcext:value-type="float">
            <text:p>1.926474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517264" calcext:value-type="float">
            <text:p>-0.09517264</text:p>
          </table:table-cell>
          <table:table-cell office:value-type="float" office:value="-0.04999502" calcext:value-type="float">
            <text:p>-0.04999502</text:p>
          </table:table-cell>
          <table:table-cell office:value-type="float" office:value="-0.03299094" calcext:value-type="float">
            <text:p>-0.03299094</text:p>
          </table:table-cell>
          <table:table-cell office:value-type="float" office:value="-0.02267628" calcext:value-type="float">
            <text:p>-0.02267628</text:p>
          </table:table-cell>
          <table:table-cell office:value-type="float" office:value="-0.01806011" calcext:value-type="float">
            <text:p>-0.01806011</text:p>
          </table:table-cell>
          <table:table-cell office:value-type="float" office:value="-0.01314024" calcext:value-type="float">
            <text:p>-0.01314024</text:p>
          </table:table-cell>
          <table:table-cell office:value-type="float" office:value="-0.007970338" calcext:value-type="float">
            <text:p>-0.007970338</text:p>
          </table:table-cell>
          <table:table-cell office:value-type="float" office:value="-0.007625598" calcext:value-type="float">
            <text:p>-0.007625598</text:p>
          </table:table-cell>
          <table:table-cell office:value-type="float" office:value="-0.138582" calcext:value-type="float">
            <text:p>-0.138582</text:p>
          </table:table-cell>
          <table:table-cell office:value-type="float" office:value="-0.0372999" calcext:value-type="float">
            <text:p>-0.037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16607" calcext:value-type="float">
            <text:p>-0.1716607</text:p>
          </table:table-cell>
          <table:table-cell office:value-type="float" office:value="0.005131961" calcext:value-type="float">
            <text:p>0.00513196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9435" calcext:value-type="float">
            <text:p>-2.3694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7" calcext:value-type="float">
            <text:p>7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5280014" calcext:value-type="float">
            <text:p>0.5280014</text:p>
          </table:table-cell>
          <table:table-cell office:value-type="float" office:value="0" calcext:value-type="float">
            <text:p>0</text:p>
          </table:table-cell>
          <table:table-cell office:value-type="float" office:value="1079.091" calcext:value-type="float">
            <text:p>1079.091</text:p>
          </table:table-cell>
          <table:table-cell office:value-type="float" office:value="24.40533" calcext:value-type="float">
            <text:p>24.40533</text:p>
          </table:table-cell>
          <table:table-cell office:value-type="float" office:value="95.807" calcext:value-type="float">
            <text:p>95.807</text:p>
          </table:table-cell>
          <table:table-cell office:value-type="float" office:value="0.269066" calcext:value-type="float">
            <text:p>0.269066</text:p>
          </table:table-cell>
          <table:table-cell office:value-type="float" office:value="0.2937001" calcext:value-type="float">
            <text:p>0.2937001</text:p>
          </table:table-cell>
          <table:table-cell office:value-type="float" office:value="0.3084332" calcext:value-type="float">
            <text:p>0.3084332</text:p>
          </table:table-cell>
          <table:table-cell office:value-type="float" office:value="0.3264895" calcext:value-type="float">
            <text:p>0.3264895</text:p>
          </table:table-cell>
          <table:table-cell office:value-type="float" office:value="0.3392124" calcext:value-type="float">
            <text:p>0.3392124</text:p>
          </table:table-cell>
          <table:table-cell office:value-type="float" office:value="0.3092737" calcext:value-type="float">
            <text:p>0.3092737</text:p>
          </table:table-cell>
          <table:table-cell office:value-type="float" office:value="0.3287618" calcext:value-type="float">
            <text:p>0.3287618</text:p>
          </table:table-cell>
          <table:table-cell office:value-type="float" office:value="0.3848764" calcext:value-type="float">
            <text:p>0.3848764</text:p>
          </table:table-cell>
          <table:table-cell office:value-type="float" office:value="0.2974119" calcext:value-type="float">
            <text:p>0.2974119</text:p>
          </table:table-cell>
          <table:table-cell office:value-type="float" office:value="0.3478546" calcext:value-type="float">
            <text:p>0.3478546</text:p>
          </table:table-cell>
          <table:table-cell office:value-type="float" office:value="0.3730083" calcext:value-type="float">
            <text:p>0.3730083</text:p>
          </table:table-cell>
          <table:table-cell office:value-type="float" office:value="0.3915507" calcext:value-type="float">
            <text:p>0.3915507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" calcext:value-type="float">
            <text:p>0</text:p>
          </table:table-cell>
          <table:table-cell office:value-type="float" office:value="0.1045043" calcext:value-type="float">
            <text:p>0.1045043</text:p>
          </table:table-cell>
          <table:table-cell office:value-type="float" office:value="0.06445875" calcext:value-type="float">
            <text:p>0.06445875</text:p>
          </table:table-cell>
          <table:table-cell office:value-type="float" office:value="1.926461E-015" calcext:value-type="float">
            <text:p>1.926461E-15</text:p>
          </table:table-cell>
          <table:table-cell office:value-type="float" office:value="9.650456E-016" calcext:value-type="float">
            <text:p>9.65045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150398" calcext:value-type="float">
            <text:p>-0.08150398</text:p>
          </table:table-cell>
          <table:table-cell office:value-type="float" office:value="-0.04169905" calcext:value-type="float">
            <text:p>-0.04169905</text:p>
          </table:table-cell>
          <table:table-cell office:value-type="float" office:value="-0.02952931" calcext:value-type="float">
            <text:p>-0.02952931</text:p>
          </table:table-cell>
          <table:table-cell office:value-type="float" office:value="-0.02089103" calcext:value-type="float">
            <text:p>-0.02089103</text:p>
          </table:table-cell>
          <table:table-cell office:value-type="float" office:value="-0.01654964" calcext:value-type="float">
            <text:p>-0.01654964</text:p>
          </table:table-cell>
          <table:table-cell office:value-type="float" office:value="-0.01159203" calcext:value-type="float">
            <text:p>-0.01159203</text:p>
          </table:table-cell>
          <table:table-cell office:value-type="float" office:value="-0.00578473" calcext:value-type="float">
            <text:p>-0.00578473</text:p>
          </table:table-cell>
          <table:table-cell office:value-type="float" office:value="-0.006520221" calcext:value-type="float">
            <text:p>-0.006520221</text:p>
          </table:table-cell>
          <table:table-cell office:value-type="float" office:value="-0.1357792" calcext:value-type="float">
            <text:p>-0.1357792</text:p>
          </table:table-cell>
          <table:table-cell office:value-type="float" office:value="-0.03699904" calcext:value-type="float">
            <text:p>-0.03699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612" calcext:value-type="float">
            <text:p>-0.15612</text:p>
          </table:table-cell>
          <table:table-cell office:value-type="float" office:value="0.005104948" calcext:value-type="float">
            <text:p>0.00510494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304" calcext:value-type="float">
            <text:p>-2.373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7" calcext:value-type="float">
            <text:p>8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4832519" calcext:value-type="float">
            <text:p>0.4832519</text:p>
          </table:table-cell>
          <table:table-cell office:value-type="float" office:value="0" calcext:value-type="float">
            <text:p>0</text:p>
          </table:table-cell>
          <table:table-cell office:value-type="float" office:value="1078.354" calcext:value-type="float">
            <text:p>1078.354</text:p>
          </table:table-cell>
          <table:table-cell office:value-type="float" office:value="25.1871" calcext:value-type="float">
            <text:p>25.1871</text:p>
          </table:table-cell>
          <table:table-cell office:value-type="float" office:value="83.38803" calcext:value-type="float">
            <text:p>83.38803</text:p>
          </table:table-cell>
          <table:table-cell office:value-type="float" office:value="0.2702025" calcext:value-type="float">
            <text:p>0.2702025</text:p>
          </table:table-cell>
          <table:table-cell office:value-type="float" office:value="0.2968403" calcext:value-type="float">
            <text:p>0.2968403</text:p>
          </table:table-cell>
          <table:table-cell office:value-type="float" office:value="0.3156621" calcext:value-type="float">
            <text:p>0.3156621</text:p>
          </table:table-cell>
          <table:table-cell office:value-type="float" office:value="0.3343437" calcext:value-type="float">
            <text:p>0.3343437</text:p>
          </table:table-cell>
          <table:table-cell office:value-type="float" office:value="0.3484312" calcext:value-type="float">
            <text:p>0.3484312</text:p>
          </table:table-cell>
          <table:table-cell office:value-type="float" office:value="0.3157742" calcext:value-type="float">
            <text:p>0.3157742</text:p>
          </table:table-cell>
          <table:table-cell office:value-type="float" office:value="0.3315013" calcext:value-type="float">
            <text:p>0.3315013</text:p>
          </table:table-cell>
          <table:table-cell office:value-type="float" office:value="0.3888209" calcext:value-type="float">
            <text:p>0.3888209</text:p>
          </table:table-cell>
          <table:table-cell office:value-type="float" office:value="0.2980505" calcext:value-type="float">
            <text:p>0.2980505</text:p>
          </table:table-cell>
          <table:table-cell office:value-type="float" office:value="0.3481428" calcext:value-type="float">
            <text:p>0.3481428</text:p>
          </table:table-cell>
          <table:table-cell office:value-type="float" office:value="0.3730213" calcext:value-type="float">
            <text:p>0.3730213</text:p>
          </table:table-cell>
          <table:table-cell office:value-type="float" office:value="0.3914809" calcext:value-type="float">
            <text:p>0.3914809</text:p>
          </table:table-cell>
          <table:table-cell office:value-type="float" office:value="0.4623758" calcext:value-type="float">
            <text:p>0.4623758</text:p>
          </table:table-cell>
          <table:table-cell office:value-type="float" office:value="0" calcext:value-type="float">
            <text:p>0</text:p>
          </table:table-cell>
          <table:table-cell office:value-type="float" office:value="0.103534" calcext:value-type="float">
            <text:p>0.103534</text:p>
          </table:table-cell>
          <table:table-cell office:value-type="float" office:value="0.05732661" calcext:value-type="float">
            <text:p>0.05732661</text:p>
          </table:table-cell>
          <table:table-cell office:value-type="float" office:value="1.926449E-015" calcext:value-type="float">
            <text:p>1.926449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944839" calcext:value-type="float">
            <text:p>-0.07944839</text:p>
          </table:table-cell>
          <table:table-cell office:value-type="float" office:value="-0.03834356" calcext:value-type="float">
            <text:p>-0.03834356</text:p>
          </table:table-cell>
          <table:table-cell office:value-type="float" office:value="-0.0256219" calcext:value-type="float">
            <text:p>-0.0256219</text:p>
          </table:table-cell>
          <table:table-cell office:value-type="float" office:value="-0.01807653" calcext:value-type="float">
            <text:p>-0.01807653</text:p>
          </table:table-cell>
          <table:table-cell office:value-type="float" office:value="-0.01406438" calcext:value-type="float">
            <text:p>-0.01406438</text:p>
          </table:table-cell>
          <table:table-cell office:value-type="float" office:value="-0.009905969" calcext:value-type="float">
            <text:p>-0.009905969</text:p>
          </table:table-cell>
          <table:table-cell office:value-type="float" office:value="-0.005393983" calcext:value-type="float">
            <text:p>-0.005393983</text:p>
          </table:table-cell>
          <table:table-cell office:value-type="float" office:value="-0.005229975" calcext:value-type="float">
            <text:p>-0.005229975</text:p>
          </table:table-cell>
          <table:table-cell office:value-type="float" office:value="-0.1330837" calcext:value-type="float">
            <text:p>-0.1330837</text:p>
          </table:table-cell>
          <table:table-cell office:value-type="float" office:value="-0.03670454" calcext:value-type="float">
            <text:p>-0.03670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64206" calcext:value-type="float">
            <text:p>-0.1564206</text:p>
          </table:table-cell>
          <table:table-cell office:value-type="float" office:value="0.005072739" calcext:value-type="float">
            <text:p>0.00507273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6386" calcext:value-type="float">
            <text:p>-2.3763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7" calcext:value-type="float">
            <text:p>9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4065588" calcext:value-type="float">
            <text:p>0.4065588</text:p>
          </table:table-cell>
          <table:table-cell office:value-type="float" office:value="0" calcext:value-type="float">
            <text:p>0</text:p>
          </table:table-cell>
          <table:table-cell office:value-type="float" office:value="1077.641" calcext:value-type="float">
            <text:p>1077.641</text:p>
          </table:table-cell>
          <table:table-cell office:value-type="float" office:value="25.97668" calcext:value-type="float">
            <text:p>25.97668</text:p>
          </table:table-cell>
          <table:table-cell office:value-type="float" office:value="68.26218" calcext:value-type="float">
            <text:p>68.26218</text:p>
          </table:table-cell>
          <table:table-cell office:value-type="float" office:value="0.2650739" calcext:value-type="float">
            <text:p>0.2650739</text:p>
          </table:table-cell>
          <table:table-cell office:value-type="float" office:value="0.3018923" calcext:value-type="float">
            <text:p>0.3018923</text:p>
          </table:table-cell>
          <table:table-cell office:value-type="float" office:value="0.3238449" calcext:value-type="float">
            <text:p>0.3238449</text:p>
          </table:table-cell>
          <table:table-cell office:value-type="float" office:value="0.3431755" calcext:value-type="float">
            <text:p>0.3431755</text:p>
          </table:table-cell>
          <table:table-cell office:value-type="float" office:value="0.3577706" calcext:value-type="float">
            <text:p>0.3577706</text:p>
          </table:table-cell>
          <table:table-cell office:value-type="float" office:value="0.3234363" calcext:value-type="float">
            <text:p>0.3234363</text:p>
          </table:table-cell>
          <table:table-cell office:value-type="float" office:value="0.3406043" calcext:value-type="float">
            <text:p>0.3406043</text:p>
          </table:table-cell>
          <table:table-cell office:value-type="float" office:value="0.3939206" calcext:value-type="float">
            <text:p>0.3939206</text:p>
          </table:table-cell>
          <table:table-cell office:value-type="float" office:value="0.2988174" calcext:value-type="float">
            <text:p>0.2988174</text:p>
          </table:table-cell>
          <table:table-cell office:value-type="float" office:value="0.3483845" calcext:value-type="float">
            <text:p>0.3483845</text:p>
          </table:table-cell>
          <table:table-cell office:value-type="float" office:value="0.3730404" calcext:value-type="float">
            <text:p>0.3730404</text:p>
          </table:table-cell>
          <table:table-cell office:value-type="float" office:value="0.3913964" calcext:value-type="float">
            <text:p>0.3913964</text:p>
          </table:table-cell>
          <table:table-cell office:value-type="float" office:value="0.4623733" calcext:value-type="float">
            <text:p>0.4623733</text:p>
          </table:table-cell>
          <table:table-cell office:value-type="float" office:value="0" calcext:value-type="float">
            <text:p>0</text:p>
          </table:table-cell>
          <table:table-cell office:value-type="float" office:value="0.1168032" calcext:value-type="float">
            <text:p>0.1168032</text:p>
          </table:table-cell>
          <table:table-cell office:value-type="float" office:value="0.05265198" calcext:value-type="float">
            <text:p>0.05265198</text:p>
          </table:table-cell>
          <table:table-cell office:value-type="float" office:value="1.926436E-015" calcext:value-type="float">
            <text:p>1.926436E-15</text:p>
          </table:table-cell>
          <table:table-cell office:value-type="float" office:value="9.650456E-016" calcext:value-type="float">
            <text:p>9.65045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962798" calcext:value-type="float">
            <text:p>-0.08962798</text:p>
          </table:table-cell>
          <table:table-cell office:value-type="float" office:value="-0.03357993" calcext:value-type="float">
            <text:p>-0.03357993</text:p>
          </table:table-cell>
          <table:table-cell office:value-type="float" office:value="-0.02192505" calcext:value-type="float">
            <text:p>-0.02192505</text:p>
          </table:table-cell>
          <table:table-cell office:value-type="float" office:value="-0.01542381" calcext:value-type="float">
            <text:p>-0.01542381</text:p>
          </table:table-cell>
          <table:table-cell office:value-type="float" office:value="-0.01194124" calcext:value-type="float">
            <text:p>-0.01194124</text:p>
          </table:table-cell>
          <table:table-cell office:value-type="float" office:value="-0.008263524" calcext:value-type="float">
            <text:p>-0.008263524</text:p>
          </table:table-cell>
          <table:table-cell office:value-type="float" office:value="-0.004296443" calcext:value-type="float">
            <text:p>-0.004296443</text:p>
          </table:table-cell>
          <table:table-cell office:value-type="float" office:value="-0.003950044" calcext:value-type="float">
            <text:p>-0.003950044</text:p>
          </table:table-cell>
          <table:table-cell office:value-type="float" office:value="-0.1299341" calcext:value-type="float">
            <text:p>-0.1299341</text:p>
          </table:table-cell>
          <table:table-cell office:value-type="float" office:value="-0.03645894" calcext:value-type="float">
            <text:p>-0.03645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70813" calcext:value-type="float">
            <text:p>-0.1970813</text:p>
          </table:table-cell>
          <table:table-cell office:value-type="float" office:value="0.005072105" calcext:value-type="float">
            <text:p>0.00507210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9737" calcext:value-type="float">
            <text:p>-2.3797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7" calcext:value-type="float">
            <text:p>10032007</text:p>
          </table:table-cell>
          <table:table-cell office:value-type="float" office:value="65.81744" calcext:value-type="float">
            <text:p>65.81744</text:p>
          </table:table-cell>
          <table:table-cell office:value-type="float" office:value="0.4198017" calcext:value-type="float">
            <text:p>0.4198017</text:p>
          </table:table-cell>
          <table:table-cell office:value-type="float" office:value="0" calcext:value-type="float">
            <text:p>0</text:p>
          </table:table-cell>
          <table:table-cell office:value-type="float" office:value="1080.208" calcext:value-type="float">
            <text:p>1080.208</text:p>
          </table:table-cell>
          <table:table-cell office:value-type="float" office:value="26.76276" calcext:value-type="float">
            <text:p>26.76276</text:p>
          </table:table-cell>
          <table:table-cell office:value-type="float" office:value="74.11117" calcext:value-type="float">
            <text:p>74.11117</text:p>
          </table:table-cell>
          <table:table-cell office:value-type="float" office:value="0.263395" calcext:value-type="float">
            <text:p>0.263395</text:p>
          </table:table-cell>
          <table:table-cell office:value-type="float" office:value="0.307226" calcext:value-type="float">
            <text:p>0.307226</text:p>
          </table:table-cell>
          <table:table-cell office:value-type="float" office:value="0.3334592" calcext:value-type="float">
            <text:p>0.3334592</text:p>
          </table:table-cell>
          <table:table-cell office:value-type="float" office:value="0.3523136" calcext:value-type="float">
            <text:p>0.3523136</text:p>
          </table:table-cell>
          <table:table-cell office:value-type="float" office:value="0.3664986" calcext:value-type="float">
            <text:p>0.3664986</text:p>
          </table:table-cell>
          <table:table-cell office:value-type="float" office:value="0.3285247" calcext:value-type="float">
            <text:p>0.3285247</text:p>
          </table:table-cell>
          <table:table-cell office:value-type="float" office:value="0.3405972" calcext:value-type="float">
            <text:p>0.3405972</text:p>
          </table:table-cell>
          <table:table-cell office:value-type="float" office:value="0.3980649" calcext:value-type="float">
            <text:p>0.3980649</text:p>
          </table:table-cell>
          <table:table-cell office:value-type="float" office:value="0.2996392" calcext:value-type="float">
            <text:p>0.2996392</text:p>
          </table:table-cell>
          <table:table-cell office:value-type="float" office:value="0.3486049" calcext:value-type="float">
            <text:p>0.3486049</text:p>
          </table:table-cell>
          <table:table-cell office:value-type="float" office:value="0.3730619" calcext:value-type="float">
            <text:p>0.3730619</text:p>
          </table:table-cell>
          <table:table-cell office:value-type="float" office:value="0.3913062" calcext:value-type="float">
            <text:p>0.3913062</text:p>
          </table:table-cell>
          <table:table-cell office:value-type="float" office:value="0.4623696" calcext:value-type="float">
            <text:p>0.4623696</text:p>
          </table:table-cell>
          <table:table-cell office:value-type="float" office:value="0" calcext:value-type="float">
            <text:p>0</text:p>
          </table:table-cell>
          <table:table-cell office:value-type="float" office:value="0.1298962" calcext:value-type="float">
            <text:p>0.1298962</text:p>
          </table:table-cell>
          <table:table-cell office:value-type="float" office:value="0.04887387" calcext:value-type="float">
            <text:p>0.04887387</text:p>
          </table:table-cell>
          <table:table-cell office:value-type="float" office:value="1.926423E-015" calcext:value-type="float">
            <text:p>1.926423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335753" calcext:value-type="float">
            <text:p>-0.09335753</text:p>
          </table:table-cell>
          <table:table-cell office:value-type="float" office:value="-0.03003187" calcext:value-type="float">
            <text:p>-0.03003187</text:p>
          </table:table-cell>
          <table:table-cell office:value-type="float" office:value="-0.01829022" calcext:value-type="float">
            <text:p>-0.01829022</text:p>
          </table:table-cell>
          <table:table-cell office:value-type="float" office:value="-0.0131362" calcext:value-type="float">
            <text:p>-0.0131362</text:p>
          </table:table-cell>
          <table:table-cell office:value-type="float" office:value="-0.01033414" calcext:value-type="float">
            <text:p>-0.01033414</text:p>
          </table:table-cell>
          <table:table-cell office:value-type="float" office:value="-0.007339406" calcext:value-type="float">
            <text:p>-0.007339406</text:p>
          </table:table-cell>
          <table:table-cell office:value-type="float" office:value="-0.004304007" calcext:value-type="float">
            <text:p>-0.004304007</text:p>
          </table:table-cell>
          <table:table-cell office:value-type="float" office:value="-0.003145157" calcext:value-type="float">
            <text:p>-0.003145157</text:p>
          </table:table-cell>
          <table:table-cell office:value-type="float" office:value="-0.1266401" calcext:value-type="float">
            <text:p>-0.1266401</text:p>
          </table:table-cell>
          <table:table-cell office:value-type="float" office:value="-0.03623719" calcext:value-type="float">
            <text:p>-0.03623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29961" calcext:value-type="float">
            <text:p>-0.2029961</text:p>
          </table:table-cell>
          <table:table-cell office:value-type="float" office:value="0.005055875" calcext:value-type="float">
            <text:p>0.00505587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2998" calcext:value-type="float">
            <text:p>-2.3829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7" calcext:value-type="float">
            <text:p>11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0.4143191" calcext:value-type="float">
            <text:p>0.4143191</text:p>
          </table:table-cell>
          <table:table-cell office:value-type="float" office:value="0" calcext:value-type="float">
            <text:p>0</text:p>
          </table:table-cell>
          <table:table-cell office:value-type="float" office:value="1089.562" calcext:value-type="float">
            <text:p>1089.562</text:p>
          </table:table-cell>
          <table:table-cell office:value-type="float" office:value="27.51026" calcext:value-type="float">
            <text:p>27.51026</text:p>
          </table:table-cell>
          <table:table-cell office:value-type="float" office:value="110.7385" calcext:value-type="float">
            <text:p>110.7385</text:p>
          </table:table-cell>
          <table:table-cell office:value-type="float" office:value="0.2454897" calcext:value-type="float">
            <text:p>0.2454897</text:p>
          </table:table-cell>
          <table:table-cell office:value-type="float" office:value="0.3120759" calcext:value-type="float">
            <text:p>0.3120759</text:p>
          </table:table-cell>
          <table:table-cell office:value-type="float" office:value="0.3391525" calcext:value-type="float">
            <text:p>0.3391525</text:p>
          </table:table-cell>
          <table:table-cell office:value-type="float" office:value="0.3556588" calcext:value-type="float">
            <text:p>0.3556588</text:p>
          </table:table-cell>
          <table:table-cell office:value-type="float" office:value="0.3659135" calcext:value-type="float">
            <text:p>0.3659135</text:p>
          </table:table-cell>
          <table:table-cell office:value-type="float" office:value="0.3253114" calcext:value-type="float">
            <text:p>0.3253114</text:p>
          </table:table-cell>
          <table:table-cell office:value-type="float" office:value="0.3312702" calcext:value-type="float">
            <text:p>0.3312702</text:p>
          </table:table-cell>
          <table:table-cell office:value-type="float" office:value="0.3958518" calcext:value-type="float">
            <text:p>0.3958518</text:p>
          </table:table-cell>
          <table:table-cell office:value-type="float" office:value="0.3004392" calcext:value-type="float">
            <text:p>0.3004392</text:p>
          </table:table-cell>
          <table:table-cell office:value-type="float" office:value="0.3488271" calcext:value-type="float">
            <text:p>0.3488271</text:p>
          </table:table-cell>
          <table:table-cell office:value-type="float" office:value="0.3730849" calcext:value-type="float">
            <text:p>0.3730849</text:p>
          </table:table-cell>
          <table:table-cell office:value-type="float" office:value="0.3912106" calcext:value-type="float">
            <text:p>0.3912106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" calcext:value-type="float">
            <text:p>0</text:p>
          </table:table-cell>
          <table:table-cell office:value-type="float" office:value="0.1476471" calcext:value-type="float">
            <text:p>0.1476471</text:p>
          </table:table-cell>
          <table:table-cell office:value-type="float" office:value="0.04891916" calcext:value-type="float">
            <text:p>0.04891916</text:p>
          </table:table-cell>
          <table:table-cell office:value-type="float" office:value="1.92641E-015" calcext:value-type="float">
            <text:p>1.92641E-15</text:p>
          </table:table-cell>
          <table:table-cell office:value-type="float" office:value="9.650455E-016" calcext:value-type="float">
            <text:p>9.65045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6E-015" calcext:value-type="float">
            <text:p>1.938686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6977" calcext:value-type="float">
            <text:p>-0.166977</text:p>
          </table:table-cell>
          <table:table-cell office:value-type="float" office:value="-0.02759941" calcext:value-type="float">
            <text:p>-0.02759941</text:p>
          </table:table-cell>
          <table:table-cell office:value-type="float" office:value="-0.01645655" calcext:value-type="float">
            <text:p>-0.01645655</text:p>
          </table:table-cell>
          <table:table-cell office:value-type="float" office:value="-0.01237337" calcext:value-type="float">
            <text:p>-0.01237337</text:p>
          </table:table-cell>
          <table:table-cell office:value-type="float" office:value="-0.01040722" calcext:value-type="float">
            <text:p>-0.01040722</text:p>
          </table:table-cell>
          <table:table-cell office:value-type="float" office:value="-0.007895787" calcext:value-type="float">
            <text:p>-0.007895787</text:p>
          </table:table-cell>
          <table:table-cell office:value-type="float" office:value="-0.005465493" calcext:value-type="float">
            <text:p>-0.005465493</text:p>
          </table:table-cell>
          <table:table-cell office:value-type="float" office:value="-0.003537747" calcext:value-type="float">
            <text:p>-0.003537747</text:p>
          </table:table-cell>
          <table:table-cell office:value-type="float" office:value="-0.123522" calcext:value-type="float">
            <text:p>-0.123522</text:p>
          </table:table-cell>
          <table:table-cell office:value-type="float" office:value="-0.03601522" calcext:value-type="float">
            <text:p>-0.03601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36092" calcext:value-type="float">
            <text:p>-0.4836092</text:p>
          </table:table-cell>
          <table:table-cell office:value-type="float" office:value="0.005045701" calcext:value-type="float">
            <text:p>0.00504570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6433" calcext:value-type="float">
            <text:p>-2.3864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7" calcext:value-type="float">
            <text:p>12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0.2636858" calcext:value-type="float">
            <text:p>0.2636858</text:p>
          </table:table-cell>
          <table:table-cell office:value-type="float" office:value="0" calcext:value-type="float">
            <text:p>0</text:p>
          </table:table-cell>
          <table:table-cell office:value-type="float" office:value="1088.928" calcext:value-type="float">
            <text:p>1088.928</text:p>
          </table:table-cell>
          <table:table-cell office:value-type="float" office:value="28.29486" calcext:value-type="float">
            <text:p>28.29486</text:p>
          </table:table-cell>
          <table:table-cell office:value-type="float" office:value="99.28171" calcext:value-type="float">
            <text:p>99.28171</text:p>
          </table:table-cell>
          <table:table-cell office:value-type="float" office:value="0.2594104" calcext:value-type="float">
            <text:p>0.2594104</text:p>
          </table:table-cell>
          <table:table-cell office:value-type="float" office:value="0.3123808" calcext:value-type="float">
            <text:p>0.3123808</text:p>
          </table:table-cell>
          <table:table-cell office:value-type="float" office:value="0.3387561" calcext:value-type="float">
            <text:p>0.3387561</text:p>
          </table:table-cell>
          <table:table-cell office:value-type="float" office:value="0.356214" calcext:value-type="float">
            <text:p>0.356214</text:p>
          </table:table-cell>
          <table:table-cell office:value-type="float" office:value="0.3681025" calcext:value-type="float">
            <text:p>0.3681025</text:p>
          </table:table-cell>
          <table:table-cell office:value-type="float" office:value="0.3286451" calcext:value-type="float">
            <text:p>0.3286451</text:p>
          </table:table-cell>
          <table:table-cell office:value-type="float" office:value="0.3408422" calcext:value-type="float">
            <text:p>0.3408422</text:p>
          </table:table-cell>
          <table:table-cell office:value-type="float" office:value="0.3971555" calcext:value-type="float">
            <text:p>0.3971555</text:p>
          </table:table-cell>
          <table:table-cell office:value-type="float" office:value="0.3012158" calcext:value-type="float">
            <text:p>0.3012158</text:p>
          </table:table-cell>
          <table:table-cell office:value-type="float" office:value="0.3490523" calcext:value-type="float">
            <text:p>0.3490523</text:p>
          </table:table-cell>
          <table:table-cell office:value-type="float" office:value="0.3731102" calcext:value-type="float">
            <text:p>0.3731102</text:p>
          </table:table-cell>
          <table:table-cell office:value-type="float" office:value="0.3911114" calcext:value-type="float">
            <text:p>0.3911114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" calcext:value-type="float">
            <text:p>0</text:p>
          </table:table-cell>
          <table:table-cell office:value-type="float" office:value="0.1488592" calcext:value-type="float">
            <text:p>0.1488592</text:p>
          </table:table-cell>
          <table:table-cell office:value-type="float" office:value="0.04444756" calcext:value-type="float">
            <text:p>0.04444756</text:p>
          </table:table-cell>
          <table:table-cell office:value-type="float" office:value="1.926398E-015" calcext:value-type="float">
            <text:p>1.926398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73607" calcext:value-type="float">
            <text:p>-0.1073607</text:p>
          </table:table-cell>
          <table:table-cell office:value-type="float" office:value="-0.02726384" calcext:value-type="float">
            <text:p>-0.02726384</text:p>
          </table:table-cell>
          <table:table-cell office:value-type="float" office:value="-0.01658848" calcext:value-type="float">
            <text:p>-0.01658848</text:p>
          </table:table-cell>
          <table:table-cell office:value-type="float" office:value="-0.0122725" calcext:value-type="float">
            <text:p>-0.0122725</text:p>
          </table:table-cell>
          <table:table-cell office:value-type="float" office:value="-0.01005722" calcext:value-type="float">
            <text:p>-0.01005722</text:p>
          </table:table-cell>
          <table:table-cell office:value-type="float" office:value="-0.007321363" calcext:value-type="float">
            <text:p>-0.007321363</text:p>
          </table:table-cell>
          <table:table-cell office:value-type="float" office:value="-0.004287583" calcext:value-type="float">
            <text:p>-0.004287583</text:p>
          </table:table-cell>
          <table:table-cell office:value-type="float" office:value="-0.003306883" calcext:value-type="float">
            <text:p>-0.003306883</text:p>
          </table:table-cell>
          <table:table-cell office:value-type="float" office:value="-0.1205767" calcext:value-type="float">
            <text:p>-0.1205767</text:p>
          </table:table-cell>
          <table:table-cell office:value-type="float" office:value="-0.03579143" calcext:value-type="float">
            <text:p>-0.03579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88275" calcext:value-type="float">
            <text:p>-0.3088275</text:p>
          </table:table-cell>
          <table:table-cell office:value-type="float" office:value="0.005070443" calcext:value-type="float">
            <text:p>0.00507044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9474" calcext:value-type="float">
            <text:p>-2.3894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7" calcext:value-type="float">
            <text:p>13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-0.02946466" calcext:value-type="float">
            <text:p>-0.02946466</text:p>
          </table:table-cell>
          <table:table-cell office:value-type="float" office:value="0" calcext:value-type="float">
            <text:p>0</text:p>
          </table:table-cell>
          <table:table-cell office:value-type="float" office:value="1088.406" calcext:value-type="float">
            <text:p>1088.406</text:p>
          </table:table-cell>
          <table:table-cell office:value-type="float" office:value="29.1093" calcext:value-type="float">
            <text:p>29.1093</text:p>
          </table:table-cell>
          <table:table-cell office:value-type="float" office:value="73.25237" calcext:value-type="float">
            <text:p>73.25237</text:p>
          </table:table-cell>
          <table:table-cell office:value-type="float" office:value="0.2732134" calcext:value-type="float">
            <text:p>0.2732134</text:p>
          </table:table-cell>
          <table:table-cell office:value-type="float" office:value="0.3217" calcext:value-type="float">
            <text:p>0.3217</text:p>
          </table:table-cell>
          <table:table-cell office:value-type="float" office:value="0.3464401" calcext:value-type="float">
            <text:p>0.3464401</text:p>
          </table:table-cell>
          <table:table-cell office:value-type="float" office:value="0.366603" calcext:value-type="float">
            <text:p>0.366603</text:p>
          </table:table-cell>
          <table:table-cell office:value-type="float" office:value="0.382332" calcext:value-type="float">
            <text:p>0.382332</text:p>
          </table:table-cell>
          <table:table-cell office:value-type="float" office:value="0.3414654" calcext:value-type="float">
            <text:p>0.3414654</text:p>
          </table:table-cell>
          <table:table-cell office:value-type="float" office:value="0.3563937" calcext:value-type="float">
            <text:p>0.3563937</text:p>
          </table:table-cell>
          <table:table-cell office:value-type="float" office:value="0.4083558" calcext:value-type="float">
            <text:p>0.4083558</text:p>
          </table:table-cell>
          <table:table-cell office:value-type="float" office:value="0.3019746" calcext:value-type="float">
            <text:p>0.3019746</text:p>
          </table:table-cell>
          <table:table-cell office:value-type="float" office:value="0.3492776" calcext:value-type="float">
            <text:p>0.3492776</text:p>
          </table:table-cell>
          <table:table-cell office:value-type="float" office:value="0.3731357" calcext:value-type="float">
            <text:p>0.3731357</text:p>
          </table:table-cell>
          <table:table-cell office:value-type="float" office:value="0.3910112" calcext:value-type="float">
            <text:p>0.3910112</text:p>
          </table:table-cell>
          <table:table-cell office:value-type="float" office:value="0.4623756" calcext:value-type="float">
            <text:p>0.4623756</text:p>
          </table:table-cell>
          <table:table-cell office:value-type="float" office:value="0" calcext:value-type="float">
            <text:p>0</text:p>
          </table:table-cell>
          <table:table-cell office:value-type="float" office:value="0.141711" calcext:value-type="float">
            <text:p>0.141711</text:p>
          </table:table-cell>
          <table:table-cell office:value-type="float" office:value="0.03724376" calcext:value-type="float">
            <text:p>0.03724376</text:p>
          </table:table-cell>
          <table:table-cell office:value-type="float" office:value="1.926385E-015" calcext:value-type="float">
            <text:p>1.926385E-15</text:p>
          </table:table-cell>
          <table:table-cell office:value-type="float" office:value="9.650453E-016" calcext:value-type="float">
            <text:p>9.650453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107826" calcext:value-type="float">
            <text:p>-0.07107826</text:p>
          </table:table-cell>
          <table:table-cell office:value-type="float" office:value="-0.02269712" calcext:value-type="float">
            <text:p>-0.02269712</text:p>
          </table:table-cell>
          <table:table-cell office:value-type="float" office:value="-0.01448059" calcext:value-type="float">
            <text:p>-0.01448059</text:p>
          </table:table-cell>
          <table:table-cell office:value-type="float" office:value="-0.01031769" calcext:value-type="float">
            <text:p>-0.01031769</text:p>
          </table:table-cell>
          <table:table-cell office:value-type="float" office:value="-0.007987108" calcext:value-type="float">
            <text:p>-0.007987108</text:p>
          </table:table-cell>
          <table:table-cell office:value-type="float" office:value="-0.00548006" calcext:value-type="float">
            <text:p>-0.00548006</text:p>
          </table:table-cell>
          <table:table-cell office:value-type="float" office:value="-0.002940367" calcext:value-type="float">
            <text:p>-0.002940367</text:p>
          </table:table-cell>
          <table:table-cell office:value-type="float" office:value="-0.0018189" calcext:value-type="float">
            <text:p>-0.0018189</text:p>
          </table:table-cell>
          <table:table-cell office:value-type="float" office:value="-0.1177736" calcext:value-type="float">
            <text:p>-0.1177736</text:p>
          </table:table-cell>
          <table:table-cell office:value-type="float" office:value="-0.03556936" calcext:value-type="float">
            <text:p>-0.03556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39471" calcext:value-type="float">
            <text:p>-0.1939471</text:p>
          </table:table-cell>
          <table:table-cell office:value-type="float" office:value="0.005050425" calcext:value-type="float">
            <text:p>0.00505042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232" calcext:value-type="float">
            <text:p>-2.392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7" calcext:value-type="float">
            <text:p>14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-0.5264246" calcext:value-type="float">
            <text:p>-0.5264246</text:p>
          </table:table-cell>
          <table:table-cell office:value-type="float" office:value="0" calcext:value-type="float">
            <text:p>0</text:p>
          </table:table-cell>
          <table:table-cell office:value-type="float" office:value="1088.088" calcext:value-type="float">
            <text:p>1088.088</text:p>
          </table:table-cell>
          <table:table-cell office:value-type="float" office:value="29.92405" calcext:value-type="float">
            <text:p>29.92405</text:p>
          </table:table-cell>
          <table:table-cell office:value-type="float" office:value="30.15095" calcext:value-type="float">
            <text:p>30.15095</text:p>
          </table:table-cell>
          <table:table-cell office:value-type="float" office:value="0.3790631" calcext:value-type="float">
            <text:p>0.3790631</text:p>
          </table:table-cell>
          <table:table-cell office:value-type="float" office:value="0.3839794" calcext:value-type="float">
            <text:p>0.3839794</text:p>
          </table:table-cell>
          <table:table-cell office:value-type="float" office:value="0.3891599" calcext:value-type="float">
            <text:p>0.3891599</text:p>
          </table:table-cell>
          <table:table-cell office:value-type="float" office:value="0.3959594" calcext:value-type="float">
            <text:p>0.3959594</text:p>
          </table:table-cell>
          <table:table-cell office:value-type="float" office:value="0.4035772" calcext:value-type="float">
            <text:p>0.4035772</text:p>
          </table:table-cell>
          <table:table-cell office:value-type="float" office:value="0.350917" calcext:value-type="float">
            <text:p>0.350917</text:p>
          </table:table-cell>
          <table:table-cell office:value-type="float" office:value="0.3585367" calcext:value-type="float">
            <text:p>0.3585367</text:p>
          </table:table-cell>
          <table:table-cell office:value-type="float" office:value="0.4158729" calcext:value-type="float">
            <text:p>0.4158729</text:p>
          </table:table-cell>
          <table:table-cell office:value-type="float" office:value="0.3056898" calcext:value-type="float">
            <text:p>0.3056898</text:p>
          </table:table-cell>
          <table:table-cell office:value-type="float" office:value="0.3494909" calcext:value-type="float">
            <text:p>0.3494909</text:p>
          </table:table-cell>
          <table:table-cell office:value-type="float" office:value="0.3731616" calcext:value-type="float">
            <text:p>0.3731616</text:p>
          </table:table-cell>
          <table:table-cell office:value-type="float" office:value="0.3909139" calcext:value-type="float">
            <text:p>0.3909139</text:p>
          </table:table-cell>
          <table:table-cell office:value-type="float" office:value="0.4623743" calcext:value-type="float">
            <text:p>0.4623743</text:p>
          </table:table-cell>
          <table:table-cell office:value-type="float" office:value="0" calcext:value-type="float">
            <text:p>0</text:p>
          </table:table-cell>
          <table:table-cell office:value-type="float" office:value="0.02137494" calcext:value-type="float">
            <text:p>0.02137494</text:p>
          </table:table-cell>
          <table:table-cell office:value-type="float" office:value="0.01077247" calcext:value-type="float">
            <text:p>0.01077247</text:p>
          </table:table-cell>
          <table:table-cell office:value-type="float" office:value="1.926372E-015" calcext:value-type="float">
            <text:p>1.926372E-15</text:p>
          </table:table-cell>
          <table:table-cell office:value-type="float" office:value="9.650456E-016" calcext:value-type="float">
            <text:p>9.65045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269248" calcext:value-type="float">
            <text:p>-0.008269248</text:p>
          </table:table-cell>
          <table:table-cell office:value-type="float" office:value="-0.007630992" calcext:value-type="float">
            <text:p>-0.007630992</text:p>
          </table:table-cell>
          <table:table-cell office:value-type="float" office:value="-0.007083971" calcext:value-type="float">
            <text:p>-0.007083971</text:p>
          </table:table-cell>
          <table:table-cell office:value-type="float" office:value="-0.006452552" calcext:value-type="float">
            <text:p>-0.006452552</text:p>
          </table:table-cell>
          <table:table-cell office:value-type="float" office:value="-0.00574804" calcext:value-type="float">
            <text:p>-0.00574804</text:p>
          </table:table-cell>
          <table:table-cell office:value-type="float" office:value="-0.004463823" calcext:value-type="float">
            <text:p>-0.004463823</text:p>
          </table:table-cell>
          <table:table-cell office:value-type="float" office:value="-0.002815467" calcext:value-type="float">
            <text:p>-0.002815467</text:p>
          </table:table-cell>
          <table:table-cell office:value-type="float" office:value="-0.001218597" calcext:value-type="float">
            <text:p>-0.001218597</text:p>
          </table:table-cell>
          <table:table-cell office:value-type="float" office:value="-0.1050585" calcext:value-type="float">
            <text:p>-0.1050585</text:p>
          </table:table-cell>
          <table:table-cell office:value-type="float" office:value="-0.03536018" calcext:value-type="float">
            <text:p>-0.03536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800687" calcext:value-type="float">
            <text:p>-0.008800687</text:p>
          </table:table-cell>
          <table:table-cell office:value-type="float" office:value="0.004750789" calcext:value-type="float">
            <text:p>0.00475078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3732" calcext:value-type="float">
            <text:p>-2.3937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7" calcext:value-type="float">
            <text:p>15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-0.06685872" calcext:value-type="float">
            <text:p>-0.06685872</text:p>
          </table:table-cell>
          <table:table-cell office:value-type="float" office:value="0" calcext:value-type="float">
            <text:p>0</text:p>
          </table:table-cell>
          <table:table-cell office:value-type="float" office:value="1087.275" calcext:value-type="float">
            <text:p>1087.275</text:p>
          </table:table-cell>
          <table:table-cell office:value-type="float" office:value="30.27686" calcext:value-type="float">
            <text:p>30.27686</text:p>
          </table:table-cell>
          <table:table-cell office:value-type="float" office:value="1.239538" calcext:value-type="float">
            <text:p>1.239538</text:p>
          </table:table-cell>
          <table:table-cell office:value-type="float" office:value="0.4010031" calcext:value-type="float">
            <text:p>0.4010031</text:p>
          </table:table-cell>
          <table:table-cell office:value-type="float" office:value="0.4057934" calcext:value-type="float">
            <text:p>0.4057934</text:p>
          </table:table-cell>
          <table:table-cell office:value-type="float" office:value="0.4117545" calcext:value-type="float">
            <text:p>0.4117545</text:p>
          </table:table-cell>
          <table:table-cell office:value-type="float" office:value="0.4184521" calcext:value-type="float">
            <text:p>0.4184521</text:p>
          </table:table-cell>
          <table:table-cell office:value-type="float" office:value="0.4237623" calcext:value-type="float">
            <text:p>0.4237623</text:p>
          </table:table-cell>
          <table:table-cell office:value-type="float" office:value="0.3593165" calcext:value-type="float">
            <text:p>0.3593165</text:p>
          </table:table-cell>
          <table:table-cell office:value-type="float" office:value="0.3570831" calcext:value-type="float">
            <text:p>0.3570831</text:p>
          </table:table-cell>
          <table:table-cell office:value-type="float" office:value="0.413076" calcext:value-type="float">
            <text:p>0.413076</text:p>
          </table:table-cell>
          <table:table-cell office:value-type="float" office:value="0.3065591" calcext:value-type="float">
            <text:p>0.3065591</text:p>
          </table:table-cell>
          <table:table-cell office:value-type="float" office:value="0.3496883" calcext:value-type="float">
            <text:p>0.3496883</text:p>
          </table:table-cell>
          <table:table-cell office:value-type="float" office:value="0.3731872" calcext:value-type="float">
            <text:p>0.3731872</text:p>
          </table:table-cell>
          <table:table-cell office:value-type="float" office:value="0.3908216" calcext:value-type="float">
            <text:p>0.3908216</text:p>
          </table:table-cell>
          <table:table-cell office:value-type="float" office:value="0.4623744" calcext:value-type="float">
            <text:p>0.4623744</text:p>
          </table:table-cell>
          <table:table-cell office:value-type="float" office:value="0" calcext:value-type="float">
            <text:p>0</text:p>
          </table:table-cell>
          <table:table-cell office:value-type="float" office:value="0.0008070065" calcext:value-type="float">
            <text:p>0.0008070065</text:p>
          </table:table-cell>
          <table:table-cell office:value-type="float" office:value="1.946109E-015" calcext:value-type="float">
            <text:p>1.946109E-15</text:p>
          </table:table-cell>
          <table:table-cell office:value-type="float" office:value="1.926353E-015" calcext:value-type="float">
            <text:p>1.926353E-15</text:p>
          </table:table-cell>
          <table:table-cell office:value-type="float" office:value="9.650452E-016" calcext:value-type="float">
            <text:p>9.650452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817604" calcext:value-type="float">
            <text:p>-0.005817604</text:p>
          </table:table-cell>
          <table:table-cell office:value-type="float" office:value="-0.005436688" calcext:value-type="float">
            <text:p>-0.005436688</text:p>
          </table:table-cell>
          <table:table-cell office:value-type="float" office:value="-0.004997583" calcext:value-type="float">
            <text:p>-0.004997583</text:p>
          </table:table-cell>
          <table:table-cell office:value-type="float" office:value="-0.004583274" calcext:value-type="float">
            <text:p>-0.004583274</text:p>
          </table:table-cell>
          <table:table-cell office:value-type="float" office:value="-0.004252187" calcext:value-type="float">
            <text:p>-0.004252187</text:p>
          </table:table-cell>
          <table:table-cell office:value-type="float" office:value="-0.003733863" calcext:value-type="float">
            <text:p>-0.003733863</text:p>
          </table:table-cell>
          <table:table-cell office:value-type="float" office:value="-0.002932279" calcext:value-type="float">
            <text:p>-0.002932279</text:p>
          </table:table-cell>
          <table:table-cell office:value-type="float" office:value="-0.001412049" calcext:value-type="float">
            <text:p>-0.001412049</text:p>
          </table:table-cell>
          <table:table-cell office:value-type="float" office:value="-0.1023054" calcext:value-type="float">
            <text:p>-0.1023054</text:p>
          </table:table-cell>
          <table:table-cell office:value-type="float" office:value="-0.03516813" calcext:value-type="float">
            <text:p>-0.03516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18471" calcext:value-type="float">
            <text:p>-0.00618471</text:p>
          </table:table-cell>
          <table:table-cell office:value-type="float" office:value="0.004572141" calcext:value-type="float">
            <text:p>0.00457214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6348" calcext:value-type="float">
            <text:p>-2.3963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7" calcext:value-type="float">
            <text:p>16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1.121758" calcext:value-type="float">
            <text:p>1.121758</text:p>
          </table:table-cell>
          <table:table-cell office:value-type="float" office:value="0" calcext:value-type="float">
            <text:p>0</text:p>
          </table:table-cell>
          <table:table-cell office:value-type="float" office:value="1085.697" calcext:value-type="float">
            <text:p>1085.697</text:p>
          </table:table-cell>
          <table:table-cell office:value-type="float" office:value="30.6662" calcext:value-type="float">
            <text:p>30.6662</text:p>
          </table:table-cell>
          <table:table-cell office:value-type="float" office:value="0" calcext:value-type="float">
            <text:p>0</text:p>
          </table:table-cell>
          <table:table-cell office:value-type="float" office:value="0.3785444" calcext:value-type="float">
            <text:p>0.3785444</text:p>
          </table:table-cell>
          <table:table-cell office:value-type="float" office:value="0.3868765" calcext:value-type="float">
            <text:p>0.3868765</text:p>
          </table:table-cell>
          <table:table-cell office:value-type="float" office:value="0.3955505" calcext:value-type="float">
            <text:p>0.3955505</text:p>
          </table:table-cell>
          <table:table-cell office:value-type="float" office:value="0.4050848" calcext:value-type="float">
            <text:p>0.4050848</text:p>
          </table:table-cell>
          <table:table-cell office:value-type="float" office:value="0.4125374" calcext:value-type="float">
            <text:p>0.4125374</text:p>
          </table:table-cell>
          <table:table-cell office:value-type="float" office:value="0.3554945" calcext:value-type="float">
            <text:p>0.3554945</text:p>
          </table:table-cell>
          <table:table-cell office:value-type="float" office:value="0.357655" calcext:value-type="float">
            <text:p>0.357655</text:p>
          </table:table-cell>
          <table:table-cell office:value-type="float" office:value="0.4145752" calcext:value-type="float">
            <text:p>0.4145752</text:p>
          </table:table-cell>
          <table:table-cell office:value-type="float" office:value="0.3110423" calcext:value-type="float">
            <text:p>0.3110423</text:p>
          </table:table-cell>
          <table:table-cell office:value-type="float" office:value="0.349871" calcext:value-type="float">
            <text:p>0.349871</text:p>
          </table:table-cell>
          <table:table-cell office:value-type="float" office:value="0.3732127" calcext:value-type="float">
            <text:p>0.3732127</text:p>
          </table:table-cell>
          <table:table-cell office:value-type="float" office:value="0.3907265" calcext:value-type="float">
            <text:p>0.3907265</text:p>
          </table:table-cell>
          <table:table-cell office:value-type="float" office:value="0.4623719" calcext:value-type="float">
            <text:p>0.4623719</text:p>
          </table:table-cell>
          <table:table-cell office:value-type="float" office:value="0" calcext:value-type="float">
            <text:p>0</text:p>
          </table:table-cell>
          <table:table-cell office:value-type="float" office:value="0.003731847" calcext:value-type="float">
            <text:p>0.003731847</text:p>
          </table:table-cell>
          <table:table-cell office:value-type="float" office:value="1.946078E-015" calcext:value-type="float">
            <text:p>1.946078E-15</text:p>
          </table:table-cell>
          <table:table-cell office:value-type="float" office:value="1.92633E-015" calcext:value-type="float">
            <text:p>1.92633E-15</text:p>
          </table:table-cell>
          <table:table-cell office:value-type="float" office:value="9.650435E-016" calcext:value-type="float">
            <text:p>9.650435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179524" calcext:value-type="float">
            <text:p>-0.008179524</text:p>
          </table:table-cell>
          <table:table-cell office:value-type="float" office:value="-0.007264976" calcext:value-type="float">
            <text:p>-0.007264976</text:p>
          </table:table-cell>
          <table:table-cell office:value-type="float" office:value="-0.006404591" calcext:value-type="float">
            <text:p>-0.006404591</text:p>
          </table:table-cell>
          <table:table-cell office:value-type="float" office:value="-0.005592276" calcext:value-type="float">
            <text:p>-0.005592276</text:p>
          </table:table-cell>
          <table:table-cell office:value-type="float" office:value="-0.005007852" calcext:value-type="float">
            <text:p>-0.005007852</text:p>
          </table:table-cell>
          <table:table-cell office:value-type="float" office:value="-0.004040394" calcext:value-type="float">
            <text:p>-0.004040394</text:p>
          </table:table-cell>
          <table:table-cell office:value-type="float" office:value="-0.002902052" calcext:value-type="float">
            <text:p>-0.002902052</text:p>
          </table:table-cell>
          <table:table-cell office:value-type="float" office:value="-0.001303868" calcext:value-type="float">
            <text:p>-0.001303868</text:p>
          </table:table-cell>
          <table:table-cell office:value-type="float" office:value="-0.08932683" calcext:value-type="float">
            <text:p>-0.08932683</text:p>
          </table:table-cell>
          <table:table-cell office:value-type="float" office:value="-0.03499116" calcext:value-type="float">
            <text:p>-0.03499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021078" calcext:value-type="float">
            <text:p>-0.009021078</text:p>
          </table:table-cell>
          <table:table-cell office:value-type="float" office:value="0.004463399" calcext:value-type="float">
            <text:p>0.00446339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9352" calcext:value-type="float">
            <text:p>-2.3993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7" calcext:value-type="float">
            <text:p>17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2.956481" calcext:value-type="float">
            <text:p>2.956481</text:p>
          </table:table-cell>
          <table:table-cell office:value-type="float" office:value="0" calcext:value-type="float">
            <text:p>0</text:p>
          </table:table-cell>
          <table:table-cell office:value-type="float" office:value="1084.172" calcext:value-type="float">
            <text:p>1084.172</text:p>
          </table:table-cell>
          <table:table-cell office:value-type="float" office:value="30.35654" calcext:value-type="float">
            <text:p>30.35654</text:p>
          </table:table-cell>
          <table:table-cell office:value-type="float" office:value="0" calcext:value-type="float">
            <text:p>0</text:p>
          </table:table-cell>
          <table:table-cell office:value-type="float" office:value="0.3666981" calcext:value-type="float">
            <text:p>0.3666981</text:p>
          </table:table-cell>
          <table:table-cell office:value-type="float" office:value="0.3717217" calcext:value-type="float">
            <text:p>0.3717217</text:p>
          </table:table-cell>
          <table:table-cell office:value-type="float" office:value="0.3813688" calcext:value-type="float">
            <text:p>0.3813688</text:p>
          </table:table-cell>
          <table:table-cell office:value-type="float" office:value="0.3935169" calcext:value-type="float">
            <text:p>0.3935169</text:p>
          </table:table-cell>
          <table:table-cell office:value-type="float" office:value="0.4027717" calcext:value-type="float">
            <text:p>0.4027717</text:p>
          </table:table-cell>
          <table:table-cell office:value-type="float" office:value="0.35064" calcext:value-type="float">
            <text:p>0.35064</text:p>
          </table:table-cell>
          <table:table-cell office:value-type="float" office:value="0.3542968" calcext:value-type="float">
            <text:p>0.3542968</text:p>
          </table:table-cell>
          <table:table-cell office:value-type="float" office:value="0.4131877" calcext:value-type="float">
            <text:p>0.4131877</text:p>
          </table:table-cell>
          <table:table-cell office:value-type="float" office:value="0.3150849" calcext:value-type="float">
            <text:p>0.3150849</text:p>
          </table:table-cell>
          <table:table-cell office:value-type="float" office:value="0.3500358" calcext:value-type="float">
            <text:p>0.3500358</text:p>
          </table:table-cell>
          <table:table-cell office:value-type="float" office:value="0.3732492" calcext:value-type="float">
            <text:p>0.3732492</text:p>
          </table:table-cell>
          <table:table-cell office:value-type="float" office:value="0.3911268" calcext:value-type="float">
            <text:p>0.3911268</text:p>
          </table:table-cell>
          <table:table-cell office:value-type="float" office:value="0.4522299" calcext:value-type="float">
            <text:p>0.4522299</text:p>
          </table:table-cell>
          <table:table-cell office:value-type="float" office:value="0" calcext:value-type="float">
            <text:p>0</text:p>
          </table:table-cell>
          <table:table-cell office:value-type="float" office:value="0.0003243872" calcext:value-type="float">
            <text:p>0.0003243872</text:p>
          </table:table-cell>
          <table:table-cell office:value-type="float" office:value="1.938681E-015" calcext:value-type="float">
            <text:p>1.938681E-15</text:p>
          </table:table-cell>
          <table:table-cell office:value-type="float" office:value="1.926301E-015" calcext:value-type="float">
            <text:p>1.926301E-15</text:p>
          </table:table-cell>
          <table:table-cell office:value-type="float" office:value="9.650416E-016" calcext:value-type="float">
            <text:p>9.650416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11402" calcext:value-type="float">
            <text:p>-0.01011402</text:p>
          </table:table-cell>
          <table:table-cell office:value-type="float" office:value="-0.009398512" calcext:value-type="float">
            <text:p>-0.009398512</text:p>
          </table:table-cell>
          <table:table-cell office:value-type="float" office:value="-0.008028948" calcext:value-type="float">
            <text:p>-0.008028948</text:p>
          </table:table-cell>
          <table:table-cell office:value-type="float" office:value="-0.006673644" calcext:value-type="float">
            <text:p>-0.006673644</text:p>
          </table:table-cell>
          <table:table-cell office:value-type="float" office:value="-0.005792531" calcext:value-type="float">
            <text:p>-0.005792531</text:p>
          </table:table-cell>
          <table:table-cell office:value-type="float" office:value="-0.004478115" calcext:value-type="float">
            <text:p>-0.004478115</text:p>
          </table:table-cell>
          <table:table-cell office:value-type="float" office:value="-0.003115573" calcext:value-type="float">
            <text:p>-0.003115573</text:p>
          </table:table-cell>
          <table:table-cell office:value-type="float" office:value="-0.001398838" calcext:value-type="float">
            <text:p>-0.001398838</text:p>
          </table:table-cell>
          <table:table-cell office:value-type="float" office:value="-0.07917391" calcext:value-type="float">
            <text:p>-0.07917391</text:p>
          </table:table-cell>
          <table:table-cell office:value-type="float" office:value="-0.03483238" calcext:value-type="float">
            <text:p>-0.03483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6224" calcext:value-type="float">
            <text:p>-0.0106224</text:p>
          </table:table-cell>
          <table:table-cell office:value-type="float" office:value="0.004243429" calcext:value-type="float">
            <text:p>0.00424342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02412" calcext:value-type="float">
            <text:p>-2.3024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7" calcext:value-type="float">
            <text:p>18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4.942272" calcext:value-type="float">
            <text:p>4.942272</text:p>
          </table:table-cell>
          <table:table-cell office:value-type="float" office:value="0" calcext:value-type="float">
            <text:p>0</text:p>
          </table:table-cell>
          <table:table-cell office:value-type="float" office:value="1082.689" calcext:value-type="float">
            <text:p>1082.689</text:p>
          </table:table-cell>
          <table:table-cell office:value-type="float" office:value="29.85362" calcext:value-type="float">
            <text:p>29.85362</text:p>
          </table:table-cell>
          <table:table-cell office:value-type="float" office:value="0" calcext:value-type="float">
            <text:p>0</text:p>
          </table:table-cell>
          <table:table-cell office:value-type="float" office:value="0.3574848" calcext:value-type="float">
            <text:p>0.3574848</text:p>
          </table:table-cell>
          <table:table-cell office:value-type="float" office:value="0.3613161" calcext:value-type="float">
            <text:p>0.3613161</text:p>
          </table:table-cell>
          <table:table-cell office:value-type="float" office:value="0.3729285" calcext:value-type="float">
            <text:p>0.3729285</text:p>
          </table:table-cell>
          <table:table-cell office:value-type="float" office:value="0.3872781" calcext:value-type="float">
            <text:p>0.3872781</text:p>
          </table:table-cell>
          <table:table-cell office:value-type="float" office:value="0.3975097" calcext:value-type="float">
            <text:p>0.3975097</text:p>
          </table:table-cell>
          <table:table-cell office:value-type="float" office:value="0.3470033" calcext:value-type="float">
            <text:p>0.3470033</text:p>
          </table:table-cell>
          <table:table-cell office:value-type="float" office:value="0.3509352" calcext:value-type="float">
            <text:p>0.3509352</text:p>
          </table:table-cell>
          <table:table-cell office:value-type="float" office:value="0.4110349" calcext:value-type="float">
            <text:p>0.4110349</text:p>
          </table:table-cell>
          <table:table-cell office:value-type="float" office:value="0.3162004" calcext:value-type="float">
            <text:p>0.3162004</text:p>
          </table:table-cell>
          <table:table-cell office:value-type="float" office:value="0.3502049" calcext:value-type="float">
            <text:p>0.3502049</text:p>
          </table:table-cell>
          <table:table-cell office:value-type="float" office:value="0.3733113" calcext:value-type="float">
            <text:p>0.3733113</text:p>
          </table:table-cell>
          <table:table-cell office:value-type="float" office:value="0.3914537" calcext:value-type="float">
            <text:p>0.3914537</text:p>
          </table:table-cell>
          <table:table-cell office:value-type="float" office:value="0.4572285" calcext:value-type="float">
            <text:p>0.4572285</text:p>
          </table:table-cell>
          <table:table-cell office:value-type="float" office:value="0" calcext:value-type="float">
            <text:p>0</text:p>
          </table:table-cell>
          <table:table-cell office:value-type="float" office:value="1.859551E-015" calcext:value-type="float">
            <text:p>1.859551E-15</text:p>
          </table:table-cell>
          <table:table-cell office:value-type="float" office:value="1.938633E-015" calcext:value-type="float">
            <text:p>1.938633E-15</text:p>
          </table:table-cell>
          <table:table-cell office:value-type="float" office:value="1.926268E-015" calcext:value-type="float">
            <text:p>1.926268E-15</text:p>
          </table:table-cell>
          <table:table-cell office:value-type="float" office:value="9.650381E-016" calcext:value-type="float">
            <text:p>9.650381E-16</text:p>
          </table:table-cell>
          <table:table-cell office:value-type="float" office:value="1.022841E-015" calcext:value-type="float">
            <text:p>1.02284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02184" calcext:value-type="float">
            <text:p>-0.01202184</text:p>
          </table:table-cell>
          <table:table-cell office:value-type="float" office:value="-0.01124054" calcext:value-type="float">
            <text:p>-0.01124054</text:p>
          </table:table-cell>
          <table:table-cell office:value-type="float" office:value="-0.009222052" calcext:value-type="float">
            <text:p>-0.009222052</text:p>
          </table:table-cell>
          <table:table-cell office:value-type="float" office:value="-0.007354456" calcext:value-type="float">
            <text:p>-0.007354456</text:p>
          </table:table-cell>
          <table:table-cell office:value-type="float" office:value="-0.006273525" calcext:value-type="float">
            <text:p>-0.006273525</text:p>
          </table:table-cell>
          <table:table-cell office:value-type="float" office:value="-0.004842858" calcext:value-type="float">
            <text:p>-0.004842858</text:p>
          </table:table-cell>
          <table:table-cell office:value-type="float" office:value="-0.003365937" calcext:value-type="float">
            <text:p>-0.003365937</text:p>
          </table:table-cell>
          <table:table-cell office:value-type="float" office:value="-0.001565611" calcext:value-type="float">
            <text:p>-0.001565611</text:p>
          </table:table-cell>
          <table:table-cell office:value-type="float" office:value="-0.07660836" calcext:value-type="float">
            <text:p>-0.07660836</text:p>
          </table:table-cell>
          <table:table-cell office:value-type="float" office:value="-0.03466982" calcext:value-type="float">
            <text:p>-0.0346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34166" calcext:value-type="float">
            <text:p>-0.01234166</text:p>
          </table:table-cell>
          <table:table-cell office:value-type="float" office:value="0.004024146" calcext:value-type="float">
            <text:p>0.00402414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35809" calcext:value-type="float">
            <text:p>-2.3358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7" calcext:value-type="float">
            <text:p>19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6.854885" calcext:value-type="float">
            <text:p>6.854885</text:p>
          </table:table-cell>
          <table:table-cell office:value-type="float" office:value="0" calcext:value-type="float">
            <text:p>0</text:p>
          </table:table-cell>
          <table:table-cell office:value-type="float" office:value="1081.308" calcext:value-type="float">
            <text:p>1081.308</text:p>
          </table:table-cell>
          <table:table-cell office:value-type="float" office:value="29.32169" calcext:value-type="float">
            <text:p>29.32169</text:p>
          </table:table-cell>
          <table:table-cell office:value-type="float" office:value="0" calcext:value-type="float">
            <text:p>0</text:p>
          </table:table-cell>
          <table:table-cell office:value-type="float" office:value="0.3548077" calcext:value-type="float">
            <text:p>0.3548077</text:p>
          </table:table-cell>
          <table:table-cell office:value-type="float" office:value="0.3582379" calcext:value-type="float">
            <text:p>0.3582379</text:p>
          </table:table-cell>
          <table:table-cell office:value-type="float" office:value="0.3690272" calcext:value-type="float">
            <text:p>0.3690272</text:p>
          </table:table-cell>
          <table:table-cell office:value-type="float" office:value="0.3825567" calcext:value-type="float">
            <text:p>0.3825567</text:p>
          </table:table-cell>
          <table:table-cell office:value-type="float" office:value="0.3922736" calcext:value-type="float">
            <text:p>0.3922736</text:p>
          </table:table-cell>
          <table:table-cell office:value-type="float" office:value="0.3428251" calcext:value-type="float">
            <text:p>0.3428251</text:p>
          </table:table-cell>
          <table:table-cell office:value-type="float" office:value="0.3460771" calcext:value-type="float">
            <text:p>0.3460771</text:p>
          </table:table-cell>
          <table:table-cell office:value-type="float" office:value="0.4069447" calcext:value-type="float">
            <text:p>0.4069447</text:p>
          </table:table-cell>
          <table:table-cell office:value-type="float" office:value="0.3175668" calcext:value-type="float">
            <text:p>0.3175668</text:p>
          </table:table-cell>
          <table:table-cell office:value-type="float" office:value="0.350328" calcext:value-type="float">
            <text:p>0.350328</text:p>
          </table:table-cell>
          <table:table-cell office:value-type="float" office:value="0.3733826" calcext:value-type="float">
            <text:p>0.3733826</text:p>
          </table:table-cell>
          <table:table-cell office:value-type="float" office:value="0.391569" calcext:value-type="float">
            <text:p>0.391569</text:p>
          </table:table-cell>
          <table:table-cell office:value-type="float" office:value="0.4615108" calcext:value-type="float">
            <text:p>0.4615108</text:p>
          </table:table-cell>
          <table:table-cell office:value-type="float" office:value="0" calcext:value-type="float">
            <text:p>0</text:p>
          </table:table-cell>
          <table:table-cell office:value-type="float" office:value="1.909257E-015" calcext:value-type="float">
            <text:p>1.909257E-15</text:p>
          </table:table-cell>
          <table:table-cell office:value-type="float" office:value="1.938585E-015" calcext:value-type="float">
            <text:p>1.938585E-15</text:p>
          </table:table-cell>
          <table:table-cell office:value-type="float" office:value="1.926234E-015" calcext:value-type="float">
            <text:p>1.926234E-15</text:p>
          </table:table-cell>
          <table:table-cell office:value-type="float" office:value="9.650345E-016" calcext:value-type="float">
            <text:p>9.650345E-16</text:p>
          </table:table-cell>
          <table:table-cell office:value-type="float" office:value="1.022839E-015" calcext:value-type="float">
            <text:p>1.02283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57157" calcext:value-type="float">
            <text:p>-0.01257157</text:p>
          </table:table-cell>
          <table:table-cell office:value-type="float" office:value="-0.0118296" calcext:value-type="float">
            <text:p>-0.0118296</text:p>
          </table:table-cell>
          <table:table-cell office:value-type="float" office:value="-0.009835907" calcext:value-type="float">
            <text:p>-0.009835907</text:p>
          </table:table-cell>
          <table:table-cell office:value-type="float" office:value="-0.007929624" calcext:value-type="float">
            <text:p>-0.007929624</text:p>
          </table:table-cell>
          <table:table-cell office:value-type="float" office:value="-0.006804738" calcext:value-type="float">
            <text:p>-0.006804738</text:p>
          </table:table-cell>
          <table:table-cell office:value-type="float" office:value="-0.005308043" calcext:value-type="float">
            <text:p>-0.005308043</text:p>
          </table:table-cell>
          <table:table-cell office:value-type="float" office:value="-0.003783043" calcext:value-type="float">
            <text:p>-0.003783043</text:p>
          </table:table-cell>
          <table:table-cell office:value-type="float" office:value="-0.001944535" calcext:value-type="float">
            <text:p>-0.001944535</text:p>
          </table:table-cell>
          <table:table-cell office:value-type="float" office:value="-0.07358044" calcext:value-type="float">
            <text:p>-0.07358044</text:p>
          </table:table-cell>
          <table:table-cell office:value-type="float" office:value="-0.03455266" calcext:value-type="float">
            <text:p>-0.03455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82283" calcext:value-type="float">
            <text:p>-0.01282283</text:p>
          </table:table-cell>
          <table:table-cell office:value-type="float" office:value="0.003825536" calcext:value-type="float">
            <text:p>0.00382553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2159" calcext:value-type="float">
            <text:p>-2.3621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7" calcext:value-type="float">
            <text:p>20032007</text:p>
          </table:table-cell>
          <table:table-cell office:value-type="float" office:value="76.1044" calcext:value-type="float">
            <text:p>76.1044</text:p>
          </table:table-cell>
          <table:table-cell office:value-type="float" office:value="9.127617" calcext:value-type="float">
            <text:p>9.127617</text:p>
          </table:table-cell>
          <table:table-cell office:value-type="float" office:value="0" calcext:value-type="float">
            <text:p>0</text:p>
          </table:table-cell>
          <table:table-cell office:value-type="float" office:value="1079.081" calcext:value-type="float">
            <text:p>1079.081</text:p>
          </table:table-cell>
          <table:table-cell office:value-type="float" office:value="29.46727" calcext:value-type="float">
            <text:p>29.46727</text:p>
          </table:table-cell>
          <table:table-cell office:value-type="float" office:value="0" calcext:value-type="float">
            <text:p>0</text:p>
          </table:table-cell>
          <table:table-cell office:value-type="float" office:value="0.3591364" calcext:value-type="float">
            <text:p>0.3591364</text:p>
          </table:table-cell>
          <table:table-cell office:value-type="float" office:value="0.3533905" calcext:value-type="float">
            <text:p>0.3533905</text:p>
          </table:table-cell>
          <table:table-cell office:value-type="float" office:value="0.3637865" calcext:value-type="float">
            <text:p>0.3637865</text:p>
          </table:table-cell>
          <table:table-cell office:value-type="float" office:value="0.3776425" calcext:value-type="float">
            <text:p>0.3776425</text:p>
          </table:table-cell>
          <table:table-cell office:value-type="float" office:value="0.3870406" calcext:value-type="float">
            <text:p>0.3870406</text:p>
          </table:table-cell>
          <table:table-cell office:value-type="float" office:value="0.3385613" calcext:value-type="float">
            <text:p>0.3385613</text:p>
          </table:table-cell>
          <table:table-cell office:value-type="float" office:value="0.3409881" calcext:value-type="float">
            <text:p>0.3409881</text:p>
          </table:table-cell>
          <table:table-cell office:value-type="float" office:value="0.4028545" calcext:value-type="float">
            <text:p>0.4028545</text:p>
          </table:table-cell>
          <table:table-cell office:value-type="float" office:value="0.3188615" calcext:value-type="float">
            <text:p>0.3188615</text:p>
          </table:table-cell>
          <table:table-cell office:value-type="float" office:value="0.3504724" calcext:value-type="float">
            <text:p>0.3504724</text:p>
          </table:table-cell>
          <table:table-cell office:value-type="float" office:value="0.3734536" calcext:value-type="float">
            <text:p>0.3734536</text:p>
          </table:table-cell>
          <table:table-cell office:value-type="float" office:value="0.3915721" calcext:value-type="float">
            <text:p>0.391572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88291E-015" calcext:value-type="float">
            <text:p>1.888291E-15</text:p>
          </table:table-cell>
          <table:table-cell office:value-type="float" office:value="1.938527E-015" calcext:value-type="float">
            <text:p>1.938527E-15</text:p>
          </table:table-cell>
          <table:table-cell office:value-type="float" office:value="1.92619E-015" calcext:value-type="float">
            <text:p>1.92619E-15</text:p>
          </table:table-cell>
          <table:table-cell office:value-type="float" office:value="9.650301E-016" calcext:value-type="float">
            <text:p>9.650301E-16</text:p>
          </table:table-cell>
          <table:table-cell office:value-type="float" office:value="1.022836E-015" calcext:value-type="float">
            <text:p>1.022836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07556" calcext:value-type="float">
            <text:p>-0.01207556</text:p>
          </table:table-cell>
          <table:table-cell office:value-type="float" office:value="-0.01300943" calcext:value-type="float">
            <text:p>-0.01300943</text:p>
          </table:table-cell>
          <table:table-cell office:value-type="float" office:value="-0.01074012" calcext:value-type="float">
            <text:p>-0.01074012</text:p>
          </table:table-cell>
          <table:table-cell office:value-type="float" office:value="-0.008576058" calcext:value-type="float">
            <text:p>-0.008576058</text:p>
          </table:table-cell>
          <table:table-cell office:value-type="float" office:value="-0.007383635" calcext:value-type="float">
            <text:p>-0.007383635</text:p>
          </table:table-cell>
          <table:table-cell office:value-type="float" office:value="-0.005835363" calcext:value-type="float">
            <text:p>-0.005835363</text:p>
          </table:table-cell>
          <table:table-cell office:value-type="float" office:value="-0.004283337" calcext:value-type="float">
            <text:p>-0.004283337</text:p>
          </table:table-cell>
          <table:table-cell office:value-type="float" office:value="-0.002420359" calcext:value-type="float">
            <text:p>-0.002420359</text:p>
          </table:table-cell>
          <table:table-cell office:value-type="float" office:value="-0.07083343" calcext:value-type="float">
            <text:p>-0.07083343</text:p>
          </table:table-cell>
          <table:table-cell office:value-type="float" office:value="-0.03441586" calcext:value-type="float">
            <text:p>-0.03441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5785" calcext:value-type="float">
            <text:p>-0.0115785</text:p>
          </table:table-cell>
          <table:table-cell office:value-type="float" office:value="0.003577921" calcext:value-type="float">
            <text:p>0.00357792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2197" calcext:value-type="float">
            <text:p>-2.3721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7" calcext:value-type="float">
            <text:p>21032007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11.58092" calcext:value-type="float">
            <text:p>11.58092</text:p>
          </table:table-cell>
          <table:table-cell office:value-type="float" office:value="0" calcext:value-type="float">
            <text:p>0</text:p>
          </table:table-cell>
          <table:table-cell office:value-type="float" office:value="1077.083" calcext:value-type="float">
            <text:p>1077.083</text:p>
          </table:table-cell>
          <table:table-cell office:value-type="float" office:value="29.58274" calcext:value-type="float">
            <text:p>29.58274</text:p>
          </table:table-cell>
          <table:table-cell office:value-type="float" office:value="0" calcext:value-type="float">
            <text:p>0</text:p>
          </table:table-cell>
          <table:table-cell office:value-type="float" office:value="0.3503185" calcext:value-type="float">
            <text:p>0.3503185</text:p>
          </table:table-cell>
          <table:table-cell office:value-type="float" office:value="0.3528628" calcext:value-type="float">
            <text:p>0.3528628</text:p>
          </table:table-cell>
          <table:table-cell office:value-type="float" office:value="0.3630344" calcext:value-type="float">
            <text:p>0.3630344</text:p>
          </table:table-cell>
          <table:table-cell office:value-type="float" office:value="0.3747252" calcext:value-type="float">
            <text:p>0.3747252</text:p>
          </table:table-cell>
          <table:table-cell office:value-type="float" office:value="0.3825996" calcext:value-type="float">
            <text:p>0.3825996</text:p>
          </table:table-cell>
          <table:table-cell office:value-type="float" office:value="0.3344565" calcext:value-type="float">
            <text:p>0.3344565</text:p>
          </table:table-cell>
          <table:table-cell office:value-type="float" office:value="0.3354745" calcext:value-type="float">
            <text:p>0.3354745</text:p>
          </table:table-cell>
          <table:table-cell office:value-type="float" office:value="0.3985656" calcext:value-type="float">
            <text:p>0.3985656</text:p>
          </table:table-cell>
          <table:table-cell office:value-type="float" office:value="0.3200886" calcext:value-type="float">
            <text:p>0.3200886</text:p>
          </table:table-cell>
          <table:table-cell office:value-type="float" office:value="0.3506346" calcext:value-type="float">
            <text:p>0.3506346</text:p>
          </table:table-cell>
          <table:table-cell office:value-type="float" office:value="0.3735214" calcext:value-type="float">
            <text:p>0.3735214</text:p>
          </table:table-cell>
          <table:table-cell office:value-type="float" office:value="0.3915385" calcext:value-type="float">
            <text:p>0.391538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88815E-015" calcext:value-type="float">
            <text:p>1.888815E-15</text:p>
          </table:table-cell>
          <table:table-cell office:value-type="float" office:value="1.938466E-015" calcext:value-type="float">
            <text:p>1.938466E-15</text:p>
          </table:table-cell>
          <table:table-cell office:value-type="float" office:value="1.926141E-015" calcext:value-type="float">
            <text:p>1.926141E-15</text:p>
          </table:table-cell>
          <table:table-cell office:value-type="float" office:value="9.650304E-016" calcext:value-type="float">
            <text:p>9.650304E-16</text:p>
          </table:table-cell>
          <table:table-cell office:value-type="float" office:value="1.022825E-015" calcext:value-type="float">
            <text:p>1.022825E-15</text:p>
          </table:table-cell>
          <table:table-cell office:value-type="float" office:value="1.938686E-015" calcext:value-type="float">
            <text:p>1.938686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62372" calcext:value-type="float">
            <text:p>-0.01362372</text:p>
          </table:table-cell>
          <table:table-cell office:value-type="float" office:value="-0.01298248" calcext:value-type="float">
            <text:p>-0.01298248</text:p>
          </table:table-cell>
          <table:table-cell office:value-type="float" office:value="-0.01086475" calcext:value-type="float">
            <text:p>-0.01086475</text:p>
          </table:table-cell>
          <table:table-cell office:value-type="float" office:value="-0.008989495" calcext:value-type="float">
            <text:p>-0.008989495</text:p>
          </table:table-cell>
          <table:table-cell office:value-type="float" office:value="-0.007921114" calcext:value-type="float">
            <text:p>-0.007921114</text:p>
          </table:table-cell>
          <table:table-cell office:value-type="float" office:value="-0.006399703" calcext:value-type="float">
            <text:p>-0.006399703</text:p>
          </table:table-cell>
          <table:table-cell office:value-type="float" office:value="-0.004912776" calcext:value-type="float">
            <text:p>-0.004912776</text:p>
          </table:table-cell>
          <table:table-cell office:value-type="float" office:value="-0.003051857" calcext:value-type="float">
            <text:p>-0.003051857</text:p>
          </table:table-cell>
          <table:table-cell office:value-type="float" office:value="-0.06833401" calcext:value-type="float">
            <text:p>-0.06833401</text:p>
          </table:table-cell>
          <table:table-cell office:value-type="float" office:value="-0.03426269" calcext:value-type="float">
            <text:p>-0.03426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68381" calcext:value-type="float">
            <text:p>-0.01368381</text:p>
          </table:table-cell>
          <table:table-cell office:value-type="float" office:value="0.003358631" calcext:value-type="float">
            <text:p>0.00335863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5794" calcext:value-type="float">
            <text:p>-2.3757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7" calcext:value-type="float">
            <text:p>22032007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13.90551" calcext:value-type="float">
            <text:p>13.90551</text:p>
          </table:table-cell>
          <table:table-cell office:value-type="float" office:value="0" calcext:value-type="float">
            <text:p>0</text:p>
          </table:table-cell>
          <table:table-cell office:value-type="float" office:value="1074.759" calcext:value-type="float">
            <text:p>1074.759</text:p>
          </table:table-cell>
          <table:table-cell office:value-type="float" office:value="29.58274" calcext:value-type="float">
            <text:p>29.58274</text:p>
          </table:table-cell>
          <table:table-cell office:value-type="float" office:value="0" calcext:value-type="float">
            <text:p>0</text:p>
          </table:table-cell>
          <table:table-cell office:value-type="float" office:value="0.3439292" calcext:value-type="float">
            <text:p>0.3439292</text:p>
          </table:table-cell>
          <table:table-cell office:value-type="float" office:value="0.3469846" calcext:value-type="float">
            <text:p>0.3469846</text:p>
          </table:table-cell>
          <table:table-cell office:value-type="float" office:value="0.3580465" calcext:value-type="float">
            <text:p>0.3580465</text:p>
          </table:table-cell>
          <table:table-cell office:value-type="float" office:value="0.3698276" calcext:value-type="float">
            <text:p>0.3698276</text:p>
          </table:table-cell>
          <table:table-cell office:value-type="float" office:value="0.3772879" calcext:value-type="float">
            <text:p>0.3772879</text:p>
          </table:table-cell>
          <table:table-cell office:value-type="float" office:value="0.3300305" calcext:value-type="float">
            <text:p>0.3300305</text:p>
          </table:table-cell>
          <table:table-cell office:value-type="float" office:value="0.3304149" calcext:value-type="float">
            <text:p>0.3304149</text:p>
          </table:table-cell>
          <table:table-cell office:value-type="float" office:value="0.3948896" calcext:value-type="float">
            <text:p>0.3948896</text:p>
          </table:table-cell>
          <table:table-cell office:value-type="float" office:value="0.3214828" calcext:value-type="float">
            <text:p>0.3214828</text:p>
          </table:table-cell>
          <table:table-cell office:value-type="float" office:value="0.3507893" calcext:value-type="float">
            <text:p>0.3507893</text:p>
          </table:table-cell>
          <table:table-cell office:value-type="float" office:value="0.3735587" calcext:value-type="float">
            <text:p>0.3735587</text:p>
          </table:table-cell>
          <table:table-cell office:value-type="float" office:value="0.391482" calcext:value-type="float">
            <text:p>0.39148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89392E-015" calcext:value-type="float">
            <text:p>1.889392E-15</text:p>
          </table:table-cell>
          <table:table-cell office:value-type="float" office:value="1.938397E-015" calcext:value-type="float">
            <text:p>1.938397E-15</text:p>
          </table:table-cell>
          <table:table-cell office:value-type="float" office:value="1.926086E-015" calcext:value-type="float">
            <text:p>1.926086E-15</text:p>
          </table:table-cell>
          <table:table-cell office:value-type="float" office:value="9.65033E-016" calcext:value-type="float">
            <text:p>9.65033E-16</text:p>
          </table:table-cell>
          <table:table-cell office:value-type="float" office:value="1.022811E-015" calcext:value-type="float">
            <text:p>1.02281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20611" calcext:value-type="float">
            <text:p>-0.01520611</text:p>
          </table:table-cell>
          <table:table-cell office:value-type="float" office:value="-0.01438594" calcext:value-type="float">
            <text:p>-0.01438594</text:p>
          </table:table-cell>
          <table:table-cell office:value-type="float" office:value="-0.01182044" calcext:value-type="float">
            <text:p>-0.01182044</text:p>
          </table:table-cell>
          <table:table-cell office:value-type="float" office:value="-0.00973832" calcext:value-type="float">
            <text:p>-0.00973832</text:p>
          </table:table-cell>
          <table:table-cell office:value-type="float" office:value="-0.008625415" calcext:value-type="float">
            <text:p>-0.008625415</text:p>
          </table:table-cell>
          <table:table-cell office:value-type="float" office:value="-0.007077532" calcext:value-type="float">
            <text:p>-0.007077532</text:p>
          </table:table-cell>
          <table:table-cell office:value-type="float" office:value="-0.005583707" calcext:value-type="float">
            <text:p>-0.005583707</text:p>
          </table:table-cell>
          <table:table-cell office:value-type="float" office:value="-0.003728156" calcext:value-type="float">
            <text:p>-0.003728156</text:p>
          </table:table-cell>
          <table:table-cell office:value-type="float" office:value="-0.06561976" calcext:value-type="float">
            <text:p>-0.06561976</text:p>
          </table:table-cell>
          <table:table-cell office:value-type="float" office:value="-0.03411742" calcext:value-type="float">
            <text:p>-0.03411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27994" calcext:value-type="float">
            <text:p>-0.01527994</text:p>
          </table:table-cell>
          <table:table-cell office:value-type="float" office:value="0.003137594" calcext:value-type="float">
            <text:p>0.00313759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915" calcext:value-type="float">
            <text:p>-2.379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7" calcext:value-type="float">
            <text:p>23032007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16.07453" calcext:value-type="float">
            <text:p>16.07453</text:p>
          </table:table-cell>
          <table:table-cell office:value-type="float" office:value="0" calcext:value-type="float">
            <text:p>0</text:p>
          </table:table-cell>
          <table:table-cell office:value-type="float" office:value="1072.59" calcext:value-type="float">
            <text:p>1072.59</text:p>
          </table:table-cell>
          <table:table-cell office:value-type="float" office:value="29.58274" calcext:value-type="float">
            <text:p>29.58274</text:p>
          </table:table-cell>
          <table:table-cell office:value-type="float" office:value="0" calcext:value-type="float">
            <text:p>0</text:p>
          </table:table-cell>
          <table:table-cell office:value-type="float" office:value="0.3352581" calcext:value-type="float">
            <text:p>0.3352581</text:p>
          </table:table-cell>
          <table:table-cell office:value-type="float" office:value="0.3407017" calcext:value-type="float">
            <text:p>0.3407017</text:p>
          </table:table-cell>
          <table:table-cell office:value-type="float" office:value="0.3527585" calcext:value-type="float">
            <text:p>0.3527585</text:p>
          </table:table-cell>
          <table:table-cell office:value-type="float" office:value="0.3644411" calcext:value-type="float">
            <text:p>0.3644411</text:p>
          </table:table-cell>
          <table:table-cell office:value-type="float" office:value="0.3715698" calcext:value-type="float">
            <text:p>0.3715698</text:p>
          </table:table-cell>
          <table:table-cell office:value-type="float" office:value="0.3255845" calcext:value-type="float">
            <text:p>0.3255845</text:p>
          </table:table-cell>
          <table:table-cell office:value-type="float" office:value="0.325641" calcext:value-type="float">
            <text:p>0.325641</text:p>
          </table:table-cell>
          <table:table-cell office:value-type="float" office:value="0.3918152" calcext:value-type="float">
            <text:p>0.3918152</text:p>
          </table:table-cell>
          <table:table-cell office:value-type="float" office:value="0.3229386" calcext:value-type="float">
            <text:p>0.3229386</text:p>
          </table:table-cell>
          <table:table-cell office:value-type="float" office:value="0.3510054" calcext:value-type="float">
            <text:p>0.3510054</text:p>
          </table:table-cell>
          <table:table-cell office:value-type="float" office:value="0.3734916" calcext:value-type="float">
            <text:p>0.3734916</text:p>
          </table:table-cell>
          <table:table-cell office:value-type="float" office:value="0.3914122" calcext:value-type="float">
            <text:p>0.391412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0.000003016477" calcext:value-type="float">
            <text:p>3.016477E-06</text:p>
          </table:table-cell>
          <table:table-cell office:value-type="float" office:value="1.938343E-015" calcext:value-type="float">
            <text:p>1.938343E-15</text:p>
          </table:table-cell>
          <table:table-cell office:value-type="float" office:value="1.926038E-015" calcext:value-type="float">
            <text:p>1.926038E-15</text:p>
          </table:table-cell>
          <table:table-cell office:value-type="float" office:value="9.65035E-016" calcext:value-type="float">
            <text:p>9.65035E-16</text:p>
          </table:table-cell>
          <table:table-cell office:value-type="float" office:value="1.022796E-015" calcext:value-type="float">
            <text:p>1.022796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70311" calcext:value-type="float">
            <text:p>-0.01770311</text:p>
          </table:table-cell>
          <table:table-cell office:value-type="float" office:value="-0.01605741" calcext:value-type="float">
            <text:p>-0.01605741</text:p>
          </table:table-cell>
          <table:table-cell office:value-type="float" office:value="-0.01294286" calcext:value-type="float">
            <text:p>-0.01294286</text:p>
          </table:table-cell>
          <table:table-cell office:value-type="float" office:value="-0.01065081" calcext:value-type="float">
            <text:p>-0.01065081</text:p>
          </table:table-cell>
          <table:table-cell office:value-type="float" office:value="-0.00946864" calcext:value-type="float">
            <text:p>-0.00946864</text:p>
          </table:table-cell>
          <table:table-cell office:value-type="float" office:value="-0.007842273" calcext:value-type="float">
            <text:p>-0.007842273</text:p>
          </table:table-cell>
          <table:table-cell office:value-type="float" office:value="-0.006308148" calcext:value-type="float">
            <text:p>-0.006308148</text:p>
          </table:table-cell>
          <table:table-cell office:value-type="float" office:value="-0.004415045" calcext:value-type="float">
            <text:p>-0.004415045</text:p>
          </table:table-cell>
          <table:table-cell office:value-type="float" office:value="-0.06290466" calcext:value-type="float">
            <text:p>-0.06290466</text:p>
          </table:table-cell>
          <table:table-cell office:value-type="float" office:value="-0.03391562" calcext:value-type="float">
            <text:p>-0.03391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67115" calcext:value-type="float">
            <text:p>-0.01867115</text:p>
          </table:table-cell>
          <table:table-cell office:value-type="float" office:value="0.002996913" calcext:value-type="float">
            <text:p>0.00299691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2395" calcext:value-type="float">
            <text:p>-2.3823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7" calcext:value-type="float">
            <text:p>24032007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17.45033" calcext:value-type="float">
            <text:p>17.45033</text:p>
          </table:table-cell>
          <table:table-cell office:value-type="float" office:value="0" calcext:value-type="float">
            <text:p>0</text:p>
          </table:table-cell>
          <table:table-cell office:value-type="float" office:value="1070.828" calcext:value-type="float">
            <text:p>1070.828</text:p>
          </table:table-cell>
          <table:table-cell office:value-type="float" office:value="29.96864" calcext:value-type="float">
            <text:p>29.96864</text:p>
          </table:table-cell>
          <table:table-cell office:value-type="float" office:value="0" calcext:value-type="float">
            <text:p>0</text:p>
          </table:table-cell>
          <table:table-cell office:value-type="float" office:value="0.3034427" calcext:value-type="float">
            <text:p>0.3034427</text:p>
          </table:table-cell>
          <table:table-cell office:value-type="float" office:value="0.3265463" calcext:value-type="float">
            <text:p>0.3265463</text:p>
          </table:table-cell>
          <table:table-cell office:value-type="float" office:value="0.3448587" calcext:value-type="float">
            <text:p>0.3448587</text:p>
          </table:table-cell>
          <table:table-cell office:value-type="float" office:value="0.3585964" calcext:value-type="float">
            <text:p>0.3585964</text:p>
          </table:table-cell>
          <table:table-cell office:value-type="float" office:value="0.3666531" calcext:value-type="float">
            <text:p>0.3666531</text:p>
          </table:table-cell>
          <table:table-cell office:value-type="float" office:value="0.3230665" calcext:value-type="float">
            <text:p>0.3230665</text:p>
          </table:table-cell>
          <table:table-cell office:value-type="float" office:value="0.3239971" calcext:value-type="float">
            <text:p>0.3239971</text:p>
          </table:table-cell>
          <table:table-cell office:value-type="float" office:value="0.3905354" calcext:value-type="float">
            <text:p>0.3905354</text:p>
          </table:table-cell>
          <table:table-cell office:value-type="float" office:value="0.3243087" calcext:value-type="float">
            <text:p>0.3243087</text:p>
          </table:table-cell>
          <table:table-cell office:value-type="float" office:value="0.3512383" calcext:value-type="float">
            <text:p>0.3512383</text:p>
          </table:table-cell>
          <table:table-cell office:value-type="float" office:value="0.3734398" calcext:value-type="float">
            <text:p>0.3734398</text:p>
          </table:table-cell>
          <table:table-cell office:value-type="float" office:value="0.3913295" calcext:value-type="float">
            <text:p>0.3913295</text:p>
          </table:table-cell>
          <table:table-cell office:value-type="float" office:value="0.4623666" calcext:value-type="float">
            <text:p>0.4623666</text:p>
          </table:table-cell>
          <table:table-cell office:value-type="float" office:value="0" calcext:value-type="float">
            <text:p>0</text:p>
          </table:table-cell>
          <table:table-cell office:value-type="float" office:value="0.02884424" calcext:value-type="float">
            <text:p>0.02884424</text:p>
          </table:table-cell>
          <table:table-cell office:value-type="float" office:value="1.93831E-015" calcext:value-type="float">
            <text:p>1.93831E-15</text:p>
          </table:table-cell>
          <table:table-cell office:value-type="float" office:value="1.92601E-015" calcext:value-type="float">
            <text:p>1.92601E-15</text:p>
          </table:table-cell>
          <table:table-cell office:value-type="float" office:value="9.650331E-016" calcext:value-type="float">
            <text:p>9.650331E-16</text:p>
          </table:table-cell>
          <table:table-cell office:value-type="float" office:value="1.022788E-015" calcext:value-type="float">
            <text:p>1.022788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13903" calcext:value-type="float">
            <text:p>-0.03113903</text:p>
          </table:table-cell>
          <table:table-cell office:value-type="float" office:value="-0.02068598" calcext:value-type="float">
            <text:p>-0.02068598</text:p>
          </table:table-cell>
          <table:table-cell office:value-type="float" office:value="-0.0148595" calcext:value-type="float">
            <text:p>-0.0148595</text:p>
          </table:table-cell>
          <table:table-cell office:value-type="float" office:value="-0.01175181" calcext:value-type="float">
            <text:p>-0.01175181</text:p>
          </table:table-cell>
          <table:table-cell office:value-type="float" office:value="-0.01026653" calcext:value-type="float">
            <text:p>-0.01026653</text:p>
          </table:table-cell>
          <table:table-cell office:value-type="float" office:value="-0.00831624" calcext:value-type="float">
            <text:p>-0.00831624</text:p>
          </table:table-cell>
          <table:table-cell office:value-type="float" office:value="-0.006591354" calcext:value-type="float">
            <text:p>-0.006591354</text:p>
          </table:table-cell>
          <table:table-cell office:value-type="float" office:value="-0.004738946" calcext:value-type="float">
            <text:p>-0.004738946</text:p>
          </table:table-cell>
          <table:table-cell office:value-type="float" office:value="-0.06046257" calcext:value-type="float">
            <text:p>-0.06046257</text:p>
          </table:table-cell>
          <table:table-cell office:value-type="float" office:value="-0.03369934" calcext:value-type="float">
            <text:p>-0.03369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818692" calcext:value-type="float">
            <text:p>-0.03818692</text:p>
          </table:table-cell>
          <table:table-cell office:value-type="float" office:value="0.00296335" calcext:value-type="float">
            <text:p>0.0029633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5664" calcext:value-type="float">
            <text:p>-2.3856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7" calcext:value-type="float">
            <text:p>25032007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18.84916" calcext:value-type="float">
            <text:p>18.84916</text:p>
          </table:table-cell>
          <table:table-cell office:value-type="float" office:value="0" calcext:value-type="float">
            <text:p>0</text:p>
          </table:table-cell>
          <table:table-cell office:value-type="float" office:value="1069.053" calcext:value-type="float">
            <text:p>1069.053</text:p>
          </table:table-cell>
          <table:table-cell office:value-type="float" office:value="30.34547" calcext:value-type="float">
            <text:p>30.34547</text:p>
          </table:table-cell>
          <table:table-cell office:value-type="float" office:value="0" calcext:value-type="float">
            <text:p>0</text:p>
          </table:table-cell>
          <table:table-cell office:value-type="float" office:value="0.2867976" calcext:value-type="float">
            <text:p>0.2867976</text:p>
          </table:table-cell>
          <table:table-cell office:value-type="float" office:value="0.3202492" calcext:value-type="float">
            <text:p>0.3202492</text:p>
          </table:table-cell>
          <table:table-cell office:value-type="float" office:value="0.3403757" calcext:value-type="float">
            <text:p>0.3403757</text:p>
          </table:table-cell>
          <table:table-cell office:value-type="float" office:value="0.3537499" calcext:value-type="float">
            <text:p>0.3537499</text:p>
          </table:table-cell>
          <table:table-cell office:value-type="float" office:value="0.3615499" calcext:value-type="float">
            <text:p>0.3615499</text:p>
          </table:table-cell>
          <table:table-cell office:value-type="float" office:value="0.3187534" calcext:value-type="float">
            <text:p>0.3187534</text:p>
          </table:table-cell>
          <table:table-cell office:value-type="float" office:value="0.3196693" calcext:value-type="float">
            <text:p>0.3196693</text:p>
          </table:table-cell>
          <table:table-cell office:value-type="float" office:value="0.3882267" calcext:value-type="float">
            <text:p>0.3882267</text:p>
          </table:table-cell>
          <table:table-cell office:value-type="float" office:value="0.3257906" calcext:value-type="float">
            <text:p>0.3257906</text:p>
          </table:table-cell>
          <table:table-cell office:value-type="float" office:value="0.3514566" calcext:value-type="float">
            <text:p>0.3514566</text:p>
          </table:table-cell>
          <table:table-cell office:value-type="float" office:value="0.3734013" calcext:value-type="float">
            <text:p>0.3734013</text:p>
          </table:table-cell>
          <table:table-cell office:value-type="float" office:value="0.391236" calcext:value-type="float">
            <text:p>0.391236</text:p>
          </table:table-cell>
          <table:table-cell office:value-type="float" office:value="0.462362" calcext:value-type="float">
            <text:p>0.462362</text:p>
          </table:table-cell>
          <table:table-cell office:value-type="float" office:value="0" calcext:value-type="float">
            <text:p>0</text:p>
          </table:table-cell>
          <table:table-cell office:value-type="float" office:value="0.0499278" calcext:value-type="float">
            <text:p>0.0499278</text:p>
          </table:table-cell>
          <table:table-cell office:value-type="float" office:value="1.949245E-015" calcext:value-type="float">
            <text:p>1.949245E-15</text:p>
          </table:table-cell>
          <table:table-cell office:value-type="float" office:value="1.925988E-015" calcext:value-type="float">
            <text:p>1.925988E-15</text:p>
          </table:table-cell>
          <table:table-cell office:value-type="float" office:value="9.65029E-016" calcext:value-type="float">
            <text:p>9.65029E-16</text:p>
          </table:table-cell>
          <table:table-cell office:value-type="float" office:value="1.022786E-015" calcext:value-type="float">
            <text:p>1.022786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48377" calcext:value-type="float">
            <text:p>-0.04648377</text:p>
          </table:table-cell>
          <table:table-cell office:value-type="float" office:value="-0.02322546" calcext:value-type="float">
            <text:p>-0.02322546</text:p>
          </table:table-cell>
          <table:table-cell office:value-type="float" office:value="-0.01609138" calcext:value-type="float">
            <text:p>-0.01609138</text:p>
          </table:table-cell>
          <table:table-cell office:value-type="float" office:value="-0.01277827" calcext:value-type="float">
            <text:p>-0.01277827</text:p>
          </table:table-cell>
          <table:table-cell office:value-type="float" office:value="-0.01117915" calcext:value-type="float">
            <text:p>-0.01117915</text:p>
          </table:table-cell>
          <table:table-cell office:value-type="float" office:value="-0.00920703" calcext:value-type="float">
            <text:p>-0.00920703</text:p>
          </table:table-cell>
          <table:table-cell office:value-type="float" office:value="-0.007366424" calcext:value-type="float">
            <text:p>-0.007366424</text:p>
          </table:table-cell>
          <table:table-cell office:value-type="float" office:value="-0.005385451" calcext:value-type="float">
            <text:p>-0.005385451</text:p>
          </table:table-cell>
          <table:table-cell office:value-type="float" office:value="-0.05794542" calcext:value-type="float">
            <text:p>-0.05794542</text:p>
          </table:table-cell>
          <table:table-cell office:value-type="float" office:value="-0.03349746" calcext:value-type="float">
            <text:p>-0.03349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759629" calcext:value-type="float">
            <text:p>-0.05759629</text:p>
          </table:table-cell>
          <table:table-cell office:value-type="float" office:value="0.002905361" calcext:value-type="float">
            <text:p>0.00290536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8836" calcext:value-type="float">
            <text:p>-2.3888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7" calcext:value-type="float">
            <text:p>26032007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20.62045" calcext:value-type="float">
            <text:p>20.62045</text:p>
          </table:table-cell>
          <table:table-cell office:value-type="float" office:value="0" calcext:value-type="float">
            <text:p>0</text:p>
          </table:table-cell>
          <table:table-cell office:value-type="float" office:value="1067.053" calcext:value-type="float">
            <text:p>1067.053</text:p>
          </table:table-cell>
          <table:table-cell office:value-type="float" office:value="30.57437" calcext:value-type="float">
            <text:p>30.57437</text:p>
          </table:table-cell>
          <table:table-cell office:value-type="float" office:value="0" calcext:value-type="float">
            <text:p>0</text:p>
          </table:table-cell>
          <table:table-cell office:value-type="float" office:value="0.2896392" calcext:value-type="float">
            <text:p>0.2896392</text:p>
          </table:table-cell>
          <table:table-cell office:value-type="float" office:value="0.3159657" calcext:value-type="float">
            <text:p>0.3159657</text:p>
          </table:table-cell>
          <table:table-cell office:value-type="float" office:value="0.3361253" calcext:value-type="float">
            <text:p>0.3361253</text:p>
          </table:table-cell>
          <table:table-cell office:value-type="float" office:value="0.348332" calcext:value-type="float">
            <text:p>0.348332</text:p>
          </table:table-cell>
          <table:table-cell office:value-type="float" office:value="0.3560132" calcext:value-type="float">
            <text:p>0.3560132</text:p>
          </table:table-cell>
          <table:table-cell office:value-type="float" office:value="0.3146094" calcext:value-type="float">
            <text:p>0.3146094</text:p>
          </table:table-cell>
          <table:table-cell office:value-type="float" office:value="0.3154457" calcext:value-type="float">
            <text:p>0.3154457</text:p>
          </table:table-cell>
          <table:table-cell office:value-type="float" office:value="0.3855735" calcext:value-type="float">
            <text:p>0.3855735</text:p>
          </table:table-cell>
          <table:table-cell office:value-type="float" office:value="0.3273611" calcext:value-type="float">
            <text:p>0.3273611</text:p>
          </table:table-cell>
          <table:table-cell office:value-type="float" office:value="0.3516681" calcext:value-type="float">
            <text:p>0.3516681</text:p>
          </table:table-cell>
          <table:table-cell office:value-type="float" office:value="0.3733723" calcext:value-type="float">
            <text:p>0.3733723</text:p>
          </table:table-cell>
          <table:table-cell office:value-type="float" office:value="0.3911354" calcext:value-type="float">
            <text:p>0.3911354</text:p>
          </table:table-cell>
          <table:table-cell office:value-type="float" office:value="0.4623652" calcext:value-type="float">
            <text:p>0.4623652</text:p>
          </table:table-cell>
          <table:table-cell office:value-type="float" office:value="0" calcext:value-type="float">
            <text:p>0</text:p>
          </table:table-cell>
          <table:table-cell office:value-type="float" office:value="0.0276121" calcext:value-type="float">
            <text:p>0.0276121</text:p>
          </table:table-cell>
          <table:table-cell office:value-type="float" office:value="1.951106E-015" calcext:value-type="float">
            <text:p>1.951106E-15</text:p>
          </table:table-cell>
          <table:table-cell office:value-type="float" office:value="1.925963E-015" calcext:value-type="float">
            <text:p>1.925963E-15</text:p>
          </table:table-cell>
          <table:table-cell office:value-type="float" office:value="9.65025E-016" calcext:value-type="float">
            <text:p>9.65025E-16</text:p>
          </table:table-cell>
          <table:table-cell office:value-type="float" office:value="1.022785E-015" calcext:value-type="float">
            <text:p>1.022785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394361" calcext:value-type="float">
            <text:p>-0.04394361</text:p>
          </table:table-cell>
          <table:table-cell office:value-type="float" office:value="-0.02530394" calcext:value-type="float">
            <text:p>-0.02530394</text:p>
          </table:table-cell>
          <table:table-cell office:value-type="float" office:value="-0.01738612" calcext:value-type="float">
            <text:p>-0.01738612</text:p>
          </table:table-cell>
          <table:table-cell office:value-type="float" office:value="-0.01403793" calcext:value-type="float">
            <text:p>-0.01403793</text:p>
          </table:table-cell>
          <table:table-cell office:value-type="float" office:value="-0.01229892" calcext:value-type="float">
            <text:p>-0.01229892</text:p>
          </table:table-cell>
          <table:table-cell office:value-type="float" office:value="-0.01016213" calcext:value-type="float">
            <text:p>-0.01016213</text:p>
          </table:table-cell>
          <table:table-cell office:value-type="float" office:value="-0.008230382" calcext:value-type="float">
            <text:p>-0.008230382</text:p>
          </table:table-cell>
          <table:table-cell office:value-type="float" office:value="-0.006246928" calcext:value-type="float">
            <text:p>-0.006246928</text:p>
          </table:table-cell>
          <table:table-cell office:value-type="float" office:value="-0.05539644" calcext:value-type="float">
            <text:p>-0.05539644</text:p>
          </table:table-cell>
          <table:table-cell office:value-type="float" office:value="-0.03330391" calcext:value-type="float">
            <text:p>-0.03330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38358" calcext:value-type="float">
            <text:p>-0.05038358</text:p>
          </table:table-cell>
          <table:table-cell office:value-type="float" office:value="0.002788555" calcext:value-type="float">
            <text:p>0.00278855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1704" calcext:value-type="float">
            <text:p>-2.3917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7" calcext:value-type="float">
            <text:p>27032007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22.75256" calcext:value-type="float">
            <text:p>22.75256</text:p>
          </table:table-cell>
          <table:table-cell office:value-type="float" office:value="0" calcext:value-type="float">
            <text:p>0</text:p>
          </table:table-cell>
          <table:table-cell office:value-type="float" office:value="1064.79" calcext:value-type="float">
            <text:p>1064.79</text:p>
          </table:table-cell>
          <table:table-cell office:value-type="float" office:value="30.70558" calcext:value-type="float">
            <text:p>30.70558</text:p>
          </table:table-cell>
          <table:table-cell office:value-type="float" office:value="0" calcext:value-type="float">
            <text:p>0</text:p>
          </table:table-cell>
          <table:table-cell office:value-type="float" office:value="0.286173" calcext:value-type="float">
            <text:p>0.286173</text:p>
          </table:table-cell>
          <table:table-cell office:value-type="float" office:value="0.3065791" calcext:value-type="float">
            <text:p>0.3065791</text:p>
          </table:table-cell>
          <table:table-cell office:value-type="float" office:value="0.330893" calcext:value-type="float">
            <text:p>0.330893</text:p>
          </table:table-cell>
          <table:table-cell office:value-type="float" office:value="0.3436864" calcext:value-type="float">
            <text:p>0.3436864</text:p>
          </table:table-cell>
          <table:table-cell office:value-type="float" office:value="0.3507976" calcext:value-type="float">
            <text:p>0.3507976</text:p>
          </table:table-cell>
          <table:table-cell office:value-type="float" office:value="0.3110037" calcext:value-type="float">
            <text:p>0.3110037</text:p>
          </table:table-cell>
          <table:table-cell office:value-type="float" office:value="0.3116905" calcext:value-type="float">
            <text:p>0.3116905</text:p>
          </table:table-cell>
          <table:table-cell office:value-type="float" office:value="0.3832522" calcext:value-type="float">
            <text:p>0.3832522</text:p>
          </table:table-cell>
          <table:table-cell office:value-type="float" office:value="0.3288138" calcext:value-type="float">
            <text:p>0.3288138</text:p>
          </table:table-cell>
          <table:table-cell office:value-type="float" office:value="0.3519022" calcext:value-type="float">
            <text:p>0.3519022</text:p>
          </table:table-cell>
          <table:table-cell office:value-type="float" office:value="0.3733523" calcext:value-type="float">
            <text:p>0.3733523</text:p>
          </table:table-cell>
          <table:table-cell office:value-type="float" office:value="0.3910308" calcext:value-type="float">
            <text:p>0.391030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36681E-015" calcext:value-type="float">
            <text:p>1.836681E-15</text:p>
          </table:table-cell>
          <table:table-cell office:value-type="float" office:value="1.941391E-015" calcext:value-type="float">
            <text:p>1.941391E-15</text:p>
          </table:table-cell>
          <table:table-cell office:value-type="float" office:value="1.925932E-015" calcext:value-type="float">
            <text:p>1.925932E-15</text:p>
          </table:table-cell>
          <table:table-cell office:value-type="float" office:value="9.650229E-016" calcext:value-type="float">
            <text:p>9.650229E-16</text:p>
          </table:table-cell>
          <table:table-cell office:value-type="float" office:value="1.022782E-015" calcext:value-type="float">
            <text:p>1.022782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248975" calcext:value-type="float">
            <text:p>-0.05248975</text:p>
          </table:table-cell>
          <table:table-cell office:value-type="float" office:value="-0.03056485" calcext:value-type="float">
            <text:p>-0.03056485</text:p>
          </table:table-cell>
          <table:table-cell office:value-type="float" office:value="-0.01913597" calcext:value-type="float">
            <text:p>-0.01913597</text:p>
          </table:table-cell>
          <table:table-cell office:value-type="float" office:value="-0.01523417" calcext:value-type="float">
            <text:p>-0.01523417</text:p>
          </table:table-cell>
          <table:table-cell office:value-type="float" office:value="-0.01345202" calcext:value-type="float">
            <text:p>-0.01345202</text:p>
          </table:table-cell>
          <table:table-cell office:value-type="float" office:value="-0.01108649" calcext:value-type="float">
            <text:p>-0.01108649</text:p>
          </table:table-cell>
          <table:table-cell office:value-type="float" office:value="-0.00910226" calcext:value-type="float">
            <text:p>-0.00910226</text:p>
          </table:table-cell>
          <table:table-cell office:value-type="float" office:value="-0.00711777" calcext:value-type="float">
            <text:p>-0.00711777</text:p>
          </table:table-cell>
          <table:table-cell office:value-type="float" office:value="-0.05314891" calcext:value-type="float">
            <text:p>-0.05314891</text:p>
          </table:table-cell>
          <table:table-cell office:value-type="float" office:value="-0.03309096" calcext:value-type="float">
            <text:p>-0.0330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735297" calcext:value-type="float">
            <text:p>-0.06735297</text:p>
          </table:table-cell>
          <table:table-cell office:value-type="float" office:value="0.002671472" calcext:value-type="float">
            <text:p>0.00267147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455" calcext:value-type="float">
            <text:p>-2.394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7" calcext:value-type="float">
            <text:p>28032007</text:p>
          </table:table-cell>
          <table:table-cell office:value-type="float" office:value="77.43788" calcext:value-type="float">
            <text:p>77.43788</text:p>
          </table:table-cell>
          <table:table-cell office:value-type="float" office:value="25.12251" calcext:value-type="float">
            <text:p>25.12251</text:p>
          </table:table-cell>
          <table:table-cell office:value-type="float" office:value="0" calcext:value-type="float">
            <text:p>0</text:p>
          </table:table-cell>
          <table:table-cell office:value-type="float" office:value="1063.168" calcext:value-type="float">
            <text:p>1063.168</text:p>
          </table:table-cell>
          <table:table-cell office:value-type="float" office:value="30.71861" calcext:value-type="float">
            <text:p>30.71861</text:p>
          </table:table-cell>
          <table:table-cell office:value-type="float" office:value="0" calcext:value-type="float">
            <text:p>0</text:p>
          </table:table-cell>
          <table:table-cell office:value-type="float" office:value="0.2366146" calcext:value-type="float">
            <text:p>0.2366146</text:p>
          </table:table-cell>
          <table:table-cell office:value-type="float" office:value="0.3124249" calcext:value-type="float">
            <text:p>0.3124249</text:p>
          </table:table-cell>
          <table:table-cell office:value-type="float" office:value="0.3271923" calcext:value-type="float">
            <text:p>0.3271923</text:p>
          </table:table-cell>
          <table:table-cell office:value-type="float" office:value="0.3393522" calcext:value-type="float">
            <text:p>0.3393522</text:p>
          </table:table-cell>
          <table:table-cell office:value-type="float" office:value="0.3462453" calcext:value-type="float">
            <text:p>0.3462453</text:p>
          </table:table-cell>
          <table:table-cell office:value-type="float" office:value="0.307527" calcext:value-type="float">
            <text:p>0.307527</text:p>
          </table:table-cell>
          <table:table-cell office:value-type="float" office:value="0.3079148" calcext:value-type="float">
            <text:p>0.3079148</text:p>
          </table:table-cell>
          <table:table-cell office:value-type="float" office:value="0.3808315" calcext:value-type="float">
            <text:p>0.3808315</text:p>
          </table:table-cell>
          <table:table-cell office:value-type="float" office:value="0.3303809" calcext:value-type="float">
            <text:p>0.3303809</text:p>
          </table:table-cell>
          <table:table-cell office:value-type="float" office:value="0.3521273" calcext:value-type="float">
            <text:p>0.3521273</text:p>
          </table:table-cell>
          <table:table-cell office:value-type="float" office:value="0.3733416" calcext:value-type="float">
            <text:p>0.3733416</text:p>
          </table:table-cell>
          <table:table-cell office:value-type="float" office:value="0.3909239" calcext:value-type="float">
            <text:p>0.390923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87206E-015" calcext:value-type="float">
            <text:p>1.887206E-15</text:p>
          </table:table-cell>
          <table:table-cell office:value-type="float" office:value="1.941335E-015" calcext:value-type="float">
            <text:p>1.941335E-15</text:p>
          </table:table-cell>
          <table:table-cell office:value-type="float" office:value="1.925888E-015" calcext:value-type="float">
            <text:p>1.925888E-15</text:p>
          </table:table-cell>
          <table:table-cell office:value-type="float" office:value="9.650244E-016" calcext:value-type="float">
            <text:p>9.650244E-16</text:p>
          </table:table-cell>
          <table:table-cell office:value-type="float" office:value="1.022771E-015" calcext:value-type="float">
            <text:p>1.02277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43183" calcext:value-type="float">
            <text:p>-0.3543183</text:p>
          </table:table-cell>
          <table:table-cell office:value-type="float" office:value="-0.02725937" calcext:value-type="float">
            <text:p>-0.02725937</text:p>
          </table:table-cell>
          <table:table-cell office:value-type="float" office:value="-0.02052738" calcext:value-type="float">
            <text:p>-0.02052738</text:p>
          </table:table-cell>
          <table:table-cell office:value-type="float" office:value="-0.01646752" calcext:value-type="float">
            <text:p>-0.01646752</text:p>
          </table:table-cell>
          <table:table-cell office:value-type="float" office:value="-0.01457045" calcext:value-type="float">
            <text:p>-0.01457045</text:p>
          </table:table-cell>
          <table:table-cell office:value-type="float" office:value="-0.0120704" calcext:value-type="float">
            <text:p>-0.0120704</text:p>
          </table:table-cell>
          <table:table-cell office:value-type="float" office:value="-0.01008151" calcext:value-type="float">
            <text:p>-0.01008151</text:p>
          </table:table-cell>
          <table:table-cell office:value-type="float" office:value="-0.008161474" calcext:value-type="float">
            <text:p>-0.008161474</text:p>
          </table:table-cell>
          <table:table-cell office:value-type="float" office:value="-0.05084275" calcext:value-type="float">
            <text:p>-0.05084275</text:p>
          </table:table-cell>
          <table:table-cell office:value-type="float" office:value="-0.03280006" calcext:value-type="float">
            <text:p>-0.0328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99835" calcext:value-type="float">
            <text:p>-0.1099835</text:p>
          </table:table-cell>
          <table:table-cell office:value-type="float" office:value="0.002579542" calcext:value-type="float">
            <text:p>0.00257954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7441" calcext:value-type="float">
            <text:p>-2.3974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7" calcext:value-type="float">
            <text:p>29032007</text:p>
          </table:table-cell>
          <table:table-cell office:value-type="float" office:value="82.00982" calcext:value-type="float">
            <text:p>82.00982</text:p>
          </table:table-cell>
          <table:table-cell office:value-type="float" office:value="27.16345" calcext:value-type="float">
            <text:p>27.16345</text:p>
          </table:table-cell>
          <table:table-cell office:value-type="float" office:value="0" calcext:value-type="float">
            <text:p>0</text:p>
          </table:table-cell>
          <table:table-cell office:value-type="float" office:value="1065.729" calcext:value-type="float">
            <text:p>1065.729</text:p>
          </table:table-cell>
          <table:table-cell office:value-type="float" office:value="30.68884" calcext:value-type="float">
            <text:p>30.68884</text:p>
          </table:table-cell>
          <table:table-cell office:value-type="float" office:value="0" calcext:value-type="float">
            <text:p>0</text:p>
          </table:table-cell>
          <table:table-cell office:value-type="float" office:value="0.4905463" calcext:value-type="float">
            <text:p>0.4905463</text:p>
          </table:table-cell>
          <table:table-cell office:value-type="float" office:value="0.3206528" calcext:value-type="float">
            <text:p>0.3206528</text:p>
          </table:table-cell>
          <table:table-cell office:value-type="float" office:value="0.3289452" calcext:value-type="float">
            <text:p>0.3289452</text:p>
          </table:table-cell>
          <table:table-cell office:value-type="float" office:value="0.3384995" calcext:value-type="float">
            <text:p>0.3384995</text:p>
          </table:table-cell>
          <table:table-cell office:value-type="float" office:value="0.3437117" calcext:value-type="float">
            <text:p>0.3437117</text:p>
          </table:table-cell>
          <table:table-cell office:value-type="float" office:value="0.3044874" calcext:value-type="float">
            <text:p>0.3044874</text:p>
          </table:table-cell>
          <table:table-cell office:value-type="float" office:value="0.3047775" calcext:value-type="float">
            <text:p>0.3047775</text:p>
          </table:table-cell>
          <table:table-cell office:value-type="float" office:value="0.3786069" calcext:value-type="float">
            <text:p>0.3786069</text:p>
          </table:table-cell>
          <table:table-cell office:value-type="float" office:value="0.3319811" calcext:value-type="float">
            <text:p>0.3319811</text:p>
          </table:table-cell>
          <table:table-cell office:value-type="float" office:value="0.3523512" calcext:value-type="float">
            <text:p>0.3523512</text:p>
          </table:table-cell>
          <table:table-cell office:value-type="float" office:value="0.3733444" calcext:value-type="float">
            <text:p>0.3733444</text:p>
          </table:table-cell>
          <table:table-cell office:value-type="float" office:value="0.390901" calcext:value-type="float">
            <text:p>0.390901</text:p>
          </table:table-cell>
          <table:table-cell office:value-type="float" office:value="0.4477474" calcext:value-type="float">
            <text:p>0.4477474</text:p>
          </table:table-cell>
          <table:table-cell office:value-type="float" office:value="0.00001201953" calcext:value-type="float">
            <text:p>1.201953E-05</text:p>
          </table:table-cell>
          <table:table-cell office:value-type="float" office:value="1.842838E-015" calcext:value-type="float">
            <text:p>1.842838E-15</text:p>
          </table:table-cell>
          <table:table-cell office:value-type="float" office:value="1.941284E-015" calcext:value-type="float">
            <text:p>1.941284E-15</text:p>
          </table:table-cell>
          <table:table-cell office:value-type="float" office:value="1.925845E-015" calcext:value-type="float">
            <text:p>1.925845E-15</text:p>
          </table:table-cell>
          <table:table-cell office:value-type="float" office:value="9.650257E-016" calcext:value-type="float">
            <text:p>9.650257E-16</text:p>
          </table:table-cell>
          <table:table-cell office:value-type="float" office:value="1.022759E-015" calcext:value-type="float">
            <text:p>1.02275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061317" calcext:value-type="float">
            <text:p>-0.003061317</text:p>
          </table:table-cell>
          <table:table-cell office:value-type="float" office:value="-0.02438025" calcext:value-type="float">
            <text:p>-0.02438025</text:p>
          </table:table-cell>
          <table:table-cell office:value-type="float" office:value="-0.01987286" calcext:value-type="float">
            <text:p>-0.01987286</text:p>
          </table:table-cell>
          <table:table-cell office:value-type="float" office:value="-0.01672406" calcext:value-type="float">
            <text:p>-0.01672406</text:p>
          </table:table-cell>
          <table:table-cell office:value-type="float" office:value="-0.01523838" calcext:value-type="float">
            <text:p>-0.01523838</text:p>
          </table:table-cell>
          <table:table-cell office:value-type="float" office:value="-0.01301634" calcext:value-type="float">
            <text:p>-0.01301634</text:p>
          </table:table-cell>
          <table:table-cell office:value-type="float" office:value="-0.01109273" calcext:value-type="float">
            <text:p>-0.01109273</text:p>
          </table:table-cell>
          <table:table-cell office:value-type="float" office:value="-0.009263794" calcext:value-type="float">
            <text:p>-0.009263794</text:p>
          </table:table-cell>
          <table:table-cell office:value-type="float" office:value="-0.04859564" calcext:value-type="float">
            <text:p>-0.04859564</text:p>
          </table:table-cell>
          <table:table-cell office:value-type="float" office:value="-0.03244553" calcext:value-type="float">
            <text:p>-0.0324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494226" calcext:value-type="float">
            <text:p>0.00249422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269886" calcext:value-type="float">
            <text:p>-2.2698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7" calcext:value-type="float">
            <text:p>30032007</text:p>
          </table:table-cell>
          <table:table-cell office:value-type="float" office:value="88.86778" calcext:value-type="float">
            <text:p>88.86778</text:p>
          </table:table-cell>
          <table:table-cell office:value-type="float" office:value="27.41959" calcext:value-type="float">
            <text:p>27.41959</text:p>
          </table:table-cell>
          <table:table-cell office:value-type="float" office:value="0" calcext:value-type="float">
            <text:p>0</text:p>
          </table:table-cell>
          <table:table-cell office:value-type="float" office:value="1073.131" calcext:value-type="float">
            <text:p>1073.131</text:p>
          </table:table-cell>
          <table:table-cell office:value-type="float" office:value="29.8889" calcext:value-type="float">
            <text:p>29.8889</text:p>
          </table:table-cell>
          <table:table-cell office:value-type="float" office:value="0.7927942" calcext:value-type="float">
            <text:p>0.7927942</text:p>
          </table:table-cell>
          <table:table-cell office:value-type="float" office:value="0.3829664" calcext:value-type="float">
            <text:p>0.3829664</text:p>
          </table:table-cell>
          <table:table-cell office:value-type="float" office:value="0.3842088" calcext:value-type="float">
            <text:p>0.3842088</text:p>
          </table:table-cell>
          <table:table-cell office:value-type="float" office:value="0.381619" calcext:value-type="float">
            <text:p>0.381619</text:p>
          </table:table-cell>
          <table:table-cell office:value-type="float" office:value="0.3728163" calcext:value-type="float">
            <text:p>0.3728163</text:p>
          </table:table-cell>
          <table:table-cell office:value-type="float" office:value="0.3669815" calcext:value-type="float">
            <text:p>0.3669815</text:p>
          </table:table-cell>
          <table:table-cell office:value-type="float" office:value="0.3059973" calcext:value-type="float">
            <text:p>0.3059973</text:p>
          </table:table-cell>
          <table:table-cell office:value-type="float" office:value="0.3022893" calcext:value-type="float">
            <text:p>0.3022893</text:p>
          </table:table-cell>
          <table:table-cell office:value-type="float" office:value="0.3767999" calcext:value-type="float">
            <text:p>0.3767999</text:p>
          </table:table-cell>
          <table:table-cell office:value-type="float" office:value="0.3334469" calcext:value-type="float">
            <text:p>0.3334469</text:p>
          </table:table-cell>
          <table:table-cell office:value-type="float" office:value="0.3525916" calcext:value-type="float">
            <text:p>0.3525916</text:p>
          </table:table-cell>
          <table:table-cell office:value-type="float" office:value="0.3733833" calcext:value-type="float">
            <text:p>0.3733833</text:p>
          </table:table-cell>
          <table:table-cell office:value-type="float" office:value="0.3914326" calcext:value-type="float">
            <text:p>0.3914326</text:p>
          </table:table-cell>
          <table:table-cell office:value-type="float" office:value="0.4527232" calcext:value-type="float">
            <text:p>0.4527232</text:p>
          </table:table-cell>
          <table:table-cell office:value-type="float" office:value="0" calcext:value-type="float">
            <text:p>0</text:p>
          </table:table-cell>
          <table:table-cell office:value-type="float" office:value="1.84317E-015" calcext:value-type="float">
            <text:p>1.84317E-15</text:p>
          </table:table-cell>
          <table:table-cell office:value-type="float" office:value="1.941251E-015" calcext:value-type="float">
            <text:p>1.941251E-15</text:p>
          </table:table-cell>
          <table:table-cell office:value-type="float" office:value="1.925811E-015" calcext:value-type="float">
            <text:p>1.925811E-15</text:p>
          </table:table-cell>
          <table:table-cell office:value-type="float" office:value="9.650286E-016" calcext:value-type="float">
            <text:p>9.650286E-16</text:p>
          </table:table-cell>
          <table:table-cell office:value-type="float" office:value="1.022744E-015" calcext:value-type="float">
            <text:p>1.022744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768335" calcext:value-type="float">
            <text:p>-0.007768335</text:p>
          </table:table-cell>
          <table:table-cell office:value-type="float" office:value="-0.007596586" calcext:value-type="float">
            <text:p>-0.007596586</text:p>
          </table:table-cell>
          <table:table-cell office:value-type="float" office:value="-0.007957837" calcext:value-type="float">
            <text:p>-0.007957837</text:p>
          </table:table-cell>
          <table:table-cell office:value-type="float" office:value="-0.00931583" calcext:value-type="float">
            <text:p>-0.00931583</text:p>
          </table:table-cell>
          <table:table-cell office:value-type="float" office:value="-0.01029188" calcext:value-type="float">
            <text:p>-0.01029188</text:p>
          </table:table-cell>
          <table:table-cell office:value-type="float" office:value="-0.01258761" calcext:value-type="float">
            <text:p>-0.01258761</text:p>
          </table:table-cell>
          <table:table-cell office:value-type="float" office:value="-0.01177843" calcext:value-type="float">
            <text:p>-0.01177843</text:p>
          </table:table-cell>
          <table:table-cell office:value-type="float" office:value="-0.01027498" calcext:value-type="float">
            <text:p>-0.01027498</text:p>
          </table:table-cell>
          <table:table-cell office:value-type="float" office:value="-0.04663329" calcext:value-type="float">
            <text:p>-0.04663329</text:p>
          </table:table-cell>
          <table:table-cell office:value-type="float" office:value="-0.03206952" calcext:value-type="float">
            <text:p>-0.03206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819603" calcext:value-type="float">
            <text:p>-0.007819603</text:p>
          </table:table-cell>
          <table:table-cell office:value-type="float" office:value="0.002355665" calcext:value-type="float">
            <text:p>0.00235566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03256" calcext:value-type="float">
            <text:p>-2.3032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7" calcext:value-type="float">
            <text:p>31032007</text:p>
          </table:table-cell>
          <table:table-cell office:value-type="float" office:value="88.86778" calcext:value-type="float">
            <text:p>88.86778</text:p>
          </table:table-cell>
          <table:table-cell office:value-type="float" office:value="29.2415" calcext:value-type="float">
            <text:p>29.2415</text:p>
          </table:table-cell>
          <table:table-cell office:value-type="float" office:value="0" calcext:value-type="float">
            <text:p>0</text:p>
          </table:table-cell>
          <table:table-cell office:value-type="float" office:value="1072.015" calcext:value-type="float">
            <text:p>1072.015</text:p>
          </table:table-cell>
          <table:table-cell office:value-type="float" office:value="29.18306" calcext:value-type="float">
            <text:p>29.18306</text:p>
          </table:table-cell>
          <table:table-cell office:value-type="float" office:value="0" calcext:value-type="float">
            <text:p>0</text:p>
          </table:table-cell>
          <table:table-cell office:value-type="float" office:value="0.3517878" calcext:value-type="float">
            <text:p>0.3517878</text:p>
          </table:table-cell>
          <table:table-cell office:value-type="float" office:value="0.3541931" calcext:value-type="float">
            <text:p>0.3541931</text:p>
          </table:table-cell>
          <table:table-cell office:value-type="float" office:value="0.3592721" calcext:value-type="float">
            <text:p>0.3592721</text:p>
          </table:table-cell>
          <table:table-cell office:value-type="float" office:value="0.3642544" calcext:value-type="float">
            <text:p>0.3642544</text:p>
          </table:table-cell>
          <table:table-cell office:value-type="float" office:value="0.3662123" calcext:value-type="float">
            <text:p>0.3662123</text:p>
          </table:table-cell>
          <table:table-cell office:value-type="float" office:value="0.3138252" calcext:value-type="float">
            <text:p>0.3138252</text:p>
          </table:table-cell>
          <table:table-cell office:value-type="float" office:value="0.3060283" calcext:value-type="float">
            <text:p>0.3060283</text:p>
          </table:table-cell>
          <table:table-cell office:value-type="float" office:value="0.3758545" calcext:value-type="float">
            <text:p>0.3758545</text:p>
          </table:table-cell>
          <table:table-cell office:value-type="float" office:value="0.3350486" calcext:value-type="float">
            <text:p>0.3350486</text:p>
          </table:table-cell>
          <table:table-cell office:value-type="float" office:value="0.3528223" calcext:value-type="float">
            <text:p>0.3528223</text:p>
          </table:table-cell>
          <table:table-cell office:value-type="float" office:value="0.3734579" calcext:value-type="float">
            <text:p>0.3734579</text:p>
          </table:table-cell>
          <table:table-cell office:value-type="float" office:value="0.3917087" calcext:value-type="float">
            <text:p>0.3917087</text:p>
          </table:table-cell>
          <table:table-cell office:value-type="float" office:value="0.4579121" calcext:value-type="float">
            <text:p>0.4579121</text:p>
          </table:table-cell>
          <table:table-cell office:value-type="float" office:value="0" calcext:value-type="float">
            <text:p>0</text:p>
          </table:table-cell>
          <table:table-cell office:value-type="float" office:value="1.834116E-015" calcext:value-type="float">
            <text:p>1.834116E-15</text:p>
          </table:table-cell>
          <table:table-cell office:value-type="float" office:value="1.941202E-015" calcext:value-type="float">
            <text:p>1.941202E-15</text:p>
          </table:table-cell>
          <table:table-cell office:value-type="float" office:value="1.925771E-015" calcext:value-type="float">
            <text:p>1.925771E-15</text:p>
          </table:table-cell>
          <table:table-cell office:value-type="float" office:value="9.650281E-016" calcext:value-type="float">
            <text:p>9.650281E-16</text:p>
          </table:table-cell>
          <table:table-cell office:value-type="float" office:value="1.022733E-015" calcext:value-type="float">
            <text:p>1.022733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17647" calcext:value-type="float">
            <text:p>-0.01317647</text:p>
          </table:table-cell>
          <table:table-cell office:value-type="float" office:value="-0.01262857" calcext:value-type="float">
            <text:p>-0.01262857</text:p>
          </table:table-cell>
          <table:table-cell office:value-type="float" office:value="-0.01155758" calcext:value-type="float">
            <text:p>-0.01155758</text:p>
          </table:table-cell>
          <table:table-cell office:value-type="float" office:value="-0.01067621" calcext:value-type="float">
            <text:p>-0.01067621</text:p>
          </table:table-cell>
          <table:table-cell office:value-type="float" office:value="-0.0103409" calcext:value-type="float">
            <text:p>-0.0103409</text:p>
          </table:table-cell>
          <table:table-cell office:value-type="float" office:value="-0.01036534" calcext:value-type="float">
            <text:p>-0.01036534</text:p>
          </table:table-cell>
          <table:table-cell office:value-type="float" office:value="-0.01062864" calcext:value-type="float">
            <text:p>-0.01062864</text:p>
          </table:table-cell>
          <table:table-cell office:value-type="float" office:value="-0.01085465" calcext:value-type="float">
            <text:p>-0.01085465</text:p>
          </table:table-cell>
          <table:table-cell office:value-type="float" office:value="-0.04459404" calcext:value-type="float">
            <text:p>-0.04459404</text:p>
          </table:table-cell>
          <table:table-cell office:value-type="float" office:value="-0.0317124" calcext:value-type="float">
            <text:p>-0.0317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4254" calcext:value-type="float">
            <text:p>-0.0134254</text:p>
          </table:table-cell>
          <table:table-cell office:value-type="float" office:value="0.002249161" calcext:value-type="float">
            <text:p>0.00224916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38067" calcext:value-type="float">
            <text:p>-2.3380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7" calcext:value-type="float">
            <text:p>1042007</text:p>
          </table:table-cell>
          <table:table-cell office:value-type="float" office:value="88.86778" calcext:value-type="float">
            <text:p>88.86778</text:p>
          </table:table-cell>
          <table:table-cell office:value-type="float" office:value="31.72198" calcext:value-type="float">
            <text:p>31.72198</text:p>
          </table:table-cell>
          <table:table-cell office:value-type="float" office:value="0" calcext:value-type="float">
            <text:p>0</text:p>
          </table:table-cell>
          <table:table-cell office:value-type="float" office:value="1070.054" calcext:value-type="float">
            <text:p>1070.054</text:p>
          </table:table-cell>
          <table:table-cell office:value-type="float" office:value="28.6641" calcext:value-type="float">
            <text:p>28.6641</text:p>
          </table:table-cell>
          <table:table-cell office:value-type="float" office:value="0" calcext:value-type="float">
            <text:p>0</text:p>
          </table:table-cell>
          <table:table-cell office:value-type="float" office:value="0.3186567" calcext:value-type="float">
            <text:p>0.3186567</text:p>
          </table:table-cell>
          <table:table-cell office:value-type="float" office:value="0.3248669" calcext:value-type="float">
            <text:p>0.3248669</text:p>
          </table:table-cell>
          <table:table-cell office:value-type="float" office:value="0.3418787" calcext:value-type="float">
            <text:p>0.3418787</text:p>
          </table:table-cell>
          <table:table-cell office:value-type="float" office:value="0.3526152" calcext:value-type="float">
            <text:p>0.3526152</text:p>
          </table:table-cell>
          <table:table-cell office:value-type="float" office:value="0.3577303" calcext:value-type="float">
            <text:p>0.3577303</text:p>
          </table:table-cell>
          <table:table-cell office:value-type="float" office:value="0.3128135" calcext:value-type="float">
            <text:p>0.3128135</text:p>
          </table:table-cell>
          <table:table-cell office:value-type="float" office:value="0.3079959" calcext:value-type="float">
            <text:p>0.3079959</text:p>
          </table:table-cell>
          <table:table-cell office:value-type="float" office:value="0.3761577" calcext:value-type="float">
            <text:p>0.3761577</text:p>
          </table:table-cell>
          <table:table-cell office:value-type="float" office:value="0.3366498" calcext:value-type="float">
            <text:p>0.3366498</text:p>
          </table:table-cell>
          <table:table-cell office:value-type="float" office:value="0.3530647" calcext:value-type="float">
            <text:p>0.3530647</text:p>
          </table:table-cell>
          <table:table-cell office:value-type="float" office:value="0.3735504" calcext:value-type="float">
            <text:p>0.3735504</text:p>
          </table:table-cell>
          <table:table-cell office:value-type="float" office:value="0.3917829" calcext:value-type="float">
            <text:p>0.3917829</text:p>
          </table:table-cell>
          <table:table-cell office:value-type="float" office:value="0.4620431" calcext:value-type="float">
            <text:p>0.4620431</text:p>
          </table:table-cell>
          <table:table-cell office:value-type="float" office:value="0" calcext:value-type="float">
            <text:p>0</text:p>
          </table:table-cell>
          <table:table-cell office:value-type="float" office:value="1.870914E-015" calcext:value-type="float">
            <text:p>1.870914E-15</text:p>
          </table:table-cell>
          <table:table-cell office:value-type="float" office:value="1.941147E-015" calcext:value-type="float">
            <text:p>1.941147E-15</text:p>
          </table:table-cell>
          <table:table-cell office:value-type="float" office:value="1.925726E-015" calcext:value-type="float">
            <text:p>1.925726E-15</text:p>
          </table:table-cell>
          <table:table-cell office:value-type="float" office:value="9.650292E-016" calcext:value-type="float">
            <text:p>9.650292E-16</text:p>
          </table:table-cell>
          <table:table-cell office:value-type="float" office:value="1.022721E-015" calcext:value-type="float">
            <text:p>1.02272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38377" calcext:value-type="float">
            <text:p>-0.02438377</text:p>
          </table:table-cell>
          <table:table-cell office:value-type="float" office:value="-0.02155672" calcext:value-type="float">
            <text:p>-0.02155672</text:p>
          </table:table-cell>
          <table:table-cell office:value-type="float" office:value="-0.01564639" calcext:value-type="float">
            <text:p>-0.01564639</text:p>
          </table:table-cell>
          <table:table-cell office:value-type="float" office:value="-0.01300991" calcext:value-type="float">
            <text:p>-0.01300991</text:p>
          </table:table-cell>
          <table:table-cell office:value-type="float" office:value="-0.01192734" calcext:value-type="float">
            <text:p>-0.01192734</text:p>
          </table:table-cell>
          <table:table-cell office:value-type="float" office:value="-0.0106095" calcext:value-type="float">
            <text:p>-0.0106095</text:p>
          </table:table-cell>
          <table:table-cell office:value-type="float" office:value="-0.01005781" calcext:value-type="float">
            <text:p>-0.01005781</text:p>
          </table:table-cell>
          <table:table-cell office:value-type="float" office:value="-0.01066979" calcext:value-type="float">
            <text:p>-0.01066979</text:p>
          </table:table-cell>
          <table:table-cell office:value-type="float" office:value="-0.0426491" calcext:value-type="float">
            <text:p>-0.0426491</text:p>
          </table:table-cell>
          <table:table-cell office:value-type="float" office:value="-0.03134233" calcext:value-type="float">
            <text:p>-0.03134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24417" calcext:value-type="float">
            <text:p>-0.02524417</text:p>
          </table:table-cell>
          <table:table-cell office:value-type="float" office:value="0.002141971" calcext:value-type="float">
            <text:p>0.00214197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63983" calcext:value-type="float">
            <text:p>-2.3639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7" calcext:value-type="float">
            <text:p>2042007</text:p>
          </table:table-cell>
          <table:table-cell office:value-type="float" office:value="90.0108" calcext:value-type="float">
            <text:p>90.0108</text:p>
          </table:table-cell>
          <table:table-cell office:value-type="float" office:value="34.54915" calcext:value-type="float">
            <text:p>34.54915</text:p>
          </table:table-cell>
          <table:table-cell office:value-type="float" office:value="0" calcext:value-type="float">
            <text:p>0</text:p>
          </table:table-cell>
          <table:table-cell office:value-type="float" office:value="1068.277" calcext:value-type="float">
            <text:p>1068.277</text:p>
          </table:table-cell>
          <table:table-cell office:value-type="float" office:value="28.7568" calcext:value-type="float">
            <text:p>28.7568</text:p>
          </table:table-cell>
          <table:table-cell office:value-type="float" office:value="0" calcext:value-type="float">
            <text:p>0</text:p>
          </table:table-cell>
          <table:table-cell office:value-type="float" office:value="0.2619696" calcext:value-type="float">
            <text:p>0.2619696</text:p>
          </table:table-cell>
          <table:table-cell office:value-type="float" office:value="0.3269204" calcext:value-type="float">
            <text:p>0.3269204</text:p>
          </table:table-cell>
          <table:table-cell office:value-type="float" office:value="0.3364704" calcext:value-type="float">
            <text:p>0.3364704</text:p>
          </table:table-cell>
          <table:table-cell office:value-type="float" office:value="0.3451321" calcext:value-type="float">
            <text:p>0.3451321</text:p>
          </table:table-cell>
          <table:table-cell office:value-type="float" office:value="0.3500941" calcext:value-type="float">
            <text:p>0.3500941</text:p>
          </table:table-cell>
          <table:table-cell office:value-type="float" office:value="0.3080258" calcext:value-type="float">
            <text:p>0.3080258</text:p>
          </table:table-cell>
          <table:table-cell office:value-type="float" office:value="0.3043056" calcext:value-type="float">
            <text:p>0.3043056</text:p>
          </table:table-cell>
          <table:table-cell office:value-type="float" office:value="0.3757337" calcext:value-type="float">
            <text:p>0.3757337</text:p>
          </table:table-cell>
          <table:table-cell office:value-type="float" office:value="0.3381424" calcext:value-type="float">
            <text:p>0.3381424</text:p>
          </table:table-cell>
          <table:table-cell office:value-type="float" office:value="0.3533312" calcext:value-type="float">
            <text:p>0.3533312</text:p>
          </table:table-cell>
          <table:table-cell office:value-type="float" office:value="0.3736719" calcext:value-type="float">
            <text:p>0.3736719</text:p>
          </table:table-cell>
          <table:table-cell office:value-type="float" office:value="0.3917472" calcext:value-type="float">
            <text:p>0.391747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50072E-015" calcext:value-type="float">
            <text:p>1.850072E-15</text:p>
          </table:table-cell>
          <table:table-cell office:value-type="float" office:value="1.941081E-015" calcext:value-type="float">
            <text:p>1.941081E-15</text:p>
          </table:table-cell>
          <table:table-cell office:value-type="float" office:value="1.925674E-015" calcext:value-type="float">
            <text:p>1.925674E-15</text:p>
          </table:table-cell>
          <table:table-cell office:value-type="float" office:value="9.65031E-016" calcext:value-type="float">
            <text:p>9.65031E-16</text:p>
          </table:table-cell>
          <table:table-cell office:value-type="float" office:value="1.022706E-015" calcext:value-type="float">
            <text:p>1.022706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16984" calcext:value-type="float">
            <text:p>-0.2016984</text:p>
          </table:table-cell>
          <table:table-cell office:value-type="float" office:value="-0.02052594" calcext:value-type="float">
            <text:p>-0.02052594</text:p>
          </table:table-cell>
          <table:table-cell office:value-type="float" office:value="-0.01729519" calcext:value-type="float">
            <text:p>-0.01729519</text:p>
          </table:table-cell>
          <table:table-cell office:value-type="float" office:value="-0.01484914" calcext:value-type="float">
            <text:p>-0.01484914</text:p>
          </table:table-cell>
          <table:table-cell office:value-type="float" office:value="-0.01361474" calcext:value-type="float">
            <text:p>-0.01361474</text:p>
          </table:table-cell>
          <table:table-cell office:value-type="float" office:value="-0.01192103" calcext:value-type="float">
            <text:p>-0.01192103</text:p>
          </table:table-cell>
          <table:table-cell office:value-type="float" office:value="-0.01112832" calcext:value-type="float">
            <text:p>-0.01112832</text:p>
          </table:table-cell>
          <table:table-cell office:value-type="float" office:value="-0.01092931" calcext:value-type="float">
            <text:p>-0.01092931</text:p>
          </table:table-cell>
          <table:table-cell office:value-type="float" office:value="-0.04092026" calcext:value-type="float">
            <text:p>-0.04092026</text:p>
          </table:table-cell>
          <table:table-cell office:value-type="float" office:value="-0.03094115" calcext:value-type="float">
            <text:p>-0.03094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824866" calcext:value-type="float">
            <text:p>-0.04824866</text:p>
          </table:table-cell>
          <table:table-cell office:value-type="float" office:value="0.002051973" calcext:value-type="float">
            <text:p>0.00205197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70819" calcext:value-type="float">
            <text:p>-2.3708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7" calcext:value-type="float">
            <text:p>3042007</text:p>
          </table:table-cell>
          <table:table-cell office:value-type="float" office:value="93.43982" calcext:value-type="float">
            <text:p>93.43982</text:p>
          </table:table-cell>
          <table:table-cell office:value-type="float" office:value="37.15101" calcext:value-type="float">
            <text:p>37.15101</text:p>
          </table:table-cell>
          <table:table-cell office:value-type="float" office:value="0" calcext:value-type="float">
            <text:p>0</text:p>
          </table:table-cell>
          <table:table-cell office:value-type="float" office:value="1069.059" calcext:value-type="float">
            <text:p>1069.059</text:p>
          </table:table-cell>
          <table:table-cell office:value-type="float" office:value="28.80188" calcext:value-type="float">
            <text:p>28.80188</text:p>
          </table:table-cell>
          <table:table-cell office:value-type="float" office:value="0" calcext:value-type="float">
            <text:p>0</text:p>
          </table:table-cell>
          <table:table-cell office:value-type="float" office:value="0.3242167" calcext:value-type="float">
            <text:p>0.3242167</text:p>
          </table:table-cell>
          <table:table-cell office:value-type="float" office:value="0.328005" calcext:value-type="float">
            <text:p>0.328005</text:p>
          </table:table-cell>
          <table:table-cell office:value-type="float" office:value="0.3397338" calcext:value-type="float">
            <text:p>0.3397338</text:p>
          </table:table-cell>
          <table:table-cell office:value-type="float" office:value="0.3475812" calcext:value-type="float">
            <text:p>0.3475812</text:p>
          </table:table-cell>
          <table:table-cell office:value-type="float" office:value="0.3508324" calcext:value-type="float">
            <text:p>0.3508324</text:p>
          </table:table-cell>
          <table:table-cell office:value-type="float" office:value="0.3058909" calcext:value-type="float">
            <text:p>0.3058909</text:p>
          </table:table-cell>
          <table:table-cell office:value-type="float" office:value="0.3015393" calcext:value-type="float">
            <text:p>0.3015393</text:p>
          </table:table-cell>
          <table:table-cell office:value-type="float" office:value="0.3745336" calcext:value-type="float">
            <text:p>0.3745336</text:p>
          </table:table-cell>
          <table:table-cell office:value-type="float" office:value="0.3398497" calcext:value-type="float">
            <text:p>0.3398497</text:p>
          </table:table-cell>
          <table:table-cell office:value-type="float" office:value="0.3536279" calcext:value-type="float">
            <text:p>0.3536279</text:p>
          </table:table-cell>
          <table:table-cell office:value-type="float" office:value="0.373891" calcext:value-type="float">
            <text:p>0.373891</text:p>
          </table:table-cell>
          <table:table-cell office:value-type="float" office:value="0.3916088" calcext:value-type="float">
            <text:p>0.391608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50616E-015" calcext:value-type="float">
            <text:p>1.850616E-15</text:p>
          </table:table-cell>
          <table:table-cell office:value-type="float" office:value="1.941022E-015" calcext:value-type="float">
            <text:p>1.941022E-15</text:p>
          </table:table-cell>
          <table:table-cell office:value-type="float" office:value="1.92562E-015" calcext:value-type="float">
            <text:p>1.92562E-15</text:p>
          </table:table-cell>
          <table:table-cell office:value-type="float" office:value="9.650346E-016" calcext:value-type="float">
            <text:p>9.650346E-16</text:p>
          </table:table-cell>
          <table:table-cell office:value-type="float" office:value="1.02269E-015" calcext:value-type="float">
            <text:p>1.0226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89375" calcext:value-type="float">
            <text:p>-0.02189375</text:p>
          </table:table-cell>
          <table:table-cell office:value-type="float" office:value="-0.020289" calcext:value-type="float">
            <text:p>-0.020289</text:p>
          </table:table-cell>
          <table:table-cell office:value-type="float" office:value="-0.01627609" calcext:value-type="float">
            <text:p>-0.01627609</text:p>
          </table:table-cell>
          <table:table-cell office:value-type="float" office:value="-0.01421292" calcext:value-type="float">
            <text:p>-0.01421292</text:p>
          </table:table-cell>
          <table:table-cell office:value-type="float" office:value="-0.01344147" calcext:value-type="float">
            <text:p>-0.01344147</text:p>
          </table:table-cell>
          <table:table-cell office:value-type="float" office:value="-0.01257278" calcext:value-type="float">
            <text:p>-0.01257278</text:p>
          </table:table-cell>
          <table:table-cell office:value-type="float" office:value="-0.01201869" calcext:value-type="float">
            <text:p>-0.01201869</text:p>
          </table:table-cell>
          <table:table-cell office:value-type="float" office:value="-0.0117077" calcext:value-type="float">
            <text:p>-0.0117077</text:p>
          </table:table-cell>
          <table:table-cell office:value-type="float" office:value="-0.03904122" calcext:value-type="float">
            <text:p>-0.03904122</text:p>
          </table:table-cell>
          <table:table-cell office:value-type="float" office:value="-0.03050004" calcext:value-type="float">
            <text:p>-0.0305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95898" calcext:value-type="float">
            <text:p>-0.02195898</text:p>
          </table:table-cell>
          <table:table-cell office:value-type="float" office:value="0.001943855" calcext:value-type="float">
            <text:p>0.00194385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74441" calcext:value-type="float">
            <text:p>-2.3744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7" calcext:value-type="float">
            <text:p>4042007</text:p>
          </table:table-cell>
          <table:table-cell office:value-type="float" office:value="94.01131" calcext:value-type="float">
            <text:p>94.01131</text:p>
          </table:table-cell>
          <table:table-cell office:value-type="float" office:value="38.40099" calcext:value-type="float">
            <text:p>38.40099</text:p>
          </table:table-cell>
          <table:table-cell office:value-type="float" office:value="0" calcext:value-type="float">
            <text:p>0</text:p>
          </table:table-cell>
          <table:table-cell office:value-type="float" office:value="1068.377" calcext:value-type="float">
            <text:p>1068.377</text:p>
          </table:table-cell>
          <table:table-cell office:value-type="float" office:value="28.8061" calcext:value-type="float">
            <text:p>28.8061</text:p>
          </table:table-cell>
          <table:table-cell office:value-type="float" office:value="0" calcext:value-type="float">
            <text:p>0</text:p>
          </table:table-cell>
          <table:table-cell office:value-type="float" office:value="0.3583972" calcext:value-type="float">
            <text:p>0.3583972</text:p>
          </table:table-cell>
          <table:table-cell office:value-type="float" office:value="0.3254244" calcext:value-type="float">
            <text:p>0.3254244</text:p>
          </table:table-cell>
          <table:table-cell office:value-type="float" office:value="0.3334983" calcext:value-type="float">
            <text:p>0.3334983</text:p>
          </table:table-cell>
          <table:table-cell office:value-type="float" office:value="0.3415293" calcext:value-type="float">
            <text:p>0.3415293</text:p>
          </table:table-cell>
          <table:table-cell office:value-type="float" office:value="0.3454767" calcext:value-type="float">
            <text:p>0.3454767</text:p>
          </table:table-cell>
          <table:table-cell office:value-type="float" office:value="0.3033426" calcext:value-type="float">
            <text:p>0.3033426</text:p>
          </table:table-cell>
          <table:table-cell office:value-type="float" office:value="0.299347" calcext:value-type="float">
            <text:p>0.299347</text:p>
          </table:table-cell>
          <table:table-cell office:value-type="float" office:value="0.3734421" calcext:value-type="float">
            <text:p>0.3734421</text:p>
          </table:table-cell>
          <table:table-cell office:value-type="float" office:value="0.3414408" calcext:value-type="float">
            <text:p>0.3414408</text:p>
          </table:table-cell>
          <table:table-cell office:value-type="float" office:value="0.3539419" calcext:value-type="float">
            <text:p>0.3539419</text:p>
          </table:table-cell>
          <table:table-cell office:value-type="float" office:value="0.3740933" calcext:value-type="float">
            <text:p>0.3740933</text:p>
          </table:table-cell>
          <table:table-cell office:value-type="float" office:value="0.3914675" calcext:value-type="float">
            <text:p>0.391467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51074E-015" calcext:value-type="float">
            <text:p>1.851074E-15</text:p>
          </table:table-cell>
          <table:table-cell office:value-type="float" office:value="1.940971E-015" calcext:value-type="float">
            <text:p>1.940971E-15</text:p>
          </table:table-cell>
          <table:table-cell office:value-type="float" office:value="1.925576E-015" calcext:value-type="float">
            <text:p>1.925576E-15</text:p>
          </table:table-cell>
          <table:table-cell office:value-type="float" office:value="9.650368E-016" calcext:value-type="float">
            <text:p>9.650368E-16</text:p>
          </table:table-cell>
          <table:table-cell office:value-type="float" office:value="1.022674E-015" calcext:value-type="float">
            <text:p>1.022674E-15</text:p>
          </table:table-cell>
          <table:table-cell office:value-type="float" office:value="1.938686E-015" calcext:value-type="float">
            <text:p>1.938686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68758" calcext:value-type="float">
            <text:p>-0.01368758</text:p>
          </table:table-cell>
          <table:table-cell office:value-type="float" office:value="-0.02180461" calcext:value-type="float">
            <text:p>-0.02180461</text:p>
          </table:table-cell>
          <table:table-cell office:value-type="float" office:value="-0.01825445" calcext:value-type="float">
            <text:p>-0.01825445</text:p>
          </table:table-cell>
          <table:table-cell office:value-type="float" office:value="-0.01583018" calcext:value-type="float">
            <text:p>-0.01583018</text:p>
          </table:table-cell>
          <table:table-cell office:value-type="float" office:value="-0.01476749" calcext:value-type="float">
            <text:p>-0.01476749</text:p>
          </table:table-cell>
          <table:table-cell office:value-type="float" office:value="-0.01338926" calcext:value-type="float">
            <text:p>-0.01338926</text:p>
          </table:table-cell>
          <table:table-cell office:value-type="float" office:value="-0.01277477" calcext:value-type="float">
            <text:p>-0.01277477</text:p>
          </table:table-cell>
          <table:table-cell office:value-type="float" office:value="-0.01247013" calcext:value-type="float">
            <text:p>-0.01247013</text:p>
          </table:table-cell>
          <table:table-cell office:value-type="float" office:value="-0.0373718" calcext:value-type="float">
            <text:p>-0.0373718</text:p>
          </table:table-cell>
          <table:table-cell office:value-type="float" office:value="-0.03004082" calcext:value-type="float">
            <text:p>-0.0300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36818" calcext:value-type="float">
            <text:p>-0.01136818</text:p>
          </table:table-cell>
          <table:table-cell office:value-type="float" office:value="0.001860573" calcext:value-type="float">
            <text:p>0.00186057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77838" calcext:value-type="float">
            <text:p>-2.3778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7" calcext:value-type="float">
            <text:p>5042007</text:p>
          </table:table-cell>
          <table:table-cell office:value-type="float" office:value="95.72578" calcext:value-type="float">
            <text:p>95.72578</text:p>
          </table:table-cell>
          <table:table-cell office:value-type="float" office:value="40.44889" calcext:value-type="float">
            <text:p>40.44889</text:p>
          </table:table-cell>
          <table:table-cell office:value-type="float" office:value="0" calcext:value-type="float">
            <text:p>0</text:p>
          </table:table-cell>
          <table:table-cell office:value-type="float" office:value="1068.031" calcext:value-type="float">
            <text:p>1068.031</text:p>
          </table:table-cell>
          <table:table-cell office:value-type="float" office:value="28.81843" calcext:value-type="float">
            <text:p>28.81843</text:p>
          </table:table-cell>
          <table:table-cell office:value-type="float" office:value="0" calcext:value-type="float">
            <text:p>0</text:p>
          </table:table-cell>
          <table:table-cell office:value-type="float" office:value="0.3223274" calcext:value-type="float">
            <text:p>0.3223274</text:p>
          </table:table-cell>
          <table:table-cell office:value-type="float" office:value="0.3258141" calcext:value-type="float">
            <text:p>0.3258141</text:p>
          </table:table-cell>
          <table:table-cell office:value-type="float" office:value="0.3358577" calcext:value-type="float">
            <text:p>0.3358577</text:p>
          </table:table-cell>
          <table:table-cell office:value-type="float" office:value="0.3426374" calcext:value-type="float">
            <text:p>0.3426374</text:p>
          </table:table-cell>
          <table:table-cell office:value-type="float" office:value="0.3454721" calcext:value-type="float">
            <text:p>0.3454721</text:p>
          </table:table-cell>
          <table:table-cell office:value-type="float" office:value="0.3017108" calcext:value-type="float">
            <text:p>0.3017108</text:p>
          </table:table-cell>
          <table:table-cell office:value-type="float" office:value="0.2974541" calcext:value-type="float">
            <text:p>0.2974541</text:p>
          </table:table-cell>
          <table:table-cell office:value-type="float" office:value="0.3723649" calcext:value-type="float">
            <text:p>0.3723649</text:p>
          </table:table-cell>
          <table:table-cell office:value-type="float" office:value="0.3428927" calcext:value-type="float">
            <text:p>0.3428927</text:p>
          </table:table-cell>
          <table:table-cell office:value-type="float" office:value="0.3542677" calcext:value-type="float">
            <text:p>0.3542677</text:p>
          </table:table-cell>
          <table:table-cell office:value-type="float" office:value="0.3742831" calcext:value-type="float">
            <text:p>0.3742831</text:p>
          </table:table-cell>
          <table:table-cell office:value-type="float" office:value="0.3913445" calcext:value-type="float">
            <text:p>0.391344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51636E-015" calcext:value-type="float">
            <text:p>1.851636E-15</text:p>
          </table:table-cell>
          <table:table-cell office:value-type="float" office:value="1.940908E-015" calcext:value-type="float">
            <text:p>1.940908E-15</text:p>
          </table:table-cell>
          <table:table-cell office:value-type="float" office:value="1.92552E-015" calcext:value-type="float">
            <text:p>1.92552E-15</text:p>
          </table:table-cell>
          <table:table-cell office:value-type="float" office:value="9.65041E-016" calcext:value-type="float">
            <text:p>9.65041E-16</text:p>
          </table:table-cell>
          <table:table-cell office:value-type="float" office:value="1.022658E-015" calcext:value-type="float">
            <text:p>1.022658E-15</text:p>
          </table:table-cell>
          <table:table-cell office:value-type="float" office:value="1.938686E-015" calcext:value-type="float">
            <text:p>1.938686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67384" calcext:value-type="float">
            <text:p>-0.02267384</text:p>
          </table:table-cell>
          <table:table-cell office:value-type="float" office:value="-0.02113271" calcext:value-type="float">
            <text:p>-0.02113271</text:p>
          </table:table-cell>
          <table:table-cell office:value-type="float" office:value="-0.01746175" calcext:value-type="float">
            <text:p>-0.01746175</text:p>
          </table:table-cell>
          <table:table-cell office:value-type="float" office:value="-0.01551432" calcext:value-type="float">
            <text:p>-0.01551432</text:p>
          </table:table-cell>
          <table:table-cell office:value-type="float" office:value="-0.01476911" calcext:value-type="float">
            <text:p>-0.01476911</text:p>
          </table:table-cell>
          <table:table-cell office:value-type="float" office:value="-0.01395129" calcext:value-type="float">
            <text:p>-0.01395129</text:p>
          </table:table-cell>
          <table:table-cell office:value-type="float" office:value="-0.01347577" calcext:value-type="float">
            <text:p>-0.01347577</text:p>
          </table:table-cell>
          <table:table-cell office:value-type="float" office:value="-0.01326959" calcext:value-type="float">
            <text:p>-0.01326959</text:p>
          </table:table-cell>
          <table:table-cell office:value-type="float" office:value="-0.03592042" calcext:value-type="float">
            <text:p>-0.03592042</text:p>
          </table:table-cell>
          <table:table-cell office:value-type="float" office:value="-0.02957152" calcext:value-type="float">
            <text:p>-0.02957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78877" calcext:value-type="float">
            <text:p>-0.02278877</text:p>
          </table:table-cell>
          <table:table-cell office:value-type="float" office:value="0.001750027" calcext:value-type="float">
            <text:p>0.00175002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81195" calcext:value-type="float">
            <text:p>-2.3811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7" calcext:value-type="float">
            <text:p>6042007</text:p>
          </table:table-cell>
          <table:table-cell office:value-type="float" office:value="95.72578" calcext:value-type="float">
            <text:p>95.72578</text:p>
          </table:table-cell>
          <table:table-cell office:value-type="float" office:value="43.04675" calcext:value-type="float">
            <text:p>43.04675</text:p>
          </table:table-cell>
          <table:table-cell office:value-type="float" office:value="0" calcext:value-type="float">
            <text:p>0</text:p>
          </table:table-cell>
          <table:table-cell office:value-type="float" office:value="1065.433" calcext:value-type="float">
            <text:p>1065.433</text:p>
          </table:table-cell>
          <table:table-cell office:value-type="float" office:value="28.81843" calcext:value-type="float">
            <text:p>28.81843</text:p>
          </table:table-cell>
          <table:table-cell office:value-type="float" office:value="0" calcext:value-type="float">
            <text:p>0</text:p>
          </table:table-cell>
          <table:table-cell office:value-type="float" office:value="0.1948334" calcext:value-type="float">
            <text:p>0.1948334</text:p>
          </table:table-cell>
          <table:table-cell office:value-type="float" office:value="0.3212233" calcext:value-type="float">
            <text:p>0.3212233</text:p>
          </table:table-cell>
          <table:table-cell office:value-type="float" office:value="0.3299554" calcext:value-type="float">
            <text:p>0.3299554</text:p>
          </table:table-cell>
          <table:table-cell office:value-type="float" office:value="0.3370079" calcext:value-type="float">
            <text:p>0.3370079</text:p>
          </table:table-cell>
          <table:table-cell office:value-type="float" office:value="0.3406352" calcext:value-type="float">
            <text:p>0.3406352</text:p>
          </table:table-cell>
          <table:table-cell office:value-type="float" office:value="0.2996514" calcext:value-type="float">
            <text:p>0.2996514</text:p>
          </table:table-cell>
          <table:table-cell office:value-type="float" office:value="0.2956475" calcext:value-type="float">
            <text:p>0.2956475</text:p>
          </table:table-cell>
          <table:table-cell office:value-type="float" office:value="0.3710992" calcext:value-type="float">
            <text:p>0.3710992</text:p>
          </table:table-cell>
          <table:table-cell office:value-type="float" office:value="0.3444906" calcext:value-type="float">
            <text:p>0.3444906</text:p>
          </table:table-cell>
          <table:table-cell office:value-type="float" office:value="0.354597" calcext:value-type="float">
            <text:p>0.354597</text:p>
          </table:table-cell>
          <table:table-cell office:value-type="float" office:value="0.3744634" calcext:value-type="float">
            <text:p>0.3744634</text:p>
          </table:table-cell>
          <table:table-cell office:value-type="float" office:value="0.3912356" calcext:value-type="float">
            <text:p>0.391235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52319E-015" calcext:value-type="float">
            <text:p>1.852319E-15</text:p>
          </table:table-cell>
          <table:table-cell office:value-type="float" office:value="1.940834E-015" calcext:value-type="float">
            <text:p>1.940834E-15</text:p>
          </table:table-cell>
          <table:table-cell office:value-type="float" office:value="1.925449E-015" calcext:value-type="float">
            <text:p>1.925449E-15</text:p>
          </table:table-cell>
          <table:table-cell office:value-type="float" office:value="9.650458E-016" calcext:value-type="float">
            <text:p>9.650458E-16</text:p>
          </table:table-cell>
          <table:table-cell office:value-type="float" office:value="1.022638E-015" calcext:value-type="float">
            <text:p>1.022638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981" calcext:value-type="float">
            <text:p>-0.98981</text:p>
          </table:table-cell>
          <table:table-cell office:value-type="float" office:value="-0.02301719" calcext:value-type="float">
            <text:p>-0.02301719</text:p>
          </table:table-cell>
          <table:table-cell office:value-type="float" office:value="-0.01949398" calcext:value-type="float">
            <text:p>-0.01949398</text:p>
          </table:table-cell>
          <table:table-cell office:value-type="float" office:value="-0.01717231" calcext:value-type="float">
            <text:p>-0.01717231</text:p>
          </table:table-cell>
          <table:table-cell office:value-type="float" office:value="-0.01609277" calcext:value-type="float">
            <text:p>-0.01609277</text:p>
          </table:table-cell>
          <table:table-cell office:value-type="float" office:value="-0.01468795" calcext:value-type="float">
            <text:p>-0.01468795</text:p>
          </table:table-cell>
          <table:table-cell office:value-type="float" office:value="-0.01417767" calcext:value-type="float">
            <text:p>-0.01417767</text:p>
          </table:table-cell>
          <table:table-cell office:value-type="float" office:value="-0.01428561" calcext:value-type="float">
            <text:p>-0.01428561</text:p>
          </table:table-cell>
          <table:table-cell office:value-type="float" office:value="-0.03439099" calcext:value-type="float">
            <text:p>-0.03439099</text:p>
          </table:table-cell>
          <table:table-cell office:value-type="float" office:value="-0.02910545" calcext:value-type="float">
            <text:p>-0.02910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81776" calcext:value-type="float">
            <text:p>-1.381776</text:p>
          </table:table-cell>
          <table:table-cell office:value-type="float" office:value="0.001655727" calcext:value-type="float">
            <text:p>0.00165572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84489" calcext:value-type="float">
            <text:p>-2.3844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7" calcext:value-type="float">
            <text:p>7042007</text:p>
          </table:table-cell>
          <table:table-cell office:value-type="float" office:value="95.72578" calcext:value-type="float">
            <text:p>95.72578</text:p>
          </table:table-cell>
          <table:table-cell office:value-type="float" office:value="44.17242" calcext:value-type="float">
            <text:p>44.17242</text:p>
          </table:table-cell>
          <table:table-cell office:value-type="float" office:value="0" calcext:value-type="float">
            <text:p>0</text:p>
          </table:table-cell>
          <table:table-cell office:value-type="float" office:value="1064.307" calcext:value-type="float">
            <text:p>1064.307</text:p>
          </table:table-cell>
          <table:table-cell office:value-type="float" office:value="28.81843" calcext:value-type="float">
            <text:p>28.81843</text:p>
          </table:table-cell>
          <table:table-cell office:value-type="float" office:value="0" calcext:value-type="float">
            <text:p>0</text:p>
          </table:table-cell>
          <table:table-cell office:value-type="float" office:value="0.1143648" calcext:value-type="float">
            <text:p>0.1143648</text:p>
          </table:table-cell>
          <table:table-cell office:value-type="float" office:value="0.3259964" calcext:value-type="float">
            <text:p>0.3259964</text:p>
          </table:table-cell>
          <table:table-cell office:value-type="float" office:value="0.3294655" calcext:value-type="float">
            <text:p>0.3294655</text:p>
          </table:table-cell>
          <table:table-cell office:value-type="float" office:value="0.3344171" calcext:value-type="float">
            <text:p>0.3344171</text:p>
          </table:table-cell>
          <table:table-cell office:value-type="float" office:value="0.3374879" calcext:value-type="float">
            <text:p>0.3374879</text:p>
          </table:table-cell>
          <table:table-cell office:value-type="float" office:value="0.2972074" calcext:value-type="float">
            <text:p>0.2972074</text:p>
          </table:table-cell>
          <table:table-cell office:value-type="float" office:value="0.2934983" calcext:value-type="float">
            <text:p>0.2934983</text:p>
          </table:table-cell>
          <table:table-cell office:value-type="float" office:value="0.3700457" calcext:value-type="float">
            <text:p>0.3700457</text:p>
          </table:table-cell>
          <table:table-cell office:value-type="float" office:value="0.3459075" calcext:value-type="float">
            <text:p>0.3459075</text:p>
          </table:table-cell>
          <table:table-cell office:value-type="float" office:value="0.3549379" calcext:value-type="float">
            <text:p>0.3549379</text:p>
          </table:table-cell>
          <table:table-cell office:value-type="float" office:value="0.374637" calcext:value-type="float">
            <text:p>0.374637</text:p>
          </table:table-cell>
          <table:table-cell office:value-type="float" office:value="0.3911377" calcext:value-type="float">
            <text:p>0.391137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53209E-015" calcext:value-type="float">
            <text:p>1.853209E-15</text:p>
          </table:table-cell>
          <table:table-cell office:value-type="float" office:value="1.940733E-015" calcext:value-type="float">
            <text:p>1.940733E-15</text:p>
          </table:table-cell>
          <table:table-cell office:value-type="float" office:value="1.925361E-015" calcext:value-type="float">
            <text:p>1.925361E-15</text:p>
          </table:table-cell>
          <table:table-cell office:value-type="float" office:value="9.650494E-016" calcext:value-type="float">
            <text:p>9.650494E-16</text:p>
          </table:table-cell>
          <table:table-cell office:value-type="float" office:value="1.022618E-015" calcext:value-type="float">
            <text:p>1.022618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17624" calcext:value-type="float">
            <text:p>-60.17624</text:p>
          </table:table-cell>
          <table:table-cell office:value-type="float" office:value="-0.02101675" calcext:value-type="float">
            <text:p>-0.02101675</text:p>
          </table:table-cell>
          <table:table-cell office:value-type="float" office:value="-0.01968733" calcext:value-type="float">
            <text:p>-0.01968733</text:p>
          </table:table-cell>
          <table:table-cell office:value-type="float" office:value="-0.01801575" calcext:value-type="float">
            <text:p>-0.01801575</text:p>
          </table:table-cell>
          <table:table-cell office:value-type="float" office:value="-0.01704202" calcext:value-type="float">
            <text:p>-0.01704202</text:p>
          </table:table-cell>
          <table:table-cell office:value-type="float" office:value="-0.01562564" calcext:value-type="float">
            <text:p>-0.01562564</text:p>
          </table:table-cell>
          <table:table-cell office:value-type="float" office:value="-0.01507106" calcext:value-type="float">
            <text:p>-0.01507106</text:p>
          </table:table-cell>
          <table:table-cell office:value-type="float" office:value="-0.01519144" calcext:value-type="float">
            <text:p>-0.01519144</text:p>
          </table:table-cell>
          <table:table-cell office:value-type="float" office:value="-0.033095" calcext:value-type="float">
            <text:p>-0.033095</text:p>
          </table:table-cell>
          <table:table-cell office:value-type="float" office:value="-0.02863111" calcext:value-type="float">
            <text:p>-0.02863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04897" calcext:value-type="float">
            <text:p>-20.04897</text:p>
          </table:table-cell>
          <table:table-cell office:value-type="float" office:value="0.001556138" calcext:value-type="float">
            <text:p>0.00155613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87709" calcext:value-type="float">
            <text:p>-2.3877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7" calcext:value-type="float">
            <text:p>8042007</text:p>
          </table:table-cell>
          <table:table-cell office:value-type="float" office:value="95.72578" calcext:value-type="float">
            <text:p>95.72578</text:p>
          </table:table-cell>
          <table:table-cell office:value-type="float" office:value="44.24751" calcext:value-type="float">
            <text:p>44.24751</text:p>
          </table:table-cell>
          <table:table-cell office:value-type="float" office:value="0" calcext:value-type="float">
            <text:p>0</text:p>
          </table:table-cell>
          <table:table-cell office:value-type="float" office:value="1064.232" calcext:value-type="float">
            <text:p>1064.232</text:p>
          </table:table-cell>
          <table:table-cell office:value-type="float" office:value="28.81843" calcext:value-type="float">
            <text:p>28.81843</text:p>
          </table:table-cell>
          <table:table-cell office:value-type="float" office:value="0" calcext:value-type="float">
            <text:p>0</text:p>
          </table:table-cell>
          <table:table-cell office:value-type="float" office:value="0.1120152" calcext:value-type="float">
            <text:p>0.1120152</text:p>
          </table:table-cell>
          <table:table-cell office:value-type="float" office:value="0.3286863" calcext:value-type="float">
            <text:p>0.3286863</text:p>
          </table:table-cell>
          <table:table-cell office:value-type="float" office:value="0.3308023" calcext:value-type="float">
            <text:p>0.3308023</text:p>
          </table:table-cell>
          <table:table-cell office:value-type="float" office:value="0.3337172" calcext:value-type="float">
            <text:p>0.3337172</text:p>
          </table:table-cell>
          <table:table-cell office:value-type="float" office:value="0.3359499" calcext:value-type="float">
            <text:p>0.3359499</text:p>
          </table:table-cell>
          <table:table-cell office:value-type="float" office:value="0.2952794" calcext:value-type="float">
            <text:p>0.2952794</text:p>
          </table:table-cell>
          <table:table-cell office:value-type="float" office:value="0.2914968" calcext:value-type="float">
            <text:p>0.2914968</text:p>
          </table:table-cell>
          <table:table-cell office:value-type="float" office:value="0.3691674" calcext:value-type="float">
            <text:p>0.3691674</text:p>
          </table:table-cell>
          <table:table-cell office:value-type="float" office:value="0.3471345" calcext:value-type="float">
            <text:p>0.3471345</text:p>
          </table:table-cell>
          <table:table-cell office:value-type="float" office:value="0.3553052" calcext:value-type="float">
            <text:p>0.3553052</text:p>
          </table:table-cell>
          <table:table-cell office:value-type="float" office:value="0.3747908" calcext:value-type="float">
            <text:p>0.3747908</text:p>
          </table:table-cell>
          <table:table-cell office:value-type="float" office:value="0.3910492" calcext:value-type="float">
            <text:p>0.391049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54352E-015" calcext:value-type="float">
            <text:p>1.854352E-15</text:p>
          </table:table-cell>
          <table:table-cell office:value-type="float" office:value="1.940601E-015" calcext:value-type="float">
            <text:p>1.940601E-15</text:p>
          </table:table-cell>
          <table:table-cell office:value-type="float" office:value="1.925249E-015" calcext:value-type="float">
            <text:p>1.925249E-15</text:p>
          </table:table-cell>
          <table:table-cell office:value-type="float" office:value="9.650487E-016" calcext:value-type="float">
            <text:p>9.650487E-16</text:p>
          </table:table-cell>
          <table:table-cell office:value-type="float" office:value="1.0226E-015" calcext:value-type="float">
            <text:p>1.0226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78938" calcext:value-type="float">
            <text:p>-70.78938</text:p>
          </table:table-cell>
          <table:table-cell office:value-type="float" office:value="-0.019976" calcext:value-type="float">
            <text:p>-0.019976</text:p>
          </table:table-cell>
          <table:table-cell office:value-type="float" office:value="-0.01920135" calcext:value-type="float">
            <text:p>-0.01920135</text:p>
          </table:table-cell>
          <table:table-cell office:value-type="float" office:value="-0.01825074" calcext:value-type="float">
            <text:p>-0.01825074</text:p>
          </table:table-cell>
          <table:table-cell office:value-type="float" office:value="-0.01752574" calcext:value-type="float">
            <text:p>-0.01752574</text:p>
          </table:table-cell>
          <table:table-cell office:value-type="float" office:value="-0.01641708" calcext:value-type="float">
            <text:p>-0.01641708</text:p>
          </table:table-cell>
          <table:table-cell office:value-type="float" office:value="-0.01596113" calcext:value-type="float">
            <text:p>-0.01596113</text:p>
          </table:table-cell>
          <table:table-cell office:value-type="float" office:value="-0.01599325" calcext:value-type="float">
            <text:p>-0.01599325</text:p>
          </table:table-cell>
          <table:table-cell office:value-type="float" office:value="-0.03126965" calcext:value-type="float">
            <text:p>-0.03126965</text:p>
          </table:table-cell>
          <table:table-cell office:value-type="float" office:value="-0.02813032" calcext:value-type="float">
            <text:p>-0.02813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06041" calcext:value-type="float">
            <text:p>-25.06041</text:p>
          </table:table-cell>
          <table:table-cell office:value-type="float" office:value="0.001466532" calcext:value-type="float">
            <text:p>0.00146653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90834" calcext:value-type="float">
            <text:p>-2.3908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7" calcext:value-type="float">
            <text:p>9042007</text:p>
          </table:table-cell>
          <table:table-cell office:value-type="float" office:value="100.1073" calcext:value-type="float">
            <text:p>100.1073</text:p>
          </table:table-cell>
          <table:table-cell office:value-type="float" office:value="44.34126" calcext:value-type="float">
            <text:p>44.34126</text:p>
          </table:table-cell>
          <table:table-cell office:value-type="float" office:value="0" calcext:value-type="float">
            <text:p>0</text:p>
          </table:table-cell>
          <table:table-cell office:value-type="float" office:value="1068.479" calcext:value-type="float">
            <text:p>1068.479</text:p>
          </table:table-cell>
          <table:table-cell office:value-type="float" office:value="28.8597" calcext:value-type="float">
            <text:p>28.8597</text:p>
          </table:table-cell>
          <table:table-cell office:value-type="float" office:value="0" calcext:value-type="float">
            <text:p>0</text:p>
          </table:table-cell>
          <table:table-cell office:value-type="float" office:value="0.4888648" calcext:value-type="float">
            <text:p>0.4888648</text:p>
          </table:table-cell>
          <table:table-cell office:value-type="float" office:value="0.3323511" calcext:value-type="float">
            <text:p>0.3323511</text:p>
          </table:table-cell>
          <table:table-cell office:value-type="float" office:value="0.3312877" calcext:value-type="float">
            <text:p>0.3312877</text:p>
          </table:table-cell>
          <table:table-cell office:value-type="float" office:value="0.3334867" calcext:value-type="float">
            <text:p>0.3334867</text:p>
          </table:table-cell>
          <table:table-cell office:value-type="float" office:value="0.3351198" calcext:value-type="float">
            <text:p>0.3351198</text:p>
          </table:table-cell>
          <table:table-cell office:value-type="float" office:value="0.2940254" calcext:value-type="float">
            <text:p>0.2940254</text:p>
          </table:table-cell>
          <table:table-cell office:value-type="float" office:value="0.2899971" calcext:value-type="float">
            <text:p>0.2899971</text:p>
          </table:table-cell>
          <table:table-cell office:value-type="float" office:value="0.3681247" calcext:value-type="float">
            <text:p>0.3681247</text:p>
          </table:table-cell>
          <table:table-cell office:value-type="float" office:value="0.3483744" calcext:value-type="float">
            <text:p>0.3483744</text:p>
          </table:table-cell>
          <table:table-cell office:value-type="float" office:value="0.3557689" calcext:value-type="float">
            <text:p>0.3557689</text:p>
          </table:table-cell>
          <table:table-cell office:value-type="float" office:value="0.3748558" calcext:value-type="float">
            <text:p>0.3748558</text:p>
          </table:table-cell>
          <table:table-cell office:value-type="float" office:value="0.3909632" calcext:value-type="float">
            <text:p>0.390963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55556E-015" calcext:value-type="float">
            <text:p>1.855556E-15</text:p>
          </table:table-cell>
          <table:table-cell office:value-type="float" office:value="1.940469E-015" calcext:value-type="float">
            <text:p>1.940469E-15</text:p>
          </table:table-cell>
          <table:table-cell office:value-type="float" office:value="1.925125E-015" calcext:value-type="float">
            <text:p>1.925125E-15</text:p>
          </table:table-cell>
          <table:table-cell office:value-type="float" office:value="9.650488E-016" calcext:value-type="float">
            <text:p>9.650488E-16</text:p>
          </table:table-cell>
          <table:table-cell office:value-type="float" office:value="1.022579E-015" calcext:value-type="float">
            <text:p>1.02257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64878" calcext:value-type="float">
            <text:p>-0.00664878</text:p>
          </table:table-cell>
          <table:table-cell office:value-type="float" office:value="-0.01968846" calcext:value-type="float">
            <text:p>-0.01968846</text:p>
          </table:table-cell>
          <table:table-cell office:value-type="float" office:value="-0.01903684" calcext:value-type="float">
            <text:p>-0.01903684</text:p>
          </table:table-cell>
          <table:table-cell office:value-type="float" office:value="-0.01832788" calcext:value-type="float">
            <text:p>-0.01832788</text:p>
          </table:table-cell>
          <table:table-cell office:value-type="float" office:value="-0.01779521" calcext:value-type="float">
            <text:p>-0.01779521</text:p>
          </table:table-cell>
          <table:table-cell office:value-type="float" office:value="-0.01695468" calcext:value-type="float">
            <text:p>-0.01695468</text:p>
          </table:table-cell>
          <table:table-cell office:value-type="float" office:value="-0.01670741" calcext:value-type="float">
            <text:p>-0.01670741</text:p>
          </table:table-cell>
          <table:table-cell office:value-type="float" office:value="-0.01699944" calcext:value-type="float">
            <text:p>-0.01699944</text:p>
          </table:table-cell>
          <table:table-cell office:value-type="float" office:value="-0.0294697" calcext:value-type="float">
            <text:p>-0.0294697</text:p>
          </table:table-cell>
          <table:table-cell office:value-type="float" office:value="-0.02750989" calcext:value-type="float">
            <text:p>-0.02750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419228" calcext:value-type="float">
            <text:p>0.00141922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3872" calcext:value-type="float">
            <text:p>-2.3938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7" calcext:value-type="float">
            <text:p>10042007</text:p>
          </table:table-cell>
          <table:table-cell office:value-type="float" office:value="116.2998" calcext:value-type="float">
            <text:p>116.2998</text:p>
          </table:table-cell>
          <table:table-cell office:value-type="float" office:value="47.96574" calcext:value-type="float">
            <text:p>47.96574</text:p>
          </table:table-cell>
          <table:table-cell office:value-type="float" office:value="0" calcext:value-type="float">
            <text:p>0</text:p>
          </table:table-cell>
          <table:table-cell office:value-type="float" office:value="1080.85" calcext:value-type="float">
            <text:p>1080.85</text:p>
          </table:table-cell>
          <table:table-cell office:value-type="float" office:value="29.0561" calcext:value-type="float">
            <text:p>29.0561</text:p>
          </table:table-cell>
          <table:table-cell office:value-type="float" office:value="0" calcext:value-type="float">
            <text:p>0</text:p>
          </table:table-cell>
          <table:table-cell office:value-type="float" office:value="0.4944522" calcext:value-type="float">
            <text:p>0.4944522</text:p>
          </table:table-cell>
          <table:table-cell office:value-type="float" office:value="0.4144605" calcext:value-type="float">
            <text:p>0.4144605</text:p>
          </table:table-cell>
          <table:table-cell office:value-type="float" office:value="0.3854396" calcext:value-type="float">
            <text:p>0.3854396</text:p>
          </table:table-cell>
          <table:table-cell office:value-type="float" office:value="0.3851053" calcext:value-type="float">
            <text:p>0.3851053</text:p>
          </table:table-cell>
          <table:table-cell office:value-type="float" office:value="0.3846543" calcext:value-type="float">
            <text:p>0.3846543</text:p>
          </table:table-cell>
          <table:table-cell office:value-type="float" office:value="0.3101608" calcext:value-type="float">
            <text:p>0.3101608</text:p>
          </table:table-cell>
          <table:table-cell office:value-type="float" office:value="0.2947772" calcext:value-type="float">
            <text:p>0.2947772</text:p>
          </table:table-cell>
          <table:table-cell office:value-type="float" office:value="0.3678882" calcext:value-type="float">
            <text:p>0.3678882</text:p>
          </table:table-cell>
          <table:table-cell office:value-type="float" office:value="0.3493743" calcext:value-type="float">
            <text:p>0.3493743</text:p>
          </table:table-cell>
          <table:table-cell office:value-type="float" office:value="0.3562396" calcext:value-type="float">
            <text:p>0.3562396</text:p>
          </table:table-cell>
          <table:table-cell office:value-type="float" office:value="0.3749484" calcext:value-type="float">
            <text:p>0.3749484</text:p>
          </table:table-cell>
          <table:table-cell office:value-type="float" office:value="0.3908776" calcext:value-type="float">
            <text:p>0.390877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.00001406998" calcext:value-type="float">
            <text:p>1.406998E-05</text:p>
          </table:table-cell>
          <table:table-cell office:value-type="float" office:value="1.856409E-015" calcext:value-type="float">
            <text:p>1.856409E-15</text:p>
          </table:table-cell>
          <table:table-cell office:value-type="float" office:value="1.940386E-015" calcext:value-type="float">
            <text:p>1.940386E-15</text:p>
          </table:table-cell>
          <table:table-cell office:value-type="float" office:value="1.925033E-015" calcext:value-type="float">
            <text:p>1.925033E-15</text:p>
          </table:table-cell>
          <table:table-cell office:value-type="float" office:value="9.650474E-016" calcext:value-type="float">
            <text:p>9.650474E-16</text:p>
          </table:table-cell>
          <table:table-cell office:value-type="float" office:value="1.022563E-015" calcext:value-type="float">
            <text:p>1.022563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39173" calcext:value-type="float">
            <text:p>-0.001739173</text:p>
          </table:table-cell>
          <table:table-cell office:value-type="float" office:value="-0.00595486" calcext:value-type="float">
            <text:p>-0.00595486</text:p>
          </table:table-cell>
          <table:table-cell office:value-type="float" office:value="-0.007788193" calcext:value-type="float">
            <text:p>-0.007788193</text:p>
          </table:table-cell>
          <table:table-cell office:value-type="float" office:value="-0.007606583" calcext:value-type="float">
            <text:p>-0.007606583</text:p>
          </table:table-cell>
          <table:table-cell office:value-type="float" office:value="-0.007632448" calcext:value-type="float">
            <text:p>-0.007632448</text:p>
          </table:table-cell>
          <table:table-cell office:value-type="float" office:value="-0.01137615" calcext:value-type="float">
            <text:p>-0.01137615</text:p>
          </table:table-cell>
          <table:table-cell office:value-type="float" office:value="-0.01462859" calcext:value-type="float">
            <text:p>-0.01462859</text:p>
          </table:table-cell>
          <table:table-cell office:value-type="float" office:value="-0.01724922" calcext:value-type="float">
            <text:p>-0.01724922</text:p>
          </table:table-cell>
          <table:table-cell office:value-type="float" office:value="-0.02809626" calcext:value-type="float">
            <text:p>-0.02809626</text:p>
          </table:table-cell>
          <table:table-cell office:value-type="float" office:value="-0.02689465" calcext:value-type="float">
            <text:p>-0.02689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319881" calcext:value-type="float">
            <text:p>0.00131988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6833" calcext:value-type="float">
            <text:p>-2.3968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7" calcext:value-type="float">
            <text:p>11042007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0.30516" calcext:value-type="float">
            <text:p>50.30516</text:p>
          </table:table-cell>
          <table:table-cell office:value-type="float" office:value="0" calcext:value-type="float">
            <text:p>0</text:p>
          </table:table-cell>
          <table:table-cell office:value-type="float" office:value="1087.549" calcext:value-type="float">
            <text:p>1087.549</text:p>
          </table:table-cell>
          <table:table-cell office:value-type="float" office:value="29.16191" calcext:value-type="float">
            <text:p>29.16191</text:p>
          </table:table-cell>
          <table:table-cell office:value-type="float" office:value="0" calcext:value-type="float">
            <text:p>0</text:p>
          </table:table-cell>
          <table:table-cell office:value-type="float" office:value="0.3971405" calcext:value-type="float">
            <text:p>0.3971405</text:p>
          </table:table-cell>
          <table:table-cell office:value-type="float" office:value="0.4000036" calcext:value-type="float">
            <text:p>0.4000036</text:p>
          </table:table-cell>
          <table:table-cell office:value-type="float" office:value="0.404327" calcext:value-type="float">
            <text:p>0.404327</text:p>
          </table:table-cell>
          <table:table-cell office:value-type="float" office:value="0.4083793" calcext:value-type="float">
            <text:p>0.4083793</text:p>
          </table:table-cell>
          <table:table-cell office:value-type="float" office:value="0.4099617" calcext:value-type="float">
            <text:p>0.4099617</text:p>
          </table:table-cell>
          <table:table-cell office:value-type="float" office:value="0.3397112" calcext:value-type="float">
            <text:p>0.3397112</text:p>
          </table:table-cell>
          <table:table-cell office:value-type="float" office:value="0.3175996" calcext:value-type="float">
            <text:p>0.3175996</text:p>
          </table:table-cell>
          <table:table-cell office:value-type="float" office:value="0.3700517" calcext:value-type="float">
            <text:p>0.3700517</text:p>
          </table:table-cell>
          <table:table-cell office:value-type="float" office:value="0.3503198" calcext:value-type="float">
            <text:p>0.3503198</text:p>
          </table:table-cell>
          <table:table-cell office:value-type="float" office:value="0.3567064" calcext:value-type="float">
            <text:p>0.3567064</text:p>
          </table:table-cell>
          <table:table-cell office:value-type="float" office:value="0.3750636" calcext:value-type="float">
            <text:p>0.3750636</text:p>
          </table:table-cell>
          <table:table-cell office:value-type="float" office:value="0.390795" calcext:value-type="float">
            <text:p>0.39079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57099E-015" calcext:value-type="float">
            <text:p>1.857099E-15</text:p>
          </table:table-cell>
          <table:table-cell office:value-type="float" office:value="1.940318E-015" calcext:value-type="float">
            <text:p>1.940318E-15</text:p>
          </table:table-cell>
          <table:table-cell office:value-type="float" office:value="1.92496E-015" calcext:value-type="float">
            <text:p>1.92496E-15</text:p>
          </table:table-cell>
          <table:table-cell office:value-type="float" office:value="9.650461E-016" calcext:value-type="float">
            <text:p>9.650461E-16</text:p>
          </table:table-cell>
          <table:table-cell office:value-type="float" office:value="1.022546E-015" calcext:value-type="float">
            <text:p>1.022546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25525" calcext:value-type="float">
            <text:p>-0.00625525</text:p>
          </table:table-cell>
          <table:table-cell office:value-type="float" office:value="-0.005967054" calcext:value-type="float">
            <text:p>-0.005967054</text:p>
          </table:table-cell>
          <table:table-cell office:value-type="float" office:value="-0.005587515" calcext:value-type="float">
            <text:p>-0.005587515</text:p>
          </table:table-cell>
          <table:table-cell office:value-type="float" office:value="-0.005303398" calcext:value-type="float">
            <text:p>-0.005303398</text:p>
          </table:table-cell>
          <table:table-cell office:value-type="float" office:value="-0.005184464" calcext:value-type="float">
            <text:p>-0.005184464</text:p>
          </table:table-cell>
          <table:table-cell office:value-type="float" office:value="-0.005694465" calcext:value-type="float">
            <text:p>-0.005694465</text:p>
          </table:table-cell>
          <table:table-cell office:value-type="float" office:value="-0.007845056" calcext:value-type="float">
            <text:p>-0.007845056</text:p>
          </table:table-cell>
          <table:table-cell office:value-type="float" office:value="-0.01523529" calcext:value-type="float">
            <text:p>-0.01523529</text:p>
          </table:table-cell>
          <table:table-cell office:value-type="float" office:value="-0.0268631" calcext:value-type="float">
            <text:p>-0.0268631</text:p>
          </table:table-cell>
          <table:table-cell office:value-type="float" office:value="-0.02629885" calcext:value-type="float">
            <text:p>-0.02629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09159" calcext:value-type="float">
            <text:p>-0.006309159</text:p>
          </table:table-cell>
          <table:table-cell office:value-type="float" office:value="0.001212992" calcext:value-type="float">
            <text:p>0.00121299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9743" calcext:value-type="float">
            <text:p>-2.3997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7" calcext:value-type="float">
            <text:p>12042007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2.7208" calcext:value-type="float">
            <text:p>52.7208</text:p>
          </table:table-cell>
          <table:table-cell office:value-type="float" office:value="0" calcext:value-type="float">
            <text:p>0</text:p>
          </table:table-cell>
          <table:table-cell office:value-type="float" office:value="1085.959" calcext:value-type="float">
            <text:p>1085.959</text:p>
          </table:table-cell>
          <table:table-cell office:value-type="float" office:value="28.33686" calcext:value-type="float">
            <text:p>28.33686</text:p>
          </table:table-cell>
          <table:table-cell office:value-type="float" office:value="0" calcext:value-type="float">
            <text:p>0</text:p>
          </table:table-cell>
          <table:table-cell office:value-type="float" office:value="0.3734283" calcext:value-type="float">
            <text:p>0.3734283</text:p>
          </table:table-cell>
          <table:table-cell office:value-type="float" office:value="0.3760697" calcext:value-type="float">
            <text:p>0.3760697</text:p>
          </table:table-cell>
          <table:table-cell office:value-type="float" office:value="0.381488" calcext:value-type="float">
            <text:p>0.381488</text:p>
          </table:table-cell>
          <table:table-cell office:value-type="float" office:value="0.3878363" calcext:value-type="float">
            <text:p>0.3878363</text:p>
          </table:table-cell>
          <table:table-cell office:value-type="float" office:value="0.3917055" calcext:value-type="float">
            <text:p>0.3917055</text:p>
          </table:table-cell>
          <table:table-cell office:value-type="float" office:value="0.3348027" calcext:value-type="float">
            <text:p>0.3348027</text:p>
          </table:table-cell>
          <table:table-cell office:value-type="float" office:value="0.3244347" calcext:value-type="float">
            <text:p>0.3244347</text:p>
          </table:table-cell>
          <table:table-cell office:value-type="float" office:value="0.3746648" calcext:value-type="float">
            <text:p>0.3746648</text:p>
          </table:table-cell>
          <table:table-cell office:value-type="float" office:value="0.3514408" calcext:value-type="float">
            <text:p>0.3514408</text:p>
          </table:table-cell>
          <table:table-cell office:value-type="float" office:value="0.3571746" calcext:value-type="float">
            <text:p>0.3571746</text:p>
          </table:table-cell>
          <table:table-cell office:value-type="float" office:value="0.3752166" calcext:value-type="float">
            <text:p>0.3752166</text:p>
          </table:table-cell>
          <table:table-cell office:value-type="float" office:value="0.3912877" calcext:value-type="float">
            <text:p>0.3912877</text:p>
          </table:table-cell>
          <table:table-cell office:value-type="float" office:value="0.4529376" calcext:value-type="float">
            <text:p>0.4529376</text:p>
          </table:table-cell>
          <table:table-cell office:value-type="float" office:value="0" calcext:value-type="float">
            <text:p>0</text:p>
          </table:table-cell>
          <table:table-cell office:value-type="float" office:value="1.85775E-015" calcext:value-type="float">
            <text:p>1.85775E-15</text:p>
          </table:table-cell>
          <table:table-cell office:value-type="float" office:value="1.940252E-015" calcext:value-type="float">
            <text:p>1.940252E-15</text:p>
          </table:table-cell>
          <table:table-cell office:value-type="float" office:value="1.924893E-015" calcext:value-type="float">
            <text:p>1.924893E-15</text:p>
          </table:table-cell>
          <table:table-cell office:value-type="float" office:value="9.650445E-016" calcext:value-type="float">
            <text:p>9.650445E-16</text:p>
          </table:table-cell>
          <table:table-cell office:value-type="float" office:value="1.022532E-015" calcext:value-type="float">
            <text:p>1.022532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154758" calcext:value-type="float">
            <text:p>-0.009154758</text:p>
          </table:table-cell>
          <table:table-cell office:value-type="float" office:value="-0.00874893" calcext:value-type="float">
            <text:p>-0.00874893</text:p>
          </table:table-cell>
          <table:table-cell office:value-type="float" office:value="-0.008004403" calcext:value-type="float">
            <text:p>-0.008004403</text:p>
          </table:table-cell>
          <table:table-cell office:value-type="float" office:value="-0.007279964" calcext:value-type="float">
            <text:p>-0.007279964</text:p>
          </table:table-cell>
          <table:table-cell office:value-type="float" office:value="-0.006855865" calcext:value-type="float">
            <text:p>-0.006855865</text:p>
          </table:table-cell>
          <table:table-cell office:value-type="float" office:value="-0.006344353" calcext:value-type="float">
            <text:p>-0.006344353</text:p>
          </table:table-cell>
          <table:table-cell office:value-type="float" office:value="-0.006507419" calcext:value-type="float">
            <text:p>-0.006507419</text:p>
          </table:table-cell>
          <table:table-cell office:value-type="float" office:value="-0.01165862" calcext:value-type="float">
            <text:p>-0.01165862</text:p>
          </table:table-cell>
          <table:table-cell office:value-type="float" office:value="-0.02547624" calcext:value-type="float">
            <text:p>-0.02547624</text:p>
          </table:table-cell>
          <table:table-cell office:value-type="float" office:value="-0.02571531" calcext:value-type="float">
            <text:p>-0.02571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223754" calcext:value-type="float">
            <text:p>-0.009223754</text:p>
          </table:table-cell>
          <table:table-cell office:value-type="float" office:value="0.001132329" calcext:value-type="float">
            <text:p>0.00113232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06983" calcext:value-type="float">
            <text:p>-2.3069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7" calcext:value-type="float">
            <text:p>13042007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6.15171" calcext:value-type="float">
            <text:p>56.15171</text:p>
          </table:table-cell>
          <table:table-cell office:value-type="float" office:value="0" calcext:value-type="float">
            <text:p>0</text:p>
          </table:table-cell>
          <table:table-cell office:value-type="float" office:value="1083.373" calcext:value-type="float">
            <text:p>1083.373</text:p>
          </table:table-cell>
          <table:table-cell office:value-type="float" office:value="27.49098" calcext:value-type="float">
            <text:p>27.49098</text:p>
          </table:table-cell>
          <table:table-cell office:value-type="float" office:value="0" calcext:value-type="float">
            <text:p>0</text:p>
          </table:table-cell>
          <table:table-cell office:value-type="float" office:value="0.3029916" calcext:value-type="float">
            <text:p>0.3029916</text:p>
          </table:table-cell>
          <table:table-cell office:value-type="float" office:value="0.3535492" calcext:value-type="float">
            <text:p>0.3535492</text:p>
          </table:table-cell>
          <table:table-cell office:value-type="float" office:value="0.3657123" calcext:value-type="float">
            <text:p>0.3657123</text:p>
          </table:table-cell>
          <table:table-cell office:value-type="float" office:value="0.3744467" calcext:value-type="float">
            <text:p>0.3744467</text:p>
          </table:table-cell>
          <table:table-cell office:value-type="float" office:value="0.3791084" calcext:value-type="float">
            <text:p>0.3791084</text:p>
          </table:table-cell>
          <table:table-cell office:value-type="float" office:value="0.3273395" calcext:value-type="float">
            <text:p>0.3273395</text:p>
          </table:table-cell>
          <table:table-cell office:value-type="float" office:value="0.3192993" calcext:value-type="float">
            <text:p>0.3192993</text:p>
          </table:table-cell>
          <table:table-cell office:value-type="float" office:value="0.3773734" calcext:value-type="float">
            <text:p>0.3773734</text:p>
          </table:table-cell>
          <table:table-cell office:value-type="float" office:value="0.3529671" calcext:value-type="float">
            <text:p>0.3529671</text:p>
          </table:table-cell>
          <table:table-cell office:value-type="float" office:value="0.3576749" calcext:value-type="float">
            <text:p>0.3576749</text:p>
          </table:table-cell>
          <table:table-cell office:value-type="float" office:value="0.3754166" calcext:value-type="float">
            <text:p>0.3754166</text:p>
          </table:table-cell>
          <table:table-cell office:value-type="float" office:value="0.3915996" calcext:value-type="float">
            <text:p>0.3915996</text:p>
          </table:table-cell>
          <table:table-cell office:value-type="float" office:value="0.4578946" calcext:value-type="float">
            <text:p>0.4578946</text:p>
          </table:table-cell>
          <table:table-cell office:value-type="float" office:value="0" calcext:value-type="float">
            <text:p>0</text:p>
          </table:table-cell>
          <table:table-cell office:value-type="float" office:value="1.858444E-015" calcext:value-type="float">
            <text:p>1.858444E-15</text:p>
          </table:table-cell>
          <table:table-cell office:value-type="float" office:value="1.94018E-015" calcext:value-type="float">
            <text:p>1.94018E-15</text:p>
          </table:table-cell>
          <table:table-cell office:value-type="float" office:value="1.92482E-015" calcext:value-type="float">
            <text:p>1.92482E-15</text:p>
          </table:table-cell>
          <table:table-cell office:value-type="float" office:value="9.650462E-016" calcext:value-type="float">
            <text:p>9.650462E-16</text:p>
          </table:table-cell>
          <table:table-cell office:value-type="float" office:value="1.022515E-015" calcext:value-type="float">
            <text:p>1.022515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87022" calcext:value-type="float">
            <text:p>-0.03587022</text:p>
          </table:table-cell>
          <table:table-cell office:value-type="float" office:value="-0.01264757" calcext:value-type="float">
            <text:p>-0.01264757</text:p>
          </table:table-cell>
          <table:table-cell office:value-type="float" office:value="-0.01034046" calcext:value-type="float">
            <text:p>-0.01034046</text:p>
          </table:table-cell>
          <table:table-cell office:value-type="float" office:value="-0.009012183" calcext:value-type="float">
            <text:p>-0.009012183</text:p>
          </table:table-cell>
          <table:table-cell office:value-type="float" office:value="-0.008366974" calcext:value-type="float">
            <text:p>-0.008366974</text:p>
          </table:table-cell>
          <table:table-cell office:value-type="float" office:value="-0.007523497" calcext:value-type="float">
            <text:p>-0.007523497</text:p>
          </table:table-cell>
          <table:table-cell office:value-type="float" office:value="-0.007427553" calcext:value-type="float">
            <text:p>-0.007427553</text:p>
          </table:table-cell>
          <table:table-cell office:value-type="float" office:value="-0.009968207" calcext:value-type="float">
            <text:p>-0.009968207</text:p>
          </table:table-cell>
          <table:table-cell office:value-type="float" office:value="-0.02371015" calcext:value-type="float">
            <text:p>-0.02371015</text:p>
          </table:table-cell>
          <table:table-cell office:value-type="float" office:value="-0.02510746" calcext:value-type="float">
            <text:p>-0.02510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09649" calcext:value-type="float">
            <text:p>-0.05009649</text:p>
          </table:table-cell>
          <table:table-cell office:value-type="float" office:value="0.001045479" calcext:value-type="float">
            <text:p>0.00104547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39786" calcext:value-type="float">
            <text:p>-2.3397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7" calcext:value-type="float">
            <text:p>14042007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9.63057" calcext:value-type="float">
            <text:p>59.63057</text:p>
          </table:table-cell>
          <table:table-cell office:value-type="float" office:value="0" calcext:value-type="float">
            <text:p>0</text:p>
          </table:table-cell>
          <table:table-cell office:value-type="float" office:value="1080.67" calcext:value-type="float">
            <text:p>1080.67</text:p>
          </table:table-cell>
          <table:table-cell office:value-type="float" office:value="26.7156" calcext:value-type="float">
            <text:p>26.7156</text:p>
          </table:table-cell>
          <table:table-cell office:value-type="float" office:value="0" calcext:value-type="float">
            <text:p>0</text:p>
          </table:table-cell>
          <table:table-cell office:value-type="float" office:value="0.1190603" calcext:value-type="float">
            <text:p>0.1190603</text:p>
          </table:table-cell>
          <table:table-cell office:value-type="float" office:value="0.3550535" calcext:value-type="float">
            <text:p>0.3550535</text:p>
          </table:table-cell>
          <table:table-cell office:value-type="float" office:value="0.3589097" calcext:value-type="float">
            <text:p>0.3589097</text:p>
          </table:table-cell>
          <table:table-cell office:value-type="float" office:value="0.3646065" calcext:value-type="float">
            <text:p>0.3646065</text:p>
          </table:table-cell>
          <table:table-cell office:value-type="float" office:value="0.3684265" calcext:value-type="float">
            <text:p>0.3684265</text:p>
          </table:table-cell>
          <table:table-cell office:value-type="float" office:value="0.3195231" calcext:value-type="float">
            <text:p>0.3195231</text:p>
          </table:table-cell>
          <table:table-cell office:value-type="float" office:value="0.3133031" calcext:value-type="float">
            <text:p>0.3133031</text:p>
          </table:table-cell>
          <table:table-cell office:value-type="float" office:value="0.3785051" calcext:value-type="float">
            <text:p>0.3785051</text:p>
          </table:table-cell>
          <table:table-cell office:value-type="float" office:value="0.3545186" calcext:value-type="float">
            <text:p>0.3545186</text:p>
          </table:table-cell>
          <table:table-cell office:value-type="float" office:value="0.3582046" calcext:value-type="float">
            <text:p>0.3582046</text:p>
          </table:table-cell>
          <table:table-cell office:value-type="float" office:value="0.3756438" calcext:value-type="float">
            <text:p>0.3756438</text:p>
          </table:table-cell>
          <table:table-cell office:value-type="float" office:value="0.3917192" calcext:value-type="float">
            <text:p>0.3917192</text:p>
          </table:table-cell>
          <table:table-cell office:value-type="float" office:value="0.4619838" calcext:value-type="float">
            <text:p>0.4619838</text:p>
          </table:table-cell>
          <table:table-cell office:value-type="float" office:value="0" calcext:value-type="float">
            <text:p>0</text:p>
          </table:table-cell>
          <table:table-cell office:value-type="float" office:value="1.859204E-015" calcext:value-type="float">
            <text:p>1.859204E-15</text:p>
          </table:table-cell>
          <table:table-cell office:value-type="float" office:value="1.9401E-015" calcext:value-type="float">
            <text:p>1.9401E-15</text:p>
          </table:table-cell>
          <table:table-cell office:value-type="float" office:value="1.924742E-015" calcext:value-type="float">
            <text:p>1.924742E-15</text:p>
          </table:table-cell>
          <table:table-cell office:value-type="float" office:value="9.650451E-016" calcext:value-type="float">
            <text:p>9.650451E-16</text:p>
          </table:table-cell>
          <table:table-cell office:value-type="float" office:value="1.0225E-015" calcext:value-type="float">
            <text:p>1.0225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76723" calcext:value-type="float">
            <text:p>-43.76723</text:p>
          </table:table-cell>
          <table:table-cell office:value-type="float" office:value="-0.01245799" calcext:value-type="float">
            <text:p>-0.01245799</text:p>
          </table:table-cell>
          <table:table-cell office:value-type="float" office:value="-0.01164936" calcext:value-type="float">
            <text:p>-0.01164936</text:p>
          </table:table-cell>
          <table:table-cell office:value-type="float" office:value="-0.01062752" calcext:value-type="float">
            <text:p>-0.01062752</text:p>
          </table:table-cell>
          <table:table-cell office:value-type="float" office:value="-0.009975416" calcext:value-type="float">
            <text:p>-0.009975416</text:p>
          </table:table-cell>
          <table:table-cell office:value-type="float" office:value="-0.009035625" calcext:value-type="float">
            <text:p>-0.009035625</text:p>
          </table:table-cell>
          <table:table-cell office:value-type="float" office:value="-0.008717257" calcext:value-type="float">
            <text:p>-0.008717257</text:p>
          </table:table-cell>
          <table:table-cell office:value-type="float" office:value="-0.009330158" calcext:value-type="float">
            <text:p>-0.009330158</text:p>
          </table:table-cell>
          <table:table-cell office:value-type="float" office:value="-0.02204105" calcext:value-type="float">
            <text:p>-0.02204105</text:p>
          </table:table-cell>
          <table:table-cell office:value-type="float" office:value="-0.02448026" calcext:value-type="float">
            <text:p>-0.02448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71733" calcext:value-type="float">
            <text:p>-15.71733</text:p>
          </table:table-cell>
          <table:table-cell office:value-type="float" office:value="0.0009857665" calcext:value-type="float">
            <text:p>0.000985766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64868" calcext:value-type="float">
            <text:p>-2.36486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7" calcext:value-type="float">
            <text:p>15042007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9.72142" calcext:value-type="float">
            <text:p>59.72142</text:p>
          </table:table-cell>
          <table:table-cell office:value-type="float" office:value="0" calcext:value-type="float">
            <text:p>0</text:p>
          </table:table-cell>
          <table:table-cell office:value-type="float" office:value="1080.579" calcext:value-type="float">
            <text:p>1080.579</text:p>
          </table:table-cell>
          <table:table-cell office:value-type="float" office:value="26.7156" calcext:value-type="float">
            <text:p>26.7156</text:p>
          </table:table-cell>
          <table:table-cell office:value-type="float" office:value="0" calcext:value-type="float">
            <text:p>0</text:p>
          </table:table-cell>
          <table:table-cell office:value-type="float" office:value="0.1129051" calcext:value-type="float">
            <text:p>0.1129051</text:p>
          </table:table-cell>
          <table:table-cell office:value-type="float" office:value="0.3580246" calcext:value-type="float">
            <text:p>0.3580246</text:p>
          </table:table-cell>
          <table:table-cell office:value-type="float" office:value="0.3604285" calcext:value-type="float">
            <text:p>0.3604285</text:p>
          </table:table-cell>
          <table:table-cell office:value-type="float" office:value="0.3635679" calcext:value-type="float">
            <text:p>0.3635679</text:p>
          </table:table-cell>
          <table:table-cell office:value-type="float" office:value="0.3658478" calcext:value-type="float">
            <text:p>0.3658478</text:p>
          </table:table-cell>
          <table:table-cell office:value-type="float" office:value="0.3160191" calcext:value-type="float">
            <text:p>0.3160191</text:p>
          </table:table-cell>
          <table:table-cell office:value-type="float" office:value="0.3100201" calcext:value-type="float">
            <text:p>0.3100201</text:p>
          </table:table-cell>
          <table:table-cell office:value-type="float" office:value="0.3782121" calcext:value-type="float">
            <text:p>0.3782121</text:p>
          </table:table-cell>
          <table:table-cell office:value-type="float" office:value="0.3558672" calcext:value-type="float">
            <text:p>0.3558672</text:p>
          </table:table-cell>
          <table:table-cell office:value-type="float" office:value="0.3587469" calcext:value-type="float">
            <text:p>0.3587469</text:p>
          </table:table-cell>
          <table:table-cell office:value-type="float" office:value="0.3758857" calcext:value-type="float">
            <text:p>0.3758857</text:p>
          </table:table-cell>
          <table:table-cell office:value-type="float" office:value="0.3917504" calcext:value-type="float">
            <text:p>0.3917504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" calcext:value-type="float">
            <text:p>0</text:p>
          </table:table-cell>
          <table:table-cell office:value-type="float" office:value="1.860088E-015" calcext:value-type="float">
            <text:p>1.860088E-15</text:p>
          </table:table-cell>
          <table:table-cell office:value-type="float" office:value="1.940006E-015" calcext:value-type="float">
            <text:p>1.940006E-15</text:p>
          </table:table-cell>
          <table:table-cell office:value-type="float" office:value="1.924652E-015" calcext:value-type="float">
            <text:p>1.924652E-15</text:p>
          </table:table-cell>
          <table:table-cell office:value-type="float" office:value="9.650423E-016" calcext:value-type="float">
            <text:p>9.650423E-16</text:p>
          </table:table-cell>
          <table:table-cell office:value-type="float" office:value="1.022485E-015" calcext:value-type="float">
            <text:p>1.022485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29214" calcext:value-type="float">
            <text:p>-66.29214</text:p>
          </table:table-cell>
          <table:table-cell office:value-type="float" office:value="-0.01182024" calcext:value-type="float">
            <text:p>-0.01182024</text:p>
          </table:table-cell>
          <table:table-cell office:value-type="float" office:value="-0.01134443" calcext:value-type="float">
            <text:p>-0.01134443</text:p>
          </table:table-cell>
          <table:table-cell office:value-type="float" office:value="-0.01081745" calcext:value-type="float">
            <text:p>-0.01081745</text:p>
          </table:table-cell>
          <table:table-cell office:value-type="float" office:value="-0.01041887" calcext:value-type="float">
            <text:p>-0.01041887</text:p>
          </table:table-cell>
          <table:table-cell office:value-type="float" office:value="-0.00982955" calcext:value-type="float">
            <text:p>-0.00982955</text:p>
          </table:table-cell>
          <table:table-cell office:value-type="float" office:value="-0.009527008" calcext:value-type="float">
            <text:p>-0.009527008</text:p>
          </table:table-cell>
          <table:table-cell office:value-type="float" office:value="-0.009483786" calcext:value-type="float">
            <text:p>-0.009483786</text:p>
          </table:table-cell>
          <table:table-cell office:value-type="float" office:value="-0.02069069" calcext:value-type="float">
            <text:p>-0.02069069</text:p>
          </table:table-cell>
          <table:table-cell office:value-type="float" office:value="-0.02385461" calcext:value-type="float">
            <text:p>-0.02385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03462" calcext:value-type="float">
            <text:p>-17.03462</text:p>
          </table:table-cell>
          <table:table-cell office:value-type="float" office:value="0.0009475257" calcext:value-type="float">
            <text:p>0.000947525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2184" calcext:value-type="float">
            <text:p>-2.3721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7" calcext:value-type="float">
            <text:p>16042007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9.73674" calcext:value-type="float">
            <text:p>59.73674</text:p>
          </table:table-cell>
          <table:table-cell office:value-type="float" office:value="0" calcext:value-type="float">
            <text:p>0</text:p>
          </table:table-cell>
          <table:table-cell office:value-type="float" office:value="1080.563" calcext:value-type="float">
            <text:p>1080.563</text:p>
          </table:table-cell>
          <table:table-cell office:value-type="float" office:value="26.7156" calcext:value-type="float">
            <text:p>26.7156</text:p>
          </table:table-cell>
          <table:table-cell office:value-type="float" office:value="0" calcext:value-type="float">
            <text:p>0</text:p>
          </table:table-cell>
          <table:table-cell office:value-type="float" office:value="0.1134959" calcext:value-type="float">
            <text:p>0.1134959</text:p>
          </table:table-cell>
          <table:table-cell office:value-type="float" office:value="0.3577509" calcext:value-type="float">
            <text:p>0.3577509</text:p>
          </table:table-cell>
          <table:table-cell office:value-type="float" office:value="0.3599324" calcext:value-type="float">
            <text:p>0.3599324</text:p>
          </table:table-cell>
          <table:table-cell office:value-type="float" office:value="0.3626169" calcext:value-type="float">
            <text:p>0.3626169</text:p>
          </table:table-cell>
          <table:table-cell office:value-type="float" office:value="0.3644406" calcext:value-type="float">
            <text:p>0.3644406</text:p>
          </table:table-cell>
          <table:table-cell office:value-type="float" office:value="0.3143548" calcext:value-type="float">
            <text:p>0.3143548</text:p>
          </table:table-cell>
          <table:table-cell office:value-type="float" office:value="0.3081506" calcext:value-type="float">
            <text:p>0.3081506</text:p>
          </table:table-cell>
          <table:table-cell office:value-type="float" office:value="0.3773125" calcext:value-type="float">
            <text:p>0.3773125</text:p>
          </table:table-cell>
          <table:table-cell office:value-type="float" office:value="0.3573151" calcext:value-type="float">
            <text:p>0.3573151</text:p>
          </table:table-cell>
          <table:table-cell office:value-type="float" office:value="0.3593251" calcext:value-type="float">
            <text:p>0.3593251</text:p>
          </table:table-cell>
          <table:table-cell office:value-type="float" office:value="0.3761379" calcext:value-type="float">
            <text:p>0.3761379</text:p>
          </table:table-cell>
          <table:table-cell office:value-type="float" office:value="0.3917599" calcext:value-type="float">
            <text:p>0.391759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60829E-015" calcext:value-type="float">
            <text:p>1.860829E-15</text:p>
          </table:table-cell>
          <table:table-cell office:value-type="float" office:value="1.939932E-015" calcext:value-type="float">
            <text:p>1.939932E-15</text:p>
          </table:table-cell>
          <table:table-cell office:value-type="float" office:value="1.924575E-015" calcext:value-type="float">
            <text:p>1.924575E-15</text:p>
          </table:table-cell>
          <table:table-cell office:value-type="float" office:value="9.650414E-016" calcext:value-type="float">
            <text:p>9.650414E-16</text:p>
          </table:table-cell>
          <table:table-cell office:value-type="float" office:value="1.022464E-015" calcext:value-type="float">
            <text:p>1.022464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98197" calcext:value-type="float">
            <text:p>-63.98197</text:p>
          </table:table-cell>
          <table:table-cell office:value-type="float" office:value="-0.01187358" calcext:value-type="float">
            <text:p>-0.01187358</text:p>
          </table:table-cell>
          <table:table-cell office:value-type="float" office:value="-0.01143903" calcext:value-type="float">
            <text:p>-0.01143903</text:p>
          </table:table-cell>
          <table:table-cell office:value-type="float" office:value="-0.01099107" calcext:value-type="float">
            <text:p>-0.01099107</text:p>
          </table:table-cell>
          <table:table-cell office:value-type="float" office:value="-0.01066706" calcext:value-type="float">
            <text:p>-0.01066706</text:p>
          </table:table-cell>
          <table:table-cell office:value-type="float" office:value="-0.01023206" calcext:value-type="float">
            <text:p>-0.01023206</text:p>
          </table:table-cell>
          <table:table-cell office:value-type="float" office:value="-0.01002359" calcext:value-type="float">
            <text:p>-0.01002359</text:p>
          </table:table-cell>
          <table:table-cell office:value-type="float" office:value="-0.009981724" calcext:value-type="float">
            <text:p>-0.009981724</text:p>
          </table:table-cell>
          <table:table-cell office:value-type="float" office:value="-0.01934148" calcext:value-type="float">
            <text:p>-0.01934148</text:p>
          </table:table-cell>
          <table:table-cell office:value-type="float" office:value="-0.02320697" calcext:value-type="float">
            <text:p>-0.02320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24905" calcext:value-type="float">
            <text:p>-14.24905</text:p>
          </table:table-cell>
          <table:table-cell office:value-type="float" office:value="0.0009311882" calcext:value-type="float">
            <text:p>0.000931188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5564" calcext:value-type="float">
            <text:p>-2.3755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7" calcext:value-type="float">
            <text:p>17042007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9.75785" calcext:value-type="float">
            <text:p>59.75785</text:p>
          </table:table-cell>
          <table:table-cell office:value-type="float" office:value="0" calcext:value-type="float">
            <text:p>0</text:p>
          </table:table-cell>
          <table:table-cell office:value-type="float" office:value="1080.542" calcext:value-type="float">
            <text:p>1080.542</text:p>
          </table:table-cell>
          <table:table-cell office:value-type="float" office:value="26.7156" calcext:value-type="float">
            <text:p>26.7156</text:p>
          </table:table-cell>
          <table:table-cell office:value-type="float" office:value="0" calcext:value-type="float">
            <text:p>0</text:p>
          </table:table-cell>
          <table:table-cell office:value-type="float" office:value="0.1140041" calcext:value-type="float">
            <text:p>0.1140041</text:p>
          </table:table-cell>
          <table:table-cell office:value-type="float" office:value="0.3568948" calcext:value-type="float">
            <text:p>0.3568948</text:p>
          </table:table-cell>
          <table:table-cell office:value-type="float" office:value="0.3590014" calcext:value-type="float">
            <text:p>0.3590014</text:p>
          </table:table-cell>
          <table:table-cell office:value-type="float" office:value="0.3615429" calcext:value-type="float">
            <text:p>0.3615429</text:p>
          </table:table-cell>
          <table:table-cell office:value-type="float" office:value="0.3632879" calcext:value-type="float">
            <text:p>0.3632879</text:p>
          </table:table-cell>
          <table:table-cell office:value-type="float" office:value="0.3132632" calcext:value-type="float">
            <text:p>0.3132632</text:p>
          </table:table-cell>
          <table:table-cell office:value-type="float" office:value="0.3070089" calcext:value-type="float">
            <text:p>0.3070089</text:p>
          </table:table-cell>
          <table:table-cell office:value-type="float" office:value="0.3764441" calcext:value-type="float">
            <text:p>0.3764441</text:p>
          </table:table-cell>
          <table:table-cell office:value-type="float" office:value="0.3584643" calcext:value-type="float">
            <text:p>0.3584643</text:p>
          </table:table-cell>
          <table:table-cell office:value-type="float" office:value="0.3599501" calcext:value-type="float">
            <text:p>0.3599501</text:p>
          </table:table-cell>
          <table:table-cell office:value-type="float" office:value="0.376381" calcext:value-type="float">
            <text:p>0.376381</text:p>
          </table:table-cell>
          <table:table-cell office:value-type="float" office:value="0.3917547" calcext:value-type="float">
            <text:p>0.3917547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86146E-015" calcext:value-type="float">
            <text:p>1.86146E-15</text:p>
          </table:table-cell>
          <table:table-cell office:value-type="float" office:value="1.93987E-015" calcext:value-type="float">
            <text:p>1.93987E-15</text:p>
          </table:table-cell>
          <table:table-cell office:value-type="float" office:value="1.92451E-015" calcext:value-type="float">
            <text:p>1.92451E-15</text:p>
          </table:table-cell>
          <table:table-cell office:value-type="float" office:value="9.650402E-016" calcext:value-type="float">
            <text:p>9.650402E-16</text:p>
          </table:table-cell>
          <table:table-cell office:value-type="float" office:value="1.022448E-015" calcext:value-type="float">
            <text:p>1.022448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81052" calcext:value-type="float">
            <text:p>-61.81052</text:p>
          </table:table-cell>
          <table:table-cell office:value-type="float" office:value="-0.0120493" calcext:value-type="float">
            <text:p>-0.0120493</text:p>
          </table:table-cell>
          <table:table-cell office:value-type="float" office:value="-0.01162216" calcext:value-type="float">
            <text:p>-0.01162216</text:p>
          </table:table-cell>
          <table:table-cell office:value-type="float" office:value="-0.01119195" calcext:value-type="float">
            <text:p>-0.01119195</text:p>
          </table:table-cell>
          <table:table-cell office:value-type="float" office:value="-0.01087548" calcext:value-type="float">
            <text:p>-0.01087548</text:p>
          </table:table-cell>
          <table:table-cell office:value-type="float" office:value="-0.0105052" calcext:value-type="float">
            <text:p>-0.0105052</text:p>
          </table:table-cell>
          <table:table-cell office:value-type="float" office:value="-0.0103418" calcext:value-type="float">
            <text:p>-0.0103418</text:p>
          </table:table-cell>
          <table:table-cell office:value-type="float" office:value="-0.0104923" calcext:value-type="float">
            <text:p>-0.0104923</text:p>
          </table:table-cell>
          <table:table-cell office:value-type="float" office:value="-0.01833218" calcext:value-type="float">
            <text:p>-0.01833218</text:p>
          </table:table-cell>
          <table:table-cell office:value-type="float" office:value="-0.02252853" calcext:value-type="float">
            <text:p>-0.02252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3449" calcext:value-type="float">
            <text:p>-14.13449</text:p>
          </table:table-cell>
          <table:table-cell office:value-type="float" office:value="0.0009181609" calcext:value-type="float">
            <text:p>0.000918160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8674" calcext:value-type="float">
            <text:p>-2.37867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7" calcext:value-type="float">
            <text:p>18042007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9.80554" calcext:value-type="float">
            <text:p>59.80554</text:p>
          </table:table-cell>
          <table:table-cell office:value-type="float" office:value="0" calcext:value-type="float">
            <text:p>0</text:p>
          </table:table-cell>
          <table:table-cell office:value-type="float" office:value="1080.495" calcext:value-type="float">
            <text:p>1080.495</text:p>
          </table:table-cell>
          <table:table-cell office:value-type="float" office:value="26.7156" calcext:value-type="float">
            <text:p>26.7156</text:p>
          </table:table-cell>
          <table:table-cell office:value-type="float" office:value="0" calcext:value-type="float">
            <text:p>0</text:p>
          </table:table-cell>
          <table:table-cell office:value-type="float" office:value="0.112211" calcext:value-type="float">
            <text:p>0.112211</text:p>
          </table:table-cell>
          <table:table-cell office:value-type="float" office:value="0.3559442" calcext:value-type="float">
            <text:p>0.3559442</text:p>
          </table:table-cell>
          <table:table-cell office:value-type="float" office:value="0.3580021" calcext:value-type="float">
            <text:p>0.3580021</text:p>
          </table:table-cell>
          <table:table-cell office:value-type="float" office:value="0.360418" calcext:value-type="float">
            <text:p>0.360418</text:p>
          </table:table-cell>
          <table:table-cell office:value-type="float" office:value="0.3620057" calcext:value-type="float">
            <text:p>0.3620057</text:p>
          </table:table-cell>
          <table:table-cell office:value-type="float" office:value="0.3122519" calcext:value-type="float">
            <text:p>0.3122519</text:p>
          </table:table-cell>
          <table:table-cell office:value-type="float" office:value="0.305958" calcext:value-type="float">
            <text:p>0.305958</text:p>
          </table:table-cell>
          <table:table-cell office:value-type="float" office:value="0.3758675" calcext:value-type="float">
            <text:p>0.3758675</text:p>
          </table:table-cell>
          <table:table-cell office:value-type="float" office:value="0.3593261" calcext:value-type="float">
            <text:p>0.3593261</text:p>
          </table:table-cell>
          <table:table-cell office:value-type="float" office:value="0.3606364" calcext:value-type="float">
            <text:p>0.3606364</text:p>
          </table:table-cell>
          <table:table-cell office:value-type="float" office:value="0.3766034" calcext:value-type="float">
            <text:p>0.3766034</text:p>
          </table:table-cell>
          <table:table-cell office:value-type="float" office:value="0.3917476" calcext:value-type="float">
            <text:p>0.3917476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" calcext:value-type="float">
            <text:p>0</text:p>
          </table:table-cell>
          <table:table-cell office:value-type="float" office:value="1.862236E-015" calcext:value-type="float">
            <text:p>1.862236E-15</text:p>
          </table:table-cell>
          <table:table-cell office:value-type="float" office:value="1.939786E-015" calcext:value-type="float">
            <text:p>1.939786E-15</text:p>
          </table:table-cell>
          <table:table-cell office:value-type="float" office:value="1.924431E-015" calcext:value-type="float">
            <text:p>1.924431E-15</text:p>
          </table:table-cell>
          <table:table-cell office:value-type="float" office:value="9.650424E-016" calcext:value-type="float">
            <text:p>9.650424E-16</text:p>
          </table:table-cell>
          <table:table-cell office:value-type="float" office:value="1.022428E-015" calcext:value-type="float">
            <text:p>1.022428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37359" calcext:value-type="float">
            <text:p>-70.37359</text:p>
          </table:table-cell>
          <table:table-cell office:value-type="float" office:value="-0.01224806" calcext:value-type="float">
            <text:p>-0.01224806</text:p>
          </table:table-cell>
          <table:table-cell office:value-type="float" office:value="-0.0118226" calcext:value-type="float">
            <text:p>-0.0118226</text:p>
          </table:table-cell>
          <table:table-cell office:value-type="float" office:value="-0.01140672" calcext:value-type="float">
            <text:p>-0.01140672</text:p>
          </table:table-cell>
          <table:table-cell office:value-type="float" office:value="-0.01111251" calcext:value-type="float">
            <text:p>-0.01111251</text:p>
          </table:table-cell>
          <table:table-cell office:value-type="float" office:value="-0.01076485" calcext:value-type="float">
            <text:p>-0.01076485</text:p>
          </table:table-cell>
          <table:table-cell office:value-type="float" office:value="-0.01064331" calcext:value-type="float">
            <text:p>-0.01064331</text:p>
          </table:table-cell>
          <table:table-cell office:value-type="float" office:value="-0.01084707" calcext:value-type="float">
            <text:p>-0.01084707</text:p>
          </table:table-cell>
          <table:table-cell office:value-type="float" office:value="-0.01761347" calcext:value-type="float">
            <text:p>-0.01761347</text:p>
          </table:table-cell>
          <table:table-cell office:value-type="float" office:value="-0.0218057" calcext:value-type="float">
            <text:p>-0.0218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34915" calcext:value-type="float">
            <text:p>-20.34915</text:p>
          </table:table-cell>
          <table:table-cell office:value-type="float" office:value="0.0008977591" calcext:value-type="float">
            <text:p>0.000897759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1618" calcext:value-type="float">
            <text:p>-2.3816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7" calcext:value-type="float">
            <text:p>19042007</text:p>
          </table:table-cell>
          <table:table-cell office:value-type="float" office:value="126.0788" calcext:value-type="float">
            <text:p>126.0788</text:p>
          </table:table-cell>
          <table:table-cell office:value-type="float" office:value="60.59996" calcext:value-type="float">
            <text:p>60.59996</text:p>
          </table:table-cell>
          <table:table-cell office:value-type="float" office:value="0" calcext:value-type="float">
            <text:p>0</text:p>
          </table:table-cell>
          <table:table-cell office:value-type="float" office:value="1080.33" calcext:value-type="float">
            <text:p>1080.33</text:p>
          </table:table-cell>
          <table:table-cell office:value-type="float" office:value="26.72105" calcext:value-type="float">
            <text:p>26.72105</text:p>
          </table:table-cell>
          <table:table-cell office:value-type="float" office:value="0" calcext:value-type="float">
            <text:p>0</text:p>
          </table:table-cell>
          <table:table-cell office:value-type="float" office:value="0.1636764" calcext:value-type="float">
            <text:p>0.1636764</text:p>
          </table:table-cell>
          <table:table-cell office:value-type="float" office:value="0.3495883" calcext:value-type="float">
            <text:p>0.3495883</text:p>
          </table:table-cell>
          <table:table-cell office:value-type="float" office:value="0.3524611" calcext:value-type="float">
            <text:p>0.3524611</text:p>
          </table:table-cell>
          <table:table-cell office:value-type="float" office:value="0.356027" calcext:value-type="float">
            <text:p>0.356027</text:p>
          </table:table-cell>
          <table:table-cell office:value-type="float" office:value="0.3583285" calcext:value-type="float">
            <text:p>0.3583285</text:p>
          </table:table-cell>
          <table:table-cell office:value-type="float" office:value="0.3106883" calcext:value-type="float">
            <text:p>0.3106883</text:p>
          </table:table-cell>
          <table:table-cell office:value-type="float" office:value="0.3049063" calcext:value-type="float">
            <text:p>0.3049063</text:p>
          </table:table-cell>
          <table:table-cell office:value-type="float" office:value="0.3754747" calcext:value-type="float">
            <text:p>0.3754747</text:p>
          </table:table-cell>
          <table:table-cell office:value-type="float" office:value="0.3600575" calcext:value-type="float">
            <text:p>0.3600575</text:p>
          </table:table-cell>
          <table:table-cell office:value-type="float" office:value="0.3612844" calcext:value-type="float">
            <text:p>0.3612844</text:p>
          </table:table-cell>
          <table:table-cell office:value-type="float" office:value="0.3768511" calcext:value-type="float">
            <text:p>0.3768511</text:p>
          </table:table-cell>
          <table:table-cell office:value-type="float" office:value="0.3917404" calcext:value-type="float">
            <text:p>0.3917404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" calcext:value-type="float">
            <text:p>0</text:p>
          </table:table-cell>
          <table:table-cell office:value-type="float" office:value="1.865918E-015" calcext:value-type="float">
            <text:p>1.865918E-15</text:p>
          </table:table-cell>
          <table:table-cell office:value-type="float" office:value="1.938883E-015" calcext:value-type="float">
            <text:p>1.938883E-15</text:p>
          </table:table-cell>
          <table:table-cell office:value-type="float" office:value="1.924428E-015" calcext:value-type="float">
            <text:p>1.924428E-15</text:p>
          </table:table-cell>
          <table:table-cell office:value-type="float" office:value="9.650413E-016" calcext:value-type="float">
            <text:p>9.650413E-16</text:p>
          </table:table-cell>
          <table:table-cell office:value-type="float" office:value="1.022412E-015" calcext:value-type="float">
            <text:p>1.022412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77732" calcext:value-type="float">
            <text:p>-7.177732</text:p>
          </table:table-cell>
          <table:table-cell office:value-type="float" office:value="-0.01366203" calcext:value-type="float">
            <text:p>-0.01366203</text:p>
          </table:table-cell>
          <table:table-cell office:value-type="float" office:value="-0.01300949" calcext:value-type="float">
            <text:p>-0.01300949</text:p>
          </table:table-cell>
          <table:table-cell office:value-type="float" office:value="-0.01229146" calcext:value-type="float">
            <text:p>-0.01229146</text:p>
          </table:table-cell>
          <table:table-cell office:value-type="float" office:value="-0.01182329" calcext:value-type="float">
            <text:p>-0.01182329</text:p>
          </table:table-cell>
          <table:table-cell office:value-type="float" office:value="-0.0111772" calcext:value-type="float">
            <text:p>-0.0111772</text:p>
          </table:table-cell>
          <table:table-cell office:value-type="float" office:value="-0.01095306" calcext:value-type="float">
            <text:p>-0.01095306</text:p>
          </table:table-cell>
          <table:table-cell office:value-type="float" office:value="-0.01109562" calcext:value-type="float">
            <text:p>-0.01109562</text:p>
          </table:table-cell>
          <table:table-cell office:value-type="float" office:value="-0.01702717" calcext:value-type="float">
            <text:p>-0.01702717</text:p>
          </table:table-cell>
          <table:table-cell office:value-type="float" office:value="-0.02114579" calcext:value-type="float">
            <text:p>-0.02114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59417" calcext:value-type="float">
            <text:p>-0.3759417</text:p>
          </table:table-cell>
          <table:table-cell office:value-type="float" office:value="0.000006249873" calcext:value-type="float">
            <text:p>6.249873E-0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4407" calcext:value-type="float">
            <text:p>-2.3844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7" calcext:value-type="float">
            <text:p>20042007</text:p>
          </table:table-cell>
          <table:table-cell office:value-type="float" office:value="128.6824" calcext:value-type="float">
            <text:p>128.6824</text:p>
          </table:table-cell>
          <table:table-cell office:value-type="float" office:value="64.58148" calcext:value-type="float">
            <text:p>64.58148</text:p>
          </table:table-cell>
          <table:table-cell office:value-type="float" office:value="0" calcext:value-type="float">
            <text:p>0</text:p>
          </table:table-cell>
          <table:table-cell office:value-type="float" office:value="1078.93" calcext:value-type="float">
            <text:p>1078.93</text:p>
          </table:table-cell>
          <table:table-cell office:value-type="float" office:value="26.74329" calcext:value-type="float">
            <text:p>26.74329</text:p>
          </table:table-cell>
          <table:table-cell office:value-type="float" office:value="0" calcext:value-type="float">
            <text:p>0</text:p>
          </table:table-cell>
          <table:table-cell office:value-type="float" office:value="0.1786937" calcext:value-type="float">
            <text:p>0.1786937</text:p>
          </table:table-cell>
          <table:table-cell office:value-type="float" office:value="0.3377804" calcext:value-type="float">
            <text:p>0.3377804</text:p>
          </table:table-cell>
          <table:table-cell office:value-type="float" office:value="0.3430246" calcext:value-type="float">
            <text:p>0.3430246</text:p>
          </table:table-cell>
          <table:table-cell office:value-type="float" office:value="0.3491512" calcext:value-type="float">
            <text:p>0.3491512</text:p>
          </table:table-cell>
          <table:table-cell office:value-type="float" office:value="0.3527297" calcext:value-type="float">
            <text:p>0.3527297</text:p>
          </table:table-cell>
          <table:table-cell office:value-type="float" office:value="0.3082514" calcext:value-type="float">
            <text:p>0.3082514</text:p>
          </table:table-cell>
          <table:table-cell office:value-type="float" office:value="0.3032666" calcext:value-type="float">
            <text:p>0.3032666</text:p>
          </table:table-cell>
          <table:table-cell office:value-type="float" office:value="0.3749979" calcext:value-type="float">
            <text:p>0.3749979</text:p>
          </table:table-cell>
          <table:table-cell office:value-type="float" office:value="0.3607258" calcext:value-type="float">
            <text:p>0.3607258</text:p>
          </table:table-cell>
          <table:table-cell office:value-type="float" office:value="0.3619052" calcext:value-type="float">
            <text:p>0.3619052</text:p>
          </table:table-cell>
          <table:table-cell office:value-type="float" office:value="0.3771154" calcext:value-type="float">
            <text:p>0.3771154</text:p>
          </table:table-cell>
          <table:table-cell office:value-type="float" office:value="0.391735" calcext:value-type="float">
            <text:p>0.39173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6865E-015" calcext:value-type="float">
            <text:p>1.86865E-15</text:p>
          </table:table-cell>
          <table:table-cell office:value-type="float" office:value="1.938244E-015" calcext:value-type="float">
            <text:p>1.938244E-15</text:p>
          </table:table-cell>
          <table:table-cell office:value-type="float" office:value="1.924407E-015" calcext:value-type="float">
            <text:p>1.924407E-15</text:p>
          </table:table-cell>
          <table:table-cell office:value-type="float" office:value="9.650376E-016" calcext:value-type="float">
            <text:p>9.650376E-16</text:p>
          </table:table-cell>
          <table:table-cell office:value-type="float" office:value="1.022394E-015" calcext:value-type="float">
            <text:p>1.022394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94074" calcext:value-type="float">
            <text:p>-3.794074</text:p>
          </table:table-cell>
          <table:table-cell office:value-type="float" office:value="-0.01689021" calcext:value-type="float">
            <text:p>-0.01689021</text:p>
          </table:table-cell>
          <table:table-cell office:value-type="float" office:value="-0.01536818" calcext:value-type="float">
            <text:p>-0.01536818</text:p>
          </table:table-cell>
          <table:table-cell office:value-type="float" office:value="-0.01383803" calcext:value-type="float">
            <text:p>-0.01383803</text:p>
          </table:table-cell>
          <table:table-cell office:value-type="float" office:value="-0.01300773" calcext:value-type="float">
            <text:p>-0.01300773</text:p>
          </table:table-cell>
          <table:table-cell office:value-type="float" office:value="-0.011859" calcext:value-type="float">
            <text:p>-0.011859</text:p>
          </table:table-cell>
          <table:table-cell office:value-type="float" office:value="-0.01145673" calcext:value-type="float">
            <text:p>-0.01145673</text:p>
          </table:table-cell>
          <table:table-cell office:value-type="float" office:value="-0.01140066" calcext:value-type="float">
            <text:p>-0.01140066</text:p>
          </table:table-cell>
          <table:table-cell office:value-type="float" office:value="-0.0165114" calcext:value-type="float">
            <text:p>-0.0165114</text:p>
          </table:table-cell>
          <table:table-cell office:value-type="float" office:value="-0.02053404" calcext:value-type="float">
            <text:p>-0.02053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40335" calcext:value-type="float">
            <text:p>-0.2640335</text:p>
          </table:table-cell>
          <table:table-cell office:value-type="float" office:value="-0.0006286054" calcext:value-type="float">
            <text:p>-0.000628605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87049" calcext:value-type="float">
            <text:p>-2.38704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7" calcext:value-type="float">
            <text:p>21042007</text:p>
          </table:table-cell>
          <table:table-cell office:value-type="float" office:value="133.953" calcext:value-type="float">
            <text:p>133.953</text:p>
          </table:table-cell>
          <table:table-cell office:value-type="float" office:value="67.74821" calcext:value-type="float">
            <text:p>67.74821</text:p>
          </table:table-cell>
          <table:table-cell office:value-type="float" office:value="0" calcext:value-type="float">
            <text:p>0</text:p>
          </table:table-cell>
          <table:table-cell office:value-type="float" office:value="1080.983" calcext:value-type="float">
            <text:p>1080.983</text:p>
          </table:table-cell>
          <table:table-cell office:value-type="float" office:value="26.79399" calcext:value-type="float">
            <text:p>26.79399</text:p>
          </table:table-cell>
          <table:table-cell office:value-type="float" office:value="0" calcext:value-type="float">
            <text:p>0</text:p>
          </table:table-cell>
          <table:table-cell office:value-type="float" office:value="0.4833974" calcext:value-type="float">
            <text:p>0.4833974</text:p>
          </table:table-cell>
          <table:table-cell office:value-type="float" office:value="0.3317835" calcext:value-type="float">
            <text:p>0.3317835</text:p>
          </table:table-cell>
          <table:table-cell office:value-type="float" office:value="0.3369556" calcext:value-type="float">
            <text:p>0.3369556</text:p>
          </table:table-cell>
          <table:table-cell office:value-type="float" office:value="0.3446053" calcext:value-type="float">
            <text:p>0.3446053</text:p>
          </table:table-cell>
          <table:table-cell office:value-type="float" office:value="0.3485884" calcext:value-type="float">
            <text:p>0.3485884</text:p>
          </table:table-cell>
          <table:table-cell office:value-type="float" office:value="0.3053329" calcext:value-type="float">
            <text:p>0.3053329</text:p>
          </table:table-cell>
          <table:table-cell office:value-type="float" office:value="0.3010714" calcext:value-type="float">
            <text:p>0.3010714</text:p>
          </table:table-cell>
          <table:table-cell office:value-type="float" office:value="0.3741918" calcext:value-type="float">
            <text:p>0.3741918</text:p>
          </table:table-cell>
          <table:table-cell office:value-type="float" office:value="0.3614503" calcext:value-type="float">
            <text:p>0.3614503</text:p>
          </table:table-cell>
          <table:table-cell office:value-type="float" office:value="0.3625434" calcext:value-type="float">
            <text:p>0.3625434</text:p>
          </table:table-cell>
          <table:table-cell office:value-type="float" office:value="0.3773932" calcext:value-type="float">
            <text:p>0.3773932</text:p>
          </table:table-cell>
          <table:table-cell office:value-type="float" office:value="0.3917324" calcext:value-type="float">
            <text:p>0.391732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.000006615242" calcext:value-type="float">
            <text:p>6.615242E-06</text:p>
          </table:table-cell>
          <table:table-cell office:value-type="float" office:value="1.869476E-015" calcext:value-type="float">
            <text:p>1.869476E-15</text:p>
          </table:table-cell>
          <table:table-cell office:value-type="float" office:value="1.938168E-015" calcext:value-type="float">
            <text:p>1.938168E-15</text:p>
          </table:table-cell>
          <table:table-cell office:value-type="float" office:value="1.924315E-015" calcext:value-type="float">
            <text:p>1.924315E-15</text:p>
          </table:table-cell>
          <table:table-cell office:value-type="float" office:value="9.650326E-016" calcext:value-type="float">
            <text:p>9.650326E-16</text:p>
          </table:table-cell>
          <table:table-cell office:value-type="float" office:value="1.022379E-015" calcext:value-type="float">
            <text:p>1.02237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597006" calcext:value-type="float">
            <text:p>-0.004597006</text:p>
          </table:table-cell>
          <table:table-cell office:value-type="float" office:value="-0.01995939" calcext:value-type="float">
            <text:p>-0.01995939</text:p>
          </table:table-cell>
          <table:table-cell office:value-type="float" office:value="-0.01714881" calcext:value-type="float">
            <text:p>-0.01714881</text:p>
          </table:table-cell>
          <table:table-cell office:value-type="float" office:value="-0.01498421" calcext:value-type="float">
            <text:p>-0.01498421</text:p>
          </table:table-cell>
          <table:table-cell office:value-type="float" office:value="-0.01397902" calcext:value-type="float">
            <text:p>-0.01397902</text:p>
          </table:table-cell>
          <table:table-cell office:value-type="float" office:value="-0.01274312" calcext:value-type="float">
            <text:p>-0.01274312</text:p>
          </table:table-cell>
          <table:table-cell office:value-type="float" office:value="-0.01218048" calcext:value-type="float">
            <text:p>-0.01218048</text:p>
          </table:table-cell>
          <table:table-cell office:value-type="float" office:value="-0.01194402" calcext:value-type="float">
            <text:p>-0.01194402</text:p>
          </table:table-cell>
          <table:table-cell office:value-type="float" office:value="-0.01596835" calcext:value-type="float">
            <text:p>-0.01596835</text:p>
          </table:table-cell>
          <table:table-cell office:value-type="float" office:value="-0.01992411" calcext:value-type="float">
            <text:p>-0.01992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6555301" calcext:value-type="float">
            <text:p>-0.000655530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89554" calcext:value-type="float">
            <text:p>-2.3895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7" calcext:value-type="float">
            <text:p>22042007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70.47546" calcext:value-type="float">
            <text:p>70.47546</text:p>
          </table:table-cell>
          <table:table-cell office:value-type="float" office:value="0" calcext:value-type="float">
            <text:p>0</text:p>
          </table:table-cell>
          <table:table-cell office:value-type="float" office:value="1087.634" calcext:value-type="float">
            <text:p>1087.634</text:p>
          </table:table-cell>
          <table:table-cell office:value-type="float" office:value="26.94066" calcext:value-type="float">
            <text:p>26.94066</text:p>
          </table:table-cell>
          <table:table-cell office:value-type="float" office:value="0" calcext:value-type="float">
            <text:p>0</text:p>
          </table:table-cell>
          <table:table-cell office:value-type="float" office:value="0.3689773" calcext:value-type="float">
            <text:p>0.3689773</text:p>
          </table:table-cell>
          <table:table-cell office:value-type="float" office:value="0.3717677" calcext:value-type="float">
            <text:p>0.3717677</text:p>
          </table:table-cell>
          <table:table-cell office:value-type="float" office:value="0.3759542" calcext:value-type="float">
            <text:p>0.3759542</text:p>
          </table:table-cell>
          <table:table-cell office:value-type="float" office:value="0.3792929" calcext:value-type="float">
            <text:p>0.3792929</text:p>
          </table:table-cell>
          <table:table-cell office:value-type="float" office:value="0.3797118" calcext:value-type="float">
            <text:p>0.3797118</text:p>
          </table:table-cell>
          <table:table-cell office:value-type="float" office:value="0.3166173" calcext:value-type="float">
            <text:p>0.3166173</text:p>
          </table:table-cell>
          <table:table-cell office:value-type="float" office:value="0.3037253" calcext:value-type="float">
            <text:p>0.3037253</text:p>
          </table:table-cell>
          <table:table-cell office:value-type="float" office:value="0.3737751" calcext:value-type="float">
            <text:p>0.3737751</text:p>
          </table:table-cell>
          <table:table-cell office:value-type="float" office:value="0.3620107" calcext:value-type="float">
            <text:p>0.3620107</text:p>
          </table:table-cell>
          <table:table-cell office:value-type="float" office:value="0.3631465" calcext:value-type="float">
            <text:p>0.3631465</text:p>
          </table:table-cell>
          <table:table-cell office:value-type="float" office:value="0.3776804" calcext:value-type="float">
            <text:p>0.3776804</text:p>
          </table:table-cell>
          <table:table-cell office:value-type="float" office:value="0.3917334" calcext:value-type="float">
            <text:p>0.3917334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870225E-015" calcext:value-type="float">
            <text:p>1.870225E-15</text:p>
          </table:table-cell>
          <table:table-cell office:value-type="float" office:value="1.938095E-015" calcext:value-type="float">
            <text:p>1.938095E-15</text:p>
          </table:table-cell>
          <table:table-cell office:value-type="float" office:value="1.924238E-015" calcext:value-type="float">
            <text:p>1.924238E-15</text:p>
          </table:table-cell>
          <table:table-cell office:value-type="float" office:value="9.650252E-016" calcext:value-type="float">
            <text:p>9.650252E-16</text:p>
          </table:table-cell>
          <table:table-cell office:value-type="float" office:value="1.022367E-015" calcext:value-type="float">
            <text:p>1.022367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7E-034" calcext:value-type="float">
            <text:p>2.94272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806778" calcext:value-type="float">
            <text:p>-0.009806778</text:p>
          </table:table-cell>
          <table:table-cell office:value-type="float" office:value="-0.009365563" calcext:value-type="float">
            <text:p>-0.009365563</text:p>
          </table:table-cell>
          <table:table-cell office:value-type="float" office:value="-0.008736381" calcext:value-type="float">
            <text:p>-0.008736381</text:p>
          </table:table-cell>
          <table:table-cell office:value-type="float" office:value="-0.008328717" calcext:value-type="float">
            <text:p>-0.008328717</text:p>
          </table:table-cell>
          <table:table-cell office:value-type="float" office:value="-0.008284181" calcext:value-type="float">
            <text:p>-0.008284181</text:p>
          </table:table-cell>
          <table:table-cell office:value-type="float" office:value="-0.009712109" calcext:value-type="float">
            <text:p>-0.009712109</text:p>
          </table:table-cell>
          <table:table-cell office:value-type="float" office:value="-0.01134198" calcext:value-type="float">
            <text:p>-0.01134198</text:p>
          </table:table-cell>
          <table:table-cell office:value-type="float" office:value="-0.01224267" calcext:value-type="float">
            <text:p>-0.01224267</text:p>
          </table:table-cell>
          <table:table-cell office:value-type="float" office:value="-0.01556146" calcext:value-type="float">
            <text:p>-0.01556146</text:p>
          </table:table-cell>
          <table:table-cell office:value-type="float" office:value="-0.01936517" calcext:value-type="float">
            <text:p>-0.01936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857022" calcext:value-type="float">
            <text:p>-0.009857022</text:p>
          </table:table-cell>
          <table:table-cell office:value-type="float" office:value="-0.0006955385" calcext:value-type="float">
            <text:p>-0.000695538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1939" calcext:value-type="float">
            <text:p>-2.3919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7" calcext:value-type="float">
            <text:p>23042007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73.19843" calcext:value-type="float">
            <text:p>73.19843</text:p>
          </table:table-cell>
          <table:table-cell office:value-type="float" office:value="0" calcext:value-type="float">
            <text:p>0</text:p>
          </table:table-cell>
          <table:table-cell office:value-type="float" office:value="1084.911" calcext:value-type="float">
            <text:p>1084.911</text:p>
          </table:table-cell>
          <table:table-cell office:value-type="float" office:value="26.94066" calcext:value-type="float">
            <text:p>26.94066</text:p>
          </table:table-cell>
          <table:table-cell office:value-type="float" office:value="0" calcext:value-type="float">
            <text:p>0</text:p>
          </table:table-cell>
          <table:table-cell office:value-type="float" office:value="0.3433328" calcext:value-type="float">
            <text:p>0.3433328</text:p>
          </table:table-cell>
          <table:table-cell office:value-type="float" office:value="0.3465908" calcext:value-type="float">
            <text:p>0.3465908</text:p>
          </table:table-cell>
          <table:table-cell office:value-type="float" office:value="0.3554195" calcext:value-type="float">
            <text:p>0.3554195</text:p>
          </table:table-cell>
          <table:table-cell office:value-type="float" office:value="0.3632363" calcext:value-type="float">
            <text:p>0.3632363</text:p>
          </table:table-cell>
          <table:table-cell office:value-type="float" office:value="0.3666658" calcext:value-type="float">
            <text:p>0.3666658</text:p>
          </table:table-cell>
          <table:table-cell office:value-type="float" office:value="0.3162819" calcext:value-type="float">
            <text:p>0.3162819</text:p>
          </table:table-cell>
          <table:table-cell office:value-type="float" office:value="0.3072223" calcext:value-type="float">
            <text:p>0.3072223</text:p>
          </table:table-cell>
          <table:table-cell office:value-type="float" office:value="0.3745555" calcext:value-type="float">
            <text:p>0.3745555</text:p>
          </table:table-cell>
          <table:table-cell office:value-type="float" office:value="0.3625446" calcext:value-type="float">
            <text:p>0.3625446</text:p>
          </table:table-cell>
          <table:table-cell office:value-type="float" office:value="0.3637153" calcext:value-type="float">
            <text:p>0.3637153</text:p>
          </table:table-cell>
          <table:table-cell office:value-type="float" office:value="0.3779722" calcext:value-type="float">
            <text:p>0.3779722</text:p>
          </table:table-cell>
          <table:table-cell office:value-type="float" office:value="0.3917384" calcext:value-type="float">
            <text:p>0.391738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70855E-015" calcext:value-type="float">
            <text:p>1.870855E-15</text:p>
          </table:table-cell>
          <table:table-cell office:value-type="float" office:value="1.938034E-015" calcext:value-type="float">
            <text:p>1.938034E-15</text:p>
          </table:table-cell>
          <table:table-cell office:value-type="float" office:value="1.924173E-015" calcext:value-type="float">
            <text:p>1.924173E-15</text:p>
          </table:table-cell>
          <table:table-cell office:value-type="float" office:value="9.650223E-016" calcext:value-type="float">
            <text:p>9.650223E-16</text:p>
          </table:table-cell>
          <table:table-cell office:value-type="float" office:value="1.022354E-015" calcext:value-type="float">
            <text:p>1.022354E-15</text:p>
          </table:table-cell>
          <table:table-cell office:value-type="float" office:value="1.938686E-015" calcext:value-type="float">
            <text:p>1.938686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36941" calcext:value-type="float">
            <text:p>-0.01536941</text:p>
          </table:table-cell>
          <table:table-cell office:value-type="float" office:value="-0.01446411" calcext:value-type="float">
            <text:p>-0.01446411</text:p>
          </table:table-cell>
          <table:table-cell office:value-type="float" office:value="-0.01234715" calcext:value-type="float">
            <text:p>-0.01234715</text:p>
          </table:table-cell>
          <table:table-cell office:value-type="float" office:value="-0.01085159" calcext:value-type="float">
            <text:p>-0.01085159</text:p>
          </table:table-cell>
          <table:table-cell office:value-type="float" office:value="-0.01025635" calcext:value-type="float">
            <text:p>-0.01025635</text:p>
          </table:table-cell>
          <table:table-cell office:value-type="float" office:value="-0.009761831" calcext:value-type="float">
            <text:p>-0.009761831</text:p>
          </table:table-cell>
          <table:table-cell office:value-type="float" office:value="-0.01028536" calcext:value-type="float">
            <text:p>-0.01028536</text:p>
          </table:table-cell>
          <table:table-cell office:value-type="float" office:value="-0.01170697" calcext:value-type="float">
            <text:p>-0.01170697</text:p>
          </table:table-cell>
          <table:table-cell office:value-type="float" office:value="-0.01518516" calcext:value-type="float">
            <text:p>-0.01518516</text:p>
          </table:table-cell>
          <table:table-cell office:value-type="float" office:value="-0.01885325" calcext:value-type="float">
            <text:p>-0.01885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38721" calcext:value-type="float">
            <text:p>-0.01538721</text:p>
          </table:table-cell>
          <table:table-cell office:value-type="float" office:value="-0.0007242461" calcext:value-type="float">
            <text:p>-0.000724246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4186" calcext:value-type="float">
            <text:p>-2.3941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7" calcext:value-type="float">
            <text:p>24042007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76.66413" calcext:value-type="float">
            <text:p>76.66413</text:p>
          </table:table-cell>
          <table:table-cell office:value-type="float" office:value="0" calcext:value-type="float">
            <text:p>0</text:p>
          </table:table-cell>
          <table:table-cell office:value-type="float" office:value="1081.445" calcext:value-type="float">
            <text:p>1081.445</text:p>
          </table:table-cell>
          <table:table-cell office:value-type="float" office:value="26.94066" calcext:value-type="float">
            <text:p>26.94066</text:p>
          </table:table-cell>
          <table:table-cell office:value-type="float" office:value="0" calcext:value-type="float">
            <text:p>0</text:p>
          </table:table-cell>
          <table:table-cell office:value-type="float" office:value="0.1289151" calcext:value-type="float">
            <text:p>0.1289151</text:p>
          </table:table-cell>
          <table:table-cell office:value-type="float" office:value="0.3443581" calcext:value-type="float">
            <text:p>0.3443581</text:p>
          </table:table-cell>
          <table:table-cell office:value-type="float" office:value="0.3487708" calcext:value-type="float">
            <text:p>0.3487708</text:p>
          </table:table-cell>
          <table:table-cell office:value-type="float" office:value="0.3545099" calcext:value-type="float">
            <text:p>0.3545099</text:p>
          </table:table-cell>
          <table:table-cell office:value-type="float" office:value="0.3580553" calcext:value-type="float">
            <text:p>0.3580553</text:p>
          </table:table-cell>
          <table:table-cell office:value-type="float" office:value="0.3117052" calcext:value-type="float">
            <text:p>0.3117052</text:p>
          </table:table-cell>
          <table:table-cell office:value-type="float" office:value="0.3055748" calcext:value-type="float">
            <text:p>0.3055748</text:p>
          </table:table-cell>
          <table:table-cell office:value-type="float" office:value="0.375044" calcext:value-type="float">
            <text:p>0.375044</text:p>
          </table:table-cell>
          <table:table-cell office:value-type="float" office:value="0.3631029" calcext:value-type="float">
            <text:p>0.3631029</text:p>
          </table:table-cell>
          <table:table-cell office:value-type="float" office:value="0.3642589" calcext:value-type="float">
            <text:p>0.3642589</text:p>
          </table:table-cell>
          <table:table-cell office:value-type="float" office:value="0.3782652" calcext:value-type="float">
            <text:p>0.3782652</text:p>
          </table:table-cell>
          <table:table-cell office:value-type="float" office:value="0.391747" calcext:value-type="float">
            <text:p>0.391747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71532E-015" calcext:value-type="float">
            <text:p>1.871532E-15</text:p>
          </table:table-cell>
          <table:table-cell office:value-type="float" office:value="1.937965E-015" calcext:value-type="float">
            <text:p>1.937965E-15</text:p>
          </table:table-cell>
          <table:table-cell office:value-type="float" office:value="1.924104E-015" calcext:value-type="float">
            <text:p>1.924104E-15</text:p>
          </table:table-cell>
          <table:table-cell office:value-type="float" office:value="9.650214E-016" calcext:value-type="float">
            <text:p>9.650214E-16</text:p>
          </table:table-cell>
          <table:table-cell office:value-type="float" office:value="1.022337E-015" calcext:value-type="float">
            <text:p>1.022337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58573" calcext:value-type="float">
            <text:p>-23.58573</text:p>
          </table:table-cell>
          <table:table-cell office:value-type="float" office:value="-0.01502996" calcext:value-type="float">
            <text:p>-0.01502996</text:p>
          </table:table-cell>
          <table:table-cell office:value-type="float" office:value="-0.01387927" calcext:value-type="float">
            <text:p>-0.01387927</text:p>
          </table:table-cell>
          <table:table-cell office:value-type="float" office:value="-0.012611" calcext:value-type="float">
            <text:p>-0.012611</text:p>
          </table:table-cell>
          <table:table-cell office:value-type="float" office:value="-0.01187338" calcext:value-type="float">
            <text:p>-0.01187338</text:p>
          </table:table-cell>
          <table:table-cell office:value-type="float" office:value="-0.0108991" calcext:value-type="float">
            <text:p>-0.0108991</text:p>
          </table:table-cell>
          <table:table-cell office:value-type="float" office:value="-0.01075164" calcext:value-type="float">
            <text:p>-0.01075164</text:p>
          </table:table-cell>
          <table:table-cell office:value-type="float" office:value="-0.01137771" calcext:value-type="float">
            <text:p>-0.01137771</text:p>
          </table:table-cell>
          <table:table-cell office:value-type="float" office:value="-0.01480072" calcext:value-type="float">
            <text:p>-0.01480072</text:p>
          </table:table-cell>
          <table:table-cell office:value-type="float" office:value="-0.0183785" calcext:value-type="float">
            <text:p>-0.0183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92322" calcext:value-type="float">
            <text:p>-11.92322</text:p>
          </table:table-cell>
          <table:table-cell office:value-type="float" office:value="-0.0007485835" calcext:value-type="float">
            <text:p>-0.000748583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6296" calcext:value-type="float">
            <text:p>-2.3962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7" calcext:value-type="float">
            <text:p>25042007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76.89063" calcext:value-type="float">
            <text:p>76.89063</text:p>
          </table:table-cell>
          <table:table-cell office:value-type="float" office:value="0" calcext:value-type="float">
            <text:p>0</text:p>
          </table:table-cell>
          <table:table-cell office:value-type="float" office:value="1081.219" calcext:value-type="float">
            <text:p>1081.219</text:p>
          </table:table-cell>
          <table:table-cell office:value-type="float" office:value="26.94066" calcext:value-type="float">
            <text:p>26.94066</text:p>
          </table:table-cell>
          <table:table-cell office:value-type="float" office:value="0" calcext:value-type="float">
            <text:p>0</text:p>
          </table:table-cell>
          <table:table-cell office:value-type="float" office:value="0.1123752" calcext:value-type="float">
            <text:p>0.1123752</text:p>
          </table:table-cell>
          <table:table-cell office:value-type="float" office:value="0.3478973" calcext:value-type="float">
            <text:p>0.3478973</text:p>
          </table:table-cell>
          <table:table-cell office:value-type="float" office:value="0.3501078" calcext:value-type="float">
            <text:p>0.3501078</text:p>
          </table:table-cell>
          <table:table-cell office:value-type="float" office:value="0.3531285" calcext:value-type="float">
            <text:p>0.3531285</text:p>
          </table:table-cell>
          <table:table-cell office:value-type="float" office:value="0.3552918" calcext:value-type="float">
            <text:p>0.3552918</text:p>
          </table:table-cell>
          <table:table-cell office:value-type="float" office:value="0.3087006" calcext:value-type="float">
            <text:p>0.3087006</text:p>
          </table:table-cell>
          <table:table-cell office:value-type="float" office:value="0.3033701" calcext:value-type="float">
            <text:p>0.3033701</text:p>
          </table:table-cell>
          <table:table-cell office:value-type="float" office:value="0.3749384" calcext:value-type="float">
            <text:p>0.3749384</text:p>
          </table:table-cell>
          <table:table-cell office:value-type="float" office:value="0.3635098" calcext:value-type="float">
            <text:p>0.3635098</text:p>
          </table:table-cell>
          <table:table-cell office:value-type="float" office:value="0.3648829" calcext:value-type="float">
            <text:p>0.3648829</text:p>
          </table:table-cell>
          <table:table-cell office:value-type="float" office:value="0.3785973" calcext:value-type="float">
            <text:p>0.3785973</text:p>
          </table:table-cell>
          <table:table-cell office:value-type="float" office:value="0.3917257" calcext:value-type="float">
            <text:p>0.3917257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" calcext:value-type="float">
            <text:p>0</text:p>
          </table:table-cell>
          <table:table-cell office:value-type="float" office:value="1.872552E-015" calcext:value-type="float">
            <text:p>1.872552E-15</text:p>
          </table:table-cell>
          <table:table-cell office:value-type="float" office:value="1.937853E-015" calcext:value-type="float">
            <text:p>1.937853E-15</text:p>
          </table:table-cell>
          <table:table-cell office:value-type="float" office:value="1.924004E-015" calcext:value-type="float">
            <text:p>1.924004E-15</text:p>
          </table:table-cell>
          <table:table-cell office:value-type="float" office:value="9.650164E-016" calcext:value-type="float">
            <text:p>9.650164E-16</text:p>
          </table:table-cell>
          <table:table-cell office:value-type="float" office:value="1.022321E-015" calcext:value-type="float">
            <text:p>1.022321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87783" calcext:value-type="float">
            <text:p>-69.87783</text:p>
          </table:table-cell>
          <table:table-cell office:value-type="float" office:value="-0.01409571" calcext:value-type="float">
            <text:p>-0.01409571</text:p>
          </table:table-cell>
          <table:table-cell office:value-type="float" office:value="-0.01355498" calcext:value-type="float">
            <text:p>-0.01355498</text:p>
          </table:table-cell>
          <table:table-cell office:value-type="float" office:value="-0.01292352" calcext:value-type="float">
            <text:p>-0.01292352</text:p>
          </table:table-cell>
          <table:table-cell office:value-type="float" office:value="-0.01245711" calcext:value-type="float">
            <text:p>-0.01245711</text:p>
          </table:table-cell>
          <table:table-cell office:value-type="float" office:value="-0.01173382" calcext:value-type="float">
            <text:p>-0.01173382</text:p>
          </table:table-cell>
          <table:table-cell office:value-type="float" office:value="-0.01142535" calcext:value-type="float">
            <text:p>-0.01142535</text:p>
          </table:table-cell>
          <table:table-cell office:value-type="float" office:value="-0.0114437" calcext:value-type="float">
            <text:p>-0.0114437</text:p>
          </table:table-cell>
          <table:table-cell office:value-type="float" office:value="-0.01452744" calcext:value-type="float">
            <text:p>-0.01452744</text:p>
          </table:table-cell>
          <table:table-cell office:value-type="float" office:value="-0.0178477" calcext:value-type="float">
            <text:p>-0.0178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43727" calcext:value-type="float">
            <text:p>-29.43727</text:p>
          </table:table-cell>
          <table:table-cell office:value-type="float" office:value="-0.0007704253" calcext:value-type="float">
            <text:p>-0.000770425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8278" calcext:value-type="float">
            <text:p>-2.3982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7" calcext:value-type="float">
            <text:p>26042007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76.93901" calcext:value-type="float">
            <text:p>76.93901</text:p>
          </table:table-cell>
          <table:table-cell office:value-type="float" office:value="0" calcext:value-type="float">
            <text:p>0</text:p>
          </table:table-cell>
          <table:table-cell office:value-type="float" office:value="1081.266" calcext:value-type="float">
            <text:p>1081.266</text:p>
          </table:table-cell>
          <table:table-cell office:value-type="float" office:value="26.8452" calcext:value-type="float">
            <text:p>26.8452</text:p>
          </table:table-cell>
          <table:table-cell office:value-type="float" office:value="0" calcext:value-type="float">
            <text:p>0</text:p>
          </table:table-cell>
          <table:table-cell office:value-type="float" office:value="0.1111812" calcext:value-type="float">
            <text:p>0.1111812</text:p>
          </table:table-cell>
          <table:table-cell office:value-type="float" office:value="0.3481649" calcext:value-type="float">
            <text:p>0.3481649</text:p>
          </table:table-cell>
          <table:table-cell office:value-type="float" office:value="0.3501173" calcext:value-type="float">
            <text:p>0.3501173</text:p>
          </table:table-cell>
          <table:table-cell office:value-type="float" office:value="0.3525723" calcext:value-type="float">
            <text:p>0.3525723</text:p>
          </table:table-cell>
          <table:table-cell office:value-type="float" office:value="0.3542656" calcext:value-type="float">
            <text:p>0.3542656</text:p>
          </table:table-cell>
          <table:table-cell office:value-type="float" office:value="0.3072629" calcext:value-type="float">
            <text:p>0.3072629</text:p>
          </table:table-cell>
          <table:table-cell office:value-type="float" office:value="0.3019465" calcext:value-type="float">
            <text:p>0.3019465</text:p>
          </table:table-cell>
          <table:table-cell office:value-type="float" office:value="0.3745782" calcext:value-type="float">
            <text:p>0.3745782</text:p>
          </table:table-cell>
          <table:table-cell office:value-type="float" office:value="0.3638621" calcext:value-type="float">
            <text:p>0.3638621</text:p>
          </table:table-cell>
          <table:table-cell office:value-type="float" office:value="0.3654606" calcext:value-type="float">
            <text:p>0.3654606</text:p>
          </table:table-cell>
          <table:table-cell office:value-type="float" office:value="0.3789505" calcext:value-type="float">
            <text:p>0.3789505</text:p>
          </table:table-cell>
          <table:table-cell office:value-type="float" office:value="0.3917812" calcext:value-type="float">
            <text:p>0.3917812</text:p>
          </table:table-cell>
          <table:table-cell office:value-type="float" office:value="0.4477128" calcext:value-type="float">
            <text:p>0.4477128</text:p>
          </table:table-cell>
          <table:table-cell office:value-type="float" office:value="0" calcext:value-type="float">
            <text:p>0</text:p>
          </table:table-cell>
          <table:table-cell office:value-type="float" office:value="1.873837E-015" calcext:value-type="float">
            <text:p>1.873837E-15</text:p>
          </table:table-cell>
          <table:table-cell office:value-type="float" office:value="1.93772E-015" calcext:value-type="float">
            <text:p>1.93772E-15</text:p>
          </table:table-cell>
          <table:table-cell office:value-type="float" office:value="1.92387E-015" calcext:value-type="float">
            <text:p>1.92387E-15</text:p>
          </table:table-cell>
          <table:table-cell office:value-type="float" office:value="9.650117E-016" calcext:value-type="float">
            <text:p>9.650117E-16</text:p>
          </table:table-cell>
          <table:table-cell office:value-type="float" office:value="1.0223E-015" calcext:value-type="float">
            <text:p>1.0223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5E-016" calcext:value-type="float">
            <text:p>9.682445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91383" calcext:value-type="float">
            <text:p>-75.91383</text:p>
          </table:table-cell>
          <table:table-cell office:value-type="float" office:value="-0.01402629" calcext:value-type="float">
            <text:p>-0.01402629</text:p>
          </table:table-cell>
          <table:table-cell office:value-type="float" office:value="-0.01355107" calcext:value-type="float">
            <text:p>-0.01355107</text:p>
          </table:table-cell>
          <table:table-cell office:value-type="float" office:value="-0.01304837" calcext:value-type="float">
            <text:p>-0.01304837</text:p>
          </table:table-cell>
          <table:table-cell office:value-type="float" office:value="-0.01267963" calcext:value-type="float">
            <text:p>-0.01267963</text:p>
          </table:table-cell>
          <table:table-cell office:value-type="float" office:value="-0.01215723" calcext:value-type="float">
            <text:p>-0.01215723</text:p>
          </table:table-cell>
          <table:table-cell office:value-type="float" office:value="-0.01188693" calcext:value-type="float">
            <text:p>-0.01188693</text:p>
          </table:table-cell>
          <table:table-cell office:value-type="float" office:value="-0.0116835" calcext:value-type="float">
            <text:p>-0.0116835</text:p>
          </table:table-cell>
          <table:table-cell office:value-type="float" office:value="-0.01429494" calcext:value-type="float">
            <text:p>-0.01429494</text:p>
          </table:table-cell>
          <table:table-cell office:value-type="float" office:value="-0.01737079" calcext:value-type="float">
            <text:p>-0.01737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75427" calcext:value-type="float">
            <text:p>-38.75427</text:p>
          </table:table-cell>
          <table:table-cell office:value-type="float" office:value="-0.0007858447" calcext:value-type="float">
            <text:p>-0.000785844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69616" calcext:value-type="float">
            <text:p>-2.2696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7" calcext:value-type="float">
            <text:p>27042007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76.97263" calcext:value-type="float">
            <text:p>76.97263</text:p>
          </table:table-cell>
          <table:table-cell office:value-type="float" office:value="0" calcext:value-type="float">
            <text:p>0</text:p>
          </table:table-cell>
          <table:table-cell office:value-type="float" office:value="1082.133" calcext:value-type="float">
            <text:p>1082.133</text:p>
          </table:table-cell>
          <table:table-cell office:value-type="float" office:value="25.94425" calcext:value-type="float">
            <text:p>25.94425</text:p>
          </table:table-cell>
          <table:table-cell office:value-type="float" office:value="0" calcext:value-type="float">
            <text:p>0</text:p>
          </table:table-cell>
          <table:table-cell office:value-type="float" office:value="0.1110609" calcext:value-type="float">
            <text:p>0.1110609</text:p>
          </table:table-cell>
          <table:table-cell office:value-type="float" office:value="0.3477773" calcext:value-type="float">
            <text:p>0.3477773</text:p>
          </table:table-cell>
          <table:table-cell office:value-type="float" office:value="0.3496308" calcext:value-type="float">
            <text:p>0.3496308</text:p>
          </table:table-cell>
          <table:table-cell office:value-type="float" office:value="0.351871" calcext:value-type="float">
            <text:p>0.351871</text:p>
          </table:table-cell>
          <table:table-cell office:value-type="float" office:value="0.353354" calcext:value-type="float">
            <text:p>0.353354</text:p>
          </table:table-cell>
          <table:table-cell office:value-type="float" office:value="0.3063083" calcext:value-type="float">
            <text:p>0.3063083</text:p>
          </table:table-cell>
          <table:table-cell office:value-type="float" office:value="0.3010054" calcext:value-type="float">
            <text:p>0.3010054</text:p>
          </table:table-cell>
          <table:table-cell office:value-type="float" office:value="0.374231" calcext:value-type="float">
            <text:p>0.374231</text:p>
          </table:table-cell>
          <table:table-cell office:value-type="float" office:value="0.3641553" calcext:value-type="float">
            <text:p>0.3641553</text:p>
          </table:table-cell>
          <table:table-cell office:value-type="float" office:value="0.3659954" calcext:value-type="float">
            <text:p>0.3659954</text:p>
          </table:table-cell>
          <table:table-cell office:value-type="float" office:value="0.3793275" calcext:value-type="float">
            <text:p>0.3793275</text:p>
          </table:table-cell>
          <table:table-cell office:value-type="float" office:value="0.3924022" calcext:value-type="float">
            <text:p>0.3924022</text:p>
          </table:table-cell>
          <table:table-cell office:value-type="float" office:value="0.4527074" calcext:value-type="float">
            <text:p>0.4527074</text:p>
          </table:table-cell>
          <table:table-cell office:value-type="float" office:value="0" calcext:value-type="float">
            <text:p>0</text:p>
          </table:table-cell>
          <table:table-cell office:value-type="float" office:value="1.875284E-015" calcext:value-type="float">
            <text:p>1.875284E-15</text:p>
          </table:table-cell>
          <table:table-cell office:value-type="float" office:value="1.937576E-015" calcext:value-type="float">
            <text:p>1.937576E-15</text:p>
          </table:table-cell>
          <table:table-cell office:value-type="float" office:value="1.923714E-015" calcext:value-type="float">
            <text:p>1.923714E-15</text:p>
          </table:table-cell>
          <table:table-cell office:value-type="float" office:value="9.650068E-016" calcext:value-type="float">
            <text:p>9.650068E-16</text:p>
          </table:table-cell>
          <table:table-cell office:value-type="float" office:value="1.022278E-015" calcext:value-type="float">
            <text:p>1.022278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62981" calcext:value-type="float">
            <text:p>-75.62981</text:p>
          </table:table-cell>
          <table:table-cell office:value-type="float" office:value="-0.01412192" calcext:value-type="float">
            <text:p>-0.01412192</text:p>
          </table:table-cell>
          <table:table-cell office:value-type="float" office:value="-0.01366685" calcext:value-type="float">
            <text:p>-0.01366685</text:p>
          </table:table-cell>
          <table:table-cell office:value-type="float" office:value="-0.01320764" calcext:value-type="float">
            <text:p>-0.01320764</text:p>
          </table:table-cell>
          <table:table-cell office:value-type="float" office:value="-0.01288063" calcext:value-type="float">
            <text:p>-0.01288063</text:p>
          </table:table-cell>
          <table:table-cell office:value-type="float" office:value="-0.01244728" calcext:value-type="float">
            <text:p>-0.01244728</text:p>
          </table:table-cell>
          <table:table-cell office:value-type="float" office:value="-0.01220294" calcext:value-type="float">
            <text:p>-0.01220294</text:p>
          </table:table-cell>
          <table:table-cell office:value-type="float" office:value="-0.01192018" calcext:value-type="float">
            <text:p>-0.01192018</text:p>
          </table:table-cell>
          <table:table-cell office:value-type="float" office:value="-0.01410448" calcext:value-type="float">
            <text:p>-0.01410448</text:p>
          </table:table-cell>
          <table:table-cell office:value-type="float" office:value="-0.01694138" calcext:value-type="float">
            <text:p>-0.01694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95208" calcext:value-type="float">
            <text:p>-39.95208</text:p>
          </table:table-cell>
          <table:table-cell office:value-type="float" office:value="-0.00079659" calcext:value-type="float">
            <text:p>-0.0007965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2027" calcext:value-type="float">
            <text:p>-2.3020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7" calcext:value-type="float">
            <text:p>28042007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77.00054" calcext:value-type="float">
            <text:p>77.00054</text:p>
          </table:table-cell>
          <table:table-cell office:value-type="float" office:value="0" calcext:value-type="float">
            <text:p>0</text:p>
          </table:table-cell>
          <table:table-cell office:value-type="float" office:value="1082.952" calcext:value-type="float">
            <text:p>1082.952</text:p>
          </table:table-cell>
          <table:table-cell office:value-type="float" office:value="25.09774" calcext:value-type="float">
            <text:p>25.09774</text:p>
          </table:table-cell>
          <table:table-cell office:value-type="float" office:value="0" calcext:value-type="float">
            <text:p>0</text:p>
          </table:table-cell>
          <table:table-cell office:value-type="float" office:value="0.1114157" calcext:value-type="float">
            <text:p>0.1114157</text:p>
          </table:table-cell>
          <table:table-cell office:value-type="float" office:value="0.3471483" calcext:value-type="float">
            <text:p>0.3471483</text:p>
          </table:table-cell>
          <table:table-cell office:value-type="float" office:value="0.3489438" calcext:value-type="float">
            <text:p>0.3489438</text:p>
          </table:table-cell>
          <table:table-cell office:value-type="float" office:value="0.3510747" calcext:value-type="float">
            <text:p>0.3510747</text:p>
          </table:table-cell>
          <table:table-cell office:value-type="float" office:value="0.3524598" calcext:value-type="float">
            <text:p>0.3524598</text:p>
          </table:table-cell>
          <table:table-cell office:value-type="float" office:value="0.3055454" calcext:value-type="float">
            <text:p>0.3055454</text:p>
          </table:table-cell>
          <table:table-cell office:value-type="float" office:value="0.300287" calcext:value-type="float">
            <text:p>0.300287</text:p>
          </table:table-cell>
          <table:table-cell office:value-type="float" office:value="0.3739398" calcext:value-type="float">
            <text:p>0.3739398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366493" calcext:value-type="float">
            <text:p>0.366493</text:p>
          </table:table-cell>
          <table:table-cell office:value-type="float" office:value="0.3797531" calcext:value-type="float">
            <text:p>0.3797531</text:p>
          </table:table-cell>
          <table:table-cell office:value-type="float" office:value="0.3928721" calcext:value-type="float">
            <text:p>0.3928721</text:p>
          </table:table-cell>
          <table:table-cell office:value-type="float" office:value="0.4579552" calcext:value-type="float">
            <text:p>0.4579552</text:p>
          </table:table-cell>
          <table:table-cell office:value-type="float" office:value="0" calcext:value-type="float">
            <text:p>0</text:p>
          </table:table-cell>
          <table:table-cell office:value-type="float" office:value="1.876772E-015" calcext:value-type="float">
            <text:p>1.876772E-15</text:p>
          </table:table-cell>
          <table:table-cell office:value-type="float" office:value="1.93743E-015" calcext:value-type="float">
            <text:p>1.93743E-15</text:p>
          </table:table-cell>
          <table:table-cell office:value-type="float" office:value="1.923555E-015" calcext:value-type="float">
            <text:p>1.923555E-15</text:p>
          </table:table-cell>
          <table:table-cell office:value-type="float" office:value="9.649968E-016" calcext:value-type="float">
            <text:p>9.649968E-16</text:p>
          </table:table-cell>
          <table:table-cell office:value-type="float" office:value="1.022259E-015" calcext:value-type="float">
            <text:p>1.02225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86953" calcext:value-type="float">
            <text:p>-73.86953</text:p>
          </table:table-cell>
          <table:table-cell office:value-type="float" office:value="-0.01427984" calcext:value-type="float">
            <text:p>-0.01427984</text:p>
          </table:table-cell>
          <table:table-cell office:value-type="float" office:value="-0.01383295" calcext:value-type="float">
            <text:p>-0.01383295</text:p>
          </table:table-cell>
          <table:table-cell office:value-type="float" office:value="-0.01339147" calcext:value-type="float">
            <text:p>-0.01339147</text:p>
          </table:table-cell>
          <table:table-cell office:value-type="float" office:value="-0.01308141" calcext:value-type="float">
            <text:p>-0.01308141</text:p>
          </table:table-cell>
          <table:table-cell office:value-type="float" office:value="-0.01268439" calcext:value-type="float">
            <text:p>-0.01268439</text:p>
          </table:table-cell>
          <table:table-cell office:value-type="float" office:value="-0.01245017" calcext:value-type="float">
            <text:p>-0.01245017</text:p>
          </table:table-cell>
          <table:table-cell office:value-type="float" office:value="-0.01212273" calcext:value-type="float">
            <text:p>-0.01212273</text:p>
          </table:table-cell>
          <table:table-cell office:value-type="float" office:value="-0.01394754" calcext:value-type="float">
            <text:p>-0.01394754</text:p>
          </table:table-cell>
          <table:table-cell office:value-type="float" office:value="-0.01655184" calcext:value-type="float">
            <text:p>-0.0165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8489" calcext:value-type="float">
            <text:p>-39.8489</text:p>
          </table:table-cell>
          <table:table-cell office:value-type="float" office:value="-0.0008049483" calcext:value-type="float">
            <text:p>-0.000804948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7107" calcext:value-type="float">
            <text:p>-2.3371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7" calcext:value-type="float">
            <text:p>29042007</text:p>
          </table:table-cell>
          <table:table-cell office:value-type="float" office:value="143.732" calcext:value-type="float">
            <text:p>143.732</text:p>
          </table:table-cell>
          <table:table-cell office:value-type="float" office:value="77.06668" calcext:value-type="float">
            <text:p>77.06668</text:p>
          </table:table-cell>
          <table:table-cell office:value-type="float" office:value="0" calcext:value-type="float">
            <text:p>0</text:p>
          </table:table-cell>
          <table:table-cell office:value-type="float" office:value="1083.871" calcext:value-type="float">
            <text:p>1083.871</text:p>
          </table:table-cell>
          <table:table-cell office:value-type="float" office:value="24.36588" calcext:value-type="float">
            <text:p>24.36588</text:p>
          </table:table-cell>
          <table:table-cell office:value-type="float" office:value="0" calcext:value-type="float">
            <text:p>0</text:p>
          </table:table-cell>
          <table:table-cell office:value-type="float" office:value="0.1311872" calcext:value-type="float">
            <text:p>0.1311872</text:p>
          </table:table-cell>
          <table:table-cell office:value-type="float" office:value="0.3463689" calcext:value-type="float">
            <text:p>0.3463689</text:p>
          </table:table-cell>
          <table:table-cell office:value-type="float" office:value="0.3481696" calcext:value-type="float">
            <text:p>0.3481696</text:p>
          </table:table-cell>
          <table:table-cell office:value-type="float" office:value="0.3502405" calcext:value-type="float">
            <text:p>0.3502405</text:p>
          </table:table-cell>
          <table:table-cell office:value-type="float" office:value="0.3515793" calcext:value-type="float">
            <text:p>0.3515793</text:p>
          </table:table-cell>
          <table:table-cell office:value-type="float" office:value="0.3048896" calcext:value-type="float">
            <text:p>0.3048896</text:p>
          </table:table-cell>
          <table:table-cell office:value-type="float" office:value="0.2996833" calcext:value-type="float">
            <text:p>0.2996833</text:p>
          </table:table-cell>
          <table:table-cell office:value-type="float" office:value="0.3736921" calcext:value-type="float">
            <text:p>0.3736921</text:p>
          </table:table-cell>
          <table:table-cell office:value-type="float" office:value="0.3646075" calcext:value-type="float">
            <text:p>0.3646075</text:p>
          </table:table-cell>
          <table:table-cell office:value-type="float" office:value="0.3669593" calcext:value-type="float">
            <text:p>0.3669593</text:p>
          </table:table-cell>
          <table:table-cell office:value-type="float" office:value="0.380201" calcext:value-type="float">
            <text:p>0.380201</text:p>
          </table:table-cell>
          <table:table-cell office:value-type="float" office:value="0.3931516" calcext:value-type="float">
            <text:p>0.3931516</text:p>
          </table:table-cell>
          <table:table-cell office:value-type="float" office:value="0.4620847" calcext:value-type="float">
            <text:p>0.4620847</text:p>
          </table:table-cell>
          <table:table-cell office:value-type="float" office:value="0" calcext:value-type="float">
            <text:p>0</text:p>
          </table:table-cell>
          <table:table-cell office:value-type="float" office:value="1.878225E-015" calcext:value-type="float">
            <text:p>1.878225E-15</text:p>
          </table:table-cell>
          <table:table-cell office:value-type="float" office:value="1.937288E-015" calcext:value-type="float">
            <text:p>1.937288E-15</text:p>
          </table:table-cell>
          <table:table-cell office:value-type="float" office:value="1.923397E-015" calcext:value-type="float">
            <text:p>1.923397E-15</text:p>
          </table:table-cell>
          <table:table-cell office:value-type="float" office:value="9.649883E-016" calcext:value-type="float">
            <text:p>9.649883E-16</text:p>
          </table:table-cell>
          <table:table-cell office:value-type="float" office:value="1.022239E-015" calcext:value-type="float">
            <text:p>1.022239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4E-016" calcext:value-type="float">
            <text:p>9.682444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59857" calcext:value-type="float">
            <text:p>-27.59857</text:p>
          </table:table-cell>
          <table:table-cell office:value-type="float" office:value="-0.01447243" calcext:value-type="float">
            <text:p>-0.01447243</text:p>
          </table:table-cell>
          <table:table-cell office:value-type="float" office:value="-0.0140228" calcext:value-type="float">
            <text:p>-0.0140228</text:p>
          </table:table-cell>
          <table:table-cell office:value-type="float" office:value="-0.0135874" calcext:value-type="float">
            <text:p>-0.0135874</text:p>
          </table:table-cell>
          <table:table-cell office:value-type="float" office:value="-0.01328273" calcext:value-type="float">
            <text:p>-0.01328273</text:p>
          </table:table-cell>
          <table:table-cell office:value-type="float" office:value="-0.01289265" calcext:value-type="float">
            <text:p>-0.01289265</text:p>
          </table:table-cell>
          <table:table-cell office:value-type="float" office:value="-0.01266223" calcext:value-type="float">
            <text:p>-0.01266223</text:p>
          </table:table-cell>
          <table:table-cell office:value-type="float" office:value="-0.01229735" calcext:value-type="float">
            <text:p>-0.01229735</text:p>
          </table:table-cell>
          <table:table-cell office:value-type="float" office:value="-0.013816" calcext:value-type="float">
            <text:p>-0.013816</text:p>
          </table:table-cell>
          <table:table-cell office:value-type="float" office:value="-0.01619546" calcext:value-type="float">
            <text:p>-0.01619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41422" calcext:value-type="float">
            <text:p>-3.441422</text:p>
          </table:table-cell>
          <table:table-cell office:value-type="float" office:value="-0.0008123738" calcext:value-type="float">
            <text:p>-0.000812373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63238" calcext:value-type="float">
            <text:p>-2.3632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7" calcext:value-type="float">
            <text:p>30042007</text:p>
          </table:table-cell>
          <table:table-cell office:value-type="float" office:value="145.0654" calcext:value-type="float">
            <text:p>145.0654</text:p>
          </table:table-cell>
          <table:table-cell office:value-type="float" office:value="78.24483" calcext:value-type="float">
            <text:p>78.24483</text:p>
          </table:table-cell>
          <table:table-cell office:value-type="float" office:value="0" calcext:value-type="float">
            <text:p>0</text:p>
          </table:table-cell>
          <table:table-cell office:value-type="float" office:value="1084.015" calcext:value-type="float">
            <text:p>1084.015</text:p>
          </table:table-cell>
          <table:table-cell office:value-type="float" office:value="24.37799" calcext:value-type="float">
            <text:p>24.37799</text:p>
          </table:table-cell>
          <table:table-cell office:value-type="float" office:value="0" calcext:value-type="float">
            <text:p>0</text:p>
          </table:table-cell>
          <table:table-cell office:value-type="float" office:value="0.1599834" calcext:value-type="float">
            <text:p>0.1599834</text:p>
          </table:table-cell>
          <table:table-cell office:value-type="float" office:value="0.3445599" calcext:value-type="float">
            <text:p>0.3445599</text:p>
          </table:table-cell>
          <table:table-cell office:value-type="float" office:value="0.3465896" calcext:value-type="float">
            <text:p>0.3465896</text:p>
          </table:table-cell>
          <table:table-cell office:value-type="float" office:value="0.3488929" calcext:value-type="float">
            <text:p>0.3488929</text:p>
          </table:table-cell>
          <table:table-cell office:value-type="float" office:value="0.3504029" calcext:value-type="float">
            <text:p>0.3504029</text:p>
          </table:table-cell>
          <table:table-cell office:value-type="float" office:value="0.3042366" calcext:value-type="float">
            <text:p>0.3042366</text:p>
          </table:table-cell>
          <table:table-cell office:value-type="float" office:value="0.2990044" calcext:value-type="float">
            <text:p>0.2990044</text:p>
          </table:table-cell>
          <table:table-cell office:value-type="float" office:value="0.3734308" calcext:value-type="float">
            <text:p>0.3734308</text:p>
          </table:table-cell>
          <table:table-cell office:value-type="float" office:value="0.3647815" calcext:value-type="float">
            <text:p>0.3647815</text:p>
          </table:table-cell>
          <table:table-cell office:value-type="float" office:value="0.3673972" calcext:value-type="float">
            <text:p>0.3673972</text:p>
          </table:table-cell>
          <table:table-cell office:value-type="float" office:value="0.3806246" calcext:value-type="float">
            <text:p>0.3806246</text:p>
          </table:table-cell>
          <table:table-cell office:value-type="float" office:value="0.3932972" calcext:value-type="float">
            <text:p>0.393297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7951E-015" calcext:value-type="float">
            <text:p>1.87951E-15</text:p>
          </table:table-cell>
          <table:table-cell office:value-type="float" office:value="1.937167E-015" calcext:value-type="float">
            <text:p>1.937167E-15</text:p>
          </table:table-cell>
          <table:table-cell office:value-type="float" office:value="1.923258E-015" calcext:value-type="float">
            <text:p>1.923258E-15</text:p>
          </table:table-cell>
          <table:table-cell office:value-type="float" office:value="9.649846E-016" calcext:value-type="float">
            <text:p>9.649846E-16</text:p>
          </table:table-cell>
          <table:table-cell office:value-type="float" office:value="1.022212E-015" calcext:value-type="float">
            <text:p>1.022212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8E-034" calcext:value-type="float">
            <text:p>2.94272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92334" calcext:value-type="float">
            <text:p>-8.092334</text:p>
          </table:table-cell>
          <table:table-cell office:value-type="float" office:value="-0.0149358" calcext:value-type="float">
            <text:p>-0.0149358</text:p>
          </table:table-cell>
          <table:table-cell office:value-type="float" office:value="-0.01442048" calcext:value-type="float">
            <text:p>-0.01442048</text:p>
          </table:table-cell>
          <table:table-cell office:value-type="float" office:value="-0.01391107" calcext:value-type="float">
            <text:p>-0.01391107</text:p>
          </table:table-cell>
          <table:table-cell office:value-type="float" office:value="-0.01355646" calcext:value-type="float">
            <text:p>-0.01355646</text:p>
          </table:table-cell>
          <table:table-cell office:value-type="float" office:value="-0.01310221" calcext:value-type="float">
            <text:p>-0.01310221</text:p>
          </table:table-cell>
          <table:table-cell office:value-type="float" office:value="-0.01290401" calcext:value-type="float">
            <text:p>-0.01290401</text:p>
          </table:table-cell>
          <table:table-cell office:value-type="float" office:value="-0.01248476" calcext:value-type="float">
            <text:p>-0.01248476</text:p>
          </table:table-cell>
          <table:table-cell office:value-type="float" office:value="-0.01370661" calcext:value-type="float">
            <text:p>-0.01370661</text:p>
          </table:table-cell>
          <table:table-cell office:value-type="float" office:value="-0.01586824" calcext:value-type="float">
            <text:p>-0.01586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35413" calcext:value-type="float">
            <text:p>-0.5035413</text:p>
          </table:table-cell>
          <table:table-cell office:value-type="float" office:value="-0.0008215931" calcext:value-type="float">
            <text:p>-0.000821593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69099" calcext:value-type="float">
            <text:p>-2.36909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7" calcext:value-type="float">
            <text:p>1052007</text:p>
          </table:table-cell>
          <table:table-cell office:value-type="float" office:value="158.5909" calcext:value-type="float">
            <text:p>158.5909</text:p>
          </table:table-cell>
          <table:table-cell office:value-type="float" office:value="81.68141" calcext:value-type="float">
            <text:p>81.68141</text:p>
          </table:table-cell>
          <table:table-cell office:value-type="float" office:value="0" calcext:value-type="float">
            <text:p>0</text:p>
          </table:table-cell>
          <table:table-cell office:value-type="float" office:value="1093.992" calcext:value-type="float">
            <text:p>1093.992</text:p>
          </table:table-cell>
          <table:table-cell office:value-type="float" office:value="24.48934" calcext:value-type="float">
            <text:p>24.48934</text:p>
          </table:table-cell>
          <table:table-cell office:value-type="float" office:value="0" calcext:value-type="float">
            <text:p>0</text:p>
          </table:table-cell>
          <table:table-cell office:value-type="float" office:value="0.5985245" calcext:value-type="float">
            <text:p>0.5985245</text:p>
          </table:table-cell>
          <table:table-cell office:value-type="float" office:value="0.3914323" calcext:value-type="float">
            <text:p>0.3914323</text:p>
          </table:table-cell>
          <table:table-cell office:value-type="float" office:value="0.3408609" calcext:value-type="float">
            <text:p>0.3408609</text:p>
          </table:table-cell>
          <table:table-cell office:value-type="float" office:value="0.3469273" calcext:value-type="float">
            <text:p>0.3469273</text:p>
          </table:table-cell>
          <table:table-cell office:value-type="float" office:value="0.3467997" calcext:value-type="float">
            <text:p>0.3467997</text:p>
          </table:table-cell>
          <table:table-cell office:value-type="float" office:value="0.3030483" calcext:value-type="float">
            <text:p>0.3030483</text:p>
          </table:table-cell>
          <table:table-cell office:value-type="float" office:value="0.306803" calcext:value-type="float">
            <text:p>0.306803</text:p>
          </table:table-cell>
          <table:table-cell office:value-type="float" office:value="0.3732207" calcext:value-type="float">
            <text:p>0.3732207</text:p>
          </table:table-cell>
          <table:table-cell office:value-type="float" office:value="0.3649261" calcext:value-type="float">
            <text:p>0.3649261</text:p>
          </table:table-cell>
          <table:table-cell office:value-type="float" office:value="0.367808" calcext:value-type="float">
            <text:p>0.367808</text:p>
          </table:table-cell>
          <table:table-cell office:value-type="float" office:value="0.3810209" calcext:value-type="float">
            <text:p>0.3810209</text:p>
          </table:table-cell>
          <table:table-cell office:value-type="float" office:value="0.3934192" calcext:value-type="float">
            <text:p>0.3934192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.003501892" calcext:value-type="float">
            <text:p>0.003501892</text:p>
          </table:table-cell>
          <table:table-cell office:value-type="float" office:value="1.880614E-015" calcext:value-type="float">
            <text:p>1.880614E-15</text:p>
          </table:table-cell>
          <table:table-cell office:value-type="float" office:value="1.937065E-015" calcext:value-type="float">
            <text:p>1.937065E-15</text:p>
          </table:table-cell>
          <table:table-cell office:value-type="float" office:value="1.923138E-015" calcext:value-type="float">
            <text:p>1.923138E-15</text:p>
          </table:table-cell>
          <table:table-cell office:value-type="float" office:value="9.649796E-016" calcext:value-type="float">
            <text:p>9.649796E-16</text:p>
          </table:table-cell>
          <table:table-cell office:value-type="float" office:value="1.022185E-015" calcext:value-type="float">
            <text:p>1.022185E-15</text:p>
          </table:table-cell>
          <table:table-cell office:value-type="float" office:value="1.938687E-015" calcext:value-type="float">
            <text:p>1.938687E-15</text:p>
          </table:table-cell>
          <table:table-cell office:value-type="float" office:value="1.833818E-015" calcext:value-type="float">
            <text:p>1.833818E-15</text:p>
          </table:table-cell>
          <table:table-cell office:value-type="float" office:value="9.682443E-016" calcext:value-type="float">
            <text:p>9.682443E-16</text:p>
          </table:table-cell>
          <table:table-cell office:value-type="float" office:value="4.425219E-020" calcext:value-type="float">
            <text:p>4.425219E-20</text:p>
          </table:table-cell>
          <table:table-cell office:value-type="float" office:value="1.061771E-024" calcext:value-type="float">
            <text:p>1.061771E-24</text:p>
          </table:table-cell>
          <table:table-cell office:value-type="float" office:value="2.531656E-029" calcext:value-type="float">
            <text:p>2.531656E-29</text:p>
          </table:table-cell>
          <table:table-cell office:value-type="float" office:value="2.942726E-034" calcext:value-type="float">
            <text:p>2.94272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452412" calcext:value-type="float">
            <text:p>-0.0005452412</text:p>
          </table:table-cell>
          <table:table-cell office:value-type="float" office:value="-0.009999447" calcext:value-type="float">
            <text:p>-0.009999447</text:p>
          </table:table-cell>
          <table:table-cell office:value-type="float" office:value="-0.01635677" calcext:value-type="float">
            <text:p>-0.01635677</text:p>
          </table:table-cell>
          <table:table-cell office:value-type="float" office:value="-0.01482102" calcext:value-type="float">
            <text:p>-0.01482102</text:p>
          </table:table-cell>
          <table:table-cell office:value-type="float" office:value="-0.01446272" calcext:value-type="float">
            <text:p>-0.01446272</text:p>
          </table:table-cell>
          <table:table-cell office:value-type="float" office:value="-0.0135091" calcext:value-type="float">
            <text:p>-0.0135091</text:p>
          </table:table-cell>
          <table:table-cell office:value-type="float" office:value="-0.01150039" calcext:value-type="float">
            <text:p>-0.01150039</text:p>
          </table:table-cell>
          <table:table-cell office:value-type="float" office:value="-0.01265087" calcext:value-type="float">
            <text:p>-0.01265087</text:p>
          </table:table-cell>
          <table:table-cell office:value-type="float" office:value="-0.01361646" calcext:value-type="float">
            <text:p>-0.01361646</text:p>
          </table:table-cell>
          <table:table-cell office:value-type="float" office:value="-0.01556742" calcext:value-type="float">
            <text:p>-0.01556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107604" calcext:value-type="float">
            <text:p>0.00110760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3501947" calcext:value-type="float">
            <text:p>0.0035019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7" calcext:value-type="float">
            <text:p>2052007</text:p>
          </table:table-cell>
          <table:table-cell office:value-type="float" office:value="194.7859" calcext:value-type="float">
            <text:p>194.7859</text:p>
          </table:table-cell>
          <table:table-cell office:value-type="float" office:value="85.23548" calcext:value-type="float">
            <text:p>85.23548</text:p>
          </table:table-cell>
          <table:table-cell office:value-type="float" office:value="10.12047" calcext:value-type="float">
            <text:p>10.12047</text:p>
          </table:table-cell>
          <table:table-cell office:value-type="float" office:value="1116.079" calcext:value-type="float">
            <text:p>1116.079</text:p>
          </table:table-cell>
          <table:table-cell office:value-type="float" office:value="24.92322" calcext:value-type="float">
            <text:p>24.92322</text:p>
          </table:table-cell>
          <table:table-cell office:value-type="float" office:value="0" calcext:value-type="float">
            <text:p>0</text:p>
          </table:table-cell>
          <table:table-cell office:value-type="float" office:value="0.4365179" calcext:value-type="float">
            <text:p>0.4365179</text:p>
          </table:table-cell>
          <table:table-cell office:value-type="float" office:value="0.4279735" calcext:value-type="float">
            <text:p>0.4279735</text:p>
          </table:table-cell>
          <table:table-cell office:value-type="float" office:value="0.4282134" calcext:value-type="float">
            <text:p>0.4282134</text:p>
          </table:table-cell>
          <table:table-cell office:value-type="float" office:value="0.435557" calcext:value-type="float">
            <text:p>0.435557</text:p>
          </table:table-cell>
          <table:table-cell office:value-type="float" office:value="0.4427048" calcext:value-type="float">
            <text:p>0.4427048</text:p>
          </table:table-cell>
          <table:table-cell office:value-type="float" office:value="0.3743514" calcext:value-type="float">
            <text:p>0.3743514</text:p>
          </table:table-cell>
          <table:table-cell office:value-type="float" office:value="0.3710174" calcext:value-type="float">
            <text:p>0.3710174</text:p>
          </table:table-cell>
          <table:table-cell office:value-type="float" office:value="0.3815741" calcext:value-type="float">
            <text:p>0.3815741</text:p>
          </table:table-cell>
          <table:table-cell office:value-type="float" office:value="0.3657304" calcext:value-type="float">
            <text:p>0.3657304</text:p>
          </table:table-cell>
          <table:table-cell office:value-type="float" office:value="0.3682434" calcext:value-type="float">
            <text:p>0.3682434</text:p>
          </table:table-cell>
          <table:table-cell office:value-type="float" office:value="0.3813944" calcext:value-type="float">
            <text:p>0.3813944</text:p>
          </table:table-cell>
          <table:table-cell office:value-type="float" office:value="0.3935107" calcext:value-type="float">
            <text:p>0.393510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2009E-015" calcext:value-type="float">
            <text:p>1.892009E-15</text:p>
          </table:table-cell>
          <table:table-cell office:value-type="float" office:value="1.936984E-015" calcext:value-type="float">
            <text:p>1.936984E-15</text:p>
          </table:table-cell>
          <table:table-cell office:value-type="float" office:value="1.922E-015" calcext:value-type="float">
            <text:p>1.922E-15</text:p>
          </table:table-cell>
          <table:table-cell office:value-type="float" office:value="9.65044E-016" calcext:value-type="float">
            <text:p>9.65044E-16</text:p>
          </table:table-cell>
          <table:table-cell office:value-type="float" office:value="1.023844E-015" calcext:value-type="float">
            <text:p>1.023844E-15</text:p>
          </table:table-cell>
          <table:table-cell office:value-type="float" office:value="1.938629E-015" calcext:value-type="float">
            <text:p>1.938629E-15</text:p>
          </table:table-cell>
          <table:table-cell office:value-type="float" office:value="1.833138E-015" calcext:value-type="float">
            <text:p>1.833138E-15</text:p>
          </table:table-cell>
          <table:table-cell office:value-type="float" office:value="9.680224E-016" calcext:value-type="float">
            <text:p>9.680224E-16</text:p>
          </table:table-cell>
          <table:table-cell office:value-type="float" office:value="4.424479E-020" calcext:value-type="float">
            <text:p>4.424479E-20</text:p>
          </table:table-cell>
          <table:table-cell office:value-type="float" office:value="1.061625E-024" calcext:value-type="float">
            <text:p>1.061625E-24</text:p>
          </table:table-cell>
          <table:table-cell office:value-type="float" office:value="2.531157E-029" calcext:value-type="float">
            <text:p>2.531157E-29</text:p>
          </table:table-cell>
          <table:table-cell office:value-type="float" office:value="2.942322E-034" calcext:value-type="float">
            <text:p>2.9423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601473" calcext:value-type="float">
            <text:p>-0.003601473</text:p>
          </table:table-cell>
          <table:table-cell office:value-type="float" office:value="-0.004091246" calcext:value-type="float">
            <text:p>-0.004091246</text:p>
          </table:table-cell>
          <table:table-cell office:value-type="float" office:value="-0.003995884" calcext:value-type="float">
            <text:p>-0.003995884</text:p>
          </table:table-cell>
          <table:table-cell office:value-type="float" office:value="-0.003597687" calcext:value-type="float">
            <text:p>-0.003597687</text:p>
          </table:table-cell>
          <table:table-cell office:value-type="float" office:value="-0.003254643" calcext:value-type="float">
            <text:p>-0.003254643</text:p>
          </table:table-cell>
          <table:table-cell office:value-type="float" office:value="-0.00273125" calcext:value-type="float">
            <text:p>-0.00273125</text:p>
          </table:table-cell>
          <table:table-cell office:value-type="float" office:value="-0.002105771" calcext:value-type="float">
            <text:p>-0.002105771</text:p>
          </table:table-cell>
          <table:table-cell office:value-type="float" office:value="-0.007900442" calcext:value-type="float">
            <text:p>-0.007900442</text:p>
          </table:table-cell>
          <table:table-cell office:value-type="float" office:value="-0.01313653" calcext:value-type="float">
            <text:p>-0.01313653</text:p>
          </table:table-cell>
          <table:table-cell office:value-type="float" office:value="-0.01525613" calcext:value-type="float">
            <text:p>-0.01525613</text:p>
          </table:table-cell>
          <table:table-cell office:value-type="float" office:value="0" calcext:value-type="float">
            <text:p>0</text:p>
          </table:table-cell>
          <table:table-cell office:value-type="float" office:value="0.05678277" calcext:value-type="float">
            <text:p>0.05678277</text:p>
          </table:table-cell>
          <table:table-cell office:value-type="float" office:value="-0.002334236" calcext:value-type="float">
            <text:p>-0.002334236</text:p>
          </table:table-cell>
          <table:table-cell office:value-type="float" office:value="-0.0008669874" calcext:value-type="float">
            <text:p>-0.000866987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7502" calcext:value-type="float">
            <text:p>-2.375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7" calcext:value-type="float">
            <text:p>3052007</text:p>
          </table:table-cell>
          <table:table-cell office:value-type="float" office:value="209.8989" calcext:value-type="float">
            <text:p>209.8989</text:p>
          </table:table-cell>
          <table:table-cell office:value-type="float" office:value="87.02518" calcext:value-type="float">
            <text:p>87.02518</text:p>
          </table:table-cell>
          <table:table-cell office:value-type="float" office:value="10.12047" calcext:value-type="float">
            <text:p>10.12047</text:p>
          </table:table-cell>
          <table:table-cell office:value-type="float" office:value="1129.308" calcext:value-type="float">
            <text:p>1129.308</text:p>
          </table:table-cell>
          <table:table-cell office:value-type="float" office:value="25.01745" calcext:value-type="float">
            <text:p>25.01745</text:p>
          </table:table-cell>
          <table:table-cell office:value-type="float" office:value="0" calcext:value-type="float">
            <text:p>0</text:p>
          </table:table-cell>
          <table:table-cell office:value-type="float" office:value="0.5867487" calcext:value-type="float">
            <text:p>0.5867487</text:p>
          </table:table-cell>
          <table:table-cell office:value-type="float" office:value="0.5366787" calcext:value-type="float">
            <text:p>0.5366787</text:p>
          </table:table-cell>
          <table:table-cell office:value-type="float" office:value="0.4930364" calcext:value-type="float">
            <text:p>0.4930364</text:p>
          </table:table-cell>
          <table:table-cell office:value-type="float" office:value="0.4436385" calcext:value-type="float">
            <text:p>0.4436385</text:p>
          </table:table-cell>
          <table:table-cell office:value-type="float" office:value="0.4379992" calcext:value-type="float">
            <text:p>0.4379992</text:p>
          </table:table-cell>
          <table:table-cell office:value-type="float" office:value="0.3678851" calcext:value-type="float">
            <text:p>0.3678851</text:p>
          </table:table-cell>
          <table:table-cell office:value-type="float" office:value="0.3700992" calcext:value-type="float">
            <text:p>0.3700992</text:p>
          </table:table-cell>
          <table:table-cell office:value-type="float" office:value="0.3943057" calcext:value-type="float">
            <text:p>0.3943057</text:p>
          </table:table-cell>
          <table:table-cell office:value-type="float" office:value="0.3679496" calcext:value-type="float">
            <text:p>0.3679496</text:p>
          </table:table-cell>
          <table:table-cell office:value-type="float" office:value="0.3687437" calcext:value-type="float">
            <text:p>0.3687437</text:p>
          </table:table-cell>
          <table:table-cell office:value-type="float" office:value="0.3817474" calcext:value-type="float">
            <text:p>0.3817474</text:p>
          </table:table-cell>
          <table:table-cell office:value-type="float" office:value="0.3935822" calcext:value-type="float">
            <text:p>0.393582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.0005659933" calcext:value-type="float">
            <text:p>0.0005659933</text:p>
          </table:table-cell>
          <table:table-cell office:value-type="float" office:value="1.892635E-015" calcext:value-type="float">
            <text:p>1.892635E-15</text:p>
          </table:table-cell>
          <table:table-cell office:value-type="float" office:value="1.936931E-015" calcext:value-type="float">
            <text:p>1.936931E-15</text:p>
          </table:table-cell>
          <table:table-cell office:value-type="float" office:value="1.92193E-015" calcext:value-type="float">
            <text:p>1.92193E-15</text:p>
          </table:table-cell>
          <table:table-cell office:value-type="float" office:value="9.650426E-016" calcext:value-type="float">
            <text:p>9.650426E-16</text:p>
          </table:table-cell>
          <table:table-cell office:value-type="float" office:value="1.023826E-015" calcext:value-type="float">
            <text:p>1.023826E-15</text:p>
          </table:table-cell>
          <table:table-cell office:value-type="float" office:value="1.938629E-015" calcext:value-type="float">
            <text:p>1.938629E-15</text:p>
          </table:table-cell>
          <table:table-cell office:value-type="float" office:value="1.833138E-015" calcext:value-type="float">
            <text:p>1.833138E-15</text:p>
          </table:table-cell>
          <table:table-cell office:value-type="float" office:value="9.680224E-016" calcext:value-type="float">
            <text:p>9.680224E-16</text:p>
          </table:table-cell>
          <table:table-cell office:value-type="float" office:value="4.424479E-020" calcext:value-type="float">
            <text:p>4.424479E-20</text:p>
          </table:table-cell>
          <table:table-cell office:value-type="float" office:value="1.061625E-024" calcext:value-type="float">
            <text:p>1.061625E-24</text:p>
          </table:table-cell>
          <table:table-cell office:value-type="float" office:value="2.531157E-029" calcext:value-type="float">
            <text:p>2.531157E-29</text:p>
          </table:table-cell>
          <table:table-cell office:value-type="float" office:value="2.942322E-034" calcext:value-type="float">
            <text:p>2.9423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920279" calcext:value-type="float">
            <text:p>-0.0005920279</text:p>
          </table:table-cell>
          <table:table-cell office:value-type="float" office:value="-0.0009821744" calcext:value-type="float">
            <text:p>-0.0009821744</text:p>
          </table:table-cell>
          <table:table-cell office:value-type="float" office:value="-0.002700632" calcext:value-type="float">
            <text:p>-0.002700632</text:p>
          </table:table-cell>
          <table:table-cell office:value-type="float" office:value="-0.00375578" calcext:value-type="float">
            <text:p>-0.00375578</text:p>
          </table:table-cell>
          <table:table-cell office:value-type="float" office:value="-0.003623518" calcext:value-type="float">
            <text:p>-0.003623518</text:p>
          </table:table-cell>
          <table:table-cell office:value-type="float" office:value="-0.003137184" calcext:value-type="float">
            <text:p>-0.003137184</text:p>
          </table:table-cell>
          <table:table-cell office:value-type="float" office:value="-0.002319756" calcext:value-type="float">
            <text:p>-0.002319756</text:p>
          </table:table-cell>
          <table:table-cell office:value-type="float" office:value="-0.003885322" calcext:value-type="float">
            <text:p>-0.003885322</text:p>
          </table:table-cell>
          <table:table-cell office:value-type="float" office:value="-0.01188465" calcext:value-type="float">
            <text:p>-0.01188465</text:p>
          </table:table-cell>
          <table:table-cell office:value-type="float" office:value="-0.01490703" calcext:value-type="float">
            <text:p>-0.01490703</text:p>
          </table:table-cell>
          <table:table-cell office:value-type="float" office:value="0" calcext:value-type="float">
            <text:p>0</text:p>
          </table:table-cell>
          <table:table-cell office:value-type="float" office:value="0.05678277" calcext:value-type="float">
            <text:p>0.05678277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6658924" calcext:value-type="float">
            <text:p>-0.000665892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76344" calcext:value-type="float">
            <text:p>-2.3763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7" calcext:value-type="float">
            <text:p>4052007</text:p>
          </table:table-cell>
          <table:table-cell office:value-type="float" office:value="252.8248" calcext:value-type="float">
            <text:p>252.8248</text:p>
          </table:table-cell>
          <table:table-cell office:value-type="float" office:value="88.49573" calcext:value-type="float">
            <text:p>88.49573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167.638" calcext:value-type="float">
            <text:p>1167.638</text:p>
          </table:table-cell>
          <table:table-cell office:value-type="float" office:value="25.8202" calcext:value-type="float">
            <text:p>25.8202</text:p>
          </table:table-cell>
          <table:table-cell office:value-type="float" office:value="0" calcext:value-type="float">
            <text:p>0</text:p>
          </table:table-cell>
          <table:table-cell office:value-type="float" office:value="0.529254" calcext:value-type="float">
            <text:p>0.529254</text:p>
          </table:table-cell>
          <table:table-cell office:value-type="float" office:value="0.4837584" calcext:value-type="float">
            <text:p>0.4837584</text:p>
          </table:table-cell>
          <table:table-cell office:value-type="float" office:value="0.4625643" calcext:value-type="float">
            <text:p>0.4625643</text:p>
          </table:table-cell>
          <table:table-cell office:value-type="float" office:value="0.4582227" calcext:value-type="float">
            <text:p>0.4582227</text:p>
          </table:table-cell>
          <table:table-cell office:value-type="float" office:value="0.4630369" calcext:value-type="float">
            <text:p>0.4630369</text:p>
          </table:table-cell>
          <table:table-cell office:value-type="float" office:value="0.3865699" calcext:value-type="float">
            <text:p>0.3865699</text:p>
          </table:table-cell>
          <table:table-cell office:value-type="float" office:value="0.3776345" calcext:value-type="float">
            <text:p>0.3776345</text:p>
          </table:table-cell>
          <table:table-cell office:value-type="float" office:value="0.4177969" calcext:value-type="float">
            <text:p>0.4177969</text:p>
          </table:table-cell>
          <table:table-cell office:value-type="float" office:value="0.419154" calcext:value-type="float">
            <text:p>0.419154</text:p>
          </table:table-cell>
          <table:table-cell office:value-type="float" office:value="0.4093681" calcext:value-type="float">
            <text:p>0.4093681</text:p>
          </table:table-cell>
          <table:table-cell office:value-type="float" office:value="0.3834504" calcext:value-type="float">
            <text:p>0.3834504</text:p>
          </table:table-cell>
          <table:table-cell office:value-type="float" office:value="0.3936707" calcext:value-type="float">
            <text:p>0.3936707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.00002619352" calcext:value-type="float">
            <text:p>2.619352E-05</text:p>
          </table:table-cell>
          <table:table-cell office:value-type="float" office:value="1.893706E-015" calcext:value-type="float">
            <text:p>1.893706E-15</text:p>
          </table:table-cell>
          <table:table-cell office:value-type="float" office:value="1.936884E-015" calcext:value-type="float">
            <text:p>1.936884E-15</text:p>
          </table:table-cell>
          <table:table-cell office:value-type="float" office:value="1.921823E-015" calcext:value-type="float">
            <text:p>1.921823E-15</text:p>
          </table:table-cell>
          <table:table-cell office:value-type="float" office:value="9.65048E-016" calcext:value-type="float">
            <text:p>9.65048E-16</text:p>
          </table:table-cell>
          <table:table-cell office:value-type="float" office:value="1.023898E-015" calcext:value-type="float">
            <text:p>1.023898E-15</text:p>
          </table:table-cell>
          <table:table-cell office:value-type="float" office:value="1.938625E-015" calcext:value-type="float">
            <text:p>1.938625E-15</text:p>
          </table:table-cell>
          <table:table-cell office:value-type="float" office:value="1.833101E-015" calcext:value-type="float">
            <text:p>1.833101E-15</text:p>
          </table:table-cell>
          <table:table-cell office:value-type="float" office:value="9.680099E-016" calcext:value-type="float">
            <text:p>9.680099E-16</text:p>
          </table:table-cell>
          <table:table-cell office:value-type="float" office:value="4.424437E-020" calcext:value-type="float">
            <text:p>4.424437E-20</text:p>
          </table:table-cell>
          <table:table-cell office:value-type="float" office:value="1.061617E-024" calcext:value-type="float">
            <text:p>1.061617E-24</text:p>
          </table:table-cell>
          <table:table-cell office:value-type="float" office:value="2.531129E-029" calcext:value-type="float">
            <text:p>2.531129E-29</text:p>
          </table:table-cell>
          <table:table-cell office:value-type="float" office:value="2.942297E-034" calcext:value-type="float">
            <text:p>2.94229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095066" calcext:value-type="float">
            <text:p>-0.001095066</text:p>
          </table:table-cell>
          <table:table-cell office:value-type="float" office:value="-0.002123197" calcext:value-type="float">
            <text:p>-0.002123197</text:p>
          </table:table-cell>
          <table:table-cell office:value-type="float" office:value="-0.002747891" calcext:value-type="float">
            <text:p>-0.002747891</text:p>
          </table:table-cell>
          <table:table-cell office:value-type="float" office:value="-0.00273301" calcext:value-type="float">
            <text:p>-0.00273301</text:p>
          </table:table-cell>
          <table:table-cell office:value-type="float" office:value="-0.002504741" calcext:value-type="float">
            <text:p>-0.002504741</text:p>
          </table:table-cell>
          <table:table-cell office:value-type="float" office:value="-0.002136208" calcext:value-type="float">
            <text:p>-0.002136208</text:p>
          </table:table-cell>
          <table:table-cell office:value-type="float" office:value="-0.001821873" calcext:value-type="float">
            <text:p>-0.001821873</text:p>
          </table:table-cell>
          <table:table-cell office:value-type="float" office:value="-0.001078154" calcext:value-type="float">
            <text:p>-0.001078154</text:p>
          </table:table-cell>
          <table:table-cell office:value-type="float" office:value="-0.001360474" calcext:value-type="float">
            <text:p>-0.001360474</text:p>
          </table:table-cell>
          <table:table-cell office:value-type="float" office:value="-0.002554197" calcext:value-type="float">
            <text:p>-0.002554197</text:p>
          </table:table-cell>
          <table:table-cell office:value-type="float" office:value="0" calcext:value-type="float">
            <text:p>0</text:p>
          </table:table-cell>
          <table:table-cell office:value-type="float" office:value="0.05992396" calcext:value-type="float">
            <text:p>0.0599239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882696" calcext:value-type="float">
            <text:p>-0.00088269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78609" calcext:value-type="float">
            <text:p>-2.3786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7" calcext:value-type="float">
            <text:p>5052007</text:p>
          </table:table-cell>
          <table:table-cell office:value-type="float" office:value="266.1597" calcext:value-type="float">
            <text:p>266.1597</text:p>
          </table:table-cell>
          <table:table-cell office:value-type="float" office:value="90.50076" calcext:value-type="float">
            <text:p>90.50076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178.807" calcext:value-type="float">
            <text:p>1178.807</text:p>
          </table:table-cell>
          <table:table-cell office:value-type="float" office:value="25.98144" calcext:value-type="float">
            <text:p>25.98144</text:p>
          </table:table-cell>
          <table:table-cell office:value-type="float" office:value="0" calcext:value-type="float">
            <text:p>0</text:p>
          </table:table-cell>
          <table:table-cell office:value-type="float" office:value="0.3923714" calcext:value-type="float">
            <text:p>0.3923714</text:p>
          </table:table-cell>
          <table:table-cell office:value-type="float" office:value="0.4214449" calcext:value-type="float">
            <text:p>0.4214449</text:p>
          </table:table-cell>
          <table:table-cell office:value-type="float" office:value="0.429861" calcext:value-type="float">
            <text:p>0.429861</text:p>
          </table:table-cell>
          <table:table-cell office:value-type="float" office:value="0.4397097" calcext:value-type="float">
            <text:p>0.4397097</text:p>
          </table:table-cell>
          <table:table-cell office:value-type="float" office:value="0.4471564" calcext:value-type="float">
            <text:p>0.4471564</text:p>
          </table:table-cell>
          <table:table-cell office:value-type="float" office:value="0.3765261" calcext:value-type="float">
            <text:p>0.3765261</text:p>
          </table:table-cell>
          <table:table-cell office:value-type="float" office:value="0.3679083" calcext:value-type="float">
            <text:p>0.3679083</text:p>
          </table:table-cell>
          <table:table-cell office:value-type="float" office:value="0.4080709" calcext:value-type="float">
            <text:p>0.4080709</text:p>
          </table:table-cell>
          <table:table-cell office:value-type="float" office:value="0.4196423" calcext:value-type="float">
            <text:p>0.4196423</text:p>
          </table:table-cell>
          <table:table-cell office:value-type="float" office:value="0.4230644" calcext:value-type="float">
            <text:p>0.4230644</text:p>
          </table:table-cell>
          <table:table-cell office:value-type="float" office:value="0.4390505" calcext:value-type="float">
            <text:p>0.4390505</text:p>
          </table:table-cell>
          <table:table-cell office:value-type="float" office:value="0.3960452" calcext:value-type="float">
            <text:p>0.396045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4274E-015" calcext:value-type="float">
            <text:p>1.894274E-15</text:p>
          </table:table-cell>
          <table:table-cell office:value-type="float" office:value="1.936827E-015" calcext:value-type="float">
            <text:p>1.936827E-15</text:p>
          </table:table-cell>
          <table:table-cell office:value-type="float" office:value="1.921766E-015" calcext:value-type="float">
            <text:p>1.921766E-15</text:p>
          </table:table-cell>
          <table:table-cell office:value-type="float" office:value="9.650479E-016" calcext:value-type="float">
            <text:p>9.650479E-16</text:p>
          </table:table-cell>
          <table:table-cell office:value-type="float" office:value="1.023882E-015" calcext:value-type="float">
            <text:p>1.023882E-15</text:p>
          </table:table-cell>
          <table:table-cell office:value-type="float" office:value="1.938625E-015" calcext:value-type="float">
            <text:p>1.938625E-15</text:p>
          </table:table-cell>
          <table:table-cell office:value-type="float" office:value="1.833101E-015" calcext:value-type="float">
            <text:p>1.833101E-15</text:p>
          </table:table-cell>
          <table:table-cell office:value-type="float" office:value="9.680101E-016" calcext:value-type="float">
            <text:p>9.680101E-16</text:p>
          </table:table-cell>
          <table:table-cell office:value-type="float" office:value="4.424437E-020" calcext:value-type="float">
            <text:p>4.424437E-20</text:p>
          </table:table-cell>
          <table:table-cell office:value-type="float" office:value="1.061617E-024" calcext:value-type="float">
            <text:p>1.061617E-24</text:p>
          </table:table-cell>
          <table:table-cell office:value-type="float" office:value="2.531129E-029" calcext:value-type="float">
            <text:p>2.531129E-29</text:p>
          </table:table-cell>
          <table:table-cell office:value-type="float" office:value="2.942297E-034" calcext:value-type="float">
            <text:p>2.94229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896648" calcext:value-type="float">
            <text:p>-0.006896648</text:p>
          </table:table-cell>
          <table:table-cell office:value-type="float" office:value="-0.004328472" calcext:value-type="float">
            <text:p>-0.004328472</text:p>
          </table:table-cell>
          <table:table-cell office:value-type="float" office:value="-0.003833287" calcext:value-type="float">
            <text:p>-0.003833287</text:p>
          </table:table-cell>
          <table:table-cell office:value-type="float" office:value="-0.003373947" calcext:value-type="float">
            <text:p>-0.003373947</text:p>
          </table:table-cell>
          <table:table-cell office:value-type="float" office:value="-0.003049211" calcext:value-type="float">
            <text:p>-0.003049211</text:p>
          </table:table-cell>
          <table:table-cell office:value-type="float" office:value="-0.002604714" calcext:value-type="float">
            <text:p>-0.002604714</text:p>
          </table:table-cell>
          <table:table-cell office:value-type="float" office:value="-0.002257539" calcext:value-type="float">
            <text:p>-0.002257539</text:p>
          </table:table-cell>
          <table:table-cell office:value-type="float" office:value="-0.001830018" calcext:value-type="float">
            <text:p>-0.001830018</text:p>
          </table:table-cell>
          <table:table-cell office:value-type="float" office:value="-0.001320791" calcext:value-type="float">
            <text:p>-0.001320791</text:p>
          </table:table-cell>
          <table:table-cell office:value-type="float" office:value="-0.001419497" calcext:value-type="float">
            <text:p>-0.001419497</text:p>
          </table:table-cell>
          <table:table-cell office:value-type="float" office:value="0" calcext:value-type="float">
            <text:p>0</text:p>
          </table:table-cell>
          <table:table-cell office:value-type="float" office:value="0.05992396" calcext:value-type="float">
            <text:p>0.05992396</text:p>
          </table:table-cell>
          <table:table-cell office:value-type="float" office:value="-0.007478184" calcext:value-type="float">
            <text:p>-0.007478184</text:p>
          </table:table-cell>
          <table:table-cell office:value-type="float" office:value="-0.0009362567" calcext:value-type="float">
            <text:p>-0.000936256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79324" calcext:value-type="float">
            <text:p>-2.3793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7" calcext:value-type="float">
            <text:p>6052007</text:p>
          </table:table-cell>
          <table:table-cell office:value-type="float" office:value="266.1597" calcext:value-type="float">
            <text:p>266.1597</text:p>
          </table:table-cell>
          <table:table-cell office:value-type="float" office:value="93.28165" calcext:value-type="float">
            <text:p>93.28165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176.026" calcext:value-type="float">
            <text:p>1176.026</text:p>
          </table:table-cell>
          <table:table-cell office:value-type="float" office:value="25.98144" calcext:value-type="float">
            <text:p>25.98144</text:p>
          </table:table-cell>
          <table:table-cell office:value-type="float" office:value="0" calcext:value-type="float">
            <text:p>0</text:p>
          </table:table-cell>
          <table:table-cell office:value-type="float" office:value="0.1914121" calcext:value-type="float">
            <text:p>0.1914121</text:p>
          </table:table-cell>
          <table:table-cell office:value-type="float" office:value="0.4099125" calcext:value-type="float">
            <text:p>0.4099125</text:p>
          </table:table-cell>
          <table:table-cell office:value-type="float" office:value="0.4155004" calcext:value-type="float">
            <text:p>0.4155004</text:p>
          </table:table-cell>
          <table:table-cell office:value-type="float" office:value="0.4226071" calcext:value-type="float">
            <text:p>0.4226071</text:p>
          </table:table-cell>
          <table:table-cell office:value-type="float" office:value="0.4280582" calcext:value-type="float">
            <text:p>0.4280582</text:p>
          </table:table-cell>
          <table:table-cell office:value-type="float" office:value="0.3616781" calcext:value-type="float">
            <text:p>0.3616781</text:p>
          </table:table-cell>
          <table:table-cell office:value-type="float" office:value="0.354097" calcext:value-type="float">
            <text:p>0.354097</text:p>
          </table:table-cell>
          <table:table-cell office:value-type="float" office:value="0.4010239" calcext:value-type="float">
            <text:p>0.4010239</text:p>
          </table:table-cell>
          <table:table-cell office:value-type="float" office:value="0.4078351" calcext:value-type="float">
            <text:p>0.4078351</text:p>
          </table:table-cell>
          <table:table-cell office:value-type="float" office:value="0.4165528" calcext:value-type="float">
            <text:p>0.4165528</text:p>
          </table:table-cell>
          <table:table-cell office:value-type="float" office:value="0.4447359" calcext:value-type="float">
            <text:p>0.4447359</text:p>
          </table:table-cell>
          <table:table-cell office:value-type="float" office:value="0.4196432" calcext:value-type="float">
            <text:p>0.419643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4936E-015" calcext:value-type="float">
            <text:p>1.894936E-15</text:p>
          </table:table-cell>
          <table:table-cell office:value-type="float" office:value="1.936763E-015" calcext:value-type="float">
            <text:p>1.936763E-15</text:p>
          </table:table-cell>
          <table:table-cell office:value-type="float" office:value="1.921696E-015" calcext:value-type="float">
            <text:p>1.921696E-15</text:p>
          </table:table-cell>
          <table:table-cell office:value-type="float" office:value="9.65047E-016" calcext:value-type="float">
            <text:p>9.65047E-16</text:p>
          </table:table-cell>
          <table:table-cell office:value-type="float" office:value="1.023864E-015" calcext:value-type="float">
            <text:p>1.023864E-15</text:p>
          </table:table-cell>
          <table:table-cell office:value-type="float" office:value="1.938625E-015" calcext:value-type="float">
            <text:p>1.938625E-15</text:p>
          </table:table-cell>
          <table:table-cell office:value-type="float" office:value="1.833101E-015" calcext:value-type="float">
            <text:p>1.833101E-15</text:p>
          </table:table-cell>
          <table:table-cell office:value-type="float" office:value="9.680102E-016" calcext:value-type="float">
            <text:p>9.680102E-16</text:p>
          </table:table-cell>
          <table:table-cell office:value-type="float" office:value="4.424437E-020" calcext:value-type="float">
            <text:p>4.424437E-20</text:p>
          </table:table-cell>
          <table:table-cell office:value-type="float" office:value="1.061617E-024" calcext:value-type="float">
            <text:p>1.061617E-24</text:p>
          </table:table-cell>
          <table:table-cell office:value-type="float" office:value="2.531129E-029" calcext:value-type="float">
            <text:p>2.531129E-29</text:p>
          </table:table-cell>
          <table:table-cell office:value-type="float" office:value="2.942299E-034" calcext:value-type="float">
            <text:p>2.94229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94687" calcext:value-type="float">
            <text:p>-1.094687</text:p>
          </table:table-cell>
          <table:table-cell office:value-type="float" office:value="-0.005146498" calcext:value-type="float">
            <text:p>-0.005146498</text:p>
          </table:table-cell>
          <table:table-cell office:value-type="float" office:value="-0.004735417" calcext:value-type="float">
            <text:p>-0.004735417</text:p>
          </table:table-cell>
          <table:table-cell office:value-type="float" office:value="-0.004311554" calcext:value-type="float">
            <text:p>-0.004311554</text:p>
          </table:table-cell>
          <table:table-cell office:value-type="float" office:value="-0.003992383" calcext:value-type="float">
            <text:p>-0.003992383</text:p>
          </table:table-cell>
          <table:table-cell office:value-type="float" office:value="-0.003542129" calcext:value-type="float">
            <text:p>-0.003542129</text:p>
          </table:table-cell>
          <table:table-cell office:value-type="float" office:value="-0.003124548" calcext:value-type="float">
            <text:p>-0.003124548</text:p>
          </table:table-cell>
          <table:table-cell office:value-type="float" office:value="-0.002671698" calcext:value-type="float">
            <text:p>-0.002671698</text:p>
          </table:table-cell>
          <table:table-cell office:value-type="float" office:value="-0.002139266" calcext:value-type="float">
            <text:p>-0.002139266</text:p>
          </table:table-cell>
          <table:table-cell office:value-type="float" office:value="-0.001846351" calcext:value-type="float">
            <text:p>-0.001846351</text:p>
          </table:table-cell>
          <table:table-cell office:value-type="float" office:value="0" calcext:value-type="float">
            <text:p>0</text:p>
          </table:table-cell>
          <table:table-cell office:value-type="float" office:value="0.05992396" calcext:value-type="float">
            <text:p>0.05992396</text:p>
          </table:table-cell>
          <table:table-cell office:value-type="float" office:value="-5.447226" calcext:value-type="float">
            <text:p>-5.447226</text:p>
          </table:table-cell>
          <table:table-cell office:value-type="float" office:value="-0.0009582415" calcext:value-type="float">
            <text:p>-0.000958241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48135" calcext:value-type="float">
            <text:p>-2.3481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7" calcext:value-type="float">
            <text:p>7052007</text:p>
          </table:table-cell>
          <table:table-cell office:value-type="float" office:value="266.1597" calcext:value-type="float">
            <text:p>266.1597</text:p>
          </table:table-cell>
          <table:table-cell office:value-type="float" office:value="94.0734" calcext:value-type="float">
            <text:p>94.0734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175.235" calcext:value-type="float">
            <text:p>1175.235</text:p>
          </table:table-cell>
          <table:table-cell office:value-type="float" office:value="25.98099" calcext:value-type="float">
            <text:p>25.98099</text:p>
          </table:table-cell>
          <table:table-cell office:value-type="float" office:value="0" calcext:value-type="float">
            <text:p>0</text:p>
          </table:table-cell>
          <table:table-cell office:value-type="float" office:value="0.1145461" calcext:value-type="float">
            <text:p>0.1145461</text:p>
          </table:table-cell>
          <table:table-cell office:value-type="float" office:value="0.4031445" calcext:value-type="float">
            <text:p>0.4031445</text:p>
          </table:table-cell>
          <table:table-cell office:value-type="float" office:value="0.4081231" calcext:value-type="float">
            <text:p>0.4081231</text:p>
          </table:table-cell>
          <table:table-cell office:value-type="float" office:value="0.414429" calcext:value-type="float">
            <text:p>0.414429</text:p>
          </table:table-cell>
          <table:table-cell office:value-type="float" office:value="0.4191251" calcext:value-type="float">
            <text:p>0.4191251</text:p>
          </table:table-cell>
          <table:table-cell office:value-type="float" office:value="0.3547716" calcext:value-type="float">
            <text:p>0.3547716</text:p>
          </table:table-cell>
          <table:table-cell office:value-type="float" office:value="0.3472381" calcext:value-type="float">
            <text:p>0.3472381</text:p>
          </table:table-cell>
          <table:table-cell office:value-type="float" office:value="0.3975762" calcext:value-type="float">
            <text:p>0.3975762</text:p>
          </table:table-cell>
          <table:table-cell office:value-type="float" office:value="0.4026189" calcext:value-type="float">
            <text:p>0.4026189</text:p>
          </table:table-cell>
          <table:table-cell office:value-type="float" office:value="0.4117972" calcext:value-type="float">
            <text:p>0.4117972</text:p>
          </table:table-cell>
          <table:table-cell office:value-type="float" office:value="0.438769" calcext:value-type="float">
            <text:p>0.438769</text:p>
          </table:table-cell>
          <table:table-cell office:value-type="float" office:value="0.4279222" calcext:value-type="float">
            <text:p>0.427922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5675E-015" calcext:value-type="float">
            <text:p>1.895675E-15</text:p>
          </table:table-cell>
          <table:table-cell office:value-type="float" office:value="1.936694E-015" calcext:value-type="float">
            <text:p>1.936694E-15</text:p>
          </table:table-cell>
          <table:table-cell office:value-type="float" office:value="1.921618E-015" calcext:value-type="float">
            <text:p>1.921618E-15</text:p>
          </table:table-cell>
          <table:table-cell office:value-type="float" office:value="9.65043E-016" calcext:value-type="float">
            <text:p>9.65043E-16</text:p>
          </table:table-cell>
          <table:table-cell office:value-type="float" office:value="1.023847E-015" calcext:value-type="float">
            <text:p>1.023847E-15</text:p>
          </table:table-cell>
          <table:table-cell office:value-type="float" office:value="1.938625E-015" calcext:value-type="float">
            <text:p>1.938625E-15</text:p>
          </table:table-cell>
          <table:table-cell office:value-type="float" office:value="1.833101E-015" calcext:value-type="float">
            <text:p>1.833101E-15</text:p>
          </table:table-cell>
          <table:table-cell office:value-type="float" office:value="9.680101E-016" calcext:value-type="float">
            <text:p>9.680101E-16</text:p>
          </table:table-cell>
          <table:table-cell office:value-type="float" office:value="4.424437E-020" calcext:value-type="float">
            <text:p>4.424437E-20</text:p>
          </table:table-cell>
          <table:table-cell office:value-type="float" office:value="1.061617E-024" calcext:value-type="float">
            <text:p>1.061617E-24</text:p>
          </table:table-cell>
          <table:table-cell office:value-type="float" office:value="2.531129E-029" calcext:value-type="float">
            <text:p>2.531129E-29</text:p>
          </table:table-cell>
          <table:table-cell office:value-type="float" office:value="2.942297E-034" calcext:value-type="float">
            <text:p>2.94229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82397" calcext:value-type="float">
            <text:p>-59.82397</text:p>
          </table:table-cell>
          <table:table-cell office:value-type="float" office:value="-0.005702237" calcext:value-type="float">
            <text:p>-0.005702237</text:p>
          </table:table-cell>
          <table:table-cell office:value-type="float" office:value="-0.00528801" calcext:value-type="float">
            <text:p>-0.00528801</text:p>
          </table:table-cell>
          <table:table-cell office:value-type="float" office:value="-0.004860356" calcext:value-type="float">
            <text:p>-0.004860356</text:p>
          </table:table-cell>
          <table:table-cell office:value-type="float" office:value="-0.004543291" calcext:value-type="float">
            <text:p>-0.004543291</text:p>
          </table:table-cell>
          <table:table-cell office:value-type="float" office:value="-0.004100817" calcext:value-type="float">
            <text:p>-0.004100817</text:p>
          </table:table-cell>
          <table:table-cell office:value-type="float" office:value="-0.003683962" calcext:value-type="float">
            <text:p>-0.003683962</text:p>
          </table:table-cell>
          <table:table-cell office:value-type="float" office:value="-0.003221459" calcext:value-type="float">
            <text:p>-0.003221459</text:p>
          </table:table-cell>
          <table:table-cell office:value-type="float" office:value="-0.002651973" calcext:value-type="float">
            <text:p>-0.002651973</text:p>
          </table:table-cell>
          <table:table-cell office:value-type="float" office:value="-0.002250361" calcext:value-type="float">
            <text:p>-0.002250361</text:p>
          </table:table-cell>
          <table:table-cell office:value-type="float" office:value="0" calcext:value-type="float">
            <text:p>0</text:p>
          </table:table-cell>
          <table:table-cell office:value-type="float" office:value="0.05992396" calcext:value-type="float">
            <text:p>0.05992396</text:p>
          </table:table-cell>
          <table:table-cell office:value-type="float" office:value="-274.1333" calcext:value-type="float">
            <text:p>-274.1333</text:p>
          </table:table-cell>
          <table:table-cell office:value-type="float" office:value="-0.0009691766" calcext:value-type="float">
            <text:p>-0.000969176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1935" calcext:value-type="float">
            <text:p>-2.2419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7" calcext:value-type="float">
            <text:p>8052007</text:p>
          </table:table-cell>
          <table:table-cell office:value-type="float" office:value="266.3502" calcext:value-type="float">
            <text:p>266.3502</text:p>
          </table:table-cell>
          <table:table-cell office:value-type="float" office:value="94.1131" calcext:value-type="float">
            <text:p>94.1131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150.258" calcext:value-type="float">
            <text:p>1150.258</text:p>
          </table:table-cell>
          <table:table-cell office:value-type="float" office:value="51.10884" calcext:value-type="float">
            <text:p>51.10884</text:p>
          </table:table-cell>
          <table:table-cell office:value-type="float" office:value="0" calcext:value-type="float">
            <text:p>0</text:p>
          </table:table-cell>
          <table:table-cell office:value-type="float" office:value="0.1295325" calcext:value-type="float">
            <text:p>0.1295325</text:p>
          </table:table-cell>
          <table:table-cell office:value-type="float" office:value="0.3385624" calcext:value-type="float">
            <text:p>0.3385624</text:p>
          </table:table-cell>
          <table:table-cell office:value-type="float" office:value="0.3413553" calcext:value-type="float">
            <text:p>0.3413553</text:p>
          </table:table-cell>
          <table:table-cell office:value-type="float" office:value="0.3465519" calcext:value-type="float">
            <text:p>0.3465519</text:p>
          </table:table-cell>
          <table:table-cell office:value-type="float" office:value="0.3528623" calcext:value-type="float">
            <text:p>0.3528623</text:p>
          </table:table-cell>
          <table:table-cell office:value-type="float" office:value="0.3148124" calcext:value-type="float">
            <text:p>0.3148124</text:p>
          </table:table-cell>
          <table:table-cell office:value-type="float" office:value="0.3166951" calcext:value-type="float">
            <text:p>0.3166951</text:p>
          </table:table-cell>
          <table:table-cell office:value-type="float" office:value="0.3864855" calcext:value-type="float">
            <text:p>0.3864855</text:p>
          </table:table-cell>
          <table:table-cell office:value-type="float" office:value="0.3917879" calcext:value-type="float">
            <text:p>0.3917879</text:p>
          </table:table-cell>
          <table:table-cell office:value-type="float" office:value="0.4032713" calcext:value-type="float">
            <text:p>0.4032713</text:p>
          </table:table-cell>
          <table:table-cell office:value-type="float" office:value="0.4242108" calcext:value-type="float">
            <text:p>0.4242108</text:p>
          </table:table-cell>
          <table:table-cell office:value-type="float" office:value="0.4257523" calcext:value-type="float">
            <text:p>0.425752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6646E-015" calcext:value-type="float">
            <text:p>1.896646E-15</text:p>
          </table:table-cell>
          <table:table-cell office:value-type="float" office:value="1.936599E-015" calcext:value-type="float">
            <text:p>1.936599E-15</text:p>
          </table:table-cell>
          <table:table-cell office:value-type="float" office:value="1.921514E-015" calcext:value-type="float">
            <text:p>1.921514E-15</text:p>
          </table:table-cell>
          <table:table-cell office:value-type="float" office:value="9.650382E-016" calcext:value-type="float">
            <text:p>9.650382E-16</text:p>
          </table:table-cell>
          <table:table-cell office:value-type="float" office:value="1.023831E-015" calcext:value-type="float">
            <text:p>1.023831E-15</text:p>
          </table:table-cell>
          <table:table-cell office:value-type="float" office:value="1.938625E-015" calcext:value-type="float">
            <text:p>1.938625E-15</text:p>
          </table:table-cell>
          <table:table-cell office:value-type="float" office:value="1.833101E-015" calcext:value-type="float">
            <text:p>1.833101E-15</text:p>
          </table:table-cell>
          <table:table-cell office:value-type="float" office:value="9.680101E-016" calcext:value-type="float">
            <text:p>9.680101E-16</text:p>
          </table:table-cell>
          <table:table-cell office:value-type="float" office:value="4.424437E-020" calcext:value-type="float">
            <text:p>4.424437E-20</text:p>
          </table:table-cell>
          <table:table-cell office:value-type="float" office:value="1.061617E-024" calcext:value-type="float">
            <text:p>1.061617E-24</text:p>
          </table:table-cell>
          <table:table-cell office:value-type="float" office:value="2.531129E-029" calcext:value-type="float">
            <text:p>2.531129E-29</text:p>
          </table:table-cell>
          <table:table-cell office:value-type="float" office:value="2.942297E-034" calcext:value-type="float">
            <text:p>2.94229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39822" calcext:value-type="float">
            <text:p>-29.39822</text:p>
          </table:table-cell>
          <table:table-cell office:value-type="float" office:value="-0.01649674" calcext:value-type="float">
            <text:p>-0.01649674</text:p>
          </table:table-cell>
          <table:table-cell office:value-type="float" office:value="-0.01567546" calcext:value-type="float">
            <text:p>-0.01567546</text:p>
          </table:table-cell>
          <table:table-cell office:value-type="float" office:value="-0.01434338" calcext:value-type="float">
            <text:p>-0.01434338</text:p>
          </table:table-cell>
          <table:table-cell office:value-type="float" office:value="-0.01286058" calcext:value-type="float">
            <text:p>-0.01286058</text:p>
          </table:table-cell>
          <table:table-cell office:value-type="float" office:value="-0.0100124" calcext:value-type="float">
            <text:p>-0.0100124</text:p>
          </table:table-cell>
          <table:table-cell office:value-type="float" office:value="-0.007897392" calcext:value-type="float">
            <text:p>-0.007897392</text:p>
          </table:table-cell>
          <table:table-cell office:value-type="float" office:value="-0.005894016" calcext:value-type="float">
            <text:p>-0.005894016</text:p>
          </table:table-cell>
          <table:table-cell office:value-type="float" office:value="-0.00415589" calcext:value-type="float">
            <text:p>-0.00415589</text:p>
          </table:table-cell>
          <table:table-cell office:value-type="float" office:value="-0.003208844" calcext:value-type="float">
            <text:p>-0.003208844</text:p>
          </table:table-cell>
          <table:table-cell office:value-type="float" office:value="0" calcext:value-type="float">
            <text:p>0</text:p>
          </table:table-cell>
          <table:table-cell office:value-type="float" office:value="0.05992396" calcext:value-type="float">
            <text:p>0.05992396</text:p>
          </table:table-cell>
          <table:table-cell office:value-type="float" office:value="-270.1588" calcext:value-type="float">
            <text:p>-270.1588</text:p>
          </table:table-cell>
          <table:table-cell office:value-type="float" office:value="-0.0009782074" calcext:value-type="float">
            <text:p>-0.000978207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01738" calcext:value-type="float">
            <text:p>-2.1017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7" calcext:value-type="float">
            <text:p>9052007</text:p>
          </table:table-cell>
          <table:table-cell office:value-type="float" office:value="266.9217" calcext:value-type="float">
            <text:p>266.9217</text:p>
          </table:table-cell>
          <table:table-cell office:value-type="float" office:value="94.85926" calcext:value-type="float">
            <text:p>94.85926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130.611" calcext:value-type="float">
            <text:p>1130.611</text:p>
          </table:table-cell>
          <table:table-cell office:value-type="float" office:value="70.58047" calcext:value-type="float">
            <text:p>70.58047</text:p>
          </table:table-cell>
          <table:table-cell office:value-type="float" office:value="0" calcext:value-type="float">
            <text:p>0</text:p>
          </table:table-cell>
          <table:table-cell office:value-type="float" office:value="0.1118367" calcext:value-type="float">
            <text:p>0.1118367</text:p>
          </table:table-cell>
          <table:table-cell office:value-type="float" office:value="0.3220856" calcext:value-type="float">
            <text:p>0.3220856</text:p>
          </table:table-cell>
          <table:table-cell office:value-type="float" office:value="0.323326" calcext:value-type="float">
            <text:p>0.323326</text:p>
          </table:table-cell>
          <table:table-cell office:value-type="float" office:value="0.3253332" calcext:value-type="float">
            <text:p>0.3253332</text:p>
          </table:table-cell>
          <table:table-cell office:value-type="float" office:value="0.3277158" calcext:value-type="float">
            <text:p>0.3277158</text:p>
          </table:table-cell>
          <table:table-cell office:value-type="float" office:value="0.2915966" calcext:value-type="float">
            <text:p>0.2915966</text:p>
          </table:table-cell>
          <table:table-cell office:value-type="float" office:value="0.2941699" calcext:value-type="float">
            <text:p>0.2941699</text:p>
          </table:table-cell>
          <table:table-cell office:value-type="float" office:value="0.3756405" calcext:value-type="float">
            <text:p>0.3756405</text:p>
          </table:table-cell>
          <table:table-cell office:value-type="float" office:value="0.3802326" calcext:value-type="float">
            <text:p>0.3802326</text:p>
          </table:table-cell>
          <table:table-cell office:value-type="float" office:value="0.3938975" calcext:value-type="float">
            <text:p>0.3938975</text:p>
          </table:table-cell>
          <table:table-cell office:value-type="float" office:value="0.414074" calcext:value-type="float">
            <text:p>0.414074</text:p>
          </table:table-cell>
          <table:table-cell office:value-type="float" office:value="0.4196394" calcext:value-type="float">
            <text:p>0.419639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772E-015" calcext:value-type="float">
            <text:p>1.89772E-15</text:p>
          </table:table-cell>
          <table:table-cell office:value-type="float" office:value="1.936492E-015" calcext:value-type="float">
            <text:p>1.936492E-15</text:p>
          </table:table-cell>
          <table:table-cell office:value-type="float" office:value="1.9214E-015" calcext:value-type="float">
            <text:p>1.9214E-15</text:p>
          </table:table-cell>
          <table:table-cell office:value-type="float" office:value="9.650343E-016" calcext:value-type="float">
            <text:p>9.650343E-16</text:p>
          </table:table-cell>
          <table:table-cell office:value-type="float" office:value="1.02381E-015" calcext:value-type="float">
            <text:p>1.02381E-15</text:p>
          </table:table-cell>
          <table:table-cell office:value-type="float" office:value="1.938625E-015" calcext:value-type="float">
            <text:p>1.938625E-15</text:p>
          </table:table-cell>
          <table:table-cell office:value-type="float" office:value="1.833101E-015" calcext:value-type="float">
            <text:p>1.833101E-15</text:p>
          </table:table-cell>
          <table:table-cell office:value-type="float" office:value="9.680099E-016" calcext:value-type="float">
            <text:p>9.680099E-16</text:p>
          </table:table-cell>
          <table:table-cell office:value-type="float" office:value="4.424437E-020" calcext:value-type="float">
            <text:p>4.424437E-20</text:p>
          </table:table-cell>
          <table:table-cell office:value-type="float" office:value="1.061617E-024" calcext:value-type="float">
            <text:p>1.061617E-24</text:p>
          </table:table-cell>
          <table:table-cell office:value-type="float" office:value="2.531129E-029" calcext:value-type="float">
            <text:p>2.531129E-29</text:p>
          </table:table-cell>
          <table:table-cell office:value-type="float" office:value="2.942299E-034" calcext:value-type="float">
            <text:p>2.94229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36733" calcext:value-type="float">
            <text:p>-72.36733</text:p>
          </table:table-cell>
          <table:table-cell office:value-type="float" office:value="-0.02261265" calcext:value-type="float">
            <text:p>-0.02261265</text:p>
          </table:table-cell>
          <table:table-cell office:value-type="float" office:value="-0.02207858" calcext:value-type="float">
            <text:p>-0.02207858</text:p>
          </table:table-cell>
          <table:table-cell office:value-type="float" office:value="-0.02130288" calcext:value-type="float">
            <text:p>-0.02130288</text:p>
          </table:table-cell>
          <table:table-cell office:value-type="float" office:value="-0.02037331" calcext:value-type="float">
            <text:p>-0.02037331</text:p>
          </table:table-cell>
          <table:table-cell office:value-type="float" office:value="-0.01801018" calcext:value-type="float">
            <text:p>-0.01801018</text:p>
          </table:table-cell>
          <table:table-cell office:value-type="float" office:value="-0.01473855" calcext:value-type="float">
            <text:p>-0.01473855</text:p>
          </table:table-cell>
          <table:table-cell office:value-type="float" office:value="-0.01094326" calcext:value-type="float">
            <text:p>-0.01094326</text:p>
          </table:table-cell>
          <table:table-cell office:value-type="float" office:value="-0.006846953" calcext:value-type="float">
            <text:p>-0.006846953</text:p>
          </table:table-cell>
          <table:table-cell office:value-type="float" office:value="-0.004801895" calcext:value-type="float">
            <text:p>-0.004801895</text:p>
          </table:table-cell>
          <table:table-cell office:value-type="float" office:value="0" calcext:value-type="float">
            <text:p>0</text:p>
          </table:table-cell>
          <table:table-cell office:value-type="float" office:value="0.05992396" calcext:value-type="float">
            <text:p>0.05992396</text:p>
          </table:table-cell>
          <table:table-cell office:value-type="float" office:value="-267.0748" calcext:value-type="float">
            <text:p>-267.0748</text:p>
          </table:table-cell>
          <table:table-cell office:value-type="float" office:value="-0.0009869915" calcext:value-type="float">
            <text:p>-0.000986991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899152" calcext:value-type="float">
            <text:p>-1.89915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7" calcext:value-type="float">
            <text:p>10052007</text:p>
          </table:table-cell>
          <table:table-cell office:value-type="float" office:value="266.9217" calcext:value-type="float">
            <text:p>266.9217</text:p>
          </table:table-cell>
          <table:table-cell office:value-type="float" office:value="96.17731" calcext:value-type="float">
            <text:p>96.17731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118.678" calcext:value-type="float">
            <text:p>1118.678</text:p>
          </table:table-cell>
          <table:table-cell office:value-type="float" office:value="81.19534" calcext:value-type="float">
            <text:p>81.19534</text:p>
          </table:table-cell>
          <table:table-cell office:value-type="float" office:value="0" calcext:value-type="float">
            <text:p>0</text:p>
          </table:table-cell>
          <table:table-cell office:value-type="float" office:value="0.1138056" calcext:value-type="float">
            <text:p>0.1138056</text:p>
          </table:table-cell>
          <table:table-cell office:value-type="float" office:value="0.301797" calcext:value-type="float">
            <text:p>0.301797</text:p>
          </table:table-cell>
          <table:table-cell office:value-type="float" office:value="0.3149851" calcext:value-type="float">
            <text:p>0.3149851</text:p>
          </table:table-cell>
          <table:table-cell office:value-type="float" office:value="0.3222068" calcext:value-type="float">
            <text:p>0.3222068</text:p>
          </table:table-cell>
          <table:table-cell office:value-type="float" office:value="0.324751" calcext:value-type="float">
            <text:p>0.324751</text:p>
          </table:table-cell>
          <table:table-cell office:value-type="float" office:value="0.28713" calcext:value-type="float">
            <text:p>0.28713</text:p>
          </table:table-cell>
          <table:table-cell office:value-type="float" office:value="0.2869629" calcext:value-type="float">
            <text:p>0.2869629</text:p>
          </table:table-cell>
          <table:table-cell office:value-type="float" office:value="0.3704094" calcext:value-type="float">
            <text:p>0.3704094</text:p>
          </table:table-cell>
          <table:table-cell office:value-type="float" office:value="0.3723564" calcext:value-type="float">
            <text:p>0.3723564</text:p>
          </table:table-cell>
          <table:table-cell office:value-type="float" office:value="0.3869034" calcext:value-type="float">
            <text:p>0.3869034</text:p>
          </table:table-cell>
          <table:table-cell office:value-type="float" office:value="0.4072233" calcext:value-type="float">
            <text:p>0.4072233</text:p>
          </table:table-cell>
          <table:table-cell office:value-type="float" office:value="0.4151667" calcext:value-type="float">
            <text:p>0.415166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3026E-015" calcext:value-type="float">
            <text:p>1.893026E-15</text:p>
          </table:table-cell>
          <table:table-cell office:value-type="float" office:value="1.93783E-015" calcext:value-type="float">
            <text:p>1.93783E-15</text:p>
          </table:table-cell>
          <table:table-cell office:value-type="float" office:value="1.921287E-015" calcext:value-type="float">
            <text:p>1.921287E-15</text:p>
          </table:table-cell>
          <table:table-cell office:value-type="float" office:value="9.650304E-016" calcext:value-type="float">
            <text:p>9.650304E-16</text:p>
          </table:table-cell>
          <table:table-cell office:value-type="float" office:value="1.023788E-015" calcext:value-type="float">
            <text:p>1.023788E-15</text:p>
          </table:table-cell>
          <table:table-cell office:value-type="float" office:value="1.938625E-015" calcext:value-type="float">
            <text:p>1.938625E-15</text:p>
          </table:table-cell>
          <table:table-cell office:value-type="float" office:value="1.833101E-015" calcext:value-type="float">
            <text:p>1.833101E-15</text:p>
          </table:table-cell>
          <table:table-cell office:value-type="float" office:value="9.680101E-016" calcext:value-type="float">
            <text:p>9.680101E-16</text:p>
          </table:table-cell>
          <table:table-cell office:value-type="float" office:value="4.424437E-020" calcext:value-type="float">
            <text:p>4.424437E-20</text:p>
          </table:table-cell>
          <table:table-cell office:value-type="float" office:value="1.061617E-024" calcext:value-type="float">
            <text:p>1.061617E-24</text:p>
          </table:table-cell>
          <table:table-cell office:value-type="float" office:value="2.531129E-029" calcext:value-type="float">
            <text:p>2.531129E-29</text:p>
          </table:table-cell>
          <table:table-cell office:value-type="float" office:value="2.942298E-034" calcext:value-type="float">
            <text:p>2.9422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79646" calcext:value-type="float">
            <text:p>-61.79646</text:p>
          </table:table-cell>
          <table:table-cell office:value-type="float" office:value="-0.03405084" calcext:value-type="float">
            <text:p>-0.03405084</text:p>
          </table:table-cell>
          <table:table-cell office:value-type="float" office:value="-0.02589997" calcext:value-type="float">
            <text:p>-0.02589997</text:p>
          </table:table-cell>
          <table:table-cell office:value-type="float" office:value="-0.0225909" calcext:value-type="float">
            <text:p>-0.0225909</text:p>
          </table:table-cell>
          <table:table-cell office:value-type="float" office:value="-0.02155044" calcext:value-type="float">
            <text:p>-0.02155044</text:p>
          </table:table-cell>
          <table:table-cell office:value-type="float" office:value="-0.02027962" calcext:value-type="float">
            <text:p>-0.02027962</text:p>
          </table:table-cell>
          <table:table-cell office:value-type="float" office:value="-0.01819064" calcext:value-type="float">
            <text:p>-0.01819064</text:p>
          </table:table-cell>
          <table:table-cell office:value-type="float" office:value="-0.01485115" calcext:value-type="float">
            <text:p>-0.01485115</text:p>
          </table:table-cell>
          <table:table-cell office:value-type="float" office:value="-0.009710905" calcext:value-type="float">
            <text:p>-0.009710905</text:p>
          </table:table-cell>
          <table:table-cell office:value-type="float" office:value="-0.006529593" calcext:value-type="float">
            <text:p>-0.006529593</text:p>
          </table:table-cell>
          <table:table-cell office:value-type="float" office:value="0" calcext:value-type="float">
            <text:p>0</text:p>
          </table:table-cell>
          <table:table-cell office:value-type="float" office:value="0.05992396" calcext:value-type="float">
            <text:p>0.05992396</text:p>
          </table:table-cell>
          <table:table-cell office:value-type="float" office:value="-262.1725" calcext:value-type="float">
            <text:p>-262.1725</text:p>
          </table:table-cell>
          <table:table-cell office:value-type="float" office:value="-0.001787064" calcext:value-type="float">
            <text:p>-0.00178706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1.936836" calcext:value-type="float">
            <text:p>-1.9368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7" calcext:value-type="float">
            <text:p>11052007</text:p>
          </table:table-cell>
          <table:table-cell office:value-type="float" office:value="267.2391" calcext:value-type="float">
            <text:p>267.2391</text:p>
          </table:table-cell>
          <table:table-cell office:value-type="float" office:value="96.26654" calcext:value-type="float">
            <text:p>96.26654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111.929" calcext:value-type="float">
            <text:p>1111.929</text:p>
          </table:table-cell>
          <table:table-cell office:value-type="float" office:value="88.17258" calcext:value-type="float">
            <text:p>88.17258</text:p>
          </table:table-cell>
          <table:table-cell office:value-type="float" office:value="0" calcext:value-type="float">
            <text:p>0</text:p>
          </table:table-cell>
          <table:table-cell office:value-type="float" office:value="0.1419385" calcext:value-type="float">
            <text:p>0.1419385</text:p>
          </table:table-cell>
          <table:table-cell office:value-type="float" office:value="0.3098981" calcext:value-type="float">
            <text:p>0.3098981</text:p>
          </table:table-cell>
          <table:table-cell office:value-type="float" office:value="0.3142407" calcext:value-type="float">
            <text:p>0.3142407</text:p>
          </table:table-cell>
          <table:table-cell office:value-type="float" office:value="0.3192007" calcext:value-type="float">
            <text:p>0.3192007</text:p>
          </table:table-cell>
          <table:table-cell office:value-type="float" office:value="0.3220913" calcext:value-type="float">
            <text:p>0.3220913</text:p>
          </table:table-cell>
          <table:table-cell office:value-type="float" office:value="0.2859474" calcext:value-type="float">
            <text:p>0.2859474</text:p>
          </table:table-cell>
          <table:table-cell office:value-type="float" office:value="0.284754" calcext:value-type="float">
            <text:p>0.284754</text:p>
          </table:table-cell>
          <table:table-cell office:value-type="float" office:value="0.3682211" calcext:value-type="float">
            <text:p>0.3682211</text:p>
          </table:table-cell>
          <table:table-cell office:value-type="float" office:value="0.3674883" calcext:value-type="float">
            <text:p>0.3674883</text:p>
          </table:table-cell>
          <table:table-cell office:value-type="float" office:value="0.3819628" calcext:value-type="float">
            <text:p>0.3819628</text:p>
          </table:table-cell>
          <table:table-cell office:value-type="float" office:value="0.4023412" calcext:value-type="float">
            <text:p>0.4023412</text:p>
          </table:table-cell>
          <table:table-cell office:value-type="float" office:value="0.4121028" calcext:value-type="float">
            <text:p>0.412102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4123E-015" calcext:value-type="float">
            <text:p>1.894123E-15</text:p>
          </table:table-cell>
          <table:table-cell office:value-type="float" office:value="1.937721E-015" calcext:value-type="float">
            <text:p>1.937721E-15</text:p>
          </table:table-cell>
          <table:table-cell office:value-type="float" office:value="1.921172E-015" calcext:value-type="float">
            <text:p>1.921172E-15</text:p>
          </table:table-cell>
          <table:table-cell office:value-type="float" office:value="9.650255E-016" calcext:value-type="float">
            <text:p>9.650255E-16</text:p>
          </table:table-cell>
          <table:table-cell office:value-type="float" office:value="1.023766E-015" calcext:value-type="float">
            <text:p>1.023766E-15</text:p>
          </table:table-cell>
          <table:table-cell office:value-type="float" office:value="1.938626E-015" calcext:value-type="float">
            <text:p>1.938626E-15</text:p>
          </table:table-cell>
          <table:table-cell office:value-type="float" office:value="1.833101E-015" calcext:value-type="float">
            <text:p>1.833101E-15</text:p>
          </table:table-cell>
          <table:table-cell office:value-type="float" office:value="9.680102E-016" calcext:value-type="float">
            <text:p>9.680102E-16</text:p>
          </table:table-cell>
          <table:table-cell office:value-type="float" office:value="4.424437E-020" calcext:value-type="float">
            <text:p>4.424437E-20</text:p>
          </table:table-cell>
          <table:table-cell office:value-type="float" office:value="1.061617E-024" calcext:value-type="float">
            <text:p>1.061617E-24</text:p>
          </table:table-cell>
          <table:table-cell office:value-type="float" office:value="2.531129E-029" calcext:value-type="float">
            <text:p>2.531129E-29</text:p>
          </table:table-cell>
          <table:table-cell office:value-type="float" office:value="2.942299E-034" calcext:value-type="float">
            <text:p>2.94229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62364" calcext:value-type="float">
            <text:p>-16.62364</text:p>
          </table:table-cell>
          <table:table-cell office:value-type="float" office:value="-0.02865021" calcext:value-type="float">
            <text:p>-0.02865021</text:p>
          </table:table-cell>
          <table:table-cell office:value-type="float" office:value="-0.02631629" calcext:value-type="float">
            <text:p>-0.02631629</text:p>
          </table:table-cell>
          <table:table-cell office:value-type="float" office:value="-0.02393806" calcext:value-type="float">
            <text:p>-0.02393806</text:p>
          </table:table-cell>
          <table:table-cell office:value-type="float" office:value="-0.02265739" calcext:value-type="float">
            <text:p>-0.02265739</text:p>
          </table:table-cell>
          <table:table-cell office:value-type="float" office:value="-0.02092835" calcext:value-type="float">
            <text:p>-0.02092835</text:p>
          </table:table-cell>
          <table:table-cell office:value-type="float" office:value="-0.01942155" calcext:value-type="float">
            <text:p>-0.01942155</text:p>
          </table:table-cell>
          <table:table-cell office:value-type="float" office:value="-0.01689923" calcext:value-type="float">
            <text:p>-0.01689923</text:p>
          </table:table-cell>
          <table:table-cell office:value-type="float" office:value="-0.01209995" calcext:value-type="float">
            <text:p>-0.01209995</text:p>
          </table:table-cell>
          <table:table-cell office:value-type="float" office:value="-0.008142547" calcext:value-type="float">
            <text:p>-0.008142547</text:p>
          </table:table-cell>
          <table:table-cell office:value-type="float" office:value="0" calcext:value-type="float">
            <text:p>0</text:p>
          </table:table-cell>
          <table:table-cell office:value-type="float" office:value="0.05992396" calcext:value-type="float">
            <text:p>0.05992396</text:p>
          </table:table-cell>
          <table:table-cell office:value-type="float" office:value="-261.2503" calcext:value-type="float">
            <text:p>-261.2503</text:p>
          </table:table-cell>
          <table:table-cell office:value-type="float" office:value="-0.001793243" calcext:value-type="float">
            <text:p>-0.00179324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1.961161" calcext:value-type="float">
            <text:p>-1.9611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7" calcext:value-type="float">
            <text:p>12052007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97.94177" calcext:value-type="float">
            <text:p>97.94177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106.373" calcext:value-type="float">
            <text:p>1106.373</text:p>
          </table:table-cell>
          <table:table-cell office:value-type="float" office:value="93.00601" calcext:value-type="float">
            <text:p>93.00601</text:p>
          </table:table-cell>
          <table:table-cell office:value-type="float" office:value="0" calcext:value-type="float">
            <text:p>0</text:p>
          </table:table-cell>
          <table:table-cell office:value-type="float" office:value="0.1135501" calcext:value-type="float">
            <text:p>0.1135501</text:p>
          </table:table-cell>
          <table:table-cell office:value-type="float" office:value="0.3076501" calcext:value-type="float">
            <text:p>0.3076501</text:p>
          </table:table-cell>
          <table:table-cell office:value-type="float" office:value="0.3122231" calcext:value-type="float">
            <text:p>0.3122231</text:p>
          </table:table-cell>
          <table:table-cell office:value-type="float" office:value="0.3174524" calcext:value-type="float">
            <text:p>0.3174524</text:p>
          </table:table-cell>
          <table:table-cell office:value-type="float" office:value="0.320672" calcext:value-type="float">
            <text:p>0.320672</text:p>
          </table:table-cell>
          <table:table-cell office:value-type="float" office:value="0.285499" calcext:value-type="float">
            <text:p>0.285499</text:p>
          </table:table-cell>
          <table:table-cell office:value-type="float" office:value="0.2839672" calcext:value-type="float">
            <text:p>0.2839672</text:p>
          </table:table-cell>
          <table:table-cell office:value-type="float" office:value="0.3673191" calcext:value-type="float">
            <text:p>0.3673191</text:p>
          </table:table-cell>
          <table:table-cell office:value-type="float" office:value="0.3647519" calcext:value-type="float">
            <text:p>0.3647519</text:p>
          </table:table-cell>
          <table:table-cell office:value-type="float" office:value="0.3786253" calcext:value-type="float">
            <text:p>0.3786253</text:p>
          </table:table-cell>
          <table:table-cell office:value-type="float" office:value="0.3988773" calcext:value-type="float">
            <text:p>0.3988773</text:p>
          </table:table-cell>
          <table:table-cell office:value-type="float" office:value="0.4099875" calcext:value-type="float">
            <text:p>0.409987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507E-015" calcext:value-type="float">
            <text:p>1.89507E-15</text:p>
          </table:table-cell>
          <table:table-cell office:value-type="float" office:value="1.937631E-015" calcext:value-type="float">
            <text:p>1.937631E-15</text:p>
          </table:table-cell>
          <table:table-cell office:value-type="float" office:value="1.921073E-015" calcext:value-type="float">
            <text:p>1.921073E-15</text:p>
          </table:table-cell>
          <table:table-cell office:value-type="float" office:value="9.650206E-016" calcext:value-type="float">
            <text:p>9.650206E-16</text:p>
          </table:table-cell>
          <table:table-cell office:value-type="float" office:value="1.023745E-015" calcext:value-type="float">
            <text:p>1.023745E-15</text:p>
          </table:table-cell>
          <table:table-cell office:value-type="float" office:value="1.938625E-015" calcext:value-type="float">
            <text:p>1.938625E-15</text:p>
          </table:table-cell>
          <table:table-cell office:value-type="float" office:value="1.833101E-015" calcext:value-type="float">
            <text:p>1.833101E-15</text:p>
          </table:table-cell>
          <table:table-cell office:value-type="float" office:value="9.680101E-016" calcext:value-type="float">
            <text:p>9.680101E-16</text:p>
          </table:table-cell>
          <table:table-cell office:value-type="float" office:value="4.424437E-020" calcext:value-type="float">
            <text:p>4.424437E-20</text:p>
          </table:table-cell>
          <table:table-cell office:value-type="float" office:value="1.061617E-024" calcext:value-type="float">
            <text:p>1.061617E-24</text:p>
          </table:table-cell>
          <table:table-cell office:value-type="float" office:value="2.531129E-029" calcext:value-type="float">
            <text:p>2.531129E-29</text:p>
          </table:table-cell>
          <table:table-cell office:value-type="float" office:value="2.942297E-034" calcext:value-type="float">
            <text:p>2.94229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10219" calcext:value-type="float">
            <text:p>-65.10219</text:p>
          </table:table-cell>
          <table:table-cell office:value-type="float" office:value="-0.02999963" calcext:value-type="float">
            <text:p>-0.02999963</text:p>
          </table:table-cell>
          <table:table-cell office:value-type="float" office:value="-0.02737292" calcext:value-type="float">
            <text:p>-0.02737292</text:p>
          </table:table-cell>
          <table:table-cell office:value-type="float" office:value="-0.02475446" calcext:value-type="float">
            <text:p>-0.02475446</text:p>
          </table:table-cell>
          <table:table-cell office:value-type="float" office:value="-0.0232821" calcext:value-type="float">
            <text:p>-0.0232821</text:p>
          </table:table-cell>
          <table:table-cell office:value-type="float" office:value="-0.02117978" calcext:value-type="float">
            <text:p>-0.02117978</text:p>
          </table:table-cell>
          <table:table-cell office:value-type="float" office:value="-0.01988127" calcext:value-type="float">
            <text:p>-0.01988127</text:p>
          </table:table-cell>
          <table:table-cell office:value-type="float" office:value="-0.01782679" calcext:value-type="float">
            <text:p>-0.01782679</text:p>
          </table:table-cell>
          <table:table-cell office:value-type="float" office:value="-0.01371126" calcext:value-type="float">
            <text:p>-0.01371126</text:p>
          </table:table-cell>
          <table:table-cell office:value-type="float" office:value="-0.009467466" calcext:value-type="float">
            <text:p>-0.009467466</text:p>
          </table:table-cell>
          <table:table-cell office:value-type="float" office:value="0" calcext:value-type="float">
            <text:p>0</text:p>
          </table:table-cell>
          <table:table-cell office:value-type="float" office:value="0.05992396" calcext:value-type="float">
            <text:p>0.05992396</text:p>
          </table:table-cell>
          <table:table-cell office:value-type="float" office:value="-260.8208" calcext:value-type="float">
            <text:p>-260.8208</text:p>
          </table:table-cell>
          <table:table-cell office:value-type="float" office:value="-0.001798419" calcext:value-type="float">
            <text:p>-0.00179841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1.976737" calcext:value-type="float">
            <text:p>-1.9767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7" calcext:value-type="float">
            <text:p>13052007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98.02002" calcext:value-type="float">
            <text:p>98.02002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102.827" calcext:value-type="float">
            <text:p>1102.827</text:p>
          </table:table-cell>
          <table:table-cell office:value-type="float" office:value="96.47376" calcext:value-type="float">
            <text:p>96.47376</text:p>
          </table:table-cell>
          <table:table-cell office:value-type="float" office:value="0" calcext:value-type="float">
            <text:p>0</text:p>
          </table:table-cell>
          <table:table-cell office:value-type="float" office:value="0.1110083" calcext:value-type="float">
            <text:p>0.1110083</text:p>
          </table:table-cell>
          <table:table-cell office:value-type="float" office:value="0.3104099" calcext:value-type="float">
            <text:p>0.3104099</text:p>
          </table:table-cell>
          <table:table-cell office:value-type="float" office:value="0.3130883" calcext:value-type="float">
            <text:p>0.3130883</text:p>
          </table:table-cell>
          <table:table-cell office:value-type="float" office:value="0.3168344" calcext:value-type="float">
            <text:p>0.3168344</text:p>
          </table:table-cell>
          <table:table-cell office:value-type="float" office:value="0.3196591" calcext:value-type="float">
            <text:p>0.3196591</text:p>
          </table:table-cell>
          <table:table-cell office:value-type="float" office:value="0.2845826" calcext:value-type="float">
            <text:p>0.2845826</text:p>
          </table:table-cell>
          <table:table-cell office:value-type="float" office:value="0.2835444" calcext:value-type="float">
            <text:p>0.2835444</text:p>
          </table:table-cell>
          <table:table-cell office:value-type="float" office:value="0.3669159" calcext:value-type="float">
            <text:p>0.3669159</text:p>
          </table:table-cell>
          <table:table-cell office:value-type="float" office:value="0.3632835" calcext:value-type="float">
            <text:p>0.3632835</text:p>
          </table:table-cell>
          <table:table-cell office:value-type="float" office:value="0.3764742" calcext:value-type="float">
            <text:p>0.3764742</text:p>
          </table:table-cell>
          <table:table-cell office:value-type="float" office:value="0.3964084" calcext:value-type="float">
            <text:p>0.3964084</text:p>
          </table:table-cell>
          <table:table-cell office:value-type="float" office:value="0.4084523" calcext:value-type="float">
            <text:p>0.408452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6194E-015" calcext:value-type="float">
            <text:p>1.896194E-15</text:p>
          </table:table-cell>
          <table:table-cell office:value-type="float" office:value="1.937517E-015" calcext:value-type="float">
            <text:p>1.937517E-15</text:p>
          </table:table-cell>
          <table:table-cell office:value-type="float" office:value="1.920958E-015" calcext:value-type="float">
            <text:p>1.920958E-15</text:p>
          </table:table-cell>
          <table:table-cell office:value-type="float" office:value="9.650125E-016" calcext:value-type="float">
            <text:p>9.650125E-16</text:p>
          </table:table-cell>
          <table:table-cell office:value-type="float" office:value="1.023727E-015" calcext:value-type="float">
            <text:p>1.023727E-15</text:p>
          </table:table-cell>
          <table:table-cell office:value-type="float" office:value="1.938625E-015" calcext:value-type="float">
            <text:p>1.938625E-15</text:p>
          </table:table-cell>
          <table:table-cell office:value-type="float" office:value="1.833101E-015" calcext:value-type="float">
            <text:p>1.833101E-15</text:p>
          </table:table-cell>
          <table:table-cell office:value-type="float" office:value="9.680102E-016" calcext:value-type="float">
            <text:p>9.680102E-16</text:p>
          </table:table-cell>
          <table:table-cell office:value-type="float" office:value="4.424437E-020" calcext:value-type="float">
            <text:p>4.424437E-20</text:p>
          </table:table-cell>
          <table:table-cell office:value-type="float" office:value="1.061617E-024" calcext:value-type="float">
            <text:p>1.061617E-24</text:p>
          </table:table-cell>
          <table:table-cell office:value-type="float" office:value="2.531129E-029" calcext:value-type="float">
            <text:p>2.531129E-29</text:p>
          </table:table-cell>
          <table:table-cell office:value-type="float" office:value="2.942299E-034" calcext:value-type="float">
            <text:p>2.94229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24281" calcext:value-type="float">
            <text:p>-77.24281</text:p>
          </table:table-cell>
          <table:table-cell office:value-type="float" office:value="-0.02837891" calcext:value-type="float">
            <text:p>-0.02837891</text:p>
          </table:table-cell>
          <table:table-cell office:value-type="float" office:value="-0.0269163" calcext:value-type="float">
            <text:p>-0.0269163</text:p>
          </table:table-cell>
          <table:table-cell office:value-type="float" office:value="-0.02505719" calcext:value-type="float">
            <text:p>-0.02505719</text:p>
          </table:table-cell>
          <table:table-cell office:value-type="float" office:value="-0.02373887" calcext:value-type="float">
            <text:p>-0.02373887</text:p>
          </table:table-cell>
          <table:table-cell office:value-type="float" office:value="-0.02169733" calcext:value-type="float">
            <text:p>-0.02169733</text:p>
          </table:table-cell>
          <table:table-cell office:value-type="float" office:value="-0.02013164" calcext:value-type="float">
            <text:p>-0.02013164</text:p>
          </table:table-cell>
          <table:table-cell office:value-type="float" office:value="-0.01825866" calcext:value-type="float">
            <text:p>-0.01825866</text:p>
          </table:table-cell>
          <table:table-cell office:value-type="float" office:value="-0.01466865" calcext:value-type="float">
            <text:p>-0.01466865</text:p>
          </table:table-cell>
          <table:table-cell office:value-type="float" office:value="-0.01044149" calcext:value-type="float">
            <text:p>-0.01044149</text:p>
          </table:table-cell>
          <table:table-cell office:value-type="float" office:value="0" calcext:value-type="float">
            <text:p>0</text:p>
          </table:table-cell>
          <table:table-cell office:value-type="float" office:value="0.05992396" calcext:value-type="float">
            <text:p>0.05992396</text:p>
          </table:table-cell>
          <table:table-cell office:value-type="float" office:value="-260.3335" calcext:value-type="float">
            <text:p>-260.3335</text:p>
          </table:table-cell>
          <table:table-cell office:value-type="float" office:value="-0.001804523" calcext:value-type="float">
            <text:p>-0.00180452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046621" calcext:value-type="float">
            <text:p>-2.04662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7" calcext:value-type="float">
            <text:p>14052007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98.06763" calcext:value-type="float">
            <text:p>98.06763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098.922" calcext:value-type="float">
            <text:p>1098.922</text:p>
          </table:table-cell>
          <table:table-cell office:value-type="float" office:value="98.90224" calcext:value-type="float">
            <text:p>98.90224</text:p>
          </table:table-cell>
          <table:table-cell office:value-type="float" office:value="0" calcext:value-type="float">
            <text:p>0</text:p>
          </table:table-cell>
          <table:table-cell office:value-type="float" office:value="0.1103864" calcext:value-type="float">
            <text:p>0.1103864</text:p>
          </table:table-cell>
          <table:table-cell office:value-type="float" office:value="0.3117799" calcext:value-type="float">
            <text:p>0.3117799</text:p>
          </table:table-cell>
          <table:table-cell office:value-type="float" office:value="0.3138863" calcext:value-type="float">
            <text:p>0.3138863</text:p>
          </table:table-cell>
          <table:table-cell office:value-type="float" office:value="0.316894" calcext:value-type="float">
            <text:p>0.316894</text:p>
          </table:table-cell>
          <table:table-cell office:value-type="float" office:value="0.3192847" calcext:value-type="float">
            <text:p>0.3192847</text:p>
          </table:table-cell>
          <table:table-cell office:value-type="float" office:value="0.2839338" calcext:value-type="float">
            <text:p>0.2839338</text:p>
          </table:table-cell>
          <table:table-cell office:value-type="float" office:value="0.2831337" calcext:value-type="float">
            <text:p>0.2831337</text:p>
          </table:table-cell>
          <table:table-cell office:value-type="float" office:value="0.3667217" calcext:value-type="float">
            <text:p>0.3667217</text:p>
          </table:table-cell>
          <table:table-cell office:value-type="float" office:value="0.362514" calcext:value-type="float">
            <text:p>0.362514</text:p>
          </table:table-cell>
          <table:table-cell office:value-type="float" office:value="0.3751315" calcext:value-type="float">
            <text:p>0.3751315</text:p>
          </table:table-cell>
          <table:table-cell office:value-type="float" office:value="0.3946805" calcext:value-type="float">
            <text:p>0.3946805</text:p>
          </table:table-cell>
          <table:table-cell office:value-type="float" office:value="0.4072816" calcext:value-type="float">
            <text:p>0.4072816</text:p>
          </table:table-cell>
          <table:table-cell office:value-type="float" office:value="0.4623755" calcext:value-type="float">
            <text:p>0.4623755</text:p>
          </table:table-cell>
          <table:table-cell office:value-type="float" office:value="0" calcext:value-type="float">
            <text:p>0</text:p>
          </table:table-cell>
          <table:table-cell office:value-type="float" office:value="1.897513E-015" calcext:value-type="float">
            <text:p>1.897513E-15</text:p>
          </table:table-cell>
          <table:table-cell office:value-type="float" office:value="1.937388E-015" calcext:value-type="float">
            <text:p>1.937388E-15</text:p>
          </table:table-cell>
          <table:table-cell office:value-type="float" office:value="1.920819E-015" calcext:value-type="float">
            <text:p>1.920819E-15</text:p>
          </table:table-cell>
          <table:table-cell office:value-type="float" office:value="9.650049E-016" calcext:value-type="float">
            <text:p>9.650049E-16</text:p>
          </table:table-cell>
          <table:table-cell office:value-type="float" office:value="1.023703E-015" calcext:value-type="float">
            <text:p>1.023703E-15</text:p>
          </table:table-cell>
          <table:table-cell office:value-type="float" office:value="1.938625E-015" calcext:value-type="float">
            <text:p>1.938625E-15</text:p>
          </table:table-cell>
          <table:table-cell office:value-type="float" office:value="1.833101E-015" calcext:value-type="float">
            <text:p>1.833101E-15</text:p>
          </table:table-cell>
          <table:table-cell office:value-type="float" office:value="9.680101E-016" calcext:value-type="float">
            <text:p>9.680101E-16</text:p>
          </table:table-cell>
          <table:table-cell office:value-type="float" office:value="4.424437E-020" calcext:value-type="float">
            <text:p>4.424437E-20</text:p>
          </table:table-cell>
          <table:table-cell office:value-type="float" office:value="1.061617E-024" calcext:value-type="float">
            <text:p>1.061617E-24</text:p>
          </table:table-cell>
          <table:table-cell office:value-type="float" office:value="2.531129E-029" calcext:value-type="float">
            <text:p>2.531129E-29</text:p>
          </table:table-cell>
          <table:table-cell office:value-type="float" office:value="2.942297E-034" calcext:value-type="float">
            <text:p>2.94229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94136" calcext:value-type="float">
            <text:p>-80.94136</text:p>
          </table:table-cell>
          <table:table-cell office:value-type="float" office:value="-0.02761831" calcext:value-type="float">
            <text:p>-0.02761831</text:p>
          </table:table-cell>
          <table:table-cell office:value-type="float" office:value="-0.02649701" calcext:value-type="float">
            <text:p>-0.02649701</text:p>
          </table:table-cell>
          <table:table-cell office:value-type="float" office:value="-0.02502974" calcext:value-type="float">
            <text:p>-0.02502974</text:p>
          </table:table-cell>
          <table:table-cell office:value-type="float" office:value="-0.02391144" calcext:value-type="float">
            <text:p>-0.02391144</text:p>
          </table:table-cell>
          <table:table-cell office:value-type="float" office:value="-0.02207653" calcext:value-type="float">
            <text:p>-0.02207653</text:p>
          </table:table-cell>
          <table:table-cell office:value-type="float" office:value="-0.02037662" calcext:value-type="float">
            <text:p>-0.02037662</text:p>
          </table:table-cell>
          <table:table-cell office:value-type="float" office:value="-0.01846983" calcext:value-type="float">
            <text:p>-0.01846983</text:p>
          </table:table-cell>
          <table:table-cell office:value-type="float" office:value="-0.01519858" calcext:value-type="float">
            <text:p>-0.01519858</text:p>
          </table:table-cell>
          <table:table-cell office:value-type="float" office:value="-0.01110301" calcext:value-type="float">
            <text:p>-0.01110301</text:p>
          </table:table-cell>
          <table:table-cell office:value-type="float" office:value="0" calcext:value-type="float">
            <text:p>0</text:p>
          </table:table-cell>
          <table:table-cell office:value-type="float" office:value="0.05992396" calcext:value-type="float">
            <text:p>0.05992396</text:p>
          </table:table-cell>
          <table:table-cell office:value-type="float" office:value="-260.0152" calcext:value-type="float">
            <text:p>-260.0152</text:p>
          </table:table-cell>
          <table:table-cell office:value-type="float" office:value="-0.001811546" calcext:value-type="float">
            <text:p>-0.00181154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060178" calcext:value-type="float">
            <text:p>-2.06017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7" calcext:value-type="float">
            <text:p>15052007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98.10529" calcext:value-type="float">
            <text:p>98.10529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097.043" calcext:value-type="float">
            <text:p>1097.043</text:p>
          </table:table-cell>
          <table:table-cell office:value-type="float" office:value="100.7437" calcext:value-type="float">
            <text:p>100.7437</text:p>
          </table:table-cell>
          <table:table-cell office:value-type="float" office:value="0" calcext:value-type="float">
            <text:p>0</text:p>
          </table:table-cell>
          <table:table-cell office:value-type="float" office:value="0.1108553" calcext:value-type="float">
            <text:p>0.1108553</text:p>
          </table:table-cell>
          <table:table-cell office:value-type="float" office:value="0.3126282" calcext:value-type="float">
            <text:p>0.3126282</text:p>
          </table:table-cell>
          <table:table-cell office:value-type="float" office:value="0.3144314" calcext:value-type="float">
            <text:p>0.3144314</text:p>
          </table:table-cell>
          <table:table-cell office:value-type="float" office:value="0.3170472" calcext:value-type="float">
            <text:p>0.3170472</text:p>
          </table:table-cell>
          <table:table-cell office:value-type="float" office:value="0.3191564" calcext:value-type="float">
            <text:p>0.3191564</text:p>
          </table:table-cell>
          <table:table-cell office:value-type="float" office:value="0.2835142" calcext:value-type="float">
            <text:p>0.2835142</text:p>
          </table:table-cell>
          <table:table-cell office:value-type="float" office:value="0.2827127" calcext:value-type="float">
            <text:p>0.2827127</text:p>
          </table:table-cell>
          <table:table-cell office:value-type="float" office:value="0.3665981" calcext:value-type="float">
            <text:p>0.3665981</text:p>
          </table:table-cell>
          <table:table-cell office:value-type="float" office:value="0.3621124" calcext:value-type="float">
            <text:p>0.3621124</text:p>
          </table:table-cell>
          <table:table-cell office:value-type="float" office:value="0.3743129" calcext:value-type="float">
            <text:p>0.3743129</text:p>
          </table:table-cell>
          <table:table-cell office:value-type="float" office:value="0.3934694" calcext:value-type="float">
            <text:p>0.3934694</text:p>
          </table:table-cell>
          <table:table-cell office:value-type="float" office:value="0.4064293" calcext:value-type="float">
            <text:p>0.406429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8917E-015" calcext:value-type="float">
            <text:p>1.898917E-15</text:p>
          </table:table-cell>
          <table:table-cell office:value-type="float" office:value="1.937254E-015" calcext:value-type="float">
            <text:p>1.937254E-15</text:p>
          </table:table-cell>
          <table:table-cell office:value-type="float" office:value="1.920669E-015" calcext:value-type="float">
            <text:p>1.920669E-15</text:p>
          </table:table-cell>
          <table:table-cell office:value-type="float" office:value="9.649965E-016" calcext:value-type="float">
            <text:p>9.649965E-16</text:p>
          </table:table-cell>
          <table:table-cell office:value-type="float" office:value="1.023679E-015" calcext:value-type="float">
            <text:p>1.023679E-15</text:p>
          </table:table-cell>
          <table:table-cell office:value-type="float" office:value="1.938625E-015" calcext:value-type="float">
            <text:p>1.938625E-15</text:p>
          </table:table-cell>
          <table:table-cell office:value-type="float" office:value="1.833101E-015" calcext:value-type="float">
            <text:p>1.833101E-15</text:p>
          </table:table-cell>
          <table:table-cell office:value-type="float" office:value="9.680102E-016" calcext:value-type="float">
            <text:p>9.680102E-16</text:p>
          </table:table-cell>
          <table:table-cell office:value-type="float" office:value="4.424437E-020" calcext:value-type="float">
            <text:p>4.424437E-20</text:p>
          </table:table-cell>
          <table:table-cell office:value-type="float" office:value="1.061617E-024" calcext:value-type="float">
            <text:p>1.061617E-24</text:p>
          </table:table-cell>
          <table:table-cell office:value-type="float" office:value="2.531129E-029" calcext:value-type="float">
            <text:p>2.531129E-29</text:p>
          </table:table-cell>
          <table:table-cell office:value-type="float" office:value="2.942297E-034" calcext:value-type="float">
            <text:p>2.94229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27531" calcext:value-type="float">
            <text:p>-75.27531</text:p>
          </table:table-cell>
          <table:table-cell office:value-type="float" office:value="-0.0271592" calcext:value-type="float">
            <text:p>-0.0271592</text:p>
          </table:table-cell>
          <table:table-cell office:value-type="float" office:value="-0.02621656" calcext:value-type="float">
            <text:p>-0.02621656</text:p>
          </table:table-cell>
          <table:table-cell office:value-type="float" office:value="-0.02495627" calcext:value-type="float">
            <text:p>-0.02495627</text:p>
          </table:table-cell>
          <table:table-cell office:value-type="float" office:value="-0.02397078" calcext:value-type="float">
            <text:p>-0.02397078</text:p>
          </table:table-cell>
          <table:table-cell office:value-type="float" office:value="-0.02232566" calcext:value-type="float">
            <text:p>-0.02232566</text:p>
          </table:table-cell>
          <table:table-cell office:value-type="float" office:value="-0.02063317" calcext:value-type="float">
            <text:p>-0.02063317</text:p>
          </table:table-cell>
          <table:table-cell office:value-type="float" office:value="-0.01860554" calcext:value-type="float">
            <text:p>-0.01860554</text:p>
          </table:table-cell>
          <table:table-cell office:value-type="float" office:value="-0.01548312" calcext:value-type="float">
            <text:p>-0.01548312</text:p>
          </table:table-cell>
          <table:table-cell office:value-type="float" office:value="-0.01152813" calcext:value-type="float">
            <text:p>-0.01152813</text:p>
          </table:table-cell>
          <table:table-cell office:value-type="float" office:value="0" calcext:value-type="float">
            <text:p>0</text:p>
          </table:table-cell>
          <table:table-cell office:value-type="float" office:value="0.05992396" calcext:value-type="float">
            <text:p>0.05992396</text:p>
          </table:table-cell>
          <table:table-cell office:value-type="float" office:value="-259.8855" calcext:value-type="float">
            <text:p>-259.8855</text:p>
          </table:table-cell>
          <table:table-cell office:value-type="float" office:value="-0.001818897" calcext:value-type="float">
            <text:p>-0.00181889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074437" calcext:value-type="float">
            <text:p>-2.0744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7" calcext:value-type="float">
            <text:p>16052007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98.14939" calcext:value-type="float">
            <text:p>98.14939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095.535" calcext:value-type="float">
            <text:p>1095.535</text:p>
          </table:table-cell>
          <table:table-cell office:value-type="float" office:value="102.2073" calcext:value-type="float">
            <text:p>102.2073</text:p>
          </table:table-cell>
          <table:table-cell office:value-type="float" office:value="0" calcext:value-type="float">
            <text:p>0</text:p>
          </table:table-cell>
          <table:table-cell office:value-type="float" office:value="0.1105647" calcext:value-type="float">
            <text:p>0.1105647</text:p>
          </table:table-cell>
          <table:table-cell office:value-type="float" office:value="0.3131645" calcext:value-type="float">
            <text:p>0.3131645</text:p>
          </table:table-cell>
          <table:table-cell office:value-type="float" office:value="0.314855" calcext:value-type="float">
            <text:p>0.314855</text:p>
          </table:table-cell>
          <table:table-cell office:value-type="float" office:value="0.3172183" calcext:value-type="float">
            <text:p>0.3172183</text:p>
          </table:table-cell>
          <table:table-cell office:value-type="float" office:value="0.319126" calcext:value-type="float">
            <text:p>0.319126</text:p>
          </table:table-cell>
          <table:table-cell office:value-type="float" office:value="0.2832493" calcext:value-type="float">
            <text:p>0.2832493</text:p>
          </table:table-cell>
          <table:table-cell office:value-type="float" office:value="0.2824232" calcext:value-type="float">
            <text:p>0.2824232</text:p>
          </table:table-cell>
          <table:table-cell office:value-type="float" office:value="0.3664971" calcext:value-type="float">
            <text:p>0.3664971</text:p>
          </table:table-cell>
          <table:table-cell office:value-type="float" office:value="0.3618982" calcext:value-type="float">
            <text:p>0.3618982</text:p>
          </table:table-cell>
          <table:table-cell office:value-type="float" office:value="0.3738229" calcext:value-type="float">
            <text:p>0.3738229</text:p>
          </table:table-cell>
          <table:table-cell office:value-type="float" office:value="0.3927505" calcext:value-type="float">
            <text:p>0.3927505</text:p>
          </table:table-cell>
          <table:table-cell office:value-type="float" office:value="0.4068624" calcext:value-type="float">
            <text:p>0.406862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0312E-015" calcext:value-type="float">
            <text:p>1.900312E-15</text:p>
          </table:table-cell>
          <table:table-cell office:value-type="float" office:value="1.937123E-015" calcext:value-type="float">
            <text:p>1.937123E-15</text:p>
          </table:table-cell>
          <table:table-cell office:value-type="float" office:value="1.920522E-015" calcext:value-type="float">
            <text:p>1.920522E-15</text:p>
          </table:table-cell>
          <table:table-cell office:value-type="float" office:value="9.649821E-016" calcext:value-type="float">
            <text:p>9.649821E-16</text:p>
          </table:table-cell>
          <table:table-cell office:value-type="float" office:value="1.023658E-015" calcext:value-type="float">
            <text:p>1.023658E-15</text:p>
          </table:table-cell>
          <table:table-cell office:value-type="float" office:value="1.938626E-015" calcext:value-type="float">
            <text:p>1.938626E-15</text:p>
          </table:table-cell>
          <table:table-cell office:value-type="float" office:value="1.8331E-015" calcext:value-type="float">
            <text:p>1.8331E-15</text:p>
          </table:table-cell>
          <table:table-cell office:value-type="float" office:value="9.680099E-016" calcext:value-type="float">
            <text:p>9.680099E-16</text:p>
          </table:table-cell>
          <table:table-cell office:value-type="float" office:value="4.424437E-020" calcext:value-type="float">
            <text:p>4.424437E-20</text:p>
          </table:table-cell>
          <table:table-cell office:value-type="float" office:value="1.061617E-024" calcext:value-type="float">
            <text:p>1.061617E-24</text:p>
          </table:table-cell>
          <table:table-cell office:value-type="float" office:value="2.531129E-029" calcext:value-type="float">
            <text:p>2.531129E-29</text:p>
          </table:table-cell>
          <table:table-cell office:value-type="float" office:value="2.942297E-034" calcext:value-type="float">
            <text:p>2.94229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86234" calcext:value-type="float">
            <text:p>-77.86234</text:p>
          </table:table-cell>
          <table:table-cell office:value-type="float" office:value="-0.02687358" calcext:value-type="float">
            <text:p>-0.02687358</text:p>
          </table:table-cell>
          <table:table-cell office:value-type="float" office:value="-0.02600048" calcext:value-type="float">
            <text:p>-0.02600048</text:p>
          </table:table-cell>
          <table:table-cell office:value-type="float" office:value="-0.02487415" calcext:value-type="float">
            <text:p>-0.02487415</text:p>
          </table:table-cell>
          <table:table-cell office:value-type="float" office:value="-0.02398509" calcext:value-type="float">
            <text:p>-0.02398509</text:p>
          </table:table-cell>
          <table:table-cell office:value-type="float" office:value="-0.02248471" calcext:value-type="float">
            <text:p>-0.02248471</text:p>
          </table:table-cell>
          <table:table-cell office:value-type="float" office:value="-0.02081161" calcext:value-type="float">
            <text:p>-0.02081161</text:p>
          </table:table-cell>
          <table:table-cell office:value-type="float" office:value="-0.01871615" calcext:value-type="float">
            <text:p>-0.01871615</text:p>
          </table:table-cell>
          <table:table-cell office:value-type="float" office:value="-0.01563712" calcext:value-type="float">
            <text:p>-0.01563712</text:p>
          </table:table-cell>
          <table:table-cell office:value-type="float" office:value="-0.01179081" calcext:value-type="float">
            <text:p>-0.01179081</text:p>
          </table:table-cell>
          <table:table-cell office:value-type="float" office:value="0" calcext:value-type="float">
            <text:p>0</text:p>
          </table:table-cell>
          <table:table-cell office:value-type="float" office:value="0.05992396" calcext:value-type="float">
            <text:p>0.05992396</text:p>
          </table:table-cell>
          <table:table-cell office:value-type="float" office:value="-259.8211" calcext:value-type="float">
            <text:p>-259.8211</text:p>
          </table:table-cell>
          <table:table-cell office:value-type="float" office:value="-0.001824452" calcext:value-type="float">
            <text:p>-0.00182445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09848" calcext:value-type="float">
            <text:p>-2.098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7" calcext:value-type="float">
            <text:p>17052007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98.17896" calcext:value-type="float">
            <text:p>98.17896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094.311" calcext:value-type="float">
            <text:p>1094.311</text:p>
          </table:table-cell>
          <table:table-cell office:value-type="float" office:value="103.4012" calcext:value-type="float">
            <text:p>103.4012</text:p>
          </table:table-cell>
          <table:table-cell office:value-type="float" office:value="0" calcext:value-type="float">
            <text:p>0</text:p>
          </table:table-cell>
          <table:table-cell office:value-type="float" office:value="0.1118905" calcext:value-type="float">
            <text:p>0.1118905</text:p>
          </table:table-cell>
          <table:table-cell office:value-type="float" office:value="0.3135148" calcext:value-type="float">
            <text:p>0.3135148</text:p>
          </table:table-cell>
          <table:table-cell office:value-type="float" office:value="0.3151493" calcext:value-type="float">
            <text:p>0.3151493</text:p>
          </table:table-cell>
          <table:table-cell office:value-type="float" office:value="0.3173616" calcext:value-type="float">
            <text:p>0.3173616</text:p>
          </table:table-cell>
          <table:table-cell office:value-type="float" office:value="0.3191358" calcext:value-type="float">
            <text:p>0.3191358</text:p>
          </table:table-cell>
          <table:table-cell office:value-type="float" office:value="0.2830821" calcext:value-type="float">
            <text:p>0.2830821</text:p>
          </table:table-cell>
          <table:table-cell office:value-type="float" office:value="0.2821927" calcext:value-type="float">
            <text:p>0.2821927</text:p>
          </table:table-cell>
          <table:table-cell office:value-type="float" office:value="0.366367" calcext:value-type="float">
            <text:p>0.366367</text:p>
          </table:table-cell>
          <table:table-cell office:value-type="float" office:value="0.3617749" calcext:value-type="float">
            <text:p>0.3617749</text:p>
          </table:table-cell>
          <table:table-cell office:value-type="float" office:value="0.3735299" calcext:value-type="float">
            <text:p>0.3735299</text:p>
          </table:table-cell>
          <table:table-cell office:value-type="float" office:value="0.3922244" calcext:value-type="float">
            <text:p>0.3922244</text:p>
          </table:table-cell>
          <table:table-cell office:value-type="float" office:value="0.4059777" calcext:value-type="float">
            <text:p>0.405977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1624E-015" calcext:value-type="float">
            <text:p>1.901624E-15</text:p>
          </table:table-cell>
          <table:table-cell office:value-type="float" office:value="1.937001E-015" calcext:value-type="float">
            <text:p>1.937001E-15</text:p>
          </table:table-cell>
          <table:table-cell office:value-type="float" office:value="1.920382E-015" calcext:value-type="float">
            <text:p>1.920382E-15</text:p>
          </table:table-cell>
          <table:table-cell office:value-type="float" office:value="9.649741E-016" calcext:value-type="float">
            <text:p>9.649741E-16</text:p>
          </table:table-cell>
          <table:table-cell office:value-type="float" office:value="1.023629E-015" calcext:value-type="float">
            <text:p>1.023629E-15</text:p>
          </table:table-cell>
          <table:table-cell office:value-type="float" office:value="1.938626E-015" calcext:value-type="float">
            <text:p>1.938626E-15</text:p>
          </table:table-cell>
          <table:table-cell office:value-type="float" office:value="1.833099E-015" calcext:value-type="float">
            <text:p>1.833099E-15</text:p>
          </table:table-cell>
          <table:table-cell office:value-type="float" office:value="9.680102E-016" calcext:value-type="float">
            <text:p>9.680102E-16</text:p>
          </table:table-cell>
          <table:table-cell office:value-type="float" office:value="4.424437E-020" calcext:value-type="float">
            <text:p>4.424437E-20</text:p>
          </table:table-cell>
          <table:table-cell office:value-type="float" office:value="1.061617E-024" calcext:value-type="float">
            <text:p>1.061617E-24</text:p>
          </table:table-cell>
          <table:table-cell office:value-type="float" office:value="2.531129E-029" calcext:value-type="float">
            <text:p>2.531129E-29</text:p>
          </table:table-cell>
          <table:table-cell office:value-type="float" office:value="2.942299E-034" calcext:value-type="float">
            <text:p>2.94229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60558" calcext:value-type="float">
            <text:p>-70.60558</text:p>
          </table:table-cell>
          <table:table-cell office:value-type="float" office:value="-0.02669041" calcext:value-type="float">
            <text:p>-0.02669041</text:p>
          </table:table-cell>
          <table:table-cell office:value-type="float" office:value="-0.02585159" calcext:value-type="float">
            <text:p>-0.02585159</text:p>
          </table:table-cell>
          <table:table-cell office:value-type="float" office:value="-0.0248056" calcext:value-type="float">
            <text:p>-0.0248056</text:p>
          </table:table-cell>
          <table:table-cell office:value-type="float" office:value="-0.02398065" calcext:value-type="float">
            <text:p>-0.02398065</text:p>
          </table:table-cell>
          <table:table-cell office:value-type="float" office:value="-0.02258563" calcext:value-type="float">
            <text:p>-0.02258563</text:p>
          </table:table-cell>
          <table:table-cell office:value-type="float" office:value="-0.02095465" calcext:value-type="float">
            <text:p>-0.02095465</text:p>
          </table:table-cell>
          <table:table-cell office:value-type="float" office:value="-0.01886032" calcext:value-type="float">
            <text:p>-0.01886032</text:p>
          </table:table-cell>
          <table:table-cell office:value-type="float" office:value="-0.01572646" calcext:value-type="float">
            <text:p>-0.01572646</text:p>
          </table:table-cell>
          <table:table-cell office:value-type="float" office:value="-0.0119509" calcext:value-type="float">
            <text:p>-0.0119509</text:p>
          </table:table-cell>
          <table:table-cell office:value-type="float" office:value="0" calcext:value-type="float">
            <text:p>0</text:p>
          </table:table-cell>
          <table:table-cell office:value-type="float" office:value="0.05992396" calcext:value-type="float">
            <text:p>0.05992396</text:p>
          </table:table-cell>
          <table:table-cell office:value-type="float" office:value="-259.7943" calcext:value-type="float">
            <text:p>-259.7943</text:p>
          </table:table-cell>
          <table:table-cell office:value-type="float" office:value="-0.001830115" calcext:value-type="float">
            <text:p>-0.00183011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09569" calcext:value-type="float">
            <text:p>-2.10956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7" calcext:value-type="float">
            <text:p>18052007</text:p>
          </table:table-cell>
          <table:table-cell office:value-type="float" office:value="269.017" calcext:value-type="float">
            <text:p>269.017</text:p>
          </table:table-cell>
          <table:table-cell office:value-type="float" office:value="98.28199" calcext:value-type="float">
            <text:p>98.28199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094.046" calcext:value-type="float">
            <text:p>1094.046</text:p>
          </table:table-cell>
          <table:table-cell office:value-type="float" office:value="104.3886" calcext:value-type="float">
            <text:p>104.3886</text:p>
          </table:table-cell>
          <table:table-cell office:value-type="float" office:value="0" calcext:value-type="float">
            <text:p>0</text:p>
          </table:table-cell>
          <table:table-cell office:value-type="float" office:value="0.1884083" calcext:value-type="float">
            <text:p>0.1884083</text:p>
          </table:table-cell>
          <table:table-cell office:value-type="float" office:value="0.3134455" calcext:value-type="float">
            <text:p>0.3134455</text:p>
          </table:table-cell>
          <table:table-cell office:value-type="float" office:value="0.3153565" calcext:value-type="float">
            <text:p>0.3153565</text:p>
          </table:table-cell>
          <table:table-cell office:value-type="float" office:value="0.3174716" calcext:value-type="float">
            <text:p>0.3174716</text:p>
          </table:table-cell>
          <table:table-cell office:value-type="float" office:value="0.3191441" calcext:value-type="float">
            <text:p>0.3191441</text:p>
          </table:table-cell>
          <table:table-cell office:value-type="float" office:value="0.282939" calcext:value-type="float">
            <text:p>0.282939</text:p>
          </table:table-cell>
          <table:table-cell office:value-type="float" office:value="0.2820085" calcext:value-type="float">
            <text:p>0.2820085</text:p>
          </table:table-cell>
          <table:table-cell office:value-type="float" office:value="0.3662645" calcext:value-type="float">
            <text:p>0.3662645</text:p>
          </table:table-cell>
          <table:table-cell office:value-type="float" office:value="0.3617079" calcext:value-type="float">
            <text:p>0.3617079</text:p>
          </table:table-cell>
          <table:table-cell office:value-type="float" office:value="0.3733516" calcext:value-type="float">
            <text:p>0.3733516</text:p>
          </table:table-cell>
          <table:table-cell office:value-type="float" office:value="0.3918449" calcext:value-type="float">
            <text:p>0.3918449</text:p>
          </table:table-cell>
          <table:table-cell office:value-type="float" office:value="0.4058927" calcext:value-type="float">
            <text:p>0.405892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2827E-015" calcext:value-type="float">
            <text:p>1.902827E-15</text:p>
          </table:table-cell>
          <table:table-cell office:value-type="float" office:value="1.93689E-015" calcext:value-type="float">
            <text:p>1.93689E-15</text:p>
          </table:table-cell>
          <table:table-cell office:value-type="float" office:value="1.920254E-015" calcext:value-type="float">
            <text:p>1.920254E-15</text:p>
          </table:table-cell>
          <table:table-cell office:value-type="float" office:value="9.649652E-016" calcext:value-type="float">
            <text:p>9.649652E-16</text:p>
          </table:table-cell>
          <table:table-cell office:value-type="float" office:value="1.023604E-015" calcext:value-type="float">
            <text:p>1.023604E-15</text:p>
          </table:table-cell>
          <table:table-cell office:value-type="float" office:value="1.938626E-015" calcext:value-type="float">
            <text:p>1.938626E-15</text:p>
          </table:table-cell>
          <table:table-cell office:value-type="float" office:value="1.833099E-015" calcext:value-type="float">
            <text:p>1.833099E-15</text:p>
          </table:table-cell>
          <table:table-cell office:value-type="float" office:value="9.680102E-016" calcext:value-type="float">
            <text:p>9.680102E-16</text:p>
          </table:table-cell>
          <table:table-cell office:value-type="float" office:value="4.424437E-020" calcext:value-type="float">
            <text:p>4.424437E-20</text:p>
          </table:table-cell>
          <table:table-cell office:value-type="float" office:value="1.061617E-024" calcext:value-type="float">
            <text:p>1.061617E-24</text:p>
          </table:table-cell>
          <table:table-cell office:value-type="float" office:value="2.531129E-029" calcext:value-type="float">
            <text:p>2.531129E-29</text:p>
          </table:table-cell>
          <table:table-cell office:value-type="float" office:value="2.942297E-034" calcext:value-type="float">
            <text:p>2.94229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94152" calcext:value-type="float">
            <text:p>-2.894152</text:p>
          </table:table-cell>
          <table:table-cell office:value-type="float" office:value="-0.02665538" calcext:value-type="float">
            <text:p>-0.02665538</text:p>
          </table:table-cell>
          <table:table-cell office:value-type="float" office:value="-0.02574573" calcext:value-type="float">
            <text:p>-0.02574573</text:p>
          </table:table-cell>
          <table:table-cell office:value-type="float" office:value="-0.02475298" calcext:value-type="float">
            <text:p>-0.02475298</text:p>
          </table:table-cell>
          <table:table-cell office:value-type="float" office:value="-0.0239769" calcext:value-type="float">
            <text:p>-0.0239769</text:p>
          </table:table-cell>
          <table:table-cell office:value-type="float" office:value="-0.02267219" calcext:value-type="float">
            <text:p>-0.02267219</text:p>
          </table:table-cell>
          <table:table-cell office:value-type="float" office:value="-0.02106856" calcext:value-type="float">
            <text:p>-0.02106856</text:p>
          </table:table-cell>
          <table:table-cell office:value-type="float" office:value="-0.01897514" calcext:value-type="float">
            <text:p>-0.01897514</text:p>
          </table:table-cell>
          <table:table-cell office:value-type="float" office:value="-0.01577534" calcext:value-type="float">
            <text:p>-0.01577534</text:p>
          </table:table-cell>
          <table:table-cell office:value-type="float" office:value="-0.0120494" calcext:value-type="float">
            <text:p>-0.0120494</text:p>
          </table:table-cell>
          <table:table-cell office:value-type="float" office:value="0" calcext:value-type="float">
            <text:p>0</text:p>
          </table:table-cell>
          <table:table-cell office:value-type="float" office:value="0.05992396" calcext:value-type="float">
            <text:p>0.05992396</text:p>
          </table:table-cell>
          <table:table-cell office:value-type="float" office:value="-259.7794" calcext:value-type="float">
            <text:p>-259.7794</text:p>
          </table:table-cell>
          <table:table-cell office:value-type="float" office:value="-0.001835611" calcext:value-type="float">
            <text:p>-0.00183561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24992" calcext:value-type="float">
            <text:p>-2.1249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7" calcext:value-type="float">
            <text:p>19052007</text:p>
          </table:table-cell>
          <table:table-cell office:value-type="float" office:value="281.3361" calcext:value-type="float">
            <text:p>281.3361</text:p>
          </table:table-cell>
          <table:table-cell office:value-type="float" office:value="101.3906" calcext:value-type="float">
            <text:p>101.3906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102.092" calcext:value-type="float">
            <text:p>1102.092</text:p>
          </table:table-cell>
          <table:table-cell office:value-type="float" office:value="105.5535" calcext:value-type="float">
            <text:p>105.5535</text:p>
          </table:table-cell>
          <table:table-cell office:value-type="float" office:value="0" calcext:value-type="float">
            <text:p>0</text:p>
          </table:table-cell>
          <table:table-cell office:value-type="float" office:value="0.6039864" calcext:value-type="float">
            <text:p>0.6039864</text:p>
          </table:table-cell>
          <table:table-cell office:value-type="float" office:value="0.3625192" calcext:value-type="float">
            <text:p>0.3625192</text:p>
          </table:table-cell>
          <table:table-cell office:value-type="float" office:value="0.3179848" calcext:value-type="float">
            <text:p>0.3179848</text:p>
          </table:table-cell>
          <table:table-cell office:value-type="float" office:value="0.3211047" calcext:value-type="float">
            <text:p>0.3211047</text:p>
          </table:table-cell>
          <table:table-cell office:value-type="float" office:value="0.3197872" calcext:value-type="float">
            <text:p>0.3197872</text:p>
          </table:table-cell>
          <table:table-cell office:value-type="float" office:value="0.2829492" calcext:value-type="float">
            <text:p>0.2829492</text:p>
          </table:table-cell>
          <table:table-cell office:value-type="float" office:value="0.2888582" calcext:value-type="float">
            <text:p>0.2888582</text:p>
          </table:table-cell>
          <table:table-cell office:value-type="float" office:value="0.3661941" calcext:value-type="float">
            <text:p>0.3661941</text:p>
          </table:table-cell>
          <table:table-cell office:value-type="float" office:value="0.3616616" calcext:value-type="float">
            <text:p>0.3616616</text:p>
          </table:table-cell>
          <table:table-cell office:value-type="float" office:value="0.3731405" calcext:value-type="float">
            <text:p>0.3731405</text:p>
          </table:table-cell>
          <table:table-cell office:value-type="float" office:value="0.3914432" calcext:value-type="float">
            <text:p>0.3914432</text:p>
          </table:table-cell>
          <table:table-cell office:value-type="float" office:value="0.4055867" calcext:value-type="float">
            <text:p>0.405586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.002148913" calcext:value-type="float">
            <text:p>0.002148913</text:p>
          </table:table-cell>
          <table:table-cell office:value-type="float" office:value="1.903862E-015" calcext:value-type="float">
            <text:p>1.903862E-15</text:p>
          </table:table-cell>
          <table:table-cell office:value-type="float" office:value="1.936796E-015" calcext:value-type="float">
            <text:p>1.936796E-15</text:p>
          </table:table-cell>
          <table:table-cell office:value-type="float" office:value="1.920143E-015" calcext:value-type="float">
            <text:p>1.920143E-15</text:p>
          </table:table-cell>
          <table:table-cell office:value-type="float" office:value="9.64957E-016" calcext:value-type="float">
            <text:p>9.64957E-16</text:p>
          </table:table-cell>
          <table:table-cell office:value-type="float" office:value="1.023583E-015" calcext:value-type="float">
            <text:p>1.023583E-15</text:p>
          </table:table-cell>
          <table:table-cell office:value-type="float" office:value="1.938627E-015" calcext:value-type="float">
            <text:p>1.938627E-15</text:p>
          </table:table-cell>
          <table:table-cell office:value-type="float" office:value="1.833098E-015" calcext:value-type="float">
            <text:p>1.833098E-15</text:p>
          </table:table-cell>
          <table:table-cell office:value-type="float" office:value="9.680102E-016" calcext:value-type="float">
            <text:p>9.680102E-16</text:p>
          </table:table-cell>
          <table:table-cell office:value-type="float" office:value="4.424437E-020" calcext:value-type="float">
            <text:p>4.424437E-20</text:p>
          </table:table-cell>
          <table:table-cell office:value-type="float" office:value="1.061617E-024" calcext:value-type="float">
            <text:p>1.061617E-24</text:p>
          </table:table-cell>
          <table:table-cell office:value-type="float" office:value="2.531129E-029" calcext:value-type="float">
            <text:p>2.531129E-29</text:p>
          </table:table-cell>
          <table:table-cell office:value-type="float" office:value="2.942299E-034" calcext:value-type="float">
            <text:p>2.94229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18198" calcext:value-type="float">
            <text:p>-0.000518198</text:p>
          </table:table-cell>
          <table:table-cell office:value-type="float" office:value="-0.01604508" calcext:value-type="float">
            <text:p>-0.01604508</text:p>
          </table:table-cell>
          <table:table-cell office:value-type="float" office:value="-0.02473173" calcext:value-type="float">
            <text:p>-0.02473173</text:p>
          </table:table-cell>
          <table:table-cell office:value-type="float" office:value="-0.02378134" calcext:value-type="float">
            <text:p>-0.02378134</text:p>
          </table:table-cell>
          <table:table-cell office:value-type="float" office:value="-0.02370913" calcext:value-type="float">
            <text:p>-0.02370913</text:p>
          </table:table-cell>
          <table:table-cell office:value-type="float" office:value="-0.02268215" calcext:value-type="float">
            <text:p>-0.02268215</text:p>
          </table:table-cell>
          <table:table-cell office:value-type="float" office:value="-0.01919153" calcext:value-type="float">
            <text:p>-0.01919153</text:p>
          </table:table-cell>
          <table:table-cell office:value-type="float" office:value="-0.01906526" calcext:value-type="float">
            <text:p>-0.01906526</text:p>
          </table:table-cell>
          <table:table-cell office:value-type="float" office:value="-0.0158089" calcext:value-type="float">
            <text:p>-0.0158089</text:p>
          </table:table-cell>
          <table:table-cell office:value-type="float" office:value="-0.01210938" calcext:value-type="float">
            <text:p>-0.01210938</text:p>
          </table:table-cell>
          <table:table-cell office:value-type="float" office:value="0" calcext:value-type="float">
            <text:p>0</text:p>
          </table:table-cell>
          <table:table-cell office:value-type="float" office:value="0.05992396" calcext:value-type="float">
            <text:p>0.0599239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8453552" calcext:value-type="float">
            <text:p>-0.000845355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0.002148966" calcext:value-type="float">
            <text:p>0.0021489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7" calcext:value-type="float">
            <text:p>20052007</text:p>
          </table:table-cell>
          <table:table-cell office:value-type="float" office:value="310.8636" calcext:value-type="float">
            <text:p>310.8636</text:p>
          </table:table-cell>
          <table:table-cell office:value-type="float" office:value="105.298" calcext:value-type="float">
            <text:p>105.298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8.243" calcext:value-type="float">
            <text:p>1118.243</text:p>
          </table:table-cell>
          <table:table-cell office:value-type="float" office:value="108.8017" calcext:value-type="float">
            <text:p>108.8017</text:p>
          </table:table-cell>
          <table:table-cell office:value-type="float" office:value="0" calcext:value-type="float">
            <text:p>0</text:p>
          </table:table-cell>
          <table:table-cell office:value-type="float" office:value="0.4080896" calcext:value-type="float">
            <text:p>0.4080896</text:p>
          </table:table-cell>
          <table:table-cell office:value-type="float" office:value="0.4119541" calcext:value-type="float">
            <text:p>0.4119541</text:p>
          </table:table-cell>
          <table:table-cell office:value-type="float" office:value="0.4176627" calcext:value-type="float">
            <text:p>0.4176627</text:p>
          </table:table-cell>
          <table:table-cell office:value-type="float" office:value="0.4227678" calcext:value-type="float">
            <text:p>0.4227678</text:p>
          </table:table-cell>
          <table:table-cell office:value-type="float" office:value="0.424489" calcext:value-type="float">
            <text:p>0.424489</text:p>
          </table:table-cell>
          <table:table-cell office:value-type="float" office:value="0.3310499" calcext:value-type="float">
            <text:p>0.3310499</text:p>
          </table:table-cell>
          <table:table-cell office:value-type="float" office:value="0.3124438" calcext:value-type="float">
            <text:p>0.3124438</text:p>
          </table:table-cell>
          <table:table-cell office:value-type="float" office:value="0.3713622" calcext:value-type="float">
            <text:p>0.3713622</text:p>
          </table:table-cell>
          <table:table-cell office:value-type="float" office:value="0.3620335" calcext:value-type="float">
            <text:p>0.3620335</text:p>
          </table:table-cell>
          <table:table-cell office:value-type="float" office:value="0.3729438" calcext:value-type="float">
            <text:p>0.3729438</text:p>
          </table:table-cell>
          <table:table-cell office:value-type="float" office:value="0.3901506" calcext:value-type="float">
            <text:p>0.3901506</text:p>
          </table:table-cell>
          <table:table-cell office:value-type="float" office:value="0.4037323" calcext:value-type="float">
            <text:p>0.403732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7286E-015" calcext:value-type="float">
            <text:p>1.907286E-15</text:p>
          </table:table-cell>
          <table:table-cell office:value-type="float" office:value="1.936728E-015" calcext:value-type="float">
            <text:p>1.936728E-15</text:p>
          </table:table-cell>
          <table:table-cell office:value-type="float" office:value="1.919804E-015" calcext:value-type="float">
            <text:p>1.919804E-15</text:p>
          </table:table-cell>
          <table:table-cell office:value-type="float" office:value="9.64971E-016" calcext:value-type="float">
            <text:p>9.64971E-16</text:p>
          </table:table-cell>
          <table:table-cell office:value-type="float" office:value="1.02399E-015" calcext:value-type="float">
            <text:p>1.02399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4E-034" calcext:value-type="float">
            <text:p>2.94219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285887" calcext:value-type="float">
            <text:p>-0.005285887</text:p>
          </table:table-cell>
          <table:table-cell office:value-type="float" office:value="-0.004973697" calcext:value-type="float">
            <text:p>-0.004973697</text:p>
          </table:table-cell>
          <table:table-cell office:value-type="float" office:value="-0.004570723" calcext:value-type="float">
            <text:p>-0.004570723</text:p>
          </table:table-cell>
          <table:table-cell office:value-type="float" office:value="-0.004277022" calcext:value-type="float">
            <text:p>-0.004277022</text:p>
          </table:table-cell>
          <table:table-cell office:value-type="float" office:value="-0.004179955" calcext:value-type="float">
            <text:p>-0.004179955</text:p>
          </table:table-cell>
          <table:table-cell office:value-type="float" office:value="-0.006992299" calcext:value-type="float">
            <text:p>-0.006992299</text:p>
          </table:table-cell>
          <table:table-cell office:value-type="float" office:value="-0.008966378" calcext:value-type="float">
            <text:p>-0.008966378</text:p>
          </table:table-cell>
          <table:table-cell office:value-type="float" office:value="-0.01410634" calcext:value-type="float">
            <text:p>-0.01410634</text:p>
          </table:table-cell>
          <table:table-cell office:value-type="float" office:value="-0.01554643" calcext:value-type="float">
            <text:p>-0.01554643</text:p>
          </table:table-cell>
          <table:table-cell office:value-type="float" office:value="-0.01227765" calcext:value-type="float">
            <text:p>-0.01227765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533905" calcext:value-type="float">
            <text:p>-0.00533905</text:p>
          </table:table-cell>
          <table:table-cell office:value-type="float" office:value="-0.001854452" calcext:value-type="float">
            <text:p>-0.00185445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1495" calcext:value-type="float">
            <text:p>-2.17149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7" calcext:value-type="float">
            <text:p>21052007</text:p>
          </table:table-cell>
          <table:table-cell office:value-type="float" office:value="310.8636" calcext:value-type="float">
            <text:p>310.8636</text:p>
          </table:table-cell>
          <table:table-cell office:value-type="float" office:value="108.0257" calcext:value-type="float">
            <text:p>108.0257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5.267" calcext:value-type="float">
            <text:p>1115.267</text:p>
          </table:table-cell>
          <table:table-cell office:value-type="float" office:value="109.0501" calcext:value-type="float">
            <text:p>109.0501</text:p>
          </table:table-cell>
          <table:table-cell office:value-type="float" office:value="0" calcext:value-type="float">
            <text:p>0</text:p>
          </table:table-cell>
          <table:table-cell office:value-type="float" office:value="0.3770846" calcext:value-type="float">
            <text:p>0.3770846</text:p>
          </table:table-cell>
          <table:table-cell office:value-type="float" office:value="0.3803038" calcext:value-type="float">
            <text:p>0.3803038</text:p>
          </table:table-cell>
          <table:table-cell office:value-type="float" office:value="0.3857963" calcext:value-type="float">
            <text:p>0.3857963</text:p>
          </table:table-cell>
          <table:table-cell office:value-type="float" office:value="0.3918234" calcext:value-type="float">
            <text:p>0.3918234</text:p>
          </table:table-cell>
          <table:table-cell office:value-type="float" office:value="0.3954852" calcext:value-type="float">
            <text:p>0.3954852</text:p>
          </table:table-cell>
          <table:table-cell office:value-type="float" office:value="0.3366559" calcext:value-type="float">
            <text:p>0.3366559</text:p>
          </table:table-cell>
          <table:table-cell office:value-type="float" office:value="0.3255372" calcext:value-type="float">
            <text:p>0.3255372</text:p>
          </table:table-cell>
          <table:table-cell office:value-type="float" office:value="0.3757747" calcext:value-type="float">
            <text:p>0.3757747</text:p>
          </table:table-cell>
          <table:table-cell office:value-type="float" office:value="0.3629462" calcext:value-type="float">
            <text:p>0.3629462</text:p>
          </table:table-cell>
          <table:table-cell office:value-type="float" office:value="0.3729933" calcext:value-type="float">
            <text:p>0.3729933</text:p>
          </table:table-cell>
          <table:table-cell office:value-type="float" office:value="0.3903688" calcext:value-type="float">
            <text:p>0.3903688</text:p>
          </table:table-cell>
          <table:table-cell office:value-type="float" office:value="0.403507" calcext:value-type="float">
            <text:p>0.40350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7875E-015" calcext:value-type="float">
            <text:p>1.907875E-15</text:p>
          </table:table-cell>
          <table:table-cell office:value-type="float" office:value="1.936675E-015" calcext:value-type="float">
            <text:p>1.936675E-15</text:p>
          </table:table-cell>
          <table:table-cell office:value-type="float" office:value="1.91974E-015" calcext:value-type="float">
            <text:p>1.91974E-15</text:p>
          </table:table-cell>
          <table:table-cell office:value-type="float" office:value="9.649719E-016" calcext:value-type="float">
            <text:p>9.649719E-16</text:p>
          </table:table-cell>
          <table:table-cell office:value-type="float" office:value="1.023968E-015" calcext:value-type="float">
            <text:p>1.023968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624185" calcext:value-type="float">
            <text:p>-0.008624185</text:p>
          </table:table-cell>
          <table:table-cell office:value-type="float" office:value="-0.008162867" calcext:value-type="float">
            <text:p>-0.008162867</text:p>
          </table:table-cell>
          <table:table-cell office:value-type="float" office:value="-0.007471526" calcext:value-type="float">
            <text:p>-0.007471526</text:p>
          </table:table-cell>
          <table:table-cell office:value-type="float" office:value="-0.006838521" calcext:value-type="float">
            <text:p>-0.006838521</text:p>
          </table:table-cell>
          <table:table-cell office:value-type="float" office:value="-0.00646709" calcext:value-type="float">
            <text:p>-0.00646709</text:p>
          </table:table-cell>
          <table:table-cell office:value-type="float" office:value="-0.006088438" calcext:value-type="float">
            <text:p>-0.006088438</text:p>
          </table:table-cell>
          <table:table-cell office:value-type="float" office:value="-0.006331041" calcext:value-type="float">
            <text:p>-0.006331041</text:p>
          </table:table-cell>
          <table:table-cell office:value-type="float" office:value="-0.01093552" calcext:value-type="float">
            <text:p>-0.01093552</text:p>
          </table:table-cell>
          <table:table-cell office:value-type="float" office:value="-0.01491249" calcext:value-type="float">
            <text:p>-0.01491249</text:p>
          </table:table-cell>
          <table:table-cell office:value-type="float" office:value="-0.01225025" calcext:value-type="float">
            <text:p>-0.01225025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8695436" calcext:value-type="float">
            <text:p>-0.008695436</text:p>
          </table:table-cell>
          <table:table-cell office:value-type="float" office:value="-0.001860811" calcext:value-type="float">
            <text:p>-0.00186081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583" calcext:value-type="float">
            <text:p>-2.175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7" calcext:value-type="float">
            <text:p>22052007</text:p>
          </table:table-cell>
          <table:table-cell office:value-type="float" office:value="311.0541" calcext:value-type="float">
            <text:p>311.0541</text:p>
          </table:table-cell>
          <table:table-cell office:value-type="float" office:value="111.4287" calcext:value-type="float">
            <text:p>111.4287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1.832" calcext:value-type="float">
            <text:p>1111.832</text:p>
          </table:table-cell>
          <table:table-cell office:value-type="float" office:value="109.2726" calcext:value-type="float">
            <text:p>109.2726</text:p>
          </table:table-cell>
          <table:table-cell office:value-type="float" office:value="0" calcext:value-type="float">
            <text:p>0</text:p>
          </table:table-cell>
          <table:table-cell office:value-type="float" office:value="0.3448622" calcext:value-type="float">
            <text:p>0.3448622</text:p>
          </table:table-cell>
          <table:table-cell office:value-type="float" office:value="0.3542106" calcext:value-type="float">
            <text:p>0.3542106</text:p>
          </table:table-cell>
          <table:table-cell office:value-type="float" office:value="0.3673599" calcext:value-type="float">
            <text:p>0.3673599</text:p>
          </table:table-cell>
          <table:table-cell office:value-type="float" office:value="0.3768293" calcext:value-type="float">
            <text:p>0.3768293</text:p>
          </table:table-cell>
          <table:table-cell office:value-type="float" office:value="0.3817076" calcext:value-type="float">
            <text:p>0.3817076</text:p>
          </table:table-cell>
          <table:table-cell office:value-type="float" office:value="0.3290202" calcext:value-type="float">
            <text:p>0.3290202</text:p>
          </table:table-cell>
          <table:table-cell office:value-type="float" office:value="0.3209718" calcext:value-type="float">
            <text:p>0.3209718</text:p>
          </table:table-cell>
          <table:table-cell office:value-type="float" office:value="0.3792725" calcext:value-type="float">
            <text:p>0.3792725</text:p>
          </table:table-cell>
          <table:table-cell office:value-type="float" office:value="0.3642363" calcext:value-type="float">
            <text:p>0.3642363</text:p>
          </table:table-cell>
          <table:table-cell office:value-type="float" office:value="0.3731154" calcext:value-type="float">
            <text:p>0.3731154</text:p>
          </table:table-cell>
          <table:table-cell office:value-type="float" office:value="0.3904926" calcext:value-type="float">
            <text:p>0.3904926</text:p>
          </table:table-cell>
          <table:table-cell office:value-type="float" office:value="0.4033688" calcext:value-type="float">
            <text:p>0.4033688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08442E-015" calcext:value-type="float">
            <text:p>1.908442E-15</text:p>
          </table:table-cell>
          <table:table-cell office:value-type="float" office:value="1.93662E-015" calcext:value-type="float">
            <text:p>1.93662E-15</text:p>
          </table:table-cell>
          <table:table-cell office:value-type="float" office:value="1.919683E-015" calcext:value-type="float">
            <text:p>1.919683E-15</text:p>
          </table:table-cell>
          <table:table-cell office:value-type="float" office:value="9.649717E-016" calcext:value-type="float">
            <text:p>9.649717E-16</text:p>
          </table:table-cell>
          <table:table-cell office:value-type="float" office:value="1.023947E-015" calcext:value-type="float">
            <text:p>1.023947E-15</text:p>
          </table:table-cell>
          <table:table-cell office:value-type="float" office:value="1.938611E-015" calcext:value-type="float">
            <text:p>1.938611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73841" calcext:value-type="float">
            <text:p>-0.01673841</text:p>
          </table:table-cell>
          <table:table-cell office:value-type="float" office:value="-0.01262509" calcext:value-type="float">
            <text:p>-0.01262509</text:p>
          </table:table-cell>
          <table:table-cell office:value-type="float" office:value="-0.010056" calcext:value-type="float">
            <text:p>-0.010056</text:p>
          </table:table-cell>
          <table:table-cell office:value-type="float" office:value="-0.008668994" calcext:value-type="float">
            <text:p>-0.008668994</text:p>
          </table:table-cell>
          <table:table-cell office:value-type="float" office:value="-0.008025648" calcext:value-type="float">
            <text:p>-0.008025648</text:p>
          </table:table-cell>
          <table:table-cell office:value-type="float" office:value="-0.007237975" calcext:value-type="float">
            <text:p>-0.007237975</text:p>
          </table:table-cell>
          <table:table-cell office:value-type="float" office:value="-0.00711817" calcext:value-type="float">
            <text:p>-0.00711817</text:p>
          </table:table-cell>
          <table:table-cell office:value-type="float" office:value="-0.008941837" calcext:value-type="float">
            <text:p>-0.008941837</text:p>
          </table:table-cell>
          <table:table-cell office:value-type="float" office:value="-0.01405993" calcext:value-type="float">
            <text:p>-0.01405993</text:p>
          </table:table-cell>
          <table:table-cell office:value-type="float" office:value="-0.01218228" calcext:value-type="float">
            <text:p>-0.01218228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1688612" calcext:value-type="float">
            <text:p>-0.01688612</text:p>
          </table:table-cell>
          <table:table-cell office:value-type="float" office:value="-0.001868724" calcext:value-type="float">
            <text:p>-0.00186872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9779" calcext:value-type="float">
            <text:p>-2.1797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7" calcext:value-type="float">
            <text:p>23052007</text:p>
          </table:table-cell>
          <table:table-cell office:value-type="float" office:value="311.6892" calcext:value-type="float">
            <text:p>311.6892</text:p>
          </table:table-cell>
          <table:table-cell office:value-type="float" office:value="114.5989" calcext:value-type="float">
            <text:p>114.5989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09.127" calcext:value-type="float">
            <text:p>1109.127</text:p>
          </table:table-cell>
          <table:table-cell office:value-type="float" office:value="109.4424" calcext:value-type="float">
            <text:p>109.4424</text:p>
          </table:table-cell>
          <table:table-cell office:value-type="float" office:value="0" calcext:value-type="float">
            <text:p>0</text:p>
          </table:table-cell>
          <table:table-cell office:value-type="float" office:value="0.1901152" calcext:value-type="float">
            <text:p>0.1901152</text:p>
          </table:table-cell>
          <table:table-cell office:value-type="float" office:value="0.3584989" calcext:value-type="float">
            <text:p>0.3584989</text:p>
          </table:table-cell>
          <table:table-cell office:value-type="float" office:value="0.3629354" calcext:value-type="float">
            <text:p>0.3629354</text:p>
          </table:table-cell>
          <table:table-cell office:value-type="float" office:value="0.3685418" calcext:value-type="float">
            <text:p>0.3685418</text:p>
          </table:table-cell>
          <table:table-cell office:value-type="float" office:value="0.3723525" calcext:value-type="float">
            <text:p>0.3723525</text:p>
          </table:table-cell>
          <table:table-cell office:value-type="float" office:value="0.322354" calcext:value-type="float">
            <text:p>0.322354</text:p>
          </table:table-cell>
          <table:table-cell office:value-type="float" office:value="0.3161979" calcext:value-type="float">
            <text:p>0.3161979</text:p>
          </table:table-cell>
          <table:table-cell office:value-type="float" office:value="0.3801057" calcext:value-type="float">
            <text:p>0.3801057</text:p>
          </table:table-cell>
          <table:table-cell office:value-type="float" office:value="0.3656851" calcext:value-type="float">
            <text:p>0.3656851</text:p>
          </table:table-cell>
          <table:table-cell office:value-type="float" office:value="0.3733431" calcext:value-type="float">
            <text:p>0.3733431</text:p>
          </table:table-cell>
          <table:table-cell office:value-type="float" office:value="0.3905987" calcext:value-type="float">
            <text:p>0.3905987</text:p>
          </table:table-cell>
          <table:table-cell office:value-type="float" office:value="0.4033347" calcext:value-type="float">
            <text:p>0.403334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08977E-015" calcext:value-type="float">
            <text:p>1.908977E-15</text:p>
          </table:table-cell>
          <table:table-cell office:value-type="float" office:value="1.936569E-015" calcext:value-type="float">
            <text:p>1.936569E-15</text:p>
          </table:table-cell>
          <table:table-cell office:value-type="float" office:value="1.91963E-015" calcext:value-type="float">
            <text:p>1.91963E-15</text:p>
          </table:table-cell>
          <table:table-cell office:value-type="float" office:value="9.649713E-016" calcext:value-type="float">
            <text:p>9.649713E-16</text:p>
          </table:table-cell>
          <table:table-cell office:value-type="float" office:value="1.023926E-015" calcext:value-type="float">
            <text:p>1.023926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1959" calcext:value-type="float">
            <text:p>-1.251959</text:p>
          </table:table-cell>
          <table:table-cell office:value-type="float" office:value="-0.01173757" calcext:value-type="float">
            <text:p>-0.01173757</text:p>
          </table:table-cell>
          <table:table-cell office:value-type="float" office:value="-0.01088087" calcext:value-type="float">
            <text:p>-0.01088087</text:p>
          </table:table-cell>
          <table:table-cell office:value-type="float" office:value="-0.009952847" calcext:value-type="float">
            <text:p>-0.009952847</text:p>
          </table:table-cell>
          <table:table-cell office:value-type="float" office:value="-0.009352122" calcext:value-type="float">
            <text:p>-0.009352122</text:p>
          </table:table-cell>
          <table:table-cell office:value-type="float" office:value="-0.008455701" calcext:value-type="float">
            <text:p>-0.008455701</text:p>
          </table:table-cell>
          <table:table-cell office:value-type="float" office:value="-0.008071946" calcext:value-type="float">
            <text:p>-0.008071946</text:p>
          </table:table-cell>
          <table:table-cell office:value-type="float" office:value="-0.008515659" calcext:value-type="float">
            <text:p>-0.008515659</text:p>
          </table:table-cell>
          <table:table-cell office:value-type="float" office:value="-0.01316298" calcext:value-type="float">
            <text:p>-0.01316298</text:p>
          </table:table-cell>
          <table:table-cell office:value-type="float" office:value="-0.01205671" calcext:value-type="float">
            <text:p>-0.01205671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2969138" calcext:value-type="float">
            <text:p>-0.2969138</text:p>
          </table:table-cell>
          <table:table-cell office:value-type="float" office:value="-0.001876381" calcext:value-type="float">
            <text:p>-0.00187638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3241" calcext:value-type="float">
            <text:p>-2.1832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7" calcext:value-type="float">
            <text:p>24052007</text:p>
          </table:table-cell>
          <table:table-cell office:value-type="float" office:value="311.8798" calcext:value-type="float">
            <text:p>311.8798</text:p>
          </table:table-cell>
          <table:table-cell office:value-type="float" office:value="115.6235" calcext:value-type="float">
            <text:p>115.6235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08.171" calcext:value-type="float">
            <text:p>1108.171</text:p>
          </table:table-cell>
          <table:table-cell office:value-type="float" office:value="109.5647" calcext:value-type="float">
            <text:p>109.5647</text:p>
          </table:table-cell>
          <table:table-cell office:value-type="float" office:value="0" calcext:value-type="float">
            <text:p>0</text:p>
          </table:table-cell>
          <table:table-cell office:value-type="float" office:value="0.1186107" calcext:value-type="float">
            <text:p>0.1186107</text:p>
          </table:table-cell>
          <table:table-cell office:value-type="float" office:value="0.3610681" calcext:value-type="float">
            <text:p>0.3610681</text:p>
          </table:table-cell>
          <table:table-cell office:value-type="float" office:value="0.3636667" calcext:value-type="float">
            <text:p>0.3636667</text:p>
          </table:table-cell>
          <table:table-cell office:value-type="float" office:value="0.3670129" calcext:value-type="float">
            <text:p>0.3670129</text:p>
          </table:table-cell>
          <table:table-cell office:value-type="float" office:value="0.3694639" calcext:value-type="float">
            <text:p>0.3694639</text:p>
          </table:table-cell>
          <table:table-cell office:value-type="float" office:value="0.3187383" calcext:value-type="float">
            <text:p>0.3187383</text:p>
          </table:table-cell>
          <table:table-cell office:value-type="float" office:value="0.3129337" calcext:value-type="float">
            <text:p>0.3129337</text:p>
          </table:table-cell>
          <table:table-cell office:value-type="float" office:value="0.3796572" calcext:value-type="float">
            <text:p>0.3796572</text:p>
          </table:table-cell>
          <table:table-cell office:value-type="float" office:value="0.3670213" calcext:value-type="float">
            <text:p>0.3670213</text:p>
          </table:table-cell>
          <table:table-cell office:value-type="float" office:value="0.3736978" calcext:value-type="float">
            <text:p>0.3736978</text:p>
          </table:table-cell>
          <table:table-cell office:value-type="float" office:value="0.3907229" calcext:value-type="float">
            <text:p>0.3907229</text:p>
          </table:table-cell>
          <table:table-cell office:value-type="float" office:value="0.4033459" calcext:value-type="float">
            <text:p>0.4033459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909479E-015" calcext:value-type="float">
            <text:p>1.909479E-15</text:p>
          </table:table-cell>
          <table:table-cell office:value-type="float" office:value="1.936519E-015" calcext:value-type="float">
            <text:p>1.936519E-15</text:p>
          </table:table-cell>
          <table:table-cell office:value-type="float" office:value="1.919585E-015" calcext:value-type="float">
            <text:p>1.919585E-15</text:p>
          </table:table-cell>
          <table:table-cell office:value-type="float" office:value="9.649671E-016" calcext:value-type="float">
            <text:p>9.649671E-16</text:p>
          </table:table-cell>
          <table:table-cell office:value-type="float" office:value="1.02391E-015" calcext:value-type="float">
            <text:p>1.02391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50525" calcext:value-type="float">
            <text:p>-46.50525</text:p>
          </table:table-cell>
          <table:table-cell office:value-type="float" office:value="-0.01122215" calcext:value-type="float">
            <text:p>-0.01122215</text:p>
          </table:table-cell>
          <table:table-cell office:value-type="float" office:value="-0.01074351" calcext:value-type="float">
            <text:p>-0.01074351</text:p>
          </table:table-cell>
          <table:table-cell office:value-type="float" office:value="-0.01021352" calcext:value-type="float">
            <text:p>-0.01021352</text:p>
          </table:table-cell>
          <table:table-cell office:value-type="float" office:value="-0.009814404" calcext:value-type="float">
            <text:p>-0.009814404</text:p>
          </table:table-cell>
          <table:table-cell office:value-type="float" office:value="-0.009215392" calcext:value-type="float">
            <text:p>-0.009215392</text:p>
          </table:table-cell>
          <table:table-cell office:value-type="float" office:value="-0.008808287" calcext:value-type="float">
            <text:p>-0.008808287</text:p>
          </table:table-cell>
          <table:table-cell office:value-type="float" office:value="-0.008733574" calcext:value-type="float">
            <text:p>-0.008733574</text:p>
          </table:table-cell>
          <table:table-cell office:value-type="float" office:value="-0.01238646" calcext:value-type="float">
            <text:p>-0.01238646</text:p>
          </table:table-cell>
          <table:table-cell office:value-type="float" office:value="-0.01186282" calcext:value-type="float">
            <text:p>-0.01186282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2849458" calcext:value-type="float">
            <text:p>-0.2849458</text:p>
          </table:table-cell>
          <table:table-cell office:value-type="float" office:value="-0.0018827" calcext:value-type="float">
            <text:p>-0.001882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6091" calcext:value-type="float">
            <text:p>-2.18609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7" calcext:value-type="float">
            <text:p>25052007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15.8275" calcext:value-type="float">
            <text:p>115.8275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07.988" calcext:value-type="float">
            <text:p>1107.988</text:p>
          </table:table-cell>
          <table:table-cell office:value-type="float" office:value="109.6705" calcext:value-type="float">
            <text:p>109.6705</text:p>
          </table:table-cell>
          <table:table-cell office:value-type="float" office:value="0" calcext:value-type="float">
            <text:p>0</text:p>
          </table:table-cell>
          <table:table-cell office:value-type="float" office:value="0.1132777" calcext:value-type="float">
            <text:p>0.1132777</text:p>
          </table:table-cell>
          <table:table-cell office:value-type="float" office:value="0.3608867" calcext:value-type="float">
            <text:p>0.3608867</text:p>
          </table:table-cell>
          <table:table-cell office:value-type="float" office:value="0.3632456" calcext:value-type="float">
            <text:p>0.3632456</text:p>
          </table:table-cell>
          <table:table-cell office:value-type="float" office:value="0.3661307" calcext:value-type="float">
            <text:p>0.3661307</text:p>
          </table:table-cell>
          <table:table-cell office:value-type="float" office:value="0.3681656" calcext:value-type="float">
            <text:p>0.3681656</text:p>
          </table:table-cell>
          <table:table-cell office:value-type="float" office:value="0.3171654" calcext:value-type="float">
            <text:p>0.3171654</text:p>
          </table:table-cell>
          <table:table-cell office:value-type="float" office:value="0.3110366" calcext:value-type="float">
            <text:p>0.3110366</text:p>
          </table:table-cell>
          <table:table-cell office:value-type="float" office:value="0.3790606" calcext:value-type="float">
            <text:p>0.3790606</text:p>
          </table:table-cell>
          <table:table-cell office:value-type="float" office:value="0.3680328" calcext:value-type="float">
            <text:p>0.3680328</text:p>
          </table:table-cell>
          <table:table-cell office:value-type="float" office:value="0.374088" calcext:value-type="float">
            <text:p>0.374088</text:p>
          </table:table-cell>
          <table:table-cell office:value-type="float" office:value="0.3908662" calcext:value-type="float">
            <text:p>0.3908662</text:p>
          </table:table-cell>
          <table:table-cell office:value-type="float" office:value="0.4033499" calcext:value-type="float">
            <text:p>0.403349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0115E-015" calcext:value-type="float">
            <text:p>1.910115E-15</text:p>
          </table:table-cell>
          <table:table-cell office:value-type="float" office:value="1.936453E-015" calcext:value-type="float">
            <text:p>1.936453E-15</text:p>
          </table:table-cell>
          <table:table-cell office:value-type="float" office:value="1.919525E-015" calcext:value-type="float">
            <text:p>1.919525E-15</text:p>
          </table:table-cell>
          <table:table-cell office:value-type="float" office:value="9.649645E-016" calcext:value-type="float">
            <text:p>9.649645E-16</text:p>
          </table:table-cell>
          <table:table-cell office:value-type="float" office:value="1.023891E-015" calcext:value-type="float">
            <text:p>1.023891E-15</text:p>
          </table:table-cell>
          <table:table-cell office:value-type="float" office:value="1.938611E-015" calcext:value-type="float">
            <text:p>1.938611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7196" calcext:value-type="float">
            <text:p>-65.7196</text:p>
          </table:table-cell>
          <table:table-cell office:value-type="float" office:value="-0.01125478" calcext:value-type="float">
            <text:p>-0.01125478</text:p>
          </table:table-cell>
          <table:table-cell office:value-type="float" office:value="-0.01081872" calcext:value-type="float">
            <text:p>-0.01081872</text:p>
          </table:table-cell>
          <table:table-cell office:value-type="float" office:value="-0.01036432" calcext:value-type="float">
            <text:p>-0.01036432</text:p>
          </table:table-cell>
          <table:table-cell office:value-type="float" office:value="-0.01002767" calcext:value-type="float">
            <text:p>-0.01002767</text:p>
          </table:table-cell>
          <table:table-cell office:value-type="float" office:value="-0.009567352" calcext:value-type="float">
            <text:p>-0.009567352</text:p>
          </table:table-cell>
          <table:table-cell office:value-type="float" office:value="-0.009272147" calcext:value-type="float">
            <text:p>-0.009272147</text:p>
          </table:table-cell>
          <table:table-cell office:value-type="float" office:value="-0.009035962" calcext:value-type="float">
            <text:p>-0.009035962</text:p>
          </table:table-cell>
          <table:table-cell office:value-type="float" office:value="-0.01183095" calcext:value-type="float">
            <text:p>-0.01183095</text:p>
          </table:table-cell>
          <table:table-cell office:value-type="float" office:value="-0.0116529" calcext:value-type="float">
            <text:p>-0.0116529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2663797" calcext:value-type="float">
            <text:p>-0.2663797</text:p>
          </table:table-cell>
          <table:table-cell office:value-type="float" office:value="-0.001891752" calcext:value-type="float">
            <text:p>-0.00189175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8412" calcext:value-type="float">
            <text:p>-2.1884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7" calcext:value-type="float">
            <text:p>26052007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15.8474" calcext:value-type="float">
            <text:p>115.8474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07.877" calcext:value-type="float">
            <text:p>1107.877</text:p>
          </table:table-cell>
          <table:table-cell office:value-type="float" office:value="109.762" calcext:value-type="float">
            <text:p>109.762</text:p>
          </table:table-cell>
          <table:table-cell office:value-type="float" office:value="0" calcext:value-type="float">
            <text:p>0</text:p>
          </table:table-cell>
          <table:table-cell office:value-type="float" office:value="0.1129389" calcext:value-type="float">
            <text:p>0.1129389</text:p>
          </table:table-cell>
          <table:table-cell office:value-type="float" office:value="0.3600843" calcext:value-type="float">
            <text:p>0.3600843</text:p>
          </table:table-cell>
          <table:table-cell office:value-type="float" office:value="0.3623514" calcext:value-type="float">
            <text:p>0.3623514</text:p>
          </table:table-cell>
          <table:table-cell office:value-type="float" office:value="0.3650524" calcext:value-type="float">
            <text:p>0.3650524</text:p>
          </table:table-cell>
          <table:table-cell office:value-type="float" office:value="0.3668832" calcext:value-type="float">
            <text:p>0.3668832</text:p>
          </table:table-cell>
          <table:table-cell office:value-type="float" office:value="0.315995" calcext:value-type="float">
            <text:p>0.315995</text:p>
          </table:table-cell>
          <table:table-cell office:value-type="float" office:value="0.3098889" calcext:value-type="float">
            <text:p>0.3098889</text:p>
          </table:table-cell>
          <table:table-cell office:value-type="float" office:value="0.3786231" calcext:value-type="float">
            <text:p>0.3786231</text:p>
          </table:table-cell>
          <table:table-cell office:value-type="float" office:value="0.3688041" calcext:value-type="float">
            <text:p>0.3688041</text:p>
          </table:table-cell>
          <table:table-cell office:value-type="float" office:value="0.3744862" calcext:value-type="float">
            <text:p>0.3744862</text:p>
          </table:table-cell>
          <table:table-cell office:value-type="float" office:value="0.3910256" calcext:value-type="float">
            <text:p>0.3910256</text:p>
          </table:table-cell>
          <table:table-cell office:value-type="float" office:value="0.4033531" calcext:value-type="float">
            <text:p>0.403353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0928E-015" calcext:value-type="float">
            <text:p>1.910928E-15</text:p>
          </table:table-cell>
          <table:table-cell office:value-type="float" office:value="1.936372E-015" calcext:value-type="float">
            <text:p>1.936372E-15</text:p>
          </table:table-cell>
          <table:table-cell office:value-type="float" office:value="1.919443E-015" calcext:value-type="float">
            <text:p>1.919443E-15</text:p>
          </table:table-cell>
          <table:table-cell office:value-type="float" office:value="9.649601E-016" calcext:value-type="float">
            <text:p>9.649601E-16</text:p>
          </table:table-cell>
          <table:table-cell office:value-type="float" office:value="1.023872E-015" calcext:value-type="float">
            <text:p>1.023872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73089" calcext:value-type="float">
            <text:p>-67.73089</text:p>
          </table:table-cell>
          <table:table-cell office:value-type="float" office:value="-0.011409" calcext:value-type="float">
            <text:p>-0.011409</text:p>
          </table:table-cell>
          <table:table-cell office:value-type="float" office:value="-0.01098308" calcext:value-type="float">
            <text:p>-0.01098308</text:p>
          </table:table-cell>
          <table:table-cell office:value-type="float" office:value="-0.01055238" calcext:value-type="float">
            <text:p>-0.01055238</text:p>
          </table:table-cell>
          <table:table-cell office:value-type="float" office:value="-0.01024343" calcext:value-type="float">
            <text:p>-0.01024343</text:p>
          </table:table-cell>
          <table:table-cell office:value-type="float" office:value="-0.009838863" calcext:value-type="float">
            <text:p>-0.009838863</text:p>
          </table:table-cell>
          <table:table-cell office:value-type="float" office:value="-0.009564788" calcext:value-type="float">
            <text:p>-0.009564788</text:p>
          </table:table-cell>
          <table:table-cell office:value-type="float" office:value="-0.009265058" calcext:value-type="float">
            <text:p>-0.009265058</text:p>
          </table:table-cell>
          <table:table-cell office:value-type="float" office:value="-0.01142527" calcext:value-type="float">
            <text:p>-0.01142527</text:p>
          </table:table-cell>
          <table:table-cell office:value-type="float" office:value="-0.01144283" calcext:value-type="float">
            <text:p>-0.01144283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2476133" calcext:value-type="float">
            <text:p>-0.2476133</text:p>
          </table:table-cell>
          <table:table-cell office:value-type="float" office:value="-0.001902278" calcext:value-type="float">
            <text:p>-0.00190227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0309" calcext:value-type="float">
            <text:p>-2.19030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7" calcext:value-type="float">
            <text:p>27052007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15.8814" calcext:value-type="float">
            <text:p>115.8814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07.762" calcext:value-type="float">
            <text:p>1107.762</text:p>
          </table:table-cell>
          <table:table-cell office:value-type="float" office:value="109.8429" calcext:value-type="float">
            <text:p>109.8429</text:p>
          </table:table-cell>
          <table:table-cell office:value-type="float" office:value="0" calcext:value-type="float">
            <text:p>0</text:p>
          </table:table-cell>
          <table:table-cell office:value-type="float" office:value="0.1114758" calcext:value-type="float">
            <text:p>0.1114758</text:p>
          </table:table-cell>
          <table:table-cell office:value-type="float" office:value="0.3590882" calcext:value-type="float">
            <text:p>0.3590882</text:p>
          </table:table-cell>
          <table:table-cell office:value-type="float" office:value="0.3612692" calcext:value-type="float">
            <text:p>0.3612692</text:p>
          </table:table-cell>
          <table:table-cell office:value-type="float" office:value="0.3638655" calcext:value-type="float">
            <text:p>0.3638655</text:p>
          </table:table-cell>
          <table:table-cell office:value-type="float" office:value="0.3656077" calcext:value-type="float">
            <text:p>0.3656077</text:p>
          </table:table-cell>
          <table:table-cell office:value-type="float" office:value="0.3150039" calcext:value-type="float">
            <text:p>0.3150039</text:p>
          </table:table-cell>
          <table:table-cell office:value-type="float" office:value="0.3090164" calcext:value-type="float">
            <text:p>0.3090164</text:p>
          </table:table-cell>
          <table:table-cell office:value-type="float" office:value="0.3783116" calcext:value-type="float">
            <text:p>0.3783116</text:p>
          </table:table-cell>
          <table:table-cell office:value-type="float" office:value="0.3694061" calcext:value-type="float">
            <text:p>0.3694061</text:p>
          </table:table-cell>
          <table:table-cell office:value-type="float" office:value="0.3748774" calcext:value-type="float">
            <text:p>0.3748774</text:p>
          </table:table-cell>
          <table:table-cell office:value-type="float" office:value="0.3911967" calcext:value-type="float">
            <text:p>0.3911967</text:p>
          </table:table-cell>
          <table:table-cell office:value-type="float" office:value="0.4033598" calcext:value-type="float">
            <text:p>0.403359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183E-015" calcext:value-type="float">
            <text:p>1.91183E-15</text:p>
          </table:table-cell>
          <table:table-cell office:value-type="float" office:value="1.936284E-015" calcext:value-type="float">
            <text:p>1.936284E-15</text:p>
          </table:table-cell>
          <table:table-cell office:value-type="float" office:value="1.919347E-015" calcext:value-type="float">
            <text:p>1.919347E-15</text:p>
          </table:table-cell>
          <table:table-cell office:value-type="float" office:value="9.649576E-016" calcext:value-type="float">
            <text:p>9.649576E-16</text:p>
          </table:table-cell>
          <table:table-cell office:value-type="float" office:value="1.023851E-015" calcext:value-type="float">
            <text:p>1.023851E-15</text:p>
          </table:table-cell>
          <table:table-cell office:value-type="float" office:value="1.938611E-015" calcext:value-type="float">
            <text:p>1.938611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52555" calcext:value-type="float">
            <text:p>-75.52555</text:p>
          </table:table-cell>
          <table:table-cell office:value-type="float" office:value="-0.01160446" calcext:value-type="float">
            <text:p>-0.01160446</text:p>
          </table:table-cell>
          <table:table-cell office:value-type="float" office:value="-0.01118646" calcext:value-type="float">
            <text:p>-0.01118646</text:p>
          </table:table-cell>
          <table:table-cell office:value-type="float" office:value="-0.01076419" calcext:value-type="float">
            <text:p>-0.01076419</text:p>
          </table:table-cell>
          <table:table-cell office:value-type="float" office:value="-0.01046346" calcext:value-type="float">
            <text:p>-0.01046346</text:p>
          </table:table-cell>
          <table:table-cell office:value-type="float" office:value="-0.01007548" calcext:value-type="float">
            <text:p>-0.01007548</text:p>
          </table:table-cell>
          <table:table-cell office:value-type="float" office:value="-0.00979389" calcext:value-type="float">
            <text:p>-0.00979389</text:p>
          </table:table-cell>
          <table:table-cell office:value-type="float" office:value="-0.009431734" calcext:value-type="float">
            <text:p>-0.009431734</text:p>
          </table:table-cell>
          <table:table-cell office:value-type="float" office:value="-0.01111887" calcext:value-type="float">
            <text:p>-0.01111887</text:p>
          </table:table-cell>
          <table:table-cell office:value-type="float" office:value="-0.01124021" calcext:value-type="float">
            <text:p>-0.01124021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2290974" calcext:value-type="float">
            <text:p>-0.2290974</text:p>
          </table:table-cell>
          <table:table-cell office:value-type="float" office:value="-0.001913497" calcext:value-type="float">
            <text:p>-0.00191349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1856" calcext:value-type="float">
            <text:p>-2.19185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7" calcext:value-type="float">
            <text:p>28052007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15.8891" calcext:value-type="float">
            <text:p>115.8891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07.682" calcext:value-type="float">
            <text:p>1107.682</text:p>
          </table:table-cell>
          <table:table-cell office:value-type="float" office:value="109.915" calcext:value-type="float">
            <text:p>109.915</text:p>
          </table:table-cell>
          <table:table-cell office:value-type="float" office:value="0" calcext:value-type="float">
            <text:p>0</text:p>
          </table:table-cell>
          <table:table-cell office:value-type="float" office:value="0.1125911" calcext:value-type="float">
            <text:p>0.1125911</text:p>
          </table:table-cell>
          <table:table-cell office:value-type="float" office:value="0.3580043" calcext:value-type="float">
            <text:p>0.3580043</text:p>
          </table:table-cell>
          <table:table-cell office:value-type="float" office:value="0.3601449" calcext:value-type="float">
            <text:p>0.3601449</text:p>
          </table:table-cell>
          <table:table-cell office:value-type="float" office:value="0.3626896" calcext:value-type="float">
            <text:p>0.3626896</text:p>
          </table:table-cell>
          <table:table-cell office:value-type="float" office:value="0.3644056" calcext:value-type="float">
            <text:p>0.3644056</text:p>
          </table:table-cell>
          <table:table-cell office:value-type="float" office:value="0.3141729" calcext:value-type="float">
            <text:p>0.3141729</text:p>
          </table:table-cell>
          <table:table-cell office:value-type="float" office:value="0.3081291" calcext:value-type="float">
            <text:p>0.3081291</text:p>
          </table:table-cell>
          <table:table-cell office:value-type="float" office:value="0.3777641" calcext:value-type="float">
            <text:p>0.3777641</text:p>
          </table:table-cell>
          <table:table-cell office:value-type="float" office:value="0.3700291" calcext:value-type="float">
            <text:p>0.3700291</text:p>
          </table:table-cell>
          <table:table-cell office:value-type="float" office:value="0.3753325" calcext:value-type="float">
            <text:p>0.3753325</text:p>
          </table:table-cell>
          <table:table-cell office:value-type="float" office:value="0.3913792" calcext:value-type="float">
            <text:p>0.3913792</text:p>
          </table:table-cell>
          <table:table-cell office:value-type="float" office:value="0.4033722" calcext:value-type="float">
            <text:p>0.403372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2812E-015" calcext:value-type="float">
            <text:p>1.912812E-15</text:p>
          </table:table-cell>
          <table:table-cell office:value-type="float" office:value="1.93619E-015" calcext:value-type="float">
            <text:p>1.93619E-15</text:p>
          </table:table-cell>
          <table:table-cell office:value-type="float" office:value="1.919244E-015" calcext:value-type="float">
            <text:p>1.919244E-15</text:p>
          </table:table-cell>
          <table:table-cell office:value-type="float" office:value="9.649535E-016" calcext:value-type="float">
            <text:p>9.649535E-16</text:p>
          </table:table-cell>
          <table:table-cell office:value-type="float" office:value="1.023828E-015" calcext:value-type="float">
            <text:p>1.023828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20608" calcext:value-type="float">
            <text:p>-69.20608</text:p>
          </table:table-cell>
          <table:table-cell office:value-type="float" office:value="-0.01182219" calcext:value-type="float">
            <text:p>-0.01182219</text:p>
          </table:table-cell>
          <table:table-cell office:value-type="float" office:value="-0.01140256" calcext:value-type="float">
            <text:p>-0.01140256</text:p>
          </table:table-cell>
          <table:table-cell office:value-type="float" office:value="-0.01097913" calcext:value-type="float">
            <text:p>-0.01097913</text:p>
          </table:table-cell>
          <table:table-cell office:value-type="float" office:value="-0.01067595" calcext:value-type="float">
            <text:p>-0.01067595</text:p>
          </table:table-cell>
          <table:table-cell office:value-type="float" office:value="-0.01027881" calcext:value-type="float">
            <text:p>-0.01027881</text:p>
          </table:table-cell>
          <table:table-cell office:value-type="float" office:value="-0.01003226" calcext:value-type="float">
            <text:p>-0.01003226</text:p>
          </table:table-cell>
          <table:table-cell office:value-type="float" office:value="-0.009730035" calcext:value-type="float">
            <text:p>-0.009730035</text:p>
          </table:table-cell>
          <table:table-cell office:value-type="float" office:value="-0.01081186" calcext:value-type="float">
            <text:p>-0.01081186</text:p>
          </table:table-cell>
          <table:table-cell office:value-type="float" office:value="-0.01100974" calcext:value-type="float">
            <text:p>-0.01100974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2108492" calcext:value-type="float">
            <text:p>-0.2108492</text:p>
          </table:table-cell>
          <table:table-cell office:value-type="float" office:value="-0.001925449" calcext:value-type="float">
            <text:p>-0.00192544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105" calcext:value-type="float">
            <text:p>-2.1931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7" calcext:value-type="float">
            <text:p>29052007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15.8753" calcext:value-type="float">
            <text:p>115.8753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07.631" calcext:value-type="float">
            <text:p>1107.631</text:p>
          </table:table-cell>
          <table:table-cell office:value-type="float" office:value="109.9801" calcext:value-type="float">
            <text:p>109.9801</text:p>
          </table:table-cell>
          <table:table-cell office:value-type="float" office:value="0" calcext:value-type="float">
            <text:p>0</text:p>
          </table:table-cell>
          <table:table-cell office:value-type="float" office:value="0.1159765" calcext:value-type="float">
            <text:p>0.1159765</text:p>
          </table:table-cell>
          <table:table-cell office:value-type="float" office:value="0.3570283" calcext:value-type="float">
            <text:p>0.3570283</text:p>
          </table:table-cell>
          <table:table-cell office:value-type="float" office:value="0.3591549" calcext:value-type="float">
            <text:p>0.3591549</text:p>
          </table:table-cell>
          <table:table-cell office:value-type="float" office:value="0.3616533" calcext:value-type="float">
            <text:p>0.3616533</text:p>
          </table:table-cell>
          <table:table-cell office:value-type="float" office:value="0.363386" calcext:value-type="float">
            <text:p>0.363386</text:p>
          </table:table-cell>
          <table:table-cell office:value-type="float" office:value="0.3132991" calcext:value-type="float">
            <text:p>0.3132991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3773482" calcext:value-type="float">
            <text:p>0.3773482</text:p>
          </table:table-cell>
          <table:table-cell office:value-type="float" office:value="0.3704961" calcext:value-type="float">
            <text:p>0.3704961</text:p>
          </table:table-cell>
          <table:table-cell office:value-type="float" office:value="0.3757805" calcext:value-type="float">
            <text:p>0.3757805</text:p>
          </table:table-cell>
          <table:table-cell office:value-type="float" office:value="0.3915757" calcext:value-type="float">
            <text:p>0.3915757</text:p>
          </table:table-cell>
          <table:table-cell office:value-type="float" office:value="0.4033924" calcext:value-type="float">
            <text:p>0.403392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3754E-015" calcext:value-type="float">
            <text:p>1.913754E-15</text:p>
          </table:table-cell>
          <table:table-cell office:value-type="float" office:value="1.936105E-015" calcext:value-type="float">
            <text:p>1.936105E-15</text:p>
          </table:table-cell>
          <table:table-cell office:value-type="float" office:value="1.919144E-015" calcext:value-type="float">
            <text:p>1.919144E-15</text:p>
          </table:table-cell>
          <table:table-cell office:value-type="float" office:value="9.649453E-016" calcext:value-type="float">
            <text:p>9.649453E-16</text:p>
          </table:table-cell>
          <table:table-cell office:value-type="float" office:value="1.023809E-015" calcext:value-type="float">
            <text:p>1.023809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48061" calcext:value-type="float">
            <text:p>-55.48061</text:p>
          </table:table-cell>
          <table:table-cell office:value-type="float" office:value="-0.0120216" calcext:value-type="float">
            <text:p>-0.0120216</text:p>
          </table:table-cell>
          <table:table-cell office:value-type="float" office:value="-0.01159703" calcext:value-type="float">
            <text:p>-0.01159703</text:p>
          </table:table-cell>
          <table:table-cell office:value-type="float" office:value="-0.01117272" calcext:value-type="float">
            <text:p>-0.01117272</text:p>
          </table:table-cell>
          <table:table-cell office:value-type="float" office:value="-0.01086004" calcext:value-type="float">
            <text:p>-0.01086004</text:p>
          </table:table-cell>
          <table:table-cell office:value-type="float" office:value="-0.01049719" calcext:value-type="float">
            <text:p>-0.01049719</text:p>
          </table:table-cell>
          <table:table-cell office:value-type="float" office:value="-0.01031749" calcext:value-type="float">
            <text:p>-0.01031749</text:p>
          </table:table-cell>
          <table:table-cell office:value-type="float" office:value="-0.009965356" calcext:value-type="float">
            <text:p>-0.009965356</text:p>
          </table:table-cell>
          <table:table-cell office:value-type="float" office:value="-0.01058676" calcext:value-type="float">
            <text:p>-0.01058676</text:p>
          </table:table-cell>
          <table:table-cell office:value-type="float" office:value="-0.01078716" calcext:value-type="float">
            <text:p>-0.01078716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193541" calcext:value-type="float">
            <text:p>-0.193541</text:p>
          </table:table-cell>
          <table:table-cell office:value-type="float" office:value="-0.001937222" calcext:value-type="float">
            <text:p>-0.00193722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097" calcext:value-type="float">
            <text:p>-2.1940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7" calcext:value-type="float">
            <text:p>30052007</text:p>
          </table:table-cell>
          <table:table-cell office:value-type="float" office:value="324.5796" calcext:value-type="float">
            <text:p>324.5796</text:p>
          </table:table-cell>
          <table:table-cell office:value-type="float" office:value="118.1974" calcext:value-type="float">
            <text:p>118.1974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7.698" calcext:value-type="float">
            <text:p>1117.698</text:p>
          </table:table-cell>
          <table:table-cell office:value-type="float" office:value="110.1641" calcext:value-type="float">
            <text:p>110.1641</text:p>
          </table:table-cell>
          <table:table-cell office:value-type="float" office:value="0" calcext:value-type="float">
            <text:p>0</text:p>
          </table:table-cell>
          <table:table-cell office:value-type="float" office:value="0.3976918" calcext:value-type="float">
            <text:p>0.3976918</text:p>
          </table:table-cell>
          <table:table-cell office:value-type="float" office:value="0.3995979" calcext:value-type="float">
            <text:p>0.3995979</text:p>
          </table:table-cell>
          <table:table-cell office:value-type="float" office:value="0.3985429" calcext:value-type="float">
            <text:p>0.3985429</text:p>
          </table:table-cell>
          <table:table-cell office:value-type="float" office:value="0.3947169" calcext:value-type="float">
            <text:p>0.3947169</text:p>
          </table:table-cell>
          <table:table-cell office:value-type="float" office:value="0.3919011" calcext:value-type="float">
            <text:p>0.3919011</text:p>
          </table:table-cell>
          <table:table-cell office:value-type="float" office:value="0.3201787" calcext:value-type="float">
            <text:p>0.3201787</text:p>
          </table:table-cell>
          <table:table-cell office:value-type="float" office:value="0.3084441" calcext:value-type="float">
            <text:p>0.3084441</text:p>
          </table:table-cell>
          <table:table-cell office:value-type="float" office:value="0.3771729" calcext:value-type="float">
            <text:p>0.3771729</text:p>
          </table:table-cell>
          <table:table-cell office:value-type="float" office:value="0.3708385" calcext:value-type="float">
            <text:p>0.3708385</text:p>
          </table:table-cell>
          <table:table-cell office:value-type="float" office:value="0.3761972" calcext:value-type="float">
            <text:p>0.3761972</text:p>
          </table:table-cell>
          <table:table-cell office:value-type="float" office:value="0.3917795" calcext:value-type="float">
            <text:p>0.3917795</text:p>
          </table:table-cell>
          <table:table-cell office:value-type="float" office:value="0.4034206" calcext:value-type="float">
            <text:p>0.403420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1441E-015" calcext:value-type="float">
            <text:p>1.91441E-15</text:p>
          </table:table-cell>
          <table:table-cell office:value-type="float" office:value="1.936047E-015" calcext:value-type="float">
            <text:p>1.936047E-15</text:p>
          </table:table-cell>
          <table:table-cell office:value-type="float" office:value="1.919075E-015" calcext:value-type="float">
            <text:p>1.919075E-15</text:p>
          </table:table-cell>
          <table:table-cell office:value-type="float" office:value="9.649409E-016" calcext:value-type="float">
            <text:p>9.649409E-16</text:p>
          </table:table-cell>
          <table:table-cell office:value-type="float" office:value="1.023789E-015" calcext:value-type="float">
            <text:p>1.023789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144778" calcext:value-type="float">
            <text:p>-0.006144778</text:p>
          </table:table-cell>
          <table:table-cell office:value-type="float" office:value="-0.005955712" calcext:value-type="float">
            <text:p>-0.005955712</text:p>
          </table:table-cell>
          <table:table-cell office:value-type="float" office:value="-0.006107958" calcext:value-type="float">
            <text:p>-0.006107958</text:p>
          </table:table-cell>
          <table:table-cell office:value-type="float" office:value="-0.006564721" calcext:value-type="float">
            <text:p>-0.006564721</text:p>
          </table:table-cell>
          <table:table-cell office:value-type="float" office:value="-0.006884635" calcext:value-type="float">
            <text:p>-0.006884635</text:p>
          </table:table-cell>
          <table:table-cell office:value-type="float" office:value="-0.008952271" calcext:value-type="float">
            <text:p>-0.008952271</text:p>
          </table:table-cell>
          <table:table-cell office:value-type="float" office:value="-0.009968644" calcext:value-type="float">
            <text:p>-0.009968644</text:p>
          </table:table-cell>
          <table:table-cell office:value-type="float" office:value="-0.01006964" calcext:value-type="float">
            <text:p>-0.01006964</text:p>
          </table:table-cell>
          <table:table-cell office:value-type="float" office:value="-0.01042501" calcext:value-type="float">
            <text:p>-0.01042501</text:p>
          </table:table-cell>
          <table:table-cell office:value-type="float" office:value="-0.01058441" calcext:value-type="float">
            <text:p>-0.01058441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1827707" calcext:value-type="float">
            <text:p>-0.1827707</text:p>
          </table:table-cell>
          <table:table-cell office:value-type="float" office:value="-0.001945258" calcext:value-type="float">
            <text:p>-0.00194525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878" calcext:value-type="float">
            <text:p>-2.1948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7" calcext:value-type="float">
            <text:p>31052007</text:p>
          </table:table-cell>
          <table:table-cell office:value-type="float" office:value="324.8336" calcext:value-type="float">
            <text:p>324.8336</text:p>
          </table:table-cell>
          <table:table-cell office:value-type="float" office:value="120.3502" calcext:value-type="float">
            <text:p>120.3502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5.742" calcext:value-type="float">
            <text:p>1115.742</text:p>
          </table:table-cell>
          <table:table-cell office:value-type="float" office:value="110.2217" calcext:value-type="float">
            <text:p>110.2217</text:p>
          </table:table-cell>
          <table:table-cell office:value-type="float" office:value="0" calcext:value-type="float">
            <text:p>0</text:p>
          </table:table-cell>
          <table:table-cell office:value-type="float" office:value="0.3671255" calcext:value-type="float">
            <text:p>0.3671255</text:p>
          </table:table-cell>
          <table:table-cell office:value-type="float" office:value="0.3698741" calcext:value-type="float">
            <text:p>0.3698741</text:p>
          </table:table-cell>
          <table:table-cell office:value-type="float" office:value="0.3750468" calcext:value-type="float">
            <text:p>0.3750468</text:p>
          </table:table-cell>
          <table:table-cell office:value-type="float" office:value="0.3801813" calcext:value-type="float">
            <text:p>0.3801813</text:p>
          </table:table-cell>
          <table:table-cell office:value-type="float" office:value="0.3827521" calcext:value-type="float">
            <text:p>0.3827521</text:p>
          </table:table-cell>
          <table:table-cell office:value-type="float" office:value="0.3261605" calcext:value-type="float">
            <text:p>0.3261605</text:p>
          </table:table-cell>
          <table:table-cell office:value-type="float" office:value="0.315617" calcext:value-type="float">
            <text:p>0.315617</text:p>
          </table:table-cell>
          <table:table-cell office:value-type="float" office:value="0.378454" calcext:value-type="float">
            <text:p>0.378454</text:p>
          </table:table-cell>
          <table:table-cell office:value-type="float" office:value="0.3712271" calcext:value-type="float">
            <text:p>0.3712271</text:p>
          </table:table-cell>
          <table:table-cell office:value-type="float" office:value="0.3765849" calcext:value-type="float">
            <text:p>0.3765849</text:p>
          </table:table-cell>
          <table:table-cell office:value-type="float" office:value="0.3919864" calcext:value-type="float">
            <text:p>0.3919864</text:p>
          </table:table-cell>
          <table:table-cell office:value-type="float" office:value="0.4034557" calcext:value-type="float">
            <text:p>0.403455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4926E-015" calcext:value-type="float">
            <text:p>1.914926E-15</text:p>
          </table:table-cell>
          <table:table-cell office:value-type="float" office:value="1.935999E-015" calcext:value-type="float">
            <text:p>1.935999E-15</text:p>
          </table:table-cell>
          <table:table-cell office:value-type="float" office:value="1.919022E-015" calcext:value-type="float">
            <text:p>1.919022E-15</text:p>
          </table:table-cell>
          <table:table-cell office:value-type="float" office:value="9.649415E-016" calcext:value-type="float">
            <text:p>9.649415E-16</text:p>
          </table:table-cell>
          <table:table-cell office:value-type="float" office:value="1.023767E-015" calcext:value-type="float">
            <text:p>1.023767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4E-034" calcext:value-type="float">
            <text:p>2.94219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17556" calcext:value-type="float">
            <text:p>-0.01017556</text:p>
          </table:table-cell>
          <table:table-cell office:value-type="float" office:value="-0.00968615" calcext:value-type="float">
            <text:p>-0.00968615</text:p>
          </table:table-cell>
          <table:table-cell office:value-type="float" office:value="-0.008885922" calcext:value-type="float">
            <text:p>-0.008885922</text:p>
          </table:table-cell>
          <table:table-cell office:value-type="float" office:value="-0.008220917" calcext:value-type="float">
            <text:p>-0.008220917</text:p>
          </table:table-cell>
          <table:table-cell office:value-type="float" office:value="-0.007897761" calcext:value-type="float">
            <text:p>-0.007897761</text:p>
          </table:table-cell>
          <table:table-cell office:value-type="float" office:value="-0.007741585" calcext:value-type="float">
            <text:p>-0.007741585</text:p>
          </table:table-cell>
          <table:table-cell office:value-type="float" office:value="-0.008211933" calcext:value-type="float">
            <text:p>-0.008211933</text:p>
          </table:table-cell>
          <table:table-cell office:value-type="float" office:value="-0.009365755" calcext:value-type="float">
            <text:p>-0.009365755</text:p>
          </table:table-cell>
          <table:table-cell office:value-type="float" office:value="-0.01024597" calcext:value-type="float">
            <text:p>-0.01024597</text:p>
          </table:table-cell>
          <table:table-cell office:value-type="float" office:value="-0.01039936" calcext:value-type="float">
            <text:p>-0.01039936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1737197" calcext:value-type="float">
            <text:p>-0.1737197</text:p>
          </table:table-cell>
          <table:table-cell office:value-type="float" office:value="-0.001952027" calcext:value-type="float">
            <text:p>-0.00195202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46" calcext:value-type="float">
            <text:p>-2.195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7" calcext:value-type="float">
            <text:p>1062007</text:p>
          </table:table-cell>
          <table:table-cell office:value-type="float" office:value="325.3416" calcext:value-type="float">
            <text:p>325.3416</text:p>
          </table:table-cell>
          <table:table-cell office:value-type="float" office:value="124.618" calcext:value-type="float">
            <text:p>124.618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1.925" calcext:value-type="float">
            <text:p>1111.925</text:p>
          </table:table-cell>
          <table:table-cell office:value-type="float" office:value="110.279" calcext:value-type="float">
            <text:p>110.279</text:p>
          </table:table-cell>
          <table:table-cell office:value-type="float" office:value="0" calcext:value-type="float">
            <text:p>0</text:p>
          </table:table-cell>
          <table:table-cell office:value-type="float" office:value="0.1162101" calcext:value-type="float">
            <text:p>0.1162101</text:p>
          </table:table-cell>
          <table:table-cell office:value-type="float" office:value="0.3626296" calcext:value-type="float">
            <text:p>0.3626296</text:p>
          </table:table-cell>
          <table:table-cell office:value-type="float" office:value="0.3659946" calcext:value-type="float">
            <text:p>0.3659946</text:p>
          </table:table-cell>
          <table:table-cell office:value-type="float" office:value="0.3705335" calcext:value-type="float">
            <text:p>0.3705335</text:p>
          </table:table-cell>
          <table:table-cell office:value-type="float" office:value="0.3736018" calcext:value-type="float">
            <text:p>0.3736018</text:p>
          </table:table-cell>
          <table:table-cell office:value-type="float" office:value="0.3220505" calcext:value-type="float">
            <text:p>0.3220505</text:p>
          </table:table-cell>
          <table:table-cell office:value-type="float" office:value="0.3149394" calcext:value-type="float">
            <text:p>0.3149394</text:p>
          </table:table-cell>
          <table:table-cell office:value-type="float" office:value="0.3795414" calcext:value-type="float">
            <text:p>0.3795414</text:p>
          </table:table-cell>
          <table:table-cell office:value-type="float" office:value="0.3717856" calcext:value-type="float">
            <text:p>0.3717856</text:p>
          </table:table-cell>
          <table:table-cell office:value-type="float" office:value="0.3769587" calcext:value-type="float">
            <text:p>0.3769587</text:p>
          </table:table-cell>
          <table:table-cell office:value-type="float" office:value="0.3921933" calcext:value-type="float">
            <text:p>0.3921933</text:p>
          </table:table-cell>
          <table:table-cell office:value-type="float" office:value="0.403497" calcext:value-type="float">
            <text:p>0.403497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915516E-015" calcext:value-type="float">
            <text:p>1.915516E-15</text:p>
          </table:table-cell>
          <table:table-cell office:value-type="float" office:value="1.935941E-015" calcext:value-type="float">
            <text:p>1.935941E-15</text:p>
          </table:table-cell>
          <table:table-cell office:value-type="float" office:value="1.918964E-015" calcext:value-type="float">
            <text:p>1.918964E-15</text:p>
          </table:table-cell>
          <table:table-cell office:value-type="float" office:value="9.649411E-016" calcext:value-type="float">
            <text:p>9.649411E-16</text:p>
          </table:table-cell>
          <table:table-cell office:value-type="float" office:value="1.023746E-015" calcext:value-type="float">
            <text:p>1.023746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90744" calcext:value-type="float">
            <text:p>-53.90744</text:p>
          </table:table-cell>
          <table:table-cell office:value-type="float" office:value="-0.01093955" calcext:value-type="float">
            <text:p>-0.01093955</text:p>
          </table:table-cell>
          <table:table-cell office:value-type="float" office:value="-0.01033581" calcext:value-type="float">
            <text:p>-0.01033581</text:p>
          </table:table-cell>
          <table:table-cell office:value-type="float" office:value="-0.009631352" calcext:value-type="float">
            <text:p>-0.009631352</text:p>
          </table:table-cell>
          <table:table-cell office:value-type="float" office:value="-0.009164534" calcext:value-type="float">
            <text:p>-0.009164534</text:p>
          </table:table-cell>
          <table:table-cell office:value-type="float" office:value="-0.00851814" calcext:value-type="float">
            <text:p>-0.00851814</text:p>
          </table:table-cell>
          <table:table-cell office:value-type="float" office:value="-0.008350354" calcext:value-type="float">
            <text:p>-0.008350354</text:p>
          </table:table-cell>
          <table:table-cell office:value-type="float" office:value="-0.008797692" calcext:value-type="float">
            <text:p>-0.008797692</text:p>
          </table:table-cell>
          <table:table-cell office:value-type="float" office:value="-0.009993511" calcext:value-type="float">
            <text:p>-0.009993511</text:p>
          </table:table-cell>
          <table:table-cell office:value-type="float" office:value="-0.01022435" calcext:value-type="float">
            <text:p>-0.01022435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1611083" calcext:value-type="float">
            <text:p>-0.1611083</text:p>
          </table:table-cell>
          <table:table-cell office:value-type="float" office:value="-0.001960947" calcext:value-type="float">
            <text:p>-0.00196094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861" calcext:value-type="float">
            <text:p>-2.1958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7" calcext:value-type="float">
            <text:p>2062007</text:p>
          </table:table-cell>
          <table:table-cell office:value-type="float" office:value="325.3416" calcext:value-type="float">
            <text:p>325.3416</text:p>
          </table:table-cell>
          <table:table-cell office:value-type="float" office:value="124.7661" calcext:value-type="float">
            <text:p>124.7661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1.727" calcext:value-type="float">
            <text:p>1111.727</text:p>
          </table:table-cell>
          <table:table-cell office:value-type="float" office:value="110.3292" calcext:value-type="float">
            <text:p>110.3292</text:p>
          </table:table-cell>
          <table:table-cell office:value-type="float" office:value="0" calcext:value-type="float">
            <text:p>0</text:p>
          </table:table-cell>
          <table:table-cell office:value-type="float" office:value="0.114714" calcext:value-type="float">
            <text:p>0.114714</text:p>
          </table:table-cell>
          <table:table-cell office:value-type="float" office:value="0.3628251" calcext:value-type="float">
            <text:p>0.3628251</text:p>
          </table:table-cell>
          <table:table-cell office:value-type="float" office:value="0.365393" calcext:value-type="float">
            <text:p>0.365393</text:p>
          </table:table-cell>
          <table:table-cell office:value-type="float" office:value="0.3685507" calcext:value-type="float">
            <text:p>0.3685507</text:p>
          </table:table-cell>
          <table:table-cell office:value-type="float" office:value="0.3707719" calcext:value-type="float">
            <text:p>0.3707719</text:p>
          </table:table-cell>
          <table:table-cell office:value-type="float" office:value="0.3191923" calcext:value-type="float">
            <text:p>0.3191923</text:p>
          </table:table-cell>
          <table:table-cell office:value-type="float" office:value="0.3130209" calcext:value-type="float">
            <text:p>0.3130209</text:p>
          </table:table-cell>
          <table:table-cell office:value-type="float" office:value="0.3797359" calcext:value-type="float">
            <text:p>0.3797359</text:p>
          </table:table-cell>
          <table:table-cell office:value-type="float" office:value="0.3723446" calcext:value-type="float">
            <text:p>0.3723446</text:p>
          </table:table-cell>
          <table:table-cell office:value-type="float" office:value="0.377327" calcext:value-type="float">
            <text:p>0.377327</text:p>
          </table:table-cell>
          <table:table-cell office:value-type="float" office:value="0.3923976" calcext:value-type="float">
            <text:p>0.3923976</text:p>
          </table:table-cell>
          <table:table-cell office:value-type="float" office:value="0.4035446" calcext:value-type="float">
            <text:p>0.403544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6268E-015" calcext:value-type="float">
            <text:p>1.916268E-15</text:p>
          </table:table-cell>
          <table:table-cell office:value-type="float" office:value="1.935866E-015" calcext:value-type="float">
            <text:p>1.935866E-15</text:p>
          </table:table-cell>
          <table:table-cell office:value-type="float" office:value="1.918888E-015" calcext:value-type="float">
            <text:p>1.918888E-15</text:p>
          </table:table-cell>
          <table:table-cell office:value-type="float" office:value="9.649397E-016" calcext:value-type="float">
            <text:p>9.649397E-16</text:p>
          </table:table-cell>
          <table:table-cell office:value-type="float" office:value="1.023725E-015" calcext:value-type="float">
            <text:p>1.023725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67132" calcext:value-type="float">
            <text:p>-59.67132</text:p>
          </table:table-cell>
          <table:table-cell office:value-type="float" office:value="-0.01089266" calcext:value-type="float">
            <text:p>-0.01089266</text:p>
          </table:table-cell>
          <table:table-cell office:value-type="float" office:value="-0.01043637" calcext:value-type="float">
            <text:p>-0.01043637</text:p>
          </table:table-cell>
          <table:table-cell office:value-type="float" office:value="-0.009955419" calcext:value-type="float">
            <text:p>-0.009955419</text:p>
          </table:table-cell>
          <table:table-cell office:value-type="float" office:value="-0.00960477" calcext:value-type="float">
            <text:p>-0.00960477</text:p>
          </table:table-cell>
          <table:table-cell office:value-type="float" office:value="-0.009116894" calcext:value-type="float">
            <text:p>-0.009116894</text:p>
          </table:table-cell>
          <table:table-cell office:value-type="float" office:value="-0.00879089" calcext:value-type="float">
            <text:p>-0.00879089</text:p>
          </table:table-cell>
          <table:table-cell office:value-type="float" office:value="-0.008697833" calcext:value-type="float">
            <text:p>-0.008697833</text:p>
          </table:table-cell>
          <table:table-cell office:value-type="float" office:value="-0.009746719" calcext:value-type="float">
            <text:p>-0.009746719</text:p>
          </table:table-cell>
          <table:table-cell office:value-type="float" office:value="-0.01005497" calcext:value-type="float">
            <text:p>-0.01005497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1480387" calcext:value-type="float">
            <text:p>-0.1480387</text:p>
          </table:table-cell>
          <table:table-cell office:value-type="float" office:value="-0.001971182" calcext:value-type="float">
            <text:p>-0.00197118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094" calcext:value-type="float">
            <text:p>-2.19609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7" calcext:value-type="float">
            <text:p>3062007</text:p>
          </table:table-cell>
          <table:table-cell office:value-type="float" office:value="329.4057" calcext:value-type="float">
            <text:p>329.4057</text:p>
          </table:table-cell>
          <table:table-cell office:value-type="float" office:value="128.73" calcext:value-type="float">
            <text:p>128.73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1.738" calcext:value-type="float">
            <text:p>1111.738</text:p>
          </table:table-cell>
          <table:table-cell office:value-type="float" office:value="110.4185" calcext:value-type="float">
            <text:p>110.4185</text:p>
          </table:table-cell>
          <table:table-cell office:value-type="float" office:value="0" calcext:value-type="float">
            <text:p>0</text:p>
          </table:table-cell>
          <table:table-cell office:value-type="float" office:value="0.1459739" calcext:value-type="float">
            <text:p>0.1459739</text:p>
          </table:table-cell>
          <table:table-cell office:value-type="float" office:value="0.3593104" calcext:value-type="float">
            <text:p>0.3593104</text:p>
          </table:table-cell>
          <table:table-cell office:value-type="float" office:value="0.3626706" calcext:value-type="float">
            <text:p>0.3626706</text:p>
          </table:table-cell>
          <table:table-cell office:value-type="float" office:value="0.3666372" calcext:value-type="float">
            <text:p>0.3666372</text:p>
          </table:table-cell>
          <table:table-cell office:value-type="float" office:value="0.3691142" calcext:value-type="float">
            <text:p>0.3691142</text:p>
          </table:table-cell>
          <table:table-cell office:value-type="float" office:value="0.318082" calcext:value-type="float">
            <text:p>0.318082</text:p>
          </table:table-cell>
          <table:table-cell office:value-type="float" office:value="0.311768" calcext:value-type="float">
            <text:p>0.311768</text:p>
          </table:table-cell>
          <table:table-cell office:value-type="float" office:value="0.3795258" calcext:value-type="float">
            <text:p>0.3795258</text:p>
          </table:table-cell>
          <table:table-cell office:value-type="float" office:value="0.3728066" calcext:value-type="float">
            <text:p>0.3728066</text:p>
          </table:table-cell>
          <table:table-cell office:value-type="float" office:value="0.3776777" calcext:value-type="float">
            <text:p>0.3776777</text:p>
          </table:table-cell>
          <table:table-cell office:value-type="float" office:value="0.3925996" calcext:value-type="float">
            <text:p>0.3925996</text:p>
          </table:table-cell>
          <table:table-cell office:value-type="float" office:value="0.4036066" calcext:value-type="float">
            <text:p>0.403606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6934E-015" calcext:value-type="float">
            <text:p>1.916934E-15</text:p>
          </table:table-cell>
          <table:table-cell office:value-type="float" office:value="1.935808E-015" calcext:value-type="float">
            <text:p>1.935808E-15</text:p>
          </table:table-cell>
          <table:table-cell office:value-type="float" office:value="1.918816E-015" calcext:value-type="float">
            <text:p>1.918816E-15</text:p>
          </table:table-cell>
          <table:table-cell office:value-type="float" office:value="9.649357E-016" calcext:value-type="float">
            <text:p>9.649357E-16</text:p>
          </table:table-cell>
          <table:table-cell office:value-type="float" office:value="1.023707E-015" calcext:value-type="float">
            <text:p>1.023707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95393" calcext:value-type="float">
            <text:p>-8.895393</text:p>
          </table:table-cell>
          <table:table-cell office:value-type="float" office:value="-0.01156925" calcext:value-type="float">
            <text:p>-0.01156925</text:p>
          </table:table-cell>
          <table:table-cell office:value-type="float" office:value="-0.01092601" calcext:value-type="float">
            <text:p>-0.01092601</text:p>
          </table:table-cell>
          <table:table-cell office:value-type="float" office:value="-0.01027314" calcext:value-type="float">
            <text:p>-0.01027314</text:p>
          </table:table-cell>
          <table:table-cell office:value-type="float" office:value="-0.009867372" calcext:value-type="float">
            <text:p>-0.009867372</text:p>
          </table:table-cell>
          <table:table-cell office:value-type="float" office:value="-0.009360095" calcext:value-type="float">
            <text:p>-0.009360095</text:p>
          </table:table-cell>
          <table:table-cell office:value-type="float" office:value="-0.009092733" calcext:value-type="float">
            <text:p>-0.009092733</text:p>
          </table:table-cell>
          <table:table-cell office:value-type="float" office:value="-0.008801435" calcext:value-type="float">
            <text:p>-0.008801435</text:p>
          </table:table-cell>
          <table:table-cell office:value-type="float" office:value="-0.009547373" calcext:value-type="float">
            <text:p>-0.009547373</text:p>
          </table:table-cell>
          <table:table-cell office:value-type="float" office:value="-0.009896168" calcext:value-type="float">
            <text:p>-0.009896168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1371403" calcext:value-type="float">
            <text:p>-0.1371403</text:p>
          </table:table-cell>
          <table:table-cell office:value-type="float" office:value="-0.001980114" calcext:value-type="float">
            <text:p>-0.00198011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185" calcext:value-type="float">
            <text:p>-2.19618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7" calcext:value-type="float">
            <text:p>4062007</text:p>
          </table:table-cell>
          <table:table-cell office:value-type="float" office:value="333.9776" calcext:value-type="float">
            <text:p>333.9776</text:p>
          </table:table-cell>
          <table:table-cell office:value-type="float" office:value="129.3466" calcext:value-type="float">
            <text:p>129.3466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5.599" calcext:value-type="float">
            <text:p>1115.599</text:p>
          </table:table-cell>
          <table:table-cell office:value-type="float" office:value="110.5128" calcext:value-type="float">
            <text:p>110.5128</text:p>
          </table:table-cell>
          <table:table-cell office:value-type="float" office:value="0" calcext:value-type="float">
            <text:p>0</text:p>
          </table:table-cell>
          <table:table-cell office:value-type="float" office:value="0.3929323" calcext:value-type="float">
            <text:p>0.3929323</text:p>
          </table:table-cell>
          <table:table-cell office:value-type="float" office:value="0.3844984" calcext:value-type="float">
            <text:p>0.3844984</text:p>
          </table:table-cell>
          <table:table-cell office:value-type="float" office:value="0.3702483" calcext:value-type="float">
            <text:p>0.3702483</text:p>
          </table:table-cell>
          <table:table-cell office:value-type="float" office:value="0.3663501" calcext:value-type="float">
            <text:p>0.3663501</text:p>
          </table:table-cell>
          <table:table-cell office:value-type="float" office:value="0.3673427" calcext:value-type="float">
            <text:p>0.3673427</text:p>
          </table:table-cell>
          <table:table-cell office:value-type="float" office:value="0.3164724" calcext:value-type="float">
            <text:p>0.3164724</text:p>
          </table:table-cell>
          <table:table-cell office:value-type="float" office:value="0.3106591" calcext:value-type="float">
            <text:p>0.3106591</text:p>
          </table:table-cell>
          <table:table-cell office:value-type="float" office:value="0.3792637" calcext:value-type="float">
            <text:p>0.3792637</text:p>
          </table:table-cell>
          <table:table-cell office:value-type="float" office:value="0.3730289" calcext:value-type="float">
            <text:p>0.3730289</text:p>
          </table:table-cell>
          <table:table-cell office:value-type="float" office:value="0.3780199" calcext:value-type="float">
            <text:p>0.3780199</text:p>
          </table:table-cell>
          <table:table-cell office:value-type="float" office:value="0.3929026" calcext:value-type="float">
            <text:p>0.3929026</text:p>
          </table:table-cell>
          <table:table-cell office:value-type="float" office:value="0.4037061" calcext:value-type="float">
            <text:p>0.403706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7482E-015" calcext:value-type="float">
            <text:p>1.917482E-15</text:p>
          </table:table-cell>
          <table:table-cell office:value-type="float" office:value="1.935758E-015" calcext:value-type="float">
            <text:p>1.935758E-15</text:p>
          </table:table-cell>
          <table:table-cell office:value-type="float" office:value="1.918761E-015" calcext:value-type="float">
            <text:p>1.918761E-15</text:p>
          </table:table-cell>
          <table:table-cell office:value-type="float" office:value="9.649337E-016" calcext:value-type="float">
            <text:p>9.649337E-16</text:p>
          </table:table-cell>
          <table:table-cell office:value-type="float" office:value="1.023688E-015" calcext:value-type="float">
            <text:p>1.023688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625879" calcext:value-type="float">
            <text:p>-0.006625879</text:p>
          </table:table-cell>
          <table:table-cell office:value-type="float" office:value="-0.007651911" calcext:value-type="float">
            <text:p>-0.007651911</text:p>
          </table:table-cell>
          <table:table-cell office:value-type="float" office:value="-0.009760519" calcext:value-type="float">
            <text:p>-0.009760519</text:p>
          </table:table-cell>
          <table:table-cell office:value-type="float" office:value="-0.01037198" calcext:value-type="float">
            <text:p>-0.01037198</text:p>
          </table:table-cell>
          <table:table-cell office:value-type="float" office:value="-0.01018108" calcext:value-type="float">
            <text:p>-0.01018108</text:p>
          </table:table-cell>
          <table:table-cell office:value-type="float" office:value="-0.009727906" calcext:value-type="float">
            <text:p>-0.009727906</text:p>
          </table:table-cell>
          <table:table-cell office:value-type="float" office:value="-0.009367792" calcext:value-type="float">
            <text:p>-0.009367792</text:p>
          </table:table-cell>
          <table:table-cell office:value-type="float" office:value="-0.008933441" calcext:value-type="float">
            <text:p>-0.008933441</text:p>
          </table:table-cell>
          <table:table-cell office:value-type="float" office:value="-0.009452165" calcext:value-type="float">
            <text:p>-0.009452165</text:p>
          </table:table-cell>
          <table:table-cell office:value-type="float" office:value="-0.00974415" calcext:value-type="float">
            <text:p>-0.00974415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1285661" calcext:value-type="float">
            <text:p>-0.1285661</text:p>
          </table:table-cell>
          <table:table-cell office:value-type="float" office:value="-0.001987418" calcext:value-type="float">
            <text:p>-0.00198741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105" calcext:value-type="float">
            <text:p>-2.1961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7" calcext:value-type="float">
            <text:p>5062007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30.9465" calcext:value-type="float">
            <text:p>130.9465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8.727" calcext:value-type="float">
            <text:p>1118.727</text:p>
          </table:table-cell>
          <table:table-cell office:value-type="float" office:value="110.6113" calcext:value-type="float">
            <text:p>110.6113</text:p>
          </table:table-cell>
          <table:table-cell office:value-type="float" office:value="0" calcext:value-type="float">
            <text:p>0</text:p>
          </table:table-cell>
          <table:table-cell office:value-type="float" office:value="0.3756712" calcext:value-type="float">
            <text:p>0.3756712</text:p>
          </table:table-cell>
          <table:table-cell office:value-type="float" office:value="0.3779685" calcext:value-type="float">
            <text:p>0.3779685</text:p>
          </table:table-cell>
          <table:table-cell office:value-type="float" office:value="0.3816052" calcext:value-type="float">
            <text:p>0.3816052</text:p>
          </table:table-cell>
          <table:table-cell office:value-type="float" office:value="0.3848696" calcext:value-type="float">
            <text:p>0.3848696</text:p>
          </table:table-cell>
          <table:table-cell office:value-type="float" office:value="0.3861293" calcext:value-type="float">
            <text:p>0.3861293</text:p>
          </table:table-cell>
          <table:table-cell office:value-type="float" office:value="0.3256213" calcext:value-type="float">
            <text:p>0.3256213</text:p>
          </table:table-cell>
          <table:table-cell office:value-type="float" office:value="0.3146898" calcext:value-type="float">
            <text:p>0.3146898</text:p>
          </table:table-cell>
          <table:table-cell office:value-type="float" office:value="0.3793639" calcext:value-type="float">
            <text:p>0.3793639</text:p>
          </table:table-cell>
          <table:table-cell office:value-type="float" office:value="0.3731801" calcext:value-type="float">
            <text:p>0.3731801</text:p>
          </table:table-cell>
          <table:table-cell office:value-type="float" office:value="0.3783408" calcext:value-type="float">
            <text:p>0.3783408</text:p>
          </table:table-cell>
          <table:table-cell office:value-type="float" office:value="0.3932019" calcext:value-type="float">
            <text:p>0.3932019</text:p>
          </table:table-cell>
          <table:table-cell office:value-type="float" office:value="0.4038126" calcext:value-type="float">
            <text:p>0.403812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17985E-015" calcext:value-type="float">
            <text:p>1.917985E-15</text:p>
          </table:table-cell>
          <table:table-cell office:value-type="float" office:value="1.935708E-015" calcext:value-type="float">
            <text:p>1.935708E-15</text:p>
          </table:table-cell>
          <table:table-cell office:value-type="float" office:value="1.918712E-015" calcext:value-type="float">
            <text:p>1.918712E-15</text:p>
          </table:table-cell>
          <table:table-cell office:value-type="float" office:value="9.649349E-016" calcext:value-type="float">
            <text:p>9.649349E-16</text:p>
          </table:table-cell>
          <table:table-cell office:value-type="float" office:value="1.023666E-015" calcext:value-type="float">
            <text:p>1.023666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81823" calcext:value-type="float">
            <text:p>-0.00881823</text:p>
          </table:table-cell>
          <table:table-cell office:value-type="float" office:value="-0.00846974" calcext:value-type="float">
            <text:p>-0.00846974</text:p>
          </table:table-cell>
          <table:table-cell office:value-type="float" office:value="-0.00798661" calcext:value-type="float">
            <text:p>-0.00798661</text:p>
          </table:table-cell>
          <table:table-cell office:value-type="float" office:value="-0.007630676" calcext:value-type="float">
            <text:p>-0.007630676</text:p>
          </table:table-cell>
          <table:table-cell office:value-type="float" office:value="-0.007484969" calcext:value-type="float">
            <text:p>-0.007484969</text:p>
          </table:table-cell>
          <table:table-cell office:value-type="float" office:value="-0.007850399" calcext:value-type="float">
            <text:p>-0.007850399</text:p>
          </table:table-cell>
          <table:table-cell office:value-type="float" office:value="-0.008424913" calcext:value-type="float">
            <text:p>-0.008424913</text:p>
          </table:table-cell>
          <table:table-cell office:value-type="float" office:value="-0.008888977" calcext:value-type="float">
            <text:p>-0.008888977</text:p>
          </table:table-cell>
          <table:table-cell office:value-type="float" office:value="-0.009388792" calcext:value-type="float">
            <text:p>-0.009388792</text:p>
          </table:table-cell>
          <table:table-cell office:value-type="float" office:value="-0.00960358" calcext:value-type="float">
            <text:p>-0.00960358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1212343" calcext:value-type="float">
            <text:p>-0.1212343</text:p>
          </table:table-cell>
          <table:table-cell office:value-type="float" office:value="-0.00199433" calcext:value-type="float">
            <text:p>-0.0019943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836" calcext:value-type="float">
            <text:p>-2.19583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7" calcext:value-type="float">
            <text:p>6062007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34.394" calcext:value-type="float">
            <text:p>134.394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5.227" calcext:value-type="float">
            <text:p>1115.227</text:p>
          </table:table-cell>
          <table:table-cell office:value-type="float" office:value="110.6638" calcext:value-type="float">
            <text:p>110.6638</text:p>
          </table:table-cell>
          <table:table-cell office:value-type="float" office:value="0" calcext:value-type="float">
            <text:p>0</text:p>
          </table:table-cell>
          <table:table-cell office:value-type="float" office:value="0.1816012" calcext:value-type="float">
            <text:p>0.1816012</text:p>
          </table:table-cell>
          <table:table-cell office:value-type="float" office:value="0.3645757" calcext:value-type="float">
            <text:p>0.3645757</text:p>
          </table:table-cell>
          <table:table-cell office:value-type="float" office:value="0.3685102" calcext:value-type="float">
            <text:p>0.3685102</text:p>
          </table:table-cell>
          <table:table-cell office:value-type="float" office:value="0.3732159" calcext:value-type="float">
            <text:p>0.3732159</text:p>
          </table:table-cell>
          <table:table-cell office:value-type="float" office:value="0.3762814" calcext:value-type="float">
            <text:p>0.3762814</text:p>
          </table:table-cell>
          <table:table-cell office:value-type="float" office:value="0.3237776" calcext:value-type="float">
            <text:p>0.3237776</text:p>
          </table:table-cell>
          <table:table-cell office:value-type="float" office:value="0.3164852" calcext:value-type="float">
            <text:p>0.3164852</text:p>
          </table:table-cell>
          <table:table-cell office:value-type="float" office:value="0.3802936" calcext:value-type="float">
            <text:p>0.3802936</text:p>
          </table:table-cell>
          <table:table-cell office:value-type="float" office:value="0.3734295" calcext:value-type="float">
            <text:p>0.3734295</text:p>
          </table:table-cell>
          <table:table-cell office:value-type="float" office:value="0.3786379" calcext:value-type="float">
            <text:p>0.3786379</text:p>
          </table:table-cell>
          <table:table-cell office:value-type="float" office:value="0.3934771" calcext:value-type="float">
            <text:p>0.3934771</text:p>
          </table:table-cell>
          <table:table-cell office:value-type="float" office:value="0.4039237" calcext:value-type="float">
            <text:p>0.403923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853E-015" calcext:value-type="float">
            <text:p>1.91853E-15</text:p>
          </table:table-cell>
          <table:table-cell office:value-type="float" office:value="1.935655E-015" calcext:value-type="float">
            <text:p>1.935655E-15</text:p>
          </table:table-cell>
          <table:table-cell office:value-type="float" office:value="1.918659E-015" calcext:value-type="float">
            <text:p>1.918659E-15</text:p>
          </table:table-cell>
          <table:table-cell office:value-type="float" office:value="9.649322E-016" calcext:value-type="float">
            <text:p>9.649322E-16</text:p>
          </table:table-cell>
          <table:table-cell office:value-type="float" office:value="1.023649E-015" calcext:value-type="float">
            <text:p>1.023649E-15</text:p>
          </table:table-cell>
          <table:table-cell office:value-type="float" office:value="1.938611E-015" calcext:value-type="float">
            <text:p>1.938611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87921" calcext:value-type="float">
            <text:p>-1.687921</text:p>
          </table:table-cell>
          <table:table-cell office:value-type="float" office:value="-0.01058405" calcext:value-type="float">
            <text:p>-0.01058405</text:p>
          </table:table-cell>
          <table:table-cell office:value-type="float" office:value="-0.009908468" calcext:value-type="float">
            <text:p>-0.009908468</text:p>
          </table:table-cell>
          <table:table-cell office:value-type="float" office:value="-0.009214953" calcext:value-type="float">
            <text:p>-0.009214953</text:p>
          </table:table-cell>
          <table:table-cell office:value-type="float" office:value="-0.008772373" calcext:value-type="float">
            <text:p>-0.008772373</text:p>
          </table:table-cell>
          <table:table-cell office:value-type="float" office:value="-0.008180967" calcext:value-type="float">
            <text:p>-0.008180967</text:p>
          </table:table-cell>
          <table:table-cell office:value-type="float" office:value="-0.008016389" calcext:value-type="float">
            <text:p>-0.008016389</text:p>
          </table:table-cell>
          <table:table-cell office:value-type="float" office:value="-0.008430128" calcext:value-type="float">
            <text:p>-0.008430128</text:p>
          </table:table-cell>
          <table:table-cell office:value-type="float" office:value="-0.00928566" calcext:value-type="float">
            <text:p>-0.00928566</text:p>
          </table:table-cell>
          <table:table-cell office:value-type="float" office:value="-0.009475405" calcext:value-type="float">
            <text:p>-0.009475405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1124223" calcext:value-type="float">
            <text:p>-0.1124223</text:p>
          </table:table-cell>
          <table:table-cell office:value-type="float" office:value="-0.002002548" calcext:value-type="float">
            <text:p>-0.00200254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402" calcext:value-type="float">
            <text:p>-2.1954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7" calcext:value-type="float">
            <text:p>7062007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35.4406" calcext:value-type="float">
            <text:p>135.4406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4.125" calcext:value-type="float">
            <text:p>1114.125</text:p>
          </table:table-cell>
          <table:table-cell office:value-type="float" office:value="110.7195" calcext:value-type="float">
            <text:p>110.7195</text:p>
          </table:table-cell>
          <table:table-cell office:value-type="float" office:value="0" calcext:value-type="float">
            <text:p>0</text:p>
          </table:table-cell>
          <table:table-cell office:value-type="float" office:value="0.1117172" calcext:value-type="float">
            <text:p>0.1117172</text:p>
          </table:table-cell>
          <table:table-cell office:value-type="float" office:value="0.3638581" calcext:value-type="float">
            <text:p>0.3638581</text:p>
          </table:table-cell>
          <table:table-cell office:value-type="float" office:value="0.366584" calcext:value-type="float">
            <text:p>0.366584</text:p>
          </table:table-cell>
          <table:table-cell office:value-type="float" office:value="0.3700269" calcext:value-type="float">
            <text:p>0.3700269</text:p>
          </table:table-cell>
          <table:table-cell office:value-type="float" office:value="0.3724976" calcext:value-type="float">
            <text:p>0.3724976</text:p>
          </table:table-cell>
          <table:table-cell office:value-type="float" office:value="0.3207326" calcext:value-type="float">
            <text:p>0.3207326</text:p>
          </table:table-cell>
          <table:table-cell office:value-type="float" office:value="0.3145952" calcext:value-type="float">
            <text:p>0.3145952</text:p>
          </table:table-cell>
          <table:table-cell office:value-type="float" office:value="0.3805744" calcext:value-type="float">
            <text:p>0.3805744</text:p>
          </table:table-cell>
          <table:table-cell office:value-type="float" office:value="0.3737439" calcext:value-type="float">
            <text:p>0.3737439</text:p>
          </table:table-cell>
          <table:table-cell office:value-type="float" office:value="0.3789227" calcext:value-type="float">
            <text:p>0.3789227</text:p>
          </table:table-cell>
          <table:table-cell office:value-type="float" office:value="0.3937325" calcext:value-type="float">
            <text:p>0.3937325</text:p>
          </table:table-cell>
          <table:table-cell office:value-type="float" office:value="0.4040346" calcext:value-type="float">
            <text:p>0.404034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1927E-015" calcext:value-type="float">
            <text:p>1.91927E-15</text:p>
          </table:table-cell>
          <table:table-cell office:value-type="float" office:value="1.935581E-015" calcext:value-type="float">
            <text:p>1.935581E-15</text:p>
          </table:table-cell>
          <table:table-cell office:value-type="float" office:value="1.918584E-015" calcext:value-type="float">
            <text:p>1.918584E-15</text:p>
          </table:table-cell>
          <table:table-cell office:value-type="float" office:value="9.649316E-016" calcext:value-type="float">
            <text:p>9.649316E-16</text:p>
          </table:table-cell>
          <table:table-cell office:value-type="float" office:value="1.023626E-015" calcext:value-type="float">
            <text:p>1.023626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53699" calcext:value-type="float">
            <text:p>-73.53699</text:p>
          </table:table-cell>
          <table:table-cell office:value-type="float" office:value="-0.01070738" calcext:value-type="float">
            <text:p>-0.01070738</text:p>
          </table:table-cell>
          <table:table-cell office:value-type="float" office:value="-0.01023164" calcext:value-type="float">
            <text:p>-0.01023164</text:p>
          </table:table-cell>
          <table:table-cell office:value-type="float" office:value="-0.009715634" calcext:value-type="float">
            <text:p>-0.009715634</text:p>
          </table:table-cell>
          <table:table-cell office:value-type="float" office:value="-0.009336459" calcext:value-type="float">
            <text:p>-0.009336459</text:p>
          </table:table-cell>
          <table:table-cell office:value-type="float" office:value="-0.008790798" calcext:value-type="float">
            <text:p>-0.008790798</text:p>
          </table:table-cell>
          <table:table-cell office:value-type="float" office:value="-0.008427946" calcext:value-type="float">
            <text:p>-0.008427946</text:p>
          </table:table-cell>
          <table:table-cell office:value-type="float" office:value="-0.00829341" calcext:value-type="float">
            <text:p>-0.00829341</text:p>
          </table:table-cell>
          <table:table-cell office:value-type="float" office:value="-0.009156662" calcext:value-type="float">
            <text:p>-0.009156662</text:p>
          </table:table-cell>
          <table:table-cell office:value-type="float" office:value="-0.009354227" calcext:value-type="float">
            <text:p>-0.009354227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102099" calcext:value-type="float">
            <text:p>-0.102099</text:p>
          </table:table-cell>
          <table:table-cell office:value-type="float" office:value="-0.002012877" calcext:value-type="float">
            <text:p>-0.00201287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824" calcext:value-type="float">
            <text:p>-2.1948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7" calcext:value-type="float">
            <text:p>8062007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35.8047" calcext:value-type="float">
            <text:p>135.8047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3.701" calcext:value-type="float">
            <text:p>1113.701</text:p>
          </table:table-cell>
          <table:table-cell office:value-type="float" office:value="110.7791" calcext:value-type="float">
            <text:p>110.7791</text:p>
          </table:table-cell>
          <table:table-cell office:value-type="float" office:value="0" calcext:value-type="float">
            <text:p>0</text:p>
          </table:table-cell>
          <table:table-cell office:value-type="float" office:value="0.1116465" calcext:value-type="float">
            <text:p>0.1116465</text:p>
          </table:table-cell>
          <table:table-cell office:value-type="float" office:value="0.361461" calcext:value-type="float">
            <text:p>0.361461</text:p>
          </table:table-cell>
          <table:table-cell office:value-type="float" office:value="0.3640891" calcext:value-type="float">
            <text:p>0.3640891</text:p>
          </table:table-cell>
          <table:table-cell office:value-type="float" office:value="0.3673811" calcext:value-type="float">
            <text:p>0.3673811</text:p>
          </table:table-cell>
          <table:table-cell office:value-type="float" office:value="0.3697437" calcext:value-type="float">
            <text:p>0.3697437</text:p>
          </table:table-cell>
          <table:table-cell office:value-type="float" office:value="0.3187416" calcext:value-type="float">
            <text:p>0.3187416</text:p>
          </table:table-cell>
          <table:table-cell office:value-type="float" office:value="0.3131055" calcext:value-type="float">
            <text:p>0.3131055</text:p>
          </table:table-cell>
          <table:table-cell office:value-type="float" office:value="0.3803181" calcext:value-type="float">
            <text:p>0.3803181</text:p>
          </table:table-cell>
          <table:table-cell office:value-type="float" office:value="0.3740582" calcext:value-type="float">
            <text:p>0.3740582</text:p>
          </table:table-cell>
          <table:table-cell office:value-type="float" office:value="0.3792365" calcext:value-type="float">
            <text:p>0.3792365</text:p>
          </table:table-cell>
          <table:table-cell office:value-type="float" office:value="0.3939731" calcext:value-type="float">
            <text:p>0.3939731</text:p>
          </table:table-cell>
          <table:table-cell office:value-type="float" office:value="0.4041454" calcext:value-type="float">
            <text:p>0.404145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014E-015" calcext:value-type="float">
            <text:p>1.92014E-15</text:p>
          </table:table-cell>
          <table:table-cell office:value-type="float" office:value="1.935498E-015" calcext:value-type="float">
            <text:p>1.935498E-15</text:p>
          </table:table-cell>
          <table:table-cell office:value-type="float" office:value="1.918493E-015" calcext:value-type="float">
            <text:p>1.918493E-15</text:p>
          </table:table-cell>
          <table:table-cell office:value-type="float" office:value="9.649278E-016" calcext:value-type="float">
            <text:p>9.649278E-16</text:p>
          </table:table-cell>
          <table:table-cell office:value-type="float" office:value="1.023604E-015" calcext:value-type="float">
            <text:p>1.023604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12328" calcext:value-type="float">
            <text:p>-73.12328</text:p>
          </table:table-cell>
          <table:table-cell office:value-type="float" office:value="-0.0111508" calcext:value-type="float">
            <text:p>-0.0111508</text:p>
          </table:table-cell>
          <table:table-cell office:value-type="float" office:value="-0.01066919" calcext:value-type="float">
            <text:p>-0.01066919</text:p>
          </table:table-cell>
          <table:table-cell office:value-type="float" office:value="-0.01015084" calcext:value-type="float">
            <text:p>-0.01015084</text:p>
          </table:table-cell>
          <table:table-cell office:value-type="float" office:value="-0.009769728" calcext:value-type="float">
            <text:p>-0.009769728</text:p>
          </table:table-cell>
          <table:table-cell office:value-type="float" office:value="-0.009215594" calcext:value-type="float">
            <text:p>-0.009215594</text:p>
          </table:table-cell>
          <table:table-cell office:value-type="float" office:value="-0.008768902" calcext:value-type="float">
            <text:p>-0.008768902</text:p>
          </table:table-cell>
          <table:table-cell office:value-type="float" office:value="-0.00841195" calcext:value-type="float">
            <text:p>-0.00841195</text:p>
          </table:table-cell>
          <table:table-cell office:value-type="float" office:value="-0.009029858" calcext:value-type="float">
            <text:p>-0.009029858</text:p>
          </table:table-cell>
          <table:table-cell office:value-type="float" office:value="-0.009223306" calcext:value-type="float">
            <text:p>-0.009223306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9234364" calcext:value-type="float">
            <text:p>-0.09234364</text:p>
          </table:table-cell>
          <table:table-cell office:value-type="float" office:value="-0.002023951" calcext:value-type="float">
            <text:p>-0.00202395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132" calcext:value-type="float">
            <text:p>-2.1941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7" calcext:value-type="float">
            <text:p>9062007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36.237" calcext:value-type="float">
            <text:p>136.237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3.205" calcext:value-type="float">
            <text:p>1113.205</text:p>
          </table:table-cell>
          <table:table-cell office:value-type="float" office:value="110.8434" calcext:value-type="float">
            <text:p>110.8434</text:p>
          </table:table-cell>
          <table:table-cell office:value-type="float" office:value="0" calcext:value-type="float">
            <text:p>0</text:p>
          </table:table-cell>
          <table:table-cell office:value-type="float" office:value="0.1121658" calcext:value-type="float">
            <text:p>0.1121658</text:p>
          </table:table-cell>
          <table:table-cell office:value-type="float" office:value="0.3587742" calcext:value-type="float">
            <text:p>0.3587742</text:p>
          </table:table-cell>
          <table:table-cell office:value-type="float" office:value="0.3613753" calcext:value-type="float">
            <text:p>0.3613753</text:p>
          </table:table-cell>
          <table:table-cell office:value-type="float" office:value="0.3646615" calcext:value-type="float">
            <text:p>0.3646615</text:p>
          </table:table-cell>
          <table:table-cell office:value-type="float" office:value="0.3670348" calcext:value-type="float">
            <text:p>0.3670348</text:p>
          </table:table-cell>
          <table:table-cell office:value-type="float" office:value="0.316954" calcext:value-type="float">
            <text:p>0.316954</text:p>
          </table:table-cell>
          <table:table-cell office:value-type="float" office:value="0.3114399" calcext:value-type="float">
            <text:p>0.3114399</text:p>
          </table:table-cell>
          <table:table-cell office:value-type="float" office:value="0.3797012" calcext:value-type="float">
            <text:p>0.3797012</text:p>
          </table:table-cell>
          <table:table-cell office:value-type="float" office:value="0.3743361" calcext:value-type="float">
            <text:p>0.3743361</text:p>
          </table:table-cell>
          <table:table-cell office:value-type="float" office:value="0.3796293" calcext:value-type="float">
            <text:p>0.3796293</text:p>
          </table:table-cell>
          <table:table-cell office:value-type="float" office:value="0.3942147" calcext:value-type="float">
            <text:p>0.3942147</text:p>
          </table:table-cell>
          <table:table-cell office:value-type="float" office:value="0.4042563" calcext:value-type="float">
            <text:p>0.404256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1132E-015" calcext:value-type="float">
            <text:p>1.921132E-15</text:p>
          </table:table-cell>
          <table:table-cell office:value-type="float" office:value="1.935404E-015" calcext:value-type="float">
            <text:p>1.935404E-15</text:p>
          </table:table-cell>
          <table:table-cell office:value-type="float" office:value="1.918391E-015" calcext:value-type="float">
            <text:p>1.918391E-15</text:p>
          </table:table-cell>
          <table:table-cell office:value-type="float" office:value="9.649191E-016" calcext:value-type="float">
            <text:p>9.649191E-16</text:p>
          </table:table-cell>
          <table:table-cell office:value-type="float" office:value="1.023583E-015" calcext:value-type="float">
            <text:p>1.023583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82283" calcext:value-type="float">
            <text:p>-70.82283</text:p>
          </table:table-cell>
          <table:table-cell office:value-type="float" office:value="-0.01167426" calcext:value-type="float">
            <text:p>-0.01167426</text:p>
          </table:table-cell>
          <table:table-cell office:value-type="float" office:value="-0.01117069" calcext:value-type="float">
            <text:p>-0.01117069</text:p>
          </table:table-cell>
          <table:table-cell office:value-type="float" office:value="-0.01062207" calcext:value-type="float">
            <text:p>-0.01062207</text:p>
          </table:table-cell>
          <table:table-cell office:value-type="float" office:value="-0.01021767" calcext:value-type="float">
            <text:p>-0.01021767</text:p>
          </table:table-cell>
          <table:table-cell office:value-type="float" office:value="-0.009615099" calcext:value-type="float">
            <text:p>-0.009615099</text:p>
          </table:table-cell>
          <table:table-cell office:value-type="float" office:value="-0.009170479" calcext:value-type="float">
            <text:p>-0.009170479</text:p>
          </table:table-cell>
          <table:table-cell office:value-type="float" office:value="-0.008712362" calcext:value-type="float">
            <text:p>-0.008712362</text:p>
          </table:table-cell>
          <table:table-cell office:value-type="float" office:value="-0.008918391" calcext:value-type="float">
            <text:p>-0.008918391</text:p>
          </table:table-cell>
          <table:table-cell office:value-type="float" office:value="-0.009061314" calcext:value-type="float">
            <text:p>-0.009061314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827374" calcext:value-type="float">
            <text:p>-0.0827374</text:p>
          </table:table-cell>
          <table:table-cell office:value-type="float" office:value="-0.002035717" calcext:value-type="float">
            <text:p>-0.00203571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348" calcext:value-type="float">
            <text:p>-2.1933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7" calcext:value-type="float">
            <text:p>10062007</text:p>
          </table:table-cell>
          <table:table-cell office:value-type="float" office:value="341.5975" calcext:value-type="float">
            <text:p>341.5975</text:p>
          </table:table-cell>
          <table:table-cell office:value-type="float" office:value="140.007" calcext:value-type="float">
            <text:p>140.007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2.133" calcext:value-type="float">
            <text:p>1112.133</text:p>
          </table:table-cell>
          <table:table-cell office:value-type="float" office:value="110.9398" calcext:value-type="float">
            <text:p>110.9398</text:p>
          </table:table-cell>
          <table:table-cell office:value-type="float" office:value="0" calcext:value-type="float">
            <text:p>0</text:p>
          </table:table-cell>
          <table:table-cell office:value-type="float" office:value="0.114491" calcext:value-type="float">
            <text:p>0.114491</text:p>
          </table:table-cell>
          <table:table-cell office:value-type="float" office:value="0.3523044" calcext:value-type="float">
            <text:p>0.3523044</text:p>
          </table:table-cell>
          <table:table-cell office:value-type="float" office:value="0.3553518" calcext:value-type="float">
            <text:p>0.3553518</text:p>
          </table:table-cell>
          <table:table-cell office:value-type="float" office:value="0.3594883" calcext:value-type="float">
            <text:p>0.3594883</text:p>
          </table:table-cell>
          <table:table-cell office:value-type="float" office:value="0.3624621" calcext:value-type="float">
            <text:p>0.3624621</text:p>
          </table:table-cell>
          <table:table-cell office:value-type="float" office:value="0.3145441" calcext:value-type="float">
            <text:p>0.3145441</text:p>
          </table:table-cell>
          <table:table-cell office:value-type="float" office:value="0.3097742" calcext:value-type="float">
            <text:p>0.3097742</text:p>
          </table:table-cell>
          <table:table-cell office:value-type="float" office:value="0.3791671" calcext:value-type="float">
            <text:p>0.3791671</text:p>
          </table:table-cell>
          <table:table-cell office:value-type="float" office:value="0.3744765" calcext:value-type="float">
            <text:p>0.3744765</text:p>
          </table:table-cell>
          <table:table-cell office:value-type="float" office:value="0.3799825" calcext:value-type="float">
            <text:p>0.3799825</text:p>
          </table:table-cell>
          <table:table-cell office:value-type="float" office:value="0.3944565" calcext:value-type="float">
            <text:p>0.3944565</text:p>
          </table:table-cell>
          <table:table-cell office:value-type="float" office:value="0.4043671" calcext:value-type="float">
            <text:p>0.4043671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922104E-015" calcext:value-type="float">
            <text:p>1.922104E-15</text:p>
          </table:table-cell>
          <table:table-cell office:value-type="float" office:value="1.935316E-015" calcext:value-type="float">
            <text:p>1.935316E-15</text:p>
          </table:table-cell>
          <table:table-cell office:value-type="float" office:value="1.918287E-015" calcext:value-type="float">
            <text:p>1.918287E-15</text:p>
          </table:table-cell>
          <table:table-cell office:value-type="float" office:value="9.649143E-016" calcext:value-type="float">
            <text:p>9.649143E-16</text:p>
          </table:table-cell>
          <table:table-cell office:value-type="float" office:value="1.023557E-015" calcext:value-type="float">
            <text:p>1.023557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4E-034" calcext:value-type="float">
            <text:p>2.94219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05058" calcext:value-type="float">
            <text:p>-60.05058</text:p>
          </table:table-cell>
          <table:table-cell office:value-type="float" office:value="-0.01305996" calcext:value-type="float">
            <text:p>-0.01305996</text:p>
          </table:table-cell>
          <table:table-cell office:value-type="float" office:value="-0.01238696" calcext:value-type="float">
            <text:p>-0.01238696</text:p>
          </table:table-cell>
          <table:table-cell office:value-type="float" office:value="-0.01158929" calcext:value-type="float">
            <text:p>-0.01158929</text:p>
          </table:table-cell>
          <table:table-cell office:value-type="float" office:value="-0.01102759" calcext:value-type="float">
            <text:p>-0.01102759</text:p>
          </table:table-cell>
          <table:table-cell office:value-type="float" office:value="-0.01018309" calcext:value-type="float">
            <text:p>-0.01018309</text:p>
          </table:table-cell>
          <table:table-cell office:value-type="float" office:value="-0.009590391" calcext:value-type="float">
            <text:p>-0.009590391</text:p>
          </table:table-cell>
          <table:table-cell office:value-type="float" office:value="-0.008981432" calcext:value-type="float">
            <text:p>-0.008981432</text:p>
          </table:table-cell>
          <table:table-cell office:value-type="float" office:value="-0.008862512" calcext:value-type="float">
            <text:p>-0.008862512</text:p>
          </table:table-cell>
          <table:table-cell office:value-type="float" office:value="-0.008918033" calcext:value-type="float">
            <text:p>-0.008918033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739855" calcext:value-type="float">
            <text:p>-0.0739855</text:p>
          </table:table-cell>
          <table:table-cell office:value-type="float" office:value="-0.002047516" calcext:value-type="float">
            <text:p>-0.00204751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2494" calcext:value-type="float">
            <text:p>-2.1924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7" calcext:value-type="float">
            <text:p>11062007</text:p>
          </table:table-cell>
          <table:table-cell office:value-type="float" office:value="341.5975" calcext:value-type="float">
            <text:p>341.5975</text:p>
          </table:table-cell>
          <table:table-cell office:value-type="float" office:value="140.6958" calcext:value-type="float">
            <text:p>140.6958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1.369" calcext:value-type="float">
            <text:p>1111.369</text:p>
          </table:table-cell>
          <table:table-cell office:value-type="float" office:value="111.0148" calcext:value-type="float">
            <text:p>111.0148</text:p>
          </table:table-cell>
          <table:table-cell office:value-type="float" office:value="0" calcext:value-type="float">
            <text:p>0</text:p>
          </table:table-cell>
          <table:table-cell office:value-type="float" office:value="0.1081915" calcext:value-type="float">
            <text:p>0.1081915</text:p>
          </table:table-cell>
          <table:table-cell office:value-type="float" office:value="0.3502253" calcext:value-type="float">
            <text:p>0.3502253</text:p>
          </table:table-cell>
          <table:table-cell office:value-type="float" office:value="0.352913" calcext:value-type="float">
            <text:p>0.352913</text:p>
          </table:table-cell>
          <table:table-cell office:value-type="float" office:value="0.3564335" calcext:value-type="float">
            <text:p>0.3564335</text:p>
          </table:table-cell>
          <table:table-cell office:value-type="float" office:value="0.3590401" calcext:value-type="float">
            <text:p>0.3590401</text:p>
          </table:table-cell>
          <table:table-cell office:value-type="float" office:value="0.3120667" calcext:value-type="float">
            <text:p>0.3120667</text:p>
          </table:table-cell>
          <table:table-cell office:value-type="float" office:value="0.3077756" calcext:value-type="float">
            <text:p>0.3077756</text:p>
          </table:table-cell>
          <table:table-cell office:value-type="float" office:value="0.3785556" calcext:value-type="float">
            <text:p>0.3785556</text:p>
          </table:table-cell>
          <table:table-cell office:value-type="float" office:value="0.3745067" calcext:value-type="float">
            <text:p>0.3745067</text:p>
          </table:table-cell>
          <table:table-cell office:value-type="float" office:value="0.380294" calcext:value-type="float">
            <text:p>0.380294</text:p>
          </table:table-cell>
          <table:table-cell office:value-type="float" office:value="0.3946929" calcext:value-type="float">
            <text:p>0.3946929</text:p>
          </table:table-cell>
          <table:table-cell office:value-type="float" office:value="0.4044778" calcext:value-type="float">
            <text:p>0.4044778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23248E-015" calcext:value-type="float">
            <text:p>1.923248E-15</text:p>
          </table:table-cell>
          <table:table-cell office:value-type="float" office:value="1.93521E-015" calcext:value-type="float">
            <text:p>1.93521E-15</text:p>
          </table:table-cell>
          <table:table-cell office:value-type="float" office:value="1.918165E-015" calcext:value-type="float">
            <text:p>1.918165E-15</text:p>
          </table:table-cell>
          <table:table-cell office:value-type="float" office:value="9.649086E-016" calcext:value-type="float">
            <text:p>9.649086E-16</text:p>
          </table:table-cell>
          <table:table-cell office:value-type="float" office:value="1.02353E-015" calcext:value-type="float">
            <text:p>1.02353E-15</text:p>
          </table:table-cell>
          <table:table-cell office:value-type="float" office:value="1.938611E-015" calcext:value-type="float">
            <text:p>1.938611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63713" calcext:value-type="float">
            <text:p>-95.63713</text:p>
          </table:table-cell>
          <table:table-cell office:value-type="float" office:value="-0.01353968" calcext:value-type="float">
            <text:p>-0.01353968</text:p>
          </table:table-cell>
          <table:table-cell office:value-type="float" office:value="-0.01291925" calcext:value-type="float">
            <text:p>-0.01291925</text:p>
          </table:table-cell>
          <table:table-cell office:value-type="float" office:value="-0.01221067" calcext:value-type="float">
            <text:p>-0.01221067</text:p>
          </table:table-cell>
          <table:table-cell office:value-type="float" office:value="-0.01168723" calcext:value-type="float">
            <text:p>-0.01168723</text:p>
          </table:table-cell>
          <table:table-cell office:value-type="float" office:value="-0.01081189" calcext:value-type="float">
            <text:p>-0.01081189</text:p>
          </table:table-cell>
          <table:table-cell office:value-type="float" office:value="-0.01012507" calcext:value-type="float">
            <text:p>-0.01012507</text:p>
          </table:table-cell>
          <table:table-cell office:value-type="float" office:value="-0.009299466" calcext:value-type="float">
            <text:p>-0.009299466</text:p>
          </table:table-cell>
          <table:table-cell office:value-type="float" office:value="-0.008850173" calcext:value-type="float">
            <text:p>-0.008850173</text:p>
          </table:table-cell>
          <table:table-cell office:value-type="float" office:value="-0.008793733" calcext:value-type="float">
            <text:p>-0.008793733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6578784" calcext:value-type="float">
            <text:p>-0.06578784</text:p>
          </table:table-cell>
          <table:table-cell office:value-type="float" office:value="-0.002060588" calcext:value-type="float">
            <text:p>-0.00206058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1576" calcext:value-type="float">
            <text:p>-2.19157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7" calcext:value-type="float">
            <text:p>12062007</text:p>
          </table:table-cell>
          <table:table-cell office:value-type="float" office:value="341.5975" calcext:value-type="float">
            <text:p>341.5975</text:p>
          </table:table-cell>
          <table:table-cell office:value-type="float" office:value="141.342" calcext:value-type="float">
            <text:p>141.342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0.642" calcext:value-type="float">
            <text:p>1110.642</text:p>
          </table:table-cell>
          <table:table-cell office:value-type="float" office:value="111.0956" calcext:value-type="float">
            <text:p>111.0956</text:p>
          </table:table-cell>
          <table:table-cell office:value-type="float" office:value="0" calcext:value-type="float">
            <text:p>0</text:p>
          </table:table-cell>
          <table:table-cell office:value-type="float" office:value="0.106948" calcext:value-type="float">
            <text:p>0.106948</text:p>
          </table:table-cell>
          <table:table-cell office:value-type="float" office:value="0.3475691" calcext:value-type="float">
            <text:p>0.3475691</text:p>
          </table:table-cell>
          <table:table-cell office:value-type="float" office:value="0.3502122" calcext:value-type="float">
            <text:p>0.3502122</text:p>
          </table:table-cell>
          <table:table-cell office:value-type="float" office:value="0.3536219" calcext:value-type="float">
            <text:p>0.3536219</text:p>
          </table:table-cell>
          <table:table-cell office:value-type="float" office:value="0.3561918" calcext:value-type="float">
            <text:p>0.3561918</text:p>
          </table:table-cell>
          <table:table-cell office:value-type="float" office:value="0.3099422" calcext:value-type="float">
            <text:p>0.3099422</text:p>
          </table:table-cell>
          <table:table-cell office:value-type="float" office:value="0.3060216" calcext:value-type="float">
            <text:p>0.3060216</text:p>
          </table:table-cell>
          <table:table-cell office:value-type="float" office:value="0.377916" calcext:value-type="float">
            <text:p>0.377916</text:p>
          </table:table-cell>
          <table:table-cell office:value-type="float" office:value="0.3744296" calcext:value-type="float">
            <text:p>0.3744296</text:p>
          </table:table-cell>
          <table:table-cell office:value-type="float" office:value="0.3805622" calcext:value-type="float">
            <text:p>0.3805622</text:p>
          </table:table-cell>
          <table:table-cell office:value-type="float" office:value="0.3949196" calcext:value-type="float">
            <text:p>0.3949196</text:p>
          </table:table-cell>
          <table:table-cell office:value-type="float" office:value="0.4045873" calcext:value-type="float">
            <text:p>0.404587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2439E-015" calcext:value-type="float">
            <text:p>1.92439E-15</text:p>
          </table:table-cell>
          <table:table-cell office:value-type="float" office:value="1.935111E-015" calcext:value-type="float">
            <text:p>1.935111E-15</text:p>
          </table:table-cell>
          <table:table-cell office:value-type="float" office:value="1.918041E-015" calcext:value-type="float">
            <text:p>1.918041E-15</text:p>
          </table:table-cell>
          <table:table-cell office:value-type="float" office:value="9.649004E-016" calcext:value-type="float">
            <text:p>9.649004E-16</text:p>
          </table:table-cell>
          <table:table-cell office:value-type="float" office:value="1.023502E-015" calcext:value-type="float">
            <text:p>1.023502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4E-015" calcext:value-type="float">
            <text:p>1.83292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.401" calcext:value-type="float">
            <text:p>-101.401</text:p>
          </table:table-cell>
          <table:table-cell office:value-type="float" office:value="-0.01418686" calcext:value-type="float">
            <text:p>-0.01418686</text:p>
          </table:table-cell>
          <table:table-cell office:value-type="float" office:value="-0.01354208" calcext:value-type="float">
            <text:p>-0.01354208</text:p>
          </table:table-cell>
          <table:table-cell office:value-type="float" office:value="-0.01281546" calcext:value-type="float">
            <text:p>-0.01281546</text:p>
          </table:table-cell>
          <table:table-cell office:value-type="float" office:value="-0.01226926" calcext:value-type="float">
            <text:p>-0.01226926</text:p>
          </table:table-cell>
          <table:table-cell office:value-type="float" office:value="-0.01138502" calcext:value-type="float">
            <text:p>-0.01138502</text:p>
          </table:table-cell>
          <table:table-cell office:value-type="float" office:value="-0.01062189" calcext:value-type="float">
            <text:p>-0.01062189</text:p>
          </table:table-cell>
          <table:table-cell office:value-type="float" office:value="-0.009645453" calcext:value-type="float">
            <text:p>-0.009645453</text:p>
          </table:table-cell>
          <table:table-cell office:value-type="float" office:value="-0.008880106" calcext:value-type="float">
            <text:p>-0.008880106</text:p>
          </table:table-cell>
          <table:table-cell office:value-type="float" office:value="-0.008688158" calcext:value-type="float">
            <text:p>-0.008688158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5912558" calcext:value-type="float">
            <text:p>-0.05912558</text:p>
          </table:table-cell>
          <table:table-cell office:value-type="float" office:value="-0.002072557" calcext:value-type="float">
            <text:p>-0.00207255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0611" calcext:value-type="float">
            <text:p>-2.1906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7" calcext:value-type="float">
            <text:p>13062007</text:p>
          </table:table-cell>
          <table:table-cell office:value-type="float" office:value="353.2975" calcext:value-type="float">
            <text:p>353.2975</text:p>
          </table:table-cell>
          <table:table-cell office:value-type="float" office:value="141.976" calcext:value-type="float">
            <text:p>141.976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21.345" calcext:value-type="float">
            <text:p>1121.345</text:p>
          </table:table-cell>
          <table:table-cell office:value-type="float" office:value="111.4583" calcext:value-type="float">
            <text:p>111.4583</text:p>
          </table:table-cell>
          <table:table-cell office:value-type="float" office:value="0" calcext:value-type="float">
            <text:p>0</text:p>
          </table:table-cell>
          <table:table-cell office:value-type="float" office:value="0.5979432" calcext:value-type="float">
            <text:p>0.5979432</text:p>
          </table:table-cell>
          <table:table-cell office:value-type="float" office:value="0.4062438" calcext:value-type="float">
            <text:p>0.4062438</text:p>
          </table:table-cell>
          <table:table-cell office:value-type="float" office:value="0.350751" calcext:value-type="float">
            <text:p>0.350751</text:p>
          </table:table-cell>
          <table:table-cell office:value-type="float" office:value="0.3539968" calcext:value-type="float">
            <text:p>0.3539968</text:p>
          </table:table-cell>
          <table:table-cell office:value-type="float" office:value="0.3536516" calcext:value-type="float">
            <text:p>0.3536516</text:p>
          </table:table-cell>
          <table:table-cell office:value-type="float" office:value="0.3081973" calcext:value-type="float">
            <text:p>0.3081973</text:p>
          </table:table-cell>
          <table:table-cell office:value-type="float" office:value="0.3123912" calcext:value-type="float">
            <text:p>0.3123912</text:p>
          </table:table-cell>
          <table:table-cell office:value-type="float" office:value="0.3773291" calcext:value-type="float">
            <text:p>0.3773291</text:p>
          </table:table-cell>
          <table:table-cell office:value-type="float" office:value="0.3742656" calcext:value-type="float">
            <text:p>0.3742656</text:p>
          </table:table-cell>
          <table:table-cell office:value-type="float" office:value="0.380786" calcext:value-type="float">
            <text:p>0.380786</text:p>
          </table:table-cell>
          <table:table-cell office:value-type="float" office:value="0.395133" calcext:value-type="float">
            <text:p>0.395133</text:p>
          </table:table-cell>
          <table:table-cell office:value-type="float" office:value="0.4046945" calcext:value-type="float">
            <text:p>0.404694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.003245206" calcext:value-type="float">
            <text:p>0.003245206</text:p>
          </table:table-cell>
          <table:table-cell office:value-type="float" office:value="1.925472E-015" calcext:value-type="float">
            <text:p>1.925472E-15</text:p>
          </table:table-cell>
          <table:table-cell office:value-type="float" office:value="1.93502E-015" calcext:value-type="float">
            <text:p>1.93502E-15</text:p>
          </table:table-cell>
          <table:table-cell office:value-type="float" office:value="1.917923E-015" calcext:value-type="float">
            <text:p>1.917923E-15</text:p>
          </table:table-cell>
          <table:table-cell office:value-type="float" office:value="9.648902E-016" calcext:value-type="float">
            <text:p>9.648902E-16</text:p>
          </table:table-cell>
          <table:table-cell office:value-type="float" office:value="1.023481E-015" calcext:value-type="float">
            <text:p>1.023481E-15</text:p>
          </table:table-cell>
          <table:table-cell office:value-type="float" office:value="1.938612E-015" calcext:value-type="float">
            <text:p>1.938612E-15</text:p>
          </table:table-cell>
          <table:table-cell office:value-type="float" office:value="1.832921E-015" calcext:value-type="float">
            <text:p>1.832921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285418" calcext:value-type="float">
            <text:p>-0.0005285418</text:p>
          </table:table-cell>
          <table:table-cell office:value-type="float" office:value="-0.00798203" calcext:value-type="float">
            <text:p>-0.00798203</text:p>
          </table:table-cell>
          <table:table-cell office:value-type="float" office:value="-0.01388214" calcext:value-type="float">
            <text:p>-0.01388214</text:p>
          </table:table-cell>
          <table:table-cell office:value-type="float" office:value="-0.01309648" calcext:value-type="float">
            <text:p>-0.01309648</text:p>
          </table:table-cell>
          <table:table-cell office:value-type="float" office:value="-0.01284896" calcext:value-type="float">
            <text:p>-0.01284896</text:p>
          </table:table-cell>
          <table:table-cell office:value-type="float" office:value="-0.01189862" calcext:value-type="float">
            <text:p>-0.01189862</text:p>
          </table:table-cell>
          <table:table-cell office:value-type="float" office:value="-0.009851613" calcext:value-type="float">
            <text:p>-0.009851613</text:p>
          </table:table-cell>
          <table:table-cell office:value-type="float" office:value="-0.009986171" calcext:value-type="float">
            <text:p>-0.009986171</text:p>
          </table:table-cell>
          <table:table-cell office:value-type="float" office:value="-0.008944736" calcext:value-type="float">
            <text:p>-0.008944736</text:p>
          </table:table-cell>
          <table:table-cell office:value-type="float" office:value="-0.008601035" calcext:value-type="float">
            <text:p>-0.008601035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3127086" calcext:value-type="float">
            <text:p>-0.0003127086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3245258" calcext:value-type="float">
            <text:p>0.0032452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7" calcext:value-type="float">
            <text:p>14062007</text:p>
          </table:table-cell>
          <table:table-cell office:value-type="float" office:value="357.8976" calcext:value-type="float">
            <text:p>357.8976</text:p>
          </table:table-cell>
          <table:table-cell office:value-type="float" office:value="146.092" calcext:value-type="float">
            <text:p>146.092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21.292" calcext:value-type="float">
            <text:p>1121.292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0" calcext:value-type="float">
            <text:p>0</text:p>
          </table:table-cell>
          <table:table-cell office:value-type="float" office:value="0.3636742" calcext:value-type="float">
            <text:p>0.3636742</text:p>
          </table:table-cell>
          <table:table-cell office:value-type="float" office:value="0.3710492" calcext:value-type="float">
            <text:p>0.3710492</text:p>
          </table:table-cell>
          <table:table-cell office:value-type="float" office:value="0.3790329" calcext:value-type="float">
            <text:p>0.3790329</text:p>
          </table:table-cell>
          <table:table-cell office:value-type="float" office:value="0.3854401" calcext:value-type="float">
            <text:p>0.3854401</text:p>
          </table:table-cell>
          <table:table-cell office:value-type="float" office:value="0.388121" calcext:value-type="float">
            <text:p>0.388121</text:p>
          </table:table-cell>
          <table:table-cell office:value-type="float" office:value="0.3290963" calcext:value-type="float">
            <text:p>0.3290963</text:p>
          </table:table-cell>
          <table:table-cell office:value-type="float" office:value="0.3177876" calcext:value-type="float">
            <text:p>0.3177876</text:p>
          </table:table-cell>
          <table:table-cell office:value-type="float" office:value="0.379466" calcext:value-type="float">
            <text:p>0.379466</text:p>
          </table:table-cell>
          <table:table-cell office:value-type="float" office:value="0.374393" calcext:value-type="float">
            <text:p>0.374393</text:p>
          </table:table-cell>
          <table:table-cell office:value-type="float" office:value="0.3809783" calcext:value-type="float">
            <text:p>0.3809783</text:p>
          </table:table-cell>
          <table:table-cell office:value-type="float" office:value="0.3953267" calcext:value-type="float">
            <text:p>0.3953267</text:p>
          </table:table-cell>
          <table:table-cell office:value-type="float" office:value="0.404736" calcext:value-type="float">
            <text:p>0.404736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26212E-015" calcext:value-type="float">
            <text:p>1.926212E-15</text:p>
          </table:table-cell>
          <table:table-cell office:value-type="float" office:value="1.934962E-015" calcext:value-type="float">
            <text:p>1.934962E-15</text:p>
          </table:table-cell>
          <table:table-cell office:value-type="float" office:value="1.917842E-015" calcext:value-type="float">
            <text:p>1.917842E-15</text:p>
          </table:table-cell>
          <table:table-cell office:value-type="float" office:value="9.648843E-016" calcext:value-type="float">
            <text:p>9.648843E-16</text:p>
          </table:table-cell>
          <table:table-cell office:value-type="float" office:value="1.023457E-015" calcext:value-type="float">
            <text:p>1.023457E-15</text:p>
          </table:table-cell>
          <table:table-cell office:value-type="float" office:value="1.938614E-015" calcext:value-type="float">
            <text:p>1.938614E-15</text:p>
          </table:table-cell>
          <table:table-cell office:value-type="float" office:value="1.832918E-015" calcext:value-type="float">
            <text:p>1.832918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78329" calcext:value-type="float">
            <text:p>-0.01078329</text:p>
          </table:table-cell>
          <table:table-cell office:value-type="float" office:value="-0.009497525" calcext:value-type="float">
            <text:p>-0.009497525</text:p>
          </table:table-cell>
          <table:table-cell office:value-type="float" office:value="-0.008317064" calcext:value-type="float">
            <text:p>-0.008317064</text:p>
          </table:table-cell>
          <table:table-cell office:value-type="float" office:value="-0.007546574" calcext:value-type="float">
            <text:p>-0.007546574</text:p>
          </table:table-cell>
          <table:table-cell office:value-type="float" office:value="-0.007245064" calcext:value-type="float">
            <text:p>-0.007245064</text:p>
          </table:table-cell>
          <table:table-cell office:value-type="float" office:value="-0.007236377" calcext:value-type="float">
            <text:p>-0.007236377</text:p>
          </table:table-cell>
          <table:table-cell office:value-type="float" office:value="-0.007763662" calcext:value-type="float">
            <text:p>-0.007763662</text:p>
          </table:table-cell>
          <table:table-cell office:value-type="float" office:value="-0.00884153" calcext:value-type="float">
            <text:p>-0.00884153</text:p>
          </table:table-cell>
          <table:table-cell office:value-type="float" office:value="-0.008896296" calcext:value-type="float">
            <text:p>-0.008896296</text:p>
          </table:table-cell>
          <table:table-cell office:value-type="float" office:value="-0.008526991" calcext:value-type="float">
            <text:p>-0.008526991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1106437" calcext:value-type="float">
            <text:p>-0.01106437</text:p>
          </table:table-cell>
          <table:table-cell office:value-type="float" office:value="-0.002095175" calcext:value-type="float">
            <text:p>-0.00209517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747" calcext:value-type="float">
            <text:p>-2.1967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7" calcext:value-type="float">
            <text:p>15062007</text:p>
          </table:table-cell>
          <table:table-cell office:value-type="float" office:value="357.8976" calcext:value-type="float">
            <text:p>357.8976</text:p>
          </table:table-cell>
          <table:table-cell office:value-type="float" office:value="150.1624" calcext:value-type="float">
            <text:p>150.1624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7.169" calcext:value-type="float">
            <text:p>1117.169</text:p>
          </table:table-cell>
          <table:table-cell office:value-type="float" office:value="112.0486" calcext:value-type="float">
            <text:p>112.0486</text:p>
          </table:table-cell>
          <table:table-cell office:value-type="float" office:value="0" calcext:value-type="float">
            <text:p>0</text:p>
          </table:table-cell>
          <table:table-cell office:value-type="float" office:value="0.1150792" calcext:value-type="float">
            <text:p>0.1150792</text:p>
          </table:table-cell>
          <table:table-cell office:value-type="float" office:value="0.3651713" calcext:value-type="float">
            <text:p>0.3651713</text:p>
          </table:table-cell>
          <table:table-cell office:value-type="float" office:value="0.3684485" calcext:value-type="float">
            <text:p>0.3684485</text:p>
          </table:table-cell>
          <table:table-cell office:value-type="float" office:value="0.3727661" calcext:value-type="float">
            <text:p>0.3727661</text:p>
          </table:table-cell>
          <table:table-cell office:value-type="float" office:value="0.3758756" calcext:value-type="float">
            <text:p>0.3758756</text:p>
          </table:table-cell>
          <table:table-cell office:value-type="float" office:value="0.3238291" calcext:value-type="float">
            <text:p>0.3238291</text:p>
          </table:table-cell>
          <table:table-cell office:value-type="float" office:value="0.3173195" calcext:value-type="float">
            <text:p>0.3173195</text:p>
          </table:table-cell>
          <table:table-cell office:value-type="float" office:value="0.3806505" calcext:value-type="float">
            <text:p>0.3806505</text:p>
          </table:table-cell>
          <table:table-cell office:value-type="float" office:value="0.3747919" calcext:value-type="float">
            <text:p>0.3747919</text:p>
          </table:table-cell>
          <table:table-cell office:value-type="float" office:value="0.3811747" calcext:value-type="float">
            <text:p>0.3811747</text:p>
          </table:table-cell>
          <table:table-cell office:value-type="float" office:value="0.3955025" calcext:value-type="float">
            <text:p>0.3955025</text:p>
          </table:table-cell>
          <table:table-cell office:value-type="float" office:value="0.4048032" calcext:value-type="float">
            <text:p>0.404803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6914E-015" calcext:value-type="float">
            <text:p>1.926914E-15</text:p>
          </table:table-cell>
          <table:table-cell office:value-type="float" office:value="1.934902E-015" calcext:value-type="float">
            <text:p>1.934902E-15</text:p>
          </table:table-cell>
          <table:table-cell office:value-type="float" office:value="1.917768E-015" calcext:value-type="float">
            <text:p>1.917768E-15</text:p>
          </table:table-cell>
          <table:table-cell office:value-type="float" office:value="9.648756E-016" calcext:value-type="float">
            <text:p>9.648756E-16</text:p>
          </table:table-cell>
          <table:table-cell office:value-type="float" office:value="1.023439E-015" calcext:value-type="float">
            <text:p>1.023439E-15</text:p>
          </table:table-cell>
          <table:table-cell office:value-type="float" office:value="1.938615E-015" calcext:value-type="float">
            <text:p>1.938615E-15</text:p>
          </table:table-cell>
          <table:table-cell office:value-type="float" office:value="1.832917E-015" calcext:value-type="float">
            <text:p>1.832917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33586" calcext:value-type="float">
            <text:p>-58.33586</text:p>
          </table:table-cell>
          <table:table-cell office:value-type="float" office:value="-0.01048075" calcext:value-type="float">
            <text:p>-0.01048075</text:p>
          </table:table-cell>
          <table:table-cell office:value-type="float" office:value="-0.009922287" calcext:value-type="float">
            <text:p>-0.009922287</text:p>
          </table:table-cell>
          <table:table-cell office:value-type="float" office:value="-0.009287333" calcext:value-type="float">
            <text:p>-0.009287333</text:p>
          </table:table-cell>
          <table:table-cell office:value-type="float" office:value="-0.008834399" calcext:value-type="float">
            <text:p>-0.008834399</text:p>
          </table:table-cell>
          <table:table-cell office:value-type="float" office:value="-0.008172066" calcext:value-type="float">
            <text:p>-0.008172066</text:p>
          </table:table-cell>
          <table:table-cell office:value-type="float" office:value="-0.007839155" calcext:value-type="float">
            <text:p>-0.007839155</text:p>
          </table:table-cell>
          <table:table-cell office:value-type="float" office:value="-0.008259911" calcext:value-type="float">
            <text:p>-0.008259911</text:p>
          </table:table-cell>
          <table:table-cell office:value-type="float" office:value="-0.008740866" calcext:value-type="float">
            <text:p>-0.008740866</text:p>
          </table:table-cell>
          <table:table-cell office:value-type="float" office:value="-0.008452239" calcext:value-type="float">
            <text:p>-0.008452239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3202654" calcext:value-type="float">
            <text:p>-0.03202654</text:p>
          </table:table-cell>
          <table:table-cell office:value-type="float" office:value="-0.002104519" calcext:value-type="float">
            <text:p>-0.00210451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435" calcext:value-type="float">
            <text:p>-2.19443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7" calcext:value-type="float">
            <text:p>16062007</text:p>
          </table:table-cell>
          <table:table-cell office:value-type="float" office:value="357.8976" calcext:value-type="float">
            <text:p>357.8976</text:p>
          </table:table-cell>
          <table:table-cell office:value-type="float" office:value="151.1252" calcext:value-type="float">
            <text:p>151.1252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6.139" calcext:value-type="float">
            <text:p>1116.139</text:p>
          </table:table-cell>
          <table:table-cell office:value-type="float" office:value="112.115" calcext:value-type="float">
            <text:p>112.115</text:p>
          </table:table-cell>
          <table:table-cell office:value-type="float" office:value="0" calcext:value-type="float">
            <text:p>0</text:p>
          </table:table-cell>
          <table:table-cell office:value-type="float" office:value="0.1079558" calcext:value-type="float">
            <text:p>0.1079558</text:p>
          </table:table-cell>
          <table:table-cell office:value-type="float" office:value="0.3610775" calcext:value-type="float">
            <text:p>0.3610775</text:p>
          </table:table-cell>
          <table:table-cell office:value-type="float" office:value="0.3639859" calcext:value-type="float">
            <text:p>0.3639859</text:p>
          </table:table-cell>
          <table:table-cell office:value-type="float" office:value="0.3677492" calcext:value-type="float">
            <text:p>0.3677492</text:p>
          </table:table-cell>
          <table:table-cell office:value-type="float" office:value="0.3705343" calcext:value-type="float">
            <text:p>0.3705343</text:p>
          </table:table-cell>
          <table:table-cell office:value-type="float" office:value="0.3200275" calcext:value-type="float">
            <text:p>0.3200275</text:p>
          </table:table-cell>
          <table:table-cell office:value-type="float" office:value="0.3144951" calcext:value-type="float">
            <text:p>0.3144951</text:p>
          </table:table-cell>
          <table:table-cell office:value-type="float" office:value="0.3806809" calcext:value-type="float">
            <text:p>0.3806809</text:p>
          </table:table-cell>
          <table:table-cell office:value-type="float" office:value="0.3752083" calcext:value-type="float">
            <text:p>0.3752083</text:p>
          </table:table-cell>
          <table:table-cell office:value-type="float" office:value="0.3813851" calcext:value-type="float">
            <text:p>0.3813851</text:p>
          </table:table-cell>
          <table:table-cell office:value-type="float" office:value="0.3956687" calcext:value-type="float">
            <text:p>0.3956687</text:p>
          </table:table-cell>
          <table:table-cell office:value-type="float" office:value="0.4048848" calcext:value-type="float">
            <text:p>0.404884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7769E-015" calcext:value-type="float">
            <text:p>1.927769E-15</text:p>
          </table:table-cell>
          <table:table-cell office:value-type="float" office:value="1.934828E-015" calcext:value-type="float">
            <text:p>1.934828E-15</text:p>
          </table:table-cell>
          <table:table-cell office:value-type="float" office:value="1.917677E-015" calcext:value-type="float">
            <text:p>1.917677E-15</text:p>
          </table:table-cell>
          <table:table-cell office:value-type="float" office:value="9.648693E-016" calcext:value-type="float">
            <text:p>9.648693E-16</text:p>
          </table:table-cell>
          <table:table-cell office:value-type="float" office:value="1.023415E-015" calcext:value-type="float">
            <text:p>1.023415E-15</text:p>
          </table:table-cell>
          <table:table-cell office:value-type="float" office:value="1.938615E-015" calcext:value-type="float">
            <text:p>1.938615E-15</text:p>
          </table:table-cell>
          <table:table-cell office:value-type="float" office:value="1.832917E-015" calcext:value-type="float">
            <text:p>1.832917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23049" calcext:value-type="float">
            <text:p>-95.23049</text:p>
          </table:table-cell>
          <table:table-cell office:value-type="float" office:value="-0.01122893" calcext:value-type="float">
            <text:p>-0.01122893</text:p>
          </table:table-cell>
          <table:table-cell office:value-type="float" office:value="-0.01069094" calcext:value-type="float">
            <text:p>-0.01069094</text:p>
          </table:table-cell>
          <table:table-cell office:value-type="float" office:value="-0.0100895" calcext:value-type="float">
            <text:p>-0.0100895</text:p>
          </table:table-cell>
          <table:table-cell office:value-type="float" office:value="-0.009642744" calcext:value-type="float">
            <text:p>-0.009642744</text:p>
          </table:table-cell>
          <table:table-cell office:value-type="float" office:value="-0.008936739" calcext:value-type="float">
            <text:p>-0.008936739</text:p>
          </table:table-cell>
          <table:table-cell office:value-type="float" office:value="-0.008449989" calcext:value-type="float">
            <text:p>-0.008449989</text:p>
          </table:table-cell>
          <table:table-cell office:value-type="float" office:value="-0.008242415" calcext:value-type="float">
            <text:p>-0.008242415</text:p>
          </table:table-cell>
          <table:table-cell office:value-type="float" office:value="-0.00858066" calcext:value-type="float">
            <text:p>-0.00858066</text:p>
          </table:table-cell>
          <table:table-cell office:value-type="float" office:value="-0.008372845" calcext:value-type="float">
            <text:p>-0.008372845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2836726" calcext:value-type="float">
            <text:p>-0.02836726</text:p>
          </table:table-cell>
          <table:table-cell office:value-type="float" office:value="-0.002114395" calcext:value-type="float">
            <text:p>-0.00211439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2395" calcext:value-type="float">
            <text:p>-2.1923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7" calcext:value-type="float">
            <text:p>17062007</text:p>
          </table:table-cell>
          <table:table-cell office:value-type="float" office:value="358.1976" calcext:value-type="float">
            <text:p>358.1976</text:p>
          </table:table-cell>
          <table:table-cell office:value-type="float" office:value="152.3761" calcext:value-type="float">
            <text:p>152.3761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5.107" calcext:value-type="float">
            <text:p>1115.107</text:p>
          </table:table-cell>
          <table:table-cell office:value-type="float" office:value="112.1959" calcext:value-type="float">
            <text:p>112.1959</text:p>
          </table:table-cell>
          <table:table-cell office:value-type="float" office:value="0" calcext:value-type="float">
            <text:p>0</text:p>
          </table:table-cell>
          <table:table-cell office:value-type="float" office:value="0.1007289" calcext:value-type="float">
            <text:p>0.1007289</text:p>
          </table:table-cell>
          <table:table-cell office:value-type="float" office:value="0.3567577" calcext:value-type="float">
            <text:p>0.3567577</text:p>
          </table:table-cell>
          <table:table-cell office:value-type="float" office:value="0.359638" calcext:value-type="float">
            <text:p>0.359638</text:p>
          </table:table-cell>
          <table:table-cell office:value-type="float" office:value="0.3632647" calcext:value-type="float">
            <text:p>0.3632647</text:p>
          </table:table-cell>
          <table:table-cell office:value-type="float" office:value="0.3659841" calcext:value-type="float">
            <text:p>0.3659841</text:p>
          </table:table-cell>
          <table:table-cell office:value-type="float" office:value="0.3170101" calcext:value-type="float">
            <text:p>0.3170101</text:p>
          </table:table-cell>
          <table:table-cell office:value-type="float" office:value="0.3121108" calcext:value-type="float">
            <text:p>0.3121108</text:p>
          </table:table-cell>
          <table:table-cell office:value-type="float" office:value="0.3802511" calcext:value-type="float">
            <text:p>0.3802511</text:p>
          </table:table-cell>
          <table:table-cell office:value-type="float" office:value="0.3755013" calcext:value-type="float">
            <text:p>0.3755013</text:p>
          </table:table-cell>
          <table:table-cell office:value-type="float" office:value="0.3815997" calcext:value-type="float">
            <text:p>0.3815997</text:p>
          </table:table-cell>
          <table:table-cell office:value-type="float" office:value="0.3958306" calcext:value-type="float">
            <text:p>0.3958306</text:p>
          </table:table-cell>
          <table:table-cell office:value-type="float" office:value="0.4049733" calcext:value-type="float">
            <text:p>0.404973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8648E-015" calcext:value-type="float">
            <text:p>1.928648E-15</text:p>
          </table:table-cell>
          <table:table-cell office:value-type="float" office:value="1.934753E-015" calcext:value-type="float">
            <text:p>1.934753E-15</text:p>
          </table:table-cell>
          <table:table-cell office:value-type="float" office:value="1.917581E-015" calcext:value-type="float">
            <text:p>1.917581E-15</text:p>
          </table:table-cell>
          <table:table-cell office:value-type="float" office:value="9.648625E-016" calcext:value-type="float">
            <text:p>9.648625E-16</text:p>
          </table:table-cell>
          <table:table-cell office:value-type="float" office:value="1.023393E-015" calcext:value-type="float">
            <text:p>1.023393E-15</text:p>
          </table:table-cell>
          <table:table-cell office:value-type="float" office:value="1.938617E-015" calcext:value-type="float">
            <text:p>1.938617E-15</text:p>
          </table:table-cell>
          <table:table-cell office:value-type="float" office:value="1.832914E-015" calcext:value-type="float">
            <text:p>1.832914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7.3121" calcext:value-type="float">
            <text:p>-157.3121</text:p>
          </table:table-cell>
          <table:table-cell office:value-type="float" office:value="-0.01208731" calcext:value-type="float">
            <text:p>-0.01208731</text:p>
          </table:table-cell>
          <table:table-cell office:value-type="float" office:value="-0.01150706" calcext:value-type="float">
            <text:p>-0.01150706</text:p>
          </table:table-cell>
          <table:table-cell office:value-type="float" office:value="-0.01087382" calcext:value-type="float">
            <text:p>-0.01087382</text:p>
          </table:table-cell>
          <table:table-cell office:value-type="float" office:value="-0.01039775" calcext:value-type="float">
            <text:p>-0.01039775</text:p>
          </table:table-cell>
          <table:table-cell office:value-type="float" office:value="-0.009600672" calcext:value-type="float">
            <text:p>-0.009600672</text:p>
          </table:table-cell>
          <table:table-cell office:value-type="float" office:value="-0.009006659" calcext:value-type="float">
            <text:p>-0.009006659</text:p>
          </table:table-cell>
          <table:table-cell office:value-type="float" office:value="-0.00844431" calcext:value-type="float">
            <text:p>-0.00844431</text:p>
          </table:table-cell>
          <table:table-cell office:value-type="float" office:value="-0.008469449" calcext:value-type="float">
            <text:p>-0.008469449</text:p>
          </table:table-cell>
          <table:table-cell office:value-type="float" office:value="-0.008292718" calcext:value-type="float">
            <text:p>-0.008292718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2424142" calcext:value-type="float">
            <text:p>-0.02424142</text:p>
          </table:table-cell>
          <table:table-cell office:value-type="float" office:value="-0.002125094" calcext:value-type="float">
            <text:p>-0.00212509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0559" calcext:value-type="float">
            <text:p>-2.1905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7" calcext:value-type="float">
            <text:p>18062007</text:p>
          </table:table-cell>
          <table:table-cell office:value-type="float" office:value="360.3976" calcext:value-type="float">
            <text:p>360.3976</text:p>
          </table:table-cell>
          <table:table-cell office:value-type="float" office:value="154.7346" calcext:value-type="float">
            <text:p>154.7346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4.839" calcext:value-type="float">
            <text:p>1114.839</text:p>
          </table:table-cell>
          <table:table-cell office:value-type="float" office:value="112.3064" calcext:value-type="float">
            <text:p>112.3064</text:p>
          </table:table-cell>
          <table:table-cell office:value-type="float" office:value="0" calcext:value-type="float">
            <text:p>0</text:p>
          </table:table-cell>
          <table:table-cell office:value-type="float" office:value="0.2138453" calcext:value-type="float">
            <text:p>0.2138453</text:p>
          </table:table-cell>
          <table:table-cell office:value-type="float" office:value="0.3492021" calcext:value-type="float">
            <text:p>0.3492021</text:p>
          </table:table-cell>
          <table:table-cell office:value-type="float" office:value="0.3532489" calcext:value-type="float">
            <text:p>0.3532489</text:p>
          </table:table-cell>
          <table:table-cell office:value-type="float" office:value="0.3576352" calcext:value-type="float">
            <text:p>0.3576352</text:p>
          </table:table-cell>
          <table:table-cell office:value-type="float" office:value="0.3606615" calcext:value-type="float">
            <text:p>0.3606615</text:p>
          </table:table-cell>
          <table:table-cell office:value-type="float" office:value="0.3137492" calcext:value-type="float">
            <text:p>0.3137492</text:p>
          </table:table-cell>
          <table:table-cell office:value-type="float" office:value="0.3097015" calcext:value-type="float">
            <text:p>0.3097015</text:p>
          </table:table-cell>
          <table:table-cell office:value-type="float" office:value="0.3796139" calcext:value-type="float">
            <text:p>0.3796139</text:p>
          </table:table-cell>
          <table:table-cell office:value-type="float" office:value="0.3756415" calcext:value-type="float">
            <text:p>0.3756415</text:p>
          </table:table-cell>
          <table:table-cell office:value-type="float" office:value="0.381806" calcext:value-type="float">
            <text:p>0.381806</text:p>
          </table:table-cell>
          <table:table-cell office:value-type="float" office:value="0.3959897" calcext:value-type="float">
            <text:p>0.3959897</text:p>
          </table:table-cell>
          <table:table-cell office:value-type="float" office:value="0.4050665" calcext:value-type="float">
            <text:p>0.405066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964E-015" calcext:value-type="float">
            <text:p>1.92964E-15</text:p>
          </table:table-cell>
          <table:table-cell office:value-type="float" office:value="1.93467E-015" calcext:value-type="float">
            <text:p>1.93467E-15</text:p>
          </table:table-cell>
          <table:table-cell office:value-type="float" office:value="1.917471E-015" calcext:value-type="float">
            <text:p>1.917471E-15</text:p>
          </table:table-cell>
          <table:table-cell office:value-type="float" office:value="9.648562E-016" calcext:value-type="float">
            <text:p>9.648562E-16</text:p>
          </table:table-cell>
          <table:table-cell office:value-type="float" office:value="1.023366E-015" calcext:value-type="float">
            <text:p>1.023366E-15</text:p>
          </table:table-cell>
          <table:table-cell office:value-type="float" office:value="1.938619E-015" calcext:value-type="float">
            <text:p>1.938619E-15</text:p>
          </table:table-cell>
          <table:table-cell office:value-type="float" office:value="1.832911E-015" calcext:value-type="float">
            <text:p>1.832911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74648" calcext:value-type="float">
            <text:p>-0.4374648</text:p>
          </table:table-cell>
          <table:table-cell office:value-type="float" office:value="-0.01379162" calcext:value-type="float">
            <text:p>-0.01379162</text:p>
          </table:table-cell>
          <table:table-cell office:value-type="float" office:value="-0.01284055" calcext:value-type="float">
            <text:p>-0.01284055</text:p>
          </table:table-cell>
          <table:table-cell office:value-type="float" office:value="-0.0119601" calcext:value-type="float">
            <text:p>-0.0119601</text:p>
          </table:table-cell>
          <table:table-cell office:value-type="float" office:value="-0.01136939" calcext:value-type="float">
            <text:p>-0.01136939</text:p>
          </table:table-cell>
          <table:table-cell office:value-type="float" office:value="-0.01038096" calcext:value-type="float">
            <text:p>-0.01038096</text:p>
          </table:table-cell>
          <table:table-cell office:value-type="float" office:value="-0.009608609" calcext:value-type="float">
            <text:p>-0.009608609</text:p>
          </table:table-cell>
          <table:table-cell office:value-type="float" office:value="-0.008755189" calcext:value-type="float">
            <text:p>-0.008755189</text:p>
          </table:table-cell>
          <table:table-cell office:value-type="float" office:value="-0.008416476" calcext:value-type="float">
            <text:p>-0.008416476</text:p>
          </table:table-cell>
          <table:table-cell office:value-type="float" office:value="-0.008216335" calcext:value-type="float">
            <text:p>-0.008216335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2046406" calcext:value-type="float">
            <text:p>-0.02046406</text:p>
          </table:table-cell>
          <table:table-cell office:value-type="float" office:value="-0.002135823" calcext:value-type="float">
            <text:p>-0.00213582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8876" calcext:value-type="float">
            <text:p>-2.1888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7" calcext:value-type="float">
            <text:p>19062007</text:p>
          </table:table-cell>
          <table:table-cell office:value-type="float" office:value="365.2976" calcext:value-type="float">
            <text:p>365.2976</text:p>
          </table:table-cell>
          <table:table-cell office:value-type="float" office:value="158.2063" calcext:value-type="float">
            <text:p>158.2063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6.123" calcext:value-type="float">
            <text:p>1116.123</text:p>
          </table:table-cell>
          <table:table-cell office:value-type="float" office:value="112.45" calcext:value-type="float">
            <text:p>112.45</text:p>
          </table:table-cell>
          <table:table-cell office:value-type="float" office:value="0" calcext:value-type="float">
            <text:p>0</text:p>
          </table:table-cell>
          <table:table-cell office:value-type="float" office:value="0.3382493" calcext:value-type="float">
            <text:p>0.3382493</text:p>
          </table:table-cell>
          <table:table-cell office:value-type="float" office:value="0.3464297" calcext:value-type="float">
            <text:p>0.3464297</text:p>
          </table:table-cell>
          <table:table-cell office:value-type="float" office:value="0.3548016" calcext:value-type="float">
            <text:p>0.3548016</text:p>
          </table:table-cell>
          <table:table-cell office:value-type="float" office:value="0.3602195" calcext:value-type="float">
            <text:p>0.3602195</text:p>
          </table:table-cell>
          <table:table-cell office:value-type="float" office:value="0.3625843" calcext:value-type="float">
            <text:p>0.3625843</text:p>
          </table:table-cell>
          <table:table-cell office:value-type="float" office:value="0.3130255" calcext:value-type="float">
            <text:p>0.3130255</text:p>
          </table:table-cell>
          <table:table-cell office:value-type="float" office:value="0.3081166" calcext:value-type="float">
            <text:p>0.3081166</text:p>
          </table:table-cell>
          <table:table-cell office:value-type="float" office:value="0.378916" calcext:value-type="float">
            <text:p>0.378916</text:p>
          </table:table-cell>
          <table:table-cell office:value-type="float" office:value="0.3756361" calcext:value-type="float">
            <text:p>0.3756361</text:p>
          </table:table-cell>
          <table:table-cell office:value-type="float" office:value="0.3819925" calcext:value-type="float">
            <text:p>0.3819925</text:p>
          </table:table-cell>
          <table:table-cell office:value-type="float" office:value="0.3961448" calcext:value-type="float">
            <text:p>0.3961448</text:p>
          </table:table-cell>
          <table:table-cell office:value-type="float" office:value="0.4051595" calcext:value-type="float">
            <text:p>0.405159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0242E-015" calcext:value-type="float">
            <text:p>1.930242E-15</text:p>
          </table:table-cell>
          <table:table-cell office:value-type="float" office:value="1.93463E-015" calcext:value-type="float">
            <text:p>1.93463E-15</text:p>
          </table:table-cell>
          <table:table-cell office:value-type="float" office:value="1.917402E-015" calcext:value-type="float">
            <text:p>1.917402E-15</text:p>
          </table:table-cell>
          <table:table-cell office:value-type="float" office:value="9.648497E-016" calcext:value-type="float">
            <text:p>9.648497E-16</text:p>
          </table:table-cell>
          <table:table-cell office:value-type="float" office:value="1.023345E-015" calcext:value-type="float">
            <text:p>1.023345E-15</text:p>
          </table:table-cell>
          <table:table-cell office:value-type="float" office:value="1.938622E-015" calcext:value-type="float">
            <text:p>1.938622E-15</text:p>
          </table:table-cell>
          <table:table-cell office:value-type="float" office:value="1.832906E-015" calcext:value-type="float">
            <text:p>1.832906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96142" calcext:value-type="float">
            <text:p>-0.01696142</text:p>
          </table:table-cell>
          <table:table-cell office:value-type="float" office:value="-0.01447324" calcext:value-type="float">
            <text:p>-0.01447324</text:p>
          </table:table-cell>
          <table:table-cell office:value-type="float" office:value="-0.01247376" calcext:value-type="float">
            <text:p>-0.01247376</text:p>
          </table:table-cell>
          <table:table-cell office:value-type="float" office:value="-0.01143096" calcext:value-type="float">
            <text:p>-0.01143096</text:p>
          </table:table-cell>
          <table:table-cell office:value-type="float" office:value="-0.01099943" calcext:value-type="float">
            <text:p>-0.01099943</text:p>
          </table:table-cell>
          <table:table-cell office:value-type="float" office:value="-0.0105695" calcext:value-type="float">
            <text:p>-0.0105695</text:p>
          </table:table-cell>
          <table:table-cell office:value-type="float" office:value="-0.01003694" calcext:value-type="float">
            <text:p>-0.01003694</text:p>
          </table:table-cell>
          <table:table-cell office:value-type="float" office:value="-0.009110576" calcext:value-type="float">
            <text:p>-0.009110576</text:p>
          </table:table-cell>
          <table:table-cell office:value-type="float" office:value="-0.00841797" calcext:value-type="float">
            <text:p>-0.00841797</text:p>
          </table:table-cell>
          <table:table-cell office:value-type="float" office:value="-0.00814781" calcext:value-type="float">
            <text:p>-0.00814781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1839196" calcext:value-type="float">
            <text:p>-0.01839196</text:p>
          </table:table-cell>
          <table:table-cell office:value-type="float" office:value="-0.002142177" calcext:value-type="float">
            <text:p>-0.00214217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7334" calcext:value-type="float">
            <text:p>-2.18733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7" calcext:value-type="float">
            <text:p>20062007</text:p>
          </table:table-cell>
          <table:table-cell office:value-type="float" office:value="366.1976" calcext:value-type="float">
            <text:p>366.1976</text:p>
          </table:table-cell>
          <table:table-cell office:value-type="float" office:value="161.5587" calcext:value-type="float">
            <text:p>161.5587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3.556" calcext:value-type="float">
            <text:p>1113.556</text:p>
          </table:table-cell>
          <table:table-cell office:value-type="float" office:value="112.5653" calcext:value-type="float">
            <text:p>112.5653</text:p>
          </table:table-cell>
          <table:table-cell office:value-type="float" office:value="0" calcext:value-type="float">
            <text:p>0</text:p>
          </table:table-cell>
          <table:table-cell office:value-type="float" office:value="0.2067021" calcext:value-type="float">
            <text:p>0.2067021</text:p>
          </table:table-cell>
          <table:table-cell office:value-type="float" office:value="0.3441386" calcext:value-type="float">
            <text:p>0.3441386</text:p>
          </table:table-cell>
          <table:table-cell office:value-type="float" office:value="0.3479744" calcext:value-type="float">
            <text:p>0.3479744</text:p>
          </table:table-cell>
          <table:table-cell office:value-type="float" office:value="0.3529064" calcext:value-type="float">
            <text:p>0.3529064</text:p>
          </table:table-cell>
          <table:table-cell office:value-type="float" office:value="0.3562129" calcext:value-type="float">
            <text:p>0.3562129</text:p>
          </table:table-cell>
          <table:table-cell office:value-type="float" office:value="0.3106577" calcext:value-type="float">
            <text:p>0.3106577</text:p>
          </table:table-cell>
          <table:table-cell office:value-type="float" office:value="0.3068355" calcext:value-type="float">
            <text:p>0.3068355</text:p>
          </table:table-cell>
          <table:table-cell office:value-type="float" office:value="0.3783719" calcext:value-type="float">
            <text:p>0.3783719</text:p>
          </table:table-cell>
          <table:table-cell office:value-type="float" office:value="0.3755257" calcext:value-type="float">
            <text:p>0.3755257</text:p>
          </table:table-cell>
          <table:table-cell office:value-type="float" office:value="0.382152" calcext:value-type="float">
            <text:p>0.382152</text:p>
          </table:table-cell>
          <table:table-cell office:value-type="float" office:value="0.3962937" calcext:value-type="float">
            <text:p>0.3962937</text:p>
          </table:table-cell>
          <table:table-cell office:value-type="float" office:value="0.4052432" calcext:value-type="float">
            <text:p>0.405243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0776E-015" calcext:value-type="float">
            <text:p>1.930776E-15</text:p>
          </table:table-cell>
          <table:table-cell office:value-type="float" office:value="1.934587E-015" calcext:value-type="float">
            <text:p>1.934587E-15</text:p>
          </table:table-cell>
          <table:table-cell office:value-type="float" office:value="1.917346E-015" calcext:value-type="float">
            <text:p>1.917346E-15</text:p>
          </table:table-cell>
          <table:table-cell office:value-type="float" office:value="9.648447E-016" calcext:value-type="float">
            <text:p>9.648447E-16</text:p>
          </table:table-cell>
          <table:table-cell office:value-type="float" office:value="1.023326E-015" calcext:value-type="float">
            <text:p>1.023326E-15</text:p>
          </table:table-cell>
          <table:table-cell office:value-type="float" office:value="1.938623E-015" calcext:value-type="float">
            <text:p>1.938623E-15</text:p>
          </table:table-cell>
          <table:table-cell office:value-type="float" office:value="1.832905E-015" calcext:value-type="float">
            <text:p>1.832905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13852" calcext:value-type="float">
            <text:p>-0.6113852</text:p>
          </table:table-cell>
          <table:table-cell office:value-type="float" office:value="-0.01508659" calcext:value-type="float">
            <text:p>-0.01508659</text:p>
          </table:table-cell>
          <table:table-cell office:value-type="float" office:value="-0.01408912" calcext:value-type="float">
            <text:p>-0.01408912</text:p>
          </table:table-cell>
          <table:table-cell office:value-type="float" office:value="-0.01297049" calcext:value-type="float">
            <text:p>-0.01297049</text:p>
          </table:table-cell>
          <table:table-cell office:value-type="float" office:value="-0.01226197" calcext:value-type="float">
            <text:p>-0.01226197</text:p>
          </table:table-cell>
          <table:table-cell office:value-type="float" office:value="-0.01118616" calcext:value-type="float">
            <text:p>-0.01118616</text:p>
          </table:table-cell>
          <table:table-cell office:value-type="float" office:value="-0.01038981" calcext:value-type="float">
            <text:p>-0.01038981</text:p>
          </table:table-cell>
          <table:table-cell office:value-type="float" office:value="-0.009398199" calcext:value-type="float">
            <text:p>-0.009398199</text:p>
          </table:table-cell>
          <table:table-cell office:value-type="float" office:value="-0.008458898" calcext:value-type="float">
            <text:p>-0.008458898</text:p>
          </table:table-cell>
          <table:table-cell office:value-type="float" office:value="-0.00808972" calcext:value-type="float">
            <text:p>-0.00808972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1614869" calcext:value-type="float">
            <text:p>-0.01614869</text:p>
          </table:table-cell>
          <table:table-cell office:value-type="float" office:value="-0.002148421" calcext:value-type="float">
            <text:p>-0.00214842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5827" calcext:value-type="float">
            <text:p>-2.1858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7" calcext:value-type="float">
            <text:p>21062007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63.8629" calcext:value-type="float">
            <text:p>163.8629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11.233" calcext:value-type="float">
            <text:p>1111.233</text:p>
          </table:table-cell>
          <table:table-cell office:value-type="float" office:value="112.6836" calcext:value-type="float">
            <text:p>112.6836</text:p>
          </table:table-cell>
          <table:table-cell office:value-type="float" office:value="0" calcext:value-type="float">
            <text:p>0</text:p>
          </table:table-cell>
          <table:table-cell office:value-type="float" office:value="0.1139068" calcext:value-type="float">
            <text:p>0.1139068</text:p>
          </table:table-cell>
          <table:table-cell office:value-type="float" office:value="0.3393776" calcext:value-type="float">
            <text:p>0.3393776</text:p>
          </table:table-cell>
          <table:table-cell office:value-type="float" office:value="0.342745" calcext:value-type="float">
            <text:p>0.342745</text:p>
          </table:table-cell>
          <table:table-cell office:value-type="float" office:value="0.3471331" calcext:value-type="float">
            <text:p>0.3471331</text:p>
          </table:table-cell>
          <table:table-cell office:value-type="float" office:value="0.3505597" calcext:value-type="float">
            <text:p>0.3505597</text:p>
          </table:table-cell>
          <table:table-cell office:value-type="float" office:value="0.3074134" calcext:value-type="float">
            <text:p>0.3074134</text:p>
          </table:table-cell>
          <table:table-cell office:value-type="float" office:value="0.3046883" calcext:value-type="float">
            <text:p>0.3046883</text:p>
          </table:table-cell>
          <table:table-cell office:value-type="float" office:value="0.377742" calcext:value-type="float">
            <text:p>0.377742</text:p>
          </table:table-cell>
          <table:table-cell office:value-type="float" office:value="0.3752528" calcext:value-type="float">
            <text:p>0.3752528</text:p>
          </table:table-cell>
          <table:table-cell office:value-type="float" office:value="0.3822853" calcext:value-type="float">
            <text:p>0.3822853</text:p>
          </table:table-cell>
          <table:table-cell office:value-type="float" office:value="0.3965291" calcext:value-type="float">
            <text:p>0.3965291</text:p>
          </table:table-cell>
          <table:table-cell office:value-type="float" office:value="0.405329" calcext:value-type="float">
            <text:p>0.405329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931391E-015" calcext:value-type="float">
            <text:p>1.931391E-15</text:p>
          </table:table-cell>
          <table:table-cell office:value-type="float" office:value="1.934533E-015" calcext:value-type="float">
            <text:p>1.934533E-15</text:p>
          </table:table-cell>
          <table:table-cell office:value-type="float" office:value="1.917283E-015" calcext:value-type="float">
            <text:p>1.917283E-15</text:p>
          </table:table-cell>
          <table:table-cell office:value-type="float" office:value="9.648418E-016" calcext:value-type="float">
            <text:p>9.648418E-16</text:p>
          </table:table-cell>
          <table:table-cell office:value-type="float" office:value="1.023304E-015" calcext:value-type="float">
            <text:p>1.023304E-15</text:p>
          </table:table-cell>
          <table:table-cell office:value-type="float" office:value="1.938623E-015" calcext:value-type="float">
            <text:p>1.938623E-15</text:p>
          </table:table-cell>
          <table:table-cell office:value-type="float" office:value="1.832905E-015" calcext:value-type="float">
            <text:p>1.832905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38264" calcext:value-type="float">
            <text:p>-63.38264</text:p>
          </table:table-cell>
          <table:table-cell office:value-type="float" office:value="-0.01643528" calcext:value-type="float">
            <text:p>-0.01643528</text:p>
          </table:table-cell>
          <table:table-cell office:value-type="float" office:value="-0.01545865" calcext:value-type="float">
            <text:p>-0.01545865</text:p>
          </table:table-cell>
          <table:table-cell office:value-type="float" office:value="-0.01435016" calcext:value-type="float">
            <text:p>-0.01435016</text:p>
          </table:table-cell>
          <table:table-cell office:value-type="float" office:value="-0.01352338" calcext:value-type="float">
            <text:p>-0.01352338</text:p>
          </table:table-cell>
          <table:table-cell office:value-type="float" office:value="-0.01210946" calcext:value-type="float">
            <text:p>-0.01210946</text:p>
          </table:table-cell>
          <table:table-cell office:value-type="float" office:value="-0.01101821" calcext:value-type="float">
            <text:p>-0.01101821</text:p>
          </table:table-cell>
          <table:table-cell office:value-type="float" office:value="-0.009741645" calcext:value-type="float">
            <text:p>-0.009741645</text:p>
          </table:table-cell>
          <table:table-cell office:value-type="float" office:value="-0.008560683" calcext:value-type="float">
            <text:p>-0.008560683</text:p>
          </table:table-cell>
          <table:table-cell office:value-type="float" office:value="-0.008041542" calcext:value-type="float">
            <text:p>-0.008041542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1323003" calcext:value-type="float">
            <text:p>-0.01323003</text:p>
          </table:table-cell>
          <table:table-cell office:value-type="float" office:value="-0.002155953" calcext:value-type="float">
            <text:p>-0.00215595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4419" calcext:value-type="float">
            <text:p>-2.1844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7" calcext:value-type="float">
            <text:p>22062007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65.206" calcext:value-type="float">
            <text:p>165.206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09.764" calcext:value-type="float">
            <text:p>1109.764</text:p>
          </table:table-cell>
          <table:table-cell office:value-type="float" office:value="112.8098" calcext:value-type="float">
            <text:p>112.8098</text:p>
          </table:table-cell>
          <table:table-cell office:value-type="float" office:value="0" calcext:value-type="float">
            <text:p>0</text:p>
          </table:table-cell>
          <table:table-cell office:value-type="float" office:value="0.1154138" calcext:value-type="float">
            <text:p>0.1154138</text:p>
          </table:table-cell>
          <table:table-cell office:value-type="float" office:value="0.3334574" calcext:value-type="float">
            <text:p>0.3334574</text:p>
          </table:table-cell>
          <table:table-cell office:value-type="float" office:value="0.3371831" calcext:value-type="float">
            <text:p>0.3371831</text:p>
          </table:table-cell>
          <table:table-cell office:value-type="float" office:value="0.3418384" calcext:value-type="float">
            <text:p>0.3418384</text:p>
          </table:table-cell>
          <table:table-cell office:value-type="float" office:value="0.345473" calcext:value-type="float">
            <text:p>0.345473</text:p>
          </table:table-cell>
          <table:table-cell office:value-type="float" office:value="0.3042656" calcext:value-type="float">
            <text:p>0.3042656</text:p>
          </table:table-cell>
          <table:table-cell office:value-type="float" office:value="0.3024769" calcext:value-type="float">
            <text:p>0.3024769</text:p>
          </table:table-cell>
          <table:table-cell office:value-type="float" office:value="0.3769771" calcext:value-type="float">
            <text:p>0.3769771</text:p>
          </table:table-cell>
          <table:table-cell office:value-type="float" office:value="0.3748005" calcext:value-type="float">
            <text:p>0.3748005</text:p>
          </table:table-cell>
          <table:table-cell office:value-type="float" office:value="0.3823829" calcext:value-type="float">
            <text:p>0.3823829</text:p>
          </table:table-cell>
          <table:table-cell office:value-type="float" office:value="0.3968397" calcext:value-type="float">
            <text:p>0.3968397</text:p>
          </table:table-cell>
          <table:table-cell office:value-type="float" office:value="0.4054318" calcext:value-type="float">
            <text:p>0.405431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2056E-015" calcext:value-type="float">
            <text:p>1.932056E-15</text:p>
          </table:table-cell>
          <table:table-cell office:value-type="float" office:value="1.934475E-015" calcext:value-type="float">
            <text:p>1.934475E-15</text:p>
          </table:table-cell>
          <table:table-cell office:value-type="float" office:value="1.917215E-015" calcext:value-type="float">
            <text:p>1.917215E-15</text:p>
          </table:table-cell>
          <table:table-cell office:value-type="float" office:value="9.648379E-016" calcext:value-type="float">
            <text:p>9.648379E-16</text:p>
          </table:table-cell>
          <table:table-cell office:value-type="float" office:value="1.02328E-015" calcext:value-type="float">
            <text:p>1.02328E-15</text:p>
          </table:table-cell>
          <table:table-cell office:value-type="float" office:value="1.938623E-015" calcext:value-type="float">
            <text:p>1.938623E-15</text:p>
          </table:table-cell>
          <table:table-cell office:value-type="float" office:value="1.832905E-015" calcext:value-type="float">
            <text:p>1.832905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96611" calcext:value-type="float">
            <text:p>-56.96611</text:p>
          </table:table-cell>
          <table:table-cell office:value-type="float" office:value="-0.01830956" calcext:value-type="float">
            <text:p>-0.01830956</text:p>
          </table:table-cell>
          <table:table-cell office:value-type="float" office:value="-0.01708802" calcext:value-type="float">
            <text:p>-0.01708802</text:p>
          </table:table-cell>
          <table:table-cell office:value-type="float" office:value="-0.0157613" calcext:value-type="float">
            <text:p>-0.0157613</text:p>
          </table:table-cell>
          <table:table-cell office:value-type="float" office:value="-0.01478454" calcext:value-type="float">
            <text:p>-0.01478454</text:p>
          </table:table-cell>
          <table:table-cell office:value-type="float" office:value="-0.01308955" calcext:value-type="float">
            <text:p>-0.01308955</text:p>
          </table:table-cell>
          <table:table-cell office:value-type="float" office:value="-0.01171204" calcext:value-type="float">
            <text:p>-0.01171204</text:p>
          </table:table-cell>
          <table:table-cell office:value-type="float" office:value="-0.01017764" calcext:value-type="float">
            <text:p>-0.01017764</text:p>
          </table:table-cell>
          <table:table-cell office:value-type="float" office:value="-0.008733532" calcext:value-type="float">
            <text:p>-0.008733532</text:p>
          </table:table-cell>
          <table:table-cell office:value-type="float" office:value="-0.008006349" calcext:value-type="float">
            <text:p>-0.008006349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1037278" calcext:value-type="float">
            <text:p>-0.01037278</text:p>
          </table:table-cell>
          <table:table-cell office:value-type="float" office:value="-0.002163596" calcext:value-type="float">
            <text:p>-0.00216359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3074" calcext:value-type="float">
            <text:p>-2.18307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7" calcext:value-type="float">
            <text:p>23062007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66.9217" calcext:value-type="float">
            <text:p>166.9217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107.914" calcext:value-type="float">
            <text:p>1107.914</text:p>
          </table:table-cell>
          <table:table-cell office:value-type="float" office:value="112.9441" calcext:value-type="float">
            <text:p>112.9441</text:p>
          </table:table-cell>
          <table:table-cell office:value-type="float" office:value="0" calcext:value-type="float">
            <text:p>0</text:p>
          </table:table-cell>
          <table:table-cell office:value-type="float" office:value="0.1146012" calcext:value-type="float">
            <text:p>0.1146012</text:p>
          </table:table-cell>
          <table:table-cell office:value-type="float" office:value="0.3250271" calcext:value-type="float">
            <text:p>0.3250271</text:p>
          </table:table-cell>
          <table:table-cell office:value-type="float" office:value="0.3298675" calcext:value-type="float">
            <text:p>0.3298675</text:p>
          </table:table-cell>
          <table:table-cell office:value-type="float" office:value="0.3353387" calcext:value-type="float">
            <text:p>0.3353387</text:p>
          </table:table-cell>
          <table:table-cell office:value-type="float" office:value="0.3397095" calcext:value-type="float">
            <text:p>0.3397095</text:p>
          </table:table-cell>
          <table:table-cell office:value-type="float" office:value="0.3009156" calcext:value-type="float">
            <text:p>0.3009156</text:p>
          </table:table-cell>
          <table:table-cell office:value-type="float" office:value="0.3001373" calcext:value-type="float">
            <text:p>0.3001373</text:p>
          </table:table-cell>
          <table:table-cell office:value-type="float" office:value="0.3762059" calcext:value-type="float">
            <text:p>0.3762059</text:p>
          </table:table-cell>
          <table:table-cell office:value-type="float" office:value="0.3742529" calcext:value-type="float">
            <text:p>0.3742529</text:p>
          </table:table-cell>
          <table:table-cell office:value-type="float" office:value="0.3824292" calcext:value-type="float">
            <text:p>0.3824292</text:p>
          </table:table-cell>
          <table:table-cell office:value-type="float" office:value="0.3970927" calcext:value-type="float">
            <text:p>0.3970927</text:p>
          </table:table-cell>
          <table:table-cell office:value-type="float" office:value="0.4055423" calcext:value-type="float">
            <text:p>0.4055423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32799E-015" calcext:value-type="float">
            <text:p>1.932799E-15</text:p>
          </table:table-cell>
          <table:table-cell office:value-type="float" office:value="1.93441E-015" calcext:value-type="float">
            <text:p>1.93441E-15</text:p>
          </table:table-cell>
          <table:table-cell office:value-type="float" office:value="1.917137E-015" calcext:value-type="float">
            <text:p>1.917137E-15</text:p>
          </table:table-cell>
          <table:table-cell office:value-type="float" office:value="9.648313E-016" calcext:value-type="float">
            <text:p>9.648313E-16</text:p>
          </table:table-cell>
          <table:table-cell office:value-type="float" office:value="1.023258E-015" calcext:value-type="float">
            <text:p>1.023258E-15</text:p>
          </table:table-cell>
          <table:table-cell office:value-type="float" office:value="1.938623E-015" calcext:value-type="float">
            <text:p>1.938623E-15</text:p>
          </table:table-cell>
          <table:table-cell office:value-type="float" office:value="1.832905E-015" calcext:value-type="float">
            <text:p>1.832905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42349" calcext:value-type="float">
            <text:p>-60.42349</text:p>
          </table:table-cell>
          <table:table-cell office:value-type="float" office:value="-0.02142745" calcext:value-type="float">
            <text:p>-0.02142745</text:p>
          </table:table-cell>
          <table:table-cell office:value-type="float" office:value="-0.01954286" calcext:value-type="float">
            <text:p>-0.01954286</text:p>
          </table:table-cell>
          <table:table-cell office:value-type="float" office:value="-0.01772443" calcext:value-type="float">
            <text:p>-0.01772443</text:p>
          </table:table-cell>
          <table:table-cell office:value-type="float" office:value="-0.01638615" calcext:value-type="float">
            <text:p>-0.01638615</text:p>
          </table:table-cell>
          <table:table-cell office:value-type="float" office:value="-0.01422974" calcext:value-type="float">
            <text:p>-0.01422974</text:p>
          </table:table-cell>
          <table:table-cell office:value-type="float" office:value="-0.01249753" calcext:value-type="float">
            <text:p>-0.01249753</text:p>
          </table:table-cell>
          <table:table-cell office:value-type="float" office:value="-0.01063703" calcext:value-type="float">
            <text:p>-0.01063703</text:p>
          </table:table-cell>
          <table:table-cell office:value-type="float" office:value="-0.008948354" calcext:value-type="float">
            <text:p>-0.008948354</text:p>
          </table:table-cell>
          <table:table-cell office:value-type="float" office:value="-0.007989546" calcext:value-type="float">
            <text:p>-0.007989546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09785" calcext:value-type="float">
            <text:p>-0.009709785</text:p>
          </table:table-cell>
          <table:table-cell office:value-type="float" office:value="-0.00217164" calcext:value-type="float">
            <text:p>-0.0021716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1767" calcext:value-type="float">
            <text:p>-2.1817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7" calcext:value-type="float">
            <text:p>24062007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69.1086" calcext:value-type="float">
            <text:p>169.1086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099.756" calcext:value-type="float">
            <text:p>1099.756</text:p>
          </table:table-cell>
          <table:table-cell office:value-type="float" office:value="118.9155" calcext:value-type="float">
            <text:p>118.9155</text:p>
          </table:table-cell>
          <table:table-cell office:value-type="float" office:value="0" calcext:value-type="float">
            <text:p>0</text:p>
          </table:table-cell>
          <table:table-cell office:value-type="float" office:value="0.1086416" calcext:value-type="float">
            <text:p>0.1086416</text:p>
          </table:table-cell>
          <table:table-cell office:value-type="float" office:value="0.3102337" calcext:value-type="float">
            <text:p>0.3102337</text:p>
          </table:table-cell>
          <table:table-cell office:value-type="float" office:value="0.3170224" calcext:value-type="float">
            <text:p>0.3170224</text:p>
          </table:table-cell>
          <table:table-cell office:value-type="float" office:value="0.3215658" calcext:value-type="float">
            <text:p>0.3215658</text:p>
          </table:table-cell>
          <table:table-cell office:value-type="float" office:value="0.3247362" calcext:value-type="float">
            <text:p>0.3247362</text:p>
          </table:table-cell>
          <table:table-cell office:value-type="float" office:value="0.289169" calcext:value-type="float">
            <text:p>0.289169</text:p>
          </table:table-cell>
          <table:table-cell office:value-type="float" office:value="0.2896819" calcext:value-type="float">
            <text:p>0.2896819</text:p>
          </table:table-cell>
          <table:table-cell office:value-type="float" office:value="0.3715385" calcext:value-type="float">
            <text:p>0.3715385</text:p>
          </table:table-cell>
          <table:table-cell office:value-type="float" office:value="0.3700554" calcext:value-type="float">
            <text:p>0.3700554</text:p>
          </table:table-cell>
          <table:table-cell office:value-type="float" office:value="0.3799971" calcext:value-type="float">
            <text:p>0.3799971</text:p>
          </table:table-cell>
          <table:table-cell office:value-type="float" office:value="0.3959917" calcext:value-type="float">
            <text:p>0.3959917</text:p>
          </table:table-cell>
          <table:table-cell office:value-type="float" office:value="0.4052614" calcext:value-type="float">
            <text:p>0.405261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3663E-015" calcext:value-type="float">
            <text:p>1.933663E-15</text:p>
          </table:table-cell>
          <table:table-cell office:value-type="float" office:value="1.934335E-015" calcext:value-type="float">
            <text:p>1.934335E-15</text:p>
          </table:table-cell>
          <table:table-cell office:value-type="float" office:value="1.917045E-015" calcext:value-type="float">
            <text:p>1.917045E-15</text:p>
          </table:table-cell>
          <table:table-cell office:value-type="float" office:value="9.648254E-016" calcext:value-type="float">
            <text:p>9.648254E-16</text:p>
          </table:table-cell>
          <table:table-cell office:value-type="float" office:value="1.023233E-015" calcext:value-type="float">
            <text:p>1.023233E-15</text:p>
          </table:table-cell>
          <table:table-cell office:value-type="float" office:value="1.938625E-015" calcext:value-type="float">
            <text:p>1.938625E-15</text:p>
          </table:table-cell>
          <table:table-cell office:value-type="float" office:value="1.832902E-015" calcext:value-type="float">
            <text:p>1.832902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63779" calcext:value-type="float">
            <text:p>-90.63779</text:p>
          </table:table-cell>
          <table:table-cell office:value-type="float" office:value="-0.02851069" calcext:value-type="float">
            <text:p>-0.02851069</text:p>
          </table:table-cell>
          <table:table-cell office:value-type="float" office:value="-0.02491538" calcext:value-type="float">
            <text:p>-0.02491538</text:p>
          </table:table-cell>
          <table:table-cell office:value-type="float" office:value="-0.02288627" calcext:value-type="float">
            <text:p>-0.02288627</text:p>
          </table:table-cell>
          <table:table-cell office:value-type="float" office:value="-0.02156484" calcext:value-type="float">
            <text:p>-0.02156484</text:p>
          </table:table-cell>
          <table:table-cell office:value-type="float" office:value="-0.01920016" calcext:value-type="float">
            <text:p>-0.01920016</text:p>
          </table:table-cell>
          <table:table-cell office:value-type="float" office:value="-0.01678701" calcext:value-type="float">
            <text:p>-0.01678701</text:p>
          </table:table-cell>
          <table:table-cell office:value-type="float" office:value="-0.0138956" calcext:value-type="float">
            <text:p>-0.0138956</text:p>
          </table:table-cell>
          <table:table-cell office:value-type="float" office:value="-0.01077094" calcext:value-type="float">
            <text:p>-0.01077094</text:p>
          </table:table-cell>
          <table:table-cell office:value-type="float" office:value="-0.008897908" calcext:value-type="float">
            <text:p>-0.008897908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05748" calcext:value-type="float">
            <text:p>-0.009705748</text:p>
          </table:table-cell>
          <table:table-cell office:value-type="float" office:value="-0.002180538" calcext:value-type="float">
            <text:p>-0.00218053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0736" calcext:value-type="float">
            <text:p>-2.1807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7" calcext:value-type="float">
            <text:p>25062007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71.5239" calcext:value-type="float">
            <text:p>171.5239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093.333" calcext:value-type="float">
            <text:p>1093.333</text:p>
          </table:table-cell>
          <table:table-cell office:value-type="float" office:value="122.9223" calcext:value-type="float">
            <text:p>122.9223</text:p>
          </table:table-cell>
          <table:table-cell office:value-type="float" office:value="0" calcext:value-type="float">
            <text:p>0</text:p>
          </table:table-cell>
          <table:table-cell office:value-type="float" office:value="0.1098381" calcext:value-type="float">
            <text:p>0.1098381</text:p>
          </table:table-cell>
          <table:table-cell office:value-type="float" office:value="0.29485" calcext:value-type="float">
            <text:p>0.29485</text:p>
          </table:table-cell>
          <table:table-cell office:value-type="float" office:value="0.3048442" calcext:value-type="float">
            <text:p>0.3048442</text:p>
          </table:table-cell>
          <table:table-cell office:value-type="float" office:value="0.3113013" calcext:value-type="float">
            <text:p>0.3113013</text:p>
          </table:table-cell>
          <table:table-cell office:value-type="float" office:value="0.3154917" calcext:value-type="float">
            <text:p>0.3154917</text:p>
          </table:table-cell>
          <table:table-cell office:value-type="float" office:value="0.284783" calcext:value-type="float">
            <text:p>0.284783</text:p>
          </table:table-cell>
          <table:table-cell office:value-type="float" office:value="0.2848531" calcext:value-type="float">
            <text:p>0.2848531</text:p>
          </table:table-cell>
          <table:table-cell office:value-type="float" office:value="0.3683782" calcext:value-type="float">
            <text:p>0.3683782</text:p>
          </table:table-cell>
          <table:table-cell office:value-type="float" office:value="0.3661103" calcext:value-type="float">
            <text:p>0.3661103</text:p>
          </table:table-cell>
          <table:table-cell office:value-type="float" office:value="0.3773867" calcext:value-type="float">
            <text:p>0.3773867</text:p>
          </table:table-cell>
          <table:table-cell office:value-type="float" office:value="0.394544" calcext:value-type="float">
            <text:p>0.394544</text:p>
          </table:table-cell>
          <table:table-cell office:value-type="float" office:value="0.404846" calcext:value-type="float">
            <text:p>0.404846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3458E-015" calcext:value-type="float">
            <text:p>1.93458E-15</text:p>
          </table:table-cell>
          <table:table-cell office:value-type="float" office:value="1.934258E-015" calcext:value-type="float">
            <text:p>1.934258E-15</text:p>
          </table:table-cell>
          <table:table-cell office:value-type="float" office:value="1.916945E-015" calcext:value-type="float">
            <text:p>1.916945E-15</text:p>
          </table:table-cell>
          <table:table-cell office:value-type="float" office:value="9.648168E-016" calcext:value-type="float">
            <text:p>9.648168E-16</text:p>
          </table:table-cell>
          <table:table-cell office:value-type="float" office:value="1.02321E-015" calcext:value-type="float">
            <text:p>1.02321E-15</text:p>
          </table:table-cell>
          <table:table-cell office:value-type="float" office:value="1.938625E-015" calcext:value-type="float">
            <text:p>1.938625E-15</text:p>
          </table:table-cell>
          <table:table-cell office:value-type="float" office:value="1.832901E-015" calcext:value-type="float">
            <text:p>1.832901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31017" calcext:value-type="float">
            <text:p>-83.31017</text:p>
          </table:table-cell>
          <table:table-cell office:value-type="float" office:value="-0.04066854" calcext:value-type="float">
            <text:p>-0.04066854</text:p>
          </table:table-cell>
          <table:table-cell office:value-type="float" office:value="-0.031661" calcext:value-type="float">
            <text:p>-0.031661</text:p>
          </table:table-cell>
          <table:table-cell office:value-type="float" office:value="-0.02789726" calcext:value-type="float">
            <text:p>-0.02789726</text:p>
          </table:table-cell>
          <table:table-cell office:value-type="float" office:value="-0.02573463" calcext:value-type="float">
            <text:p>-0.02573463</text:p>
          </table:table-cell>
          <table:table-cell office:value-type="float" office:value="-0.0215742" calcext:value-type="float">
            <text:p>-0.0215742</text:p>
          </table:table-cell>
          <table:table-cell office:value-type="float" office:value="-0.01936017" calcext:value-type="float">
            <text:p>-0.01936017</text:p>
          </table:table-cell>
          <table:table-cell office:value-type="float" office:value="-0.01674068" calcext:value-type="float">
            <text:p>-0.01674068</text:p>
          </table:table-cell>
          <table:table-cell office:value-type="float" office:value="-0.01288403" calcext:value-type="float">
            <text:p>-0.01288403</text:p>
          </table:table-cell>
          <table:table-cell office:value-type="float" office:value="-0.0100161" calcext:value-type="float">
            <text:p>-0.0100161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06984" calcext:value-type="float">
            <text:p>-0.009706984</text:p>
          </table:table-cell>
          <table:table-cell office:value-type="float" office:value="-0.002189575" calcext:value-type="float">
            <text:p>-0.00218957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0648" calcext:value-type="float">
            <text:p>-2.18064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7" calcext:value-type="float">
            <text:p>26062007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73.3538" calcext:value-type="float">
            <text:p>173.3538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089.358" calcext:value-type="float">
            <text:p>1089.358</text:p>
          </table:table-cell>
          <table:table-cell office:value-type="float" office:value="125.0672" calcext:value-type="float">
            <text:p>125.0672</text:p>
          </table:table-cell>
          <table:table-cell office:value-type="float" office:value="0" calcext:value-type="float">
            <text:p>0</text:p>
          </table:table-cell>
          <table:table-cell office:value-type="float" office:value="0.1150649" calcext:value-type="float">
            <text:p>0.1150649</text:p>
          </table:table-cell>
          <table:table-cell office:value-type="float" office:value="0.2850831" calcext:value-type="float">
            <text:p>0.2850831</text:p>
          </table:table-cell>
          <table:table-cell office:value-type="float" office:value="0.2958273" calcext:value-type="float">
            <text:p>0.2958273</text:p>
          </table:table-cell>
          <table:table-cell office:value-type="float" office:value="0.303432" calcext:value-type="float">
            <text:p>0.303432</text:p>
          </table:table-cell>
          <table:table-cell office:value-type="float" office:value="0.309668" calcext:value-type="float">
            <text:p>0.309668</text:p>
          </table:table-cell>
          <table:table-cell office:value-type="float" office:value="0.2815899" calcext:value-type="float">
            <text:p>0.2815899</text:p>
          </table:table-cell>
          <table:table-cell office:value-type="float" office:value="0.2831046" calcext:value-type="float">
            <text:p>0.2831046</text:p>
          </table:table-cell>
          <table:table-cell office:value-type="float" office:value="0.367181" calcext:value-type="float">
            <text:p>0.367181</text:p>
          </table:table-cell>
          <table:table-cell office:value-type="float" office:value="0.3639201" calcext:value-type="float">
            <text:p>0.3639201</text:p>
          </table:table-cell>
          <table:table-cell office:value-type="float" office:value="0.3756838" calcext:value-type="float">
            <text:p>0.3756838</text:p>
          </table:table-cell>
          <table:table-cell office:value-type="float" office:value="0.3933713" calcext:value-type="float">
            <text:p>0.3933713</text:p>
          </table:table-cell>
          <table:table-cell office:value-type="float" office:value="0.4044714" calcext:value-type="float">
            <text:p>0.404471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5367E-015" calcext:value-type="float">
            <text:p>1.935367E-15</text:p>
          </table:table-cell>
          <table:table-cell office:value-type="float" office:value="1.934197E-015" calcext:value-type="float">
            <text:p>1.934197E-15</text:p>
          </table:table-cell>
          <table:table-cell office:value-type="float" office:value="1.916856E-015" calcext:value-type="float">
            <text:p>1.916856E-15</text:p>
          </table:table-cell>
          <table:table-cell office:value-type="float" office:value="9.648113E-016" calcext:value-type="float">
            <text:p>9.648113E-16</text:p>
          </table:table-cell>
          <table:table-cell office:value-type="float" office:value="1.023188E-015" calcext:value-type="float">
            <text:p>1.023188E-15</text:p>
          </table:table-cell>
          <table:table-cell office:value-type="float" office:value="1.938629E-015" calcext:value-type="float">
            <text:p>1.938629E-15</text:p>
          </table:table-cell>
          <table:table-cell office:value-type="float" office:value="1.832895E-015" calcext:value-type="float">
            <text:p>1.832895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28567" calcext:value-type="float">
            <text:p>-58.28567</text:p>
          </table:table-cell>
          <table:table-cell office:value-type="float" office:value="-0.05268748" calcext:value-type="float">
            <text:p>-0.05268748</text:p>
          </table:table-cell>
          <table:table-cell office:value-type="float" office:value="-0.03950736" calcext:value-type="float">
            <text:p>-0.03950736</text:p>
          </table:table-cell>
          <table:table-cell office:value-type="float" office:value="-0.03261504" calcext:value-type="float">
            <text:p>-0.03261504</text:p>
          </table:table-cell>
          <table:table-cell office:value-type="float" office:value="-0.02883156" calcext:value-type="float">
            <text:p>-0.02883156</text:p>
          </table:table-cell>
          <table:table-cell office:value-type="float" office:value="-0.02349161" calcext:value-type="float">
            <text:p>-0.02349161</text:p>
          </table:table-cell>
          <table:table-cell office:value-type="float" office:value="-0.02039264" calcext:value-type="float">
            <text:p>-0.02039264</text:p>
          </table:table-cell>
          <table:table-cell office:value-type="float" office:value="-0.01797215" calcext:value-type="float">
            <text:p>-0.01797215</text:p>
          </table:table-cell>
          <table:table-cell office:value-type="float" office:value="-0.01424464" calcext:value-type="float">
            <text:p>-0.01424464</text:p>
          </table:table-cell>
          <table:table-cell office:value-type="float" office:value="-0.01082562" calcext:value-type="float">
            <text:p>-0.01082562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1204" calcext:value-type="float">
            <text:p>-0.00971204</text:p>
          </table:table-cell>
          <table:table-cell office:value-type="float" office:value="-0.002197892" calcext:value-type="float">
            <text:p>-0.00219789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133" calcext:value-type="float">
            <text:p>-2.1813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7" calcext:value-type="float">
            <text:p>27062007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75.9637" calcext:value-type="float">
            <text:p>175.9637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086.603" calcext:value-type="float">
            <text:p>1086.603</text:p>
          </table:table-cell>
          <table:table-cell office:value-type="float" office:value="125.2124" calcext:value-type="float">
            <text:p>125.2124</text:p>
          </table:table-cell>
          <table:table-cell office:value-type="float" office:value="0" calcext:value-type="float">
            <text:p>0</text:p>
          </table:table-cell>
          <table:table-cell office:value-type="float" office:value="0.1133544" calcext:value-type="float">
            <text:p>0.1133544</text:p>
          </table:table-cell>
          <table:table-cell office:value-type="float" office:value="0.2677453" calcext:value-type="float">
            <text:p>0.2677453</text:p>
          </table:table-cell>
          <table:table-cell office:value-type="float" office:value="0.284834" calcext:value-type="float">
            <text:p>0.284834</text:p>
          </table:table-cell>
          <table:table-cell office:value-type="float" office:value="0.2935936" calcext:value-type="float">
            <text:p>0.2935936</text:p>
          </table:table-cell>
          <table:table-cell office:value-type="float" office:value="0.3007312" calcext:value-type="float">
            <text:p>0.3007312</text:p>
          </table:table-cell>
          <table:table-cell office:value-type="float" office:value="0.2779408" calcext:value-type="float">
            <text:p>0.2779408</text:p>
          </table:table-cell>
          <table:table-cell office:value-type="float" office:value="0.2812604" calcext:value-type="float">
            <text:p>0.2812604</text:p>
          </table:table-cell>
          <table:table-cell office:value-type="float" office:value="0.3668556" calcext:value-type="float">
            <text:p>0.3668556</text:p>
          </table:table-cell>
          <table:table-cell office:value-type="float" office:value="0.3637425" calcext:value-type="float">
            <text:p>0.3637425</text:p>
          </table:table-cell>
          <table:table-cell office:value-type="float" office:value="0.3755877" calcext:value-type="float">
            <text:p>0.3755877</text:p>
          </table:table-cell>
          <table:table-cell office:value-type="float" office:value="0.3932009" calcext:value-type="float">
            <text:p>0.3932009</text:p>
          </table:table-cell>
          <table:table-cell office:value-type="float" office:value="0.4044634" calcext:value-type="float">
            <text:p>0.404463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6159E-015" calcext:value-type="float">
            <text:p>1.936159E-15</text:p>
          </table:table-cell>
          <table:table-cell office:value-type="float" office:value="1.934133E-015" calcext:value-type="float">
            <text:p>1.934133E-15</text:p>
          </table:table-cell>
          <table:table-cell office:value-type="float" office:value="1.916769E-015" calcext:value-type="float">
            <text:p>1.916769E-15</text:p>
          </table:table-cell>
          <table:table-cell office:value-type="float" office:value="9.648048E-016" calcext:value-type="float">
            <text:p>9.648048E-16</text:p>
          </table:table-cell>
          <table:table-cell office:value-type="float" office:value="1.023164E-015" calcext:value-type="float">
            <text:p>1.023164E-15</text:p>
          </table:table-cell>
          <table:table-cell office:value-type="float" office:value="1.938633E-015" calcext:value-type="float">
            <text:p>1.938633E-15</text:p>
          </table:table-cell>
          <table:table-cell office:value-type="float" office:value="1.83289E-015" calcext:value-type="float">
            <text:p>1.83289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90725" calcext:value-type="float">
            <text:p>-64.90725</text:p>
          </table:table-cell>
          <table:table-cell office:value-type="float" office:value="-0.08541083" calcext:value-type="float">
            <text:p>-0.08541083</text:p>
          </table:table-cell>
          <table:table-cell office:value-type="float" office:value="-0.05286599" calcext:value-type="float">
            <text:p>-0.05286599</text:p>
          </table:table-cell>
          <table:table-cell office:value-type="float" office:value="-0.04191693" calcext:value-type="float">
            <text:p>-0.04191693</text:p>
          </table:table-cell>
          <table:table-cell office:value-type="float" office:value="-0.03488533" calcext:value-type="float">
            <text:p>-0.03488533</text:p>
          </table:table-cell>
          <table:table-cell office:value-type="float" office:value="-0.02592126" calcext:value-type="float">
            <text:p>-0.02592126</text:p>
          </table:table-cell>
          <table:table-cell office:value-type="float" office:value="-0.02153697" calcext:value-type="float">
            <text:p>-0.02153697</text:p>
          </table:table-cell>
          <table:table-cell office:value-type="float" office:value="-0.01832388" calcext:value-type="float">
            <text:p>-0.01832388</text:p>
          </table:table-cell>
          <table:table-cell office:value-type="float" office:value="-0.01437019" calcext:value-type="float">
            <text:p>-0.01437019</text:p>
          </table:table-cell>
          <table:table-cell office:value-type="float" office:value="-0.01087971" calcext:value-type="float">
            <text:p>-0.01087971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10308" calcext:value-type="float">
            <text:p>-0.009710308</text:p>
          </table:table-cell>
          <table:table-cell office:value-type="float" office:value="-0.00220574" calcext:value-type="float">
            <text:p>-0.0022057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2253" calcext:value-type="float">
            <text:p>-2.18225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7" calcext:value-type="float">
            <text:p>28062007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78.6945" calcext:value-type="float">
            <text:p>178.6945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083.74" calcext:value-type="float">
            <text:p>1083.74</text:p>
          </table:table-cell>
          <table:table-cell office:value-type="float" office:value="125.3451" calcext:value-type="float">
            <text:p>125.3451</text:p>
          </table:table-cell>
          <table:table-cell office:value-type="float" office:value="0" calcext:value-type="float">
            <text:p>0</text:p>
          </table:table-cell>
          <table:table-cell office:value-type="float" office:value="0.1113393" calcext:value-type="float">
            <text:p>0.1113393</text:p>
          </table:table-cell>
          <table:table-cell office:value-type="float" office:value="0.2492344" calcext:value-type="float">
            <text:p>0.2492344</text:p>
          </table:table-cell>
          <table:table-cell office:value-type="float" office:value="0.2735203" calcext:value-type="float">
            <text:p>0.2735203</text:p>
          </table:table-cell>
          <table:table-cell office:value-type="float" office:value="0.2842124" calcext:value-type="float">
            <text:p>0.2842124</text:p>
          </table:table-cell>
          <table:table-cell office:value-type="float" office:value="0.2928722" calcext:value-type="float">
            <text:p>0.2928722</text:p>
          </table:table-cell>
          <table:table-cell office:value-type="float" office:value="0.2738794" calcext:value-type="float">
            <text:p>0.2738794</text:p>
          </table:table-cell>
          <table:table-cell office:value-type="float" office:value="0.2793524" calcext:value-type="float">
            <text:p>0.2793524</text:p>
          </table:table-cell>
          <table:table-cell office:value-type="float" office:value="0.3663357" calcext:value-type="float">
            <text:p>0.3663357</text:p>
          </table:table-cell>
          <table:table-cell office:value-type="float" office:value="0.3635338" calcext:value-type="float">
            <text:p>0.3635338</text:p>
          </table:table-cell>
          <table:table-cell office:value-type="float" office:value="0.3754888" calcext:value-type="float">
            <text:p>0.3754888</text:p>
          </table:table-cell>
          <table:table-cell office:value-type="float" office:value="0.3930628" calcext:value-type="float">
            <text:p>0.3930628</text:p>
          </table:table-cell>
          <table:table-cell office:value-type="float" office:value="0.4044349" calcext:value-type="float">
            <text:p>0.4044349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36942E-015" calcext:value-type="float">
            <text:p>1.936942E-15</text:p>
          </table:table-cell>
          <table:table-cell office:value-type="float" office:value="1.934074E-015" calcext:value-type="float">
            <text:p>1.934074E-15</text:p>
          </table:table-cell>
          <table:table-cell office:value-type="float" office:value="1.916682E-015" calcext:value-type="float">
            <text:p>1.916682E-15</text:p>
          </table:table-cell>
          <table:table-cell office:value-type="float" office:value="9.647952E-016" calcext:value-type="float">
            <text:p>9.647952E-16</text:p>
          </table:table-cell>
          <table:table-cell office:value-type="float" office:value="1.023144E-015" calcext:value-type="float">
            <text:p>1.023144E-15</text:p>
          </table:table-cell>
          <table:table-cell office:value-type="float" office:value="1.938635E-015" calcext:value-type="float">
            <text:p>1.938635E-15</text:p>
          </table:table-cell>
          <table:table-cell office:value-type="float" office:value="1.832887E-015" calcext:value-type="float">
            <text:p>1.832887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1728" calcext:value-type="float">
            <text:p>-75.1728</text:p>
          </table:table-cell>
          <table:table-cell office:value-type="float" office:value="-0.1482253" calcext:value-type="float">
            <text:p>-0.1482253</text:p>
          </table:table-cell>
          <table:table-cell office:value-type="float" office:value="-0.07223967" calcext:value-type="float">
            <text:p>-0.07223967</text:p>
          </table:table-cell>
          <table:table-cell office:value-type="float" office:value="-0.05383217" calcext:value-type="float">
            <text:p>-0.05383217</text:p>
          </table:table-cell>
          <table:table-cell office:value-type="float" office:value="-0.04278186" calcext:value-type="float">
            <text:p>-0.04278186</text:p>
          </table:table-cell>
          <table:table-cell office:value-type="float" office:value="-0.02896696" calcext:value-type="float">
            <text:p>-0.02896696</text:p>
          </table:table-cell>
          <table:table-cell office:value-type="float" office:value="-0.02280054" calcext:value-type="float">
            <text:p>-0.02280054</text:p>
          </table:table-cell>
          <table:table-cell office:value-type="float" office:value="-0.01889231" calcext:value-type="float">
            <text:p>-0.01889231</text:p>
          </table:table-cell>
          <table:table-cell office:value-type="float" office:value="-0.01450757" calcext:value-type="float">
            <text:p>-0.01450757</text:p>
          </table:table-cell>
          <table:table-cell office:value-type="float" office:value="-0.01092865" calcext:value-type="float">
            <text:p>-0.01092865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11804" calcext:value-type="float">
            <text:p>-0.009711804</text:p>
          </table:table-cell>
          <table:table-cell office:value-type="float" office:value="-0.002213382" calcext:value-type="float">
            <text:p>-0.00221338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305" calcext:value-type="float">
            <text:p>-2.183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7" calcext:value-type="float">
            <text:p>29062007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81.5006" calcext:value-type="float">
            <text:p>181.5006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080.806" calcext:value-type="float">
            <text:p>1080.806</text:p>
          </table:table-cell>
          <table:table-cell office:value-type="float" office:value="125.473" calcext:value-type="float">
            <text:p>125.473</text:p>
          </table:table-cell>
          <table:table-cell office:value-type="float" office:value="0" calcext:value-type="float">
            <text:p>0</text:p>
          </table:table-cell>
          <table:table-cell office:value-type="float" office:value="0.1133391" calcext:value-type="float">
            <text:p>0.1133391</text:p>
          </table:table-cell>
          <table:table-cell office:value-type="float" office:value="0.2298821" calcext:value-type="float">
            <text:p>0.2298821</text:p>
          </table:table-cell>
          <table:table-cell office:value-type="float" office:value="0.2620707" calcext:value-type="float">
            <text:p>0.2620707</text:p>
          </table:table-cell>
          <table:table-cell office:value-type="float" office:value="0.2745082" calcext:value-type="float">
            <text:p>0.2745082</text:p>
          </table:table-cell>
          <table:table-cell office:value-type="float" office:value="0.2854187" calcext:value-type="float">
            <text:p>0.2854187</text:p>
          </table:table-cell>
          <table:table-cell office:value-type="float" office:value="0.2696977" calcext:value-type="float">
            <text:p>0.2696977</text:p>
          </table:table-cell>
          <table:table-cell office:value-type="float" office:value="0.2773828" calcext:value-type="float">
            <text:p>0.2773828</text:p>
          </table:table-cell>
          <table:table-cell office:value-type="float" office:value="0.3656801" calcext:value-type="float">
            <text:p>0.3656801</text:p>
          </table:table-cell>
          <table:table-cell office:value-type="float" office:value="0.3632643" calcext:value-type="float">
            <text:p>0.3632643</text:p>
          </table:table-cell>
          <table:table-cell office:value-type="float" office:value="0.3753801" calcext:value-type="float">
            <text:p>0.3753801</text:p>
          </table:table-cell>
          <table:table-cell office:value-type="float" office:value="0.3929423" calcext:value-type="float">
            <text:p>0.3929423</text:p>
          </table:table-cell>
          <table:table-cell office:value-type="float" office:value="0.4043948" calcext:value-type="float">
            <text:p>0.4043948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37699E-015" calcext:value-type="float">
            <text:p>1.937699E-15</text:p>
          </table:table-cell>
          <table:table-cell office:value-type="float" office:value="1.934017E-015" calcext:value-type="float">
            <text:p>1.934017E-15</text:p>
          </table:table-cell>
          <table:table-cell office:value-type="float" office:value="1.916597E-015" calcext:value-type="float">
            <text:p>1.916597E-15</text:p>
          </table:table-cell>
          <table:table-cell office:value-type="float" office:value="9.64788E-016" calcext:value-type="float">
            <text:p>9.64788E-16</text:p>
          </table:table-cell>
          <table:table-cell office:value-type="float" office:value="1.023121E-015" calcext:value-type="float">
            <text:p>1.023121E-15</text:p>
          </table:table-cell>
          <table:table-cell office:value-type="float" office:value="1.938638E-015" calcext:value-type="float">
            <text:p>1.938638E-15</text:p>
          </table:table-cell>
          <table:table-cell office:value-type="float" office:value="1.832883E-015" calcext:value-type="float">
            <text:p>1.832883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45728" calcext:value-type="float">
            <text:p>-66.45728</text:p>
          </table:table-cell>
          <table:table-cell office:value-type="float" office:value="-0.2760655" calcext:value-type="float">
            <text:p>-0.2760655</text:p>
          </table:table-cell>
          <table:table-cell office:value-type="float" office:value="-0.100406" calcext:value-type="float">
            <text:p>-0.100406</text:p>
          </table:table-cell>
          <table:table-cell office:value-type="float" office:value="-0.07033806" calcext:value-type="float">
            <text:p>-0.07033806</text:p>
          </table:table-cell>
          <table:table-cell office:value-type="float" office:value="-0.05219886" calcext:value-type="float">
            <text:p>-0.05219886</text:p>
          </table:table-cell>
          <table:table-cell office:value-type="float" office:value="-0.032535" calcext:value-type="float">
            <text:p>-0.032535</text:p>
          </table:table-cell>
          <table:table-cell office:value-type="float" office:value="-0.02419304" calcext:value-type="float">
            <text:p>-0.02419304</text:p>
          </table:table-cell>
          <table:table-cell office:value-type="float" office:value="-0.01963753" calcext:value-type="float">
            <text:p>-0.01963753</text:p>
          </table:table-cell>
          <table:table-cell office:value-type="float" office:value="-0.01468705" calcext:value-type="float">
            <text:p>-0.01468705</text:p>
          </table:table-cell>
          <table:table-cell office:value-type="float" office:value="-0.01098285" calcext:value-type="float">
            <text:p>-0.01098285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10998" calcext:value-type="float">
            <text:p>-0.009710998</text:p>
          </table:table-cell>
          <table:table-cell office:value-type="float" office:value="-0.002220804" calcext:value-type="float">
            <text:p>-0.00222080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3776" calcext:value-type="float">
            <text:p>-2.18377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7" calcext:value-type="float">
            <text:p>30062007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84.3795" calcext:value-type="float">
            <text:p>184.3795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077.803" calcext:value-type="float">
            <text:p>1077.803</text:p>
          </table:table-cell>
          <table:table-cell office:value-type="float" office:value="125.5967" calcext:value-type="float">
            <text:p>125.5967</text:p>
          </table:table-cell>
          <table:table-cell office:value-type="float" office:value="0" calcext:value-type="float">
            <text:p>0</text:p>
          </table:table-cell>
          <table:table-cell office:value-type="float" office:value="0.1171176" calcext:value-type="float">
            <text:p>0.1171176</text:p>
          </table:table-cell>
          <table:table-cell office:value-type="float" office:value="0.2113782" calcext:value-type="float">
            <text:p>0.2113782</text:p>
          </table:table-cell>
          <table:table-cell office:value-type="float" office:value="0.2500468" calcext:value-type="float">
            <text:p>0.2500468</text:p>
          </table:table-cell>
          <table:table-cell office:value-type="float" office:value="0.2641088" calcext:value-type="float">
            <text:p>0.2641088</text:p>
          </table:table-cell>
          <table:table-cell office:value-type="float" office:value="0.2770758" calcext:value-type="float">
            <text:p>0.2770758</text:p>
          </table:table-cell>
          <table:table-cell office:value-type="float" office:value="0.2656266" calcext:value-type="float">
            <text:p>0.2656266</text:p>
          </table:table-cell>
          <table:table-cell office:value-type="float" office:value="0.2754131" calcext:value-type="float">
            <text:p>0.2754131</text:p>
          </table:table-cell>
          <table:table-cell office:value-type="float" office:value="0.3649595" calcext:value-type="float">
            <text:p>0.3649595</text:p>
          </table:table-cell>
          <table:table-cell office:value-type="float" office:value="0.3629286" calcext:value-type="float">
            <text:p>0.3629286</text:p>
          </table:table-cell>
          <table:table-cell office:value-type="float" office:value="0.3752587" calcext:value-type="float">
            <text:p>0.3752587</text:p>
          </table:table-cell>
          <table:table-cell office:value-type="float" office:value="0.3928324" calcext:value-type="float">
            <text:p>0.3928324</text:p>
          </table:table-cell>
          <table:table-cell office:value-type="float" office:value="0.4043483" calcext:value-type="float">
            <text:p>0.40434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8427E-015" calcext:value-type="float">
            <text:p>1.938427E-15</text:p>
          </table:table-cell>
          <table:table-cell office:value-type="float" office:value="1.933964E-015" calcext:value-type="float">
            <text:p>1.933964E-15</text:p>
          </table:table-cell>
          <table:table-cell office:value-type="float" office:value="1.916515E-015" calcext:value-type="float">
            <text:p>1.916515E-15</text:p>
          </table:table-cell>
          <table:table-cell office:value-type="float" office:value="9.647808E-016" calcext:value-type="float">
            <text:p>9.647808E-16</text:p>
          </table:table-cell>
          <table:table-cell office:value-type="float" office:value="1.0231E-015" calcext:value-type="float">
            <text:p>1.0231E-15</text:p>
          </table:table-cell>
          <table:table-cell office:value-type="float" office:value="1.938641E-015" calcext:value-type="float">
            <text:p>1.938641E-15</text:p>
          </table:table-cell>
          <table:table-cell office:value-type="float" office:value="1.832877E-015" calcext:value-type="float">
            <text:p>1.832877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17889" calcext:value-type="float">
            <text:p>-51.17889</text:p>
          </table:table-cell>
          <table:table-cell office:value-type="float" office:value="-0.5265627" calcext:value-type="float">
            <text:p>-0.5265627</text:p>
          </table:table-cell>
          <table:table-cell office:value-type="float" office:value="-0.1441442" calcext:value-type="float">
            <text:p>-0.1441442</text:p>
          </table:table-cell>
          <table:table-cell office:value-type="float" office:value="-0.09467701" calcext:value-type="float">
            <text:p>-0.09467701</text:p>
          </table:table-cell>
          <table:table-cell office:value-type="float" office:value="-0.06564079" calcext:value-type="float">
            <text:p>-0.06564079</text:p>
          </table:table-cell>
          <table:table-cell office:value-type="float" office:value="-0.03654353" calcext:value-type="float">
            <text:p>-0.03654353</text:p>
          </table:table-cell>
          <table:table-cell office:value-type="float" office:value="-0.02568329" calcext:value-type="float">
            <text:p>-0.02568329</text:p>
          </table:table-cell>
          <table:table-cell office:value-type="float" office:value="-0.02049143" calcext:value-type="float">
            <text:p>-0.02049143</text:p>
          </table:table-cell>
          <table:table-cell office:value-type="float" office:value="-0.014914" calcext:value-type="float">
            <text:p>-0.014914</text:p>
          </table:table-cell>
          <table:table-cell office:value-type="float" office:value="-0.01104383" calcext:value-type="float">
            <text:p>-0.01104383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09998" calcext:value-type="float">
            <text:p>-0.009709998</text:p>
          </table:table-cell>
          <table:table-cell office:value-type="float" office:value="-0.002228052" calcext:value-type="float">
            <text:p>-0.00222805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4458" calcext:value-type="float">
            <text:p>-2.18445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7" calcext:value-type="float">
            <text:p>1072007</text:p>
          </table:table-cell>
          <table:table-cell office:value-type="float" office:value="366.7977" calcext:value-type="float">
            <text:p>366.7977</text:p>
          </table:table-cell>
          <table:table-cell office:value-type="float" office:value="186.2548" calcext:value-type="float">
            <text:p>186.2548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076.306" calcext:value-type="float">
            <text:p>1076.306</text:p>
          </table:table-cell>
          <table:table-cell office:value-type="float" office:value="125.7184" calcext:value-type="float">
            <text:p>125.7184</text:p>
          </table:table-cell>
          <table:table-cell office:value-type="float" office:value="0" calcext:value-type="float">
            <text:p>0</text:p>
          </table:table-cell>
          <table:table-cell office:value-type="float" office:value="0.120432" calcext:value-type="float">
            <text:p>0.120432</text:p>
          </table:table-cell>
          <table:table-cell office:value-type="float" office:value="0.2071756" calcext:value-type="float">
            <text:p>0.2071756</text:p>
          </table:table-cell>
          <table:table-cell office:value-type="float" office:value="0.2439147" calcext:value-type="float">
            <text:p>0.2439147</text:p>
          </table:table-cell>
          <table:table-cell office:value-type="float" office:value="0.2597651" calcext:value-type="float">
            <text:p>0.2597651</text:p>
          </table:table-cell>
          <table:table-cell office:value-type="float" office:value="0.2755926" calcext:value-type="float">
            <text:p>0.2755926</text:p>
          </table:table-cell>
          <table:table-cell office:value-type="float" office:value="0.2627231" calcext:value-type="float">
            <text:p>0.2627231</text:p>
          </table:table-cell>
          <table:table-cell office:value-type="float" office:value="0.2738572" calcext:value-type="float">
            <text:p>0.2738572</text:p>
          </table:table-cell>
          <table:table-cell office:value-type="float" office:value="0.3643335" calcext:value-type="float">
            <text:p>0.3643335</text:p>
          </table:table-cell>
          <table:table-cell office:value-type="float" office:value="0.3625341" calcext:value-type="float">
            <text:p>0.3625341</text:p>
          </table:table-cell>
          <table:table-cell office:value-type="float" office:value="0.3751218" calcext:value-type="float">
            <text:p>0.3751218</text:p>
          </table:table-cell>
          <table:table-cell office:value-type="float" office:value="0.392728" calcext:value-type="float">
            <text:p>0.392728</text:p>
          </table:table-cell>
          <table:table-cell office:value-type="float" office:value="0.4042983" calcext:value-type="float">
            <text:p>0.404298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9008E-015" calcext:value-type="float">
            <text:p>1.939008E-15</text:p>
          </table:table-cell>
          <table:table-cell office:value-type="float" office:value="1.933923E-015" calcext:value-type="float">
            <text:p>1.933923E-15</text:p>
          </table:table-cell>
          <table:table-cell office:value-type="float" office:value="1.916451E-015" calcext:value-type="float">
            <text:p>1.916451E-15</text:p>
          </table:table-cell>
          <table:table-cell office:value-type="float" office:value="9.647698E-016" calcext:value-type="float">
            <text:p>9.647698E-16</text:p>
          </table:table-cell>
          <table:table-cell office:value-type="float" office:value="1.023086E-015" calcext:value-type="float">
            <text:p>1.023086E-15</text:p>
          </table:table-cell>
          <table:table-cell office:value-type="float" office:value="1.938643E-015" calcext:value-type="float">
            <text:p>1.938643E-15</text:p>
          </table:table-cell>
          <table:table-cell office:value-type="float" office:value="1.832875E-015" calcext:value-type="float">
            <text:p>1.832875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22646" calcext:value-type="float">
            <text:p>-39.22646</text:p>
          </table:table-cell>
          <table:table-cell office:value-type="float" office:value="-0.6144072" calcext:value-type="float">
            <text:p>-0.6144072</text:p>
          </table:table-cell>
          <table:table-cell office:value-type="float" office:value="-0.1745643" calcext:value-type="float">
            <text:p>-0.1745643</text:p>
          </table:table-cell>
          <table:table-cell office:value-type="float" office:value="-0.1076128" calcext:value-type="float">
            <text:p>-0.1076128</text:p>
          </table:table-cell>
          <table:table-cell office:value-type="float" office:value="-0.06830622" calcext:value-type="float">
            <text:p>-0.06830622</text:p>
          </table:table-cell>
          <table:table-cell office:value-type="float" office:value="-0.03977147" calcext:value-type="float">
            <text:p>-0.03977147</text:p>
          </table:table-cell>
          <table:table-cell office:value-type="float" office:value="-0.02692801" calcext:value-type="float">
            <text:p>-0.02692801</text:p>
          </table:table-cell>
          <table:table-cell office:value-type="float" office:value="-0.02126515" calcext:value-type="float">
            <text:p>-0.02126515</text:p>
          </table:table-cell>
          <table:table-cell office:value-type="float" office:value="-0.01518575" calcext:value-type="float">
            <text:p>-0.01518575</text:p>
          </table:table-cell>
          <table:table-cell office:value-type="float" office:value="-0.01111282" calcext:value-type="float">
            <text:p>-0.01111282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2304" calcext:value-type="float">
            <text:p>-0.00972304</text:p>
          </table:table-cell>
          <table:table-cell office:value-type="float" office:value="-0.002233748" calcext:value-type="float">
            <text:p>-0.00223374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5126" calcext:value-type="float">
            <text:p>-2.1851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7" calcext:value-type="float">
            <text:p>2072007</text:p>
          </table:table-cell>
          <table:table-cell office:value-type="float" office:value="367.1977" calcext:value-type="float">
            <text:p>367.1977</text:p>
          </table:table-cell>
          <table:table-cell office:value-type="float" office:value="189.1658" calcext:value-type="float">
            <text:p>189.1658</text:p>
          </table:table-cell>
          <table:table-cell office:value-type="float" office:value="18.66413" calcext:value-type="float">
            <text:p>18.66413</text:p>
          </table:table-cell>
          <table:table-cell office:value-type="float" office:value="1073.678" calcext:value-type="float">
            <text:p>1073.678</text:p>
          </table:table-cell>
          <table:table-cell office:value-type="float" office:value="125.8357" calcext:value-type="float">
            <text:p>125.8357</text:p>
          </table:table-cell>
          <table:table-cell office:value-type="float" office:value="0" calcext:value-type="float">
            <text:p>0</text:p>
          </table:table-cell>
          <table:table-cell office:value-type="float" office:value="0.110283" calcext:value-type="float">
            <text:p>0.110283</text:p>
          </table:table-cell>
          <table:table-cell office:value-type="float" office:value="0.196506" calcext:value-type="float">
            <text:p>0.196506</text:p>
          </table:table-cell>
          <table:table-cell office:value-type="float" office:value="0.2337326" calcext:value-type="float">
            <text:p>0.2337326</text:p>
          </table:table-cell>
          <table:table-cell office:value-type="float" office:value="0.2507805" calcext:value-type="float">
            <text:p>0.2507805</text:p>
          </table:table-cell>
          <table:table-cell office:value-type="float" office:value="0.2667819" calcext:value-type="float">
            <text:p>0.2667819</text:p>
          </table:table-cell>
          <table:table-cell office:value-type="float" office:value="0.259422" calcext:value-type="float">
            <text:p>0.259422</text:p>
          </table:table-cell>
          <table:table-cell office:value-type="float" office:value="0.2720978" calcext:value-type="float">
            <text:p>0.2720978</text:p>
          </table:table-cell>
          <table:table-cell office:value-type="float" office:value="0.3636339" calcext:value-type="float">
            <text:p>0.3636339</text:p>
          </table:table-cell>
          <table:table-cell office:value-type="float" office:value="0.3621208" calcext:value-type="float">
            <text:p>0.3621208</text:p>
          </table:table-cell>
          <table:table-cell office:value-type="float" office:value="0.3749683" calcext:value-type="float">
            <text:p>0.3749683</text:p>
          </table:table-cell>
          <table:table-cell office:value-type="float" office:value="0.3926258" calcext:value-type="float">
            <text:p>0.3926258</text:p>
          </table:table-cell>
          <table:table-cell office:value-type="float" office:value="0.4042465" calcext:value-type="float">
            <text:p>0.404246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39554E-015" calcext:value-type="float">
            <text:p>1.939554E-15</text:p>
          </table:table-cell>
          <table:table-cell office:value-type="float" office:value="1.933883E-015" calcext:value-type="float">
            <text:p>1.933883E-15</text:p>
          </table:table-cell>
          <table:table-cell office:value-type="float" office:value="1.916392E-015" calcext:value-type="float">
            <text:p>1.916392E-15</text:p>
          </table:table-cell>
          <table:table-cell office:value-type="float" office:value="9.647661E-016" calcext:value-type="float">
            <text:p>9.647661E-16</text:p>
          </table:table-cell>
          <table:table-cell office:value-type="float" office:value="1.023062E-015" calcext:value-type="float">
            <text:p>1.023062E-15</text:p>
          </table:table-cell>
          <table:table-cell office:value-type="float" office:value="1.938646E-015" calcext:value-type="float">
            <text:p>1.938646E-15</text:p>
          </table:table-cell>
          <table:table-cell office:value-type="float" office:value="1.832871E-015" calcext:value-type="float">
            <text:p>1.832871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40727" calcext:value-type="float">
            <text:p>-79.40727</text:p>
          </table:table-cell>
          <table:table-cell office:value-type="float" office:value="-0.923394" calcext:value-type="float">
            <text:p>-0.923394</text:p>
          </table:table-cell>
          <table:table-cell office:value-type="float" office:value="-0.2423018" calcext:value-type="float">
            <text:p>-0.2423018</text:p>
          </table:table-cell>
          <table:table-cell office:value-type="float" office:value="-0.1410117" calcext:value-type="float">
            <text:p>-0.1410117</text:p>
          </table:table-cell>
          <table:table-cell office:value-type="float" office:value="-0.08778805" calcext:value-type="float">
            <text:p>-0.08778805</text:p>
          </table:table-cell>
          <table:table-cell office:value-type="float" office:value="-0.04380186" calcext:value-type="float">
            <text:p>-0.04380186</text:p>
          </table:table-cell>
          <table:table-cell office:value-type="float" office:value="-0.02842008" calcext:value-type="float">
            <text:p>-0.02842008</text:p>
          </table:table-cell>
          <table:table-cell office:value-type="float" office:value="-0.02216814" calcext:value-type="float">
            <text:p>-0.02216814</text:p>
          </table:table-cell>
          <table:table-cell office:value-type="float" office:value="-0.01547652" calcext:value-type="float">
            <text:p>-0.01547652</text:p>
          </table:table-cell>
          <table:table-cell office:value-type="float" office:value="-0.01119087" calcext:value-type="float">
            <text:p>-0.01119087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09761" calcext:value-type="float">
            <text:p>-0.009709761</text:p>
          </table:table-cell>
          <table:table-cell office:value-type="float" office:value="-0.002239311" calcext:value-type="float">
            <text:p>-0.00223931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5769" calcext:value-type="float">
            <text:p>-2.18576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7" calcext:value-type="float">
            <text:p>3072007</text:p>
          </table:table-cell>
          <table:table-cell office:value-type="float" office:value="384.7977" calcext:value-type="float">
            <text:p>384.7977</text:p>
          </table:table-cell>
          <table:table-cell office:value-type="float" office:value="196.8285" calcext:value-type="float">
            <text:p>196.8285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81.587" calcext:value-type="float">
            <text:p>1081.587</text:p>
          </table:table-cell>
          <table:table-cell office:value-type="float" office:value="126.9924" calcext:value-type="float">
            <text:p>126.9924</text:p>
          </table:table-cell>
          <table:table-cell office:value-type="float" office:value="0" calcext:value-type="float">
            <text:p>0</text:p>
          </table:table-cell>
          <table:table-cell office:value-type="float" office:value="0.2177591" calcext:value-type="float">
            <text:p>0.2177591</text:p>
          </table:table-cell>
          <table:table-cell office:value-type="float" office:value="0.3395655" calcext:value-type="float">
            <text:p>0.3395655</text:p>
          </table:table-cell>
          <table:table-cell office:value-type="float" office:value="0.2339408" calcext:value-type="float">
            <text:p>0.2339408</text:p>
          </table:table-cell>
          <table:table-cell office:value-type="float" office:value="0.2547504" calcext:value-type="float">
            <text:p>0.2547504</text:p>
          </table:table-cell>
          <table:table-cell office:value-type="float" office:value="0.2658505" calcext:value-type="float">
            <text:p>0.2658505</text:p>
          </table:table-cell>
          <table:table-cell office:value-type="float" office:value="0.2597295" calcext:value-type="float">
            <text:p>0.2597295</text:p>
          </table:table-cell>
          <table:table-cell office:value-type="float" office:value="0.2875959" calcext:value-type="float">
            <text:p>0.2875959</text:p>
          </table:table-cell>
          <table:table-cell office:value-type="float" office:value="0.3661172" calcext:value-type="float">
            <text:p>0.3661172</text:p>
          </table:table-cell>
          <table:table-cell office:value-type="float" office:value="0.3619209" calcext:value-type="float">
            <text:p>0.3619209</text:p>
          </table:table-cell>
          <table:table-cell office:value-type="float" office:value="0.3748083" calcext:value-type="float">
            <text:p>0.3748083</text:p>
          </table:table-cell>
          <table:table-cell office:value-type="float" office:value="0.3925274" calcext:value-type="float">
            <text:p>0.3925274</text:p>
          </table:table-cell>
          <table:table-cell office:value-type="float" office:value="0.4041005" calcext:value-type="float">
            <text:p>0.404100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0146E-015" calcext:value-type="float">
            <text:p>1.940146E-15</text:p>
          </table:table-cell>
          <table:table-cell office:value-type="float" office:value="1.933831E-015" calcext:value-type="float">
            <text:p>1.933831E-15</text:p>
          </table:table-cell>
          <table:table-cell office:value-type="float" office:value="1.916334E-015" calcext:value-type="float">
            <text:p>1.916334E-15</text:p>
          </table:table-cell>
          <table:table-cell office:value-type="float" office:value="9.647582E-016" calcext:value-type="float">
            <text:p>9.647582E-16</text:p>
          </table:table-cell>
          <table:table-cell office:value-type="float" office:value="1.023042E-015" calcext:value-type="float">
            <text:p>1.023042E-15</text:p>
          </table:table-cell>
          <table:table-cell office:value-type="float" office:value="1.938646E-015" calcext:value-type="float">
            <text:p>1.938646E-15</text:p>
          </table:table-cell>
          <table:table-cell office:value-type="float" office:value="1.83287E-015" calcext:value-type="float">
            <text:p>1.83287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114386" calcext:value-type="float">
            <text:p>-0.4114386</text:p>
          </table:table-cell>
          <table:table-cell office:value-type="float" office:value="-0.0163189" calcext:value-type="float">
            <text:p>-0.0163189</text:p>
          </table:table-cell>
          <table:table-cell office:value-type="float" office:value="-0.2413695" calcext:value-type="float">
            <text:p>-0.2413695</text:p>
          </table:table-cell>
          <table:table-cell office:value-type="float" office:value="-0.1250247" calcext:value-type="float">
            <text:p>-0.1250247</text:p>
          </table:table-cell>
          <table:table-cell office:value-type="float" office:value="-0.09035593" calcext:value-type="float">
            <text:p>-0.09035593</text:p>
          </table:table-cell>
          <table:table-cell office:value-type="float" office:value="-0.04344638" calcext:value-type="float">
            <text:p>-0.04344638</text:p>
          </table:table-cell>
          <table:table-cell office:value-type="float" office:value="-0.01781432" calcext:value-type="float">
            <text:p>-0.01781432</text:p>
          </table:table-cell>
          <table:table-cell office:value-type="float" office:value="-0.01915599" calcext:value-type="float">
            <text:p>-0.01915599</text:p>
          </table:table-cell>
          <table:table-cell office:value-type="float" office:value="-0.0156223" calcext:value-type="float">
            <text:p>-0.0156223</text:p>
          </table:table-cell>
          <table:table-cell office:value-type="float" office:value="-0.01127297" calcext:value-type="float">
            <text:p>-0.01127297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16292" calcext:value-type="float">
            <text:p>-0.009716292</text:p>
          </table:table-cell>
          <table:table-cell office:value-type="float" office:value="-0.002247484" calcext:value-type="float">
            <text:p>-0.00224748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8905" calcext:value-type="float">
            <text:p>-2.1989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7" calcext:value-type="float">
            <text:p>4072007</text:p>
          </table:table-cell>
          <table:table-cell office:value-type="float" office:value="384.7977" calcext:value-type="float">
            <text:p>384.7977</text:p>
          </table:table-cell>
          <table:table-cell office:value-type="float" office:value="201.8194" calcext:value-type="float">
            <text:p>201.8194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76.56" calcext:value-type="float">
            <text:p>1076.56</text:p>
          </table:table-cell>
          <table:table-cell office:value-type="float" office:value="127.0283" calcext:value-type="float">
            <text:p>127.0283</text:p>
          </table:table-cell>
          <table:table-cell office:value-type="float" office:value="0" calcext:value-type="float">
            <text:p>0</text:p>
          </table:table-cell>
          <table:table-cell office:value-type="float" office:value="0.1136411" calcext:value-type="float">
            <text:p>0.1136411</text:p>
          </table:table-cell>
          <table:table-cell office:value-type="float" office:value="0.2869972" calcext:value-type="float">
            <text:p>0.2869972</text:p>
          </table:table-cell>
          <table:table-cell office:value-type="float" office:value="0.2300377" calcext:value-type="float">
            <text:p>0.2300377</text:p>
          </table:table-cell>
          <table:table-cell office:value-type="float" office:value="0.2435714" calcext:value-type="float">
            <text:p>0.2435714</text:p>
          </table:table-cell>
          <table:table-cell office:value-type="float" office:value="0.2591277" calcext:value-type="float">
            <text:p>0.2591277</text:p>
          </table:table-cell>
          <table:table-cell office:value-type="float" office:value="0.2580885" calcext:value-type="float">
            <text:p>0.2580885</text:p>
          </table:table-cell>
          <table:table-cell office:value-type="float" office:value="0.2787654" calcext:value-type="float">
            <text:p>0.2787654</text:p>
          </table:table-cell>
          <table:table-cell office:value-type="float" office:value="0.3657807" calcext:value-type="float">
            <text:p>0.3657807</text:p>
          </table:table-cell>
          <table:table-cell office:value-type="float" office:value="0.3618325" calcext:value-type="float">
            <text:p>0.3618325</text:p>
          </table:table-cell>
          <table:table-cell office:value-type="float" office:value="0.3746642" calcext:value-type="float">
            <text:p>0.3746642</text:p>
          </table:table-cell>
          <table:table-cell office:value-type="float" office:value="0.3924362" calcext:value-type="float">
            <text:p>0.3924362</text:p>
          </table:table-cell>
          <table:table-cell office:value-type="float" office:value="0.4039717" calcext:value-type="float">
            <text:p>0.403971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0766E-015" calcext:value-type="float">
            <text:p>1.940766E-15</text:p>
          </table:table-cell>
          <table:table-cell office:value-type="float" office:value="1.933774E-015" calcext:value-type="float">
            <text:p>1.933774E-15</text:p>
          </table:table-cell>
          <table:table-cell office:value-type="float" office:value="1.916275E-015" calcext:value-type="float">
            <text:p>1.916275E-15</text:p>
          </table:table-cell>
          <table:table-cell office:value-type="float" office:value="9.647548E-016" calcext:value-type="float">
            <text:p>9.647548E-16</text:p>
          </table:table-cell>
          <table:table-cell office:value-type="float" office:value="1.023017E-015" calcext:value-type="float">
            <text:p>1.023017E-15</text:p>
          </table:table-cell>
          <table:table-cell office:value-type="float" office:value="1.93865E-015" calcext:value-type="float">
            <text:p>1.93865E-15</text:p>
          </table:table-cell>
          <table:table-cell office:value-type="float" office:value="1.832865E-015" calcext:value-type="float">
            <text:p>1.832865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35778" calcext:value-type="float">
            <text:p>-64.35778</text:p>
          </table:table-cell>
          <table:table-cell office:value-type="float" office:value="-0.04977455" calcext:value-type="float">
            <text:p>-0.04977455</text:p>
          </table:table-cell>
          <table:table-cell office:value-type="float" office:value="-0.2746784" calcext:value-type="float">
            <text:p>-0.2746784</text:p>
          </table:table-cell>
          <table:table-cell office:value-type="float" office:value="-0.1766327" calcext:value-type="float">
            <text:p>-0.1766327</text:p>
          </table:table-cell>
          <table:table-cell office:value-type="float" office:value="-0.1100978" calcext:value-type="float">
            <text:p>-0.1100978</text:p>
          </table:table-cell>
          <table:table-cell office:value-type="float" office:value="-0.04558301" calcext:value-type="float">
            <text:p>-0.04558301</text:p>
          </table:table-cell>
          <table:table-cell office:value-type="float" office:value="-0.02317985" calcext:value-type="float">
            <text:p>-0.02317985</text:p>
          </table:table-cell>
          <table:table-cell office:value-type="float" office:value="-0.01952022" calcext:value-type="float">
            <text:p>-0.01952022</text:p>
          </table:table-cell>
          <table:table-cell office:value-type="float" office:value="-0.01568543" calcext:value-type="float">
            <text:p>-0.01568543</text:p>
          </table:table-cell>
          <table:table-cell office:value-type="float" office:value="-0.01134743" calcext:value-type="float">
            <text:p>-0.01134743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12799" calcext:value-type="float">
            <text:p>-0.009712799</text:p>
          </table:table-cell>
          <table:table-cell office:value-type="float" office:value="-0.002253507" calcext:value-type="float">
            <text:p>-0.00225350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597" calcext:value-type="float">
            <text:p>-2.19759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7" calcext:value-type="float">
            <text:p>5072007</text:p>
          </table:table-cell>
          <table:table-cell office:value-type="float" office:value="384.7977" calcext:value-type="float">
            <text:p>384.7977</text:p>
          </table:table-cell>
          <table:table-cell office:value-type="float" office:value="205.697" calcext:value-type="float">
            <text:p>205.697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72.64" calcext:value-type="float">
            <text:p>1072.64</text:p>
          </table:table-cell>
          <table:table-cell office:value-type="float" office:value="127.0709" calcext:value-type="float">
            <text:p>127.0709</text:p>
          </table:table-cell>
          <table:table-cell office:value-type="float" office:value="0" calcext:value-type="float">
            <text:p>0</text:p>
          </table:table-cell>
          <table:table-cell office:value-type="float" office:value="0.1144604" calcext:value-type="float">
            <text:p>0.1144604</text:p>
          </table:table-cell>
          <table:table-cell office:value-type="float" office:value="0.2424064" calcext:value-type="float">
            <text:p>0.2424064</text:p>
          </table:table-cell>
          <table:table-cell office:value-type="float" office:value="0.2223455" calcext:value-type="float">
            <text:p>0.2223455</text:p>
          </table:table-cell>
          <table:table-cell office:value-type="float" office:value="0.2328801" calcext:value-type="float">
            <text:p>0.2328801</text:p>
          </table:table-cell>
          <table:table-cell office:value-type="float" office:value="0.2511429" calcext:value-type="float">
            <text:p>0.2511429</text:p>
          </table:table-cell>
          <table:table-cell office:value-type="float" office:value="0.2551425" calcext:value-type="float">
            <text:p>0.2551425</text:p>
          </table:table-cell>
          <table:table-cell office:value-type="float" office:value="0.274673" calcext:value-type="float">
            <text:p>0.274673</text:p>
          </table:table-cell>
          <table:table-cell office:value-type="float" office:value="0.364679" calcext:value-type="float">
            <text:p>0.364679</text:p>
          </table:table-cell>
          <table:table-cell office:value-type="float" office:value="0.3615416" calcext:value-type="float">
            <text:p>0.3615416</text:p>
          </table:table-cell>
          <table:table-cell office:value-type="float" office:value="0.374521" calcext:value-type="float">
            <text:p>0.374521</text:p>
          </table:table-cell>
          <table:table-cell office:value-type="float" office:value="0.3923364" calcext:value-type="float">
            <text:p>0.3923364</text:p>
          </table:table-cell>
          <table:table-cell office:value-type="float" office:value="0.4038789" calcext:value-type="float">
            <text:p>0.403878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1399E-015" calcext:value-type="float">
            <text:p>1.941399E-15</text:p>
          </table:table-cell>
          <table:table-cell office:value-type="float" office:value="1.933717E-015" calcext:value-type="float">
            <text:p>1.933717E-15</text:p>
          </table:table-cell>
          <table:table-cell office:value-type="float" office:value="1.916213E-015" calcext:value-type="float">
            <text:p>1.916213E-15</text:p>
          </table:table-cell>
          <table:table-cell office:value-type="float" office:value="9.647512E-016" calcext:value-type="float">
            <text:p>9.647512E-16</text:p>
          </table:table-cell>
          <table:table-cell office:value-type="float" office:value="1.02299E-015" calcext:value-type="float">
            <text:p>1.02299E-15</text:p>
          </table:table-cell>
          <table:table-cell office:value-type="float" office:value="1.938653E-015" calcext:value-type="float">
            <text:p>1.938653E-15</text:p>
          </table:table-cell>
          <table:table-cell office:value-type="float" office:value="1.832861E-015" calcext:value-type="float">
            <text:p>1.832861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4E-034" calcext:value-type="float">
            <text:p>2.94219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72076" calcext:value-type="float">
            <text:p>-60.72076</text:p>
          </table:table-cell>
          <table:table-cell office:value-type="float" office:value="-0.1828586" calcext:value-type="float">
            <text:p>-0.1828586</text:p>
          </table:table-cell>
          <table:table-cell office:value-type="float" office:value="-0.3564883" calcext:value-type="float">
            <text:p>-0.3564883</text:p>
          </table:table-cell>
          <table:table-cell office:value-type="float" office:value="-0.2495198" calcext:value-type="float">
            <text:p>-0.2495198</text:p>
          </table:table-cell>
          <table:table-cell office:value-type="float" office:value="-0.1398741" calcext:value-type="float">
            <text:p>-0.1398741</text:p>
          </table:table-cell>
          <table:table-cell office:value-type="float" office:value="-0.04977689" calcext:value-type="float">
            <text:p>-0.04977689</text:p>
          </table:table-cell>
          <table:table-cell office:value-type="float" office:value="-0.0262587" calcext:value-type="float">
            <text:p>-0.0262587</text:p>
          </table:table-cell>
          <table:table-cell office:value-type="float" office:value="-0.02083136" calcext:value-type="float">
            <text:p>-0.02083136</text:p>
          </table:table-cell>
          <table:table-cell office:value-type="float" office:value="-0.0158952" calcext:value-type="float">
            <text:p>-0.0158952</text:p>
          </table:table-cell>
          <table:table-cell office:value-type="float" office:value="-0.01142172" calcext:value-type="float">
            <text:p>-0.01142172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14346" calcext:value-type="float">
            <text:p>-0.009714346</text:p>
          </table:table-cell>
          <table:table-cell office:value-type="float" office:value="-0.002259533" calcext:value-type="float">
            <text:p>-0.00225953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731" calcext:value-type="float">
            <text:p>-2.1967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7" calcext:value-type="float">
            <text:p>6072007</text:p>
          </table:table-cell>
          <table:table-cell office:value-type="float" office:value="384.7977" calcext:value-type="float">
            <text:p>384.7977</text:p>
          </table:table-cell>
          <table:table-cell office:value-type="float" office:value="209.8333" calcext:value-type="float">
            <text:p>209.8333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68.456" calcext:value-type="float">
            <text:p>1068.456</text:p>
          </table:table-cell>
          <table:table-cell office:value-type="float" office:value="127.118" calcext:value-type="float">
            <text:p>127.118</text:p>
          </table:table-cell>
          <table:table-cell office:value-type="float" office:value="0" calcext:value-type="float">
            <text:p>0</text:p>
          </table:table-cell>
          <table:table-cell office:value-type="float" office:value="0.1105607" calcext:value-type="float">
            <text:p>0.1105607</text:p>
          </table:table-cell>
          <table:table-cell office:value-type="float" office:value="0.2067182" calcext:value-type="float">
            <text:p>0.2067182</text:p>
          </table:table-cell>
          <table:table-cell office:value-type="float" office:value="0.2104612" calcext:value-type="float">
            <text:p>0.2104612</text:p>
          </table:table-cell>
          <table:table-cell office:value-type="float" office:value="0.2202663" calcext:value-type="float">
            <text:p>0.2202663</text:p>
          </table:table-cell>
          <table:table-cell office:value-type="float" office:value="0.2383039" calcext:value-type="float">
            <text:p>0.2383039</text:p>
          </table:table-cell>
          <table:table-cell office:value-type="float" office:value="0.2518245" calcext:value-type="float">
            <text:p>0.2518245</text:p>
          </table:table-cell>
          <table:table-cell office:value-type="float" office:value="0.2714107" calcext:value-type="float">
            <text:p>0.2714107</text:p>
          </table:table-cell>
          <table:table-cell office:value-type="float" office:value="0.3634616" calcext:value-type="float">
            <text:p>0.3634616</text:p>
          </table:table-cell>
          <table:table-cell office:value-type="float" office:value="0.3610195" calcext:value-type="float">
            <text:p>0.3610195</text:p>
          </table:table-cell>
          <table:table-cell office:value-type="float" office:value="0.3743606" calcext:value-type="float">
            <text:p>0.3743606</text:p>
          </table:table-cell>
          <table:table-cell office:value-type="float" office:value="0.3922317" calcext:value-type="float">
            <text:p>0.3922317</text:p>
          </table:table-cell>
          <table:table-cell office:value-type="float" office:value="0.4038083" calcext:value-type="float">
            <text:p>0.4038083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942034E-015" calcext:value-type="float">
            <text:p>1.942034E-15</text:p>
          </table:table-cell>
          <table:table-cell office:value-type="float" office:value="1.933663E-015" calcext:value-type="float">
            <text:p>1.933663E-15</text:p>
          </table:table-cell>
          <table:table-cell office:value-type="float" office:value="1.916147E-015" calcext:value-type="float">
            <text:p>1.916147E-15</text:p>
          </table:table-cell>
          <table:table-cell office:value-type="float" office:value="9.647485E-016" calcext:value-type="float">
            <text:p>9.647485E-16</text:p>
          </table:table-cell>
          <table:table-cell office:value-type="float" office:value="1.022967E-015" calcext:value-type="float">
            <text:p>1.022967E-15</text:p>
          </table:table-cell>
          <table:table-cell office:value-type="float" office:value="1.938655E-015" calcext:value-type="float">
            <text:p>1.938655E-15</text:p>
          </table:table-cell>
          <table:table-cell office:value-type="float" office:value="1.832857E-015" calcext:value-type="float">
            <text:p>1.832857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82457" calcext:value-type="float">
            <text:p>-79.82457</text:p>
          </table:table-cell>
          <table:table-cell office:value-type="float" office:value="-0.6243767" calcext:value-type="float">
            <text:p>-0.6243767</text:p>
          </table:table-cell>
          <table:table-cell office:value-type="float" office:value="-0.5435959" calcext:value-type="float">
            <text:p>-0.5435959</text:p>
          </table:table-cell>
          <table:table-cell office:value-type="float" office:value="-0.3829144" calcext:value-type="float">
            <text:p>-0.3829144</text:p>
          </table:table-cell>
          <table:table-cell office:value-type="float" office:value="-0.2091961" calcext:value-type="float">
            <text:p>-0.2091961</text:p>
          </table:table-cell>
          <table:table-cell office:value-type="float" office:value="-0.05501542" calcext:value-type="float">
            <text:p>-0.05501542</text:p>
          </table:table-cell>
          <table:table-cell office:value-type="float" office:value="-0.02902739" calcext:value-type="float">
            <text:p>-0.02902739</text:p>
          </table:table-cell>
          <table:table-cell office:value-type="float" office:value="-0.02239195" calcext:value-type="float">
            <text:p>-0.02239195</text:p>
          </table:table-cell>
          <table:table-cell office:value-type="float" office:value="-0.01628055" calcext:value-type="float">
            <text:p>-0.01628055</text:p>
          </table:table-cell>
          <table:table-cell office:value-type="float" office:value="-0.01150567" calcext:value-type="float">
            <text:p>-0.01150567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08457" calcext:value-type="float">
            <text:p>-0.009708457</text:p>
          </table:table-cell>
          <table:table-cell office:value-type="float" office:value="-0.002265482" calcext:value-type="float">
            <text:p>-0.00226548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183" calcext:value-type="float">
            <text:p>-2.19618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7" calcext:value-type="float">
            <text:p>7072007</text:p>
          </table:table-cell>
          <table:table-cell office:value-type="float" office:value="384.7977" calcext:value-type="float">
            <text:p>384.7977</text:p>
          </table:table-cell>
          <table:table-cell office:value-type="float" office:value="213.3746" calcext:value-type="float">
            <text:p>213.3746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64.865" calcext:value-type="float">
            <text:p>1064.865</text:p>
          </table:table-cell>
          <table:table-cell office:value-type="float" office:value="127.1676" calcext:value-type="float">
            <text:p>127.1676</text:p>
          </table:table-cell>
          <table:table-cell office:value-type="float" office:value="0" calcext:value-type="float">
            <text:p>0</text:p>
          </table:table-cell>
          <table:table-cell office:value-type="float" office:value="0.1156191" calcext:value-type="float">
            <text:p>0.1156191</text:p>
          </table:table-cell>
          <table:table-cell office:value-type="float" office:value="0.1875319" calcext:value-type="float">
            <text:p>0.1875319</text:p>
          </table:table-cell>
          <table:table-cell office:value-type="float" office:value="0.1985414" calcext:value-type="float">
            <text:p>0.1985414</text:p>
          </table:table-cell>
          <table:table-cell office:value-type="float" office:value="0.2076447" calcext:value-type="float">
            <text:p>0.2076447</text:p>
          </table:table-cell>
          <table:table-cell office:value-type="float" office:value="0.2221402" calcext:value-type="float">
            <text:p>0.2221402</text:p>
          </table:table-cell>
          <table:table-cell office:value-type="float" office:value="0.2486146" calcext:value-type="float">
            <text:p>0.2486146</text:p>
          </table:table-cell>
          <table:table-cell office:value-type="float" office:value="0.268349" calcext:value-type="float">
            <text:p>0.268349</text:p>
          </table:table-cell>
          <table:table-cell office:value-type="float" office:value="0.362191" calcext:value-type="float">
            <text:p>0.362191</text:p>
          </table:table-cell>
          <table:table-cell office:value-type="float" office:value="0.3603241" calcext:value-type="float">
            <text:p>0.3603241</text:p>
          </table:table-cell>
          <table:table-cell office:value-type="float" office:value="0.3741807" calcext:value-type="float">
            <text:p>0.3741807</text:p>
          </table:table-cell>
          <table:table-cell office:value-type="float" office:value="0.3921223" calcext:value-type="float">
            <text:p>0.3921223</text:p>
          </table:table-cell>
          <table:table-cell office:value-type="float" office:value="0.4037514" calcext:value-type="float">
            <text:p>0.403751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2671E-015" calcext:value-type="float">
            <text:p>1.942671E-15</text:p>
          </table:table-cell>
          <table:table-cell office:value-type="float" office:value="1.933613E-015" calcext:value-type="float">
            <text:p>1.933613E-15</text:p>
          </table:table-cell>
          <table:table-cell office:value-type="float" office:value="1.916078E-015" calcext:value-type="float">
            <text:p>1.916078E-15</text:p>
          </table:table-cell>
          <table:table-cell office:value-type="float" office:value="9.64742E-016" calcext:value-type="float">
            <text:p>9.64742E-16</text:p>
          </table:table-cell>
          <table:table-cell office:value-type="float" office:value="1.022947E-015" calcext:value-type="float">
            <text:p>1.022947E-15</text:p>
          </table:table-cell>
          <table:table-cell office:value-type="float" office:value="1.938657E-015" calcext:value-type="float">
            <text:p>1.938657E-15</text:p>
          </table:table-cell>
          <table:table-cell office:value-type="float" office:value="1.832855E-015" calcext:value-type="float">
            <text:p>1.832855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07938" calcext:value-type="float">
            <text:p>-56.07938</text:p>
          </table:table-cell>
          <table:table-cell office:value-type="float" office:value="-1.323013" calcext:value-type="float">
            <text:p>-1.323013</text:p>
          </table:table-cell>
          <table:table-cell office:value-type="float" office:value="-0.8514348" calcext:value-type="float">
            <text:p>-0.8514348</text:p>
          </table:table-cell>
          <table:table-cell office:value-type="float" office:value="-0.603186" calcext:value-type="float">
            <text:p>-0.603186</text:p>
          </table:table-cell>
          <table:table-cell office:value-type="float" office:value="-0.3588506" calcext:value-type="float">
            <text:p>-0.3588506</text:p>
          </table:table-cell>
          <table:table-cell office:value-type="float" office:value="-0.06071254" calcext:value-type="float">
            <text:p>-0.06071254</text:p>
          </table:table-cell>
          <table:table-cell office:value-type="float" office:value="-0.0319155" calcext:value-type="float">
            <text:p>-0.0319155</text:p>
          </table:table-cell>
          <table:table-cell office:value-type="float" office:value="-0.02414952" calcext:value-type="float">
            <text:p>-0.02414952</text:p>
          </table:table-cell>
          <table:table-cell office:value-type="float" office:value="-0.01680984" calcext:value-type="float">
            <text:p>-0.01680984</text:p>
          </table:table-cell>
          <table:table-cell office:value-type="float" office:value="-0.01160067" calcext:value-type="float">
            <text:p>-0.01160067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08739" calcext:value-type="float">
            <text:p>-0.009708739</text:p>
          </table:table-cell>
          <table:table-cell office:value-type="float" office:value="-0.002271497" calcext:value-type="float">
            <text:p>-0.00227149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851" calcext:value-type="float">
            <text:p>-2.1958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7" calcext:value-type="float">
            <text:p>8072007</text:p>
          </table:table-cell>
          <table:table-cell office:value-type="float" office:value="384.7977" calcext:value-type="float">
            <text:p>384.7977</text:p>
          </table:table-cell>
          <table:table-cell office:value-type="float" office:value="216.0165" calcext:value-type="float">
            <text:p>216.0165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62.172" calcext:value-type="float">
            <text:p>1062.172</text:p>
          </table:table-cell>
          <table:table-cell office:value-type="float" office:value="127.2191" calcext:value-type="float">
            <text:p>127.2191</text:p>
          </table:table-cell>
          <table:table-cell office:value-type="float" office:value="0" calcext:value-type="float">
            <text:p>0</text:p>
          </table:table-cell>
          <table:table-cell office:value-type="float" office:value="0.1184235" calcext:value-type="float">
            <text:p>0.1184235</text:p>
          </table:table-cell>
          <table:table-cell office:value-type="float" office:value="0.1816404" calcext:value-type="float">
            <text:p>0.1816404</text:p>
          </table:table-cell>
          <table:table-cell office:value-type="float" office:value="0.1904728" calcext:value-type="float">
            <text:p>0.1904728</text:p>
          </table:table-cell>
          <table:table-cell office:value-type="float" office:value="0.1978878" calcext:value-type="float">
            <text:p>0.1978878</text:p>
          </table:table-cell>
          <table:table-cell office:value-type="float" office:value="0.2078096" calcext:value-type="float">
            <text:p>0.2078096</text:p>
          </table:table-cell>
          <table:table-cell office:value-type="float" office:value="0.2456159" calcext:value-type="float">
            <text:p>0.2456159</text:p>
          </table:table-cell>
          <table:table-cell office:value-type="float" office:value="0.2658644" calcext:value-type="float">
            <text:p>0.2658644</text:p>
          </table:table-cell>
          <table:table-cell office:value-type="float" office:value="0.3609321" calcext:value-type="float">
            <text:p>0.3609321</text:p>
          </table:table-cell>
          <table:table-cell office:value-type="float" office:value="0.3595085" calcext:value-type="float">
            <text:p>0.3595085</text:p>
          </table:table-cell>
          <table:table-cell office:value-type="float" office:value="0.373955" calcext:value-type="float">
            <text:p>0.373955</text:p>
          </table:table-cell>
          <table:table-cell office:value-type="float" office:value="0.3920074" calcext:value-type="float">
            <text:p>0.3920074</text:p>
          </table:table-cell>
          <table:table-cell office:value-type="float" office:value="0.403702" calcext:value-type="float">
            <text:p>0.40370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3231E-015" calcext:value-type="float">
            <text:p>1.943231E-15</text:p>
          </table:table-cell>
          <table:table-cell office:value-type="float" office:value="1.933574E-015" calcext:value-type="float">
            <text:p>1.933574E-15</text:p>
          </table:table-cell>
          <table:table-cell office:value-type="float" office:value="1.916015E-015" calcext:value-type="float">
            <text:p>1.916015E-15</text:p>
          </table:table-cell>
          <table:table-cell office:value-type="float" office:value="9.647326E-016" calcext:value-type="float">
            <text:p>9.647326E-16</text:p>
          </table:table-cell>
          <table:table-cell office:value-type="float" office:value="1.022931E-015" calcext:value-type="float">
            <text:p>1.022931E-15</text:p>
          </table:table-cell>
          <table:table-cell office:value-type="float" office:value="1.93866E-015" calcext:value-type="float">
            <text:p>1.93866E-15</text:p>
          </table:table-cell>
          <table:table-cell office:value-type="float" office:value="1.832851E-015" calcext:value-type="float">
            <text:p>1.832851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71978" calcext:value-type="float">
            <text:p>-46.71978</text:p>
          </table:table-cell>
          <table:table-cell office:value-type="float" office:value="-1.692195" calcext:value-type="float">
            <text:p>-1.692195</text:p>
          </table:table-cell>
          <table:table-cell office:value-type="float" office:value="-1.171987" calcext:value-type="float">
            <text:p>-1.171987</text:p>
          </table:table-cell>
          <table:table-cell office:value-type="float" office:value="-0.8736924" calcext:value-type="float">
            <text:p>-0.8736924</text:p>
          </table:table-cell>
          <table:table-cell office:value-type="float" office:value="-0.6002017" calcext:value-type="float">
            <text:p>-0.6002017</text:p>
          </table:table-cell>
          <table:table-cell office:value-type="float" office:value="-0.06661071" calcext:value-type="float">
            <text:p>-0.06661071</text:p>
          </table:table-cell>
          <table:table-cell office:value-type="float" office:value="-0.03427855" calcext:value-type="float">
            <text:p>-0.03427855</text:p>
          </table:table-cell>
          <table:table-cell office:value-type="float" office:value="-0.02603532" calcext:value-type="float">
            <text:p>-0.02603532</text:p>
          </table:table-cell>
          <table:table-cell office:value-type="float" office:value="-0.01745386" calcext:value-type="float">
            <text:p>-0.01745386</text:p>
          </table:table-cell>
          <table:table-cell office:value-type="float" office:value="-0.01172057" calcext:value-type="float">
            <text:p>-0.01172057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13893" calcext:value-type="float">
            <text:p>-0.009713893</text:p>
          </table:table-cell>
          <table:table-cell office:value-type="float" office:value="-0.002277044" calcext:value-type="float">
            <text:p>-0.00227704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685" calcext:value-type="float">
            <text:p>-2.1956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7" calcext:value-type="float">
            <text:p>9072007</text:p>
          </table:table-cell>
          <table:table-cell office:value-type="float" office:value="384.7977" calcext:value-type="float">
            <text:p>384.7977</text:p>
          </table:table-cell>
          <table:table-cell office:value-type="float" office:value="218.7456" calcext:value-type="float">
            <text:p>218.7456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59.391" calcext:value-type="float">
            <text:p>1059.391</text:p>
          </table:table-cell>
          <table:table-cell office:value-type="float" office:value="127.2706" calcext:value-type="float">
            <text:p>127.2706</text:p>
          </table:table-cell>
          <table:table-cell office:value-type="float" office:value="0" calcext:value-type="float">
            <text:p>0</text:p>
          </table:table-cell>
          <table:table-cell office:value-type="float" office:value="0.1155444" calcext:value-type="float">
            <text:p>0.1155444</text:p>
          </table:table-cell>
          <table:table-cell office:value-type="float" office:value="0.1780028" calcext:value-type="float">
            <text:p>0.1780028</text:p>
          </table:table-cell>
          <table:table-cell office:value-type="float" office:value="0.1835593" calcext:value-type="float">
            <text:p>0.1835593</text:p>
          </table:table-cell>
          <table:table-cell office:value-type="float" office:value="0.1886704" calcext:value-type="float">
            <text:p>0.1886704</text:p>
          </table:table-cell>
          <table:table-cell office:value-type="float" office:value="0.1949288" calcext:value-type="float">
            <text:p>0.1949288</text:p>
          </table:table-cell>
          <table:table-cell office:value-type="float" office:value="0.241915" calcext:value-type="float">
            <text:p>0.241915</text:p>
          </table:table-cell>
          <table:table-cell office:value-type="float" office:value="0.2629411" calcext:value-type="float">
            <text:p>0.2629411</text:p>
          </table:table-cell>
          <table:table-cell office:value-type="float" office:value="0.3596512" calcext:value-type="float">
            <text:p>0.3596512</text:p>
          </table:table-cell>
          <table:table-cell office:value-type="float" office:value="0.3585003" calcext:value-type="float">
            <text:p>0.3585003</text:p>
          </table:table-cell>
          <table:table-cell office:value-type="float" office:value="0.3735911" calcext:value-type="float">
            <text:p>0.3735911</text:p>
          </table:table-cell>
          <table:table-cell office:value-type="float" office:value="0.3918763" calcext:value-type="float">
            <text:p>0.3918763</text:p>
          </table:table-cell>
          <table:table-cell office:value-type="float" office:value="0.4036553" calcext:value-type="float">
            <text:p>0.403655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3763E-015" calcext:value-type="float">
            <text:p>1.943763E-15</text:p>
          </table:table-cell>
          <table:table-cell office:value-type="float" office:value="1.933532E-015" calcext:value-type="float">
            <text:p>1.933532E-15</text:p>
          </table:table-cell>
          <table:table-cell office:value-type="float" office:value="1.915962E-015" calcext:value-type="float">
            <text:p>1.915962E-15</text:p>
          </table:table-cell>
          <table:table-cell office:value-type="float" office:value="9.647228E-016" calcext:value-type="float">
            <text:p>9.647228E-16</text:p>
          </table:table-cell>
          <table:table-cell office:value-type="float" office:value="1.022916E-015" calcext:value-type="float">
            <text:p>1.022916E-15</text:p>
          </table:table-cell>
          <table:table-cell office:value-type="float" office:value="1.938662E-015" calcext:value-type="float">
            <text:p>1.938662E-15</text:p>
          </table:table-cell>
          <table:table-cell office:value-type="float" office:value="1.832848E-015" calcext:value-type="float">
            <text:p>1.832848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6581" calcext:value-type="float">
            <text:p>-56.6581</text:p>
          </table:table-cell>
          <table:table-cell office:value-type="float" office:value="-1.977365" calcext:value-type="float">
            <text:p>-1.977365</text:p>
          </table:table-cell>
          <table:table-cell office:value-type="float" office:value="-1.558205" calcext:value-type="float">
            <text:p>-1.558205</text:p>
          </table:table-cell>
          <table:table-cell office:value-type="float" office:value="-1.261467" calcext:value-type="float">
            <text:p>-1.261467</text:p>
          </table:table-cell>
          <table:table-cell office:value-type="float" office:value="-0.983463" calcext:value-type="float">
            <text:p>-0.983463</text:p>
          </table:table-cell>
          <table:table-cell office:value-type="float" office:value="-0.07480197" calcext:value-type="float">
            <text:p>-0.07480197</text:p>
          </table:table-cell>
          <table:table-cell office:value-type="float" office:value="-0.03708209" calcext:value-type="float">
            <text:p>-0.03708209</text:p>
          </table:table-cell>
          <table:table-cell office:value-type="float" office:value="-0.02811465" calcext:value-type="float">
            <text:p>-0.02811465</text:p>
          </table:table-cell>
          <table:table-cell office:value-type="float" office:value="-0.01828725" calcext:value-type="float">
            <text:p>-0.01828725</text:p>
          </table:table-cell>
          <table:table-cell office:value-type="float" office:value="-0.01191688" calcext:value-type="float">
            <text:p>-0.01191688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14634" calcext:value-type="float">
            <text:p>-0.009714634</text:p>
          </table:table-cell>
          <table:table-cell office:value-type="float" office:value="-0.002282211" calcext:value-type="float">
            <text:p>-0.00228221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643" calcext:value-type="float">
            <text:p>-2.19564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7" calcext:value-type="float">
            <text:p>10072007</text:p>
          </table:table-cell>
          <table:table-cell office:value-type="float" office:value="384.7977" calcext:value-type="float">
            <text:p>384.7977</text:p>
          </table:table-cell>
          <table:table-cell office:value-type="float" office:value="220.6438" calcext:value-type="float">
            <text:p>220.6438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57.441" calcext:value-type="float">
            <text:p>1057.441</text:p>
          </table:table-cell>
          <table:table-cell office:value-type="float" office:value="127.3221" calcext:value-type="float">
            <text:p>127.3221</text:p>
          </table:table-cell>
          <table:table-cell office:value-type="float" office:value="0" calcext:value-type="float">
            <text:p>0</text:p>
          </table:table-cell>
          <table:table-cell office:value-type="float" office:value="0.1175064" calcext:value-type="float">
            <text:p>0.1175064</text:p>
          </table:table-cell>
          <table:table-cell office:value-type="float" office:value="0.1780614" calcext:value-type="float">
            <text:p>0.1780614</text:p>
          </table:table-cell>
          <table:table-cell office:value-type="float" office:value="0.1808782" calcext:value-type="float">
            <text:p>0.1808782</text:p>
          </table:table-cell>
          <table:table-cell office:value-type="float" office:value="0.1839983" calcext:value-type="float">
            <text:p>0.1839983</text:p>
          </table:table-cell>
          <table:table-cell office:value-type="float" office:value="0.1893079" calcext:value-type="float">
            <text:p>0.1893079</text:p>
          </table:table-cell>
          <table:table-cell office:value-type="float" office:value="0.238026" calcext:value-type="float">
            <text:p>0.238026</text:p>
          </table:table-cell>
          <table:table-cell office:value-type="float" office:value="0.2600969" calcext:value-type="float">
            <text:p>0.2600969</text:p>
          </table:table-cell>
          <table:table-cell office:value-type="float" office:value="0.3584749" calcext:value-type="float">
            <text:p>0.3584749</text:p>
          </table:table-cell>
          <table:table-cell office:value-type="float" office:value="0.3574756" calcext:value-type="float">
            <text:p>0.3574756</text:p>
          </table:table-cell>
          <table:table-cell office:value-type="float" office:value="0.3731269" calcext:value-type="float">
            <text:p>0.3731269</text:p>
          </table:table-cell>
          <table:table-cell office:value-type="float" office:value="0.3917203" calcext:value-type="float">
            <text:p>0.3917203</text:p>
          </table:table-cell>
          <table:table-cell office:value-type="float" office:value="0.4036084" calcext:value-type="float">
            <text:p>0.403608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4238E-015" calcext:value-type="float">
            <text:p>1.944238E-15</text:p>
          </table:table-cell>
          <table:table-cell office:value-type="float" office:value="1.933494E-015" calcext:value-type="float">
            <text:p>1.933494E-15</text:p>
          </table:table-cell>
          <table:table-cell office:value-type="float" office:value="1.915918E-015" calcext:value-type="float">
            <text:p>1.915918E-15</text:p>
          </table:table-cell>
          <table:table-cell office:value-type="float" office:value="9.647175E-016" calcext:value-type="float">
            <text:p>9.647175E-16</text:p>
          </table:table-cell>
          <table:table-cell office:value-type="float" office:value="1.022892E-015" calcext:value-type="float">
            <text:p>1.022892E-15</text:p>
          </table:table-cell>
          <table:table-cell office:value-type="float" office:value="1.938665E-015" calcext:value-type="float">
            <text:p>1.938665E-15</text:p>
          </table:table-cell>
          <table:table-cell office:value-type="float" office:value="1.832843E-015" calcext:value-type="float">
            <text:p>1.832843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54821" calcext:value-type="float">
            <text:p>-48.54821</text:p>
          </table:table-cell>
          <table:table-cell office:value-type="float" office:value="-1.972253" calcext:value-type="float">
            <text:p>-1.972253</text:p>
          </table:table-cell>
          <table:table-cell office:value-type="float" office:value="-1.745396" calcext:value-type="float">
            <text:p>-1.745396</text:p>
          </table:table-cell>
          <table:table-cell office:value-type="float" office:value="-1.530367" calcext:value-type="float">
            <text:p>-1.530367</text:p>
          </table:table-cell>
          <table:table-cell office:value-type="float" office:value="-1.2322" calcext:value-type="float">
            <text:p>-1.2322</text:p>
          </table:table-cell>
          <table:table-cell office:value-type="float" office:value="-0.0846763" calcext:value-type="float">
            <text:p>-0.0846763</text:p>
          </table:table-cell>
          <table:table-cell office:value-type="float" office:value="-0.04007655" calcext:value-type="float">
            <text:p>-0.04007655</text:p>
          </table:table-cell>
          <table:table-cell office:value-type="float" office:value="-0.03017513" calcext:value-type="float">
            <text:p>-0.03017513</text:p>
          </table:table-cell>
          <table:table-cell office:value-type="float" office:value="-0.01917722" calcext:value-type="float">
            <text:p>-0.01917722</text:p>
          </table:table-cell>
          <table:table-cell office:value-type="float" office:value="-0.01217279" calcext:value-type="float">
            <text:p>-0.01217279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17247" calcext:value-type="float">
            <text:p>-0.009717247</text:p>
          </table:table-cell>
          <table:table-cell office:value-type="float" office:value="-0.002286811" calcext:value-type="float">
            <text:p>-0.00228681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702" calcext:value-type="float">
            <text:p>-2.1957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7" calcext:value-type="float">
            <text:p>11072007</text:p>
          </table:table-cell>
          <table:table-cell office:value-type="float" office:value="386.7978" calcext:value-type="float">
            <text:p>386.7978</text:p>
          </table:table-cell>
          <table:table-cell office:value-type="float" office:value="223.8332" calcext:value-type="float">
            <text:p>223.8332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56.191" calcext:value-type="float">
            <text:p>1056.191</text:p>
          </table:table-cell>
          <table:table-cell office:value-type="float" office:value="127.3835" calcext:value-type="float">
            <text:p>127.3835</text:p>
          </table:table-cell>
          <table:table-cell office:value-type="float" office:value="0" calcext:value-type="float">
            <text:p>0</text:p>
          </table:table-cell>
          <table:table-cell office:value-type="float" office:value="0.1187516" calcext:value-type="float">
            <text:p>0.1187516</text:p>
          </table:table-cell>
          <table:table-cell office:value-type="float" office:value="0.1791657" calcext:value-type="float">
            <text:p>0.1791657</text:p>
          </table:table-cell>
          <table:table-cell office:value-type="float" office:value="0.1807387" calcext:value-type="float">
            <text:p>0.1807387</text:p>
          </table:table-cell>
          <table:table-cell office:value-type="float" office:value="0.182966" calcext:value-type="float">
            <text:p>0.182966</text:p>
          </table:table-cell>
          <table:table-cell office:value-type="float" office:value="0.1893168" calcext:value-type="float">
            <text:p>0.1893168</text:p>
          </table:table-cell>
          <table:table-cell office:value-type="float" office:value="0.2347673" calcext:value-type="float">
            <text:p>0.2347673</text:p>
          </table:table-cell>
          <table:table-cell office:value-type="float" office:value="0.2577756" calcext:value-type="float">
            <text:p>0.2577756</text:p>
          </table:table-cell>
          <table:table-cell office:value-type="float" office:value="0.3576589" calcext:value-type="float">
            <text:p>0.3576589</text:p>
          </table:table-cell>
          <table:table-cell office:value-type="float" office:value="0.3564906" calcext:value-type="float">
            <text:p>0.3564906</text:p>
          </table:table-cell>
          <table:table-cell office:value-type="float" office:value="0.3726458" calcext:value-type="float">
            <text:p>0.3726458</text:p>
          </table:table-cell>
          <table:table-cell office:value-type="float" office:value="0.3915512" calcext:value-type="float">
            <text:p>0.3915512</text:p>
          </table:table-cell>
          <table:table-cell office:value-type="float" office:value="0.4035579" calcext:value-type="float">
            <text:p>0.403557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4643E-015" calcext:value-type="float">
            <text:p>1.944643E-15</text:p>
          </table:table-cell>
          <table:table-cell office:value-type="float" office:value="1.933461E-015" calcext:value-type="float">
            <text:p>1.933461E-15</text:p>
          </table:table-cell>
          <table:table-cell office:value-type="float" office:value="1.91588E-015" calcext:value-type="float">
            <text:p>1.91588E-15</text:p>
          </table:table-cell>
          <table:table-cell office:value-type="float" office:value="9.647162E-016" calcext:value-type="float">
            <text:p>9.647162E-16</text:p>
          </table:table-cell>
          <table:table-cell office:value-type="float" office:value="1.022869E-015" calcext:value-type="float">
            <text:p>1.022869E-15</text:p>
          </table:table-cell>
          <table:table-cell office:value-type="float" office:value="1.938667E-015" calcext:value-type="float">
            <text:p>1.938667E-15</text:p>
          </table:table-cell>
          <table:table-cell office:value-type="float" office:value="1.83284E-015" calcext:value-type="float">
            <text:p>1.8328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63785" calcext:value-type="float">
            <text:p>-44.63785</text:p>
          </table:table-cell>
          <table:table-cell office:value-type="float" office:value="-1.880327" calcext:value-type="float">
            <text:p>-1.880327</text:p>
          </table:table-cell>
          <table:table-cell office:value-type="float" office:value="-1.755889" calcext:value-type="float">
            <text:p>-1.755889</text:p>
          </table:table-cell>
          <table:table-cell office:value-type="float" office:value="-1.598318" calcext:value-type="float">
            <text:p>-1.598318</text:p>
          </table:table-cell>
          <table:table-cell office:value-type="float" office:value="-1.231681" calcext:value-type="float">
            <text:p>-1.231681</text:p>
          </table:table-cell>
          <table:table-cell office:value-type="float" office:value="-0.09411006" calcext:value-type="float">
            <text:p>-0.09411006</text:p>
          </table:table-cell>
          <table:table-cell office:value-type="float" office:value="-0.04271137" calcext:value-type="float">
            <text:p>-0.04271137</text:p>
          </table:table-cell>
          <table:table-cell office:value-type="float" office:value="-0.03169981" calcext:value-type="float">
            <text:p>-0.03169981</text:p>
          </table:table-cell>
          <table:table-cell office:value-type="float" office:value="-0.02007712" calcext:value-type="float">
            <text:p>-0.02007712</text:p>
          </table:table-cell>
          <table:table-cell office:value-type="float" office:value="-0.01244411" calcext:value-type="float">
            <text:p>-0.01244411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18048" calcext:value-type="float">
            <text:p>-0.009718048</text:p>
          </table:table-cell>
          <table:table-cell office:value-type="float" office:value="-0.002290603" calcext:value-type="float">
            <text:p>-0.00229060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851" calcext:value-type="float">
            <text:p>-2.1958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7" calcext:value-type="float">
            <text:p>12072007</text:p>
          </table:table-cell>
          <table:table-cell office:value-type="float" office:value="386.7978" calcext:value-type="float">
            <text:p>386.7978</text:p>
          </table:table-cell>
          <table:table-cell office:value-type="float" office:value="225.9995" calcext:value-type="float">
            <text:p>225.9995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53.974" calcext:value-type="float">
            <text:p>1053.974</text:p>
          </table:table-cell>
          <table:table-cell office:value-type="float" office:value="127.4334" calcext:value-type="float">
            <text:p>127.4334</text:p>
          </table:table-cell>
          <table:table-cell office:value-type="float" office:value="0" calcext:value-type="float">
            <text:p>0</text:p>
          </table:table-cell>
          <table:table-cell office:value-type="float" office:value="0.1161579" calcext:value-type="float">
            <text:p>0.1161579</text:p>
          </table:table-cell>
          <table:table-cell office:value-type="float" office:value="0.1768148" calcext:value-type="float">
            <text:p>0.1768148</text:p>
          </table:table-cell>
          <table:table-cell office:value-type="float" office:value="0.1783476" calcext:value-type="float">
            <text:p>0.1783476</text:p>
          </table:table-cell>
          <table:table-cell office:value-type="float" office:value="0.1797594" calcext:value-type="float">
            <text:p>0.1797594</text:p>
          </table:table-cell>
          <table:table-cell office:value-type="float" office:value="0.1844836" calcext:value-type="float">
            <text:p>0.1844836</text:p>
          </table:table-cell>
          <table:table-cell office:value-type="float" office:value="0.2300572" calcext:value-type="float">
            <text:p>0.2300572</text:p>
          </table:table-cell>
          <table:table-cell office:value-type="float" office:value="0.2548508" calcext:value-type="float">
            <text:p>0.2548508</text:p>
          </table:table-cell>
          <table:table-cell office:value-type="float" office:value="0.3563648" calcext:value-type="float">
            <text:p>0.3563648</text:p>
          </table:table-cell>
          <table:table-cell office:value-type="float" office:value="0.3553304" calcext:value-type="float">
            <text:p>0.3553304</text:p>
          </table:table-cell>
          <table:table-cell office:value-type="float" office:value="0.3720512" calcext:value-type="float">
            <text:p>0.3720512</text:p>
          </table:table-cell>
          <table:table-cell office:value-type="float" office:value="0.3913547" calcext:value-type="float">
            <text:p>0.3913547</text:p>
          </table:table-cell>
          <table:table-cell office:value-type="float" office:value="0.4035025" calcext:value-type="float">
            <text:p>0.4035025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45065E-015" calcext:value-type="float">
            <text:p>1.945065E-15</text:p>
          </table:table-cell>
          <table:table-cell office:value-type="float" office:value="1.933425E-015" calcext:value-type="float">
            <text:p>1.933425E-15</text:p>
          </table:table-cell>
          <table:table-cell office:value-type="float" office:value="1.915839E-015" calcext:value-type="float">
            <text:p>1.915839E-15</text:p>
          </table:table-cell>
          <table:table-cell office:value-type="float" office:value="9.647137E-016" calcext:value-type="float">
            <text:p>9.647137E-16</text:p>
          </table:table-cell>
          <table:table-cell office:value-type="float" office:value="1.022848E-015" calcext:value-type="float">
            <text:p>1.022848E-15</text:p>
          </table:table-cell>
          <table:table-cell office:value-type="float" office:value="1.938669E-015" calcext:value-type="float">
            <text:p>1.938669E-15</text:p>
          </table:table-cell>
          <table:table-cell office:value-type="float" office:value="1.832837E-015" calcext:value-type="float">
            <text:p>1.832837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05336" calcext:value-type="float">
            <text:p>-54.05336</text:p>
          </table:table-cell>
          <table:table-cell office:value-type="float" office:value="-2.082165" calcext:value-type="float">
            <text:p>-2.082165</text:p>
          </table:table-cell>
          <table:table-cell office:value-type="float" office:value="-1.945683" calcext:value-type="float">
            <text:p>-1.945683</text:p>
          </table:table-cell>
          <table:table-cell office:value-type="float" office:value="-1.831604" calcext:value-type="float">
            <text:p>-1.831604</text:p>
          </table:table-cell>
          <table:table-cell office:value-type="float" office:value="-1.503362" calcext:value-type="float">
            <text:p>-1.503362</text:p>
          </table:table-cell>
          <table:table-cell office:value-type="float" office:value="-0.1098977" calcext:value-type="float">
            <text:p>-0.1098977</text:p>
          </table:table-cell>
          <table:table-cell office:value-type="float" office:value="-0.04632896" calcext:value-type="float">
            <text:p>-0.04632896</text:p>
          </table:table-cell>
          <table:table-cell office:value-type="float" office:value="-0.03351262" calcext:value-type="float">
            <text:p>-0.03351262</text:p>
          </table:table-cell>
          <table:table-cell office:value-type="float" office:value="-0.02119542" calcext:value-type="float">
            <text:p>-0.02119542</text:p>
          </table:table-cell>
          <table:table-cell office:value-type="float" office:value="-0.01278875" calcext:value-type="float">
            <text:p>-0.01278875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20069" calcext:value-type="float">
            <text:p>-0.009720069</text:p>
          </table:table-cell>
          <table:table-cell office:value-type="float" office:value="-0.002294711" calcext:value-type="float">
            <text:p>-0.00229471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071" calcext:value-type="float">
            <text:p>-2.19607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7" calcext:value-type="float">
            <text:p>13072007</text:p>
          </table:table-cell>
          <table:table-cell office:value-type="float" office:value="386.7978" calcext:value-type="float">
            <text:p>386.7978</text:p>
          </table:table-cell>
          <table:table-cell office:value-type="float" office:value="228.0992" calcext:value-type="float">
            <text:p>228.0992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51.827" calcext:value-type="float">
            <text:p>1051.827</text:p>
          </table:table-cell>
          <table:table-cell office:value-type="float" office:value="127.4818" calcext:value-type="float">
            <text:p>127.4818</text:p>
          </table:table-cell>
          <table:table-cell office:value-type="float" office:value="0" calcext:value-type="float">
            <text:p>0</text:p>
          </table:table-cell>
          <table:table-cell office:value-type="float" office:value="0.1161562" calcext:value-type="float">
            <text:p>0.1161562</text:p>
          </table:table-cell>
          <table:table-cell office:value-type="float" office:value="0.1757023" calcext:value-type="float">
            <text:p>0.1757023</text:p>
          </table:table-cell>
          <table:table-cell office:value-type="float" office:value="0.1767006" calcext:value-type="float">
            <text:p>0.1767006</text:p>
          </table:table-cell>
          <table:table-cell office:value-type="float" office:value="0.177585" calcext:value-type="float">
            <text:p>0.177585</text:p>
          </table:table-cell>
          <table:table-cell office:value-type="float" office:value="0.1816126" calcext:value-type="float">
            <text:p>0.1816126</text:p>
          </table:table-cell>
          <table:table-cell office:value-type="float" office:value="0.2247421" calcext:value-type="float">
            <text:p>0.2247421</text:p>
          </table:table-cell>
          <table:table-cell office:value-type="float" office:value="0.2519984" calcext:value-type="float">
            <text:p>0.2519984</text:p>
          </table:table-cell>
          <table:table-cell office:value-type="float" office:value="0.3548201" calcext:value-type="float">
            <text:p>0.3548201</text:p>
          </table:table-cell>
          <table:table-cell office:value-type="float" office:value="0.3541836" calcext:value-type="float">
            <text:p>0.3541836</text:p>
          </table:table-cell>
          <table:table-cell office:value-type="float" office:value="0.3713928" calcext:value-type="float">
            <text:p>0.3713928</text:p>
          </table:table-cell>
          <table:table-cell office:value-type="float" office:value="0.3911269" calcext:value-type="float">
            <text:p>0.3911269</text:p>
          </table:table-cell>
          <table:table-cell office:value-type="float" office:value="0.4034404" calcext:value-type="float">
            <text:p>0.403440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5475E-015" calcext:value-type="float">
            <text:p>1.945475E-15</text:p>
          </table:table-cell>
          <table:table-cell office:value-type="float" office:value="1.933392E-015" calcext:value-type="float">
            <text:p>1.933392E-15</text:p>
          </table:table-cell>
          <table:table-cell office:value-type="float" office:value="1.915798E-015" calcext:value-type="float">
            <text:p>1.915798E-15</text:p>
          </table:table-cell>
          <table:table-cell office:value-type="float" office:value="9.647142E-016" calcext:value-type="float">
            <text:p>9.647142E-16</text:p>
          </table:table-cell>
          <table:table-cell office:value-type="float" office:value="1.022824E-015" calcext:value-type="float">
            <text:p>1.022824E-15</text:p>
          </table:table-cell>
          <table:table-cell office:value-type="float" office:value="1.938673E-015" calcext:value-type="float">
            <text:p>1.938673E-15</text:p>
          </table:table-cell>
          <table:table-cell office:value-type="float" office:value="1.832831E-015" calcext:value-type="float">
            <text:p>1.832831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60575" calcext:value-type="float">
            <text:p>-54.60575</text:p>
          </table:table-cell>
          <table:table-cell office:value-type="float" office:value="-2.186149" calcext:value-type="float">
            <text:p>-2.186149</text:p>
          </table:table-cell>
          <table:table-cell office:value-type="float" office:value="-2.089999" calcext:value-type="float">
            <text:p>-2.089999</text:p>
          </table:table-cell>
          <table:table-cell office:value-type="float" office:value="-2.011802" calcext:value-type="float">
            <text:p>-2.011802</text:p>
          </table:table-cell>
          <table:table-cell office:value-type="float" office:value="-1.697096" calcext:value-type="float">
            <text:p>-1.697096</text:p>
          </table:table-cell>
          <table:table-cell office:value-type="float" office:value="-0.1313921" calcext:value-type="float">
            <text:p>-0.1313921</text:p>
          </table:table-cell>
          <table:table-cell office:value-type="float" office:value="-0.05021309" calcext:value-type="float">
            <text:p>-0.05021309</text:p>
          </table:table-cell>
          <table:table-cell office:value-type="float" office:value="-0.03481106" calcext:value-type="float">
            <text:p>-0.03481106</text:p>
          </table:table-cell>
          <table:table-cell office:value-type="float" office:value="-0.02236658" calcext:value-type="float">
            <text:p>-0.02236658</text:p>
          </table:table-cell>
          <table:table-cell office:value-type="float" office:value="-0.01318187" calcext:value-type="float">
            <text:p>-0.01318187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1962" calcext:value-type="float">
            <text:p>-0.00971962</text:p>
          </table:table-cell>
          <table:table-cell office:value-type="float" office:value="-0.002298628" calcext:value-type="float">
            <text:p>-0.00229862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371" calcext:value-type="float">
            <text:p>-2.19637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7" calcext:value-type="float">
            <text:p>14072007</text:p>
          </table:table-cell>
          <table:table-cell office:value-type="float" office:value="386.7978" calcext:value-type="float">
            <text:p>386.7978</text:p>
          </table:table-cell>
          <table:table-cell office:value-type="float" office:value="230.1401" calcext:value-type="float">
            <text:p>230.1401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49.739" calcext:value-type="float">
            <text:p>1049.739</text:p>
          </table:table-cell>
          <table:table-cell office:value-type="float" office:value="127.528" calcext:value-type="float">
            <text:p>127.528</text:p>
          </table:table-cell>
          <table:table-cell office:value-type="float" office:value="0" calcext:value-type="float">
            <text:p>0</text:p>
          </table:table-cell>
          <table:table-cell office:value-type="float" office:value="0.1153028" calcext:value-type="float">
            <text:p>0.1153028</text:p>
          </table:table-cell>
          <table:table-cell office:value-type="float" office:value="0.1752565" calcext:value-type="float">
            <text:p>0.1752565</text:p>
          </table:table-cell>
          <table:table-cell office:value-type="float" office:value="0.1758659" calcext:value-type="float">
            <text:p>0.1758659</text:p>
          </table:table-cell>
          <table:table-cell office:value-type="float" office:value="0.1764518" calcext:value-type="float">
            <text:p>0.1764518</text:p>
          </table:table-cell>
          <table:table-cell office:value-type="float" office:value="0.1801586" calcext:value-type="float">
            <text:p>0.1801586</text:p>
          </table:table-cell>
          <table:table-cell office:value-type="float" office:value="0.2189719" calcext:value-type="float">
            <text:p>0.2189719</text:p>
          </table:table-cell>
          <table:table-cell office:value-type="float" office:value="0.2493132" calcext:value-type="float">
            <text:p>0.2493132</text:p>
          </table:table-cell>
          <table:table-cell office:value-type="float" office:value="0.3531415" calcext:value-type="float">
            <text:p>0.3531415</text:p>
          </table:table-cell>
          <table:table-cell office:value-type="float" office:value="0.353076" calcext:value-type="float">
            <text:p>0.353076</text:p>
          </table:table-cell>
          <table:table-cell office:value-type="float" office:value="0.3706744" calcext:value-type="float">
            <text:p>0.3706744</text:p>
          </table:table-cell>
          <table:table-cell office:value-type="float" office:value="0.3908597" calcext:value-type="float">
            <text:p>0.3908597</text:p>
          </table:table-cell>
          <table:table-cell office:value-type="float" office:value="0.4033687" calcext:value-type="float">
            <text:p>0.403368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5887E-015" calcext:value-type="float">
            <text:p>1.945887E-15</text:p>
          </table:table-cell>
          <table:table-cell office:value-type="float" office:value="1.933358E-015" calcext:value-type="float">
            <text:p>1.933358E-15</text:p>
          </table:table-cell>
          <table:table-cell office:value-type="float" office:value="1.915757E-015" calcext:value-type="float">
            <text:p>1.915757E-15</text:p>
          </table:table-cell>
          <table:table-cell office:value-type="float" office:value="9.647136E-016" calcext:value-type="float">
            <text:p>9.647136E-16</text:p>
          </table:table-cell>
          <table:table-cell office:value-type="float" office:value="1.022801E-015" calcext:value-type="float">
            <text:p>1.022801E-15</text:p>
          </table:table-cell>
          <table:table-cell office:value-type="float" office:value="1.938675E-015" calcext:value-type="float">
            <text:p>1.938675E-15</text:p>
          </table:table-cell>
          <table:table-cell office:value-type="float" office:value="1.832829E-015" calcext:value-type="float">
            <text:p>1.832829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43654" calcext:value-type="float">
            <text:p>-57.43654</text:p>
          </table:table-cell>
          <table:table-cell office:value-type="float" office:value="-2.229499" calcext:value-type="float">
            <text:p>-2.229499</text:p>
          </table:table-cell>
          <table:table-cell office:value-type="float" office:value="-2.167806" calcext:value-type="float">
            <text:p>-2.167806</text:p>
          </table:table-cell>
          <table:table-cell office:value-type="float" office:value="-2.113639" calcext:value-type="float">
            <text:p>-2.113639</text:p>
          </table:table-cell>
          <table:table-cell office:value-type="float" office:value="-1.804682" calcext:value-type="float">
            <text:p>-1.804682</text:p>
          </table:table-cell>
          <table:table-cell office:value-type="float" office:value="-0.160364" calcext:value-type="float">
            <text:p>-0.160364</text:p>
          </table:table-cell>
          <table:table-cell office:value-type="float" office:value="-0.05419266" calcext:value-type="float">
            <text:p>-0.05419266</text:p>
          </table:table-cell>
          <table:table-cell office:value-type="float" office:value="-0.03628919" calcext:value-type="float">
            <text:p>-0.03628919</text:p>
          </table:table-cell>
          <table:table-cell office:value-type="float" office:value="-0.02356206" calcext:value-type="float">
            <text:p>-0.02356206</text:p>
          </table:table-cell>
          <table:table-cell office:value-type="float" office:value="-0.01362565" calcext:value-type="float">
            <text:p>-0.01362565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19498" calcext:value-type="float">
            <text:p>-0.009719498</text:p>
          </table:table-cell>
          <table:table-cell office:value-type="float" office:value="-0.00230253" calcext:value-type="float">
            <text:p>-0.0023025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748" calcext:value-type="float">
            <text:p>-2.19674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7" calcext:value-type="float">
            <text:p>15072007</text:p>
          </table:table-cell>
          <table:table-cell office:value-type="float" office:value="386.7978" calcext:value-type="float">
            <text:p>386.7978</text:p>
          </table:table-cell>
          <table:table-cell office:value-type="float" office:value="231.8061" calcext:value-type="float">
            <text:p>231.8061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48.03" calcext:value-type="float">
            <text:p>1048.03</text:p>
          </table:table-cell>
          <table:table-cell office:value-type="float" office:value="127.5715" calcext:value-type="float">
            <text:p>127.5715</text:p>
          </table:table-cell>
          <table:table-cell office:value-type="float" office:value="0" calcext:value-type="float">
            <text:p>0</text:p>
          </table:table-cell>
          <table:table-cell office:value-type="float" office:value="0.1167398" calcext:value-type="float">
            <text:p>0.1167398</text:p>
          </table:table-cell>
          <table:table-cell office:value-type="float" office:value="0.1765819" calcext:value-type="float">
            <text:p>0.1765819</text:p>
          </table:table-cell>
          <table:table-cell office:value-type="float" office:value="0.1766238" calcext:value-type="float">
            <text:p>0.1766238</text:p>
          </table:table-cell>
          <table:table-cell office:value-type="float" office:value="0.1770468" calcext:value-type="float">
            <text:p>0.1770468</text:p>
          </table:table-cell>
          <table:table-cell office:value-type="float" office:value="0.1811142" calcext:value-type="float">
            <text:p>0.1811142</text:p>
          </table:table-cell>
          <table:table-cell office:value-type="float" office:value="0.2134243" calcext:value-type="float">
            <text:p>0.2134243</text:p>
          </table:table-cell>
          <table:table-cell office:value-type="float" office:value="0.2471822" calcext:value-type="float">
            <text:p>0.2471822</text:p>
          </table:table-cell>
          <table:table-cell office:value-type="float" office:value="0.3514806" calcext:value-type="float">
            <text:p>0.3514806</text:p>
          </table:table-cell>
          <table:table-cell office:value-type="float" office:value="0.3520328" calcext:value-type="float">
            <text:p>0.3520328</text:p>
          </table:table-cell>
          <table:table-cell office:value-type="float" office:value="0.3699575" calcext:value-type="float">
            <text:p>0.3699575</text:p>
          </table:table-cell>
          <table:table-cell office:value-type="float" office:value="0.3904608" calcext:value-type="float">
            <text:p>0.3904608</text:p>
          </table:table-cell>
          <table:table-cell office:value-type="float" office:value="0.4032811" calcext:value-type="float">
            <text:p>0.403281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6264E-015" calcext:value-type="float">
            <text:p>1.946264E-15</text:p>
          </table:table-cell>
          <table:table-cell office:value-type="float" office:value="1.933327E-015" calcext:value-type="float">
            <text:p>1.933327E-15</text:p>
          </table:table-cell>
          <table:table-cell office:value-type="float" office:value="1.915719E-015" calcext:value-type="float">
            <text:p>1.915719E-15</text:p>
          </table:table-cell>
          <table:table-cell office:value-type="float" office:value="9.647148E-016" calcext:value-type="float">
            <text:p>9.647148E-16</text:p>
          </table:table-cell>
          <table:table-cell office:value-type="float" office:value="1.022779E-015" calcext:value-type="float">
            <text:p>1.022779E-15</text:p>
          </table:table-cell>
          <table:table-cell office:value-type="float" office:value="1.938676E-015" calcext:value-type="float">
            <text:p>1.938676E-15</text:p>
          </table:table-cell>
          <table:table-cell office:value-type="float" office:value="1.832827E-015" calcext:value-type="float">
            <text:p>1.832827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8479" calcext:value-type="float">
            <text:p>-50.8479</text:p>
          </table:table-cell>
          <table:table-cell office:value-type="float" office:value="-2.103574" calcext:value-type="float">
            <text:p>-2.103574</text:p>
          </table:table-cell>
          <table:table-cell office:value-type="float" office:value="-2.097199" calcext:value-type="float">
            <text:p>-2.097199</text:p>
          </table:table-cell>
          <table:table-cell office:value-type="float" office:value="-2.059616" calcext:value-type="float">
            <text:p>-2.059616</text:p>
          </table:table-cell>
          <table:table-cell office:value-type="float" office:value="-1.733189" calcext:value-type="float">
            <text:p>-1.733189</text:p>
          </table:table-cell>
          <table:table-cell office:value-type="float" office:value="-0.1951669" calcext:value-type="float">
            <text:p>-0.1951669</text:p>
          </table:table-cell>
          <table:table-cell office:value-type="float" office:value="-0.05761889" calcext:value-type="float">
            <text:p>-0.05761889</text:p>
          </table:table-cell>
          <table:table-cell office:value-type="float" office:value="-0.03781962" calcext:value-type="float">
            <text:p>-0.03781962</text:p>
          </table:table-cell>
          <table:table-cell office:value-type="float" office:value="-0.02475027" calcext:value-type="float">
            <text:p>-0.02475027</text:p>
          </table:table-cell>
          <table:table-cell office:value-type="float" office:value="-0.01408434" calcext:value-type="float">
            <text:p>-0.01408434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18359" calcext:value-type="float">
            <text:p>-0.009718359</text:p>
          </table:table-cell>
          <table:table-cell office:value-type="float" office:value="-0.002306076" calcext:value-type="float">
            <text:p>-0.00230607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212" calcext:value-type="float">
            <text:p>-2.19721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7" calcext:value-type="float">
            <text:p>16072007</text:p>
          </table:table-cell>
          <table:table-cell office:value-type="float" office:value="386.7978" calcext:value-type="float">
            <text:p>386.7978</text:p>
          </table:table-cell>
          <table:table-cell office:value-type="float" office:value="234.0574" calcext:value-type="float">
            <text:p>234.0574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45.738" calcext:value-type="float">
            <text:p>1045.738</text:p>
          </table:table-cell>
          <table:table-cell office:value-type="float" office:value="127.6117" calcext:value-type="float">
            <text:p>127.6117</text:p>
          </table:table-cell>
          <table:table-cell office:value-type="float" office:value="0" calcext:value-type="float">
            <text:p>0</text:p>
          </table:table-cell>
          <table:table-cell office:value-type="float" office:value="0.1129399" calcext:value-type="float">
            <text:p>0.1129399</text:p>
          </table:table-cell>
          <table:table-cell office:value-type="float" office:value="0.1753346" calcext:value-type="float">
            <text:p>0.1753346</text:p>
          </table:table-cell>
          <table:table-cell office:value-type="float" office:value="0.175816" calcext:value-type="float">
            <text:p>0.175816</text:p>
          </table:table-cell>
          <table:table-cell office:value-type="float" office:value="0.1762116" calcext:value-type="float">
            <text:p>0.1762116</text:p>
          </table:table-cell>
          <table:table-cell office:value-type="float" office:value="0.1795552" calcext:value-type="float">
            <text:p>0.1795552</text:p>
          </table:table-cell>
          <table:table-cell office:value-type="float" office:value="0.207482" calcext:value-type="float">
            <text:p>0.207482</text:p>
          </table:table-cell>
          <table:table-cell office:value-type="float" office:value="0.2444956" calcext:value-type="float">
            <text:p>0.2444956</text:p>
          </table:table-cell>
          <table:table-cell office:value-type="float" office:value="0.3496226" calcext:value-type="float">
            <text:p>0.3496226</text:p>
          </table:table-cell>
          <table:table-cell office:value-type="float" office:value="0.3509751" calcext:value-type="float">
            <text:p>0.3509751</text:p>
          </table:table-cell>
          <table:table-cell office:value-type="float" office:value="0.3692379" calcext:value-type="float">
            <text:p>0.3692379</text:p>
          </table:table-cell>
          <table:table-cell office:value-type="float" office:value="0.3899194" calcext:value-type="float">
            <text:p>0.3899194</text:p>
          </table:table-cell>
          <table:table-cell office:value-type="float" office:value="0.4031658" calcext:value-type="float">
            <text:p>0.403165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6688E-015" calcext:value-type="float">
            <text:p>1.946688E-15</text:p>
          </table:table-cell>
          <table:table-cell office:value-type="float" office:value="1.933291E-015" calcext:value-type="float">
            <text:p>1.933291E-15</text:p>
          </table:table-cell>
          <table:table-cell office:value-type="float" office:value="1.915677E-015" calcext:value-type="float">
            <text:p>1.915677E-15</text:p>
          </table:table-cell>
          <table:table-cell office:value-type="float" office:value="9.647134E-016" calcext:value-type="float">
            <text:p>9.647134E-16</text:p>
          </table:table-cell>
          <table:table-cell office:value-type="float" office:value="1.022757E-015" calcext:value-type="float">
            <text:p>1.022757E-15</text:p>
          </table:table-cell>
          <table:table-cell office:value-type="float" office:value="1.938678E-015" calcext:value-type="float">
            <text:p>1.938678E-15</text:p>
          </table:table-cell>
          <table:table-cell office:value-type="float" office:value="1.832825E-015" calcext:value-type="float">
            <text:p>1.832825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90113" calcext:value-type="float">
            <text:p>-65.90113</text:p>
          </table:table-cell>
          <table:table-cell office:value-type="float" office:value="-2.222341" calcext:value-type="float">
            <text:p>-2.222341</text:p>
          </table:table-cell>
          <table:table-cell office:value-type="float" office:value="-2.172616" calcext:value-type="float">
            <text:p>-2.172616</text:p>
          </table:table-cell>
          <table:table-cell office:value-type="float" office:value="-2.136034" calcext:value-type="float">
            <text:p>-2.136034</text:p>
          </table:table-cell>
          <table:table-cell office:value-type="float" office:value="-1.851714" calcext:value-type="float">
            <text:p>-1.851714</text:p>
          </table:table-cell>
          <table:table-cell office:value-type="float" office:value="-0.2422951" calcext:value-type="float">
            <text:p>-0.2422951</text:p>
          </table:table-cell>
          <table:table-cell office:value-type="float" office:value="-0.06227106" calcext:value-type="float">
            <text:p>-0.06227106</text:p>
          </table:table-cell>
          <table:table-cell office:value-type="float" office:value="-0.03961724" calcext:value-type="float">
            <text:p>-0.03961724</text:p>
          </table:table-cell>
          <table:table-cell office:value-type="float" office:value="-0.02602041" calcext:value-type="float">
            <text:p>-0.02602041</text:p>
          </table:table-cell>
          <table:table-cell office:value-type="float" office:value="-0.01456185" calcext:value-type="float">
            <text:p>-0.01456185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09713846" calcext:value-type="float">
            <text:p>-0.009713846</text:p>
          </table:table-cell>
          <table:table-cell office:value-type="float" office:value="-0.002310113" calcext:value-type="float">
            <text:p>-0.00231011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7788" calcext:value-type="float">
            <text:p>-2.19778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7" calcext:value-type="float">
            <text:p>17072007</text:p>
          </table:table-cell>
          <table:table-cell office:value-type="float" office:value="387.9978" calcext:value-type="float">
            <text:p>387.9978</text:p>
          </table:table-cell>
          <table:table-cell office:value-type="float" office:value="236.8977" calcext:value-type="float">
            <text:p>236.8977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44.057" calcext:value-type="float">
            <text:p>1044.057</text:p>
          </table:table-cell>
          <table:table-cell office:value-type="float" office:value="127.6529" calcext:value-type="float">
            <text:p>127.6529</text:p>
          </table:table-cell>
          <table:table-cell office:value-type="float" office:value="0" calcext:value-type="float">
            <text:p>0</text:p>
          </table:table-cell>
          <table:table-cell office:value-type="float" office:value="0.1438006" calcext:value-type="float">
            <text:p>0.1438006</text:p>
          </table:table-cell>
          <table:table-cell office:value-type="float" office:value="0.1746951" calcext:value-type="float">
            <text:p>0.1746951</text:p>
          </table:table-cell>
          <table:table-cell office:value-type="float" office:value="0.1752283" calcext:value-type="float">
            <text:p>0.1752283</text:p>
          </table:table-cell>
          <table:table-cell office:value-type="float" office:value="0.1755774" calcext:value-type="float">
            <text:p>0.1755774</text:p>
          </table:table-cell>
          <table:table-cell office:value-type="float" office:value="0.1785823" calcext:value-type="float">
            <text:p>0.1785823</text:p>
          </table:table-cell>
          <table:table-cell office:value-type="float" office:value="0.2015347" calcext:value-type="float">
            <text:p>0.2015347</text:p>
          </table:table-cell>
          <table:table-cell office:value-type="float" office:value="0.2416402" calcext:value-type="float">
            <text:p>0.2416402</text:p>
          </table:table-cell>
          <table:table-cell office:value-type="float" office:value="0.3476771" calcext:value-type="float">
            <text:p>0.3476771</text:p>
          </table:table-cell>
          <table:table-cell office:value-type="float" office:value="0.3498961" calcext:value-type="float">
            <text:p>0.3498961</text:p>
          </table:table-cell>
          <table:table-cell office:value-type="float" office:value="0.3685144" calcext:value-type="float">
            <text:p>0.3685144</text:p>
          </table:table-cell>
          <table:table-cell office:value-type="float" office:value="0.3893302" calcext:value-type="float">
            <text:p>0.3893302</text:p>
          </table:table-cell>
          <table:table-cell office:value-type="float" office:value="0.4030182" calcext:value-type="float">
            <text:p>0.403018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7164E-015" calcext:value-type="float">
            <text:p>1.947164E-15</text:p>
          </table:table-cell>
          <table:table-cell office:value-type="float" office:value="1.933248E-015" calcext:value-type="float">
            <text:p>1.933248E-15</text:p>
          </table:table-cell>
          <table:table-cell office:value-type="float" office:value="1.915634E-015" calcext:value-type="float">
            <text:p>1.915634E-15</text:p>
          </table:table-cell>
          <table:table-cell office:value-type="float" office:value="9.647076E-016" calcext:value-type="float">
            <text:p>9.647076E-16</text:p>
          </table:table-cell>
          <table:table-cell office:value-type="float" office:value="1.022737E-015" calcext:value-type="float">
            <text:p>1.022737E-15</text:p>
          </table:table-cell>
          <table:table-cell office:value-type="float" office:value="1.938679E-015" calcext:value-type="float">
            <text:p>1.938679E-15</text:p>
          </table:table-cell>
          <table:table-cell office:value-type="float" office:value="1.832824E-015" calcext:value-type="float">
            <text:p>1.83282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737229" calcext:value-type="float">
            <text:p>-9.737229</text:p>
          </table:table-cell>
          <table:table-cell office:value-type="float" office:value="-2.284584" calcext:value-type="float">
            <text:p>-2.284584</text:p>
          </table:table-cell>
          <table:table-cell office:value-type="float" office:value="-2.229565" calcext:value-type="float">
            <text:p>-2.229565</text:p>
          </table:table-cell>
          <table:table-cell office:value-type="float" office:value="-2.196339" calcext:value-type="float">
            <text:p>-2.196339</text:p>
          </table:table-cell>
          <table:table-cell office:value-type="float" office:value="-1.930726" calcext:value-type="float">
            <text:p>-1.930726</text:p>
          </table:table-cell>
          <table:table-cell office:value-type="float" office:value="-0.3027426" calcext:value-type="float">
            <text:p>-0.3027426</text:p>
          </table:table-cell>
          <table:table-cell office:value-type="float" office:value="-0.06770608" calcext:value-type="float">
            <text:p>-0.06770608</text:p>
          </table:table-cell>
          <table:table-cell office:value-type="float" office:value="-0.04160506" calcext:value-type="float">
            <text:p>-0.04160506</text:p>
          </table:table-cell>
          <table:table-cell office:value-type="float" office:value="-0.02738631" calcext:value-type="float">
            <text:p>-0.02738631</text:p>
          </table:table-cell>
          <table:table-cell office:value-type="float" office:value="-0.01505848" calcext:value-type="float">
            <text:p>-0.01505848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8263152" calcext:value-type="float">
            <text:p>-0.08263152</text:p>
          </table:table-cell>
          <table:table-cell office:value-type="float" office:value="-0.002267735" calcext:value-type="float">
            <text:p>-0.00226773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8522" calcext:value-type="float">
            <text:p>-2.1985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7" calcext:value-type="float">
            <text:p>18072007</text:p>
          </table:table-cell>
          <table:table-cell office:value-type="float" office:value="387.9978" calcext:value-type="float">
            <text:p>387.9978</text:p>
          </table:table-cell>
          <table:table-cell office:value-type="float" office:value="239.4828" calcext:value-type="float">
            <text:p>239.4828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41.441" calcext:value-type="float">
            <text:p>1041.441</text:p>
          </table:table-cell>
          <table:table-cell office:value-type="float" office:value="127.6837" calcext:value-type="float">
            <text:p>127.6837</text:p>
          </table:table-cell>
          <table:table-cell office:value-type="float" office:value="0" calcext:value-type="float">
            <text:p>0</text:p>
          </table:table-cell>
          <table:table-cell office:value-type="float" office:value="0.1135438" calcext:value-type="float">
            <text:p>0.1135438</text:p>
          </table:table-cell>
          <table:table-cell office:value-type="float" office:value="0.1755051" calcext:value-type="float">
            <text:p>0.1755051</text:p>
          </table:table-cell>
          <table:table-cell office:value-type="float" office:value="0.1756318" calcext:value-type="float">
            <text:p>0.1756318</text:p>
          </table:table-cell>
          <table:table-cell office:value-type="float" office:value="0.1758869" calcext:value-type="float">
            <text:p>0.1758869</text:p>
          </table:table-cell>
          <table:table-cell office:value-type="float" office:value="0.1785738" calcext:value-type="float">
            <text:p>0.1785738</text:p>
          </table:table-cell>
          <table:table-cell office:value-type="float" office:value="0.19597" calcext:value-type="float">
            <text:p>0.19597</text:p>
          </table:table-cell>
          <table:table-cell office:value-type="float" office:value="0.2389158" calcext:value-type="float">
            <text:p>0.2389158</text:p>
          </table:table-cell>
          <table:table-cell office:value-type="float" office:value="0.3457816" calcext:value-type="float">
            <text:p>0.3457816</text:p>
          </table:table-cell>
          <table:table-cell office:value-type="float" office:value="0.3488313" calcext:value-type="float">
            <text:p>0.3488313</text:p>
          </table:table-cell>
          <table:table-cell office:value-type="float" office:value="0.3677642" calcext:value-type="float">
            <text:p>0.3677642</text:p>
          </table:table-cell>
          <table:table-cell office:value-type="float" office:value="0.3887721" calcext:value-type="float">
            <text:p>0.3887721</text:p>
          </table:table-cell>
          <table:table-cell office:value-type="float" office:value="0.4028481" calcext:value-type="float">
            <text:p>0.402848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7591E-015" calcext:value-type="float">
            <text:p>1.947591E-15</text:p>
          </table:table-cell>
          <table:table-cell office:value-type="float" office:value="1.933213E-015" calcext:value-type="float">
            <text:p>1.933213E-15</text:p>
          </table:table-cell>
          <table:table-cell office:value-type="float" office:value="1.915593E-015" calcext:value-type="float">
            <text:p>1.915593E-15</text:p>
          </table:table-cell>
          <table:table-cell office:value-type="float" office:value="9.647058E-016" calcext:value-type="float">
            <text:p>9.647058E-16</text:p>
          </table:table-cell>
          <table:table-cell office:value-type="float" office:value="1.022715E-015" calcext:value-type="float">
            <text:p>1.022715E-15</text:p>
          </table:table-cell>
          <table:table-cell office:value-type="float" office:value="1.938681E-015" calcext:value-type="float">
            <text:p>1.938681E-15</text:p>
          </table:table-cell>
          <table:table-cell office:value-type="float" office:value="1.832821E-015" calcext:value-type="float">
            <text:p>1.832821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0058" calcext:value-type="float">
            <text:p>-64.0058</text:p>
          </table:table-cell>
          <table:table-cell office:value-type="float" office:value="-2.205846" calcext:value-type="float">
            <text:p>-2.205846</text:p>
          </table:table-cell>
          <table:table-cell office:value-type="float" office:value="-2.190376" calcext:value-type="float">
            <text:p>-2.190376</text:p>
          </table:table-cell>
          <table:table-cell office:value-type="float" office:value="-2.166692" calcext:value-type="float">
            <text:p>-2.166692</text:p>
          </table:table-cell>
          <table:table-cell office:value-type="float" office:value="-1.931009" calcext:value-type="float">
            <text:p>-1.931009</text:p>
          </table:table-cell>
          <table:table-cell office:value-type="float" office:value="-0.3751755" calcext:value-type="float">
            <text:p>-0.3751755</text:p>
          </table:table-cell>
          <table:table-cell office:value-type="float" office:value="-0.07340565" calcext:value-type="float">
            <text:p>-0.07340565</text:p>
          </table:table-cell>
          <table:table-cell office:value-type="float" office:value="-0.0436457" calcext:value-type="float">
            <text:p>-0.0436457</text:p>
          </table:table-cell>
          <table:table-cell office:value-type="float" office:value="-0.02881027" calcext:value-type="float">
            <text:p>-0.02881027</text:p>
          </table:table-cell>
          <table:table-cell office:value-type="float" office:value="-0.01559249" calcext:value-type="float">
            <text:p>-0.01559249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7748491" calcext:value-type="float">
            <text:p>-0.07748491</text:p>
          </table:table-cell>
          <table:table-cell office:value-type="float" office:value="-0.002272066" calcext:value-type="float">
            <text:p>-0.00227206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9448" calcext:value-type="float">
            <text:p>-2.1994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7" calcext:value-type="float">
            <text:p>19072007</text:p>
          </table:table-cell>
          <table:table-cell office:value-type="float" office:value="388.8979" calcext:value-type="float">
            <text:p>388.8979</text:p>
          </table:table-cell>
          <table:table-cell office:value-type="float" office:value="242.084" calcext:value-type="float">
            <text:p>242.084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39.714" calcext:value-type="float">
            <text:p>1039.714</text:p>
          </table:table-cell>
          <table:table-cell office:value-type="float" office:value="127.7098" calcext:value-type="float">
            <text:p>127.7098</text:p>
          </table:table-cell>
          <table:table-cell office:value-type="float" office:value="0" calcext:value-type="float">
            <text:p>0</text:p>
          </table:table-cell>
          <table:table-cell office:value-type="float" office:value="0.1212697" calcext:value-type="float">
            <text:p>0.1212697</text:p>
          </table:table-cell>
          <table:table-cell office:value-type="float" office:value="0.1761624" calcext:value-type="float">
            <text:p>0.1761624</text:p>
          </table:table-cell>
          <table:table-cell office:value-type="float" office:value="0.1762433" calcext:value-type="float">
            <text:p>0.1762433</text:p>
          </table:table-cell>
          <table:table-cell office:value-type="float" office:value="0.1764567" calcext:value-type="float">
            <text:p>0.1764567</text:p>
          </table:table-cell>
          <table:table-cell office:value-type="float" office:value="0.1790088" calcext:value-type="float">
            <text:p>0.1790088</text:p>
          </table:table-cell>
          <table:table-cell office:value-type="float" office:value="0.1913163" calcext:value-type="float">
            <text:p>0.1913163</text:p>
          </table:table-cell>
          <table:table-cell office:value-type="float" office:value="0.2365898" calcext:value-type="float">
            <text:p>0.2365898</text:p>
          </table:table-cell>
          <table:table-cell office:value-type="float" office:value="0.3440263" calcext:value-type="float">
            <text:p>0.3440263</text:p>
          </table:table-cell>
          <table:table-cell office:value-type="float" office:value="0.3478885" calcext:value-type="float">
            <text:p>0.3478885</text:p>
          </table:table-cell>
          <table:table-cell office:value-type="float" office:value="0.3670474" calcext:value-type="float">
            <text:p>0.3670474</text:p>
          </table:table-cell>
          <table:table-cell office:value-type="float" office:value="0.3882267" calcext:value-type="float">
            <text:p>0.3882267</text:p>
          </table:table-cell>
          <table:table-cell office:value-type="float" office:value="0.40266" calcext:value-type="float">
            <text:p>0.4026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8016E-015" calcext:value-type="float">
            <text:p>1.948016E-15</text:p>
          </table:table-cell>
          <table:table-cell office:value-type="float" office:value="1.933178E-015" calcext:value-type="float">
            <text:p>1.933178E-15</text:p>
          </table:table-cell>
          <table:table-cell office:value-type="float" office:value="1.91555E-015" calcext:value-type="float">
            <text:p>1.91555E-15</text:p>
          </table:table-cell>
          <table:table-cell office:value-type="float" office:value="9.647064E-016" calcext:value-type="float">
            <text:p>9.647064E-16</text:p>
          </table:table-cell>
          <table:table-cell office:value-type="float" office:value="1.022692E-015" calcext:value-type="float">
            <text:p>1.022692E-15</text:p>
          </table:table-cell>
          <table:table-cell office:value-type="float" office:value="1.938682E-015" calcext:value-type="float">
            <text:p>1.938682E-15</text:p>
          </table:table-cell>
          <table:table-cell office:value-type="float" office:value="1.832819E-015" calcext:value-type="float">
            <text:p>1.832819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88235" calcext:value-type="float">
            <text:p>-38.88235</text:p>
          </table:table-cell>
          <table:table-cell office:value-type="float" office:value="-2.142356" calcext:value-type="float">
            <text:p>-2.142356</text:p>
          </table:table-cell>
          <table:table-cell office:value-type="float" office:value="-2.132541" calcext:value-type="float">
            <text:p>-2.132541</text:p>
          </table:table-cell>
          <table:table-cell office:value-type="float" office:value="-2.113406" calcext:value-type="float">
            <text:p>-2.113406</text:p>
          </table:table-cell>
          <table:table-cell office:value-type="float" office:value="-1.894724" calcext:value-type="float">
            <text:p>-1.894724</text:p>
          </table:table-cell>
          <table:table-cell office:value-type="float" office:value="-0.4510778" calcext:value-type="float">
            <text:p>-0.4510778</text:p>
          </table:table-cell>
          <table:table-cell office:value-type="float" office:value="-0.07870039" calcext:value-type="float">
            <text:p>-0.07870039</text:p>
          </table:table-cell>
          <table:table-cell office:value-type="float" office:value="-0.04563956" calcext:value-type="float">
            <text:p>-0.04563956</text:p>
          </table:table-cell>
          <table:table-cell office:value-type="float" office:value="-0.03013634" calcext:value-type="float">
            <text:p>-0.03013634</text:p>
          </table:table-cell>
          <table:table-cell office:value-type="float" office:value="-0.01612164" calcext:value-type="float">
            <text:p>-0.01612164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7184167" calcext:value-type="float">
            <text:p>-0.07184167</text:p>
          </table:table-cell>
          <table:table-cell office:value-type="float" office:value="-0.002276733" calcext:value-type="float">
            <text:p>-0.00227673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0573" calcext:value-type="float">
            <text:p>-2.20057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7" calcext:value-type="float">
            <text:p>20072007</text:p>
          </table:table-cell>
          <table:table-cell office:value-type="float" office:value="389.098" calcext:value-type="float">
            <text:p>389.098</text:p>
          </table:table-cell>
          <table:table-cell office:value-type="float" office:value="244.4076" calcext:value-type="float">
            <text:p>244.4076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37.569" calcext:value-type="float">
            <text:p>1037.569</text:p>
          </table:table-cell>
          <table:table-cell office:value-type="float" office:value="127.7311" calcext:value-type="float">
            <text:p>127.7311</text:p>
          </table:table-cell>
          <table:table-cell office:value-type="float" office:value="0" calcext:value-type="float">
            <text:p>0</text:p>
          </table:table-cell>
          <table:table-cell office:value-type="float" office:value="0.1188242" calcext:value-type="float">
            <text:p>0.1188242</text:p>
          </table:table-cell>
          <table:table-cell office:value-type="float" office:value="0.1759854" calcext:value-type="float">
            <text:p>0.1759854</text:p>
          </table:table-cell>
          <table:table-cell office:value-type="float" office:value="0.1762883" calcext:value-type="float">
            <text:p>0.1762883</text:p>
          </table:table-cell>
          <table:table-cell office:value-type="float" office:value="0.1764811" calcext:value-type="float">
            <text:p>0.1764811</text:p>
          </table:table-cell>
          <table:table-cell office:value-type="float" office:value="0.1783766" calcext:value-type="float">
            <text:p>0.1783766</text:p>
          </table:table-cell>
          <table:table-cell office:value-type="float" office:value="0.1865324" calcext:value-type="float">
            <text:p>0.1865324</text:p>
          </table:table-cell>
          <table:table-cell office:value-type="float" office:value="0.2337144" calcext:value-type="float">
            <text:p>0.2337144</text:p>
          </table:table-cell>
          <table:table-cell office:value-type="float" office:value="0.3420765" calcext:value-type="float">
            <text:p>0.3420765</text:p>
          </table:table-cell>
          <table:table-cell office:value-type="float" office:value="0.3468549" calcext:value-type="float">
            <text:p>0.3468549</text:p>
          </table:table-cell>
          <table:table-cell office:value-type="float" office:value="0.3662868" calcext:value-type="float">
            <text:p>0.3662868</text:p>
          </table:table-cell>
          <table:table-cell office:value-type="float" office:value="0.3875983" calcext:value-type="float">
            <text:p>0.3875983</text:p>
          </table:table-cell>
          <table:table-cell office:value-type="float" office:value="0.4024656" calcext:value-type="float">
            <text:p>0.402465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8442E-015" calcext:value-type="float">
            <text:p>1.948442E-15</text:p>
          </table:table-cell>
          <table:table-cell office:value-type="float" office:value="1.933143E-015" calcext:value-type="float">
            <text:p>1.933143E-15</text:p>
          </table:table-cell>
          <table:table-cell office:value-type="float" office:value="1.915508E-015" calcext:value-type="float">
            <text:p>1.915508E-15</text:p>
          </table:table-cell>
          <table:table-cell office:value-type="float" office:value="9.647052E-016" calcext:value-type="float">
            <text:p>9.647052E-16</text:p>
          </table:table-cell>
          <table:table-cell office:value-type="float" office:value="1.022671E-015" calcext:value-type="float">
            <text:p>1.022671E-15</text:p>
          </table:table-cell>
          <table:table-cell office:value-type="float" office:value="1.938684E-015" calcext:value-type="float">
            <text:p>1.938684E-15</text:p>
          </table:table-cell>
          <table:table-cell office:value-type="float" office:value="1.832816E-015" calcext:value-type="float">
            <text:p>1.832816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85482" calcext:value-type="float">
            <text:p>-44.85482</text:p>
          </table:table-cell>
          <table:table-cell office:value-type="float" office:value="-2.159612" calcext:value-type="float">
            <text:p>-2.159612</text:p>
          </table:table-cell>
          <table:table-cell office:value-type="float" office:value="-2.128312" calcext:value-type="float">
            <text:p>-2.128312</text:p>
          </table:table-cell>
          <table:table-cell office:value-type="float" office:value="-2.111104" calcext:value-type="float">
            <text:p>-2.111104</text:p>
          </table:table-cell>
          <table:table-cell office:value-type="float" office:value="-1.946866" calcext:value-type="float">
            <text:p>-1.946866</text:p>
          </table:table-cell>
          <table:table-cell office:value-type="float" office:value="-0.5476817" calcext:value-type="float">
            <text:p>-0.5476817</text:p>
          </table:table-cell>
          <table:table-cell office:value-type="float" office:value="-0.08586723" calcext:value-type="float">
            <text:p>-0.08586723</text:p>
          </table:table-cell>
          <table:table-cell office:value-type="float" office:value="-0.0479677" calcext:value-type="float">
            <text:p>-0.0479677</text:p>
          </table:table-cell>
          <table:table-cell office:value-type="float" office:value="-0.03166473" calcext:value-type="float">
            <text:p>-0.03166473</text:p>
          </table:table-cell>
          <table:table-cell office:value-type="float" office:value="-0.01670438" calcext:value-type="float">
            <text:p>-0.01670438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06573615" calcext:value-type="float">
            <text:p>-0.06573615</text:p>
          </table:table-cell>
          <table:table-cell office:value-type="float" office:value="-0.002281791" calcext:value-type="float">
            <text:p>-0.00228179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1968" calcext:value-type="float">
            <text:p>-2.2019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7" calcext:value-type="float">
            <text:p>21072007</text:p>
          </table:table-cell>
          <table:table-cell office:value-type="float" office:value="389.098" calcext:value-type="float">
            <text:p>389.098</text:p>
          </table:table-cell>
          <table:table-cell office:value-type="float" office:value="246.9566" calcext:value-type="float">
            <text:p>246.9566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35.004" calcext:value-type="float">
            <text:p>1035.004</text:p>
          </table:table-cell>
          <table:table-cell office:value-type="float" office:value="127.7474" calcext:value-type="float">
            <text:p>127.7474</text:p>
          </table:table-cell>
          <table:table-cell office:value-type="float" office:value="0" calcext:value-type="float">
            <text:p>0</text:p>
          </table:table-cell>
          <table:table-cell office:value-type="float" office:value="0.1156522" calcext:value-type="float">
            <text:p>0.1156522</text:p>
          </table:table-cell>
          <table:table-cell office:value-type="float" office:value="0.1746323" calcext:value-type="float">
            <text:p>0.1746323</text:p>
          </table:table-cell>
          <table:table-cell office:value-type="float" office:value="0.1751624" calcext:value-type="float">
            <text:p>0.1751624</text:p>
          </table:table-cell>
          <table:table-cell office:value-type="float" office:value="0.1753781" calcext:value-type="float">
            <text:p>0.1753781</text:p>
          </table:table-cell>
          <table:table-cell office:value-type="float" office:value="0.1766554" calcext:value-type="float">
            <text:p>0.1766554</text:p>
          </table:table-cell>
          <table:table-cell office:value-type="float" office:value="0.1817221" calcext:value-type="float">
            <text:p>0.1817221</text:p>
          </table:table-cell>
          <table:table-cell office:value-type="float" office:value="0.2301226" calcext:value-type="float">
            <text:p>0.2301226</text:p>
          </table:table-cell>
          <table:table-cell office:value-type="float" office:value="0.3399179" calcext:value-type="float">
            <text:p>0.3399179</text:p>
          </table:table-cell>
          <table:table-cell office:value-type="float" office:value="0.3457573" calcext:value-type="float">
            <text:p>0.3457573</text:p>
          </table:table-cell>
          <table:table-cell office:value-type="float" office:value="0.3654974" calcext:value-type="float">
            <text:p>0.3654974</text:p>
          </table:table-cell>
          <table:table-cell office:value-type="float" office:value="0.3868912" calcext:value-type="float">
            <text:p>0.3868912</text:p>
          </table:table-cell>
          <table:table-cell office:value-type="float" office:value="0.4022128" calcext:value-type="float">
            <text:p>0.402212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8907E-015" calcext:value-type="float">
            <text:p>1.948907E-15</text:p>
          </table:table-cell>
          <table:table-cell office:value-type="float" office:value="1.9331E-015" calcext:value-type="float">
            <text:p>1.9331E-15</text:p>
          </table:table-cell>
          <table:table-cell office:value-type="float" office:value="1.915466E-015" calcext:value-type="float">
            <text:p>1.915466E-15</text:p>
          </table:table-cell>
          <table:table-cell office:value-type="float" office:value="9.64703E-016" calcext:value-type="float">
            <text:p>9.64703E-16</text:p>
          </table:table-cell>
          <table:table-cell office:value-type="float" office:value="1.022648E-015" calcext:value-type="float">
            <text:p>1.022648E-15</text:p>
          </table:table-cell>
          <table:table-cell office:value-type="float" office:value="1.938685E-015" calcext:value-type="float">
            <text:p>1.938685E-15</text:p>
          </table:table-cell>
          <table:table-cell office:value-type="float" office:value="1.832814E-015" calcext:value-type="float">
            <text:p>1.83281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4E-034" calcext:value-type="float">
            <text:p>2.94219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22043" calcext:value-type="float">
            <text:p>-55.22043</text:p>
          </table:table-cell>
          <table:table-cell office:value-type="float" office:value="-2.292031" calcext:value-type="float">
            <text:p>-2.292031</text:p>
          </table:table-cell>
          <table:table-cell office:value-type="float" office:value="-2.23604" calcext:value-type="float">
            <text:p>-2.23604</text:p>
          </table:table-cell>
          <table:table-cell office:value-type="float" office:value="-2.215597" calcext:value-type="float">
            <text:p>-2.215597</text:p>
          </table:table-cell>
          <table:table-cell office:value-type="float" office:value="-2.097875" calcext:value-type="float">
            <text:p>-2.097875</text:p>
          </table:table-cell>
          <table:table-cell office:value-type="float" office:value="-0.6690621" calcext:value-type="float">
            <text:p>-0.6690621</text:p>
          </table:table-cell>
          <table:table-cell office:value-type="float" office:value="-0.09586839" calcext:value-type="float">
            <text:p>-0.09586839</text:p>
          </table:table-cell>
          <table:table-cell office:value-type="float" office:value="-0.05070556" calcext:value-type="float">
            <text:p>-0.05070556</text:p>
          </table:table-cell>
          <table:table-cell office:value-type="float" office:value="-0.03321132" calcext:value-type="float">
            <text:p>-0.03321132</text:p>
          </table:table-cell>
          <table:table-cell office:value-type="float" office:value="-0.01733199" calcext:value-type="float">
            <text:p>-0.01733199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3215068" calcext:value-type="float">
            <text:p>-0.3215068</text:p>
          </table:table-cell>
          <table:table-cell office:value-type="float" office:value="-0.002219414" calcext:value-type="float">
            <text:p>-0.00221941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3638" calcext:value-type="float">
            <text:p>-2.20363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7" calcext:value-type="float">
            <text:p>22072007</text:p>
          </table:table-cell>
          <table:table-cell office:value-type="float" office:value="389.298" calcext:value-type="float">
            <text:p>389.298</text:p>
          </table:table-cell>
          <table:table-cell office:value-type="float" office:value="249.5572" calcext:value-type="float">
            <text:p>249.5572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32.592" calcext:value-type="float">
            <text:p>1032.592</text:p>
          </table:table-cell>
          <table:table-cell office:value-type="float" office:value="127.7584" calcext:value-type="float">
            <text:p>127.7584</text:p>
          </table:table-cell>
          <table:table-cell office:value-type="float" office:value="0" calcext:value-type="float">
            <text:p>0</text:p>
          </table:table-cell>
          <table:table-cell office:value-type="float" office:value="0.1097347" calcext:value-type="float">
            <text:p>0.1097347</text:p>
          </table:table-cell>
          <table:table-cell office:value-type="float" office:value="0.1743532" calcext:value-type="float">
            <text:p>0.1743532</text:p>
          </table:table-cell>
          <table:table-cell office:value-type="float" office:value="0.1746516" calcext:value-type="float">
            <text:p>0.1746516</text:p>
          </table:table-cell>
          <table:table-cell office:value-type="float" office:value="0.1748231" calcext:value-type="float">
            <text:p>0.1748231</text:p>
          </table:table-cell>
          <table:table-cell office:value-type="float" office:value="0.1758998" calcext:value-type="float">
            <text:p>0.1758998</text:p>
          </table:table-cell>
          <table:table-cell office:value-type="float" office:value="0.1773675" calcext:value-type="float">
            <text:p>0.1773675</text:p>
          </table:table-cell>
          <table:table-cell office:value-type="float" office:value="0.2262217" calcext:value-type="float">
            <text:p>0.2262217</text:p>
          </table:table-cell>
          <table:table-cell office:value-type="float" office:value="0.3377859" calcext:value-type="float">
            <text:p>0.3377859</text:p>
          </table:table-cell>
          <table:table-cell office:value-type="float" office:value="0.3445988" calcext:value-type="float">
            <text:p>0.3445988</text:p>
          </table:table-cell>
          <table:table-cell office:value-type="float" office:value="0.3646927" calcext:value-type="float">
            <text:p>0.3646927</text:p>
          </table:table-cell>
          <table:table-cell office:value-type="float" office:value="0.3861832" calcext:value-type="float">
            <text:p>0.3861832</text:p>
          </table:table-cell>
          <table:table-cell office:value-type="float" office:value="0.4018784" calcext:value-type="float">
            <text:p>0.401878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49392E-015" calcext:value-type="float">
            <text:p>1.949392E-15</text:p>
          </table:table-cell>
          <table:table-cell office:value-type="float" office:value="1.933057E-015" calcext:value-type="float">
            <text:p>1.933057E-15</text:p>
          </table:table-cell>
          <table:table-cell office:value-type="float" office:value="1.915421E-015" calcext:value-type="float">
            <text:p>1.915421E-15</text:p>
          </table:table-cell>
          <table:table-cell office:value-type="float" office:value="9.646985E-016" calcext:value-type="float">
            <text:p>9.646985E-16</text:p>
          </table:table-cell>
          <table:table-cell office:value-type="float" office:value="1.022625E-015" calcext:value-type="float">
            <text:p>1.022625E-15</text:p>
          </table:table-cell>
          <table:table-cell office:value-type="float" office:value="1.938689E-015" calcext:value-type="float">
            <text:p>1.938689E-15</text:p>
          </table:table-cell>
          <table:table-cell office:value-type="float" office:value="1.832809E-015" calcext:value-type="float">
            <text:p>1.832809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.28746" calcext:value-type="float">
            <text:p>-82.28746</text:p>
          </table:table-cell>
          <table:table-cell office:value-type="float" office:value="-2.320698" calcext:value-type="float">
            <text:p>-2.320698</text:p>
          </table:table-cell>
          <table:table-cell office:value-type="float" office:value="-2.286938" calcext:value-type="float">
            <text:p>-2.286938</text:p>
          </table:table-cell>
          <table:table-cell office:value-type="float" office:value="-2.27035" calcext:value-type="float">
            <text:p>-2.27035</text:p>
          </table:table-cell>
          <table:table-cell office:value-type="float" office:value="-2.168011" calcext:value-type="float">
            <text:p>-2.168011</text:p>
          </table:table-cell>
          <table:table-cell office:value-type="float" office:value="-0.8057758" calcext:value-type="float">
            <text:p>-0.8057758</text:p>
          </table:table-cell>
          <table:table-cell office:value-type="float" office:value="-0.1082656" calcext:value-type="float">
            <text:p>-0.1082656</text:p>
          </table:table-cell>
          <table:table-cell office:value-type="float" office:value="-0.05358154" calcext:value-type="float">
            <text:p>-0.05358154</text:p>
          </table:table-cell>
          <table:table-cell office:value-type="float" office:value="-0.03426933" calcext:value-type="float">
            <text:p>-0.03426933</text:p>
          </table:table-cell>
          <table:table-cell office:value-type="float" office:value="-0.01799797" calcext:value-type="float">
            <text:p>-0.01799797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9512401" calcext:value-type="float">
            <text:p>-0.9512401</text:p>
          </table:table-cell>
          <table:table-cell office:value-type="float" office:value="-0.002157174" calcext:value-type="float">
            <text:p>-0.00215717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5733" calcext:value-type="float">
            <text:p>-2.20573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7" calcext:value-type="float">
            <text:p>23072007</text:p>
          </table:table-cell>
          <table:table-cell office:value-type="float" office:value="389.7979" calcext:value-type="float">
            <text:p>389.7979</text:p>
          </table:table-cell>
          <table:table-cell office:value-type="float" office:value="252.0655" calcext:value-type="float">
            <text:p>252.0655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30.578" calcext:value-type="float">
            <text:p>1030.578</text:p>
          </table:table-cell>
          <table:table-cell office:value-type="float" office:value="127.7638" calcext:value-type="float">
            <text:p>127.7638</text:p>
          </table:table-cell>
          <table:table-cell office:value-type="float" office:value="0" calcext:value-type="float">
            <text:p>0</text:p>
          </table:table-cell>
          <table:table-cell office:value-type="float" office:value="0.1176931" calcext:value-type="float">
            <text:p>0.1176931</text:p>
          </table:table-cell>
          <table:table-cell office:value-type="float" office:value="0.1751105" calcext:value-type="float">
            <text:p>0.1751105</text:p>
          </table:table-cell>
          <table:table-cell office:value-type="float" office:value="0.1751941" calcext:value-type="float">
            <text:p>0.1751941</text:p>
          </table:table-cell>
          <table:table-cell office:value-type="float" office:value="0.1753149" calcext:value-type="float">
            <text:p>0.1753149</text:p>
          </table:table-cell>
          <table:table-cell office:value-type="float" office:value="0.1764985" calcext:value-type="float">
            <text:p>0.1764985</text:p>
          </table:table-cell>
          <table:table-cell office:value-type="float" office:value="0.1742372" calcext:value-type="float">
            <text:p>0.1742372</text:p>
          </table:table-cell>
          <table:table-cell office:value-type="float" office:value="0.2225948" calcext:value-type="float">
            <text:p>0.2225948</text:p>
          </table:table-cell>
          <table:table-cell office:value-type="float" office:value="0.3358732" calcext:value-type="float">
            <text:p>0.3358732</text:p>
          </table:table-cell>
          <table:table-cell office:value-type="float" office:value="0.3435158" calcext:value-type="float">
            <text:p>0.3435158</text:p>
          </table:table-cell>
          <table:table-cell office:value-type="float" office:value="0.3639405" calcext:value-type="float">
            <text:p>0.3639405</text:p>
          </table:table-cell>
          <table:table-cell office:value-type="float" office:value="0.3855353" calcext:value-type="float">
            <text:p>0.3855353</text:p>
          </table:table-cell>
          <table:table-cell office:value-type="float" office:value="0.4014784" calcext:value-type="float">
            <text:p>0.4014784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94984E-015" calcext:value-type="float">
            <text:p>1.94984E-15</text:p>
          </table:table-cell>
          <table:table-cell office:value-type="float" office:value="1.93302E-015" calcext:value-type="float">
            <text:p>1.93302E-15</text:p>
          </table:table-cell>
          <table:table-cell office:value-type="float" office:value="1.91538E-015" calcext:value-type="float">
            <text:p>1.91538E-15</text:p>
          </table:table-cell>
          <table:table-cell office:value-type="float" office:value="9.64695E-016" calcext:value-type="float">
            <text:p>9.64695E-16</text:p>
          </table:table-cell>
          <table:table-cell office:value-type="float" office:value="1.022603E-015" calcext:value-type="float">
            <text:p>1.022603E-15</text:p>
          </table:table-cell>
          <table:table-cell office:value-type="float" office:value="1.938692E-015" calcext:value-type="float">
            <text:p>1.938692E-15</text:p>
          </table:table-cell>
          <table:table-cell office:value-type="float" office:value="1.832804E-015" calcext:value-type="float">
            <text:p>1.832804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36007" calcext:value-type="float">
            <text:p>-49.36007</text:p>
          </table:table-cell>
          <table:table-cell office:value-type="float" office:value="-2.244309" calcext:value-type="float">
            <text:p>-2.244309</text:p>
          </table:table-cell>
          <table:table-cell office:value-type="float" office:value="-2.23306" calcext:value-type="float">
            <text:p>-2.23306</text:p>
          </table:table-cell>
          <table:table-cell office:value-type="float" office:value="-2.221853" calcext:value-type="float">
            <text:p>-2.221853</text:p>
          </table:table-cell>
          <table:table-cell office:value-type="float" office:value="-2.111885" calcext:value-type="float">
            <text:p>-2.111885</text:p>
          </table:table-cell>
          <table:table-cell office:value-type="float" office:value="-0.9238641" calcext:value-type="float">
            <text:p>-0.9238641</text:p>
          </table:table-cell>
          <table:table-cell office:value-type="float" office:value="-0.1214703" calcext:value-type="float">
            <text:p>-0.1214703</text:p>
          </table:table-cell>
          <table:table-cell office:value-type="float" office:value="-0.05631975" calcext:value-type="float">
            <text:p>-0.05631975</text:p>
          </table:table-cell>
          <table:table-cell office:value-type="float" office:value="-0.03529184" calcext:value-type="float">
            <text:p>-0.03529184</text:p>
          </table:table-cell>
          <table:table-cell office:value-type="float" office:value="-0.01864498" calcext:value-type="float">
            <text:p>-0.01864498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1.093632" calcext:value-type="float">
            <text:p>-1.093632</text:p>
          </table:table-cell>
          <table:table-cell office:value-type="float" office:value="-0.002149523" calcext:value-type="float">
            <text:p>-0.00214952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7664" calcext:value-type="float">
            <text:p>-2.2076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7" calcext:value-type="float">
            <text:p>24072007</text:p>
          </table:table-cell>
          <table:table-cell office:value-type="float" office:value="389.7979" calcext:value-type="float">
            <text:p>389.7979</text:p>
          </table:table-cell>
          <table:table-cell office:value-type="float" office:value="253.918" calcext:value-type="float">
            <text:p>253.918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28.727" calcext:value-type="float">
            <text:p>1028.727</text:p>
          </table:table-cell>
          <table:table-cell office:value-type="float" office:value="127.7625" calcext:value-type="float">
            <text:p>127.7625</text:p>
          </table:table-cell>
          <table:table-cell office:value-type="float" office:value="0" calcext:value-type="float">
            <text:p>0</text:p>
          </table:table-cell>
          <table:table-cell office:value-type="float" office:value="0.1175292" calcext:value-type="float">
            <text:p>0.1175292</text:p>
          </table:table-cell>
          <table:table-cell office:value-type="float" office:value="0.1760282" calcext:value-type="float">
            <text:p>0.1760282</text:p>
          </table:table-cell>
          <table:table-cell office:value-type="float" office:value="0.1760293" calcext:value-type="float">
            <text:p>0.1760293</text:p>
          </table:table-cell>
          <table:table-cell office:value-type="float" office:value="0.1761158" calcext:value-type="float">
            <text:p>0.1761158</text:p>
          </table:table-cell>
          <table:table-cell office:value-type="float" office:value="0.177319" calcext:value-type="float">
            <text:p>0.177319</text:p>
          </table:table-cell>
          <table:table-cell office:value-type="float" office:value="0.1718773" calcext:value-type="float">
            <text:p>0.1718773</text:p>
          </table:table-cell>
          <table:table-cell office:value-type="float" office:value="0.2189707" calcext:value-type="float">
            <text:p>0.2189707</text:p>
          </table:table-cell>
          <table:table-cell office:value-type="float" office:value="0.3340852" calcext:value-type="float">
            <text:p>0.3340852</text:p>
          </table:table-cell>
          <table:table-cell office:value-type="float" office:value="0.3423688" calcext:value-type="float">
            <text:p>0.3423688</text:p>
          </table:table-cell>
          <table:table-cell office:value-type="float" office:value="0.3632206" calcext:value-type="float">
            <text:p>0.3632206</text:p>
          </table:table-cell>
          <table:table-cell office:value-type="float" office:value="0.3849809" calcext:value-type="float">
            <text:p>0.3849809</text:p>
          </table:table-cell>
          <table:table-cell office:value-type="float" office:value="0.4010717" calcext:value-type="float">
            <text:p>0.4010717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50261E-015" calcext:value-type="float">
            <text:p>1.950261E-15</text:p>
          </table:table-cell>
          <table:table-cell office:value-type="float" office:value="1.932986E-015" calcext:value-type="float">
            <text:p>1.932986E-15</text:p>
          </table:table-cell>
          <table:table-cell office:value-type="float" office:value="1.915338E-015" calcext:value-type="float">
            <text:p>1.915338E-15</text:p>
          </table:table-cell>
          <table:table-cell office:value-type="float" office:value="9.646949E-016" calcext:value-type="float">
            <text:p>9.646949E-16</text:p>
          </table:table-cell>
          <table:table-cell office:value-type="float" office:value="1.02258E-015" calcext:value-type="float">
            <text:p>1.02258E-15</text:p>
          </table:table-cell>
          <table:table-cell office:value-type="float" office:value="1.938696E-015" calcext:value-type="float">
            <text:p>1.938696E-15</text:p>
          </table:table-cell>
          <table:table-cell office:value-type="float" office:value="1.832799E-015" calcext:value-type="float">
            <text:p>1.832799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87759" calcext:value-type="float">
            <text:p>-48.87759</text:p>
          </table:table-cell>
          <table:table-cell office:value-type="float" office:value="-2.155547" calcext:value-type="float">
            <text:p>-2.155547</text:p>
          </table:table-cell>
          <table:table-cell office:value-type="float" office:value="-2.152694" calcext:value-type="float">
            <text:p>-2.152694</text:p>
          </table:table-cell>
          <table:table-cell office:value-type="float" office:value="-2.145173" calcext:value-type="float">
            <text:p>-2.145173</text:p>
          </table:table-cell>
          <table:table-cell office:value-type="float" office:value="-2.03732" calcext:value-type="float">
            <text:p>-2.03732</text:p>
          </table:table-cell>
          <table:table-cell office:value-type="float" office:value="-1.025767" calcext:value-type="float">
            <text:p>-1.025767</text:p>
          </table:table-cell>
          <table:table-cell office:value-type="float" office:value="-0.1365327" calcext:value-type="float">
            <text:p>-0.1365327</text:p>
          </table:table-cell>
          <table:table-cell office:value-type="float" office:value="-0.05901885" calcext:value-type="float">
            <text:p>-0.05901885</text:p>
          </table:table-cell>
          <table:table-cell office:value-type="float" office:value="-0.03641202" calcext:value-type="float">
            <text:p>-0.03641202</text:p>
          </table:table-cell>
          <table:table-cell office:value-type="float" office:value="-0.01928831" calcext:value-type="float">
            <text:p>-0.01928831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1.060263" calcext:value-type="float">
            <text:p>-1.060263</text:p>
          </table:table-cell>
          <table:table-cell office:value-type="float" office:value="-0.002153889" calcext:value-type="float">
            <text:p>-0.00215388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9953" calcext:value-type="float">
            <text:p>-2.2099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7" calcext:value-type="float">
            <text:p>25072007</text:p>
          </table:table-cell>
          <table:table-cell office:value-type="float" office:value="389.7979" calcext:value-type="float">
            <text:p>389.7979</text:p>
          </table:table-cell>
          <table:table-cell office:value-type="float" office:value="255.31" calcext:value-type="float">
            <text:p>255.31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27.343" calcext:value-type="float">
            <text:p>1027.343</text:p>
          </table:table-cell>
          <table:table-cell office:value-type="float" office:value="127.7538" calcext:value-type="float">
            <text:p>127.7538</text:p>
          </table:table-cell>
          <table:table-cell office:value-type="float" office:value="0" calcext:value-type="float">
            <text:p>0</text:p>
          </table:table-cell>
          <table:table-cell office:value-type="float" office:value="0.1229337" calcext:value-type="float">
            <text:p>0.1229337</text:p>
          </table:table-cell>
          <table:table-cell office:value-type="float" office:value="0.1778397" calcext:value-type="float">
            <text:p>0.1778397</text:p>
          </table:table-cell>
          <table:table-cell office:value-type="float" office:value="0.1775545" calcext:value-type="float">
            <text:p>0.1775545</text:p>
          </table:table-cell>
          <table:table-cell office:value-type="float" office:value="0.177583" calcext:value-type="float">
            <text:p>0.177583</text:p>
          </table:table-cell>
          <table:table-cell office:value-type="float" office:value="0.1791643" calcext:value-type="float">
            <text:p>0.1791643</text:p>
          </table:table-cell>
          <table:table-cell office:value-type="float" office:value="0.1704849" calcext:value-type="float">
            <text:p>0.1704849</text:p>
          </table:table-cell>
          <table:table-cell office:value-type="float" office:value="0.215877" calcext:value-type="float">
            <text:p>0.215877</text:p>
          </table:table-cell>
          <table:table-cell office:value-type="float" office:value="0.3324527" calcext:value-type="float">
            <text:p>0.3324527</text:p>
          </table:table-cell>
          <table:table-cell office:value-type="float" office:value="0.3413392" calcext:value-type="float">
            <text:p>0.3413392</text:p>
          </table:table-cell>
          <table:table-cell office:value-type="float" office:value="0.3626291" calcext:value-type="float">
            <text:p>0.3626291</text:p>
          </table:table-cell>
          <table:table-cell office:value-type="float" office:value="0.3844869" calcext:value-type="float">
            <text:p>0.3844869</text:p>
          </table:table-cell>
          <table:table-cell office:value-type="float" office:value="0.4006975" calcext:value-type="float">
            <text:p>0.400697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061E-015" calcext:value-type="float">
            <text:p>1.95061E-15</text:p>
          </table:table-cell>
          <table:table-cell office:value-type="float" office:value="1.932959E-015" calcext:value-type="float">
            <text:p>1.932959E-15</text:p>
          </table:table-cell>
          <table:table-cell office:value-type="float" office:value="1.915301E-015" calcext:value-type="float">
            <text:p>1.915301E-15</text:p>
          </table:table-cell>
          <table:table-cell office:value-type="float" office:value="9.646968E-016" calcext:value-type="float">
            <text:p>9.646968E-16</text:p>
          </table:table-cell>
          <table:table-cell office:value-type="float" office:value="1.022555E-015" calcext:value-type="float">
            <text:p>1.022555E-15</text:p>
          </table:table-cell>
          <table:table-cell office:value-type="float" office:value="1.938698E-015" calcext:value-type="float">
            <text:p>1.938698E-15</text:p>
          </table:table-cell>
          <table:table-cell office:value-type="float" office:value="1.832796E-015" calcext:value-type="float">
            <text:p>1.832796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8446" calcext:value-type="float">
            <text:p>-34.8446</text:p>
          </table:table-cell>
          <table:table-cell office:value-type="float" office:value="-1.991261" calcext:value-type="float">
            <text:p>-1.991261</text:p>
          </table:table-cell>
          <table:table-cell office:value-type="float" office:value="-2.014206" calcext:value-type="float">
            <text:p>-2.014206</text:p>
          </table:table-cell>
          <table:table-cell office:value-type="float" office:value="-2.012311" calcext:value-type="float">
            <text:p>-2.012311</text:p>
          </table:table-cell>
          <table:table-cell office:value-type="float" office:value="-1.880729" calcext:value-type="float">
            <text:p>-1.880729</text:p>
          </table:table-cell>
          <table:table-cell office:value-type="float" office:value="-1.091767" calcext:value-type="float">
            <text:p>-1.091767</text:p>
          </table:table-cell>
          <table:table-cell office:value-type="float" office:value="-0.1510821" calcext:value-type="float">
            <text:p>-0.1510821</text:p>
          </table:table-cell>
          <table:table-cell office:value-type="float" office:value="-0.06161072" calcext:value-type="float">
            <text:p>-0.06161072</text:p>
          </table:table-cell>
          <table:table-cell office:value-type="float" office:value="-0.03745224" calcext:value-type="float">
            <text:p>-0.03745224</text:p>
          </table:table-cell>
          <table:table-cell office:value-type="float" office:value="-0.0198339" calcext:value-type="float">
            <text:p>-0.0198339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1.032703" calcext:value-type="float">
            <text:p>-1.032703</text:p>
          </table:table-cell>
          <table:table-cell office:value-type="float" office:value="-0.002157578" calcext:value-type="float">
            <text:p>-0.00215757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2615" calcext:value-type="float">
            <text:p>-2.2126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7" calcext:value-type="float">
            <text:p>26072007</text:p>
          </table:table-cell>
          <table:table-cell office:value-type="float" office:value="389.7979" calcext:value-type="float">
            <text:p>389.7979</text:p>
          </table:table-cell>
          <table:table-cell office:value-type="float" office:value="256.7247" calcext:value-type="float">
            <text:p>256.7247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25.946" calcext:value-type="float">
            <text:p>1025.946</text:p>
          </table:table-cell>
          <table:table-cell office:value-type="float" office:value="127.7365" calcext:value-type="float">
            <text:p>127.7365</text:p>
          </table:table-cell>
          <table:table-cell office:value-type="float" office:value="0" calcext:value-type="float">
            <text:p>0</text:p>
          </table:table-cell>
          <table:table-cell office:value-type="float" office:value="0.1221901" calcext:value-type="float">
            <text:p>0.1221901</text:p>
          </table:table-cell>
          <table:table-cell office:value-type="float" office:value="0.1789958" calcext:value-type="float">
            <text:p>0.1789958</text:p>
          </table:table-cell>
          <table:table-cell office:value-type="float" office:value="0.1788724" calcext:value-type="float">
            <text:p>0.1788724</text:p>
          </table:table-cell>
          <table:table-cell office:value-type="float" office:value="0.1788823" calcext:value-type="float">
            <text:p>0.1788823</text:p>
          </table:table-cell>
          <table:table-cell office:value-type="float" office:value="0.1803774" calcext:value-type="float">
            <text:p>0.1803774</text:p>
          </table:table-cell>
          <table:table-cell office:value-type="float" office:value="0.1695608" calcext:value-type="float">
            <text:p>0.1695608</text:p>
          </table:table-cell>
          <table:table-cell office:value-type="float" office:value="0.2127328" calcext:value-type="float">
            <text:p>0.2127328</text:p>
          </table:table-cell>
          <table:table-cell office:value-type="float" office:value="0.3309974" calcext:value-type="float">
            <text:p>0.3309974</text:p>
          </table:table-cell>
          <table:table-cell office:value-type="float" office:value="0.3403512" calcext:value-type="float">
            <text:p>0.3403512</text:p>
          </table:table-cell>
          <table:table-cell office:value-type="float" office:value="0.3620685" calcext:value-type="float">
            <text:p>0.3620685</text:p>
          </table:table-cell>
          <table:table-cell office:value-type="float" office:value="0.3840161" calcext:value-type="float">
            <text:p>0.3840161</text:p>
          </table:table-cell>
          <table:table-cell office:value-type="float" office:value="0.4003426" calcext:value-type="float">
            <text:p>0.400342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0937E-015" calcext:value-type="float">
            <text:p>1.950937E-15</text:p>
          </table:table-cell>
          <table:table-cell office:value-type="float" office:value="1.932933E-015" calcext:value-type="float">
            <text:p>1.932933E-15</text:p>
          </table:table-cell>
          <table:table-cell office:value-type="float" office:value="1.915268E-015" calcext:value-type="float">
            <text:p>1.915268E-15</text:p>
          </table:table-cell>
          <table:table-cell office:value-type="float" office:value="9.646975E-016" calcext:value-type="float">
            <text:p>9.646975E-16</text:p>
          </table:table-cell>
          <table:table-cell office:value-type="float" office:value="1.022533E-015" calcext:value-type="float">
            <text:p>1.022533E-15</text:p>
          </table:table-cell>
          <table:table-cell office:value-type="float" office:value="1.9387E-015" calcext:value-type="float">
            <text:p>1.9387E-15</text:p>
          </table:table-cell>
          <table:table-cell office:value-type="float" office:value="1.832793E-015" calcext:value-type="float">
            <text:p>1.832793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52354" calcext:value-type="float">
            <text:p>-36.52354</text:p>
          </table:table-cell>
          <table:table-cell office:value-type="float" office:value="-1.894041" calcext:value-type="float">
            <text:p>-1.894041</text:p>
          </table:table-cell>
          <table:table-cell office:value-type="float" office:value="-1.902595" calcext:value-type="float">
            <text:p>-1.902595</text:p>
          </table:table-cell>
          <table:table-cell office:value-type="float" office:value="-1.902347" calcext:value-type="float">
            <text:p>-1.902347</text:p>
          </table:table-cell>
          <table:table-cell office:value-type="float" office:value="-1.785275" calcext:value-type="float">
            <text:p>-1.785275</text:p>
          </table:table-cell>
          <table:table-cell office:value-type="float" office:value="-1.138223" calcext:value-type="float">
            <text:p>-1.138223</text:p>
          </table:table-cell>
          <table:table-cell office:value-type="float" office:value="-0.1677509" calcext:value-type="float">
            <text:p>-0.1677509</text:p>
          </table:table-cell>
          <table:table-cell office:value-type="float" office:value="-0.06402608" calcext:value-type="float">
            <text:p>-0.06402608</text:p>
          </table:table-cell>
          <table:table-cell office:value-type="float" office:value="-0.0384807" calcext:value-type="float">
            <text:p>-0.0384807</text:p>
          </table:table-cell>
          <table:table-cell office:value-type="float" office:value="-0.02036591" calcext:value-type="float">
            <text:p>-0.02036591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1.004563" calcext:value-type="float">
            <text:p>-1.004563</text:p>
          </table:table-cell>
          <table:table-cell office:value-type="float" office:value="-0.002161222" calcext:value-type="float">
            <text:p>-0.00216122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5573" calcext:value-type="float">
            <text:p>-2.21557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7" calcext:value-type="float">
            <text:p>2707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59.1882" calcext:value-type="float">
            <text:p>259.1882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24.706" calcext:value-type="float">
            <text:p>1024.706</text:p>
          </table:table-cell>
          <table:table-cell office:value-type="float" office:value="127.7126" calcext:value-type="float">
            <text:p>127.7126</text:p>
          </table:table-cell>
          <table:table-cell office:value-type="float" office:value="0" calcext:value-type="float">
            <text:p>0</text:p>
          </table:table-cell>
          <table:table-cell office:value-type="float" office:value="0.1272667" calcext:value-type="float">
            <text:p>0.1272667</text:p>
          </table:table-cell>
          <table:table-cell office:value-type="float" office:value="0.1793579" calcext:value-type="float">
            <text:p>0.1793579</text:p>
          </table:table-cell>
          <table:table-cell office:value-type="float" office:value="0.1797995" calcext:value-type="float">
            <text:p>0.1797995</text:p>
          </table:table-cell>
          <table:table-cell office:value-type="float" office:value="0.1798342" calcext:value-type="float">
            <text:p>0.1798342</text:p>
          </table:table-cell>
          <table:table-cell office:value-type="float" office:value="0.1810914" calcext:value-type="float">
            <text:p>0.1810914</text:p>
          </table:table-cell>
          <table:table-cell office:value-type="float" office:value="0.1689712" calcext:value-type="float">
            <text:p>0.1689712</text:p>
          </table:table-cell>
          <table:table-cell office:value-type="float" office:value="0.2101827" calcext:value-type="float">
            <text:p>0.2101827</text:p>
          </table:table-cell>
          <table:table-cell office:value-type="float" office:value="0.3297255" calcext:value-type="float">
            <text:p>0.3297255</text:p>
          </table:table-cell>
          <table:table-cell office:value-type="float" office:value="0.3394362" calcext:value-type="float">
            <text:p>0.3394362</text:p>
          </table:table-cell>
          <table:table-cell office:value-type="float" office:value="0.3615668" calcext:value-type="float">
            <text:p>0.3615668</text:p>
          </table:table-cell>
          <table:table-cell office:value-type="float" office:value="0.3835953" calcext:value-type="float">
            <text:p>0.3835953</text:p>
          </table:table-cell>
          <table:table-cell office:value-type="float" office:value="0.400022" calcext:value-type="float">
            <text:p>0.40002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1258E-015" calcext:value-type="float">
            <text:p>1.951258E-15</text:p>
          </table:table-cell>
          <table:table-cell office:value-type="float" office:value="1.932904E-015" calcext:value-type="float">
            <text:p>1.932904E-15</text:p>
          </table:table-cell>
          <table:table-cell office:value-type="float" office:value="1.915238E-015" calcext:value-type="float">
            <text:p>1.915238E-15</text:p>
          </table:table-cell>
          <table:table-cell office:value-type="float" office:value="9.646987E-016" calcext:value-type="float">
            <text:p>9.646987E-16</text:p>
          </table:table-cell>
          <table:table-cell office:value-type="float" office:value="1.02251E-015" calcext:value-type="float">
            <text:p>1.02251E-15</text:p>
          </table:table-cell>
          <table:table-cell office:value-type="float" office:value="1.938702E-015" calcext:value-type="float">
            <text:p>1.938702E-15</text:p>
          </table:table-cell>
          <table:table-cell office:value-type="float" office:value="1.83279E-015" calcext:value-type="float">
            <text:p>1.83279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95787" calcext:value-type="float">
            <text:p>-26.95787</text:p>
          </table:table-cell>
          <table:table-cell office:value-type="float" office:value="-1.864322" calcext:value-type="float">
            <text:p>-1.864322</text:p>
          </table:table-cell>
          <table:table-cell office:value-type="float" office:value="-1.828243" calcext:value-type="float">
            <text:p>-1.828243</text:p>
          </table:table-cell>
          <table:table-cell office:value-type="float" office:value="-1.826107" calcext:value-type="float">
            <text:p>-1.826107</text:p>
          </table:table-cell>
          <table:table-cell office:value-type="float" office:value="-1.731722" calcext:value-type="float">
            <text:p>-1.731722</text:p>
          </table:table-cell>
          <table:table-cell office:value-type="float" office:value="-1.169014" calcext:value-type="float">
            <text:p>-1.169014</text:p>
          </table:table-cell>
          <table:table-cell office:value-type="float" office:value="-0.1827747" calcext:value-type="float">
            <text:p>-0.1827747</text:p>
          </table:table-cell>
          <table:table-cell office:value-type="float" office:value="-0.06622709" calcext:value-type="float">
            <text:p>-0.06622709</text:p>
          </table:table-cell>
          <table:table-cell office:value-type="float" office:value="-0.03946092" calcext:value-type="float">
            <text:p>-0.03946092</text:p>
          </table:table-cell>
          <table:table-cell office:value-type="float" office:value="-0.02085492" calcext:value-type="float">
            <text:p>-0.02085492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9745284" calcext:value-type="float">
            <text:p>-0.9745284</text:p>
          </table:table-cell>
          <table:table-cell office:value-type="float" office:value="-0.002165001" calcext:value-type="float">
            <text:p>-0.00216500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8741" calcext:value-type="float">
            <text:p>-2.21874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7" calcext:value-type="float">
            <text:p>2807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61.7919" calcext:value-type="float">
            <text:p>261.7919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127.6756" calcext:value-type="float">
            <text:p>127.6756</text:p>
          </table:table-cell>
          <table:table-cell office:value-type="float" office:value="0" calcext:value-type="float">
            <text:p>0</text:p>
          </table:table-cell>
          <table:table-cell office:value-type="float" office:value="0.1215637" calcext:value-type="float">
            <text:p>0.1215637</text:p>
          </table:table-cell>
          <table:table-cell office:value-type="float" office:value="0.1766015" calcext:value-type="float">
            <text:p>0.1766015</text:p>
          </table:table-cell>
          <table:table-cell office:value-type="float" office:value="0.1776551" calcext:value-type="float">
            <text:p>0.1776551</text:p>
          </table:table-cell>
          <table:table-cell office:value-type="float" office:value="0.177851" calcext:value-type="float">
            <text:p>0.177851</text:p>
          </table:table-cell>
          <table:table-cell office:value-type="float" office:value="0.1779603" calcext:value-type="float">
            <text:p>0.1779603</text:p>
          </table:table-cell>
          <table:table-cell office:value-type="float" office:value="0.1671635" calcext:value-type="float">
            <text:p>0.1671635</text:p>
          </table:table-cell>
          <table:table-cell office:value-type="float" office:value="0.2056635" calcext:value-type="float">
            <text:p>0.2056635</text:p>
          </table:table-cell>
          <table:table-cell office:value-type="float" office:value="0.3279321" calcext:value-type="float">
            <text:p>0.3279321</text:p>
          </table:table-cell>
          <table:table-cell office:value-type="float" office:value="0.338209" calcext:value-type="float">
            <text:p>0.338209</text:p>
          </table:table-cell>
          <table:table-cell office:value-type="float" office:value="0.3608825" calcext:value-type="float">
            <text:p>0.3608825</text:p>
          </table:table-cell>
          <table:table-cell office:value-type="float" office:value="0.3829625" calcext:value-type="float">
            <text:p>0.3829625</text:p>
          </table:table-cell>
          <table:table-cell office:value-type="float" office:value="0.3996299" calcext:value-type="float">
            <text:p>0.3996299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51626E-015" calcext:value-type="float">
            <text:p>1.951626E-15</text:p>
          </table:table-cell>
          <table:table-cell office:value-type="float" office:value="1.932872E-015" calcext:value-type="float">
            <text:p>1.932872E-15</text:p>
          </table:table-cell>
          <table:table-cell office:value-type="float" office:value="1.915204E-015" calcext:value-type="float">
            <text:p>1.915204E-15</text:p>
          </table:table-cell>
          <table:table-cell office:value-type="float" office:value="9.64698E-016" calcext:value-type="float">
            <text:p>9.64698E-16</text:p>
          </table:table-cell>
          <table:table-cell office:value-type="float" office:value="1.022489E-015" calcext:value-type="float">
            <text:p>1.022489E-15</text:p>
          </table:table-cell>
          <table:table-cell office:value-type="float" office:value="1.938702E-015" calcext:value-type="float">
            <text:p>1.938702E-15</text:p>
          </table:table-cell>
          <table:table-cell office:value-type="float" office:value="1.83279E-015" calcext:value-type="float">
            <text:p>1.83279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58257" calcext:value-type="float">
            <text:p>-38.58257</text:p>
          </table:table-cell>
          <table:table-cell office:value-type="float" office:value="-2.101744" calcext:value-type="float">
            <text:p>-2.101744</text:p>
          </table:table-cell>
          <table:table-cell office:value-type="float" office:value="-2.005406" calcext:value-type="float">
            <text:p>-2.005406</text:p>
          </table:table-cell>
          <table:table-cell office:value-type="float" office:value="-1.988989" calcext:value-type="float">
            <text:p>-1.988989</text:p>
          </table:table-cell>
          <table:table-cell office:value-type="float" office:value="-1.981255" calcext:value-type="float">
            <text:p>-1.981255</text:p>
          </table:table-cell>
          <table:table-cell office:value-type="float" office:value="-1.269351" calcext:value-type="float">
            <text:p>-1.269351</text:p>
          </table:table-cell>
          <table:table-cell office:value-type="float" office:value="-0.2133541" calcext:value-type="float">
            <text:p>-0.2133541</text:p>
          </table:table-cell>
          <table:table-cell office:value-type="float" office:value="-0.06946668" calcext:value-type="float">
            <text:p>-0.06946668</text:p>
          </table:table-cell>
          <table:table-cell office:value-type="float" office:value="-0.04081907" calcext:value-type="float">
            <text:p>-0.04081907</text:p>
          </table:table-cell>
          <table:table-cell office:value-type="float" office:value="-0.02154196" calcext:value-type="float">
            <text:p>-0.02154196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0.9362313" calcext:value-type="float">
            <text:p>-0.9362313</text:p>
          </table:table-cell>
          <table:table-cell office:value-type="float" office:value="-0.00216958" calcext:value-type="float">
            <text:p>-0.0021695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2164" calcext:value-type="float">
            <text:p>-2.2221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7" calcext:value-type="float">
            <text:p>2907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64.3455" calcext:value-type="float">
            <text:p>264.3455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19.634" calcext:value-type="float">
            <text:p>1019.634</text:p>
          </table:table-cell>
          <table:table-cell office:value-type="float" office:value="127.6273" calcext:value-type="float">
            <text:p>127.6273</text:p>
          </table:table-cell>
          <table:table-cell office:value-type="float" office:value="0" calcext:value-type="float">
            <text:p>0</text:p>
          </table:table-cell>
          <table:table-cell office:value-type="float" office:value="0.1193425" calcext:value-type="float">
            <text:p>0.1193425</text:p>
          </table:table-cell>
          <table:table-cell office:value-type="float" office:value="0.1753874" calcext:value-type="float">
            <text:p>0.1753874</text:p>
          </table:table-cell>
          <table:table-cell office:value-type="float" office:value="0.1761522" calcext:value-type="float">
            <text:p>0.1761522</text:p>
          </table:table-cell>
          <table:table-cell office:value-type="float" office:value="0.1763418" calcext:value-type="float">
            <text:p>0.1763418</text:p>
          </table:table-cell>
          <table:table-cell office:value-type="float" office:value="0.1764017" calcext:value-type="float">
            <text:p>0.1764017</text:p>
          </table:table-cell>
          <table:table-cell office:value-type="float" office:value="0.1653035" calcext:value-type="float">
            <text:p>0.1653035</text:p>
          </table:table-cell>
          <table:table-cell office:value-type="float" office:value="0.2006809" calcext:value-type="float">
            <text:p>0.2006809</text:p>
          </table:table-cell>
          <table:table-cell office:value-type="float" office:value="0.3259872" calcext:value-type="float">
            <text:p>0.3259872</text:p>
          </table:table-cell>
          <table:table-cell office:value-type="float" office:value="0.3368618" calcext:value-type="float">
            <text:p>0.3368618</text:p>
          </table:table-cell>
          <table:table-cell office:value-type="float" office:value="0.3601955" calcext:value-type="float">
            <text:p>0.3601955</text:p>
          </table:table-cell>
          <table:table-cell office:value-type="float" office:value="0.3822138" calcext:value-type="float">
            <text:p>0.3822138</text:p>
          </table:table-cell>
          <table:table-cell office:value-type="float" office:value="0.3992877" calcext:value-type="float">
            <text:p>0.399287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2016E-015" calcext:value-type="float">
            <text:p>1.952016E-15</text:p>
          </table:table-cell>
          <table:table-cell office:value-type="float" office:value="1.932839E-015" calcext:value-type="float">
            <text:p>1.932839E-15</text:p>
          </table:table-cell>
          <table:table-cell office:value-type="float" office:value="1.915165E-015" calcext:value-type="float">
            <text:p>1.915165E-15</text:p>
          </table:table-cell>
          <table:table-cell office:value-type="float" office:value="9.646991E-016" calcext:value-type="float">
            <text:p>9.646991E-16</text:p>
          </table:table-cell>
          <table:table-cell office:value-type="float" office:value="1.022466E-015" calcext:value-type="float">
            <text:p>1.022466E-15</text:p>
          </table:table-cell>
          <table:table-cell office:value-type="float" office:value="1.938704E-015" calcext:value-type="float">
            <text:p>1.938704E-15</text:p>
          </table:table-cell>
          <table:table-cell office:value-type="float" office:value="1.832787E-015" calcext:value-type="float">
            <text:p>1.832787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12453" calcext:value-type="float">
            <text:p>-44.12453</text:p>
          </table:table-cell>
          <table:table-cell office:value-type="float" office:value="-2.217475" calcext:value-type="float">
            <text:p>-2.217475</text:p>
          </table:table-cell>
          <table:table-cell office:value-type="float" office:value="-2.141211" calcext:value-type="float">
            <text:p>-2.141211</text:p>
          </table:table-cell>
          <table:table-cell office:value-type="float" office:value="-2.124079" calcext:value-type="float">
            <text:p>-2.124079</text:p>
          </table:table-cell>
          <table:table-cell office:value-type="float" office:value="-2.120459" calcext:value-type="float">
            <text:p>-2.120459</text:p>
          </table:table-cell>
          <table:table-cell office:value-type="float" office:value="-1.382945" calcext:value-type="float">
            <text:p>-1.382945</text:p>
          </table:table-cell>
          <table:table-cell office:value-type="float" office:value="-0.2540548" calcext:value-type="float">
            <text:p>-0.2540548</text:p>
          </table:table-cell>
          <table:table-cell office:value-type="float" office:value="-0.07318599" calcext:value-type="float">
            <text:p>-0.07318599</text:p>
          </table:table-cell>
          <table:table-cell office:value-type="float" office:value="-0.04236971" calcext:value-type="float">
            <text:p>-0.04236971</text:p>
          </table:table-cell>
          <table:table-cell office:value-type="float" office:value="-0.02225544" calcext:value-type="float">
            <text:p>-0.02225544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1.115596" calcext:value-type="float">
            <text:p>-1.115596</text:p>
          </table:table-cell>
          <table:table-cell office:value-type="float" office:value="-0.002159074" calcext:value-type="float">
            <text:p>-0.00215907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5748" calcext:value-type="float">
            <text:p>-2.2257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7" calcext:value-type="float">
            <text:p>3007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67.0326" calcext:value-type="float">
            <text:p>267.0326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17.007" calcext:value-type="float">
            <text:p>1017.007</text:p>
          </table:table-cell>
          <table:table-cell office:value-type="float" office:value="127.5672" calcext:value-type="float">
            <text:p>127.5672</text:p>
          </table:table-cell>
          <table:table-cell office:value-type="float" office:value="0" calcext:value-type="float">
            <text:p>0</text:p>
          </table:table-cell>
          <table:table-cell office:value-type="float" office:value="0.113307" calcext:value-type="float">
            <text:p>0.113307</text:p>
          </table:table-cell>
          <table:table-cell office:value-type="float" office:value="0.1745258" calcext:value-type="float">
            <text:p>0.1745258</text:p>
          </table:table-cell>
          <table:table-cell office:value-type="float" office:value="0.1750536" calcext:value-type="float">
            <text:p>0.1750536</text:p>
          </table:table-cell>
          <table:table-cell office:value-type="float" office:value="0.1752118" calcext:value-type="float">
            <text:p>0.1752118</text:p>
          </table:table-cell>
          <table:table-cell office:value-type="float" office:value="0.1752824" calcext:value-type="float">
            <text:p>0.1752824</text:p>
          </table:table-cell>
          <table:table-cell office:value-type="float" office:value="0.1634794" calcext:value-type="float">
            <text:p>0.1634794</text:p>
          </table:table-cell>
          <table:table-cell office:value-type="float" office:value="0.1953017" calcext:value-type="float">
            <text:p>0.1953017</text:p>
          </table:table-cell>
          <table:table-cell office:value-type="float" office:value="0.323943" calcext:value-type="float">
            <text:p>0.323943</text:p>
          </table:table-cell>
          <table:table-cell office:value-type="float" office:value="0.3354206" calcext:value-type="float">
            <text:p>0.3354206</text:p>
          </table:table-cell>
          <table:table-cell office:value-type="float" office:value="0.3594326" calcext:value-type="float">
            <text:p>0.3594326</text:p>
          </table:table-cell>
          <table:table-cell office:value-type="float" office:value="0.3814939" calcext:value-type="float">
            <text:p>0.3814939</text:p>
          </table:table-cell>
          <table:table-cell office:value-type="float" office:value="0.3988912" calcext:value-type="float">
            <text:p>0.398891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2445E-015" calcext:value-type="float">
            <text:p>1.952445E-15</text:p>
          </table:table-cell>
          <table:table-cell office:value-type="float" office:value="1.932802E-015" calcext:value-type="float">
            <text:p>1.932802E-15</text:p>
          </table:table-cell>
          <table:table-cell office:value-type="float" office:value="1.915121E-015" calcext:value-type="float">
            <text:p>1.915121E-15</text:p>
          </table:table-cell>
          <table:table-cell office:value-type="float" office:value="9.646999E-016" calcext:value-type="float">
            <text:p>9.646999E-16</text:p>
          </table:table-cell>
          <table:table-cell office:value-type="float" office:value="1.022443E-015" calcext:value-type="float">
            <text:p>1.022443E-15</text:p>
          </table:table-cell>
          <table:table-cell office:value-type="float" office:value="1.938705E-015" calcext:value-type="float">
            <text:p>1.938705E-15</text:p>
          </table:table-cell>
          <table:table-cell office:value-type="float" office:value="1.832785E-015" calcext:value-type="float">
            <text:p>1.832785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59731" calcext:value-type="float">
            <text:p>-64.59731</text:p>
          </table:table-cell>
          <table:table-cell office:value-type="float" office:value="-2.303501" calcext:value-type="float">
            <text:p>-2.303501</text:p>
          </table:table-cell>
          <table:table-cell office:value-type="float" office:value="-2.246966" calcext:value-type="float">
            <text:p>-2.246966</text:p>
          </table:table-cell>
          <table:table-cell office:value-type="float" office:value="-2.231932" calcext:value-type="float">
            <text:p>-2.231932</text:p>
          </table:table-cell>
          <table:table-cell office:value-type="float" office:value="-2.226974" calcext:value-type="float">
            <text:p>-2.226974</text:p>
          </table:table-cell>
          <table:table-cell office:value-type="float" office:value="-1.505589" calcext:value-type="float">
            <text:p>-1.505589</text:p>
          </table:table-cell>
          <table:table-cell office:value-type="float" office:value="-0.3082806" calcext:value-type="float">
            <text:p>-0.3082806</text:p>
          </table:table-cell>
          <table:table-cell office:value-type="float" office:value="-0.07733276" calcext:value-type="float">
            <text:p>-0.07733276</text:p>
          </table:table-cell>
          <table:table-cell office:value-type="float" office:value="-0.04410117" calcext:value-type="float">
            <text:p>-0.04410117</text:p>
          </table:table-cell>
          <table:table-cell office:value-type="float" office:value="-0.02307626" calcext:value-type="float">
            <text:p>-0.02307626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2.903322" calcext:value-type="float">
            <text:p>-2.903322</text:p>
          </table:table-cell>
          <table:table-cell office:value-type="float" office:value="-0.002081208" calcext:value-type="float">
            <text:p>-0.00208120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9457" calcext:value-type="float">
            <text:p>-2.22945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7" calcext:value-type="float">
            <text:p>3107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69.6335" calcext:value-type="float">
            <text:p>269.6335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14.478" calcext:value-type="float">
            <text:p>1014.478</text:p>
          </table:table-cell>
          <table:table-cell office:value-type="float" office:value="127.4943" calcext:value-type="float">
            <text:p>127.4943</text:p>
          </table:table-cell>
          <table:table-cell office:value-type="float" office:value="0" calcext:value-type="float">
            <text:p>0</text:p>
          </table:table-cell>
          <table:table-cell office:value-type="float" office:value="0.1103655" calcext:value-type="float">
            <text:p>0.1103655</text:p>
          </table:table-cell>
          <table:table-cell office:value-type="float" office:value="0.1742535" calcext:value-type="float">
            <text:p>0.1742535</text:p>
          </table:table-cell>
          <table:table-cell office:value-type="float" office:value="0.1745151" calcext:value-type="float">
            <text:p>0.1745151</text:p>
          </table:table-cell>
          <table:table-cell office:value-type="float" office:value="0.1746244" calcext:value-type="float">
            <text:p>0.1746244</text:p>
          </table:table-cell>
          <table:table-cell office:value-type="float" office:value="0.1747789" calcext:value-type="float">
            <text:p>0.1747789</text:p>
          </table:table-cell>
          <table:table-cell office:value-type="float" office:value="0.1618717" calcext:value-type="float">
            <text:p>0.1618717</text:p>
          </table:table-cell>
          <table:table-cell office:value-type="float" office:value="0.1898761" calcext:value-type="float">
            <text:p>0.1898761</text:p>
          </table:table-cell>
          <table:table-cell office:value-type="float" office:value="0.3218566" calcext:value-type="float">
            <text:p>0.3218566</text:p>
          </table:table-cell>
          <table:table-cell office:value-type="float" office:value="0.3339159" calcext:value-type="float">
            <text:p>0.3339159</text:p>
          </table:table-cell>
          <table:table-cell office:value-type="float" office:value="0.3586053" calcext:value-type="float">
            <text:p>0.3586053</text:p>
          </table:table-cell>
          <table:table-cell office:value-type="float" office:value="0.3808416" calcext:value-type="float">
            <text:p>0.3808416</text:p>
          </table:table-cell>
          <table:table-cell office:value-type="float" office:value="0.3984827" calcext:value-type="float">
            <text:p>0.398482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2891E-015" calcext:value-type="float">
            <text:p>1.952891E-15</text:p>
          </table:table-cell>
          <table:table-cell office:value-type="float" office:value="1.932764E-015" calcext:value-type="float">
            <text:p>1.932764E-15</text:p>
          </table:table-cell>
          <table:table-cell office:value-type="float" office:value="1.915079E-015" calcext:value-type="float">
            <text:p>1.915079E-15</text:p>
          </table:table-cell>
          <table:table-cell office:value-type="float" office:value="9.647004E-016" calcext:value-type="float">
            <text:p>9.647004E-16</text:p>
          </table:table-cell>
          <table:table-cell office:value-type="float" office:value="1.022419E-015" calcext:value-type="float">
            <text:p>1.022419E-15</text:p>
          </table:table-cell>
          <table:table-cell office:value-type="float" office:value="1.938707E-015" calcext:value-type="float">
            <text:p>1.938707E-15</text:p>
          </table:table-cell>
          <table:table-cell office:value-type="float" office:value="1.832783E-015" calcext:value-type="float">
            <text:p>1.832783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57211" calcext:value-type="float">
            <text:p>-79.57211</text:p>
          </table:table-cell>
          <table:table-cell office:value-type="float" office:value="-2.331145" calcext:value-type="float">
            <text:p>-2.331145</text:p>
          </table:table-cell>
          <table:table-cell office:value-type="float" office:value="-2.300974" calcext:value-type="float">
            <text:p>-2.300974</text:p>
          </table:table-cell>
          <table:table-cell office:value-type="float" office:value="-2.290474" calcext:value-type="float">
            <text:p>-2.290474</text:p>
          </table:table-cell>
          <table:table-cell office:value-type="float" office:value="-2.276848" calcext:value-type="float">
            <text:p>-2.276848</text:p>
          </table:table-cell>
          <table:table-cell office:value-type="float" office:value="-1.624016" calcext:value-type="float">
            <text:p>-1.624016</text:p>
          </table:table-cell>
          <table:table-cell office:value-type="float" office:value="-0.3767892" calcext:value-type="float">
            <text:p>-0.3767892</text:p>
          </table:table-cell>
          <table:table-cell office:value-type="float" office:value="-0.0818402" calcext:value-type="float">
            <text:p>-0.0818402</text:p>
          </table:table-cell>
          <table:table-cell office:value-type="float" office:value="-0.04599324" calcext:value-type="float">
            <text:p>-0.04599324</text:p>
          </table:table-cell>
          <table:table-cell office:value-type="float" office:value="-0.02400403" calcext:value-type="float">
            <text:p>-0.02400403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5.977421" calcext:value-type="float">
            <text:p>-5.977421</text:p>
          </table:table-cell>
          <table:table-cell office:value-type="float" office:value="-0.002006597" calcext:value-type="float">
            <text:p>-0.00200659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3422" calcext:value-type="float">
            <text:p>-2.2334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7" calcext:value-type="float">
            <text:p>108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72.0837" calcext:value-type="float">
            <text:p>272.0837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12.114" calcext:value-type="float">
            <text:p>1012.114</text:p>
          </table:table-cell>
          <table:table-cell office:value-type="float" office:value="127.4076" calcext:value-type="float">
            <text:p>127.4076</text:p>
          </table:table-cell>
          <table:table-cell office:value-type="float" office:value="0" calcext:value-type="float">
            <text:p>0</text:p>
          </table:table-cell>
          <table:table-cell office:value-type="float" office:value="0.1142301" calcext:value-type="float">
            <text:p>0.1142301</text:p>
          </table:table-cell>
          <table:table-cell office:value-type="float" office:value="0.1740815" calcext:value-type="float">
            <text:p>0.1740815</text:p>
          </table:table-cell>
          <table:table-cell office:value-type="float" office:value="0.1742691" calcext:value-type="float">
            <text:p>0.1742691</text:p>
          </table:table-cell>
          <table:table-cell office:value-type="float" office:value="0.1743541" calcext:value-type="float">
            <text:p>0.1743541</text:p>
          </table:table-cell>
          <table:table-cell office:value-type="float" office:value="0.1745459" calcext:value-type="float">
            <text:p>0.1745459</text:p>
          </table:table-cell>
          <table:table-cell office:value-type="float" office:value="0.1605597" calcext:value-type="float">
            <text:p>0.1605597</text:p>
          </table:table-cell>
          <table:table-cell office:value-type="float" office:value="0.1845808" calcext:value-type="float">
            <text:p>0.1845808</text:p>
          </table:table-cell>
          <table:table-cell office:value-type="float" office:value="0.3197406" calcext:value-type="float">
            <text:p>0.3197406</text:p>
          </table:table-cell>
          <table:table-cell office:value-type="float" office:value="0.3323772" calcext:value-type="float">
            <text:p>0.3323772</text:p>
          </table:table-cell>
          <table:table-cell office:value-type="float" office:value="0.3578532" calcext:value-type="float">
            <text:p>0.3578532</text:p>
          </table:table-cell>
          <table:table-cell office:value-type="float" office:value="0.380188" calcext:value-type="float">
            <text:p>0.380188</text:p>
          </table:table-cell>
          <table:table-cell office:value-type="float" office:value="0.3980782" calcext:value-type="float">
            <text:p>0.398078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3337E-015" calcext:value-type="float">
            <text:p>1.953337E-15</text:p>
          </table:table-cell>
          <table:table-cell office:value-type="float" office:value="1.932726E-015" calcext:value-type="float">
            <text:p>1.932726E-15</text:p>
          </table:table-cell>
          <table:table-cell office:value-type="float" office:value="1.915036E-015" calcext:value-type="float">
            <text:p>1.915036E-15</text:p>
          </table:table-cell>
          <table:table-cell office:value-type="float" office:value="9.646982E-016" calcext:value-type="float">
            <text:p>9.646982E-16</text:p>
          </table:table-cell>
          <table:table-cell office:value-type="float" office:value="1.022396E-015" calcext:value-type="float">
            <text:p>1.022396E-15</text:p>
          </table:table-cell>
          <table:table-cell office:value-type="float" office:value="1.938712E-015" calcext:value-type="float">
            <text:p>1.938712E-15</text:p>
          </table:table-cell>
          <table:table-cell office:value-type="float" office:value="1.832777E-015" calcext:value-type="float">
            <text:p>1.832777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11452" calcext:value-type="float">
            <text:p>-61.11452</text:p>
          </table:table-cell>
          <table:table-cell office:value-type="float" office:value="-2.349122" calcext:value-type="float">
            <text:p>-2.349122</text:p>
          </table:table-cell>
          <table:table-cell office:value-type="float" office:value="-2.326267" calcext:value-type="float">
            <text:p>-2.326267</text:p>
          </table:table-cell>
          <table:table-cell office:value-type="float" office:value="-2.318021" calcext:value-type="float">
            <text:p>-2.318021</text:p>
          </table:table-cell>
          <table:table-cell office:value-type="float" office:value="-2.300394" calcext:value-type="float">
            <text:p>-2.300394</text:p>
          </table:table-cell>
          <table:table-cell office:value-type="float" office:value="-1.728521" calcext:value-type="float">
            <text:p>-1.728521</text:p>
          </table:table-cell>
          <table:table-cell office:value-type="float" office:value="-0.4609004" calcext:value-type="float">
            <text:p>-0.4609004</text:p>
          </table:table-cell>
          <table:table-cell office:value-type="float" office:value="-0.08671346" calcext:value-type="float">
            <text:p>-0.08671346</text:p>
          </table:table-cell>
          <table:table-cell office:value-type="float" office:value="-0.04802257" calcext:value-type="float">
            <text:p>-0.04802257</text:p>
          </table:table-cell>
          <table:table-cell office:value-type="float" office:value="-0.02488289" calcext:value-type="float">
            <text:p>-0.02488289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11.46488" calcext:value-type="float">
            <text:p>-11.46488</text:p>
          </table:table-cell>
          <table:table-cell office:value-type="float" office:value="-0.001924421" calcext:value-type="float">
            <text:p>-0.00192442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37607" calcext:value-type="float">
            <text:p>-2.2376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7" calcext:value-type="float">
            <text:p>208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74.3926" calcext:value-type="float">
            <text:p>274.3926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09.877" calcext:value-type="float">
            <text:p>1009.877</text:p>
          </table:table-cell>
          <table:table-cell office:value-type="float" office:value="127.3361" calcext:value-type="float">
            <text:p>127.3361</text:p>
          </table:table-cell>
          <table:table-cell office:value-type="float" office:value="0" calcext:value-type="float">
            <text:p>0</text:p>
          </table:table-cell>
          <table:table-cell office:value-type="float" office:value="0.1172255" calcext:value-type="float">
            <text:p>0.1172255</text:p>
          </table:table-cell>
          <table:table-cell office:value-type="float" office:value="0.1743821" calcext:value-type="float">
            <text:p>0.1743821</text:p>
          </table:table-cell>
          <table:table-cell office:value-type="float" office:value="0.1744737" calcext:value-type="float">
            <text:p>0.1744737</text:p>
          </table:table-cell>
          <table:table-cell office:value-type="float" office:value="0.1745216" calcext:value-type="float">
            <text:p>0.1745216</text:p>
          </table:table-cell>
          <table:table-cell office:value-type="float" office:value="0.1747797" calcext:value-type="float">
            <text:p>0.1747797</text:p>
          </table:table-cell>
          <table:table-cell office:value-type="float" office:value="0.1595543" calcext:value-type="float">
            <text:p>0.1595543</text:p>
          </table:table-cell>
          <table:table-cell office:value-type="float" office:value="0.1796876" calcext:value-type="float">
            <text:p>0.1796876</text:p>
          </table:table-cell>
          <table:table-cell office:value-type="float" office:value="0.3176808" calcext:value-type="float">
            <text:p>0.3176808</text:p>
          </table:table-cell>
          <table:table-cell office:value-type="float" office:value="0.3308698" calcext:value-type="float">
            <text:p>0.3308698</text:p>
          </table:table-cell>
          <table:table-cell office:value-type="float" office:value="0.357114" calcext:value-type="float">
            <text:p>0.357114</text:p>
          </table:table-cell>
          <table:table-cell office:value-type="float" office:value="0.3795491" calcext:value-type="float">
            <text:p>0.3795491</text:p>
          </table:table-cell>
          <table:table-cell office:value-type="float" office:value="0.3976855" calcext:value-type="float">
            <text:p>0.397685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3774E-015" calcext:value-type="float">
            <text:p>1.953774E-15</text:p>
          </table:table-cell>
          <table:table-cell office:value-type="float" office:value="1.932689E-015" calcext:value-type="float">
            <text:p>1.932689E-15</text:p>
          </table:table-cell>
          <table:table-cell office:value-type="float" office:value="1.914993E-015" calcext:value-type="float">
            <text:p>1.914993E-15</text:p>
          </table:table-cell>
          <table:table-cell office:value-type="float" office:value="9.646969E-016" calcext:value-type="float">
            <text:p>9.646969E-16</text:p>
          </table:table-cell>
          <table:table-cell office:value-type="float" office:value="1.022374E-015" calcext:value-type="float">
            <text:p>1.022374E-15</text:p>
          </table:table-cell>
          <table:table-cell office:value-type="float" office:value="1.938714E-015" calcext:value-type="float">
            <text:p>1.938714E-15</text:p>
          </table:table-cell>
          <table:table-cell office:value-type="float" office:value="1.832773E-015" calcext:value-type="float">
            <text:p>1.832773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86713" calcext:value-type="float">
            <text:p>-50.86713</text:p>
          </table:table-cell>
          <table:table-cell office:value-type="float" office:value="-2.317713" calcext:value-type="float">
            <text:p>-2.317713</text:p>
          </table:table-cell>
          <table:table-cell office:value-type="float" office:value="-2.305325" calcext:value-type="float">
            <text:p>-2.305325</text:p>
          </table:table-cell>
          <table:table-cell office:value-type="float" office:value="-2.300938" calcext:value-type="float">
            <text:p>-2.300938</text:p>
          </table:table-cell>
          <table:table-cell office:value-type="float" office:value="-2.276782" calcext:value-type="float">
            <text:p>-2.276782</text:p>
          </table:table-cell>
          <table:table-cell office:value-type="float" office:value="-1.81374" calcext:value-type="float">
            <text:p>-1.81374</text:p>
          </table:table-cell>
          <table:table-cell office:value-type="float" office:value="-0.558201" calcext:value-type="float">
            <text:p>-0.558201</text:p>
          </table:table-cell>
          <table:table-cell office:value-type="float" office:value="-0.09177067" calcext:value-type="float">
            <text:p>-0.09177067</text:p>
          </table:table-cell>
          <table:table-cell office:value-type="float" office:value="-0.0501065" calcext:value-type="float">
            <text:p>-0.0501065</text:p>
          </table:table-cell>
          <table:table-cell office:value-type="float" office:value="-0.02577906" calcext:value-type="float">
            <text:p>-0.02577906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14.89256" calcext:value-type="float">
            <text:p>-14.89256</text:p>
          </table:table-cell>
          <table:table-cell office:value-type="float" office:value="-0.001887957" calcext:value-type="float">
            <text:p>-0.00188795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2564" calcext:value-type="float">
            <text:p>-2.24256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7" calcext:value-type="float">
            <text:p>308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76.6283" calcext:value-type="float">
            <text:p>276.6283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07.641" calcext:value-type="float">
            <text:p>1007.641</text:p>
          </table:table-cell>
          <table:table-cell office:value-type="float" office:value="127.3361" calcext:value-type="float">
            <text:p>127.3361</text:p>
          </table:table-cell>
          <table:table-cell office:value-type="float" office:value="0" calcext:value-type="float">
            <text:p>0</text:p>
          </table:table-cell>
          <table:table-cell office:value-type="float" office:value="0.1167313" calcext:value-type="float">
            <text:p>0.1167313</text:p>
          </table:table-cell>
          <table:table-cell office:value-type="float" office:value="0.1746985" calcext:value-type="float">
            <text:p>0.1746985</text:p>
          </table:table-cell>
          <table:table-cell office:value-type="float" office:value="0.1747692" calcext:value-type="float">
            <text:p>0.1747692</text:p>
          </table:table-cell>
          <table:table-cell office:value-type="float" office:value="0.1748029" calcext:value-type="float">
            <text:p>0.1748029</text:p>
          </table:table-cell>
          <table:table-cell office:value-type="float" office:value="0.1750689" calcext:value-type="float">
            <text:p>0.1750689</text:p>
          </table:table-cell>
          <table:table-cell office:value-type="float" office:value="0.1588293" calcext:value-type="float">
            <text:p>0.1588293</text:p>
          </table:table-cell>
          <table:table-cell office:value-type="float" office:value="0.175427" calcext:value-type="float">
            <text:p>0.175427</text:p>
          </table:table-cell>
          <table:table-cell office:value-type="float" office:value="0.3156822" calcext:value-type="float">
            <text:p>0.3156822</text:p>
          </table:table-cell>
          <table:table-cell office:value-type="float" office:value="0.329394" calcext:value-type="float">
            <text:p>0.329394</text:p>
          </table:table-cell>
          <table:table-cell office:value-type="float" office:value="0.3563944" calcext:value-type="float">
            <text:p>0.3563944</text:p>
          </table:table-cell>
          <table:table-cell office:value-type="float" office:value="0.3789301" calcext:value-type="float">
            <text:p>0.3789301</text:p>
          </table:table-cell>
          <table:table-cell office:value-type="float" office:value="0.3972952" calcext:value-type="float">
            <text:p>0.397295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4199E-015" calcext:value-type="float">
            <text:p>1.954199E-15</text:p>
          </table:table-cell>
          <table:table-cell office:value-type="float" office:value="1.932653E-015" calcext:value-type="float">
            <text:p>1.932653E-15</text:p>
          </table:table-cell>
          <table:table-cell office:value-type="float" office:value="1.914952E-015" calcext:value-type="float">
            <text:p>1.914952E-15</text:p>
          </table:table-cell>
          <table:table-cell office:value-type="float" office:value="9.646969E-016" calcext:value-type="float">
            <text:p>9.646969E-16</text:p>
          </table:table-cell>
          <table:table-cell office:value-type="float" office:value="1.022351E-015" calcext:value-type="float">
            <text:p>1.022351E-15</text:p>
          </table:table-cell>
          <table:table-cell office:value-type="float" office:value="1.938717E-015" calcext:value-type="float">
            <text:p>1.938717E-15</text:p>
          </table:table-cell>
          <table:table-cell office:value-type="float" office:value="1.832768E-015" calcext:value-type="float">
            <text:p>1.832768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40253" calcext:value-type="float">
            <text:p>-52.40253</text:p>
          </table:table-cell>
          <table:table-cell office:value-type="float" office:value="-2.285429" calcext:value-type="float">
            <text:p>-2.285429</text:p>
          </table:table-cell>
          <table:table-cell office:value-type="float" office:value="-2.275453" calcext:value-type="float">
            <text:p>-2.275453</text:p>
          </table:table-cell>
          <table:table-cell office:value-type="float" office:value="-2.272623" calcext:value-type="float">
            <text:p>-2.272623</text:p>
          </table:table-cell>
          <table:table-cell office:value-type="float" office:value="-2.247811" calcext:value-type="float">
            <text:p>-2.247811</text:p>
          </table:table-cell>
          <table:table-cell office:value-type="float" office:value="-1.878102" calcext:value-type="float">
            <text:p>-1.878102</text:p>
          </table:table-cell>
          <table:table-cell office:value-type="float" office:value="-0.6624002" calcext:value-type="float">
            <text:p>-0.6624002</text:p>
          </table:table-cell>
          <table:table-cell office:value-type="float" office:value="-0.09698878" calcext:value-type="float">
            <text:p>-0.09698878</text:p>
          </table:table-cell>
          <table:table-cell office:value-type="float" office:value="-0.05224474" calcext:value-type="float">
            <text:p>-0.05224474</text:p>
          </table:table-cell>
          <table:table-cell office:value-type="float" office:value="-0.02668533" calcext:value-type="float">
            <text:p>-0.02668533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18.79127" calcext:value-type="float">
            <text:p>-18.79127</text:p>
          </table:table-cell>
          <table:table-cell office:value-type="float" office:value="-0.001853155" calcext:value-type="float">
            <text:p>-0.00185315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9361" calcext:value-type="float">
            <text:p>-2.24936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7" calcext:value-type="float">
            <text:p>408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79.1279" calcext:value-type="float">
            <text:p>279.1279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05.141" calcext:value-type="float">
            <text:p>1005.141</text:p>
          </table:table-cell>
          <table:table-cell office:value-type="float" office:value="127.3361" calcext:value-type="float">
            <text:p>127.3361</text:p>
          </table:table-cell>
          <table:table-cell office:value-type="float" office:value="0" calcext:value-type="float">
            <text:p>0</text:p>
          </table:table-cell>
          <table:table-cell office:value-type="float" office:value="0.1125913" calcext:value-type="float">
            <text:p>0.1125913</text:p>
          </table:table-cell>
          <table:table-cell office:value-type="float" office:value="0.1739261" calcext:value-type="float">
            <text:p>0.1739261</text:p>
          </table:table-cell>
          <table:table-cell office:value-type="float" office:value="0.1742216" calcext:value-type="float">
            <text:p>0.1742216</text:p>
          </table:table-cell>
          <table:table-cell office:value-type="float" office:value="0.1742963" calcext:value-type="float">
            <text:p>0.1742963</text:p>
          </table:table-cell>
          <table:table-cell office:value-type="float" office:value="0.1743404" calcext:value-type="float">
            <text:p>0.1743404</text:p>
          </table:table-cell>
          <table:table-cell office:value-type="float" office:value="0.1580519" calcext:value-type="float">
            <text:p>0.1580519</text:p>
          </table:table-cell>
          <table:table-cell office:value-type="float" office:value="0.1714781" calcext:value-type="float">
            <text:p>0.1714781</text:p>
          </table:table-cell>
          <table:table-cell office:value-type="float" office:value="0.3135376" calcext:value-type="float">
            <text:p>0.3135376</text:p>
          </table:table-cell>
          <table:table-cell office:value-type="float" office:value="0.327854" calcext:value-type="float">
            <text:p>0.327854</text:p>
          </table:table-cell>
          <table:table-cell office:value-type="float" office:value="0.3557181" calcext:value-type="float">
            <text:p>0.3557181</text:p>
          </table:table-cell>
          <table:table-cell office:value-type="float" office:value="0.3781895" calcext:value-type="float">
            <text:p>0.3781895</text:p>
          </table:table-cell>
          <table:table-cell office:value-type="float" office:value="0.3967842" calcext:value-type="float">
            <text:p>0.396784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54614E-015" calcext:value-type="float">
            <text:p>1.954614E-15</text:p>
          </table:table-cell>
          <table:table-cell office:value-type="float" office:value="1.932619E-015" calcext:value-type="float">
            <text:p>1.932619E-15</text:p>
          </table:table-cell>
          <table:table-cell office:value-type="float" office:value="1.91491E-015" calcext:value-type="float">
            <text:p>1.91491E-15</text:p>
          </table:table-cell>
          <table:table-cell office:value-type="float" office:value="9.646977E-016" calcext:value-type="float">
            <text:p>9.646977E-16</text:p>
          </table:table-cell>
          <table:table-cell office:value-type="float" office:value="1.022326E-015" calcext:value-type="float">
            <text:p>1.022326E-15</text:p>
          </table:table-cell>
          <table:table-cell office:value-type="float" office:value="1.938721E-015" calcext:value-type="float">
            <text:p>1.938721E-15</text:p>
          </table:table-cell>
          <table:table-cell office:value-type="float" office:value="1.832763E-015" calcext:value-type="float">
            <text:p>1.832763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03357" calcext:value-type="float">
            <text:p>-69.03357</text:p>
          </table:table-cell>
          <table:table-cell office:value-type="float" office:value="-2.365119" calcext:value-type="float">
            <text:p>-2.365119</text:p>
          </table:table-cell>
          <table:table-cell office:value-type="float" office:value="-2.331071" calcext:value-type="float">
            <text:p>-2.331071</text:p>
          </table:table-cell>
          <table:table-cell office:value-type="float" office:value="-2.32387" calcext:value-type="float">
            <text:p>-2.32387</text:p>
          </table:table-cell>
          <table:table-cell office:value-type="float" office:value="-2.32112" calcext:value-type="float">
            <text:p>-2.32112</text:p>
          </table:table-cell>
          <table:table-cell office:value-type="float" office:value="-1.95001" calcext:value-type="float">
            <text:p>-1.95001</text:p>
          </table:table-cell>
          <table:table-cell office:value-type="float" office:value="-0.7790931" calcext:value-type="float">
            <text:p>-0.7790931</text:p>
          </table:table-cell>
          <table:table-cell office:value-type="float" office:value="-0.1029613" calcext:value-type="float">
            <text:p>-0.1029613</text:p>
          </table:table-cell>
          <table:table-cell office:value-type="float" office:value="-0.05458255" calcext:value-type="float">
            <text:p>-0.05458255</text:p>
          </table:table-cell>
          <table:table-cell office:value-type="float" office:value="-0.02756534" calcext:value-type="float">
            <text:p>-0.02756534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29.05184" calcext:value-type="float">
            <text:p>-29.05184</text:p>
          </table:table-cell>
          <table:table-cell office:value-type="float" office:value="-0.001779018" calcext:value-type="float">
            <text:p>-0.00177901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55055" calcext:value-type="float">
            <text:p>-2.25505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7" calcext:value-type="float">
            <text:p>508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81.5354" calcext:value-type="float">
            <text:p>281.5354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02.734" calcext:value-type="float">
            <text:p>1002.734</text:p>
          </table:table-cell>
          <table:table-cell office:value-type="float" office:value="127.3361" calcext:value-type="float">
            <text:p>127.3361</text:p>
          </table:table-cell>
          <table:table-cell office:value-type="float" office:value="0" calcext:value-type="float">
            <text:p>0</text:p>
          </table:table-cell>
          <table:table-cell office:value-type="float" office:value="0.114016" calcext:value-type="float">
            <text:p>0.114016</text:p>
          </table:table-cell>
          <table:table-cell office:value-type="float" office:value="0.1736368" calcext:value-type="float">
            <text:p>0.1736368</text:p>
          </table:table-cell>
          <table:table-cell office:value-type="float" office:value="0.1738628" calcext:value-type="float">
            <text:p>0.1738628</text:p>
          </table:table-cell>
          <table:table-cell office:value-type="float" office:value="0.17394" calcext:value-type="float">
            <text:p>0.17394</text:p>
          </table:table-cell>
          <table:table-cell office:value-type="float" office:value="0.1739772" calcext:value-type="float">
            <text:p>0.1739772</text:p>
          </table:table-cell>
          <table:table-cell office:value-type="float" office:value="0.1573435" calcext:value-type="float">
            <text:p>0.1573435</text:p>
          </table:table-cell>
          <table:table-cell office:value-type="float" office:value="0.1679424" calcext:value-type="float">
            <text:p>0.1679424</text:p>
          </table:table-cell>
          <table:table-cell office:value-type="float" office:value="0.3113558" calcext:value-type="float">
            <text:p>0.3113558</text:p>
          </table:table-cell>
          <table:table-cell office:value-type="float" office:value="0.3262743" calcext:value-type="float">
            <text:p>0.3262743</text:p>
          </table:table-cell>
          <table:table-cell office:value-type="float" office:value="0.3549526" calcext:value-type="float">
            <text:p>0.3549526</text:p>
          </table:table-cell>
          <table:table-cell office:value-type="float" office:value="0.3773651" calcext:value-type="float">
            <text:p>0.3773651</text:p>
          </table:table-cell>
          <table:table-cell office:value-type="float" office:value="0.3963106" calcext:value-type="float">
            <text:p>0.396310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5041E-015" calcext:value-type="float">
            <text:p>1.955041E-15</text:p>
          </table:table-cell>
          <table:table-cell office:value-type="float" office:value="1.932584E-015" calcext:value-type="float">
            <text:p>1.932584E-15</text:p>
          </table:table-cell>
          <table:table-cell office:value-type="float" office:value="1.914868E-015" calcext:value-type="float">
            <text:p>1.914868E-15</text:p>
          </table:table-cell>
          <table:table-cell office:value-type="float" office:value="9.646965E-016" calcext:value-type="float">
            <text:p>9.646965E-16</text:p>
          </table:table-cell>
          <table:table-cell office:value-type="float" office:value="1.022304E-015" calcext:value-type="float">
            <text:p>1.022304E-15</text:p>
          </table:table-cell>
          <table:table-cell office:value-type="float" office:value="1.938724E-015" calcext:value-type="float">
            <text:p>1.938724E-15</text:p>
          </table:table-cell>
          <table:table-cell office:value-type="float" office:value="1.832759E-015" calcext:value-type="float">
            <text:p>1.832759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79027" calcext:value-type="float">
            <text:p>-62.79027</text:p>
          </table:table-cell>
          <table:table-cell office:value-type="float" office:value="-2.395756" calcext:value-type="float">
            <text:p>-2.395756</text:p>
          </table:table-cell>
          <table:table-cell office:value-type="float" office:value="-2.368311" calcext:value-type="float">
            <text:p>-2.368311</text:p>
          </table:table-cell>
          <table:table-cell office:value-type="float" office:value="-2.360836" calcext:value-type="float">
            <text:p>-2.360836</text:p>
          </table:table-cell>
          <table:table-cell office:value-type="float" office:value="-2.358761" calcext:value-type="float">
            <text:p>-2.358761</text:p>
          </table:table-cell>
          <table:table-cell office:value-type="float" office:value="-2.018277" calcext:value-type="float">
            <text:p>-2.018277</text:p>
          </table:table-cell>
          <table:table-cell office:value-type="float" office:value="-0.903975" calcext:value-type="float">
            <text:p>-0.903975</text:p>
          </table:table-cell>
          <table:table-cell office:value-type="float" office:value="-0.1094579" calcext:value-type="float">
            <text:p>-0.1094579</text:p>
          </table:table-cell>
          <table:table-cell office:value-type="float" office:value="-0.05710326" calcext:value-type="float">
            <text:p>-0.05710326</text:p>
          </table:table-cell>
          <table:table-cell office:value-type="float" office:value="-0.02859906" calcext:value-type="float">
            <text:p>-0.02859906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46.62889" calcext:value-type="float">
            <text:p>-46.62889</text:p>
          </table:table-cell>
          <table:table-cell office:value-type="float" office:value="-0.001686801" calcext:value-type="float">
            <text:p>-0.00168680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60498" calcext:value-type="float">
            <text:p>-2.26049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7" calcext:value-type="float">
            <text:p>608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83.8565" calcext:value-type="float">
            <text:p>283.8565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1000.412" calcext:value-type="float">
            <text:p>1000.412</text:p>
          </table:table-cell>
          <table:table-cell office:value-type="float" office:value="127.3361" calcext:value-type="float">
            <text:p>127.3361</text:p>
          </table:table-cell>
          <table:table-cell office:value-type="float" office:value="0" calcext:value-type="float">
            <text:p>0</text:p>
          </table:table-cell>
          <table:table-cell office:value-type="float" office:value="0.1137064" calcext:value-type="float">
            <text:p>0.1137064</text:p>
          </table:table-cell>
          <table:table-cell office:value-type="float" office:value="0.1736608" calcext:value-type="float">
            <text:p>0.1736608</text:p>
          </table:table-cell>
          <table:table-cell office:value-type="float" office:value="0.1738171" calcext:value-type="float">
            <text:p>0.1738171</text:p>
          </table:table-cell>
          <table:table-cell office:value-type="float" office:value="0.1738784" calcext:value-type="float">
            <text:p>0.1738784</text:p>
          </table:table-cell>
          <table:table-cell office:value-type="float" office:value="0.1739649" calcext:value-type="float">
            <text:p>0.1739649</text:p>
          </table:table-cell>
          <table:table-cell office:value-type="float" office:value="0.1567855" calcext:value-type="float">
            <text:p>0.1567855</text:p>
          </table:table-cell>
          <table:table-cell office:value-type="float" office:value="0.1650025" calcext:value-type="float">
            <text:p>0.1650025</text:p>
          </table:table-cell>
          <table:table-cell office:value-type="float" office:value="0.3091434" calcext:value-type="float">
            <text:p>0.3091434</text:p>
          </table:table-cell>
          <table:table-cell office:value-type="float" office:value="0.3246953" calcext:value-type="float">
            <text:p>0.3246953</text:p>
          </table:table-cell>
          <table:table-cell office:value-type="float" office:value="0.354154" calcext:value-type="float">
            <text:p>0.354154</text:p>
          </table:table-cell>
          <table:table-cell office:value-type="float" office:value="0.3766445" calcext:value-type="float">
            <text:p>0.3766445</text:p>
          </table:table-cell>
          <table:table-cell office:value-type="float" office:value="0.395826" calcext:value-type="float">
            <text:p>0.39582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5466E-015" calcext:value-type="float">
            <text:p>1.955466E-15</text:p>
          </table:table-cell>
          <table:table-cell office:value-type="float" office:value="1.932549E-015" calcext:value-type="float">
            <text:p>1.932549E-15</text:p>
          </table:table-cell>
          <table:table-cell office:value-type="float" office:value="1.914827E-015" calcext:value-type="float">
            <text:p>1.914827E-15</text:p>
          </table:table-cell>
          <table:table-cell office:value-type="float" office:value="9.646958E-016" calcext:value-type="float">
            <text:p>9.646958E-16</text:p>
          </table:table-cell>
          <table:table-cell office:value-type="float" office:value="1.022281E-015" calcext:value-type="float">
            <text:p>1.022281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755E-015" calcext:value-type="float">
            <text:p>1.832755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08982" calcext:value-type="float">
            <text:p>-63.08982</text:p>
          </table:table-cell>
          <table:table-cell office:value-type="float" office:value="-2.39317" calcext:value-type="float">
            <text:p>-2.39317</text:p>
          </table:table-cell>
          <table:table-cell office:value-type="float" office:value="-2.373126" calcext:value-type="float">
            <text:p>-2.373126</text:p>
          </table:table-cell>
          <table:table-cell office:value-type="float" office:value="-2.3673" calcext:value-type="float">
            <text:p>-2.3673</text:p>
          </table:table-cell>
          <table:table-cell office:value-type="float" office:value="-2.36002" calcext:value-type="float">
            <text:p>-2.36002</text:p>
          </table:table-cell>
          <table:table-cell office:value-type="float" office:value="-2.073965" calcext:value-type="float">
            <text:p>-2.073965</text:p>
          </table:table-cell>
          <table:table-cell office:value-type="float" office:value="-1.02536" calcext:value-type="float">
            <text:p>-1.02536</text:p>
          </table:table-cell>
          <table:table-cell office:value-type="float" office:value="-0.1165205" calcext:value-type="float">
            <text:p>-0.1165205</text:p>
          </table:table-cell>
          <table:table-cell office:value-type="float" office:value="-0.05975075" calcext:value-type="float">
            <text:p>-0.05975075</text:p>
          </table:table-cell>
          <table:table-cell office:value-type="float" office:value="-0.0297236" calcext:value-type="float">
            <text:p>-0.0297236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67.70457" calcext:value-type="float">
            <text:p>-67.70457</text:p>
          </table:table-cell>
          <table:table-cell office:value-type="float" office:value="-0.001604989" calcext:value-type="float">
            <text:p>-0.00160498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66234" calcext:value-type="float">
            <text:p>-2.26623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7" calcext:value-type="float">
            <text:p>708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86.1096" calcext:value-type="float">
            <text:p>286.1096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998.1589" calcext:value-type="float">
            <text:p>998.1589</text:p>
          </table:table-cell>
          <table:table-cell office:value-type="float" office:value="127.3361" calcext:value-type="float">
            <text:p>127.3361</text:p>
          </table:table-cell>
          <table:table-cell office:value-type="float" office:value="0" calcext:value-type="float">
            <text:p>0</text:p>
          </table:table-cell>
          <table:table-cell office:value-type="float" office:value="0.1138409" calcext:value-type="float">
            <text:p>0.1138409</text:p>
          </table:table-cell>
          <table:table-cell office:value-type="float" office:value="0.1737467" calcext:value-type="float">
            <text:p>0.1737467</text:p>
          </table:table-cell>
          <table:table-cell office:value-type="float" office:value="0.1738485" calcext:value-type="float">
            <text:p>0.1738485</text:p>
          </table:table-cell>
          <table:table-cell office:value-type="float" office:value="0.1738965" calcext:value-type="float">
            <text:p>0.1738965</text:p>
          </table:table-cell>
          <table:table-cell office:value-type="float" office:value="0.1739978" calcext:value-type="float">
            <text:p>0.1739978</text:p>
          </table:table-cell>
          <table:table-cell office:value-type="float" office:value="0.1563444" calcext:value-type="float">
            <text:p>0.1563444</text:p>
          </table:table-cell>
          <table:table-cell office:value-type="float" office:value="0.1625766" calcext:value-type="float">
            <text:p>0.1625766</text:p>
          </table:table-cell>
          <table:table-cell office:value-type="float" office:value="0.3069154" calcext:value-type="float">
            <text:p>0.3069154</text:p>
          </table:table-cell>
          <table:table-cell office:value-type="float" office:value="0.3230919" calcext:value-type="float">
            <text:p>0.3230919</text:p>
          </table:table-cell>
          <table:table-cell office:value-type="float" office:value="0.3534176" calcext:value-type="float">
            <text:p>0.3534176</text:p>
          </table:table-cell>
          <table:table-cell office:value-type="float" office:value="0.3759319" calcext:value-type="float">
            <text:p>0.3759319</text:p>
          </table:table-cell>
          <table:table-cell office:value-type="float" office:value="0.3953438" calcext:value-type="float">
            <text:p>0.395343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5862E-015" calcext:value-type="float">
            <text:p>1.955862E-15</text:p>
          </table:table-cell>
          <table:table-cell office:value-type="float" office:value="1.932516E-015" calcext:value-type="float">
            <text:p>1.932516E-15</text:p>
          </table:table-cell>
          <table:table-cell office:value-type="float" office:value="1.914786E-015" calcext:value-type="float">
            <text:p>1.914786E-15</text:p>
          </table:table-cell>
          <table:table-cell office:value-type="float" office:value="9.646962E-016" calcext:value-type="float">
            <text:p>9.646962E-16</text:p>
          </table:table-cell>
          <table:table-cell office:value-type="float" office:value="1.022258E-015" calcext:value-type="float">
            <text:p>1.022258E-15</text:p>
          </table:table-cell>
          <table:table-cell office:value-type="float" office:value="1.938731E-015" calcext:value-type="float">
            <text:p>1.938731E-15</text:p>
          </table:table-cell>
          <table:table-cell office:value-type="float" office:value="1.83275E-015" calcext:value-type="float">
            <text:p>1.83275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24611" calcext:value-type="float">
            <text:p>-63.24611</text:p>
          </table:table-cell>
          <table:table-cell office:value-type="float" office:value="-2.384037" calcext:value-type="float">
            <text:p>-2.384037</text:p>
          </table:table-cell>
          <table:table-cell office:value-type="float" office:value="-2.369841" calcext:value-type="float">
            <text:p>-2.369841</text:p>
          </table:table-cell>
          <table:table-cell office:value-type="float" office:value="-2.365406" calcext:value-type="float">
            <text:p>-2.365406</text:p>
          </table:table-cell>
          <table:table-cell office:value-type="float" office:value="-2.356584" calcext:value-type="float">
            <text:p>-2.356584</text:p>
          </table:table-cell>
          <table:table-cell office:value-type="float" office:value="-2.119209" calcext:value-type="float">
            <text:p>-2.119209</text:p>
          </table:table-cell>
          <table:table-cell office:value-type="float" office:value="-1.13967" calcext:value-type="float">
            <text:p>-1.13967</text:p>
          </table:table-cell>
          <table:table-cell office:value-type="float" office:value="-0.1241492" calcext:value-type="float">
            <text:p>-0.1241492</text:p>
          </table:table-cell>
          <table:table-cell office:value-type="float" office:value="-0.06258141" calcext:value-type="float">
            <text:p>-0.06258141</text:p>
          </table:table-cell>
          <table:table-cell office:value-type="float" office:value="-0.03080126" calcext:value-type="float">
            <text:p>-0.03080126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83.57588" calcext:value-type="float">
            <text:p>-83.57588</text:p>
          </table:table-cell>
          <table:table-cell office:value-type="float" office:value="-0.001555417" calcext:value-type="float">
            <text:p>-0.00155541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72333" calcext:value-type="float">
            <text:p>-2.2723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7" calcext:value-type="float">
            <text:p>808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88.3678" calcext:value-type="float">
            <text:p>288.3678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995.9008" calcext:value-type="float">
            <text:p>995.9008</text:p>
          </table:table-cell>
          <table:table-cell office:value-type="float" office:value="127.3361" calcext:value-type="float">
            <text:p>127.3361</text:p>
          </table:table-cell>
          <table:table-cell office:value-type="float" office:value="0" calcext:value-type="float">
            <text:p>0</text:p>
          </table:table-cell>
          <table:table-cell office:value-type="float" office:value="0.1103025" calcext:value-type="float">
            <text:p>0.1103025</text:p>
          </table:table-cell>
          <table:table-cell office:value-type="float" office:value="0.1736768" calcext:value-type="float">
            <text:p>0.1736768</text:p>
          </table:table-cell>
          <table:table-cell office:value-type="float" office:value="0.1738458" calcext:value-type="float">
            <text:p>0.1738458</text:p>
          </table:table-cell>
          <table:table-cell office:value-type="float" office:value="0.1738939" calcext:value-type="float">
            <text:p>0.1738939</text:p>
          </table:table-cell>
          <table:table-cell office:value-type="float" office:value="0.1739647" calcext:value-type="float">
            <text:p>0.1739647</text:p>
          </table:table-cell>
          <table:table-cell office:value-type="float" office:value="0.1559975" calcext:value-type="float">
            <text:p>0.1559975</text:p>
          </table:table-cell>
          <table:table-cell office:value-type="float" office:value="0.1605806" calcext:value-type="float">
            <text:p>0.1605806</text:p>
          </table:table-cell>
          <table:table-cell office:value-type="float" office:value="0.3047204" calcext:value-type="float">
            <text:p>0.3047204</text:p>
          </table:table-cell>
          <table:table-cell office:value-type="float" office:value="0.3215273" calcext:value-type="float">
            <text:p>0.3215273</text:p>
          </table:table-cell>
          <table:table-cell office:value-type="float" office:value="0.3526897" calcext:value-type="float">
            <text:p>0.3526897</text:p>
          </table:table-cell>
          <table:table-cell office:value-type="float" office:value="0.3752346" calcext:value-type="float">
            <text:p>0.3752346</text:p>
          </table:table-cell>
          <table:table-cell office:value-type="float" office:value="0.3948689" calcext:value-type="float">
            <text:p>0.394868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6171E-015" calcext:value-type="float">
            <text:p>1.956171E-15</text:p>
          </table:table-cell>
          <table:table-cell office:value-type="float" office:value="1.932488E-015" calcext:value-type="float">
            <text:p>1.932488E-15</text:p>
          </table:table-cell>
          <table:table-cell office:value-type="float" office:value="1.914759E-015" calcext:value-type="float">
            <text:p>1.914759E-15</text:p>
          </table:table-cell>
          <table:table-cell office:value-type="float" office:value="9.646942E-016" calcext:value-type="float">
            <text:p>9.646942E-16</text:p>
          </table:table-cell>
          <table:table-cell office:value-type="float" office:value="1.02224E-015" calcext:value-type="float">
            <text:p>1.02224E-15</text:p>
          </table:table-cell>
          <table:table-cell office:value-type="float" office:value="1.938732E-015" calcext:value-type="float">
            <text:p>1.938732E-15</text:p>
          </table:table-cell>
          <table:table-cell office:value-type="float" office:value="1.832747E-015" calcext:value-type="float">
            <text:p>1.832747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86031" calcext:value-type="float">
            <text:p>-79.86031</text:p>
          </table:table-cell>
          <table:table-cell office:value-type="float" office:value="-2.390908" calcext:value-type="float">
            <text:p>-2.390908</text:p>
          </table:table-cell>
          <table:table-cell office:value-type="float" office:value="-2.369956" calcext:value-type="float">
            <text:p>-2.369956</text:p>
          </table:table-cell>
          <table:table-cell office:value-type="float" office:value="-2.365532" calcext:value-type="float">
            <text:p>-2.365532</text:p>
          </table:table-cell>
          <table:table-cell office:value-type="float" office:value="-2.359805" calcext:value-type="float">
            <text:p>-2.359805</text:p>
          </table:table-cell>
          <table:table-cell office:value-type="float" office:value="-2.155558" calcext:value-type="float">
            <text:p>-2.155558</text:p>
          </table:table-cell>
          <table:table-cell office:value-type="float" office:value="-1.244601" calcext:value-type="float">
            <text:p>-1.244601</text:p>
          </table:table-cell>
          <table:table-cell office:value-type="float" office:value="-0.1322112" calcext:value-type="float">
            <text:p>-0.1322112</text:p>
          </table:table-cell>
          <table:table-cell office:value-type="float" office:value="-0.06548508" calcext:value-type="float">
            <text:p>-0.06548508</text:p>
          </table:table-cell>
          <table:table-cell office:value-type="float" office:value="-0.03190658" calcext:value-type="float">
            <text:p>-0.03190658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96.32584" calcext:value-type="float">
            <text:p>-96.32584</text:p>
          </table:table-cell>
          <table:table-cell office:value-type="float" office:value="-0.001520224" calcext:value-type="float">
            <text:p>-0.00152022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78809" calcext:value-type="float">
            <text:p>-2.27880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7" calcext:value-type="float">
            <text:p>908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90.1688" calcext:value-type="float">
            <text:p>290.1688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994.0994" calcext:value-type="float">
            <text:p>994.0994</text:p>
          </table:table-cell>
          <table:table-cell office:value-type="float" office:value="127.3361" calcext:value-type="float">
            <text:p>127.3361</text:p>
          </table:table-cell>
          <table:table-cell office:value-type="float" office:value="0" calcext:value-type="float">
            <text:p>0</text:p>
          </table:table-cell>
          <table:table-cell office:value-type="float" office:value="0.115953" calcext:value-type="float">
            <text:p>0.115953</text:p>
          </table:table-cell>
          <table:table-cell office:value-type="float" office:value="0.1748677" calcext:value-type="float">
            <text:p>0.1748677</text:p>
          </table:table-cell>
          <table:table-cell office:value-type="float" office:value="0.1747406" calcext:value-type="float">
            <text:p>0.1747406</text:p>
          </table:table-cell>
          <table:table-cell office:value-type="float" office:value="0.1747276" calcext:value-type="float">
            <text:p>0.1747276</text:p>
          </table:table-cell>
          <table:table-cell office:value-type="float" office:value="0.1750116" calcext:value-type="float">
            <text:p>0.1750116</text:p>
          </table:table-cell>
          <table:table-cell office:value-type="float" office:value="0.1559568" calcext:value-type="float">
            <text:p>0.1559568</text:p>
          </table:table-cell>
          <table:table-cell office:value-type="float" office:value="0.1592308" calcext:value-type="float">
            <text:p>0.1592308</text:p>
          </table:table-cell>
          <table:table-cell office:value-type="float" office:value="0.3026275" calcext:value-type="float">
            <text:p>0.3026275</text:p>
          </table:table-cell>
          <table:table-cell office:value-type="float" office:value="0.3200268" calcext:value-type="float">
            <text:p>0.3200268</text:p>
          </table:table-cell>
          <table:table-cell office:value-type="float" office:value="0.3520304" calcext:value-type="float">
            <text:p>0.3520304</text:p>
          </table:table-cell>
          <table:table-cell office:value-type="float" office:value="0.3745863" calcext:value-type="float">
            <text:p>0.3745863</text:p>
          </table:table-cell>
          <table:table-cell office:value-type="float" office:value="0.394422" calcext:value-type="float">
            <text:p>0.39442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6412E-015" calcext:value-type="float">
            <text:p>1.956412E-15</text:p>
          </table:table-cell>
          <table:table-cell office:value-type="float" office:value="1.932471E-015" calcext:value-type="float">
            <text:p>1.932471E-15</text:p>
          </table:table-cell>
          <table:table-cell office:value-type="float" office:value="1.914732E-015" calcext:value-type="float">
            <text:p>1.914732E-15</text:p>
          </table:table-cell>
          <table:table-cell office:value-type="float" office:value="9.646962E-016" calcext:value-type="float">
            <text:p>9.646962E-16</text:p>
          </table:table-cell>
          <table:table-cell office:value-type="float" office:value="1.022224E-015" calcext:value-type="float">
            <text:p>1.022224E-15</text:p>
          </table:table-cell>
          <table:table-cell office:value-type="float" office:value="1.938734E-015" calcext:value-type="float">
            <text:p>1.938734E-15</text:p>
          </table:table-cell>
          <table:table-cell office:value-type="float" office:value="1.832744E-015" calcext:value-type="float">
            <text:p>1.83274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4E-034" calcext:value-type="float">
            <text:p>2.94219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95282" calcext:value-type="float">
            <text:p>-54.95282</text:p>
          </table:table-cell>
          <table:table-cell office:value-type="float" office:value="-2.267823" calcext:value-type="float">
            <text:p>-2.267823</text:p>
          </table:table-cell>
          <table:table-cell office:value-type="float" office:value="-2.278186" calcext:value-type="float">
            <text:p>-2.278186</text:p>
          </table:table-cell>
          <table:table-cell office:value-type="float" office:value="-2.280079" calcext:value-type="float">
            <text:p>-2.280079</text:p>
          </table:table-cell>
          <table:table-cell office:value-type="float" office:value="-2.253164" calcext:value-type="float">
            <text:p>-2.253164</text:p>
          </table:table-cell>
          <table:table-cell office:value-type="float" office:value="-2.159914" calcext:value-type="float">
            <text:p>-2.159914</text:p>
          </table:table-cell>
          <table:table-cell office:value-type="float" office:value="-1.321813" calcext:value-type="float">
            <text:p>-1.321813</text:p>
          </table:table-cell>
          <table:table-cell office:value-type="float" office:value="-0.1404476" calcext:value-type="float">
            <text:p>-0.1404476</text:p>
          </table:table-cell>
          <table:table-cell office:value-type="float" office:value="-0.06841324" calcext:value-type="float">
            <text:p>-0.06841324</text:p>
          </table:table-cell>
          <table:table-cell office:value-type="float" office:value="-0.03294648" calcext:value-type="float">
            <text:p>-0.03294648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96.2891" calcext:value-type="float">
            <text:p>-96.2891</text:p>
          </table:table-cell>
          <table:table-cell office:value-type="float" office:value="-0.00152124" calcext:value-type="float">
            <text:p>-0.0015212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85639" calcext:value-type="float">
            <text:p>-2.28563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7" calcext:value-type="float">
            <text:p>1008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92.0585" calcext:value-type="float">
            <text:p>292.0585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992.2091" calcext:value-type="float">
            <text:p>992.2091</text:p>
          </table:table-cell>
          <table:table-cell office:value-type="float" office:value="127.3361" calcext:value-type="float">
            <text:p>127.3361</text:p>
          </table:table-cell>
          <table:table-cell office:value-type="float" office:value="0" calcext:value-type="float">
            <text:p>0</text:p>
          </table:table-cell>
          <table:table-cell office:value-type="float" office:value="0.1134854" calcext:value-type="float">
            <text:p>0.1134854</text:p>
          </table:table-cell>
          <table:table-cell office:value-type="float" office:value="0.1751886" calcext:value-type="float">
            <text:p>0.1751886</text:p>
          </table:table-cell>
          <table:table-cell office:value-type="float" office:value="0.1752012" calcext:value-type="float">
            <text:p>0.1752012</text:p>
          </table:table-cell>
          <table:table-cell office:value-type="float" office:value="0.1751963" calcext:value-type="float">
            <text:p>0.1751963</text:p>
          </table:table-cell>
          <table:table-cell office:value-type="float" office:value="0.1753874" calcext:value-type="float">
            <text:p>0.1753874</text:p>
          </table:table-cell>
          <table:table-cell office:value-type="float" office:value="0.1559939" calcext:value-type="float">
            <text:p>0.1559939</text:p>
          </table:table-cell>
          <table:table-cell office:value-type="float" office:value="0.1582021" calcext:value-type="float">
            <text:p>0.1582021</text:p>
          </table:table-cell>
          <table:table-cell office:value-type="float" office:value="0.3006028" calcext:value-type="float">
            <text:p>0.3006028</text:p>
          </table:table-cell>
          <table:table-cell office:value-type="float" office:value="0.3185837" calcext:value-type="float">
            <text:p>0.3185837</text:p>
          </table:table-cell>
          <table:table-cell office:value-type="float" office:value="0.3514464" calcext:value-type="float">
            <text:p>0.3514464</text:p>
          </table:table-cell>
          <table:table-cell office:value-type="float" office:value="0.3739938" calcext:value-type="float">
            <text:p>0.3739938</text:p>
          </table:table-cell>
          <table:table-cell office:value-type="float" office:value="0.3939943" calcext:value-type="float">
            <text:p>0.393994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66E-015" calcext:value-type="float">
            <text:p>1.9566E-15</text:p>
          </table:table-cell>
          <table:table-cell office:value-type="float" office:value="1.932455E-015" calcext:value-type="float">
            <text:p>1.932455E-15</text:p>
          </table:table-cell>
          <table:table-cell office:value-type="float" office:value="1.914712E-015" calcext:value-type="float">
            <text:p>1.914712E-15</text:p>
          </table:table-cell>
          <table:table-cell office:value-type="float" office:value="9.646963E-016" calcext:value-type="float">
            <text:p>9.646963E-16</text:p>
          </table:table-cell>
          <table:table-cell office:value-type="float" office:value="1.022214E-015" calcext:value-type="float">
            <text:p>1.022214E-15</text:p>
          </table:table-cell>
          <table:table-cell office:value-type="float" office:value="1.938734E-015" calcext:value-type="float">
            <text:p>1.938734E-15</text:p>
          </table:table-cell>
          <table:table-cell office:value-type="float" office:value="1.832744E-015" calcext:value-type="float">
            <text:p>1.832744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57372" calcext:value-type="float">
            <text:p>-64.57372</text:p>
          </table:table-cell>
          <table:table-cell office:value-type="float" office:value="-2.236476" calcext:value-type="float">
            <text:p>-2.236476</text:p>
          </table:table-cell>
          <table:table-cell office:value-type="float" office:value="-2.232336" calcext:value-type="float">
            <text:p>-2.232336</text:p>
          </table:table-cell>
          <table:table-cell office:value-type="float" office:value="-2.233408" calcext:value-type="float">
            <text:p>-2.233408</text:p>
          </table:table-cell>
          <table:table-cell office:value-type="float" office:value="-2.216119" calcext:value-type="float">
            <text:p>-2.216119</text:p>
          </table:table-cell>
          <table:table-cell office:value-type="float" office:value="-2.155967" calcext:value-type="float">
            <text:p>-2.155967</text:p>
          </table:table-cell>
          <table:table-cell office:value-type="float" office:value="-1.384196" calcext:value-type="float">
            <text:p>-1.384196</text:p>
          </table:table-cell>
          <table:table-cell office:value-type="float" office:value="-0.1489666" calcext:value-type="float">
            <text:p>-0.1489666</text:p>
          </table:table-cell>
          <table:table-cell office:value-type="float" office:value="-0.07136521" calcext:value-type="float">
            <text:p>-0.07136521</text:p>
          </table:table-cell>
          <table:table-cell office:value-type="float" office:value="-0.03350215" calcext:value-type="float">
            <text:p>-0.03350215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96.26835" calcext:value-type="float">
            <text:p>-96.26835</text:p>
          </table:table-cell>
          <table:table-cell office:value-type="float" office:value="-0.001522059" calcext:value-type="float">
            <text:p>-0.00152205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92753" calcext:value-type="float">
            <text:p>-2.29275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7" calcext:value-type="float">
            <text:p>1108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94.0534" calcext:value-type="float">
            <text:p>294.0534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990.2142" calcext:value-type="float">
            <text:p>990.2142</text:p>
          </table:table-cell>
          <table:table-cell office:value-type="float" office:value="127.3361" calcext:value-type="float">
            <text:p>127.3361</text:p>
          </table:table-cell>
          <table:table-cell office:value-type="float" office:value="0" calcext:value-type="float">
            <text:p>0</text:p>
          </table:table-cell>
          <table:table-cell office:value-type="float" office:value="0.1139122" calcext:value-type="float">
            <text:p>0.1139122</text:p>
          </table:table-cell>
          <table:table-cell office:value-type="float" office:value="0.1747519" calcext:value-type="float">
            <text:p>0.1747519</text:p>
          </table:table-cell>
          <table:table-cell office:value-type="float" office:value="0.1750279" calcext:value-type="float">
            <text:p>0.1750279</text:p>
          </table:table-cell>
          <table:table-cell office:value-type="float" office:value="0.1750603" calcext:value-type="float">
            <text:p>0.1750603</text:p>
          </table:table-cell>
          <table:table-cell office:value-type="float" office:value="0.1750806" calcext:value-type="float">
            <text:p>0.1750806</text:p>
          </table:table-cell>
          <table:table-cell office:value-type="float" office:value="0.1559345" calcext:value-type="float">
            <text:p>0.1559345</text:p>
          </table:table-cell>
          <table:table-cell office:value-type="float" office:value="0.1572257" calcext:value-type="float">
            <text:p>0.1572257</text:p>
          </table:table-cell>
          <table:table-cell office:value-type="float" office:value="0.2986145" calcext:value-type="float">
            <text:p>0.2986145</text:p>
          </table:table-cell>
          <table:table-cell office:value-type="float" office:value="0.3171448" calcext:value-type="float">
            <text:p>0.3171448</text:p>
          </table:table-cell>
          <table:table-cell office:value-type="float" office:value="0.3508196" calcext:value-type="float">
            <text:p>0.3508196</text:p>
          </table:table-cell>
          <table:table-cell office:value-type="float" office:value="0.3733642" calcext:value-type="float">
            <text:p>0.3733642</text:p>
          </table:table-cell>
          <table:table-cell office:value-type="float" office:value="0.3936177" calcext:value-type="float">
            <text:p>0.393617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677E-015" calcext:value-type="float">
            <text:p>1.95677E-15</text:p>
          </table:table-cell>
          <table:table-cell office:value-type="float" office:value="1.932446E-015" calcext:value-type="float">
            <text:p>1.932446E-15</text:p>
          </table:table-cell>
          <table:table-cell office:value-type="float" office:value="1.914694E-015" calcext:value-type="float">
            <text:p>1.914694E-15</text:p>
          </table:table-cell>
          <table:table-cell office:value-type="float" office:value="9.646948E-016" calcext:value-type="float">
            <text:p>9.646948E-16</text:p>
          </table:table-cell>
          <table:table-cell office:value-type="float" office:value="1.022205E-015" calcext:value-type="float">
            <text:p>1.022205E-15</text:p>
          </table:table-cell>
          <table:table-cell office:value-type="float" office:value="1.938734E-015" calcext:value-type="float">
            <text:p>1.938734E-15</text:p>
          </table:table-cell>
          <table:table-cell office:value-type="float" office:value="1.832744E-015" calcext:value-type="float">
            <text:p>1.832744E-15</text:p>
          </table:table-cell>
          <table:table-cell office:value-type="float" office:value="9.67953E-016" calcext:value-type="float">
            <text:p>9.67953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87931" calcext:value-type="float">
            <text:p>-62.87931</text:p>
          </table:table-cell>
          <table:table-cell office:value-type="float" office:value="-2.279892" calcext:value-type="float">
            <text:p>-2.279892</text:p>
          </table:table-cell>
          <table:table-cell office:value-type="float" office:value="-2.24932" calcext:value-type="float">
            <text:p>-2.24932</text:p>
          </table:table-cell>
          <table:table-cell office:value-type="float" office:value="-2.246724" calcext:value-type="float">
            <text:p>-2.246724</text:p>
          </table:table-cell>
          <table:table-cell office:value-type="float" office:value="-2.246197" calcext:value-type="float">
            <text:p>-2.246197</text:p>
          </table:table-cell>
          <table:table-cell office:value-type="float" office:value="-2.162229" calcext:value-type="float">
            <text:p>-2.162229</text:p>
          </table:table-cell>
          <table:table-cell office:value-type="float" office:value="-1.446646" calcext:value-type="float">
            <text:p>-1.446646</text:p>
          </table:table-cell>
          <table:table-cell office:value-type="float" office:value="-0.157888" calcext:value-type="float">
            <text:p>-0.157888</text:p>
          </table:table-cell>
          <table:table-cell office:value-type="float" office:value="-0.0744502" calcext:value-type="float">
            <text:p>-0.0744502</text:p>
          </table:table-cell>
          <table:table-cell office:value-type="float" office:value="-0.03408342" calcext:value-type="float">
            <text:p>-0.03408342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96.251" calcext:value-type="float">
            <text:p>-96.251</text:p>
          </table:table-cell>
          <table:table-cell office:value-type="float" office:value="-0.001522869" calcext:value-type="float">
            <text:p>-0.00152286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0083" calcext:value-type="float">
            <text:p>-2.30008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7" calcext:value-type="float">
            <text:p>1208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95.8781" calcext:value-type="float">
            <text:p>295.8781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988.3889" calcext:value-type="float">
            <text:p>988.3889</text:p>
          </table:table-cell>
          <table:table-cell office:value-type="float" office:value="127.3361" calcext:value-type="float">
            <text:p>127.3361</text:p>
          </table:table-cell>
          <table:table-cell office:value-type="float" office:value="0" calcext:value-type="float">
            <text:p>0</text:p>
          </table:table-cell>
          <table:table-cell office:value-type="float" office:value="0.1164611" calcext:value-type="float">
            <text:p>0.1164611</text:p>
          </table:table-cell>
          <table:table-cell office:value-type="float" office:value="0.175142" calcext:value-type="float">
            <text:p>0.175142</text:p>
          </table:table-cell>
          <table:table-cell office:value-type="float" office:value="0.1752993" calcext:value-type="float">
            <text:p>0.1752993</text:p>
          </table:table-cell>
          <table:table-cell office:value-type="float" office:value="0.1753196" calcext:value-type="float">
            <text:p>0.1753196</text:p>
          </table:table-cell>
          <table:table-cell office:value-type="float" office:value="0.1754401" calcext:value-type="float">
            <text:p>0.1754401</text:p>
          </table:table-cell>
          <table:table-cell office:value-type="float" office:value="0.1559469" calcext:value-type="float">
            <text:p>0.1559469</text:p>
          </table:table-cell>
          <table:table-cell office:value-type="float" office:value="0.1564959" calcext:value-type="float">
            <text:p>0.1564959</text:p>
          </table:table-cell>
          <table:table-cell office:value-type="float" office:value="0.2966254" calcext:value-type="float">
            <text:p>0.2966254</text:p>
          </table:table-cell>
          <table:table-cell office:value-type="float" office:value="0.3157386" calcext:value-type="float">
            <text:p>0.3157386</text:p>
          </table:table-cell>
          <table:table-cell office:value-type="float" office:value="0.3501087" calcext:value-type="float">
            <text:p>0.3501087</text:p>
          </table:table-cell>
          <table:table-cell office:value-type="float" office:value="0.3727753" calcext:value-type="float">
            <text:p>0.3727753</text:p>
          </table:table-cell>
          <table:table-cell office:value-type="float" office:value="0.393304" calcext:value-type="float">
            <text:p>0.39330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6933E-015" calcext:value-type="float">
            <text:p>1.956933E-15</text:p>
          </table:table-cell>
          <table:table-cell office:value-type="float" office:value="1.932439E-015" calcext:value-type="float">
            <text:p>1.932439E-15</text:p>
          </table:table-cell>
          <table:table-cell office:value-type="float" office:value="1.914675E-015" calcext:value-type="float">
            <text:p>1.914675E-15</text:p>
          </table:table-cell>
          <table:table-cell office:value-type="float" office:value="9.646978E-016" calcext:value-type="float">
            <text:p>9.646978E-16</text:p>
          </table:table-cell>
          <table:table-cell office:value-type="float" office:value="1.022189E-015" calcext:value-type="float">
            <text:p>1.022189E-15</text:p>
          </table:table-cell>
          <table:table-cell office:value-type="float" office:value="1.938734E-015" calcext:value-type="float">
            <text:p>1.938734E-15</text:p>
          </table:table-cell>
          <table:table-cell office:value-type="float" office:value="1.832744E-015" calcext:value-type="float">
            <text:p>1.832744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26228" calcext:value-type="float">
            <text:p>-53.26228</text:p>
          </table:table-cell>
          <table:table-cell office:value-type="float" office:value="-2.240194" calcext:value-type="float">
            <text:p>-2.240194</text:p>
          </table:table-cell>
          <table:table-cell office:value-type="float" office:value="-2.222592" calcext:value-type="float">
            <text:p>-2.222592</text:p>
          </table:table-cell>
          <table:table-cell office:value-type="float" office:value="-2.221222" calcext:value-type="float">
            <text:p>-2.221222</text:p>
          </table:table-cell>
          <table:table-cell office:value-type="float" office:value="-2.210853" calcext:value-type="float">
            <text:p>-2.210853</text:p>
          </table:table-cell>
          <table:table-cell office:value-type="float" office:value="-2.160911" calcext:value-type="float">
            <text:p>-2.160911</text:p>
          </table:table-cell>
          <table:table-cell office:value-type="float" office:value="-1.495431" calcext:value-type="float">
            <text:p>-1.495431</text:p>
          </table:table-cell>
          <table:table-cell office:value-type="float" office:value="-0.1674165" calcext:value-type="float">
            <text:p>-0.1674165</text:p>
          </table:table-cell>
          <table:table-cell office:value-type="float" office:value="-0.07760603" calcext:value-type="float">
            <text:p>-0.07760603</text:p>
          </table:table-cell>
          <table:table-cell office:value-type="float" office:value="-0.03475691" calcext:value-type="float">
            <text:p>-0.03475691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96.23838" calcext:value-type="float">
            <text:p>-96.23838</text:p>
          </table:table-cell>
          <table:table-cell office:value-type="float" office:value="-0.001523678" calcext:value-type="float">
            <text:p>-0.00152367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7254" calcext:value-type="float">
            <text:p>-2.30725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7" calcext:value-type="float">
            <text:p>13082007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97.9187" calcext:value-type="float">
            <text:p>297.9187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986.3479" calcext:value-type="float">
            <text:p>986.3479</text:p>
          </table:table-cell>
          <table:table-cell office:value-type="float" office:value="127.3361" calcext:value-type="float">
            <text:p>127.3361</text:p>
          </table:table-cell>
          <table:table-cell office:value-type="float" office:value="0" calcext:value-type="float">
            <text:p>0</text:p>
          </table:table-cell>
          <table:table-cell office:value-type="float" office:value="0.1129632" calcext:value-type="float">
            <text:p>0.1129632</text:p>
          </table:table-cell>
          <table:table-cell office:value-type="float" office:value="0.1745548" calcext:value-type="float">
            <text:p>0.1745548</text:p>
          </table:table-cell>
          <table:table-cell office:value-type="float" office:value="0.1749396" calcext:value-type="float">
            <text:p>0.1749396</text:p>
          </table:table-cell>
          <table:table-cell office:value-type="float" office:value="0.17499" calcext:value-type="float">
            <text:p>0.17499</text:p>
          </table:table-cell>
          <table:table-cell office:value-type="float" office:value="0.1749481" calcext:value-type="float">
            <text:p>0.1749481</text:p>
          </table:table-cell>
          <table:table-cell office:value-type="float" office:value="0.1558582" calcext:value-type="float">
            <text:p>0.1558582</text:p>
          </table:table-cell>
          <table:table-cell office:value-type="float" office:value="0.1558387" calcext:value-type="float">
            <text:p>0.1558387</text:p>
          </table:table-cell>
          <table:table-cell office:value-type="float" office:value="0.2946292" calcext:value-type="float">
            <text:p>0.2946292</text:p>
          </table:table-cell>
          <table:table-cell office:value-type="float" office:value="0.3142816" calcext:value-type="float">
            <text:p>0.3142816</text:p>
          </table:table-cell>
          <table:table-cell office:value-type="float" office:value="0.3494149" calcext:value-type="float">
            <text:p>0.3494149</text:p>
          </table:table-cell>
          <table:table-cell office:value-type="float" office:value="0.372236" calcext:value-type="float">
            <text:p>0.372236</text:p>
          </table:table-cell>
          <table:table-cell office:value-type="float" office:value="0.3929681" calcext:value-type="float">
            <text:p>0.392968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7095E-015" calcext:value-type="float">
            <text:p>1.957095E-15</text:p>
          </table:table-cell>
          <table:table-cell office:value-type="float" office:value="1.93243E-015" calcext:value-type="float">
            <text:p>1.93243E-15</text:p>
          </table:table-cell>
          <table:table-cell office:value-type="float" office:value="1.914658E-015" calcext:value-type="float">
            <text:p>1.914658E-15</text:p>
          </table:table-cell>
          <table:table-cell office:value-type="float" office:value="9.647001E-016" calcext:value-type="float">
            <text:p>9.647001E-16</text:p>
          </table:table-cell>
          <table:table-cell office:value-type="float" office:value="1.022174E-015" calcext:value-type="float">
            <text:p>1.022174E-15</text:p>
          </table:table-cell>
          <table:table-cell office:value-type="float" office:value="1.938734E-015" calcext:value-type="float">
            <text:p>1.938734E-15</text:p>
          </table:table-cell>
          <table:table-cell office:value-type="float" office:value="1.832744E-015" calcext:value-type="float">
            <text:p>1.832744E-15</text:p>
          </table:table-cell>
          <table:table-cell office:value-type="float" office:value="9.679528E-016" calcext:value-type="float">
            <text:p>9.679528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5E-034" calcext:value-type="float">
            <text:p>2.94219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71648" calcext:value-type="float">
            <text:p>-67.71648</text:p>
          </table:table-cell>
          <table:table-cell office:value-type="float" office:value="-2.299515" calcext:value-type="float">
            <text:p>-2.299515</text:p>
          </table:table-cell>
          <table:table-cell office:value-type="float" office:value="-2.257956" calcext:value-type="float">
            <text:p>-2.257956</text:p>
          </table:table-cell>
          <table:table-cell office:value-type="float" office:value="-2.253585" calcext:value-type="float">
            <text:p>-2.253585</text:p>
          </table:table-cell>
          <table:table-cell office:value-type="float" office:value="-2.259216" calcext:value-type="float">
            <text:p>-2.259216</text:p>
          </table:table-cell>
          <table:table-cell office:value-type="float" office:value="-2.170312" calcext:value-type="float">
            <text:p>-2.170312</text:p>
          </table:table-cell>
          <table:table-cell office:value-type="float" office:value="-1.540961" calcext:value-type="float">
            <text:p>-1.540961</text:p>
          </table:table-cell>
          <table:table-cell office:value-type="float" office:value="-0.1776226" calcext:value-type="float">
            <text:p>-0.1776226</text:p>
          </table:table-cell>
          <table:table-cell office:value-type="float" office:value="-0.08103491" calcext:value-type="float">
            <text:p>-0.08103491</text:p>
          </table:table-cell>
          <table:table-cell office:value-type="float" office:value="-0.03542826" calcext:value-type="float">
            <text:p>-0.03542826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96.22737" calcext:value-type="float">
            <text:p>-96.22737</text:p>
          </table:table-cell>
          <table:table-cell office:value-type="float" office:value="-0.001524415" calcext:value-type="float">
            <text:p>-0.00152441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14509" calcext:value-type="float">
            <text:p>-2.31450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7" calcext:value-type="float">
            <text:p>14082007</text:p>
          </table:table-cell>
          <table:table-cell office:value-type="float" office:value="397.2979" calcext:value-type="float">
            <text:p>397.2979</text:p>
          </table:table-cell>
          <table:table-cell office:value-type="float" office:value="299.6361" calcext:value-type="float">
            <text:p>299.6361</text:p>
          </table:table-cell>
          <table:table-cell office:value-type="float" office:value="19.53581" calcext:value-type="float">
            <text:p>19.53581</text:p>
          </table:table-cell>
          <table:table-cell office:value-type="float" office:value="990.8787" calcext:value-type="float">
            <text:p>990.8787</text:p>
          </table:table-cell>
          <table:table-cell office:value-type="float" office:value="127.388" calcext:value-type="float">
            <text:p>127.388</text:p>
          </table:table-cell>
          <table:table-cell office:value-type="float" office:value="0" calcext:value-type="float">
            <text:p>0</text:p>
          </table:table-cell>
          <table:table-cell office:value-type="float" office:value="0.5386871" calcext:value-type="float">
            <text:p>0.5386871</text:p>
          </table:table-cell>
          <table:table-cell office:value-type="float" office:value="0.1908417" calcext:value-type="float">
            <text:p>0.1908417</text:p>
          </table:table-cell>
          <table:table-cell office:value-type="float" office:value="0.1762979" calcext:value-type="float">
            <text:p>0.1762979</text:p>
          </table:table-cell>
          <table:table-cell office:value-type="float" office:value="0.1762696" calcext:value-type="float">
            <text:p>0.1762696</text:p>
          </table:table-cell>
          <table:table-cell office:value-type="float" office:value="0.1766579" calcext:value-type="float">
            <text:p>0.1766579</text:p>
          </table:table-cell>
          <table:table-cell office:value-type="float" office:value="0.1561623" calcext:value-type="float">
            <text:p>0.1561623</text:p>
          </table:table-cell>
          <table:table-cell office:value-type="float" office:value="0.1558543" calcext:value-type="float">
            <text:p>0.1558543</text:p>
          </table:table-cell>
          <table:table-cell office:value-type="float" office:value="0.2929168" calcext:value-type="float">
            <text:p>0.2929168</text:p>
          </table:table-cell>
          <table:table-cell office:value-type="float" office:value="0.3130719" calcext:value-type="float">
            <text:p>0.3130719</text:p>
          </table:table-cell>
          <table:table-cell office:value-type="float" office:value="0.3488221" calcext:value-type="float">
            <text:p>0.3488221</text:p>
          </table:table-cell>
          <table:table-cell office:value-type="float" office:value="0.3718294" calcext:value-type="float">
            <text:p>0.3718294</text:p>
          </table:table-cell>
          <table:table-cell office:value-type="float" office:value="0.3926877" calcext:value-type="float">
            <text:p>0.392687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7245E-015" calcext:value-type="float">
            <text:p>1.957245E-15</text:p>
          </table:table-cell>
          <table:table-cell office:value-type="float" office:value="1.932424E-015" calcext:value-type="float">
            <text:p>1.932424E-15</text:p>
          </table:table-cell>
          <table:table-cell office:value-type="float" office:value="1.914644E-015" calcext:value-type="float">
            <text:p>1.914644E-15</text:p>
          </table:table-cell>
          <table:table-cell office:value-type="float" office:value="9.647024E-016" calcext:value-type="float">
            <text:p>9.647024E-16</text:p>
          </table:table-cell>
          <table:table-cell office:value-type="float" office:value="1.02216E-015" calcext:value-type="float">
            <text:p>1.02216E-15</text:p>
          </table:table-cell>
          <table:table-cell office:value-type="float" office:value="1.938734E-015" calcext:value-type="float">
            <text:p>1.938734E-15</text:p>
          </table:table-cell>
          <table:table-cell office:value-type="float" office:value="1.832744E-015" calcext:value-type="float">
            <text:p>1.832744E-15</text:p>
          </table:table-cell>
          <table:table-cell office:value-type="float" office:value="9.679529E-016" calcext:value-type="float">
            <text:p>9.679529E-16</text:p>
          </table:table-cell>
          <table:table-cell office:value-type="float" office:value="4.424247E-020" calcext:value-type="float">
            <text:p>4.424247E-20</text:p>
          </table:table-cell>
          <table:table-cell office:value-type="float" office:value="1.061579E-024" calcext:value-type="float">
            <text:p>1.061579E-24</text:p>
          </table:table-cell>
          <table:table-cell office:value-type="float" office:value="2.531E-029" calcext:value-type="float">
            <text:p>2.531E-29</text:p>
          </table:table-cell>
          <table:table-cell office:value-type="float" office:value="2.942193E-034" calcext:value-type="float">
            <text:p>2.94219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883604" calcext:value-type="float">
            <text:p>-0.0009883604</text:p>
          </table:table-cell>
          <table:table-cell office:value-type="float" office:value="-1.454974" calcext:value-type="float">
            <text:p>-1.454974</text:p>
          </table:table-cell>
          <table:table-cell office:value-type="float" office:value="-2.128932" calcext:value-type="float">
            <text:p>-2.128932</text:p>
          </table:table-cell>
          <table:table-cell office:value-type="float" office:value="-2.131508" calcext:value-type="float">
            <text:p>-2.131508</text:p>
          </table:table-cell>
          <table:table-cell office:value-type="float" office:value="-2.097209" calcext:value-type="float">
            <text:p>-2.097209</text:p>
          </table:table-cell>
          <table:table-cell office:value-type="float" office:value="-2.138398" calcext:value-type="float">
            <text:p>-2.138398</text:p>
          </table:table-cell>
          <table:table-cell office:value-type="float" office:value="-1.539768" calcext:value-type="float">
            <text:p>-1.539768</text:p>
          </table:table-cell>
          <table:table-cell office:value-type="float" office:value="-0.1869781" calcext:value-type="float">
            <text:p>-0.1869781</text:p>
          </table:table-cell>
          <table:table-cell office:value-type="float" office:value="-0.08402049" calcext:value-type="float">
            <text:p>-0.08402049</text:p>
          </table:table-cell>
          <table:table-cell office:value-type="float" office:value="-0.03601588" calcext:value-type="float">
            <text:p>-0.03601588</text:p>
          </table:table-cell>
          <table:table-cell office:value-type="float" office:value="0" calcext:value-type="float">
            <text:p>0</text:p>
          </table:table-cell>
          <table:table-cell office:value-type="float" office:value="0.07449984" calcext:value-type="float">
            <text:p>0.07449984</text:p>
          </table:table-cell>
          <table:table-cell office:value-type="float" office:value="-96.22113" calcext:value-type="float">
            <text:p>-96.22113</text:p>
          </table:table-cell>
          <table:table-cell office:value-type="float" office:value="-0.001525137" calcext:value-type="float">
            <text:p>-0.00152513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21827" calcext:value-type="float">
            <text:p>-2.32182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7" calcext:value-type="float">
            <text:p>15082007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302.7052" calcext:value-type="float">
            <text:p>302.7052</text:p>
          </table:table-cell>
          <table:table-cell office:value-type="float" office:value="22.74505" calcext:value-type="float">
            <text:p>22.74505</text:p>
          </table:table-cell>
          <table:table-cell office:value-type="float" office:value="1013.87" calcext:value-type="float">
            <text:p>1013.87</text:p>
          </table:table-cell>
          <table:table-cell office:value-type="float" office:value="127.8185" calcext:value-type="float">
            <text:p>127.8185</text:p>
          </table:table-cell>
          <table:table-cell office:value-type="float" office:value="0" calcext:value-type="float">
            <text:p>0</text:p>
          </table:table-cell>
          <table:table-cell office:value-type="float" office:value="0.4087266" calcext:value-type="float">
            <text:p>0.4087266</text:p>
          </table:table-cell>
          <table:table-cell office:value-type="float" office:value="0.412692" calcext:value-type="float">
            <text:p>0.412692</text:p>
          </table:table-cell>
          <table:table-cell office:value-type="float" office:value="0.4197553" calcext:value-type="float">
            <text:p>0.4197553</text:p>
          </table:table-cell>
          <table:table-cell office:value-type="float" office:value="0.195767" calcext:value-type="float">
            <text:p>0.195767</text:p>
          </table:table-cell>
          <table:table-cell office:value-type="float" office:value="0.1832645" calcext:value-type="float">
            <text:p>0.1832645</text:p>
          </table:table-cell>
          <table:table-cell office:value-type="float" office:value="0.157309" calcext:value-type="float">
            <text:p>0.157309</text:p>
          </table:table-cell>
          <table:table-cell office:value-type="float" office:value="0.1943236" calcext:value-type="float">
            <text:p>0.1943236</text:p>
          </table:table-cell>
          <table:table-cell office:value-type="float" office:value="0.2929792" calcext:value-type="float">
            <text:p>0.2929792</text:p>
          </table:table-cell>
          <table:table-cell office:value-type="float" office:value="0.3130071" calcext:value-type="float">
            <text:p>0.3130071</text:p>
          </table:table-cell>
          <table:table-cell office:value-type="float" office:value="0.3488784" calcext:value-type="float">
            <text:p>0.3488784</text:p>
          </table:table-cell>
          <table:table-cell office:value-type="float" office:value="0.3720709" calcext:value-type="float">
            <text:p>0.3720709</text:p>
          </table:table-cell>
          <table:table-cell office:value-type="float" office:value="0.3927994" calcext:value-type="float">
            <text:p>0.392799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7738E-015" calcext:value-type="float">
            <text:p>1.957738E-15</text:p>
          </table:table-cell>
          <table:table-cell office:value-type="float" office:value="1.932399E-015" calcext:value-type="float">
            <text:p>1.932399E-15</text:p>
          </table:table-cell>
          <table:table-cell office:value-type="float" office:value="1.9146E-015" calcext:value-type="float">
            <text:p>1.9146E-15</text:p>
          </table:table-cell>
          <table:table-cell office:value-type="float" office:value="9.647008E-016" calcext:value-type="float">
            <text:p>9.647008E-16</text:p>
          </table:table-cell>
          <table:table-cell office:value-type="float" office:value="1.022199E-015" calcext:value-type="float">
            <text:p>1.022199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7E-016" calcext:value-type="float">
            <text:p>9.67947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5E-024" calcext:value-type="float">
            <text:p>1.061575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3E-034" calcext:value-type="float">
            <text:p>2.94218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255396" calcext:value-type="float">
            <text:p>-0.005255396</text:p>
          </table:table-cell>
          <table:table-cell office:value-type="float" office:value="-0.004942208" calcext:value-type="float">
            <text:p>-0.004942208</text:p>
          </table:table-cell>
          <table:table-cell office:value-type="float" office:value="-0.004457569" calcext:value-type="float">
            <text:p>-0.004457569</text:p>
          </table:table-cell>
          <table:table-cell office:value-type="float" office:value="-0.9506099" calcext:value-type="float">
            <text:p>-0.9506099</text:p>
          </table:table-cell>
          <table:table-cell office:value-type="float" office:value="-1.581943" calcext:value-type="float">
            <text:p>-1.581943</text:p>
          </table:table-cell>
          <table:table-cell office:value-type="float" office:value="-2.022474" calcext:value-type="float">
            <text:p>-2.022474</text:p>
          </table:table-cell>
          <table:table-cell office:value-type="float" office:value="-0.3198243" calcext:value-type="float">
            <text:p>-0.3198243</text:p>
          </table:table-cell>
          <table:table-cell office:value-type="float" office:value="-0.1866733" calcext:value-type="float">
            <text:p>-0.1866733</text:p>
          </table:table-cell>
          <table:table-cell office:value-type="float" office:value="-0.08419744" calcext:value-type="float">
            <text:p>-0.08419744</text:p>
          </table:table-cell>
          <table:table-cell office:value-type="float" office:value="-0.03596318" calcext:value-type="float">
            <text:p>-0.03596318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0.00531481" calcext:value-type="float">
            <text:p>-0.00531481</text:p>
          </table:table-cell>
          <table:table-cell office:value-type="float" office:value="-0.001527554" calcext:value-type="float">
            <text:p>-0.00152755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28886" calcext:value-type="float">
            <text:p>-2.32888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7" calcext:value-type="float">
            <text:p>16082007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309" calcext:value-type="float">
            <text:p>309</text:p>
          </table:table-cell>
          <table:table-cell office:value-type="float" office:value="22.74505" calcext:value-type="float">
            <text:p>22.74505</text:p>
          </table:table-cell>
          <table:table-cell office:value-type="float" office:value="1007.575" calcext:value-type="float">
            <text:p>1007.575</text:p>
          </table:table-cell>
          <table:table-cell office:value-type="float" office:value="127.8185" calcext:value-type="float">
            <text:p>127.8185</text:p>
          </table:table-cell>
          <table:table-cell office:value-type="float" office:value="0" calcext:value-type="float">
            <text:p>0</text:p>
          </table:table-cell>
          <table:table-cell office:value-type="float" office:value="0.3500832" calcext:value-type="float">
            <text:p>0.3500832</text:p>
          </table:table-cell>
          <table:table-cell office:value-type="float" office:value="0.3547993" calcext:value-type="float">
            <text:p>0.3547993</text:p>
          </table:table-cell>
          <table:table-cell office:value-type="float" office:value="0.3607237" calcext:value-type="float">
            <text:p>0.3607237</text:p>
          </table:table-cell>
          <table:table-cell office:value-type="float" office:value="0.1961103" calcext:value-type="float">
            <text:p>0.1961103</text:p>
          </table:table-cell>
          <table:table-cell office:value-type="float" office:value="0.1872537" calcext:value-type="float">
            <text:p>0.1872537</text:p>
          </table:table-cell>
          <table:table-cell office:value-type="float" office:value="0.1583825" calcext:value-type="float">
            <text:p>0.1583825</text:p>
          </table:table-cell>
          <table:table-cell office:value-type="float" office:value="0.1928629" calcext:value-type="float">
            <text:p>0.1928629</text:p>
          </table:table-cell>
          <table:table-cell office:value-type="float" office:value="0.2926333" calcext:value-type="float">
            <text:p>0.2926333</text:p>
          </table:table-cell>
          <table:table-cell office:value-type="float" office:value="0.3126576" calcext:value-type="float">
            <text:p>0.3126576</text:p>
          </table:table-cell>
          <table:table-cell office:value-type="float" office:value="0.3487734" calcext:value-type="float">
            <text:p>0.3487734</text:p>
          </table:table-cell>
          <table:table-cell office:value-type="float" office:value="0.3721271" calcext:value-type="float">
            <text:p>0.3721271</text:p>
          </table:table-cell>
          <table:table-cell office:value-type="float" office:value="0.3927538" calcext:value-type="float">
            <text:p>0.392753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7979E-015" calcext:value-type="float">
            <text:p>1.957979E-15</text:p>
          </table:table-cell>
          <table:table-cell office:value-type="float" office:value="1.932371E-015" calcext:value-type="float">
            <text:p>1.932371E-15</text:p>
          </table:table-cell>
          <table:table-cell office:value-type="float" office:value="1.914582E-015" calcext:value-type="float">
            <text:p>1.914582E-15</text:p>
          </table:table-cell>
          <table:table-cell office:value-type="float" office:value="9.646974E-016" calcext:value-type="float">
            <text:p>9.646974E-16</text:p>
          </table:table-cell>
          <table:table-cell office:value-type="float" office:value="1.022192E-015" calcext:value-type="float">
            <text:p>1.022192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7E-016" calcext:value-type="float">
            <text:p>9.67947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6E-024" calcext:value-type="float">
            <text:p>1.061576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1E-034" calcext:value-type="float">
            <text:p>2.94218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6017" calcext:value-type="float">
            <text:p>-0.0136017</text:p>
          </table:table-cell>
          <table:table-cell office:value-type="float" office:value="-0.01249339" calcext:value-type="float">
            <text:p>-0.01249339</text:p>
          </table:table-cell>
          <table:table-cell office:value-type="float" office:value="-0.01125727" calcext:value-type="float">
            <text:p>-0.01125727</text:p>
          </table:table-cell>
          <table:table-cell office:value-type="float" office:value="-0.9379129" calcext:value-type="float">
            <text:p>-0.9379129</text:p>
          </table:table-cell>
          <table:table-cell office:value-type="float" office:value="-1.339427" calcext:value-type="float">
            <text:p>-1.339427</text:p>
          </table:table-cell>
          <table:table-cell office:value-type="float" office:value="-1.919776" calcext:value-type="float">
            <text:p>-1.919776</text:p>
          </table:table-cell>
          <table:table-cell office:value-type="float" office:value="-0.3374795" calcext:value-type="float">
            <text:p>-0.3374795</text:p>
          </table:table-cell>
          <table:table-cell office:value-type="float" office:value="-0.1886184" calcext:value-type="float">
            <text:p>-0.1886184</text:p>
          </table:table-cell>
          <table:table-cell office:value-type="float" office:value="-0.08508142" calcext:value-type="float">
            <text:p>-0.08508142</text:p>
          </table:table-cell>
          <table:table-cell office:value-type="float" office:value="-0.03606769" calcext:value-type="float">
            <text:p>-0.03606769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0.01374833" calcext:value-type="float">
            <text:p>-0.01374833</text:p>
          </table:table-cell>
          <table:table-cell office:value-type="float" office:value="-0.001530936" calcext:value-type="float">
            <text:p>-0.00153093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5413" calcext:value-type="float">
            <text:p>-2.3354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7" calcext:value-type="float">
            <text:p>17082007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314.7787" calcext:value-type="float">
            <text:p>314.7787</text:p>
          </table:table-cell>
          <table:table-cell office:value-type="float" office:value="22.74505" calcext:value-type="float">
            <text:p>22.74505</text:p>
          </table:table-cell>
          <table:table-cell office:value-type="float" office:value="1001.797" calcext:value-type="float">
            <text:p>1001.797</text:p>
          </table:table-cell>
          <table:table-cell office:value-type="float" office:value="127.8185" calcext:value-type="float">
            <text:p>127.8185</text:p>
          </table:table-cell>
          <table:table-cell office:value-type="float" office:value="0" calcext:value-type="float">
            <text:p>0</text:p>
          </table:table-cell>
          <table:table-cell office:value-type="float" office:value="0.2196027" calcext:value-type="float">
            <text:p>0.2196027</text:p>
          </table:table-cell>
          <table:table-cell office:value-type="float" office:value="0.309537" calcext:value-type="float">
            <text:p>0.309537</text:p>
          </table:table-cell>
          <table:table-cell office:value-type="float" office:value="0.3198344" calcext:value-type="float">
            <text:p>0.3198344</text:p>
          </table:table-cell>
          <table:table-cell office:value-type="float" office:value="0.1960975" calcext:value-type="float">
            <text:p>0.1960975</text:p>
          </table:table-cell>
          <table:table-cell office:value-type="float" office:value="0.1891751" calcext:value-type="float">
            <text:p>0.1891751</text:p>
          </table:table-cell>
          <table:table-cell office:value-type="float" office:value="0.1593918" calcext:value-type="float">
            <text:p>0.1593918</text:p>
          </table:table-cell>
          <table:table-cell office:value-type="float" office:value="0.1914384" calcext:value-type="float">
            <text:p>0.1914384</text:p>
          </table:table-cell>
          <table:table-cell office:value-type="float" office:value="0.2922779" calcext:value-type="float">
            <text:p>0.2922779</text:p>
          </table:table-cell>
          <table:table-cell office:value-type="float" office:value="0.3122958" calcext:value-type="float">
            <text:p>0.3122958</text:p>
          </table:table-cell>
          <table:table-cell office:value-type="float" office:value="0.3486568" calcext:value-type="float">
            <text:p>0.3486568</text:p>
          </table:table-cell>
          <table:table-cell office:value-type="float" office:value="0.3721569" calcext:value-type="float">
            <text:p>0.3721569</text:p>
          </table:table-cell>
          <table:table-cell office:value-type="float" office:value="0.392639" calcext:value-type="float">
            <text:p>0.39263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8214E-015" calcext:value-type="float">
            <text:p>1.958214E-15</text:p>
          </table:table-cell>
          <table:table-cell office:value-type="float" office:value="1.932345E-015" calcext:value-type="float">
            <text:p>1.932345E-15</text:p>
          </table:table-cell>
          <table:table-cell office:value-type="float" office:value="1.914563E-015" calcext:value-type="float">
            <text:p>1.914563E-15</text:p>
          </table:table-cell>
          <table:table-cell office:value-type="float" office:value="9.646947E-016" calcext:value-type="float">
            <text:p>9.646947E-16</text:p>
          </table:table-cell>
          <table:table-cell office:value-type="float" office:value="1.022185E-015" calcext:value-type="float">
            <text:p>1.022185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69E-016" calcext:value-type="float">
            <text:p>9.679469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5E-024" calcext:value-type="float">
            <text:p>1.061575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1E-034" calcext:value-type="float">
            <text:p>2.94218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40534" calcext:value-type="float">
            <text:p>-0.3840534</text:p>
          </table:table-cell>
          <table:table-cell office:value-type="float" office:value="-0.02888074" calcext:value-type="float">
            <text:p>-0.02888074</text:p>
          </table:table-cell>
          <table:table-cell office:value-type="float" office:value="-0.02353435" calcext:value-type="float">
            <text:p>-0.02353435</text:p>
          </table:table-cell>
          <table:table-cell office:value-type="float" office:value="-0.9383838" calcext:value-type="float">
            <text:p>-0.9383838</text:p>
          </table:table-cell>
          <table:table-cell office:value-type="float" office:value="-1.237746" calcext:value-type="float">
            <text:p>-1.237746</text:p>
          </table:table-cell>
          <table:table-cell office:value-type="float" office:value="-1.828539" calcext:value-type="float">
            <text:p>-1.828539</text:p>
          </table:table-cell>
          <table:table-cell office:value-type="float" office:value="-0.3557926" calcext:value-type="float">
            <text:p>-0.3557926</text:p>
          </table:table-cell>
          <table:table-cell office:value-type="float" office:value="-0.190638" calcext:value-type="float">
            <text:p>-0.190638</text:p>
          </table:table-cell>
          <table:table-cell office:value-type="float" office:value="-0.08600652" calcext:value-type="float">
            <text:p>-0.08600652</text:p>
          </table:table-cell>
          <table:table-cell office:value-type="float" office:value="-0.03618408" calcext:value-type="float">
            <text:p>-0.03618408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0.674978" calcext:value-type="float">
            <text:p>-0.674978</text:p>
          </table:table-cell>
          <table:table-cell office:value-type="float" office:value="-0.001534667" calcext:value-type="float">
            <text:p>-0.00153466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41381" calcext:value-type="float">
            <text:p>-2.3413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7" calcext:value-type="float">
            <text:p>18082007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320.0113" calcext:value-type="float">
            <text:p>320.0113</text:p>
          </table:table-cell>
          <table:table-cell office:value-type="float" office:value="22.74505" calcext:value-type="float">
            <text:p>22.74505</text:p>
          </table:table-cell>
          <table:table-cell office:value-type="float" office:value="996.564" calcext:value-type="float">
            <text:p>996.564</text:p>
          </table:table-cell>
          <table:table-cell office:value-type="float" office:value="127.8185" calcext:value-type="float">
            <text:p>127.8185</text:p>
          </table:table-cell>
          <table:table-cell office:value-type="float" office:value="0" calcext:value-type="float">
            <text:p>0</text:p>
          </table:table-cell>
          <table:table-cell office:value-type="float" office:value="0.117983" calcext:value-type="float">
            <text:p>0.117983</text:p>
          </table:table-cell>
          <table:table-cell office:value-type="float" office:value="0.2702384" calcext:value-type="float">
            <text:p>0.2702384</text:p>
          </table:table-cell>
          <table:table-cell office:value-type="float" office:value="0.2842972" calcext:value-type="float">
            <text:p>0.2842972</text:p>
          </table:table-cell>
          <table:table-cell office:value-type="float" office:value="0.1948183" calcext:value-type="float">
            <text:p>0.1948183</text:p>
          </table:table-cell>
          <table:table-cell office:value-type="float" office:value="0.1887211" calcext:value-type="float">
            <text:p>0.1887211</text:p>
          </table:table-cell>
          <table:table-cell office:value-type="float" office:value="0.1603968" calcext:value-type="float">
            <text:p>0.1603968</text:p>
          </table:table-cell>
          <table:table-cell office:value-type="float" office:value="0.1896438" calcext:value-type="float">
            <text:p>0.1896438</text:p>
          </table:table-cell>
          <table:table-cell office:value-type="float" office:value="0.2917678" calcext:value-type="float">
            <text:p>0.2917678</text:p>
          </table:table-cell>
          <table:table-cell office:value-type="float" office:value="0.3118373" calcext:value-type="float">
            <text:p>0.3118373</text:p>
          </table:table-cell>
          <table:table-cell office:value-type="float" office:value="0.3484783" calcext:value-type="float">
            <text:p>0.3484783</text:p>
          </table:table-cell>
          <table:table-cell office:value-type="float" office:value="0.372067" calcext:value-type="float">
            <text:p>0.372067</text:p>
          </table:table-cell>
          <table:table-cell office:value-type="float" office:value="0.3923813" calcext:value-type="float">
            <text:p>0.392381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845E-015" calcext:value-type="float">
            <text:p>1.95845E-15</text:p>
          </table:table-cell>
          <table:table-cell office:value-type="float" office:value="1.932318E-015" calcext:value-type="float">
            <text:p>1.932318E-15</text:p>
          </table:table-cell>
          <table:table-cell office:value-type="float" office:value="1.914544E-015" calcext:value-type="float">
            <text:p>1.914544E-15</text:p>
          </table:table-cell>
          <table:table-cell office:value-type="float" office:value="9.646924E-016" calcext:value-type="float">
            <text:p>9.646924E-16</text:p>
          </table:table-cell>
          <table:table-cell office:value-type="float" office:value="1.022178E-015" calcext:value-type="float">
            <text:p>1.022178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69E-016" calcext:value-type="float">
            <text:p>9.679469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6E-024" calcext:value-type="float">
            <text:p>1.061576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2E-034" calcext:value-type="float">
            <text:p>2.94218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07527" calcext:value-type="float">
            <text:p>-48.07527</text:p>
          </table:table-cell>
          <table:table-cell office:value-type="float" office:value="-0.07938594" calcext:value-type="float">
            <text:p>-0.07938594</text:p>
          </table:table-cell>
          <table:table-cell office:value-type="float" office:value="-0.05346343" calcext:value-type="float">
            <text:p>-0.05346343</text:p>
          </table:table-cell>
          <table:table-cell office:value-type="float" office:value="-0.9869013" calcext:value-type="float">
            <text:p>-0.9869013</text:p>
          </table:table-cell>
          <table:table-cell office:value-type="float" office:value="-1.260738" calcext:value-type="float">
            <text:p>-1.260738</text:p>
          </table:table-cell>
          <table:table-cell office:value-type="float" office:value="-1.742611" calcext:value-type="float">
            <text:p>-1.742611</text:p>
          </table:table-cell>
          <table:table-cell office:value-type="float" office:value="-0.3804812" calcext:value-type="float">
            <text:p>-0.3804812</text:p>
          </table:table-cell>
          <table:table-cell office:value-type="float" office:value="-0.1935781" calcext:value-type="float">
            <text:p>-0.1935781</text:p>
          </table:table-cell>
          <table:table-cell office:value-type="float" office:value="-0.08719447" calcext:value-type="float">
            <text:p>-0.08719447</text:p>
          </table:table-cell>
          <table:table-cell office:value-type="float" office:value="-0.03636291" calcext:value-type="float">
            <text:p>-0.03636291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50.02941" calcext:value-type="float">
            <text:p>-50.02941</text:p>
          </table:table-cell>
          <table:table-cell office:value-type="float" office:value="-0.001536558" calcext:value-type="float">
            <text:p>-0.00153655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46214" calcext:value-type="float">
            <text:p>-2.34621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7" calcext:value-type="float">
            <text:p>19082007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323.8926" calcext:value-type="float">
            <text:p>323.8926</text:p>
          </table:table-cell>
          <table:table-cell office:value-type="float" office:value="22.74505" calcext:value-type="float">
            <text:p>22.74505</text:p>
          </table:table-cell>
          <table:table-cell office:value-type="float" office:value="992.6825" calcext:value-type="float">
            <text:p>992.6825</text:p>
          </table:table-cell>
          <table:table-cell office:value-type="float" office:value="127.8185" calcext:value-type="float">
            <text:p>127.8185</text:p>
          </table:table-cell>
          <table:table-cell office:value-type="float" office:value="0" calcext:value-type="float">
            <text:p>0</text:p>
          </table:table-cell>
          <table:table-cell office:value-type="float" office:value="0.1174416" calcext:value-type="float">
            <text:p>0.1174416</text:p>
          </table:table-cell>
          <table:table-cell office:value-type="float" office:value="0.2343572" calcext:value-type="float">
            <text:p>0.2343572</text:p>
          </table:table-cell>
          <table:table-cell office:value-type="float" office:value="0.2543007" calcext:value-type="float">
            <text:p>0.2543007</text:p>
          </table:table-cell>
          <table:table-cell office:value-type="float" office:value="0.1934204" calcext:value-type="float">
            <text:p>0.1934204</text:p>
          </table:table-cell>
          <table:table-cell office:value-type="float" office:value="0.1878653" calcext:value-type="float">
            <text:p>0.1878653</text:p>
          </table:table-cell>
          <table:table-cell office:value-type="float" office:value="0.16128" calcext:value-type="float">
            <text:p>0.16128</text:p>
          </table:table-cell>
          <table:table-cell office:value-type="float" office:value="0.187854" calcext:value-type="float">
            <text:p>0.187854</text:p>
          </table:table-cell>
          <table:table-cell office:value-type="float" office:value="0.2912019" calcext:value-type="float">
            <text:p>0.2912019</text:p>
          </table:table-cell>
          <table:table-cell office:value-type="float" office:value="0.3113087" calcext:value-type="float">
            <text:p>0.3113087</text:p>
          </table:table-cell>
          <table:table-cell office:value-type="float" office:value="0.3483016" calcext:value-type="float">
            <text:p>0.3483016</text:p>
          </table:table-cell>
          <table:table-cell office:value-type="float" office:value="0.3719117" calcext:value-type="float">
            <text:p>0.3719117</text:p>
          </table:table-cell>
          <table:table-cell office:value-type="float" office:value="0.3920645" calcext:value-type="float">
            <text:p>0.392064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8668E-015" calcext:value-type="float">
            <text:p>1.958668E-15</text:p>
          </table:table-cell>
          <table:table-cell office:value-type="float" office:value="1.932295E-015" calcext:value-type="float">
            <text:p>1.932295E-15</text:p>
          </table:table-cell>
          <table:table-cell office:value-type="float" office:value="1.914525E-015" calcext:value-type="float">
            <text:p>1.914525E-15</text:p>
          </table:table-cell>
          <table:table-cell office:value-type="float" office:value="9.646889E-016" calcext:value-type="float">
            <text:p>9.646889E-16</text:p>
          </table:table-cell>
          <table:table-cell office:value-type="float" office:value="1.022173E-015" calcext:value-type="float">
            <text:p>1.022173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7E-016" calcext:value-type="float">
            <text:p>9.67947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5E-024" calcext:value-type="float">
            <text:p>1.061575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3E-034" calcext:value-type="float">
            <text:p>2.94218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69618" calcext:value-type="float">
            <text:p>-49.69618</text:p>
          </table:table-cell>
          <table:table-cell office:value-type="float" office:value="-0.2376117" calcext:value-type="float">
            <text:p>-0.2376117</text:p>
          </table:table-cell>
          <table:table-cell office:value-type="float" office:value="-0.12621" calcext:value-type="float">
            <text:p>-0.12621</text:p>
          </table:table-cell>
          <table:table-cell office:value-type="float" office:value="-1.043073" calcext:value-type="float">
            <text:p>-1.043073</text:p>
          </table:table-cell>
          <table:table-cell office:value-type="float" office:value="-1.305543" calcext:value-type="float">
            <text:p>-1.305543</text:p>
          </table:table-cell>
          <table:table-cell office:value-type="float" office:value="-1.670726" calcext:value-type="float">
            <text:p>-1.670726</text:p>
          </table:table-cell>
          <table:table-cell office:value-type="float" office:value="-0.4070563" calcext:value-type="float">
            <text:p>-0.4070563</text:p>
          </table:table-cell>
          <table:table-cell office:value-type="float" office:value="-0.1968943" calcext:value-type="float">
            <text:p>-0.1968943</text:p>
          </table:table-cell>
          <table:table-cell office:value-type="float" office:value="-0.08858418" calcext:value-type="float">
            <text:p>-0.08858418</text:p>
          </table:table-cell>
          <table:table-cell office:value-type="float" office:value="-0.03654143" calcext:value-type="float">
            <text:p>-0.03654143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49.97009" calcext:value-type="float">
            <text:p>-49.97009</text:p>
          </table:table-cell>
          <table:table-cell office:value-type="float" office:value="-0.001537907" calcext:value-type="float">
            <text:p>-0.00153790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50493" calcext:value-type="float">
            <text:p>-2.35049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7" calcext:value-type="float">
            <text:p>20082007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327.6393" calcext:value-type="float">
            <text:p>327.6393</text:p>
          </table:table-cell>
          <table:table-cell office:value-type="float" office:value="22.74505" calcext:value-type="float">
            <text:p>22.74505</text:p>
          </table:table-cell>
          <table:table-cell office:value-type="float" office:value="988.936" calcext:value-type="float">
            <text:p>988.936</text:p>
          </table:table-cell>
          <table:table-cell office:value-type="float" office:value="127.8185" calcext:value-type="float">
            <text:p>127.8185</text:p>
          </table:table-cell>
          <table:table-cell office:value-type="float" office:value="0" calcext:value-type="float">
            <text:p>0</text:p>
          </table:table-cell>
          <table:table-cell office:value-type="float" office:value="0.1142502" calcext:value-type="float">
            <text:p>0.1142502</text:p>
          </table:table-cell>
          <table:table-cell office:value-type="float" office:value="0.2060213" calcext:value-type="float">
            <text:p>0.2060213</text:p>
          </table:table-cell>
          <table:table-cell office:value-type="float" office:value="0.2274012" calcext:value-type="float">
            <text:p>0.2274012</text:p>
          </table:table-cell>
          <table:table-cell office:value-type="float" office:value="0.1911071" calcext:value-type="float">
            <text:p>0.1911071</text:p>
          </table:table-cell>
          <table:table-cell office:value-type="float" office:value="0.1863154" calcext:value-type="float">
            <text:p>0.1863154</text:p>
          </table:table-cell>
          <table:table-cell office:value-type="float" office:value="0.1619258" calcext:value-type="float">
            <text:p>0.1619258</text:p>
          </table:table-cell>
          <table:table-cell office:value-type="float" office:value="0.1857635" calcext:value-type="float">
            <text:p>0.1857635</text:p>
          </table:table-cell>
          <table:table-cell office:value-type="float" office:value="0.2904419" calcext:value-type="float">
            <text:p>0.2904419</text:p>
          </table:table-cell>
          <table:table-cell office:value-type="float" office:value="0.3106262" calcext:value-type="float">
            <text:p>0.3106262</text:p>
          </table:table-cell>
          <table:table-cell office:value-type="float" office:value="0.3480856" calcext:value-type="float">
            <text:p>0.3480856</text:p>
          </table:table-cell>
          <table:table-cell office:value-type="float" office:value="0.3716835" calcext:value-type="float">
            <text:p>0.3716835</text:p>
          </table:table-cell>
          <table:table-cell office:value-type="float" office:value="0.391719" calcext:value-type="float">
            <text:p>0.39171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8877E-015" calcext:value-type="float">
            <text:p>1.958877E-15</text:p>
          </table:table-cell>
          <table:table-cell office:value-type="float" office:value="1.932275E-015" calcext:value-type="float">
            <text:p>1.932275E-15</text:p>
          </table:table-cell>
          <table:table-cell office:value-type="float" office:value="1.914506E-015" calcext:value-type="float">
            <text:p>1.914506E-15</text:p>
          </table:table-cell>
          <table:table-cell office:value-type="float" office:value="9.64685E-016" calcext:value-type="float">
            <text:p>9.64685E-16</text:p>
          </table:table-cell>
          <table:table-cell office:value-type="float" office:value="1.022169E-015" calcext:value-type="float">
            <text:p>1.022169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69E-016" calcext:value-type="float">
            <text:p>9.679469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6E-024" calcext:value-type="float">
            <text:p>1.061576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3E-034" calcext:value-type="float">
            <text:p>2.94218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00176" calcext:value-type="float">
            <text:p>-61.00176</text:p>
          </table:table-cell>
          <table:table-cell office:value-type="float" office:value="-0.6411557" calcext:value-type="float">
            <text:p>-0.6411557</text:p>
          </table:table-cell>
          <table:table-cell office:value-type="float" office:value="-0.298577" calcext:value-type="float">
            <text:p>-0.298577</text:p>
          </table:table-cell>
          <table:table-cell office:value-type="float" office:value="-1.143806" calcext:value-type="float">
            <text:p>-1.143806</text:p>
          </table:table-cell>
          <table:table-cell office:value-type="float" office:value="-1.391204" calcext:value-type="float">
            <text:p>-1.391204</text:p>
          </table:table-cell>
          <table:table-cell office:value-type="float" office:value="-1.620226" calcext:value-type="float">
            <text:p>-1.620226</text:p>
          </table:table-cell>
          <table:table-cell office:value-type="float" office:value="-0.4408162" calcext:value-type="float">
            <text:p>-0.4408162</text:p>
          </table:table-cell>
          <table:table-cell office:value-type="float" office:value="-0.2014405" calcext:value-type="float">
            <text:p>-0.2014405</text:p>
          </table:table-cell>
          <table:table-cell office:value-type="float" office:value="-0.09041525" calcext:value-type="float">
            <text:p>-0.09041525</text:p>
          </table:table-cell>
          <table:table-cell office:value-type="float" office:value="-0.03675989" calcext:value-type="float">
            <text:p>-0.03675989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49.91491" calcext:value-type="float">
            <text:p>-49.91491</text:p>
          </table:table-cell>
          <table:table-cell office:value-type="float" office:value="-0.001539171" calcext:value-type="float">
            <text:p>-0.00153917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54923" calcext:value-type="float">
            <text:p>-2.35492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7" calcext:value-type="float">
            <text:p>21082007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331.8558" calcext:value-type="float">
            <text:p>331.8558</text:p>
          </table:table-cell>
          <table:table-cell office:value-type="float" office:value="22.74505" calcext:value-type="float">
            <text:p>22.74505</text:p>
          </table:table-cell>
          <table:table-cell office:value-type="float" office:value="984.7193" calcext:value-type="float">
            <text:p>984.7193</text:p>
          </table:table-cell>
          <table:table-cell office:value-type="float" office:value="127.8185" calcext:value-type="float">
            <text:p>127.8185</text:p>
          </table:table-cell>
          <table:table-cell office:value-type="float" office:value="0" calcext:value-type="float">
            <text:p>0</text:p>
          </table:table-cell>
          <table:table-cell office:value-type="float" office:value="0.1065537" calcext:value-type="float">
            <text:p>0.1065537</text:p>
          </table:table-cell>
          <table:table-cell office:value-type="float" office:value="0.1857875" calcext:value-type="float">
            <text:p>0.1857875</text:p>
          </table:table-cell>
          <table:table-cell office:value-type="float" office:value="0.2022041" calcext:value-type="float">
            <text:p>0.2022041</text:p>
          </table:table-cell>
          <table:table-cell office:value-type="float" office:value="0.1853966" calcext:value-type="float">
            <text:p>0.1853966</text:p>
          </table:table-cell>
          <table:table-cell office:value-type="float" office:value="0.1813746" calcext:value-type="float">
            <text:p>0.1813746</text:p>
          </table:table-cell>
          <table:table-cell office:value-type="float" office:value="0.1617409" calcext:value-type="float">
            <text:p>0.1617409</text:p>
          </table:table-cell>
          <table:table-cell office:value-type="float" office:value="0.182542" calcext:value-type="float">
            <text:p>0.182542</text:p>
          </table:table-cell>
          <table:table-cell office:value-type="float" office:value="0.2892016" calcext:value-type="float">
            <text:p>0.2892016</text:p>
          </table:table-cell>
          <table:table-cell office:value-type="float" office:value="0.3096802" calcext:value-type="float">
            <text:p>0.3096802</text:p>
          </table:table-cell>
          <table:table-cell office:value-type="float" office:value="0.3476893" calcext:value-type="float">
            <text:p>0.3476893</text:p>
          </table:table-cell>
          <table:table-cell office:value-type="float" office:value="0.3712887" calcext:value-type="float">
            <text:p>0.3712887</text:p>
          </table:table-cell>
          <table:table-cell office:value-type="float" office:value="0.3912804" calcext:value-type="float">
            <text:p>0.391280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9086E-015" calcext:value-type="float">
            <text:p>1.959086E-15</text:p>
          </table:table-cell>
          <table:table-cell office:value-type="float" office:value="1.932255E-015" calcext:value-type="float">
            <text:p>1.932255E-15</text:p>
          </table:table-cell>
          <table:table-cell office:value-type="float" office:value="1.914487E-015" calcext:value-type="float">
            <text:p>1.914487E-15</text:p>
          </table:table-cell>
          <table:table-cell office:value-type="float" office:value="9.646832E-016" calcext:value-type="float">
            <text:p>9.646832E-16</text:p>
          </table:table-cell>
          <table:table-cell office:value-type="float" office:value="1.022161E-015" calcext:value-type="float">
            <text:p>1.022161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7E-016" calcext:value-type="float">
            <text:p>9.67947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5E-024" calcext:value-type="float">
            <text:p>1.061575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3E-034" calcext:value-type="float">
            <text:p>2.94218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.5289" calcext:value-type="float">
            <text:p>-102.5289</text:p>
          </table:table-cell>
          <table:table-cell office:value-type="float" office:value="-1.422084" calcext:value-type="float">
            <text:p>-1.422084</text:p>
          </table:table-cell>
          <table:table-cell office:value-type="float" office:value="-0.7386163" calcext:value-type="float">
            <text:p>-0.7386163</text:p>
          </table:table-cell>
          <table:table-cell office:value-type="float" office:value="-1.444216" calcext:value-type="float">
            <text:p>-1.444216</text:p>
          </table:table-cell>
          <table:table-cell office:value-type="float" office:value="-1.711173" calcext:value-type="float">
            <text:p>-1.711173</text:p>
          </table:table-cell>
          <table:table-cell office:value-type="float" office:value="-1.634279" calcext:value-type="float">
            <text:p>-1.634279</text:p>
          </table:table-cell>
          <table:table-cell office:value-type="float" office:value="-0.4990858" calcext:value-type="float">
            <text:p>-0.4990858</text:p>
          </table:table-cell>
          <table:table-cell office:value-type="float" office:value="-0.2091148" calcext:value-type="float">
            <text:p>-0.2091148</text:p>
          </table:table-cell>
          <table:table-cell office:value-type="float" office:value="-0.09302365" calcext:value-type="float">
            <text:p>-0.09302365</text:p>
          </table:table-cell>
          <table:table-cell office:value-type="float" office:value="-0.03716431" calcext:value-type="float">
            <text:p>-0.03716431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51.80212" calcext:value-type="float">
            <text:p>-51.80212</text:p>
          </table:table-cell>
          <table:table-cell office:value-type="float" office:value="-0.001537999" calcext:value-type="float">
            <text:p>-0.00153799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59552" calcext:value-type="float">
            <text:p>-2.35955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7" calcext:value-type="float">
            <text:p>22082007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334.5115" calcext:value-type="float">
            <text:p>334.5115</text:p>
          </table:table-cell>
          <table:table-cell office:value-type="float" office:value="22.74505" calcext:value-type="float">
            <text:p>22.74505</text:p>
          </table:table-cell>
          <table:table-cell office:value-type="float" office:value="982.0632" calcext:value-type="float">
            <text:p>982.0632</text:p>
          </table:table-cell>
          <table:table-cell office:value-type="float" office:value="127.8185" calcext:value-type="float">
            <text:p>127.8185</text:p>
          </table:table-cell>
          <table:table-cell office:value-type="float" office:value="0" calcext:value-type="float">
            <text:p>0</text:p>
          </table:table-cell>
          <table:table-cell office:value-type="float" office:value="0.1195085" calcext:value-type="float">
            <text:p>0.1195085</text:p>
          </table:table-cell>
          <table:table-cell office:value-type="float" office:value="0.1799731" calcext:value-type="float">
            <text:p>0.1799731</text:p>
          </table:table-cell>
          <table:table-cell office:value-type="float" office:value="0.1891154" calcext:value-type="float">
            <text:p>0.1891154</text:p>
          </table:table-cell>
          <table:table-cell office:value-type="float" office:value="0.1819549" calcext:value-type="float">
            <text:p>0.1819549</text:p>
          </table:table-cell>
          <table:table-cell office:value-type="float" office:value="0.1793647" calcext:value-type="float">
            <text:p>0.1793647</text:p>
          </table:table-cell>
          <table:table-cell office:value-type="float" office:value="0.1614528" calcext:value-type="float">
            <text:p>0.1614528</text:p>
          </table:table-cell>
          <table:table-cell office:value-type="float" office:value="0.1792929" calcext:value-type="float">
            <text:p>0.1792929</text:p>
          </table:table-cell>
          <table:table-cell office:value-type="float" office:value="0.2878585" calcext:value-type="float">
            <text:p>0.2878585</text:p>
          </table:table-cell>
          <table:table-cell office:value-type="float" office:value="0.3086714" calcext:value-type="float">
            <text:p>0.3086714</text:p>
          </table:table-cell>
          <table:table-cell office:value-type="float" office:value="0.3472388" calcext:value-type="float">
            <text:p>0.3472388</text:p>
          </table:table-cell>
          <table:table-cell office:value-type="float" office:value="0.3708618" calcext:value-type="float">
            <text:p>0.3708618</text:p>
          </table:table-cell>
          <table:table-cell office:value-type="float" office:value="0.3908329" calcext:value-type="float">
            <text:p>0.390832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9291E-015" calcext:value-type="float">
            <text:p>1.959291E-15</text:p>
          </table:table-cell>
          <table:table-cell office:value-type="float" office:value="1.932236E-015" calcext:value-type="float">
            <text:p>1.932236E-15</text:p>
          </table:table-cell>
          <table:table-cell office:value-type="float" office:value="1.914467E-015" calcext:value-type="float">
            <text:p>1.914467E-15</text:p>
          </table:table-cell>
          <table:table-cell office:value-type="float" office:value="9.646825E-016" calcext:value-type="float">
            <text:p>9.646825E-16</text:p>
          </table:table-cell>
          <table:table-cell office:value-type="float" office:value="1.022152E-015" calcext:value-type="float">
            <text:p>1.022152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68E-016" calcext:value-type="float">
            <text:p>9.679468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5E-024" calcext:value-type="float">
            <text:p>1.061575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3E-034" calcext:value-type="float">
            <text:p>2.94218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33855" calcext:value-type="float">
            <text:p>-43.33855</text:p>
          </table:table-cell>
          <table:table-cell office:value-type="float" office:value="-1.816738" calcext:value-type="float">
            <text:p>-1.816738</text:p>
          </table:table-cell>
          <table:table-cell office:value-type="float" office:value="-1.237925" calcext:value-type="float">
            <text:p>-1.237925</text:p>
          </table:table-cell>
          <table:table-cell office:value-type="float" office:value="-1.668293" calcext:value-type="float">
            <text:p>-1.668293</text:p>
          </table:table-cell>
          <table:table-cell office:value-type="float" office:value="-1.864486" calcext:value-type="float">
            <text:p>-1.864486</text:p>
          </table:table-cell>
          <table:table-cell office:value-type="float" office:value="-1.656665" calcext:value-type="float">
            <text:p>-1.656665</text:p>
          </table:table-cell>
          <table:table-cell office:value-type="float" office:value="-0.5671579" calcext:value-type="float">
            <text:p>-0.5671579</text:p>
          </table:table-cell>
          <table:table-cell office:value-type="float" office:value="-0.2178186" calcext:value-type="float">
            <text:p>-0.2178186</text:p>
          </table:table-cell>
          <table:table-cell office:value-type="float" office:value="-0.09590158" calcext:value-type="float">
            <text:p>-0.09590158</text:p>
          </table:table-cell>
          <table:table-cell office:value-type="float" office:value="-0.03763145" calcext:value-type="float">
            <text:p>-0.03763145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55.2287" calcext:value-type="float">
            <text:p>-55.2287</text:p>
          </table:table-cell>
          <table:table-cell office:value-type="float" office:value="-0.001529782" calcext:value-type="float">
            <text:p>-0.00152978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64442" calcext:value-type="float">
            <text:p>-2.36444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7" calcext:value-type="float">
            <text:p>23082007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336.9325" calcext:value-type="float">
            <text:p>336.9325</text:p>
          </table:table-cell>
          <table:table-cell office:value-type="float" office:value="22.74505" calcext:value-type="float">
            <text:p>22.74505</text:p>
          </table:table-cell>
          <table:table-cell office:value-type="float" office:value="979.6421" calcext:value-type="float">
            <text:p>979.6421</text:p>
          </table:table-cell>
          <table:table-cell office:value-type="float" office:value="127.8185" calcext:value-type="float">
            <text:p>127.8185</text:p>
          </table:table-cell>
          <table:table-cell office:value-type="float" office:value="0" calcext:value-type="float">
            <text:p>0</text:p>
          </table:table-cell>
          <table:table-cell office:value-type="float" office:value="0.1183423" calcext:value-type="float">
            <text:p>0.1183423</text:p>
          </table:table-cell>
          <table:table-cell office:value-type="float" office:value="0.1776506" calcext:value-type="float">
            <text:p>0.1776506</text:p>
          </table:table-cell>
          <table:table-cell office:value-type="float" office:value="0.1820082" calcext:value-type="float">
            <text:p>0.1820082</text:p>
          </table:table-cell>
          <table:table-cell office:value-type="float" office:value="0.1794212" calcext:value-type="float">
            <text:p>0.1794212</text:p>
          </table:table-cell>
          <table:table-cell office:value-type="float" office:value="0.1780334" calcext:value-type="float">
            <text:p>0.1780334</text:p>
          </table:table-cell>
          <table:table-cell office:value-type="float" office:value="0.1609848" calcext:value-type="float">
            <text:p>0.1609848</text:p>
          </table:table-cell>
          <table:table-cell office:value-type="float" office:value="0.1759787" calcext:value-type="float">
            <text:p>0.1759787</text:p>
          </table:table-cell>
          <table:table-cell office:value-type="float" office:value="0.286403" calcext:value-type="float">
            <text:p>0.286403</text:p>
          </table:table-cell>
          <table:table-cell office:value-type="float" office:value="0.3075676" calcext:value-type="float">
            <text:p>0.3075676</text:p>
          </table:table-cell>
          <table:table-cell office:value-type="float" office:value="0.3467222" calcext:value-type="float">
            <text:p>0.3467222</text:p>
          </table:table-cell>
          <table:table-cell office:value-type="float" office:value="0.3703929" calcext:value-type="float">
            <text:p>0.3703929</text:p>
          </table:table-cell>
          <table:table-cell office:value-type="float" office:value="0.3903675" calcext:value-type="float">
            <text:p>0.390367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9483E-015" calcext:value-type="float">
            <text:p>1.959483E-15</text:p>
          </table:table-cell>
          <table:table-cell office:value-type="float" office:value="1.93222E-015" calcext:value-type="float">
            <text:p>1.93222E-15</text:p>
          </table:table-cell>
          <table:table-cell office:value-type="float" office:value="1.914449E-015" calcext:value-type="float">
            <text:p>1.914449E-15</text:p>
          </table:table-cell>
          <table:table-cell office:value-type="float" office:value="9.646812E-016" calcext:value-type="float">
            <text:p>9.646812E-16</text:p>
          </table:table-cell>
          <table:table-cell office:value-type="float" office:value="1.022143E-015" calcext:value-type="float">
            <text:p>1.022143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69E-016" calcext:value-type="float">
            <text:p>9.679469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6E-024" calcext:value-type="float">
            <text:p>1.061576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1E-034" calcext:value-type="float">
            <text:p>2.94218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52608" calcext:value-type="float">
            <text:p>-46.52608</text:p>
          </table:table-cell>
          <table:table-cell office:value-type="float" office:value="-2.007874" calcext:value-type="float">
            <text:p>-2.007874</text:p>
          </table:table-cell>
          <table:table-cell office:value-type="float" office:value="-1.663412" calcext:value-type="float">
            <text:p>-1.663412</text:p>
          </table:table-cell>
          <table:table-cell office:value-type="float" office:value="-1.8585" calcext:value-type="float">
            <text:p>-1.8585</text:p>
          </table:table-cell>
          <table:table-cell office:value-type="float" office:value="-1.97456" calcext:value-type="float">
            <text:p>-1.97456</text:p>
          </table:table-cell>
          <table:table-cell office:value-type="float" office:value="-1.693859" calcext:value-type="float">
            <text:p>-1.693859</text:p>
          </table:table-cell>
          <table:table-cell office:value-type="float" office:value="-0.6477823" calcext:value-type="float">
            <text:p>-0.6477823</text:p>
          </table:table-cell>
          <table:table-cell office:value-type="float" office:value="-0.2277139" calcext:value-type="float">
            <text:p>-0.2277139</text:p>
          </table:table-cell>
          <table:table-cell office:value-type="float" office:value="-0.09916505" calcext:value-type="float">
            <text:p>-0.09916505</text:p>
          </table:table-cell>
          <table:table-cell office:value-type="float" office:value="-0.03817545" calcext:value-type="float">
            <text:p>-0.03817545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55.44708" calcext:value-type="float">
            <text:p>-55.44708</text:p>
          </table:table-cell>
          <table:table-cell office:value-type="float" office:value="-0.001529601" calcext:value-type="float">
            <text:p>-0.00152960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696" calcext:value-type="float">
            <text:p>-2.369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7" calcext:value-type="float">
            <text:p>24082007</text:p>
          </table:table-cell>
          <table:table-cell office:value-type="float" office:value="455.2622" calcext:value-type="float">
            <text:p>455.2622</text:p>
          </table:table-cell>
          <table:table-cell office:value-type="float" office:value="340.2886" calcext:value-type="float">
            <text:p>340.2886</text:p>
          </table:table-cell>
          <table:table-cell office:value-type="float" office:value="26.05118" calcext:value-type="float">
            <text:p>26.05118</text:p>
          </table:table-cell>
          <table:table-cell office:value-type="float" office:value="1000.634" calcext:value-type="float">
            <text:p>1000.634</text:p>
          </table:table-cell>
          <table:table-cell office:value-type="float" office:value="128.4285" calcext:value-type="float">
            <text:p>128.4285</text:p>
          </table:table-cell>
          <table:table-cell office:value-type="float" office:value="0" calcext:value-type="float">
            <text:p>0</text:p>
          </table:table-cell>
          <table:table-cell office:value-type="float" office:value="0.4645132" calcext:value-type="float">
            <text:p>0.4645132</text:p>
          </table:table-cell>
          <table:table-cell office:value-type="float" office:value="0.4727412" calcext:value-type="float">
            <text:p>0.4727412</text:p>
          </table:table-cell>
          <table:table-cell office:value-type="float" office:value="0.187665" calcext:value-type="float">
            <text:p>0.187665</text:p>
          </table:table-cell>
          <table:table-cell office:value-type="float" office:value="0.2026053" calcext:value-type="float">
            <text:p>0.2026053</text:p>
          </table:table-cell>
          <table:table-cell office:value-type="float" office:value="0.1843589" calcext:value-type="float">
            <text:p>0.1843589</text:p>
          </table:table-cell>
          <table:table-cell office:value-type="float" office:value="0.1618922" calcext:value-type="float">
            <text:p>0.1618922</text:p>
          </table:table-cell>
          <table:table-cell office:value-type="float" office:value="0.2310328" calcext:value-type="float">
            <text:p>0.2310328</text:p>
          </table:table-cell>
          <table:table-cell office:value-type="float" office:value="0.2868132" calcext:value-type="float">
            <text:p>0.2868132</text:p>
          </table:table-cell>
          <table:table-cell office:value-type="float" office:value="0.3073563" calcext:value-type="float">
            <text:p>0.3073563</text:p>
          </table:table-cell>
          <table:table-cell office:value-type="float" office:value="0.3467073" calcext:value-type="float">
            <text:p>0.3467073</text:p>
          </table:table-cell>
          <table:table-cell office:value-type="float" office:value="0.3704329" calcext:value-type="float">
            <text:p>0.3704329</text:p>
          </table:table-cell>
          <table:table-cell office:value-type="float" office:value="0.3902304" calcext:value-type="float">
            <text:p>0.390230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968E-015" calcext:value-type="float">
            <text:p>1.95968E-15</text:p>
          </table:table-cell>
          <table:table-cell office:value-type="float" office:value="1.932203E-015" calcext:value-type="float">
            <text:p>1.932203E-15</text:p>
          </table:table-cell>
          <table:table-cell office:value-type="float" office:value="1.914429E-015" calcext:value-type="float">
            <text:p>1.914429E-15</text:p>
          </table:table-cell>
          <table:table-cell office:value-type="float" office:value="9.646811E-016" calcext:value-type="float">
            <text:p>9.646811E-16</text:p>
          </table:table-cell>
          <table:table-cell office:value-type="float" office:value="1.022133E-015" calcext:value-type="float">
            <text:p>1.022133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7E-016" calcext:value-type="float">
            <text:p>9.67947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5E-024" calcext:value-type="float">
            <text:p>1.061575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3E-034" calcext:value-type="float">
            <text:p>2.94218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399378" calcext:value-type="float">
            <text:p>-0.002399378</text:p>
          </table:table-cell>
          <table:table-cell office:value-type="float" office:value="-0.002147361" calcext:value-type="float">
            <text:p>-0.002147361</text:p>
          </table:table-cell>
          <table:table-cell office:value-type="float" office:value="-1.317165" calcext:value-type="float">
            <text:p>-1.317165</text:p>
          </table:table-cell>
          <table:table-cell office:value-type="float" office:value="-0.728505" calcext:value-type="float">
            <text:p>-0.728505</text:p>
          </table:table-cell>
          <table:table-cell office:value-type="float" office:value="-1.511152" calcext:value-type="float">
            <text:p>-1.511152</text:p>
          </table:table-cell>
          <table:table-cell office:value-type="float" office:value="-1.623007" calcext:value-type="float">
            <text:p>-1.623007</text:p>
          </table:table-cell>
          <table:table-cell office:value-type="float" office:value="-0.09316234" calcext:value-type="float">
            <text:p>-0.09316234</text:p>
          </table:table-cell>
          <table:table-cell office:value-type="float" office:value="-0.2249942" calcext:value-type="float">
            <text:p>-0.2249942</text:p>
          </table:table-cell>
          <table:table-cell office:value-type="float" office:value="-0.09982786" calcext:value-type="float">
            <text:p>-0.09982786</text:p>
          </table:table-cell>
          <table:table-cell office:value-type="float" office:value="-0.03819605" calcext:value-type="float">
            <text:p>-0.03819605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0.002457931" calcext:value-type="float">
            <text:p>-0.002457931</text:p>
          </table:table-cell>
          <table:table-cell office:value-type="float" office:value="-0.001533355" calcext:value-type="float">
            <text:p>-0.00153335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74835" calcext:value-type="float">
            <text:p>-2.37483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7" calcext:value-type="float">
            <text:p>25082007</text:p>
          </table:table-cell>
          <table:table-cell office:value-type="float" office:value="455.3622" calcext:value-type="float">
            <text:p>455.3622</text:p>
          </table:table-cell>
          <table:table-cell office:value-type="float" office:value="344.2645" calcext:value-type="float">
            <text:p>344.2645</text:p>
          </table:table-cell>
          <table:table-cell office:value-type="float" office:value="26.05118" calcext:value-type="float">
            <text:p>26.05118</text:p>
          </table:table-cell>
          <table:table-cell office:value-type="float" office:value="996.758" calcext:value-type="float">
            <text:p>996.758</text:p>
          </table:table-cell>
          <table:table-cell office:value-type="float" office:value="128.4287" calcext:value-type="float">
            <text:p>128.4287</text:p>
          </table:table-cell>
          <table:table-cell office:value-type="float" office:value="0" calcext:value-type="float">
            <text:p>0</text:p>
          </table:table-cell>
          <table:table-cell office:value-type="float" office:value="0.3967291" calcext:value-type="float">
            <text:p>0.3967291</text:p>
          </table:table-cell>
          <table:table-cell office:value-type="float" office:value="0.4002368" calcext:value-type="float">
            <text:p>0.4002368</text:p>
          </table:table-cell>
          <table:table-cell office:value-type="float" office:value="0.1920888" calcext:value-type="float">
            <text:p>0.1920888</text:p>
          </table:table-cell>
          <table:table-cell office:value-type="float" office:value="0.1993836" calcext:value-type="float">
            <text:p>0.1993836</text:p>
          </table:table-cell>
          <table:table-cell office:value-type="float" office:value="0.188872" calcext:value-type="float">
            <text:p>0.188872</text:p>
          </table:table-cell>
          <table:table-cell office:value-type="float" office:value="0.1628535" calcext:value-type="float">
            <text:p>0.1628535</text:p>
          </table:table-cell>
          <table:table-cell office:value-type="float" office:value="0.2268618" calcext:value-type="float">
            <text:p>0.2268618</text:p>
          </table:table-cell>
          <table:table-cell office:value-type="float" office:value="0.2872581" calcext:value-type="float">
            <text:p>0.2872581</text:p>
          </table:table-cell>
          <table:table-cell office:value-type="float" office:value="0.3071139" calcext:value-type="float">
            <text:p>0.3071139</text:p>
          </table:table-cell>
          <table:table-cell office:value-type="float" office:value="0.3466995" calcext:value-type="float">
            <text:p>0.3466995</text:p>
          </table:table-cell>
          <table:table-cell office:value-type="float" office:value="0.3704426" calcext:value-type="float">
            <text:p>0.3704426</text:p>
          </table:table-cell>
          <table:table-cell office:value-type="float" office:value="0.3900494" calcext:value-type="float">
            <text:p>0.390049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9897E-015" calcext:value-type="float">
            <text:p>1.959897E-15</text:p>
          </table:table-cell>
          <table:table-cell office:value-type="float" office:value="1.932181E-015" calcext:value-type="float">
            <text:p>1.932181E-15</text:p>
          </table:table-cell>
          <table:table-cell office:value-type="float" office:value="1.91441E-015" calcext:value-type="float">
            <text:p>1.91441E-15</text:p>
          </table:table-cell>
          <table:table-cell office:value-type="float" office:value="9.646799E-016" calcext:value-type="float">
            <text:p>9.646799E-16</text:p>
          </table:table-cell>
          <table:table-cell office:value-type="float" office:value="1.022125E-015" calcext:value-type="float">
            <text:p>1.022125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68E-016" calcext:value-type="float">
            <text:p>9.679468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6E-024" calcext:value-type="float">
            <text:p>1.061576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1E-034" calcext:value-type="float">
            <text:p>2.94218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293168" calcext:value-type="float">
            <text:p>-0.006293168</text:p>
          </table:table-cell>
          <table:table-cell office:value-type="float" office:value="-0.005949958" calcext:value-type="float">
            <text:p>-0.005949958</text:p>
          </table:table-cell>
          <table:table-cell office:value-type="float" office:value="-1.100327" calcext:value-type="float">
            <text:p>-1.100327</text:p>
          </table:table-cell>
          <table:table-cell office:value-type="float" office:value="-0.8244998" calcext:value-type="float">
            <text:p>-0.8244998</text:p>
          </table:table-cell>
          <table:table-cell office:value-type="float" office:value="-1.253418" calcext:value-type="float">
            <text:p>-1.253418</text:p>
          </table:table-cell>
          <table:table-cell office:value-type="float" office:value="-1.551045" calcext:value-type="float">
            <text:p>-1.551045</text:p>
          </table:table-cell>
          <table:table-cell office:value-type="float" office:value="-0.106081" calcext:value-type="float">
            <text:p>-0.106081</text:p>
          </table:table-cell>
          <table:table-cell office:value-type="float" office:value="-0.2219471" calcext:value-type="float">
            <text:p>-0.2219471</text:p>
          </table:table-cell>
          <table:table-cell office:value-type="float" office:value="-0.100565" calcext:value-type="float">
            <text:p>-0.100565</text:p>
          </table:table-cell>
          <table:table-cell office:value-type="float" office:value="-0.03820509" calcext:value-type="float">
            <text:p>-0.03820509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0.006350267" calcext:value-type="float">
            <text:p>-0.006350267</text:p>
          </table:table-cell>
          <table:table-cell office:value-type="float" office:value="-0.001537572" calcext:value-type="float">
            <text:p>-0.00153757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7969" calcext:value-type="float">
            <text:p>-2.3796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7" calcext:value-type="float">
            <text:p>26082007</text:p>
          </table:table-cell>
          <table:table-cell office:value-type="float" office:value="455.3622" calcext:value-type="float">
            <text:p>455.3622</text:p>
          </table:table-cell>
          <table:table-cell office:value-type="float" office:value="350.2017" calcext:value-type="float">
            <text:p>350.2017</text:p>
          </table:table-cell>
          <table:table-cell office:value-type="float" office:value="26.05118" calcext:value-type="float">
            <text:p>26.05118</text:p>
          </table:table-cell>
          <table:table-cell office:value-type="float" office:value="990.8205" calcext:value-type="float">
            <text:p>990.8205</text:p>
          </table:table-cell>
          <table:table-cell office:value-type="float" office:value="128.4287" calcext:value-type="float">
            <text:p>128.4287</text:p>
          </table:table-cell>
          <table:table-cell office:value-type="float" office:value="0" calcext:value-type="float">
            <text:p>0</text:p>
          </table:table-cell>
          <table:table-cell office:value-type="float" office:value="0.2798413" calcext:value-type="float">
            <text:p>0.2798413</text:p>
          </table:table-cell>
          <table:table-cell office:value-type="float" office:value="0.3099631" calcext:value-type="float">
            <text:p>0.3099631</text:p>
          </table:table-cell>
          <table:table-cell office:value-type="float" office:value="0.1921753" calcext:value-type="float">
            <text:p>0.1921753</text:p>
          </table:table-cell>
          <table:table-cell office:value-type="float" office:value="0.194303" calcext:value-type="float">
            <text:p>0.194303</text:p>
          </table:table-cell>
          <table:table-cell office:value-type="float" office:value="0.1882253" calcext:value-type="float">
            <text:p>0.1882253</text:p>
          </table:table-cell>
          <table:table-cell office:value-type="float" office:value="0.1635564" calcext:value-type="float">
            <text:p>0.1635564</text:p>
          </table:table-cell>
          <table:table-cell office:value-type="float" office:value="0.2219687" calcext:value-type="float">
            <text:p>0.2219687</text:p>
          </table:table-cell>
          <table:table-cell office:value-type="float" office:value="0.287301" calcext:value-type="float">
            <text:p>0.287301</text:p>
          </table:table-cell>
          <table:table-cell office:value-type="float" office:value="0.3066455" calcext:value-type="float">
            <text:p>0.3066455</text:p>
          </table:table-cell>
          <table:table-cell office:value-type="float" office:value="0.3466212" calcext:value-type="float">
            <text:p>0.3466212</text:p>
          </table:table-cell>
          <table:table-cell office:value-type="float" office:value="0.3703319" calcext:value-type="float">
            <text:p>0.3703319</text:p>
          </table:table-cell>
          <table:table-cell office:value-type="float" office:value="0.3898017" calcext:value-type="float">
            <text:p>0.389801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01E-015" calcext:value-type="float">
            <text:p>1.9601E-15</text:p>
          </table:table-cell>
          <table:table-cell office:value-type="float" office:value="1.93216E-015" calcext:value-type="float">
            <text:p>1.93216E-15</text:p>
          </table:table-cell>
          <table:table-cell office:value-type="float" office:value="1.914391E-015" calcext:value-type="float">
            <text:p>1.914391E-15</text:p>
          </table:table-cell>
          <table:table-cell office:value-type="float" office:value="9.646782E-016" calcext:value-type="float">
            <text:p>9.646782E-16</text:p>
          </table:table-cell>
          <table:table-cell office:value-type="float" office:value="1.022118E-015" calcext:value-type="float">
            <text:p>1.022118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68E-016" calcext:value-type="float">
            <text:p>9.679468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6E-024" calcext:value-type="float">
            <text:p>1.061576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3E-034" calcext:value-type="float">
            <text:p>2.94218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80341" calcext:value-type="float">
            <text:p>-0.06080341</text:p>
          </table:table-cell>
          <table:table-cell office:value-type="float" office:value="-0.02841088" calcext:value-type="float">
            <text:p>-0.02841088</text:p>
          </table:table-cell>
          <table:table-cell office:value-type="float" office:value="-1.096492" calcext:value-type="float">
            <text:p>-1.096492</text:p>
          </table:table-cell>
          <table:table-cell office:value-type="float" office:value="-1.006092" calcext:value-type="float">
            <text:p>-1.006092</text:p>
          </table:table-cell>
          <table:table-cell office:value-type="float" office:value="-1.286629" calcext:value-type="float">
            <text:p>-1.286629</text:p>
          </table:table-cell>
          <table:table-cell office:value-type="float" office:value="-1.500648" calcext:value-type="float">
            <text:p>-1.500648</text:p>
          </table:table-cell>
          <table:table-cell office:value-type="float" office:value="-0.1239093" calcext:value-type="float">
            <text:p>-0.1239093</text:p>
          </table:table-cell>
          <table:table-cell office:value-type="float" office:value="-0.2216495" calcext:value-type="float">
            <text:p>-0.2216495</text:p>
          </table:table-cell>
          <table:table-cell office:value-type="float" office:value="-0.1020086" calcext:value-type="float">
            <text:p>-0.1020086</text:p>
          </table:table-cell>
          <table:table-cell office:value-type="float" office:value="-0.03828797" calcext:value-type="float">
            <text:p>-0.03828797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0.07283407" calcext:value-type="float">
            <text:p>-0.07283407</text:p>
          </table:table-cell>
          <table:table-cell office:value-type="float" office:value="-0.00154205" calcext:value-type="float">
            <text:p>-0.0015420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4531" calcext:value-type="float">
            <text:p>-2.38453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7" calcext:value-type="float">
            <text:p>27082007</text:p>
          </table:table-cell>
          <table:table-cell office:value-type="float" office:value="455.3622" calcext:value-type="float">
            <text:p>455.3622</text:p>
          </table:table-cell>
          <table:table-cell office:value-type="float" office:value="355.6399" calcext:value-type="float">
            <text:p>355.6399</text:p>
          </table:table-cell>
          <table:table-cell office:value-type="float" office:value="26.05118" calcext:value-type="float">
            <text:p>26.05118</text:p>
          </table:table-cell>
          <table:table-cell office:value-type="float" office:value="985.3822" calcext:value-type="float">
            <text:p>985.3822</text:p>
          </table:table-cell>
          <table:table-cell office:value-type="float" office:value="128.4287" calcext:value-type="float">
            <text:p>128.4287</text:p>
          </table:table-cell>
          <table:table-cell office:value-type="float" office:value="0" calcext:value-type="float">
            <text:p>0</text:p>
          </table:table-cell>
          <table:table-cell office:value-type="float" office:value="0.1331541" calcext:value-type="float">
            <text:p>0.1331541</text:p>
          </table:table-cell>
          <table:table-cell office:value-type="float" office:value="0.2473008" calcext:value-type="float">
            <text:p>0.2473008</text:p>
          </table:table-cell>
          <table:table-cell office:value-type="float" office:value="0.1907912" calcext:value-type="float">
            <text:p>0.1907912</text:p>
          </table:table-cell>
          <table:table-cell office:value-type="float" office:value="0.1901578" calcext:value-type="float">
            <text:p>0.1901578</text:p>
          </table:table-cell>
          <table:table-cell office:value-type="float" office:value="0.1862888" calcext:value-type="float">
            <text:p>0.1862888</text:p>
          </table:table-cell>
          <table:table-cell office:value-type="float" office:value="0.1639635" calcext:value-type="float">
            <text:p>0.1639635</text:p>
          </table:table-cell>
          <table:table-cell office:value-type="float" office:value="0.21697" calcext:value-type="float">
            <text:p>0.21697</text:p>
          </table:table-cell>
          <table:table-cell office:value-type="float" office:value="0.2871132" calcext:value-type="float">
            <text:p>0.2871132</text:p>
          </table:table-cell>
          <table:table-cell office:value-type="float" office:value="0.3060839" calcext:value-type="float">
            <text:p>0.3060839</text:p>
          </table:table-cell>
          <table:table-cell office:value-type="float" office:value="0.3464771" calcext:value-type="float">
            <text:p>0.3464771</text:p>
          </table:table-cell>
          <table:table-cell office:value-type="float" office:value="0.3701596" calcext:value-type="float">
            <text:p>0.3701596</text:p>
          </table:table-cell>
          <table:table-cell office:value-type="float" office:value="0.389521" calcext:value-type="float">
            <text:p>0.38952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029E-015" calcext:value-type="float">
            <text:p>1.96029E-15</text:p>
          </table:table-cell>
          <table:table-cell office:value-type="float" office:value="1.932139E-015" calcext:value-type="float">
            <text:p>1.932139E-15</text:p>
          </table:table-cell>
          <table:table-cell office:value-type="float" office:value="1.914376E-015" calcext:value-type="float">
            <text:p>1.914376E-15</text:p>
          </table:table-cell>
          <table:table-cell office:value-type="float" office:value="9.646746E-016" calcext:value-type="float">
            <text:p>9.646746E-16</text:p>
          </table:table-cell>
          <table:table-cell office:value-type="float" office:value="1.022114E-015" calcext:value-type="float">
            <text:p>1.022114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7E-016" calcext:value-type="float">
            <text:p>9.67947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6E-024" calcext:value-type="float">
            <text:p>1.061576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3E-034" calcext:value-type="float">
            <text:p>2.94218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8824" calcext:value-type="float">
            <text:p>-18.28824</text:p>
          </table:table-cell>
          <table:table-cell office:value-type="float" office:value="-0.1562472" calcext:value-type="float">
            <text:p>-0.1562472</text:p>
          </table:table-cell>
          <table:table-cell office:value-type="float" office:value="-1.158577" calcext:value-type="float">
            <text:p>-1.158577</text:p>
          </table:table-cell>
          <table:table-cell office:value-type="float" office:value="-1.187938" calcext:value-type="float">
            <text:p>-1.187938</text:p>
          </table:table-cell>
          <table:table-cell office:value-type="float" office:value="-1.39296" calcext:value-type="float">
            <text:p>-1.39296</text:p>
          </table:table-cell>
          <table:table-cell office:value-type="float" office:value="-1.472253" calcext:value-type="float">
            <text:p>-1.472253</text:p>
          </table:table-cell>
          <table:table-cell office:value-type="float" office:value="-0.1457145" calcext:value-type="float">
            <text:p>-0.1457145</text:p>
          </table:table-cell>
          <table:table-cell office:value-type="float" office:value="-0.2229068" calcext:value-type="float">
            <text:p>-0.2229068</text:p>
          </table:table-cell>
          <table:table-cell office:value-type="float" office:value="-0.1037672" calcext:value-type="float">
            <text:p>-0.1037672</text:p>
          </table:table-cell>
          <table:table-cell office:value-type="float" office:value="-0.03844088" calcext:value-type="float">
            <text:p>-0.03844088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19.93716" calcext:value-type="float">
            <text:p>-19.93716</text:p>
          </table:table-cell>
          <table:table-cell office:value-type="float" office:value="-0.001544881" calcext:value-type="float">
            <text:p>-0.00154488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94" calcext:value-type="float">
            <text:p>-2.389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7" calcext:value-type="float">
            <text:p>28082007</text:p>
          </table:table-cell>
          <table:table-cell office:value-type="float" office:value="455.3622" calcext:value-type="float">
            <text:p>455.3622</text:p>
          </table:table-cell>
          <table:table-cell office:value-type="float" office:value="359.3804" calcext:value-type="float">
            <text:p>359.3804</text:p>
          </table:table-cell>
          <table:table-cell office:value-type="float" office:value="26.05118" calcext:value-type="float">
            <text:p>26.05118</text:p>
          </table:table-cell>
          <table:table-cell office:value-type="float" office:value="981.6414" calcext:value-type="float">
            <text:p>981.6414</text:p>
          </table:table-cell>
          <table:table-cell office:value-type="float" office:value="128.4287" calcext:value-type="float">
            <text:p>128.4287</text:p>
          </table:table-cell>
          <table:table-cell office:value-type="float" office:value="0" calcext:value-type="float">
            <text:p>0</text:p>
          </table:table-cell>
          <table:table-cell office:value-type="float" office:value="0.1183693" calcext:value-type="float">
            <text:p>0.1183693</text:p>
          </table:table-cell>
          <table:table-cell office:value-type="float" office:value="0.2050245" calcext:value-type="float">
            <text:p>0.2050245</text:p>
          </table:table-cell>
          <table:table-cell office:value-type="float" office:value="0.1873677" calcext:value-type="float">
            <text:p>0.1873677</text:p>
          </table:table-cell>
          <table:table-cell office:value-type="float" office:value="0.1860169" calcext:value-type="float">
            <text:p>0.1860169</text:p>
          </table:table-cell>
          <table:table-cell office:value-type="float" office:value="0.1833165" calcext:value-type="float">
            <text:p>0.1833165</text:p>
          </table:table-cell>
          <table:table-cell office:value-type="float" office:value="0.1639634" calcext:value-type="float">
            <text:p>0.1639634</text:p>
          </table:table-cell>
          <table:table-cell office:value-type="float" office:value="0.2114106" calcext:value-type="float">
            <text:p>0.2114106</text:p>
          </table:table-cell>
          <table:table-cell office:value-type="float" office:value="0.2865753" calcext:value-type="float">
            <text:p>0.2865753</text:p>
          </table:table-cell>
          <table:table-cell office:value-type="float" office:value="0.3053422" calcext:value-type="float">
            <text:p>0.3053422</text:p>
          </table:table-cell>
          <table:table-cell office:value-type="float" office:value="0.3461956" calcext:value-type="float">
            <text:p>0.3461956</text:p>
          </table:table-cell>
          <table:table-cell office:value-type="float" office:value="0.3699178" calcext:value-type="float">
            <text:p>0.3699178</text:p>
          </table:table-cell>
          <table:table-cell office:value-type="float" office:value="0.389181" calcext:value-type="float">
            <text:p>0.38918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0467E-015" calcext:value-type="float">
            <text:p>1.960467E-15</text:p>
          </table:table-cell>
          <table:table-cell office:value-type="float" office:value="1.932121E-015" calcext:value-type="float">
            <text:p>1.932121E-15</text:p>
          </table:table-cell>
          <table:table-cell office:value-type="float" office:value="1.914362E-015" calcext:value-type="float">
            <text:p>1.914362E-15</text:p>
          </table:table-cell>
          <table:table-cell office:value-type="float" office:value="9.646721E-016" calcext:value-type="float">
            <text:p>9.646721E-16</text:p>
          </table:table-cell>
          <table:table-cell office:value-type="float" office:value="1.02211E-015" calcext:value-type="float">
            <text:p>1.02211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7E-016" calcext:value-type="float">
            <text:p>9.67947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5E-024" calcext:value-type="float">
            <text:p>1.061575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3E-034" calcext:value-type="float">
            <text:p>2.94218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9449" calcext:value-type="float">
            <text:p>-46.9449</text:p>
          </table:table-cell>
          <table:table-cell office:value-type="float" office:value="-0.6645558" calcext:value-type="float">
            <text:p>-0.6645558</text:p>
          </table:table-cell>
          <table:table-cell office:value-type="float" office:value="-1.331139" calcext:value-type="float">
            <text:p>-1.331139</text:p>
          </table:table-cell>
          <table:table-cell office:value-type="float" office:value="-1.407296" calcext:value-type="float">
            <text:p>-1.407296</text:p>
          </table:table-cell>
          <table:table-cell office:value-type="float" office:value="-1.576336" calcext:value-type="float">
            <text:p>-1.576336</text:p>
          </table:table-cell>
          <table:table-cell office:value-type="float" office:value="-1.47213" calcext:value-type="float">
            <text:p>-1.47213</text:p>
          </table:table-cell>
          <table:table-cell office:value-type="float" office:value="-0.1752584" calcext:value-type="float">
            <text:p>-0.1752584</text:p>
          </table:table-cell>
          <table:table-cell office:value-type="float" office:value="-0.2265682" calcext:value-type="float">
            <text:p>-0.2265682</text:p>
          </table:table-cell>
          <table:table-cell office:value-type="float" office:value="-0.1061388" calcext:value-type="float">
            <text:p>-0.1061388</text:p>
          </table:table-cell>
          <table:table-cell office:value-type="float" office:value="-0.03874093" calcext:value-type="float">
            <text:p>-0.03874093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50.12323" calcext:value-type="float">
            <text:p>-50.12323</text:p>
          </table:table-cell>
          <table:table-cell office:value-type="float" office:value="-0.001546325" calcext:value-type="float">
            <text:p>-0.00154632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435" calcext:value-type="float">
            <text:p>-2.3943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7" calcext:value-type="float">
            <text:p>29082007</text:p>
          </table:table-cell>
          <table:table-cell office:value-type="float" office:value="455.3622" calcext:value-type="float">
            <text:p>455.3622</text:p>
          </table:table-cell>
          <table:table-cell office:value-type="float" office:value="362.7469" calcext:value-type="float">
            <text:p>362.7469</text:p>
          </table:table-cell>
          <table:table-cell office:value-type="float" office:value="26.05118" calcext:value-type="float">
            <text:p>26.05118</text:p>
          </table:table-cell>
          <table:table-cell office:value-type="float" office:value="978.2748" calcext:value-type="float">
            <text:p>978.2748</text:p>
          </table:table-cell>
          <table:table-cell office:value-type="float" office:value="128.4287" calcext:value-type="float">
            <text:p>128.4287</text:p>
          </table:table-cell>
          <table:table-cell office:value-type="float" office:value="0" calcext:value-type="float">
            <text:p>0</text:p>
          </table:table-cell>
          <table:table-cell office:value-type="float" office:value="0.1126435" calcext:value-type="float">
            <text:p>0.1126435</text:p>
          </table:table-cell>
          <table:table-cell office:value-type="float" office:value="0.1838221" calcext:value-type="float">
            <text:p>0.1838221</text:p>
          </table:table-cell>
          <table:table-cell office:value-type="float" office:value="0.1822489" calcext:value-type="float">
            <text:p>0.1822489</text:p>
          </table:table-cell>
          <table:table-cell office:value-type="float" office:value="0.1814554" calcext:value-type="float">
            <text:p>0.1814554</text:p>
          </table:table-cell>
          <table:table-cell office:value-type="float" office:value="0.1794408" calcext:value-type="float">
            <text:p>0.1794408</text:p>
          </table:table-cell>
          <table:table-cell office:value-type="float" office:value="0.1633492" calcext:value-type="float">
            <text:p>0.1633492</text:p>
          </table:table-cell>
          <table:table-cell office:value-type="float" office:value="0.205129" calcext:value-type="float">
            <text:p>0.205129</text:p>
          </table:table-cell>
          <table:table-cell office:value-type="float" office:value="0.285544" calcext:value-type="float">
            <text:p>0.285544</text:p>
          </table:table-cell>
          <table:table-cell office:value-type="float" office:value="0.3043608" calcext:value-type="float">
            <text:p>0.3043608</text:p>
          </table:table-cell>
          <table:table-cell office:value-type="float" office:value="0.3456967" calcext:value-type="float">
            <text:p>0.3456967</text:p>
          </table:table-cell>
          <table:table-cell office:value-type="float" office:value="0.3696272" calcext:value-type="float">
            <text:p>0.3696272</text:p>
          </table:table-cell>
          <table:table-cell office:value-type="float" office:value="0.3887666" calcext:value-type="float">
            <text:p>0.388766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60647E-015" calcext:value-type="float">
            <text:p>1.960647E-15</text:p>
          </table:table-cell>
          <table:table-cell office:value-type="float" office:value="1.932106E-015" calcext:value-type="float">
            <text:p>1.932106E-15</text:p>
          </table:table-cell>
          <table:table-cell office:value-type="float" office:value="1.914343E-015" calcext:value-type="float">
            <text:p>1.914343E-15</text:p>
          </table:table-cell>
          <table:table-cell office:value-type="float" office:value="9.646735E-016" calcext:value-type="float">
            <text:p>9.646735E-16</text:p>
          </table:table-cell>
          <table:table-cell office:value-type="float" office:value="1.022102E-015" calcext:value-type="float">
            <text:p>1.022102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68E-016" calcext:value-type="float">
            <text:p>9.679468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6E-024" calcext:value-type="float">
            <text:p>1.061576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1E-034" calcext:value-type="float">
            <text:p>2.94218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80117" calcext:value-type="float">
            <text:p>-67.80117</text:p>
          </table:table-cell>
          <table:table-cell office:value-type="float" office:value="-1.542416" calcext:value-type="float">
            <text:p>-1.542416</text:p>
          </table:table-cell>
          <table:table-cell office:value-type="float" office:value="-1.64692" calcext:value-type="float">
            <text:p>-1.64692</text:p>
          </table:table-cell>
          <table:table-cell office:value-type="float" office:value="-1.703737" calcext:value-type="float">
            <text:p>-1.703737</text:p>
          </table:table-cell>
          <table:table-cell office:value-type="float" office:value="-1.858314" calcext:value-type="float">
            <text:p>-1.858314</text:p>
          </table:table-cell>
          <table:table-cell office:value-type="float" office:value="-1.514942" calcext:value-type="float">
            <text:p>-1.514942</text:p>
          </table:table-cell>
          <table:table-cell office:value-type="float" office:value="-0.2172114" calcext:value-type="float">
            <text:p>-0.2172114</text:p>
          </table:table-cell>
          <table:table-cell office:value-type="float" office:value="-0.2338106" calcext:value-type="float">
            <text:p>-0.2338106</text:p>
          </table:table-cell>
          <table:table-cell office:value-type="float" office:value="-0.109375" calcext:value-type="float">
            <text:p>-0.109375</text:p>
          </table:table-cell>
          <table:table-cell office:value-type="float" office:value="-0.03928225" calcext:value-type="float">
            <text:p>-0.03928225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73.47506" calcext:value-type="float">
            <text:p>-73.47506</text:p>
          </table:table-cell>
          <table:table-cell office:value-type="float" office:value="-0.001494239" calcext:value-type="float">
            <text:p>-0.00149423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9446" calcext:value-type="float">
            <text:p>-2.39944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7" calcext:value-type="float">
            <text:p>30082007</text:p>
          </table:table-cell>
          <table:table-cell office:value-type="float" office:value="462.1622" calcext:value-type="float">
            <text:p>462.1622</text:p>
          </table:table-cell>
          <table:table-cell office:value-type="float" office:value="367.9772" calcext:value-type="float">
            <text:p>367.9772</text:p>
          </table:table-cell>
          <table:table-cell office:value-type="float" office:value="26.05118" calcext:value-type="float">
            <text:p>26.05118</text:p>
          </table:table-cell>
          <table:table-cell office:value-type="float" office:value="980.594" calcext:value-type="float">
            <text:p>980.594</text:p>
          </table:table-cell>
          <table:table-cell office:value-type="float" office:value="127.6786" calcext:value-type="float">
            <text:p>127.6786</text:p>
          </table:table-cell>
          <table:table-cell office:value-type="float" office:value="0" calcext:value-type="float">
            <text:p>0</text:p>
          </table:table-cell>
          <table:table-cell office:value-type="float" office:value="0.2608216" calcext:value-type="float">
            <text:p>0.2608216</text:p>
          </table:table-cell>
          <table:table-cell office:value-type="float" office:value="0.2027056" calcext:value-type="float">
            <text:p>0.2027056</text:p>
          </table:table-cell>
          <table:table-cell office:value-type="float" office:value="0.183706" calcext:value-type="float">
            <text:p>0.183706</text:p>
          </table:table-cell>
          <table:table-cell office:value-type="float" office:value="0.182345" calcext:value-type="float">
            <text:p>0.182345</text:p>
          </table:table-cell>
          <table:table-cell office:value-type="float" office:value="0.1818634" calcext:value-type="float">
            <text:p>0.1818634</text:p>
          </table:table-cell>
          <table:table-cell office:value-type="float" office:value="0.163632" calcext:value-type="float">
            <text:p>0.163632</text:p>
          </table:table-cell>
          <table:table-cell office:value-type="float" office:value="0.2014664" calcext:value-type="float">
            <text:p>0.2014664</text:p>
          </table:table-cell>
          <table:table-cell office:value-type="float" office:value="0.2849874" calcext:value-type="float">
            <text:p>0.2849874</text:p>
          </table:table-cell>
          <table:table-cell office:value-type="float" office:value="0.3037896" calcext:value-type="float">
            <text:p>0.3037896</text:p>
          </table:table-cell>
          <table:table-cell office:value-type="float" office:value="0.3454159" calcext:value-type="float">
            <text:p>0.3454159</text:p>
          </table:table-cell>
          <table:table-cell office:value-type="float" office:value="0.3695628" calcext:value-type="float">
            <text:p>0.3695628</text:p>
          </table:table-cell>
          <table:table-cell office:value-type="float" office:value="0.3890914" calcext:value-type="float">
            <text:p>0.3890914</text:p>
          </table:table-cell>
          <table:table-cell office:value-type="float" office:value="0.4527768" calcext:value-type="float">
            <text:p>0.4527768</text:p>
          </table:table-cell>
          <table:table-cell office:value-type="float" office:value="0" calcext:value-type="float">
            <text:p>0</text:p>
          </table:table-cell>
          <table:table-cell office:value-type="float" office:value="1.960806E-015" calcext:value-type="float">
            <text:p>1.960806E-15</text:p>
          </table:table-cell>
          <table:table-cell office:value-type="float" office:value="1.932091E-015" calcext:value-type="float">
            <text:p>1.932091E-15</text:p>
          </table:table-cell>
          <table:table-cell office:value-type="float" office:value="1.914331E-015" calcext:value-type="float">
            <text:p>1.914331E-15</text:p>
          </table:table-cell>
          <table:table-cell office:value-type="float" office:value="9.64676E-016" calcext:value-type="float">
            <text:p>9.64676E-16</text:p>
          </table:table-cell>
          <table:table-cell office:value-type="float" office:value="1.02209E-015" calcext:value-type="float">
            <text:p>1.02209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69E-016" calcext:value-type="float">
            <text:p>9.679469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6E-024" calcext:value-type="float">
            <text:p>1.061576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1E-034" calcext:value-type="float">
            <text:p>2.94218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07811" calcext:value-type="float">
            <text:p>-0.1007811</text:p>
          </table:table-cell>
          <table:table-cell office:value-type="float" office:value="-0.7268463" calcext:value-type="float">
            <text:p>-0.7268463</text:p>
          </table:table-cell>
          <table:table-cell office:value-type="float" office:value="-1.550017" calcext:value-type="float">
            <text:p>-1.550017</text:p>
          </table:table-cell>
          <table:table-cell office:value-type="float" office:value="-1.6414" calcext:value-type="float">
            <text:p>-1.6414</text:p>
          </table:table-cell>
          <table:table-cell office:value-type="float" office:value="-1.676395" calcext:value-type="float">
            <text:p>-1.676395</text:p>
          </table:table-cell>
          <table:table-cell office:value-type="float" office:value="-1.495124" calcext:value-type="float">
            <text:p>-1.495124</text:p>
          </table:table-cell>
          <table:table-cell office:value-type="float" office:value="-0.24714" calcext:value-type="float">
            <text:p>-0.24714</text:p>
          </table:table-cell>
          <table:table-cell office:value-type="float" office:value="-0.2378797" calcext:value-type="float">
            <text:p>-0.2378797</text:p>
          </table:table-cell>
          <table:table-cell office:value-type="float" office:value="-0.1113245" calcext:value-type="float">
            <text:p>-0.1113245</text:p>
          </table:table-cell>
          <table:table-cell office:value-type="float" office:value="-0.03959375" calcext:value-type="float">
            <text:p>-0.03959375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73.4053" calcext:value-type="float">
            <text:p>-73.4053</text:p>
          </table:table-cell>
          <table:table-cell office:value-type="float" office:value="-0.001495416" calcext:value-type="float">
            <text:p>-0.00149541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08155" calcext:value-type="float">
            <text:p>-2.30815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7" calcext:value-type="float">
            <text:p>31082007</text:p>
          </table:table-cell>
          <table:table-cell office:value-type="float" office:value="462.1622" calcext:value-type="float">
            <text:p>462.1622</text:p>
          </table:table-cell>
          <table:table-cell office:value-type="float" office:value="371.9853" calcext:value-type="float">
            <text:p>371.9853</text:p>
          </table:table-cell>
          <table:table-cell office:value-type="float" office:value="26.05118" calcext:value-type="float">
            <text:p>26.05118</text:p>
          </table:table-cell>
          <table:table-cell office:value-type="float" office:value="977.434" calcext:value-type="float">
            <text:p>977.434</text:p>
          </table:table-cell>
          <table:table-cell office:value-type="float" office:value="126.8306" calcext:value-type="float">
            <text:p>126.8306</text:p>
          </table:table-cell>
          <table:table-cell office:value-type="float" office:value="0" calcext:value-type="float">
            <text:p>0</text:p>
          </table:table-cell>
          <table:table-cell office:value-type="float" office:value="0.1168645" calcext:value-type="float">
            <text:p>0.1168645</text:p>
          </table:table-cell>
          <table:table-cell office:value-type="float" office:value="0.1854554" calcext:value-type="float">
            <text:p>0.1854554</text:p>
          </table:table-cell>
          <table:table-cell office:value-type="float" office:value="0.1815795" calcext:value-type="float">
            <text:p>0.1815795</text:p>
          </table:table-cell>
          <table:table-cell office:value-type="float" office:value="0.1806283" calcext:value-type="float">
            <text:p>0.1806283</text:p>
          </table:table-cell>
          <table:table-cell office:value-type="float" office:value="0.1799727" calcext:value-type="float">
            <text:p>0.1799727</text:p>
          </table:table-cell>
          <table:table-cell office:value-type="float" office:value="0.1632827" calcext:value-type="float">
            <text:p>0.1632827</text:p>
          </table:table-cell>
          <table:table-cell office:value-type="float" office:value="0.1968296" calcext:value-type="float">
            <text:p>0.1968296</text:p>
          </table:table-cell>
          <table:table-cell office:value-type="float" office:value="0.2840151" calcext:value-type="float">
            <text:p>0.2840151</text:p>
          </table:table-cell>
          <table:table-cell office:value-type="float" office:value="0.302962" calcext:value-type="float">
            <text:p>0.302962</text:p>
          </table:table-cell>
          <table:table-cell office:value-type="float" office:value="0.344984" calcext:value-type="float">
            <text:p>0.344984</text:p>
          </table:table-cell>
          <table:table-cell office:value-type="float" office:value="0.369365" calcext:value-type="float">
            <text:p>0.369365</text:p>
          </table:table-cell>
          <table:table-cell office:value-type="float" office:value="0.3891542" calcext:value-type="float">
            <text:p>0.3891542</text:p>
          </table:table-cell>
          <table:table-cell office:value-type="float" office:value="0.4576105" calcext:value-type="float">
            <text:p>0.4576105</text:p>
          </table:table-cell>
          <table:table-cell office:value-type="float" office:value="0" calcext:value-type="float">
            <text:p>0</text:p>
          </table:table-cell>
          <table:table-cell office:value-type="float" office:value="1.960941E-015" calcext:value-type="float">
            <text:p>1.960941E-15</text:p>
          </table:table-cell>
          <table:table-cell office:value-type="float" office:value="1.932075E-015" calcext:value-type="float">
            <text:p>1.932075E-15</text:p>
          </table:table-cell>
          <table:table-cell office:value-type="float" office:value="1.91432E-015" calcext:value-type="float">
            <text:p>1.91432E-15</text:p>
          </table:table-cell>
          <table:table-cell office:value-type="float" office:value="9.646797E-016" calcext:value-type="float">
            <text:p>9.646797E-16</text:p>
          </table:table-cell>
          <table:table-cell office:value-type="float" office:value="1.022081E-015" calcext:value-type="float">
            <text:p>1.022081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69E-016" calcext:value-type="float">
            <text:p>9.679469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5E-024" calcext:value-type="float">
            <text:p>1.061575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3E-034" calcext:value-type="float">
            <text:p>2.94218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43452" calcext:value-type="float">
            <text:p>-51.43452</text:p>
          </table:table-cell>
          <table:table-cell office:value-type="float" office:value="-1.440441" calcext:value-type="float">
            <text:p>-1.440441</text:p>
          </table:table-cell>
          <table:table-cell office:value-type="float" office:value="-1.694447" calcext:value-type="float">
            <text:p>-1.694447</text:p>
          </table:table-cell>
          <table:table-cell office:value-type="float" office:value="-1.764954" calcext:value-type="float">
            <text:p>-1.764954</text:p>
          </table:table-cell>
          <table:table-cell office:value-type="float" office:value="-1.816248" calcext:value-type="float">
            <text:p>-1.816248</text:p>
          </table:table-cell>
          <table:table-cell office:value-type="float" office:value="-1.51967" calcext:value-type="float">
            <text:p>-1.51967</text:p>
          </table:table-cell>
          <table:table-cell office:value-type="float" office:value="-0.2915963" calcext:value-type="float">
            <text:p>-0.2915963</text:p>
          </table:table-cell>
          <table:table-cell office:value-type="float" office:value="-0.2450784" calcext:value-type="float">
            <text:p>-0.2450784</text:p>
          </table:table-cell>
          <table:table-cell office:value-type="float" office:value="-0.1141886" calcext:value-type="float">
            <text:p>-0.1141886</text:p>
          </table:table-cell>
          <table:table-cell office:value-type="float" office:value="-0.04007262" calcext:value-type="float">
            <text:p>-0.04007262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73.34946" calcext:value-type="float">
            <text:p>-73.34946</text:p>
          </table:table-cell>
          <table:table-cell office:value-type="float" office:value="-0.001496287" calcext:value-type="float">
            <text:p>-0.00149628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42493" calcext:value-type="float">
            <text:p>-2.34249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7" calcext:value-type="float">
            <text:p>1092007</text:p>
          </table:table-cell>
          <table:table-cell office:value-type="float" office:value="462.1622" calcext:value-type="float">
            <text:p>462.1622</text:p>
          </table:table-cell>
          <table:table-cell office:value-type="float" office:value="374.3198" calcext:value-type="float">
            <text:p>374.3198</text:p>
          </table:table-cell>
          <table:table-cell office:value-type="float" office:value="26.05118" calcext:value-type="float">
            <text:p>26.05118</text:p>
          </table:table-cell>
          <table:table-cell office:value-type="float" office:value="975.9098" calcext:value-type="float">
            <text:p>975.9098</text:p>
          </table:table-cell>
          <table:table-cell office:value-type="float" office:value="126.0199" calcext:value-type="float">
            <text:p>126.0199</text:p>
          </table:table-cell>
          <table:table-cell office:value-type="float" office:value="0" calcext:value-type="float">
            <text:p>0</text:p>
          </table:table-cell>
          <table:table-cell office:value-type="float" office:value="0.1125312" calcext:value-type="float">
            <text:p>0.1125312</text:p>
          </table:table-cell>
          <table:table-cell office:value-type="float" office:value="0.1789127" calcext:value-type="float">
            <text:p>0.1789127</text:p>
          </table:table-cell>
          <table:table-cell office:value-type="float" office:value="0.1792566" calcext:value-type="float">
            <text:p>0.1792566</text:p>
          </table:table-cell>
          <table:table-cell office:value-type="float" office:value="0.1788476" calcext:value-type="float">
            <text:p>0.1788476</text:p>
          </table:table-cell>
          <table:table-cell office:value-type="float" office:value="0.1782494" calcext:value-type="float">
            <text:p>0.1782494</text:p>
          </table:table-cell>
          <table:table-cell office:value-type="float" office:value="0.1626841" calcext:value-type="float">
            <text:p>0.1626841</text:p>
          </table:table-cell>
          <table:table-cell office:value-type="float" office:value="0.1919102" calcext:value-type="float">
            <text:p>0.1919102</text:p>
          </table:table-cell>
          <table:table-cell office:value-type="float" office:value="0.2827825" calcext:value-type="float">
            <text:p>0.2827825</text:p>
          </table:table-cell>
          <table:table-cell office:value-type="float" office:value="0.301954" calcext:value-type="float">
            <text:p>0.301954</text:p>
          </table:table-cell>
          <table:table-cell office:value-type="float" office:value="0.3444994" calcext:value-type="float">
            <text:p>0.3444994</text:p>
          </table:table-cell>
          <table:table-cell office:value-type="float" office:value="0.3690911" calcext:value-type="float">
            <text:p>0.3690911</text:p>
          </table:table-cell>
          <table:table-cell office:value-type="float" office:value="0.3889739" calcext:value-type="float">
            <text:p>0.3889739</text:p>
          </table:table-cell>
          <table:table-cell office:value-type="float" office:value="0.4615189" calcext:value-type="float">
            <text:p>0.4615189</text:p>
          </table:table-cell>
          <table:table-cell office:value-type="float" office:value="0" calcext:value-type="float">
            <text:p>0</text:p>
          </table:table-cell>
          <table:table-cell office:value-type="float" office:value="1.961077E-015" calcext:value-type="float">
            <text:p>1.961077E-15</text:p>
          </table:table-cell>
          <table:table-cell office:value-type="float" office:value="1.93206E-015" calcext:value-type="float">
            <text:p>1.93206E-15</text:p>
          </table:table-cell>
          <table:table-cell office:value-type="float" office:value="1.914308E-015" calcext:value-type="float">
            <text:p>1.914308E-15</text:p>
          </table:table-cell>
          <table:table-cell office:value-type="float" office:value="9.646846E-016" calcext:value-type="float">
            <text:p>9.646846E-16</text:p>
          </table:table-cell>
          <table:table-cell office:value-type="float" office:value="1.022069E-015" calcext:value-type="float">
            <text:p>1.022069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7E-016" calcext:value-type="float">
            <text:p>9.67947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6E-024" calcext:value-type="float">
            <text:p>1.061576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3E-034" calcext:value-type="float">
            <text:p>2.94218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50565" calcext:value-type="float">
            <text:p>-68.50565</text:p>
          </table:table-cell>
          <table:table-cell office:value-type="float" office:value="-1.900743" calcext:value-type="float">
            <text:p>-1.900743</text:p>
          </table:table-cell>
          <table:table-cell office:value-type="float" office:value="-1.870897" calcext:value-type="float">
            <text:p>-1.870897</text:p>
          </table:table-cell>
          <table:table-cell office:value-type="float" office:value="-1.90482" calcext:value-type="float">
            <text:p>-1.90482</text:p>
          </table:table-cell>
          <table:table-cell office:value-type="float" office:value="-1.95604" calcext:value-type="float">
            <text:p>-1.95604</text:p>
          </table:table-cell>
          <table:table-cell office:value-type="float" office:value="-1.562974" calcext:value-type="float">
            <text:p>-1.562974</text:p>
          </table:table-cell>
          <table:table-cell office:value-type="float" office:value="-0.3492024" calcext:value-type="float">
            <text:p>-0.3492024</text:p>
          </table:table-cell>
          <table:table-cell office:value-type="float" office:value="-0.2545918" calcext:value-type="float">
            <text:p>-0.2545918</text:p>
          </table:table-cell>
          <table:table-cell office:value-type="float" office:value="-0.1177962" calcext:value-type="float">
            <text:p>-0.1177962</text:p>
          </table:table-cell>
          <table:table-cell office:value-type="float" office:value="-0.04061997" calcext:value-type="float">
            <text:p>-0.04061997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73.29502" calcext:value-type="float">
            <text:p>-73.29502</text:p>
          </table:table-cell>
          <table:table-cell office:value-type="float" office:value="-0.001497095" calcext:value-type="float">
            <text:p>-0.00149709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68196" calcext:value-type="float">
            <text:p>-2.36819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7" calcext:value-type="float">
            <text:p>2092007</text:p>
          </table:table-cell>
          <table:table-cell office:value-type="float" office:value="462.1622" calcext:value-type="float">
            <text:p>462.1622</text:p>
          </table:table-cell>
          <table:table-cell office:value-type="float" office:value="376.5258" calcext:value-type="float">
            <text:p>376.5258</text:p>
          </table:table-cell>
          <table:table-cell office:value-type="float" office:value="26.05118" calcext:value-type="float">
            <text:p>26.05118</text:p>
          </table:table-cell>
          <table:table-cell office:value-type="float" office:value="973.8089" calcext:value-type="float">
            <text:p>973.8089</text:p>
          </table:table-cell>
          <table:table-cell office:value-type="float" office:value="125.9149" calcext:value-type="float">
            <text:p>125.9149</text:p>
          </table:table-cell>
          <table:table-cell office:value-type="float" office:value="0" calcext:value-type="float">
            <text:p>0</text:p>
          </table:table-cell>
          <table:table-cell office:value-type="float" office:value="0.116047" calcext:value-type="float">
            <text:p>0.116047</text:p>
          </table:table-cell>
          <table:table-cell office:value-type="float" office:value="0.1762055" calcext:value-type="float">
            <text:p>0.1762055</text:p>
          </table:table-cell>
          <table:table-cell office:value-type="float" office:value="0.1772336" calcext:value-type="float">
            <text:p>0.1772336</text:p>
          </table:table-cell>
          <table:table-cell office:value-type="float" office:value="0.1771184" calcext:value-type="float">
            <text:p>0.1771184</text:p>
          </table:table-cell>
          <table:table-cell office:value-type="float" office:value="0.1766444" calcext:value-type="float">
            <text:p>0.1766444</text:p>
          </table:table-cell>
          <table:table-cell office:value-type="float" office:value="0.1618847" calcext:value-type="float">
            <text:p>0.1618847</text:p>
          </table:table-cell>
          <table:table-cell office:value-type="float" office:value="0.1870512" calcext:value-type="float">
            <text:p>0.1870512</text:p>
          </table:table-cell>
          <table:table-cell office:value-type="float" office:value="0.281389" calcext:value-type="float">
            <text:p>0.281389</text:p>
          </table:table-cell>
          <table:table-cell office:value-type="float" office:value="0.3008447" calcext:value-type="float">
            <text:p>0.3008447</text:p>
          </table:table-cell>
          <table:table-cell office:value-type="float" office:value="0.3439743" calcext:value-type="float">
            <text:p>0.3439743</text:p>
          </table:table-cell>
          <table:table-cell office:value-type="float" office:value="0.3687044" calcext:value-type="float">
            <text:p>0.3687044</text:p>
          </table:table-cell>
          <table:table-cell office:value-type="float" office:value="0.3887061" calcext:value-type="float">
            <text:p>0.3887061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961222E-015" calcext:value-type="float">
            <text:p>1.961222E-15</text:p>
          </table:table-cell>
          <table:table-cell office:value-type="float" office:value="1.932044E-015" calcext:value-type="float">
            <text:p>1.932044E-15</text:p>
          </table:table-cell>
          <table:table-cell office:value-type="float" office:value="1.914294E-015" calcext:value-type="float">
            <text:p>1.914294E-15</text:p>
          </table:table-cell>
          <table:table-cell office:value-type="float" office:value="9.646879E-016" calcext:value-type="float">
            <text:p>9.646879E-16</text:p>
          </table:table-cell>
          <table:table-cell office:value-type="float" office:value="1.022061E-015" calcext:value-type="float">
            <text:p>1.022061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68E-016" calcext:value-type="float">
            <text:p>9.679468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5E-024" calcext:value-type="float">
            <text:p>1.061575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1E-034" calcext:value-type="float">
            <text:p>2.94218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38034" calcext:value-type="float">
            <text:p>-54.38034</text:p>
          </table:table-cell>
          <table:table-cell office:value-type="float" office:value="-2.13783" calcext:value-type="float">
            <text:p>-2.13783</text:p>
          </table:table-cell>
          <table:table-cell office:value-type="float" office:value="-2.041857" calcext:value-type="float">
            <text:p>-2.041857</text:p>
          </table:table-cell>
          <table:table-cell office:value-type="float" office:value="-2.052872" calcext:value-type="float">
            <text:p>-2.052872</text:p>
          </table:table-cell>
          <table:table-cell office:value-type="float" office:value="-2.097344" calcext:value-type="float">
            <text:p>-2.097344</text:p>
          </table:table-cell>
          <table:table-cell office:value-type="float" office:value="-1.623033" calcext:value-type="float">
            <text:p>-1.623033</text:p>
          </table:table-cell>
          <table:table-cell office:value-type="float" office:value="-0.4192102" calcext:value-type="float">
            <text:p>-0.4192102</text:p>
          </table:table-cell>
          <table:table-cell office:value-type="float" office:value="-0.2658513" calcext:value-type="float">
            <text:p>-0.2658513</text:p>
          </table:table-cell>
          <table:table-cell office:value-type="float" office:value="-0.1219183" calcext:value-type="float">
            <text:p>-0.1219183</text:p>
          </table:table-cell>
          <table:table-cell office:value-type="float" office:value="-0.04122158" calcext:value-type="float">
            <text:p>-0.04122158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103.2372" calcext:value-type="float">
            <text:p>-103.2372</text:p>
          </table:table-cell>
          <table:table-cell office:value-type="float" office:value="-0.001446868" calcext:value-type="float">
            <text:p>-0.00144686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0352" calcext:value-type="float">
            <text:p>-2.38035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7" calcext:value-type="float">
            <text:p>3092007</text:p>
          </table:table-cell>
          <table:table-cell office:value-type="float" office:value="462.1622" calcext:value-type="float">
            <text:p>462.1622</text:p>
          </table:table-cell>
          <table:table-cell office:value-type="float" office:value="378.7446" calcext:value-type="float">
            <text:p>378.7446</text:p>
          </table:table-cell>
          <table:table-cell office:value-type="float" office:value="26.05118" calcext:value-type="float">
            <text:p>26.05118</text:p>
          </table:table-cell>
          <table:table-cell office:value-type="float" office:value="971.5898" calcext:value-type="float">
            <text:p>971.5898</text:p>
          </table:table-cell>
          <table:table-cell office:value-type="float" office:value="125.9149" calcext:value-type="float">
            <text:p>125.9149</text:p>
          </table:table-cell>
          <table:table-cell office:value-type="float" office:value="0" calcext:value-type="float">
            <text:p>0</text:p>
          </table:table-cell>
          <table:table-cell office:value-type="float" office:value="0.1140365" calcext:value-type="float">
            <text:p>0.1140365</text:p>
          </table:table-cell>
          <table:table-cell office:value-type="float" office:value="0.1747671" calcext:value-type="float">
            <text:p>0.1747671</text:p>
          </table:table-cell>
          <table:table-cell office:value-type="float" office:value="0.1756935" calcext:value-type="float">
            <text:p>0.1756935</text:p>
          </table:table-cell>
          <table:table-cell office:value-type="float" office:value="0.175707" calcext:value-type="float">
            <text:p>0.175707</text:p>
          </table:table-cell>
          <table:table-cell office:value-type="float" office:value="0.1753942" calcext:value-type="float">
            <text:p>0.1753942</text:p>
          </table:table-cell>
          <table:table-cell office:value-type="float" office:value="0.1609967" calcext:value-type="float">
            <text:p>0.1609967</text:p>
          </table:table-cell>
          <table:table-cell office:value-type="float" office:value="0.1824251" calcext:value-type="float">
            <text:p>0.1824251</text:p>
          </table:table-cell>
          <table:table-cell office:value-type="float" office:value="0.2798941" calcext:value-type="float">
            <text:p>0.2798941</text:p>
          </table:table-cell>
          <table:table-cell office:value-type="float" office:value="0.2997038" calcext:value-type="float">
            <text:p>0.2997038</text:p>
          </table:table-cell>
          <table:table-cell office:value-type="float" office:value="0.3433897" calcext:value-type="float">
            <text:p>0.3433897</text:p>
          </table:table-cell>
          <table:table-cell office:value-type="float" office:value="0.3681956" calcext:value-type="float">
            <text:p>0.3681956</text:p>
          </table:table-cell>
          <table:table-cell office:value-type="float" office:value="0.388461" calcext:value-type="float">
            <text:p>0.38846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1373E-015" calcext:value-type="float">
            <text:p>1.961373E-15</text:p>
          </table:table-cell>
          <table:table-cell office:value-type="float" office:value="1.932028E-015" calcext:value-type="float">
            <text:p>1.932028E-15</text:p>
          </table:table-cell>
          <table:table-cell office:value-type="float" office:value="1.914279E-015" calcext:value-type="float">
            <text:p>1.914279E-15</text:p>
          </table:table-cell>
          <table:table-cell office:value-type="float" office:value="9.646916E-016" calcext:value-type="float">
            <text:p>9.646916E-16</text:p>
          </table:table-cell>
          <table:table-cell office:value-type="float" office:value="1.022054E-015" calcext:value-type="float">
            <text:p>1.022054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69E-016" calcext:value-type="float">
            <text:p>9.679469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6E-024" calcext:value-type="float">
            <text:p>1.061576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1E-034" calcext:value-type="float">
            <text:p>2.94218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33766" calcext:value-type="float">
            <text:p>-61.33766</text:p>
          </table:table-cell>
          <table:table-cell office:value-type="float" office:value="-2.277659" calcext:value-type="float">
            <text:p>-2.277659</text:p>
          </table:table-cell>
          <table:table-cell office:value-type="float" office:value="-2.183911" calcext:value-type="float">
            <text:p>-2.183911</text:p>
          </table:table-cell>
          <table:table-cell office:value-type="float" office:value="-2.183425" calcext:value-type="float">
            <text:p>-2.183425</text:p>
          </table:table-cell>
          <table:table-cell office:value-type="float" office:value="-2.215419" calcext:value-type="float">
            <text:p>-2.215419</text:p>
          </table:table-cell>
          <table:table-cell office:value-type="float" office:value="-1.692839" calcext:value-type="float">
            <text:p>-1.692839</text:p>
          </table:table-cell>
          <table:table-cell office:value-type="float" office:value="-0.5011232" calcext:value-type="float">
            <text:p>-0.5011232</text:p>
          </table:table-cell>
          <table:table-cell office:value-type="float" office:value="-0.2785572" calcext:value-type="float">
            <text:p>-0.2785572</text:p>
          </table:table-cell>
          <table:table-cell office:value-type="float" office:value="-0.1263244" calcext:value-type="float">
            <text:p>-0.1263244</text:p>
          </table:table-cell>
          <table:table-cell office:value-type="float" office:value="-0.04190331" calcext:value-type="float">
            <text:p>-0.04190331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45.45674" calcext:value-type="float">
            <text:p>-45.45674</text:p>
          </table:table-cell>
          <table:table-cell office:value-type="float" office:value="-0.001344476" calcext:value-type="float">
            <text:p>-0.00134447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668" calcext:value-type="float">
            <text:p>-2.3866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7" calcext:value-type="float">
            <text:p>4092007</text:p>
          </table:table-cell>
          <table:table-cell office:value-type="float" office:value="462.1622" calcext:value-type="float">
            <text:p>462.1622</text:p>
          </table:table-cell>
          <table:table-cell office:value-type="float" office:value="380.8269" calcext:value-type="float">
            <text:p>380.8269</text:p>
          </table:table-cell>
          <table:table-cell office:value-type="float" office:value="26.05118" calcext:value-type="float">
            <text:p>26.05118</text:p>
          </table:table-cell>
          <table:table-cell office:value-type="float" office:value="969.5071" calcext:value-type="float">
            <text:p>969.5071</text:p>
          </table:table-cell>
          <table:table-cell office:value-type="float" office:value="125.9149" calcext:value-type="float">
            <text:p>125.9149</text:p>
          </table:table-cell>
          <table:table-cell office:value-type="float" office:value="0" calcext:value-type="float">
            <text:p>0</text:p>
          </table:table-cell>
          <table:table-cell office:value-type="float" office:value="0.1124139" calcext:value-type="float">
            <text:p>0.1124139</text:p>
          </table:table-cell>
          <table:table-cell office:value-type="float" office:value="0.1742235" calcext:value-type="float">
            <text:p>0.1742235</text:p>
          </table:table-cell>
          <table:table-cell office:value-type="float" office:value="0.1748542" calcext:value-type="float">
            <text:p>0.1748542</text:p>
          </table:table-cell>
          <table:table-cell office:value-type="float" office:value="0.1749047" calcext:value-type="float">
            <text:p>0.1749047</text:p>
          </table:table-cell>
          <table:table-cell office:value-type="float" office:value="0.1748035" calcext:value-type="float">
            <text:p>0.1748035</text:p>
          </table:table-cell>
          <table:table-cell office:value-type="float" office:value="0.1601728" calcext:value-type="float">
            <text:p>0.1601728</text:p>
          </table:table-cell>
          <table:table-cell office:value-type="float" office:value="0.1782333" calcext:value-type="float">
            <text:p>0.1782333</text:p>
          </table:table-cell>
          <table:table-cell office:value-type="float" office:value="0.278384" calcext:value-type="float">
            <text:p>0.278384</text:p>
          </table:table-cell>
          <table:table-cell office:value-type="float" office:value="0.2985442" calcext:value-type="float">
            <text:p>0.2985442</text:p>
          </table:table-cell>
          <table:table-cell office:value-type="float" office:value="0.342785" calcext:value-type="float">
            <text:p>0.342785</text:p>
          </table:table-cell>
          <table:table-cell office:value-type="float" office:value="0.367698" calcext:value-type="float">
            <text:p>0.367698</text:p>
          </table:table-cell>
          <table:table-cell office:value-type="float" office:value="0.3881839" calcext:value-type="float">
            <text:p>0.388183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152E-015" calcext:value-type="float">
            <text:p>1.96152E-15</text:p>
          </table:table-cell>
          <table:table-cell office:value-type="float" office:value="1.932012E-015" calcext:value-type="float">
            <text:p>1.932012E-15</text:p>
          </table:table-cell>
          <table:table-cell office:value-type="float" office:value="1.914263E-015" calcext:value-type="float">
            <text:p>1.914263E-15</text:p>
          </table:table-cell>
          <table:table-cell office:value-type="float" office:value="9.646945E-016" calcext:value-type="float">
            <text:p>9.646945E-16</text:p>
          </table:table-cell>
          <table:table-cell office:value-type="float" office:value="1.022048E-015" calcext:value-type="float">
            <text:p>1.022048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7E-016" calcext:value-type="float">
            <text:p>9.67947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5E-024" calcext:value-type="float">
            <text:p>1.061575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3E-034" calcext:value-type="float">
            <text:p>2.94218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0313" calcext:value-type="float">
            <text:p>-69.0313</text:p>
          </table:table-cell>
          <table:table-cell office:value-type="float" office:value="-2.332872" calcext:value-type="float">
            <text:p>-2.332872</text:p>
          </table:table-cell>
          <table:table-cell office:value-type="float" office:value="-2.266006" calcext:value-type="float">
            <text:p>-2.266006</text:p>
          </table:table-cell>
          <table:table-cell office:value-type="float" office:value="-2.261794" calcext:value-type="float">
            <text:p>-2.261794</text:p>
          </table:table-cell>
          <table:table-cell office:value-type="float" office:value="-2.273727" calcext:value-type="float">
            <text:p>-2.273727</text:p>
          </table:table-cell>
          <table:table-cell office:value-type="float" office:value="-1.760676" calcext:value-type="float">
            <text:p>-1.760676</text:p>
          </table:table-cell>
          <table:table-cell office:value-type="float" office:value="-0.5914435" calcext:value-type="float">
            <text:p>-0.5914435</text:p>
          </table:table-cell>
          <table:table-cell office:value-type="float" office:value="-0.2920868" calcext:value-type="float">
            <text:p>-0.2920868</text:p>
          </table:table-cell>
          <table:table-cell office:value-type="float" office:value="-0.1309845" calcext:value-type="float">
            <text:p>-0.1309845</text:p>
          </table:table-cell>
          <table:table-cell office:value-type="float" office:value="-0.04262175" calcext:value-type="float">
            <text:p>-0.04262175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53.80531" calcext:value-type="float">
            <text:p>-53.80531</text:p>
          </table:table-cell>
          <table:table-cell office:value-type="float" office:value="-0.001226671" calcext:value-type="float">
            <text:p>-0.00122667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298" calcext:value-type="float">
            <text:p>-2.3929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7" calcext:value-type="float">
            <text:p>5092007</text:p>
          </table:table-cell>
          <table:table-cell office:value-type="float" office:value="462.1622" calcext:value-type="float">
            <text:p>462.1622</text:p>
          </table:table-cell>
          <table:table-cell office:value-type="float" office:value="382.5976" calcext:value-type="float">
            <text:p>382.5976</text:p>
          </table:table-cell>
          <table:table-cell office:value-type="float" office:value="26.05118" calcext:value-type="float">
            <text:p>26.05118</text:p>
          </table:table-cell>
          <table:table-cell office:value-type="float" office:value="967.7361" calcext:value-type="float">
            <text:p>967.7361</text:p>
          </table:table-cell>
          <table:table-cell office:value-type="float" office:value="125.9149" calcext:value-type="float">
            <text:p>125.9149</text:p>
          </table:table-cell>
          <table:table-cell office:value-type="float" office:value="0" calcext:value-type="float">
            <text:p>0</text:p>
          </table:table-cell>
          <table:table-cell office:value-type="float" office:value="0.1139627" calcext:value-type="float">
            <text:p>0.1139627</text:p>
          </table:table-cell>
          <table:table-cell office:value-type="float" office:value="0.1746427" calcext:value-type="float">
            <text:p>0.1746427</text:p>
          </table:table-cell>
          <table:table-cell office:value-type="float" office:value="0.1749115" calcext:value-type="float">
            <text:p>0.1749115</text:p>
          </table:table-cell>
          <table:table-cell office:value-type="float" office:value="0.1749659" calcext:value-type="float">
            <text:p>0.1749659</text:p>
          </table:table-cell>
          <table:table-cell office:value-type="float" office:value="0.1751407" calcext:value-type="float">
            <text:p>0.1751407</text:p>
          </table:table-cell>
          <table:table-cell office:value-type="float" office:value="0.1595909" calcext:value-type="float">
            <text:p>0.1595909</text:p>
          </table:table-cell>
          <table:table-cell office:value-type="float" office:value="0.1746922" calcext:value-type="float">
            <text:p>0.1746922</text:p>
          </table:table-cell>
          <table:table-cell office:value-type="float" office:value="0.276921" calcext:value-type="float">
            <text:p>0.276921</text:p>
          </table:table-cell>
          <table:table-cell office:value-type="float" office:value="0.2974007" calcext:value-type="float">
            <text:p>0.2974007</text:p>
          </table:table-cell>
          <table:table-cell office:value-type="float" office:value="0.3422323" calcext:value-type="float">
            <text:p>0.3422323</text:p>
          </table:table-cell>
          <table:table-cell office:value-type="float" office:value="0.3672157" calcext:value-type="float">
            <text:p>0.3672157</text:p>
          </table:table-cell>
          <table:table-cell office:value-type="float" office:value="0.3878424" calcext:value-type="float">
            <text:p>0.387842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1662E-015" calcext:value-type="float">
            <text:p>1.961662E-15</text:p>
          </table:table-cell>
          <table:table-cell office:value-type="float" office:value="1.931997E-015" calcext:value-type="float">
            <text:p>1.931997E-15</text:p>
          </table:table-cell>
          <table:table-cell office:value-type="float" office:value="1.914248E-015" calcext:value-type="float">
            <text:p>1.914248E-15</text:p>
          </table:table-cell>
          <table:table-cell office:value-type="float" office:value="9.64701E-016" calcext:value-type="float">
            <text:p>9.64701E-16</text:p>
          </table:table-cell>
          <table:table-cell office:value-type="float" office:value="1.022037E-015" calcext:value-type="float">
            <text:p>1.022037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69E-016" calcext:value-type="float">
            <text:p>9.679469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6E-024" calcext:value-type="float">
            <text:p>1.061576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3E-034" calcext:value-type="float">
            <text:p>2.94218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43519" calcext:value-type="float">
            <text:p>-62.43519</text:p>
          </table:table-cell>
          <table:table-cell office:value-type="float" office:value="-2.289756" calcext:value-type="float">
            <text:p>-2.289756</text:p>
          </table:table-cell>
          <table:table-cell office:value-type="float" office:value="-2.260233" calcext:value-type="float">
            <text:p>-2.260233</text:p>
          </table:table-cell>
          <table:table-cell office:value-type="float" office:value="-2.255655" calcext:value-type="float">
            <text:p>-2.255655</text:p>
          </table:table-cell>
          <table:table-cell office:value-type="float" office:value="-2.239933" calcext:value-type="float">
            <text:p>-2.239933</text:p>
          </table:table-cell>
          <table:table-cell office:value-type="float" office:value="-1.810441" calcext:value-type="float">
            <text:p>-1.810441</text:p>
          </table:table-cell>
          <table:table-cell office:value-type="float" office:value="-0.6824139" calcext:value-type="float">
            <text:p>-0.6824139</text:p>
          </table:table-cell>
          <table:table-cell office:value-type="float" office:value="-0.3058928" calcext:value-type="float">
            <text:p>-0.3058928</text:p>
          </table:table-cell>
          <table:table-cell office:value-type="float" office:value="-0.1357668" calcext:value-type="float">
            <text:p>-0.1357668</text:p>
          </table:table-cell>
          <table:table-cell office:value-type="float" office:value="-0.04329129" calcext:value-type="float">
            <text:p>-0.04329129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52.64168" calcext:value-type="float">
            <text:p>-52.64168</text:p>
          </table:table-cell>
          <table:table-cell office:value-type="float" office:value="-0.001174179" calcext:value-type="float">
            <text:p>-0.00117417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869" calcext:value-type="float">
            <text:p>-2.3986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7" calcext:value-type="float">
            <text:p>6092007</text:p>
          </table:table-cell>
          <table:table-cell office:value-type="float" office:value="462.4622" calcext:value-type="float">
            <text:p>462.4622</text:p>
          </table:table-cell>
          <table:table-cell office:value-type="float" office:value="384.3055" calcext:value-type="float">
            <text:p>384.3055</text:p>
          </table:table-cell>
          <table:table-cell office:value-type="float" office:value="26.05118" calcext:value-type="float">
            <text:p>26.05118</text:p>
          </table:table-cell>
          <table:table-cell office:value-type="float" office:value="966.9372" calcext:value-type="float">
            <text:p>966.9372</text:p>
          </table:table-cell>
          <table:table-cell office:value-type="float" office:value="125.306" calcext:value-type="float">
            <text:p>125.306</text:p>
          </table:table-cell>
          <table:table-cell office:value-type="float" office:value="0" calcext:value-type="float">
            <text:p>0</text:p>
          </table:table-cell>
          <table:table-cell office:value-type="float" office:value="0.1161325" calcext:value-type="float">
            <text:p>0.1161325</text:p>
          </table:table-cell>
          <table:table-cell office:value-type="float" office:value="0.175532" calcext:value-type="float">
            <text:p>0.175532</text:p>
          </table:table-cell>
          <table:table-cell office:value-type="float" office:value="0.1756046" calcext:value-type="float">
            <text:p>0.1756046</text:p>
          </table:table-cell>
          <table:table-cell office:value-type="float" office:value="0.1756612" calcext:value-type="float">
            <text:p>0.1756612</text:p>
          </table:table-cell>
          <table:table-cell office:value-type="float" office:value="0.1760404" calcext:value-type="float">
            <text:p>0.1760404</text:p>
          </table:table-cell>
          <table:table-cell office:value-type="float" office:value="0.1593761" calcext:value-type="float">
            <text:p>0.1593761</text:p>
          </table:table-cell>
          <table:table-cell office:value-type="float" office:value="0.1720853" calcext:value-type="float">
            <text:p>0.1720853</text:p>
          </table:table-cell>
          <table:table-cell office:value-type="float" office:value="0.2756124" calcext:value-type="float">
            <text:p>0.2756124</text:p>
          </table:table-cell>
          <table:table-cell office:value-type="float" office:value="0.2963747" calcext:value-type="float">
            <text:p>0.2963747</text:p>
          </table:table-cell>
          <table:table-cell office:value-type="float" office:value="0.3417625" calcext:value-type="float">
            <text:p>0.3417625</text:p>
          </table:table-cell>
          <table:table-cell office:value-type="float" office:value="0.3667725" calcext:value-type="float">
            <text:p>0.3667725</text:p>
          </table:table-cell>
          <table:table-cell office:value-type="float" office:value="0.3875567" calcext:value-type="float">
            <text:p>0.3875567</text:p>
          </table:table-cell>
          <table:table-cell office:value-type="float" office:value="0.4604662" calcext:value-type="float">
            <text:p>0.4604662</text:p>
          </table:table-cell>
          <table:table-cell office:value-type="float" office:value="0" calcext:value-type="float">
            <text:p>0</text:p>
          </table:table-cell>
          <table:table-cell office:value-type="float" office:value="1.961805E-015" calcext:value-type="float">
            <text:p>1.961805E-15</text:p>
          </table:table-cell>
          <table:table-cell office:value-type="float" office:value="1.931982E-015" calcext:value-type="float">
            <text:p>1.931982E-15</text:p>
          </table:table-cell>
          <table:table-cell office:value-type="float" office:value="1.914235E-015" calcext:value-type="float">
            <text:p>1.914235E-15</text:p>
          </table:table-cell>
          <table:table-cell office:value-type="float" office:value="9.647042E-016" calcext:value-type="float">
            <text:p>9.647042E-16</text:p>
          </table:table-cell>
          <table:table-cell office:value-type="float" office:value="1.022032E-015" calcext:value-type="float">
            <text:p>1.022032E-15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469E-016" calcext:value-type="float">
            <text:p>9.679469E-16</text:p>
          </table:table-cell>
          <table:table-cell office:value-type="float" office:value="4.424228E-020" calcext:value-type="float">
            <text:p>4.424228E-20</text:p>
          </table:table-cell>
          <table:table-cell office:value-type="float" office:value="1.061576E-024" calcext:value-type="float">
            <text:p>1.061576E-24</text:p>
          </table:table-cell>
          <table:table-cell office:value-type="float" office:value="2.530985E-029" calcext:value-type="float">
            <text:p>2.530985E-29</text:p>
          </table:table-cell>
          <table:table-cell office:value-type="float" office:value="2.942182E-034" calcext:value-type="float">
            <text:p>2.94218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71092" calcext:value-type="float">
            <text:p>-53.71092</text:p>
          </table:table-cell>
          <table:table-cell office:value-type="float" office:value="-2.201257" calcext:value-type="float">
            <text:p>-2.201257</text:p>
          </table:table-cell>
          <table:table-cell office:value-type="float" office:value="-2.192345" calcext:value-type="float">
            <text:p>-2.192345</text:p>
          </table:table-cell>
          <table:table-cell office:value-type="float" office:value="-2.187722" calcext:value-type="float">
            <text:p>-2.187722</text:p>
          </table:table-cell>
          <table:table-cell office:value-type="float" office:value="-2.152912" calcext:value-type="float">
            <text:p>-2.152912</text:p>
          </table:table-cell>
          <table:table-cell office:value-type="float" office:value="-1.82919" calcext:value-type="float">
            <text:p>-1.82919</text:p>
          </table:table-cell>
          <table:table-cell office:value-type="float" office:value="-0.7597267" calcext:value-type="float">
            <text:p>-0.7597267</text:p>
          </table:table-cell>
          <table:table-cell office:value-type="float" office:value="-0.3188664" calcext:value-type="float">
            <text:p>-0.3188664</text:p>
          </table:table-cell>
          <table:table-cell office:value-type="float" office:value="-0.1402246" calcext:value-type="float">
            <text:p>-0.1402246</text:p>
          </table:table-cell>
          <table:table-cell office:value-type="float" office:value="-0.04386888" calcext:value-type="float">
            <text:p>-0.04386888</text:p>
          </table:table-cell>
          <table:table-cell office:value-type="float" office:value="0" calcext:value-type="float">
            <text:p>0</text:p>
          </table:table-cell>
          <table:table-cell office:value-type="float" office:value="0.07601085" calcext:value-type="float">
            <text:p>0.07601085</text:p>
          </table:table-cell>
          <table:table-cell office:value-type="float" office:value="-45.09819" calcext:value-type="float">
            <text:p>-45.09819</text:p>
          </table:table-cell>
          <table:table-cell office:value-type="float" office:value="-0.001140736" calcext:value-type="float">
            <text:p>-0.00114073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75036" calcext:value-type="float">
            <text:p>-2.37503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7" calcext:value-type="float">
            <text:p>7092007</text:p>
          </table:table-cell>
          <table:table-cell office:value-type="float" office:value="509.6621" calcext:value-type="float">
            <text:p>509.6621</text:p>
          </table:table-cell>
          <table:table-cell office:value-type="float" office:value="387.525" calcext:value-type="float">
            <text:p>387.525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1008.289" calcext:value-type="float">
            <text:p>1008.289</text:p>
          </table:table-cell>
          <table:table-cell office:value-type="float" office:value="125.6133" calcext:value-type="float">
            <text:p>125.6133</text:p>
          </table:table-cell>
          <table:table-cell office:value-type="float" office:value="0" calcext:value-type="float">
            <text:p>0</text:p>
          </table:table-cell>
          <table:table-cell office:value-type="float" office:value="0.4953561" calcext:value-type="float">
            <text:p>0.4953561</text:p>
          </table:table-cell>
          <table:table-cell office:value-type="float" office:value="0.4999823" calcext:value-type="float">
            <text:p>0.4999823</text:p>
          </table:table-cell>
          <table:table-cell office:value-type="float" office:value="0.5077856" calcext:value-type="float">
            <text:p>0.5077856</text:p>
          </table:table-cell>
          <table:table-cell office:value-type="float" office:value="0.2030341" calcext:value-type="float">
            <text:p>0.2030341</text:p>
          </table:table-cell>
          <table:table-cell office:value-type="float" office:value="0.1820206" calcext:value-type="float">
            <text:p>0.1820206</text:p>
          </table:table-cell>
          <table:table-cell office:value-type="float" office:value="0.160267" calcext:value-type="float">
            <text:p>0.160267</text:p>
          </table:table-cell>
          <table:table-cell office:value-type="float" office:value="0.2394318" calcext:value-type="float">
            <text:p>0.2394318</text:p>
          </table:table-cell>
          <table:table-cell office:value-type="float" office:value="0.2758129" calcext:value-type="float">
            <text:p>0.2758129</text:p>
          </table:table-cell>
          <table:table-cell office:value-type="float" office:value="0.2962224" calcext:value-type="float">
            <text:p>0.2962224</text:p>
          </table:table-cell>
          <table:table-cell office:value-type="float" office:value="0.3417302" calcext:value-type="float">
            <text:p>0.3417302</text:p>
          </table:table-cell>
          <table:table-cell office:value-type="float" office:value="0.3669605" calcext:value-type="float">
            <text:p>0.3669605</text:p>
          </table:table-cell>
          <table:table-cell office:value-type="float" office:value="0.3875604" calcext:value-type="float">
            <text:p>0.3875604</text:p>
          </table:table-cell>
          <table:table-cell office:value-type="float" office:value="0.4620694" calcext:value-type="float">
            <text:p>0.4620694</text:p>
          </table:table-cell>
          <table:table-cell office:value-type="float" office:value="0.0000001456792" calcext:value-type="float">
            <text:p>1.456792E-07</text:p>
          </table:table-cell>
          <table:table-cell office:value-type="float" office:value="1.962876E-015" calcext:value-type="float">
            <text:p>1.962876E-15</text:p>
          </table:table-cell>
          <table:table-cell office:value-type="float" office:value="1.931959E-015" calcext:value-type="float">
            <text:p>1.931959E-15</text:p>
          </table:table-cell>
          <table:table-cell office:value-type="float" office:value="1.914133E-015" calcext:value-type="float">
            <text:p>1.914133E-15</text:p>
          </table:table-cell>
          <table:table-cell office:value-type="float" office:value="9.647139E-016" calcext:value-type="float">
            <text:p>9.647139E-16</text:p>
          </table:table-cell>
          <table:table-cell office:value-type="float" office:value="1.022166E-015" calcext:value-type="float">
            <text:p>1.022166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9E-016" calcext:value-type="float">
            <text:p>9.679279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72654" calcext:value-type="float">
            <text:p>-0.001272654</text:p>
          </table:table-cell>
          <table:table-cell office:value-type="float" office:value="-0.001259711" calcext:value-type="float">
            <text:p>-0.001259711</text:p>
          </table:table-cell>
          <table:table-cell office:value-type="float" office:value="-0.001714921" calcext:value-type="float">
            <text:p>-0.001714921</text:p>
          </table:table-cell>
          <table:table-cell office:value-type="float" office:value="-0.7176201" calcext:value-type="float">
            <text:p>-0.7176201</text:p>
          </table:table-cell>
          <table:table-cell office:value-type="float" office:value="-1.667693" calcext:value-type="float">
            <text:p>-1.667693</text:p>
          </table:table-cell>
          <table:table-cell office:value-type="float" office:value="-1.753387" calcext:value-type="float">
            <text:p>-1.753387</text:p>
          </table:table-cell>
          <table:table-cell office:value-type="float" office:value="-0.07224367" calcext:value-type="float">
            <text:p>-0.07224367</text:p>
          </table:table-cell>
          <table:table-cell office:value-type="float" office:value="-0.3170059" calcext:value-type="float">
            <text:p>-0.3170059</text:p>
          </table:table-cell>
          <table:table-cell office:value-type="float" office:value="-0.1409356" calcext:value-type="float">
            <text:p>-0.1409356</text:p>
          </table:table-cell>
          <table:table-cell office:value-type="float" office:value="-0.04391421" calcext:value-type="float">
            <text:p>-0.04391421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1138884" calcext:value-type="float">
            <text:p>-0.00113888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5463" calcext:value-type="float">
            <text:p>-2.38546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7" calcext:value-type="float">
            <text:p>8092007</text:p>
          </table:table-cell>
          <table:table-cell office:value-type="float" office:value="509.962" calcext:value-type="float">
            <text:p>509.962</text:p>
          </table:table-cell>
          <table:table-cell office:value-type="float" office:value="391.6575" calcext:value-type="float">
            <text:p>391.6575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1004.453" calcext:value-type="float">
            <text:p>1004.453</text:p>
          </table:table-cell>
          <table:table-cell office:value-type="float" office:value="125.6165" calcext:value-type="float">
            <text:p>125.6165</text:p>
          </table:table-cell>
          <table:table-cell office:value-type="float" office:value="0" calcext:value-type="float">
            <text:p>0</text:p>
          </table:table-cell>
          <table:table-cell office:value-type="float" office:value="0.4557875" calcext:value-type="float">
            <text:p>0.4557875</text:p>
          </table:table-cell>
          <table:table-cell office:value-type="float" office:value="0.4633811" calcext:value-type="float">
            <text:p>0.4633811</text:p>
          </table:table-cell>
          <table:table-cell office:value-type="float" office:value="0.4790904" calcext:value-type="float">
            <text:p>0.4790904</text:p>
          </table:table-cell>
          <table:table-cell office:value-type="float" office:value="0.2091222" calcext:value-type="float">
            <text:p>0.2091222</text:p>
          </table:table-cell>
          <table:table-cell office:value-type="float" office:value="0.1881454" calcext:value-type="float">
            <text:p>0.1881454</text:p>
          </table:table-cell>
          <table:table-cell office:value-type="float" office:value="0.1613265" calcext:value-type="float">
            <text:p>0.1613265</text:p>
          </table:table-cell>
          <table:table-cell office:value-type="float" office:value="0.2362521" calcext:value-type="float">
            <text:p>0.2362521</text:p>
          </table:table-cell>
          <table:table-cell office:value-type="float" office:value="0.2763953" calcext:value-type="float">
            <text:p>0.2763953</text:p>
          </table:table-cell>
          <table:table-cell office:value-type="float" office:value="0.296177" calcext:value-type="float">
            <text:p>0.296177</text:p>
          </table:table-cell>
          <table:table-cell office:value-type="float" office:value="0.3418313" calcext:value-type="float">
            <text:p>0.3418313</text:p>
          </table:table-cell>
          <table:table-cell office:value-type="float" office:value="0.3671066" calcext:value-type="float">
            <text:p>0.3671066</text:p>
          </table:table-cell>
          <table:table-cell office:value-type="float" office:value="0.3875742" calcext:value-type="float">
            <text:p>0.3875742</text:p>
          </table:table-cell>
          <table:table-cell office:value-type="float" office:value="0.4623625" calcext:value-type="float">
            <text:p>0.4623625</text:p>
          </table:table-cell>
          <table:table-cell office:value-type="float" office:value="0" calcext:value-type="float">
            <text:p>0</text:p>
          </table:table-cell>
          <table:table-cell office:value-type="float" office:value="1.963059E-015" calcext:value-type="float">
            <text:p>1.963059E-15</text:p>
          </table:table-cell>
          <table:table-cell office:value-type="float" office:value="1.931942E-015" calcext:value-type="float">
            <text:p>1.931942E-15</text:p>
          </table:table-cell>
          <table:table-cell office:value-type="float" office:value="1.914113E-015" calcext:value-type="float">
            <text:p>1.914113E-15</text:p>
          </table:table-cell>
          <table:table-cell office:value-type="float" office:value="9.647168E-016" calcext:value-type="float">
            <text:p>9.647168E-16</text:p>
          </table:table-cell>
          <table:table-cell office:value-type="float" office:value="1.022159E-015" calcext:value-type="float">
            <text:p>1.022159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698692" calcext:value-type="float">
            <text:p>-0.002698692</text:p>
          </table:table-cell>
          <table:table-cell office:value-type="float" office:value="-0.002431694" calcext:value-type="float">
            <text:p>-0.002431694</text:p>
          </table:table-cell>
          <table:table-cell office:value-type="float" office:value="-0.001984258" calcext:value-type="float">
            <text:p>-0.001984258</text:p>
          </table:table-cell>
          <table:table-cell office:value-type="float" office:value="-0.5716054" calcext:value-type="float">
            <text:p>-0.5716054</text:p>
          </table:table-cell>
          <table:table-cell office:value-type="float" office:value="-1.291769" calcext:value-type="float">
            <text:p>-1.291769</text:p>
          </table:table-cell>
          <table:table-cell office:value-type="float" office:value="-1.667117" calcext:value-type="float">
            <text:p>-1.667117</text:p>
          </table:table-cell>
          <table:table-cell office:value-type="float" office:value="-0.07946397" calcext:value-type="float">
            <text:p>-0.07946397</text:p>
          </table:table-cell>
          <table:table-cell office:value-type="float" office:value="-0.3111923" calcext:value-type="float">
            <text:p>-0.3111923</text:p>
          </table:table-cell>
          <table:table-cell office:value-type="float" office:value="-0.1411383" calcext:value-type="float">
            <text:p>-0.1411383</text:p>
          </table:table-cell>
          <table:table-cell office:value-type="float" office:value="-0.04379008" calcext:value-type="float">
            <text:p>-0.04379008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02775386" calcext:value-type="float">
            <text:p>-0.002775386</text:p>
          </table:table-cell>
          <table:table-cell office:value-type="float" office:value="-0.001128734" calcext:value-type="float">
            <text:p>-0.00112873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3364" calcext:value-type="float">
            <text:p>-2.3933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7" calcext:value-type="float">
            <text:p>9092007</text:p>
          </table:table-cell>
          <table:table-cell office:value-type="float" office:value="509.962" calcext:value-type="float">
            <text:p>509.962</text:p>
          </table:table-cell>
          <table:table-cell office:value-type="float" office:value="396.2535" calcext:value-type="float">
            <text:p>396.2535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9.8574" calcext:value-type="float">
            <text:p>999.8574</text:p>
          </table:table-cell>
          <table:table-cell office:value-type="float" office:value="125.6165" calcext:value-type="float">
            <text:p>125.6165</text:p>
          </table:table-cell>
          <table:table-cell office:value-type="float" office:value="0" calcext:value-type="float">
            <text:p>0</text:p>
          </table:table-cell>
          <table:table-cell office:value-type="float" office:value="0.4185945" calcext:value-type="float">
            <text:p>0.4185945</text:p>
          </table:table-cell>
          <table:table-cell office:value-type="float" office:value="0.4236995" calcext:value-type="float">
            <text:p>0.4236995</text:p>
          </table:table-cell>
          <table:table-cell office:value-type="float" office:value="0.432035" calcext:value-type="float">
            <text:p>0.432035</text:p>
          </table:table-cell>
          <table:table-cell office:value-type="float" office:value="0.2081973" calcext:value-type="float">
            <text:p>0.2081973</text:p>
          </table:table-cell>
          <table:table-cell office:value-type="float" office:value="0.1921194" calcext:value-type="float">
            <text:p>0.1921194</text:p>
          </table:table-cell>
          <table:table-cell office:value-type="float" office:value="0.1623223" calcext:value-type="float">
            <text:p>0.1623223</text:p>
          </table:table-cell>
          <table:table-cell office:value-type="float" office:value="0.232578" calcext:value-type="float">
            <text:p>0.232578</text:p>
          </table:table-cell>
          <table:table-cell office:value-type="float" office:value="0.2767998" calcext:value-type="float">
            <text:p>0.2767998</text:p>
          </table:table-cell>
          <table:table-cell office:value-type="float" office:value="0.2960257" calcext:value-type="float">
            <text:p>0.2960257</text:p>
          </table:table-cell>
          <table:table-cell office:value-type="float" office:value="0.341877" calcext:value-type="float">
            <text:p>0.341877</text:p>
          </table:table-cell>
          <table:table-cell office:value-type="float" office:value="0.3671466" calcext:value-type="float">
            <text:p>0.3671466</text:p>
          </table:table-cell>
          <table:table-cell office:value-type="float" office:value="0.3875246" calcext:value-type="float">
            <text:p>0.3875246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963231E-015" calcext:value-type="float">
            <text:p>1.963231E-15</text:p>
          </table:table-cell>
          <table:table-cell office:value-type="float" office:value="1.931927E-015" calcext:value-type="float">
            <text:p>1.931927E-15</text:p>
          </table:table-cell>
          <table:table-cell office:value-type="float" office:value="1.914092E-015" calcext:value-type="float">
            <text:p>1.914092E-15</text:p>
          </table:table-cell>
          <table:table-cell office:value-type="float" office:value="9.647189E-016" calcext:value-type="float">
            <text:p>9.647189E-16</text:p>
          </table:table-cell>
          <table:table-cell office:value-type="float" office:value="1.022155E-015" calcext:value-type="float">
            <text:p>1.022155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7E-034" calcext:value-type="float">
            <text:p>2.9421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544364" calcext:value-type="float">
            <text:p>-0.004544364</text:p>
          </table:table-cell>
          <table:table-cell office:value-type="float" office:value="-0.004207454" calcext:value-type="float">
            <text:p>-0.004207454</text:p>
          </table:table-cell>
          <table:table-cell office:value-type="float" office:value="-0.00373647" calcext:value-type="float">
            <text:p>-0.00373647</text:p>
          </table:table-cell>
          <table:table-cell office:value-type="float" office:value="-0.591575" calcext:value-type="float">
            <text:p>-0.591575</text:p>
          </table:table-cell>
          <table:table-cell office:value-type="float" office:value="-1.09905" calcext:value-type="float">
            <text:p>-1.09905</text:p>
          </table:table-cell>
          <table:table-cell office:value-type="float" office:value="-1.590351" calcext:value-type="float">
            <text:p>-1.590351</text:p>
          </table:table-cell>
          <table:table-cell office:value-type="float" office:value="-0.08885346" calcext:value-type="float">
            <text:p>-0.08885346</text:p>
          </table:table-cell>
          <table:table-cell office:value-type="float" office:value="-0.3072237" calcext:value-type="float">
            <text:p>-0.3072237</text:p>
          </table:table-cell>
          <table:table-cell office:value-type="float" office:value="-0.1418144" calcext:value-type="float">
            <text:p>-0.1418144</text:p>
          </table:table-cell>
          <table:table-cell office:value-type="float" office:value="-0.04373361" calcext:value-type="float">
            <text:p>-0.04373361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04627605" calcext:value-type="float">
            <text:p>-0.004627605</text:p>
          </table:table-cell>
          <table:table-cell office:value-type="float" office:value="-0.001104872" calcext:value-type="float">
            <text:p>-0.00110487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8536" calcext:value-type="float">
            <text:p>-2.39853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7" calcext:value-type="float">
            <text:p>10092007</text:p>
          </table:table-cell>
          <table:table-cell office:value-type="float" office:value="509.962" calcext:value-type="float">
            <text:p>509.962</text:p>
          </table:table-cell>
          <table:table-cell office:value-type="float" office:value="401.2271" calcext:value-type="float">
            <text:p>401.2271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5.6531" calcext:value-type="float">
            <text:p>995.6531</text:p>
          </table:table-cell>
          <table:table-cell office:value-type="float" office:value="124.8471" calcext:value-type="float">
            <text:p>124.8471</text:p>
          </table:table-cell>
          <table:table-cell office:value-type="float" office:value="0" calcext:value-type="float">
            <text:p>0</text:p>
          </table:table-cell>
          <table:table-cell office:value-type="float" office:value="0.374714" calcext:value-type="float">
            <text:p>0.374714</text:p>
          </table:table-cell>
          <table:table-cell office:value-type="float" office:value="0.3802596" calcext:value-type="float">
            <text:p>0.3802596</text:p>
          </table:table-cell>
          <table:table-cell office:value-type="float" office:value="0.3854781" calcext:value-type="float">
            <text:p>0.3854781</text:p>
          </table:table-cell>
          <table:table-cell office:value-type="float" office:value="0.2067056" calcext:value-type="float">
            <text:p>0.2067056</text:p>
          </table:table-cell>
          <table:table-cell office:value-type="float" office:value="0.1935133" calcext:value-type="float">
            <text:p>0.1935133</text:p>
          </table:table-cell>
          <table:table-cell office:value-type="float" office:value="0.1632576" calcext:value-type="float">
            <text:p>0.1632576</text:p>
          </table:table-cell>
          <table:table-cell office:value-type="float" office:value="0.2288592" calcext:value-type="float">
            <text:p>0.2288592</text:p>
          </table:table-cell>
          <table:table-cell office:value-type="float" office:value="0.2771061" calcext:value-type="float">
            <text:p>0.2771061</text:p>
          </table:table-cell>
          <table:table-cell office:value-type="float" office:value="0.2958374" calcext:value-type="float">
            <text:p>0.2958374</text:p>
          </table:table-cell>
          <table:table-cell office:value-type="float" office:value="0.341893" calcext:value-type="float">
            <text:p>0.341893</text:p>
          </table:table-cell>
          <table:table-cell office:value-type="float" office:value="0.3671638" calcext:value-type="float">
            <text:p>0.3671638</text:p>
          </table:table-cell>
          <table:table-cell office:value-type="float" office:value="0.3878684" calcext:value-type="float">
            <text:p>0.3878684</text:p>
          </table:table-cell>
          <table:table-cell office:value-type="float" office:value="0.4519066" calcext:value-type="float">
            <text:p>0.4519066</text:p>
          </table:table-cell>
          <table:table-cell office:value-type="float" office:value="0" calcext:value-type="float">
            <text:p>0</text:p>
          </table:table-cell>
          <table:table-cell office:value-type="float" office:value="1.963408E-015" calcext:value-type="float">
            <text:p>1.963408E-15</text:p>
          </table:table-cell>
          <table:table-cell office:value-type="float" office:value="1.931909E-015" calcext:value-type="float">
            <text:p>1.931909E-15</text:p>
          </table:table-cell>
          <table:table-cell office:value-type="float" office:value="1.914074E-015" calcext:value-type="float">
            <text:p>1.914074E-15</text:p>
          </table:table-cell>
          <table:table-cell office:value-type="float" office:value="9.647201E-016" calcext:value-type="float">
            <text:p>9.647201E-16</text:p>
          </table:table-cell>
          <table:table-cell office:value-type="float" office:value="1.022149E-015" calcext:value-type="float">
            <text:p>1.022149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948554" calcext:value-type="float">
            <text:p>-0.008948554</text:p>
          </table:table-cell>
          <table:table-cell office:value-type="float" office:value="-0.008162844" calcext:value-type="float">
            <text:p>-0.008162844</text:p>
          </table:table-cell>
          <table:table-cell office:value-type="float" office:value="-0.007504926" calcext:value-type="float">
            <text:p>-0.007504926</text:p>
          </table:table-cell>
          <table:table-cell office:value-type="float" office:value="-0.6252992" calcext:value-type="float">
            <text:p>-0.6252992</text:p>
          </table:table-cell>
          <table:table-cell office:value-type="float" office:value="-1.039403" calcext:value-type="float">
            <text:p>-1.039403</text:p>
          </table:table-cell>
          <table:table-cell office:value-type="float" office:value="-1.521844" calcext:value-type="float">
            <text:p>-1.521844</text:p>
          </table:table-cell>
          <table:table-cell office:value-type="float" office:value="-0.09966762" calcext:value-type="float">
            <text:p>-0.09966762</text:p>
          </table:table-cell>
          <table:table-cell office:value-type="float" office:value="-0.3042545" calcext:value-type="float">
            <text:p>-0.3042545</text:p>
          </table:table-cell>
          <table:table-cell office:value-type="float" office:value="-0.1426605" calcext:value-type="float">
            <text:p>-0.1426605</text:p>
          </table:table-cell>
          <table:table-cell office:value-type="float" office:value="-0.04371379" calcext:value-type="float">
            <text:p>-0.04371379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09237777" calcext:value-type="float">
            <text:p>-0.009237777</text:p>
          </table:table-cell>
          <table:table-cell office:value-type="float" office:value="-0.001059758" calcext:value-type="float">
            <text:p>-0.00105975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98703" calcext:value-type="float">
            <text:p>-2.29870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7" calcext:value-type="float">
            <text:p>11092007</text:p>
          </table:table-cell>
          <table:table-cell office:value-type="float" office:value="509.962" calcext:value-type="float">
            <text:p>509.962</text:p>
          </table:table-cell>
          <table:table-cell office:value-type="float" office:value="406.746" calcext:value-type="float">
            <text:p>406.746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0.9892" calcext:value-type="float">
            <text:p>990.9892</text:p>
          </table:table-cell>
          <table:table-cell office:value-type="float" office:value="123.9923" calcext:value-type="float">
            <text:p>123.9923</text:p>
          </table:table-cell>
          <table:table-cell office:value-type="float" office:value="0" calcext:value-type="float">
            <text:p>0</text:p>
          </table:table-cell>
          <table:table-cell office:value-type="float" office:value="0.23335" calcext:value-type="float">
            <text:p>0.23335</text:p>
          </table:table-cell>
          <table:table-cell office:value-type="float" office:value="0.3435962" calcext:value-type="float">
            <text:p>0.3435962</text:p>
          </table:table-cell>
          <table:table-cell office:value-type="float" office:value="0.3472359" calcext:value-type="float">
            <text:p>0.3472359</text:p>
          </table:table-cell>
          <table:table-cell office:value-type="float" office:value="0.2045808" calcext:value-type="float">
            <text:p>0.2045808</text:p>
          </table:table-cell>
          <table:table-cell office:value-type="float" office:value="0.1931978" calcext:value-type="float">
            <text:p>0.1931978</text:p>
          </table:table-cell>
          <table:table-cell office:value-type="float" office:value="0.1641022" calcext:value-type="float">
            <text:p>0.1641022</text:p>
          </table:table-cell>
          <table:table-cell office:value-type="float" office:value="0.2251083" calcext:value-type="float">
            <text:p>0.2251083</text:p>
          </table:table-cell>
          <table:table-cell office:value-type="float" office:value="0.277317" calcext:value-type="float">
            <text:p>0.277317</text:p>
          </table:table-cell>
          <table:table-cell office:value-type="float" office:value="0.2956123" calcext:value-type="float">
            <text:p>0.2956123</text:p>
          </table:table-cell>
          <table:table-cell office:value-type="float" office:value="0.3418806" calcext:value-type="float">
            <text:p>0.3418806</text:p>
          </table:table-cell>
          <table:table-cell office:value-type="float" office:value="0.3672199" calcext:value-type="float">
            <text:p>0.3672199</text:p>
          </table:table-cell>
          <table:table-cell office:value-type="float" office:value="0.3883086" calcext:value-type="float">
            <text:p>0.3883086</text:p>
          </table:table-cell>
          <table:table-cell office:value-type="float" office:value="0.4570206" calcext:value-type="float">
            <text:p>0.4570206</text:p>
          </table:table-cell>
          <table:table-cell office:value-type="float" office:value="0" calcext:value-type="float">
            <text:p>0</text:p>
          </table:table-cell>
          <table:table-cell office:value-type="float" office:value="1.963631E-015" calcext:value-type="float">
            <text:p>1.963631E-15</text:p>
          </table:table-cell>
          <table:table-cell office:value-type="float" office:value="1.931887E-015" calcext:value-type="float">
            <text:p>1.931887E-15</text:p>
          </table:table-cell>
          <table:table-cell office:value-type="float" office:value="1.914056E-015" calcext:value-type="float">
            <text:p>1.914056E-15</text:p>
          </table:table-cell>
          <table:table-cell office:value-type="float" office:value="9.647215E-016" calcext:value-type="float">
            <text:p>9.647215E-16</text:p>
          </table:table-cell>
          <table:table-cell office:value-type="float" office:value="1.022135E-015" calcext:value-type="float">
            <text:p>1.022135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12623" calcext:value-type="float">
            <text:p>-0.2412623</text:p>
          </table:table-cell>
          <table:table-cell office:value-type="float" office:value="-0.01522149" calcext:value-type="float">
            <text:p>-0.01522149</text:p>
          </table:table-cell>
          <table:table-cell office:value-type="float" office:value="-0.01424784" calcext:value-type="float">
            <text:p>-0.01424784</text:p>
          </table:table-cell>
          <table:table-cell office:value-type="float" office:value="-0.6769615" calcext:value-type="float">
            <text:p>-0.6769615</text:p>
          </table:table-cell>
          <table:table-cell office:value-type="float" office:value="-1.052384" calcext:value-type="float">
            <text:p>-1.052384</text:p>
          </table:table-cell>
          <table:table-cell office:value-type="float" office:value="-1.462821" calcext:value-type="float">
            <text:p>-1.462821</text:p>
          </table:table-cell>
          <table:table-cell office:value-type="float" office:value="-0.1121213" calcext:value-type="float">
            <text:p>-0.1121213</text:p>
          </table:table-cell>
          <table:table-cell office:value-type="float" office:value="-0.3022282" calcext:value-type="float">
            <text:p>-0.3022282</text:p>
          </table:table-cell>
          <table:table-cell office:value-type="float" office:value="-0.143679" calcext:value-type="float">
            <text:p>-0.143679</text:p>
          </table:table-cell>
          <table:table-cell office:value-type="float" office:value="-0.04372893" calcext:value-type="float">
            <text:p>-0.04372893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4468937" calcext:value-type="float">
            <text:p>-0.4468937</text:p>
          </table:table-cell>
          <table:table-cell office:value-type="float" office:value="-0.001063406" calcext:value-type="float">
            <text:p>-0.00106340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36047" calcext:value-type="float">
            <text:p>-2.3360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7" calcext:value-type="float">
            <text:p>12092007</text:p>
          </table:table-cell>
          <table:table-cell office:value-type="float" office:value="509.962" calcext:value-type="float">
            <text:p>509.962</text:p>
          </table:table-cell>
          <table:table-cell office:value-type="float" office:value="411.0127" calcext:value-type="float">
            <text:p>411.0127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87.5377" calcext:value-type="float">
            <text:p>987.5377</text:p>
          </table:table-cell>
          <table:table-cell office:value-type="float" office:value="123.1779" calcext:value-type="float">
            <text:p>123.1779</text:p>
          </table:table-cell>
          <table:table-cell office:value-type="float" office:value="0" calcext:value-type="float">
            <text:p>0</text:p>
          </table:table-cell>
          <table:table-cell office:value-type="float" office:value="0.1226082" calcext:value-type="float">
            <text:p>0.1226082</text:p>
          </table:table-cell>
          <table:table-cell office:value-type="float" office:value="0.3156199" calcext:value-type="float">
            <text:p>0.3156199</text:p>
          </table:table-cell>
          <table:table-cell office:value-type="float" office:value="0.3202236" calcext:value-type="float">
            <text:p>0.3202236</text:p>
          </table:table-cell>
          <table:table-cell office:value-type="float" office:value="0.2028389" calcext:value-type="float">
            <text:p>0.2028389</text:p>
          </table:table-cell>
          <table:table-cell office:value-type="float" office:value="0.1925249" calcext:value-type="float">
            <text:p>0.1925249</text:p>
          </table:table-cell>
          <table:table-cell office:value-type="float" office:value="0.1649515" calcext:value-type="float">
            <text:p>0.1649515</text:p>
          </table:table-cell>
          <table:table-cell office:value-type="float" office:value="0.2211254" calcext:value-type="float">
            <text:p>0.2211254</text:p>
          </table:table-cell>
          <table:table-cell office:value-type="float" office:value="0.2775703" calcext:value-type="float">
            <text:p>0.2775703</text:p>
          </table:table-cell>
          <table:table-cell office:value-type="float" office:value="0.2953583" calcext:value-type="float">
            <text:p>0.2953583</text:p>
          </table:table-cell>
          <table:table-cell office:value-type="float" office:value="0.3418569" calcext:value-type="float">
            <text:p>0.3418569</text:p>
          </table:table-cell>
          <table:table-cell office:value-type="float" office:value="0.3672976" calcext:value-type="float">
            <text:p>0.3672976</text:p>
          </table:table-cell>
          <table:table-cell office:value-type="float" office:value="0.3885711" calcext:value-type="float">
            <text:p>0.3885711</text:p>
          </table:table-cell>
          <table:table-cell office:value-type="float" office:value="0.4612185" calcext:value-type="float">
            <text:p>0.4612185</text:p>
          </table:table-cell>
          <table:table-cell office:value-type="float" office:value="0" calcext:value-type="float">
            <text:p>0</text:p>
          </table:table-cell>
          <table:table-cell office:value-type="float" office:value="1.96387E-015" calcext:value-type="float">
            <text:p>1.96387E-15</text:p>
          </table:table-cell>
          <table:table-cell office:value-type="float" office:value="1.931866E-015" calcext:value-type="float">
            <text:p>1.931866E-15</text:p>
          </table:table-cell>
          <table:table-cell office:value-type="float" office:value="1.914031E-015" calcext:value-type="float">
            <text:p>1.914031E-15</text:p>
          </table:table-cell>
          <table:table-cell office:value-type="float" office:value="9.647264E-016" calcext:value-type="float">
            <text:p>9.647264E-16</text:p>
          </table:table-cell>
          <table:table-cell office:value-type="float" office:value="1.022118E-015" calcext:value-type="float">
            <text:p>1.022118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9E-016" calcext:value-type="float">
            <text:p>9.679279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23745" calcext:value-type="float">
            <text:p>-35.23745</text:p>
          </table:table-cell>
          <table:table-cell office:value-type="float" office:value="-0.02562274" calcext:value-type="float">
            <text:p>-0.02562274</text:p>
          </table:table-cell>
          <table:table-cell office:value-type="float" office:value="-0.02339297" calcext:value-type="float">
            <text:p>-0.02339297</text:p>
          </table:table-cell>
          <table:table-cell office:value-type="float" office:value="-0.723102" calcext:value-type="float">
            <text:p>-0.723102</text:p>
          </table:table-cell>
          <table:table-cell office:value-type="float" office:value="-1.080912" calcext:value-type="float">
            <text:p>-1.080912</text:p>
          </table:table-cell>
          <table:table-cell office:value-type="float" office:value="-1.406156" calcext:value-type="float">
            <text:p>-1.406156</text:p>
          </table:table-cell>
          <table:table-cell office:value-type="float" office:value="-0.1273107" calcext:value-type="float">
            <text:p>-0.1273107</text:p>
          </table:table-cell>
          <table:table-cell office:value-type="float" office:value="-0.2998248" calcext:value-type="float">
            <text:p>-0.2998248</text:p>
          </table:table-cell>
          <table:table-cell office:value-type="float" office:value="-0.1448371" calcext:value-type="float">
            <text:p>-0.1448371</text:p>
          </table:table-cell>
          <table:table-cell office:value-type="float" office:value="-0.043758" calcext:value-type="float">
            <text:p>-0.043758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30.12549" calcext:value-type="float">
            <text:p>-30.12549</text:p>
          </table:table-cell>
          <table:table-cell office:value-type="float" office:value="-0.001065643" calcext:value-type="float">
            <text:p>-0.00106564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65185" calcext:value-type="float">
            <text:p>-2.3651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7" calcext:value-type="float">
            <text:p>13092007</text:p>
          </table:table-cell>
          <table:table-cell office:value-type="float" office:value="509.962" calcext:value-type="float">
            <text:p>509.962</text:p>
          </table:table-cell>
          <table:table-cell office:value-type="float" office:value="412.7552" calcext:value-type="float">
            <text:p>412.7552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85.9717" calcext:value-type="float">
            <text:p>985.9717</text:p>
          </table:table-cell>
          <table:table-cell office:value-type="float" office:value="123.0016" calcext:value-type="float">
            <text:p>123.0016</text:p>
          </table:table-cell>
          <table:table-cell office:value-type="float" office:value="0" calcext:value-type="float">
            <text:p>0</text:p>
          </table:table-cell>
          <table:table-cell office:value-type="float" office:value="0.1180879" calcext:value-type="float">
            <text:p>0.1180879</text:p>
          </table:table-cell>
          <table:table-cell office:value-type="float" office:value="0.2984284" calcext:value-type="float">
            <text:p>0.2984284</text:p>
          </table:table-cell>
          <table:table-cell office:value-type="float" office:value="0.3026831" calcext:value-type="float">
            <text:p>0.3026831</text:p>
          </table:table-cell>
          <table:table-cell office:value-type="float" office:value="0.2042901" calcext:value-type="float">
            <text:p>0.2042901</text:p>
          </table:table-cell>
          <table:table-cell office:value-type="float" office:value="0.195149" calcext:value-type="float">
            <text:p>0.195149</text:p>
          </table:table-cell>
          <table:table-cell office:value-type="float" office:value="0.1658789" calcext:value-type="float">
            <text:p>0.1658789</text:p>
          </table:table-cell>
          <table:table-cell office:value-type="float" office:value="0.2181462" calcext:value-type="float">
            <text:p>0.2181462</text:p>
          </table:table-cell>
          <table:table-cell office:value-type="float" office:value="0.2779782" calcext:value-type="float">
            <text:p>0.2779782</text:p>
          </table:table-cell>
          <table:table-cell office:value-type="float" office:value="0.2952503" calcext:value-type="float">
            <text:p>0.2952503</text:p>
          </table:table-cell>
          <table:table-cell office:value-type="float" office:value="0.3419117" calcext:value-type="float">
            <text:p>0.3419117</text:p>
          </table:table-cell>
          <table:table-cell office:value-type="float" office:value="0.3674487" calcext:value-type="float">
            <text:p>0.3674487</text:p>
          </table:table-cell>
          <table:table-cell office:value-type="float" office:value="0.388698" calcext:value-type="float">
            <text:p>0.388698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64124E-015" calcext:value-type="float">
            <text:p>1.964124E-15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1.91401E-015" calcext:value-type="float">
            <text:p>1.91401E-15</text:p>
          </table:table-cell>
          <table:table-cell office:value-type="float" office:value="9.647273E-016" calcext:value-type="float">
            <text:p>9.647273E-16</text:p>
          </table:table-cell>
          <table:table-cell office:value-type="float" office:value="1.022102E-015" calcext:value-type="float">
            <text:p>1.022102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9E-016" calcext:value-type="float">
            <text:p>9.679279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3008" calcext:value-type="float">
            <text:p>-47.3008</text:p>
          </table:table-cell>
          <table:table-cell office:value-type="float" office:value="-0.03695301" calcext:value-type="float">
            <text:p>-0.03695301</text:p>
          </table:table-cell>
          <table:table-cell office:value-type="float" office:value="-0.03305592" calcext:value-type="float">
            <text:p>-0.03305592</text:p>
          </table:table-cell>
          <table:table-cell office:value-type="float" office:value="-0.684426" calcext:value-type="float">
            <text:p>-0.684426</text:p>
          </table:table-cell>
          <table:table-cell office:value-type="float" office:value="-0.9737366" calcext:value-type="float">
            <text:p>-0.9737366</text:p>
          </table:table-cell>
          <table:table-cell office:value-type="float" office:value="-1.347036" calcext:value-type="float">
            <text:p>-1.347036</text:p>
          </table:table-cell>
          <table:table-cell office:value-type="float" office:value="-0.1402382" calcext:value-type="float">
            <text:p>-0.1402382</text:p>
          </table:table-cell>
          <table:table-cell office:value-type="float" office:value="-0.2959836" calcext:value-type="float">
            <text:p>-0.2959836</text:p>
          </table:table-cell>
          <table:table-cell office:value-type="float" office:value="-0.1453335" calcext:value-type="float">
            <text:p>-0.1453335</text:p>
          </table:table-cell>
          <table:table-cell office:value-type="float" office:value="-0.04369037" calcext:value-type="float">
            <text:p>-0.0436903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32.02901" calcext:value-type="float">
            <text:p>-32.02901</text:p>
          </table:table-cell>
          <table:table-cell office:value-type="float" office:value="-0.001067356" calcext:value-type="float">
            <text:p>-0.00106735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79014" calcext:value-type="float">
            <text:p>-2.37901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7" calcext:value-type="float">
            <text:p>14092007</text:p>
          </table:table-cell>
          <table:table-cell office:value-type="float" office:value="515.0616" calcext:value-type="float">
            <text:p>515.0616</text:p>
          </table:table-cell>
          <table:table-cell office:value-type="float" office:value="414.0138" calcext:value-type="float">
            <text:p>414.0138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89.7792" calcext:value-type="float">
            <text:p>989.7792</text:p>
          </table:table-cell>
          <table:table-cell office:value-type="float" office:value="123.0354" calcext:value-type="float">
            <text:p>123.0354</text:p>
          </table:table-cell>
          <table:table-cell office:value-type="float" office:value="0" calcext:value-type="float">
            <text:p>0</text:p>
          </table:table-cell>
          <table:table-cell office:value-type="float" office:value="0.3809611" calcext:value-type="float">
            <text:p>0.3809611</text:p>
          </table:table-cell>
          <table:table-cell office:value-type="float" office:value="0.3071865" calcext:value-type="float">
            <text:p>0.3071865</text:p>
          </table:table-cell>
          <table:table-cell office:value-type="float" office:value="0.2946555" calcext:value-type="float">
            <text:p>0.2946555</text:p>
          </table:table-cell>
          <table:table-cell office:value-type="float" office:value="0.2075676" calcext:value-type="float">
            <text:p>0.2075676</text:p>
          </table:table-cell>
          <table:table-cell office:value-type="float" office:value="0.1980835" calcext:value-type="float">
            <text:p>0.1980835</text:p>
          </table:table-cell>
          <table:table-cell office:value-type="float" office:value="0.1668469" calcext:value-type="float">
            <text:p>0.1668469</text:p>
          </table:table-cell>
          <table:table-cell office:value-type="float" office:value="0.2161954" calcext:value-type="float">
            <text:p>0.2161954</text:p>
          </table:table-cell>
          <table:table-cell office:value-type="float" office:value="0.2785193" calcext:value-type="float">
            <text:p>0.2785193</text:p>
          </table:table-cell>
          <table:table-cell office:value-type="float" office:value="0.2953034" calcext:value-type="float">
            <text:p>0.2953034</text:p>
          </table:table-cell>
          <table:table-cell office:value-type="float" office:value="0.3420615" calcext:value-type="float">
            <text:p>0.3420615</text:p>
          </table:table-cell>
          <table:table-cell office:value-type="float" office:value="0.3676789" calcext:value-type="float">
            <text:p>0.3676789</text:p>
          </table:table-cell>
          <table:table-cell office:value-type="float" office:value="0.3887907" calcext:value-type="float">
            <text:p>0.388790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4343E-015" calcext:value-type="float">
            <text:p>1.964343E-15</text:p>
          </table:table-cell>
          <table:table-cell office:value-type="float" office:value="1.931816E-015" calcext:value-type="float">
            <text:p>1.931816E-15</text:p>
          </table:table-cell>
          <table:table-cell office:value-type="float" office:value="1.91399E-015" calcext:value-type="float">
            <text:p>1.91399E-15</text:p>
          </table:table-cell>
          <table:table-cell office:value-type="float" office:value="9.647315E-016" calcext:value-type="float">
            <text:p>9.647315E-16</text:p>
          </table:table-cell>
          <table:table-cell office:value-type="float" office:value="1.022086E-015" calcext:value-type="float">
            <text:p>1.022086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43414" calcext:value-type="float">
            <text:p>-0.00743414</text:p>
          </table:table-cell>
          <table:table-cell office:value-type="float" office:value="-0.03087098" calcext:value-type="float">
            <text:p>-0.03087098</text:p>
          </table:table-cell>
          <table:table-cell office:value-type="float" office:value="-0.04085245" calcext:value-type="float">
            <text:p>-0.04085245</text:p>
          </table:table-cell>
          <table:table-cell office:value-type="float" office:value="-0.6055821" calcext:value-type="float">
            <text:p>-0.6055821</text:p>
          </table:table-cell>
          <table:table-cell office:value-type="float" office:value="-0.8679858" calcext:value-type="float">
            <text:p>-0.8679858</text:p>
          </table:table-cell>
          <table:table-cell office:value-type="float" office:value="-1.288318" calcext:value-type="float">
            <text:p>-1.288318</text:p>
          </table:table-cell>
          <table:table-cell office:value-type="float" office:value="-0.149512" calcext:value-type="float">
            <text:p>-0.149512</text:p>
          </table:table-cell>
          <table:table-cell office:value-type="float" office:value="-0.2909761" calcext:value-type="float">
            <text:p>-0.2909761</text:p>
          </table:table-cell>
          <table:table-cell office:value-type="float" office:value="-0.1450898" calcext:value-type="float">
            <text:p>-0.1450898</text:p>
          </table:table-cell>
          <table:table-cell office:value-type="float" office:value="-0.04350628" calcext:value-type="float">
            <text:p>-0.04350628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07445549" calcext:value-type="float">
            <text:p>-0.007445549</text:p>
          </table:table-cell>
          <table:table-cell office:value-type="float" office:value="-0.001069112" calcext:value-type="float">
            <text:p>-0.00106911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5244" calcext:value-type="float">
            <text:p>-2.38524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7" calcext:value-type="float">
            <text:p>15092007</text:p>
          </table:table-cell>
          <table:table-cell office:value-type="float" office:value="516.9615" calcext:value-type="float">
            <text:p>516.9615</text:p>
          </table:table-cell>
          <table:table-cell office:value-type="float" office:value="415.7014" calcext:value-type="float">
            <text:p>415.7014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89.9796" calcext:value-type="float">
            <text:p>989.9796</text:p>
          </table:table-cell>
          <table:table-cell office:value-type="float" office:value="123.0471" calcext:value-type="float">
            <text:p>123.0471</text:p>
          </table:table-cell>
          <table:table-cell office:value-type="float" office:value="0" calcext:value-type="float">
            <text:p>0</text:p>
          </table:table-cell>
          <table:table-cell office:value-type="float" office:value="0.3985844" calcext:value-type="float">
            <text:p>0.3985844</text:p>
          </table:table-cell>
          <table:table-cell office:value-type="float" office:value="0.3005053" calcext:value-type="float">
            <text:p>0.3005053</text:p>
          </table:table-cell>
          <table:table-cell office:value-type="float" office:value="0.2988318" calcext:value-type="float">
            <text:p>0.2988318</text:p>
          </table:table-cell>
          <table:table-cell office:value-type="float" office:value="0.2106075" calcext:value-type="float">
            <text:p>0.2106075</text:p>
          </table:table-cell>
          <table:table-cell office:value-type="float" office:value="0.2010081" calcext:value-type="float">
            <text:p>0.2010081</text:p>
          </table:table-cell>
          <table:table-cell office:value-type="float" office:value="0.1678192" calcext:value-type="float">
            <text:p>0.1678192</text:p>
          </table:table-cell>
          <table:table-cell office:value-type="float" office:value="0.2146808" calcext:value-type="float">
            <text:p>0.2146808</text:p>
          </table:table-cell>
          <table:table-cell office:value-type="float" office:value="0.2790318" calcext:value-type="float">
            <text:p>0.2790318</text:p>
          </table:table-cell>
          <table:table-cell office:value-type="float" office:value="0.2954058" calcext:value-type="float">
            <text:p>0.2954058</text:p>
          </table:table-cell>
          <table:table-cell office:value-type="float" office:value="0.3422531" calcext:value-type="float">
            <text:p>0.3422531</text:p>
          </table:table-cell>
          <table:table-cell office:value-type="float" office:value="0.3679305" calcext:value-type="float">
            <text:p>0.3679305</text:p>
          </table:table-cell>
          <table:table-cell office:value-type="float" office:value="0.3888658" calcext:value-type="float">
            <text:p>0.388865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4521E-015" calcext:value-type="float">
            <text:p>1.964521E-15</text:p>
          </table:table-cell>
          <table:table-cell office:value-type="float" office:value="1.931802E-015" calcext:value-type="float">
            <text:p>1.931802E-15</text:p>
          </table:table-cell>
          <table:table-cell office:value-type="float" office:value="1.913971E-015" calcext:value-type="float">
            <text:p>1.913971E-15</text:p>
          </table:table-cell>
          <table:table-cell office:value-type="float" office:value="9.647345E-016" calcext:value-type="float">
            <text:p>9.647345E-16</text:p>
          </table:table-cell>
          <table:table-cell office:value-type="float" office:value="1.02207E-015" calcext:value-type="float">
            <text:p>1.02207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31984" calcext:value-type="float">
            <text:p>-0.01031984</text:p>
          </table:table-cell>
          <table:table-cell office:value-type="float" office:value="-0.0358129" calcext:value-type="float">
            <text:p>-0.0358129</text:p>
          </table:table-cell>
          <table:table-cell office:value-type="float" office:value="-0.03654919" calcext:value-type="float">
            <text:p>-0.03654919</text:p>
          </table:table-cell>
          <table:table-cell office:value-type="float" office:value="-0.5413596" calcext:value-type="float">
            <text:p>-0.5413596</text:p>
          </table:table-cell>
          <table:table-cell office:value-type="float" office:value="-0.775279" calcext:value-type="float">
            <text:p>-0.775279</text:p>
          </table:table-cell>
          <table:table-cell office:value-type="float" office:value="-1.232231" calcext:value-type="float">
            <text:p>-1.232231</text:p>
          </table:table-cell>
          <table:table-cell office:value-type="float" office:value="-0.1571811" calcext:value-type="float">
            <text:p>-0.1571811</text:p>
          </table:table-cell>
          <table:table-cell office:value-type="float" office:value="-0.2863187" calcext:value-type="float">
            <text:p>-0.2863187</text:p>
          </table:table-cell>
          <table:table-cell office:value-type="float" office:value="-0.1446208" calcext:value-type="float">
            <text:p>-0.1446208</text:p>
          </table:table-cell>
          <table:table-cell office:value-type="float" office:value="-0.04327192" calcext:value-type="float">
            <text:p>-0.04327192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06981617" calcext:value-type="float">
            <text:p>-0.006981617</text:p>
          </table:table-cell>
          <table:table-cell office:value-type="float" office:value="-0.001072076" calcext:value-type="float">
            <text:p>-0.00107207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1044" calcext:value-type="float">
            <text:p>-2.39104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7" calcext:value-type="float">
            <text:p>16092007</text:p>
          </table:table-cell>
          <table:table-cell office:value-type="float" office:value="521.8615" calcext:value-type="float">
            <text:p>521.8615</text:p>
          </table:table-cell>
          <table:table-cell office:value-type="float" office:value="416.9688" calcext:value-type="float">
            <text:p>416.9688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3.5685" calcext:value-type="float">
            <text:p>993.5685</text:p>
          </table:table-cell>
          <table:table-cell office:value-type="float" office:value="123.0901" calcext:value-type="float">
            <text:p>123.0901</text:p>
          </table:table-cell>
          <table:table-cell office:value-type="float" office:value="0" calcext:value-type="float">
            <text:p>0</text:p>
          </table:table-cell>
          <table:table-cell office:value-type="float" office:value="0.3419892" calcext:value-type="float">
            <text:p>0.3419892</text:p>
          </table:table-cell>
          <table:table-cell office:value-type="float" office:value="0.3427217" calcext:value-type="float">
            <text:p>0.3427217</text:p>
          </table:table-cell>
          <table:table-cell office:value-type="float" office:value="0.3399782" calcext:value-type="float">
            <text:p>0.3399782</text:p>
          </table:table-cell>
          <table:table-cell office:value-type="float" office:value="0.2142754" calcext:value-type="float">
            <text:p>0.2142754</text:p>
          </table:table-cell>
          <table:table-cell office:value-type="float" office:value="0.2039051" calcext:value-type="float">
            <text:p>0.2039051</text:p>
          </table:table-cell>
          <table:table-cell office:value-type="float" office:value="0.1687762" calcext:value-type="float">
            <text:p>0.1687762</text:p>
          </table:table-cell>
          <table:table-cell office:value-type="float" office:value="0.2133519" calcext:value-type="float">
            <text:p>0.2133519</text:p>
          </table:table-cell>
          <table:table-cell office:value-type="float" office:value="0.2795158" calcext:value-type="float">
            <text:p>0.2795158</text:p>
          </table:table-cell>
          <table:table-cell office:value-type="float" office:value="0.2955176" calcext:value-type="float">
            <text:p>0.2955176</text:p>
          </table:table-cell>
          <table:table-cell office:value-type="float" office:value="0.3424632" calcext:value-type="float">
            <text:p>0.3424632</text:p>
          </table:table-cell>
          <table:table-cell office:value-type="float" office:value="0.3681815" calcext:value-type="float">
            <text:p>0.3681815</text:p>
          </table:table-cell>
          <table:table-cell office:value-type="float" office:value="0.3889176" calcext:value-type="float">
            <text:p>0.388917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4694E-015" calcext:value-type="float">
            <text:p>1.964694E-15</text:p>
          </table:table-cell>
          <table:table-cell office:value-type="float" office:value="1.931791E-015" calcext:value-type="float">
            <text:p>1.931791E-15</text:p>
          </table:table-cell>
          <table:table-cell office:value-type="float" office:value="1.913952E-015" calcext:value-type="float">
            <text:p>1.913952E-15</text:p>
          </table:table-cell>
          <table:table-cell office:value-type="float" office:value="9.647366E-016" calcext:value-type="float">
            <text:p>9.647366E-16</text:p>
          </table:table-cell>
          <table:table-cell office:value-type="float" office:value="1.022056E-015" calcext:value-type="float">
            <text:p>1.022056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9E-016" calcext:value-type="float">
            <text:p>9.679279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60954" calcext:value-type="float">
            <text:p>-0.01560954</text:p>
          </table:table-cell>
          <table:table-cell office:value-type="float" office:value="-0.01541631" calcext:value-type="float">
            <text:p>-0.01541631</text:p>
          </table:table-cell>
          <table:table-cell office:value-type="float" office:value="-0.01627614" calcext:value-type="float">
            <text:p>-0.01627614</text:p>
          </table:table-cell>
          <table:table-cell office:value-type="float" office:value="-0.4740765" calcext:value-type="float">
            <text:p>-0.4740765</text:p>
          </table:table-cell>
          <table:table-cell office:value-type="float" office:value="-0.694388" calcext:value-type="float">
            <text:p>-0.694388</text:p>
          </table:table-cell>
          <table:table-cell office:value-type="float" office:value="-1.179709" calcext:value-type="float">
            <text:p>-1.179709</text:p>
          </table:table-cell>
          <table:table-cell office:value-type="float" office:value="-0.1643098" calcext:value-type="float">
            <text:p>-0.1643098</text:p>
          </table:table-cell>
          <table:table-cell office:value-type="float" office:value="-0.2819984" calcext:value-type="float">
            <text:p>-0.2819984</text:p>
          </table:table-cell>
          <table:table-cell office:value-type="float" office:value="-0.1441103" calcext:value-type="float">
            <text:p>-0.1441103</text:p>
          </table:table-cell>
          <table:table-cell office:value-type="float" office:value="-0.04301664" calcext:value-type="float">
            <text:p>-0.04301664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1558008" calcext:value-type="float">
            <text:p>-0.01558008</text:p>
          </table:table-cell>
          <table:table-cell office:value-type="float" office:value="-0.001075654" calcext:value-type="float">
            <text:p>-0.00107565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6451" calcext:value-type="float">
            <text:p>-2.39645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7" calcext:value-type="float">
            <text:p>17092007</text:p>
          </table:table-cell>
          <table:table-cell office:value-type="float" office:value="521.8615" calcext:value-type="float">
            <text:p>521.8615</text:p>
          </table:table-cell>
          <table:table-cell office:value-type="float" office:value="419.555" calcext:value-type="float">
            <text:p>419.555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1.2783" calcext:value-type="float">
            <text:p>991.2783</text:p>
          </table:table-cell>
          <table:table-cell office:value-type="float" office:value="122.7945" calcext:value-type="float">
            <text:p>122.7945</text:p>
          </table:table-cell>
          <table:table-cell office:value-type="float" office:value="0" calcext:value-type="float">
            <text:p>0</text:p>
          </table:table-cell>
          <table:table-cell office:value-type="float" office:value="0.275068" calcext:value-type="float">
            <text:p>0.275068</text:p>
          </table:table-cell>
          <table:table-cell office:value-type="float" office:value="0.3237551" calcext:value-type="float">
            <text:p>0.3237551</text:p>
          </table:table-cell>
          <table:table-cell office:value-type="float" office:value="0.3288381" calcext:value-type="float">
            <text:p>0.3288381</text:p>
          </table:table-cell>
          <table:table-cell office:value-type="float" office:value="0.2171549" calcext:value-type="float">
            <text:p>0.2171549</text:p>
          </table:table-cell>
          <table:table-cell office:value-type="float" office:value="0.2061594" calcext:value-type="float">
            <text:p>0.2061594</text:p>
          </table:table-cell>
          <table:table-cell office:value-type="float" office:value="0.1698058" calcext:value-type="float">
            <text:p>0.1698058</text:p>
          </table:table-cell>
          <table:table-cell office:value-type="float" office:value="0.2117067" calcext:value-type="float">
            <text:p>0.2117067</text:p>
          </table:table-cell>
          <table:table-cell office:value-type="float" office:value="0.2799246" calcext:value-type="float">
            <text:p>0.2799246</text:p>
          </table:table-cell>
          <table:table-cell office:value-type="float" office:value="0.2955759" calcext:value-type="float">
            <text:p>0.2955759</text:p>
          </table:table-cell>
          <table:table-cell office:value-type="float" office:value="0.3426231" calcext:value-type="float">
            <text:p>0.3426231</text:p>
          </table:table-cell>
          <table:table-cell office:value-type="float" office:value="0.3683666" calcext:value-type="float">
            <text:p>0.3683666</text:p>
          </table:table-cell>
          <table:table-cell office:value-type="float" office:value="0.3891354" calcext:value-type="float">
            <text:p>0.3891354</text:p>
          </table:table-cell>
          <table:table-cell office:value-type="float" office:value="0.4508902" calcext:value-type="float">
            <text:p>0.4508902</text:p>
          </table:table-cell>
          <table:table-cell office:value-type="float" office:value="0" calcext:value-type="float">
            <text:p>0</text:p>
          </table:table-cell>
          <table:table-cell office:value-type="float" office:value="1.964893E-015" calcext:value-type="float">
            <text:p>1.964893E-15</text:p>
          </table:table-cell>
          <table:table-cell office:value-type="float" office:value="1.931772E-015" calcext:value-type="float">
            <text:p>1.931772E-15</text:p>
          </table:table-cell>
          <table:table-cell office:value-type="float" office:value="1.913934E-015" calcext:value-type="float">
            <text:p>1.913934E-15</text:p>
          </table:table-cell>
          <table:table-cell office:value-type="float" office:value="9.647377E-016" calcext:value-type="float">
            <text:p>9.647377E-16</text:p>
          </table:table-cell>
          <table:table-cell office:value-type="float" office:value="1.022042E-015" calcext:value-type="float">
            <text:p>1.022042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964349" calcext:value-type="float">
            <text:p>-0.06964349</text:p>
          </table:table-cell>
          <table:table-cell office:value-type="float" office:value="-0.02187969" calcext:value-type="float">
            <text:p>-0.02187969</text:p>
          </table:table-cell>
          <table:table-cell office:value-type="float" office:value="-0.01988099" calcext:value-type="float">
            <text:p>-0.01988099</text:p>
          </table:table-cell>
          <table:table-cell office:value-type="float" office:value="-0.4278589" calcext:value-type="float">
            <text:p>-0.4278589</text:p>
          </table:table-cell>
          <table:table-cell office:value-type="float" office:value="-0.6380309" calcext:value-type="float">
            <text:p>-0.6380309</text:p>
          </table:table-cell>
          <table:table-cell office:value-type="float" office:value="-1.12607" calcext:value-type="float">
            <text:p>-1.12607</text:p>
          </table:table-cell>
          <table:table-cell office:value-type="float" office:value="-0.1736221" calcext:value-type="float">
            <text:p>-0.1736221</text:p>
          </table:table-cell>
          <table:table-cell office:value-type="float" office:value="-0.2784053" calcext:value-type="float">
            <text:p>-0.2784053</text:p>
          </table:table-cell>
          <table:table-cell office:value-type="float" office:value="-0.143845" calcext:value-type="float">
            <text:p>-0.143845</text:p>
          </table:table-cell>
          <table:table-cell office:value-type="float" office:value="-0.04282332" calcext:value-type="float">
            <text:p>-0.04282332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9361724" calcext:value-type="float">
            <text:p>-0.09361724</text:p>
          </table:table-cell>
          <table:table-cell office:value-type="float" office:value="-0.001079364" calcext:value-type="float">
            <text:p>-0.00107936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95822" calcext:value-type="float">
            <text:p>-2.2958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7" calcext:value-type="float">
            <text:p>18092007</text:p>
          </table:table-cell>
          <table:table-cell office:value-type="float" office:value="525.561" calcext:value-type="float">
            <text:p>525.561</text:p>
          </table:table-cell>
          <table:table-cell office:value-type="float" office:value="421.2171" calcext:value-type="float">
            <text:p>421.2171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4.1601" calcext:value-type="float">
            <text:p>994.1601</text:p>
          </table:table-cell>
          <table:table-cell office:value-type="float" office:value="121.9506" calcext:value-type="float">
            <text:p>121.9506</text:p>
          </table:table-cell>
          <table:table-cell office:value-type="float" office:value="0" calcext:value-type="float">
            <text:p>0</text:p>
          </table:table-cell>
          <table:table-cell office:value-type="float" office:value="0.3336614" calcext:value-type="float">
            <text:p>0.3336614</text:p>
          </table:table-cell>
          <table:table-cell office:value-type="float" office:value="0.3373038" calcext:value-type="float">
            <text:p>0.3373038</text:p>
          </table:table-cell>
          <table:table-cell office:value-type="float" office:value="0.338437" calcext:value-type="float">
            <text:p>0.338437</text:p>
          </table:table-cell>
          <table:table-cell office:value-type="float" office:value="0.2208731" calcext:value-type="float">
            <text:p>0.2208731</text:p>
          </table:table-cell>
          <table:table-cell office:value-type="float" office:value="0.2088153" calcext:value-type="float">
            <text:p>0.2088153</text:p>
          </table:table-cell>
          <table:table-cell office:value-type="float" office:value="0.1708294" calcext:value-type="float">
            <text:p>0.1708294</text:p>
          </table:table-cell>
          <table:table-cell office:value-type="float" office:value="0.2105108" calcext:value-type="float">
            <text:p>0.2105108</text:p>
          </table:table-cell>
          <table:table-cell office:value-type="float" office:value="0.2803337" calcext:value-type="float">
            <text:p>0.2803337</text:p>
          </table:table-cell>
          <table:table-cell office:value-type="float" office:value="0.2956945" calcext:value-type="float">
            <text:p>0.2956945</text:p>
          </table:table-cell>
          <table:table-cell office:value-type="float" office:value="0.3428309" calcext:value-type="float">
            <text:p>0.3428309</text:p>
          </table:table-cell>
          <table:table-cell office:value-type="float" office:value="0.3686028" calcext:value-type="float">
            <text:p>0.3686028</text:p>
          </table:table-cell>
          <table:table-cell office:value-type="float" office:value="0.3896641" calcext:value-type="float">
            <text:p>0.3896641</text:p>
          </table:table-cell>
          <table:table-cell office:value-type="float" office:value="0.4555523" calcext:value-type="float">
            <text:p>0.4555523</text:p>
          </table:table-cell>
          <table:table-cell office:value-type="float" office:value="0" calcext:value-type="float">
            <text:p>0</text:p>
          </table:table-cell>
          <table:table-cell office:value-type="float" office:value="1.96508E-015" calcext:value-type="float">
            <text:p>1.96508E-15</text:p>
          </table:table-cell>
          <table:table-cell office:value-type="float" office:value="1.931757E-015" calcext:value-type="float">
            <text:p>1.931757E-15</text:p>
          </table:table-cell>
          <table:table-cell office:value-type="float" office:value="1.913915E-015" calcext:value-type="float">
            <text:p>1.913915E-15</text:p>
          </table:table-cell>
          <table:table-cell office:value-type="float" office:value="9.647415E-016" calcext:value-type="float">
            <text:p>9.647415E-16</text:p>
          </table:table-cell>
          <table:table-cell office:value-type="float" office:value="1.022025E-015" calcext:value-type="float">
            <text:p>1.022025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20299" calcext:value-type="float">
            <text:p>-0.01820299</text:p>
          </table:table-cell>
          <table:table-cell office:value-type="float" office:value="-0.01702006" calcext:value-type="float">
            <text:p>-0.01702006</text:p>
          </table:table-cell>
          <table:table-cell office:value-type="float" office:value="-0.01669708" calcext:value-type="float">
            <text:p>-0.01669708</text:p>
          </table:table-cell>
          <table:table-cell office:value-type="float" office:value="-0.3753591" calcext:value-type="float">
            <text:p>-0.3753591</text:p>
          </table:table-cell>
          <table:table-cell office:value-type="float" office:value="-0.5781097" calcext:value-type="float">
            <text:p>-0.5781097</text:p>
          </table:table-cell>
          <table:table-cell office:value-type="float" office:value="-1.075395" calcext:value-type="float">
            <text:p>-1.075395</text:p>
          </table:table-cell>
          <table:table-cell office:value-type="float" office:value="-0.1807895" calcext:value-type="float">
            <text:p>-0.1807895</text:p>
          </table:table-cell>
          <table:table-cell office:value-type="float" office:value="-0.2748595" calcext:value-type="float">
            <text:p>-0.2748595</text:p>
          </table:table-cell>
          <table:table-cell office:value-type="float" office:value="-0.1433063" calcext:value-type="float">
            <text:p>-0.1433063</text:p>
          </table:table-cell>
          <table:table-cell office:value-type="float" office:value="-0.04257359" calcext:value-type="float">
            <text:p>-0.04257359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1831826" calcext:value-type="float">
            <text:p>-0.01831826</text:p>
          </table:table-cell>
          <table:table-cell office:value-type="float" office:value="-0.001083452" calcext:value-type="float">
            <text:p>-0.00108345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28382" calcext:value-type="float">
            <text:p>-2.32838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7" calcext:value-type="float">
            <text:p>19092007</text:p>
          </table:table-cell>
          <table:table-cell office:value-type="float" office:value="525.561" calcext:value-type="float">
            <text:p>525.561</text:p>
          </table:table-cell>
          <table:table-cell office:value-type="float" office:value="423.1151" calcext:value-type="float">
            <text:p>423.1151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3.088" calcext:value-type="float">
            <text:p>993.088</text:p>
          </table:table-cell>
          <table:table-cell office:value-type="float" office:value="121.125" calcext:value-type="float">
            <text:p>121.125</text:p>
          </table:table-cell>
          <table:table-cell office:value-type="float" office:value="0" calcext:value-type="float">
            <text:p>0</text:p>
          </table:table-cell>
          <table:table-cell office:value-type="float" office:value="0.2674501" calcext:value-type="float">
            <text:p>0.2674501</text:p>
          </table:table-cell>
          <table:table-cell office:value-type="float" office:value="0.3200625" calcext:value-type="float">
            <text:p>0.3200625</text:p>
          </table:table-cell>
          <table:table-cell office:value-type="float" office:value="0.3249914" calcext:value-type="float">
            <text:p>0.3249914</text:p>
          </table:table-cell>
          <table:table-cell office:value-type="float" office:value="0.2242239" calcext:value-type="float">
            <text:p>0.2242239</text:p>
          </table:table-cell>
          <table:table-cell office:value-type="float" office:value="0.2110629" calcext:value-type="float">
            <text:p>0.2110629</text:p>
          </table:table-cell>
          <table:table-cell office:value-type="float" office:value="0.1717751" calcext:value-type="float">
            <text:p>0.1717751</text:p>
          </table:table-cell>
          <table:table-cell office:value-type="float" office:value="0.2092248" calcext:value-type="float">
            <text:p>0.2092248</text:p>
          </table:table-cell>
          <table:table-cell office:value-type="float" office:value="0.2806838" calcext:value-type="float">
            <text:p>0.2806838</text:p>
          </table:table-cell>
          <table:table-cell office:value-type="float" office:value="0.2957669" calcext:value-type="float">
            <text:p>0.2957669</text:p>
          </table:table-cell>
          <table:table-cell office:value-type="float" office:value="0.3429936" calcext:value-type="float">
            <text:p>0.3429936</text:p>
          </table:table-cell>
          <table:table-cell office:value-type="float" office:value="0.3687953" calcext:value-type="float">
            <text:p>0.3687953</text:p>
          </table:table-cell>
          <table:table-cell office:value-type="float" office:value="0.3899157" calcext:value-type="float">
            <text:p>0.3899157</text:p>
          </table:table-cell>
          <table:table-cell office:value-type="float" office:value="0.4599238" calcext:value-type="float">
            <text:p>0.4599238</text:p>
          </table:table-cell>
          <table:table-cell office:value-type="float" office:value="0" calcext:value-type="float">
            <text:p>0</text:p>
          </table:table-cell>
          <table:table-cell office:value-type="float" office:value="1.965274E-015" calcext:value-type="float">
            <text:p>1.965274E-15</text:p>
          </table:table-cell>
          <table:table-cell office:value-type="float" office:value="1.931741E-015" calcext:value-type="float">
            <text:p>1.931741E-15</text:p>
          </table:table-cell>
          <table:table-cell office:value-type="float" office:value="1.913896E-015" calcext:value-type="float">
            <text:p>1.913896E-15</text:p>
          </table:table-cell>
          <table:table-cell office:value-type="float" office:value="9.647454E-016" calcext:value-type="float">
            <text:p>9.647454E-16</text:p>
          </table:table-cell>
          <table:table-cell office:value-type="float" office:value="1.022008E-015" calcext:value-type="float">
            <text:p>1.022008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635094" calcext:value-type="float">
            <text:p>-0.08635094</text:p>
          </table:table-cell>
          <table:table-cell office:value-type="float" office:value="-0.02348048" calcext:value-type="float">
            <text:p>-0.02348048</text:p>
          </table:table-cell>
          <table:table-cell office:value-type="float" office:value="-0.02136206" calcext:value-type="float">
            <text:p>-0.02136206</text:p>
          </table:table-cell>
          <table:table-cell office:value-type="float" office:value="-0.3343371" calcext:value-type="float">
            <text:p>-0.3343371</text:p>
          </table:table-cell>
          <table:table-cell office:value-type="float" office:value="-0.5324518" calcext:value-type="float">
            <text:p>-0.5324518</text:p>
          </table:table-cell>
          <table:table-cell office:value-type="float" office:value="-1.030854" calcext:value-type="float">
            <text:p>-1.030854</text:p>
          </table:table-cell>
          <table:table-cell office:value-type="float" office:value="-0.188862" calcext:value-type="float">
            <text:p>-0.188862</text:p>
          </table:table-cell>
          <table:table-cell office:value-type="float" office:value="-0.2718649" calcext:value-type="float">
            <text:p>-0.2718649</text:p>
          </table:table-cell>
          <table:table-cell office:value-type="float" office:value="-0.1429794" calcext:value-type="float">
            <text:p>-0.1429794</text:p>
          </table:table-cell>
          <table:table-cell office:value-type="float" office:value="-0.042379" calcext:value-type="float">
            <text:p>-0.042379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1235478" calcext:value-type="float">
            <text:p>-0.1235478</text:p>
          </table:table-cell>
          <table:table-cell office:value-type="float" office:value="-0.001087996" calcext:value-type="float">
            <text:p>-0.00108799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57499" calcext:value-type="float">
            <text:p>-2.35749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7" calcext:value-type="float">
            <text:p>20092007</text:p>
          </table:table-cell>
          <table:table-cell office:value-type="float" office:value="525.561" calcext:value-type="float">
            <text:p>525.561</text:p>
          </table:table-cell>
          <table:table-cell office:value-type="float" office:value="425.2089" calcext:value-type="float">
            <text:p>425.2089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1.4529" calcext:value-type="float">
            <text:p>991.4529</text:p>
          </table:table-cell>
          <table:table-cell office:value-type="float" office:value="120.6667" calcext:value-type="float">
            <text:p>120.6667</text:p>
          </table:table-cell>
          <table:table-cell office:value-type="float" office:value="0" calcext:value-type="float">
            <text:p>0</text:p>
          </table:table-cell>
          <table:table-cell office:value-type="float" office:value="0.1665951" calcext:value-type="float">
            <text:p>0.1665951</text:p>
          </table:table-cell>
          <table:table-cell office:value-type="float" office:value="0.307995" calcext:value-type="float">
            <text:p>0.307995</text:p>
          </table:table-cell>
          <table:table-cell office:value-type="float" office:value="0.3109073" calcext:value-type="float">
            <text:p>0.3109073</text:p>
          </table:table-cell>
          <table:table-cell office:value-type="float" office:value="0.2271623" calcext:value-type="float">
            <text:p>0.2271623</text:p>
          </table:table-cell>
          <table:table-cell office:value-type="float" office:value="0.2134879" calcext:value-type="float">
            <text:p>0.2134879</text:p>
          </table:table-cell>
          <table:table-cell office:value-type="float" office:value="0.1726787" calcext:value-type="float">
            <text:p>0.1726787</text:p>
          </table:table-cell>
          <table:table-cell office:value-type="float" office:value="0.2080033" calcext:value-type="float">
            <text:p>0.2080033</text:p>
          </table:table-cell>
          <table:table-cell office:value-type="float" office:value="0.2809994" calcext:value-type="float">
            <text:p>0.2809994</text:p>
          </table:table-cell>
          <table:table-cell office:value-type="float" office:value="0.2958306" calcext:value-type="float">
            <text:p>0.2958306</text:p>
          </table:table-cell>
          <table:table-cell office:value-type="float" office:value="0.3431596" calcext:value-type="float">
            <text:p>0.3431596</text:p>
          </table:table-cell>
          <table:table-cell office:value-type="float" office:value="0.3690456" calcext:value-type="float">
            <text:p>0.3690456</text:p>
          </table:table-cell>
          <table:table-cell office:value-type="float" office:value="0.3899399" calcext:value-type="float">
            <text:p>0.3899399</text:p>
          </table:table-cell>
          <table:table-cell office:value-type="float" office:value="0.4623084" calcext:value-type="float">
            <text:p>0.4623084</text:p>
          </table:table-cell>
          <table:table-cell office:value-type="float" office:value="0" calcext:value-type="float">
            <text:p>0</text:p>
          </table:table-cell>
          <table:table-cell office:value-type="float" office:value="1.965488E-015" calcext:value-type="float">
            <text:p>1.965488E-15</text:p>
          </table:table-cell>
          <table:table-cell office:value-type="float" office:value="1.931719E-015" calcext:value-type="float">
            <text:p>1.931719E-15</text:p>
          </table:table-cell>
          <table:table-cell office:value-type="float" office:value="1.913876E-015" calcext:value-type="float">
            <text:p>1.913876E-15</text:p>
          </table:table-cell>
          <table:table-cell office:value-type="float" office:value="9.647489E-016" calcext:value-type="float">
            <text:p>9.647489E-16</text:p>
          </table:table-cell>
          <table:table-cell office:value-type="float" office:value="1.021991E-015" calcext:value-type="float">
            <text:p>1.021991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20698" calcext:value-type="float">
            <text:p>-3.220698</text:p>
          </table:table-cell>
          <table:table-cell office:value-type="float" office:value="-0.02975269" calcext:value-type="float">
            <text:p>-0.02975269</text:p>
          </table:table-cell>
          <table:table-cell office:value-type="float" office:value="-0.02804689" calcext:value-type="float">
            <text:p>-0.02804689</text:p>
          </table:table-cell>
          <table:table-cell office:value-type="float" office:value="-0.3023787" calcext:value-type="float">
            <text:p>-0.3023787</text:p>
          </table:table-cell>
          <table:table-cell office:value-type="float" office:value="-0.4875524" calcext:value-type="float">
            <text:p>-0.4875524</text:p>
          </table:table-cell>
          <table:table-cell office:value-type="float" office:value="-0.9902359" calcext:value-type="float">
            <text:p>-0.9902359</text:p>
          </table:table-cell>
          <table:table-cell office:value-type="float" office:value="-0.1969114" calcext:value-type="float">
            <text:p>-0.1969114</text:p>
          </table:table-cell>
          <table:table-cell office:value-type="float" office:value="-0.2691983" calcext:value-type="float">
            <text:p>-0.2691983</text:p>
          </table:table-cell>
          <table:table-cell office:value-type="float" office:value="-0.1426917" calcext:value-type="float">
            <text:p>-0.1426917</text:p>
          </table:table-cell>
          <table:table-cell office:value-type="float" office:value="-0.0421819" calcext:value-type="float">
            <text:p>-0.0421819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6.497066" calcext:value-type="float">
            <text:p>-6.497066</text:p>
          </table:table-cell>
          <table:table-cell office:value-type="float" office:value="-0.001091576" calcext:value-type="float">
            <text:p>-0.00109157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75256" calcext:value-type="float">
            <text:p>-2.37525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7" calcext:value-type="float">
            <text:p>21092007</text:p>
          </table:table-cell>
          <table:table-cell office:value-type="float" office:value="525.561" calcext:value-type="float">
            <text:p>525.561</text:p>
          </table:table-cell>
          <table:table-cell office:value-type="float" office:value="426.4142" calcext:value-type="float">
            <text:p>426.4142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0.2474" calcext:value-type="float">
            <text:p>990.2474</text:p>
          </table:table-cell>
          <table:table-cell office:value-type="float" office:value="120.6667" calcext:value-type="float">
            <text:p>120.6667</text:p>
          </table:table-cell>
          <table:table-cell office:value-type="float" office:value="0" calcext:value-type="float">
            <text:p>0</text:p>
          </table:table-cell>
          <table:table-cell office:value-type="float" office:value="0.1149524" calcext:value-type="float">
            <text:p>0.1149524</text:p>
          </table:table-cell>
          <table:table-cell office:value-type="float" office:value="0.2996367" calcext:value-type="float">
            <text:p>0.2996367</text:p>
          </table:table-cell>
          <table:table-cell office:value-type="float" office:value="0.300345" calcext:value-type="float">
            <text:p>0.300345</text:p>
          </table:table-cell>
          <table:table-cell office:value-type="float" office:value="0.2303933" calcext:value-type="float">
            <text:p>0.2303933</text:p>
          </table:table-cell>
          <table:table-cell office:value-type="float" office:value="0.2157917" calcext:value-type="float">
            <text:p>0.2157917</text:p>
          </table:table-cell>
          <table:table-cell office:value-type="float" office:value="0.1735531" calcext:value-type="float">
            <text:p>0.1735531</text:p>
          </table:table-cell>
          <table:table-cell office:value-type="float" office:value="0.2069151" calcext:value-type="float">
            <text:p>0.2069151</text:p>
          </table:table-cell>
          <table:table-cell office:value-type="float" office:value="0.2812931" calcext:value-type="float">
            <text:p>0.2812931</text:p>
          </table:table-cell>
          <table:table-cell office:value-type="float" office:value="0.2958995" calcext:value-type="float">
            <text:p>0.2958995</text:p>
          </table:table-cell>
          <table:table-cell office:value-type="float" office:value="0.3433413" calcext:value-type="float">
            <text:p>0.3433413</text:p>
          </table:table-cell>
          <table:table-cell office:value-type="float" office:value="0.3693634" calcext:value-type="float">
            <text:p>0.3693634</text:p>
          </table:table-cell>
          <table:table-cell office:value-type="float" office:value="0.3898047" calcext:value-type="float">
            <text:p>0.389804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5707E-015" calcext:value-type="float">
            <text:p>1.965707E-15</text:p>
          </table:table-cell>
          <table:table-cell office:value-type="float" office:value="1.931698E-015" calcext:value-type="float">
            <text:p>1.931698E-15</text:p>
          </table:table-cell>
          <table:table-cell office:value-type="float" office:value="1.913857E-015" calcext:value-type="float">
            <text:p>1.913857E-15</text:p>
          </table:table-cell>
          <table:table-cell office:value-type="float" office:value="9.64752E-016" calcext:value-type="float">
            <text:p>9.64752E-16</text:p>
          </table:table-cell>
          <table:table-cell office:value-type="float" office:value="1.021975E-015" calcext:value-type="float">
            <text:p>1.021975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78543" calcext:value-type="float">
            <text:p>-58.78543</text:p>
          </table:table-cell>
          <table:table-cell office:value-type="float" office:value="-0.03579621" calcext:value-type="float">
            <text:p>-0.03579621</text:p>
          </table:table-cell>
          <table:table-cell office:value-type="float" office:value="-0.03510499" calcext:value-type="float">
            <text:p>-0.03510499</text:p>
          </table:table-cell>
          <table:table-cell office:value-type="float" office:value="-0.271311" calcext:value-type="float">
            <text:p>-0.271311</text:p>
          </table:table-cell>
          <table:table-cell office:value-type="float" office:value="-0.4488637" calcext:value-type="float">
            <text:p>-0.4488637</text:p>
          </table:table-cell>
          <table:table-cell office:value-type="float" office:value="-0.9527116" calcext:value-type="float">
            <text:p>-0.9527116</text:p>
          </table:table-cell>
          <table:table-cell office:value-type="float" office:value="-0.2044078" calcext:value-type="float">
            <text:p>-0.2044078</text:p>
          </table:table-cell>
          <table:table-cell office:value-type="float" office:value="-0.2667411" calcext:value-type="float">
            <text:p>-0.2667411</text:p>
          </table:table-cell>
          <table:table-cell office:value-type="float" office:value="-0.1423815" calcext:value-type="float">
            <text:p>-0.1423815</text:p>
          </table:table-cell>
          <table:table-cell office:value-type="float" office:value="-0.04196703" calcext:value-type="float">
            <text:p>-0.04196703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40.35363" calcext:value-type="float">
            <text:p>-40.35363</text:p>
          </table:table-cell>
          <table:table-cell office:value-type="float" office:value="-0.001093571" calcext:value-type="float">
            <text:p>-0.00109357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1032" calcext:value-type="float">
            <text:p>-2.38103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7" calcext:value-type="float">
            <text:p>22092007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28.9443" calcext:value-type="float">
            <text:p>428.9443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4.2562" calcext:value-type="float">
            <text:p>994.2562</text:p>
          </table:table-cell>
          <table:table-cell office:value-type="float" office:value="120.7275" calcext:value-type="float">
            <text:p>120.7275</text:p>
          </table:table-cell>
          <table:table-cell office:value-type="float" office:value="0" calcext:value-type="float">
            <text:p>0</text:p>
          </table:table-cell>
          <table:table-cell office:value-type="float" office:value="0.3032648" calcext:value-type="float">
            <text:p>0.3032648</text:p>
          </table:table-cell>
          <table:table-cell office:value-type="float" office:value="0.3199417" calcext:value-type="float">
            <text:p>0.3199417</text:p>
          </table:table-cell>
          <table:table-cell office:value-type="float" office:value="0.317689" calcext:value-type="float">
            <text:p>0.317689</text:p>
          </table:table-cell>
          <table:table-cell office:value-type="float" office:value="0.2342101" calcext:value-type="float">
            <text:p>0.2342101</text:p>
          </table:table-cell>
          <table:table-cell office:value-type="float" office:value="0.2185277" calcext:value-type="float">
            <text:p>0.2185277</text:p>
          </table:table-cell>
          <table:table-cell office:value-type="float" office:value="0.174572" calcext:value-type="float">
            <text:p>0.174572</text:p>
          </table:table-cell>
          <table:table-cell office:value-type="float" office:value="0.2060389" calcext:value-type="float">
            <text:p>0.2060389</text:p>
          </table:table-cell>
          <table:table-cell office:value-type="float" office:value="0.2815959" calcext:value-type="float">
            <text:p>0.2815959</text:p>
          </table:table-cell>
          <table:table-cell office:value-type="float" office:value="0.2960212" calcext:value-type="float">
            <text:p>0.2960212</text:p>
          </table:table-cell>
          <table:table-cell office:value-type="float" office:value="0.3435645" calcext:value-type="float">
            <text:p>0.3435645</text:p>
          </table:table-cell>
          <table:table-cell office:value-type="float" office:value="0.3696768" calcext:value-type="float">
            <text:p>0.3696768</text:p>
          </table:table-cell>
          <table:table-cell office:value-type="float" office:value="0.3897059" calcext:value-type="float">
            <text:p>0.389705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5931E-015" calcext:value-type="float">
            <text:p>1.965931E-15</text:p>
          </table:table-cell>
          <table:table-cell office:value-type="float" office:value="1.931675E-015" calcext:value-type="float">
            <text:p>1.931675E-15</text:p>
          </table:table-cell>
          <table:table-cell office:value-type="float" office:value="1.913838E-015" calcext:value-type="float">
            <text:p>1.913838E-15</text:p>
          </table:table-cell>
          <table:table-cell office:value-type="float" office:value="9.647541E-016" calcext:value-type="float">
            <text:p>9.647541E-16</text:p>
          </table:table-cell>
          <table:table-cell office:value-type="float" office:value="1.02196E-015" calcext:value-type="float">
            <text:p>1.02196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13972" calcext:value-type="float">
            <text:p>-0.03213972</text:p>
          </table:table-cell>
          <table:table-cell office:value-type="float" office:value="-0.02345814" calcext:value-type="float">
            <text:p>-0.02345814</text:p>
          </table:table-cell>
          <table:table-cell office:value-type="float" office:value="-0.02460933" calcext:value-type="float">
            <text:p>-0.02460933</text:p>
          </table:table-cell>
          <table:table-cell office:value-type="float" office:value="-0.239012" calcext:value-type="float">
            <text:p>-0.239012</text:p>
          </table:table-cell>
          <table:table-cell office:value-type="float" office:value="-0.4074286" calcext:value-type="float">
            <text:p>-0.4074286</text:p>
          </table:table-cell>
          <table:table-cell office:value-type="float" office:value="-0.9109342" calcext:value-type="float">
            <text:p>-0.9109342</text:p>
          </table:table-cell>
          <table:table-cell office:value-type="float" office:value="-0.2106877" calcext:value-type="float">
            <text:p>-0.2106877</text:p>
          </table:table-cell>
          <table:table-cell office:value-type="float" office:value="-0.2642344" calcext:value-type="float">
            <text:p>-0.2642344</text:p>
          </table:table-cell>
          <table:table-cell office:value-type="float" office:value="-0.1418354" calcext:value-type="float">
            <text:p>-0.1418354</text:p>
          </table:table-cell>
          <table:table-cell office:value-type="float" office:value="-0.04170482" calcext:value-type="float">
            <text:p>-0.04170482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368779" calcext:value-type="float">
            <text:p>-0.0368779</text:p>
          </table:table-cell>
          <table:table-cell office:value-type="float" office:value="-0.001099293" calcext:value-type="float">
            <text:p>-0.00109929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6005" calcext:value-type="float">
            <text:p>-2.38600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7" calcext:value-type="float">
            <text:p>23092007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30.3303" calcext:value-type="float">
            <text:p>430.3303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2.8701" calcext:value-type="float">
            <text:p>992.8701</text:p>
          </table:table-cell>
          <table:table-cell office:value-type="float" office:value="120.7275" calcext:value-type="float">
            <text:p>120.7275</text:p>
          </table:table-cell>
          <table:table-cell office:value-type="float" office:value="0" calcext:value-type="float">
            <text:p>0</text:p>
          </table:table-cell>
          <table:table-cell office:value-type="float" office:value="0.2298044" calcext:value-type="float">
            <text:p>0.2298044</text:p>
          </table:table-cell>
          <table:table-cell office:value-type="float" office:value="0.3062767" calcext:value-type="float">
            <text:p>0.3062767</text:p>
          </table:table-cell>
          <table:table-cell office:value-type="float" office:value="0.3085158" calcext:value-type="float">
            <text:p>0.3085158</text:p>
          </table:table-cell>
          <table:table-cell office:value-type="float" office:value="0.2389527" calcext:value-type="float">
            <text:p>0.2389527</text:p>
          </table:table-cell>
          <table:table-cell office:value-type="float" office:value="0.2216534" calcext:value-type="float">
            <text:p>0.2216534</text:p>
          </table:table-cell>
          <table:table-cell office:value-type="float" office:value="0.175561" calcext:value-type="float">
            <text:p>0.175561</text:p>
          </table:table-cell>
          <table:table-cell office:value-type="float" office:value="0.2052208" calcext:value-type="float">
            <text:p>0.2052208</text:p>
          </table:table-cell>
          <table:table-cell office:value-type="float" office:value="0.2819049" calcext:value-type="float">
            <text:p>0.2819049</text:p>
          </table:table-cell>
          <table:table-cell office:value-type="float" office:value="0.2961392" calcext:value-type="float">
            <text:p>0.2961392</text:p>
          </table:table-cell>
          <table:table-cell office:value-type="float" office:value="0.3437986" calcext:value-type="float">
            <text:p>0.3437986</text:p>
          </table:table-cell>
          <table:table-cell office:value-type="float" office:value="0.3699614" calcext:value-type="float">
            <text:p>0.3699614</text:p>
          </table:table-cell>
          <table:table-cell office:value-type="float" office:value="0.3896203" calcext:value-type="float">
            <text:p>0.389620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612E-015" calcext:value-type="float">
            <text:p>1.96612E-15</text:p>
          </table:table-cell>
          <table:table-cell office:value-type="float" office:value="1.93166E-015" calcext:value-type="float">
            <text:p>1.93166E-15</text:p>
          </table:table-cell>
          <table:table-cell office:value-type="float" office:value="1.913819E-015" calcext:value-type="float">
            <text:p>1.913819E-15</text:p>
          </table:table-cell>
          <table:table-cell office:value-type="float" office:value="9.647581E-016" calcext:value-type="float">
            <text:p>9.647581E-16</text:p>
          </table:table-cell>
          <table:table-cell office:value-type="float" office:value="1.021942E-015" calcext:value-type="float">
            <text:p>1.021942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20594" calcext:value-type="float">
            <text:p>-0.2720594</text:p>
          </table:table-cell>
          <table:table-cell office:value-type="float" office:value="-0.03077624" calcext:value-type="float">
            <text:p>-0.03077624</text:p>
          </table:table-cell>
          <table:table-cell office:value-type="float" office:value="-0.02940444" calcext:value-type="float">
            <text:p>-0.02940444</text:p>
          </table:table-cell>
          <table:table-cell office:value-type="float" office:value="-0.2048858" calcext:value-type="float">
            <text:p>-0.2048858</text:p>
          </table:table-cell>
          <table:table-cell office:value-type="float" office:value="-0.365259" calcext:value-type="float">
            <text:p>-0.365259</text:p>
          </table:table-cell>
          <table:table-cell office:value-type="float" office:value="-0.8723503" calcext:value-type="float">
            <text:p>-0.8723503</text:p>
          </table:table-cell>
          <table:table-cell office:value-type="float" office:value="-0.2167469" calcext:value-type="float">
            <text:p>-0.2167469</text:p>
          </table:table-cell>
          <table:table-cell office:value-type="float" office:value="-0.2617085" calcext:value-type="float">
            <text:p>-0.2617085</text:p>
          </table:table-cell>
          <table:table-cell office:value-type="float" office:value="-0.1413076" calcext:value-type="float">
            <text:p>-0.1413076</text:p>
          </table:table-cell>
          <table:table-cell office:value-type="float" office:value="-0.04143167" calcext:value-type="float">
            <text:p>-0.0414316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3714068" calcext:value-type="float">
            <text:p>-0.3714068</text:p>
          </table:table-cell>
          <table:table-cell office:value-type="float" office:value="-0.001102933" calcext:value-type="float">
            <text:p>-0.00110293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0812" calcext:value-type="float">
            <text:p>-2.3908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7" calcext:value-type="float">
            <text:p>24092007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31.6642" calcext:value-type="float">
            <text:p>431.6642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1.5361" calcext:value-type="float">
            <text:p>991.5361</text:p>
          </table:table-cell>
          <table:table-cell office:value-type="float" office:value="120.7275" calcext:value-type="float">
            <text:p>120.7275</text:p>
          </table:table-cell>
          <table:table-cell office:value-type="float" office:value="0" calcext:value-type="float">
            <text:p>0</text:p>
          </table:table-cell>
          <table:table-cell office:value-type="float" office:value="0.1310854" calcext:value-type="float">
            <text:p>0.1310854</text:p>
          </table:table-cell>
          <table:table-cell office:value-type="float" office:value="0.3005632" calcext:value-type="float">
            <text:p>0.3005632</text:p>
          </table:table-cell>
          <table:table-cell office:value-type="float" office:value="0.2999673" calcext:value-type="float">
            <text:p>0.2999673</text:p>
          </table:table-cell>
          <table:table-cell office:value-type="float" office:value="0.2436871" calcext:value-type="float">
            <text:p>0.2436871</text:p>
          </table:table-cell>
          <table:table-cell office:value-type="float" office:value="0.2252815" calcext:value-type="float">
            <text:p>0.2252815</text:p>
          </table:table-cell>
          <table:table-cell office:value-type="float" office:value="0.1765124" calcext:value-type="float">
            <text:p>0.1765124</text:p>
          </table:table-cell>
          <table:table-cell office:value-type="float" office:value="0.2044641" calcext:value-type="float">
            <text:p>0.2044641</text:p>
          </table:table-cell>
          <table:table-cell office:value-type="float" office:value="0.2822121" calcext:value-type="float">
            <text:p>0.2822121</text:p>
          </table:table-cell>
          <table:table-cell office:value-type="float" office:value="0.2962465" calcext:value-type="float">
            <text:p>0.2962465</text:p>
          </table:table-cell>
          <table:table-cell office:value-type="float" office:value="0.3440242" calcext:value-type="float">
            <text:p>0.3440242</text:p>
          </table:table-cell>
          <table:table-cell office:value-type="float" office:value="0.3702051" calcext:value-type="float">
            <text:p>0.3702051</text:p>
          </table:table-cell>
          <table:table-cell office:value-type="float" office:value="0.389534" calcext:value-type="float">
            <text:p>0.38953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6265E-015" calcext:value-type="float">
            <text:p>1.966265E-15</text:p>
          </table:table-cell>
          <table:table-cell office:value-type="float" office:value="1.931648E-015" calcext:value-type="float">
            <text:p>1.931648E-15</text:p>
          </table:table-cell>
          <table:table-cell office:value-type="float" office:value="1.913807E-015" calcext:value-type="float">
            <text:p>1.913807E-15</text:p>
          </table:table-cell>
          <table:table-cell office:value-type="float" office:value="9.647599E-016" calcext:value-type="float">
            <text:p>9.647599E-16</text:p>
          </table:table-cell>
          <table:table-cell office:value-type="float" office:value="1.021929E-015" calcext:value-type="float">
            <text:p>1.021929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71171" calcext:value-type="float">
            <text:p>-20.71171</text:p>
          </table:table-cell>
          <table:table-cell office:value-type="float" office:value="-0.03494769" calcext:value-type="float">
            <text:p>-0.03494769</text:p>
          </table:table-cell>
          <table:table-cell office:value-type="float" office:value="-0.03544771" calcext:value-type="float">
            <text:p>-0.03544771</text:p>
          </table:table-cell>
          <table:table-cell office:value-type="float" office:value="-0.1761793" calcext:value-type="float">
            <text:p>-0.1761793</text:p>
          </table:table-cell>
          <table:table-cell office:value-type="float" office:value="-0.3224342" calcext:value-type="float">
            <text:p>-0.3224342</text:p>
          </table:table-cell>
          <table:table-cell office:value-type="float" office:value="-0.8369648" calcext:value-type="float">
            <text:p>-0.8369648</text:p>
          </table:table-cell>
          <table:table-cell office:value-type="float" office:value="-0.2225324" calcext:value-type="float">
            <text:p>-0.2225324</text:p>
          </table:table-cell>
          <table:table-cell office:value-type="float" office:value="-0.2592187" calcext:value-type="float">
            <text:p>-0.2592187</text:p>
          </table:table-cell>
          <table:table-cell office:value-type="float" office:value="-0.1408296" calcext:value-type="float">
            <text:p>-0.1408296</text:p>
          </table:table-cell>
          <table:table-cell office:value-type="float" office:value="-0.04117006" calcext:value-type="float">
            <text:p>-0.04117006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6.12481" calcext:value-type="float">
            <text:p>-16.12481</text:p>
          </table:table-cell>
          <table:table-cell office:value-type="float" office:value="-0.001104515" calcext:value-type="float">
            <text:p>-0.00110451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5453" calcext:value-type="float">
            <text:p>-2.39545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7" calcext:value-type="float">
            <text:p>25092007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32.0343" calcext:value-type="float">
            <text:p>432.0343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1.1669" calcext:value-type="float">
            <text:p>991.1669</text:p>
          </table:table-cell>
          <table:table-cell office:value-type="float" office:value="120.7268" calcext:value-type="float">
            <text:p>120.7268</text:p>
          </table:table-cell>
          <table:table-cell office:value-type="float" office:value="0" calcext:value-type="float">
            <text:p>0</text:p>
          </table:table-cell>
          <table:table-cell office:value-type="float" office:value="0.1167847" calcext:value-type="float">
            <text:p>0.1167847</text:p>
          </table:table-cell>
          <table:table-cell office:value-type="float" office:value="0.2945614" calcext:value-type="float">
            <text:p>0.2945614</text:p>
          </table:table-cell>
          <table:table-cell office:value-type="float" office:value="0.2926283" calcext:value-type="float">
            <text:p>0.2926283</text:p>
          </table:table-cell>
          <table:table-cell office:value-type="float" office:value="0.2483551" calcext:value-type="float">
            <text:p>0.2483551</text:p>
          </table:table-cell>
          <table:table-cell office:value-type="float" office:value="0.2290413" calcext:value-type="float">
            <text:p>0.2290413</text:p>
          </table:table-cell>
          <table:table-cell office:value-type="float" office:value="0.1774297" calcext:value-type="float">
            <text:p>0.1774297</text:p>
          </table:table-cell>
          <table:table-cell office:value-type="float" office:value="0.2037881" calcext:value-type="float">
            <text:p>0.2037881</text:p>
          </table:table-cell>
          <table:table-cell office:value-type="float" office:value="0.2825001" calcext:value-type="float">
            <text:p>0.2825001</text:p>
          </table:table-cell>
          <table:table-cell office:value-type="float" office:value="0.2963543" calcext:value-type="float">
            <text:p>0.2963543</text:p>
          </table:table-cell>
          <table:table-cell office:value-type="float" office:value="0.3442437" calcext:value-type="float">
            <text:p>0.3442437</text:p>
          </table:table-cell>
          <table:table-cell office:value-type="float" office:value="0.3704149" calcext:value-type="float">
            <text:p>0.3704149</text:p>
          </table:table-cell>
          <table:table-cell office:value-type="float" office:value="0.3894438" calcext:value-type="float">
            <text:p>0.3894438</text:p>
          </table:table-cell>
          <table:table-cell office:value-type="float" office:value="0.4586841" calcext:value-type="float">
            <text:p>0.4586841</text:p>
          </table:table-cell>
          <table:table-cell office:value-type="float" office:value="0" calcext:value-type="float">
            <text:p>0</text:p>
          </table:table-cell>
          <table:table-cell office:value-type="float" office:value="1.96641E-015" calcext:value-type="float">
            <text:p>1.96641E-15</text:p>
          </table:table-cell>
          <table:table-cell office:value-type="float" office:value="1.931634E-015" calcext:value-type="float">
            <text:p>1.931634E-15</text:p>
          </table:table-cell>
          <table:table-cell office:value-type="float" office:value="1.913794E-015" calcext:value-type="float">
            <text:p>1.913794E-15</text:p>
          </table:table-cell>
          <table:table-cell office:value-type="float" office:value="9.647613E-016" calcext:value-type="float">
            <text:p>9.647613E-16</text:p>
          </table:table-cell>
          <table:table-cell office:value-type="float" office:value="1.021916E-015" calcext:value-type="float">
            <text:p>1.021916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81638" calcext:value-type="float">
            <text:p>-51.81638</text:p>
          </table:table-cell>
          <table:table-cell office:value-type="float" office:value="-0.04081224" calcext:value-type="float">
            <text:p>-0.04081224</text:p>
          </table:table-cell>
          <table:table-cell office:value-type="float" office:value="-0.04289413" calcext:value-type="float">
            <text:p>-0.04289413</text:p>
          </table:table-cell>
          <table:table-cell office:value-type="float" office:value="-0.1522339" calcext:value-type="float">
            <text:p>-0.1522339</text:p>
          </table:table-cell>
          <table:table-cell office:value-type="float" office:value="-0.2839837" calcext:value-type="float">
            <text:p>-0.2839837</text:p>
          </table:table-cell>
          <table:table-cell office:value-type="float" office:value="-0.8043823" calcext:value-type="float">
            <text:p>-0.8043823</text:p>
          </table:table-cell>
          <table:table-cell office:value-type="float" office:value="-0.2278509" calcext:value-type="float">
            <text:p>-0.2278509</text:p>
          </table:table-cell>
          <table:table-cell office:value-type="float" office:value="-0.2569098" calcext:value-type="float">
            <text:p>-0.2569098</text:p>
          </table:table-cell>
          <table:table-cell office:value-type="float" office:value="-0.1403519" calcext:value-type="float">
            <text:p>-0.1403519</text:p>
          </table:table-cell>
          <table:table-cell office:value-type="float" office:value="-0.04091755" calcext:value-type="float">
            <text:p>-0.04091755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32.30895" calcext:value-type="float">
            <text:p>-32.30895</text:p>
          </table:table-cell>
          <table:table-cell office:value-type="float" office:value="-0.001105756" calcext:value-type="float">
            <text:p>-0.00110575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9926" calcext:value-type="float">
            <text:p>-2.39992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7" calcext:value-type="float">
            <text:p>26092007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32.3134" calcext:value-type="float">
            <text:p>432.3134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1.6973" calcext:value-type="float">
            <text:p>991.6973</text:p>
          </table:table-cell>
          <table:table-cell office:value-type="float" office:value="119.9175" calcext:value-type="float">
            <text:p>119.9175</text:p>
          </table:table-cell>
          <table:table-cell office:value-type="float" office:value="0" calcext:value-type="float">
            <text:p>0</text:p>
          </table:table-cell>
          <table:table-cell office:value-type="float" office:value="0.1147403" calcext:value-type="float">
            <text:p>0.1147403</text:p>
          </table:table-cell>
          <table:table-cell office:value-type="float" office:value="0.2879774" calcext:value-type="float">
            <text:p>0.2879774</text:p>
          </table:table-cell>
          <table:table-cell office:value-type="float" office:value="0.2857411" calcext:value-type="float">
            <text:p>0.2857411</text:p>
          </table:table-cell>
          <table:table-cell office:value-type="float" office:value="0.2521194" calcext:value-type="float">
            <text:p>0.2521194</text:p>
          </table:table-cell>
          <table:table-cell office:value-type="float" office:value="0.2334915" calcext:value-type="float">
            <text:p>0.2334915</text:p>
          </table:table-cell>
          <table:table-cell office:value-type="float" office:value="0.1783501" calcext:value-type="float">
            <text:p>0.1783501</text:p>
          </table:table-cell>
          <table:table-cell office:value-type="float" office:value="0.2031664" calcext:value-type="float">
            <text:p>0.2031664</text:p>
          </table:table-cell>
          <table:table-cell office:value-type="float" office:value="0.2827709" calcext:value-type="float">
            <text:p>0.2827709</text:p>
          </table:table-cell>
          <table:table-cell office:value-type="float" office:value="0.296459" calcext:value-type="float">
            <text:p>0.296459</text:p>
          </table:table-cell>
          <table:table-cell office:value-type="float" office:value="0.3444547" calcext:value-type="float">
            <text:p>0.3444547</text:p>
          </table:table-cell>
          <table:table-cell office:value-type="float" office:value="0.3706025" calcext:value-type="float">
            <text:p>0.3706025</text:p>
          </table:table-cell>
          <table:table-cell office:value-type="float" office:value="0.389545" calcext:value-type="float">
            <text:p>0.389545</text:p>
          </table:table-cell>
          <table:table-cell office:value-type="float" office:value="0.4610805" calcext:value-type="float">
            <text:p>0.4610805</text:p>
          </table:table-cell>
          <table:table-cell office:value-type="float" office:value="0" calcext:value-type="float">
            <text:p>0</text:p>
          </table:table-cell>
          <table:table-cell office:value-type="float" office:value="1.966575E-015" calcext:value-type="float">
            <text:p>1.966575E-15</text:p>
          </table:table-cell>
          <table:table-cell office:value-type="float" office:value="1.931618E-015" calcext:value-type="float">
            <text:p>1.931618E-15</text:p>
          </table:table-cell>
          <table:table-cell office:value-type="float" office:value="1.913781E-015" calcext:value-type="float">
            <text:p>1.913781E-15</text:p>
          </table:table-cell>
          <table:table-cell office:value-type="float" office:value="9.647633E-016" calcext:value-type="float">
            <text:p>9.647633E-16</text:p>
          </table:table-cell>
          <table:table-cell office:value-type="float" office:value="1.021902E-015" calcext:value-type="float">
            <text:p>1.021902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9E-016" calcext:value-type="float">
            <text:p>9.679279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54313" calcext:value-type="float">
            <text:p>-59.54313</text:p>
          </table:table-cell>
          <table:table-cell office:value-type="float" office:value="-0.04856883" calcext:value-type="float">
            <text:p>-0.04856883</text:p>
          </table:table-cell>
          <table:table-cell office:value-type="float" office:value="-0.05155042" calcext:value-type="float">
            <text:p>-0.05155042</text:p>
          </table:table-cell>
          <table:table-cell office:value-type="float" office:value="-0.1355191" calcext:value-type="float">
            <text:p>-0.1355191</text:p>
          </table:table-cell>
          <table:table-cell office:value-type="float" office:value="-0.2447533" calcext:value-type="float">
            <text:p>-0.2447533</text:p>
          </table:table-cell>
          <table:table-cell office:value-type="float" office:value="-0.7731861" calcext:value-type="float">
            <text:p>-0.7731861</text:p>
          </table:table-cell>
          <table:table-cell office:value-type="float" office:value="-0.2328593" calcext:value-type="float">
            <text:p>-0.2328593</text:p>
          </table:table-cell>
          <table:table-cell office:value-type="float" office:value="-0.2547597" calcext:value-type="float">
            <text:p>-0.2547597</text:p>
          </table:table-cell>
          <table:table-cell office:value-type="float" office:value="-0.1398891" calcext:value-type="float">
            <text:p>-0.1398891</text:p>
          </table:table-cell>
          <table:table-cell office:value-type="float" office:value="-0.04067617" calcext:value-type="float">
            <text:p>-0.0406761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38.77449" calcext:value-type="float">
            <text:p>-38.77449</text:p>
          </table:table-cell>
          <table:table-cell office:value-type="float" office:value="-0.00110712" calcext:value-type="float">
            <text:p>-0.0011071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77907" calcext:value-type="float">
            <text:p>-2.37790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7" calcext:value-type="float">
            <text:p>27092007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32.6217" calcext:value-type="float">
            <text:p>432.6217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1.6611" calcext:value-type="float">
            <text:p>991.6611</text:p>
          </table:table-cell>
          <table:table-cell office:value-type="float" office:value="119.6459" calcext:value-type="float">
            <text:p>119.6459</text:p>
          </table:table-cell>
          <table:table-cell office:value-type="float" office:value="0" calcext:value-type="float">
            <text:p>0</text:p>
          </table:table-cell>
          <table:table-cell office:value-type="float" office:value="0.1138794" calcext:value-type="float">
            <text:p>0.1138794</text:p>
          </table:table-cell>
          <table:table-cell office:value-type="float" office:value="0.2815027" calcext:value-type="float">
            <text:p>0.2815027</text:p>
          </table:table-cell>
          <table:table-cell office:value-type="float" office:value="0.2787479" calcext:value-type="float">
            <text:p>0.2787479</text:p>
          </table:table-cell>
          <table:table-cell office:value-type="float" office:value="0.2550396" calcext:value-type="float">
            <text:p>0.2550396</text:p>
          </table:table-cell>
          <table:table-cell office:value-type="float" office:value="0.2380527" calcext:value-type="float">
            <text:p>0.2380527</text:p>
          </table:table-cell>
          <table:table-cell office:value-type="float" office:value="0.1793836" calcext:value-type="float">
            <text:p>0.1793836</text:p>
          </table:table-cell>
          <table:table-cell office:value-type="float" office:value="0.2025337" calcext:value-type="float">
            <text:p>0.2025337</text:p>
          </table:table-cell>
          <table:table-cell office:value-type="float" office:value="0.2830226" calcext:value-type="float">
            <text:p>0.2830226</text:p>
          </table:table-cell>
          <table:table-cell office:value-type="float" office:value="0.2965601" calcext:value-type="float">
            <text:p>0.2965601</text:p>
          </table:table-cell>
          <table:table-cell office:value-type="float" office:value="0.3446594" calcext:value-type="float">
            <text:p>0.3446594</text:p>
          </table:table-cell>
          <table:table-cell office:value-type="float" office:value="0.370772" calcext:value-type="float">
            <text:p>0.370772</text:p>
          </table:table-cell>
          <table:table-cell office:value-type="float" office:value="0.3895665" calcext:value-type="float">
            <text:p>0.3895665</text:p>
          </table:table-cell>
          <table:table-cell office:value-type="float" office:value="0.462176" calcext:value-type="float">
            <text:p>0.462176</text:p>
          </table:table-cell>
          <table:table-cell office:value-type="float" office:value="0" calcext:value-type="float">
            <text:p>0</text:p>
          </table:table-cell>
          <table:table-cell office:value-type="float" office:value="1.966773E-015" calcext:value-type="float">
            <text:p>1.966773E-15</text:p>
          </table:table-cell>
          <table:table-cell office:value-type="float" office:value="1.9316E-015" calcext:value-type="float">
            <text:p>1.9316E-15</text:p>
          </table:table-cell>
          <table:table-cell office:value-type="float" office:value="1.913764E-015" calcext:value-type="float">
            <text:p>1.913764E-15</text:p>
          </table:table-cell>
          <table:table-cell office:value-type="float" office:value="9.647661E-016" calcext:value-type="float">
            <text:p>9.647661E-16</text:p>
          </table:table-cell>
          <table:table-cell office:value-type="float" office:value="1.021887E-015" calcext:value-type="float">
            <text:p>1.021887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9E-016" calcext:value-type="float">
            <text:p>9.679279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49011" calcext:value-type="float">
            <text:p>-62.49011</text:p>
          </table:table-cell>
          <table:table-cell office:value-type="float" office:value="-0.05786572" calcext:value-type="float">
            <text:p>-0.05786572</text:p>
          </table:table-cell>
          <table:table-cell office:value-type="float" office:value="-0.06237601" calcext:value-type="float">
            <text:p>-0.06237601</text:p>
          </table:table-cell>
          <table:table-cell office:value-type="float" office:value="-0.1239979" calcext:value-type="float">
            <text:p>-0.1239979</text:p>
          </table:table-cell>
          <table:table-cell office:value-type="float" office:value="-0.2109348" calcext:value-type="float">
            <text:p>-0.2109348</text:p>
          </table:table-cell>
          <table:table-cell office:value-type="float" office:value="-0.7396975" calcext:value-type="float">
            <text:p>-0.7396975</text:p>
          </table:table-cell>
          <table:table-cell office:value-type="float" office:value="-0.2381015" calcext:value-type="float">
            <text:p>-0.2381015</text:p>
          </table:table-cell>
          <table:table-cell office:value-type="float" office:value="-0.2527785" calcext:value-type="float">
            <text:p>-0.2527785</text:p>
          </table:table-cell>
          <table:table-cell office:value-type="float" office:value="-0.1394441" calcext:value-type="float">
            <text:p>-0.1394441</text:p>
          </table:table-cell>
          <table:table-cell office:value-type="float" office:value="-0.04044356" calcext:value-type="float">
            <text:p>-0.04044356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44.438" calcext:value-type="float">
            <text:p>-44.438</text:p>
          </table:table-cell>
          <table:table-cell office:value-type="float" office:value="-0.001108715" calcext:value-type="float">
            <text:p>-0.00110871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7356" calcext:value-type="float">
            <text:p>-2.38735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7" calcext:value-type="float">
            <text:p>28092007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32.9219" calcext:value-type="float">
            <text:p>432.9219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1.361" calcext:value-type="float">
            <text:p>991.361</text:p>
          </table:table-cell>
          <table:table-cell office:value-type="float" office:value="119.6459" calcext:value-type="float">
            <text:p>119.6459</text:p>
          </table:table-cell>
          <table:table-cell office:value-type="float" office:value="0" calcext:value-type="float">
            <text:p>0</text:p>
          </table:table-cell>
          <table:table-cell office:value-type="float" office:value="0.1139801" calcext:value-type="float">
            <text:p>0.1139801</text:p>
          </table:table-cell>
          <table:table-cell office:value-type="float" office:value="0.2756122" calcext:value-type="float">
            <text:p>0.2756122</text:p>
          </table:table-cell>
          <table:table-cell office:value-type="float" office:value="0.2732899" calcext:value-type="float">
            <text:p>0.2732899</text:p>
          </table:table-cell>
          <table:table-cell office:value-type="float" office:value="0.2562473" calcext:value-type="float">
            <text:p>0.2562473</text:p>
          </table:table-cell>
          <table:table-cell office:value-type="float" office:value="0.2420852" calcext:value-type="float">
            <text:p>0.2420852</text:p>
          </table:table-cell>
          <table:table-cell office:value-type="float" office:value="0.1803691" calcext:value-type="float">
            <text:p>0.1803691</text:p>
          </table:table-cell>
          <table:table-cell office:value-type="float" office:value="0.2019956" calcext:value-type="float">
            <text:p>0.2019956</text:p>
          </table:table-cell>
          <table:table-cell office:value-type="float" office:value="0.2832566" calcext:value-type="float">
            <text:p>0.2832566</text:p>
          </table:table-cell>
          <table:table-cell office:value-type="float" office:value="0.2966605" calcext:value-type="float">
            <text:p>0.2966605</text:p>
          </table:table-cell>
          <table:table-cell office:value-type="float" office:value="0.3448572" calcext:value-type="float">
            <text:p>0.3448572</text:p>
          </table:table-cell>
          <table:table-cell office:value-type="float" office:value="0.3709245" calcext:value-type="float">
            <text:p>0.3709245</text:p>
          </table:table-cell>
          <table:table-cell office:value-type="float" office:value="0.3895456" calcext:value-type="float">
            <text:p>0.389545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66989E-015" calcext:value-type="float">
            <text:p>1.966989E-15</text:p>
          </table:table-cell>
          <table:table-cell office:value-type="float" office:value="1.931579E-015" calcext:value-type="float">
            <text:p>1.931579E-15</text:p>
          </table:table-cell>
          <table:table-cell office:value-type="float" office:value="1.913744E-015" calcext:value-type="float">
            <text:p>1.913744E-15</text:p>
          </table:table-cell>
          <table:table-cell office:value-type="float" office:value="9.64769E-016" calcext:value-type="float">
            <text:p>9.64769E-16</text:p>
          </table:table-cell>
          <table:table-cell office:value-type="float" office:value="1.021872E-015" calcext:value-type="float">
            <text:p>1.021872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7E-034" calcext:value-type="float">
            <text:p>2.9421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43346" calcext:value-type="float">
            <text:p>-62.43346</text:p>
          </table:table-cell>
          <table:table-cell office:value-type="float" office:value="-0.06811237" calcext:value-type="float">
            <text:p>-0.06811237</text:p>
          </table:table-cell>
          <table:table-cell office:value-type="float" office:value="-0.07266052" calcext:value-type="float">
            <text:p>-0.07266052</text:p>
          </table:table-cell>
          <table:table-cell office:value-type="float" office:value="-0.1195049" calcext:value-type="float">
            <text:p>-0.1195049</text:p>
          </table:table-cell>
          <table:table-cell office:value-type="float" office:value="-0.1853316" calcext:value-type="float">
            <text:p>-0.1853316</text:p>
          </table:table-cell>
          <table:table-cell office:value-type="float" office:value="-0.7092901" calcext:value-type="float">
            <text:p>-0.7092901</text:p>
          </table:table-cell>
          <table:table-cell office:value-type="float" office:value="-0.2426625" calcext:value-type="float">
            <text:p>-0.2426625</text:p>
          </table:table-cell>
          <table:table-cell office:value-type="float" office:value="-0.2509519" calcext:value-type="float">
            <text:p>-0.2509519</text:p>
          </table:table-cell>
          <table:table-cell office:value-type="float" office:value="-0.1390035" calcext:value-type="float">
            <text:p>-0.1390035</text:p>
          </table:table-cell>
          <table:table-cell office:value-type="float" office:value="-0.04022038" calcext:value-type="float">
            <text:p>-0.04022038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40.03849" calcext:value-type="float">
            <text:p>-40.03849</text:p>
          </table:table-cell>
          <table:table-cell office:value-type="float" office:value="-0.00111025" calcext:value-type="float">
            <text:p>-0.0011102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3933" calcext:value-type="float">
            <text:p>-2.39393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7" calcext:value-type="float">
            <text:p>29092007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33.1509" calcext:value-type="float">
            <text:p>433.1509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1.132" calcext:value-type="float">
            <text:p>991.132</text:p>
          </table:table-cell>
          <table:table-cell office:value-type="float" office:value="119.6459" calcext:value-type="float">
            <text:p>119.6459</text:p>
          </table:table-cell>
          <table:table-cell office:value-type="float" office:value="0" calcext:value-type="float">
            <text:p>0</text:p>
          </table:table-cell>
          <table:table-cell office:value-type="float" office:value="0.1160054" calcext:value-type="float">
            <text:p>0.1160054</text:p>
          </table:table-cell>
          <table:table-cell office:value-type="float" office:value="0.2709518" calcext:value-type="float">
            <text:p>0.2709518</text:p>
          </table:table-cell>
          <table:table-cell office:value-type="float" office:value="0.2691425" calcext:value-type="float">
            <text:p>0.2691425</text:p>
          </table:table-cell>
          <table:table-cell office:value-type="float" office:value="0.2565562" calcext:value-type="float">
            <text:p>0.2565562</text:p>
          </table:table-cell>
          <table:table-cell office:value-type="float" office:value="0.2454199" calcext:value-type="float">
            <text:p>0.2454199</text:p>
          </table:table-cell>
          <table:table-cell office:value-type="float" office:value="0.1813174" calcext:value-type="float">
            <text:p>0.1813174</text:p>
          </table:table-cell>
          <table:table-cell office:value-type="float" office:value="0.2015266" calcext:value-type="float">
            <text:p>0.2015266</text:p>
          </table:table-cell>
          <table:table-cell office:value-type="float" office:value="0.2834783" calcext:value-type="float">
            <text:p>0.2834783</text:p>
          </table:table-cell>
          <table:table-cell office:value-type="float" office:value="0.2967648" calcext:value-type="float">
            <text:p>0.2967648</text:p>
          </table:table-cell>
          <table:table-cell office:value-type="float" office:value="0.3450552" calcext:value-type="float">
            <text:p>0.3450552</text:p>
          </table:table-cell>
          <table:table-cell office:value-type="float" office:value="0.371065" calcext:value-type="float">
            <text:p>0.371065</text:p>
          </table:table-cell>
          <table:table-cell office:value-type="float" office:value="0.389506" calcext:value-type="float">
            <text:p>0.38950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67191E-015" calcext:value-type="float">
            <text:p>1.967191E-15</text:p>
          </table:table-cell>
          <table:table-cell office:value-type="float" office:value="1.93156E-015" calcext:value-type="float">
            <text:p>1.93156E-15</text:p>
          </table:table-cell>
          <table:table-cell office:value-type="float" office:value="1.913725E-015" calcext:value-type="float">
            <text:p>1.913725E-15</text:p>
          </table:table-cell>
          <table:table-cell office:value-type="float" office:value="9.647729E-016" calcext:value-type="float">
            <text:p>9.647729E-16</text:p>
          </table:table-cell>
          <table:table-cell office:value-type="float" office:value="1.021855E-015" calcext:value-type="float">
            <text:p>1.021855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7616" calcext:value-type="float">
            <text:p>-54.7616</text:p>
          </table:table-cell>
          <table:table-cell office:value-type="float" office:value="-0.07767741" calcext:value-type="float">
            <text:p>-0.07767741</text:p>
          </table:table-cell>
          <table:table-cell office:value-type="float" office:value="-0.08176369" calcext:value-type="float">
            <text:p>-0.08176369</text:p>
          </table:table-cell>
          <table:table-cell office:value-type="float" office:value="-0.1183868" calcext:value-type="float">
            <text:p>-0.1183868</text:p>
          </table:table-cell>
          <table:table-cell office:value-type="float" office:value="-0.1667218" calcext:value-type="float">
            <text:p>-0.1667218</text:p>
          </table:table-cell>
          <table:table-cell office:value-type="float" office:value="-0.6813573" calcext:value-type="float">
            <text:p>-0.6813573</text:p>
          </table:table-cell>
          <table:table-cell office:value-type="float" office:value="-0.2467192" calcext:value-type="float">
            <text:p>-0.2467192</text:p>
          </table:table-cell>
          <table:table-cell office:value-type="float" office:value="-0.2492358" calcext:value-type="float">
            <text:p>-0.2492358</text:p>
          </table:table-cell>
          <table:table-cell office:value-type="float" office:value="-0.1385479" calcext:value-type="float">
            <text:p>-0.1385479</text:p>
          </table:table-cell>
          <table:table-cell office:value-type="float" office:value="-0.03999811" calcext:value-type="float">
            <text:p>-0.03999811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32.20998" calcext:value-type="float">
            <text:p>-32.20998</text:p>
          </table:table-cell>
          <table:table-cell office:value-type="float" office:value="-0.001111621" calcext:value-type="float">
            <text:p>-0.00111162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8447" calcext:value-type="float">
            <text:p>-2.39844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7" calcext:value-type="float">
            <text:p>30092007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33.4701" calcext:value-type="float">
            <text:p>433.4701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1.3593" calcext:value-type="float">
            <text:p>991.3593</text:p>
          </table:table-cell>
          <table:table-cell office:value-type="float" office:value="119.0997" calcext:value-type="float">
            <text:p>119.0997</text:p>
          </table:table-cell>
          <table:table-cell office:value-type="float" office:value="0" calcext:value-type="float">
            <text:p>0</text:p>
          </table:table-cell>
          <table:table-cell office:value-type="float" office:value="0.1136325" calcext:value-type="float">
            <text:p>0.1136325</text:p>
          </table:table-cell>
          <table:table-cell office:value-type="float" office:value="0.2666731" calcext:value-type="float">
            <text:p>0.2666731</text:p>
          </table:table-cell>
          <table:table-cell office:value-type="float" office:value="0.2655579" calcext:value-type="float">
            <text:p>0.2655579</text:p>
          </table:table-cell>
          <table:table-cell office:value-type="float" office:value="0.2562059" calcext:value-type="float">
            <text:p>0.2562059</text:p>
          </table:table-cell>
          <table:table-cell office:value-type="float" office:value="0.2474418" calcext:value-type="float">
            <text:p>0.2474418</text:p>
          </table:table-cell>
          <table:table-cell office:value-type="float" office:value="0.1822195" calcext:value-type="float">
            <text:p>0.1822195</text:p>
          </table:table-cell>
          <table:table-cell office:value-type="float" office:value="0.2011164" calcext:value-type="float">
            <text:p>0.2011164</text:p>
          </table:table-cell>
          <table:table-cell office:value-type="float" office:value="0.2836873" calcext:value-type="float">
            <text:p>0.2836873</text:p>
          </table:table-cell>
          <table:table-cell office:value-type="float" office:value="0.2968648" calcext:value-type="float">
            <text:p>0.2968648</text:p>
          </table:table-cell>
          <table:table-cell office:value-type="float" office:value="0.345246" calcext:value-type="float">
            <text:p>0.345246</text:p>
          </table:table-cell>
          <table:table-cell office:value-type="float" office:value="0.37119" calcext:value-type="float">
            <text:p>0.37119</text:p>
          </table:table-cell>
          <table:table-cell office:value-type="float" office:value="0.3895266" calcext:value-type="float">
            <text:p>0.3895266</text:p>
          </table:table-cell>
          <table:table-cell office:value-type="float" office:value="0.4619284" calcext:value-type="float">
            <text:p>0.4619284</text:p>
          </table:table-cell>
          <table:table-cell office:value-type="float" office:value="0" calcext:value-type="float">
            <text:p>0</text:p>
          </table:table-cell>
          <table:table-cell office:value-type="float" office:value="1.967392E-015" calcext:value-type="float">
            <text:p>1.967392E-15</text:p>
          </table:table-cell>
          <table:table-cell office:value-type="float" office:value="1.931542E-015" calcext:value-type="float">
            <text:p>1.931542E-15</text:p>
          </table:table-cell>
          <table:table-cell office:value-type="float" office:value="1.913706E-015" calcext:value-type="float">
            <text:p>1.913706E-15</text:p>
          </table:table-cell>
          <table:table-cell office:value-type="float" office:value="9.647767E-016" calcext:value-type="float">
            <text:p>9.647767E-16</text:p>
          </table:table-cell>
          <table:table-cell office:value-type="float" office:value="1.021838E-015" calcext:value-type="float">
            <text:p>1.021838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9E-016" calcext:value-type="float">
            <text:p>9.679279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58336" calcext:value-type="float">
            <text:p>-63.58336</text:p>
          </table:table-cell>
          <table:table-cell office:value-type="float" office:value="-0.08781523" calcext:value-type="float">
            <text:p>-0.08781523</text:p>
          </table:table-cell>
          <table:table-cell office:value-type="float" office:value="-0.0906595" calcext:value-type="float">
            <text:p>-0.0906595</text:p>
          </table:table-cell>
          <table:table-cell office:value-type="float" office:value="-0.1196132" calcext:value-type="float">
            <text:p>-0.1196132</text:p>
          </table:table-cell>
          <table:table-cell office:value-type="float" office:value="-0.1565037" calcext:value-type="float">
            <text:p>-0.1565037</text:p>
          </table:table-cell>
          <table:table-cell office:value-type="float" office:value="-0.6559336" calcext:value-type="float">
            <text:p>-0.6559336</text:p>
          </table:table-cell>
          <table:table-cell office:value-type="float" office:value="-0.250331" calcext:value-type="float">
            <text:p>-0.250331</text:p>
          </table:table-cell>
          <table:table-cell office:value-type="float" office:value="-0.2476292" calcext:value-type="float">
            <text:p>-0.2476292</text:p>
          </table:table-cell>
          <table:table-cell office:value-type="float" office:value="-0.138112" calcext:value-type="float">
            <text:p>-0.138112</text:p>
          </table:table-cell>
          <table:table-cell office:value-type="float" office:value="-0.03978534" calcext:value-type="float">
            <text:p>-0.03978534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47.21108" calcext:value-type="float">
            <text:p>-47.21108</text:p>
          </table:table-cell>
          <table:table-cell office:value-type="float" office:value="-0.001112999" calcext:value-type="float">
            <text:p>-0.00111299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8345" calcext:value-type="float">
            <text:p>-2.38834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7" calcext:value-type="float">
            <text:p>1102007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33.851" calcext:value-type="float">
            <text:p>433.851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0.9781" calcext:value-type="float">
            <text:p>990.9781</text:p>
          </table:table-cell>
          <table:table-cell office:value-type="float" office:value="119.0997" calcext:value-type="float">
            <text:p>119.0997</text:p>
          </table:table-cell>
          <table:table-cell office:value-type="float" office:value="0" calcext:value-type="float">
            <text:p>0</text:p>
          </table:table-cell>
          <table:table-cell office:value-type="float" office:value="0.1117781" calcext:value-type="float">
            <text:p>0.1117781</text:p>
          </table:table-cell>
          <table:table-cell office:value-type="float" office:value="0.2624399" calcext:value-type="float">
            <text:p>0.2624399</text:p>
          </table:table-cell>
          <table:table-cell office:value-type="float" office:value="0.2621308" calcext:value-type="float">
            <text:p>0.2621308</text:p>
          </table:table-cell>
          <table:table-cell office:value-type="float" office:value="0.2551281" calcext:value-type="float">
            <text:p>0.2551281</text:p>
          </table:table-cell>
          <table:table-cell office:value-type="float" office:value="0.2484267" calcext:value-type="float">
            <text:p>0.2484267</text:p>
          </table:table-cell>
          <table:table-cell office:value-type="float" office:value="0.1831274" calcext:value-type="float">
            <text:p>0.1831274</text:p>
          </table:table-cell>
          <table:table-cell office:value-type="float" office:value="0.2007292" calcext:value-type="float">
            <text:p>0.2007292</text:p>
          </table:table-cell>
          <table:table-cell office:value-type="float" office:value="0.2838848" calcext:value-type="float">
            <text:p>0.2838848</text:p>
          </table:table-cell>
          <table:table-cell office:value-type="float" office:value="0.2969553" calcext:value-type="float">
            <text:p>0.2969553</text:p>
          </table:table-cell>
          <table:table-cell office:value-type="float" office:value="0.3454254" calcext:value-type="float">
            <text:p>0.3454254</text:p>
          </table:table-cell>
          <table:table-cell office:value-type="float" office:value="0.3713008" calcext:value-type="float">
            <text:p>0.3713008</text:p>
          </table:table-cell>
          <table:table-cell office:value-type="float" office:value="0.3895299" calcext:value-type="float">
            <text:p>0.3895299</text:p>
          </table:table-cell>
          <table:table-cell office:value-type="float" office:value="0.462084" calcext:value-type="float">
            <text:p>0.462084</text:p>
          </table:table-cell>
          <table:table-cell office:value-type="float" office:value="0" calcext:value-type="float">
            <text:p>0</text:p>
          </table:table-cell>
          <table:table-cell office:value-type="float" office:value="1.967619E-015" calcext:value-type="float">
            <text:p>1.967619E-15</text:p>
          </table:table-cell>
          <table:table-cell office:value-type="float" office:value="1.931521E-015" calcext:value-type="float">
            <text:p>1.931521E-15</text:p>
          </table:table-cell>
          <table:table-cell office:value-type="float" office:value="1.913684E-015" calcext:value-type="float">
            <text:p>1.913684E-15</text:p>
          </table:table-cell>
          <table:table-cell office:value-type="float" office:value="9.647801E-016" calcext:value-type="float">
            <text:p>9.647801E-16</text:p>
          </table:table-cell>
          <table:table-cell office:value-type="float" office:value="1.021822E-015" calcext:value-type="float">
            <text:p>1.021822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7E-034" calcext:value-type="float">
            <text:p>2.9421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37669" calcext:value-type="float">
            <text:p>-72.37669</text:p>
          </table:table-cell>
          <table:table-cell office:value-type="float" office:value="-0.09933347" calcext:value-type="float">
            <text:p>-0.09933347</text:p>
          </table:table-cell>
          <table:table-cell office:value-type="float" office:value="-0.1002005" calcext:value-type="float">
            <text:p>-0.1002005</text:p>
          </table:table-cell>
          <table:table-cell office:value-type="float" office:value="-0.1235444" calcext:value-type="float">
            <text:p>-0.1235444</text:p>
          </table:table-cell>
          <table:table-cell office:value-type="float" office:value="-0.1517249" calcext:value-type="float">
            <text:p>-0.1517249</text:p>
          </table:table-cell>
          <table:table-cell office:value-type="float" office:value="-0.6314784" calcext:value-type="float">
            <text:p>-0.6314784</text:p>
          </table:table-cell>
          <table:table-cell office:value-type="float" office:value="-0.2537856" calcext:value-type="float">
            <text:p>-0.2537856</text:p>
          </table:table-cell>
          <table:table-cell office:value-type="float" office:value="-0.2461216" calcext:value-type="float">
            <text:p>-0.2461216</text:p>
          </table:table-cell>
          <table:table-cell office:value-type="float" office:value="-0.1377192" calcext:value-type="float">
            <text:p>-0.1377192</text:p>
          </table:table-cell>
          <table:table-cell office:value-type="float" office:value="-0.03958628" calcext:value-type="float">
            <text:p>-0.03958628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53.69353" calcext:value-type="float">
            <text:p>-53.69353</text:p>
          </table:table-cell>
          <table:table-cell office:value-type="float" office:value="-0.001114486" calcext:value-type="float">
            <text:p>-0.00111448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4497" calcext:value-type="float">
            <text:p>-2.39449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7" calcext:value-type="float">
            <text:p>2102007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34.3293" calcext:value-type="float">
            <text:p>434.3293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0.6428" calcext:value-type="float">
            <text:p>990.6428</text:p>
          </table:table-cell>
          <table:table-cell office:value-type="float" office:value="118.9569" calcext:value-type="float">
            <text:p>118.9569</text:p>
          </table:table-cell>
          <table:table-cell office:value-type="float" office:value="0" calcext:value-type="float">
            <text:p>0</text:p>
          </table:table-cell>
          <table:table-cell office:value-type="float" office:value="0.1057294" calcext:value-type="float">
            <text:p>0.1057294</text:p>
          </table:table-cell>
          <table:table-cell office:value-type="float" office:value="0.2584237" calcext:value-type="float">
            <text:p>0.2584237</text:p>
          </table:table-cell>
          <table:table-cell office:value-type="float" office:value="0.2587897" calcext:value-type="float">
            <text:p>0.2587897</text:p>
          </table:table-cell>
          <table:table-cell office:value-type="float" office:value="0.253668" calcext:value-type="float">
            <text:p>0.253668</text:p>
          </table:table-cell>
          <table:table-cell office:value-type="float" office:value="0.2480927" calcext:value-type="float">
            <text:p>0.2480927</text:p>
          </table:table-cell>
          <table:table-cell office:value-type="float" office:value="0.1841241" calcext:value-type="float">
            <text:p>0.1841241</text:p>
          </table:table-cell>
          <table:table-cell office:value-type="float" office:value="0.2003157" calcext:value-type="float">
            <text:p>0.2003157</text:p>
          </table:table-cell>
          <table:table-cell office:value-type="float" office:value="0.2840689" calcext:value-type="float">
            <text:p>0.2840689</text:p>
          </table:table-cell>
          <table:table-cell office:value-type="float" office:value="0.2970374" calcext:value-type="float">
            <text:p>0.2970374</text:p>
          </table:table-cell>
          <table:table-cell office:value-type="float" office:value="0.345596" calcext:value-type="float">
            <text:p>0.345596</text:p>
          </table:table-cell>
          <table:table-cell office:value-type="float" office:value="0.3713978" calcext:value-type="float">
            <text:p>0.3713978</text:p>
          </table:table-cell>
          <table:table-cell office:value-type="float" office:value="0.3895657" calcext:value-type="float">
            <text:p>0.3895657</text:p>
          </table:table-cell>
          <table:table-cell office:value-type="float" office:value="0.4558351" calcext:value-type="float">
            <text:p>0.4558351</text:p>
          </table:table-cell>
          <table:table-cell office:value-type="float" office:value="0" calcext:value-type="float">
            <text:p>0</text:p>
          </table:table-cell>
          <table:table-cell office:value-type="float" office:value="1.967862E-015" calcext:value-type="float">
            <text:p>1.967862E-15</text:p>
          </table:table-cell>
          <table:table-cell office:value-type="float" office:value="1.931498E-015" calcext:value-type="float">
            <text:p>1.931498E-15</text:p>
          </table:table-cell>
          <table:table-cell office:value-type="float" office:value="1.913659E-015" calcext:value-type="float">
            <text:p>1.913659E-15</text:p>
          </table:table-cell>
          <table:table-cell office:value-type="float" office:value="9.647849E-016" calcext:value-type="float">
            <text:p>9.647849E-16</text:p>
          </table:table-cell>
          <table:table-cell office:value-type="float" office:value="1.021804E-015" calcext:value-type="float">
            <text:p>1.021804E-15</text:p>
          </table:table-cell>
          <table:table-cell office:value-type="float" office:value="1.938728E-015" calcext:value-type="float">
            <text:p>1.938728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9E-016" calcext:value-type="float">
            <text:p>9.679279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5536" calcext:value-type="float">
            <text:p>-111.5536</text:p>
          </table:table-cell>
          <table:table-cell office:value-type="float" office:value="-0.1118538" calcext:value-type="float">
            <text:p>-0.1118538</text:p>
          </table:table-cell>
          <table:table-cell office:value-type="float" office:value="-0.1105953" calcext:value-type="float">
            <text:p>-0.1105953</text:p>
          </table:table-cell>
          <table:table-cell office:value-type="float" office:value="-0.1291068" calcext:value-type="float">
            <text:p>-0.1291068</text:p>
          </table:table-cell>
          <table:table-cell office:value-type="float" office:value="-0.1532707" calcext:value-type="float">
            <text:p>-0.1532707</text:p>
          </table:table-cell>
          <table:table-cell office:value-type="float" office:value="-0.6057479" calcext:value-type="float">
            <text:p>-0.6057479</text:p>
          </table:table-cell>
          <table:table-cell office:value-type="float" office:value="-0.2575471" calcext:value-type="float">
            <text:p>-0.2575471</text:p>
          </table:table-cell>
          <table:table-cell office:value-type="float" office:value="-0.2447259" calcext:value-type="float">
            <text:p>-0.2447259</text:p>
          </table:table-cell>
          <table:table-cell office:value-type="float" office:value="-0.1373634" calcext:value-type="float">
            <text:p>-0.1373634</text:p>
          </table:table-cell>
          <table:table-cell office:value-type="float" office:value="-0.03939795" calcext:value-type="float">
            <text:p>-0.03939795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91.4207" calcext:value-type="float">
            <text:p>-91.4207</text:p>
          </table:table-cell>
          <table:table-cell office:value-type="float" office:value="-0.001115973" calcext:value-type="float">
            <text:p>-0.00111597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41161" calcext:value-type="float">
            <text:p>-2.34116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7" calcext:value-type="float">
            <text:p>3102007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34.4991" calcext:value-type="float">
            <text:p>434.4991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1.3031" calcext:value-type="float">
            <text:p>991.3031</text:p>
          </table:table-cell>
          <table:table-cell office:value-type="float" office:value="118.127" calcext:value-type="float">
            <text:p>118.127</text:p>
          </table:table-cell>
          <table:table-cell office:value-type="float" office:value="0" calcext:value-type="float">
            <text:p>0</text:p>
          </table:table-cell>
          <table:table-cell office:value-type="float" office:value="0.1120591" calcext:value-type="float">
            <text:p>0.1120591</text:p>
          </table:table-cell>
          <table:table-cell office:value-type="float" office:value="0.2560197" calcext:value-type="float">
            <text:p>0.2560197</text:p>
          </table:table-cell>
          <table:table-cell office:value-type="float" office:value="0.2565268" calcext:value-type="float">
            <text:p>0.2565268</text:p>
          </table:table-cell>
          <table:table-cell office:value-type="float" office:value="0.2526305" calcext:value-type="float">
            <text:p>0.2526305</text:p>
          </table:table-cell>
          <table:table-cell office:value-type="float" office:value="0.2481997" calcext:value-type="float">
            <text:p>0.2481997</text:p>
          </table:table-cell>
          <table:table-cell office:value-type="float" office:value="0.1850642" calcext:value-type="float">
            <text:p>0.1850642</text:p>
          </table:table-cell>
          <table:table-cell office:value-type="float" office:value="0.1999743" calcext:value-type="float">
            <text:p>0.1999743</text:p>
          </table:table-cell>
          <table:table-cell office:value-type="float" office:value="0.2842471" calcext:value-type="float">
            <text:p>0.2842471</text:p>
          </table:table-cell>
          <table:table-cell office:value-type="float" office:value="0.2971367" calcext:value-type="float">
            <text:p>0.2971367</text:p>
          </table:table-cell>
          <table:table-cell office:value-type="float" office:value="0.3457734" calcext:value-type="float">
            <text:p>0.3457734</text:p>
          </table:table-cell>
          <table:table-cell office:value-type="float" office:value="0.3715083" calcext:value-type="float">
            <text:p>0.3715083</text:p>
          </table:table-cell>
          <table:table-cell office:value-type="float" office:value="0.3898447" calcext:value-type="float">
            <text:p>0.3898447</text:p>
          </table:table-cell>
          <table:table-cell office:value-type="float" office:value="0.4587992" calcext:value-type="float">
            <text:p>0.4587992</text:p>
          </table:table-cell>
          <table:table-cell office:value-type="float" office:value="0" calcext:value-type="float">
            <text:p>0</text:p>
          </table:table-cell>
          <table:table-cell office:value-type="float" office:value="1.968082E-015" calcext:value-type="float">
            <text:p>1.968082E-15</text:p>
          </table:table-cell>
          <table:table-cell office:value-type="float" office:value="1.931476E-015" calcext:value-type="float">
            <text:p>1.931476E-15</text:p>
          </table:table-cell>
          <table:table-cell office:value-type="float" office:value="1.913639E-015" calcext:value-type="float">
            <text:p>1.913639E-15</text:p>
          </table:table-cell>
          <table:table-cell office:value-type="float" office:value="9.647889E-016" calcext:value-type="float">
            <text:p>9.647889E-16</text:p>
          </table:table-cell>
          <table:table-cell office:value-type="float" office:value="1.021787E-015" calcext:value-type="float">
            <text:p>1.021787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33216" calcext:value-type="float">
            <text:p>-70.33216</text:p>
          </table:table-cell>
          <table:table-cell office:value-type="float" office:value="-0.1202348" calcext:value-type="float">
            <text:p>-0.1202348</text:p>
          </table:table-cell>
          <table:table-cell office:value-type="float" office:value="-0.1183733" calcext:value-type="float">
            <text:p>-0.1183733</text:p>
          </table:table-cell>
          <table:table-cell office:value-type="float" office:value="-0.1332614" calcext:value-type="float">
            <text:p>-0.1332614</text:p>
          </table:table-cell>
          <table:table-cell office:value-type="float" office:value="-0.1527398" calcext:value-type="float">
            <text:p>-0.1527398</text:p>
          </table:table-cell>
          <table:table-cell office:value-type="float" office:value="-0.5825636" calcext:value-type="float">
            <text:p>-0.5825636</text:p>
          </table:table-cell>
          <table:table-cell office:value-type="float" office:value="-0.2607012" calcext:value-type="float">
            <text:p>-0.2607012</text:p>
          </table:table-cell>
          <table:table-cell office:value-type="float" office:value="-0.2433834" calcext:value-type="float">
            <text:p>-0.2433834</text:p>
          </table:table-cell>
          <table:table-cell office:value-type="float" office:value="-0.1369354" calcext:value-type="float">
            <text:p>-0.1369354</text:p>
          </table:table-cell>
          <table:table-cell office:value-type="float" office:value="-0.03920349" calcext:value-type="float">
            <text:p>-0.03920349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52.39545" calcext:value-type="float">
            <text:p>-52.39545</text:p>
          </table:table-cell>
          <table:table-cell office:value-type="float" office:value="-0.001117218" calcext:value-type="float">
            <text:p>-0.00111721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57543" calcext:value-type="float">
            <text:p>-2.35754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7" calcext:value-type="float">
            <text:p>4102007</text:p>
          </table:table-cell>
          <table:table-cell office:value-type="float" office:value="534.6605" calcext:value-type="float">
            <text:p>534.6605</text:p>
          </table:table-cell>
          <table:table-cell office:value-type="float" office:value="435.1939" calcext:value-type="float">
            <text:p>435.1939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3.9008" calcext:value-type="float">
            <text:p>993.9008</text:p>
          </table:table-cell>
          <table:table-cell office:value-type="float" office:value="117.3341" calcext:value-type="float">
            <text:p>117.3341</text:p>
          </table:table-cell>
          <table:table-cell office:value-type="float" office:value="0" calcext:value-type="float">
            <text:p>0</text:p>
          </table:table-cell>
          <table:table-cell office:value-type="float" office:value="0.2263377" calcext:value-type="float">
            <text:p>0.2263377</text:p>
          </table:table-cell>
          <table:table-cell office:value-type="float" office:value="0.2534412" calcext:value-type="float">
            <text:p>0.2534412</text:p>
          </table:table-cell>
          <table:table-cell office:value-type="float" office:value="0.2553597" calcext:value-type="float">
            <text:p>0.2553597</text:p>
          </table:table-cell>
          <table:table-cell office:value-type="float" office:value="0.2522635" calcext:value-type="float">
            <text:p>0.2522635</text:p>
          </table:table-cell>
          <table:table-cell office:value-type="float" office:value="0.2482824" calcext:value-type="float">
            <text:p>0.2482824</text:p>
          </table:table-cell>
          <table:table-cell office:value-type="float" office:value="0.1859606" calcext:value-type="float">
            <text:p>0.1859606</text:p>
          </table:table-cell>
          <table:table-cell office:value-type="float" office:value="0.1996945" calcext:value-type="float">
            <text:p>0.1996945</text:p>
          </table:table-cell>
          <table:table-cell office:value-type="float" office:value="0.2844172" calcext:value-type="float">
            <text:p>0.2844172</text:p>
          </table:table-cell>
          <table:table-cell office:value-type="float" office:value="0.2972521" calcext:value-type="float">
            <text:p>0.2972521</text:p>
          </table:table-cell>
          <table:table-cell office:value-type="float" office:value="0.3459597" calcext:value-type="float">
            <text:p>0.3459597</text:p>
          </table:table-cell>
          <table:table-cell office:value-type="float" office:value="0.3716358" calcext:value-type="float">
            <text:p>0.3716358</text:p>
          </table:table-cell>
          <table:table-cell office:value-type="float" office:value="0.3900085" calcext:value-type="float">
            <text:p>0.3900085</text:p>
          </table:table-cell>
          <table:table-cell office:value-type="float" office:value="0.4617594" calcext:value-type="float">
            <text:p>0.4617594</text:p>
          </table:table-cell>
          <table:table-cell office:value-type="float" office:value="0" calcext:value-type="float">
            <text:p>0</text:p>
          </table:table-cell>
          <table:table-cell office:value-type="float" office:value="1.968236E-015" calcext:value-type="float">
            <text:p>1.968236E-15</text:p>
          </table:table-cell>
          <table:table-cell office:value-type="float" office:value="1.931467E-015" calcext:value-type="float">
            <text:p>1.931467E-15</text:p>
          </table:table-cell>
          <table:table-cell office:value-type="float" office:value="1.913623E-015" calcext:value-type="float">
            <text:p>1.913623E-15</text:p>
          </table:table-cell>
          <table:table-cell office:value-type="float" office:value="9.647938E-016" calcext:value-type="float">
            <text:p>9.647938E-16</text:p>
          </table:table-cell>
          <table:table-cell office:value-type="float" office:value="1.021769E-015" calcext:value-type="float">
            <text:p>1.021769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68056" calcext:value-type="float">
            <text:p>-0.3068056</text:p>
          </table:table-cell>
          <table:table-cell office:value-type="float" office:value="-0.1299114" calcext:value-type="float">
            <text:p>-0.1299114</text:p>
          </table:table-cell>
          <table:table-cell office:value-type="float" office:value="-0.1226176" calcext:value-type="float">
            <text:p>-0.1226176</text:p>
          </table:table-cell>
          <table:table-cell office:value-type="float" office:value="-0.1347734" calcext:value-type="float">
            <text:p>-0.1347734</text:p>
          </table:table-cell>
          <table:table-cell office:value-type="float" office:value="-0.1523482" calcext:value-type="float">
            <text:p>-0.1523482</text:p>
          </table:table-cell>
          <table:table-cell office:value-type="float" office:value="-0.561388" calcext:value-type="float">
            <text:p>-0.561388</text:p>
          </table:table-cell>
          <table:table-cell office:value-type="float" office:value="-0.2633144" calcext:value-type="float">
            <text:p>-0.2633144</text:p>
          </table:table-cell>
          <table:table-cell office:value-type="float" office:value="-0.2421097" calcext:value-type="float">
            <text:p>-0.2421097</text:p>
          </table:table-cell>
          <table:table-cell office:value-type="float" office:value="-0.1364397" calcext:value-type="float">
            <text:p>-0.1364397</text:p>
          </table:table-cell>
          <table:table-cell office:value-type="float" office:value="-0.03900034" calcext:value-type="float">
            <text:p>-0.03900034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3346059" calcext:value-type="float">
            <text:p>-0.03346059</text:p>
          </table:table-cell>
          <table:table-cell office:value-type="float" office:value="-0.001118757" calcext:value-type="float">
            <text:p>-0.00111875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73422" calcext:value-type="float">
            <text:p>-2.37342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7" calcext:value-type="float">
            <text:p>5102007</text:p>
          </table:table-cell>
          <table:table-cell office:value-type="float" office:value="534.6605" calcext:value-type="float">
            <text:p>534.6605</text:p>
          </table:table-cell>
          <table:table-cell office:value-type="float" office:value="437.0132" calcext:value-type="float">
            <text:p>437.0132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2.1252" calcext:value-type="float">
            <text:p>992.1252</text:p>
          </table:table-cell>
          <table:table-cell office:value-type="float" office:value="117.2903" calcext:value-type="float">
            <text:p>117.2903</text:p>
          </table:table-cell>
          <table:table-cell office:value-type="float" office:value="0" calcext:value-type="float">
            <text:p>0</text:p>
          </table:table-cell>
          <table:table-cell office:value-type="float" office:value="0.1441434" calcext:value-type="float">
            <text:p>0.1441434</text:p>
          </table:table-cell>
          <table:table-cell office:value-type="float" office:value="0.2503204" calcext:value-type="float">
            <text:p>0.2503204</text:p>
          </table:table-cell>
          <table:table-cell office:value-type="float" office:value="0.2537425" calcext:value-type="float">
            <text:p>0.2537425</text:p>
          </table:table-cell>
          <table:table-cell office:value-type="float" office:value="0.251601" calcext:value-type="float">
            <text:p>0.251601</text:p>
          </table:table-cell>
          <table:table-cell office:value-type="float" office:value="0.2480579" calcext:value-type="float">
            <text:p>0.2480579</text:p>
          </table:table-cell>
          <table:table-cell office:value-type="float" office:value="0.1868046" calcext:value-type="float">
            <text:p>0.1868046</text:p>
          </table:table-cell>
          <table:table-cell office:value-type="float" office:value="0.1994617" calcext:value-type="float">
            <text:p>0.1994617</text:p>
          </table:table-cell>
          <table:table-cell office:value-type="float" office:value="0.2845789" calcext:value-type="float">
            <text:p>0.2845789</text:p>
          </table:table-cell>
          <table:table-cell office:value-type="float" office:value="0.2973591" calcext:value-type="float">
            <text:p>0.2973591</text:p>
          </table:table-cell>
          <table:table-cell office:value-type="float" office:value="0.3461399" calcext:value-type="float">
            <text:p>0.3461399</text:p>
          </table:table-cell>
          <table:table-cell office:value-type="float" office:value="0.3717552" calcext:value-type="float">
            <text:p>0.3717552</text:p>
          </table:table-cell>
          <table:table-cell office:value-type="float" office:value="0.3900448" calcext:value-type="float">
            <text:p>0.390044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8353E-015" calcext:value-type="float">
            <text:p>1.968353E-15</text:p>
          </table:table-cell>
          <table:table-cell office:value-type="float" office:value="1.931451E-015" calcext:value-type="float">
            <text:p>1.931451E-15</text:p>
          </table:table-cell>
          <table:table-cell office:value-type="float" office:value="1.913617E-015" calcext:value-type="float">
            <text:p>1.913617E-15</text:p>
          </table:table-cell>
          <table:table-cell office:value-type="float" office:value="9.647955E-016" calcext:value-type="float">
            <text:p>9.647955E-16</text:p>
          </table:table-cell>
          <table:table-cell office:value-type="float" office:value="1.021756E-015" calcext:value-type="float">
            <text:p>1.021756E-15</text:p>
          </table:table-cell>
          <table:table-cell office:value-type="float" office:value="1.938728E-015" calcext:value-type="float">
            <text:p>1.938728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70903" calcext:value-type="float">
            <text:p>-9.870903</text:p>
          </table:table-cell>
          <table:table-cell office:value-type="float" office:value="-0.1429462" calcext:value-type="float">
            <text:p>-0.1429462</text:p>
          </table:table-cell>
          <table:table-cell office:value-type="float" office:value="-0.1287349" calcext:value-type="float">
            <text:p>-0.1287349</text:p>
          </table:table-cell>
          <table:table-cell office:value-type="float" office:value="-0.1375074" calcext:value-type="float">
            <text:p>-0.1375074</text:p>
          </table:table-cell>
          <table:table-cell office:value-type="float" office:value="-0.1534007" calcext:value-type="float">
            <text:p>-0.1534007</text:p>
          </table:table-cell>
          <table:table-cell office:value-type="float" office:value="-0.542239" calcext:value-type="float">
            <text:p>-0.542239</text:p>
          </table:table-cell>
          <table:table-cell office:value-type="float" office:value="-0.2655151" calcext:value-type="float">
            <text:p>-0.2655151</text:p>
          </table:table-cell>
          <table:table-cell office:value-type="float" office:value="-0.2409052" calcext:value-type="float">
            <text:p>-0.2409052</text:p>
          </table:table-cell>
          <table:table-cell office:value-type="float" office:value="-0.1359809" calcext:value-type="float">
            <text:p>-0.1359809</text:p>
          </table:table-cell>
          <table:table-cell office:value-type="float" office:value="-0.03880466" calcext:value-type="float">
            <text:p>-0.03880466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9.235083" calcext:value-type="float">
            <text:p>-9.235083</text:p>
          </table:table-cell>
          <table:table-cell office:value-type="float" office:value="-0.001120366" calcext:value-type="float">
            <text:p>-0.00112036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2983" calcext:value-type="float">
            <text:p>-2.38298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7" calcext:value-type="float">
            <text:p>6102007</text:p>
          </table:table-cell>
          <table:table-cell office:value-type="float" office:value="534.6605" calcext:value-type="float">
            <text:p>534.6605</text:p>
          </table:table-cell>
          <table:table-cell office:value-type="float" office:value="437.5657" calcext:value-type="float">
            <text:p>437.5657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1.5729" calcext:value-type="float">
            <text:p>991.5729</text:p>
          </table:table-cell>
          <table:table-cell office:value-type="float" office:value="117.2903" calcext:value-type="float">
            <text:p>117.2903</text:p>
          </table:table-cell>
          <table:table-cell office:value-type="float" office:value="0" calcext:value-type="float">
            <text:p>0</text:p>
          </table:table-cell>
          <table:table-cell office:value-type="float" office:value="0.1164139" calcext:value-type="float">
            <text:p>0.1164139</text:p>
          </table:table-cell>
          <table:table-cell office:value-type="float" office:value="0.2487687" calcext:value-type="float">
            <text:p>0.2487687</text:p>
          </table:table-cell>
          <table:table-cell office:value-type="float" office:value="0.2517316" calcext:value-type="float">
            <text:p>0.2517316</text:p>
          </table:table-cell>
          <table:table-cell office:value-type="float" office:value="0.2503848" calcext:value-type="float">
            <text:p>0.2503848</text:p>
          </table:table-cell>
          <table:table-cell office:value-type="float" office:value="0.2472178" calcext:value-type="float">
            <text:p>0.2472178</text:p>
          </table:table-cell>
          <table:table-cell office:value-type="float" office:value="0.1876022" calcext:value-type="float">
            <text:p>0.1876022</text:p>
          </table:table-cell>
          <table:table-cell office:value-type="float" office:value="0.1992589" calcext:value-type="float">
            <text:p>0.1992589</text:p>
          </table:table-cell>
          <table:table-cell office:value-type="float" office:value="0.2847316" calcext:value-type="float">
            <text:p>0.2847316</text:p>
          </table:table-cell>
          <table:table-cell office:value-type="float" office:value="0.2974519" calcext:value-type="float">
            <text:p>0.2974519</text:p>
          </table:table-cell>
          <table:table-cell office:value-type="float" office:value="0.3463349" calcext:value-type="float">
            <text:p>0.3463349</text:p>
          </table:table-cell>
          <table:table-cell office:value-type="float" office:value="0.3718145" calcext:value-type="float">
            <text:p>0.3718145</text:p>
          </table:table-cell>
          <table:table-cell office:value-type="float" office:value="0.3900384" calcext:value-type="float">
            <text:p>0.390038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8457E-015" calcext:value-type="float">
            <text:p>1.968457E-15</text:p>
          </table:table-cell>
          <table:table-cell office:value-type="float" office:value="1.931443E-015" calcext:value-type="float">
            <text:p>1.931443E-15</text:p>
          </table:table-cell>
          <table:table-cell office:value-type="float" office:value="1.913609E-015" calcext:value-type="float">
            <text:p>1.913609E-15</text:p>
          </table:table-cell>
          <table:table-cell office:value-type="float" office:value="9.647958E-016" calcext:value-type="float">
            <text:p>9.647958E-16</text:p>
          </table:table-cell>
          <table:table-cell office:value-type="float" office:value="1.021746E-015" calcext:value-type="float">
            <text:p>1.021746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9E-016" calcext:value-type="float">
            <text:p>9.679279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21217" calcext:value-type="float">
            <text:p>-53.21217</text:p>
          </table:table-cell>
          <table:table-cell office:value-type="float" office:value="-0.1500513" calcext:value-type="float">
            <text:p>-0.1500513</text:p>
          </table:table-cell>
          <table:table-cell office:value-type="float" office:value="-0.1368891" calcext:value-type="float">
            <text:p>-0.1368891</text:p>
          </table:table-cell>
          <table:table-cell office:value-type="float" office:value="-0.1427327" calcext:value-type="float">
            <text:p>-0.1427327</text:p>
          </table:table-cell>
          <table:table-cell office:value-type="float" office:value="-0.1574397" calcext:value-type="float">
            <text:p>-0.1574397</text:p>
          </table:table-cell>
          <table:table-cell office:value-type="float" office:value="-0.524866" calcext:value-type="float">
            <text:p>-0.524866</text:p>
          </table:table-cell>
          <table:table-cell office:value-type="float" office:value="-0.2674403" calcext:value-type="float">
            <text:p>-0.2674403</text:p>
          </table:table-cell>
          <table:table-cell office:value-type="float" office:value="-0.2397746" calcext:value-type="float">
            <text:p>-0.2397746</text:p>
          </table:table-cell>
          <table:table-cell office:value-type="float" office:value="-0.1355851" calcext:value-type="float">
            <text:p>-0.1355851</text:p>
          </table:table-cell>
          <table:table-cell office:value-type="float" office:value="-0.03859549" calcext:value-type="float">
            <text:p>-0.03859549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33.84265" calcext:value-type="float">
            <text:p>-33.84265</text:p>
          </table:table-cell>
          <table:table-cell office:value-type="float" office:value="-0.001121029" calcext:value-type="float">
            <text:p>-0.00112102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7539" calcext:value-type="float">
            <text:p>-2.38753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7" calcext:value-type="float">
            <text:p>7102007</text:p>
          </table:table-cell>
          <table:table-cell office:value-type="float" office:value="534.6605" calcext:value-type="float">
            <text:p>534.6605</text:p>
          </table:table-cell>
          <table:table-cell office:value-type="float" office:value="437.8657" calcext:value-type="float">
            <text:p>437.8657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1.2733" calcext:value-type="float">
            <text:p>991.2733</text:p>
          </table:table-cell>
          <table:table-cell office:value-type="float" office:value="117.2903" calcext:value-type="float">
            <text:p>117.2903</text:p>
          </table:table-cell>
          <table:table-cell office:value-type="float" office:value="0" calcext:value-type="float">
            <text:p>0</text:p>
          </table:table-cell>
          <table:table-cell office:value-type="float" office:value="0.1127894" calcext:value-type="float">
            <text:p>0.1127894</text:p>
          </table:table-cell>
          <table:table-cell office:value-type="float" office:value="0.247413" calcext:value-type="float">
            <text:p>0.247413</text:p>
          </table:table-cell>
          <table:table-cell office:value-type="float" office:value="0.2499671" calcext:value-type="float">
            <text:p>0.2499671</text:p>
          </table:table-cell>
          <table:table-cell office:value-type="float" office:value="0.249018" calcext:value-type="float">
            <text:p>0.249018</text:p>
          </table:table-cell>
          <table:table-cell office:value-type="float" office:value="0.2457479" calcext:value-type="float">
            <text:p>0.2457479</text:p>
          </table:table-cell>
          <table:table-cell office:value-type="float" office:value="0.1885285" calcext:value-type="float">
            <text:p>0.1885285</text:p>
          </table:table-cell>
          <table:table-cell office:value-type="float" office:value="0.199011" calcext:value-type="float">
            <text:p>0.199011</text:p>
          </table:table-cell>
          <table:table-cell office:value-type="float" office:value="0.284878" calcext:value-type="float">
            <text:p>0.284878</text:p>
          </table:table-cell>
          <table:table-cell office:value-type="float" office:value="0.2975415" calcext:value-type="float">
            <text:p>0.2975415</text:p>
          </table:table-cell>
          <table:table-cell office:value-type="float" office:value="0.3465903" calcext:value-type="float">
            <text:p>0.3465903</text:p>
          </table:table-cell>
          <table:table-cell office:value-type="float" office:value="0.371774" calcext:value-type="float">
            <text:p>0.371774</text:p>
          </table:table-cell>
          <table:table-cell office:value-type="float" office:value="0.3900022" calcext:value-type="float">
            <text:p>0.390002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8596E-015" calcext:value-type="float">
            <text:p>1.968596E-15</text:p>
          </table:table-cell>
          <table:table-cell office:value-type="float" office:value="1.93143E-015" calcext:value-type="float">
            <text:p>1.93143E-15</text:p>
          </table:table-cell>
          <table:table-cell office:value-type="float" office:value="1.913597E-015" calcext:value-type="float">
            <text:p>1.913597E-15</text:p>
          </table:table-cell>
          <table:table-cell office:value-type="float" office:value="9.647991E-016" calcext:value-type="float">
            <text:p>9.647991E-16</text:p>
          </table:table-cell>
          <table:table-cell office:value-type="float" office:value="1.02173E-015" calcext:value-type="float">
            <text:p>1.02173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09052" calcext:value-type="float">
            <text:p>-67.09052</text:p>
          </table:table-cell>
          <table:table-cell office:value-type="float" office:value="-0.1564817" calcext:value-type="float">
            <text:p>-0.1564817</text:p>
          </table:table-cell>
          <table:table-cell office:value-type="float" office:value="-0.1444985" calcext:value-type="float">
            <text:p>-0.1444985</text:p>
          </table:table-cell>
          <table:table-cell office:value-type="float" office:value="-0.148863" calcext:value-type="float">
            <text:p>-0.148863</text:p>
          </table:table-cell>
          <table:table-cell office:value-type="float" office:value="-0.1648193" calcext:value-type="float">
            <text:p>-0.1648193</text:p>
          </table:table-cell>
          <table:table-cell office:value-type="float" office:value="-0.5054193" calcext:value-type="float">
            <text:p>-0.5054193</text:p>
          </table:table-cell>
          <table:table-cell office:value-type="float" office:value="-0.2698283" calcext:value-type="float">
            <text:p>-0.2698283</text:p>
          </table:table-cell>
          <table:table-cell office:value-type="float" office:value="-0.2386954" calcext:value-type="float">
            <text:p>-0.2386954</text:p>
          </table:table-cell>
          <table:table-cell office:value-type="float" office:value="-0.1352033" calcext:value-type="float">
            <text:p>-0.1352033</text:p>
          </table:table-cell>
          <table:table-cell office:value-type="float" office:value="-0.03832173" calcext:value-type="float">
            <text:p>-0.03832173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54.58698" calcext:value-type="float">
            <text:p>-54.58698</text:p>
          </table:table-cell>
          <table:table-cell office:value-type="float" office:value="-0.001121894" calcext:value-type="float">
            <text:p>-0.00112189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1864" calcext:value-type="float">
            <text:p>-2.3918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7" calcext:value-type="float">
            <text:p>8102007</text:p>
          </table:table-cell>
          <table:table-cell office:value-type="float" office:value="534.6605" calcext:value-type="float">
            <text:p>534.6605</text:p>
          </table:table-cell>
          <table:table-cell office:value-type="float" office:value="438.069" calcext:value-type="float">
            <text:p>438.069</text:p>
          </table:table-cell>
          <table:table-cell office:value-type="float" office:value="28.37263" calcext:value-type="float">
            <text:p>28.37263</text:p>
          </table:table-cell>
          <table:table-cell office:value-type="float" office:value="991.0701" calcext:value-type="float">
            <text:p>991.0701</text:p>
          </table:table-cell>
          <table:table-cell office:value-type="float" office:value="117.2903" calcext:value-type="float">
            <text:p>117.2903</text:p>
          </table:table-cell>
          <table:table-cell office:value-type="float" office:value="0" calcext:value-type="float">
            <text:p>0</text:p>
          </table:table-cell>
          <table:table-cell office:value-type="float" office:value="0.1180861" calcext:value-type="float">
            <text:p>0.1180861</text:p>
          </table:table-cell>
          <table:table-cell office:value-type="float" office:value="0.246018" calcext:value-type="float">
            <text:p>0.246018</text:p>
          </table:table-cell>
          <table:table-cell office:value-type="float" office:value="0.2482958" calcext:value-type="float">
            <text:p>0.2482958</text:p>
          </table:table-cell>
          <table:table-cell office:value-type="float" office:value="0.2475968" calcext:value-type="float">
            <text:p>0.2475968</text:p>
          </table:table-cell>
          <table:table-cell office:value-type="float" office:value="0.2444112" calcext:value-type="float">
            <text:p>0.2444112</text:p>
          </table:table-cell>
          <table:table-cell office:value-type="float" office:value="0.1893798" calcext:value-type="float">
            <text:p>0.1893798</text:p>
          </table:table-cell>
          <table:table-cell office:value-type="float" office:value="0.1988154" calcext:value-type="float">
            <text:p>0.1988154</text:p>
          </table:table-cell>
          <table:table-cell office:value-type="float" office:value="0.2850182" calcext:value-type="float">
            <text:p>0.2850182</text:p>
          </table:table-cell>
          <table:table-cell office:value-type="float" office:value="0.2976257" calcext:value-type="float">
            <text:p>0.2976257</text:p>
          </table:table-cell>
          <table:table-cell office:value-type="float" office:value="0.3468338" calcext:value-type="float">
            <text:p>0.3468338</text:p>
          </table:table-cell>
          <table:table-cell office:value-type="float" office:value="0.3717449" calcext:value-type="float">
            <text:p>0.3717449</text:p>
          </table:table-cell>
          <table:table-cell office:value-type="float" office:value="0.3899412" calcext:value-type="float">
            <text:p>0.389941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8766E-015" calcext:value-type="float">
            <text:p>1.968766E-15</text:p>
          </table:table-cell>
          <table:table-cell office:value-type="float" office:value="1.931417E-015" calcext:value-type="float">
            <text:p>1.931417E-15</text:p>
          </table:table-cell>
          <table:table-cell office:value-type="float" office:value="1.913582E-015" calcext:value-type="float">
            <text:p>1.913582E-15</text:p>
          </table:table-cell>
          <table:table-cell office:value-type="float" office:value="9.648032E-016" calcext:value-type="float">
            <text:p>9.648032E-16</text:p>
          </table:table-cell>
          <table:table-cell office:value-type="float" office:value="1.021713E-015" calcext:value-type="float">
            <text:p>1.021713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58272" calcext:value-type="float">
            <text:p>-47.58272</text:p>
          </table:table-cell>
          <table:table-cell office:value-type="float" office:value="-0.163439" calcext:value-type="float">
            <text:p>-0.163439</text:p>
          </table:table-cell>
          <table:table-cell office:value-type="float" office:value="-0.1521659" calcext:value-type="float">
            <text:p>-0.1521659</text:p>
          </table:table-cell>
          <table:table-cell office:value-type="float" office:value="-0.1555704" calcext:value-type="float">
            <text:p>-0.1555704</text:p>
          </table:table-cell>
          <table:table-cell office:value-type="float" office:value="-0.171904" calcext:value-type="float">
            <text:p>-0.171904</text:p>
          </table:table-cell>
          <table:table-cell office:value-type="float" office:value="-0.4882641" calcext:value-type="float">
            <text:p>-0.4882641</text:p>
          </table:table-cell>
          <table:table-cell office:value-type="float" office:value="-0.2717294" calcext:value-type="float">
            <text:p>-0.2717294</text:p>
          </table:table-cell>
          <table:table-cell office:value-type="float" office:value="-0.2376675" calcext:value-type="float">
            <text:p>-0.2376675</text:p>
          </table:table-cell>
          <table:table-cell office:value-type="float" office:value="-0.1348463" calcext:value-type="float">
            <text:p>-0.1348463</text:p>
          </table:table-cell>
          <table:table-cell office:value-type="float" office:value="-0.0380628" calcext:value-type="float">
            <text:p>-0.0380628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36.65468" calcext:value-type="float">
            <text:p>-36.65468</text:p>
          </table:table-cell>
          <table:table-cell office:value-type="float" office:value="-0.001122912" calcext:value-type="float">
            <text:p>-0.00112291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6006" calcext:value-type="float">
            <text:p>-2.39600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7" calcext:value-type="float">
            <text:p>9102007</text:p>
          </table:table-cell>
          <table:table-cell office:value-type="float" office:value="556.7605" calcext:value-type="float">
            <text:p>556.7605</text:p>
          </table:table-cell>
          <table:table-cell office:value-type="float" office:value="440.0042" calcext:value-type="float">
            <text:p>440.0042</text:p>
          </table:table-cell>
          <table:table-cell office:value-type="float" office:value="28.93906" calcext:value-type="float">
            <text:p>28.93906</text:p>
          </table:table-cell>
          <table:table-cell office:value-type="float" office:value="1010.44" calcext:value-type="float">
            <text:p>1010.44</text:p>
          </table:table-cell>
          <table:table-cell office:value-type="float" office:value="117.5195" calcext:value-type="float">
            <text:p>117.5195</text:p>
          </table:table-cell>
          <table:table-cell office:value-type="float" office:value="0" calcext:value-type="float">
            <text:p>0</text:p>
          </table:table-cell>
          <table:table-cell office:value-type="float" office:value="0.5999641" calcext:value-type="float">
            <text:p>0.5999641</text:p>
          </table:table-cell>
          <table:table-cell office:value-type="float" office:value="0.3956578" calcext:value-type="float">
            <text:p>0.3956578</text:p>
          </table:table-cell>
          <table:table-cell office:value-type="float" office:value="0.2493458" calcext:value-type="float">
            <text:p>0.2493458</text:p>
          </table:table-cell>
          <table:table-cell office:value-type="float" office:value="0.2572564" calcext:value-type="float">
            <text:p>0.2572564</text:p>
          </table:table-cell>
          <table:table-cell office:value-type="float" office:value="0.2442517" calcext:value-type="float">
            <text:p>0.2442517</text:p>
          </table:table-cell>
          <table:table-cell office:value-type="float" office:value="0.190201" calcext:value-type="float">
            <text:p>0.190201</text:p>
          </table:table-cell>
          <table:table-cell office:value-type="float" office:value="0.2235467" calcext:value-type="float">
            <text:p>0.2235467</text:p>
          </table:table-cell>
          <table:table-cell office:value-type="float" office:value="0.2851712" calcext:value-type="float">
            <text:p>0.2851712</text:p>
          </table:table-cell>
          <table:table-cell office:value-type="float" office:value="0.2977424" calcext:value-type="float">
            <text:p>0.2977424</text:p>
          </table:table-cell>
          <table:table-cell office:value-type="float" office:value="0.3470913" calcext:value-type="float">
            <text:p>0.3470913</text:p>
          </table:table-cell>
          <table:table-cell office:value-type="float" office:value="0.3717466" calcext:value-type="float">
            <text:p>0.3717466</text:p>
          </table:table-cell>
          <table:table-cell office:value-type="float" office:value="0.3898848" calcext:value-type="float">
            <text:p>0.3898848</text:p>
          </table:table-cell>
          <table:table-cell office:value-type="float" office:value="0.4498621" calcext:value-type="float">
            <text:p>0.4498621</text:p>
          </table:table-cell>
          <table:table-cell office:value-type="float" office:value="0.005297437" calcext:value-type="float">
            <text:p>0.005297437</text:p>
          </table:table-cell>
          <table:table-cell office:value-type="float" office:value="1.968942E-015" calcext:value-type="float">
            <text:p>1.968942E-15</text:p>
          </table:table-cell>
          <table:table-cell office:value-type="float" office:value="1.931405E-015" calcext:value-type="float">
            <text:p>1.931405E-15</text:p>
          </table:table-cell>
          <table:table-cell office:value-type="float" office:value="1.913563E-015" calcext:value-type="float">
            <text:p>1.913563E-15</text:p>
          </table:table-cell>
          <table:table-cell office:value-type="float" office:value="9.648064E-016" calcext:value-type="float">
            <text:p>9.648064E-16</text:p>
          </table:table-cell>
          <table:table-cell office:value-type="float" office:value="1.021697E-015" calcext:value-type="float">
            <text:p>1.021697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383006" calcext:value-type="float">
            <text:p>-0.0005383006</text:p>
          </table:table-cell>
          <table:table-cell office:value-type="float" office:value="-0.008843289" calcext:value-type="float">
            <text:p>-0.008843289</text:p>
          </table:table-cell>
          <table:table-cell office:value-type="float" office:value="-0.1479243" calcext:value-type="float">
            <text:p>-0.1479243</text:p>
          </table:table-cell>
          <table:table-cell office:value-type="float" office:value="-0.1221795" calcext:value-type="float">
            <text:p>-0.1221795</text:p>
          </table:table-cell>
          <table:table-cell office:value-type="float" office:value="-0.1729853" calcext:value-type="float">
            <text:p>-0.1729853</text:p>
          </table:table-cell>
          <table:table-cell office:value-type="float" office:value="-0.4723931" calcext:value-type="float">
            <text:p>-0.4723931</text:p>
          </table:table-cell>
          <table:table-cell office:value-type="float" office:value="-0.1331635" calcext:value-type="float">
            <text:p>-0.1331635</text:p>
          </table:table-cell>
          <table:table-cell office:value-type="float" office:value="-0.2365795" calcext:value-type="float">
            <text:p>-0.2365795</text:p>
          </table:table-cell>
          <table:table-cell office:value-type="float" office:value="-0.1343543" calcext:value-type="float">
            <text:p>-0.1343543</text:p>
          </table:table-cell>
          <table:table-cell office:value-type="float" office:value="-0.03779147" calcext:value-type="float">
            <text:p>-0.0377914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3870011" calcext:value-type="float">
            <text:p>0.00387001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0.005297448" calcext:value-type="float">
            <text:p>0.00529744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7" calcext:value-type="float">
            <text:p>10102007</text:p>
          </table:table-cell>
          <table:table-cell office:value-type="float" office:value="556.8604" calcext:value-type="float">
            <text:p>556.8604</text:p>
          </table:table-cell>
          <table:table-cell office:value-type="float" office:value="442.2604" calcext:value-type="float">
            <text:p>442.2604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08.928" calcext:value-type="float">
            <text:p>1008.928</text:p>
          </table:table-cell>
          <table:table-cell office:value-type="float" office:value="116.771" calcext:value-type="float">
            <text:p>116.771</text:p>
          </table:table-cell>
          <table:table-cell office:value-type="float" office:value="0" calcext:value-type="float">
            <text:p>0</text:p>
          </table:table-cell>
          <table:table-cell office:value-type="float" office:value="0.4576157" calcext:value-type="float">
            <text:p>0.4576157</text:p>
          </table:table-cell>
          <table:table-cell office:value-type="float" office:value="0.4649512" calcext:value-type="float">
            <text:p>0.4649512</text:p>
          </table:table-cell>
          <table:table-cell office:value-type="float" office:value="0.2650792" calcext:value-type="float">
            <text:p>0.2650792</text:p>
          </table:table-cell>
          <table:table-cell office:value-type="float" office:value="0.2596203" calcext:value-type="float">
            <text:p>0.2596203</text:p>
          </table:table-cell>
          <table:table-cell office:value-type="float" office:value="0.2492695" calcext:value-type="float">
            <text:p>0.2492695</text:p>
          </table:table-cell>
          <table:table-cell office:value-type="float" office:value="0.1913408" calcext:value-type="float">
            <text:p>0.1913408</text:p>
          </table:table-cell>
          <table:table-cell office:value-type="float" office:value="0.2376663" calcext:value-type="float">
            <text:p>0.2376663</text:p>
          </table:table-cell>
          <table:table-cell office:value-type="float" office:value="0.2858809" calcext:value-type="float">
            <text:p>0.2858809</text:p>
          </table:table-cell>
          <table:table-cell office:value-type="float" office:value="0.2978733" calcext:value-type="float">
            <text:p>0.2978733</text:p>
          </table:table-cell>
          <table:table-cell office:value-type="float" office:value="0.3473734" calcext:value-type="float">
            <text:p>0.3473734</text:p>
          </table:table-cell>
          <table:table-cell office:value-type="float" office:value="0.3718043" calcext:value-type="float">
            <text:p>0.3718043</text:p>
          </table:table-cell>
          <table:table-cell office:value-type="float" office:value="0.3904051" calcext:value-type="float">
            <text:p>0.3904051</text:p>
          </table:table-cell>
          <table:table-cell office:value-type="float" office:value="0.4540825" calcext:value-type="float">
            <text:p>0.4540825</text:p>
          </table:table-cell>
          <table:table-cell office:value-type="float" office:value="0" calcext:value-type="float">
            <text:p>0</text:p>
          </table:table-cell>
          <table:table-cell office:value-type="float" office:value="1.969115E-015" calcext:value-type="float">
            <text:p>1.969115E-15</text:p>
          </table:table-cell>
          <table:table-cell office:value-type="float" office:value="1.931393E-015" calcext:value-type="float">
            <text:p>1.931393E-15</text:p>
          </table:table-cell>
          <table:table-cell office:value-type="float" office:value="1.913545E-015" calcext:value-type="float">
            <text:p>1.913545E-15</text:p>
          </table:table-cell>
          <table:table-cell office:value-type="float" office:value="9.648104E-016" calcext:value-type="float">
            <text:p>9.648104E-16</text:p>
          </table:table-cell>
          <table:table-cell office:value-type="float" office:value="1.021679E-015" calcext:value-type="float">
            <text:p>1.021679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9E-016" calcext:value-type="float">
            <text:p>9.679279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624246" calcext:value-type="float">
            <text:p>-0.002624246</text:p>
          </table:table-cell>
          <table:table-cell office:value-type="float" office:value="-0.002373633" calcext:value-type="float">
            <text:p>-0.002373633</text:p>
          </table:table-cell>
          <table:table-cell office:value-type="float" office:value="-0.09260071" calcext:value-type="float">
            <text:p>-0.09260071</text:p>
          </table:table-cell>
          <table:table-cell office:value-type="float" office:value="-0.1079893" calcext:value-type="float">
            <text:p>-0.1079893</text:p>
          </table:table-cell>
          <table:table-cell office:value-type="float" office:value="-0.1479484" calcext:value-type="float">
            <text:p>-0.1479484</text:p>
          </table:table-cell>
          <table:table-cell office:value-type="float" office:value="-0.4512801" calcext:value-type="float">
            <text:p>-0.4512801</text:p>
          </table:table-cell>
          <table:table-cell office:value-type="float" office:value="-0.07615177" calcext:value-type="float">
            <text:p>-0.07615177</text:p>
          </table:table-cell>
          <table:table-cell office:value-type="float" office:value="-0.2314933" calcext:value-type="float">
            <text:p>-0.2314933</text:p>
          </table:table-cell>
          <table:table-cell office:value-type="float" office:value="-0.1338037" calcext:value-type="float">
            <text:p>-0.1338037</text:p>
          </table:table-cell>
          <table:table-cell office:value-type="float" office:value="-0.03749657" calcext:value-type="float">
            <text:p>-0.0374965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03005072" calcext:value-type="float">
            <text:p>-0.003005072</text:p>
          </table:table-cell>
          <table:table-cell office:value-type="float" office:value="-0.001131797" calcext:value-type="float">
            <text:p>-0.00113179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17029" calcext:value-type="float">
            <text:p>-2.31702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7" calcext:value-type="float">
            <text:p>11102007</text:p>
          </table:table-cell>
          <table:table-cell office:value-type="float" office:value="556.8604" calcext:value-type="float">
            <text:p>556.8604</text:p>
          </table:table-cell>
          <table:table-cell office:value-type="float" office:value="443.7135" calcext:value-type="float">
            <text:p>443.7135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08.312" calcext:value-type="float">
            <text:p>1008.312</text:p>
          </table:table-cell>
          <table:table-cell office:value-type="float" office:value="115.9338" calcext:value-type="float">
            <text:p>115.9338</text:p>
          </table:table-cell>
          <table:table-cell office:value-type="float" office:value="0" calcext:value-type="float">
            <text:p>0</text:p>
          </table:table-cell>
          <table:table-cell office:value-type="float" office:value="0.4027851" calcext:value-type="float">
            <text:p>0.4027851</text:p>
          </table:table-cell>
          <table:table-cell office:value-type="float" office:value="0.4056076" calcext:value-type="float">
            <text:p>0.4056076</text:p>
          </table:table-cell>
          <table:table-cell office:value-type="float" office:value="0.2893489" calcext:value-type="float">
            <text:p>0.2893489</text:p>
          </table:table-cell>
          <table:table-cell office:value-type="float" office:value="0.2619552" calcext:value-type="float">
            <text:p>0.2619552</text:p>
          </table:table-cell>
          <table:table-cell office:value-type="float" office:value="0.2523208" calcext:value-type="float">
            <text:p>0.2523208</text:p>
          </table:table-cell>
          <table:table-cell office:value-type="float" office:value="0.1924988" calcext:value-type="float">
            <text:p>0.1924988</text:p>
          </table:table-cell>
          <table:table-cell office:value-type="float" office:value="0.2349163" calcext:value-type="float">
            <text:p>0.2349163</text:p>
          </table:table-cell>
          <table:table-cell office:value-type="float" office:value="0.2866498" calcext:value-type="float">
            <text:p>0.2866498</text:p>
          </table:table-cell>
          <table:table-cell office:value-type="float" office:value="0.2979967" calcext:value-type="float">
            <text:p>0.2979967</text:p>
          </table:table-cell>
          <table:table-cell office:value-type="float" office:value="0.3476461" calcext:value-type="float">
            <text:p>0.3476461</text:p>
          </table:table-cell>
          <table:table-cell office:value-type="float" office:value="0.3718868" calcext:value-type="float">
            <text:p>0.3718868</text:p>
          </table:table-cell>
          <table:table-cell office:value-type="float" office:value="0.390682" calcext:value-type="float">
            <text:p>0.390682</text:p>
          </table:table-cell>
          <table:table-cell office:value-type="float" office:value="0.4587339" calcext:value-type="float">
            <text:p>0.4587339</text:p>
          </table:table-cell>
          <table:table-cell office:value-type="float" office:value="0" calcext:value-type="float">
            <text:p>0</text:p>
          </table:table-cell>
          <table:table-cell office:value-type="float" office:value="1.96926E-015" calcext:value-type="float">
            <text:p>1.96926E-15</text:p>
          </table:table-cell>
          <table:table-cell office:value-type="float" office:value="1.931378E-015" calcext:value-type="float">
            <text:p>1.931378E-15</text:p>
          </table:table-cell>
          <table:table-cell office:value-type="float" office:value="1.913534E-015" calcext:value-type="float">
            <text:p>1.913534E-15</text:p>
          </table:table-cell>
          <table:table-cell office:value-type="float" office:value="9.648157E-016" calcext:value-type="float">
            <text:p>9.648157E-16</text:p>
          </table:table-cell>
          <table:table-cell office:value-type="float" office:value="1.021661E-015" calcext:value-type="float">
            <text:p>1.021661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706961" calcext:value-type="float">
            <text:p>-0.005706961</text:p>
          </table:table-cell>
          <table:table-cell office:value-type="float" office:value="-0.005453554" calcext:value-type="float">
            <text:p>-0.005453554</text:p>
          </table:table-cell>
          <table:table-cell office:value-type="float" office:value="-0.04740847" calcext:value-type="float">
            <text:p>-0.04740847</text:p>
          </table:table-cell>
          <table:table-cell office:value-type="float" office:value="-0.1010148" calcext:value-type="float">
            <text:p>-0.1010148</text:p>
          </table:table-cell>
          <table:table-cell office:value-type="float" office:value="-0.1346623" calcext:value-type="float">
            <text:p>-0.1346623</text:p>
          </table:table-cell>
          <table:table-cell office:value-type="float" office:value="-0.430952" calcext:value-type="float">
            <text:p>-0.430952</text:p>
          </table:table-cell>
          <table:table-cell office:value-type="float" office:value="-0.08271988" calcext:value-type="float">
            <text:p>-0.08271988</text:p>
          </table:table-cell>
          <table:table-cell office:value-type="float" office:value="-0.2261126" calcext:value-type="float">
            <text:p>-0.2261126</text:p>
          </table:table-cell>
          <table:table-cell office:value-type="float" office:value="-0.1332864" calcext:value-type="float">
            <text:p>-0.1332864</text:p>
          </table:table-cell>
          <table:table-cell office:value-type="float" office:value="-0.03721364" calcext:value-type="float">
            <text:p>-0.03721364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05781592" calcext:value-type="float">
            <text:p>-0.005781592</text:p>
          </table:table-cell>
          <table:table-cell office:value-type="float" office:value="-0.001135529" calcext:value-type="float">
            <text:p>-0.00113552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47973" calcext:value-type="float">
            <text:p>-2.34797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7" calcext:value-type="float">
            <text:p>12102007</text:p>
          </table:table-cell>
          <table:table-cell office:value-type="float" office:value="565.3605" calcext:value-type="float">
            <text:p>565.3605</text:p>
          </table:table-cell>
          <table:table-cell office:value-type="float" office:value="444.3615" calcext:value-type="float">
            <text:p>444.3615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6.728" calcext:value-type="float">
            <text:p>1016.728</text:p>
          </table:table-cell>
          <table:table-cell office:value-type="float" office:value="115.37" calcext:value-type="float">
            <text:p>115.37</text:p>
          </table:table-cell>
          <table:table-cell office:value-type="float" office:value="0" calcext:value-type="float">
            <text:p>0</text:p>
          </table:table-cell>
          <table:table-cell office:value-type="float" office:value="0.5202357" calcext:value-type="float">
            <text:p>0.5202357</text:p>
          </table:table-cell>
          <table:table-cell office:value-type="float" office:value="0.4645273" calcext:value-type="float">
            <text:p>0.4645273</text:p>
          </table:table-cell>
          <table:table-cell office:value-type="float" office:value="0.3422228" calcext:value-type="float">
            <text:p>0.3422228</text:p>
          </table:table-cell>
          <table:table-cell office:value-type="float" office:value="0.27162" calcext:value-type="float">
            <text:p>0.27162</text:p>
          </table:table-cell>
          <table:table-cell office:value-type="float" office:value="0.2570042" calcext:value-type="float">
            <text:p>0.2570042</text:p>
          </table:table-cell>
          <table:table-cell office:value-type="float" office:value="0.1938716" calcext:value-type="float">
            <text:p>0.1938716</text:p>
          </table:table-cell>
          <table:table-cell office:value-type="float" office:value="0.2322439" calcext:value-type="float">
            <text:p>0.2322439</text:p>
          </table:table-cell>
          <table:table-cell office:value-type="float" office:value="0.2873929" calcext:value-type="float">
            <text:p>0.2873929</text:p>
          </table:table-cell>
          <table:table-cell office:value-type="float" office:value="0.2981227" calcext:value-type="float">
            <text:p>0.2981227</text:p>
          </table:table-cell>
          <table:table-cell office:value-type="float" office:value="0.347919" calcext:value-type="float">
            <text:p>0.347919</text:p>
          </table:table-cell>
          <table:table-cell office:value-type="float" office:value="0.3719872" calcext:value-type="float">
            <text:p>0.3719872</text:p>
          </table:table-cell>
          <table:table-cell office:value-type="float" office:value="0.3907791" calcext:value-type="float">
            <text:p>0.3907791</text:p>
          </table:table-cell>
          <table:table-cell office:value-type="float" office:value="0.4621052" calcext:value-type="float">
            <text:p>0.4621052</text:p>
          </table:table-cell>
          <table:table-cell office:value-type="float" office:value="0.000001339577" calcext:value-type="float">
            <text:p>1.339577E-06</text:p>
          </table:table-cell>
          <table:table-cell office:value-type="float" office:value="1.969392E-015" calcext:value-type="float">
            <text:p>1.969392E-15</text:p>
          </table:table-cell>
          <table:table-cell office:value-type="float" office:value="1.931364E-015" calcext:value-type="float">
            <text:p>1.931364E-15</text:p>
          </table:table-cell>
          <table:table-cell office:value-type="float" office:value="1.913528E-015" calcext:value-type="float">
            <text:p>1.913528E-15</text:p>
          </table:table-cell>
          <table:table-cell office:value-type="float" office:value="9.648156E-016" calcext:value-type="float">
            <text:p>9.648156E-16</text:p>
          </table:table-cell>
          <table:table-cell office:value-type="float" office:value="1.021649E-015" calcext:value-type="float">
            <text:p>1.021649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9E-016" calcext:value-type="float">
            <text:p>9.679279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077607" calcext:value-type="float">
            <text:p>-0.001077607</text:p>
          </table:table-cell>
          <table:table-cell office:value-type="float" office:value="-0.002873715" calcext:value-type="float">
            <text:p>-0.002873715</text:p>
          </table:table-cell>
          <table:table-cell office:value-type="float" office:value="-0.01619773" calcext:value-type="float">
            <text:p>-0.01619773</text:p>
          </table:table-cell>
          <table:table-cell office:value-type="float" office:value="-0.07669599" calcext:value-type="float">
            <text:p>-0.07669599</text:p>
          </table:table-cell>
          <table:table-cell office:value-type="float" office:value="-0.1170522" calcext:value-type="float">
            <text:p>-0.1170522</text:p>
          </table:table-cell>
          <table:table-cell office:value-type="float" office:value="-0.4081118" calcext:value-type="float">
            <text:p>-0.4081118</text:p>
          </table:table-cell>
          <table:table-cell office:value-type="float" office:value="-0.0898339" calcext:value-type="float">
            <text:p>-0.0898339</text:p>
          </table:table-cell>
          <table:table-cell office:value-type="float" office:value="-0.2210323" calcext:value-type="float">
            <text:p>-0.2210323</text:p>
          </table:table-cell>
          <table:table-cell office:value-type="float" office:value="-0.1327612" calcext:value-type="float">
            <text:p>-0.1327612</text:p>
          </table:table-cell>
          <table:table-cell office:value-type="float" office:value="-0.03693288" calcext:value-type="float">
            <text:p>-0.03693288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1138598" calcext:value-type="float">
            <text:p>-0.00113859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69947" calcext:value-type="float">
            <text:p>-2.36994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7" calcext:value-type="float">
            <text:p>13102007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46.2276" calcext:value-type="float">
            <text:p>446.2276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8.315" calcext:value-type="float">
            <text:p>1018.315</text:p>
          </table:table-cell>
          <table:table-cell office:value-type="float" office:value="115.4168" calcext:value-type="float">
            <text:p>115.4168</text:p>
          </table:table-cell>
          <table:table-cell office:value-type="float" office:value="0" calcext:value-type="float">
            <text:p>0</text:p>
          </table:table-cell>
          <table:table-cell office:value-type="float" office:value="0.4087311" calcext:value-type="float">
            <text:p>0.4087311</text:p>
          </table:table-cell>
          <table:table-cell office:value-type="float" office:value="0.4122095" calcext:value-type="float">
            <text:p>0.4122095</text:p>
          </table:table-cell>
          <table:table-cell office:value-type="float" office:value="0.4170701" calcext:value-type="float">
            <text:p>0.4170701</text:p>
          </table:table-cell>
          <table:table-cell office:value-type="float" office:value="0.2995629" calcext:value-type="float">
            <text:p>0.2995629</text:p>
          </table:table-cell>
          <table:table-cell office:value-type="float" office:value="0.2715737" calcext:value-type="float">
            <text:p>0.2715737</text:p>
          </table:table-cell>
          <table:table-cell office:value-type="float" office:value="0.195199" calcext:value-type="float">
            <text:p>0.195199</text:p>
          </table:table-cell>
          <table:table-cell office:value-type="float" office:value="0.2298038" calcext:value-type="float">
            <text:p>0.2298038</text:p>
          </table:table-cell>
          <table:table-cell office:value-type="float" office:value="0.288074" calcext:value-type="float">
            <text:p>0.288074</text:p>
          </table:table-cell>
          <table:table-cell office:value-type="float" office:value="0.2982559" calcext:value-type="float">
            <text:p>0.2982559</text:p>
          </table:table-cell>
          <table:table-cell office:value-type="float" office:value="0.3481863" calcext:value-type="float">
            <text:p>0.3481863</text:p>
          </table:table-cell>
          <table:table-cell office:value-type="float" office:value="0.37209" calcext:value-type="float">
            <text:p>0.37209</text:p>
          </table:table-cell>
          <table:table-cell office:value-type="float" office:value="0.3907745" calcext:value-type="float">
            <text:p>0.3907745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96953E-015" calcext:value-type="float">
            <text:p>1.96953E-15</text:p>
          </table:table-cell>
          <table:table-cell office:value-type="float" office:value="1.93135E-015" calcext:value-type="float">
            <text:p>1.93135E-15</text:p>
          </table:table-cell>
          <table:table-cell office:value-type="float" office:value="1.91352E-015" calcext:value-type="float">
            <text:p>1.91352E-15</text:p>
          </table:table-cell>
          <table:table-cell office:value-type="float" office:value="9.648154E-016" calcext:value-type="float">
            <text:p>9.648154E-16</text:p>
          </table:table-cell>
          <table:table-cell office:value-type="float" office:value="1.021638E-015" calcext:value-type="float">
            <text:p>1.021638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242894" calcext:value-type="float">
            <text:p>-0.005242894</text:p>
          </table:table-cell>
          <table:table-cell office:value-type="float" office:value="-0.004965401" calcext:value-type="float">
            <text:p>-0.004965401</text:p>
          </table:table-cell>
          <table:table-cell office:value-type="float" office:value="-0.004622776" calcext:value-type="float">
            <text:p>-0.004622776</text:p>
          </table:table-cell>
          <table:table-cell office:value-type="float" office:value="-0.0362502" calcext:value-type="float">
            <text:p>-0.0362502</text:p>
          </table:table-cell>
          <table:table-cell office:value-type="float" office:value="-0.07708398" calcext:value-type="float">
            <text:p>-0.07708398</text:p>
          </table:table-cell>
          <table:table-cell office:value-type="float" office:value="-0.3873295" calcext:value-type="float">
            <text:p>-0.3873295</text:p>
          </table:table-cell>
          <table:table-cell office:value-type="float" office:value="-0.09677148" calcext:value-type="float">
            <text:p>-0.09677148</text:p>
          </table:table-cell>
          <table:table-cell office:value-type="float" office:value="-0.2164883" calcext:value-type="float">
            <text:p>-0.2164883</text:p>
          </table:table-cell>
          <table:table-cell office:value-type="float" office:value="-0.1322085" calcext:value-type="float">
            <text:p>-0.1322085</text:p>
          </table:table-cell>
          <table:table-cell office:value-type="float" office:value="-0.03666007" calcext:value-type="float">
            <text:p>-0.0366600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05308617" calcext:value-type="float">
            <text:p>-0.005308617</text:p>
          </table:table-cell>
          <table:table-cell office:value-type="float" office:value="-0.001143146" calcext:value-type="float">
            <text:p>-0.00114314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76844" calcext:value-type="float">
            <text:p>-2.37684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7" calcext:value-type="float">
            <text:p>14102007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47.5675" calcext:value-type="float">
            <text:p>447.5675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6.974" calcext:value-type="float">
            <text:p>1016.974</text:p>
          </table:table-cell>
          <table:table-cell office:value-type="float" office:value="115.4168" calcext:value-type="float">
            <text:p>115.4168</text:p>
          </table:table-cell>
          <table:table-cell office:value-type="float" office:value="0" calcext:value-type="float">
            <text:p>0</text:p>
          </table:table-cell>
          <table:table-cell office:value-type="float" office:value="0.3568547" calcext:value-type="float">
            <text:p>0.3568547</text:p>
          </table:table-cell>
          <table:table-cell office:value-type="float" office:value="0.3590337" calcext:value-type="float">
            <text:p>0.3590337</text:p>
          </table:table-cell>
          <table:table-cell office:value-type="float" office:value="0.356904" calcext:value-type="float">
            <text:p>0.356904</text:p>
          </table:table-cell>
          <table:table-cell office:value-type="float" office:value="0.3457173" calcext:value-type="float">
            <text:p>0.3457173</text:p>
          </table:table-cell>
          <table:table-cell office:value-type="float" office:value="0.3358833" calcext:value-type="float">
            <text:p>0.3358833</text:p>
          </table:table-cell>
          <table:table-cell office:value-type="float" office:value="0.1965367" calcext:value-type="float">
            <text:p>0.1965367</text:p>
          </table:table-cell>
          <table:table-cell office:value-type="float" office:value="0.227586" calcext:value-type="float">
            <text:p>0.227586</text:p>
          </table:table-cell>
          <table:table-cell office:value-type="float" office:value="0.2887096" calcext:value-type="float">
            <text:p>0.2887096</text:p>
          </table:table-cell>
          <table:table-cell office:value-type="float" office:value="0.2984462" calcext:value-type="float">
            <text:p>0.2984462</text:p>
          </table:table-cell>
          <table:table-cell office:value-type="float" office:value="0.3483905" calcext:value-type="float">
            <text:p>0.3483905</text:p>
          </table:table-cell>
          <table:table-cell office:value-type="float" office:value="0.3721868" calcext:value-type="float">
            <text:p>0.3721868</text:p>
          </table:table-cell>
          <table:table-cell office:value-type="float" office:value="0.3907387" calcext:value-type="float">
            <text:p>0.390738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9655E-015" calcext:value-type="float">
            <text:p>1.969655E-15</text:p>
          </table:table-cell>
          <table:table-cell office:value-type="float" office:value="1.931335E-015" calcext:value-type="float">
            <text:p>1.931335E-15</text:p>
          </table:table-cell>
          <table:table-cell office:value-type="float" office:value="1.913513E-015" calcext:value-type="float">
            <text:p>1.913513E-15</text:p>
          </table:table-cell>
          <table:table-cell office:value-type="float" office:value="9.648169E-016" calcext:value-type="float">
            <text:p>9.648169E-16</text:p>
          </table:table-cell>
          <table:table-cell office:value-type="float" office:value="1.021625E-015" calcext:value-type="float">
            <text:p>1.021625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7E-034" calcext:value-type="float">
            <text:p>2.9421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036" calcext:value-type="float">
            <text:p>-0.012036</text:p>
          </table:table-cell>
          <table:table-cell office:value-type="float" office:value="-0.01157519" calcext:value-type="float">
            <text:p>-0.01157519</text:p>
          </table:table-cell>
          <table:table-cell office:value-type="float" office:value="-0.01201221" calcext:value-type="float">
            <text:p>-0.01201221</text:p>
          </table:table-cell>
          <table:table-cell office:value-type="float" office:value="-0.01473763" calcext:value-type="float">
            <text:p>-0.01473763</text:p>
          </table:table-cell>
          <table:table-cell office:value-type="float" office:value="-0.01774803" calcext:value-type="float">
            <text:p>-0.01774803</text:p>
          </table:table-cell>
          <table:table-cell office:value-type="float" office:value="-0.3675941" calcext:value-type="float">
            <text:p>-0.3675941</text:p>
          </table:table-cell>
          <table:table-cell office:value-type="float" office:value="-0.1037018" calcext:value-type="float">
            <text:p>-0.1037018</text:p>
          </table:table-cell>
          <table:table-cell office:value-type="float" office:value="-0.2123421" calcext:value-type="float">
            <text:p>-0.2123421</text:p>
          </table:table-cell>
          <table:table-cell office:value-type="float" office:value="-0.1314252" calcext:value-type="float">
            <text:p>-0.1314252</text:p>
          </table:table-cell>
          <table:table-cell office:value-type="float" office:value="-0.03645256" calcext:value-type="float">
            <text:p>-0.03645256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1211172" calcext:value-type="float">
            <text:p>-0.01211172</text:p>
          </table:table-cell>
          <table:table-cell office:value-type="float" office:value="-0.001146656" calcext:value-type="float">
            <text:p>-0.00114665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095" calcext:value-type="float">
            <text:p>-2.3809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7" calcext:value-type="float">
            <text:p>15102007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48.5574" calcext:value-type="float">
            <text:p>448.5574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5.985" calcext:value-type="float">
            <text:p>1015.985</text:p>
          </table:table-cell>
          <table:table-cell office:value-type="float" office:value="115.4168" calcext:value-type="float">
            <text:p>115.4168</text:p>
          </table:table-cell>
          <table:table-cell office:value-type="float" office:value="0" calcext:value-type="float">
            <text:p>0</text:p>
          </table:table-cell>
          <table:table-cell office:value-type="float" office:value="0.3337526" calcext:value-type="float">
            <text:p>0.3337526</text:p>
          </table:table-cell>
          <table:table-cell office:value-type="float" office:value="0.3397864" calcext:value-type="float">
            <text:p>0.3397864</text:p>
          </table:table-cell>
          <table:table-cell office:value-type="float" office:value="0.3445812" calcext:value-type="float">
            <text:p>0.3445812</text:p>
          </table:table-cell>
          <table:table-cell office:value-type="float" office:value="0.3478158" calcext:value-type="float">
            <text:p>0.3478158</text:p>
          </table:table-cell>
          <table:table-cell office:value-type="float" office:value="0.3493036" calcext:value-type="float">
            <text:p>0.3493036</text:p>
          </table:table-cell>
          <table:table-cell office:value-type="float" office:value="0.1981534" calcext:value-type="float">
            <text:p>0.1981534</text:p>
          </table:table-cell>
          <table:table-cell office:value-type="float" office:value="0.2254261" calcext:value-type="float">
            <text:p>0.2254261</text:p>
          </table:table-cell>
          <table:table-cell office:value-type="float" office:value="0.2892957" calcext:value-type="float">
            <text:p>0.2892957</text:p>
          </table:table-cell>
          <table:table-cell office:value-type="float" office:value="0.2986495" calcext:value-type="float">
            <text:p>0.2986495</text:p>
          </table:table-cell>
          <table:table-cell office:value-type="float" office:value="0.3485836" calcext:value-type="float">
            <text:p>0.3485836</text:p>
          </table:table-cell>
          <table:table-cell office:value-type="float" office:value="0.3722793" calcext:value-type="float">
            <text:p>0.3722793</text:p>
          </table:table-cell>
          <table:table-cell office:value-type="float" office:value="0.3906915" calcext:value-type="float">
            <text:p>0.390691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9761E-015" calcext:value-type="float">
            <text:p>1.969761E-15</text:p>
          </table:table-cell>
          <table:table-cell office:value-type="float" office:value="1.931321E-015" calcext:value-type="float">
            <text:p>1.931321E-15</text:p>
          </table:table-cell>
          <table:table-cell office:value-type="float" office:value="1.913506E-015" calcext:value-type="float">
            <text:p>1.913506E-15</text:p>
          </table:table-cell>
          <table:table-cell office:value-type="float" office:value="9.648161E-016" calcext:value-type="float">
            <text:p>9.648161E-16</text:p>
          </table:table-cell>
          <table:table-cell office:value-type="float" office:value="1.021617E-015" calcext:value-type="float">
            <text:p>1.021617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9E-016" calcext:value-type="float">
            <text:p>9.679279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2067" calcext:value-type="float">
            <text:p>-0.0182067</text:p>
          </table:table-cell>
          <table:table-cell office:value-type="float" office:value="-0.01629539" calcext:value-type="float">
            <text:p>-0.01629539</text:p>
          </table:table-cell>
          <table:table-cell office:value-type="float" office:value="-0.01494862" calcext:value-type="float">
            <text:p>-0.01494862</text:p>
          </table:table-cell>
          <table:table-cell office:value-type="float" office:value="-0.01417175" calcext:value-type="float">
            <text:p>-0.01417175</text:p>
          </table:table-cell>
          <table:table-cell office:value-type="float" office:value="-0.01382027" calcext:value-type="float">
            <text:p>-0.01382027</text:p>
          </table:table-cell>
          <table:table-cell office:value-type="float" office:value="-0.3452857" calcext:value-type="float">
            <text:p>-0.3452857</text:p>
          </table:table-cell>
          <table:table-cell office:value-type="float" office:value="-0.1109887" calcext:value-type="float">
            <text:p>-0.1109887</text:p>
          </table:table-cell>
          <table:table-cell office:value-type="float" office:value="-0.2085966" calcext:value-type="float">
            <text:p>-0.2085966</text:p>
          </table:table-cell>
          <table:table-cell office:value-type="float" office:value="-0.1305915" calcext:value-type="float">
            <text:p>-0.1305915</text:p>
          </table:table-cell>
          <table:table-cell office:value-type="float" office:value="-0.03625824" calcext:value-type="float">
            <text:p>-0.03625824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1851482" calcext:value-type="float">
            <text:p>-0.01851482</text:p>
          </table:table-cell>
          <table:table-cell office:value-type="float" office:value="-0.001149549" calcext:value-type="float">
            <text:p>-0.00114954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4887" calcext:value-type="float">
            <text:p>-2.38488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7" calcext:value-type="float">
            <text:p>16102007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49.5219" calcext:value-type="float">
            <text:p>449.5219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5.02" calcext:value-type="float">
            <text:p>1015.02</text:p>
          </table:table-cell>
          <table:table-cell office:value-type="float" office:value="115.4168" calcext:value-type="float">
            <text:p>115.4168</text:p>
          </table:table-cell>
          <table:table-cell office:value-type="float" office:value="0" calcext:value-type="float">
            <text:p>0</text:p>
          </table:table-cell>
          <table:table-cell office:value-type="float" office:value="0.3251109" calcext:value-type="float">
            <text:p>0.3251109</text:p>
          </table:table-cell>
          <table:table-cell office:value-type="float" office:value="0.3322309" calcext:value-type="float">
            <text:p>0.3322309</text:p>
          </table:table-cell>
          <table:table-cell office:value-type="float" office:value="0.3385544" calcext:value-type="float">
            <text:p>0.3385544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3449298" calcext:value-type="float">
            <text:p>0.3449298</text:p>
          </table:table-cell>
          <table:table-cell office:value-type="float" office:value="0.1997498" calcext:value-type="float">
            <text:p>0.1997498</text:p>
          </table:table-cell>
          <table:table-cell office:value-type="float" office:value="0.2235007" calcext:value-type="float">
            <text:p>0.2235007</text:p>
          </table:table-cell>
          <table:table-cell office:value-type="float" office:value="0.2898186" calcext:value-type="float">
            <text:p>0.2898186</text:p>
          </table:table-cell>
          <table:table-cell office:value-type="float" office:value="0.2988548" calcext:value-type="float">
            <text:p>0.2988548</text:p>
          </table:table-cell>
          <table:table-cell office:value-type="float" office:value="0.3487739" calcext:value-type="float">
            <text:p>0.3487739</text:p>
          </table:table-cell>
          <table:table-cell office:value-type="float" office:value="0.3723639" calcext:value-type="float">
            <text:p>0.3723639</text:p>
          </table:table-cell>
          <table:table-cell office:value-type="float" office:value="0.3906327" calcext:value-type="float">
            <text:p>0.390632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9842E-015" calcext:value-type="float">
            <text:p>1.969842E-15</text:p>
          </table:table-cell>
          <table:table-cell office:value-type="float" office:value="1.931317E-015" calcext:value-type="float">
            <text:p>1.931317E-15</text:p>
          </table:table-cell>
          <table:table-cell office:value-type="float" office:value="1.913496E-015" calcext:value-type="float">
            <text:p>1.913496E-15</text:p>
          </table:table-cell>
          <table:table-cell office:value-type="float" office:value="9.648145E-016" calcext:value-type="float">
            <text:p>9.648145E-16</text:p>
          </table:table-cell>
          <table:table-cell office:value-type="float" office:value="1.021615E-015" calcext:value-type="float">
            <text:p>1.021615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47033" calcext:value-type="float">
            <text:p>-0.02147033</text:p>
          </table:table-cell>
          <table:table-cell office:value-type="float" office:value="-0.01870991" calcext:value-type="float">
            <text:p>-0.01870991</text:p>
          </table:table-cell>
          <table:table-cell office:value-type="float" office:value="-0.01665664" calcext:value-type="float">
            <text:p>-0.01665664</text:p>
          </table:table-cell>
          <table:table-cell office:value-type="float" office:value="-0.01540926" calcext:value-type="float">
            <text:p>-0.01540926</text:p>
          </table:table-cell>
          <table:table-cell office:value-type="float" office:value="-0.01491518" calcext:value-type="float">
            <text:p>-0.01491518</text:p>
          </table:table-cell>
          <table:table-cell office:value-type="float" office:value="-0.3246846" calcext:value-type="float">
            <text:p>-0.3246846</text:p>
          </table:table-cell>
          <table:table-cell office:value-type="float" office:value="-0.117994" calcext:value-type="float">
            <text:p>-0.117994</text:p>
          </table:table-cell>
          <table:table-cell office:value-type="float" office:value="-0.2053153" calcext:value-type="float">
            <text:p>-0.2053153</text:p>
          </table:table-cell>
          <table:table-cell office:value-type="float" office:value="-0.1297556" calcext:value-type="float">
            <text:p>-0.1297556</text:p>
          </table:table-cell>
          <table:table-cell office:value-type="float" office:value="-0.03606778" calcext:value-type="float">
            <text:p>-0.03606778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2208214" calcext:value-type="float">
            <text:p>-0.02208214</text:p>
          </table:table-cell>
          <table:table-cell office:value-type="float" office:value="-0.00115222" calcext:value-type="float">
            <text:p>-0.0011522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8669" calcext:value-type="float">
            <text:p>-2.38866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7" calcext:value-type="float">
            <text:p>17102007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50.8354" calcext:value-type="float">
            <text:p>450.8354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3.706" calcext:value-type="float">
            <text:p>1013.706</text:p>
          </table:table-cell>
          <table:table-cell office:value-type="float" office:value="115.4168" calcext:value-type="float">
            <text:p>115.4168</text:p>
          </table:table-cell>
          <table:table-cell office:value-type="float" office:value="0" calcext:value-type="float">
            <text:p>0</text:p>
          </table:table-cell>
          <table:table-cell office:value-type="float" office:value="0.2996022" calcext:value-type="float">
            <text:p>0.2996022</text:p>
          </table:table-cell>
          <table:table-cell office:value-type="float" office:value="0.3237706" calcext:value-type="float">
            <text:p>0.3237706</text:p>
          </table:table-cell>
          <table:table-cell office:value-type="float" office:value="0.3323723" calcext:value-type="float">
            <text:p>0.3323723</text:p>
          </table:table-cell>
          <table:table-cell office:value-type="float" office:value="0.3374082" calcext:value-type="float">
            <text:p>0.3374082</text:p>
          </table:table-cell>
          <table:table-cell office:value-type="float" office:value="0.3392285" calcext:value-type="float">
            <text:p>0.3392285</text:p>
          </table:table-cell>
          <table:table-cell office:value-type="float" office:value="0.201206" calcext:value-type="float">
            <text:p>0.201206</text:p>
          </table:table-cell>
          <table:table-cell office:value-type="float" office:value="0.2218133" calcext:value-type="float">
            <text:p>0.2218133</text:p>
          </table:table-cell>
          <table:table-cell office:value-type="float" office:value="0.2902954" calcext:value-type="float">
            <text:p>0.2902954</text:p>
          </table:table-cell>
          <table:table-cell office:value-type="float" office:value="0.2990601" calcext:value-type="float">
            <text:p>0.2990601</text:p>
          </table:table-cell>
          <table:table-cell office:value-type="float" office:value="0.3489596" calcext:value-type="float">
            <text:p>0.3489596</text:p>
          </table:table-cell>
          <table:table-cell office:value-type="float" office:value="0.3724388" calcext:value-type="float">
            <text:p>0.3724388</text:p>
          </table:table-cell>
          <table:table-cell office:value-type="float" office:value="0.3905629" calcext:value-type="float">
            <text:p>0.390562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9934E-015" calcext:value-type="float">
            <text:p>1.969934E-15</text:p>
          </table:table-cell>
          <table:table-cell office:value-type="float" office:value="1.931309E-015" calcext:value-type="float">
            <text:p>1.931309E-15</text:p>
          </table:table-cell>
          <table:table-cell office:value-type="float" office:value="1.913485E-015" calcext:value-type="float">
            <text:p>1.913485E-15</text:p>
          </table:table-cell>
          <table:table-cell office:value-type="float" office:value="9.648135E-016" calcext:value-type="float">
            <text:p>9.648135E-16</text:p>
          </table:table-cell>
          <table:table-cell office:value-type="float" office:value="1.021614E-015" calcext:value-type="float">
            <text:p>1.021614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626355" calcext:value-type="float">
            <text:p>-0.03626355</text:p>
          </table:table-cell>
          <table:table-cell office:value-type="float" office:value="-0.02188704" calcext:value-type="float">
            <text:p>-0.02188704</text:p>
          </table:table-cell>
          <table:table-cell office:value-type="float" office:value="-0.01864392" calcext:value-type="float">
            <text:p>-0.01864392</text:p>
          </table:table-cell>
          <table:table-cell office:value-type="float" office:value="-0.0170492" calcext:value-type="float">
            <text:p>-0.0170492</text:p>
          </table:table-cell>
          <table:table-cell office:value-type="float" office:value="-0.01650913" calcext:value-type="float">
            <text:p>-0.01650913</text:p>
          </table:table-cell>
          <table:table-cell office:value-type="float" office:value="-0.3071001" calcext:value-type="float">
            <text:p>-0.3071001</text:p>
          </table:table-cell>
          <table:table-cell office:value-type="float" office:value="-0.1245465" calcext:value-type="float">
            <text:p>-0.1245465</text:p>
          </table:table-cell>
          <table:table-cell office:value-type="float" office:value="-0.202375" calcext:value-type="float">
            <text:p>-0.202375</text:p>
          </table:table-cell>
          <table:table-cell office:value-type="float" office:value="-0.1289256" calcext:value-type="float">
            <text:p>-0.1289256</text:p>
          </table:table-cell>
          <table:table-cell office:value-type="float" office:value="-0.03588298" calcext:value-type="float">
            <text:p>-0.03588298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4702877" calcext:value-type="float">
            <text:p>-0.04702877</text:p>
          </table:table-cell>
          <table:table-cell office:value-type="float" office:value="-0.001156283" calcext:value-type="float">
            <text:p>-0.00115628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2312" calcext:value-type="float">
            <text:p>-2.3923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7" calcext:value-type="float">
            <text:p>18102007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51.9367" calcext:value-type="float">
            <text:p>451.9367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2.605" calcext:value-type="float">
            <text:p>1012.605</text:p>
          </table:table-cell>
          <table:table-cell office:value-type="float" office:value="115.4168" calcext:value-type="float">
            <text:p>115.4168</text:p>
          </table:table-cell>
          <table:table-cell office:value-type="float" office:value="0" calcext:value-type="float">
            <text:p>0</text:p>
          </table:table-cell>
          <table:table-cell office:value-type="float" office:value="0.2911405" calcext:value-type="float">
            <text:p>0.2911405</text:p>
          </table:table-cell>
          <table:table-cell office:value-type="float" office:value="0.3160585" calcext:value-type="float">
            <text:p>0.3160585</text:p>
          </table:table-cell>
          <table:table-cell office:value-type="float" office:value="0.3258022" calcext:value-type="float">
            <text:p>0.3258022</text:p>
          </table:table-cell>
          <table:table-cell office:value-type="float" office:value="0.3310813" calcext:value-type="float">
            <text:p>0.3310813</text:p>
          </table:table-cell>
          <table:table-cell office:value-type="float" office:value="0.3327475" calcext:value-type="float">
            <text:p>0.3327475</text:p>
          </table:table-cell>
          <table:table-cell office:value-type="float" office:value="0.202873" calcext:value-type="float">
            <text:p>0.202873</text:p>
          </table:table-cell>
          <table:table-cell office:value-type="float" office:value="0.2200595" calcext:value-type="float">
            <text:p>0.2200595</text:p>
          </table:table-cell>
          <table:table-cell office:value-type="float" office:value="0.290789" calcext:value-type="float">
            <text:p>0.290789</text:p>
          </table:table-cell>
          <table:table-cell office:value-type="float" office:value="0.2992538" calcext:value-type="float">
            <text:p>0.2992538</text:p>
          </table:table-cell>
          <table:table-cell office:value-type="float" office:value="0.3491435" calcext:value-type="float">
            <text:p>0.3491435</text:p>
          </table:table-cell>
          <table:table-cell office:value-type="float" office:value="0.3725098" calcext:value-type="float">
            <text:p>0.3725098</text:p>
          </table:table-cell>
          <table:table-cell office:value-type="float" office:value="0.3904868" calcext:value-type="float">
            <text:p>0.390486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70044E-015" calcext:value-type="float">
            <text:p>1.970044E-15</text:p>
          </table:table-cell>
          <table:table-cell office:value-type="float" office:value="1.931295E-015" calcext:value-type="float">
            <text:p>1.931295E-15</text:p>
          </table:table-cell>
          <table:table-cell office:value-type="float" office:value="1.913477E-015" calcext:value-type="float">
            <text:p>1.913477E-15</text:p>
          </table:table-cell>
          <table:table-cell office:value-type="float" office:value="9.648099E-016" calcext:value-type="float">
            <text:p>9.648099E-16</text:p>
          </table:table-cell>
          <table:table-cell office:value-type="float" office:value="1.021612E-015" calcext:value-type="float">
            <text:p>1.021612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05791" calcext:value-type="float">
            <text:p>-0.04505791</text:p>
          </table:table-cell>
          <table:table-cell office:value-type="float" office:value="-0.02537407" calcext:value-type="float">
            <text:p>-0.02537407</text:p>
          </table:table-cell>
          <table:table-cell office:value-type="float" office:value="-0.02106792" calcext:value-type="float">
            <text:p>-0.02106792</text:p>
          </table:table-cell>
          <table:table-cell office:value-type="float" office:value="-0.01913731" calcext:value-type="float">
            <text:p>-0.01913731</text:p>
          </table:table-cell>
          <table:table-cell office:value-type="float" office:value="-0.01856855" calcext:value-type="float">
            <text:p>-0.01856855</text:p>
          </table:table-cell>
          <table:table-cell office:value-type="float" office:value="-0.2883308" calcext:value-type="float">
            <text:p>-0.2883308</text:p>
          </table:table-cell>
          <table:table-cell office:value-type="float" office:value="-0.1317887" calcext:value-type="float">
            <text:p>-0.1317887</text:p>
          </table:table-cell>
          <table:table-cell office:value-type="float" office:value="-0.1993832" calcext:value-type="float">
            <text:p>-0.1993832</text:p>
          </table:table-cell>
          <table:table-cell office:value-type="float" office:value="-0.1281469" calcext:value-type="float">
            <text:p>-0.1281469</text:p>
          </table:table-cell>
          <table:table-cell office:value-type="float" office:value="-0.03570098" calcext:value-type="float">
            <text:p>-0.03570098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5426497" calcext:value-type="float">
            <text:p>-0.05426497</text:p>
          </table:table-cell>
          <table:table-cell office:value-type="float" office:value="-0.001160705" calcext:value-type="float">
            <text:p>-0.00116070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583" calcext:value-type="float">
            <text:p>-2.3958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7" calcext:value-type="float">
            <text:p>19102007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52.9658" calcext:value-type="float">
            <text:p>452.9658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1.576" calcext:value-type="float">
            <text:p>1011.576</text:p>
          </table:table-cell>
          <table:table-cell office:value-type="float" office:value="115.4168" calcext:value-type="float">
            <text:p>115.4168</text:p>
          </table:table-cell>
          <table:table-cell office:value-type="float" office:value="0" calcext:value-type="float">
            <text:p>0</text:p>
          </table:table-cell>
          <table:table-cell office:value-type="float" office:value="0.2821674" calcext:value-type="float">
            <text:p>0.2821674</text:p>
          </table:table-cell>
          <table:table-cell office:value-type="float" office:value="0.3097019" calcext:value-type="float">
            <text:p>0.3097019</text:p>
          </table:table-cell>
          <table:table-cell office:value-type="float" office:value="0.3197283" calcext:value-type="float">
            <text:p>0.3197283</text:p>
          </table:table-cell>
          <table:table-cell office:value-type="float" office:value="0.3250704" calcext:value-type="float">
            <text:p>0.3250704</text:p>
          </table:table-cell>
          <table:table-cell office:value-type="float" office:value="0.3265978" calcext:value-type="float">
            <text:p>0.3265978</text:p>
          </table:table-cell>
          <table:table-cell office:value-type="float" office:value="0.2044947" calcext:value-type="float">
            <text:p>0.2044947</text:p>
          </table:table-cell>
          <table:table-cell office:value-type="float" office:value="0.2185464" calcext:value-type="float">
            <text:p>0.2185464</text:p>
          </table:table-cell>
          <table:table-cell office:value-type="float" office:value="0.2912355" calcext:value-type="float">
            <text:p>0.2912355</text:p>
          </table:table-cell>
          <table:table-cell office:value-type="float" office:value="0.2994449" calcext:value-type="float">
            <text:p>0.2994449</text:p>
          </table:table-cell>
          <table:table-cell office:value-type="float" office:value="0.3493247" calcext:value-type="float">
            <text:p>0.3493247</text:p>
          </table:table-cell>
          <table:table-cell office:value-type="float" office:value="0.3725743" calcext:value-type="float">
            <text:p>0.3725743</text:p>
          </table:table-cell>
          <table:table-cell office:value-type="float" office:value="0.3904043" calcext:value-type="float">
            <text:p>0.390404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70136E-015" calcext:value-type="float">
            <text:p>1.970136E-15</text:p>
          </table:table-cell>
          <table:table-cell office:value-type="float" office:value="1.931286E-015" calcext:value-type="float">
            <text:p>1.931286E-15</text:p>
          </table:table-cell>
          <table:table-cell office:value-type="float" office:value="1.913467E-015" calcext:value-type="float">
            <text:p>1.913467E-15</text:p>
          </table:table-cell>
          <table:table-cell office:value-type="float" office:value="9.648075E-016" calcext:value-type="float">
            <text:p>9.648075E-16</text:p>
          </table:table-cell>
          <table:table-cell office:value-type="float" office:value="1.021611E-015" calcext:value-type="float">
            <text:p>1.021611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9E-016" calcext:value-type="float">
            <text:p>9.679279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714782" calcext:value-type="float">
            <text:p>-0.05714782</text:p>
          </table:table-cell>
          <table:table-cell office:value-type="float" office:value="-0.02875957" calcext:value-type="float">
            <text:p>-0.02875957</text:p>
          </table:table-cell>
          <table:table-cell office:value-type="float" office:value="-0.02364559" calcext:value-type="float">
            <text:p>-0.02364559</text:p>
          </table:table-cell>
          <table:table-cell office:value-type="float" office:value="-0.02140309" calcext:value-type="float">
            <text:p>-0.02140309</text:p>
          </table:table-cell>
          <table:table-cell office:value-type="float" office:value="-0.02080729" calcext:value-type="float">
            <text:p>-0.02080729</text:p>
          </table:table-cell>
          <table:table-cell office:value-type="float" office:value="-0.2712564" calcext:value-type="float">
            <text:p>-0.2712564</text:p>
          </table:table-cell>
          <table:table-cell office:value-type="float" office:value="-0.1384381" calcext:value-type="float">
            <text:p>-0.1384381</text:p>
          </table:table-cell>
          <table:table-cell office:value-type="float" office:value="-0.1967166" calcext:value-type="float">
            <text:p>-0.1967166</text:p>
          </table:table-cell>
          <table:table-cell office:value-type="float" office:value="-0.1273849" calcext:value-type="float">
            <text:p>-0.1273849</text:p>
          </table:table-cell>
          <table:table-cell office:value-type="float" office:value="-0.03552272" calcext:value-type="float">
            <text:p>-0.03552272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7100129" calcext:value-type="float">
            <text:p>-0.07100129</text:p>
          </table:table-cell>
          <table:table-cell office:value-type="float" office:value="-0.001164614" calcext:value-type="float">
            <text:p>-0.00116461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9233" calcext:value-type="float">
            <text:p>-2.39923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7" calcext:value-type="float">
            <text:p>20102007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54.1288" calcext:value-type="float">
            <text:p>454.1288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1.058" calcext:value-type="float">
            <text:p>1011.058</text:p>
          </table:table-cell>
          <table:table-cell office:value-type="float" office:value="114.7722" calcext:value-type="float">
            <text:p>114.7722</text:p>
          </table:table-cell>
          <table:table-cell office:value-type="float" office:value="0" calcext:value-type="float">
            <text:p>0</text:p>
          </table:table-cell>
          <table:table-cell office:value-type="float" office:value="0.2536297" calcext:value-type="float">
            <text:p>0.2536297</text:p>
          </table:table-cell>
          <table:table-cell office:value-type="float" office:value="0.3045652" calcext:value-type="float">
            <text:p>0.3045652</text:p>
          </table:table-cell>
          <table:table-cell office:value-type="float" office:value="0.3142305" calcext:value-type="float">
            <text:p>0.3142305</text:p>
          </table:table-cell>
          <table:table-cell office:value-type="float" office:value="0.3194442" calcext:value-type="float">
            <text:p>0.3194442</text:p>
          </table:table-cell>
          <table:table-cell office:value-type="float" office:value="0.3207911" calcext:value-type="float">
            <text:p>0.3207911</text:p>
          </table:table-cell>
          <table:table-cell office:value-type="float" office:value="0.2059586" calcext:value-type="float">
            <text:p>0.2059586</text:p>
          </table:table-cell>
          <table:table-cell office:value-type="float" office:value="0.2172554" calcext:value-type="float">
            <text:p>0.2172554</text:p>
          </table:table-cell>
          <table:table-cell office:value-type="float" office:value="0.2916426" calcext:value-type="float">
            <text:p>0.2916426</text:p>
          </table:table-cell>
          <table:table-cell office:value-type="float" office:value="0.2996363" calcext:value-type="float">
            <text:p>0.2996363</text:p>
          </table:table-cell>
          <table:table-cell office:value-type="float" office:value="0.349501" calcext:value-type="float">
            <text:p>0.349501</text:p>
          </table:table-cell>
          <table:table-cell office:value-type="float" office:value="0.3726357" calcext:value-type="float">
            <text:p>0.3726357</text:p>
          </table:table-cell>
          <table:table-cell office:value-type="float" office:value="0.3905402" calcext:value-type="float">
            <text:p>0.3905402</text:p>
          </table:table-cell>
          <table:table-cell office:value-type="float" office:value="0.4591118" calcext:value-type="float">
            <text:p>0.4591118</text:p>
          </table:table-cell>
          <table:table-cell office:value-type="float" office:value="0" calcext:value-type="float">
            <text:p>0</text:p>
          </table:table-cell>
          <table:table-cell office:value-type="float" office:value="1.97024E-015" calcext:value-type="float">
            <text:p>1.97024E-15</text:p>
          </table:table-cell>
          <table:table-cell office:value-type="float" office:value="1.931277E-015" calcext:value-type="float">
            <text:p>1.931277E-15</text:p>
          </table:table-cell>
          <table:table-cell office:value-type="float" office:value="1.913458E-015" calcext:value-type="float">
            <text:p>1.913458E-15</text:p>
          </table:table-cell>
          <table:table-cell office:value-type="float" office:value="9.648043E-016" calcext:value-type="float">
            <text:p>9.648043E-16</text:p>
          </table:table-cell>
          <table:table-cell office:value-type="float" office:value="1.02161E-015" calcext:value-type="float">
            <text:p>1.02161E-15</text:p>
          </table:table-cell>
          <table:table-cell office:value-type="float" office:value="1.938728E-015" calcext:value-type="float">
            <text:p>1.938728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98492" calcext:value-type="float">
            <text:p>-0.1298492</text:p>
          </table:table-cell>
          <table:table-cell office:value-type="float" office:value="-0.03186353" calcext:value-type="float">
            <text:p>-0.03186353</text:p>
          </table:table-cell>
          <table:table-cell office:value-type="float" office:value="-0.02630278" calcext:value-type="float">
            <text:p>-0.02630278</text:p>
          </table:table-cell>
          <table:table-cell office:value-type="float" office:value="-0.02381243" calcext:value-type="float">
            <text:p>-0.02381243</text:p>
          </table:table-cell>
          <table:table-cell office:value-type="float" office:value="-0.02321512" calcext:value-type="float">
            <text:p>-0.02321512</text:p>
          </table:table-cell>
          <table:table-cell office:value-type="float" office:value="-0.2568201" calcext:value-type="float">
            <text:p>-0.2568201</text:p>
          </table:table-cell>
          <table:table-cell office:value-type="float" office:value="-0.1444152" calcext:value-type="float">
            <text:p>-0.1444152</text:p>
          </table:table-cell>
          <table:table-cell office:value-type="float" office:value="-0.1943202" calcext:value-type="float">
            <text:p>-0.1943202</text:p>
          </table:table-cell>
          <table:table-cell office:value-type="float" office:value="-0.1266261" calcext:value-type="float">
            <text:p>-0.1266261</text:p>
          </table:table-cell>
          <table:table-cell office:value-type="float" office:value="-0.03535014" calcext:value-type="float">
            <text:p>-0.03535014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1924608" calcext:value-type="float">
            <text:p>-0.1924608</text:p>
          </table:table-cell>
          <table:table-cell office:value-type="float" office:value="-0.001169012" calcext:value-type="float">
            <text:p>-0.00116901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62321" calcext:value-type="float">
            <text:p>-2.36232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7" calcext:value-type="float">
            <text:p>21102007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55.2344" calcext:value-type="float">
            <text:p>455.2344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0.757" calcext:value-type="float">
            <text:p>1010.757</text:p>
          </table:table-cell>
          <table:table-cell office:value-type="float" office:value="113.9677" calcext:value-type="float">
            <text:p>113.9677</text:p>
          </table:table-cell>
          <table:table-cell office:value-type="float" office:value="0" calcext:value-type="float">
            <text:p>0</text:p>
          </table:table-cell>
          <table:table-cell office:value-type="float" office:value="0.2018178" calcext:value-type="float">
            <text:p>0.2018178</text:p>
          </table:table-cell>
          <table:table-cell office:value-type="float" office:value="0.303512" calcext:value-type="float">
            <text:p>0.303512</text:p>
          </table:table-cell>
          <table:table-cell office:value-type="float" office:value="0.3099785" calcext:value-type="float">
            <text:p>0.3099785</text:p>
          </table:table-cell>
          <table:table-cell office:value-type="float" office:value="0.3144733" calcext:value-type="float">
            <text:p>0.3144733</text:p>
          </table:table-cell>
          <table:table-cell office:value-type="float" office:value="0.3152001" calcext:value-type="float">
            <text:p>0.3152001</text:p>
          </table:table-cell>
          <table:table-cell office:value-type="float" office:value="0.2076475" calcext:value-type="float">
            <text:p>0.2076475</text:p>
          </table:table-cell>
          <table:table-cell office:value-type="float" office:value="0.2160459" calcext:value-type="float">
            <text:p>0.2160459</text:p>
          </table:table-cell>
          <table:table-cell office:value-type="float" office:value="0.2920142" calcext:value-type="float">
            <text:p>0.2920142</text:p>
          </table:table-cell>
          <table:table-cell office:value-type="float" office:value="0.2998292" calcext:value-type="float">
            <text:p>0.2998292</text:p>
          </table:table-cell>
          <table:table-cell office:value-type="float" office:value="0.3496737" calcext:value-type="float">
            <text:p>0.3496737</text:p>
          </table:table-cell>
          <table:table-cell office:value-type="float" office:value="0.3727044" calcext:value-type="float">
            <text:p>0.3727044</text:p>
          </table:table-cell>
          <table:table-cell office:value-type="float" office:value="0.3906476" calcext:value-type="float">
            <text:p>0.3906476</text:p>
          </table:table-cell>
          <table:table-cell office:value-type="float" office:value="0.4618822" calcext:value-type="float">
            <text:p>0.4618822</text:p>
          </table:table-cell>
          <table:table-cell office:value-type="float" office:value="0" calcext:value-type="float">
            <text:p>0</text:p>
          </table:table-cell>
          <table:table-cell office:value-type="float" office:value="1.970359E-015" calcext:value-type="float">
            <text:p>1.970359E-15</text:p>
          </table:table-cell>
          <table:table-cell office:value-type="float" office:value="1.931262E-015" calcext:value-type="float">
            <text:p>1.931262E-15</text:p>
          </table:table-cell>
          <table:table-cell office:value-type="float" office:value="1.91345E-015" calcext:value-type="float">
            <text:p>1.91345E-15</text:p>
          </table:table-cell>
          <table:table-cell office:value-type="float" office:value="9.648026E-016" calcext:value-type="float">
            <text:p>9.648026E-16</text:p>
          </table:table-cell>
          <table:table-cell office:value-type="float" office:value="1.021604E-015" calcext:value-type="float">
            <text:p>1.021604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7E-034" calcext:value-type="float">
            <text:p>2.9421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44405" calcext:value-type="float">
            <text:p>-0.7444405</text:p>
          </table:table-cell>
          <table:table-cell office:value-type="float" office:value="-0.03258828" calcext:value-type="float">
            <text:p>-0.03258828</text:p>
          </table:table-cell>
          <table:table-cell office:value-type="float" office:value="-0.02860307" calcext:value-type="float">
            <text:p>-0.02860307</text:p>
          </table:table-cell>
          <table:table-cell office:value-type="float" office:value="-0.02620769" calcext:value-type="float">
            <text:p>-0.02620769</text:p>
          </table:table-cell>
          <table:table-cell office:value-type="float" office:value="-0.025845" calcext:value-type="float">
            <text:p>-0.025845</text:p>
          </table:table-cell>
          <table:table-cell office:value-type="float" office:value="-0.2412782" calcext:value-type="float">
            <text:p>-0.2412782</text:p>
          </table:table-cell>
          <table:table-cell office:value-type="float" office:value="-0.1502766" calcext:value-type="float">
            <text:p>-0.1502766</text:p>
          </table:table-cell>
          <table:table-cell office:value-type="float" office:value="-0.1921605" calcext:value-type="float">
            <text:p>-0.1921605</text:p>
          </table:table-cell>
          <table:table-cell office:value-type="float" office:value="-0.125867" calcext:value-type="float">
            <text:p>-0.125867</text:p>
          </table:table-cell>
          <table:table-cell office:value-type="float" office:value="-0.03518201" calcext:value-type="float">
            <text:p>-0.03518201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.663567" calcext:value-type="float">
            <text:p>-1.663567</text:p>
          </table:table-cell>
          <table:table-cell office:value-type="float" office:value="-0.001172991" calcext:value-type="float">
            <text:p>-0.00117299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75545" calcext:value-type="float">
            <text:p>-2.37554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7" calcext:value-type="float">
            <text:p>22102007</text:p>
          </table:table-cell>
          <table:table-cell office:value-type="float" office:value="578.5601" calcext:value-type="float">
            <text:p>578.5601</text:p>
          </table:table-cell>
          <table:table-cell office:value-type="float" office:value="455.8077" calcext:value-type="float">
            <text:p>455.8077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9.771" calcext:value-type="float">
            <text:p>1019.771</text:p>
          </table:table-cell>
          <table:table-cell office:value-type="float" office:value="114.0806" calcext:value-type="float">
            <text:p>114.0806</text:p>
          </table:table-cell>
          <table:table-cell office:value-type="float" office:value="0" calcext:value-type="float">
            <text:p>0</text:p>
          </table:table-cell>
          <table:table-cell office:value-type="float" office:value="0.366079" calcext:value-type="float">
            <text:p>0.366079</text:p>
          </table:table-cell>
          <table:table-cell office:value-type="float" office:value="0.3657244" calcext:value-type="float">
            <text:p>0.3657244</text:p>
          </table:table-cell>
          <table:table-cell office:value-type="float" office:value="0.3568327" calcext:value-type="float">
            <text:p>0.3568327</text:p>
          </table:table-cell>
          <table:table-cell office:value-type="float" office:value="0.3301136" calcext:value-type="float">
            <text:p>0.3301136</text:p>
          </table:table-cell>
          <table:table-cell office:value-type="float" office:value="0.3201683" calcext:value-type="float">
            <text:p>0.3201683</text:p>
          </table:table-cell>
          <table:table-cell office:value-type="float" office:value="0.2094118" calcext:value-type="float">
            <text:p>0.2094118</text:p>
          </table:table-cell>
          <table:table-cell office:value-type="float" office:value="0.225511" calcext:value-type="float">
            <text:p>0.225511</text:p>
          </table:table-cell>
          <table:table-cell office:value-type="float" office:value="0.2924767" calcext:value-type="float">
            <text:p>0.2924767</text:p>
          </table:table-cell>
          <table:table-cell office:value-type="float" office:value="0.3000242" calcext:value-type="float">
            <text:p>0.3000242</text:p>
          </table:table-cell>
          <table:table-cell office:value-type="float" office:value="0.3498523" calcext:value-type="float">
            <text:p>0.3498523</text:p>
          </table:table-cell>
          <table:table-cell office:value-type="float" office:value="0.3727823" calcext:value-type="float">
            <text:p>0.3727823</text:p>
          </table:table-cell>
          <table:table-cell office:value-type="float" office:value="0.390662" calcext:value-type="float">
            <text:p>0.39066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70475E-015" calcext:value-type="float">
            <text:p>1.970475E-15</text:p>
          </table:table-cell>
          <table:table-cell office:value-type="float" office:value="1.931248E-015" calcext:value-type="float">
            <text:p>1.931248E-15</text:p>
          </table:table-cell>
          <table:table-cell office:value-type="float" office:value="1.913443E-015" calcext:value-type="float">
            <text:p>1.913443E-15</text:p>
          </table:table-cell>
          <table:table-cell office:value-type="float" office:value="9.648007E-016" calcext:value-type="float">
            <text:p>9.648007E-16</text:p>
          </table:table-cell>
          <table:table-cell office:value-type="float" office:value="1.021598E-015" calcext:value-type="float">
            <text:p>1.021598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22271" calcext:value-type="float">
            <text:p>-0.01022271</text:p>
          </table:table-cell>
          <table:table-cell office:value-type="float" office:value="-0.01029133" calcext:value-type="float">
            <text:p>-0.01029133</text:p>
          </table:table-cell>
          <table:table-cell office:value-type="float" office:value="-0.01206842" calcext:value-type="float">
            <text:p>-0.01206842</text:p>
          </table:table-cell>
          <table:table-cell office:value-type="float" office:value="-0.01964432" calcext:value-type="float">
            <text:p>-0.01964432</text:p>
          </table:table-cell>
          <table:table-cell office:value-type="float" office:value="-0.02367278" calcext:value-type="float">
            <text:p>-0.02367278</text:p>
          </table:table-cell>
          <table:table-cell office:value-type="float" office:value="-0.2261485" calcext:value-type="float">
            <text:p>-0.2261485</text:p>
          </table:table-cell>
          <table:table-cell office:value-type="float" office:value="-0.1106934" calcext:value-type="float">
            <text:p>-0.1106934</text:p>
          </table:table-cell>
          <table:table-cell office:value-type="float" office:value="-0.1895245" calcext:value-type="float">
            <text:p>-0.1895245</text:p>
          </table:table-cell>
          <table:table-cell office:value-type="float" office:value="-0.1251043" calcext:value-type="float">
            <text:p>-0.1251043</text:p>
          </table:table-cell>
          <table:table-cell office:value-type="float" office:value="-0.03500911" calcext:value-type="float">
            <text:p>-0.03500911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1021486" calcext:value-type="float">
            <text:p>-0.01021486</text:p>
          </table:table-cell>
          <table:table-cell office:value-type="float" office:value="-0.001179297" calcext:value-type="float">
            <text:p>-0.00117929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3935" calcext:value-type="float">
            <text:p>-2.3839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7" calcext:value-type="float">
            <text:p>23102007</text:p>
          </table:table-cell>
          <table:table-cell office:value-type="float" office:value="578.5601" calcext:value-type="float">
            <text:p>578.5601</text:p>
          </table:table-cell>
          <table:table-cell office:value-type="float" office:value="457.4265" calcext:value-type="float">
            <text:p>457.4265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8.151" calcext:value-type="float">
            <text:p>1018.151</text:p>
          </table:table-cell>
          <table:table-cell office:value-type="float" office:value="114.0806" calcext:value-type="float">
            <text:p>114.0806</text:p>
          </table:table-cell>
          <table:table-cell office:value-type="float" office:value="0" calcext:value-type="float">
            <text:p>0</text:p>
          </table:table-cell>
          <table:table-cell office:value-type="float" office:value="0.3278358" calcext:value-type="float">
            <text:p>0.3278358</text:p>
          </table:table-cell>
          <table:table-cell office:value-type="float" office:value="0.3364723" calcext:value-type="float">
            <text:p>0.3364723</text:p>
          </table:table-cell>
          <table:table-cell office:value-type="float" office:value="0.3405316" calcext:value-type="float">
            <text:p>0.3405316</text:p>
          </table:table-cell>
          <table:table-cell office:value-type="float" office:value="0.3414499" calcext:value-type="float">
            <text:p>0.3414499</text:p>
          </table:table-cell>
          <table:table-cell office:value-type="float" office:value="0.3414781" calcext:value-type="float">
            <text:p>0.3414781</text:p>
          </table:table-cell>
          <table:table-cell office:value-type="float" office:value="0.2111969" calcext:value-type="float">
            <text:p>0.2111969</text:p>
          </table:table-cell>
          <table:table-cell office:value-type="float" office:value="0.2236624" calcext:value-type="float">
            <text:p>0.2236624</text:p>
          </table:table-cell>
          <table:table-cell office:value-type="float" office:value="0.2929854" calcext:value-type="float">
            <text:p>0.2929854</text:p>
          </table:table-cell>
          <table:table-cell office:value-type="float" office:value="0.3002209" calcext:value-type="float">
            <text:p>0.3002209</text:p>
          </table:table-cell>
          <table:table-cell office:value-type="float" office:value="0.3500252" calcext:value-type="float">
            <text:p>0.3500252</text:p>
          </table:table-cell>
          <table:table-cell office:value-type="float" office:value="0.3728545" calcext:value-type="float">
            <text:p>0.3728545</text:p>
          </table:table-cell>
          <table:table-cell office:value-type="float" office:value="0.3906444" calcext:value-type="float">
            <text:p>0.390644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70606E-015" calcext:value-type="float">
            <text:p>1.970606E-15</text:p>
          </table:table-cell>
          <table:table-cell office:value-type="float" office:value="1.931233E-015" calcext:value-type="float">
            <text:p>1.931233E-15</text:p>
          </table:table-cell>
          <table:table-cell office:value-type="float" office:value="1.913435E-015" calcext:value-type="float">
            <text:p>1.913435E-15</text:p>
          </table:table-cell>
          <table:table-cell office:value-type="float" office:value="9.647988E-016" calcext:value-type="float">
            <text:p>9.647988E-16</text:p>
          </table:table-cell>
          <table:table-cell office:value-type="float" office:value="1.021593E-015" calcext:value-type="float">
            <text:p>1.021593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9E-016" calcext:value-type="float">
            <text:p>9.679279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6E-034" calcext:value-type="float">
            <text:p>2.94214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26506" calcext:value-type="float">
            <text:p>-0.02026506</text:p>
          </table:table-cell>
          <table:table-cell office:value-type="float" office:value="-0.01727101" calcext:value-type="float">
            <text:p>-0.01727101</text:p>
          </table:table-cell>
          <table:table-cell office:value-type="float" office:value="-0.01606069" calcext:value-type="float">
            <text:p>-0.01606069</text:p>
          </table:table-cell>
          <table:table-cell office:value-type="float" office:value="-0.01586737" calcext:value-type="float">
            <text:p>-0.01586737</text:p>
          </table:table-cell>
          <table:table-cell office:value-type="float" office:value="-0.01587742" calcext:value-type="float">
            <text:p>-0.01587742</text:p>
          </table:table-cell>
          <table:table-cell office:value-type="float" office:value="-0.2119517" calcext:value-type="float">
            <text:p>-0.2119517</text:p>
          </table:table-cell>
          <table:table-cell office:value-type="float" office:value="-0.1173841" calcext:value-type="float">
            <text:p>-0.1173841</text:p>
          </table:table-cell>
          <table:table-cell office:value-type="float" office:value="-0.1866543" calcext:value-type="float">
            <text:p>-0.1866543</text:p>
          </table:table-cell>
          <table:table-cell office:value-type="float" office:value="-0.1243404" calcext:value-type="float">
            <text:p>-0.1243404</text:p>
          </table:table-cell>
          <table:table-cell office:value-type="float" office:value="-0.03484257" calcext:value-type="float">
            <text:p>-0.0348425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2186151" calcext:value-type="float">
            <text:p>-0.02186151</text:p>
          </table:table-cell>
          <table:table-cell office:value-type="float" office:value="-0.001187948" calcext:value-type="float">
            <text:p>-0.00118794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87773" calcext:value-type="float">
            <text:p>-2.3877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7" calcext:value-type="float">
            <text:p>2410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58.7882" calcext:value-type="float">
            <text:p>458.7882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7.09" calcext:value-type="float">
            <text:p>1017.09</text:p>
          </table:table-cell>
          <table:table-cell office:value-type="float" office:value="114.0809" calcext:value-type="float">
            <text:p>114.0809</text:p>
          </table:table-cell>
          <table:table-cell office:value-type="float" office:value="0" calcext:value-type="float">
            <text:p>0</text:p>
          </table:table-cell>
          <table:table-cell office:value-type="float" office:value="0.3158969" calcext:value-type="float">
            <text:p>0.3158969</text:p>
          </table:table-cell>
          <table:table-cell office:value-type="float" office:value="0.325776" calcext:value-type="float">
            <text:p>0.325776</text:p>
          </table:table-cell>
          <table:table-cell office:value-type="float" office:value="0.3329664" calcext:value-type="float">
            <text:p>0.3329664</text:p>
          </table:table-cell>
          <table:table-cell office:value-type="float" office:value="0.3372215" calcext:value-type="float">
            <text:p>0.3372215</text:p>
          </table:table-cell>
          <table:table-cell office:value-type="float" office:value="0.3385626" calcext:value-type="float">
            <text:p>0.3385626</text:p>
          </table:table-cell>
          <table:table-cell office:value-type="float" office:value="0.2133295" calcext:value-type="float">
            <text:p>0.2133295</text:p>
          </table:table-cell>
          <table:table-cell office:value-type="float" office:value="0.2219651" calcext:value-type="float">
            <text:p>0.2219651</text:p>
          </table:table-cell>
          <table:table-cell office:value-type="float" office:value="0.2934406" calcext:value-type="float">
            <text:p>0.2934406</text:p>
          </table:table-cell>
          <table:table-cell office:value-type="float" office:value="0.3004197" calcext:value-type="float">
            <text:p>0.3004197</text:p>
          </table:table-cell>
          <table:table-cell office:value-type="float" office:value="0.3501992" calcext:value-type="float">
            <text:p>0.3501992</text:p>
          </table:table-cell>
          <table:table-cell office:value-type="float" office:value="0.3729254" calcext:value-type="float">
            <text:p>0.3729254</text:p>
          </table:table-cell>
          <table:table-cell office:value-type="float" office:value="0.3906126" calcext:value-type="float">
            <text:p>0.390612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70717E-015" calcext:value-type="float">
            <text:p>1.970717E-15</text:p>
          </table:table-cell>
          <table:table-cell office:value-type="float" office:value="1.931219E-015" calcext:value-type="float">
            <text:p>1.931219E-15</text:p>
          </table:table-cell>
          <table:table-cell office:value-type="float" office:value="1.913427E-015" calcext:value-type="float">
            <text:p>1.913427E-15</text:p>
          </table:table-cell>
          <table:table-cell office:value-type="float" office:value="9.647967E-016" calcext:value-type="float">
            <text:p>9.647967E-16</text:p>
          </table:table-cell>
          <table:table-cell office:value-type="float" office:value="1.021587E-015" calcext:value-type="float">
            <text:p>1.021587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58026" calcext:value-type="float">
            <text:p>-0.02558026</text:p>
          </table:table-cell>
          <table:table-cell office:value-type="float" office:value="-0.02109747" calcext:value-type="float">
            <text:p>-0.02109747</text:p>
          </table:table-cell>
          <table:table-cell office:value-type="float" office:value="-0.01843863" calcext:value-type="float">
            <text:p>-0.01843863</text:p>
          </table:table-cell>
          <table:table-cell office:value-type="float" office:value="-0.01710875" calcext:value-type="float">
            <text:p>-0.01710875</text:p>
          </table:table-cell>
          <table:table-cell office:value-type="float" office:value="-0.01671024" calcext:value-type="float">
            <text:p>-0.01671024</text:p>
          </table:table-cell>
          <table:table-cell office:value-type="float" office:value="-0.1962323" calcext:value-type="float">
            <text:p>-0.1962323</text:p>
          </table:table-cell>
          <table:table-cell office:value-type="float" office:value="-0.123943" calcext:value-type="float">
            <text:p>-0.123943</text:p>
          </table:table-cell>
          <table:table-cell office:value-type="float" office:value="-0.1841278" calcext:value-type="float">
            <text:p>-0.1841278</text:p>
          </table:table-cell>
          <table:table-cell office:value-type="float" office:value="-0.1235735" calcext:value-type="float">
            <text:p>-0.1235735</text:p>
          </table:table-cell>
          <table:table-cell office:value-type="float" office:value="-0.03467597" calcext:value-type="float">
            <text:p>-0.0346759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2715824" calcext:value-type="float">
            <text:p>-0.02715824</text:p>
          </table:table-cell>
          <table:table-cell office:value-type="float" office:value="-0.001193743" calcext:value-type="float">
            <text:p>-0.00119374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1433" calcext:value-type="float">
            <text:p>-2.39143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7" calcext:value-type="float">
            <text:p>2510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59.6849" calcext:value-type="float">
            <text:p>459.6849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6.193" calcext:value-type="float">
            <text:p>1016.193</text:p>
          </table:table-cell>
          <table:table-cell office:value-type="float" office:value="114.0809" calcext:value-type="float">
            <text:p>114.0809</text:p>
          </table:table-cell>
          <table:table-cell office:value-type="float" office:value="0" calcext:value-type="float">
            <text:p>0</text:p>
          </table:table-cell>
          <table:table-cell office:value-type="float" office:value="0.3092571" calcext:value-type="float">
            <text:p>0.3092571</text:p>
          </table:table-cell>
          <table:table-cell office:value-type="float" office:value="0.3196186" calcext:value-type="float">
            <text:p>0.3196186</text:p>
          </table:table-cell>
          <table:table-cell office:value-type="float" office:value="0.3271737" calcext:value-type="float">
            <text:p>0.3271737</text:p>
          </table:table-cell>
          <table:table-cell office:value-type="float" office:value="0.3317023" calcext:value-type="float">
            <text:p>0.3317023</text:p>
          </table:table-cell>
          <table:table-cell office:value-type="float" office:value="0.3330096" calcext:value-type="float">
            <text:p>0.3330096</text:p>
          </table:table-cell>
          <table:table-cell office:value-type="float" office:value="0.2151983" calcext:value-type="float">
            <text:p>0.2151983</text:p>
          </table:table-cell>
          <table:table-cell office:value-type="float" office:value="0.2205806" calcext:value-type="float">
            <text:p>0.2205806</text:p>
          </table:table-cell>
          <table:table-cell office:value-type="float" office:value="0.2938541" calcext:value-type="float">
            <text:p>0.2938541</text:p>
          </table:table-cell>
          <table:table-cell office:value-type="float" office:value="0.3006188" calcext:value-type="float">
            <text:p>0.3006188</text:p>
          </table:table-cell>
          <table:table-cell office:value-type="float" office:value="0.3503704" calcext:value-type="float">
            <text:p>0.3503704</text:p>
          </table:table-cell>
          <table:table-cell office:value-type="float" office:value="0.3729927" calcext:value-type="float">
            <text:p>0.3729927</text:p>
          </table:table-cell>
          <table:table-cell office:value-type="float" office:value="0.3905669" calcext:value-type="float">
            <text:p>0.390566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70796E-015" calcext:value-type="float">
            <text:p>1.970796E-15</text:p>
          </table:table-cell>
          <table:table-cell office:value-type="float" office:value="1.931217E-015" calcext:value-type="float">
            <text:p>1.931217E-15</text:p>
          </table:table-cell>
          <table:table-cell office:value-type="float" office:value="1.913417E-015" calcext:value-type="float">
            <text:p>1.913417E-15</text:p>
          </table:table-cell>
          <table:table-cell office:value-type="float" office:value="9.647957E-016" calcext:value-type="float">
            <text:p>9.647957E-16</text:p>
          </table:table-cell>
          <table:table-cell office:value-type="float" office:value="1.021586E-015" calcext:value-type="float">
            <text:p>1.021586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7E-034" calcext:value-type="float">
            <text:p>2.9421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20309" calcext:value-type="float">
            <text:p>-0.02920309</text:p>
          </table:table-cell>
          <table:table-cell office:value-type="float" office:value="-0.02371551" calcext:value-type="float">
            <text:p>-0.02371551</text:p>
          </table:table-cell>
          <table:table-cell office:value-type="float" office:value="-0.02053512" calcext:value-type="float">
            <text:p>-0.02053512</text:p>
          </table:table-cell>
          <table:table-cell office:value-type="float" office:value="-0.01892238" calcext:value-type="float">
            <text:p>-0.01892238</text:p>
          </table:table-cell>
          <table:table-cell office:value-type="float" office:value="-0.01848278" calcext:value-type="float">
            <text:p>-0.01848278</text:p>
          </table:table-cell>
          <table:table-cell office:value-type="float" office:value="-0.1835363" calcext:value-type="float">
            <text:p>-0.1835363</text:p>
          </table:table-cell>
          <table:table-cell office:value-type="float" office:value="-0.1296038" calcext:value-type="float">
            <text:p>-0.1296038</text:p>
          </table:table-cell>
          <table:table-cell office:value-type="float" office:value="-0.1818671" calcext:value-type="float">
            <text:p>-0.1818671</text:p>
          </table:table-cell>
          <table:table-cell office:value-type="float" office:value="-0.1228106" calcext:value-type="float">
            <text:p>-0.1228106</text:p>
          </table:table-cell>
          <table:table-cell office:value-type="float" office:value="-0.03451278" calcext:value-type="float">
            <text:p>-0.03451278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3130211" calcext:value-type="float">
            <text:p>-0.03130211</text:p>
          </table:table-cell>
          <table:table-cell office:value-type="float" office:value="-0.001197831" calcext:value-type="float">
            <text:p>-0.00119783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4932" calcext:value-type="float">
            <text:p>-2.39493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7" calcext:value-type="float">
            <text:p>2610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0.4751" calcext:value-type="float">
            <text:p>460.4751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5.403" calcext:value-type="float">
            <text:p>1015.403</text:p>
          </table:table-cell>
          <table:table-cell office:value-type="float" office:value="114.0809" calcext:value-type="float">
            <text:p>114.0809</text:p>
          </table:table-cell>
          <table:table-cell office:value-type="float" office:value="0" calcext:value-type="float">
            <text:p>0</text:p>
          </table:table-cell>
          <table:table-cell office:value-type="float" office:value="0.2956252" calcext:value-type="float">
            <text:p>0.2956252</text:p>
          </table:table-cell>
          <table:table-cell office:value-type="float" office:value="0.3143268" calcext:value-type="float">
            <text:p>0.3143268</text:p>
          </table:table-cell>
          <table:table-cell office:value-type="float" office:value="0.3221287" calcext:value-type="float">
            <text:p>0.3221287</text:p>
          </table:table-cell>
          <table:table-cell office:value-type="float" office:value="0.3263395" calcext:value-type="float">
            <text:p>0.3263395</text:p>
          </table:table-cell>
          <table:table-cell office:value-type="float" office:value="0.327133" calcext:value-type="float">
            <text:p>0.327133</text:p>
          </table:table-cell>
          <table:table-cell office:value-type="float" office:value="0.2172617" calcext:value-type="float">
            <text:p>0.2172617</text:p>
          </table:table-cell>
          <table:table-cell office:value-type="float" office:value="0.2194744" calcext:value-type="float">
            <text:p>0.2194744</text:p>
          </table:table-cell>
          <table:table-cell office:value-type="float" office:value="0.2942145" calcext:value-type="float">
            <text:p>0.2942145</text:p>
          </table:table-cell>
          <table:table-cell office:value-type="float" office:value="0.3008199" calcext:value-type="float">
            <text:p>0.3008199</text:p>
          </table:table-cell>
          <table:table-cell office:value-type="float" office:value="0.3505407" calcext:value-type="float">
            <text:p>0.3505407</text:p>
          </table:table-cell>
          <table:table-cell office:value-type="float" office:value="0.3730559" calcext:value-type="float">
            <text:p>0.3730559</text:p>
          </table:table-cell>
          <table:table-cell office:value-type="float" office:value="0.3905104" calcext:value-type="float">
            <text:p>0.3905104</text:p>
          </table:table-cell>
          <table:table-cell office:value-type="float" office:value="0.4623715" calcext:value-type="float">
            <text:p>0.4623715</text:p>
          </table:table-cell>
          <table:table-cell office:value-type="float" office:value="0" calcext:value-type="float">
            <text:p>0</text:p>
          </table:table-cell>
          <table:table-cell office:value-type="float" office:value="0.004930376" calcext:value-type="float">
            <text:p>0.004930376</text:p>
          </table:table-cell>
          <table:table-cell office:value-type="float" office:value="1.931217E-015" calcext:value-type="float">
            <text:p>1.931217E-15</text:p>
          </table:table-cell>
          <table:table-cell office:value-type="float" office:value="1.913404E-015" calcext:value-type="float">
            <text:p>1.913404E-15</text:p>
          </table:table-cell>
          <table:table-cell office:value-type="float" office:value="9.647948E-016" calcext:value-type="float">
            <text:p>9.647948E-16</text:p>
          </table:table-cell>
          <table:table-cell office:value-type="float" office:value="1.021586E-015" calcext:value-type="float">
            <text:p>1.021586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9E-016" calcext:value-type="float">
            <text:p>9.679279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838341" calcext:value-type="float">
            <text:p>-0.03838341</text:p>
          </table:table-cell>
          <table:table-cell office:value-type="float" office:value="-0.02622744" calcext:value-type="float">
            <text:p>-0.02622744</text:p>
          </table:table-cell>
          <table:table-cell office:value-type="float" office:value="-0.02258698" calcext:value-type="float">
            <text:p>-0.02258698</text:p>
          </table:table-cell>
          <table:table-cell office:value-type="float" office:value="-0.0209024" calcext:value-type="float">
            <text:p>-0.0209024</text:p>
          </table:table-cell>
          <table:table-cell office:value-type="float" office:value="-0.02060273" calcext:value-type="float">
            <text:p>-0.02060273</text:p>
          </table:table-cell>
          <table:table-cell office:value-type="float" office:value="-0.1706214" calcext:value-type="float">
            <text:p>-0.1706214</text:p>
          </table:table-cell>
          <table:table-cell office:value-type="float" office:value="-0.1343409" calcext:value-type="float">
            <text:p>-0.1343409</text:p>
          </table:table-cell>
          <table:table-cell office:value-type="float" office:value="-0.1799195" calcext:value-type="float">
            <text:p>-0.1799195</text:p>
          </table:table-cell>
          <table:table-cell office:value-type="float" office:value="-0.1220458" calcext:value-type="float">
            <text:p>-0.1220458</text:p>
          </table:table-cell>
          <table:table-cell office:value-type="float" office:value="-0.03435136" calcext:value-type="float">
            <text:p>-0.03435136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4679791" calcext:value-type="float">
            <text:p>-0.04679791</text:p>
          </table:table-cell>
          <table:table-cell office:value-type="float" office:value="-0.001197293" calcext:value-type="float">
            <text:p>-0.00119729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98291" calcext:value-type="float">
            <text:p>-2.3982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7" calcext:value-type="float">
            <text:p>2710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1.2643" calcext:value-type="float">
            <text:p>461.2643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5.088" calcext:value-type="float">
            <text:p>1015.088</text:p>
          </table:table-cell>
          <table:table-cell office:value-type="float" office:value="113.6068" calcext:value-type="float">
            <text:p>113.6068</text:p>
          </table:table-cell>
          <table:table-cell office:value-type="float" office:value="0" calcext:value-type="float">
            <text:p>0</text:p>
          </table:table-cell>
          <table:table-cell office:value-type="float" office:value="0.2968963" calcext:value-type="float">
            <text:p>0.2968963</text:p>
          </table:table-cell>
          <table:table-cell office:value-type="float" office:value="0.3089559" calcext:value-type="float">
            <text:p>0.3089559</text:p>
          </table:table-cell>
          <table:table-cell office:value-type="float" office:value="0.3171255" calcext:value-type="float">
            <text:p>0.3171255</text:p>
          </table:table-cell>
          <table:table-cell office:value-type="float" office:value="0.321214" calcext:value-type="float">
            <text:p>0.321214</text:p>
          </table:table-cell>
          <table:table-cell office:value-type="float" office:value="0.321792" calcext:value-type="float">
            <text:p>0.321792</text:p>
          </table:table-cell>
          <table:table-cell office:value-type="float" office:value="0.2191994" calcext:value-type="float">
            <text:p>0.2191994</text:p>
          </table:table-cell>
          <table:table-cell office:value-type="float" office:value="0.2186143" calcext:value-type="float">
            <text:p>0.2186143</text:p>
          </table:table-cell>
          <table:table-cell office:value-type="float" office:value="0.2945454" calcext:value-type="float">
            <text:p>0.2945454</text:p>
          </table:table-cell>
          <table:table-cell office:value-type="float" office:value="0.3010205" calcext:value-type="float">
            <text:p>0.3010205</text:p>
          </table:table-cell>
          <table:table-cell office:value-type="float" office:value="0.3507072" calcext:value-type="float">
            <text:p>0.3507072</text:p>
          </table:table-cell>
          <table:table-cell office:value-type="float" office:value="0.3731179" calcext:value-type="float">
            <text:p>0.3731179</text:p>
          </table:table-cell>
          <table:table-cell office:value-type="float" office:value="0.3907593" calcext:value-type="float">
            <text:p>0.3907593</text:p>
          </table:table-cell>
          <table:table-cell office:value-type="float" office:value="0.4526499" calcext:value-type="float">
            <text:p>0.4526499</text:p>
          </table:table-cell>
          <table:table-cell office:value-type="float" office:value="0" calcext:value-type="float">
            <text:p>0</text:p>
          </table:table-cell>
          <table:table-cell office:value-type="float" office:value="1.928295E-015" calcext:value-type="float">
            <text:p>1.928295E-15</text:p>
          </table:table-cell>
          <table:table-cell office:value-type="float" office:value="1.931212E-015" calcext:value-type="float">
            <text:p>1.931212E-15</text:p>
          </table:table-cell>
          <table:table-cell office:value-type="float" office:value="1.913397E-015" calcext:value-type="float">
            <text:p>1.913397E-15</text:p>
          </table:table-cell>
          <table:table-cell office:value-type="float" office:value="9.647947E-016" calcext:value-type="float">
            <text:p>9.647947E-16</text:p>
          </table:table-cell>
          <table:table-cell office:value-type="float" office:value="1.021586E-015" calcext:value-type="float">
            <text:p>1.021586E-15</text:p>
          </table:table-cell>
          <table:table-cell office:value-type="float" office:value="1.938728E-015" calcext:value-type="float">
            <text:p>1.938728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9E-016" calcext:value-type="float">
            <text:p>9.679279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870542" calcext:value-type="float">
            <text:p>-0.03870542</text:p>
          </table:table-cell>
          <table:table-cell office:value-type="float" office:value="-0.0291788" calcext:value-type="float">
            <text:p>-0.0291788</text:p>
          </table:table-cell>
          <table:table-cell office:value-type="float" office:value="-0.02486094" calcext:value-type="float">
            <text:p>-0.02486094</text:p>
          </table:table-cell>
          <table:table-cell office:value-type="float" office:value="-0.02302475" calcext:value-type="float">
            <text:p>-0.02302475</text:p>
          </table:table-cell>
          <table:table-cell office:value-type="float" office:value="-0.0227799" calcext:value-type="float">
            <text:p>-0.0227799</text:p>
          </table:table-cell>
          <table:table-cell office:value-type="float" office:value="-0.1593881" calcext:value-type="float">
            <text:p>-0.1593881</text:p>
          </table:table-cell>
          <table:table-cell office:value-type="float" office:value="-0.1381625" calcext:value-type="float">
            <text:p>-0.1381625</text:p>
          </table:table-cell>
          <table:table-cell office:value-type="float" office:value="-0.178154" calcext:value-type="float">
            <text:p>-0.178154</text:p>
          </table:table-cell>
          <table:table-cell office:value-type="float" office:value="-0.1212874" calcext:value-type="float">
            <text:p>-0.1212874</text:p>
          </table:table-cell>
          <table:table-cell office:value-type="float" office:value="-0.03419427" calcext:value-type="float">
            <text:p>-0.0341942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441625" calcext:value-type="float">
            <text:p>-0.0441625</text:p>
          </table:table-cell>
          <table:table-cell office:value-type="float" office:value="-0.001204809" calcext:value-type="float">
            <text:p>-0.00120480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08392" calcext:value-type="float">
            <text:p>-2.30839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7" calcext:value-type="float">
            <text:p>2810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2.4836" calcext:value-type="float">
            <text:p>462.4836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4.72" calcext:value-type="float">
            <text:p>1014.72</text:p>
          </table:table-cell>
          <table:table-cell office:value-type="float" office:value="112.7562" calcext:value-type="float">
            <text:p>112.7562</text:p>
          </table:table-cell>
          <table:table-cell office:value-type="float" office:value="0" calcext:value-type="float">
            <text:p>0</text:p>
          </table:table-cell>
          <table:table-cell office:value-type="float" office:value="0.2556348" calcext:value-type="float">
            <text:p>0.2556348</text:p>
          </table:table-cell>
          <table:table-cell office:value-type="float" office:value="0.3030464" calcext:value-type="float">
            <text:p>0.3030464</text:p>
          </table:table-cell>
          <table:table-cell office:value-type="float" office:value="0.3118156" calcext:value-type="float">
            <text:p>0.3118156</text:p>
          </table:table-cell>
          <table:table-cell office:value-type="float" office:value="0.3159798" calcext:value-type="float">
            <text:p>0.3159798</text:p>
          </table:table-cell>
          <table:table-cell office:value-type="float" office:value="0.3160245" calcext:value-type="float">
            <text:p>0.3160245</text:p>
          </table:table-cell>
          <table:table-cell office:value-type="float" office:value="0.2210766" calcext:value-type="float">
            <text:p>0.2210766</text:p>
          </table:table-cell>
          <table:table-cell office:value-type="float" office:value="0.2179324" calcext:value-type="float">
            <text:p>0.2179324</text:p>
          </table:table-cell>
          <table:table-cell office:value-type="float" office:value="0.2948704" calcext:value-type="float">
            <text:p>0.2948704</text:p>
          </table:table-cell>
          <table:table-cell office:value-type="float" office:value="0.3012182" calcext:value-type="float">
            <text:p>0.3012182</text:p>
          </table:table-cell>
          <table:table-cell office:value-type="float" office:value="0.3509311" calcext:value-type="float">
            <text:p>0.3509311</text:p>
          </table:table-cell>
          <table:table-cell office:value-type="float" office:value="0.3731022" calcext:value-type="float">
            <text:p>0.3731022</text:p>
          </table:table-cell>
          <table:table-cell office:value-type="float" office:value="0.3911091" calcext:value-type="float">
            <text:p>0.3911091</text:p>
          </table:table-cell>
          <table:table-cell office:value-type="float" office:value="0.4572666" calcext:value-type="float">
            <text:p>0.4572666</text:p>
          </table:table-cell>
          <table:table-cell office:value-type="float" office:value="0" calcext:value-type="float">
            <text:p>0</text:p>
          </table:table-cell>
          <table:table-cell office:value-type="float" office:value="1.92838E-015" calcext:value-type="float">
            <text:p>1.92838E-15</text:p>
          </table:table-cell>
          <table:table-cell office:value-type="float" office:value="1.931204E-015" calcext:value-type="float">
            <text:p>1.931204E-15</text:p>
          </table:table-cell>
          <table:table-cell office:value-type="float" office:value="1.913385E-015" calcext:value-type="float">
            <text:p>1.913385E-15</text:p>
          </table:table-cell>
          <table:table-cell office:value-type="float" office:value="9.647947E-016" calcext:value-type="float">
            <text:p>9.647947E-16</text:p>
          </table:table-cell>
          <table:table-cell office:value-type="float" office:value="1.021586E-015" calcext:value-type="float">
            <text:p>1.021586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8E-016" calcext:value-type="float">
            <text:p>9.679278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24317" calcext:value-type="float">
            <text:p>-0.1224317</text:p>
          </table:table-cell>
          <table:table-cell office:value-type="float" office:value="-0.03284137" calcext:value-type="float">
            <text:p>-0.03284137</text:p>
          </table:table-cell>
          <table:table-cell office:value-type="float" office:value="-0.02757178" calcext:value-type="float">
            <text:p>-0.02757178</text:p>
          </table:table-cell>
          <table:table-cell office:value-type="float" office:value="-0.02545207" calcext:value-type="float">
            <text:p>-0.02545207</text:p>
          </table:table-cell>
          <table:table-cell office:value-type="float" office:value="-0.02543164" calcext:value-type="float">
            <text:p>-0.02543164</text:p>
          </table:table-cell>
          <table:table-cell office:value-type="float" office:value="-0.1493312" calcext:value-type="float">
            <text:p>-0.1493312</text:p>
          </table:table-cell>
          <table:table-cell office:value-type="float" office:value="-0.1412766" calcext:value-type="float">
            <text:p>-0.1412766</text:p>
          </table:table-cell>
          <table:table-cell office:value-type="float" office:value="-0.1764408" calcext:value-type="float">
            <text:p>-0.1764408</text:p>
          </table:table-cell>
          <table:table-cell office:value-type="float" office:value="-0.120545" calcext:value-type="float">
            <text:p>-0.120545</text:p>
          </table:table-cell>
          <table:table-cell office:value-type="float" office:value="-0.0339852" calcext:value-type="float">
            <text:p>-0.0339852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19006" calcext:value-type="float">
            <text:p>-0.19006</text:p>
          </table:table-cell>
          <table:table-cell office:value-type="float" office:value="-0.001213044" calcext:value-type="float">
            <text:p>-0.00121304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38677" calcext:value-type="float">
            <text:p>-2.33867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7" calcext:value-type="float">
            <text:p>2910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3.1594" calcext:value-type="float">
            <text:p>463.1594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4.857" calcext:value-type="float">
            <text:p>1014.857</text:p>
          </table:table-cell>
          <table:table-cell office:value-type="float" office:value="111.9433" calcext:value-type="float">
            <text:p>111.9433</text:p>
          </table:table-cell>
          <table:table-cell office:value-type="float" office:value="0" calcext:value-type="float">
            <text:p>0</text:p>
          </table:table-cell>
          <table:table-cell office:value-type="float" office:value="0.2450959" calcext:value-type="float">
            <text:p>0.2450959</text:p>
          </table:table-cell>
          <table:table-cell office:value-type="float" office:value="0.2991943" calcext:value-type="float">
            <text:p>0.2991943</text:p>
          </table:table-cell>
          <table:table-cell office:value-type="float" office:value="0.3068908" calcext:value-type="float">
            <text:p>0.3068908</text:p>
          </table:table-cell>
          <table:table-cell office:value-type="float" office:value="0.3110408" calcext:value-type="float">
            <text:p>0.3110408</text:p>
          </table:table-cell>
          <table:table-cell office:value-type="float" office:value="0.3108502" calcext:value-type="float">
            <text:p>0.3108502</text:p>
          </table:table-cell>
          <table:table-cell office:value-type="float" office:value="0.2230767" calcext:value-type="float">
            <text:p>0.2230767</text:p>
          </table:table-cell>
          <table:table-cell office:value-type="float" office:value="0.2174239" calcext:value-type="float">
            <text:p>0.2174239</text:p>
          </table:table-cell>
          <table:table-cell office:value-type="float" office:value="0.2952024" calcext:value-type="float">
            <text:p>0.2952024</text:p>
          </table:table-cell>
          <table:table-cell office:value-type="float" office:value="0.30141" calcext:value-type="float">
            <text:p>0.30141</text:p>
          </table:table-cell>
          <table:table-cell office:value-type="float" office:value="0.3511772" calcext:value-type="float">
            <text:p>0.3511772</text:p>
          </table:table-cell>
          <table:table-cell office:value-type="float" office:value="0.3730836" calcext:value-type="float">
            <text:p>0.3730836</text:p>
          </table:table-cell>
          <table:table-cell office:value-type="float" office:value="0.3912495" calcext:value-type="float">
            <text:p>0.3912495</text:p>
          </table:table-cell>
          <table:table-cell office:value-type="float" office:value="0.4613771" calcext:value-type="float">
            <text:p>0.4613771</text:p>
          </table:table-cell>
          <table:table-cell office:value-type="float" office:value="0" calcext:value-type="float">
            <text:p>0</text:p>
          </table:table-cell>
          <table:table-cell office:value-type="float" office:value="1.928473E-015" calcext:value-type="float">
            <text:p>1.928473E-15</text:p>
          </table:table-cell>
          <table:table-cell office:value-type="float" office:value="1.931197E-015" calcext:value-type="float">
            <text:p>1.931197E-15</text:p>
          </table:table-cell>
          <table:table-cell office:value-type="float" office:value="1.913374E-015" calcext:value-type="float">
            <text:p>1.913374E-15</text:p>
          </table:table-cell>
          <table:table-cell office:value-type="float" office:value="9.647921E-016" calcext:value-type="float">
            <text:p>9.647921E-16</text:p>
          </table:table-cell>
          <table:table-cell office:value-type="float" office:value="1.021586E-015" calcext:value-type="float">
            <text:p>1.021586E-15</text:p>
          </table:table-cell>
          <table:table-cell office:value-type="float" office:value="1.938728E-015" calcext:value-type="float">
            <text:p>1.938728E-15</text:p>
          </table:table-cell>
          <table:table-cell office:value-type="float" office:value="1.832668E-015" calcext:value-type="float">
            <text:p>1.832668E-15</text:p>
          </table:table-cell>
          <table:table-cell office:value-type="float" office:value="9.679276E-016" calcext:value-type="float">
            <text:p>9.679276E-16</text:p>
          </table:table-cell>
          <table:table-cell office:value-type="float" office:value="4.424164E-020" calcext:value-type="float">
            <text:p>4.424164E-20</text:p>
          </table:table-cell>
          <table:table-cell office:value-type="float" office:value="1.061563E-024" calcext:value-type="float">
            <text:p>1.061563E-24</text:p>
          </table:table-cell>
          <table:table-cell office:value-type="float" office:value="2.530944E-029" calcext:value-type="float">
            <text:p>2.530944E-29</text:p>
          </table:table-cell>
          <table:table-cell office:value-type="float" office:value="2.942148E-034" calcext:value-type="float">
            <text:p>2.9421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90805" calcext:value-type="float">
            <text:p>-0.1690805</text:p>
          </table:table-cell>
          <table:table-cell office:value-type="float" office:value="-0.03623201" calcext:value-type="float">
            <text:p>-0.03623201</text:p>
          </table:table-cell>
          <table:table-cell office:value-type="float" office:value="-0.03040036" calcext:value-type="float">
            <text:p>-0.03040036</text:p>
          </table:table-cell>
          <table:table-cell office:value-type="float" office:value="-0.02802095" calcext:value-type="float">
            <text:p>-0.02802095</text:p>
          </table:table-cell>
          <table:table-cell office:value-type="float" office:value="-0.02812924" calcext:value-type="float">
            <text:p>-0.02812924</text:p>
          </table:table-cell>
          <table:table-cell office:value-type="float" office:value="-0.1393608" calcext:value-type="float">
            <text:p>-0.1393608</text:p>
          </table:table-cell>
          <table:table-cell office:value-type="float" office:value="-0.1436585" calcext:value-type="float">
            <text:p>-0.1436585</text:p>
          </table:table-cell>
          <table:table-cell office:value-type="float" office:value="-0.1747072" calcext:value-type="float">
            <text:p>-0.1747072</text:p>
          </table:table-cell>
          <table:table-cell office:value-type="float" office:value="-0.1198302" calcext:value-type="float">
            <text:p>-0.1198302</text:p>
          </table:table-cell>
          <table:table-cell office:value-type="float" office:value="-0.03375593" calcext:value-type="float">
            <text:p>-0.03375593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2423474" calcext:value-type="float">
            <text:p>-0.2423474</text:p>
          </table:table-cell>
          <table:table-cell office:value-type="float" office:value="-0.001218798" calcext:value-type="float">
            <text:p>-0.00121879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363762" calcext:value-type="float">
            <text:p>-2.36376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7" calcext:value-type="float">
            <text:p>3010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3.259" calcext:value-type="float">
            <text:p>463.259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4.877" calcext:value-type="float">
            <text:p>1014.877</text:p>
          </table:table-cell>
          <table:table-cell office:value-type="float" office:value="111.8244" calcext:value-type="float">
            <text:p>111.8244</text:p>
          </table:table-cell>
          <table:table-cell office:value-type="float" office:value="0" calcext:value-type="float">
            <text:p>0</text:p>
          </table:table-cell>
          <table:table-cell office:value-type="float" office:value="0.2118213" calcext:value-type="float">
            <text:p>0.2118213</text:p>
          </table:table-cell>
          <table:table-cell office:value-type="float" office:value="0.2960414" calcext:value-type="float">
            <text:p>0.2960414</text:p>
          </table:table-cell>
          <table:table-cell office:value-type="float" office:value="0.3026726" calcext:value-type="float">
            <text:p>0.3026726</text:p>
          </table:table-cell>
          <table:table-cell office:value-type="float" office:value="0.3069195" calcext:value-type="float">
            <text:p>0.3069195</text:p>
          </table:table-cell>
          <table:table-cell office:value-type="float" office:value="0.3067863" calcext:value-type="float">
            <text:p>0.3067863</text:p>
          </table:table-cell>
          <table:table-cell office:value-type="float" office:value="0.224767" calcext:value-type="float">
            <text:p>0.224767</text:p>
          </table:table-cell>
          <table:table-cell office:value-type="float" office:value="0.2171142" calcext:value-type="float">
            <text:p>0.2171142</text:p>
          </table:table-cell>
          <table:table-cell office:value-type="float" office:value="0.2955098" calcext:value-type="float">
            <text:p>0.2955098</text:p>
          </table:table-cell>
          <table:table-cell office:value-type="float" office:value="0.3015999" calcext:value-type="float">
            <text:p>0.3015999</text:p>
          </table:table-cell>
          <table:table-cell office:value-type="float" office:value="0.3514182" calcext:value-type="float">
            <text:p>0.3514182</text:p>
          </table:table-cell>
          <table:table-cell office:value-type="float" office:value="0.3730869" calcext:value-type="float">
            <text:p>0.3730869</text:p>
          </table:table-cell>
          <table:table-cell office:value-type="float" office:value="0.3912676" calcext:value-type="float">
            <text:p>0.391267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21209E-015" calcext:value-type="float">
            <text:p>1.921209E-15</text:p>
          </table:table-cell>
          <table:table-cell office:value-type="float" office:value="1.931605E-015" calcext:value-type="float">
            <text:p>1.931605E-15</text:p>
          </table:table-cell>
          <table:table-cell office:value-type="float" office:value="1.913625E-015" calcext:value-type="float">
            <text:p>1.913625E-15</text:p>
          </table:table-cell>
          <table:table-cell office:value-type="float" office:value="9.653957E-016" calcext:value-type="float">
            <text:p>9.653957E-16</text:p>
          </table:table-cell>
          <table:table-cell office:value-type="float" office:value="1.021869E-015" calcext:value-type="float">
            <text:p>1.021869E-15</text:p>
          </table:table-cell>
          <table:table-cell office:value-type="float" office:value="1.938714E-015" calcext:value-type="float">
            <text:p>1.938714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14093" calcext:value-type="float">
            <text:p>-0.5114093</text:p>
          </table:table-cell>
          <table:table-cell office:value-type="float" office:value="-0.03935223" calcext:value-type="float">
            <text:p>-0.03935223</text:p>
          </table:table-cell>
          <table:table-cell office:value-type="float" office:value="-0.03311707" calcext:value-type="float">
            <text:p>-0.03311707</text:p>
          </table:table-cell>
          <table:table-cell office:value-type="float" office:value="-0.03039931" calcext:value-type="float">
            <text:p>-0.03039931</text:p>
          </table:table-cell>
          <table:table-cell office:value-type="float" office:value="-0.03048166" calcext:value-type="float">
            <text:p>-0.03048166</text:p>
          </table:table-cell>
          <table:table-cell office:value-type="float" office:value="-0.1315182" calcext:value-type="float">
            <text:p>-0.1315182</text:p>
          </table:table-cell>
          <table:table-cell office:value-type="float" office:value="-0.1451324" calcext:value-type="float">
            <text:p>-0.1451324</text:p>
          </table:table-cell>
          <table:table-cell office:value-type="float" office:value="-0.1731191" calcext:value-type="float">
            <text:p>-0.1731191</text:p>
          </table:table-cell>
          <table:table-cell office:value-type="float" office:value="-0.1191265" calcext:value-type="float">
            <text:p>-0.1191265</text:p>
          </table:table-cell>
          <table:table-cell office:value-type="float" office:value="-0.03353319" calcext:value-type="float">
            <text:p>-0.03353319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.818499" calcext:value-type="float">
            <text:p>-1.818499</text:p>
          </table:table-cell>
          <table:table-cell office:value-type="float" office:value="0.02391224" calcext:value-type="float">
            <text:p>0.02391224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7491" calcext:value-type="float">
            <text:p>-2.3749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7" calcext:value-type="float">
            <text:p>3110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4.2124" calcext:value-type="float">
            <text:p>464.2124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3.924" calcext:value-type="float">
            <text:p>1013.924</text:p>
          </table:table-cell>
          <table:table-cell office:value-type="float" office:value="111.8244" calcext:value-type="float">
            <text:p>111.8244</text:p>
          </table:table-cell>
          <table:table-cell office:value-type="float" office:value="0" calcext:value-type="float">
            <text:p>0</text:p>
          </table:table-cell>
          <table:table-cell office:value-type="float" office:value="0.1671645" calcext:value-type="float">
            <text:p>0.1671645</text:p>
          </table:table-cell>
          <table:table-cell office:value-type="float" office:value="0.2973383" calcext:value-type="float">
            <text:p>0.2973383</text:p>
          </table:table-cell>
          <table:table-cell office:value-type="float" office:value="0.3007561" calcext:value-type="float">
            <text:p>0.3007561</text:p>
          </table:table-cell>
          <table:table-cell office:value-type="float" office:value="0.3030822" calcext:value-type="float">
            <text:p>0.3030822</text:p>
          </table:table-cell>
          <table:table-cell office:value-type="float" office:value="0.3019712" calcext:value-type="float">
            <text:p>0.3019712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2170074" calcext:value-type="float">
            <text:p>0.2170074</text:p>
          </table:table-cell>
          <table:table-cell office:value-type="float" office:value="0.2957979" calcext:value-type="float">
            <text:p>0.2957979</text:p>
          </table:table-cell>
          <table:table-cell office:value-type="float" office:value="0.3017863" calcext:value-type="float">
            <text:p>0.3017863</text:p>
          </table:table-cell>
          <table:table-cell office:value-type="float" office:value="0.3516523" calcext:value-type="float">
            <text:p>0.3516523</text:p>
          </table:table-cell>
          <table:table-cell office:value-type="float" office:value="0.3731007" calcext:value-type="float">
            <text:p>0.3731007</text:p>
          </table:table-cell>
          <table:table-cell office:value-type="float" office:value="0.3912295" calcext:value-type="float">
            <text:p>0.391229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1386E-015" calcext:value-type="float">
            <text:p>1.921386E-15</text:p>
          </table:table-cell>
          <table:table-cell office:value-type="float" office:value="1.931595E-015" calcext:value-type="float">
            <text:p>1.931595E-15</text:p>
          </table:table-cell>
          <table:table-cell office:value-type="float" office:value="1.913606E-015" calcext:value-type="float">
            <text:p>1.913606E-15</text:p>
          </table:table-cell>
          <table:table-cell office:value-type="float" office:value="9.654003E-016" calcext:value-type="float">
            <text:p>9.654003E-16</text:p>
          </table:table-cell>
          <table:table-cell office:value-type="float" office:value="1.02185E-015" calcext:value-type="float">
            <text:p>1.02185E-15</text:p>
          </table:table-cell>
          <table:table-cell office:value-type="float" office:value="1.938714E-015" calcext:value-type="float">
            <text:p>1.938714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78847" calcext:value-type="float">
            <text:p>-3.178847</text:p>
          </table:table-cell>
          <table:table-cell office:value-type="float" office:value="-0.03802938" calcext:value-type="float">
            <text:p>-0.03802938</text:p>
          </table:table-cell>
          <table:table-cell office:value-type="float" office:value="-0.03479463" calcext:value-type="float">
            <text:p>-0.03479463</text:p>
          </table:table-cell>
          <table:table-cell office:value-type="float" office:value="-0.03282695" calcext:value-type="float">
            <text:p>-0.03282695</text:p>
          </table:table-cell>
          <table:table-cell office:value-type="float" office:value="-0.0337225" calcext:value-type="float">
            <text:p>-0.0337225</text:p>
          </table:table-cell>
          <table:table-cell office:value-type="float" office:value="-0.1233199" calcext:value-type="float">
            <text:p>-0.1233199</text:p>
          </table:table-cell>
          <table:table-cell office:value-type="float" office:value="-0.1456536" calcext:value-type="float">
            <text:p>-0.1456536</text:p>
          </table:table-cell>
          <table:table-cell office:value-type="float" office:value="-0.1716455" calcext:value-type="float">
            <text:p>-0.1716455</text:p>
          </table:table-cell>
          <table:table-cell office:value-type="float" office:value="-0.1184407" calcext:value-type="float">
            <text:p>-0.1184407</text:p>
          </table:table-cell>
          <table:table-cell office:value-type="float" office:value="-0.03331839" calcext:value-type="float">
            <text:p>-0.03331839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1.16363" calcext:value-type="float">
            <text:p>-11.16363</text:p>
          </table:table-cell>
          <table:table-cell office:value-type="float" office:value="0.02390773" calcext:value-type="float">
            <text:p>0.02390773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78595" calcext:value-type="float">
            <text:p>-2.37859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7" calcext:value-type="float">
            <text:p>1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4.5658" calcext:value-type="float">
            <text:p>464.5658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3.57" calcext:value-type="float">
            <text:p>1013.57</text:p>
          </table:table-cell>
          <table:table-cell office:value-type="float" office:value="111.8244" calcext:value-type="float">
            <text:p>111.8244</text:p>
          </table:table-cell>
          <table:table-cell office:value-type="float" office:value="0" calcext:value-type="float">
            <text:p>0</text:p>
          </table:table-cell>
          <table:table-cell office:value-type="float" office:value="0.1489179" calcext:value-type="float">
            <text:p>0.1489179</text:p>
          </table:table-cell>
          <table:table-cell office:value-type="float" office:value="0.2970744" calcext:value-type="float">
            <text:p>0.2970744</text:p>
          </table:table-cell>
          <table:table-cell office:value-type="float" office:value="0.2993535" calcext:value-type="float">
            <text:p>0.2993535</text:p>
          </table:table-cell>
          <table:table-cell office:value-type="float" office:value="0.3002205" calcext:value-type="float">
            <text:p>0.3002205</text:p>
          </table:table-cell>
          <table:table-cell office:value-type="float" office:value="0.2986192" calcext:value-type="float">
            <text:p>0.2986192</text:p>
          </table:table-cell>
          <table:table-cell office:value-type="float" office:value="0.2283367" calcext:value-type="float">
            <text:p>0.2283367</text:p>
          </table:table-cell>
          <table:table-cell office:value-type="float" office:value="0.2170695" calcext:value-type="float">
            <text:p>0.2170695</text:p>
          </table:table-cell>
          <table:table-cell office:value-type="float" office:value="0.2960771" calcext:value-type="float">
            <text:p>0.2960771</text:p>
          </table:table-cell>
          <table:table-cell office:value-type="float" office:value="0.3019727" calcext:value-type="float">
            <text:p>0.3019727</text:p>
          </table:table-cell>
          <table:table-cell office:value-type="float" office:value="0.3518796" calcext:value-type="float">
            <text:p>0.3518796</text:p>
          </table:table-cell>
          <table:table-cell office:value-type="float" office:value="0.3731213" calcext:value-type="float">
            <text:p>0.3731213</text:p>
          </table:table-cell>
          <table:table-cell office:value-type="float" office:value="0.3911771" calcext:value-type="float">
            <text:p>0.391177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1586E-015" calcext:value-type="float">
            <text:p>1.921586E-15</text:p>
          </table:table-cell>
          <table:table-cell office:value-type="float" office:value="1.931576E-015" calcext:value-type="float">
            <text:p>1.931576E-15</text:p>
          </table:table-cell>
          <table:table-cell office:value-type="float" office:value="1.913586E-015" calcext:value-type="float">
            <text:p>1.913586E-15</text:p>
          </table:table-cell>
          <table:table-cell office:value-type="float" office:value="9.654047E-016" calcext:value-type="float">
            <text:p>9.654047E-16</text:p>
          </table:table-cell>
          <table:table-cell office:value-type="float" office:value="1.021832E-015" calcext:value-type="float">
            <text:p>1.021832E-15</text:p>
          </table:table-cell>
          <table:table-cell office:value-type="float" office:value="1.938714E-015" calcext:value-type="float">
            <text:p>1.938714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84733" calcext:value-type="float">
            <text:p>-7.784733</text:p>
          </table:table-cell>
          <table:table-cell office:value-type="float" office:value="-0.03827993" calcext:value-type="float">
            <text:p>-0.03827993</text:p>
          </table:table-cell>
          <table:table-cell office:value-type="float" office:value="-0.03606857" calcext:value-type="float">
            <text:p>-0.03606857</text:p>
          </table:table-cell>
          <table:table-cell office:value-type="float" office:value="-0.03527938" calcext:value-type="float">
            <text:p>-0.03527938</text:p>
          </table:table-cell>
          <table:table-cell office:value-type="float" office:value="-0.03675635" calcext:value-type="float">
            <text:p>-0.03675635</text:p>
          </table:table-cell>
          <table:table-cell office:value-type="float" office:value="-0.1165664" calcext:value-type="float">
            <text:p>-0.1165664</text:p>
          </table:table-cell>
          <table:table-cell office:value-type="float" office:value="-0.1453635" calcext:value-type="float">
            <text:p>-0.1453635</text:p>
          </table:table-cell>
          <table:table-cell office:value-type="float" office:value="-0.1702314" calcext:value-type="float">
            <text:p>-0.1702314</text:p>
          </table:table-cell>
          <table:table-cell office:value-type="float" office:value="-0.1177591" calcext:value-type="float">
            <text:p>-0.1177591</text:p>
          </table:table-cell>
          <table:table-cell office:value-type="float" office:value="-0.03311125" calcext:value-type="float">
            <text:p>-0.03311125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5.85315" calcext:value-type="float">
            <text:p>-15.85315</text:p>
          </table:table-cell>
          <table:table-cell office:value-type="float" office:value="0.02390396" calcext:value-type="float">
            <text:p>0.02390396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82137" calcext:value-type="float">
            <text:p>-2.38213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7" calcext:value-type="float">
            <text:p>2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4.8042" calcext:value-type="float">
            <text:p>464.8042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3.332" calcext:value-type="float">
            <text:p>1013.332</text:p>
          </table:table-cell>
          <table:table-cell office:value-type="float" office:value="111.8244" calcext:value-type="float">
            <text:p>111.8244</text:p>
          </table:table-cell>
          <table:table-cell office:value-type="float" office:value="0" calcext:value-type="float">
            <text:p>0</text:p>
          </table:table-cell>
          <table:table-cell office:value-type="float" office:value="0.1388266" calcext:value-type="float">
            <text:p>0.1388266</text:p>
          </table:table-cell>
          <table:table-cell office:value-type="float" office:value="0.2963705" calcext:value-type="float">
            <text:p>0.2963705</text:p>
          </table:table-cell>
          <table:table-cell office:value-type="float" office:value="0.2979699" calcext:value-type="float">
            <text:p>0.2979699</text:p>
          </table:table-cell>
          <table:table-cell office:value-type="float" office:value="0.2980732" calcext:value-type="float">
            <text:p>0.2980732</text:p>
          </table:table-cell>
          <table:table-cell office:value-type="float" office:value="0.2963398" calcext:value-type="float">
            <text:p>0.2963398</text:p>
          </table:table-cell>
          <table:table-cell office:value-type="float" office:value="0.2297334" calcext:value-type="float">
            <text:p>0.2297334</text:p>
          </table:table-cell>
          <table:table-cell office:value-type="float" office:value="0.2172385" calcext:value-type="float">
            <text:p>0.2172385</text:p>
          </table:table-cell>
          <table:table-cell office:value-type="float" office:value="0.2963499" calcext:value-type="float">
            <text:p>0.2963499</text:p>
          </table:table-cell>
          <table:table-cell office:value-type="float" office:value="0.3021591" calcext:value-type="float">
            <text:p>0.3021591</text:p>
          </table:table-cell>
          <table:table-cell office:value-type="float" office:value="0.3521007" calcext:value-type="float">
            <text:p>0.3521007</text:p>
          </table:table-cell>
          <table:table-cell office:value-type="float" office:value="0.3731475" calcext:value-type="float">
            <text:p>0.3731475</text:p>
          </table:table-cell>
          <table:table-cell office:value-type="float" office:value="0.3911127" calcext:value-type="float">
            <text:p>0.391112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1774E-015" calcext:value-type="float">
            <text:p>1.921774E-15</text:p>
          </table:table-cell>
          <table:table-cell office:value-type="float" office:value="1.931563E-015" calcext:value-type="float">
            <text:p>1.931563E-15</text:p>
          </table:table-cell>
          <table:table-cell office:value-type="float" office:value="1.913567E-015" calcext:value-type="float">
            <text:p>1.913567E-15</text:p>
          </table:table-cell>
          <table:table-cell office:value-type="float" office:value="9.654091E-016" calcext:value-type="float">
            <text:p>9.654091E-16</text:p>
          </table:table-cell>
          <table:table-cell office:value-type="float" office:value="1.021815E-015" calcext:value-type="float">
            <text:p>1.021815E-15</text:p>
          </table:table-cell>
          <table:table-cell office:value-type="float" office:value="1.938714E-015" calcext:value-type="float">
            <text:p>1.938714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38861" calcext:value-type="float">
            <text:p>-13.38861</text:p>
          </table:table-cell>
          <table:table-cell office:value-type="float" office:value="-0.03897617" calcext:value-type="float">
            <text:p>-0.03897617</text:p>
          </table:table-cell>
          <table:table-cell office:value-type="float" office:value="-0.03737775" calcext:value-type="float">
            <text:p>-0.03737775</text:p>
          </table:table-cell>
          <table:table-cell office:value-type="float" office:value="-0.0372869" calcext:value-type="float">
            <text:p>-0.0372869</text:p>
          </table:table-cell>
          <table:table-cell office:value-type="float" office:value="-0.03900028" calcext:value-type="float">
            <text:p>-0.03900028</text:p>
          </table:table-cell>
          <table:table-cell office:value-type="float" office:value="-0.1112384" calcext:value-type="float">
            <text:p>-0.1112384</text:p>
          </table:table-cell>
          <table:table-cell office:value-type="float" office:value="-0.1445639" calcext:value-type="float">
            <text:p>-0.1445639</text:p>
          </table:table-cell>
          <table:table-cell office:value-type="float" office:value="-0.168862" calcext:value-type="float">
            <text:p>-0.168862</text:p>
          </table:table-cell>
          <table:table-cell office:value-type="float" office:value="-0.1170818" calcext:value-type="float">
            <text:p>-0.1170818</text:p>
          </table:table-cell>
          <table:table-cell office:value-type="float" office:value="-0.0328425" calcext:value-type="float">
            <text:p>-0.0328425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22.69018" calcext:value-type="float">
            <text:p>-22.69018</text:p>
          </table:table-cell>
          <table:table-cell office:value-type="float" office:value="0.02390143" calcext:value-type="float">
            <text:p>0.02390143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85553" calcext:value-type="float">
            <text:p>-2.38555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7" calcext:value-type="float">
            <text:p>3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4.9535" calcext:value-type="float">
            <text:p>464.9535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3.183" calcext:value-type="float">
            <text:p>1013.183</text:p>
          </table:table-cell>
          <table:table-cell office:value-type="float" office:value="111.8244" calcext:value-type="float">
            <text:p>111.8244</text:p>
          </table:table-cell>
          <table:table-cell office:value-type="float" office:value="0" calcext:value-type="float">
            <text:p>0</text:p>
          </table:table-cell>
          <table:table-cell office:value-type="float" office:value="0.1325941" calcext:value-type="float">
            <text:p>0.1325941</text:p>
          </table:table-cell>
          <table:table-cell office:value-type="float" office:value="0.2953527" calcext:value-type="float">
            <text:p>0.2953527</text:p>
          </table:table-cell>
          <table:table-cell office:value-type="float" office:value="0.2964719" calcext:value-type="float">
            <text:p>0.2964719</text:p>
          </table:table-cell>
          <table:table-cell office:value-type="float" office:value="0.2959724" calcext:value-type="float">
            <text:p>0.2959724</text:p>
          </table:table-cell>
          <table:table-cell office:value-type="float" office:value="0.293409" calcext:value-type="float">
            <text:p>0.293409</text:p>
          </table:table-cell>
          <table:table-cell office:value-type="float" office:value="0.231437" calcext:value-type="float">
            <text:p>0.231437</text:p>
          </table:table-cell>
          <table:table-cell office:value-type="float" office:value="0.2176054" calcext:value-type="float">
            <text:p>0.2176054</text:p>
          </table:table-cell>
          <table:table-cell office:value-type="float" office:value="0.2966211" calcext:value-type="float">
            <text:p>0.2966211</text:p>
          </table:table-cell>
          <table:table-cell office:value-type="float" office:value="0.3023455" calcext:value-type="float">
            <text:p>0.3023455</text:p>
          </table:table-cell>
          <table:table-cell office:value-type="float" office:value="0.3523112" calcext:value-type="float">
            <text:p>0.3523112</text:p>
          </table:table-cell>
          <table:table-cell office:value-type="float" office:value="0.3731836" calcext:value-type="float">
            <text:p>0.3731836</text:p>
          </table:table-cell>
          <table:table-cell office:value-type="float" office:value="0.3910396" calcext:value-type="float">
            <text:p>0.391039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1969E-015" calcext:value-type="float">
            <text:p>1.921969E-15</text:p>
          </table:table-cell>
          <table:table-cell office:value-type="float" office:value="1.931545E-015" calcext:value-type="float">
            <text:p>1.931545E-15</text:p>
          </table:table-cell>
          <table:table-cell office:value-type="float" office:value="1.913548E-015" calcext:value-type="float">
            <text:p>1.913548E-15</text:p>
          </table:table-cell>
          <table:table-cell office:value-type="float" office:value="9.654127E-016" calcext:value-type="float">
            <text:p>9.654127E-16</text:p>
          </table:table-cell>
          <table:table-cell office:value-type="float" office:value="1.021798E-015" calcext:value-type="float">
            <text:p>1.021798E-15</text:p>
          </table:table-cell>
          <table:table-cell office:value-type="float" office:value="1.938714E-015" calcext:value-type="float">
            <text:p>1.938714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10002" calcext:value-type="float">
            <text:p>-19.10002</text:p>
          </table:table-cell>
          <table:table-cell office:value-type="float" office:value="-0.04002083" calcext:value-type="float">
            <text:p>-0.04002083</text:p>
          </table:table-cell>
          <table:table-cell office:value-type="float" office:value="-0.03885514" calcext:value-type="float">
            <text:p>-0.03885514</text:p>
          </table:table-cell>
          <table:table-cell office:value-type="float" office:value="-0.03937206" calcext:value-type="float">
            <text:p>-0.03937206</text:p>
          </table:table-cell>
          <table:table-cell office:value-type="float" office:value="-0.04209838" calcext:value-type="float">
            <text:p>-0.04209838</text:p>
          </table:table-cell>
          <table:table-cell office:value-type="float" office:value="-0.1051281" calcext:value-type="float">
            <text:p>-0.1051281</text:p>
          </table:table-cell>
          <table:table-cell office:value-type="float" office:value="-0.1428464" calcext:value-type="float">
            <text:p>-0.1428464</text:p>
          </table:table-cell>
          <table:table-cell office:value-type="float" office:value="-0.1675132" calcext:value-type="float">
            <text:p>-0.1675132</text:p>
          </table:table-cell>
          <table:table-cell office:value-type="float" office:value="-0.1164089" calcext:value-type="float">
            <text:p>-0.1164089</text:p>
          </table:table-cell>
          <table:table-cell office:value-type="float" office:value="-0.03250834" calcext:value-type="float">
            <text:p>-0.03250834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23.09565" calcext:value-type="float">
            <text:p>-23.09565</text:p>
          </table:table-cell>
          <table:table-cell office:value-type="float" office:value="0.02389889" calcext:value-type="float">
            <text:p>0.02389889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88857" calcext:value-type="float">
            <text:p>-2.38885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7" calcext:value-type="float">
            <text:p>4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5.0872" calcext:value-type="float">
            <text:p>465.0872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3.05" calcext:value-type="float">
            <text:p>1013.05</text:p>
          </table:table-cell>
          <table:table-cell office:value-type="float" office:value="111.8244" calcext:value-type="float">
            <text:p>111.8244</text:p>
          </table:table-cell>
          <table:table-cell office:value-type="float" office:value="0" calcext:value-type="float">
            <text:p>0</text:p>
          </table:table-cell>
          <table:table-cell office:value-type="float" office:value="0.1277665" calcext:value-type="float">
            <text:p>0.1277665</text:p>
          </table:table-cell>
          <table:table-cell office:value-type="float" office:value="0.2942857" calcext:value-type="float">
            <text:p>0.2942857</text:p>
          </table:table-cell>
          <table:table-cell office:value-type="float" office:value="0.2950145" calcext:value-type="float">
            <text:p>0.2950145</text:p>
          </table:table-cell>
          <table:table-cell office:value-type="float" office:value="0.2941722" calcext:value-type="float">
            <text:p>0.2941722</text:p>
          </table:table-cell>
          <table:table-cell office:value-type="float" office:value="0.2914342" calcext:value-type="float">
            <text:p>0.2914342</text:p>
          </table:table-cell>
          <table:table-cell office:value-type="float" office:value="0.2328257" calcext:value-type="float">
            <text:p>0.2328257</text:p>
          </table:table-cell>
          <table:table-cell office:value-type="float" office:value="0.2180374" calcext:value-type="float">
            <text:p>0.2180374</text:p>
          </table:table-cell>
          <table:table-cell office:value-type="float" office:value="0.2968923" calcext:value-type="float">
            <text:p>0.2968923</text:p>
          </table:table-cell>
          <table:table-cell office:value-type="float" office:value="0.3025319" calcext:value-type="float">
            <text:p>0.3025319</text:p>
          </table:table-cell>
          <table:table-cell office:value-type="float" office:value="0.352511" calcext:value-type="float">
            <text:p>0.352511</text:p>
          </table:table-cell>
          <table:table-cell office:value-type="float" office:value="0.3732276" calcext:value-type="float">
            <text:p>0.3732276</text:p>
          </table:table-cell>
          <table:table-cell office:value-type="float" office:value="0.3909594" calcext:value-type="float">
            <text:p>0.3909594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922168E-015" calcext:value-type="float">
            <text:p>1.922168E-15</text:p>
          </table:table-cell>
          <table:table-cell office:value-type="float" office:value="1.931527E-015" calcext:value-type="float">
            <text:p>1.931527E-15</text:p>
          </table:table-cell>
          <table:table-cell office:value-type="float" office:value="1.913529E-015" calcext:value-type="float">
            <text:p>1.913529E-15</text:p>
          </table:table-cell>
          <table:table-cell office:value-type="float" office:value="9.654169E-016" calcext:value-type="float">
            <text:p>9.654169E-16</text:p>
          </table:table-cell>
          <table:table-cell office:value-type="float" office:value="1.021781E-015" calcext:value-type="float">
            <text:p>1.021781E-15</text:p>
          </table:table-cell>
          <table:table-cell office:value-type="float" office:value="1.938714E-015" calcext:value-type="float">
            <text:p>1.938714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4026" calcext:value-type="float">
            <text:p>-25.4026</text:p>
          </table:table-cell>
          <table:table-cell office:value-type="float" office:value="-0.04115259" calcext:value-type="float">
            <text:p>-0.04115259</text:p>
          </table:table-cell>
          <table:table-cell office:value-type="float" office:value="-0.04035981" calcext:value-type="float">
            <text:p>-0.04035981</text:p>
          </table:table-cell>
          <table:table-cell office:value-type="float" office:value="-0.04126987" calcext:value-type="float">
            <text:p>-0.04126987</text:p>
          </table:table-cell>
          <table:table-cell office:value-type="float" office:value="-0.04434795" calcext:value-type="float">
            <text:p>-0.04434795</text:p>
          </table:table-cell>
          <table:table-cell office:value-type="float" office:value="-0.1004105" calcext:value-type="float">
            <text:p>-0.1004105</text:p>
          </table:table-cell>
          <table:table-cell office:value-type="float" office:value="-0.1408448" calcext:value-type="float">
            <text:p>-0.1408448</text:p>
          </table:table-cell>
          <table:table-cell office:value-type="float" office:value="-0.1661765" calcext:value-type="float">
            <text:p>-0.1661765</text:p>
          </table:table-cell>
          <table:table-cell office:value-type="float" office:value="-0.1157403" calcext:value-type="float">
            <text:p>-0.1157403</text:p>
          </table:table-cell>
          <table:table-cell office:value-type="float" office:value="-0.03219431" calcext:value-type="float">
            <text:p>-0.03219431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27.07384" calcext:value-type="float">
            <text:p>-27.07384</text:p>
          </table:table-cell>
          <table:table-cell office:value-type="float" office:value="0.02389661" calcext:value-type="float">
            <text:p>0.02389661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92058" calcext:value-type="float">
            <text:p>-2.39205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7" calcext:value-type="float">
            <text:p>5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5.104" calcext:value-type="float">
            <text:p>465.104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3.032" calcext:value-type="float">
            <text:p>1013.032</text:p>
          </table:table-cell>
          <table:table-cell office:value-type="float" office:value="111.8244" calcext:value-type="float">
            <text:p>111.8244</text:p>
          </table:table-cell>
          <table:table-cell office:value-type="float" office:value="0" calcext:value-type="float">
            <text:p>0</text:p>
          </table:table-cell>
          <table:table-cell office:value-type="float" office:value="0.1260469" calcext:value-type="float">
            <text:p>0.1260469</text:p>
          </table:table-cell>
          <table:table-cell office:value-type="float" office:value="0.2932728" calcext:value-type="float">
            <text:p>0.2932728</text:p>
          </table:table-cell>
          <table:table-cell office:value-type="float" office:value="0.2937533" calcext:value-type="float">
            <text:p>0.2937533</text:p>
          </table:table-cell>
          <table:table-cell office:value-type="float" office:value="0.292576" calcext:value-type="float">
            <text:p>0.292576</text:p>
          </table:table-cell>
          <table:table-cell office:value-type="float" office:value="0.2899706" calcext:value-type="float">
            <text:p>0.2899706</text:p>
          </table:table-cell>
          <table:table-cell office:value-type="float" office:value="0.233978" calcext:value-type="float">
            <text:p>0.233978</text:p>
          </table:table-cell>
          <table:table-cell office:value-type="float" office:value="0.2185022" calcext:value-type="float">
            <text:p>0.2185022</text:p>
          </table:table-cell>
          <table:table-cell office:value-type="float" office:value="0.2971635" calcext:value-type="float">
            <text:p>0.2971635</text:p>
          </table:table-cell>
          <table:table-cell office:value-type="float" office:value="0.3027183" calcext:value-type="float">
            <text:p>0.3027183</text:p>
          </table:table-cell>
          <table:table-cell office:value-type="float" office:value="0.3527013" calcext:value-type="float">
            <text:p>0.3527013</text:p>
          </table:table-cell>
          <table:table-cell office:value-type="float" office:value="0.3732775" calcext:value-type="float">
            <text:p>0.3732775</text:p>
          </table:table-cell>
          <table:table-cell office:value-type="float" office:value="0.3908749" calcext:value-type="float">
            <text:p>0.390874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2373E-015" calcext:value-type="float">
            <text:p>1.922373E-15</text:p>
          </table:table-cell>
          <table:table-cell office:value-type="float" office:value="1.931506E-015" calcext:value-type="float">
            <text:p>1.931506E-15</text:p>
          </table:table-cell>
          <table:table-cell office:value-type="float" office:value="1.91351E-015" calcext:value-type="float">
            <text:p>1.91351E-15</text:p>
          </table:table-cell>
          <table:table-cell office:value-type="float" office:value="9.654186E-016" calcext:value-type="float">
            <text:p>9.654186E-16</text:p>
          </table:table-cell>
          <table:table-cell office:value-type="float" office:value="1.021767E-015" calcext:value-type="float">
            <text:p>1.021767E-15</text:p>
          </table:table-cell>
          <table:table-cell office:value-type="float" office:value="1.938714E-015" calcext:value-type="float">
            <text:p>1.938714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22205" calcext:value-type="float">
            <text:p>-28.22205</text:p>
          </table:table-cell>
          <table:table-cell office:value-type="float" office:value="-0.04226292" calcext:value-type="float">
            <text:p>-0.04226292</text:p>
          </table:table-cell>
          <table:table-cell office:value-type="float" office:value="-0.04171478" calcext:value-type="float">
            <text:p>-0.04171478</text:p>
          </table:table-cell>
          <table:table-cell office:value-type="float" office:value="-0.04303607" calcext:value-type="float">
            <text:p>-0.04303607</text:p>
          </table:table-cell>
          <table:table-cell office:value-type="float" office:value="-0.0461077" calcext:value-type="float">
            <text:p>-0.0461077</text:p>
          </table:table-cell>
          <table:table-cell office:value-type="float" office:value="-0.09667811" calcext:value-type="float">
            <text:p>-0.09667811</text:p>
          </table:table-cell>
          <table:table-cell office:value-type="float" office:value="-0.1387254" calcext:value-type="float">
            <text:p>-0.1387254</text:p>
          </table:table-cell>
          <table:table-cell office:value-type="float" office:value="-0.1648511" calcext:value-type="float">
            <text:p>-0.1648511</text:p>
          </table:table-cell>
          <table:table-cell office:value-type="float" office:value="-0.1150759" calcext:value-type="float">
            <text:p>-0.1150759</text:p>
          </table:table-cell>
          <table:table-cell office:value-type="float" office:value="-0.03189841" calcext:value-type="float">
            <text:p>-0.03189841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7.67418" calcext:value-type="float">
            <text:p>-17.67418</text:p>
          </table:table-cell>
          <table:table-cell office:value-type="float" office:value="0.0238941" calcext:value-type="float">
            <text:p>0.0238941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95167" calcext:value-type="float">
            <text:p>-2.39516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7" calcext:value-type="float">
            <text:p>6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5.157" calcext:value-type="float">
            <text:p>465.157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2.979" calcext:value-type="float">
            <text:p>1012.979</text:p>
          </table:table-cell>
          <table:table-cell office:value-type="float" office:value="111.8244" calcext:value-type="float">
            <text:p>111.8244</text:p>
          </table:table-cell>
          <table:table-cell office:value-type="float" office:value="0" calcext:value-type="float">
            <text:p>0</text:p>
          </table:table-cell>
          <table:table-cell office:value-type="float" office:value="0.1260724" calcext:value-type="float">
            <text:p>0.1260724</text:p>
          </table:table-cell>
          <table:table-cell office:value-type="float" office:value="0.2920802" calcext:value-type="float">
            <text:p>0.2920802</text:p>
          </table:table-cell>
          <table:table-cell office:value-type="float" office:value="0.292485" calcext:value-type="float">
            <text:p>0.292485</text:p>
          </table:table-cell>
          <table:table-cell office:value-type="float" office:value="0.2911251" calcext:value-type="float">
            <text:p>0.2911251</text:p>
          </table:table-cell>
          <table:table-cell office:value-type="float" office:value="0.2879539" calcext:value-type="float">
            <text:p>0.2879539</text:p>
          </table:table-cell>
          <table:table-cell office:value-type="float" office:value="0.2352031" calcext:value-type="float">
            <text:p>0.2352031</text:p>
          </table:table-cell>
          <table:table-cell office:value-type="float" office:value="0.2190568" calcext:value-type="float">
            <text:p>0.2190568</text:p>
          </table:table-cell>
          <table:table-cell office:value-type="float" office:value="0.2974631" calcext:value-type="float">
            <text:p>0.2974631</text:p>
          </table:table-cell>
          <table:table-cell office:value-type="float" office:value="0.3029773" calcext:value-type="float">
            <text:p>0.3029773</text:p>
          </table:table-cell>
          <table:table-cell office:value-type="float" office:value="0.3528101" calcext:value-type="float">
            <text:p>0.3528101</text:p>
          </table:table-cell>
          <table:table-cell office:value-type="float" office:value="0.3733283" calcext:value-type="float">
            <text:p>0.3733283</text:p>
          </table:table-cell>
          <table:table-cell office:value-type="float" office:value="0.3907869" calcext:value-type="float">
            <text:p>0.3907869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22606E-015" calcext:value-type="float">
            <text:p>1.922606E-15</text:p>
          </table:table-cell>
          <table:table-cell office:value-type="float" office:value="1.931488E-015" calcext:value-type="float">
            <text:p>1.931488E-15</text:p>
          </table:table-cell>
          <table:table-cell office:value-type="float" office:value="1.913488E-015" calcext:value-type="float">
            <text:p>1.913488E-15</text:p>
          </table:table-cell>
          <table:table-cell office:value-type="float" office:value="9.654207E-016" calcext:value-type="float">
            <text:p>9.654207E-16</text:p>
          </table:table-cell>
          <table:table-cell office:value-type="float" office:value="1.02175E-015" calcext:value-type="float">
            <text:p>1.02175E-15</text:p>
          </table:table-cell>
          <table:table-cell office:value-type="float" office:value="1.938715E-015" calcext:value-type="float">
            <text:p>1.938715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16533" calcext:value-type="float">
            <text:p>-28.16533</text:p>
          </table:table-cell>
          <table:table-cell office:value-type="float" office:value="-0.04360878" calcext:value-type="float">
            <text:p>-0.04360878</text:p>
          </table:table-cell>
          <table:table-cell office:value-type="float" office:value="-0.04312617" calcext:value-type="float">
            <text:p>-0.04312617</text:p>
          </table:table-cell>
          <table:table-cell office:value-type="float" office:value="-0.0447147" calcext:value-type="float">
            <text:p>-0.0447147</text:p>
          </table:table-cell>
          <table:table-cell office:value-type="float" office:value="-0.04864108" calcext:value-type="float">
            <text:p>-0.04864108</text:p>
          </table:table-cell>
          <table:table-cell office:value-type="float" office:value="-0.09289508" calcext:value-type="float">
            <text:p>-0.09289508</text:p>
          </table:table-cell>
          <table:table-cell office:value-type="float" office:value="-0.1362497" calcext:value-type="float">
            <text:p>-0.1362497</text:p>
          </table:table-cell>
          <table:table-cell office:value-type="float" office:value="-0.1634026" calcext:value-type="float">
            <text:p>-0.1634026</text:p>
          </table:table-cell>
          <table:table-cell office:value-type="float" office:value="-0.1141625" calcext:value-type="float">
            <text:p>-0.1141625</text:p>
          </table:table-cell>
          <table:table-cell office:value-type="float" office:value="-0.03172909" calcext:value-type="float">
            <text:p>-0.03172909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7.68856" calcext:value-type="float">
            <text:p>-17.68856</text:p>
          </table:table-cell>
          <table:table-cell office:value-type="float" office:value="0.02389136" calcext:value-type="float">
            <text:p>0.02389136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98193" calcext:value-type="float">
            <text:p>-2.39819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7" calcext:value-type="float">
            <text:p>7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5.3989" calcext:value-type="float">
            <text:p>465.3989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3.098" calcext:value-type="float">
            <text:p>1013.098</text:p>
          </table:table-cell>
          <table:table-cell office:value-type="float" office:value="111.4639" calcext:value-type="float">
            <text:p>111.4639</text:p>
          </table:table-cell>
          <table:table-cell office:value-type="float" office:value="0" calcext:value-type="float">
            <text:p>0</text:p>
          </table:table-cell>
          <table:table-cell office:value-type="float" office:value="0.1396078" calcext:value-type="float">
            <text:p>0.1396078</text:p>
          </table:table-cell>
          <table:table-cell office:value-type="float" office:value="0.2864326" calcext:value-type="float">
            <text:p>0.2864326</text:p>
          </table:table-cell>
          <table:table-cell office:value-type="float" office:value="0.2893505" calcext:value-type="float">
            <text:p>0.2893505</text:p>
          </table:table-cell>
          <table:table-cell office:value-type="float" office:value="0.2883837" calcext:value-type="float">
            <text:p>0.2883837</text:p>
          </table:table-cell>
          <table:table-cell office:value-type="float" office:value="0.2853161" calcext:value-type="float">
            <text:p>0.2853161</text:p>
          </table:table-cell>
          <table:table-cell office:value-type="float" office:value="0.2371412" calcext:value-type="float">
            <text:p>0.2371412</text:p>
          </table:table-cell>
          <table:table-cell office:value-type="float" office:value="0.2196869" calcext:value-type="float">
            <text:p>0.2196869</text:p>
          </table:table-cell>
          <table:table-cell office:value-type="float" office:value="0.2977673" calcext:value-type="float">
            <text:p>0.2977673</text:p>
          </table:table-cell>
          <table:table-cell office:value-type="float" office:value="0.3032379" calcext:value-type="float">
            <text:p>0.3032379</text:p>
          </table:table-cell>
          <table:table-cell office:value-type="float" office:value="0.3529138" calcext:value-type="float">
            <text:p>0.3529138</text:p>
          </table:table-cell>
          <table:table-cell office:value-type="float" office:value="0.3733793" calcext:value-type="float">
            <text:p>0.3733793</text:p>
          </table:table-cell>
          <table:table-cell office:value-type="float" office:value="0.3909531" calcext:value-type="float">
            <text:p>0.3909531</text:p>
          </table:table-cell>
          <table:table-cell office:value-type="float" office:value="0.4511638" calcext:value-type="float">
            <text:p>0.4511638</text:p>
          </table:table-cell>
          <table:table-cell office:value-type="float" office:value="0" calcext:value-type="float">
            <text:p>0</text:p>
          </table:table-cell>
          <table:table-cell office:value-type="float" office:value="1.923324E-015" calcext:value-type="float">
            <text:p>1.923324E-15</text:p>
          </table:table-cell>
          <table:table-cell office:value-type="float" office:value="1.931887E-015" calcext:value-type="float">
            <text:p>1.931887E-15</text:p>
          </table:table-cell>
          <table:table-cell office:value-type="float" office:value="1.914119E-015" calcext:value-type="float">
            <text:p>1.914119E-15</text:p>
          </table:table-cell>
          <table:table-cell office:value-type="float" office:value="9.645427E-016" calcext:value-type="float">
            <text:p>9.645427E-16</text:p>
          </table:table-cell>
          <table:table-cell office:value-type="float" office:value="1.020571E-015" calcext:value-type="float">
            <text:p>1.020571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81776" calcext:value-type="float">
            <text:p>-12.81776</text:p>
          </table:table-cell>
          <table:table-cell office:value-type="float" office:value="-0.05017537" calcext:value-type="float">
            <text:p>-0.05017537</text:p>
          </table:table-cell>
          <table:table-cell office:value-type="float" office:value="-0.04643789" calcext:value-type="float">
            <text:p>-0.04643789</text:p>
          </table:table-cell>
          <table:table-cell office:value-type="float" office:value="-0.04768279" calcext:value-type="float">
            <text:p>-0.04768279</text:p>
          </table:table-cell>
          <table:table-cell office:value-type="float" office:value="-0.05177093" calcext:value-type="float">
            <text:p>-0.05177093</text:p>
          </table:table-cell>
          <table:table-cell office:value-type="float" office:value="-0.08874883" calcext:value-type="float">
            <text:p>-0.08874883</text:p>
          </table:table-cell>
          <table:table-cell office:value-type="float" office:value="-0.1334908" calcext:value-type="float">
            <text:p>-0.1334908</text:p>
          </table:table-cell>
          <table:table-cell office:value-type="float" office:value="-0.1619451" calcext:value-type="float">
            <text:p>-0.1619451</text:p>
          </table:table-cell>
          <table:table-cell office:value-type="float" office:value="-0.1132486" calcext:value-type="float">
            <text:p>-0.1132486</text:p>
          </table:table-cell>
          <table:table-cell office:value-type="float" office:value="-0.03157005" calcext:value-type="float">
            <text:p>-0.03157005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8.19457" calcext:value-type="float">
            <text:p>-18.19457</text:p>
          </table:table-cell>
          <table:table-cell office:value-type="float" office:value="0.02125338" calcext:value-type="float">
            <text:p>0.02125338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296846" calcext:value-type="float">
            <text:p>-2.29684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7" calcext:value-type="float">
            <text:p>8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5.683" calcext:value-type="float">
            <text:p>465.683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3.678" calcext:value-type="float">
            <text:p>1013.678</text:p>
          </table:table-cell>
          <table:table-cell office:value-type="float" office:value="110.6" calcext:value-type="float">
            <text:p>110.6</text:p>
          </table:table-cell>
          <table:table-cell office:value-type="float" office:value="0" calcext:value-type="float">
            <text:p>0</text:p>
          </table:table-cell>
          <table:table-cell office:value-type="float" office:value="0.1390293" calcext:value-type="float">
            <text:p>0.1390293</text:p>
          </table:table-cell>
          <table:table-cell office:value-type="float" office:value="0.281962" calcext:value-type="float">
            <text:p>0.281962</text:p>
          </table:table-cell>
          <table:table-cell office:value-type="float" office:value="0.2864381" calcext:value-type="float">
            <text:p>0.2864381</text:p>
          </table:table-cell>
          <table:table-cell office:value-type="float" office:value="0.2865359" calcext:value-type="float">
            <text:p>0.2865359</text:p>
          </table:table-cell>
          <table:table-cell office:value-type="float" office:value="0.2838647" calcext:value-type="float">
            <text:p>0.2838647</text:p>
          </table:table-cell>
          <table:table-cell office:value-type="float" office:value="0.2379688" calcext:value-type="float">
            <text:p>0.2379688</text:p>
          </table:table-cell>
          <table:table-cell office:value-type="float" office:value="0.2203056" calcext:value-type="float">
            <text:p>0.2203056</text:p>
          </table:table-cell>
          <table:table-cell office:value-type="float" office:value="0.2980751" calcext:value-type="float">
            <text:p>0.2980751</text:p>
          </table:table-cell>
          <table:table-cell office:value-type="float" office:value="0.3034964" calcext:value-type="float">
            <text:p>0.3034964</text:p>
          </table:table-cell>
          <table:table-cell office:value-type="float" office:value="0.3530155" calcext:value-type="float">
            <text:p>0.3530155</text:p>
          </table:table-cell>
          <table:table-cell office:value-type="float" office:value="0.3734525" calcext:value-type="float">
            <text:p>0.3734525</text:p>
          </table:table-cell>
          <table:table-cell office:value-type="float" office:value="0.3913504" calcext:value-type="float">
            <text:p>0.3913504</text:p>
          </table:table-cell>
          <table:table-cell office:value-type="float" office:value="0.4559909" calcext:value-type="float">
            <text:p>0.4559909</text:p>
          </table:table-cell>
          <table:table-cell office:value-type="float" office:value="0" calcext:value-type="float">
            <text:p>0</text:p>
          </table:table-cell>
          <table:table-cell office:value-type="float" office:value="1.923547E-015" calcext:value-type="float">
            <text:p>1.923547E-15</text:p>
          </table:table-cell>
          <table:table-cell office:value-type="float" office:value="1.931869E-015" calcext:value-type="float">
            <text:p>1.931869E-15</text:p>
          </table:table-cell>
          <table:table-cell office:value-type="float" office:value="1.914097E-015" calcext:value-type="float">
            <text:p>1.914097E-15</text:p>
          </table:table-cell>
          <table:table-cell office:value-type="float" office:value="9.645462E-016" calcext:value-type="float">
            <text:p>9.645462E-16</text:p>
          </table:table-cell>
          <table:table-cell office:value-type="float" office:value="1.020553E-015" calcext:value-type="float">
            <text:p>1.020553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29261" calcext:value-type="float">
            <text:p>-13.29261</text:p>
          </table:table-cell>
          <table:table-cell office:value-type="float" office:value="-0.05663712" calcext:value-type="float">
            <text:p>-0.05663712</text:p>
          </table:table-cell>
          <table:table-cell office:value-type="float" office:value="-0.05020162" calcext:value-type="float">
            <text:p>-0.05020162</text:p>
          </table:table-cell>
          <table:table-cell office:value-type="float" office:value="-0.05009425" calcext:value-type="float">
            <text:p>-0.05009425</text:p>
          </table:table-cell>
          <table:table-cell office:value-type="float" office:value="-0.05384947" calcext:value-type="float">
            <text:p>-0.05384947</text:p>
          </table:table-cell>
          <table:table-cell office:value-type="float" office:value="-0.0864064" calcext:value-type="float">
            <text:p>-0.0864064</text:p>
          </table:table-cell>
          <table:table-cell office:value-type="float" office:value="-0.1308421" calcext:value-type="float">
            <text:p>-0.1308421</text:p>
          </table:table-cell>
          <table:table-cell office:value-type="float" office:value="-0.1604851" calcext:value-type="float">
            <text:p>-0.1604851</text:p>
          </table:table-cell>
          <table:table-cell office:value-type="float" office:value="-0.1123502" calcext:value-type="float">
            <text:p>-0.1123502</text:p>
          </table:table-cell>
          <table:table-cell office:value-type="float" office:value="-0.0314147" calcext:value-type="float">
            <text:p>-0.031414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4.78197" calcext:value-type="float">
            <text:p>-14.78197</text:p>
          </table:table-cell>
          <table:table-cell office:value-type="float" office:value="0.02125186" calcext:value-type="float">
            <text:p>0.02125186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28782" calcext:value-type="float">
            <text:p>-2.32878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7" calcext:value-type="float">
            <text:p>9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5.9802" calcext:value-type="float">
            <text:p>465.9802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4.202" calcext:value-type="float">
            <text:p>1014.202</text:p>
          </table:table-cell>
          <table:table-cell office:value-type="float" office:value="109.7781" calcext:value-type="float">
            <text:p>109.7781</text:p>
          </table:table-cell>
          <table:table-cell office:value-type="float" office:value="0" calcext:value-type="float">
            <text:p>0</text:p>
          </table:table-cell>
          <table:table-cell office:value-type="float" office:value="0.1430475" calcext:value-type="float">
            <text:p>0.1430475</text:p>
          </table:table-cell>
          <table:table-cell office:value-type="float" office:value="0.2773837" calcext:value-type="float">
            <text:p>0.2773837</text:p>
          </table:table-cell>
          <table:table-cell office:value-type="float" office:value="0.283472" calcext:value-type="float">
            <text:p>0.283472</text:p>
          </table:table-cell>
          <table:table-cell office:value-type="float" office:value="0.2845387" calcext:value-type="float">
            <text:p>0.2845387</text:p>
          </table:table-cell>
          <table:table-cell office:value-type="float" office:value="0.2823879" calcext:value-type="float">
            <text:p>0.2823879</text:p>
          </table:table-cell>
          <table:table-cell office:value-type="float" office:value="0.2384915" calcext:value-type="float">
            <text:p>0.2384915</text:p>
          </table:table-cell>
          <table:table-cell office:value-type="float" office:value="0.2210183" calcext:value-type="float">
            <text:p>0.2210183</text:p>
          </table:table-cell>
          <table:table-cell office:value-type="float" office:value="0.2984001" calcext:value-type="float">
            <text:p>0.2984001</text:p>
          </table:table-cell>
          <table:table-cell office:value-type="float" office:value="0.3037528" calcext:value-type="float">
            <text:p>0.3037528</text:p>
          </table:table-cell>
          <table:table-cell office:value-type="float" office:value="0.3531157" calcext:value-type="float">
            <text:p>0.3531157</text:p>
          </table:table-cell>
          <table:table-cell office:value-type="float" office:value="0.3735395" calcext:value-type="float">
            <text:p>0.3735395</text:p>
          </table:table-cell>
          <table:table-cell office:value-type="float" office:value="0.3915242" calcext:value-type="float">
            <text:p>0.3915242</text:p>
          </table:table-cell>
          <table:table-cell office:value-type="float" office:value="0.4604264" calcext:value-type="float">
            <text:p>0.4604264</text:p>
          </table:table-cell>
          <table:table-cell office:value-type="float" office:value="0" calcext:value-type="float">
            <text:p>0</text:p>
          </table:table-cell>
          <table:table-cell office:value-type="float" office:value="1.923742E-015" calcext:value-type="float">
            <text:p>1.923742E-15</text:p>
          </table:table-cell>
          <table:table-cell office:value-type="float" office:value="1.931853E-015" calcext:value-type="float">
            <text:p>1.931853E-15</text:p>
          </table:table-cell>
          <table:table-cell office:value-type="float" office:value="1.914078E-015" calcext:value-type="float">
            <text:p>1.914078E-15</text:p>
          </table:table-cell>
          <table:table-cell office:value-type="float" office:value="9.645503E-016" calcext:value-type="float">
            <text:p>9.645503E-16</text:p>
          </table:table-cell>
          <table:table-cell office:value-type="float" office:value="1.020535E-015" calcext:value-type="float">
            <text:p>1.020535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1399" calcext:value-type="float">
            <text:p>-10.61399</text:p>
          </table:table-cell>
          <table:table-cell office:value-type="float" office:value="-0.06430348" calcext:value-type="float">
            <text:p>-0.06430348</text:p>
          </table:table-cell>
          <table:table-cell office:value-type="float" office:value="-0.05437807" calcext:value-type="float">
            <text:p>-0.05437807</text:p>
          </table:table-cell>
          <table:table-cell office:value-type="float" office:value="-0.05286498" calcext:value-type="float">
            <text:p>-0.05286498</text:p>
          </table:table-cell>
          <table:table-cell office:value-type="float" office:value="-0.05605108" calcext:value-type="float">
            <text:p>-0.05605108</text:p>
          </table:table-cell>
          <table:table-cell office:value-type="float" office:value="-0.08495694" calcext:value-type="float">
            <text:p>-0.08495694</text:p>
          </table:table-cell>
          <table:table-cell office:value-type="float" office:value="-0.1278707" calcext:value-type="float">
            <text:p>-0.1278707</text:p>
          </table:table-cell>
          <table:table-cell office:value-type="float" office:value="-0.1589601" calcext:value-type="float">
            <text:p>-0.1589601</text:p>
          </table:table-cell>
          <table:table-cell office:value-type="float" office:value="-0.1114671" calcext:value-type="float">
            <text:p>-0.1114671</text:p>
          </table:table-cell>
          <table:table-cell office:value-type="float" office:value="-0.03126254" calcext:value-type="float">
            <text:p>-0.03126254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4.98471" calcext:value-type="float">
            <text:p>-14.98471</text:p>
          </table:table-cell>
          <table:table-cell office:value-type="float" office:value="0.02125042" calcext:value-type="float">
            <text:p>0.0212504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56634" calcext:value-type="float">
            <text:p>-2.35663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7" calcext:value-type="float">
            <text:p>10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6.3003" calcext:value-type="float">
            <text:p>466.3003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4.192" calcext:value-type="float">
            <text:p>1014.192</text:p>
          </table:table-cell>
          <table:table-cell office:value-type="float" office:value="109.4686" calcext:value-type="float">
            <text:p>109.4686</text:p>
          </table:table-cell>
          <table:table-cell office:value-type="float" office:value="0" calcext:value-type="float">
            <text:p>0</text:p>
          </table:table-cell>
          <table:table-cell office:value-type="float" office:value="0.1464127" calcext:value-type="float">
            <text:p>0.1464127</text:p>
          </table:table-cell>
          <table:table-cell office:value-type="float" office:value="0.2722313" calcext:value-type="float">
            <text:p>0.2722313</text:p>
          </table:table-cell>
          <table:table-cell office:value-type="float" office:value="0.280611" calcext:value-type="float">
            <text:p>0.280611</text:p>
          </table:table-cell>
          <table:table-cell office:value-type="float" office:value="0.2824962" calcext:value-type="float">
            <text:p>0.2824962</text:p>
          </table:table-cell>
          <table:table-cell office:value-type="float" office:value="0.2807299" calcext:value-type="float">
            <text:p>0.2807299</text:p>
          </table:table-cell>
          <table:table-cell office:value-type="float" office:value="0.2388331" calcext:value-type="float">
            <text:p>0.2388331</text:p>
          </table:table-cell>
          <table:table-cell office:value-type="float" office:value="0.2216908" calcext:value-type="float">
            <text:p>0.2216908</text:p>
          </table:table-cell>
          <table:table-cell office:value-type="float" office:value="0.2987345" calcext:value-type="float">
            <text:p>0.2987345</text:p>
          </table:table-cell>
          <table:table-cell office:value-type="float" office:value="0.3040075" calcext:value-type="float">
            <text:p>0.3040075</text:p>
          </table:table-cell>
          <table:table-cell office:value-type="float" office:value="0.3532158" calcext:value-type="float">
            <text:p>0.3532158</text:p>
          </table:table-cell>
          <table:table-cell office:value-type="float" office:value="0.3736285" calcext:value-type="float">
            <text:p>0.3736285</text:p>
          </table:table-cell>
          <table:table-cell office:value-type="float" office:value="0.3915601" calcext:value-type="float">
            <text:p>0.391560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3944E-015" calcext:value-type="float">
            <text:p>1.923944E-15</text:p>
          </table:table-cell>
          <table:table-cell office:value-type="float" office:value="1.931834E-015" calcext:value-type="float">
            <text:p>1.931834E-15</text:p>
          </table:table-cell>
          <table:table-cell office:value-type="float" office:value="1.914059E-015" calcext:value-type="float">
            <text:p>1.914059E-15</text:p>
          </table:table-cell>
          <table:table-cell office:value-type="float" office:value="9.645549E-016" calcext:value-type="float">
            <text:p>9.645549E-16</text:p>
          </table:table-cell>
          <table:table-cell office:value-type="float" office:value="1.020517E-015" calcext:value-type="float">
            <text:p>1.020517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914072" calcext:value-type="float">
            <text:p>-8.914072</text:p>
          </table:table-cell>
          <table:table-cell office:value-type="float" office:value="-0.07423632" calcext:value-type="float">
            <text:p>-0.07423632</text:p>
          </table:table-cell>
          <table:table-cell office:value-type="float" office:value="-0.05879344" calcext:value-type="float">
            <text:p>-0.05879344</text:p>
          </table:table-cell>
          <table:table-cell office:value-type="float" office:value="-0.05588222" calcext:value-type="float">
            <text:p>-0.05588222</text:p>
          </table:table-cell>
          <table:table-cell office:value-type="float" office:value="-0.05864546" calcext:value-type="float">
            <text:p>-0.05864546</text:p>
          </table:table-cell>
          <table:table-cell office:value-type="float" office:value="-0.08402722" calcext:value-type="float">
            <text:p>-0.08402722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-0.157407" calcext:value-type="float">
            <text:p>-0.157407</text:p>
          </table:table-cell>
          <table:table-cell office:value-type="float" office:value="-0.1105971" calcext:value-type="float">
            <text:p>-0.1105971</text:p>
          </table:table-cell>
          <table:table-cell office:value-type="float" office:value="-0.03111143" calcext:value-type="float">
            <text:p>-0.03111143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2.19845" calcext:value-type="float">
            <text:p>-12.19845</text:p>
          </table:table-cell>
          <table:table-cell office:value-type="float" office:value="0.02124894" calcext:value-type="float">
            <text:p>0.0212489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1891" calcext:value-type="float">
            <text:p>-2.37189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7" calcext:value-type="float">
            <text:p>11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6.6419" calcext:value-type="float">
            <text:p>466.6419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3.851" calcext:value-type="float">
            <text:p>1013.851</text:p>
          </table:table-cell>
          <table:table-cell office:value-type="float" office:value="109.4686" calcext:value-type="float">
            <text:p>109.4686</text:p>
          </table:table-cell>
          <table:table-cell office:value-type="float" office:value="0" calcext:value-type="float">
            <text:p>0</text:p>
          </table:table-cell>
          <table:table-cell office:value-type="float" office:value="0.1495255" calcext:value-type="float">
            <text:p>0.1495255</text:p>
          </table:table-cell>
          <table:table-cell office:value-type="float" office:value="0.2674536" calcext:value-type="float">
            <text:p>0.2674536</text:p>
          </table:table-cell>
          <table:table-cell office:value-type="float" office:value="0.2775754" calcext:value-type="float">
            <text:p>0.2775754</text:p>
          </table:table-cell>
          <table:table-cell office:value-type="float" office:value="0.2804297" calcext:value-type="float">
            <text:p>0.2804297</text:p>
          </table:table-cell>
          <table:table-cell office:value-type="float" office:value="0.2790101" calcext:value-type="float">
            <text:p>0.2790101</text:p>
          </table:table-cell>
          <table:table-cell office:value-type="float" office:value="0.2390565" calcext:value-type="float">
            <text:p>0.2390565</text:p>
          </table:table-cell>
          <table:table-cell office:value-type="float" office:value="0.2222934" calcext:value-type="float">
            <text:p>0.2222934</text:p>
          </table:table-cell>
          <table:table-cell office:value-type="float" office:value="0.2990713" calcext:value-type="float">
            <text:p>0.2990713</text:p>
          </table:table-cell>
          <table:table-cell office:value-type="float" office:value="0.3042611" calcext:value-type="float">
            <text:p>0.3042611</text:p>
          </table:table-cell>
          <table:table-cell office:value-type="float" office:value="0.3533513" calcext:value-type="float">
            <text:p>0.3533513</text:p>
          </table:table-cell>
          <table:table-cell office:value-type="float" office:value="0.3738153" calcext:value-type="float">
            <text:p>0.3738153</text:p>
          </table:table-cell>
          <table:table-cell office:value-type="float" office:value="0.3914455" calcext:value-type="float">
            <text:p>0.391445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4146E-015" calcext:value-type="float">
            <text:p>1.924146E-15</text:p>
          </table:table-cell>
          <table:table-cell office:value-type="float" office:value="1.931815E-015" calcext:value-type="float">
            <text:p>1.931815E-15</text:p>
          </table:table-cell>
          <table:table-cell office:value-type="float" office:value="1.914039E-015" calcext:value-type="float">
            <text:p>1.914039E-15</text:p>
          </table:table-cell>
          <table:table-cell office:value-type="float" office:value="9.645583E-016" calcext:value-type="float">
            <text:p>9.645583E-16</text:p>
          </table:table-cell>
          <table:table-cell office:value-type="float" office:value="1.020501E-015" calcext:value-type="float">
            <text:p>1.020501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561232" calcext:value-type="float">
            <text:p>-7.561232</text:p>
          </table:table-cell>
          <table:table-cell office:value-type="float" office:value="-0.08512285" calcext:value-type="float">
            <text:p>-0.08512285</text:p>
          </table:table-cell>
          <table:table-cell office:value-type="float" office:value="-0.0639303" calcext:value-type="float">
            <text:p>-0.0639303</text:p>
          </table:table-cell>
          <table:table-cell office:value-type="float" office:value="-0.05912481" calcext:value-type="float">
            <text:p>-0.05912481</text:p>
          </table:table-cell>
          <table:table-cell office:value-type="float" office:value="-0.06149071" calcext:value-type="float">
            <text:p>-0.06149071</text:p>
          </table:table-cell>
          <table:table-cell office:value-type="float" office:value="-0.08342464" calcext:value-type="float">
            <text:p>-0.08342464</text:p>
          </table:table-cell>
          <table:table-cell office:value-type="float" office:value="-0.1227312" calcext:value-type="float">
            <text:p>-0.1227312</text:p>
          </table:table-cell>
          <table:table-cell office:value-type="float" office:value="-0.1558596" calcext:value-type="float">
            <text:p>-0.1558596</text:p>
          </table:table-cell>
          <table:table-cell office:value-type="float" office:value="-0.1097385" calcext:value-type="float">
            <text:p>-0.1097385</text:p>
          </table:table-cell>
          <table:table-cell office:value-type="float" office:value="-0.03090857" calcext:value-type="float">
            <text:p>-0.0309085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0.46906" calcext:value-type="float">
            <text:p>-10.46906</text:p>
          </table:table-cell>
          <table:table-cell office:value-type="float" office:value="0.02124751" calcext:value-type="float">
            <text:p>0.0212475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5591" calcext:value-type="float">
            <text:p>-2.37559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7" calcext:value-type="float">
            <text:p>12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6.9512" calcext:value-type="float">
            <text:p>466.9512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3.541" calcext:value-type="float">
            <text:p>1013.541</text:p>
          </table:table-cell>
          <table:table-cell office:value-type="float" office:value="109.4686" calcext:value-type="float">
            <text:p>109.4686</text:p>
          </table:table-cell>
          <table:table-cell office:value-type="float" office:value="0" calcext:value-type="float">
            <text:p>0</text:p>
          </table:table-cell>
          <table:table-cell office:value-type="float" office:value="0.1566635" calcext:value-type="float">
            <text:p>0.1566635</text:p>
          </table:table-cell>
          <table:table-cell office:value-type="float" office:value="0.2615468" calcext:value-type="float">
            <text:p>0.2615468</text:p>
          </table:table-cell>
          <table:table-cell office:value-type="float" office:value="0.2746063" calcext:value-type="float">
            <text:p>0.2746063</text:p>
          </table:table-cell>
          <table:table-cell office:value-type="float" office:value="0.2781076" calcext:value-type="float">
            <text:p>0.2781076</text:p>
          </table:table-cell>
          <table:table-cell office:value-type="float" office:value="0.2767661" calcext:value-type="float">
            <text:p>0.2767661</text:p>
          </table:table-cell>
          <table:table-cell office:value-type="float" office:value="0.2393271" calcext:value-type="float">
            <text:p>0.2393271</text:p>
          </table:table-cell>
          <table:table-cell office:value-type="float" office:value="0.2228829" calcext:value-type="float">
            <text:p>0.2228829</text:p>
          </table:table-cell>
          <table:table-cell office:value-type="float" office:value="0.2994609" calcext:value-type="float">
            <text:p>0.2994609</text:p>
          </table:table-cell>
          <table:table-cell office:value-type="float" office:value="0.3044976" calcext:value-type="float">
            <text:p>0.3044976</text:p>
          </table:table-cell>
          <table:table-cell office:value-type="float" office:value="0.3534884" calcext:value-type="float">
            <text:p>0.3534884</text:p>
          </table:table-cell>
          <table:table-cell office:value-type="float" office:value="0.373988" calcext:value-type="float">
            <text:p>0.373988</text:p>
          </table:table-cell>
          <table:table-cell office:value-type="float" office:value="0.3913175" calcext:value-type="float">
            <text:p>0.391317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4357E-015" calcext:value-type="float">
            <text:p>1.924357E-15</text:p>
          </table:table-cell>
          <table:table-cell office:value-type="float" office:value="1.931797E-015" calcext:value-type="float">
            <text:p>1.931797E-15</text:p>
          </table:table-cell>
          <table:table-cell office:value-type="float" office:value="1.914017E-015" calcext:value-type="float">
            <text:p>1.914017E-15</text:p>
          </table:table-cell>
          <table:table-cell office:value-type="float" office:value="9.645617E-016" calcext:value-type="float">
            <text:p>9.645617E-16</text:p>
          </table:table-cell>
          <table:table-cell office:value-type="float" office:value="1.020483E-015" calcext:value-type="float">
            <text:p>1.020483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52053" calcext:value-type="float">
            <text:p>-5.352053</text:p>
          </table:table-cell>
          <table:table-cell office:value-type="float" office:value="-0.1009257" calcext:value-type="float">
            <text:p>-0.1009257</text:p>
          </table:table-cell>
          <table:table-cell office:value-type="float" office:value="-0.0694487" calcext:value-type="float">
            <text:p>-0.0694487</text:p>
          </table:table-cell>
          <table:table-cell office:value-type="float" office:value="-0.06303263" calcext:value-type="float">
            <text:p>-0.06303263</text:p>
          </table:table-cell>
          <table:table-cell office:value-type="float" office:value="-0.06542811" calcext:value-type="float">
            <text:p>-0.06542811</text:p>
          </table:table-cell>
          <table:table-cell office:value-type="float" office:value="-0.08270334" calcext:value-type="float">
            <text:p>-0.08270334</text:p>
          </table:table-cell>
          <table:table-cell office:value-type="float" office:value="-0.1204372" calcext:value-type="float">
            <text:p>-0.1204372</text:p>
          </table:table-cell>
          <table:table-cell office:value-type="float" office:value="-0.1540931" calcext:value-type="float">
            <text:p>-0.1540931</text:p>
          </table:table-cell>
          <table:table-cell office:value-type="float" office:value="-0.1089438" calcext:value-type="float">
            <text:p>-0.1089438</text:p>
          </table:table-cell>
          <table:table-cell office:value-type="float" office:value="-0.03070415" calcext:value-type="float">
            <text:p>-0.03070415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6.425655" calcext:value-type="float">
            <text:p>-6.425655</text:p>
          </table:table-cell>
          <table:table-cell office:value-type="float" office:value="0.02124573" calcext:value-type="float">
            <text:p>0.0212457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91" calcext:value-type="float">
            <text:p>-2.379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7" calcext:value-type="float">
            <text:p>13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7.177" calcext:value-type="float">
            <text:p>467.177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3.316" calcext:value-type="float">
            <text:p>1013.316</text:p>
          </table:table-cell>
          <table:table-cell office:value-type="float" office:value="109.4686" calcext:value-type="float">
            <text:p>109.4686</text:p>
          </table:table-cell>
          <table:table-cell office:value-type="float" office:value="0" calcext:value-type="float">
            <text:p>0</text:p>
          </table:table-cell>
          <table:table-cell office:value-type="float" office:value="0.1726902" calcext:value-type="float">
            <text:p>0.1726902</text:p>
          </table:table-cell>
          <table:table-cell office:value-type="float" office:value="0.2548254" calcext:value-type="float">
            <text:p>0.2548254</text:p>
          </table:table-cell>
          <table:table-cell office:value-type="float" office:value="0.2714814" calcext:value-type="float">
            <text:p>0.2714814</text:p>
          </table:table-cell>
          <table:table-cell office:value-type="float" office:value="0.2759022" calcext:value-type="float">
            <text:p>0.2759022</text:p>
          </table:table-cell>
          <table:table-cell office:value-type="float" office:value="0.2749177" calcext:value-type="float">
            <text:p>0.2749177</text:p>
          </table:table-cell>
          <table:table-cell office:value-type="float" office:value="0.2393569" calcext:value-type="float">
            <text:p>0.2393569</text:p>
          </table:table-cell>
          <table:table-cell office:value-type="float" office:value="0.2234086" calcext:value-type="float">
            <text:p>0.2234086</text:p>
          </table:table-cell>
          <table:table-cell office:value-type="float" office:value="0.2998503" calcext:value-type="float">
            <text:p>0.2998503</text:p>
          </table:table-cell>
          <table:table-cell office:value-type="float" office:value="0.3047338" calcext:value-type="float">
            <text:p>0.3047338</text:p>
          </table:table-cell>
          <table:table-cell office:value-type="float" office:value="0.3536243" calcext:value-type="float">
            <text:p>0.3536243</text:p>
          </table:table-cell>
          <table:table-cell office:value-type="float" office:value="0.3741383" calcext:value-type="float">
            <text:p>0.3741383</text:p>
          </table:table-cell>
          <table:table-cell office:value-type="float" office:value="0.3912027" calcext:value-type="float">
            <text:p>0.391202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4586E-015" calcext:value-type="float">
            <text:p>1.924586E-15</text:p>
          </table:table-cell>
          <table:table-cell office:value-type="float" office:value="1.931777E-015" calcext:value-type="float">
            <text:p>1.931777E-15</text:p>
          </table:table-cell>
          <table:table-cell office:value-type="float" office:value="1.913995E-015" calcext:value-type="float">
            <text:p>1.913995E-15</text:p>
          </table:table-cell>
          <table:table-cell office:value-type="float" office:value="9.645632E-016" calcext:value-type="float">
            <text:p>9.645632E-16</text:p>
          </table:table-cell>
          <table:table-cell office:value-type="float" office:value="1.020467E-015" calcext:value-type="float">
            <text:p>1.020467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14081" calcext:value-type="float">
            <text:p>-2.514081</text:p>
          </table:table-cell>
          <table:table-cell office:value-type="float" office:value="-0.1233876" calcext:value-type="float">
            <text:p>-0.1233876</text:p>
          </table:table-cell>
          <table:table-cell office:value-type="float" office:value="-0.07583512" calcext:value-type="float">
            <text:p>-0.07583512</text:p>
          </table:table-cell>
          <table:table-cell office:value-type="float" office:value="-0.06701723" calcext:value-type="float">
            <text:p>-0.06701723</text:p>
          </table:table-cell>
          <table:table-cell office:value-type="float" office:value="-0.06889489" calcext:value-type="float">
            <text:p>-0.06889489</text:p>
          </table:table-cell>
          <table:table-cell office:value-type="float" office:value="-0.08262009" calcext:value-type="float">
            <text:p>-0.08262009</text:p>
          </table:table-cell>
          <table:table-cell office:value-type="float" office:value="-0.1184302" calcext:value-type="float">
            <text:p>-0.1184302</text:p>
          </table:table-cell>
          <table:table-cell office:value-type="float" office:value="-0.1523471" calcext:value-type="float">
            <text:p>-0.1523471</text:p>
          </table:table-cell>
          <table:table-cell office:value-type="float" office:value="-0.108157" calcext:value-type="float">
            <text:p>-0.108157</text:p>
          </table:table-cell>
          <table:table-cell office:value-type="float" office:value="-0.03050289" calcext:value-type="float">
            <text:p>-0.03050289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3.220303" calcext:value-type="float">
            <text:p>-3.220303</text:p>
          </table:table-cell>
          <table:table-cell office:value-type="float" office:value="0.0212423" calcext:value-type="float">
            <text:p>0.021242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2559" calcext:value-type="float">
            <text:p>-2.38255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7" calcext:value-type="float">
            <text:p>14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7.5999" calcext:value-type="float">
            <text:p>467.5999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2.892" calcext:value-type="float">
            <text:p>1012.892</text:p>
          </table:table-cell>
          <table:table-cell office:value-type="float" office:value="109.4686" calcext:value-type="float">
            <text:p>109.4686</text:p>
          </table:table-cell>
          <table:table-cell office:value-type="float" office:value="0" calcext:value-type="float">
            <text:p>0</text:p>
          </table:table-cell>
          <table:table-cell office:value-type="float" office:value="0.1779836" calcext:value-type="float">
            <text:p>0.1779836</text:p>
          </table:table-cell>
          <table:table-cell office:value-type="float" office:value="0.247808" calcext:value-type="float">
            <text:p>0.247808</text:p>
          </table:table-cell>
          <table:table-cell office:value-type="float" office:value="0.2684253" calcext:value-type="float">
            <text:p>0.2684253</text:p>
          </table:table-cell>
          <table:table-cell office:value-type="float" office:value="0.2737988" calcext:value-type="float">
            <text:p>0.2737988</text:p>
          </table:table-cell>
          <table:table-cell office:value-type="float" office:value="0.2732704" calcext:value-type="float">
            <text:p>0.2732704</text:p>
          </table:table-cell>
          <table:table-cell office:value-type="float" office:value="0.2392477" calcext:value-type="float">
            <text:p>0.2392477</text:p>
          </table:table-cell>
          <table:table-cell office:value-type="float" office:value="0.2238668" calcext:value-type="float">
            <text:p>0.2238668</text:p>
          </table:table-cell>
          <table:table-cell office:value-type="float" office:value="0.3002363" calcext:value-type="float">
            <text:p>0.3002363</text:p>
          </table:table-cell>
          <table:table-cell office:value-type="float" office:value="0.3049701" calcext:value-type="float">
            <text:p>0.3049701</text:p>
          </table:table-cell>
          <table:table-cell office:value-type="float" office:value="0.353758" calcext:value-type="float">
            <text:p>0.353758</text:p>
          </table:table-cell>
          <table:table-cell office:value-type="float" office:value="0.37427" calcext:value-type="float">
            <text:p>0.37427</text:p>
          </table:table-cell>
          <table:table-cell office:value-type="float" office:value="0.3910965" calcext:value-type="float">
            <text:p>0.391096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4831E-015" calcext:value-type="float">
            <text:p>1.924831E-15</text:p>
          </table:table-cell>
          <table:table-cell office:value-type="float" office:value="1.93176E-015" calcext:value-type="float">
            <text:p>1.93176E-15</text:p>
          </table:table-cell>
          <table:table-cell office:value-type="float" office:value="1.913969E-015" calcext:value-type="float">
            <text:p>1.913969E-15</text:p>
          </table:table-cell>
          <table:table-cell office:value-type="float" office:value="9.645653E-016" calcext:value-type="float">
            <text:p>9.645653E-16</text:p>
          </table:table-cell>
          <table:table-cell office:value-type="float" office:value="1.020447E-015" calcext:value-type="float">
            <text:p>1.020447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88042" calcext:value-type="float">
            <text:p>-1.988042</text:p>
          </table:table-cell>
          <table:table-cell office:value-type="float" office:value="-0.1529532" calcext:value-type="float">
            <text:p>-0.1529532</text:p>
          </table:table-cell>
          <table:table-cell office:value-type="float" office:value="-0.08274365" calcext:value-type="float">
            <text:p>-0.08274365</text:p>
          </table:table-cell>
          <table:table-cell office:value-type="float" office:value="-0.07108456" calcext:value-type="float">
            <text:p>-0.07108456</text:p>
          </table:table-cell>
          <table:table-cell office:value-type="float" office:value="-0.07216159" calcext:value-type="float">
            <text:p>-0.07216159</text:p>
          </table:table-cell>
          <table:table-cell office:value-type="float" office:value="-0.08290596" calcext:value-type="float">
            <text:p>-0.08290596</text:p>
          </table:table-cell>
          <table:table-cell office:value-type="float" office:value="-0.1167117" calcext:value-type="float">
            <text:p>-0.1167117</text:p>
          </table:table-cell>
          <table:table-cell office:value-type="float" office:value="-0.150638" calcext:value-type="float">
            <text:p>-0.150638</text:p>
          </table:table-cell>
          <table:table-cell office:value-type="float" office:value="-0.1073764" calcext:value-type="float">
            <text:p>-0.1073764</text:p>
          </table:table-cell>
          <table:table-cell office:value-type="float" office:value="-0.03030622" calcext:value-type="float">
            <text:p>-0.03030622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2.59804" calcext:value-type="float">
            <text:p>-2.59804</text:p>
          </table:table-cell>
          <table:table-cell office:value-type="float" office:value="0.02123753" calcext:value-type="float">
            <text:p>0.0212375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5944" calcext:value-type="float">
            <text:p>-2.3859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7" calcext:value-type="float">
            <text:p>15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8.3688" calcext:value-type="float">
            <text:p>468.3688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2.124" calcext:value-type="float">
            <text:p>1012.124</text:p>
          </table:table-cell>
          <table:table-cell office:value-type="float" office:value="109.4686" calcext:value-type="float">
            <text:p>109.4686</text:p>
          </table:table-cell>
          <table:table-cell office:value-type="float" office:value="0" calcext:value-type="float">
            <text:p>0</text:p>
          </table:table-cell>
          <table:table-cell office:value-type="float" office:value="0.1643477" calcext:value-type="float">
            <text:p>0.1643477</text:p>
          </table:table-cell>
          <table:table-cell office:value-type="float" office:value="0.240971" calcext:value-type="float">
            <text:p>0.240971</text:p>
          </table:table-cell>
          <table:table-cell office:value-type="float" office:value="0.2657212" calcext:value-type="float">
            <text:p>0.2657212</text:p>
          </table:table-cell>
          <table:table-cell office:value-type="float" office:value="0.2716758" calcext:value-type="float">
            <text:p>0.2716758</text:p>
          </table:table-cell>
          <table:table-cell office:value-type="float" office:value="0.2717815" calcext:value-type="float">
            <text:p>0.2717815</text:p>
          </table:table-cell>
          <table:table-cell office:value-type="float" office:value="0.2390274" calcext:value-type="float">
            <text:p>0.2390274</text:p>
          </table:table-cell>
          <table:table-cell office:value-type="float" office:value="0.2242452" calcext:value-type="float">
            <text:p>0.2242452</text:p>
          </table:table-cell>
          <table:table-cell office:value-type="float" office:value="0.3006179" calcext:value-type="float">
            <text:p>0.3006179</text:p>
          </table:table-cell>
          <table:table-cell office:value-type="float" office:value="0.3052063" calcext:value-type="float">
            <text:p>0.3052063</text:p>
          </table:table-cell>
          <table:table-cell office:value-type="float" office:value="0.3538899" calcext:value-type="float">
            <text:p>0.3538899</text:p>
          </table:table-cell>
          <table:table-cell office:value-type="float" office:value="0.3743863" calcext:value-type="float">
            <text:p>0.3743863</text:p>
          </table:table-cell>
          <table:table-cell office:value-type="float" office:value="0.3909967" calcext:value-type="float">
            <text:p>0.390996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5091E-015" calcext:value-type="float">
            <text:p>1.925091E-15</text:p>
          </table:table-cell>
          <table:table-cell office:value-type="float" office:value="1.93174E-015" calcext:value-type="float">
            <text:p>1.93174E-15</text:p>
          </table:table-cell>
          <table:table-cell office:value-type="float" office:value="1.913944E-015" calcext:value-type="float">
            <text:p>1.913944E-15</text:p>
          </table:table-cell>
          <table:table-cell office:value-type="float" office:value="9.645646E-016" calcext:value-type="float">
            <text:p>9.645646E-16</text:p>
          </table:table-cell>
          <table:table-cell office:value-type="float" office:value="1.020429E-015" calcext:value-type="float">
            <text:p>1.020429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6193" calcext:value-type="float">
            <text:p>-3.66193</text:p>
          </table:table-cell>
          <table:table-cell office:value-type="float" office:value="-0.1897148" calcext:value-type="float">
            <text:p>-0.1897148</text:p>
          </table:table-cell>
          <table:table-cell office:value-type="float" office:value="-0.08945338" calcext:value-type="float">
            <text:p>-0.08945338</text:p>
          </table:table-cell>
          <table:table-cell office:value-type="float" office:value="-0.0754728" calcext:value-type="float">
            <text:p>-0.0754728</text:p>
          </table:table-cell>
          <table:table-cell office:value-type="float" office:value="-0.07526892" calcext:value-type="float">
            <text:p>-0.07526892</text:p>
          </table:table-cell>
          <table:table-cell office:value-type="float" office:value="-0.08348949" calcext:value-type="float">
            <text:p>-0.08348949</text:p>
          </table:table-cell>
          <table:table-cell office:value-type="float" office:value="-0.1153085" calcext:value-type="float">
            <text:p>-0.1153085</text:p>
          </table:table-cell>
          <table:table-cell office:value-type="float" office:value="-0.1489697" calcext:value-type="float">
            <text:p>-0.1489697</text:p>
          </table:table-cell>
          <table:table-cell office:value-type="float" office:value="-0.1066019" calcext:value-type="float">
            <text:p>-0.1066019</text:p>
          </table:table-cell>
          <table:table-cell office:value-type="float" office:value="-0.03011351" calcext:value-type="float">
            <text:p>-0.03011351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5.420287" calcext:value-type="float">
            <text:p>-5.420287</text:p>
          </table:table-cell>
          <table:table-cell office:value-type="float" office:value="0.02123403" calcext:value-type="float">
            <text:p>0.0212340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9256" calcext:value-type="float">
            <text:p>-2.38925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7" calcext:value-type="float">
            <text:p>16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8.9157" calcext:value-type="float">
            <text:p>468.9157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1.577" calcext:value-type="float">
            <text:p>1011.577</text:p>
          </table:table-cell>
          <table:table-cell office:value-type="float" office:value="109.4686" calcext:value-type="float">
            <text:p>109.4686</text:p>
          </table:table-cell>
          <table:table-cell office:value-type="float" office:value="0" calcext:value-type="float">
            <text:p>0</text:p>
          </table:table-cell>
          <table:table-cell office:value-type="float" office:value="0.1582888" calcext:value-type="float">
            <text:p>0.1582888</text:p>
          </table:table-cell>
          <table:table-cell office:value-type="float" office:value="0.235054" calcext:value-type="float">
            <text:p>0.235054</text:p>
          </table:table-cell>
          <table:table-cell office:value-type="float" office:value="0.2632828" calcext:value-type="float">
            <text:p>0.2632828</text:p>
          </table:table-cell>
          <table:table-cell office:value-type="float" office:value="0.2698676" calcext:value-type="float">
            <text:p>0.2698676</text:p>
          </table:table-cell>
          <table:table-cell office:value-type="float" office:value="0.2705056" calcext:value-type="float">
            <text:p>0.2705056</text:p>
          </table:table-cell>
          <table:table-cell office:value-type="float" office:value="0.2387044" calcext:value-type="float">
            <text:p>0.2387044</text:p>
          </table:table-cell>
          <table:table-cell office:value-type="float" office:value="0.2244606" calcext:value-type="float">
            <text:p>0.2244606</text:p>
          </table:table-cell>
          <table:table-cell office:value-type="float" office:value="0.3009923" calcext:value-type="float">
            <text:p>0.3009923</text:p>
          </table:table-cell>
          <table:table-cell office:value-type="float" office:value="0.3054426" calcext:value-type="float">
            <text:p>0.3054426</text:p>
          </table:table-cell>
          <table:table-cell office:value-type="float" office:value="0.3540186" calcext:value-type="float">
            <text:p>0.3540186</text:p>
          </table:table-cell>
          <table:table-cell office:value-type="float" office:value="0.3744896" calcext:value-type="float">
            <text:p>0.3744896</text:p>
          </table:table-cell>
          <table:table-cell office:value-type="float" office:value="0.3909011" calcext:value-type="float">
            <text:p>0.390901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5351E-015" calcext:value-type="float">
            <text:p>1.925351E-15</text:p>
          </table:table-cell>
          <table:table-cell office:value-type="float" office:value="1.931721E-015" calcext:value-type="float">
            <text:p>1.931721E-15</text:p>
          </table:table-cell>
          <table:table-cell office:value-type="float" office:value="1.913921E-015" calcext:value-type="float">
            <text:p>1.913921E-15</text:p>
          </table:table-cell>
          <table:table-cell office:value-type="float" office:value="9.645617E-016" calcext:value-type="float">
            <text:p>9.645617E-16</text:p>
          </table:table-cell>
          <table:table-cell office:value-type="float" office:value="1.02041E-015" calcext:value-type="float">
            <text:p>1.02041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97611" calcext:value-type="float">
            <text:p>-4.897611</text:p>
          </table:table-cell>
          <table:table-cell office:value-type="float" office:value="-0.2297365" calcext:value-type="float">
            <text:p>-0.2297365</text:p>
          </table:table-cell>
          <table:table-cell office:value-type="float" office:value="-0.0960357" calcext:value-type="float">
            <text:p>-0.0960357</text:p>
          </table:table-cell>
          <table:table-cell office:value-type="float" office:value="-0.07946823" calcext:value-type="float">
            <text:p>-0.07946823</text:p>
          </table:table-cell>
          <table:table-cell office:value-type="float" office:value="-0.07804458" calcext:value-type="float">
            <text:p>-0.07804458</text:p>
          </table:table-cell>
          <table:table-cell office:value-type="float" office:value="-0.08435692" calcext:value-type="float">
            <text:p>-0.08435692</text:p>
          </table:table-cell>
          <table:table-cell office:value-type="float" office:value="-0.1145217" calcext:value-type="float">
            <text:p>-0.1145217</text:p>
          </table:table-cell>
          <table:table-cell office:value-type="float" office:value="-0.1473526" calcext:value-type="float">
            <text:p>-0.1473526</text:p>
          </table:table-cell>
          <table:table-cell office:value-type="float" office:value="-0.1058339" calcext:value-type="float">
            <text:p>-0.1058339</text:p>
          </table:table-cell>
          <table:table-cell office:value-type="float" office:value="-0.02992675" calcext:value-type="float">
            <text:p>-0.02992675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6.620258" calcext:value-type="float">
            <text:p>-6.620258</text:p>
          </table:table-cell>
          <table:table-cell office:value-type="float" office:value="0.02123133" calcext:value-type="float">
            <text:p>0.0212313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2486" calcext:value-type="float">
            <text:p>-2.39248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7" calcext:value-type="float">
            <text:p>17112007</text:p>
          </table:table-cell>
          <table:table-cell office:value-type="float" office:value="578.86" calcext:value-type="float">
            <text:p>578.86</text:p>
          </table:table-cell>
          <table:table-cell office:value-type="float" office:value="469.4022" calcext:value-type="float">
            <text:p>469.4022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1.09" calcext:value-type="float">
            <text:p>1011.09</text:p>
          </table:table-cell>
          <table:table-cell office:value-type="float" office:value="109.4686" calcext:value-type="float">
            <text:p>109.4686</text:p>
          </table:table-cell>
          <table:table-cell office:value-type="float" office:value="0" calcext:value-type="float">
            <text:p>0</text:p>
          </table:table-cell>
          <table:table-cell office:value-type="float" office:value="0.1553864" calcext:value-type="float">
            <text:p>0.1553864</text:p>
          </table:table-cell>
          <table:table-cell office:value-type="float" office:value="0.2292507" calcext:value-type="float">
            <text:p>0.2292507</text:p>
          </table:table-cell>
          <table:table-cell office:value-type="float" office:value="0.2611282" calcext:value-type="float">
            <text:p>0.2611282</text:p>
          </table:table-cell>
          <table:table-cell office:value-type="float" office:value="0.2682948" calcext:value-type="float">
            <text:p>0.2682948</text:p>
          </table:table-cell>
          <table:table-cell office:value-type="float" office:value="0.2692948" calcext:value-type="float">
            <text:p>0.2692948</text:p>
          </table:table-cell>
          <table:table-cell office:value-type="float" office:value="0.2383302" calcext:value-type="float">
            <text:p>0.2383302</text:p>
          </table:table-cell>
          <table:table-cell office:value-type="float" office:value="0.2246441" calcext:value-type="float">
            <text:p>0.2246441</text:p>
          </table:table-cell>
          <table:table-cell office:value-type="float" office:value="0.301358" calcext:value-type="float">
            <text:p>0.301358</text:p>
          </table:table-cell>
          <table:table-cell office:value-type="float" office:value="0.3056788" calcext:value-type="float">
            <text:p>0.3056788</text:p>
          </table:table-cell>
          <table:table-cell office:value-type="float" office:value="0.3541446" calcext:value-type="float">
            <text:p>0.3541446</text:p>
          </table:table-cell>
          <table:table-cell office:value-type="float" office:value="0.3745817" calcext:value-type="float">
            <text:p>0.3745817</text:p>
          </table:table-cell>
          <table:table-cell office:value-type="float" office:value="0.3908081" calcext:value-type="float">
            <text:p>0.3908081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25602E-015" calcext:value-type="float">
            <text:p>1.925602E-15</text:p>
          </table:table-cell>
          <table:table-cell office:value-type="float" office:value="1.931704E-015" calcext:value-type="float">
            <text:p>1.931704E-15</text:p>
          </table:table-cell>
          <table:table-cell office:value-type="float" office:value="1.913899E-015" calcext:value-type="float">
            <text:p>1.913899E-15</text:p>
          </table:table-cell>
          <table:table-cell office:value-type="float" office:value="9.645571E-016" calcext:value-type="float">
            <text:p>9.645571E-16</text:p>
          </table:table-cell>
          <table:table-cell office:value-type="float" office:value="1.020394E-015" calcext:value-type="float">
            <text:p>1.020394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26642" calcext:value-type="float">
            <text:p>-5.626642</text:p>
          </table:table-cell>
          <table:table-cell office:value-type="float" office:value="-0.278708" calcext:value-type="float">
            <text:p>-0.278708</text:p>
          </table:table-cell>
          <table:table-cell office:value-type="float" office:value="-0.1023225" calcext:value-type="float">
            <text:p>-0.1023225</text:p>
          </table:table-cell>
          <table:table-cell office:value-type="float" office:value="-0.08312208" calcext:value-type="float">
            <text:p>-0.08312208</text:p>
          </table:table-cell>
          <table:table-cell office:value-type="float" office:value="-0.08078615" calcext:value-type="float">
            <text:p>-0.08078615</text:p>
          </table:table-cell>
          <table:table-cell office:value-type="float" office:value="-0.08537559" calcext:value-type="float">
            <text:p>-0.08537559</text:p>
          </table:table-cell>
          <table:table-cell office:value-type="float" office:value="-0.1138558" calcext:value-type="float">
            <text:p>-0.1138558</text:p>
          </table:table-cell>
          <table:table-cell office:value-type="float" office:value="-0.145792" calcext:value-type="float">
            <text:p>-0.145792</text:p>
          </table:table-cell>
          <table:table-cell office:value-type="float" office:value="-0.1050718" calcext:value-type="float">
            <text:p>-0.1050718</text:p>
          </table:table-cell>
          <table:table-cell office:value-type="float" office:value="-0.02974513" calcext:value-type="float">
            <text:p>-0.02974513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7.953289" calcext:value-type="float">
            <text:p>-7.953289</text:p>
          </table:table-cell>
          <table:table-cell office:value-type="float" office:value="0.02122876" calcext:value-type="float">
            <text:p>0.02122876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5636" calcext:value-type="float">
            <text:p>-2.39563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7" calcext:value-type="float">
            <text:p>18112007</text:p>
          </table:table-cell>
          <table:table-cell office:value-type="float" office:value="578.9599" calcext:value-type="float">
            <text:p>578.9599</text:p>
          </table:table-cell>
          <table:table-cell office:value-type="float" office:value="469.6096" calcext:value-type="float">
            <text:p>469.6096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0.983" calcext:value-type="float">
            <text:p>1010.983</text:p>
          </table:table-cell>
          <table:table-cell office:value-type="float" office:value="109.4687" calcext:value-type="float">
            <text:p>109.4687</text:p>
          </table:table-cell>
          <table:table-cell office:value-type="float" office:value="0" calcext:value-type="float">
            <text:p>0</text:p>
          </table:table-cell>
          <table:table-cell office:value-type="float" office:value="0.1723714" calcext:value-type="float">
            <text:p>0.1723714</text:p>
          </table:table-cell>
          <table:table-cell office:value-type="float" office:value="0.223758" calcext:value-type="float">
            <text:p>0.223758</text:p>
          </table:table-cell>
          <table:table-cell office:value-type="float" office:value="0.2594534" calcext:value-type="float">
            <text:p>0.2594534</text:p>
          </table:table-cell>
          <table:table-cell office:value-type="float" office:value="0.266679" calcext:value-type="float">
            <text:p>0.266679</text:p>
          </table:table-cell>
          <table:table-cell office:value-type="float" office:value="0.2680435" calcext:value-type="float">
            <text:p>0.2680435</text:p>
          </table:table-cell>
          <table:table-cell office:value-type="float" office:value="0.2379204" calcext:value-type="float">
            <text:p>0.2379204</text:p>
          </table:table-cell>
          <table:table-cell office:value-type="float" office:value="0.2247973" calcext:value-type="float">
            <text:p>0.2247973</text:p>
          </table:table-cell>
          <table:table-cell office:value-type="float" office:value="0.3017148" calcext:value-type="float">
            <text:p>0.3017148</text:p>
          </table:table-cell>
          <table:table-cell office:value-type="float" office:value="0.3059151" calcext:value-type="float">
            <text:p>0.3059151</text:p>
          </table:table-cell>
          <table:table-cell office:value-type="float" office:value="0.354268" calcext:value-type="float">
            <text:p>0.354268</text:p>
          </table:table-cell>
          <table:table-cell office:value-type="float" office:value="0.3746643" calcext:value-type="float">
            <text:p>0.3746643</text:p>
          </table:table-cell>
          <table:table-cell office:value-type="float" office:value="0.3907176" calcext:value-type="float">
            <text:p>0.390717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5843E-015" calcext:value-type="float">
            <text:p>1.925843E-15</text:p>
          </table:table-cell>
          <table:table-cell office:value-type="float" office:value="1.93169E-015" calcext:value-type="float">
            <text:p>1.93169E-15</text:p>
          </table:table-cell>
          <table:table-cell office:value-type="float" office:value="1.913873E-015" calcext:value-type="float">
            <text:p>1.913873E-15</text:p>
          </table:table-cell>
          <table:table-cell office:value-type="float" office:value="9.645557E-016" calcext:value-type="float">
            <text:p>9.645557E-16</text:p>
          </table:table-cell>
          <table:table-cell office:value-type="float" office:value="1.020376E-015" calcext:value-type="float">
            <text:p>1.020376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2424" calcext:value-type="float">
            <text:p>-2.52424</text:p>
          </table:table-cell>
          <table:table-cell office:value-type="float" office:value="-0.3357578" calcext:value-type="float">
            <text:p>-0.3357578</text:p>
          </table:table-cell>
          <table:table-cell office:value-type="float" office:value="-0.107534" calcext:value-type="float">
            <text:p>-0.107534</text:p>
          </table:table-cell>
          <table:table-cell office:value-type="float" office:value="-0.08707905" calcext:value-type="float">
            <text:p>-0.08707905</text:p>
          </table:table-cell>
          <table:table-cell office:value-type="float" office:value="-0.08373368" calcext:value-type="float">
            <text:p>-0.08373368</text:p>
          </table:table-cell>
          <table:table-cell office:value-type="float" office:value="-0.08650728" calcext:value-type="float">
            <text:p>-0.08650728</text:p>
          </table:table-cell>
          <table:table-cell office:value-type="float" office:value="-0.1133029" calcext:value-type="float">
            <text:p>-0.1133029</text:p>
          </table:table-cell>
          <table:table-cell office:value-type="float" office:value="-0.1442867" calcext:value-type="float">
            <text:p>-0.1442867</text:p>
          </table:table-cell>
          <table:table-cell office:value-type="float" office:value="-0.1043158" calcext:value-type="float">
            <text:p>-0.1043158</text:p>
          </table:table-cell>
          <table:table-cell office:value-type="float" office:value="-0.02956817" calcext:value-type="float">
            <text:p>-0.0295681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3.512718" calcext:value-type="float">
            <text:p>-3.512718</text:p>
          </table:table-cell>
          <table:table-cell office:value-type="float" office:value="0.02122581" calcext:value-type="float">
            <text:p>0.0212258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8704" calcext:value-type="float">
            <text:p>-2.3987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7" calcext:value-type="float">
            <text:p>19112007</text:p>
          </table:table-cell>
          <table:table-cell office:value-type="float" office:value="578.9599" calcext:value-type="float">
            <text:p>578.9599</text:p>
          </table:table-cell>
          <table:table-cell office:value-type="float" office:value="470.3022" calcext:value-type="float">
            <text:p>470.3022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0.766" calcext:value-type="float">
            <text:p>1010.766</text:p>
          </table:table-cell>
          <table:table-cell office:value-type="float" office:value="108.9937" calcext:value-type="float">
            <text:p>108.9937</text:p>
          </table:table-cell>
          <table:table-cell office:value-type="float" office:value="0" calcext:value-type="float">
            <text:p>0</text:p>
          </table:table-cell>
          <table:table-cell office:value-type="float" office:value="0.1536012" calcext:value-type="float">
            <text:p>0.1536012</text:p>
          </table:table-cell>
          <table:table-cell office:value-type="float" office:value="0.2187823" calcext:value-type="float">
            <text:p>0.2187823</text:p>
          </table:table-cell>
          <table:table-cell office:value-type="float" office:value="0.2580697" calcext:value-type="float">
            <text:p>0.2580697</text:p>
          </table:table-cell>
          <table:table-cell office:value-type="float" office:value="0.2651326" calcext:value-type="float">
            <text:p>0.2651326</text:p>
          </table:table-cell>
          <table:table-cell office:value-type="float" office:value="0.2667671" calcext:value-type="float">
            <text:p>0.2667671</text:p>
          </table:table-cell>
          <table:table-cell office:value-type="float" office:value="0.2374051" calcext:value-type="float">
            <text:p>0.2374051</text:p>
          </table:table-cell>
          <table:table-cell office:value-type="float" office:value="0.2249603" calcext:value-type="float">
            <text:p>0.2249603</text:p>
          </table:table-cell>
          <table:table-cell office:value-type="float" office:value="0.3020796" calcext:value-type="float">
            <text:p>0.3020796</text:p>
          </table:table-cell>
          <table:table-cell office:value-type="float" office:value="0.3061513" calcext:value-type="float">
            <text:p>0.3061513</text:p>
          </table:table-cell>
          <table:table-cell office:value-type="float" office:value="0.3543887" calcext:value-type="float">
            <text:p>0.3543887</text:p>
          </table:table-cell>
          <table:table-cell office:value-type="float" office:value="0.3747413" calcext:value-type="float">
            <text:p>0.3747413</text:p>
          </table:table-cell>
          <table:table-cell office:value-type="float" office:value="0.3907544" calcext:value-type="float">
            <text:p>0.3907544</text:p>
          </table:table-cell>
          <table:table-cell office:value-type="float" office:value="0.460065" calcext:value-type="float">
            <text:p>0.460065</text:p>
          </table:table-cell>
          <table:table-cell office:value-type="float" office:value="0" calcext:value-type="float">
            <text:p>0</text:p>
          </table:table-cell>
          <table:table-cell office:value-type="float" office:value="1.926046E-015" calcext:value-type="float">
            <text:p>1.926046E-15</text:p>
          </table:table-cell>
          <table:table-cell office:value-type="float" office:value="1.931674E-015" calcext:value-type="float">
            <text:p>1.931674E-15</text:p>
          </table:table-cell>
          <table:table-cell office:value-type="float" office:value="1.913855E-015" calcext:value-type="float">
            <text:p>1.913855E-15</text:p>
          </table:table-cell>
          <table:table-cell office:value-type="float" office:value="9.645559E-016" calcext:value-type="float">
            <text:p>9.645559E-16</text:p>
          </table:table-cell>
          <table:table-cell office:value-type="float" office:value="1.020359E-015" calcext:value-type="float">
            <text:p>1.020359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39156" calcext:value-type="float">
            <text:p>-6.139156</text:p>
          </table:table-cell>
          <table:table-cell office:value-type="float" office:value="-0.3991779" calcext:value-type="float">
            <text:p>-0.3991779</text:p>
          </table:table-cell>
          <table:table-cell office:value-type="float" office:value="-0.1120564" calcext:value-type="float">
            <text:p>-0.1120564</text:p>
          </table:table-cell>
          <table:table-cell office:value-type="float" office:value="-0.09108151" calcext:value-type="float">
            <text:p>-0.09108151</text:p>
          </table:table-cell>
          <table:table-cell office:value-type="float" office:value="-0.08686684" calcext:value-type="float">
            <text:p>-0.08686684</text:p>
          </table:table-cell>
          <table:table-cell office:value-type="float" office:value="-0.08795211" calcext:value-type="float">
            <text:p>-0.08795211</text:p>
          </table:table-cell>
          <table:table-cell office:value-type="float" office:value="-0.1127204" calcext:value-type="float">
            <text:p>-0.1127204</text:p>
          </table:table-cell>
          <table:table-cell office:value-type="float" office:value="-0.1427663" calcext:value-type="float">
            <text:p>-0.1427663</text:p>
          </table:table-cell>
          <table:table-cell office:value-type="float" office:value="-0.1035658" calcext:value-type="float">
            <text:p>-0.1035658</text:p>
          </table:table-cell>
          <table:table-cell office:value-type="float" office:value="-0.02939652" calcext:value-type="float">
            <text:p>-0.02939652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8.297524" calcext:value-type="float">
            <text:p>-8.297524</text:p>
          </table:table-cell>
          <table:table-cell office:value-type="float" office:value="0.02122424" calcext:value-type="float">
            <text:p>0.0212242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2562" calcext:value-type="float">
            <text:p>-2.37256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7" calcext:value-type="float">
            <text:p>20112007</text:p>
          </table:table-cell>
          <table:table-cell office:value-type="float" office:value="578.9599" calcext:value-type="float">
            <text:p>578.9599</text:p>
          </table:table-cell>
          <table:table-cell office:value-type="float" office:value="470.71" calcext:value-type="float">
            <text:p>470.71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0.951" calcext:value-type="float">
            <text:p>1010.951</text:p>
          </table:table-cell>
          <table:table-cell office:value-type="float" office:value="108.4014" calcext:value-type="float">
            <text:p>108.4014</text:p>
          </table:table-cell>
          <table:table-cell office:value-type="float" office:value="0" calcext:value-type="float">
            <text:p>0</text:p>
          </table:table-cell>
          <table:table-cell office:value-type="float" office:value="0.1494765" calcext:value-type="float">
            <text:p>0.1494765</text:p>
          </table:table-cell>
          <table:table-cell office:value-type="float" office:value="0.2142252" calcext:value-type="float">
            <text:p>0.2142252</text:p>
          </table:table-cell>
          <table:table-cell office:value-type="float" office:value="0.2564775" calcext:value-type="float">
            <text:p>0.2564775</text:p>
          </table:table-cell>
          <table:table-cell office:value-type="float" office:value="0.2640588" calcext:value-type="float">
            <text:p>0.2640588</text:p>
          </table:table-cell>
          <table:table-cell office:value-type="float" office:value="0.2657244" calcext:value-type="float">
            <text:p>0.2657244</text:p>
          </table:table-cell>
          <table:table-cell office:value-type="float" office:value="0.2368552" calcext:value-type="float">
            <text:p>0.2368552</text:p>
          </table:table-cell>
          <table:table-cell office:value-type="float" office:value="0.2250909" calcext:value-type="float">
            <text:p>0.2250909</text:p>
          </table:table-cell>
          <table:table-cell office:value-type="float" office:value="0.3024408" calcext:value-type="float">
            <text:p>0.3024408</text:p>
          </table:table-cell>
          <table:table-cell office:value-type="float" office:value="0.3063865" calcext:value-type="float">
            <text:p>0.3063865</text:p>
          </table:table-cell>
          <table:table-cell office:value-type="float" office:value="0.3545067" calcext:value-type="float">
            <text:p>0.3545067</text:p>
          </table:table-cell>
          <table:table-cell office:value-type="float" office:value="0.3748217" calcext:value-type="float">
            <text:p>0.3748217</text:p>
          </table:table-cell>
          <table:table-cell office:value-type="float" office:value="0.3908017" calcext:value-type="float">
            <text:p>0.3908017</text:p>
          </table:table-cell>
          <table:table-cell office:value-type="float" office:value="0.4620396" calcext:value-type="float">
            <text:p>0.4620396</text:p>
          </table:table-cell>
          <table:table-cell office:value-type="float" office:value="0" calcext:value-type="float">
            <text:p>0</text:p>
          </table:table-cell>
          <table:table-cell office:value-type="float" office:value="1.926223E-015" calcext:value-type="float">
            <text:p>1.926223E-15</text:p>
          </table:table-cell>
          <table:table-cell office:value-type="float" office:value="1.931663E-015" calcext:value-type="float">
            <text:p>1.931663E-15</text:p>
          </table:table-cell>
          <table:table-cell office:value-type="float" office:value="1.913837E-015" calcext:value-type="float">
            <text:p>1.913837E-15</text:p>
          </table:table-cell>
          <table:table-cell office:value-type="float" office:value="9.64559E-016" calcext:value-type="float">
            <text:p>9.64559E-16</text:p>
          </table:table-cell>
          <table:table-cell office:value-type="float" office:value="1.020343E-015" calcext:value-type="float">
            <text:p>1.020343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580148" calcext:value-type="float">
            <text:p>-7.580148</text:p>
          </table:table-cell>
          <table:table-cell office:value-type="float" office:value="-0.4696099" calcext:value-type="float">
            <text:p>-0.4696099</text:p>
          </table:table-cell>
          <table:table-cell office:value-type="float" office:value="-0.1175369" calcext:value-type="float">
            <text:p>-0.1175369</text:p>
          </table:table-cell>
          <table:table-cell office:value-type="float" office:value="-0.09396935" calcext:value-type="float">
            <text:p>-0.09396935</text:p>
          </table:table-cell>
          <table:table-cell office:value-type="float" office:value="-0.08953474" calcext:value-type="float">
            <text:p>-0.08953474</text:p>
          </table:table-cell>
          <table:table-cell office:value-type="float" office:value="-0.08952842" calcext:value-type="float">
            <text:p>-0.08952842</text:p>
          </table:table-cell>
          <table:table-cell office:value-type="float" office:value="-0.1122535" calcext:value-type="float">
            <text:p>-0.1122535</text:p>
          </table:table-cell>
          <table:table-cell office:value-type="float" office:value="-0.1412784" calcext:value-type="float">
            <text:p>-0.1412784</text:p>
          </table:table-cell>
          <table:table-cell office:value-type="float" office:value="-0.1028253" calcext:value-type="float">
            <text:p>-0.1028253</text:p>
          </table:table-cell>
          <table:table-cell office:value-type="float" office:value="-0.02922958" calcext:value-type="float">
            <text:p>-0.02922958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9.650044" calcext:value-type="float">
            <text:p>-9.650044</text:p>
          </table:table-cell>
          <table:table-cell office:value-type="float" office:value="0.02122291" calcext:value-type="float">
            <text:p>0.0212229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2202" calcext:value-type="float">
            <text:p>-2.38220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7" calcext:value-type="float">
            <text:p>21112007</text:p>
          </table:table-cell>
          <table:table-cell office:value-type="float" office:value="578.9599" calcext:value-type="float">
            <text:p>578.9599</text:p>
          </table:table-cell>
          <table:table-cell office:value-type="float" office:value="471.0388" calcext:value-type="float">
            <text:p>471.0388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0.622" calcext:value-type="float">
            <text:p>1010.622</text:p>
          </table:table-cell>
          <table:table-cell office:value-type="float" office:value="108.4014" calcext:value-type="float">
            <text:p>108.4014</text:p>
          </table:table-cell>
          <table:table-cell office:value-type="float" office:value="0" calcext:value-type="float">
            <text:p>0</text:p>
          </table:table-cell>
          <table:table-cell office:value-type="float" office:value="0.1493902" calcext:value-type="float">
            <text:p>0.1493902</text:p>
          </table:table-cell>
          <table:table-cell office:value-type="float" office:value="0.209911" calcext:value-type="float">
            <text:p>0.209911</text:p>
          </table:table-cell>
          <table:table-cell office:value-type="float" office:value="0.2549758" calcext:value-type="float">
            <text:p>0.2549758</text:p>
          </table:table-cell>
          <table:table-cell office:value-type="float" office:value="0.2629296" calcext:value-type="float">
            <text:p>0.2629296</text:p>
          </table:table-cell>
          <table:table-cell office:value-type="float" office:value="0.2647874" calcext:value-type="float">
            <text:p>0.2647874</text:p>
          </table:table-cell>
          <table:table-cell office:value-type="float" office:value="0.2363169" calcext:value-type="float">
            <text:p>0.2363169</text:p>
          </table:table-cell>
          <table:table-cell office:value-type="float" office:value="0.2251793" calcext:value-type="float">
            <text:p>0.2251793</text:p>
          </table:table-cell>
          <table:table-cell office:value-type="float" office:value="0.3027926" calcext:value-type="float">
            <text:p>0.3027926</text:p>
          </table:table-cell>
          <table:table-cell office:value-type="float" office:value="0.3066206" calcext:value-type="float">
            <text:p>0.3066206</text:p>
          </table:table-cell>
          <table:table-cell office:value-type="float" office:value="0.3546218" calcext:value-type="float">
            <text:p>0.3546218</text:p>
          </table:table-cell>
          <table:table-cell office:value-type="float" office:value="0.3749009" calcext:value-type="float">
            <text:p>0.3749009</text:p>
          </table:table-cell>
          <table:table-cell office:value-type="float" office:value="0.3908006" calcext:value-type="float">
            <text:p>0.390800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641E-015" calcext:value-type="float">
            <text:p>1.92641E-15</text:p>
          </table:table-cell>
          <table:table-cell office:value-type="float" office:value="1.93165E-015" calcext:value-type="float">
            <text:p>1.93165E-15</text:p>
          </table:table-cell>
          <table:table-cell office:value-type="float" office:value="1.913818E-015" calcext:value-type="float">
            <text:p>1.913818E-15</text:p>
          </table:table-cell>
          <table:table-cell office:value-type="float" office:value="9.645629E-016" calcext:value-type="float">
            <text:p>9.645629E-16</text:p>
          </table:table-cell>
          <table:table-cell office:value-type="float" office:value="1.020325E-015" calcext:value-type="float">
            <text:p>1.020325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13903" calcext:value-type="float">
            <text:p>-7.613903</text:p>
          </table:table-cell>
          <table:table-cell office:value-type="float" office:value="-0.5491774" calcext:value-type="float">
            <text:p>-0.5491774</text:p>
          </table:table-cell>
          <table:table-cell office:value-type="float" office:value="-0.1229914" calcext:value-type="float">
            <text:p>-0.1229914</text:p>
          </table:table-cell>
          <table:table-cell office:value-type="float" office:value="-0.09711605" calcext:value-type="float">
            <text:p>-0.09711605</text:p>
          </table:table-cell>
          <table:table-cell office:value-type="float" office:value="-0.0920053" calcext:value-type="float">
            <text:p>-0.0920053</text:p>
          </table:table-cell>
          <table:table-cell office:value-type="float" office:value="-0.09110261" calcext:value-type="float">
            <text:p>-0.09110261</text:p>
          </table:table-cell>
          <table:table-cell office:value-type="float" office:value="-0.1119384" calcext:value-type="float">
            <text:p>-0.1119384</text:p>
          </table:table-cell>
          <table:table-cell office:value-type="float" office:value="-0.1398448" calcext:value-type="float">
            <text:p>-0.1398448</text:p>
          </table:table-cell>
          <table:table-cell office:value-type="float" office:value="-0.1020939" calcext:value-type="float">
            <text:p>-0.1020939</text:p>
          </table:table-cell>
          <table:table-cell office:value-type="float" office:value="-0.0290676" calcext:value-type="float">
            <text:p>-0.0290676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9.388748" calcext:value-type="float">
            <text:p>-9.388748</text:p>
          </table:table-cell>
          <table:table-cell office:value-type="float" office:value="0.02122145" calcext:value-type="float">
            <text:p>0.02122145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8882" calcext:value-type="float">
            <text:p>-2.3888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7" calcext:value-type="float">
            <text:p>22112007</text:p>
          </table:table-cell>
          <table:table-cell office:value-type="float" office:value="578.9599" calcext:value-type="float">
            <text:p>578.9599</text:p>
          </table:table-cell>
          <table:table-cell office:value-type="float" office:value="471.341" calcext:value-type="float">
            <text:p>471.341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0.32" calcext:value-type="float">
            <text:p>1010.32</text:p>
          </table:table-cell>
          <table:table-cell office:value-type="float" office:value="108.4014" calcext:value-type="float">
            <text:p>108.4014</text:p>
          </table:table-cell>
          <table:table-cell office:value-type="float" office:value="0" calcext:value-type="float">
            <text:p>0</text:p>
          </table:table-cell>
          <table:table-cell office:value-type="float" office:value="0.1494727" calcext:value-type="float">
            <text:p>0.1494727</text:p>
          </table:table-cell>
          <table:table-cell office:value-type="float" office:value="0.2056207" calcext:value-type="float">
            <text:p>0.2056207</text:p>
          </table:table-cell>
          <table:table-cell office:value-type="float" office:value="0.2539283" calcext:value-type="float">
            <text:p>0.2539283</text:p>
          </table:table-cell>
          <table:table-cell office:value-type="float" office:value="0.2617459" calcext:value-type="float">
            <text:p>0.2617459</text:p>
          </table:table-cell>
          <table:table-cell office:value-type="float" office:value="0.2638956" calcext:value-type="float">
            <text:p>0.2638956</text:p>
          </table:table-cell>
          <table:table-cell office:value-type="float" office:value="0.235791" calcext:value-type="float">
            <text:p>0.235791</text:p>
          </table:table-cell>
          <table:table-cell office:value-type="float" office:value="0.2252319" calcext:value-type="float">
            <text:p>0.2252319</text:p>
          </table:table-cell>
          <table:table-cell office:value-type="float" office:value="0.3031339" calcext:value-type="float">
            <text:p>0.3031339</text:p>
          </table:table-cell>
          <table:table-cell office:value-type="float" office:value="0.3068547" calcext:value-type="float">
            <text:p>0.3068547</text:p>
          </table:table-cell>
          <table:table-cell office:value-type="float" office:value="0.354735" calcext:value-type="float">
            <text:p>0.354735</text:p>
          </table:table-cell>
          <table:table-cell office:value-type="float" office:value="0.3749767" calcext:value-type="float">
            <text:p>0.3749767</text:p>
          </table:table-cell>
          <table:table-cell office:value-type="float" office:value="0.3907769" calcext:value-type="float">
            <text:p>0.3907769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926607E-015" calcext:value-type="float">
            <text:p>1.926607E-15</text:p>
          </table:table-cell>
          <table:table-cell office:value-type="float" office:value="1.931635E-015" calcext:value-type="float">
            <text:p>1.931635E-15</text:p>
          </table:table-cell>
          <table:table-cell office:value-type="float" office:value="1.913797E-015" calcext:value-type="float">
            <text:p>1.913797E-15</text:p>
          </table:table-cell>
          <table:table-cell office:value-type="float" office:value="9.645659E-016" calcext:value-type="float">
            <text:p>9.645659E-16</text:p>
          </table:table-cell>
          <table:table-cell office:value-type="float" office:value="1.020308E-015" calcext:value-type="float">
            <text:p>1.020308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592845" calcext:value-type="float">
            <text:p>-7.592845</text:p>
          </table:table-cell>
          <table:table-cell office:value-type="float" office:value="-0.6439751" calcext:value-type="float">
            <text:p>-0.6439751</text:p>
          </table:table-cell>
          <table:table-cell office:value-type="float" office:value="-0.1269307" calcext:value-type="float">
            <text:p>-0.1269307</text:p>
          </table:table-cell>
          <table:table-cell office:value-type="float" office:value="-0.1005506" calcext:value-type="float">
            <text:p>-0.1005506</text:p>
          </table:table-cell>
          <table:table-cell office:value-type="float" office:value="-0.09442341" calcext:value-type="float">
            <text:p>-0.09442341</text:p>
          </table:table-cell>
          <table:table-cell office:value-type="float" office:value="-0.09267062" calcext:value-type="float">
            <text:p>-0.09267062</text:p>
          </table:table-cell>
          <table:table-cell office:value-type="float" office:value="-0.1117513" calcext:value-type="float">
            <text:p>-0.1117513</text:p>
          </table:table-cell>
          <table:table-cell office:value-type="float" office:value="-0.1384699" calcext:value-type="float">
            <text:p>-0.1384699</text:p>
          </table:table-cell>
          <table:table-cell office:value-type="float" office:value="-0.1013682" calcext:value-type="float">
            <text:p>-0.1013682</text:p>
          </table:table-cell>
          <table:table-cell office:value-type="float" office:value="-0.02890923" calcext:value-type="float">
            <text:p>-0.02890923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8.761054" calcext:value-type="float">
            <text:p>-8.761054</text:p>
          </table:table-cell>
          <table:table-cell office:value-type="float" office:value="0.02121981" calcext:value-type="float">
            <text:p>0.0212198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2306" calcext:value-type="float">
            <text:p>-2.39230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7" calcext:value-type="float">
            <text:p>23112007</text:p>
          </table:table-cell>
          <table:table-cell office:value-type="float" office:value="585.7598" calcext:value-type="float">
            <text:p>585.7598</text:p>
          </table:table-cell>
          <table:table-cell office:value-type="float" office:value="471.3318" calcext:value-type="float">
            <text:p>471.3318</text:p>
          </table:table-cell>
          <table:table-cell office:value-type="float" office:value="29.0425" calcext:value-type="float">
            <text:p>29.0425</text:p>
          </table:table-cell>
          <table:table-cell office:value-type="float" office:value="1017.05" calcext:value-type="float">
            <text:p>1017.05</text:p>
          </table:table-cell>
          <table:table-cell office:value-type="float" office:value="108.4817" calcext:value-type="float">
            <text:p>108.4817</text:p>
          </table:table-cell>
          <table:table-cell office:value-type="float" office:value="0" calcext:value-type="float">
            <text:p>0</text:p>
          </table:table-cell>
          <table:table-cell office:value-type="float" office:value="0.509599" calcext:value-type="float">
            <text:p>0.509599</text:p>
          </table:table-cell>
          <table:table-cell office:value-type="float" office:value="0.2205513" calcext:value-type="float">
            <text:p>0.2205513</text:p>
          </table:table-cell>
          <table:table-cell office:value-type="float" office:value="0.2526531" calcext:value-type="float">
            <text:p>0.2526531</text:p>
          </table:table-cell>
          <table:table-cell office:value-type="float" office:value="0.2605737" calcext:value-type="float">
            <text:p>0.2605737</text:p>
          </table:table-cell>
          <table:table-cell office:value-type="float" office:value="0.2629521" calcext:value-type="float">
            <text:p>0.2629521</text:p>
          </table:table-cell>
          <table:table-cell office:value-type="float" office:value="0.2352716" calcext:value-type="float">
            <text:p>0.2352716</text:p>
          </table:table-cell>
          <table:table-cell office:value-type="float" office:value="0.2252503" calcext:value-type="float">
            <text:p>0.2252503</text:p>
          </table:table-cell>
          <table:table-cell office:value-type="float" office:value="0.3034728" calcext:value-type="float">
            <text:p>0.3034728</text:p>
          </table:table-cell>
          <table:table-cell office:value-type="float" office:value="0.3070859" calcext:value-type="float">
            <text:p>0.3070859</text:p>
          </table:table-cell>
          <table:table-cell office:value-type="float" office:value="0.3548459" calcext:value-type="float">
            <text:p>0.3548459</text:p>
          </table:table-cell>
          <table:table-cell office:value-type="float" office:value="0.3750487" calcext:value-type="float">
            <text:p>0.3750487</text:p>
          </table:table-cell>
          <table:table-cell office:value-type="float" office:value="0.3907413" calcext:value-type="float">
            <text:p>0.390741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.000000028871" calcext:value-type="float">
            <text:p>2.8871E-08</text:p>
          </table:table-cell>
          <table:table-cell office:value-type="float" office:value="1.9268E-015" calcext:value-type="float">
            <text:p>1.9268E-15</text:p>
          </table:table-cell>
          <table:table-cell office:value-type="float" office:value="1.931619E-015" calcext:value-type="float">
            <text:p>1.931619E-15</text:p>
          </table:table-cell>
          <table:table-cell office:value-type="float" office:value="1.913779E-015" calcext:value-type="float">
            <text:p>1.913779E-15</text:p>
          </table:table-cell>
          <table:table-cell office:value-type="float" office:value="9.645688E-016" calcext:value-type="float">
            <text:p>9.645688E-16</text:p>
          </table:table-cell>
          <table:table-cell office:value-type="float" office:value="1.020292E-015" calcext:value-type="float">
            <text:p>1.020292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58751" calcext:value-type="float">
            <text:p>-0.001358751</text:p>
          </table:table-cell>
          <table:table-cell office:value-type="float" office:value="-0.3771336" calcext:value-type="float">
            <text:p>-0.3771336</text:p>
          </table:table-cell>
          <table:table-cell office:value-type="float" office:value="-0.1319623" calcext:value-type="float">
            <text:p>-0.1319623</text:p>
          </table:table-cell>
          <table:table-cell office:value-type="float" office:value="-0.1040853" calcext:value-type="float">
            <text:p>-0.1040853</text:p>
          </table:table-cell>
          <table:table-cell office:value-type="float" office:value="-0.09706179" calcext:value-type="float">
            <text:p>-0.09706179</text:p>
          </table:table-cell>
          <table:table-cell office:value-type="float" office:value="-0.09424919" calcext:value-type="float">
            <text:p>-0.09424919</text:p>
          </table:table-cell>
          <table:table-cell office:value-type="float" office:value="-0.1116809" calcext:value-type="float">
            <text:p>-0.1116809</text:p>
          </table:table-cell>
          <table:table-cell office:value-type="float" office:value="-0.1371218" calcext:value-type="float">
            <text:p>-0.1371218</text:p>
          </table:table-cell>
          <table:table-cell office:value-type="float" office:value="-0.1006567" calcext:value-type="float">
            <text:p>-0.1006567</text:p>
          </table:table-cell>
          <table:table-cell office:value-type="float" office:value="-0.02875513" calcext:value-type="float">
            <text:p>-0.02875513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2121579" calcext:value-type="float">
            <text:p>0.02121579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5567" calcext:value-type="float">
            <text:p>-2.39556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7" calcext:value-type="float">
            <text:p>24112007</text:p>
          </table:table-cell>
          <table:table-cell office:value-type="float" office:value="625.1594" calcext:value-type="float">
            <text:p>625.1594</text:p>
          </table:table-cell>
          <table:table-cell office:value-type="float" office:value="471.5508" calcext:value-type="float">
            <text:p>471.5508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3.369" calcext:value-type="float">
            <text:p>1053.369</text:p>
          </table:table-cell>
          <table:table-cell office:value-type="float" office:value="109.278" calcext:value-type="float">
            <text:p>109.278</text:p>
          </table:table-cell>
          <table:table-cell office:value-type="float" office:value="0" calcext:value-type="float">
            <text:p>0</text:p>
          </table:table-cell>
          <table:table-cell office:value-type="float" office:value="0.4443208" calcext:value-type="float">
            <text:p>0.4443208</text:p>
          </table:table-cell>
          <table:table-cell office:value-type="float" office:value="0.4502904" calcext:value-type="float">
            <text:p>0.4502904</text:p>
          </table:table-cell>
          <table:table-cell office:value-type="float" office:value="0.4600591" calcext:value-type="float">
            <text:p>0.4600591</text:p>
          </table:table-cell>
          <table:table-cell office:value-type="float" office:value="0.4700596" calcext:value-type="float">
            <text:p>0.4700596</text:p>
          </table:table-cell>
          <table:table-cell office:value-type="float" office:value="0.347898" calcext:value-type="float">
            <text:p>0.347898</text:p>
          </table:table-cell>
          <table:table-cell office:value-type="float" office:value="0.2386296" calcext:value-type="float">
            <text:p>0.2386296</text:p>
          </table:table-cell>
          <table:table-cell office:value-type="float" office:value="0.2793902" calcext:value-type="float">
            <text:p>0.2793902</text:p>
          </table:table-cell>
          <table:table-cell office:value-type="float" office:value="0.3048961" calcext:value-type="float">
            <text:p>0.3048961</text:p>
          </table:table-cell>
          <table:table-cell office:value-type="float" office:value="0.3073612" calcext:value-type="float">
            <text:p>0.3073612</text:p>
          </table:table-cell>
          <table:table-cell office:value-type="float" office:value="0.3549052" calcext:value-type="float">
            <text:p>0.3549052</text:p>
          </table:table-cell>
          <table:table-cell office:value-type="float" office:value="0.3751149" calcext:value-type="float">
            <text:p>0.3751149</text:p>
          </table:table-cell>
          <table:table-cell office:value-type="float" office:value="0.3906957" calcext:value-type="float">
            <text:p>0.390695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6991E-015" calcext:value-type="float">
            <text:p>1.926991E-15</text:p>
          </table:table-cell>
          <table:table-cell office:value-type="float" office:value="1.931604E-015" calcext:value-type="float">
            <text:p>1.931604E-15</text:p>
          </table:table-cell>
          <table:table-cell office:value-type="float" office:value="1.913761E-015" calcext:value-type="float">
            <text:p>1.913761E-15</text:p>
          </table:table-cell>
          <table:table-cell office:value-type="float" office:value="9.645717E-016" calcext:value-type="float">
            <text:p>9.645717E-16</text:p>
          </table:table-cell>
          <table:table-cell office:value-type="float" office:value="1.020276E-015" calcext:value-type="float">
            <text:p>1.020276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11787" calcext:value-type="float">
            <text:p>-0.003111787</text:p>
          </table:table-cell>
          <table:table-cell office:value-type="float" office:value="-0.002869396" calcext:value-type="float">
            <text:p>-0.002869396</text:p>
          </table:table-cell>
          <table:table-cell office:value-type="float" office:value="-0.002503235" calcext:value-type="float">
            <text:p>-0.002503235</text:p>
          </table:table-cell>
          <table:table-cell office:value-type="float" office:value="-0.002173513" calcext:value-type="float">
            <text:p>-0.002173513</text:p>
          </table:table-cell>
          <table:table-cell office:value-type="float" office:value="-0.0160815" calcext:value-type="float">
            <text:p>-0.0160815</text:p>
          </table:table-cell>
          <table:table-cell office:value-type="float" office:value="-0.08474568" calcext:value-type="float">
            <text:p>-0.08474568</text:p>
          </table:table-cell>
          <table:table-cell office:value-type="float" office:value="-0.02271872" calcext:value-type="float">
            <text:p>-0.02271872</text:p>
          </table:table-cell>
          <table:table-cell office:value-type="float" office:value="-0.1316585" calcext:value-type="float">
            <text:p>-0.1316585</text:p>
          </table:table-cell>
          <table:table-cell office:value-type="float" office:value="-0.09982029" calcext:value-type="float">
            <text:p>-0.09982029</text:p>
          </table:table-cell>
          <table:table-cell office:value-type="float" office:value="-0.02867174" calcext:value-type="float">
            <text:p>-0.02867174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03397215" calcext:value-type="float">
            <text:p>-0.003397215</text:p>
          </table:table-cell>
          <table:table-cell office:value-type="float" office:value="0.02120845" calcext:value-type="float">
            <text:p>0.02120845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8689" calcext:value-type="float">
            <text:p>-2.39868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7" calcext:value-type="float">
            <text:p>25112007</text:p>
          </table:table-cell>
          <table:table-cell office:value-type="float" office:value="626.7592" calcext:value-type="float">
            <text:p>626.7592</text:p>
          </table:table-cell>
          <table:table-cell office:value-type="float" office:value="471.7877" calcext:value-type="float">
            <text:p>471.7877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5.246" calcext:value-type="float">
            <text:p>1055.246</text:p>
          </table:table-cell>
          <table:table-cell office:value-type="float" office:value="108.7641" calcext:value-type="float">
            <text:p>108.7641</text:p>
          </table:table-cell>
          <table:table-cell office:value-type="float" office:value="0" calcext:value-type="float">
            <text:p>0</text:p>
          </table:table-cell>
          <table:table-cell office:value-type="float" office:value="0.4373711" calcext:value-type="float">
            <text:p>0.4373711</text:p>
          </table:table-cell>
          <table:table-cell office:value-type="float" office:value="0.4363699" calcext:value-type="float">
            <text:p>0.4363699</text:p>
          </table:table-cell>
          <table:table-cell office:value-type="float" office:value="0.4406087" calcext:value-type="float">
            <text:p>0.4406087</text:p>
          </table:table-cell>
          <table:table-cell office:value-type="float" office:value="0.4505866" calcext:value-type="float">
            <text:p>0.4505866</text:p>
          </table:table-cell>
          <table:table-cell office:value-type="float" office:value="0.4607767" calcext:value-type="float">
            <text:p>0.4607767</text:p>
          </table:table-cell>
          <table:table-cell office:value-type="float" office:value="0.2473682" calcext:value-type="float">
            <text:p>0.2473682</text:p>
          </table:table-cell>
          <table:table-cell office:value-type="float" office:value="0.2700973" calcext:value-type="float">
            <text:p>0.2700973</text:p>
          </table:table-cell>
          <table:table-cell office:value-type="float" office:value="0.3063898" calcext:value-type="float">
            <text:p>0.3063898</text:p>
          </table:table-cell>
          <table:table-cell office:value-type="float" office:value="0.3076865" calcext:value-type="float">
            <text:p>0.3076865</text:p>
          </table:table-cell>
          <table:table-cell office:value-type="float" office:value="0.354932" calcext:value-type="float">
            <text:p>0.354932</text:p>
          </table:table-cell>
          <table:table-cell office:value-type="float" office:value="0.3751767" calcext:value-type="float">
            <text:p>0.3751767</text:p>
          </table:table-cell>
          <table:table-cell office:value-type="float" office:value="0.3909019" calcext:value-type="float">
            <text:p>0.3909019</text:p>
          </table:table-cell>
          <table:table-cell office:value-type="float" office:value="0.4560055" calcext:value-type="float">
            <text:p>0.4560055</text:p>
          </table:table-cell>
          <table:table-cell office:value-type="float" office:value="0" calcext:value-type="float">
            <text:p>0</text:p>
          </table:table-cell>
          <table:table-cell office:value-type="float" office:value="1.92717E-015" calcext:value-type="float">
            <text:p>1.92717E-15</text:p>
          </table:table-cell>
          <table:table-cell office:value-type="float" office:value="1.931589E-015" calcext:value-type="float">
            <text:p>1.931589E-15</text:p>
          </table:table-cell>
          <table:table-cell office:value-type="float" office:value="1.913741E-015" calcext:value-type="float">
            <text:p>1.913741E-15</text:p>
          </table:table-cell>
          <table:table-cell office:value-type="float" office:value="9.645763E-016" calcext:value-type="float">
            <text:p>9.645763E-16</text:p>
          </table:table-cell>
          <table:table-cell office:value-type="float" office:value="1.020258E-015" calcext:value-type="float">
            <text:p>1.020258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2E-034" calcext:value-type="float">
            <text:p>3.19663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39689" calcext:value-type="float">
            <text:p>-0.003539689</text:p>
          </table:table-cell>
          <table:table-cell office:value-type="float" office:value="-0.003576668" calcext:value-type="float">
            <text:p>-0.003576668</text:p>
          </table:table-cell>
          <table:table-cell office:value-type="float" office:value="-0.003343645" calcext:value-type="float">
            <text:p>-0.003343645</text:p>
          </table:table-cell>
          <table:table-cell office:value-type="float" office:value="-0.002920188" calcext:value-type="float">
            <text:p>-0.002920188</text:p>
          </table:table-cell>
          <table:table-cell office:value-type="float" office:value="-0.002548377" calcext:value-type="float">
            <text:p>-0.002548377</text:p>
          </table:table-cell>
          <table:table-cell office:value-type="float" office:value="-0.06439099" calcext:value-type="float">
            <text:p>-0.06439099</text:p>
          </table:table-cell>
          <table:table-cell office:value-type="float" office:value="-0.03016305" calcext:value-type="float">
            <text:p>-0.03016305</text:p>
          </table:table-cell>
          <table:table-cell office:value-type="float" office:value="-0.1261278" calcext:value-type="float">
            <text:p>-0.1261278</text:p>
          </table:table-cell>
          <table:table-cell office:value-type="float" office:value="-0.09883866" calcext:value-type="float">
            <text:p>-0.09883866</text:p>
          </table:table-cell>
          <table:table-cell office:value-type="float" office:value="-0.0286347" calcext:value-type="float">
            <text:p>-0.028634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03296565" calcext:value-type="float">
            <text:p>-0.003296565</text:p>
          </table:table-cell>
          <table:table-cell office:value-type="float" office:value="0.02120544" calcext:value-type="float">
            <text:p>0.0212054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36872" calcext:value-type="float">
            <text:p>-2.33687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7" calcext:value-type="float">
            <text:p>26112007</text:p>
          </table:table-cell>
          <table:table-cell office:value-type="float" office:value="629.0593" calcext:value-type="float">
            <text:p>629.0593</text:p>
          </table:table-cell>
          <table:table-cell office:value-type="float" office:value="472.7213" calcext:value-type="float">
            <text:p>472.7213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7.344" calcext:value-type="float">
            <text:p>1057.344</text:p>
          </table:table-cell>
          <table:table-cell office:value-type="float" office:value="108.0327" calcext:value-type="float">
            <text:p>108.0327</text:p>
          </table:table-cell>
          <table:table-cell office:value-type="float" office:value="0" calcext:value-type="float">
            <text:p>0</text:p>
          </table:table-cell>
          <table:table-cell office:value-type="float" office:value="0.4144862" calcext:value-type="float">
            <text:p>0.4144862</text:p>
          </table:table-cell>
          <table:table-cell office:value-type="float" office:value="0.4259843" calcext:value-type="float">
            <text:p>0.4259843</text:p>
          </table:table-cell>
          <table:table-cell office:value-type="float" office:value="0.4406869" calcext:value-type="float">
            <text:p>0.4406869</text:p>
          </table:table-cell>
          <table:table-cell office:value-type="float" office:value="0.4554715" calcext:value-type="float">
            <text:p>0.4554715</text:p>
          </table:table-cell>
          <table:table-cell office:value-type="float" office:value="0.4675775" calcext:value-type="float">
            <text:p>0.4675775</text:p>
          </table:table-cell>
          <table:table-cell office:value-type="float" office:value="0.2576957" calcext:value-type="float">
            <text:p>0.2576957</text:p>
          </table:table-cell>
          <table:table-cell office:value-type="float" office:value="0.2698201" calcext:value-type="float">
            <text:p>0.2698201</text:p>
          </table:table-cell>
          <table:table-cell office:value-type="float" office:value="0.3076784" calcext:value-type="float">
            <text:p>0.3076784</text:p>
          </table:table-cell>
          <table:table-cell office:value-type="float" office:value="0.3080222" calcext:value-type="float">
            <text:p>0.3080222</text:p>
          </table:table-cell>
          <table:table-cell office:value-type="float" office:value="0.3549641" calcext:value-type="float">
            <text:p>0.3549641</text:p>
          </table:table-cell>
          <table:table-cell office:value-type="float" office:value="0.3752512" calcext:value-type="float">
            <text:p>0.3752512</text:p>
          </table:table-cell>
          <table:table-cell office:value-type="float" office:value="0.391143" calcext:value-type="float">
            <text:p>0.391143</text:p>
          </table:table-cell>
          <table:table-cell office:value-type="float" office:value="0.4596767" calcext:value-type="float">
            <text:p>0.4596767</text:p>
          </table:table-cell>
          <table:table-cell office:value-type="float" office:value="0" calcext:value-type="float">
            <text:p>0</text:p>
          </table:table-cell>
          <table:table-cell office:value-type="float" office:value="1.927358E-015" calcext:value-type="float">
            <text:p>1.927358E-15</text:p>
          </table:table-cell>
          <table:table-cell office:value-type="float" office:value="1.931576E-015" calcext:value-type="float">
            <text:p>1.931576E-15</text:p>
          </table:table-cell>
          <table:table-cell office:value-type="float" office:value="1.913721E-015" calcext:value-type="float">
            <text:p>1.913721E-15</text:p>
          </table:table-cell>
          <table:table-cell office:value-type="float" office:value="9.645814E-016" calcext:value-type="float">
            <text:p>9.645814E-16</text:p>
          </table:table-cell>
          <table:table-cell office:value-type="float" office:value="1.02024E-015" calcext:value-type="float">
            <text:p>1.02024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669192" calcext:value-type="float">
            <text:p>-0.004669192</text:p>
          </table:table-cell>
          <table:table-cell office:value-type="float" office:value="-0.003977217" calcext:value-type="float">
            <text:p>-0.003977217</text:p>
          </table:table-cell>
          <table:table-cell office:value-type="float" office:value="-0.003271407" calcext:value-type="float">
            <text:p>-0.003271407</text:p>
          </table:table-cell>
          <table:table-cell office:value-type="float" office:value="-0.002710575" calcext:value-type="float">
            <text:p>-0.002710575</text:p>
          </table:table-cell>
          <table:table-cell office:value-type="float" office:value="-0.002315942" calcext:value-type="float">
            <text:p>-0.002315942</text:p>
          </table:table-cell>
          <table:table-cell office:value-type="float" office:value="-0.04709438" calcext:value-type="float">
            <text:p>-0.04709438</text:p>
          </table:table-cell>
          <table:table-cell office:value-type="float" office:value="-0.0322104" calcext:value-type="float">
            <text:p>-0.0322104</text:p>
          </table:table-cell>
          <table:table-cell office:value-type="float" office:value="-0.1215673" calcext:value-type="float">
            <text:p>-0.1215673</text:p>
          </table:table-cell>
          <table:table-cell office:value-type="float" office:value="-0.09783668" calcext:value-type="float">
            <text:p>-0.09783668</text:p>
          </table:table-cell>
          <table:table-cell office:value-type="float" office:value="-0.02859065" calcext:value-type="float">
            <text:p>-0.02859065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05378583" calcext:value-type="float">
            <text:p>-0.005378583</text:p>
          </table:table-cell>
          <table:table-cell office:value-type="float" office:value="0.02133881" calcext:value-type="float">
            <text:p>0.0213388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58152" calcext:value-type="float">
            <text:p>-2.35815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7" calcext:value-type="float">
            <text:p>27112007</text:p>
          </table:table-cell>
          <table:table-cell office:value-type="float" office:value="629.0593" calcext:value-type="float">
            <text:p>629.0593</text:p>
          </table:table-cell>
          <table:table-cell office:value-type="float" office:value="473.09" calcext:value-type="float">
            <text:p>473.09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6.51" calcext:value-type="float">
            <text:p>1056.51</text:p>
          </table:table-cell>
          <table:table-cell office:value-type="float" office:value="108.4988" calcext:value-type="float">
            <text:p>108.4988</text:p>
          </table:table-cell>
          <table:table-cell office:value-type="float" office:value="0" calcext:value-type="float">
            <text:p>0</text:p>
          </table:table-cell>
          <table:table-cell office:value-type="float" office:value="0.2038936" calcext:value-type="float">
            <text:p>0.2038936</text:p>
          </table:table-cell>
          <table:table-cell office:value-type="float" office:value="0.3643262" calcext:value-type="float">
            <text:p>0.3643262</text:p>
          </table:table-cell>
          <table:table-cell office:value-type="float" office:value="0.3731252" calcext:value-type="float">
            <text:p>0.3731252</text:p>
          </table:table-cell>
          <table:table-cell office:value-type="float" office:value="0.3809048" calcext:value-type="float">
            <text:p>0.3809048</text:p>
          </table:table-cell>
          <table:table-cell office:value-type="float" office:value="0.3823299" calcext:value-type="float">
            <text:p>0.3823299</text:p>
          </table:table-cell>
          <table:table-cell office:value-type="float" office:value="0.2926293" calcext:value-type="float">
            <text:p>0.2926293</text:p>
          </table:table-cell>
          <table:table-cell office:value-type="float" office:value="0.3908043" calcext:value-type="float">
            <text:p>0.3908043</text:p>
          </table:table-cell>
          <table:table-cell office:value-type="float" office:value="0.3117402" calcext:value-type="float">
            <text:p>0.3117402</text:p>
          </table:table-cell>
          <table:table-cell office:value-type="float" office:value="0.3083707" calcext:value-type="float">
            <text:p>0.3083707</text:p>
          </table:table-cell>
          <table:table-cell office:value-type="float" office:value="0.3550016" calcext:value-type="float">
            <text:p>0.3550016</text:p>
          </table:table-cell>
          <table:table-cell office:value-type="float" office:value="0.37533" calcext:value-type="float">
            <text:p>0.37533</text:p>
          </table:table-cell>
          <table:table-cell office:value-type="float" office:value="0.3912569" calcext:value-type="float">
            <text:p>0.3912569</text:p>
          </table:table-cell>
          <table:table-cell office:value-type="float" office:value="0.4621572" calcext:value-type="float">
            <text:p>0.4621572</text:p>
          </table:table-cell>
          <table:table-cell office:value-type="float" office:value="0" calcext:value-type="float">
            <text:p>0</text:p>
          </table:table-cell>
          <table:table-cell office:value-type="float" office:value="0.009148153" calcext:value-type="float">
            <text:p>0.009148153</text:p>
          </table:table-cell>
          <table:table-cell office:value-type="float" office:value="1.931571E-015" calcext:value-type="float">
            <text:p>1.931571E-15</text:p>
          </table:table-cell>
          <table:table-cell office:value-type="float" office:value="1.913705E-015" calcext:value-type="float">
            <text:p>1.913705E-15</text:p>
          </table:table-cell>
          <table:table-cell office:value-type="float" office:value="9.645847E-016" calcext:value-type="float">
            <text:p>9.645847E-16</text:p>
          </table:table-cell>
          <table:table-cell office:value-type="float" office:value="1.020224E-015" calcext:value-type="float">
            <text:p>1.020224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59284" calcext:value-type="float">
            <text:p>-0.6159284</text:p>
          </table:table-cell>
          <table:table-cell office:value-type="float" office:value="-0.01063595" calcext:value-type="float">
            <text:p>-0.01063595</text:p>
          </table:table-cell>
          <table:table-cell office:value-type="float" office:value="-0.009136233" calcext:value-type="float">
            <text:p>-0.009136233</text:p>
          </table:table-cell>
          <table:table-cell office:value-type="float" office:value="-0.008051287" calcext:value-type="float">
            <text:p>-0.008051287</text:p>
          </table:table-cell>
          <table:table-cell office:value-type="float" office:value="-0.007860258" calcext:value-type="float">
            <text:p>-0.007860258</text:p>
          </table:table-cell>
          <table:table-cell office:value-type="float" office:value="-0.01810978" calcext:value-type="float">
            <text:p>-0.01810978</text:p>
          </table:table-cell>
          <table:table-cell office:value-type="float" office:value="-0.001363888" calcext:value-type="float">
            <text:p>-0.001363888</text:p>
          </table:table-cell>
          <table:table-cell office:value-type="float" office:value="-0.1083828" calcext:value-type="float">
            <text:p>-0.1083828</text:p>
          </table:table-cell>
          <table:table-cell office:value-type="float" office:value="-0.09680904" calcext:value-type="float">
            <text:p>-0.09680904</text:p>
          </table:table-cell>
          <table:table-cell office:value-type="float" office:value="-0.02853922" calcext:value-type="float">
            <text:p>-0.02853922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4.055284" calcext:value-type="float">
            <text:p>-4.055284</text:p>
          </table:table-cell>
          <table:table-cell office:value-type="float" office:value="0.02138491" calcext:value-type="float">
            <text:p>0.0213849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2873" calcext:value-type="float">
            <text:p>-2.37287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7" calcext:value-type="float">
            <text:p>28112007</text:p>
          </table:table-cell>
          <table:table-cell office:value-type="float" office:value="629.0593" calcext:value-type="float">
            <text:p>629.0593</text:p>
          </table:table-cell>
          <table:table-cell office:value-type="float" office:value="473.2419" calcext:value-type="float">
            <text:p>473.2419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5.894" calcext:value-type="float">
            <text:p>1055.894</text:p>
          </table:table-cell>
          <table:table-cell office:value-type="float" office:value="108.9634" calcext:value-type="float">
            <text:p>108.9634</text:p>
          </table:table-cell>
          <table:table-cell office:value-type="float" office:value="0" calcext:value-type="float">
            <text:p>0</text:p>
          </table:table-cell>
          <table:table-cell office:value-type="float" office:value="0.1729295" calcext:value-type="float">
            <text:p>0.1729295</text:p>
          </table:table-cell>
          <table:table-cell office:value-type="float" office:value="0.3636944" calcext:value-type="float">
            <text:p>0.3636944</text:p>
          </table:table-cell>
          <table:table-cell office:value-type="float" office:value="0.3684655" calcext:value-type="float">
            <text:p>0.3684655</text:p>
          </table:table-cell>
          <table:table-cell office:value-type="float" office:value="0.3746673" calcext:value-type="float">
            <text:p>0.3746673</text:p>
          </table:table-cell>
          <table:table-cell office:value-type="float" office:value="0.3802151" calcext:value-type="float">
            <text:p>0.3802151</text:p>
          </table:table-cell>
          <table:table-cell office:value-type="float" office:value="0.3321649" calcext:value-type="float">
            <text:p>0.3321649</text:p>
          </table:table-cell>
          <table:table-cell office:value-type="float" office:value="0.3328214" calcext:value-type="float">
            <text:p>0.3328214</text:p>
          </table:table-cell>
          <table:table-cell office:value-type="float" office:value="0.3140388" calcext:value-type="float">
            <text:p>0.3140388</text:p>
          </table:table-cell>
          <table:table-cell office:value-type="float" office:value="0.3087575" calcext:value-type="float">
            <text:p>0.3087575</text:p>
          </table:table-cell>
          <table:table-cell office:value-type="float" office:value="0.3550441" calcext:value-type="float">
            <text:p>0.3550441</text:p>
          </table:table-cell>
          <table:table-cell office:value-type="float" office:value="0.3754043" calcext:value-type="float">
            <text:p>0.3754043</text:p>
          </table:table-cell>
          <table:table-cell office:value-type="float" office:value="0.391277" calcext:value-type="float">
            <text:p>0.391277</text:p>
          </table:table-cell>
          <table:table-cell office:value-type="float" office:value="0.4623736" calcext:value-type="float">
            <text:p>0.4623736</text:p>
          </table:table-cell>
          <table:table-cell office:value-type="float" office:value="0" calcext:value-type="float">
            <text:p>0</text:p>
          </table:table-cell>
          <table:table-cell office:value-type="float" office:value="0.009393296" calcext:value-type="float">
            <text:p>0.009393296</text:p>
          </table:table-cell>
          <table:table-cell office:value-type="float" office:value="1.963166E-015" calcext:value-type="float">
            <text:p>1.963166E-15</text:p>
          </table:table-cell>
          <table:table-cell office:value-type="float" office:value="1.913699E-015" calcext:value-type="float">
            <text:p>1.913699E-15</text:p>
          </table:table-cell>
          <table:table-cell office:value-type="float" office:value="9.645875E-016" calcext:value-type="float">
            <text:p>9.645875E-16</text:p>
          </table:table-cell>
          <table:table-cell office:value-type="float" office:value="1.020208E-015" calcext:value-type="float">
            <text:p>1.020208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42859" calcext:value-type="float">
            <text:p>-2.342859</text:p>
          </table:table-cell>
          <table:table-cell office:value-type="float" office:value="-0.01070438" calcext:value-type="float">
            <text:p>-0.01070438</text:p>
          </table:table-cell>
          <table:table-cell office:value-type="float" office:value="-0.009887601" calcext:value-type="float">
            <text:p>-0.009887601</text:p>
          </table:table-cell>
          <table:table-cell office:value-type="float" office:value="-0.008971006" calcext:value-type="float">
            <text:p>-0.008971006</text:p>
          </table:table-cell>
          <table:table-cell office:value-type="float" office:value="-0.008207952" calcext:value-type="float">
            <text:p>-0.008207952</text:p>
          </table:table-cell>
          <table:table-cell office:value-type="float" office:value="-0.006816084" calcext:value-type="float">
            <text:p>-0.006816084</text:p>
          </table:table-cell>
          <table:table-cell office:value-type="float" office:value="-0.005235032" calcext:value-type="float">
            <text:p>-0.005235032</text:p>
          </table:table-cell>
          <table:table-cell office:value-type="float" office:value="-0.1016305" calcext:value-type="float">
            <text:p>-0.1016305</text:p>
          </table:table-cell>
          <table:table-cell office:value-type="float" office:value="-0.09568201" calcext:value-type="float">
            <text:p>-0.09568201</text:p>
          </table:table-cell>
          <table:table-cell office:value-type="float" office:value="-0.02848084" calcext:value-type="float">
            <text:p>-0.02848084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7.978472" calcext:value-type="float">
            <text:p>-7.978472</text:p>
          </table:table-cell>
          <table:table-cell office:value-type="float" office:value="0.02127183" calcext:value-type="float">
            <text:p>0.0212718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8566" calcext:value-type="float">
            <text:p>-2.37856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7" calcext:value-type="float">
            <text:p>29112007</text:p>
          </table:table-cell>
          <table:table-cell office:value-type="float" office:value="629.0593" calcext:value-type="float">
            <text:p>629.0593</text:p>
          </table:table-cell>
          <table:table-cell office:value-type="float" office:value="473.2539" calcext:value-type="float">
            <text:p>473.2539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5.368" calcext:value-type="float">
            <text:p>1055.368</text:p>
          </table:table-cell>
          <table:table-cell office:value-type="float" office:value="109.4775" calcext:value-type="float">
            <text:p>109.4775</text:p>
          </table:table-cell>
          <table:table-cell office:value-type="float" office:value="0" calcext:value-type="float">
            <text:p>0</text:p>
          </table:table-cell>
          <table:table-cell office:value-type="float" office:value="0.1698655" calcext:value-type="float">
            <text:p>0.1698655</text:p>
          </table:table-cell>
          <table:table-cell office:value-type="float" office:value="0.364082" calcext:value-type="float">
            <text:p>0.364082</text:p>
          </table:table-cell>
          <table:table-cell office:value-type="float" office:value="0.3698434" calcext:value-type="float">
            <text:p>0.3698434</text:p>
          </table:table-cell>
          <table:table-cell office:value-type="float" office:value="0.3751216" calcext:value-type="float">
            <text:p>0.3751216</text:p>
          </table:table-cell>
          <table:table-cell office:value-type="float" office:value="0.3788668" calcext:value-type="float">
            <text:p>0.3788668</text:p>
          </table:table-cell>
          <table:table-cell office:value-type="float" office:value="0.3276901" calcext:value-type="float">
            <text:p>0.3276901</text:p>
          </table:table-cell>
          <table:table-cell office:value-type="float" office:value="0.3225999" calcext:value-type="float">
            <text:p>0.3225999</text:p>
          </table:table-cell>
          <table:table-cell office:value-type="float" office:value="0.3161851" calcext:value-type="float">
            <text:p>0.3161851</text:p>
          </table:table-cell>
          <table:table-cell office:value-type="float" office:value="0.309163" calcext:value-type="float">
            <text:p>0.309163</text:p>
          </table:table-cell>
          <table:table-cell office:value-type="float" office:value="0.3550921" calcext:value-type="float">
            <text:p>0.3550921</text:p>
          </table:table-cell>
          <table:table-cell office:value-type="float" office:value="0.3754722" calcext:value-type="float">
            <text:p>0.3754722</text:p>
          </table:table-cell>
          <table:table-cell office:value-type="float" office:value="0.3912731" calcext:value-type="float">
            <text:p>0.3912731</text:p>
          </table:table-cell>
          <table:table-cell office:value-type="float" office:value="0.4623729" calcext:value-type="float">
            <text:p>0.4623729</text:p>
          </table:table-cell>
          <table:table-cell office:value-type="float" office:value="0" calcext:value-type="float">
            <text:p>0</text:p>
          </table:table-cell>
          <table:table-cell office:value-type="float" office:value="0.005372661" calcext:value-type="float">
            <text:p>0.005372661</text:p>
          </table:table-cell>
          <table:table-cell office:value-type="float" office:value="0.003542396" calcext:value-type="float">
            <text:p>0.003542396</text:p>
          </table:table-cell>
          <table:table-cell office:value-type="float" office:value="1.913692E-015" calcext:value-type="float">
            <text:p>1.913692E-15</text:p>
          </table:table-cell>
          <table:table-cell office:value-type="float" office:value="9.645906E-016" calcext:value-type="float">
            <text:p>9.645906E-16</text:p>
          </table:table-cell>
          <table:table-cell office:value-type="float" office:value="1.020192E-015" calcext:value-type="float">
            <text:p>1.020192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87203" calcext:value-type="float">
            <text:p>-2.787203</text:p>
          </table:table-cell>
          <table:table-cell office:value-type="float" office:value="-0.010603" calcext:value-type="float">
            <text:p>-0.010603</text:p>
          </table:table-cell>
          <table:table-cell office:value-type="float" office:value="-0.009647697" calcext:value-type="float">
            <text:p>-0.009647697</text:p>
          </table:table-cell>
          <table:table-cell office:value-type="float" office:value="-0.008891962" calcext:value-type="float">
            <text:p>-0.008891962</text:p>
          </table:table-cell>
          <table:table-cell office:value-type="float" office:value="-0.008377125" calcext:value-type="float">
            <text:p>-0.008377125</text:p>
          </table:table-cell>
          <table:table-cell office:value-type="float" office:value="-0.00755255" calcext:value-type="float">
            <text:p>-0.00755255</text:p>
          </table:table-cell>
          <table:table-cell office:value-type="float" office:value="-0.006824957" calcext:value-type="float">
            <text:p>-0.006824957</text:p>
          </table:table-cell>
          <table:table-cell office:value-type="float" office:value="-0.09573299" calcext:value-type="float">
            <text:p>-0.09573299</text:p>
          </table:table-cell>
          <table:table-cell office:value-type="float" office:value="-0.09451616" calcext:value-type="float">
            <text:p>-0.09451616</text:p>
          </table:table-cell>
          <table:table-cell office:value-type="float" office:value="-0.02841507" calcext:value-type="float">
            <text:p>-0.0284150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7.446136" calcext:value-type="float">
            <text:p>-7.446136</text:p>
          </table:table-cell>
          <table:table-cell office:value-type="float" office:value="0.02127139" calcext:value-type="float">
            <text:p>0.02127139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2102" calcext:value-type="float">
            <text:p>-2.38210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7" calcext:value-type="float">
            <text:p>30112007</text:p>
          </table:table-cell>
          <table:table-cell office:value-type="float" office:value="629.0593" calcext:value-type="float">
            <text:p>629.0593</text:p>
          </table:table-cell>
          <table:table-cell office:value-type="float" office:value="473.2013" calcext:value-type="float">
            <text:p>473.2013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5.033" calcext:value-type="float">
            <text:p>1055.033</text:p>
          </table:table-cell>
          <table:table-cell office:value-type="float" office:value="109.8656" calcext:value-type="float">
            <text:p>109.8656</text:p>
          </table:table-cell>
          <table:table-cell office:value-type="float" office:value="0" calcext:value-type="float">
            <text:p>0</text:p>
          </table:table-cell>
          <table:table-cell office:value-type="float" office:value="0.1871164" calcext:value-type="float">
            <text:p>0.1871164</text:p>
          </table:table-cell>
          <table:table-cell office:value-type="float" office:value="0.3647192" calcext:value-type="float">
            <text:p>0.3647192</text:p>
          </table:table-cell>
          <table:table-cell office:value-type="float" office:value="0.3687166" calcext:value-type="float">
            <text:p>0.3687166</text:p>
          </table:table-cell>
          <table:table-cell office:value-type="float" office:value="0.3727745" calcext:value-type="float">
            <text:p>0.3727745</text:p>
          </table:table-cell>
          <table:table-cell office:value-type="float" office:value="0.3755897" calcext:value-type="float">
            <text:p>0.3755897</text:p>
          </table:table-cell>
          <table:table-cell office:value-type="float" office:value="0.3239664" calcext:value-type="float">
            <text:p>0.3239664</text:p>
          </table:table-cell>
          <table:table-cell office:value-type="float" office:value="0.317475" calcext:value-type="float">
            <text:p>0.317475</text:p>
          </table:table-cell>
          <table:table-cell office:value-type="float" office:value="0.318666" calcext:value-type="float">
            <text:p>0.318666</text:p>
          </table:table-cell>
          <table:table-cell office:value-type="float" office:value="0.3095871" calcext:value-type="float">
            <text:p>0.3095871</text:p>
          </table:table-cell>
          <table:table-cell office:value-type="float" office:value="0.3551445" calcext:value-type="float">
            <text:p>0.3551445</text:p>
          </table:table-cell>
          <table:table-cell office:value-type="float" office:value="0.3755335" calcext:value-type="float">
            <text:p>0.3755335</text:p>
          </table:table-cell>
          <table:table-cell office:value-type="float" office:value="0.3912544" calcext:value-type="float">
            <text:p>0.3912544</text:p>
          </table:table-cell>
          <table:table-cell office:value-type="float" office:value="0.4623736" calcext:value-type="float">
            <text:p>0.4623736</text:p>
          </table:table-cell>
          <table:table-cell office:value-type="float" office:value="0" calcext:value-type="float">
            <text:p>0</text:p>
          </table:table-cell>
          <table:table-cell office:value-type="float" office:value="0.005401965" calcext:value-type="float">
            <text:p>0.005401965</text:p>
          </table:table-cell>
          <table:table-cell office:value-type="float" office:value="1.961501E-015" calcext:value-type="float">
            <text:p>1.961501E-15</text:p>
          </table:table-cell>
          <table:table-cell office:value-type="float" office:value="1.913685E-015" calcext:value-type="float">
            <text:p>1.913685E-15</text:p>
          </table:table-cell>
          <table:table-cell office:value-type="float" office:value="9.645911E-016" calcext:value-type="float">
            <text:p>9.645911E-16</text:p>
          </table:table-cell>
          <table:table-cell office:value-type="float" office:value="1.020182E-015" calcext:value-type="float">
            <text:p>1.020182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8073" calcext:value-type="float">
            <text:p>-1.28073</text:p>
          </table:table-cell>
          <table:table-cell office:value-type="float" office:value="-0.01050537" calcext:value-type="float">
            <text:p>-0.01050537</text:p>
          </table:table-cell>
          <table:table-cell office:value-type="float" office:value="-0.009833938" calcext:value-type="float">
            <text:p>-0.009833938</text:p>
          </table:table-cell>
          <table:table-cell office:value-type="float" office:value="-0.009239478" calcext:value-type="float">
            <text:p>-0.009239478</text:p>
          </table:table-cell>
          <table:table-cell office:value-type="float" office:value="-0.008832647" calcext:value-type="float">
            <text:p>-0.008832647</text:p>
          </table:table-cell>
          <table:table-cell office:value-type="float" office:value="-0.008237236" calcext:value-type="float">
            <text:p>-0.008237236</text:p>
          </table:table-cell>
          <table:table-cell office:value-type="float" office:value="-0.007808273" calcext:value-type="float">
            <text:p>-0.007808273</text:p>
          </table:table-cell>
          <table:table-cell office:value-type="float" office:value="-0.08940146" calcext:value-type="float">
            <text:p>-0.08940146</text:p>
          </table:table-cell>
          <table:table-cell office:value-type="float" office:value="-0.09331337" calcext:value-type="float">
            <text:p>-0.09331337</text:p>
          </table:table-cell>
          <table:table-cell office:value-type="float" office:value="-0.02834348" calcext:value-type="float">
            <text:p>-0.02834348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3.724483" calcext:value-type="float">
            <text:p>-3.724483</text:p>
          </table:table-cell>
          <table:table-cell office:value-type="float" office:value="0.02124458" calcext:value-type="float">
            <text:p>0.02124458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5305" calcext:value-type="float">
            <text:p>-2.38530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7" calcext:value-type="float">
            <text:p>1122007</text:p>
          </table:table-cell>
          <table:table-cell office:value-type="float" office:value="629.0593" calcext:value-type="float">
            <text:p>629.0593</text:p>
          </table:table-cell>
          <table:table-cell office:value-type="float" office:value="473.5571" calcext:value-type="float">
            <text:p>473.5571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4.37" calcext:value-type="float">
            <text:p>1054.37</text:p>
          </table:table-cell>
          <table:table-cell office:value-type="float" office:value="110.1725" calcext:value-type="float">
            <text:p>110.1725</text:p>
          </table:table-cell>
          <table:table-cell office:value-type="float" office:value="0" calcext:value-type="float">
            <text:p>0</text:p>
          </table:table-cell>
          <table:table-cell office:value-type="float" office:value="0.2888794" calcext:value-type="float">
            <text:p>0.2888794</text:p>
          </table:table-cell>
          <table:table-cell office:value-type="float" office:value="0.352518" calcext:value-type="float">
            <text:p>0.352518</text:p>
          </table:table-cell>
          <table:table-cell office:value-type="float" office:value="0.3637612" calcext:value-type="float">
            <text:p>0.3637612</text:p>
          </table:table-cell>
          <table:table-cell office:value-type="float" office:value="0.3691358" calcext:value-type="float">
            <text:p>0.3691358</text:p>
          </table:table-cell>
          <table:table-cell office:value-type="float" office:value="0.3719858" calcext:value-type="float">
            <text:p>0.3719858</text:p>
          </table:table-cell>
          <table:table-cell office:value-type="float" office:value="0.3211699" calcext:value-type="float">
            <text:p>0.3211699</text:p>
          </table:table-cell>
          <table:table-cell office:value-type="float" office:value="0.3140008" calcext:value-type="float">
            <text:p>0.3140008</text:p>
          </table:table-cell>
          <table:table-cell office:value-type="float" office:value="0.3210491" calcext:value-type="float">
            <text:p>0.3210491</text:p>
          </table:table-cell>
          <table:table-cell office:value-type="float" office:value="0.3100298" calcext:value-type="float">
            <text:p>0.3100298</text:p>
          </table:table-cell>
          <table:table-cell office:value-type="float" office:value="0.3552016" calcext:value-type="float">
            <text:p>0.3552016</text:p>
          </table:table-cell>
          <table:table-cell office:value-type="float" office:value="0.3755888" calcext:value-type="float">
            <text:p>0.3755888</text:p>
          </table:table-cell>
          <table:table-cell office:value-type="float" office:value="0.3912227" calcext:value-type="float">
            <text:p>0.3912227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7446E-015" calcext:value-type="float">
            <text:p>1.957446E-15</text:p>
          </table:table-cell>
          <table:table-cell office:value-type="float" office:value="1.953962E-015" calcext:value-type="float">
            <text:p>1.953962E-15</text:p>
          </table:table-cell>
          <table:table-cell office:value-type="float" office:value="1.91368E-015" calcext:value-type="float">
            <text:p>1.91368E-15</text:p>
          </table:table-cell>
          <table:table-cell office:value-type="float" office:value="9.645884E-016" calcext:value-type="float">
            <text:p>9.645884E-16</text:p>
          </table:table-cell>
          <table:table-cell office:value-type="float" office:value="1.020174E-015" calcext:value-type="float">
            <text:p>1.020174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87259" calcext:value-type="float">
            <text:p>-0.05087259</text:p>
          </table:table-cell>
          <table:table-cell office:value-type="float" office:value="-0.01269771" calcext:value-type="float">
            <text:p>-0.01269771</text:p>
          </table:table-cell>
          <table:table-cell office:value-type="float" office:value="-0.01064278" calcext:value-type="float">
            <text:p>-0.01064278</text:p>
          </table:table-cell>
          <table:table-cell office:value-type="float" office:value="-0.009799252" calcext:value-type="float">
            <text:p>-0.009799252</text:p>
          </table:table-cell>
          <table:table-cell office:value-type="float" office:value="-0.009362831" calcext:value-type="float">
            <text:p>-0.009362831</text:p>
          </table:table-cell>
          <table:table-cell office:value-type="float" office:value="-0.008796484" calcext:value-type="float">
            <text:p>-0.008796484</text:p>
          </table:table-cell>
          <table:table-cell office:value-type="float" office:value="-0.008557581" calcext:value-type="float">
            <text:p>-0.008557581</text:p>
          </table:table-cell>
          <table:table-cell office:value-type="float" office:value="-0.08375892" calcext:value-type="float">
            <text:p>-0.08375892</text:p>
          </table:table-cell>
          <table:table-cell office:value-type="float" office:value="-0.09207581" calcext:value-type="float">
            <text:p>-0.09207581</text:p>
          </table:table-cell>
          <table:table-cell office:value-type="float" office:value="-0.02826578" calcext:value-type="float">
            <text:p>-0.02826578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7114735" calcext:value-type="float">
            <text:p>-0.07114735</text:p>
          </table:table-cell>
          <table:table-cell office:value-type="float" office:value="0.02119461" calcext:value-type="float">
            <text:p>0.0211946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843" calcext:value-type="float">
            <text:p>-2.3884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7" calcext:value-type="float">
            <text:p>2122007</text:p>
          </table:table-cell>
          <table:table-cell office:value-type="float" office:value="629.0593" calcext:value-type="float">
            <text:p>629.0593</text:p>
          </table:table-cell>
          <table:table-cell office:value-type="float" office:value="474.3456" calcext:value-type="float">
            <text:p>474.3456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3.356" calcext:value-type="float">
            <text:p>1053.356</text:p>
          </table:table-cell>
          <table:table-cell office:value-type="float" office:value="110.3981" calcext:value-type="float">
            <text:p>110.3981</text:p>
          </table:table-cell>
          <table:table-cell office:value-type="float" office:value="0" calcext:value-type="float">
            <text:p>0</text:p>
          </table:table-cell>
          <table:table-cell office:value-type="float" office:value="0.3287016" calcext:value-type="float">
            <text:p>0.3287016</text:p>
          </table:table-cell>
          <table:table-cell office:value-type="float" office:value="0.3356314" calcext:value-type="float">
            <text:p>0.3356314</text:p>
          </table:table-cell>
          <table:table-cell office:value-type="float" office:value="0.3466174" calcext:value-type="float">
            <text:p>0.3466174</text:p>
          </table:table-cell>
          <table:table-cell office:value-type="float" office:value="0.3569597" calcext:value-type="float">
            <text:p>0.3569597</text:p>
          </table:table-cell>
          <table:table-cell office:value-type="float" office:value="0.3630833" calcext:value-type="float">
            <text:p>0.3630833</text:p>
          </table:table-cell>
          <table:table-cell office:value-type="float" office:value="0.3187943" calcext:value-type="float">
            <text:p>0.3187943</text:p>
          </table:table-cell>
          <table:table-cell office:value-type="float" office:value="0.3148291" calcext:value-type="float">
            <text:p>0.3148291</text:p>
          </table:table-cell>
          <table:table-cell office:value-type="float" office:value="0.3238318" calcext:value-type="float">
            <text:p>0.3238318</text:p>
          </table:table-cell>
          <table:table-cell office:value-type="float" office:value="0.3104962" calcext:value-type="float">
            <text:p>0.3104962</text:p>
          </table:table-cell>
          <table:table-cell office:value-type="float" office:value="0.3552774" calcext:value-type="float">
            <text:p>0.3552774</text:p>
          </table:table-cell>
          <table:table-cell office:value-type="float" office:value="0.3756159" calcext:value-type="float">
            <text:p>0.3756159</text:p>
          </table:table-cell>
          <table:table-cell office:value-type="float" office:value="0.3911809" calcext:value-type="float">
            <text:p>0.391180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6796E-015" calcext:value-type="float">
            <text:p>1.896796E-15</text:p>
          </table:table-cell>
          <table:table-cell office:value-type="float" office:value="1.953957E-015" calcext:value-type="float">
            <text:p>1.953957E-15</text:p>
          </table:table-cell>
          <table:table-cell office:value-type="float" office:value="1.913669E-015" calcext:value-type="float">
            <text:p>1.913669E-15</text:p>
          </table:table-cell>
          <table:table-cell office:value-type="float" office:value="9.645921E-016" calcext:value-type="float">
            <text:p>9.645921E-16</text:p>
          </table:table-cell>
          <table:table-cell office:value-type="float" office:value="1.020157E-015" calcext:value-type="float">
            <text:p>1.020157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71052" calcext:value-type="float">
            <text:p>-0.01971052</text:p>
          </table:table-cell>
          <table:table-cell office:value-type="float" office:value="-0.01748907" calcext:value-type="float">
            <text:p>-0.01748907</text:p>
          </table:table-cell>
          <table:table-cell office:value-type="float" office:value="-0.01436249" calcext:value-type="float">
            <text:p>-0.01436249</text:p>
          </table:table-cell>
          <table:table-cell office:value-type="float" office:value="-0.01202842" calcext:value-type="float">
            <text:p>-0.01202842</text:p>
          </table:table-cell>
          <table:table-cell office:value-type="float" office:value="-0.01084698" calcext:value-type="float">
            <text:p>-0.01084698</text:p>
          </table:table-cell>
          <table:table-cell office:value-type="float" office:value="-0.009296327" calcext:value-type="float">
            <text:p>-0.009296327</text:p>
          </table:table-cell>
          <table:table-cell office:value-type="float" office:value="-0.008357986" calcext:value-type="float">
            <text:p>-0.008357986</text:p>
          </table:table-cell>
          <table:table-cell office:value-type="float" office:value="-0.07764871" calcext:value-type="float">
            <text:p>-0.07764871</text:p>
          </table:table-cell>
          <table:table-cell office:value-type="float" office:value="-0.09079221" calcext:value-type="float">
            <text:p>-0.09079221</text:p>
          </table:table-cell>
          <table:table-cell office:value-type="float" office:value="-0.028164" calcext:value-type="float">
            <text:p>-0.028164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2080205" calcext:value-type="float">
            <text:p>-0.02080205</text:p>
          </table:table-cell>
          <table:table-cell office:value-type="float" office:value="0.02118909" calcext:value-type="float">
            <text:p>0.02118909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1446" calcext:value-type="float">
            <text:p>-2.39144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7" calcext:value-type="float">
            <text:p>3122007</text:p>
          </table:table-cell>
          <table:table-cell office:value-type="float" office:value="629.1592" calcext:value-type="float">
            <text:p>629.1592</text:p>
          </table:table-cell>
          <table:table-cell office:value-type="float" office:value="474.4497" calcext:value-type="float">
            <text:p>474.4497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3.145" calcext:value-type="float">
            <text:p>1053.145</text:p>
          </table:table-cell>
          <table:table-cell office:value-type="float" office:value="110.6055" calcext:value-type="float">
            <text:p>110.6055</text:p>
          </table:table-cell>
          <table:table-cell office:value-type="float" office:value="0" calcext:value-type="float">
            <text:p>0</text:p>
          </table:table-cell>
          <table:table-cell office:value-type="float" office:value="0.339431" calcext:value-type="float">
            <text:p>0.339431</text:p>
          </table:table-cell>
          <table:table-cell office:value-type="float" office:value="0.3406954" calcext:value-type="float">
            <text:p>0.3406954</text:p>
          </table:table-cell>
          <table:table-cell office:value-type="float" office:value="0.3451098" calcext:value-type="float">
            <text:p>0.3451098</text:p>
          </table:table-cell>
          <table:table-cell office:value-type="float" office:value="0.3522548" calcext:value-type="float">
            <text:p>0.3522548</text:p>
          </table:table-cell>
          <table:table-cell office:value-type="float" office:value="0.3576134" calcext:value-type="float">
            <text:p>0.3576134</text:p>
          </table:table-cell>
          <table:table-cell office:value-type="float" office:value="0.3144485" calcext:value-type="float">
            <text:p>0.3144485</text:p>
          </table:table-cell>
          <table:table-cell office:value-type="float" office:value="0.309999" calcext:value-type="float">
            <text:p>0.309999</text:p>
          </table:table-cell>
          <table:table-cell office:value-type="float" office:value="0.3267169" calcext:value-type="float">
            <text:p>0.3267169</text:p>
          </table:table-cell>
          <table:table-cell office:value-type="float" office:value="0.310991" calcext:value-type="float">
            <text:p>0.310991</text:p>
          </table:table-cell>
          <table:table-cell office:value-type="float" office:value="0.3554192" calcext:value-type="float">
            <text:p>0.3554192</text:p>
          </table:table-cell>
          <table:table-cell office:value-type="float" office:value="0.3755484" calcext:value-type="float">
            <text:p>0.3755484</text:p>
          </table:table-cell>
          <table:table-cell office:value-type="float" office:value="0.3911249" calcext:value-type="float">
            <text:p>0.391124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6919E-015" calcext:value-type="float">
            <text:p>1.896919E-15</text:p>
          </table:table-cell>
          <table:table-cell office:value-type="float" office:value="1.953942E-015" calcext:value-type="float">
            <text:p>1.953942E-15</text:p>
          </table:table-cell>
          <table:table-cell office:value-type="float" office:value="1.913663E-015" calcext:value-type="float">
            <text:p>1.913663E-15</text:p>
          </table:table-cell>
          <table:table-cell office:value-type="float" office:value="9.645934E-016" calcext:value-type="float">
            <text:p>9.645934E-16</text:p>
          </table:table-cell>
          <table:table-cell office:value-type="float" office:value="1.020144E-015" calcext:value-type="float">
            <text:p>1.020144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2E-034" calcext:value-type="float">
            <text:p>3.19663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11979" calcext:value-type="float">
            <text:p>-0.01611979</text:p>
          </table:table-cell>
          <table:table-cell office:value-type="float" office:value="-0.01598229" calcext:value-type="float">
            <text:p>-0.01598229</text:p>
          </table:table-cell>
          <table:table-cell office:value-type="float" office:value="-0.0147658" calcext:value-type="float">
            <text:p>-0.0147658</text:p>
          </table:table-cell>
          <table:table-cell office:value-type="float" office:value="-0.01305262" calcext:value-type="float">
            <text:p>-0.01305262</text:p>
          </table:table-cell>
          <table:table-cell office:value-type="float" office:value="-0.01190522" calcext:value-type="float">
            <text:p>-0.01190522</text:p>
          </table:table-cell>
          <table:table-cell office:value-type="float" office:value="-0.01031835" calcext:value-type="float">
            <text:p>-0.01031835</text:p>
          </table:table-cell>
          <table:table-cell office:value-type="float" office:value="-0.009511575" calcext:value-type="float">
            <text:p>-0.009511575</text:p>
          </table:table-cell>
          <table:table-cell office:value-type="float" office:value="-0.07184698" calcext:value-type="float">
            <text:p>-0.07184698</text:p>
          </table:table-cell>
          <table:table-cell office:value-type="float" office:value="-0.08945163" calcext:value-type="float">
            <text:p>-0.08945163</text:p>
          </table:table-cell>
          <table:table-cell office:value-type="float" office:value="-0.02797231" calcext:value-type="float">
            <text:p>-0.02797231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1649813" calcext:value-type="float">
            <text:p>-0.01649813</text:p>
          </table:table-cell>
          <table:table-cell office:value-type="float" office:value="0.02118583" calcext:value-type="float">
            <text:p>0.0211858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4349" calcext:value-type="float">
            <text:p>-2.39434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7" calcext:value-type="float">
            <text:p>4122007</text:p>
          </table:table-cell>
          <table:table-cell office:value-type="float" office:value="629.1592" calcext:value-type="float">
            <text:p>629.1592</text:p>
          </table:table-cell>
          <table:table-cell office:value-type="float" office:value="474.5309" calcext:value-type="float">
            <text:p>474.5309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3.064" calcext:value-type="float">
            <text:p>1053.064</text:p>
          </table:table-cell>
          <table:table-cell office:value-type="float" office:value="110.6055" calcext:value-type="float">
            <text:p>110.6055</text:p>
          </table:table-cell>
          <table:table-cell office:value-type="float" office:value="0" calcext:value-type="float">
            <text:p>0</text:p>
          </table:table-cell>
          <table:table-cell office:value-type="float" office:value="0.3453254" calcext:value-type="float">
            <text:p>0.3453254</text:p>
          </table:table-cell>
          <table:table-cell office:value-type="float" office:value="0.3452241" calcext:value-type="float">
            <text:p>0.3452241</text:p>
          </table:table-cell>
          <table:table-cell office:value-type="float" office:value="0.3477373" calcext:value-type="float">
            <text:p>0.3477373</text:p>
          </table:table-cell>
          <table:table-cell office:value-type="float" office:value="0.3517837" calcext:value-type="float">
            <text:p>0.3517837</text:p>
          </table:table-cell>
          <table:table-cell office:value-type="float" office:value="0.3545918" calcext:value-type="float">
            <text:p>0.3545918</text:p>
          </table:table-cell>
          <table:table-cell office:value-type="float" office:value="0.3093809" calcext:value-type="float">
            <text:p>0.3093809</text:p>
          </table:table-cell>
          <table:table-cell office:value-type="float" office:value="0.3022216" calcext:value-type="float">
            <text:p>0.3022216</text:p>
          </table:table-cell>
          <table:table-cell office:value-type="float" office:value="0.3295723" calcext:value-type="float">
            <text:p>0.3295723</text:p>
          </table:table-cell>
          <table:table-cell office:value-type="float" office:value="0.3115067" calcext:value-type="float">
            <text:p>0.3115067</text:p>
          </table:table-cell>
          <table:table-cell office:value-type="float" office:value="0.3555558" calcext:value-type="float">
            <text:p>0.3555558</text:p>
          </table:table-cell>
          <table:table-cell office:value-type="float" office:value="0.3754998" calcext:value-type="float">
            <text:p>0.3754998</text:p>
          </table:table-cell>
          <table:table-cell office:value-type="float" office:value="0.3910552" calcext:value-type="float">
            <text:p>0.3910552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706E-015" calcext:value-type="float">
            <text:p>1.89706E-15</text:p>
          </table:table-cell>
          <table:table-cell office:value-type="float" office:value="1.953929E-015" calcext:value-type="float">
            <text:p>1.953929E-15</text:p>
          </table:table-cell>
          <table:table-cell office:value-type="float" office:value="1.913651E-015" calcext:value-type="float">
            <text:p>1.913651E-15</text:p>
          </table:table-cell>
          <table:table-cell office:value-type="float" office:value="9.645978E-016" calcext:value-type="float">
            <text:p>9.645978E-16</text:p>
          </table:table-cell>
          <table:table-cell office:value-type="float" office:value="1.020126E-015" calcext:value-type="float">
            <text:p>1.020126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72638" calcext:value-type="float">
            <text:p>-0.01472638</text:p>
          </table:table-cell>
          <table:table-cell office:value-type="float" office:value="-0.01474137" calcext:value-type="float">
            <text:p>-0.01474137</text:p>
          </table:table-cell>
          <table:table-cell office:value-type="float" office:value="-0.01408605" calcext:value-type="float">
            <text:p>-0.01408605</text:p>
          </table:table-cell>
          <table:table-cell office:value-type="float" office:value="-0.01315659" calcext:value-type="float">
            <text:p>-0.01315659</text:p>
          </table:table-cell>
          <table:table-cell office:value-type="float" office:value="-0.01253811" calcext:value-type="float">
            <text:p>-0.01253811</text:p>
          </table:table-cell>
          <table:table-cell office:value-type="float" office:value="-0.01167845" calcext:value-type="float">
            <text:p>-0.01167845</text:p>
          </table:table-cell>
          <table:table-cell office:value-type="float" office:value="-0.01177508" calcext:value-type="float">
            <text:p>-0.01177508</text:p>
          </table:table-cell>
          <table:table-cell office:value-type="float" office:value="-0.06657591" calcext:value-type="float">
            <text:p>-0.06657591</text:p>
          </table:table-cell>
          <table:table-cell office:value-type="float" office:value="-0.08807775" calcext:value-type="float">
            <text:p>-0.08807775</text:p>
          </table:table-cell>
          <table:table-cell office:value-type="float" office:value="-0.02778891" calcext:value-type="float">
            <text:p>-0.02778891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1480114" calcext:value-type="float">
            <text:p>-0.01480114</text:p>
          </table:table-cell>
          <table:table-cell office:value-type="float" office:value="0.02117634" calcext:value-type="float">
            <text:p>0.0211763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7151" calcext:value-type="float">
            <text:p>-2.39715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7" calcext:value-type="float">
            <text:p>5122007</text:p>
          </table:table-cell>
          <table:table-cell office:value-type="float" office:value="630.3594" calcext:value-type="float">
            <text:p>630.3594</text:p>
          </table:table-cell>
          <table:table-cell office:value-type="float" office:value="475.2543" calcext:value-type="float">
            <text:p>475.2543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3.539" calcext:value-type="float">
            <text:p>1053.539</text:p>
          </table:table-cell>
          <table:table-cell office:value-type="float" office:value="110.6071" calcext:value-type="float">
            <text:p>110.6071</text:p>
          </table:table-cell>
          <table:table-cell office:value-type="float" office:value="0" calcext:value-type="float">
            <text:p>0</text:p>
          </table:table-cell>
          <table:table-cell office:value-type="float" office:value="0.3387829" calcext:value-type="float">
            <text:p>0.3387829</text:p>
          </table:table-cell>
          <table:table-cell office:value-type="float" office:value="0.3463317" calcext:value-type="float">
            <text:p>0.3463317</text:p>
          </table:table-cell>
          <table:table-cell office:value-type="float" office:value="0.3507108" calcext:value-type="float">
            <text:p>0.3507108</text:p>
          </table:table-cell>
          <table:table-cell office:value-type="float" office:value="0.3531359" calcext:value-type="float">
            <text:p>0.3531359</text:p>
          </table:table-cell>
          <table:table-cell office:value-type="float" office:value="0.3541024" calcext:value-type="float">
            <text:p>0.3541024</text:p>
          </table:table-cell>
          <table:table-cell office:value-type="float" office:value="0.3062042" calcext:value-type="float">
            <text:p>0.3062042</text:p>
          </table:table-cell>
          <table:table-cell office:value-type="float" office:value="0.2964834" calcext:value-type="float">
            <text:p>0.2964834</text:p>
          </table:table-cell>
          <table:table-cell office:value-type="float" office:value="0.3326661" calcext:value-type="float">
            <text:p>0.3326661</text:p>
          </table:table-cell>
          <table:table-cell office:value-type="float" office:value="0.3121672" calcext:value-type="float">
            <text:p>0.3121672</text:p>
          </table:table-cell>
          <table:table-cell office:value-type="float" office:value="0.3556174" calcext:value-type="float">
            <text:p>0.3556174</text:p>
          </table:table-cell>
          <table:table-cell office:value-type="float" office:value="0.3754633" calcext:value-type="float">
            <text:p>0.3754633</text:p>
          </table:table-cell>
          <table:table-cell office:value-type="float" office:value="0.390976" calcext:value-type="float">
            <text:p>0.39097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897258E-015" calcext:value-type="float">
            <text:p>1.897258E-15</text:p>
          </table:table-cell>
          <table:table-cell office:value-type="float" office:value="1.953909E-015" calcext:value-type="float">
            <text:p>1.953909E-15</text:p>
          </table:table-cell>
          <table:table-cell office:value-type="float" office:value="1.913633E-015" calcext:value-type="float">
            <text:p>1.913633E-15</text:p>
          </table:table-cell>
          <table:table-cell office:value-type="float" office:value="9.646019E-016" calcext:value-type="float">
            <text:p>9.646019E-16</text:p>
          </table:table-cell>
          <table:table-cell office:value-type="float" office:value="1.020108E-015" calcext:value-type="float">
            <text:p>1.020108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29589" calcext:value-type="float">
            <text:p>-0.01629589</text:p>
          </table:table-cell>
          <table:table-cell office:value-type="float" office:value="-0.0143411" calcext:value-type="float">
            <text:p>-0.0143411</text:p>
          </table:table-cell>
          <table:table-cell office:value-type="float" office:value="-0.01334513" calcext:value-type="float">
            <text:p>-0.01334513</text:p>
          </table:table-cell>
          <table:table-cell office:value-type="float" office:value="-0.01284724" calcext:value-type="float">
            <text:p>-0.01284724</text:p>
          </table:table-cell>
          <table:table-cell office:value-type="float" office:value="-0.01264405" calcext:value-type="float">
            <text:p>-0.01264405</text:p>
          </table:table-cell>
          <table:table-cell office:value-type="float" office:value="-0.01263503" calcext:value-type="float">
            <text:p>-0.01263503</text:p>
          </table:table-cell>
          <table:table-cell office:value-type="float" office:value="-0.01384348" calcext:value-type="float">
            <text:p>-0.01384348</text:p>
          </table:table-cell>
          <table:table-cell office:value-type="float" office:value="-0.06132894" calcext:value-type="float">
            <text:p>-0.06132894</text:p>
          </table:table-cell>
          <table:table-cell office:value-type="float" office:value="-0.08635584" calcext:value-type="float">
            <text:p>-0.08635584</text:p>
          </table:table-cell>
          <table:table-cell office:value-type="float" office:value="-0.02770539" calcext:value-type="float">
            <text:p>-0.02770539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1731183" calcext:value-type="float">
            <text:p>-0.01731183</text:p>
          </table:table-cell>
          <table:table-cell office:value-type="float" office:value="0.02116211" calcext:value-type="float">
            <text:p>0.0211621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9867" calcext:value-type="float">
            <text:p>-2.3998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7" calcext:value-type="float">
            <text:p>6122007</text:p>
          </table:table-cell>
          <table:table-cell office:value-type="float" office:value="630.3594" calcext:value-type="float">
            <text:p>630.3594</text:p>
          </table:table-cell>
          <table:table-cell office:value-type="float" office:value="476.2016" calcext:value-type="float">
            <text:p>476.2016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3.118" calcext:value-type="float">
            <text:p>1053.118</text:p>
          </table:table-cell>
          <table:table-cell office:value-type="float" office:value="110.0809" calcext:value-type="float">
            <text:p>110.0809</text:p>
          </table:table-cell>
          <table:table-cell office:value-type="float" office:value="0" calcext:value-type="float">
            <text:p>0</text:p>
          </table:table-cell>
          <table:table-cell office:value-type="float" office:value="0.3163872" calcext:value-type="float">
            <text:p>0.3163872</text:p>
          </table:table-cell>
          <table:table-cell office:value-type="float" office:value="0.3254567" calcext:value-type="float">
            <text:p>0.3254567</text:p>
          </table:table-cell>
          <table:table-cell office:value-type="float" office:value="0.336234" calcext:value-type="float">
            <text:p>0.336234</text:p>
          </table:table-cell>
          <table:table-cell office:value-type="float" office:value="0.3445682" calcext:value-type="float">
            <text:p>0.3445682</text:p>
          </table:table-cell>
          <table:table-cell office:value-type="float" office:value="0.3489651" calcext:value-type="float">
            <text:p>0.3489651</text:p>
          </table:table-cell>
          <table:table-cell office:value-type="float" office:value="0.3069156" calcext:value-type="float">
            <text:p>0.3069156</text:p>
          </table:table-cell>
          <table:table-cell office:value-type="float" office:value="0.3010933" calcext:value-type="float">
            <text:p>0.3010933</text:p>
          </table:table-cell>
          <table:table-cell office:value-type="float" office:value="0.3360873" calcext:value-type="float">
            <text:p>0.3360873</text:p>
          </table:table-cell>
          <table:table-cell office:value-type="float" office:value="0.3128829" calcext:value-type="float">
            <text:p>0.3128829</text:p>
          </table:table-cell>
          <table:table-cell office:value-type="float" office:value="0.3556644" calcext:value-type="float">
            <text:p>0.3556644</text:p>
          </table:table-cell>
          <table:table-cell office:value-type="float" office:value="0.3754505" calcext:value-type="float">
            <text:p>0.3754505</text:p>
          </table:table-cell>
          <table:table-cell office:value-type="float" office:value="0.3914436" calcext:value-type="float">
            <text:p>0.3914436</text:p>
          </table:table-cell>
          <table:table-cell office:value-type="float" office:value="0.4538591" calcext:value-type="float">
            <text:p>0.4538591</text:p>
          </table:table-cell>
          <table:table-cell office:value-type="float" office:value="0" calcext:value-type="float">
            <text:p>0</text:p>
          </table:table-cell>
          <table:table-cell office:value-type="float" office:value="1.897415E-015" calcext:value-type="float">
            <text:p>1.897415E-15</text:p>
          </table:table-cell>
          <table:table-cell office:value-type="float" office:value="1.953902E-015" calcext:value-type="float">
            <text:p>1.953902E-15</text:p>
          </table:table-cell>
          <table:table-cell office:value-type="float" office:value="1.913616E-015" calcext:value-type="float">
            <text:p>1.913616E-15</text:p>
          </table:table-cell>
          <table:table-cell office:value-type="float" office:value="9.646046E-016" calcext:value-type="float">
            <text:p>9.646046E-16</text:p>
          </table:table-cell>
          <table:table-cell office:value-type="float" office:value="1.020092E-015" calcext:value-type="float">
            <text:p>1.020092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87536" calcext:value-type="float">
            <text:p>-0.02487536</text:p>
          </table:table-cell>
          <table:table-cell office:value-type="float" office:value="-0.02108379" calcext:value-type="float">
            <text:p>-0.02108379</text:p>
          </table:table-cell>
          <table:table-cell office:value-type="float" office:value="-0.01727746" calcext:value-type="float">
            <text:p>-0.01727746</text:p>
          </table:table-cell>
          <table:table-cell office:value-type="float" office:value="-0.01490975" calcext:value-type="float">
            <text:p>-0.01490975</text:p>
          </table:table-cell>
          <table:table-cell office:value-type="float" office:value="-0.0138129" calcext:value-type="float">
            <text:p>-0.0138129</text:p>
          </table:table-cell>
          <table:table-cell office:value-type="float" office:value="-0.01240763" calcext:value-type="float">
            <text:p>-0.01240763</text:p>
          </table:table-cell>
          <table:table-cell office:value-type="float" office:value="-0.01214064" calcext:value-type="float">
            <text:p>-0.01214064</text:p>
          </table:table-cell>
          <table:table-cell office:value-type="float" office:value="-0.05607523" calcext:value-type="float">
            <text:p>-0.05607523</text:p>
          </table:table-cell>
          <table:table-cell office:value-type="float" office:value="-0.08452754" calcext:value-type="float">
            <text:p>-0.08452754</text:p>
          </table:table-cell>
          <table:table-cell office:value-type="float" office:value="-0.02764303" calcext:value-type="float">
            <text:p>-0.02764303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2698943" calcext:value-type="float">
            <text:p>-0.02698943</text:p>
          </table:table-cell>
          <table:table-cell office:value-type="float" office:value="0.02115434" calcext:value-type="float">
            <text:p>0.0211543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14392" calcext:value-type="float">
            <text:p>-2.31439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7" calcext:value-type="float">
            <text:p>7122007</text:p>
          </table:table-cell>
          <table:table-cell office:value-type="float" office:value="630.3594" calcext:value-type="float">
            <text:p>630.3594</text:p>
          </table:table-cell>
          <table:table-cell office:value-type="float" office:value="476.4117" calcext:value-type="float">
            <text:p>476.4117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3.502" calcext:value-type="float">
            <text:p>1053.502</text:p>
          </table:table-cell>
          <table:table-cell office:value-type="float" office:value="109.487" calcext:value-type="float">
            <text:p>109.487</text:p>
          </table:table-cell>
          <table:table-cell office:value-type="float" office:value="0" calcext:value-type="float">
            <text:p>0</text:p>
          </table:table-cell>
          <table:table-cell office:value-type="float" office:value="0.3111063" calcext:value-type="float">
            <text:p>0.3111063</text:p>
          </table:table-cell>
          <table:table-cell office:value-type="float" office:value="0.3227485" calcext:value-type="float">
            <text:p>0.3227485</text:p>
          </table:table-cell>
          <table:table-cell office:value-type="float" office:value="0.331849" calcext:value-type="float">
            <text:p>0.331849</text:p>
          </table:table-cell>
          <table:table-cell office:value-type="float" office:value="0.339131" calcext:value-type="float">
            <text:p>0.339131</text:p>
          </table:table-cell>
          <table:table-cell office:value-type="float" office:value="0.3433366" calcext:value-type="float">
            <text:p>0.3433366</text:p>
          </table:table-cell>
          <table:table-cell office:value-type="float" office:value="0.3030368" calcext:value-type="float">
            <text:p>0.3030368</text:p>
          </table:table-cell>
          <table:table-cell office:value-type="float" office:value="0.2959803" calcext:value-type="float">
            <text:p>0.2959803</text:p>
          </table:table-cell>
          <table:table-cell office:value-type="float" office:value="0.3396131" calcext:value-type="float">
            <text:p>0.3396131</text:p>
          </table:table-cell>
          <table:table-cell office:value-type="float" office:value="0.3136175" calcext:value-type="float">
            <text:p>0.3136175</text:p>
          </table:table-cell>
          <table:table-cell office:value-type="float" office:value="0.3557209" calcext:value-type="float">
            <text:p>0.3557209</text:p>
          </table:table-cell>
          <table:table-cell office:value-type="float" office:value="0.3754694" calcext:value-type="float">
            <text:p>0.3754694</text:p>
          </table:table-cell>
          <table:table-cell office:value-type="float" office:value="0.3917054" calcext:value-type="float">
            <text:p>0.3917054</text:p>
          </table:table-cell>
          <table:table-cell office:value-type="float" office:value="0.4586036" calcext:value-type="float">
            <text:p>0.4586036</text:p>
          </table:table-cell>
          <table:table-cell office:value-type="float" office:value="0" calcext:value-type="float">
            <text:p>0</text:p>
          </table:table-cell>
          <table:table-cell office:value-type="float" office:value="1.897545E-015" calcext:value-type="float">
            <text:p>1.897545E-15</text:p>
          </table:table-cell>
          <table:table-cell office:value-type="float" office:value="1.953891E-015" calcext:value-type="float">
            <text:p>1.953891E-15</text:p>
          </table:table-cell>
          <table:table-cell office:value-type="float" office:value="1.913606E-015" calcext:value-type="float">
            <text:p>1.913606E-15</text:p>
          </table:table-cell>
          <table:table-cell office:value-type="float" office:value="9.646077E-016" calcext:value-type="float">
            <text:p>9.646077E-16</text:p>
          </table:table-cell>
          <table:table-cell office:value-type="float" office:value="1.020075E-015" calcext:value-type="float">
            <text:p>1.020075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59583" calcext:value-type="float">
            <text:p>-0.02759583</text:p>
          </table:table-cell>
          <table:table-cell office:value-type="float" office:value="-0.02213904" calcext:value-type="float">
            <text:p>-0.02213904</text:p>
          </table:table-cell>
          <table:table-cell office:value-type="float" office:value="-0.01873097" calcext:value-type="float">
            <text:p>-0.01873097</text:p>
          </table:table-cell>
          <table:table-cell office:value-type="float" office:value="-0.01644013" calcext:value-type="float">
            <text:p>-0.01644013</text:p>
          </table:table-cell>
          <table:table-cell office:value-type="float" office:value="-0.01525354" calcext:value-type="float">
            <text:p>-0.01525354</text:p>
          </table:table-cell>
          <table:table-cell office:value-type="float" office:value="-0.01366092" calcext:value-type="float">
            <text:p>-0.01366092</text:p>
          </table:table-cell>
          <table:table-cell office:value-type="float" office:value="-0.01401353" calcext:value-type="float">
            <text:p>-0.01401353</text:p>
          </table:table-cell>
          <table:table-cell office:value-type="float" office:value="-0.05117505" calcext:value-type="float">
            <text:p>-0.05117505</text:p>
          </table:table-cell>
          <table:table-cell office:value-type="float" office:value="-0.08269555" calcext:value-type="float">
            <text:p>-0.08269555</text:p>
          </table:table-cell>
          <table:table-cell office:value-type="float" office:value="-0.0275681" calcext:value-type="float">
            <text:p>-0.0275681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305729" calcext:value-type="float">
            <text:p>-0.0305729</text:p>
          </table:table-cell>
          <table:table-cell office:value-type="float" office:value="0.02115107" calcext:value-type="float">
            <text:p>0.02115107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45058" calcext:value-type="float">
            <text:p>-2.34505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7" calcext:value-type="float">
            <text:p>8122007</text:p>
          </table:table-cell>
          <table:table-cell office:value-type="float" office:value="630.3594" calcext:value-type="float">
            <text:p>630.3594</text:p>
          </table:table-cell>
          <table:table-cell office:value-type="float" office:value="477.085" calcext:value-type="float">
            <text:p>477.085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3.188" calcext:value-type="float">
            <text:p>1053.188</text:p>
          </table:table-cell>
          <table:table-cell office:value-type="float" office:value="109.1277" calcext:value-type="float">
            <text:p>109.1277</text:p>
          </table:table-cell>
          <table:table-cell office:value-type="float" office:value="0" calcext:value-type="float">
            <text:p>0</text:p>
          </table:table-cell>
          <table:table-cell office:value-type="float" office:value="0.2925307" calcext:value-type="float">
            <text:p>0.2925307</text:p>
          </table:table-cell>
          <table:table-cell office:value-type="float" office:value="0.3110583" calcext:value-type="float">
            <text:p>0.3110583</text:p>
          </table:table-cell>
          <table:table-cell office:value-type="float" office:value="0.3250946" calcext:value-type="float">
            <text:p>0.3250946</text:p>
          </table:table-cell>
          <table:table-cell office:value-type="float" office:value="0.3341521" calcext:value-type="float">
            <text:p>0.3341521</text:p>
          </table:table-cell>
          <table:table-cell office:value-type="float" office:value="0.3389547" calcext:value-type="float">
            <text:p>0.3389547</text:p>
          </table:table-cell>
          <table:table-cell office:value-type="float" office:value="0.2999073" calcext:value-type="float">
            <text:p>0.2999073</text:p>
          </table:table-cell>
          <table:table-cell office:value-type="float" office:value="0.2934013" calcext:value-type="float">
            <text:p>0.2934013</text:p>
          </table:table-cell>
          <table:table-cell office:value-type="float" office:value="0.3432775" calcext:value-type="float">
            <text:p>0.3432775</text:p>
          </table:table-cell>
          <table:table-cell office:value-type="float" office:value="0.314369" calcext:value-type="float">
            <text:p>0.314369</text:p>
          </table:table-cell>
          <table:table-cell office:value-type="float" office:value="0.3557865" calcext:value-type="float">
            <text:p>0.3557865</text:p>
          </table:table-cell>
          <table:table-cell office:value-type="float" office:value="0.3755017" calcext:value-type="float">
            <text:p>0.3755017</text:p>
          </table:table-cell>
          <table:table-cell office:value-type="float" office:value="0.391783" calcext:value-type="float">
            <text:p>0.391783</text:p>
          </table:table-cell>
          <table:table-cell office:value-type="float" office:value="0.4622163" calcext:value-type="float">
            <text:p>0.4622163</text:p>
          </table:table-cell>
          <table:table-cell office:value-type="float" office:value="0" calcext:value-type="float">
            <text:p>0</text:p>
          </table:table-cell>
          <table:table-cell office:value-type="float" office:value="1.951223E-015" calcext:value-type="float">
            <text:p>1.951223E-15</text:p>
          </table:table-cell>
          <table:table-cell office:value-type="float" office:value="1.953878E-015" calcext:value-type="float">
            <text:p>1.953878E-15</text:p>
          </table:table-cell>
          <table:table-cell office:value-type="float" office:value="1.913598E-015" calcext:value-type="float">
            <text:p>1.913598E-15</text:p>
          </table:table-cell>
          <table:table-cell office:value-type="float" office:value="9.646101E-016" calcext:value-type="float">
            <text:p>9.646101E-16</text:p>
          </table:table-cell>
          <table:table-cell office:value-type="float" office:value="1.02006E-015" calcext:value-type="float">
            <text:p>1.02006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2E-034" calcext:value-type="float">
            <text:p>3.19663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96312" calcext:value-type="float">
            <text:p>-0.04196312</text:p>
          </table:table-cell>
          <table:table-cell office:value-type="float" office:value="-0.02772359" calcext:value-type="float">
            <text:p>-0.02772359</text:p>
          </table:table-cell>
          <table:table-cell office:value-type="float" office:value="-0.02123527" calcext:value-type="float">
            <text:p>-0.02123527</text:p>
          </table:table-cell>
          <table:table-cell office:value-type="float" office:value="-0.01798593" calcext:value-type="float">
            <text:p>-0.01798593</text:p>
          </table:table-cell>
          <table:table-cell office:value-type="float" office:value="-0.01648781" calcext:value-type="float">
            <text:p>-0.01648781</text:p>
          </table:table-cell>
          <table:table-cell office:value-type="float" office:value="-0.01478464" calcext:value-type="float">
            <text:p>-0.01478464</text:p>
          </table:table-cell>
          <table:table-cell office:value-type="float" office:value="-0.01507002" calcext:value-type="float">
            <text:p>-0.01507002</text:p>
          </table:table-cell>
          <table:table-cell office:value-type="float" office:value="-0.04658148" calcext:value-type="float">
            <text:p>-0.04658148</text:p>
          </table:table-cell>
          <table:table-cell office:value-type="float" office:value="-0.08086651" calcext:value-type="float">
            <text:p>-0.08086651</text:p>
          </table:table-cell>
          <table:table-cell office:value-type="float" office:value="-0.02748144" calcext:value-type="float">
            <text:p>-0.02748144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5246498" calcext:value-type="float">
            <text:p>-0.05246498</text:p>
          </table:table-cell>
          <table:table-cell office:value-type="float" office:value="0.02114604" calcext:value-type="float">
            <text:p>0.0211460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68051" calcext:value-type="float">
            <text:p>-2.36805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7" calcext:value-type="float">
            <text:p>9122007</text:p>
          </table:table-cell>
          <table:table-cell office:value-type="float" office:value="630.3594" calcext:value-type="float">
            <text:p>630.3594</text:p>
          </table:table-cell>
          <table:table-cell office:value-type="float" office:value="477.8407" calcext:value-type="float">
            <text:p>477.8407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2.135" calcext:value-type="float">
            <text:p>1052.135</text:p>
          </table:table-cell>
          <table:table-cell office:value-type="float" office:value="109.4255" calcext:value-type="float">
            <text:p>109.4255</text:p>
          </table:table-cell>
          <table:table-cell office:value-type="float" office:value="0" calcext:value-type="float">
            <text:p>0</text:p>
          </table:table-cell>
          <table:table-cell office:value-type="float" office:value="0.2956604" calcext:value-type="float">
            <text:p>0.2956604</text:p>
          </table:table-cell>
          <table:table-cell office:value-type="float" office:value="0.3040503" calcext:value-type="float">
            <text:p>0.3040503</text:p>
          </table:table-cell>
          <table:table-cell office:value-type="float" office:value="0.3189768" calcext:value-type="float">
            <text:p>0.3189768</text:p>
          </table:table-cell>
          <table:table-cell office:value-type="float" office:value="0.3288857" calcext:value-type="float">
            <text:p>0.3288857</text:p>
          </table:table-cell>
          <table:table-cell office:value-type="float" office:value="0.3340572" calcext:value-type="float">
            <text:p>0.3340572</text:p>
          </table:table-cell>
          <table:table-cell office:value-type="float" office:value="0.2965709" calcext:value-type="float">
            <text:p>0.2965709</text:p>
          </table:table-cell>
          <table:table-cell office:value-type="float" office:value="0.2899432" calcext:value-type="float">
            <text:p>0.2899432</text:p>
          </table:table-cell>
          <table:table-cell office:value-type="float" office:value="0.3469539" calcext:value-type="float">
            <text:p>0.3469539</text:p>
          </table:table-cell>
          <table:table-cell office:value-type="float" office:value="0.315135" calcext:value-type="float">
            <text:p>0.315135</text:p>
          </table:table-cell>
          <table:table-cell office:value-type="float" office:value="0.3558611" calcext:value-type="float">
            <text:p>0.3558611</text:p>
          </table:table-cell>
          <table:table-cell office:value-type="float" office:value="0.3755375" calcext:value-type="float">
            <text:p>0.3755375</text:p>
          </table:table-cell>
          <table:table-cell office:value-type="float" office:value="0.391778" calcext:value-type="float">
            <text:p>0.39177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1373E-015" calcext:value-type="float">
            <text:p>1.961373E-15</text:p>
          </table:table-cell>
          <table:table-cell office:value-type="float" office:value="1.95387E-015" calcext:value-type="float">
            <text:p>1.95387E-15</text:p>
          </table:table-cell>
          <table:table-cell office:value-type="float" office:value="1.913589E-015" calcext:value-type="float">
            <text:p>1.913589E-15</text:p>
          </table:table-cell>
          <table:table-cell office:value-type="float" office:value="9.646136E-016" calcext:value-type="float">
            <text:p>9.646136E-16</text:p>
          </table:table-cell>
          <table:table-cell office:value-type="float" office:value="1.020044E-015" calcext:value-type="float">
            <text:p>1.020044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918181" calcext:value-type="float">
            <text:p>-0.03918181</text:p>
          </table:table-cell>
          <table:table-cell office:value-type="float" office:value="-0.03200645" calcext:value-type="float">
            <text:p>-0.03200645</text:p>
          </table:table-cell>
          <table:table-cell office:value-type="float" office:value="-0.02385478" calcext:value-type="float">
            <text:p>-0.02385478</text:p>
          </table:table-cell>
          <table:table-cell office:value-type="float" office:value="-0.01981483" calcext:value-type="float">
            <text:p>-0.01981483</text:p>
          </table:table-cell>
          <table:table-cell office:value-type="float" office:value="-0.01802291" calcext:value-type="float">
            <text:p>-0.01802291</text:p>
          </table:table-cell>
          <table:table-cell office:value-type="float" office:value="-0.01609166" calcext:value-type="float">
            <text:p>-0.01609166</text:p>
          </table:table-cell>
          <table:table-cell office:value-type="float" office:value="-0.01664299" calcext:value-type="float">
            <text:p>-0.01664299</text:p>
          </table:table-cell>
          <table:table-cell office:value-type="float" office:value="-0.04242711" calcext:value-type="float">
            <text:p>-0.04242711</text:p>
          </table:table-cell>
          <table:table-cell office:value-type="float" office:value="-0.07904804" calcext:value-type="float">
            <text:p>-0.07904804</text:p>
          </table:table-cell>
          <table:table-cell office:value-type="float" office:value="-0.02738332" calcext:value-type="float">
            <text:p>-0.02738332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422873" calcext:value-type="float">
            <text:p>-0.0422873</text:p>
          </table:table-cell>
          <table:table-cell office:value-type="float" office:value="0.02113881" calcext:value-type="float">
            <text:p>0.0211388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321" calcext:value-type="float">
            <text:p>-2.373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7" calcext:value-type="float">
            <text:p>10122007</text:p>
          </table:table-cell>
          <table:table-cell office:value-type="float" office:value="630.3594" calcext:value-type="float">
            <text:p>630.3594</text:p>
          </table:table-cell>
          <table:table-cell office:value-type="float" office:value="478.4549" calcext:value-type="float">
            <text:p>478.4549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1.521" calcext:value-type="float">
            <text:p>1051.521</text:p>
          </table:table-cell>
          <table:table-cell office:value-type="float" office:value="109.4255" calcext:value-type="float">
            <text:p>109.4255</text:p>
          </table:table-cell>
          <table:table-cell office:value-type="float" office:value="0" calcext:value-type="float">
            <text:p>0</text:p>
          </table:table-cell>
          <table:table-cell office:value-type="float" office:value="0.2980787" calcext:value-type="float">
            <text:p>0.2980787</text:p>
          </table:table-cell>
          <table:table-cell office:value-type="float" office:value="0.3044968" calcext:value-type="float">
            <text:p>0.3044968</text:p>
          </table:table-cell>
          <table:table-cell office:value-type="float" office:value="0.3162172" calcext:value-type="float">
            <text:p>0.3162172</text:p>
          </table:table-cell>
          <table:table-cell office:value-type="float" office:value="0.3246821" calcext:value-type="float">
            <text:p>0.3246821</text:p>
          </table:table-cell>
          <table:table-cell office:value-type="float" office:value="0.3285809" calcext:value-type="float">
            <text:p>0.3285809</text:p>
          </table:table-cell>
          <table:table-cell office:value-type="float" office:value="0.2913587" calcext:value-type="float">
            <text:p>0.2913587</text:p>
          </table:table-cell>
          <table:table-cell office:value-type="float" office:value="0.2820449" calcext:value-type="float">
            <text:p>0.2820449</text:p>
          </table:table-cell>
          <table:table-cell office:value-type="float" office:value="0.3500495" calcext:value-type="float">
            <text:p>0.3500495</text:p>
          </table:table-cell>
          <table:table-cell office:value-type="float" office:value="0.3159095" calcext:value-type="float">
            <text:p>0.3159095</text:p>
          </table:table-cell>
          <table:table-cell office:value-type="float" office:value="0.3559433" calcext:value-type="float">
            <text:p>0.3559433</text:p>
          </table:table-cell>
          <table:table-cell office:value-type="float" office:value="0.3755732" calcext:value-type="float">
            <text:p>0.3755732</text:p>
          </table:table-cell>
          <table:table-cell office:value-type="float" office:value="0.3917393" calcext:value-type="float">
            <text:p>0.391739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1496E-015" calcext:value-type="float">
            <text:p>1.961496E-15</text:p>
          </table:table-cell>
          <table:table-cell office:value-type="float" office:value="1.953857E-015" calcext:value-type="float">
            <text:p>1.953857E-15</text:p>
          </table:table-cell>
          <table:table-cell office:value-type="float" office:value="1.913581E-015" calcext:value-type="float">
            <text:p>1.913581E-15</text:p>
          </table:table-cell>
          <table:table-cell office:value-type="float" office:value="9.646167E-016" calcext:value-type="float">
            <text:p>9.646167E-16</text:p>
          </table:table-cell>
          <table:table-cell office:value-type="float" office:value="1.020029E-015" calcext:value-type="float">
            <text:p>1.020029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696933" calcext:value-type="float">
            <text:p>-0.03696933</text:p>
          </table:table-cell>
          <table:table-cell office:value-type="float" office:value="-0.03171762" calcext:value-type="float">
            <text:p>-0.03171762</text:p>
          </table:table-cell>
          <table:table-cell office:value-type="float" office:value="-0.02515636" calcext:value-type="float">
            <text:p>-0.02515636</text:p>
          </table:table-cell>
          <table:table-cell office:value-type="float" office:value="-0.02143408" calcext:value-type="float">
            <text:p>-0.02143408</text:p>
          </table:table-cell>
          <table:table-cell office:value-type="float" office:value="-0.01993751" calcext:value-type="float">
            <text:p>-0.01993751</text:p>
          </table:table-cell>
          <table:table-cell office:value-type="float" office:value="-0.018409" calcext:value-type="float">
            <text:p>-0.018409</text:p>
          </table:table-cell>
          <table:table-cell office:value-type="float" office:value="-0.02101579" calcext:value-type="float">
            <text:p>-0.02101579</text:p>
          </table:table-cell>
          <table:table-cell office:value-type="float" office:value="-0.03923259" calcext:value-type="float">
            <text:p>-0.03923259</text:p>
          </table:table-cell>
          <table:table-cell office:value-type="float" office:value="-0.07725516" calcext:value-type="float">
            <text:p>-0.07725516</text:p>
          </table:table-cell>
          <table:table-cell office:value-type="float" office:value="-0.02727525" calcext:value-type="float">
            <text:p>-0.02727525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3885528" calcext:value-type="float">
            <text:p>-0.03885528</text:p>
          </table:table-cell>
          <table:table-cell office:value-type="float" office:value="0.0211321" calcext:value-type="float">
            <text:p>0.021132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6518" calcext:value-type="float">
            <text:p>-2.3765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7" calcext:value-type="float">
            <text:p>11122007</text:p>
          </table:table-cell>
          <table:table-cell office:value-type="float" office:value="630.3594" calcext:value-type="float">
            <text:p>630.3594</text:p>
          </table:table-cell>
          <table:table-cell office:value-type="float" office:value="479.3731" calcext:value-type="float">
            <text:p>479.3731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0.602" calcext:value-type="float">
            <text:p>1050.602</text:p>
          </table:table-cell>
          <table:table-cell office:value-type="float" office:value="109.4255" calcext:value-type="float">
            <text:p>109.4255</text:p>
          </table:table-cell>
          <table:table-cell office:value-type="float" office:value="0" calcext:value-type="float">
            <text:p>0</text:p>
          </table:table-cell>
          <table:table-cell office:value-type="float" office:value="0.297045" calcext:value-type="float">
            <text:p>0.297045</text:p>
          </table:table-cell>
          <table:table-cell office:value-type="float" office:value="0.3014513" calcext:value-type="float">
            <text:p>0.3014513</text:p>
          </table:table-cell>
          <table:table-cell office:value-type="float" office:value="0.3130312" calcext:value-type="float">
            <text:p>0.3130312</text:p>
          </table:table-cell>
          <table:table-cell office:value-type="float" office:value="0.320648" calcext:value-type="float">
            <text:p>0.320648</text:p>
          </table:table-cell>
          <table:table-cell office:value-type="float" office:value="0.3239161" calcext:value-type="float">
            <text:p>0.3239161</text:p>
          </table:table-cell>
          <table:table-cell office:value-type="float" office:value="0.2871276" calcext:value-type="float">
            <text:p>0.2871276</text:p>
          </table:table-cell>
          <table:table-cell office:value-type="float" office:value="0.2774101" calcext:value-type="float">
            <text:p>0.2774101</text:p>
          </table:table-cell>
          <table:table-cell office:value-type="float" office:value="0.3521287" calcext:value-type="float">
            <text:p>0.3521287</text:p>
          </table:table-cell>
          <table:table-cell office:value-type="float" office:value="0.3168579" calcext:value-type="float">
            <text:p>0.3168579</text:p>
          </table:table-cell>
          <table:table-cell office:value-type="float" office:value="0.3559603" calcext:value-type="float">
            <text:p>0.3559603</text:p>
          </table:table-cell>
          <table:table-cell office:value-type="float" office:value="0.375606" calcext:value-type="float">
            <text:p>0.375606</text:p>
          </table:table-cell>
          <table:table-cell office:value-type="float" office:value="0.3916841" calcext:value-type="float">
            <text:p>0.3916841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1628E-015" calcext:value-type="float">
            <text:p>1.961628E-15</text:p>
          </table:table-cell>
          <table:table-cell office:value-type="float" office:value="1.953848E-015" calcext:value-type="float">
            <text:p>1.953848E-15</text:p>
          </table:table-cell>
          <table:table-cell office:value-type="float" office:value="1.913569E-015" calcext:value-type="float">
            <text:p>1.913569E-15</text:p>
          </table:table-cell>
          <table:table-cell office:value-type="float" office:value="9.646206E-016" calcext:value-type="float">
            <text:p>9.646206E-16</text:p>
          </table:table-cell>
          <table:table-cell office:value-type="float" office:value="1.020012E-015" calcext:value-type="float">
            <text:p>1.020012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820397" calcext:value-type="float">
            <text:p>-0.03820397</text:p>
          </table:table-cell>
          <table:table-cell office:value-type="float" office:value="-0.03395984" calcext:value-type="float">
            <text:p>-0.03395984</text:p>
          </table:table-cell>
          <table:table-cell office:value-type="float" office:value="-0.02675517" calcext:value-type="float">
            <text:p>-0.02675517</text:p>
          </table:table-cell>
          <table:table-cell office:value-type="float" office:value="-0.02312735" calcext:value-type="float">
            <text:p>-0.02312735</text:p>
          </table:table-cell>
          <table:table-cell office:value-type="float" office:value="-0.02174678" calcext:value-type="float">
            <text:p>-0.02174678</text:p>
          </table:table-cell>
          <table:table-cell office:value-type="float" office:value="-0.02057447" calcext:value-type="float">
            <text:p>-0.02057447</text:p>
          </table:table-cell>
          <table:table-cell office:value-type="float" office:value="-0.02415461" calcext:value-type="float">
            <text:p>-0.02415461</text:p>
          </table:table-cell>
          <table:table-cell office:value-type="float" office:value="-0.037241" calcext:value-type="float">
            <text:p>-0.037241</text:p>
          </table:table-cell>
          <table:table-cell office:value-type="float" office:value="-0.07512574" calcext:value-type="float">
            <text:p>-0.07512574</text:p>
          </table:table-cell>
          <table:table-cell office:value-type="float" office:value="-0.02725185" calcext:value-type="float">
            <text:p>-0.02725185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3903363" calcext:value-type="float">
            <text:p>-0.03903363</text:p>
          </table:table-cell>
          <table:table-cell office:value-type="float" office:value="0.02111967" calcext:value-type="float">
            <text:p>0.02111967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9646" calcext:value-type="float">
            <text:p>-2.37964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7" calcext:value-type="float">
            <text:p>12122007</text:p>
          </table:table-cell>
          <table:table-cell office:value-type="float" office:value="631.0591" calcext:value-type="float">
            <text:p>631.0591</text:p>
          </table:table-cell>
          <table:table-cell office:value-type="float" office:value="479.5571" calcext:value-type="float">
            <text:p>479.5571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1.118" calcext:value-type="float">
            <text:p>1051.118</text:p>
          </table:table-cell>
          <table:table-cell office:value-type="float" office:value="109.4265" calcext:value-type="float">
            <text:p>109.4265</text:p>
          </table:table-cell>
          <table:table-cell office:value-type="float" office:value="0" calcext:value-type="float">
            <text:p>0</text:p>
          </table:table-cell>
          <table:table-cell office:value-type="float" office:value="0.2938598" calcext:value-type="float">
            <text:p>0.2938598</text:p>
          </table:table-cell>
          <table:table-cell office:value-type="float" office:value="0.3077411" calcext:value-type="float">
            <text:p>0.3077411</text:p>
          </table:table-cell>
          <table:table-cell office:value-type="float" office:value="0.3141662" calcext:value-type="float">
            <text:p>0.3141662</text:p>
          </table:table-cell>
          <table:table-cell office:value-type="float" office:value="0.3181178" calcext:value-type="float">
            <text:p>0.3181178</text:p>
          </table:table-cell>
          <table:table-cell office:value-type="float" office:value="0.3201775" calcext:value-type="float">
            <text:p>0.3201775</text:p>
          </table:table-cell>
          <table:table-cell office:value-type="float" office:value="0.2837008" calcext:value-type="float">
            <text:p>0.2837008</text:p>
          </table:table-cell>
          <table:table-cell office:value-type="float" office:value="0.2745351" calcext:value-type="float">
            <text:p>0.2745351</text:p>
          </table:table-cell>
          <table:table-cell office:value-type="float" office:value="0.3535331" calcext:value-type="float">
            <text:p>0.3535331</text:p>
          </table:table-cell>
          <table:table-cell office:value-type="float" office:value="0.3178336" calcext:value-type="float">
            <text:p>0.3178336</text:p>
          </table:table-cell>
          <table:table-cell office:value-type="float" office:value="0.3559759" calcext:value-type="float">
            <text:p>0.3559759</text:p>
          </table:table-cell>
          <table:table-cell office:value-type="float" office:value="0.3756308" calcext:value-type="float">
            <text:p>0.3756308</text:p>
          </table:table-cell>
          <table:table-cell office:value-type="float" office:value="0.3916215" calcext:value-type="float">
            <text:p>0.3916215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1756E-015" calcext:value-type="float">
            <text:p>1.961756E-15</text:p>
          </table:table-cell>
          <table:table-cell office:value-type="float" office:value="1.953834E-015" calcext:value-type="float">
            <text:p>1.953834E-15</text:p>
          </table:table-cell>
          <table:table-cell office:value-type="float" office:value="1.913561E-015" calcext:value-type="float">
            <text:p>1.913561E-15</text:p>
          </table:table-cell>
          <table:table-cell office:value-type="float" office:value="9.64623E-016" calcext:value-type="float">
            <text:p>9.64623E-16</text:p>
          </table:table-cell>
          <table:table-cell office:value-type="float" office:value="1.019998E-015" calcext:value-type="float">
            <text:p>1.019998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2E-034" calcext:value-type="float">
            <text:p>3.19663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086251" calcext:value-type="float">
            <text:p>-0.04086251</text:p>
          </table:table-cell>
          <table:table-cell office:value-type="float" office:value="-0.02956572" calcext:value-type="float">
            <text:p>-0.02956572</text:p>
          </table:table-cell>
          <table:table-cell office:value-type="float" office:value="-0.02617102" calcext:value-type="float">
            <text:p>-0.02617102</text:p>
          </table:table-cell>
          <table:table-cell office:value-type="float" office:value="-0.02428611" calcext:value-type="float">
            <text:p>-0.02428611</text:p>
          </table:table-cell>
          <table:table-cell office:value-type="float" office:value="-0.02335012" calcext:value-type="float">
            <text:p>-0.02335012</text:p>
          </table:table-cell>
          <table:table-cell office:value-type="float" office:value="-0.02254095" calcext:value-type="float">
            <text:p>-0.02254095</text:p>
          </table:table-cell>
          <table:table-cell office:value-type="float" office:value="-0.02636931" calcext:value-type="float">
            <text:p>-0.02636931</text:p>
          </table:table-cell>
          <table:table-cell office:value-type="float" office:value="-0.03595849" calcext:value-type="float">
            <text:p>-0.03595849</text:p>
          </table:table-cell>
          <table:table-cell office:value-type="float" office:value="-0.07299693" calcext:value-type="float">
            <text:p>-0.07299693</text:p>
          </table:table-cell>
          <table:table-cell office:value-type="float" office:value="-0.0272318" calcext:value-type="float">
            <text:p>-0.0272318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480846" calcext:value-type="float">
            <text:p>-0.0480846</text:p>
          </table:table-cell>
          <table:table-cell office:value-type="float" office:value="0.02111423" calcext:value-type="float">
            <text:p>0.0211142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2674" calcext:value-type="float">
            <text:p>-2.38267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7" calcext:value-type="float">
            <text:p>13122007</text:p>
          </table:table-cell>
          <table:table-cell office:value-type="float" office:value="631.0591" calcext:value-type="float">
            <text:p>631.0591</text:p>
          </table:table-cell>
          <table:table-cell office:value-type="float" office:value="480.0682" calcext:value-type="float">
            <text:p>480.0682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50.323" calcext:value-type="float">
            <text:p>1050.323</text:p>
          </table:table-cell>
          <table:table-cell office:value-type="float" office:value="109.7105" calcext:value-type="float">
            <text:p>109.7105</text:p>
          </table:table-cell>
          <table:table-cell office:value-type="float" office:value="0" calcext:value-type="float">
            <text:p>0</text:p>
          </table:table-cell>
          <table:table-cell office:value-type="float" office:value="0.2794755" calcext:value-type="float">
            <text:p>0.2794755</text:p>
          </table:table-cell>
          <table:table-cell office:value-type="float" office:value="0.2969835" calcext:value-type="float">
            <text:p>0.2969835</text:p>
          </table:table-cell>
          <table:table-cell office:value-type="float" office:value="0.3079962" calcext:value-type="float">
            <text:p>0.3079962</text:p>
          </table:table-cell>
          <table:table-cell office:value-type="float" office:value="0.3148273" calcext:value-type="float">
            <text:p>0.3148273</text:p>
          </table:table-cell>
          <table:table-cell office:value-type="float" office:value="0.3174555" calcext:value-type="float">
            <text:p>0.3174555</text:p>
          </table:table-cell>
          <table:table-cell office:value-type="float" office:value="0.2820915" calcext:value-type="float">
            <text:p>0.2820915</text:p>
          </table:table-cell>
          <table:table-cell office:value-type="float" office:value="0.2760573" calcext:value-type="float">
            <text:p>0.2760573</text:p>
          </table:table-cell>
          <table:table-cell office:value-type="float" office:value="0.3549586" calcext:value-type="float">
            <text:p>0.3549586</text:p>
          </table:table-cell>
          <table:table-cell office:value-type="float" office:value="0.3187762" calcext:value-type="float">
            <text:p>0.3187762</text:p>
          </table:table-cell>
          <table:table-cell office:value-type="float" office:value="0.3560092" calcext:value-type="float">
            <text:p>0.3560092</text:p>
          </table:table-cell>
          <table:table-cell office:value-type="float" office:value="0.3756498" calcext:value-type="float">
            <text:p>0.3756498</text:p>
          </table:table-cell>
          <table:table-cell office:value-type="float" office:value="0.3915519" calcext:value-type="float">
            <text:p>0.3915519</text:p>
          </table:table-cell>
          <table:table-cell office:value-type="float" office:value="0.4623744" calcext:value-type="float">
            <text:p>0.4623744</text:p>
          </table:table-cell>
          <table:table-cell office:value-type="float" office:value="0" calcext:value-type="float">
            <text:p>0</text:p>
          </table:table-cell>
          <table:table-cell office:value-type="float" office:value="0.0005182468" calcext:value-type="float">
            <text:p>0.0005182468</text:p>
          </table:table-cell>
          <table:table-cell office:value-type="float" office:value="1.953826E-015" calcext:value-type="float">
            <text:p>1.953826E-15</text:p>
          </table:table-cell>
          <table:table-cell office:value-type="float" office:value="1.913555E-015" calcext:value-type="float">
            <text:p>1.913555E-15</text:p>
          </table:table-cell>
          <table:table-cell office:value-type="float" office:value="9.646232E-016" calcext:value-type="float">
            <text:p>9.646232E-16</text:p>
          </table:table-cell>
          <table:table-cell office:value-type="float" office:value="1.019986E-015" calcext:value-type="float">
            <text:p>1.019986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875832" calcext:value-type="float">
            <text:p>-0.05875832</text:p>
          </table:table-cell>
          <table:table-cell office:value-type="float" office:value="-0.03786533" calcext:value-type="float">
            <text:p>-0.03786533</text:p>
          </table:table-cell>
          <table:table-cell office:value-type="float" office:value="-0.02954141" calcext:value-type="float">
            <text:p>-0.02954141</text:p>
          </table:table-cell>
          <table:table-cell office:value-type="float" office:value="-0.02586321" calcext:value-type="float">
            <text:p>-0.02586321</text:p>
          </table:table-cell>
          <table:table-cell office:value-type="float" office:value="-0.02459295" calcext:value-type="float">
            <text:p>-0.02459295</text:p>
          </table:table-cell>
          <table:table-cell office:value-type="float" office:value="-0.02354235" calcext:value-type="float">
            <text:p>-0.02354235</text:p>
          </table:table-cell>
          <table:table-cell office:value-type="float" office:value="-0.0251611" calcext:value-type="float">
            <text:p>-0.0251611</text:p>
          </table:table-cell>
          <table:table-cell office:value-type="float" office:value="-0.03471195" calcext:value-type="float">
            <text:p>-0.03471195</text:p>
          </table:table-cell>
          <table:table-cell office:value-type="float" office:value="-0.07100346" calcext:value-type="float">
            <text:p>-0.07100346</text:p>
          </table:table-cell>
          <table:table-cell office:value-type="float" office:value="-0.02718851" calcext:value-type="float">
            <text:p>-0.02718851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7813118" calcext:value-type="float">
            <text:p>-0.07813118</text:p>
          </table:table-cell>
          <table:table-cell office:value-type="float" office:value="0.02110997" calcext:value-type="float">
            <text:p>0.02110997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5608" calcext:value-type="float">
            <text:p>-2.38560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7" calcext:value-type="float">
            <text:p>14122007</text:p>
          </table:table-cell>
          <table:table-cell office:value-type="float" office:value="631.0591" calcext:value-type="float">
            <text:p>631.0591</text:p>
          </table:table-cell>
          <table:table-cell office:value-type="float" office:value="480.4631" calcext:value-type="float">
            <text:p>480.4631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9.708" calcext:value-type="float">
            <text:p>1049.708</text:p>
          </table:table-cell>
          <table:table-cell office:value-type="float" office:value="109.9303" calcext:value-type="float">
            <text:p>109.9303</text:p>
          </table:table-cell>
          <table:table-cell office:value-type="float" office:value="0" calcext:value-type="float">
            <text:p>0</text:p>
          </table:table-cell>
          <table:table-cell office:value-type="float" office:value="0.2931693" calcext:value-type="float">
            <text:p>0.2931693</text:p>
          </table:table-cell>
          <table:table-cell office:value-type="float" office:value="0.2954986" calcext:value-type="float">
            <text:p>0.2954986</text:p>
          </table:table-cell>
          <table:table-cell office:value-type="float" office:value="0.3030492" calcext:value-type="float">
            <text:p>0.3030492</text:p>
          </table:table-cell>
          <table:table-cell office:value-type="float" office:value="0.3111886" calcext:value-type="float">
            <text:p>0.3111886</text:p>
          </table:table-cell>
          <table:table-cell office:value-type="float" office:value="0.3143036" calcext:value-type="float">
            <text:p>0.3143036</text:p>
          </table:table-cell>
          <table:table-cell office:value-type="float" office:value="0.2803587" calcext:value-type="float">
            <text:p>0.2803587</text:p>
          </table:table-cell>
          <table:table-cell office:value-type="float" office:value="0.2742772" calcext:value-type="float">
            <text:p>0.2742772</text:p>
          </table:table-cell>
          <table:table-cell office:value-type="float" office:value="0.3561609" calcext:value-type="float">
            <text:p>0.3561609</text:p>
          </table:table-cell>
          <table:table-cell office:value-type="float" office:value="0.319692" calcext:value-type="float">
            <text:p>0.319692</text:p>
          </table:table-cell>
          <table:table-cell office:value-type="float" office:value="0.3560578" calcext:value-type="float">
            <text:p>0.3560578</text:p>
          </table:table-cell>
          <table:table-cell office:value-type="float" office:value="0.375665" calcext:value-type="float">
            <text:p>0.375665</text:p>
          </table:table-cell>
          <table:table-cell office:value-type="float" office:value="0.3914773" calcext:value-type="float">
            <text:p>0.391477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3247E-015" calcext:value-type="float">
            <text:p>1.923247E-15</text:p>
          </table:table-cell>
          <table:table-cell office:value-type="float" office:value="1.953818E-015" calcext:value-type="float">
            <text:p>1.953818E-15</text:p>
          </table:table-cell>
          <table:table-cell office:value-type="float" office:value="1.913549E-015" calcext:value-type="float">
            <text:p>1.913549E-15</text:p>
          </table:table-cell>
          <table:table-cell office:value-type="float" office:value="9.646247E-016" calcext:value-type="float">
            <text:p>9.646247E-16</text:p>
          </table:table-cell>
          <table:table-cell office:value-type="float" office:value="1.019972E-015" calcext:value-type="float">
            <text:p>1.019972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94352" calcext:value-type="float">
            <text:p>-0.04194352</text:p>
          </table:table-cell>
          <table:table-cell office:value-type="float" office:value="-0.03959623" calcext:value-type="float">
            <text:p>-0.03959623</text:p>
          </table:table-cell>
          <table:table-cell office:value-type="float" office:value="-0.03263498" calcext:value-type="float">
            <text:p>-0.03263498</text:p>
          </table:table-cell>
          <table:table-cell office:value-type="float" office:value="-0.0277646" calcext:value-type="float">
            <text:p>-0.0277646</text:p>
          </table:table-cell>
          <table:table-cell office:value-type="float" office:value="-0.02613452" calcext:value-type="float">
            <text:p>-0.02613452</text:p>
          </table:table-cell>
          <table:table-cell office:value-type="float" office:value="-0.02466783" calcext:value-type="float">
            <text:p>-0.02466783</text:p>
          </table:table-cell>
          <table:table-cell office:value-type="float" office:value="-0.02656452" calcext:value-type="float">
            <text:p>-0.02656452</text:p>
          </table:table-cell>
          <table:table-cell office:value-type="float" office:value="-0.0336968" calcext:value-type="float">
            <text:p>-0.0336968</text:p>
          </table:table-cell>
          <table:table-cell office:value-type="float" office:value="-0.06912435" calcext:value-type="float">
            <text:p>-0.06912435</text:p>
          </table:table-cell>
          <table:table-cell office:value-type="float" office:value="-0.02712527" calcext:value-type="float">
            <text:p>-0.0271252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4322532" calcext:value-type="float">
            <text:p>-0.04322532</text:p>
          </table:table-cell>
          <table:table-cell office:value-type="float" office:value="0.02110324" calcext:value-type="float">
            <text:p>0.0211032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8457" calcext:value-type="float">
            <text:p>-2.38845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7" calcext:value-type="float">
            <text:p>15122007</text:p>
          </table:table-cell>
          <table:table-cell office:value-type="float" office:value="631.0591" calcext:value-type="float">
            <text:p>631.0591</text:p>
          </table:table-cell>
          <table:table-cell office:value-type="float" office:value="481.287" calcext:value-type="float">
            <text:p>481.287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8.884" calcext:value-type="float">
            <text:p>1048.884</text:p>
          </table:table-cell>
          <table:table-cell office:value-type="float" office:value="109.9303" calcext:value-type="float">
            <text:p>109.9303</text:p>
          </table:table-cell>
          <table:table-cell office:value-type="float" office:value="0" calcext:value-type="float">
            <text:p>0</text:p>
          </table:table-cell>
          <table:table-cell office:value-type="float" office:value="0.2859184" calcext:value-type="float">
            <text:p>0.2859184</text:p>
          </table:table-cell>
          <table:table-cell office:value-type="float" office:value="0.2921397" calcext:value-type="float">
            <text:p>0.2921397</text:p>
          </table:table-cell>
          <table:table-cell office:value-type="float" office:value="0.3019329" calcext:value-type="float">
            <text:p>0.3019329</text:p>
          </table:table-cell>
          <table:table-cell office:value-type="float" office:value="0.3086172" calcext:value-type="float">
            <text:p>0.3086172</text:p>
          </table:table-cell>
          <table:table-cell office:value-type="float" office:value="0.3115297" calcext:value-type="float">
            <text:p>0.3115297</text:p>
          </table:table-cell>
          <table:table-cell office:value-type="float" office:value="0.2782548" calcext:value-type="float">
            <text:p>0.2782548</text:p>
          </table:table-cell>
          <table:table-cell office:value-type="float" office:value="0.271992" calcext:value-type="float">
            <text:p>0.271992</text:p>
          </table:table-cell>
          <table:table-cell office:value-type="float" office:value="0.3568087" calcext:value-type="float">
            <text:p>0.3568087</text:p>
          </table:table-cell>
          <table:table-cell office:value-type="float" office:value="0.3205914" calcext:value-type="float">
            <text:p>0.3205914</text:p>
          </table:table-cell>
          <table:table-cell office:value-type="float" office:value="0.3561148" calcext:value-type="float">
            <text:p>0.3561148</text:p>
          </table:table-cell>
          <table:table-cell office:value-type="float" office:value="0.3756777" calcext:value-type="float">
            <text:p>0.3756777</text:p>
          </table:table-cell>
          <table:table-cell office:value-type="float" office:value="0.3913978" calcext:value-type="float">
            <text:p>0.3913978</text:p>
          </table:table-cell>
          <table:table-cell office:value-type="float" office:value="0.4623752" calcext:value-type="float">
            <text:p>0.4623752</text:p>
          </table:table-cell>
          <table:table-cell office:value-type="float" office:value="0" calcext:value-type="float">
            <text:p>0</text:p>
          </table:table-cell>
          <table:table-cell office:value-type="float" office:value="1.923376E-015" calcext:value-type="float">
            <text:p>1.923376E-15</text:p>
          </table:table-cell>
          <table:table-cell office:value-type="float" office:value="1.95381E-015" calcext:value-type="float">
            <text:p>1.95381E-15</text:p>
          </table:table-cell>
          <table:table-cell office:value-type="float" office:value="1.913537E-015" calcext:value-type="float">
            <text:p>1.913537E-15</text:p>
          </table:table-cell>
          <table:table-cell office:value-type="float" office:value="9.646266E-016" calcext:value-type="float">
            <text:p>9.646266E-16</text:p>
          </table:table-cell>
          <table:table-cell office:value-type="float" office:value="1.019958E-015" calcext:value-type="float">
            <text:p>1.019958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2E-034" calcext:value-type="float">
            <text:p>3.19663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127894" calcext:value-type="float">
            <text:p>-0.05127894</text:p>
          </table:table-cell>
          <table:table-cell office:value-type="float" office:value="-0.04318528" calcext:value-type="float">
            <text:p>-0.04318528</text:p>
          </table:table-cell>
          <table:table-cell office:value-type="float" office:value="-0.03346077" calcext:value-type="float">
            <text:p>-0.03346077</text:p>
          </table:table-cell>
          <table:table-cell office:value-type="float" office:value="-0.0292077" calcext:value-type="float">
            <text:p>-0.0292077</text:p>
          </table:table-cell>
          <table:table-cell office:value-type="float" office:value="-0.02758662" calcext:value-type="float">
            <text:p>-0.02758662</text:p>
          </table:table-cell>
          <table:table-cell office:value-type="float" office:value="-0.02611822" calcext:value-type="float">
            <text:p>-0.02611822</text:p>
          </table:table-cell>
          <table:table-cell office:value-type="float" office:value="-0.02851165" calcext:value-type="float">
            <text:p>-0.02851165</text:p>
          </table:table-cell>
          <table:table-cell office:value-type="float" office:value="-0.03315745" calcext:value-type="float">
            <text:p>-0.03315745</text:p>
          </table:table-cell>
          <table:table-cell office:value-type="float" office:value="-0.06733748" calcext:value-type="float">
            <text:p>-0.06733748</text:p>
          </table:table-cell>
          <table:table-cell office:value-type="float" office:value="-0.02704977" calcext:value-type="float">
            <text:p>-0.0270497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5269903" calcext:value-type="float">
            <text:p>-0.05269903</text:p>
          </table:table-cell>
          <table:table-cell office:value-type="float" office:value="0.02108453" calcext:value-type="float">
            <text:p>0.0210845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1232" calcext:value-type="float">
            <text:p>-2.39123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7" calcext:value-type="float">
            <text:p>16122007</text:p>
          </table:table-cell>
          <table:table-cell office:value-type="float" office:value="631.0591" calcext:value-type="float">
            <text:p>631.0591</text:p>
          </table:table-cell>
          <table:table-cell office:value-type="float" office:value="481.6038" calcext:value-type="float">
            <text:p>481.6038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8.567" calcext:value-type="float">
            <text:p>1048.567</text:p>
          </table:table-cell>
          <table:table-cell office:value-type="float" office:value="109.9303" calcext:value-type="float">
            <text:p>109.9303</text:p>
          </table:table-cell>
          <table:table-cell office:value-type="float" office:value="0" calcext:value-type="float">
            <text:p>0</text:p>
          </table:table-cell>
          <table:table-cell office:value-type="float" office:value="0.2698306" calcext:value-type="float">
            <text:p>0.2698306</text:p>
          </table:table-cell>
          <table:table-cell office:value-type="float" office:value="0.2901021" calcext:value-type="float">
            <text:p>0.2901021</text:p>
          </table:table-cell>
          <table:table-cell office:value-type="float" office:value="0.2999929" calcext:value-type="float">
            <text:p>0.2999929</text:p>
          </table:table-cell>
          <table:table-cell office:value-type="float" office:value="0.3060989" calcext:value-type="float">
            <text:p>0.3060989</text:p>
          </table:table-cell>
          <table:table-cell office:value-type="float" office:value="0.3089772" calcext:value-type="float">
            <text:p>0.3089772</text:p>
          </table:table-cell>
          <table:table-cell office:value-type="float" office:value="0.2763135" calcext:value-type="float">
            <text:p>0.2763135</text:p>
          </table:table-cell>
          <table:table-cell office:value-type="float" office:value="0.2707281" calcext:value-type="float">
            <text:p>0.2707281</text:p>
          </table:table-cell>
          <table:table-cell office:value-type="float" office:value="0.3569601" calcext:value-type="float">
            <text:p>0.3569601</text:p>
          </table:table-cell>
          <table:table-cell office:value-type="float" office:value="0.3216894" calcext:value-type="float">
            <text:p>0.3216894</text:p>
          </table:table-cell>
          <table:table-cell office:value-type="float" office:value="0.3560989" calcext:value-type="float">
            <text:p>0.3560989</text:p>
          </table:table-cell>
          <table:table-cell office:value-type="float" office:value="0.3756847" calcext:value-type="float">
            <text:p>0.3756847</text:p>
          </table:table-cell>
          <table:table-cell office:value-type="float" office:value="0.3913148" calcext:value-type="float">
            <text:p>0.3913148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2351E-015" calcext:value-type="float">
            <text:p>1.92351E-15</text:p>
          </table:table-cell>
          <table:table-cell office:value-type="float" office:value="1.953798E-015" calcext:value-type="float">
            <text:p>1.953798E-15</text:p>
          </table:table-cell>
          <table:table-cell office:value-type="float" office:value="1.913527E-015" calcext:value-type="float">
            <text:p>1.913527E-15</text:p>
          </table:table-cell>
          <table:table-cell office:value-type="float" office:value="9.6463E-016" calcext:value-type="float">
            <text:p>9.6463E-16</text:p>
          </table:table-cell>
          <table:table-cell office:value-type="float" office:value="1.019944E-015" calcext:value-type="float">
            <text:p>1.019944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742756" calcext:value-type="float">
            <text:p>-0.07742756</text:p>
          </table:table-cell>
          <table:table-cell office:value-type="float" office:value="-0.04531637" calcext:value-type="float">
            <text:p>-0.04531637</text:p>
          </table:table-cell>
          <table:table-cell office:value-type="float" office:value="-0.0351564" calcext:value-type="float">
            <text:p>-0.0351564</text:p>
          </table:table-cell>
          <table:table-cell office:value-type="float" office:value="-0.03070939" calcext:value-type="float">
            <text:p>-0.03070939</text:p>
          </table:table-cell>
          <table:table-cell office:value-type="float" office:value="-0.02900553" calcext:value-type="float">
            <text:p>-0.02900553</text:p>
          </table:table-cell>
          <table:table-cell office:value-type="float" office:value="-0.0275465" calcext:value-type="float">
            <text:p>-0.0275465</text:p>
          </table:table-cell>
          <table:table-cell office:value-type="float" office:value="-0.02964794" calcext:value-type="float">
            <text:p>-0.02964794</text:p>
          </table:table-cell>
          <table:table-cell office:value-type="float" office:value="-0.03303292" calcext:value-type="float">
            <text:p>-0.03303292</text:p>
          </table:table-cell>
          <table:table-cell office:value-type="float" office:value="-0.06521843" calcext:value-type="float">
            <text:p>-0.06521843</text:p>
          </table:table-cell>
          <table:table-cell office:value-type="float" office:value="-0.02707084" calcext:value-type="float">
            <text:p>-0.02707084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1113421" calcext:value-type="float">
            <text:p>-0.1113421</text:p>
          </table:table-cell>
          <table:table-cell office:value-type="float" office:value="0.02107479" calcext:value-type="float">
            <text:p>0.02107479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3934" calcext:value-type="float">
            <text:p>-2.39393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7" calcext:value-type="float">
            <text:p>17122007</text:p>
          </table:table-cell>
          <table:table-cell office:value-type="float" office:value="631.0591" calcext:value-type="float">
            <text:p>631.0591</text:p>
          </table:table-cell>
          <table:table-cell office:value-type="float" office:value="482.0847" calcext:value-type="float">
            <text:p>482.0847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8.087" calcext:value-type="float">
            <text:p>1048.087</text:p>
          </table:table-cell>
          <table:table-cell office:value-type="float" office:value="109.9303" calcext:value-type="float">
            <text:p>109.9303</text:p>
          </table:table-cell>
          <table:table-cell office:value-type="float" office:value="0" calcext:value-type="float">
            <text:p>0</text:p>
          </table:table-cell>
          <table:table-cell office:value-type="float" office:value="0.2805238" calcext:value-type="float">
            <text:p>0.2805238</text:p>
          </table:table-cell>
          <table:table-cell office:value-type="float" office:value="0.2874756" calcext:value-type="float">
            <text:p>0.2874756</text:p>
          </table:table-cell>
          <table:table-cell office:value-type="float" office:value="0.2963426" calcext:value-type="float">
            <text:p>0.2963426</text:p>
          </table:table-cell>
          <table:table-cell office:value-type="float" office:value="0.3032446" calcext:value-type="float">
            <text:p>0.3032446</text:p>
          </table:table-cell>
          <table:table-cell office:value-type="float" office:value="0.3065178" calcext:value-type="float">
            <text:p>0.3065178</text:p>
          </table:table-cell>
          <table:table-cell office:value-type="float" office:value="0.2747281" calcext:value-type="float">
            <text:p>0.2747281</text:p>
          </table:table-cell>
          <table:table-cell office:value-type="float" office:value="0.2697134" calcext:value-type="float">
            <text:p>0.2697134</text:p>
          </table:table-cell>
          <table:table-cell office:value-type="float" office:value="0.3569631" calcext:value-type="float">
            <text:p>0.3569631</text:p>
          </table:table-cell>
          <table:table-cell office:value-type="float" office:value="0.3227262" calcext:value-type="float">
            <text:p>0.3227262</text:p>
          </table:table-cell>
          <table:table-cell office:value-type="float" office:value="0.3561076" calcext:value-type="float">
            <text:p>0.3561076</text:p>
          </table:table-cell>
          <table:table-cell office:value-type="float" office:value="0.3756847" calcext:value-type="float">
            <text:p>0.3756847</text:p>
          </table:table-cell>
          <table:table-cell office:value-type="float" office:value="0.3912284" calcext:value-type="float">
            <text:p>0.3912284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8846E-015" calcext:value-type="float">
            <text:p>1.968846E-15</text:p>
          </table:table-cell>
          <table:table-cell office:value-type="float" office:value="1.953789E-015" calcext:value-type="float">
            <text:p>1.953789E-15</text:p>
          </table:table-cell>
          <table:table-cell office:value-type="float" office:value="1.913521E-015" calcext:value-type="float">
            <text:p>1.913521E-15</text:p>
          </table:table-cell>
          <table:table-cell office:value-type="float" office:value="9.646299E-016" calcext:value-type="float">
            <text:p>9.646299E-16</text:p>
          </table:table-cell>
          <table:table-cell office:value-type="float" office:value="1.019932E-015" calcext:value-type="float">
            <text:p>1.019932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801028" calcext:value-type="float">
            <text:p>-0.05801028</text:p>
          </table:table-cell>
          <table:table-cell office:value-type="float" office:value="-0.04886448" calcext:value-type="float">
            <text:p>-0.04886448</text:p>
          </table:table-cell>
          <table:table-cell office:value-type="float" office:value="-0.03866436" calcext:value-type="float">
            <text:p>-0.03866436</text:p>
          </table:table-cell>
          <table:table-cell office:value-type="float" office:value="-0.03250398" calcext:value-type="float">
            <text:p>-0.03250398</text:p>
          </table:table-cell>
          <table:table-cell office:value-type="float" office:value="-0.03045058" calcext:value-type="float">
            <text:p>-0.03045058</text:p>
          </table:table-cell>
          <table:table-cell office:value-type="float" office:value="-0.02877581" calcext:value-type="float">
            <text:p>-0.02877581</text:p>
          </table:table-cell>
          <table:table-cell office:value-type="float" office:value="-0.03059903" calcext:value-type="float">
            <text:p>-0.03059903</text:p>
          </table:table-cell>
          <table:table-cell office:value-type="float" office:value="-0.0330295" calcext:value-type="float">
            <text:p>-0.0330295</text:p>
          </table:table-cell>
          <table:table-cell office:value-type="float" office:value="-0.06328505" calcext:value-type="float">
            <text:p>-0.06328505</text:p>
          </table:table-cell>
          <table:table-cell office:value-type="float" office:value="-0.02705986" calcext:value-type="float">
            <text:p>-0.02705986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6651638" calcext:value-type="float">
            <text:p>-0.06651638</text:p>
          </table:table-cell>
          <table:table-cell office:value-type="float" office:value="0.02106737" calcext:value-type="float">
            <text:p>0.02106737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6569" calcext:value-type="float">
            <text:p>-2.39656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7" calcext:value-type="float">
            <text:p>18122007</text:p>
          </table:table-cell>
          <table:table-cell office:value-type="float" office:value="631.159" calcext:value-type="float">
            <text:p>631.159</text:p>
          </table:table-cell>
          <table:table-cell office:value-type="float" office:value="482.1917" calcext:value-type="float">
            <text:p>482.1917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8.08" calcext:value-type="float">
            <text:p>1048.08</text:p>
          </table:table-cell>
          <table:table-cell office:value-type="float" office:value="109.9304" calcext:value-type="float">
            <text:p>109.9304</text:p>
          </table:table-cell>
          <table:table-cell office:value-type="float" office:value="0" calcext:value-type="float">
            <text:p>0</text:p>
          </table:table-cell>
          <table:table-cell office:value-type="float" office:value="0.2828758" calcext:value-type="float">
            <text:p>0.2828758</text:p>
          </table:table-cell>
          <table:table-cell office:value-type="float" office:value="0.2899902" calcext:value-type="float">
            <text:p>0.2899902</text:p>
          </table:table-cell>
          <table:table-cell office:value-type="float" office:value="0.2948945" calcext:value-type="float">
            <text:p>0.2948945</text:p>
          </table:table-cell>
          <table:table-cell office:value-type="float" office:value="0.3005872" calcext:value-type="float">
            <text:p>0.3005872</text:p>
          </table:table-cell>
          <table:table-cell office:value-type="float" office:value="0.303801" calcext:value-type="float">
            <text:p>0.303801</text:p>
          </table:table-cell>
          <table:table-cell office:value-type="float" office:value="0.2731562" calcext:value-type="float">
            <text:p>0.2731562</text:p>
          </table:table-cell>
          <table:table-cell office:value-type="float" office:value="0.2689309" calcext:value-type="float">
            <text:p>0.2689309</text:p>
          </table:table-cell>
          <table:table-cell office:value-type="float" office:value="0.3568716" calcext:value-type="float">
            <text:p>0.3568716</text:p>
          </table:table-cell>
          <table:table-cell office:value-type="float" office:value="0.3237059" calcext:value-type="float">
            <text:p>0.3237059</text:p>
          </table:table-cell>
          <table:table-cell office:value-type="float" office:value="0.3561369" calcext:value-type="float">
            <text:p>0.3561369</text:p>
          </table:table-cell>
          <table:table-cell office:value-type="float" office:value="0.3756806" calcext:value-type="float">
            <text:p>0.3756806</text:p>
          </table:table-cell>
          <table:table-cell office:value-type="float" office:value="0.391139" calcext:value-type="float">
            <text:p>0.39113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62063E-015" calcext:value-type="float">
            <text:p>1.962063E-15</text:p>
          </table:table-cell>
          <table:table-cell office:value-type="float" office:value="1.953785E-015" calcext:value-type="float">
            <text:p>1.953785E-15</text:p>
          </table:table-cell>
          <table:table-cell office:value-type="float" office:value="1.913514E-015" calcext:value-type="float">
            <text:p>1.913514E-15</text:p>
          </table:table-cell>
          <table:table-cell office:value-type="float" office:value="9.646306E-016" calcext:value-type="float">
            <text:p>9.646306E-16</text:p>
          </table:table-cell>
          <table:table-cell office:value-type="float" office:value="1.019921E-015" calcext:value-type="float">
            <text:p>1.019921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414056" calcext:value-type="float">
            <text:p>-0.05414056</text:p>
          </table:table-cell>
          <table:table-cell office:value-type="float" office:value="-0.04562224" calcext:value-type="float">
            <text:p>-0.04562224</text:p>
          </table:table-cell>
          <table:table-cell office:value-type="float" office:value="-0.04015854" calcext:value-type="float">
            <text:p>-0.04015854</text:p>
          </table:table-cell>
          <table:table-cell office:value-type="float" office:value="-0.03465698" calcext:value-type="float">
            <text:p>-0.03465698</text:p>
          </table:table-cell>
          <table:table-cell office:value-type="float" office:value="-0.03215186" calcext:value-type="float">
            <text:p>-0.03215186</text:p>
          </table:table-cell>
          <table:table-cell office:value-type="float" office:value="-0.03005598" calcext:value-type="float">
            <text:p>-0.03005598</text:p>
          </table:table-cell>
          <table:table-cell office:value-type="float" office:value="-0.03135363" calcext:value-type="float">
            <text:p>-0.03135363</text:p>
          </table:table-cell>
          <table:table-cell office:value-type="float" office:value="-0.03310315" calcext:value-type="float">
            <text:p>-0.03310315</text:p>
          </table:table-cell>
          <table:table-cell office:value-type="float" office:value="-0.06151608" calcext:value-type="float">
            <text:p>-0.06151608</text:p>
          </table:table-cell>
          <table:table-cell office:value-type="float" office:value="-0.02702209" calcext:value-type="float">
            <text:p>-0.02702209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6200179" calcext:value-type="float">
            <text:p>-0.06200179</text:p>
          </table:table-cell>
          <table:table-cell office:value-type="float" office:value="0.02106237" calcext:value-type="float">
            <text:p>0.02106237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9148" calcext:value-type="float">
            <text:p>-2.39914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7" calcext:value-type="float">
            <text:p>19122007</text:p>
          </table:table-cell>
          <table:table-cell office:value-type="float" office:value="631.159" calcext:value-type="float">
            <text:p>631.159</text:p>
          </table:table-cell>
          <table:table-cell office:value-type="float" office:value="482.7495" calcext:value-type="float">
            <text:p>482.7495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8.044" calcext:value-type="float">
            <text:p>1048.044</text:p>
          </table:table-cell>
          <table:table-cell office:value-type="float" office:value="109.4085" calcext:value-type="float">
            <text:p>109.4085</text:p>
          </table:table-cell>
          <table:table-cell office:value-type="float" office:value="0" calcext:value-type="float">
            <text:p>0</text:p>
          </table:table-cell>
          <table:table-cell office:value-type="float" office:value="0.2597683" calcext:value-type="float">
            <text:p>0.2597683</text:p>
          </table:table-cell>
          <table:table-cell office:value-type="float" office:value="0.2841775" calcext:value-type="float">
            <text:p>0.2841775</text:p>
          </table:table-cell>
          <table:table-cell office:value-type="float" office:value="0.2929542" calcext:value-type="float">
            <text:p>0.2929542</text:p>
          </table:table-cell>
          <table:table-cell office:value-type="float" office:value="0.2991129" calcext:value-type="float">
            <text:p>0.2991129</text:p>
          </table:table-cell>
          <table:table-cell office:value-type="float" office:value="0.3018773" calcext:value-type="float">
            <text:p>0.3018773</text:p>
          </table:table-cell>
          <table:table-cell office:value-type="float" office:value="0.2717811" calcext:value-type="float">
            <text:p>0.2717811</text:p>
          </table:table-cell>
          <table:table-cell office:value-type="float" office:value="0.2682664" calcext:value-type="float">
            <text:p>0.2682664</text:p>
          </table:table-cell>
          <table:table-cell office:value-type="float" office:value="0.3566601" calcext:value-type="float">
            <text:p>0.3566601</text:p>
          </table:table-cell>
          <table:table-cell office:value-type="float" office:value="0.3246326" calcext:value-type="float">
            <text:p>0.3246326</text:p>
          </table:table-cell>
          <table:table-cell office:value-type="float" office:value="0.3561833" calcext:value-type="float">
            <text:p>0.3561833</text:p>
          </table:table-cell>
          <table:table-cell office:value-type="float" office:value="0.3756763" calcext:value-type="float">
            <text:p>0.3756763</text:p>
          </table:table-cell>
          <table:table-cell office:value-type="float" office:value="0.3911148" calcext:value-type="float">
            <text:p>0.3911148</text:p>
          </table:table-cell>
          <table:table-cell office:value-type="float" office:value="0.4619085" calcext:value-type="float">
            <text:p>0.4619085</text:p>
          </table:table-cell>
          <table:table-cell office:value-type="float" office:value="0" calcext:value-type="float">
            <text:p>0</text:p>
          </table:table-cell>
          <table:table-cell office:value-type="float" office:value="0.009157148" calcext:value-type="float">
            <text:p>0.009157148</text:p>
          </table:table-cell>
          <table:table-cell office:value-type="float" office:value="1.953782E-015" calcext:value-type="float">
            <text:p>1.953782E-15</text:p>
          </table:table-cell>
          <table:table-cell office:value-type="float" office:value="1.913507E-015" calcext:value-type="float">
            <text:p>1.913507E-15</text:p>
          </table:table-cell>
          <table:table-cell office:value-type="float" office:value="9.646276E-016" calcext:value-type="float">
            <text:p>9.646276E-16</text:p>
          </table:table-cell>
          <table:table-cell office:value-type="float" office:value="1.019916E-015" calcext:value-type="float">
            <text:p>1.019916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17699" calcext:value-type="float">
            <text:p>-0.1017699</text:p>
          </table:table-cell>
          <table:table-cell office:value-type="float" office:value="-0.05310605" calcext:value-type="float">
            <text:p>-0.05310605</text:p>
          </table:table-cell>
          <table:table-cell office:value-type="float" office:value="-0.04222849" calcext:value-type="float">
            <text:p>-0.04222849</text:p>
          </table:table-cell>
          <table:table-cell office:value-type="float" office:value="-0.03599597" calcext:value-type="float">
            <text:p>-0.03599597</text:p>
          </table:table-cell>
          <table:table-cell office:value-type="float" office:value="-0.03353027" calcext:value-type="float">
            <text:p>-0.03353027</text:p>
          </table:table-cell>
          <table:table-cell office:value-type="float" office:value="-0.03123293" calcext:value-type="float">
            <text:p>-0.03123293</text:p>
          </table:table-cell>
          <table:table-cell office:value-type="float" office:value="-0.03200956" calcext:value-type="float">
            <text:p>-0.03200956</text:p>
          </table:table-cell>
          <table:table-cell office:value-type="float" office:value="-0.03327486" calcext:value-type="float">
            <text:p>-0.03327486</text:p>
          </table:table-cell>
          <table:table-cell office:value-type="float" office:value="-0.05989338" calcext:value-type="float">
            <text:p>-0.05989338</text:p>
          </table:table-cell>
          <table:table-cell office:value-type="float" office:value="-0.02696221" calcext:value-type="float">
            <text:p>-0.02696221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1495201" calcext:value-type="float">
            <text:p>-0.1495201</text:p>
          </table:table-cell>
          <table:table-cell office:value-type="float" office:value="0.02106341" calcext:value-type="float">
            <text:p>0.0210634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7163" calcext:value-type="float">
            <text:p>-2.38716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7" calcext:value-type="float">
            <text:p>20122007</text:p>
          </table:table-cell>
          <table:table-cell office:value-type="float" office:value="631.159" calcext:value-type="float">
            <text:p>631.159</text:p>
          </table:table-cell>
          <table:table-cell office:value-type="float" office:value="483.3598" calcext:value-type="float">
            <text:p>483.3598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7.343" calcext:value-type="float">
            <text:p>1047.343</text:p>
          </table:table-cell>
          <table:table-cell office:value-type="float" office:value="109.499" calcext:value-type="float">
            <text:p>109.499</text:p>
          </table:table-cell>
          <table:table-cell office:value-type="float" office:value="0" calcext:value-type="float">
            <text:p>0</text:p>
          </table:table-cell>
          <table:table-cell office:value-type="float" office:value="0.262717" calcext:value-type="float">
            <text:p>0.262717</text:p>
          </table:table-cell>
          <table:table-cell office:value-type="float" office:value="0.281661" calcext:value-type="float">
            <text:p>0.281661</text:p>
          </table:table-cell>
          <table:table-cell office:value-type="float" office:value="0.290653" calcext:value-type="float">
            <text:p>0.290653</text:p>
          </table:table-cell>
          <table:table-cell office:value-type="float" office:value="0.2971438" calcext:value-type="float">
            <text:p>0.2971438</text:p>
          </table:table-cell>
          <table:table-cell office:value-type="float" office:value="0.3001259" calcext:value-type="float">
            <text:p>0.3001259</text:p>
          </table:table-cell>
          <table:table-cell office:value-type="float" office:value="0.2706347" calcext:value-type="float">
            <text:p>0.2706347</text:p>
          </table:table-cell>
          <table:table-cell office:value-type="float" office:value="0.2676057" calcext:value-type="float">
            <text:p>0.2676057</text:p>
          </table:table-cell>
          <table:table-cell office:value-type="float" office:value="0.3563084" calcext:value-type="float">
            <text:p>0.3563084</text:p>
          </table:table-cell>
          <table:table-cell office:value-type="float" office:value="0.3256549" calcext:value-type="float">
            <text:p>0.3256549</text:p>
          </table:table-cell>
          <table:table-cell office:value-type="float" office:value="0.3561912" calcext:value-type="float">
            <text:p>0.3561912</text:p>
          </table:table-cell>
          <table:table-cell office:value-type="float" office:value="0.3756753" calcext:value-type="float">
            <text:p>0.3756753</text:p>
          </table:table-cell>
          <table:table-cell office:value-type="float" office:value="0.391095" calcext:value-type="float">
            <text:p>0.391095</text:p>
          </table:table-cell>
          <table:table-cell office:value-type="float" office:value="0.4621355" calcext:value-type="float">
            <text:p>0.4621355</text:p>
          </table:table-cell>
          <table:table-cell office:value-type="float" office:value="0" calcext:value-type="float">
            <text:p>0</text:p>
          </table:table-cell>
          <table:table-cell office:value-type="float" office:value="0.00370214" calcext:value-type="float">
            <text:p>0.00370214</text:p>
          </table:table-cell>
          <table:table-cell office:value-type="float" office:value="1.953777E-015" calcext:value-type="float">
            <text:p>1.953777E-15</text:p>
          </table:table-cell>
          <table:table-cell office:value-type="float" office:value="1.913501E-015" calcext:value-type="float">
            <text:p>1.913501E-15</text:p>
          </table:table-cell>
          <table:table-cell office:value-type="float" office:value="9.646242E-016" calcext:value-type="float">
            <text:p>9.646242E-16</text:p>
          </table:table-cell>
          <table:table-cell office:value-type="float" office:value="1.019913E-015" calcext:value-type="float">
            <text:p>1.019913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375226" calcext:value-type="float">
            <text:p>-0.09375226</text:p>
          </table:table-cell>
          <table:table-cell office:value-type="float" office:value="-0.0570192" calcext:value-type="float">
            <text:p>-0.0570192</text:p>
          </table:table-cell>
          <table:table-cell office:value-type="float" office:value="-0.04488571" calcext:value-type="float">
            <text:p>-0.04488571</text:p>
          </table:table-cell>
          <table:table-cell office:value-type="float" office:value="-0.03786838" calcext:value-type="float">
            <text:p>-0.03786838</text:p>
          </table:table-cell>
          <table:table-cell office:value-type="float" office:value="-0.03506915" calcext:value-type="float">
            <text:p>-0.03506915</text:p>
          </table:table-cell>
          <table:table-cell office:value-type="float" office:value="-0.03225034" calcext:value-type="float">
            <text:p>-0.03225034</text:p>
          </table:table-cell>
          <table:table-cell office:value-type="float" office:value="-0.03267796" calcext:value-type="float">
            <text:p>-0.03267796</text:p>
          </table:table-cell>
          <table:table-cell office:value-type="float" office:value="-0.03356225" calcext:value-type="float">
            <text:p>-0.03356225</text:p>
          </table:table-cell>
          <table:table-cell office:value-type="float" office:value="-0.0581621" calcext:value-type="float">
            <text:p>-0.0581621</text:p>
          </table:table-cell>
          <table:table-cell office:value-type="float" office:value="-0.02695109" calcext:value-type="float">
            <text:p>-0.02695109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1325256" calcext:value-type="float">
            <text:p>-0.1325256</text:p>
          </table:table-cell>
          <table:table-cell office:value-type="float" office:value="0.02104842" calcext:value-type="float">
            <text:p>0.0210484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2244" calcext:value-type="float">
            <text:p>-2.39224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7" calcext:value-type="float">
            <text:p>21122007</text:p>
          </table:table-cell>
          <table:table-cell office:value-type="float" office:value="631.159" calcext:value-type="float">
            <text:p>631.159</text:p>
          </table:table-cell>
          <table:table-cell office:value-type="float" office:value="483.5838" calcext:value-type="float">
            <text:p>483.5838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7.119" calcext:value-type="float">
            <text:p>1047.119</text:p>
          </table:table-cell>
          <table:table-cell office:value-type="float" office:value="109.499" calcext:value-type="float">
            <text:p>109.499</text:p>
          </table:table-cell>
          <table:table-cell office:value-type="float" office:value="0" calcext:value-type="float">
            <text:p>0</text:p>
          </table:table-cell>
          <table:table-cell office:value-type="float" office:value="0.2908975" calcext:value-type="float">
            <text:p>0.2908975</text:p>
          </table:table-cell>
          <table:table-cell office:value-type="float" office:value="0.2833375" calcext:value-type="float">
            <text:p>0.2833375</text:p>
          </table:table-cell>
          <table:table-cell office:value-type="float" office:value="0.2888777" calcext:value-type="float">
            <text:p>0.2888777</text:p>
          </table:table-cell>
          <table:table-cell office:value-type="float" office:value="0.295156" calcext:value-type="float">
            <text:p>0.295156</text:p>
          </table:table-cell>
          <table:table-cell office:value-type="float" office:value="0.2983463" calcext:value-type="float">
            <text:p>0.2983463</text:p>
          </table:table-cell>
          <table:table-cell office:value-type="float" office:value="0.269435" calcext:value-type="float">
            <text:p>0.269435</text:p>
          </table:table-cell>
          <table:table-cell office:value-type="float" office:value="0.2668905" calcext:value-type="float">
            <text:p>0.2668905</text:p>
          </table:table-cell>
          <table:table-cell office:value-type="float" office:value="0.3558856" calcext:value-type="float">
            <text:p>0.3558856</text:p>
          </table:table-cell>
          <table:table-cell office:value-type="float" office:value="0.3267017" calcext:value-type="float">
            <text:p>0.3267017</text:p>
          </table:table-cell>
          <table:table-cell office:value-type="float" office:value="0.3561895" calcext:value-type="float">
            <text:p>0.3561895</text:p>
          </table:table-cell>
          <table:table-cell office:value-type="float" office:value="0.3756712" calcext:value-type="float">
            <text:p>0.3756712</text:p>
          </table:table-cell>
          <table:table-cell office:value-type="float" office:value="0.3910487" calcext:value-type="float">
            <text:p>0.3910487</text:p>
          </table:table-cell>
          <table:table-cell office:value-type="float" office:value="0.4622923" calcext:value-type="float">
            <text:p>0.4622923</text:p>
          </table:table-cell>
          <table:table-cell office:value-type="float" office:value="0" calcext:value-type="float">
            <text:p>0</text:p>
          </table:table-cell>
          <table:table-cell office:value-type="float" office:value="1.936226E-015" calcext:value-type="float">
            <text:p>1.936226E-15</text:p>
          </table:table-cell>
          <table:table-cell office:value-type="float" office:value="1.953775E-015" calcext:value-type="float">
            <text:p>1.953775E-15</text:p>
          </table:table-cell>
          <table:table-cell office:value-type="float" office:value="1.913493E-015" calcext:value-type="float">
            <text:p>1.913493E-15</text:p>
          </table:table-cell>
          <table:table-cell office:value-type="float" office:value="9.646202E-016" calcext:value-type="float">
            <text:p>9.646202E-16</text:p>
          </table:table-cell>
          <table:table-cell office:value-type="float" office:value="1.019909E-015" calcext:value-type="float">
            <text:p>1.019909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2E-034" calcext:value-type="float">
            <text:p>3.19663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454176" calcext:value-type="float">
            <text:p>-0.04454176</text:p>
          </table:table-cell>
          <table:table-cell office:value-type="float" office:value="-0.0548934" calcext:value-type="float">
            <text:p>-0.0548934</text:p>
          </table:table-cell>
          <table:table-cell office:value-type="float" office:value="-0.04707008" calcext:value-type="float">
            <text:p>-0.04707008</text:p>
          </table:table-cell>
          <table:table-cell office:value-type="float" office:value="-0.03987938" calcext:value-type="float">
            <text:p>-0.03987938</text:p>
          </table:table-cell>
          <table:table-cell office:value-type="float" office:value="-0.03671157" calcext:value-type="float">
            <text:p>-0.03671157</text:p>
          </table:table-cell>
          <table:table-cell office:value-type="float" office:value="-0.03335845" calcext:value-type="float">
            <text:p>-0.03335845</text:p>
          </table:table-cell>
          <table:table-cell office:value-type="float" office:value="-0.03335556" calcext:value-type="float">
            <text:p>-0.03335556</text:p>
          </table:table-cell>
          <table:table-cell office:value-type="float" office:value="-0.03391349" calcext:value-type="float">
            <text:p>-0.03391349</text:p>
          </table:table-cell>
          <table:table-cell office:value-type="float" office:value="-0.056442" calcext:value-type="float">
            <text:p>-0.056442</text:p>
          </table:table-cell>
          <table:table-cell office:value-type="float" office:value="-0.02695352" calcext:value-type="float">
            <text:p>-0.02695352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04303923" calcext:value-type="float">
            <text:p>-0.04303923</text:p>
          </table:table-cell>
          <table:table-cell office:value-type="float" office:value="0.02103527" calcext:value-type="float">
            <text:p>0.02103527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6507" calcext:value-type="float">
            <text:p>-2.39650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7" calcext:value-type="float">
            <text:p>22122007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83.7831" calcext:value-type="float">
            <text:p>483.7831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8.163" calcext:value-type="float">
            <text:p>1048.163</text:p>
          </table:table-cell>
          <table:table-cell office:value-type="float" office:value="109.4559" calcext:value-type="float">
            <text:p>109.4559</text:p>
          </table:table-cell>
          <table:table-cell office:value-type="float" office:value="6.258432" calcext:value-type="float">
            <text:p>6.258432</text:p>
          </table:table-cell>
          <table:table-cell office:value-type="float" office:value="0.2340323" calcext:value-type="float">
            <text:p>0.2340323</text:p>
          </table:table-cell>
          <table:table-cell office:value-type="float" office:value="0.282866" calcext:value-type="float">
            <text:p>0.282866</text:p>
          </table:table-cell>
          <table:table-cell office:value-type="float" office:value="0.2900662" calcext:value-type="float">
            <text:p>0.2900662</text:p>
          </table:table-cell>
          <table:table-cell office:value-type="float" office:value="0.2944274" calcext:value-type="float">
            <text:p>0.2944274</text:p>
          </table:table-cell>
          <table:table-cell office:value-type="float" office:value="0.2973967" calcext:value-type="float">
            <text:p>0.2973967</text:p>
          </table:table-cell>
          <table:table-cell office:value-type="float" office:value="0.2682841" calcext:value-type="float">
            <text:p>0.2682841</text:p>
          </table:table-cell>
          <table:table-cell office:value-type="float" office:value="0.2661421" calcext:value-type="float">
            <text:p>0.2661421</text:p>
          </table:table-cell>
          <table:table-cell office:value-type="float" office:value="0.3554728" calcext:value-type="float">
            <text:p>0.3554728</text:p>
          </table:table-cell>
          <table:table-cell office:value-type="float" office:value="0.327677" calcext:value-type="float">
            <text:p>0.327677</text:p>
          </table:table-cell>
          <table:table-cell office:value-type="float" office:value="0.3562117" calcext:value-type="float">
            <text:p>0.3562117</text:p>
          </table:table-cell>
          <table:table-cell office:value-type="float" office:value="0.3756652" calcext:value-type="float">
            <text:p>0.3756652</text:p>
          </table:table-cell>
          <table:table-cell office:value-type="float" office:value="0.3910178" calcext:value-type="float">
            <text:p>0.3910178</text:p>
          </table:table-cell>
          <table:table-cell office:value-type="float" office:value="0.4499156" calcext:value-type="float">
            <text:p>0.4499156</text:p>
          </table:table-cell>
          <table:table-cell office:value-type="float" office:value="0" calcext:value-type="float">
            <text:p>0</text:p>
          </table:table-cell>
          <table:table-cell office:value-type="float" office:value="0.0388455" calcext:value-type="float">
            <text:p>0.0388455</text:p>
          </table:table-cell>
          <table:table-cell office:value-type="float" office:value="1.953774E-015" calcext:value-type="float">
            <text:p>1.953774E-15</text:p>
          </table:table-cell>
          <table:table-cell office:value-type="float" office:value="1.913487E-015" calcext:value-type="float">
            <text:p>1.913487E-15</text:p>
          </table:table-cell>
          <table:table-cell office:value-type="float" office:value="9.646155E-016" calcext:value-type="float">
            <text:p>9.646155E-16</text:p>
          </table:table-cell>
          <table:table-cell office:value-type="float" office:value="1.019906E-015" calcext:value-type="float">
            <text:p>1.019906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9335" calcext:value-type="float">
            <text:p>-0.219335</text:p>
          </table:table-cell>
          <table:table-cell office:value-type="float" office:value="-0.0550013" calcext:value-type="float">
            <text:p>-0.0550013</text:p>
          </table:table-cell>
          <table:table-cell office:value-type="float" office:value="-0.04556685" calcext:value-type="float">
            <text:p>-0.04556685</text:p>
          </table:table-cell>
          <table:table-cell office:value-type="float" office:value="-0.04065945" calcext:value-type="float">
            <text:p>-0.04065945</text:p>
          </table:table-cell>
          <table:table-cell office:value-type="float" office:value="-0.03763442" calcext:value-type="float">
            <text:p>-0.03763442</text:p>
          </table:table-cell>
          <table:table-cell office:value-type="float" office:value="-0.0344722" calcext:value-type="float">
            <text:p>-0.0344722</text:p>
          </table:table-cell>
          <table:table-cell office:value-type="float" office:value="-0.03402935" calcext:value-type="float">
            <text:p>-0.03402935</text:p>
          </table:table-cell>
          <table:table-cell office:value-type="float" office:value="-0.03426032" calcext:value-type="float">
            <text:p>-0.03426032</text:p>
          </table:table-cell>
          <table:table-cell office:value-type="float" office:value="-0.05488999" calcext:value-type="float">
            <text:p>-0.05488999</text:p>
          </table:table-cell>
          <table:table-cell office:value-type="float" office:value="-0.02692511" calcext:value-type="float">
            <text:p>-0.02692511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0.4317448" calcext:value-type="float">
            <text:p>-0.4317448</text:p>
          </table:table-cell>
          <table:table-cell office:value-type="float" office:value="0.02106179" calcext:value-type="float">
            <text:p>0.02106179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28964" calcext:value-type="float">
            <text:p>-2.2896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7" calcext:value-type="float">
            <text:p>23122007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84.1059" calcext:value-type="float">
            <text:p>484.1059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8.556" calcext:value-type="float">
            <text:p>1048.556</text:p>
          </table:table-cell>
          <table:table-cell office:value-type="float" office:value="108.7399" calcext:value-type="float">
            <text:p>108.7399</text:p>
          </table:table-cell>
          <table:table-cell office:value-type="float" office:value="5.878083" calcext:value-type="float">
            <text:p>5.878083</text:p>
          </table:table-cell>
          <table:table-cell office:value-type="float" office:value="0.1978993" calcext:value-type="float">
            <text:p>0.1978993</text:p>
          </table:table-cell>
          <table:table-cell office:value-type="float" office:value="0.2733242" calcext:value-type="float">
            <text:p>0.2733242</text:p>
          </table:table-cell>
          <table:table-cell office:value-type="float" office:value="0.2870638" calcext:value-type="float">
            <text:p>0.2870638</text:p>
          </table:table-cell>
          <table:table-cell office:value-type="float" office:value="0.2934993" calcext:value-type="float">
            <text:p>0.2934993</text:p>
          </table:table-cell>
          <table:table-cell office:value-type="float" office:value="0.2965212" calcext:value-type="float">
            <text:p>0.2965212</text:p>
          </table:table-cell>
          <table:table-cell office:value-type="float" office:value="0.2673509" calcext:value-type="float">
            <text:p>0.2673509</text:p>
          </table:table-cell>
          <table:table-cell office:value-type="float" office:value="0.2662638" calcext:value-type="float">
            <text:p>0.2662638</text:p>
          </table:table-cell>
          <table:table-cell office:value-type="float" office:value="0.3550641" calcext:value-type="float">
            <text:p>0.3550641</text:p>
          </table:table-cell>
          <table:table-cell office:value-type="float" office:value="0.3285769" calcext:value-type="float">
            <text:p>0.3285769</text:p>
          </table:table-cell>
          <table:table-cell office:value-type="float" office:value="0.3562536" calcext:value-type="float">
            <text:p>0.3562536</text:p>
          </table:table-cell>
          <table:table-cell office:value-type="float" office:value="0.375681" calcext:value-type="float">
            <text:p>0.375681</text:p>
          </table:table-cell>
          <table:table-cell office:value-type="float" office:value="0.3915046" calcext:value-type="float">
            <text:p>0.3915046</text:p>
          </table:table-cell>
          <table:table-cell office:value-type="float" office:value="0.4542256" calcext:value-type="float">
            <text:p>0.4542256</text:p>
          </table:table-cell>
          <table:table-cell office:value-type="float" office:value="0" calcext:value-type="float">
            <text:p>0</text:p>
          </table:table-cell>
          <table:table-cell office:value-type="float" office:value="0.05098839" calcext:value-type="float">
            <text:p>0.05098839</text:p>
          </table:table-cell>
          <table:table-cell office:value-type="float" office:value="0.0001459209" calcext:value-type="float">
            <text:p>0.0001459209</text:p>
          </table:table-cell>
          <table:table-cell office:value-type="float" office:value="1.913477E-015" calcext:value-type="float">
            <text:p>1.913477E-15</text:p>
          </table:table-cell>
          <table:table-cell office:value-type="float" office:value="9.646131E-016" calcext:value-type="float">
            <text:p>9.646131E-16</text:p>
          </table:table-cell>
          <table:table-cell office:value-type="float" office:value="1.019906E-015" calcext:value-type="float">
            <text:p>1.019906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12728" calcext:value-type="float">
            <text:p>-0.7912728</text:p>
          </table:table-cell>
          <table:table-cell office:value-type="float" office:value="-0.07180505" calcext:value-type="float">
            <text:p>-0.07180505</text:p>
          </table:table-cell>
          <table:table-cell office:value-type="float" office:value="-0.04935582" calcext:value-type="float">
            <text:p>-0.04935582</text:p>
          </table:table-cell>
          <table:table-cell office:value-type="float" office:value="-0.04165103" calcext:value-type="float">
            <text:p>-0.04165103</text:p>
          </table:table-cell>
          <table:table-cell office:value-type="float" office:value="-0.03849528" calcext:value-type="float">
            <text:p>-0.03849528</text:p>
          </table:table-cell>
          <table:table-cell office:value-type="float" office:value="-0.03540789" calcext:value-type="float">
            <text:p>-0.03540789</text:p>
          </table:table-cell>
          <table:table-cell office:value-type="float" office:value="-0.0339712" calcext:value-type="float">
            <text:p>-0.0339712</text:p>
          </table:table-cell>
          <table:table-cell office:value-type="float" office:value="-0.03460849" calcext:value-type="float">
            <text:p>-0.03460849</text:p>
          </table:table-cell>
          <table:table-cell office:value-type="float" office:value="-0.05349981" calcext:value-type="float">
            <text:p>-0.05349981</text:p>
          </table:table-cell>
          <table:table-cell office:value-type="float" office:value="-0.02687125" calcext:value-type="float">
            <text:p>-0.02687125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2.546626" calcext:value-type="float">
            <text:p>-2.546626</text:p>
          </table:table-cell>
          <table:table-cell office:value-type="float" office:value="0.02112977" calcext:value-type="float">
            <text:p>0.02112977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16965" calcext:value-type="float">
            <text:p>-2.31696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7" calcext:value-type="float">
            <text:p>24122007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84.3717" calcext:value-type="float">
            <text:p>484.3717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8.733" calcext:value-type="float">
            <text:p>1048.733</text:p>
          </table:table-cell>
          <table:table-cell office:value-type="float" office:value="108.2976" calcext:value-type="float">
            <text:p>108.2976</text:p>
          </table:table-cell>
          <table:table-cell office:value-type="float" office:value="5.696165" calcext:value-type="float">
            <text:p>5.696165</text:p>
          </table:table-cell>
          <table:table-cell office:value-type="float" office:value="0.1511263" calcext:value-type="float">
            <text:p>0.1511263</text:p>
          </table:table-cell>
          <table:table-cell office:value-type="float" office:value="0.2380099" calcext:value-type="float">
            <text:p>0.2380099</text:p>
          </table:table-cell>
          <table:table-cell office:value-type="float" office:value="0.2833152" calcext:value-type="float">
            <text:p>0.2833152</text:p>
          </table:table-cell>
          <table:table-cell office:value-type="float" office:value="0.2916565" calcext:value-type="float">
            <text:p>0.2916565</text:p>
          </table:table-cell>
          <table:table-cell office:value-type="float" office:value="0.2950619" calcext:value-type="float">
            <text:p>0.2950619</text:p>
          </table:table-cell>
          <table:table-cell office:value-type="float" office:value="0.2666967" calcext:value-type="float">
            <text:p>0.2666967</text:p>
          </table:table-cell>
          <table:table-cell office:value-type="float" office:value="0.2655511" calcext:value-type="float">
            <text:p>0.2655511</text:p>
          </table:table-cell>
          <table:table-cell office:value-type="float" office:value="0.3547596" calcext:value-type="float">
            <text:p>0.3547596</text:p>
          </table:table-cell>
          <table:table-cell office:value-type="float" office:value="0.3294187" calcext:value-type="float">
            <text:p>0.3294187</text:p>
          </table:table-cell>
          <table:table-cell office:value-type="float" office:value="0.3563121" calcext:value-type="float">
            <text:p>0.3563121</text:p>
          </table:table-cell>
          <table:table-cell office:value-type="float" office:value="0.3757235" calcext:value-type="float">
            <text:p>0.3757235</text:p>
          </table:table-cell>
          <table:table-cell office:value-type="float" office:value="0.3917601" calcext:value-type="float">
            <text:p>0.3917601</text:p>
          </table:table-cell>
          <table:table-cell office:value-type="float" office:value="0.4587714" calcext:value-type="float">
            <text:p>0.4587714</text:p>
          </table:table-cell>
          <table:table-cell office:value-type="float" office:value="0" calcext:value-type="float">
            <text:p>0</text:p>
          </table:table-cell>
          <table:table-cell office:value-type="float" office:value="0.08325284" calcext:value-type="float">
            <text:p>0.08325284</text:p>
          </table:table-cell>
          <table:table-cell office:value-type="float" office:value="0.03669437" calcext:value-type="float">
            <text:p>0.03669437</text:p>
          </table:table-cell>
          <table:table-cell office:value-type="float" office:value="1.913467E-015" calcext:value-type="float">
            <text:p>1.913467E-15</text:p>
          </table:table-cell>
          <table:table-cell office:value-type="float" office:value="9.646122E-016" calcext:value-type="float">
            <text:p>9.646122E-16</text:p>
          </table:table-cell>
          <table:table-cell office:value-type="float" office:value="1.019906E-015" calcext:value-type="float">
            <text:p>1.019906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81329" calcext:value-type="float">
            <text:p>-6.781329</text:p>
          </table:table-cell>
          <table:table-cell office:value-type="float" office:value="-0.1998981" calcext:value-type="float">
            <text:p>-0.1998981</text:p>
          </table:table-cell>
          <table:table-cell office:value-type="float" office:value="-0.05464513" calcext:value-type="float">
            <text:p>-0.05464513</text:p>
          </table:table-cell>
          <table:table-cell office:value-type="float" office:value="-0.04370749" calcext:value-type="float">
            <text:p>-0.04370749</text:p>
          </table:table-cell>
          <table:table-cell office:value-type="float" office:value="-0.03997772" calcext:value-type="float">
            <text:p>-0.03997772</text:p>
          </table:table-cell>
          <table:table-cell office:value-type="float" office:value="-0.03607778" calcext:value-type="float">
            <text:p>-0.03607778</text:p>
          </table:table-cell>
          <table:table-cell office:value-type="float" office:value="-0.03457364" calcext:value-type="float">
            <text:p>-0.03457364</text:p>
          </table:table-cell>
          <table:table-cell office:value-type="float" office:value="-0.03486977" calcext:value-type="float">
            <text:p>-0.03486977</text:p>
          </table:table-cell>
          <table:table-cell office:value-type="float" office:value="-0.05223461" calcext:value-type="float">
            <text:p>-0.05223461</text:p>
          </table:table-cell>
          <table:table-cell office:value-type="float" office:value="-0.02679607" calcext:value-type="float">
            <text:p>-0.02679607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5.87633" calcext:value-type="float">
            <text:p>-15.87633</text:p>
          </table:table-cell>
          <table:table-cell office:value-type="float" office:value="0.02125267" calcext:value-type="float">
            <text:p>0.02125267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47068" calcext:value-type="float">
            <text:p>-2.34706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7" calcext:value-type="float">
            <text:p>25122007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84.6181" calcext:value-type="float">
            <text:p>484.6181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9.025" calcext:value-type="float">
            <text:p>1049.025</text:p>
          </table:table-cell>
          <table:table-cell office:value-type="float" office:value="107.7587" calcext:value-type="float">
            <text:p>107.7587</text:p>
          </table:table-cell>
          <table:table-cell office:value-type="float" office:value="5.503876" calcext:value-type="float">
            <text:p>5.503876</text:p>
          </table:table-cell>
          <table:table-cell office:value-type="float" office:value="0.1486198" calcext:value-type="float">
            <text:p>0.1486198</text:p>
          </table:table-cell>
          <table:table-cell office:value-type="float" office:value="0.1799105" calcext:value-type="float">
            <text:p>0.1799105</text:p>
          </table:table-cell>
          <table:table-cell office:value-type="float" office:value="0.2794375" calcext:value-type="float">
            <text:p>0.2794375</text:p>
          </table:table-cell>
          <table:table-cell office:value-type="float" office:value="0.2897511" calcext:value-type="float">
            <text:p>0.2897511</text:p>
          </table:table-cell>
          <table:table-cell office:value-type="float" office:value="0.2935274" calcext:value-type="float">
            <text:p>0.2935274</text:p>
          </table:table-cell>
          <table:table-cell office:value-type="float" office:value="0.2658822" calcext:value-type="float">
            <text:p>0.2658822</text:p>
          </table:table-cell>
          <table:table-cell office:value-type="float" office:value="0.2646532" calcext:value-type="float">
            <text:p>0.2646532</text:p>
          </table:table-cell>
          <table:table-cell office:value-type="float" office:value="0.3542839" calcext:value-type="float">
            <text:p>0.3542839</text:p>
          </table:table-cell>
          <table:table-cell office:value-type="float" office:value="0.3304035" calcext:value-type="float">
            <text:p>0.3304035</text:p>
          </table:table-cell>
          <table:table-cell office:value-type="float" office:value="0.3563126" calcext:value-type="float">
            <text:p>0.3563126</text:p>
          </table:table-cell>
          <table:table-cell office:value-type="float" office:value="0.3757727" calcext:value-type="float">
            <text:p>0.3757727</text:p>
          </table:table-cell>
          <table:table-cell office:value-type="float" office:value="0.3918378" calcext:value-type="float">
            <text:p>0.3918378</text:p>
          </table:table-cell>
          <table:table-cell office:value-type="float" office:value="0.4620688" calcext:value-type="float">
            <text:p>0.4620688</text:p>
          </table:table-cell>
          <table:table-cell office:value-type="float" office:value="0" calcext:value-type="float">
            <text:p>0</text:p>
          </table:table-cell>
          <table:table-cell office:value-type="float" office:value="0.07038949" calcext:value-type="float">
            <text:p>0.07038949</text:p>
          </table:table-cell>
          <table:table-cell office:value-type="float" office:value="0.09980816" calcext:value-type="float">
            <text:p>0.09980816</text:p>
          </table:table-cell>
          <table:table-cell office:value-type="float" office:value="0.005685171" calcext:value-type="float">
            <text:p>0.005685171</text:p>
          </table:table-cell>
          <table:table-cell office:value-type="float" office:value="9.646118E-016" calcext:value-type="float">
            <text:p>9.646118E-16</text:p>
          </table:table-cell>
          <table:table-cell office:value-type="float" office:value="1.019906E-015" calcext:value-type="float">
            <text:p>1.019906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22572" calcext:value-type="float">
            <text:p>-7.722572</text:p>
          </table:table-cell>
          <table:table-cell office:value-type="float" office:value="-1.742124" calcext:value-type="float">
            <text:p>-1.742124</text:p>
          </table:table-cell>
          <table:table-cell office:value-type="float" office:value="-0.0602685" calcext:value-type="float">
            <text:p>-0.0602685</text:p>
          </table:table-cell>
          <table:table-cell office:value-type="float" office:value="-0.04596728" calcext:value-type="float">
            <text:p>-0.04596728</text:p>
          </table:table-cell>
          <table:table-cell office:value-type="float" office:value="-0.04161707" calcext:value-type="float">
            <text:p>-0.04161707</text:p>
          </table:table-cell>
          <table:table-cell office:value-type="float" office:value="-0.03693157" calcext:value-type="float">
            <text:p>-0.03693157</text:p>
          </table:table-cell>
          <table:table-cell office:value-type="float" office:value="-0.03541547" calcext:value-type="float">
            <text:p>-0.03541547</text:p>
          </table:table-cell>
          <table:table-cell office:value-type="float" office:value="-0.03528105" calcext:value-type="float">
            <text:p>-0.03528105</text:p>
          </table:table-cell>
          <table:table-cell office:value-type="float" office:value="-0.05079943" calcext:value-type="float">
            <text:p>-0.05079943</text:p>
          </table:table-cell>
          <table:table-cell office:value-type="float" office:value="-0.02679482" calcext:value-type="float">
            <text:p>-0.02679482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4.6514" calcext:value-type="float">
            <text:p>-14.6514</text:p>
          </table:table-cell>
          <table:table-cell office:value-type="float" office:value="0.02142471" calcext:value-type="float">
            <text:p>0.0214247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68994" calcext:value-type="float">
            <text:p>-2.36899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7" calcext:value-type="float">
            <text:p>26122007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84.7697" calcext:value-type="float">
            <text:p>484.7697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8.808" calcext:value-type="float">
            <text:p>1048.808</text:p>
          </table:table-cell>
          <table:table-cell office:value-type="float" office:value="107.8243" calcext:value-type="float">
            <text:p>107.8243</text:p>
          </table:table-cell>
          <table:table-cell office:value-type="float" office:value="5.345616" calcext:value-type="float">
            <text:p>5.345616</text:p>
          </table:table-cell>
          <table:table-cell office:value-type="float" office:value="0.1682881" calcext:value-type="float">
            <text:p>0.1682881</text:p>
          </table:table-cell>
          <table:table-cell office:value-type="float" office:value="0.1883923" calcext:value-type="float">
            <text:p>0.1883923</text:p>
          </table:table-cell>
          <table:table-cell office:value-type="float" office:value="0.2532059" calcext:value-type="float">
            <text:p>0.2532059</text:p>
          </table:table-cell>
          <table:table-cell office:value-type="float" office:value="0.2857712" calcext:value-type="float">
            <text:p>0.2857712</text:p>
          </table:table-cell>
          <table:table-cell office:value-type="float" office:value="0.2916465" calcext:value-type="float">
            <text:p>0.2916465</text:p>
          </table:table-cell>
          <table:table-cell office:value-type="float" office:value="0.264889" calcext:value-type="float">
            <text:p>0.264889</text:p>
          </table:table-cell>
          <table:table-cell office:value-type="float" office:value="0.2639121" calcext:value-type="float">
            <text:p>0.2639121</text:p>
          </table:table-cell>
          <table:table-cell office:value-type="float" office:value="0.3538039" calcext:value-type="float">
            <text:p>0.3538039</text:p>
          </table:table-cell>
          <table:table-cell office:value-type="float" office:value="0.3313159" calcext:value-type="float">
            <text:p>0.3313159</text:p>
          </table:table-cell>
          <table:table-cell office:value-type="float" office:value="0.3563374" calcext:value-type="float">
            <text:p>0.3563374</text:p>
          </table:table-cell>
          <table:table-cell office:value-type="float" office:value="0.3758169" calcext:value-type="float">
            <text:p>0.3758169</text:p>
          </table:table-cell>
          <table:table-cell office:value-type="float" office:value="0.3918164" calcext:value-type="float">
            <text:p>0.3918164</text:p>
          </table:table-cell>
          <table:table-cell office:value-type="float" office:value="0.4623724" calcext:value-type="float">
            <text:p>0.4623724</text:p>
          </table:table-cell>
          <table:table-cell office:value-type="float" office:value="0" calcext:value-type="float">
            <text:p>0</text:p>
          </table:table-cell>
          <table:table-cell office:value-type="float" office:value="0.03680632" calcext:value-type="float">
            <text:p>0.03680632</text:p>
          </table:table-cell>
          <table:table-cell office:value-type="float" office:value="0.09253614" calcext:value-type="float">
            <text:p>0.09253614</text:p>
          </table:table-cell>
          <table:table-cell office:value-type="float" office:value="0.0393377" calcext:value-type="float">
            <text:p>0.0393377</text:p>
          </table:table-cell>
          <table:table-cell office:value-type="float" office:value="9.64612E-016" calcext:value-type="float">
            <text:p>9.64612E-16</text:p>
          </table:table-cell>
          <table:table-cell office:value-type="float" office:value="1.019906E-015" calcext:value-type="float">
            <text:p>1.019906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757" calcext:value-type="float">
            <text:p>-2.9757</text:p>
          </table:table-cell>
          <table:table-cell office:value-type="float" office:value="-1.260626" calcext:value-type="float">
            <text:p>-1.260626</text:p>
          </table:table-cell>
          <table:table-cell office:value-type="float" office:value="-0.1296126" calcext:value-type="float">
            <text:p>-0.1296126</text:p>
          </table:table-cell>
          <table:table-cell office:value-type="float" office:value="-0.05111112" calcext:value-type="float">
            <text:p>-0.05111112</text:p>
          </table:table-cell>
          <table:table-cell office:value-type="float" office:value="-0.04371615" calcext:value-type="float">
            <text:p>-0.04371615</text:p>
          </table:table-cell>
          <table:table-cell office:value-type="float" office:value="-0.03800292" calcext:value-type="float">
            <text:p>-0.03800292</text:p>
          </table:table-cell>
          <table:table-cell office:value-type="float" office:value="-0.03613104" calcext:value-type="float">
            <text:p>-0.03613104</text:p>
          </table:table-cell>
          <table:table-cell office:value-type="float" office:value="-0.03570294" calcext:value-type="float">
            <text:p>-0.03570294</text:p>
          </table:table-cell>
          <table:table-cell office:value-type="float" office:value="-0.04950574" calcext:value-type="float">
            <text:p>-0.04950574</text:p>
          </table:table-cell>
          <table:table-cell office:value-type="float" office:value="-0.02676308" calcext:value-type="float">
            <text:p>-0.02676308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4.300495" calcext:value-type="float">
            <text:p>-4.300495</text:p>
          </table:table-cell>
          <table:table-cell office:value-type="float" office:value="0.02150809" calcext:value-type="float">
            <text:p>0.02150809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586" calcext:value-type="float">
            <text:p>-2.3758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7" calcext:value-type="float">
            <text:p>27122007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84.7526" calcext:value-type="float">
            <text:p>484.7526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8.713" calcext:value-type="float">
            <text:p>1048.713</text:p>
          </table:table-cell>
          <table:table-cell office:value-type="float" office:value="107.9368" calcext:value-type="float">
            <text:p>107.9368</text:p>
          </table:table-cell>
          <table:table-cell office:value-type="float" office:value="5.314838" calcext:value-type="float">
            <text:p>5.314838</text:p>
          </table:table-cell>
          <table:table-cell office:value-type="float" office:value="0.1540896" calcext:value-type="float">
            <text:p>0.1540896</text:p>
          </table:table-cell>
          <table:table-cell office:value-type="float" office:value="0.186876" calcext:value-type="float">
            <text:p>0.186876</text:p>
          </table:table-cell>
          <table:table-cell office:value-type="float" office:value="0.2486792" calcext:value-type="float">
            <text:p>0.2486792</text:p>
          </table:table-cell>
          <table:table-cell office:value-type="float" office:value="0.2835683" calcext:value-type="float">
            <text:p>0.2835683</text:p>
          </table:table-cell>
          <table:table-cell office:value-type="float" office:value="0.2894398" calcext:value-type="float">
            <text:p>0.2894398</text:p>
          </table:table-cell>
          <table:table-cell office:value-type="float" office:value="0.263656" calcext:value-type="float">
            <text:p>0.263656</text:p>
          </table:table-cell>
          <table:table-cell office:value-type="float" office:value="0.2631766" calcext:value-type="float">
            <text:p>0.2631766</text:p>
          </table:table-cell>
          <table:table-cell office:value-type="float" office:value="0.3533439" calcext:value-type="float">
            <text:p>0.3533439</text:p>
          </table:table-cell>
          <table:table-cell office:value-type="float" office:value="0.3321581" calcext:value-type="float">
            <text:p>0.3321581</text:p>
          </table:table-cell>
          <table:table-cell office:value-type="float" office:value="0.3563835" calcext:value-type="float">
            <text:p>0.3563835</text:p>
          </table:table-cell>
          <table:table-cell office:value-type="float" office:value="0.3758554" calcext:value-type="float">
            <text:p>0.3758554</text:p>
          </table:table-cell>
          <table:table-cell office:value-type="float" office:value="0.3917692" calcext:value-type="float">
            <text:p>0.3917692</text:p>
          </table:table-cell>
          <table:table-cell office:value-type="float" office:value="0.4623647" calcext:value-type="float">
            <text:p>0.4623647</text:p>
          </table:table-cell>
          <table:table-cell office:value-type="float" office:value="0" calcext:value-type="float">
            <text:p>0</text:p>
          </table:table-cell>
          <table:table-cell office:value-type="float" office:value="0.0420201" calcext:value-type="float">
            <text:p>0.0420201</text:p>
          </table:table-cell>
          <table:table-cell office:value-type="float" office:value="0.09511942" calcext:value-type="float">
            <text:p>0.09511942</text:p>
          </table:table-cell>
          <table:table-cell office:value-type="float" office:value="0.04846559" calcext:value-type="float">
            <text:p>0.04846559</text:p>
          </table:table-cell>
          <table:table-cell office:value-type="float" office:value="9.646119E-016" calcext:value-type="float">
            <text:p>9.646119E-16</text:p>
          </table:table-cell>
          <table:table-cell office:value-type="float" office:value="1.019906E-015" calcext:value-type="float">
            <text:p>1.019906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54729" calcext:value-type="float">
            <text:p>-5.754729</text:p>
          </table:table-cell>
          <table:table-cell office:value-type="float" office:value="-1.309274" calcext:value-type="float">
            <text:p>-1.309274</text:p>
          </table:table-cell>
          <table:table-cell office:value-type="float" office:value="-0.1483429" calcext:value-type="float">
            <text:p>-0.1483429</text:p>
          </table:table-cell>
          <table:table-cell office:value-type="float" office:value="-0.05427267" calcext:value-type="float">
            <text:p>-0.05427267</text:p>
          </table:table-cell>
          <table:table-cell office:value-type="float" office:value="-0.04635545" calcext:value-type="float">
            <text:p>-0.04635545</text:p>
          </table:table-cell>
          <table:table-cell office:value-type="float" office:value="-0.03938319" calcext:value-type="float">
            <text:p>-0.03938319</text:p>
          </table:table-cell>
          <table:table-cell office:value-type="float" office:value="-0.03685933" calcext:value-type="float">
            <text:p>-0.03685933</text:p>
          </table:table-cell>
          <table:table-cell office:value-type="float" office:value="-0.03611269" calcext:value-type="float">
            <text:p>-0.03611269</text:p>
          </table:table-cell>
          <table:table-cell office:value-type="float" office:value="-0.04834393" calcext:value-type="float">
            <text:p>-0.04834393</text:p>
          </table:table-cell>
          <table:table-cell office:value-type="float" office:value="-0.02670426" calcext:value-type="float">
            <text:p>-0.02670426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1.56819" calcext:value-type="float">
            <text:p>-11.56819</text:p>
          </table:table-cell>
          <table:table-cell office:value-type="float" office:value="0.02158538" calcext:value-type="float">
            <text:p>0.02158538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929" calcext:value-type="float">
            <text:p>-2.3792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7" calcext:value-type="float">
            <text:p>28122007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84.8045" calcext:value-type="float">
            <text:p>484.8045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8.485" calcext:value-type="float">
            <text:p>1048.485</text:p>
          </table:table-cell>
          <table:table-cell office:value-type="float" office:value="108.1123" calcext:value-type="float">
            <text:p>108.1123</text:p>
          </table:table-cell>
          <table:table-cell office:value-type="float" office:value="5.249702" calcext:value-type="float">
            <text:p>5.249702</text:p>
          </table:table-cell>
          <table:table-cell office:value-type="float" office:value="0.1472579" calcext:value-type="float">
            <text:p>0.1472579</text:p>
          </table:table-cell>
          <table:table-cell office:value-type="float" office:value="0.1697822" calcext:value-type="float">
            <text:p>0.1697822</text:p>
          </table:table-cell>
          <table:table-cell office:value-type="float" office:value="0.2181263" calcext:value-type="float">
            <text:p>0.2181263</text:p>
          </table:table-cell>
          <table:table-cell office:value-type="float" office:value="0.282562" calcext:value-type="float">
            <text:p>0.282562</text:p>
          </table:table-cell>
          <table:table-cell office:value-type="float" office:value="0.2883806" calcext:value-type="float">
            <text:p>0.2883806</text:p>
          </table:table-cell>
          <table:table-cell office:value-type="float" office:value="0.2624993" calcext:value-type="float">
            <text:p>0.2624993</text:p>
          </table:table-cell>
          <table:table-cell office:value-type="float" office:value="0.2624006" calcext:value-type="float">
            <text:p>0.2624006</text:p>
          </table:table-cell>
          <table:table-cell office:value-type="float" office:value="0.3528986" calcext:value-type="float">
            <text:p>0.3528986</text:p>
          </table:table-cell>
          <table:table-cell office:value-type="float" office:value="0.3329371" calcext:value-type="float">
            <text:p>0.3329371</text:p>
          </table:table-cell>
          <table:table-cell office:value-type="float" office:value="0.356447" calcext:value-type="float">
            <text:p>0.356447</text:p>
          </table:table-cell>
          <table:table-cell office:value-type="float" office:value="0.3758897" calcext:value-type="float">
            <text:p>0.3758897</text:p>
          </table:table-cell>
          <table:table-cell office:value-type="float" office:value="0.3917061" calcext:value-type="float">
            <text:p>0.3917061</text:p>
          </table:table-cell>
          <table:table-cell office:value-type="float" office:value="0.4623637" calcext:value-type="float">
            <text:p>0.4623637</text:p>
          </table:table-cell>
          <table:table-cell office:value-type="float" office:value="0" calcext:value-type="float">
            <text:p>0</text:p>
          </table:table-cell>
          <table:table-cell office:value-type="float" office:value="0.03634567" calcext:value-type="float">
            <text:p>0.03634567</text:p>
          </table:table-cell>
          <table:table-cell office:value-type="float" office:value="0.1140601" calcext:value-type="float">
            <text:p>0.1140601</text:p>
          </table:table-cell>
          <table:table-cell office:value-type="float" office:value="0.08425439" calcext:value-type="float">
            <text:p>0.08425439</text:p>
          </table:table-cell>
          <table:table-cell office:value-type="float" office:value="9.646117E-016" calcext:value-type="float">
            <text:p>9.646117E-16</text:p>
          </table:table-cell>
          <table:table-cell office:value-type="float" office:value="1.019906E-015" calcext:value-type="float">
            <text:p>1.019906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2E-034" calcext:value-type="float">
            <text:p>3.19663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48985" calcext:value-type="float">
            <text:p>-8.348985</text:p>
          </table:table-cell>
          <table:table-cell office:value-type="float" office:value="-2.760475" calcext:value-type="float">
            <text:p>-2.760475</text:p>
          </table:table-cell>
          <table:table-cell office:value-type="float" office:value="-0.4018284" calcext:value-type="float">
            <text:p>-0.4018284</text:p>
          </table:table-cell>
          <table:table-cell office:value-type="float" office:value="-0.0558053" calcext:value-type="float">
            <text:p>-0.0558053</text:p>
          </table:table-cell>
          <table:table-cell office:value-type="float" office:value="-0.04770147" calcext:value-type="float">
            <text:p>-0.04770147</text:p>
          </table:table-cell>
          <table:table-cell office:value-type="float" office:value="-0.04073608" calcext:value-type="float">
            <text:p>-0.04073608</text:p>
          </table:table-cell>
          <table:table-cell office:value-type="float" office:value="-0.03764175" calcext:value-type="float">
            <text:p>-0.03764175</text:p>
          </table:table-cell>
          <table:table-cell office:value-type="float" office:value="-0.03651424" calcext:value-type="float">
            <text:p>-0.03651424</text:p>
          </table:table-cell>
          <table:table-cell office:value-type="float" office:value="-0.04729611" calcext:value-type="float">
            <text:p>-0.04729611</text:p>
          </table:table-cell>
          <table:table-cell office:value-type="float" office:value="-0.0266233" calcext:value-type="float">
            <text:p>-0.0266233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5.40835" calcext:value-type="float">
            <text:p>-15.40835</text:p>
          </table:table-cell>
          <table:table-cell office:value-type="float" office:value="0.02177763" calcext:value-type="float">
            <text:p>0.0217776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4007" calcext:value-type="float">
            <text:p>-2.38400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7" calcext:value-type="float">
            <text:p>29122007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85.0521" calcext:value-type="float">
            <text:p>485.0521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8.145" calcext:value-type="float">
            <text:p>1048.145</text:p>
          </table:table-cell>
          <table:table-cell office:value-type="float" office:value="108.2047" calcext:value-type="float">
            <text:p>108.2047</text:p>
          </table:table-cell>
          <table:table-cell office:value-type="float" office:value="5.00294" calcext:value-type="float">
            <text:p>5.00294</text:p>
          </table:table-cell>
          <table:table-cell office:value-type="float" office:value="0.146023" calcext:value-type="float">
            <text:p>0.146023</text:p>
          </table:table-cell>
          <table:table-cell office:value-type="float" office:value="0.164605" calcext:value-type="float">
            <text:p>0.164605</text:p>
          </table:table-cell>
          <table:table-cell office:value-type="float" office:value="0.1873123" calcext:value-type="float">
            <text:p>0.1873123</text:p>
          </table:table-cell>
          <table:table-cell office:value-type="float" office:value="0.2800697" calcext:value-type="float">
            <text:p>0.2800697</text:p>
          </table:table-cell>
          <table:table-cell office:value-type="float" office:value="0.2871095" calcext:value-type="float">
            <text:p>0.2871095</text:p>
          </table:table-cell>
          <table:table-cell office:value-type="float" office:value="0.2616832" calcext:value-type="float">
            <text:p>0.2616832</text:p>
          </table:table-cell>
          <table:table-cell office:value-type="float" office:value="0.2617347" calcext:value-type="float">
            <text:p>0.2617347</text:p>
          </table:table-cell>
          <table:table-cell office:value-type="float" office:value="0.3524645" calcext:value-type="float">
            <text:p>0.3524645</text:p>
          </table:table-cell>
          <table:table-cell office:value-type="float" office:value="0.3336586" calcext:value-type="float">
            <text:p>0.3336586</text:p>
          </table:table-cell>
          <table:table-cell office:value-type="float" office:value="0.3565238" calcext:value-type="float">
            <text:p>0.3565238</text:p>
          </table:table-cell>
          <table:table-cell office:value-type="float" office:value="0.3759208" calcext:value-type="float">
            <text:p>0.3759208</text:p>
          </table:table-cell>
          <table:table-cell office:value-type="float" office:value="0.3916276" calcext:value-type="float">
            <text:p>0.3916276</text:p>
          </table:table-cell>
          <table:table-cell office:value-type="float" office:value="0.4623648" calcext:value-type="float">
            <text:p>0.4623648</text:p>
          </table:table-cell>
          <table:table-cell office:value-type="float" office:value="0" calcext:value-type="float">
            <text:p>0</text:p>
          </table:table-cell>
          <table:table-cell office:value-type="float" office:value="0.02809645" calcext:value-type="float">
            <text:p>0.02809645</text:p>
          </table:table-cell>
          <table:table-cell office:value-type="float" office:value="0.1192967" calcext:value-type="float">
            <text:p>0.1192967</text:p>
          </table:table-cell>
          <table:table-cell office:value-type="float" office:value="0.1191023" calcext:value-type="float">
            <text:p>0.1191023</text:p>
          </table:table-cell>
          <table:table-cell office:value-type="float" office:value="0.003401419" calcext:value-type="float">
            <text:p>0.003401419</text:p>
          </table:table-cell>
          <table:table-cell office:value-type="float" office:value="1.019906E-015" calcext:value-type="float">
            <text:p>1.019906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3E-016" calcext:value-type="float">
            <text:p>9.679293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3E-034" calcext:value-type="float">
            <text:p>3.1966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012506" calcext:value-type="float">
            <text:p>-9.012506</text:p>
          </table:table-cell>
          <table:table-cell office:value-type="float" office:value="-3.510657" calcext:value-type="float">
            <text:p>-3.510657</text:p>
          </table:table-cell>
          <table:table-cell office:value-type="float" office:value="-1.302122" calcext:value-type="float">
            <text:p>-1.302122</text:p>
          </table:table-cell>
          <table:table-cell office:value-type="float" office:value="-0.05955059" calcext:value-type="float">
            <text:p>-0.05955059</text:p>
          </table:table-cell>
          <table:table-cell office:value-type="float" office:value="-0.04932521" calcext:value-type="float">
            <text:p>-0.04932521</text:p>
          </table:table-cell>
          <table:table-cell office:value-type="float" office:value="-0.04172044" calcext:value-type="float">
            <text:p>-0.04172044</text:p>
          </table:table-cell>
          <table:table-cell office:value-type="float" office:value="-0.03832812" calcext:value-type="float">
            <text:p>-0.03832812</text:p>
          </table:table-cell>
          <table:table-cell office:value-type="float" office:value="-0.03691054" calcext:value-type="float">
            <text:p>-0.03691054</text:p>
          </table:table-cell>
          <table:table-cell office:value-type="float" office:value="-0.04634798" calcext:value-type="float">
            <text:p>-0.04634798</text:p>
          </table:table-cell>
          <table:table-cell office:value-type="float" office:value="-0.02652532" calcext:value-type="float">
            <text:p>-0.02652532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5.09057" calcext:value-type="float">
            <text:p>-15.09057</text:p>
          </table:table-cell>
          <table:table-cell office:value-type="float" office:value="0.02191743" calcext:value-type="float">
            <text:p>0.0219174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824" calcext:value-type="float">
            <text:p>-2.3882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7" calcext:value-type="float">
            <text:p>30122007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85.1387" calcext:value-type="float">
            <text:p>485.1387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8.058" calcext:value-type="float">
            <text:p>1048.058</text:p>
          </table:table-cell>
          <table:table-cell office:value-type="float" office:value="108.2047" calcext:value-type="float">
            <text:p>108.2047</text:p>
          </table:table-cell>
          <table:table-cell office:value-type="float" office:value="4.895009" calcext:value-type="float">
            <text:p>4.895009</text:p>
          </table:table-cell>
          <table:table-cell office:value-type="float" office:value="0.1438266" calcext:value-type="float">
            <text:p>0.1438266</text:p>
          </table:table-cell>
          <table:table-cell office:value-type="float" office:value="0.158457" calcext:value-type="float">
            <text:p>0.158457</text:p>
          </table:table-cell>
          <table:table-cell office:value-type="float" office:value="0.1746725" calcext:value-type="float">
            <text:p>0.1746725</text:p>
          </table:table-cell>
          <table:table-cell office:value-type="float" office:value="0.2564684" calcext:value-type="float">
            <text:p>0.2564684</text:p>
          </table:table-cell>
          <table:table-cell office:value-type="float" office:value="0.2823704" calcext:value-type="float">
            <text:p>0.2823704</text:p>
          </table:table-cell>
          <table:table-cell office:value-type="float" office:value="0.2604448" calcext:value-type="float">
            <text:p>0.2604448</text:p>
          </table:table-cell>
          <table:table-cell office:value-type="float" office:value="0.2610301" calcext:value-type="float">
            <text:p>0.2610301</text:p>
          </table:table-cell>
          <table:table-cell office:value-type="float" office:value="0.3519739" calcext:value-type="float">
            <text:p>0.3519739</text:p>
          </table:table-cell>
          <table:table-cell office:value-type="float" office:value="0.33443" calcext:value-type="float">
            <text:p>0.33443</text:p>
          </table:table-cell>
          <table:table-cell office:value-type="float" office:value="0.3565692" calcext:value-type="float">
            <text:p>0.3565692</text:p>
          </table:table-cell>
          <table:table-cell office:value-type="float" office:value="0.3759474" calcext:value-type="float">
            <text:p>0.3759474</text:p>
          </table:table-cell>
          <table:table-cell office:value-type="float" office:value="0.3915366" calcext:value-type="float">
            <text:p>0.3915366</text:p>
          </table:table-cell>
          <table:table-cell office:value-type="float" office:value="0.4623567" calcext:value-type="float">
            <text:p>0.4623567</text:p>
          </table:table-cell>
          <table:table-cell office:value-type="float" office:value="0" calcext:value-type="float">
            <text:p>0</text:p>
          </table:table-cell>
          <table:table-cell office:value-type="float" office:value="0.01895694" calcext:value-type="float">
            <text:p>0.01895694</text:p>
          </table:table-cell>
          <table:table-cell office:value-type="float" office:value="0.1254087" calcext:value-type="float">
            <text:p>0.1254087</text:p>
          </table:table-cell>
          <table:table-cell office:value-type="float" office:value="0.1344684" calcext:value-type="float">
            <text:p>0.1344684</text:p>
          </table:table-cell>
          <table:table-cell office:value-type="float" office:value="0.03340804" calcext:value-type="float">
            <text:p>0.03340804</text:p>
          </table:table-cell>
          <table:table-cell office:value-type="float" office:value="1.019906E-015" calcext:value-type="float">
            <text:p>1.019906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4E-016" calcext:value-type="float">
            <text:p>9.679294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6E-024" calcext:value-type="float">
            <text:p>1.23476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03311" calcext:value-type="float">
            <text:p>-10.03311</text:p>
          </table:table-cell>
          <table:table-cell office:value-type="float" office:value="-4.738241" calcext:value-type="float">
            <text:p>-4.738241</text:p>
          </table:table-cell>
          <table:table-cell office:value-type="float" office:value="-2.23993" calcext:value-type="float">
            <text:p>-2.23993</text:p>
          </table:table-cell>
          <table:table-cell office:value-type="float" office:value="-0.1164945" calcext:value-type="float">
            <text:p>-0.1164945</text:p>
          </table:table-cell>
          <table:table-cell office:value-type="float" office:value="-0.05604371" calcext:value-type="float">
            <text:p>-0.05604371</text:p>
          </table:table-cell>
          <table:table-cell office:value-type="float" office:value="-0.04325626" calcext:value-type="float">
            <text:p>-0.04325626</text:p>
          </table:table-cell>
          <table:table-cell office:value-type="float" office:value="-0.0390703" calcext:value-type="float">
            <text:p>-0.0390703</text:p>
          </table:table-cell>
          <table:table-cell office:value-type="float" office:value="-0.03736331" calcext:value-type="float">
            <text:p>-0.03736331</text:p>
          </table:table-cell>
          <table:table-cell office:value-type="float" office:value="-0.04535959" calcext:value-type="float">
            <text:p>-0.04535959</text:p>
          </table:table-cell>
          <table:table-cell office:value-type="float" office:value="-0.02646724" calcext:value-type="float">
            <text:p>-0.02646724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5.94712" calcext:value-type="float">
            <text:p>-15.94712</text:p>
          </table:table-cell>
          <table:table-cell office:value-type="float" office:value="0.02211098" calcext:value-type="float">
            <text:p>0.02211098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92526" calcext:value-type="float">
            <text:p>-2.39252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7" calcext:value-type="float">
            <text:p>31122007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85.4204" calcext:value-type="float">
            <text:p>485.4204</text:p>
          </table:table-cell>
          <table:table-cell office:value-type="float" office:value="31.10863" calcext:value-type="float">
            <text:p>31.10863</text:p>
          </table:table-cell>
          <table:table-cell office:value-type="float" office:value="1047.769" calcext:value-type="float">
            <text:p>1047.769</text:p>
          </table:table-cell>
          <table:table-cell office:value-type="float" office:value="108.2124" calcext:value-type="float">
            <text:p>108.2124</text:p>
          </table:table-cell>
          <table:table-cell office:value-type="float" office:value="4.612975" calcext:value-type="float">
            <text:p>4.612975</text:p>
          </table:table-cell>
          <table:table-cell office:value-type="float" office:value="0.1414904" calcext:value-type="float">
            <text:p>0.1414904</text:p>
          </table:table-cell>
          <table:table-cell office:value-type="float" office:value="0.1573327" calcext:value-type="float">
            <text:p>0.1573327</text:p>
          </table:table-cell>
          <table:table-cell office:value-type="float" office:value="0.1737141" calcext:value-type="float">
            <text:p>0.1737141</text:p>
          </table:table-cell>
          <table:table-cell office:value-type="float" office:value="0.220277" calcext:value-type="float">
            <text:p>0.220277</text:p>
          </table:table-cell>
          <table:table-cell office:value-type="float" office:value="0.2812696" calcext:value-type="float">
            <text:p>0.2812696</text:p>
          </table:table-cell>
          <table:table-cell office:value-type="float" office:value="0.2589768" calcext:value-type="float">
            <text:p>0.2589768</text:p>
          </table:table-cell>
          <table:table-cell office:value-type="float" office:value="0.2602091" calcext:value-type="float">
            <text:p>0.2602091</text:p>
          </table:table-cell>
          <table:table-cell office:value-type="float" office:value="0.3514714" calcext:value-type="float">
            <text:p>0.3514714</text:p>
          </table:table-cell>
          <table:table-cell office:value-type="float" office:value="0.3351831" calcext:value-type="float">
            <text:p>0.3351831</text:p>
          </table:table-cell>
          <table:table-cell office:value-type="float" office:value="0.356611" calcext:value-type="float">
            <text:p>0.356611</text:p>
          </table:table-cell>
          <table:table-cell office:value-type="float" office:value="0.3759671" calcext:value-type="float">
            <text:p>0.3759671</text:p>
          </table:table-cell>
          <table:table-cell office:value-type="float" office:value="0.3914358" calcext:value-type="float">
            <text:p>0.3914358</text:p>
          </table:table-cell>
          <table:table-cell office:value-type="float" office:value="0.4623006" calcext:value-type="float">
            <text:p>0.4623006</text:p>
          </table:table-cell>
          <table:table-cell office:value-type="float" office:value="0" calcext:value-type="float">
            <text:p>0</text:p>
          </table:table-cell>
          <table:table-cell office:value-type="float" office:value="0.01998035" calcext:value-type="float">
            <text:p>0.01998035</text:p>
          </table:table-cell>
          <table:table-cell office:value-type="float" office:value="0.1257077" calcext:value-type="float">
            <text:p>0.1257077</text:p>
          </table:table-cell>
          <table:table-cell office:value-type="float" office:value="0.1370063" calcext:value-type="float">
            <text:p>0.1370063</text:p>
          </table:table-cell>
          <table:table-cell office:value-type="float" office:value="0.07600171" calcext:value-type="float">
            <text:p>0.07600171</text:p>
          </table:table-cell>
          <table:table-cell office:value-type="float" office:value="1.019906E-015" calcext:value-type="float">
            <text:p>1.019906E-15</text:p>
          </table:table-cell>
          <table:table-cell office:value-type="float" office:value="1.93896E-015" calcext:value-type="float">
            <text:p>1.93896E-15</text:p>
          </table:table-cell>
          <table:table-cell office:value-type="float" office:value="1.832726E-015" calcext:value-type="float">
            <text:p>1.832726E-15</text:p>
          </table:table-cell>
          <table:table-cell office:value-type="float" office:value="9.679295E-016" calcext:value-type="float">
            <text:p>9.679295E-16</text:p>
          </table:table-cell>
          <table:table-cell office:value-type="float" office:value="5.053528E-020" calcext:value-type="float">
            <text:p>5.053528E-20</text:p>
          </table:table-cell>
          <table:table-cell office:value-type="float" office:value="1.234759E-024" calcext:value-type="float">
            <text:p>1.234759E-24</text:p>
          </table:table-cell>
          <table:table-cell office:value-type="float" office:value="2.846358E-029" calcext:value-type="float">
            <text:p>2.846358E-29</text:p>
          </table:table-cell>
          <table:table-cell office:value-type="float" office:value="3.196631E-034" calcext:value-type="float">
            <text:p>3.196631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6654" calcext:value-type="float">
            <text:p>-11.36654</text:p>
          </table:table-cell>
          <table:table-cell office:value-type="float" office:value="-4.971927" calcext:value-type="float">
            <text:p>-4.971927</text:p>
          </table:table-cell>
          <table:table-cell office:value-type="float" office:value="-2.328324" calcext:value-type="float">
            <text:p>-2.328324</text:p>
          </table:table-cell>
          <table:table-cell office:value-type="float" office:value="-0.375149" calcext:value-type="float">
            <text:p>-0.375149</text:p>
          </table:table-cell>
          <table:table-cell office:value-type="float" office:value="-0.05783662" calcext:value-type="float">
            <text:p>-0.05783662</text:p>
          </table:table-cell>
          <table:table-cell office:value-type="float" office:value="-0.04517282" calcext:value-type="float">
            <text:p>-0.04517282</text:p>
          </table:table-cell>
          <table:table-cell office:value-type="float" office:value="-0.03995583" calcext:value-type="float">
            <text:p>-0.03995583</text:p>
          </table:table-cell>
          <table:table-cell office:value-type="float" office:value="-0.03783448" calcext:value-type="float">
            <text:p>-0.03783448</text:p>
          </table:table-cell>
          <table:table-cell office:value-type="float" office:value="-0.04441494" calcext:value-type="float">
            <text:p>-0.04441494</text:p>
          </table:table-cell>
          <table:table-cell office:value-type="float" office:value="-0.02641413" calcext:value-type="float">
            <text:p>-0.02641413</text:p>
          </table:table-cell>
          <table:table-cell office:value-type="float" office:value="0" calcext:value-type="float">
            <text:p>0</text:p>
          </table:table-cell>
          <table:table-cell office:value-type="float" office:value="0.0808746" calcext:value-type="float">
            <text:p>0.0808746</text:p>
          </table:table-cell>
          <table:table-cell office:value-type="float" office:value="-19.1484" calcext:value-type="float">
            <text:p>-19.1484</text:p>
          </table:table-cell>
          <table:table-cell office:value-type="float" office:value="0.02229256" calcext:value-type="float">
            <text:p>0.02229256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96152" calcext:value-type="float">
            <text:p>-2.396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8:00:29.428343205</dc:date>
    <meta:editing-duration>PT5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